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5.01pt"/>
    </style:style>
    <style:style style:name="co2" style:family="table-column">
      <style:table-column-properties fo:break-before="auto" style:column-width="140.29pt"/>
    </style:style>
    <style:style style:name="co3" style:family="table-column">
      <style:table-column-properties fo:break-before="auto" style:column-width="103.29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63.81pt"/>
    </style:style>
    <style:style style:name="co6" style:family="table-column">
      <style:table-column-properties fo:break-before="auto" style:column-width="108.4pt"/>
    </style:style>
    <style:style style:name="co7" style:family="table-column">
      <style:table-column-properties fo:break-before="auto" style:column-width="107.15pt"/>
    </style:style>
    <style:style style:name="co8" style:family="table-column">
      <style:table-column-properties fo:break-before="auto" style:column-width="93.09pt"/>
    </style:style>
    <style:style style:name="co9" style:family="table-column">
      <style:table-column-properties fo:break-before="auto" style:column-width="80.31pt"/>
    </style:style>
    <style:style style:name="co10" style:family="table-column">
      <style:table-column-properties fo:break-before="auto" style:column-width="127.56pt"/>
    </style:style>
    <style:style style:name="co11" style:family="table-column">
      <style:table-column-properties fo:break-before="auto" style:column-width="130.11pt"/>
    </style:style>
    <style:style style:name="co12" style:family="table-column">
      <style:table-column-properties fo:break-before="auto" style:column-width="104.54pt"/>
    </style:style>
    <style:style style:name="co13" style:family="table-column">
      <style:table-column-properties fo:break-before="auto" style:column-width="116.05pt"/>
    </style:style>
    <style:style style:name="co14" style:family="table-column">
      <style:table-column-properties fo:break-before="auto" style:column-width="94.39pt"/>
    </style:style>
    <style:style style:name="co15" style:family="table-column">
      <style:table-column-properties fo:break-before="auto" style:column-width="151.8pt"/>
    </style:style>
    <style:style style:name="co16" style:family="table-column">
      <style:table-column-properties fo:break-before="auto" style:column-width="84.19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22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ro4" style:family="table-row">
      <style:table-row-properties style:row-height="20.01pt" fo:break-before="auto" style:use-optimal-row-height="false"/>
    </style:style>
    <style:style style:name="ro5" style:family="table-row">
      <style:table-row-properties style:row-height="29pt" fo:break-before="auto" style:use-optimal-row-height="false"/>
    </style:style>
    <style:style style:name="ro6" style:family="table-row">
      <style:table-row-properties style:row-height="46.01pt" fo:break-before="auto" style:use-optimal-row-height="false"/>
    </style:style>
    <style:style style:name="ro7" style:family="table-row">
      <style:table-row-properties style:row-height="15.99pt" fo:break-before="auto" style:use-optimal-row-height="true"/>
    </style:style>
    <style:style style:name="ro8" style:family="table-row">
      <style:table-row-properties style:row-height="18.99pt" fo:break-before="auto" style:use-optimal-row-height="false"/>
    </style:style>
    <style:style style:name="ro9" style:family="table-row">
      <style:table-row-properties style:row-height="33pt" fo:break-before="auto" style:use-optimal-row-height="false"/>
    </style:style>
    <style:style style:name="ro10" style:family="table-row">
      <style:table-row-properties style:row-height="22.99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PageStyle_5f_Mature_20_Report">
      <style:table-properties table:display="true" style:writing-mode="lr-tb"/>
    </style:style>
    <style:style style:name="ta2" style:family="table" style:master-page-name="PageStyle_5f_Young_20_Report">
      <style:table-properties table:display="true" style:writing-mode="lr-tb"/>
    </style:style>
    <style:style style:name="ta3" style:family="table" style:master-page-name="PageStyle_5f_Mature_20_Graph">
      <style:table-properties table:display="true" style:writing-mode="lr-tb"/>
    </style:style>
    <style:style style:name="ta4" style:family="table" style:master-page-name="PageStyle_5f_Mature_20_Data">
      <style:table-properties table:display="true" style:writing-mode="lr-tb"/>
    </style:style>
    <style:style style:name="ta5" style:family="table" style:master-page-name="PageStyle_5f_Young_20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is-true-formula(NOT([.$A8]=&quot;&quot;))" style:apply-style-name="ConditionalStyle_5f_4" style:base-cell-address="'Mature Report'.A8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3,100)" style:apply-style-name="ConditionalStyle_5f_1" style:base-cell-address="'Mature Report'.E8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3,100)" style:apply-style-name="ConditionalStyle_5f_1" style:base-cell-address="'Mature Report'.E8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3,100)" style:apply-style-name="ConditionalStyle_5f_1" style:base-cell-address="'Mature Report'.E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3,100)" style:apply-style-name="ConditionalStyle_5f_1" style:base-cell-address="'Mature Report'.E8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0,200)" style:apply-style-name="ConditionalStyle_5f_2" style:base-cell-address="'Mature Report'.J8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0,200)" style:apply-style-name="ConditionalStyle_5f_2" style:base-cell-address="'Mature Report'.J8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0,200)" style:apply-style-name="ConditionalStyle_5f_2" style:base-cell-address="'Mature Report'.J8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10,200)" style:apply-style-name="ConditionalStyle_5f_2" style:base-cell-address="'Mature Report'.J8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0,200)" style:apply-style-name="ConditionalStyle_5f_1" style:base-cell-address="'Mature Report'.K8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0,200)" style:apply-style-name="ConditionalStyle_5f_1" style:base-cell-address="'Mature Report'.K8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0,200)" style:apply-style-name="ConditionalStyle_5f_1" style:base-cell-address="'Mature Report'.K8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10,200)" style:apply-style-name="ConditionalStyle_5f_1" style:base-cell-address="'Mature Report'.K8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20,200)" style:apply-style-name="ConditionalStyle_5f_2" style:base-cell-address="'Mature Report'.P8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20,200)" style:apply-style-name="ConditionalStyle_5f_2" style:base-cell-address="'Mature Report'.P8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20,200)" style:apply-style-name="ConditionalStyle_5f_2" style:base-cell-address="'Mature Report'.P8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20,200)" style:apply-style-name="ConditionalStyle_5f_2" style:base-cell-address="'Mature Report'.P8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0.5,1.01)" style:apply-style-name="ConditionalStyle_5f_3" style:base-cell-address="'Mature Report'.AB8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0.5,1.01)" style:apply-style-name="ConditionalStyle_5f_3" style:base-cell-address="'Mature Report'.AB8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0.5,1.01)" style:apply-style-name="ConditionalStyle_5f_3" style:base-cell-address="'Mature Report'.AB8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0.5,1.01)" style:apply-style-name="ConditionalStyle_5f_3" style:base-cell-address="'Mature Report'.AB8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0.5,1.01)" style:apply-style-name="ConditionalStyle_5f_3" style:base-cell-address="'Mature Report'.AB8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is-true-formula(NOT([.$A8]=&quot;&quot;))" style:apply-style-name="ConditionalStyle_5f_4" style:base-cell-address="'Young Report'.A8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[.$A8]=&quot;&quot;))" style:apply-style-name="ConditionalStyle_5f_4" style:base-cell-address="'Young Report'.A8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[.$A8]=&quot;&quot;))" style:apply-style-name="ConditionalStyle_5f_4" style:base-cell-address="'Young Report'.A8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3,100)" style:apply-style-name="ConditionalStyle_5f_1" style:base-cell-address="'Young Report'.E8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3,100)" style:apply-style-name="ConditionalStyle_5f_1" style:base-cell-address="'Young Report'.E8"/>
    </style:style>
    <style:style style:name="ce55" style:family="table-cell" style:parent-style-name="Default">
      <style:map style:condition="cell-content-is-between(3,100)" style:apply-style-name="ConditionalStyle_5f_1" style:base-cell-address="'Young Report'.E8"/>
    </style:style>
    <style:style style:name="ce56" style:family="table-cell" style:parent-style-name="Default">
      <style:map style:condition="is-true-formula(NOT([.$A8]=&quot;&quot;))" style:apply-style-name="ConditionalStyle_5f_4" style:base-cell-address="'Young Report'.A8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0,200)" style:apply-style-name="ConditionalStyle_5f_2" style:base-cell-address="'Young Report'.J8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10,200)" style:apply-style-name="ConditionalStyle_5f_2" style:base-cell-address="'Young Report'.J8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10,200)" style:apply-style-name="ConditionalStyle_5f_2" style:base-cell-address="'Young Report'.J8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0,100)" style:apply-style-name="ConditionalStyle_5f_1" style:base-cell-address="'Young Report'.K8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10,100)" style:apply-style-name="ConditionalStyle_5f_1" style:base-cell-address="'Young Report'.K8"/>
    </style:style>
    <style:style style:name="ce65" style:family="table-cell" style:parent-style-name="Default">
      <style:map style:condition="cell-content-is-between(10,100)" style:apply-style-name="ConditionalStyle_5f_1" style:base-cell-address="'Young Report'.K8"/>
    </style:style>
    <style:style style:name="ce66" style:family="table-cell" style:parent-style-name="Default">
      <style:map style:condition="cell-content-is-between(10,100)" style:apply-style-name="ConditionalStyle_5f_1" style:base-cell-address="'Young Report'.K8"/>
    </style:style>
    <style:style style:name="ce67" style:family="table-cell" style:parent-style-name="Default">
      <style:map style:condition="cell-content-is-between(3,100)" style:apply-style-name="ConditionalStyle_5f_1" style:base-cell-address="'Young Report'.K235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20,200)" style:apply-style-name="ConditionalStyle_5f_2" style:base-cell-address="'Young Report'.P8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20,200)" style:apply-style-name="ConditionalStyle_5f_2" style:base-cell-address="'Young Report'.P8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20,200)" style:apply-style-name="ConditionalStyle_5f_2" style:base-cell-address="'Young Report'.P8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20,200)" style:apply-style-name="ConditionalStyle_5f_2" style:base-cell-address="'Young Report'.P8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5,100)" style:apply-style-name="ConditionalStyle_5f_2" style:base-cell-address="'Young Report'.Q8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15,100)" style:apply-style-name="ConditionalStyle_5f_2" style:base-cell-address="'Young Report'.Q8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15,100)" style:apply-style-name="ConditionalStyle_5f_2" style:base-cell-address="'Young Report'.Q8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  <style:map style:condition="cell-content-is-between(11,100)" style:apply-style-name="ConditionalStyle_5f_2" style:base-cell-address="'Young Report'.R8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-is-between(11,100)" style:apply-style-name="ConditionalStyle_5f_2" style:base-cell-address="'Young Report'.R8"/>
    </style:style>
    <style:style style:name="ce80" style:family="table-cell" style:parent-style-name="Default">
      <style:map style:condition="cell-content-is-between(11,100)" style:apply-style-name="ConditionalStyle_5f_2" style:base-cell-address="'Young Report'.R8"/>
    </style:style>
    <style:style style:name="ce81" style:family="table-cell" style:parent-style-name="Default">
      <style:map style:condition="cell-content-is-between(11,100)" style:apply-style-name="ConditionalStyle_5f_2" style:base-cell-address="'Young Report'.R8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 style:data-style-name="N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5" style:family="table-cell" style:parent-style-name="Normal_20_2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Normal_20_2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7" style:family="table-cell" style:parent-style-name="Normal_20_2" style:data-style-name="N10125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 style:data-style-name="N10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ure Rep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ce3"/>
        <table:table-column table:style-name="co6" table:default-cell-style-name="ce3"/>
        <table:table-column table:style-name="co5" table:number-columns-repeated="5" table:default-cell-style-name="ce3"/>
        <table:table-column table:style-name="co6" table:default-cell-style-name="ce3"/>
        <table:table-column table:style-name="co5" table:number-columns-repeated="5" table:default-cell-style-name="ce3"/>
        <table:table-column table:style-name="co7" table:default-cell-style-name="ce3"/>
        <table:table-column table:style-name="co5" table:number-columns-repeated="5" table:default-cell-style-name="ce3"/>
        <table:table-column table:style-name="co8" table:default-cell-style-name="ce3"/>
        <table:table-column table:style-name="co9" table:number-columns-repeated="996" table:default-cell-style-name="Default"/>
        <table:table-header-rows>
          <table:table-row table:style-name="ro1">
            <table:table-cell table:style-name="ce1" office:value-type="string" calcext:value-type="string">
              <text:p>Psyllid Scouting Report</text:p>
            </table:table-cell>
            <table:table-cell table:style-name="ce4" table:number-columns-repeated="2"/>
            <table:table-cell table:style-name="ce11"/>
            <table:table-cell table:style-name="ce4" table:number-columns-repeated="17"/>
            <table:table-cell/>
            <table:table-cell table:style-name="ce37" table:number-columns-repeated="5"/>
            <table:table-cell table:style-name="ce40" office:value-type="string" calcext:value-type="string">
              <text:p>CYCLE:</text:p>
            </table:table-cell>
            <table:table-cell table:style-name="ce48" table:formula="of:=WEEKNUM([.B2];1)" office:value-type="float" office:value="52" calcext:value-type="float">
              <text:p>52</text:p>
            </table:table-cell>
            <table:table-cell table:style-name="ce37"/>
            <table:table-cell table:number-columns-repeated="994"/>
          </table:table-row>
          <table:table-row table:style-name="ro2">
            <table:table-cell table:style-name="ce2" office:value-type="string" calcext:value-type="string">
              <text:p>WE:</text:p>
            </table:table-cell>
            <table:table-cell table:style-name="ce10" table:number-columns-repeated="2"/>
            <table:table-cell table:style-name="ce12"/>
            <table:table-cell table:style-name="ce13" office:value-type="string" calcext:value-type="string">
              <text:p>Total number of mature blocks:</text:p>
            </table:table-cell>
            <table:table-cell table:style-name="ce13" table:number-columns-repeated="3"/>
            <table:table-cell/>
            <table:table-cell table:style-name="ce21" table:formula="of:=IF([$'Mature Data'.J2]=&quot;&quot;;&quot;&quot;;[$'Mature Data'.J2])" office:value-type="float" office:value="119" calcext:value-type="float">
              <text:p>119</text:p>
            </table:table-cell>
            <table:table-cell table:style-name="ce13"/>
            <table:table-cell table:style-name="ce13" office:value-type="string" calcext:value-type="string">
              <text:p>Blocks scouted:</text:p>
            </table:table-cell>
            <table:table-cell table:style-name="ce13" table:number-columns-repeated="2"/>
            <table:table-cell table:style-name="ce30" table:formula="of:=IF([$'Mature Data'.O2]=&quot;&quot;;&quot;&quot;;[$'Mature Data'.O2])" office:value-type="float" office:value="58" calcext:value-type="float">
              <text:p>58</text:p>
            </table:table-cell>
            <table:table-cell table:style-name="ce13"/>
            <table:table-cell table:number-columns-repeated="2"/>
            <table:table-cell table:style-name="ce35" office:value-type="string" calcext:value-type="string">
              <text:p>Total ACP:</text:p>
            </table:table-cell>
            <table:table-cell table:number-columns-repeated="2"/>
            <table:table-cell table:style-name="ce36" table:formula="of:=SUM([.J8:.J197])/COUNT(([.J8:.J197]))" office:value-type="float" office:value="7.79310344827586" calcext:value-type="float">
              <text:p>7.79</text:p>
            </table:table-cell>
            <table:table-cell table:number-columns-repeated="1002"/>
          </table:table-row>
          <table:table-row table:style-name="ro3">
            <table:table-cell table:number-columns-repeated="18"/>
            <table:table-cell table:style-name="ce35" office:value-type="string" calcext:value-type="string">
              <text:p>Total Eggs/Nymphs:</text:p>
            </table:table-cell>
            <table:table-cell table:number-columns-repeated="2"/>
            <table:table-cell table:style-name="ce36" table:formula="of:=SUM([.P8:.P197])/COUNT([.P8:.P197])" office:value-type="float" office:value="20.7241379310345" calcext:value-type="float">
              <text:p>20.72</text:p>
            </table:table-cell>
            <table:table-cell table:number-columns-repeated="1002"/>
          </table:table-row>
          <table:table-row table:style-name="ro2">
            <table:table-cell table:number-columns-repeated="16"/>
            <table:table-cell table:style-name="ce13"/>
            <table:table-cell/>
            <table:table-cell table:style-name="ce35" office:value-type="string" calcext:value-type="string">
              <text:p>Total Tapped:</text:p>
            </table:table-cell>
            <table:table-cell table:style-name="ce13" table:number-columns-repeated="2"/>
            <table:table-cell table:style-name="ce36" table:formula="of:=SUM([.V8:.V197])/COUNT([.V8:.V197])" office:value-type="float" office:value="0.241379310344828" calcext:value-type="float">
              <text:p>0.24</text:p>
            </table:table-cell>
            <table:table-cell table:style-name="ce38" table:number-columns-repeated="2"/>
            <table:table-cell table:style-name="ce38" office:value-type="string" calcext:value-type="string">
              <text:p><text:s text:c="2"/></text:p>
            </table:table-cell>
            <table:table-cell table:style-name="ce37"/>
            <table:table-cell table:style-name="ce39" table:number-columns-repeated="4"/>
            <table:table-cell table:number-columns-repeated="994"/>
          </table:table-row>
          <table:table-row table:style-name="ro4">
            <table:table-cell table:style-name="ce4" office:value-type="string" calcext:value-type="string">
              <text:p>MATURE TREES</text:p>
            </table:table-cell>
            <table:table-cell table:style-name="ce4" table:number-columns-repeated="2"/>
            <table:table-cell table:style-name="ce11"/>
            <table:table-cell table:style-name="ce4" table:number-columns-repeated="4"/>
            <table:table-cell table:style-name="ce20" table:number-columns-repeated="14"/>
            <table:table-cell table:style-name="ce37" table:number-columns-repeated="8"/>
            <table:table-cell table:number-columns-repeated="994"/>
          </table:table-row>
          <table:table-row table:style-name="ro5">
            <table:table-cell table:style-name="ce5" table:number-columns-repeated="3"/>
            <table:table-cell/>
            <table:table-cell table:style-name="ce14"/>
            <table:table-cell table:style-name="ce19"/>
            <table:table-cell table:style-name="ce19" office:value-type="string" calcext:value-type="string">
              <text:p>Visual Adult ACP (per 100 trees)</text:p>
            </table:table-cell>
            <table:table-cell table:style-name="ce19" table:number-columns-repeated="3"/>
            <table:table-cell table:style-name="ce14"/>
            <table:table-cell table:style-name="ce19"/>
            <table:table-cell table:style-name="ce19" office:value-type="string" calcext:value-type="string">
              <text:p>Trees with Eggs or Nymphs (per 100 trees)</text:p>
            </table:table-cell>
            <table:table-cell table:style-name="ce19" table:number-columns-repeated="3"/>
            <table:table-cell table:style-name="ce14"/>
            <table:table-cell table:style-name="ce19"/>
            <table:table-cell table:style-name="ce19" office:value-type="string" calcext:value-type="string">
              <text:p>Adult ACP Tapped (per 100 trees)</text:p>
            </table:table-cell>
            <table:table-cell table:style-name="ce19" table:number-columns-repeated="3"/>
            <table:table-cell table:style-name="ce14"/>
            <table:table-cell table:style-name="ce19"/>
            <table:table-cell table:style-name="ce19" office:value-type="string" calcext:value-type="string">
              <text:p>% Avg Flush/20 trees</text:p>
            </table:table-cell>
            <table:table-cell table:style-name="ce19" table:number-columns-repeated="2"/>
            <table:table-cell table:style-name="ce41" table:number-columns-repeated="2"/>
            <table:table-cell table:number-columns-repeated="995"/>
          </table:table-row>
          <table:table-row table:style-name="ro6">
            <table:table-cell table:style-name="ce6" office:value-type="string" calcext:value-type="string">
              <text:p>Block</text:p>
            </table:table-cell>
            <table:table-cell table:style-name="ce6" office:value-type="string" calcext:value-type="string">
              <text:p>Variety</text:p>
            </table:table-cell>
            <table:table-cell table:style-name="ce6" office:value-type="string" calcext:value-type="string">
              <text:p>Spray Date</text:p>
            </table:table-cell>
            <table:table-cell table:style-name="ce6" office:value-type="string" calcext:value-type="string">
              <text:p>Scout Date</text:p>
            </table:table-cell>
            <table:table-cell table:style-name="ce6" office:value-type="string" calcext:value-type="string">
              <text:p>SE</text:p>
            </table:table-cell>
            <table:table-cell table:style-name="ce6" office:value-type="string" calcext:value-type="string">
              <text:p>NE</text:p>
            </table:table-cell>
            <table:table-cell table:style-name="ce6" office:value-type="string" calcext:value-type="string">
              <text:p>Ctr</text:p>
            </table:table-cell>
            <table:table-cell table:style-name="ce6" office:value-type="string" calcext:value-type="string">
              <text:p>SW</text:p>
            </table:table-cell>
            <table:table-cell table:style-name="ce6" office:value-type="string" calcext:value-type="string">
              <text:p>NW</text:p>
            </table:table-cell>
            <table:table-cell table:style-name="ce6" office:value-type="string" calcext:value-type="string">
              <text:p>Total</text:p>
            </table:table-cell>
            <table:table-cell table:style-name="ce6" office:value-type="string" calcext:value-type="string">
              <text:p>SE</text:p>
            </table:table-cell>
            <table:table-cell table:style-name="ce6" office:value-type="string" calcext:value-type="string">
              <text:p>NE</text:p>
            </table:table-cell>
            <table:table-cell table:style-name="ce6" office:value-type="string" calcext:value-type="string">
              <text:p>Ctr</text:p>
            </table:table-cell>
            <table:table-cell table:style-name="ce6" office:value-type="string" calcext:value-type="string">
              <text:p>SW</text:p>
            </table:table-cell>
            <table:table-cell table:style-name="ce6" office:value-type="string" calcext:value-type="string">
              <text:p>NW</text:p>
            </table:table-cell>
            <table:table-cell table:style-name="ce6" office:value-type="string" calcext:value-type="string">
              <text:p>Total</text:p>
            </table:table-cell>
            <table:table-cell table:style-name="ce6" office:value-type="string" calcext:value-type="string">
              <text:p>SE</text:p>
            </table:table-cell>
            <table:table-cell table:style-name="ce6" office:value-type="string" calcext:value-type="string">
              <text:p>NE</text:p>
            </table:table-cell>
            <table:table-cell table:style-name="ce6" office:value-type="string" calcext:value-type="string">
              <text:p>Ctr</text:p>
            </table:table-cell>
            <table:table-cell table:style-name="ce6" office:value-type="string" calcext:value-type="string">
              <text:p>SW</text:p>
            </table:table-cell>
            <table:table-cell table:style-name="ce6" office:value-type="string" calcext:value-type="string">
              <text:p>NW</text:p>
            </table:table-cell>
            <table:table-cell table:style-name="ce6" office:value-type="string" calcext:value-type="string">
              <text:p>Total</text:p>
            </table:table-cell>
            <table:table-cell table:style-name="ce6" office:value-type="string" calcext:value-type="string">
              <text:p>SE</text:p>
            </table:table-cell>
            <table:table-cell table:style-name="ce6" office:value-type="string" calcext:value-type="string">
              <text:p>NE</text:p>
            </table:table-cell>
            <table:table-cell table:style-name="ce6" office:value-type="string" calcext:value-type="string">
              <text:p>Ctr</text:p>
            </table:table-cell>
            <table:table-cell table:style-name="ce6" office:value-type="string" calcext:value-type="string">
              <text:p>SW</text:p>
            </table:table-cell>
            <table:table-cell table:style-name="ce6" office:value-type="string" calcext:value-type="string">
              <text:p>NW</text:p>
            </table:table-cell>
            <table:table-cell table:style-name="ce42" office:value-type="string" calcext:value-type="string">
              <text:p>% Avg Flush/Tree</text:p>
            </table:table-cell>
            <table:table-cell table:style-name="ce6"/>
            <table:table-cell table:number-columns-repeated="995"/>
          </table:table-row>
        </table:table-header-rows>
        <table:table-row table:style-name="ro2">
          <table:table-cell table:style-name="ce7" table:formula="of:=IF([$'Mature Data'.A7]=&quot;&quot;;&quot;&quot;;[$'Mature Data'.A7])" office:value-type="string" office:string-value="101 B" calcext:value-type="string">
            <text:p>101 B</text:p>
          </table:table-cell>
          <table:table-cell table:style-name="ce7" table:formula="of:=IF([$'Mature Data'.B7]=&quot;&quot;;&quot;&quot;;[$'Mature Data'.B7])" office:value-type="string" office:string-value="Valencia" calcext:value-type="string">
            <text:p>Valencia</text:p>
          </table:table-cell>
          <table:table-cell table:style-name="ce7" table:formula="of:=IF([$'Mature Data'.C7]=&quot;&quot;;&quot;&quot;;[$'Mature Data'.C7])">
            <text:p/>
          </table:table-cell>
          <table:table-cell table:style-name="ce7" table:formula="of:=IF([$'Mature Data'.D7]=&quot;&quot;;&quot;&quot;;[$'Mature Data'.D7])" office:value-type="string" office:string-value="2017-04-07" calcext:value-type="string">
            <text:p>2017-04-07</text:p>
          </table:table-cell>
          <table:table-cell table:style-name="ce15" table:formula="of:=IF([$'Mature Data'.E7]=&quot;&quot;;&quot;&quot;;[$'Mature Data'.E7])" office:value-type="float" office:value="0" calcext:value-type="float">
            <text:p>0</text:p>
          </table:table-cell>
          <table:table-cell table:style-name="ce15" table:formula="of:=IF([$'Mature Data'.F7]=&quot;&quot;;&quot;&quot;;[$'Mature Data'.F7])" office:value-type="float" office:value="0" calcext:value-type="float">
            <text:p>0</text:p>
          </table:table-cell>
          <table:table-cell table:style-name="ce15" table:formula="of:=IF([$'Mature Data'.G7]=&quot;&quot;;&quot;&quot;;[$'Mature Data'.G7])" office:value-type="float" office:value="0" calcext:value-type="float">
            <text:p>0</text:p>
          </table:table-cell>
          <table:table-cell table:style-name="ce15" table:formula="of:=IF([$'Mature Data'.H7]=&quot;&quot;;&quot;&quot;;[$'Mature Data'.H7])" office:value-type="float" office:value="2" calcext:value-type="float">
            <text:p>2</text:p>
          </table:table-cell>
          <table:table-cell table:style-name="ce15" table:formula="of:=IF([$'Mature Data'.I7]=&quot;&quot;;&quot;&quot;;[$'Mature Data'.I7])" office:value-type="float" office:value="1" calcext:value-type="float">
            <text:p>1</text:p>
          </table:table-cell>
          <table:table-cell table:style-name="ce22" table:formula="of:=IF([.D8]=&quot;&quot;;&quot;&quot;;SUM([.E8:.I8]))" office:value-type="float" office:value="3" calcext:value-type="float">
            <text:p>3</text:p>
          </table:table-cell>
          <table:table-cell table:style-name="ce26" table:formula="of:=IF([$'Mature Data'.K7]=&quot;&quot;;&quot;&quot;;[$'Mature Data'.K7])" office:value-type="float" office:value="5" calcext:value-type="float">
            <text:p>5</text:p>
          </table:table-cell>
          <table:table-cell table:style-name="ce26" table:formula="of:=IF([$'Mature Data'.L7]=&quot;&quot;;&quot;&quot;;[$'Mature Data'.L7])" office:value-type="float" office:value="6" calcext:value-type="float">
            <text:p>6</text:p>
          </table:table-cell>
          <table:table-cell table:style-name="ce26" table:formula="of:=IF([$'Mature Data'.M7]=&quot;&quot;;&quot;&quot;;[$'Mature Data'.M7])" office:value-type="float" office:value="0" calcext:value-type="float">
            <text:p>0</text:p>
          </table:table-cell>
          <table:table-cell table:style-name="ce26" table:formula="of:=IF([$'Mature Data'.N7]=&quot;&quot;;&quot;&quot;;[$'Mature Data'.N7])" office:value-type="float" office:value="4" calcext:value-type="float">
            <text:p>4</text:p>
          </table:table-cell>
          <table:table-cell table:style-name="ce26" table:formula="of:=IF([$'Mature Data'.O7]=&quot;&quot;;&quot;&quot;;[$'Mature Data'.O7])" office:value-type="float" office:value="4" calcext:value-type="float">
            <text:p>4</text:p>
          </table:table-cell>
          <table:table-cell table:style-name="ce31" table:formula="of:=IF([.J8]=&quot;&quot;;&quot;&quot;;SUM([.K8:.O8]))" office:value-type="float" office:value="19" calcext:value-type="float">
            <text:p>19</text:p>
          </table:table-cell>
          <table:table-cell table:style-name="ce7" table:formula="of:=IF([$'Mature Data'.Q7]=&quot;&quot;;&quot;&quot;;[$'Mature Data'.Q7])" office:value-type="float" office:value="0" calcext:value-type="float">
            <text:p>0</text:p>
          </table:table-cell>
          <table:table-cell table:style-name="ce7" table:formula="of:=IF([$'Mature Data'.R7]=&quot;&quot;;&quot;&quot;;[$'Mature Data'.R7])" office:value-type="float" office:value="0" calcext:value-type="float">
            <text:p>0</text:p>
          </table:table-cell>
          <table:table-cell table:style-name="ce7" table:formula="of:=IF([$'Mature Data'.S7]=&quot;&quot;;&quot;&quot;;[$'Mature Data'.S7])" office:value-type="float" office:value="0" calcext:value-type="float">
            <text:p>0</text:p>
          </table:table-cell>
          <table:table-cell table:style-name="ce7" table:formula="of:=IF([$'Mature Data'.T7]=&quot;&quot;;&quot;&quot;;[$'Mature Data'.T7])" office:value-type="float" office:value="0" calcext:value-type="float">
            <text:p>0</text:p>
          </table:table-cell>
          <table:table-cell table:style-name="ce7" table:formula="of:=IF([$'Mature Data'.U7]=&quot;&quot;;&quot;&quot;;[$'Mature Data'.U7])" office:value-type="float" office:value="0" calcext:value-type="float">
            <text:p>0</text:p>
          </table:table-cell>
          <table:table-cell table:style-name="ce7" table:formula="of:=IF([.P8]=&quot;&quot;;&quot;&quot;;SUM([.Q8:.U8]))" office:value-type="float" office:value="0" calcext:value-type="float">
            <text:p>0</text:p>
          </table:table-cell>
          <table:table-cell table:style-name="ce7" table:formula="of:=IF([$'Mature Data'.W7]=&quot;&quot;;&quot;&quot;;[$'Mature Data'.W7])" office:value-type="float" office:value="10" calcext:value-type="float">
            <text:p>10</text:p>
          </table:table-cell>
          <table:table-cell table:style-name="ce7" table:formula="of:=IF([$'Mature Data'.X7]=&quot;&quot;;&quot;&quot;;[$'Mature Data'.X7])" office:value-type="float" office:value="12" calcext:value-type="float">
            <text:p>12</text:p>
          </table:table-cell>
          <table:table-cell table:style-name="ce7" table:formula="of:=IF([$'Mature Data'.Y7]=&quot;&quot;;&quot;&quot;;[$'Mature Data'.Y7])" office:value-type="float" office:value="3" calcext:value-type="float">
            <text:p>3</text:p>
          </table:table-cell>
          <table:table-cell table:style-name="ce7" table:formula="of:=IF([$'Mature Data'.Z7]=&quot;&quot;;&quot;&quot;;[$'Mature Data'.Z7])" office:value-type="float" office:value="14" calcext:value-type="float">
            <text:p>14</text:p>
          </table:table-cell>
          <table:table-cell table:style-name="ce7" table:formula="of:=IF([$'Mature Data'.AA7]=&quot;&quot;;&quot;&quot;;[$'Mature Data'.AA7])" office:value-type="float" office:value="10" calcext:value-type="float">
            <text:p>10</text:p>
          </table:table-cell>
          <table:table-cell table:style-name="ce43" table:formula="of:=IF(ISERR(AVERAGE([.W8:.AA8])/20);&quot;&quot;;AVERAGE([.W8:.AA8])/20)" office:value-type="percentage" office:value="0.49" calcext:value-type="percentage">
            <text:p>4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]=&quot;&quot;;&quot;&quot;;[$'Mature Data'.A8])" office:value-type="string" office:string-value="102 A" calcext:value-type="string">
            <text:p>102 A</text:p>
          </table:table-cell>
          <table:table-cell table:style-name="ce7" table:formula="of:=IF([$'Mature Data'.B8]=&quot;&quot;;&quot;&quot;;[$'Mature Data'.B8])" office:value-type="string" office:string-value="Valencia" calcext:value-type="string">
            <text:p>Valencia</text:p>
          </table:table-cell>
          <table:table-cell table:style-name="ce7" table:formula="of:=IF([$'Mature Data'.C8]=&quot;&quot;;&quot;&quot;;[$'Mature Data'.C8])">
            <text:p/>
          </table:table-cell>
          <table:table-cell table:style-name="ce7" table:formula="of:=IF([$'Mature Data'.D8]=&quot;&quot;;&quot;&quot;;[$'Mature Data'.D8])">
            <text:p/>
          </table:table-cell>
          <table:table-cell table:style-name="ce15" table:formula="of:=IF([$'Mature Data'.E8]=&quot;&quot;;&quot;&quot;;[$'Mature Data'.E8])">
            <text:p/>
          </table:table-cell>
          <table:table-cell table:style-name="ce15" table:formula="of:=IF([$'Mature Data'.F8]=&quot;&quot;;&quot;&quot;;[$'Mature Data'.F8])">
            <text:p/>
          </table:table-cell>
          <table:table-cell table:style-name="ce15" table:formula="of:=IF([$'Mature Data'.G8]=&quot;&quot;;&quot;&quot;;[$'Mature Data'.G8])">
            <text:p/>
          </table:table-cell>
          <table:table-cell table:style-name="ce15" table:formula="of:=IF([$'Mature Data'.H8]=&quot;&quot;;&quot;&quot;;[$'Mature Data'.H8])">
            <text:p/>
          </table:table-cell>
          <table:table-cell table:style-name="ce15" table:formula="of:=IF([$'Mature Data'.I8]=&quot;&quot;;&quot;&quot;;[$'Mature Data'.I8])">
            <text:p/>
          </table:table-cell>
          <table:table-cell table:style-name="ce22" table:formula="of:=IF([.D9]=&quot;&quot;;&quot;&quot;;SUM([.E9:.I9]))">
            <text:p/>
          </table:table-cell>
          <table:table-cell table:style-name="ce26" table:formula="of:=IF([$'Mature Data'.K8]=&quot;&quot;;&quot;&quot;;[$'Mature Data'.K8])">
            <text:p/>
          </table:table-cell>
          <table:table-cell table:style-name="ce26" table:formula="of:=IF([$'Mature Data'.L8]=&quot;&quot;;&quot;&quot;;[$'Mature Data'.L8])">
            <text:p/>
          </table:table-cell>
          <table:table-cell table:style-name="ce26" table:formula="of:=IF([$'Mature Data'.M8]=&quot;&quot;;&quot;&quot;;[$'Mature Data'.M8])">
            <text:p/>
          </table:table-cell>
          <table:table-cell table:style-name="ce26" table:formula="of:=IF([$'Mature Data'.N8]=&quot;&quot;;&quot;&quot;;[$'Mature Data'.N8])">
            <text:p/>
          </table:table-cell>
          <table:table-cell table:style-name="ce26" table:formula="of:=IF([$'Mature Data'.O8]=&quot;&quot;;&quot;&quot;;[$'Mature Data'.O8])">
            <text:p/>
          </table:table-cell>
          <table:table-cell table:style-name="ce31" table:formula="of:=IF([.J9]=&quot;&quot;;&quot;&quot;;SUM([.K9:.O9]))">
            <text:p/>
          </table:table-cell>
          <table:table-cell table:style-name="ce7" table:formula="of:=IF([$'Mature Data'.Q8]=&quot;&quot;;&quot;&quot;;[$'Mature Data'.Q8])">
            <text:p/>
          </table:table-cell>
          <table:table-cell table:style-name="ce7" table:formula="of:=IF([$'Mature Data'.R8]=&quot;&quot;;&quot;&quot;;[$'Mature Data'.R8])">
            <text:p/>
          </table:table-cell>
          <table:table-cell table:style-name="ce7" table:formula="of:=IF([$'Mature Data'.S8]=&quot;&quot;;&quot;&quot;;[$'Mature Data'.S8])">
            <text:p/>
          </table:table-cell>
          <table:table-cell table:style-name="ce7" table:formula="of:=IF([$'Mature Data'.T8]=&quot;&quot;;&quot;&quot;;[$'Mature Data'.T8])">
            <text:p/>
          </table:table-cell>
          <table:table-cell table:style-name="ce7" table:formula="of:=IF([$'Mature Data'.U8]=&quot;&quot;;&quot;&quot;;[$'Mature Data'.U8])">
            <text:p/>
          </table:table-cell>
          <table:table-cell table:style-name="ce7" table:formula="of:=IF([.P9]=&quot;&quot;;&quot;&quot;;SUM([.Q9:.U9]))">
            <text:p/>
          </table:table-cell>
          <table:table-cell table:style-name="ce7" table:formula="of:=IF([$'Mature Data'.W8]=&quot;&quot;;&quot;&quot;;[$'Mature Data'.W8])">
            <text:p/>
          </table:table-cell>
          <table:table-cell table:style-name="ce7" table:formula="of:=IF([$'Mature Data'.X8]=&quot;&quot;;&quot;&quot;;[$'Mature Data'.X8])">
            <text:p/>
          </table:table-cell>
          <table:table-cell table:style-name="ce7" table:formula="of:=IF([$'Mature Data'.Y8]=&quot;&quot;;&quot;&quot;;[$'Mature Data'.Y8])">
            <text:p/>
          </table:table-cell>
          <table:table-cell table:style-name="ce7" table:formula="of:=IF([$'Mature Data'.Z8]=&quot;&quot;;&quot;&quot;;[$'Mature Data'.Z8])">
            <text:p/>
          </table:table-cell>
          <table:table-cell table:style-name="ce7" table:formula="of:=IF([$'Mature Data'.AA8]=&quot;&quot;;&quot;&quot;;[$'Mature Data'.AA8])">
            <text:p/>
          </table:table-cell>
          <table:table-cell table:style-name="ce43" table:formula="of:=IF(ISERR(AVERAGE([.W9:.AA9])/20);&quot;&quot;;AVERAGE([.W9:.AA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]=&quot;&quot;;&quot;&quot;;[$'Mature Data'.A9])" office:value-type="string" office:string-value="102 B H" calcext:value-type="string">
            <text:p>102 B H</text:p>
          </table:table-cell>
          <table:table-cell table:style-name="ce7" table:formula="of:=IF([$'Mature Data'.B9]=&quot;&quot;;&quot;&quot;;[$'Mature Data'.B9])" office:value-type="string" office:string-value="Hamlin" calcext:value-type="string">
            <text:p>Hamlin</text:p>
          </table:table-cell>
          <table:table-cell table:style-name="ce7" table:formula="of:=IF([$'Mature Data'.C9]=&quot;&quot;;&quot;&quot;;[$'Mature Data'.C9])">
            <text:p/>
          </table:table-cell>
          <table:table-cell table:style-name="ce7" table:formula="of:=IF([$'Mature Data'.D9]=&quot;&quot;;&quot;&quot;;[$'Mature Data'.D9])" office:value-type="string" office:string-value="2017-04-07" calcext:value-type="string">
            <text:p>2017-04-07</text:p>
          </table:table-cell>
          <table:table-cell table:style-name="ce15" table:formula="of:=IF([$'Mature Data'.E9]=&quot;&quot;;&quot;&quot;;[$'Mature Data'.E9])" office:value-type="float" office:value="1" calcext:value-type="float">
            <text:p>1</text:p>
          </table:table-cell>
          <table:table-cell table:style-name="ce15" table:formula="of:=IF([$'Mature Data'.F9]=&quot;&quot;;&quot;&quot;;[$'Mature Data'.F9])" office:value-type="float" office:value="0" calcext:value-type="float">
            <text:p>0</text:p>
          </table:table-cell>
          <table:table-cell table:style-name="ce15" table:formula="of:=IF([$'Mature Data'.G9]=&quot;&quot;;&quot;&quot;;[$'Mature Data'.G9])" office:value-type="float" office:value="1" calcext:value-type="float">
            <text:p>1</text:p>
          </table:table-cell>
          <table:table-cell table:style-name="ce15" table:formula="of:=IF([$'Mature Data'.H9]=&quot;&quot;;&quot;&quot;;[$'Mature Data'.H9])" office:value-type="float" office:value="2" calcext:value-type="float">
            <text:p>2</text:p>
          </table:table-cell>
          <table:table-cell table:style-name="ce15" table:formula="of:=IF([$'Mature Data'.I9]=&quot;&quot;;&quot;&quot;;[$'Mature Data'.I9])" office:value-type="float" office:value="0" calcext:value-type="float">
            <text:p>0</text:p>
          </table:table-cell>
          <table:table-cell table:style-name="ce22" table:formula="of:=IF([.D10]=&quot;&quot;;&quot;&quot;;SUM([.E10:.I10]))" office:value-type="float" office:value="4" calcext:value-type="float">
            <text:p>4</text:p>
          </table:table-cell>
          <table:table-cell table:style-name="ce26" table:formula="of:=IF([$'Mature Data'.K9]=&quot;&quot;;&quot;&quot;;[$'Mature Data'.K9])" office:value-type="float" office:value="4" calcext:value-type="float">
            <text:p>4</text:p>
          </table:table-cell>
          <table:table-cell table:style-name="ce26" table:formula="of:=IF([$'Mature Data'.L9]=&quot;&quot;;&quot;&quot;;[$'Mature Data'.L9])" office:value-type="float" office:value="0" calcext:value-type="float">
            <text:p>0</text:p>
          </table:table-cell>
          <table:table-cell table:style-name="ce26" table:formula="of:=IF([$'Mature Data'.M9]=&quot;&quot;;&quot;&quot;;[$'Mature Data'.M9])" office:value-type="float" office:value="3" calcext:value-type="float">
            <text:p>3</text:p>
          </table:table-cell>
          <table:table-cell table:style-name="ce26" table:formula="of:=IF([$'Mature Data'.N9]=&quot;&quot;;&quot;&quot;;[$'Mature Data'.N9])" office:value-type="float" office:value="5" calcext:value-type="float">
            <text:p>5</text:p>
          </table:table-cell>
          <table:table-cell table:style-name="ce26" table:formula="of:=IF([$'Mature Data'.O9]=&quot;&quot;;&quot;&quot;;[$'Mature Data'.O9])" office:value-type="float" office:value="0" calcext:value-type="float">
            <text:p>0</text:p>
          </table:table-cell>
          <table:table-cell table:style-name="ce31" table:formula="of:=IF([.J10]=&quot;&quot;;&quot;&quot;;SUM([.K10:.O10]))" office:value-type="float" office:value="12" calcext:value-type="float">
            <text:p>12</text:p>
          </table:table-cell>
          <table:table-cell table:style-name="ce7" table:formula="of:=IF([$'Mature Data'.Q9]=&quot;&quot;;&quot;&quot;;[$'Mature Data'.Q9])" office:value-type="float" office:value="0" calcext:value-type="float">
            <text:p>0</text:p>
          </table:table-cell>
          <table:table-cell table:style-name="ce7" table:formula="of:=IF([$'Mature Data'.R9]=&quot;&quot;;&quot;&quot;;[$'Mature Data'.R9])" office:value-type="float" office:value="0" calcext:value-type="float">
            <text:p>0</text:p>
          </table:table-cell>
          <table:table-cell table:style-name="ce7" table:formula="of:=IF([$'Mature Data'.S9]=&quot;&quot;;&quot;&quot;;[$'Mature Data'.S9])" office:value-type="float" office:value="0" calcext:value-type="float">
            <text:p>0</text:p>
          </table:table-cell>
          <table:table-cell table:style-name="ce7" table:formula="of:=IF([$'Mature Data'.T9]=&quot;&quot;;&quot;&quot;;[$'Mature Data'.T9])" office:value-type="float" office:value="0" calcext:value-type="float">
            <text:p>0</text:p>
          </table:table-cell>
          <table:table-cell table:style-name="ce7" table:formula="of:=IF([$'Mature Data'.U9]=&quot;&quot;;&quot;&quot;;[$'Mature Data'.U9])" office:value-type="float" office:value="0" calcext:value-type="float">
            <text:p>0</text:p>
          </table:table-cell>
          <table:table-cell table:style-name="ce7" table:formula="of:=IF([.P10]=&quot;&quot;;&quot;&quot;;SUM([.Q10:.U10]))" office:value-type="float" office:value="0" calcext:value-type="float">
            <text:p>0</text:p>
          </table:table-cell>
          <table:table-cell table:style-name="ce7" table:formula="of:=IF([$'Mature Data'.W9]=&quot;&quot;;&quot;&quot;;[$'Mature Data'.W9])" office:value-type="float" office:value="10" calcext:value-type="float">
            <text:p>10</text:p>
          </table:table-cell>
          <table:table-cell table:style-name="ce7" table:formula="of:=IF([$'Mature Data'.X9]=&quot;&quot;;&quot;&quot;;[$'Mature Data'.X9])" office:value-type="float" office:value="2" calcext:value-type="float">
            <text:p>2</text:p>
          </table:table-cell>
          <table:table-cell table:style-name="ce7" table:formula="of:=IF([$'Mature Data'.Y9]=&quot;&quot;;&quot;&quot;;[$'Mature Data'.Y9])" office:value-type="float" office:value="6" calcext:value-type="float">
            <text:p>6</text:p>
          </table:table-cell>
          <table:table-cell table:style-name="ce7" table:formula="of:=IF([$'Mature Data'.Z9]=&quot;&quot;;&quot;&quot;;[$'Mature Data'.Z9])" office:value-type="float" office:value="13" calcext:value-type="float">
            <text:p>13</text:p>
          </table:table-cell>
          <table:table-cell table:style-name="ce7" table:formula="of:=IF([$'Mature Data'.AA9]=&quot;&quot;;&quot;&quot;;[$'Mature Data'.AA9])" office:value-type="float" office:value="2" calcext:value-type="float">
            <text:p>2</text:p>
          </table:table-cell>
          <table:table-cell table:style-name="ce43" table:formula="of:=IF(ISERR(AVERAGE([.W10:.AA10])/20);&quot;&quot;;AVERAGE([.W10:.AA10])/20)" office:value-type="percentage" office:value="0.33" calcext:value-type="percentage">
            <text:p>3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]=&quot;&quot;;&quot;&quot;;[$'Mature Data'.A10])" office:value-type="string" office:string-value="102 B V" calcext:value-type="string">
            <text:p>102 B V</text:p>
          </table:table-cell>
          <table:table-cell table:style-name="ce7" table:formula="of:=IF([$'Mature Data'.B10]=&quot;&quot;;&quot;&quot;;[$'Mature Data'.B10])" office:value-type="string" office:string-value="Valencia" calcext:value-type="string">
            <text:p>Valencia</text:p>
          </table:table-cell>
          <table:table-cell table:style-name="ce7" table:formula="of:=IF([$'Mature Data'.C10]=&quot;&quot;;&quot;&quot;;[$'Mature Data'.C10])">
            <text:p/>
          </table:table-cell>
          <table:table-cell table:style-name="ce7" table:formula="of:=IF([$'Mature Data'.D10]=&quot;&quot;;&quot;&quot;;[$'Mature Data'.D10])" office:value-type="string" office:string-value="2017-04-07" calcext:value-type="string">
            <text:p>2017-04-07</text:p>
          </table:table-cell>
          <table:table-cell table:style-name="ce15" table:formula="of:=IF([$'Mature Data'.E10]=&quot;&quot;;&quot;&quot;;[$'Mature Data'.E10])" office:value-type="float" office:value="0" calcext:value-type="float">
            <text:p>0</text:p>
          </table:table-cell>
          <table:table-cell table:style-name="ce15" table:formula="of:=IF([$'Mature Data'.F10]=&quot;&quot;;&quot;&quot;;[$'Mature Data'.F10])" office:value-type="float" office:value="0" calcext:value-type="float">
            <text:p>0</text:p>
          </table:table-cell>
          <table:table-cell table:style-name="ce15" table:formula="of:=IF([$'Mature Data'.G10]=&quot;&quot;;&quot;&quot;;[$'Mature Data'.G10])" office:value-type="float" office:value="0" calcext:value-type="float">
            <text:p>0</text:p>
          </table:table-cell>
          <table:table-cell table:style-name="ce15" table:formula="of:=IF([$'Mature Data'.H10]=&quot;&quot;;&quot;&quot;;[$'Mature Data'.H10])" office:value-type="float" office:value="2" calcext:value-type="float">
            <text:p>2</text:p>
          </table:table-cell>
          <table:table-cell table:style-name="ce15" table:formula="of:=IF([$'Mature Data'.I10]=&quot;&quot;;&quot;&quot;;[$'Mature Data'.I10])" office:value-type="float" office:value="1" calcext:value-type="float">
            <text:p>1</text:p>
          </table:table-cell>
          <table:table-cell table:style-name="ce22" table:formula="of:=IF([.D11]=&quot;&quot;;&quot;&quot;;SUM([.E11:.I11]))" office:value-type="float" office:value="3" calcext:value-type="float">
            <text:p>3</text:p>
          </table:table-cell>
          <table:table-cell table:style-name="ce26" table:formula="of:=IF([$'Mature Data'.K10]=&quot;&quot;;&quot;&quot;;[$'Mature Data'.K10])" office:value-type="float" office:value="3" calcext:value-type="float">
            <text:p>3</text:p>
          </table:table-cell>
          <table:table-cell table:style-name="ce26" table:formula="of:=IF([$'Mature Data'.L10]=&quot;&quot;;&quot;&quot;;[$'Mature Data'.L10])" office:value-type="float" office:value="1" calcext:value-type="float">
            <text:p>1</text:p>
          </table:table-cell>
          <table:table-cell table:style-name="ce26" table:formula="of:=IF([$'Mature Data'.M10]=&quot;&quot;;&quot;&quot;;[$'Mature Data'.M10])" office:value-type="float" office:value="0" calcext:value-type="float">
            <text:p>0</text:p>
          </table:table-cell>
          <table:table-cell table:style-name="ce26" table:formula="of:=IF([$'Mature Data'.N10]=&quot;&quot;;&quot;&quot;;[$'Mature Data'.N10])" office:value-type="float" office:value="7" calcext:value-type="float">
            <text:p>7</text:p>
          </table:table-cell>
          <table:table-cell table:style-name="ce26" table:formula="of:=IF([$'Mature Data'.O10]=&quot;&quot;;&quot;&quot;;[$'Mature Data'.O10])" office:value-type="float" office:value="2" calcext:value-type="float">
            <text:p>2</text:p>
          </table:table-cell>
          <table:table-cell table:style-name="ce31" table:formula="of:=IF([.J11]=&quot;&quot;;&quot;&quot;;SUM([.K11:.O11]))" office:value-type="float" office:value="13" calcext:value-type="float">
            <text:p>13</text:p>
          </table:table-cell>
          <table:table-cell table:style-name="ce7" table:formula="of:=IF([$'Mature Data'.Q10]=&quot;&quot;;&quot;&quot;;[$'Mature Data'.Q10])" office:value-type="float" office:value="0" calcext:value-type="float">
            <text:p>0</text:p>
          </table:table-cell>
          <table:table-cell table:style-name="ce7" table:formula="of:=IF([$'Mature Data'.R10]=&quot;&quot;;&quot;&quot;;[$'Mature Data'.R10])" office:value-type="float" office:value="0" calcext:value-type="float">
            <text:p>0</text:p>
          </table:table-cell>
          <table:table-cell table:style-name="ce7" table:formula="of:=IF([$'Mature Data'.S10]=&quot;&quot;;&quot;&quot;;[$'Mature Data'.S10])" office:value-type="float" office:value="0" calcext:value-type="float">
            <text:p>0</text:p>
          </table:table-cell>
          <table:table-cell table:style-name="ce7" table:formula="of:=IF([$'Mature Data'.T10]=&quot;&quot;;&quot;&quot;;[$'Mature Data'.T10])" office:value-type="float" office:value="0" calcext:value-type="float">
            <text:p>0</text:p>
          </table:table-cell>
          <table:table-cell table:style-name="ce7" table:formula="of:=IF([$'Mature Data'.U10]=&quot;&quot;;&quot;&quot;;[$'Mature Data'.U10])" office:value-type="float" office:value="0" calcext:value-type="float">
            <text:p>0</text:p>
          </table:table-cell>
          <table:table-cell table:style-name="ce7" table:formula="of:=IF([.P11]=&quot;&quot;;&quot;&quot;;SUM([.Q11:.U11]))" office:value-type="float" office:value="0" calcext:value-type="float">
            <text:p>0</text:p>
          </table:table-cell>
          <table:table-cell table:style-name="ce7" table:formula="of:=IF([$'Mature Data'.W10]=&quot;&quot;;&quot;&quot;;[$'Mature Data'.W10])" office:value-type="float" office:value="9" calcext:value-type="float">
            <text:p>9</text:p>
          </table:table-cell>
          <table:table-cell table:style-name="ce7" table:formula="of:=IF([$'Mature Data'.X10]=&quot;&quot;;&quot;&quot;;[$'Mature Data'.X10])" office:value-type="float" office:value="5" calcext:value-type="float">
            <text:p>5</text:p>
          </table:table-cell>
          <table:table-cell table:style-name="ce7" table:formula="of:=IF([$'Mature Data'.Y10]=&quot;&quot;;&quot;&quot;;[$'Mature Data'.Y10])" office:value-type="float" office:value="4" calcext:value-type="float">
            <text:p>4</text:p>
          </table:table-cell>
          <table:table-cell table:style-name="ce7" table:formula="of:=IF([$'Mature Data'.Z10]=&quot;&quot;;&quot;&quot;;[$'Mature Data'.Z10])" office:value-type="float" office:value="11" calcext:value-type="float">
            <text:p>11</text:p>
          </table:table-cell>
          <table:table-cell table:style-name="ce7" table:formula="of:=IF([$'Mature Data'.AA10]=&quot;&quot;;&quot;&quot;;[$'Mature Data'.AA10])" office:value-type="float" office:value="8" calcext:value-type="float">
            <text:p>8</text:p>
          </table:table-cell>
          <table:table-cell table:style-name="ce43" table:formula="of:=IF(ISERR(AVERAGE([.W11:.AA11])/20);&quot;&quot;;AVERAGE([.W11:.AA11])/20)" office:value-type="percentage" office:value="0.37" calcext:value-type="percentage">
            <text:p>37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]=&quot;&quot;;&quot;&quot;;[$'Mature Data'.A11])" office:value-type="string" office:string-value="103 South" calcext:value-type="string">
            <text:p>103 South</text:p>
          </table:table-cell>
          <table:table-cell table:style-name="ce7" table:formula="of:=IF([$'Mature Data'.B11]=&quot;&quot;;&quot;&quot;;[$'Mature Data'.B11])" office:value-type="string" office:string-value="Valencia" calcext:value-type="string">
            <text:p>Valencia</text:p>
          </table:table-cell>
          <table:table-cell table:style-name="ce7" table:formula="of:=IF([$'Mature Data'.C11]=&quot;&quot;;&quot;&quot;;[$'Mature Data'.C11])">
            <text:p/>
          </table:table-cell>
          <table:table-cell table:style-name="ce7" table:formula="of:=IF([$'Mature Data'.D11]=&quot;&quot;;&quot;&quot;;[$'Mature Data'.D11])">
            <text:p/>
          </table:table-cell>
          <table:table-cell table:style-name="ce15" table:formula="of:=IF([$'Mature Data'.E11]=&quot;&quot;;&quot;&quot;;[$'Mature Data'.E11])">
            <text:p/>
          </table:table-cell>
          <table:table-cell table:style-name="ce15" table:formula="of:=IF([$'Mature Data'.F11]=&quot;&quot;;&quot;&quot;;[$'Mature Data'.F11])">
            <text:p/>
          </table:table-cell>
          <table:table-cell table:style-name="ce15" table:formula="of:=IF([$'Mature Data'.G11]=&quot;&quot;;&quot;&quot;;[$'Mature Data'.G11])">
            <text:p/>
          </table:table-cell>
          <table:table-cell table:style-name="ce15" table:formula="of:=IF([$'Mature Data'.H11]=&quot;&quot;;&quot;&quot;;[$'Mature Data'.H11])">
            <text:p/>
          </table:table-cell>
          <table:table-cell table:style-name="ce15" table:formula="of:=IF([$'Mature Data'.I11]=&quot;&quot;;&quot;&quot;;[$'Mature Data'.I11])">
            <text:p/>
          </table:table-cell>
          <table:table-cell table:style-name="ce22" table:formula="of:=IF([.D12]=&quot;&quot;;&quot;&quot;;SUM([.E12:.I12]))">
            <text:p/>
          </table:table-cell>
          <table:table-cell table:style-name="ce26" table:formula="of:=IF([$'Mature Data'.K11]=&quot;&quot;;&quot;&quot;;[$'Mature Data'.K11])">
            <text:p/>
          </table:table-cell>
          <table:table-cell table:style-name="ce26" table:formula="of:=IF([$'Mature Data'.L11]=&quot;&quot;;&quot;&quot;;[$'Mature Data'.L11])">
            <text:p/>
          </table:table-cell>
          <table:table-cell table:style-name="ce26" table:formula="of:=IF([$'Mature Data'.M11]=&quot;&quot;;&quot;&quot;;[$'Mature Data'.M11])">
            <text:p/>
          </table:table-cell>
          <table:table-cell table:style-name="ce26" table:formula="of:=IF([$'Mature Data'.N11]=&quot;&quot;;&quot;&quot;;[$'Mature Data'.N11])">
            <text:p/>
          </table:table-cell>
          <table:table-cell table:style-name="ce26" table:formula="of:=IF([$'Mature Data'.O11]=&quot;&quot;;&quot;&quot;;[$'Mature Data'.O11])">
            <text:p/>
          </table:table-cell>
          <table:table-cell table:style-name="ce31" table:formula="of:=IF([.J12]=&quot;&quot;;&quot;&quot;;SUM([.K12:.O12]))">
            <text:p/>
          </table:table-cell>
          <table:table-cell table:style-name="ce7" table:formula="of:=IF([$'Mature Data'.Q11]=&quot;&quot;;&quot;&quot;;[$'Mature Data'.Q11])">
            <text:p/>
          </table:table-cell>
          <table:table-cell table:style-name="ce7" table:formula="of:=IF([$'Mature Data'.R11]=&quot;&quot;;&quot;&quot;;[$'Mature Data'.R11])">
            <text:p/>
          </table:table-cell>
          <table:table-cell table:style-name="ce7" table:formula="of:=IF([$'Mature Data'.S11]=&quot;&quot;;&quot;&quot;;[$'Mature Data'.S11])">
            <text:p/>
          </table:table-cell>
          <table:table-cell table:style-name="ce7" table:formula="of:=IF([$'Mature Data'.T11]=&quot;&quot;;&quot;&quot;;[$'Mature Data'.T11])">
            <text:p/>
          </table:table-cell>
          <table:table-cell table:style-name="ce7" table:formula="of:=IF([$'Mature Data'.U11]=&quot;&quot;;&quot;&quot;;[$'Mature Data'.U11])">
            <text:p/>
          </table:table-cell>
          <table:table-cell table:style-name="ce7" table:formula="of:=IF([.P12]=&quot;&quot;;&quot;&quot;;SUM([.Q12:.U12]))">
            <text:p/>
          </table:table-cell>
          <table:table-cell table:style-name="ce7" table:formula="of:=IF([$'Mature Data'.W11]=&quot;&quot;;&quot;&quot;;[$'Mature Data'.W11])">
            <text:p/>
          </table:table-cell>
          <table:table-cell table:style-name="ce7" table:formula="of:=IF([$'Mature Data'.X11]=&quot;&quot;;&quot;&quot;;[$'Mature Data'.X11])">
            <text:p/>
          </table:table-cell>
          <table:table-cell table:style-name="ce7" table:formula="of:=IF([$'Mature Data'.Y11]=&quot;&quot;;&quot;&quot;;[$'Mature Data'.Y11])">
            <text:p/>
          </table:table-cell>
          <table:table-cell table:style-name="ce7" table:formula="of:=IF([$'Mature Data'.Z11]=&quot;&quot;;&quot;&quot;;[$'Mature Data'.Z11])">
            <text:p/>
          </table:table-cell>
          <table:table-cell table:style-name="ce7" table:formula="of:=IF([$'Mature Data'.AA11]=&quot;&quot;;&quot;&quot;;[$'Mature Data'.AA11])">
            <text:p/>
          </table:table-cell>
          <table:table-cell table:style-name="ce43" table:formula="of:=IF(ISERR(AVERAGE([.W12:.AA12])/20);&quot;&quot;;AVERAGE([.W12:.AA1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]=&quot;&quot;;&quot;&quot;;[$'Mature Data'.A12])" office:value-type="string" office:string-value="104 A" calcext:value-type="string">
            <text:p>104 A</text:p>
          </table:table-cell>
          <table:table-cell table:style-name="ce7" table:formula="of:=IF([$'Mature Data'.B12]=&quot;&quot;;&quot;&quot;;[$'Mature Data'.B12])" office:value-type="string" office:string-value="Valencia" calcext:value-type="string">
            <text:p>Valencia</text:p>
          </table:table-cell>
          <table:table-cell table:style-name="ce7" table:formula="of:=IF([$'Mature Data'.C12]=&quot;&quot;;&quot;&quot;;[$'Mature Data'.C12])">
            <text:p/>
          </table:table-cell>
          <table:table-cell table:style-name="ce7" table:formula="of:=IF([$'Mature Data'.D12]=&quot;&quot;;&quot;&quot;;[$'Mature Data'.D12])">
            <text:p/>
          </table:table-cell>
          <table:table-cell table:style-name="ce15" table:formula="of:=IF([$'Mature Data'.E12]=&quot;&quot;;&quot;&quot;;[$'Mature Data'.E12])">
            <text:p/>
          </table:table-cell>
          <table:table-cell table:style-name="ce15" table:formula="of:=IF([$'Mature Data'.F12]=&quot;&quot;;&quot;&quot;;[$'Mature Data'.F12])">
            <text:p/>
          </table:table-cell>
          <table:table-cell table:style-name="ce15" table:formula="of:=IF([$'Mature Data'.G12]=&quot;&quot;;&quot;&quot;;[$'Mature Data'.G12])">
            <text:p/>
          </table:table-cell>
          <table:table-cell table:style-name="ce15" table:formula="of:=IF([$'Mature Data'.H12]=&quot;&quot;;&quot;&quot;;[$'Mature Data'.H12])">
            <text:p/>
          </table:table-cell>
          <table:table-cell table:style-name="ce15" table:formula="of:=IF([$'Mature Data'.I12]=&quot;&quot;;&quot;&quot;;[$'Mature Data'.I12])">
            <text:p/>
          </table:table-cell>
          <table:table-cell table:style-name="ce22" table:formula="of:=IF([.D13]=&quot;&quot;;&quot;&quot;;SUM([.E13:.I13]))">
            <text:p/>
          </table:table-cell>
          <table:table-cell table:style-name="ce26" table:formula="of:=IF([$'Mature Data'.K12]=&quot;&quot;;&quot;&quot;;[$'Mature Data'.K12])">
            <text:p/>
          </table:table-cell>
          <table:table-cell table:style-name="ce26" table:formula="of:=IF([$'Mature Data'.L12]=&quot;&quot;;&quot;&quot;;[$'Mature Data'.L12])">
            <text:p/>
          </table:table-cell>
          <table:table-cell table:style-name="ce26" table:formula="of:=IF([$'Mature Data'.M12]=&quot;&quot;;&quot;&quot;;[$'Mature Data'.M12])">
            <text:p/>
          </table:table-cell>
          <table:table-cell table:style-name="ce26" table:formula="of:=IF([$'Mature Data'.N12]=&quot;&quot;;&quot;&quot;;[$'Mature Data'.N12])">
            <text:p/>
          </table:table-cell>
          <table:table-cell table:style-name="ce26" table:formula="of:=IF([$'Mature Data'.O12]=&quot;&quot;;&quot;&quot;;[$'Mature Data'.O12])">
            <text:p/>
          </table:table-cell>
          <table:table-cell table:style-name="ce31" table:formula="of:=IF([.J13]=&quot;&quot;;&quot;&quot;;SUM([.K13:.O13]))">
            <text:p/>
          </table:table-cell>
          <table:table-cell table:style-name="ce7" table:formula="of:=IF([$'Mature Data'.Q12]=&quot;&quot;;&quot;&quot;;[$'Mature Data'.Q12])">
            <text:p/>
          </table:table-cell>
          <table:table-cell table:style-name="ce7" table:formula="of:=IF([$'Mature Data'.R12]=&quot;&quot;;&quot;&quot;;[$'Mature Data'.R12])">
            <text:p/>
          </table:table-cell>
          <table:table-cell table:style-name="ce7" table:formula="of:=IF([$'Mature Data'.S12]=&quot;&quot;;&quot;&quot;;[$'Mature Data'.S12])">
            <text:p/>
          </table:table-cell>
          <table:table-cell table:style-name="ce7" table:formula="of:=IF([$'Mature Data'.T12]=&quot;&quot;;&quot;&quot;;[$'Mature Data'.T12])">
            <text:p/>
          </table:table-cell>
          <table:table-cell table:style-name="ce7" table:formula="of:=IF([$'Mature Data'.U12]=&quot;&quot;;&quot;&quot;;[$'Mature Data'.U12])">
            <text:p/>
          </table:table-cell>
          <table:table-cell table:style-name="ce7" table:formula="of:=IF([.P13]=&quot;&quot;;&quot;&quot;;SUM([.Q13:.U13]))">
            <text:p/>
          </table:table-cell>
          <table:table-cell table:style-name="ce7" table:formula="of:=IF([$'Mature Data'.W12]=&quot;&quot;;&quot;&quot;;[$'Mature Data'.W12])">
            <text:p/>
          </table:table-cell>
          <table:table-cell table:style-name="ce7" table:formula="of:=IF([$'Mature Data'.X12]=&quot;&quot;;&quot;&quot;;[$'Mature Data'.X12])">
            <text:p/>
          </table:table-cell>
          <table:table-cell table:style-name="ce7" table:formula="of:=IF([$'Mature Data'.Y12]=&quot;&quot;;&quot;&quot;;[$'Mature Data'.Y12])">
            <text:p/>
          </table:table-cell>
          <table:table-cell table:style-name="ce7" table:formula="of:=IF([$'Mature Data'.Z12]=&quot;&quot;;&quot;&quot;;[$'Mature Data'.Z12])">
            <text:p/>
          </table:table-cell>
          <table:table-cell table:style-name="ce7" table:formula="of:=IF([$'Mature Data'.AA12]=&quot;&quot;;&quot;&quot;;[$'Mature Data'.AA12])">
            <text:p/>
          </table:table-cell>
          <table:table-cell table:style-name="ce43" table:formula="of:=IF(ISERR(AVERAGE([.W13:.AA13])/20);&quot;&quot;;AVERAGE([.W13:.AA1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]=&quot;&quot;;&quot;&quot;;[$'Mature Data'.A13])" office:value-type="string" office:string-value="104 B H" calcext:value-type="string">
            <text:p>104 B H</text:p>
          </table:table-cell>
          <table:table-cell table:style-name="ce7" table:formula="of:=IF([$'Mature Data'.B13]=&quot;&quot;;&quot;&quot;;[$'Mature Data'.B13])" office:value-type="string" office:string-value="Hamlin" calcext:value-type="string">
            <text:p>Hamlin</text:p>
          </table:table-cell>
          <table:table-cell table:style-name="ce7" table:formula="of:=IF([$'Mature Data'.C13]=&quot;&quot;;&quot;&quot;;[$'Mature Data'.C13])">
            <text:p/>
          </table:table-cell>
          <table:table-cell table:style-name="ce7" table:formula="of:=IF([$'Mature Data'.D13]=&quot;&quot;;&quot;&quot;;[$'Mature Data'.D13])" office:value-type="string" office:string-value="2017-04-07" calcext:value-type="string">
            <text:p>2017-04-07</text:p>
          </table:table-cell>
          <table:table-cell table:style-name="ce15" table:formula="of:=IF([$'Mature Data'.E13]=&quot;&quot;;&quot;&quot;;[$'Mature Data'.E13])" office:value-type="float" office:value="0" calcext:value-type="float">
            <text:p>0</text:p>
          </table:table-cell>
          <table:table-cell table:style-name="ce15" table:formula="of:=IF([$'Mature Data'.F13]=&quot;&quot;;&quot;&quot;;[$'Mature Data'.F13])" office:value-type="float" office:value="0" calcext:value-type="float">
            <text:p>0</text:p>
          </table:table-cell>
          <table:table-cell table:style-name="ce15" table:formula="of:=IF([$'Mature Data'.G13]=&quot;&quot;;&quot;&quot;;[$'Mature Data'.G13])" office:value-type="float" office:value="0" calcext:value-type="float">
            <text:p>0</text:p>
          </table:table-cell>
          <table:table-cell table:style-name="ce15" table:formula="of:=IF([$'Mature Data'.H13]=&quot;&quot;;&quot;&quot;;[$'Mature Data'.H13])" office:value-type="float" office:value="1" calcext:value-type="float">
            <text:p>1</text:p>
          </table:table-cell>
          <table:table-cell table:style-name="ce15" table:formula="of:=IF([$'Mature Data'.I13]=&quot;&quot;;&quot;&quot;;[$'Mature Data'.I13])" office:value-type="float" office:value="1" calcext:value-type="float">
            <text:p>1</text:p>
          </table:table-cell>
          <table:table-cell table:style-name="ce22" table:formula="of:=IF([.D14]=&quot;&quot;;&quot;&quot;;SUM([.E14:.I14]))" office:value-type="float" office:value="2" calcext:value-type="float">
            <text:p>2</text:p>
          </table:table-cell>
          <table:table-cell table:style-name="ce26" table:formula="of:=IF([$'Mature Data'.K13]=&quot;&quot;;&quot;&quot;;[$'Mature Data'.K13])" office:value-type="float" office:value="0" calcext:value-type="float">
            <text:p>0</text:p>
          </table:table-cell>
          <table:table-cell table:style-name="ce26" table:formula="of:=IF([$'Mature Data'.L13]=&quot;&quot;;&quot;&quot;;[$'Mature Data'.L13])" office:value-type="float" office:value="0" calcext:value-type="float">
            <text:p>0</text:p>
          </table:table-cell>
          <table:table-cell table:style-name="ce26" table:formula="of:=IF([$'Mature Data'.M13]=&quot;&quot;;&quot;&quot;;[$'Mature Data'.M13])" office:value-type="float" office:value="0" calcext:value-type="float">
            <text:p>0</text:p>
          </table:table-cell>
          <table:table-cell table:style-name="ce26" table:formula="of:=IF([$'Mature Data'.N13]=&quot;&quot;;&quot;&quot;;[$'Mature Data'.N13])" office:value-type="float" office:value="3" calcext:value-type="float">
            <text:p>3</text:p>
          </table:table-cell>
          <table:table-cell table:style-name="ce26" table:formula="of:=IF([$'Mature Data'.O13]=&quot;&quot;;&quot;&quot;;[$'Mature Data'.O13])" office:value-type="float" office:value="1" calcext:value-type="float">
            <text:p>1</text:p>
          </table:table-cell>
          <table:table-cell table:style-name="ce31" table:formula="of:=IF([.J14]=&quot;&quot;;&quot;&quot;;SUM([.K14:.O14]))" office:value-type="float" office:value="4" calcext:value-type="float">
            <text:p>4</text:p>
          </table:table-cell>
          <table:table-cell table:style-name="ce7" table:formula="of:=IF([$'Mature Data'.Q13]=&quot;&quot;;&quot;&quot;;[$'Mature Data'.Q13])" office:value-type="float" office:value="0" calcext:value-type="float">
            <text:p>0</text:p>
          </table:table-cell>
          <table:table-cell table:style-name="ce7" table:formula="of:=IF([$'Mature Data'.R13]=&quot;&quot;;&quot;&quot;;[$'Mature Data'.R13])" office:value-type="float" office:value="0" calcext:value-type="float">
            <text:p>0</text:p>
          </table:table-cell>
          <table:table-cell table:style-name="ce7" table:formula="of:=IF([$'Mature Data'.S13]=&quot;&quot;;&quot;&quot;;[$'Mature Data'.S13])" office:value-type="float" office:value="0" calcext:value-type="float">
            <text:p>0</text:p>
          </table:table-cell>
          <table:table-cell table:style-name="ce7" table:formula="of:=IF([$'Mature Data'.T13]=&quot;&quot;;&quot;&quot;;[$'Mature Data'.T13])" office:value-type="float" office:value="0" calcext:value-type="float">
            <text:p>0</text:p>
          </table:table-cell>
          <table:table-cell table:style-name="ce7" table:formula="of:=IF([$'Mature Data'.U13]=&quot;&quot;;&quot;&quot;;[$'Mature Data'.U13])" office:value-type="float" office:value="0" calcext:value-type="float">
            <text:p>0</text:p>
          </table:table-cell>
          <table:table-cell table:style-name="ce7" table:formula="of:=IF([.P14]=&quot;&quot;;&quot;&quot;;SUM([.Q14:.U14]))" office:value-type="float" office:value="0" calcext:value-type="float">
            <text:p>0</text:p>
          </table:table-cell>
          <table:table-cell table:style-name="ce7" table:formula="of:=IF([$'Mature Data'.W13]=&quot;&quot;;&quot;&quot;;[$'Mature Data'.W13])" office:value-type="float" office:value="2" calcext:value-type="float">
            <text:p>2</text:p>
          </table:table-cell>
          <table:table-cell table:style-name="ce7" table:formula="of:=IF([$'Mature Data'.X13]=&quot;&quot;;&quot;&quot;;[$'Mature Data'.X13])" office:value-type="float" office:value="3" calcext:value-type="float">
            <text:p>3</text:p>
          </table:table-cell>
          <table:table-cell table:style-name="ce7" table:formula="of:=IF([$'Mature Data'.Y13]=&quot;&quot;;&quot;&quot;;[$'Mature Data'.Y13])" office:value-type="float" office:value="1" calcext:value-type="float">
            <text:p>1</text:p>
          </table:table-cell>
          <table:table-cell table:style-name="ce7" table:formula="of:=IF([$'Mature Data'.Z13]=&quot;&quot;;&quot;&quot;;[$'Mature Data'.Z13])" office:value-type="float" office:value="8" calcext:value-type="float">
            <text:p>8</text:p>
          </table:table-cell>
          <table:table-cell table:style-name="ce7" table:formula="of:=IF([$'Mature Data'.AA13]=&quot;&quot;;&quot;&quot;;[$'Mature Data'.AA13])" office:value-type="float" office:value="5" calcext:value-type="float">
            <text:p>5</text:p>
          </table:table-cell>
          <table:table-cell table:style-name="ce43" table:formula="of:=IF(ISERR(AVERAGE([.W14:.AA14])/20);&quot;&quot;;AVERAGE([.W14:.AA14])/20)" office:value-type="percentage" office:value="0.19" calcext:value-type="percentage">
            <text:p>1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]=&quot;&quot;;&quot;&quot;;[$'Mature Data'.A14])" office:value-type="string" office:string-value="104 B P" calcext:value-type="string">
            <text:p>104 B P</text:p>
          </table:table-cell>
          <table:table-cell table:style-name="ce7" table:formula="of:=IF([$'Mature Data'.B14]=&quot;&quot;;&quot;&quot;;[$'Mature Data'.B14])" office:value-type="string" office:string-value="Pineapple" calcext:value-type="string">
            <text:p>Pineapple</text:p>
          </table:table-cell>
          <table:table-cell table:style-name="ce7" table:formula="of:=IF([$'Mature Data'.C14]=&quot;&quot;;&quot;&quot;;[$'Mature Data'.C14])">
            <text:p/>
          </table:table-cell>
          <table:table-cell table:style-name="ce7" table:formula="of:=IF([$'Mature Data'.D14]=&quot;&quot;;&quot;&quot;;[$'Mature Data'.D14])" office:value-type="string" office:string-value="2017-04-07" calcext:value-type="string">
            <text:p>2017-04-07</text:p>
          </table:table-cell>
          <table:table-cell table:style-name="ce15" table:formula="of:=IF([$'Mature Data'.E14]=&quot;&quot;;&quot;&quot;;[$'Mature Data'.E14])" office:value-type="float" office:value="1" calcext:value-type="float">
            <text:p>1</text:p>
          </table:table-cell>
          <table:table-cell table:style-name="ce15" table:formula="of:=IF([$'Mature Data'.F14]=&quot;&quot;;&quot;&quot;;[$'Mature Data'.F14])" office:value-type="float" office:value="0" calcext:value-type="float">
            <text:p>0</text:p>
          </table:table-cell>
          <table:table-cell table:style-name="ce15" table:formula="of:=IF([$'Mature Data'.G14]=&quot;&quot;;&quot;&quot;;[$'Mature Data'.G14])" office:value-type="float" office:value="0" calcext:value-type="float">
            <text:p>0</text:p>
          </table:table-cell>
          <table:table-cell table:style-name="ce15" table:formula="of:=IF([$'Mature Data'.H14]=&quot;&quot;;&quot;&quot;;[$'Mature Data'.H14])" office:value-type="float" office:value="0" calcext:value-type="float">
            <text:p>0</text:p>
          </table:table-cell>
          <table:table-cell table:style-name="ce15" table:formula="of:=IF([$'Mature Data'.I14]=&quot;&quot;;&quot;&quot;;[$'Mature Data'.I14])" office:value-type="float" office:value="0" calcext:value-type="float">
            <text:p>0</text:p>
          </table:table-cell>
          <table:table-cell table:style-name="ce22" table:formula="of:=IF([.D15]=&quot;&quot;;&quot;&quot;;SUM([.E15:.I15]))" office:value-type="float" office:value="1" calcext:value-type="float">
            <text:p>1</text:p>
          </table:table-cell>
          <table:table-cell table:style-name="ce26" table:formula="of:=IF([$'Mature Data'.K14]=&quot;&quot;;&quot;&quot;;[$'Mature Data'.K14])" office:value-type="float" office:value="4" calcext:value-type="float">
            <text:p>4</text:p>
          </table:table-cell>
          <table:table-cell table:style-name="ce26" table:formula="of:=IF([$'Mature Data'.L14]=&quot;&quot;;&quot;&quot;;[$'Mature Data'.L14])" office:value-type="float" office:value="0" calcext:value-type="float">
            <text:p>0</text:p>
          </table:table-cell>
          <table:table-cell table:style-name="ce26" table:formula="of:=IF([$'Mature Data'.M14]=&quot;&quot;;&quot;&quot;;[$'Mature Data'.M14])" office:value-type="float" office:value="0" calcext:value-type="float">
            <text:p>0</text:p>
          </table:table-cell>
          <table:table-cell table:style-name="ce26" table:formula="of:=IF([$'Mature Data'.N14]=&quot;&quot;;&quot;&quot;;[$'Mature Data'.N14])" office:value-type="float" office:value="1" calcext:value-type="float">
            <text:p>1</text:p>
          </table:table-cell>
          <table:table-cell table:style-name="ce26" table:formula="of:=IF([$'Mature Data'.O14]=&quot;&quot;;&quot;&quot;;[$'Mature Data'.O14])" office:value-type="float" office:value="0" calcext:value-type="float">
            <text:p>0</text:p>
          </table:table-cell>
          <table:table-cell table:style-name="ce31" table:formula="of:=IF([.J15]=&quot;&quot;;&quot;&quot;;SUM([.K15:.O15]))" office:value-type="float" office:value="5" calcext:value-type="float">
            <text:p>5</text:p>
          </table:table-cell>
          <table:table-cell table:style-name="ce7" table:formula="of:=IF([$'Mature Data'.Q14]=&quot;&quot;;&quot;&quot;;[$'Mature Data'.Q14])" office:value-type="float" office:value="0" calcext:value-type="float">
            <text:p>0</text:p>
          </table:table-cell>
          <table:table-cell table:style-name="ce7" table:formula="of:=IF([$'Mature Data'.R14]=&quot;&quot;;&quot;&quot;;[$'Mature Data'.R14])" office:value-type="float" office:value="0" calcext:value-type="float">
            <text:p>0</text:p>
          </table:table-cell>
          <table:table-cell table:style-name="ce7" table:formula="of:=IF([$'Mature Data'.S14]=&quot;&quot;;&quot;&quot;;[$'Mature Data'.S14])" office:value-type="float" office:value="0" calcext:value-type="float">
            <text:p>0</text:p>
          </table:table-cell>
          <table:table-cell table:style-name="ce7" table:formula="of:=IF([$'Mature Data'.T14]=&quot;&quot;;&quot;&quot;;[$'Mature Data'.T14])" office:value-type="float" office:value="0" calcext:value-type="float">
            <text:p>0</text:p>
          </table:table-cell>
          <table:table-cell table:style-name="ce7" table:formula="of:=IF([$'Mature Data'.U14]=&quot;&quot;;&quot;&quot;;[$'Mature Data'.U14])" office:value-type="float" office:value="0" calcext:value-type="float">
            <text:p>0</text:p>
          </table:table-cell>
          <table:table-cell table:style-name="ce7" table:formula="of:=IF([.P15]=&quot;&quot;;&quot;&quot;;SUM([.Q15:.U15]))" office:value-type="float" office:value="0" calcext:value-type="float">
            <text:p>0</text:p>
          </table:table-cell>
          <table:table-cell table:style-name="ce7" table:formula="of:=IF([$'Mature Data'.W14]=&quot;&quot;;&quot;&quot;;[$'Mature Data'.W14])" office:value-type="float" office:value="9" calcext:value-type="float">
            <text:p>9</text:p>
          </table:table-cell>
          <table:table-cell table:style-name="ce7" table:formula="of:=IF([$'Mature Data'.X14]=&quot;&quot;;&quot;&quot;;[$'Mature Data'.X14])" office:value-type="float" office:value="2" calcext:value-type="float">
            <text:p>2</text:p>
          </table:table-cell>
          <table:table-cell table:style-name="ce7" table:formula="of:=IF([$'Mature Data'.Y14]=&quot;&quot;;&quot;&quot;;[$'Mature Data'.Y14])" office:value-type="float" office:value="1" calcext:value-type="float">
            <text:p>1</text:p>
          </table:table-cell>
          <table:table-cell table:style-name="ce7" table:formula="of:=IF([$'Mature Data'.Z14]=&quot;&quot;;&quot;&quot;;[$'Mature Data'.Z14])" office:value-type="float" office:value="4" calcext:value-type="float">
            <text:p>4</text:p>
          </table:table-cell>
          <table:table-cell table:style-name="ce7" table:formula="of:=IF([$'Mature Data'.AA14]=&quot;&quot;;&quot;&quot;;[$'Mature Data'.AA14])" office:value-type="float" office:value="4" calcext:value-type="float">
            <text:p>4</text:p>
          </table:table-cell>
          <table:table-cell table:style-name="ce43" table:formula="of:=IF(ISERR(AVERAGE([.W15:.AA15])/20);&quot;&quot;;AVERAGE([.W15:.AA15])/20)" office:value-type="percentage" office:value="0.2" calcext:value-type="percentage">
            <text:p>20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]=&quot;&quot;;&quot;&quot;;[$'Mature Data'.A15])" office:value-type="string" office:string-value="105 A" calcext:value-type="string">
            <text:p>105 A</text:p>
          </table:table-cell>
          <table:table-cell table:style-name="ce7" table:formula="of:=IF([$'Mature Data'.B15]=&quot;&quot;;&quot;&quot;;[$'Mature Data'.B15])" office:value-type="string" office:string-value="Hamlin" calcext:value-type="string">
            <text:p>Hamlin</text:p>
          </table:table-cell>
          <table:table-cell table:style-name="ce7" table:formula="of:=IF([$'Mature Data'.C15]=&quot;&quot;;&quot;&quot;;[$'Mature Data'.C15])">
            <text:p/>
          </table:table-cell>
          <table:table-cell table:style-name="ce7" table:formula="of:=IF([$'Mature Data'.D15]=&quot;&quot;;&quot;&quot;;[$'Mature Data'.D15])">
            <text:p/>
          </table:table-cell>
          <table:table-cell table:style-name="ce15" table:formula="of:=IF([$'Mature Data'.E15]=&quot;&quot;;&quot;&quot;;[$'Mature Data'.E15])">
            <text:p/>
          </table:table-cell>
          <table:table-cell table:style-name="ce15" table:formula="of:=IF([$'Mature Data'.F15]=&quot;&quot;;&quot;&quot;;[$'Mature Data'.F15])">
            <text:p/>
          </table:table-cell>
          <table:table-cell table:style-name="ce15" table:formula="of:=IF([$'Mature Data'.G15]=&quot;&quot;;&quot;&quot;;[$'Mature Data'.G15])">
            <text:p/>
          </table:table-cell>
          <table:table-cell table:style-name="ce15" table:formula="of:=IF([$'Mature Data'.H15]=&quot;&quot;;&quot;&quot;;[$'Mature Data'.H15])">
            <text:p/>
          </table:table-cell>
          <table:table-cell table:style-name="ce15" table:formula="of:=IF([$'Mature Data'.I15]=&quot;&quot;;&quot;&quot;;[$'Mature Data'.I15])">
            <text:p/>
          </table:table-cell>
          <table:table-cell table:style-name="ce22" table:formula="of:=IF([.D16]=&quot;&quot;;&quot;&quot;;SUM([.E16:.I16]))">
            <text:p/>
          </table:table-cell>
          <table:table-cell table:style-name="ce26" table:formula="of:=IF([$'Mature Data'.K15]=&quot;&quot;;&quot;&quot;;[$'Mature Data'.K15])">
            <text:p/>
          </table:table-cell>
          <table:table-cell table:style-name="ce26" table:formula="of:=IF([$'Mature Data'.L15]=&quot;&quot;;&quot;&quot;;[$'Mature Data'.L15])">
            <text:p/>
          </table:table-cell>
          <table:table-cell table:style-name="ce26" table:formula="of:=IF([$'Mature Data'.M15]=&quot;&quot;;&quot;&quot;;[$'Mature Data'.M15])">
            <text:p/>
          </table:table-cell>
          <table:table-cell table:style-name="ce26" table:formula="of:=IF([$'Mature Data'.N15]=&quot;&quot;;&quot;&quot;;[$'Mature Data'.N15])">
            <text:p/>
          </table:table-cell>
          <table:table-cell table:style-name="ce26" table:formula="of:=IF([$'Mature Data'.O15]=&quot;&quot;;&quot;&quot;;[$'Mature Data'.O15])">
            <text:p/>
          </table:table-cell>
          <table:table-cell table:style-name="ce31" table:formula="of:=IF([.J16]=&quot;&quot;;&quot;&quot;;SUM([.K16:.O16]))">
            <text:p/>
          </table:table-cell>
          <table:table-cell table:style-name="ce7" table:formula="of:=IF([$'Mature Data'.Q15]=&quot;&quot;;&quot;&quot;;[$'Mature Data'.Q15])">
            <text:p/>
          </table:table-cell>
          <table:table-cell table:style-name="ce7" table:formula="of:=IF([$'Mature Data'.R15]=&quot;&quot;;&quot;&quot;;[$'Mature Data'.R15])">
            <text:p/>
          </table:table-cell>
          <table:table-cell table:style-name="ce7" table:formula="of:=IF([$'Mature Data'.S15]=&quot;&quot;;&quot;&quot;;[$'Mature Data'.S15])">
            <text:p/>
          </table:table-cell>
          <table:table-cell table:style-name="ce7" table:formula="of:=IF([$'Mature Data'.T15]=&quot;&quot;;&quot;&quot;;[$'Mature Data'.T15])">
            <text:p/>
          </table:table-cell>
          <table:table-cell table:style-name="ce7" table:formula="of:=IF([$'Mature Data'.U15]=&quot;&quot;;&quot;&quot;;[$'Mature Data'.U15])">
            <text:p/>
          </table:table-cell>
          <table:table-cell table:style-name="ce7" table:formula="of:=IF([.P16]=&quot;&quot;;&quot;&quot;;SUM([.Q16:.U16]))">
            <text:p/>
          </table:table-cell>
          <table:table-cell table:style-name="ce7" table:formula="of:=IF([$'Mature Data'.W15]=&quot;&quot;;&quot;&quot;;[$'Mature Data'.W15])">
            <text:p/>
          </table:table-cell>
          <table:table-cell table:style-name="ce7" table:formula="of:=IF([$'Mature Data'.X15]=&quot;&quot;;&quot;&quot;;[$'Mature Data'.X15])">
            <text:p/>
          </table:table-cell>
          <table:table-cell table:style-name="ce7" table:formula="of:=IF([$'Mature Data'.Y15]=&quot;&quot;;&quot;&quot;;[$'Mature Data'.Y15])">
            <text:p/>
          </table:table-cell>
          <table:table-cell table:style-name="ce7" table:formula="of:=IF([$'Mature Data'.Z15]=&quot;&quot;;&quot;&quot;;[$'Mature Data'.Z15])">
            <text:p/>
          </table:table-cell>
          <table:table-cell table:style-name="ce7" table:formula="of:=IF([$'Mature Data'.AA15]=&quot;&quot;;&quot;&quot;;[$'Mature Data'.AA15])">
            <text:p/>
          </table:table-cell>
          <table:table-cell table:style-name="ce43" table:formula="of:=IF(ISERR(AVERAGE([.W16:.AA16])/20);&quot;&quot;;AVERAGE([.W16:.AA1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]=&quot;&quot;;&quot;&quot;;[$'Mature Data'.A16])" office:value-type="string" office:string-value="105 B " calcext:value-type="string">
            <text:p>105 B </text:p>
          </table:table-cell>
          <table:table-cell table:style-name="ce7" table:formula="of:=IF([$'Mature Data'.B16]=&quot;&quot;;&quot;&quot;;[$'Mature Data'.B16])" office:value-type="string" office:string-value="Pineapple" calcext:value-type="string">
            <text:p>Pineapple</text:p>
          </table:table-cell>
          <table:table-cell table:style-name="ce7" table:formula="of:=IF([$'Mature Data'.C16]=&quot;&quot;;&quot;&quot;;[$'Mature Data'.C16])">
            <text:p/>
          </table:table-cell>
          <table:table-cell table:style-name="ce7" table:formula="of:=IF([$'Mature Data'.D16]=&quot;&quot;;&quot;&quot;;[$'Mature Data'.D16])">
            <text:p/>
          </table:table-cell>
          <table:table-cell table:style-name="ce15" table:formula="of:=IF([$'Mature Data'.E16]=&quot;&quot;;&quot;&quot;;[$'Mature Data'.E16])">
            <text:p/>
          </table:table-cell>
          <table:table-cell table:style-name="ce15" table:formula="of:=IF([$'Mature Data'.F16]=&quot;&quot;;&quot;&quot;;[$'Mature Data'.F16])">
            <text:p/>
          </table:table-cell>
          <table:table-cell table:style-name="ce15" table:formula="of:=IF([$'Mature Data'.G16]=&quot;&quot;;&quot;&quot;;[$'Mature Data'.G16])">
            <text:p/>
          </table:table-cell>
          <table:table-cell table:style-name="ce15" table:formula="of:=IF([$'Mature Data'.H16]=&quot;&quot;;&quot;&quot;;[$'Mature Data'.H16])">
            <text:p/>
          </table:table-cell>
          <table:table-cell table:style-name="ce15" table:formula="of:=IF([$'Mature Data'.I16]=&quot;&quot;;&quot;&quot;;[$'Mature Data'.I16])">
            <text:p/>
          </table:table-cell>
          <table:table-cell table:style-name="ce22" table:formula="of:=IF([.D17]=&quot;&quot;;&quot;&quot;;SUM([.E17:.I17]))">
            <text:p/>
          </table:table-cell>
          <table:table-cell table:style-name="ce26" table:formula="of:=IF([$'Mature Data'.K16]=&quot;&quot;;&quot;&quot;;[$'Mature Data'.K16])">
            <text:p/>
          </table:table-cell>
          <table:table-cell table:style-name="ce26" table:formula="of:=IF([$'Mature Data'.L16]=&quot;&quot;;&quot;&quot;;[$'Mature Data'.L16])">
            <text:p/>
          </table:table-cell>
          <table:table-cell table:style-name="ce26" table:formula="of:=IF([$'Mature Data'.M16]=&quot;&quot;;&quot;&quot;;[$'Mature Data'.M16])">
            <text:p/>
          </table:table-cell>
          <table:table-cell table:style-name="ce26" table:formula="of:=IF([$'Mature Data'.N16]=&quot;&quot;;&quot;&quot;;[$'Mature Data'.N16])">
            <text:p/>
          </table:table-cell>
          <table:table-cell table:style-name="ce26" table:formula="of:=IF([$'Mature Data'.O16]=&quot;&quot;;&quot;&quot;;[$'Mature Data'.O16])">
            <text:p/>
          </table:table-cell>
          <table:table-cell table:style-name="ce31" table:formula="of:=IF([.J17]=&quot;&quot;;&quot;&quot;;SUM([.K17:.O17]))">
            <text:p/>
          </table:table-cell>
          <table:table-cell table:style-name="ce7" table:formula="of:=IF([$'Mature Data'.Q16]=&quot;&quot;;&quot;&quot;;[$'Mature Data'.Q16])">
            <text:p/>
          </table:table-cell>
          <table:table-cell table:style-name="ce7" table:formula="of:=IF([$'Mature Data'.R16]=&quot;&quot;;&quot;&quot;;[$'Mature Data'.R16])">
            <text:p/>
          </table:table-cell>
          <table:table-cell table:style-name="ce7" table:formula="of:=IF([$'Mature Data'.S16]=&quot;&quot;;&quot;&quot;;[$'Mature Data'.S16])">
            <text:p/>
          </table:table-cell>
          <table:table-cell table:style-name="ce7" table:formula="of:=IF([$'Mature Data'.T16]=&quot;&quot;;&quot;&quot;;[$'Mature Data'.T16])">
            <text:p/>
          </table:table-cell>
          <table:table-cell table:style-name="ce7" table:formula="of:=IF([$'Mature Data'.U16]=&quot;&quot;;&quot;&quot;;[$'Mature Data'.U16])">
            <text:p/>
          </table:table-cell>
          <table:table-cell table:style-name="ce7" table:formula="of:=IF([.P17]=&quot;&quot;;&quot;&quot;;SUM([.Q17:.U17]))">
            <text:p/>
          </table:table-cell>
          <table:table-cell table:style-name="ce7" table:formula="of:=IF([$'Mature Data'.W16]=&quot;&quot;;&quot;&quot;;[$'Mature Data'.W16])">
            <text:p/>
          </table:table-cell>
          <table:table-cell table:style-name="ce7" table:formula="of:=IF([$'Mature Data'.X16]=&quot;&quot;;&quot;&quot;;[$'Mature Data'.X16])">
            <text:p/>
          </table:table-cell>
          <table:table-cell table:style-name="ce7" table:formula="of:=IF([$'Mature Data'.Y16]=&quot;&quot;;&quot;&quot;;[$'Mature Data'.Y16])">
            <text:p/>
          </table:table-cell>
          <table:table-cell table:style-name="ce7" table:formula="of:=IF([$'Mature Data'.Z16]=&quot;&quot;;&quot;&quot;;[$'Mature Data'.Z16])">
            <text:p/>
          </table:table-cell>
          <table:table-cell table:style-name="ce7" table:formula="of:=IF([$'Mature Data'.AA16]=&quot;&quot;;&quot;&quot;;[$'Mature Data'.AA16])">
            <text:p/>
          </table:table-cell>
          <table:table-cell table:style-name="ce43" table:formula="of:=IF(ISERR(AVERAGE([.W17:.AA17])/20);&quot;&quot;;AVERAGE([.W17:.AA1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]=&quot;&quot;;&quot;&quot;;[$'Mature Data'.A17])" office:value-type="string" office:string-value="105 C" calcext:value-type="string">
            <text:p>105 C</text:p>
          </table:table-cell>
          <table:table-cell table:style-name="ce7" table:formula="of:=IF([$'Mature Data'.B17]=&quot;&quot;;&quot;&quot;;[$'Mature Data'.B17])" office:value-type="string" office:string-value="Pineapple" calcext:value-type="string">
            <text:p>Pineapple</text:p>
          </table:table-cell>
          <table:table-cell table:style-name="ce7" table:formula="of:=IF([$'Mature Data'.C17]=&quot;&quot;;&quot;&quot;;[$'Mature Data'.C17])">
            <text:p/>
          </table:table-cell>
          <table:table-cell table:style-name="ce7" table:formula="of:=IF([$'Mature Data'.D17]=&quot;&quot;;&quot;&quot;;[$'Mature Data'.D17])">
            <text:p/>
          </table:table-cell>
          <table:table-cell table:style-name="ce15" table:formula="of:=IF([$'Mature Data'.E17]=&quot;&quot;;&quot;&quot;;[$'Mature Data'.E17])">
            <text:p/>
          </table:table-cell>
          <table:table-cell table:style-name="ce15" table:formula="of:=IF([$'Mature Data'.F17]=&quot;&quot;;&quot;&quot;;[$'Mature Data'.F17])">
            <text:p/>
          </table:table-cell>
          <table:table-cell table:style-name="ce15" table:formula="of:=IF([$'Mature Data'.G17]=&quot;&quot;;&quot;&quot;;[$'Mature Data'.G17])">
            <text:p/>
          </table:table-cell>
          <table:table-cell table:style-name="ce15" table:formula="of:=IF([$'Mature Data'.H17]=&quot;&quot;;&quot;&quot;;[$'Mature Data'.H17])">
            <text:p/>
          </table:table-cell>
          <table:table-cell table:style-name="ce15" table:formula="of:=IF([$'Mature Data'.I17]=&quot;&quot;;&quot;&quot;;[$'Mature Data'.I17])">
            <text:p/>
          </table:table-cell>
          <table:table-cell table:style-name="ce22" table:formula="of:=IF([.D18]=&quot;&quot;;&quot;&quot;;SUM([.E18:.I18]))">
            <text:p/>
          </table:table-cell>
          <table:table-cell table:style-name="ce26" table:formula="of:=IF([$'Mature Data'.K17]=&quot;&quot;;&quot;&quot;;[$'Mature Data'.K17])">
            <text:p/>
          </table:table-cell>
          <table:table-cell table:style-name="ce26" table:formula="of:=IF([$'Mature Data'.L17]=&quot;&quot;;&quot;&quot;;[$'Mature Data'.L17])">
            <text:p/>
          </table:table-cell>
          <table:table-cell table:style-name="ce26" table:formula="of:=IF([$'Mature Data'.M17]=&quot;&quot;;&quot;&quot;;[$'Mature Data'.M17])">
            <text:p/>
          </table:table-cell>
          <table:table-cell table:style-name="ce26" table:formula="of:=IF([$'Mature Data'.N17]=&quot;&quot;;&quot;&quot;;[$'Mature Data'.N17])">
            <text:p/>
          </table:table-cell>
          <table:table-cell table:style-name="ce26" table:formula="of:=IF([$'Mature Data'.O17]=&quot;&quot;;&quot;&quot;;[$'Mature Data'.O17])">
            <text:p/>
          </table:table-cell>
          <table:table-cell table:style-name="ce31" table:formula="of:=IF([.J18]=&quot;&quot;;&quot;&quot;;SUM([.K18:.O18]))">
            <text:p/>
          </table:table-cell>
          <table:table-cell table:style-name="ce7" table:formula="of:=IF([$'Mature Data'.Q17]=&quot;&quot;;&quot;&quot;;[$'Mature Data'.Q17])">
            <text:p/>
          </table:table-cell>
          <table:table-cell table:style-name="ce7" table:formula="of:=IF([$'Mature Data'.R17]=&quot;&quot;;&quot;&quot;;[$'Mature Data'.R17])">
            <text:p/>
          </table:table-cell>
          <table:table-cell table:style-name="ce7" table:formula="of:=IF([$'Mature Data'.S17]=&quot;&quot;;&quot;&quot;;[$'Mature Data'.S17])">
            <text:p/>
          </table:table-cell>
          <table:table-cell table:style-name="ce7" table:formula="of:=IF([$'Mature Data'.T17]=&quot;&quot;;&quot;&quot;;[$'Mature Data'.T17])">
            <text:p/>
          </table:table-cell>
          <table:table-cell table:style-name="ce7" table:formula="of:=IF([$'Mature Data'.U17]=&quot;&quot;;&quot;&quot;;[$'Mature Data'.U17])">
            <text:p/>
          </table:table-cell>
          <table:table-cell table:style-name="ce7" table:formula="of:=IF([.P18]=&quot;&quot;;&quot;&quot;;SUM([.Q18:.U18]))">
            <text:p/>
          </table:table-cell>
          <table:table-cell table:style-name="ce7" table:formula="of:=IF([$'Mature Data'.W17]=&quot;&quot;;&quot;&quot;;[$'Mature Data'.W17])">
            <text:p/>
          </table:table-cell>
          <table:table-cell table:style-name="ce7" table:formula="of:=IF([$'Mature Data'.X17]=&quot;&quot;;&quot;&quot;;[$'Mature Data'.X17])">
            <text:p/>
          </table:table-cell>
          <table:table-cell table:style-name="ce7" table:formula="of:=IF([$'Mature Data'.Y17]=&quot;&quot;;&quot;&quot;;[$'Mature Data'.Y17])">
            <text:p/>
          </table:table-cell>
          <table:table-cell table:style-name="ce7" table:formula="of:=IF([$'Mature Data'.Z17]=&quot;&quot;;&quot;&quot;;[$'Mature Data'.Z17])">
            <text:p/>
          </table:table-cell>
          <table:table-cell table:style-name="ce7" table:formula="of:=IF([$'Mature Data'.AA17]=&quot;&quot;;&quot;&quot;;[$'Mature Data'.AA17])">
            <text:p/>
          </table:table-cell>
          <table:table-cell table:style-name="ce43" table:formula="of:=IF(ISERR(AVERAGE([.W18:.AA18])/20);&quot;&quot;;AVERAGE([.W18:.AA1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]=&quot;&quot;;&quot;&quot;;[$'Mature Data'.A18])" office:value-type="string" office:string-value="105 D" calcext:value-type="string">
            <text:p>105 D</text:p>
          </table:table-cell>
          <table:table-cell table:style-name="ce7" table:formula="of:=IF([$'Mature Data'.B18]=&quot;&quot;;&quot;&quot;;[$'Mature Data'.B18])" office:value-type="string" office:string-value="Ruby Red" calcext:value-type="string">
            <text:p>Ruby Red</text:p>
          </table:table-cell>
          <table:table-cell table:style-name="ce7" table:formula="of:=IF([$'Mature Data'.C18]=&quot;&quot;;&quot;&quot;;[$'Mature Data'.C18])">
            <text:p/>
          </table:table-cell>
          <table:table-cell table:style-name="ce7" table:formula="of:=IF([$'Mature Data'.D18]=&quot;&quot;;&quot;&quot;;[$'Mature Data'.D18])">
            <text:p/>
          </table:table-cell>
          <table:table-cell table:style-name="ce15" table:formula="of:=IF([$'Mature Data'.E18]=&quot;&quot;;&quot;&quot;;[$'Mature Data'.E18])">
            <text:p/>
          </table:table-cell>
          <table:table-cell table:style-name="ce15" table:formula="of:=IF([$'Mature Data'.F18]=&quot;&quot;;&quot;&quot;;[$'Mature Data'.F18])">
            <text:p/>
          </table:table-cell>
          <table:table-cell table:style-name="ce15" table:formula="of:=IF([$'Mature Data'.G18]=&quot;&quot;;&quot;&quot;;[$'Mature Data'.G18])">
            <text:p/>
          </table:table-cell>
          <table:table-cell table:style-name="ce15" table:formula="of:=IF([$'Mature Data'.H18]=&quot;&quot;;&quot;&quot;;[$'Mature Data'.H18])">
            <text:p/>
          </table:table-cell>
          <table:table-cell table:style-name="ce15" table:formula="of:=IF([$'Mature Data'.I18]=&quot;&quot;;&quot;&quot;;[$'Mature Data'.I18])">
            <text:p/>
          </table:table-cell>
          <table:table-cell table:style-name="ce22" table:formula="of:=IF([.D19]=&quot;&quot;;&quot;&quot;;SUM([.E19:.I19]))">
            <text:p/>
          </table:table-cell>
          <table:table-cell table:style-name="ce26" table:formula="of:=IF([$'Mature Data'.K18]=&quot;&quot;;&quot;&quot;;[$'Mature Data'.K18])">
            <text:p/>
          </table:table-cell>
          <table:table-cell table:style-name="ce26" table:formula="of:=IF([$'Mature Data'.L18]=&quot;&quot;;&quot;&quot;;[$'Mature Data'.L18])">
            <text:p/>
          </table:table-cell>
          <table:table-cell table:style-name="ce26" table:formula="of:=IF([$'Mature Data'.M18]=&quot;&quot;;&quot;&quot;;[$'Mature Data'.M18])">
            <text:p/>
          </table:table-cell>
          <table:table-cell table:style-name="ce26" table:formula="of:=IF([$'Mature Data'.N18]=&quot;&quot;;&quot;&quot;;[$'Mature Data'.N18])">
            <text:p/>
          </table:table-cell>
          <table:table-cell table:style-name="ce26" table:formula="of:=IF([$'Mature Data'.O18]=&quot;&quot;;&quot;&quot;;[$'Mature Data'.O18])">
            <text:p/>
          </table:table-cell>
          <table:table-cell table:style-name="ce31" table:formula="of:=IF([.J19]=&quot;&quot;;&quot;&quot;;SUM([.K19:.O19]))">
            <text:p/>
          </table:table-cell>
          <table:table-cell table:style-name="ce7" table:formula="of:=IF([$'Mature Data'.Q18]=&quot;&quot;;&quot;&quot;;[$'Mature Data'.Q18])">
            <text:p/>
          </table:table-cell>
          <table:table-cell table:style-name="ce7" table:formula="of:=IF([$'Mature Data'.R18]=&quot;&quot;;&quot;&quot;;[$'Mature Data'.R18])">
            <text:p/>
          </table:table-cell>
          <table:table-cell table:style-name="ce7" table:formula="of:=IF([$'Mature Data'.S18]=&quot;&quot;;&quot;&quot;;[$'Mature Data'.S18])">
            <text:p/>
          </table:table-cell>
          <table:table-cell table:style-name="ce7" table:formula="of:=IF([$'Mature Data'.T18]=&quot;&quot;;&quot;&quot;;[$'Mature Data'.T18])">
            <text:p/>
          </table:table-cell>
          <table:table-cell table:style-name="ce7" table:formula="of:=IF([$'Mature Data'.U18]=&quot;&quot;;&quot;&quot;;[$'Mature Data'.U18])">
            <text:p/>
          </table:table-cell>
          <table:table-cell table:style-name="ce7" table:formula="of:=IF([.P19]=&quot;&quot;;&quot;&quot;;SUM([.Q19:.U19]))">
            <text:p/>
          </table:table-cell>
          <table:table-cell table:style-name="ce7" table:formula="of:=IF([$'Mature Data'.W18]=&quot;&quot;;&quot;&quot;;[$'Mature Data'.W18])">
            <text:p/>
          </table:table-cell>
          <table:table-cell table:style-name="ce7" table:formula="of:=IF([$'Mature Data'.X18]=&quot;&quot;;&quot;&quot;;[$'Mature Data'.X18])">
            <text:p/>
          </table:table-cell>
          <table:table-cell table:style-name="ce7" table:formula="of:=IF([$'Mature Data'.Y18]=&quot;&quot;;&quot;&quot;;[$'Mature Data'.Y18])">
            <text:p/>
          </table:table-cell>
          <table:table-cell table:style-name="ce7" table:formula="of:=IF([$'Mature Data'.Z18]=&quot;&quot;;&quot;&quot;;[$'Mature Data'.Z18])">
            <text:p/>
          </table:table-cell>
          <table:table-cell table:style-name="ce7" table:formula="of:=IF([$'Mature Data'.AA18]=&quot;&quot;;&quot;&quot;;[$'Mature Data'.AA18])">
            <text:p/>
          </table:table-cell>
          <table:table-cell table:style-name="ce43" table:formula="of:=IF(ISERR(AVERAGE([.W19:.AA19])/20);&quot;&quot;;AVERAGE([.W19:.AA1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]=&quot;&quot;;&quot;&quot;;[$'Mature Data'.A19])" office:value-type="string" office:string-value="53 C West 1" calcext:value-type="string">
            <text:p>53 C West 1</text:p>
          </table:table-cell>
          <table:table-cell table:style-name="ce7" table:formula="of:=IF([$'Mature Data'.B19]=&quot;&quot;;&quot;&quot;;[$'Mature Data'.B19])" office:value-type="string" office:string-value="Valencia" calcext:value-type="string">
            <text:p>Valencia</text:p>
          </table:table-cell>
          <table:table-cell table:style-name="ce7" table:formula="of:=IF([$'Mature Data'.C19]=&quot;&quot;;&quot;&quot;;[$'Mature Data'.C19])">
            <text:p/>
          </table:table-cell>
          <table:table-cell table:style-name="ce7" table:formula="of:=IF([$'Mature Data'.D19]=&quot;&quot;;&quot;&quot;;[$'Mature Data'.D19])">
            <text:p/>
          </table:table-cell>
          <table:table-cell table:style-name="ce15" table:formula="of:=IF([$'Mature Data'.E19]=&quot;&quot;;&quot;&quot;;[$'Mature Data'.E19])">
            <text:p/>
          </table:table-cell>
          <table:table-cell table:style-name="ce15" table:formula="of:=IF([$'Mature Data'.F19]=&quot;&quot;;&quot;&quot;;[$'Mature Data'.F19])">
            <text:p/>
          </table:table-cell>
          <table:table-cell table:style-name="ce15" table:formula="of:=IF([$'Mature Data'.G19]=&quot;&quot;;&quot;&quot;;[$'Mature Data'.G19])">
            <text:p/>
          </table:table-cell>
          <table:table-cell table:style-name="ce15" table:formula="of:=IF([$'Mature Data'.H19]=&quot;&quot;;&quot;&quot;;[$'Mature Data'.H19])">
            <text:p/>
          </table:table-cell>
          <table:table-cell table:style-name="ce15" table:formula="of:=IF([$'Mature Data'.I19]=&quot;&quot;;&quot;&quot;;[$'Mature Data'.I19])">
            <text:p/>
          </table:table-cell>
          <table:table-cell table:style-name="ce22" table:formula="of:=IF([.D20]=&quot;&quot;;&quot;&quot;;SUM([.E20:.I20]))">
            <text:p/>
          </table:table-cell>
          <table:table-cell table:style-name="ce26" table:formula="of:=IF([$'Mature Data'.K19]=&quot;&quot;;&quot;&quot;;[$'Mature Data'.K19])">
            <text:p/>
          </table:table-cell>
          <table:table-cell table:style-name="ce26" table:formula="of:=IF([$'Mature Data'.L19]=&quot;&quot;;&quot;&quot;;[$'Mature Data'.L19])">
            <text:p/>
          </table:table-cell>
          <table:table-cell table:style-name="ce26" table:formula="of:=IF([$'Mature Data'.M19]=&quot;&quot;;&quot;&quot;;[$'Mature Data'.M19])">
            <text:p/>
          </table:table-cell>
          <table:table-cell table:style-name="ce26" table:formula="of:=IF([$'Mature Data'.N19]=&quot;&quot;;&quot;&quot;;[$'Mature Data'.N19])">
            <text:p/>
          </table:table-cell>
          <table:table-cell table:style-name="ce26" table:formula="of:=IF([$'Mature Data'.O19]=&quot;&quot;;&quot;&quot;;[$'Mature Data'.O19])">
            <text:p/>
          </table:table-cell>
          <table:table-cell table:style-name="ce31" table:formula="of:=IF([.J20]=&quot;&quot;;&quot;&quot;;SUM([.K20:.O20]))">
            <text:p/>
          </table:table-cell>
          <table:table-cell table:style-name="ce7" table:formula="of:=IF([$'Mature Data'.Q19]=&quot;&quot;;&quot;&quot;;[$'Mature Data'.Q19])">
            <text:p/>
          </table:table-cell>
          <table:table-cell table:style-name="ce7" table:formula="of:=IF([$'Mature Data'.R19]=&quot;&quot;;&quot;&quot;;[$'Mature Data'.R19])">
            <text:p/>
          </table:table-cell>
          <table:table-cell table:style-name="ce7" table:formula="of:=IF([$'Mature Data'.S19]=&quot;&quot;;&quot;&quot;;[$'Mature Data'.S19])">
            <text:p/>
          </table:table-cell>
          <table:table-cell table:style-name="ce7" table:formula="of:=IF([$'Mature Data'.T19]=&quot;&quot;;&quot;&quot;;[$'Mature Data'.T19])">
            <text:p/>
          </table:table-cell>
          <table:table-cell table:style-name="ce7" table:formula="of:=IF([$'Mature Data'.U19]=&quot;&quot;;&quot;&quot;;[$'Mature Data'.U19])">
            <text:p/>
          </table:table-cell>
          <table:table-cell table:style-name="ce7" table:formula="of:=IF([.P20]=&quot;&quot;;&quot;&quot;;SUM([.Q20:.U20]))">
            <text:p/>
          </table:table-cell>
          <table:table-cell table:style-name="ce7" table:formula="of:=IF([$'Mature Data'.W19]=&quot;&quot;;&quot;&quot;;[$'Mature Data'.W19])">
            <text:p/>
          </table:table-cell>
          <table:table-cell table:style-name="ce7" table:formula="of:=IF([$'Mature Data'.X19]=&quot;&quot;;&quot;&quot;;[$'Mature Data'.X19])">
            <text:p/>
          </table:table-cell>
          <table:table-cell table:style-name="ce7" table:formula="of:=IF([$'Mature Data'.Y19]=&quot;&quot;;&quot;&quot;;[$'Mature Data'.Y19])">
            <text:p/>
          </table:table-cell>
          <table:table-cell table:style-name="ce7" table:formula="of:=IF([$'Mature Data'.Z19]=&quot;&quot;;&quot;&quot;;[$'Mature Data'.Z19])">
            <text:p/>
          </table:table-cell>
          <table:table-cell table:style-name="ce7" table:formula="of:=IF([$'Mature Data'.AA19]=&quot;&quot;;&quot;&quot;;[$'Mature Data'.AA19])">
            <text:p/>
          </table:table-cell>
          <table:table-cell table:style-name="ce43" table:formula="of:=IF(ISERR(AVERAGE([.W20:.AA20])/20);&quot;&quot;;AVERAGE([.W20:.AA2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0]=&quot;&quot;;&quot;&quot;;[$'Mature Data'.A20])" office:value-type="string" office:string-value="53 C West 2" calcext:value-type="string">
            <text:p>53 C West 2</text:p>
          </table:table-cell>
          <table:table-cell table:style-name="ce7" table:formula="of:=IF([$'Mature Data'.B20]=&quot;&quot;;&quot;&quot;;[$'Mature Data'.B20])" office:value-type="string" office:string-value="Valencia" calcext:value-type="string">
            <text:p>Valencia</text:p>
          </table:table-cell>
          <table:table-cell table:style-name="ce7" table:formula="of:=IF([$'Mature Data'.C20]=&quot;&quot;;&quot;&quot;;[$'Mature Data'.C20])">
            <text:p/>
          </table:table-cell>
          <table:table-cell table:style-name="ce7" table:formula="of:=IF([$'Mature Data'.D20]=&quot;&quot;;&quot;&quot;;[$'Mature Data'.D20])">
            <text:p/>
          </table:table-cell>
          <table:table-cell table:style-name="ce15" table:formula="of:=IF([$'Mature Data'.E20]=&quot;&quot;;&quot;&quot;;[$'Mature Data'.E20])">
            <text:p/>
          </table:table-cell>
          <table:table-cell table:style-name="ce15" table:formula="of:=IF([$'Mature Data'.F20]=&quot;&quot;;&quot;&quot;;[$'Mature Data'.F20])">
            <text:p/>
          </table:table-cell>
          <table:table-cell table:style-name="ce15" table:formula="of:=IF([$'Mature Data'.G20]=&quot;&quot;;&quot;&quot;;[$'Mature Data'.G20])">
            <text:p/>
          </table:table-cell>
          <table:table-cell table:style-name="ce15" table:formula="of:=IF([$'Mature Data'.H20]=&quot;&quot;;&quot;&quot;;[$'Mature Data'.H20])">
            <text:p/>
          </table:table-cell>
          <table:table-cell table:style-name="ce15" table:formula="of:=IF([$'Mature Data'.I20]=&quot;&quot;;&quot;&quot;;[$'Mature Data'.I20])">
            <text:p/>
          </table:table-cell>
          <table:table-cell table:style-name="ce22" table:formula="of:=IF([.D21]=&quot;&quot;;&quot;&quot;;SUM([.E21:.I21]))">
            <text:p/>
          </table:table-cell>
          <table:table-cell table:style-name="ce26" table:formula="of:=IF([$'Mature Data'.K20]=&quot;&quot;;&quot;&quot;;[$'Mature Data'.K20])">
            <text:p/>
          </table:table-cell>
          <table:table-cell table:style-name="ce26" table:formula="of:=IF([$'Mature Data'.L20]=&quot;&quot;;&quot;&quot;;[$'Mature Data'.L20])">
            <text:p/>
          </table:table-cell>
          <table:table-cell table:style-name="ce26" table:formula="of:=IF([$'Mature Data'.M20]=&quot;&quot;;&quot;&quot;;[$'Mature Data'.M20])">
            <text:p/>
          </table:table-cell>
          <table:table-cell table:style-name="ce26" table:formula="of:=IF([$'Mature Data'.N20]=&quot;&quot;;&quot;&quot;;[$'Mature Data'.N20])">
            <text:p/>
          </table:table-cell>
          <table:table-cell table:style-name="ce26" table:formula="of:=IF([$'Mature Data'.O20]=&quot;&quot;;&quot;&quot;;[$'Mature Data'.O20])">
            <text:p/>
          </table:table-cell>
          <table:table-cell table:style-name="ce31" table:formula="of:=IF([.J21]=&quot;&quot;;&quot;&quot;;SUM([.K21:.O21]))">
            <text:p/>
          </table:table-cell>
          <table:table-cell table:style-name="ce7" table:formula="of:=IF([$'Mature Data'.Q20]=&quot;&quot;;&quot;&quot;;[$'Mature Data'.Q20])">
            <text:p/>
          </table:table-cell>
          <table:table-cell table:style-name="ce7" table:formula="of:=IF([$'Mature Data'.R20]=&quot;&quot;;&quot;&quot;;[$'Mature Data'.R20])">
            <text:p/>
          </table:table-cell>
          <table:table-cell table:style-name="ce7" table:formula="of:=IF([$'Mature Data'.S20]=&quot;&quot;;&quot;&quot;;[$'Mature Data'.S20])">
            <text:p/>
          </table:table-cell>
          <table:table-cell table:style-name="ce7" table:formula="of:=IF([$'Mature Data'.T20]=&quot;&quot;;&quot;&quot;;[$'Mature Data'.T20])">
            <text:p/>
          </table:table-cell>
          <table:table-cell table:style-name="ce7" table:formula="of:=IF([$'Mature Data'.U20]=&quot;&quot;;&quot;&quot;;[$'Mature Data'.U20])">
            <text:p/>
          </table:table-cell>
          <table:table-cell table:style-name="ce7" table:formula="of:=IF([.P21]=&quot;&quot;;&quot;&quot;;SUM([.Q21:.U21]))">
            <text:p/>
          </table:table-cell>
          <table:table-cell table:style-name="ce7" table:formula="of:=IF([$'Mature Data'.W20]=&quot;&quot;;&quot;&quot;;[$'Mature Data'.W20])">
            <text:p/>
          </table:table-cell>
          <table:table-cell table:style-name="ce7" table:formula="of:=IF([$'Mature Data'.X20]=&quot;&quot;;&quot;&quot;;[$'Mature Data'.X20])">
            <text:p/>
          </table:table-cell>
          <table:table-cell table:style-name="ce7" table:formula="of:=IF([$'Mature Data'.Y20]=&quot;&quot;;&quot;&quot;;[$'Mature Data'.Y20])">
            <text:p/>
          </table:table-cell>
          <table:table-cell table:style-name="ce7" table:formula="of:=IF([$'Mature Data'.Z20]=&quot;&quot;;&quot;&quot;;[$'Mature Data'.Z20])">
            <text:p/>
          </table:table-cell>
          <table:table-cell table:style-name="ce7" table:formula="of:=IF([$'Mature Data'.AA20]=&quot;&quot;;&quot;&quot;;[$'Mature Data'.AA20])">
            <text:p/>
          </table:table-cell>
          <table:table-cell table:style-name="ce43" table:formula="of:=IF(ISERR(AVERAGE([.W21:.AA21])/20);&quot;&quot;;AVERAGE([.W21:.AA2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1]=&quot;&quot;;&quot;&quot;;[$'Mature Data'.A21])" office:value-type="string" office:string-value="53 D 1 (West)" calcext:value-type="string">
            <text:p>53 D 1 (West)</text:p>
          </table:table-cell>
          <table:table-cell table:style-name="ce7" table:formula="of:=IF([$'Mature Data'.B21]=&quot;&quot;;&quot;&quot;;[$'Mature Data'.B21])" office:value-type="string" office:string-value="Hamlin" calcext:value-type="string">
            <text:p>Hamlin</text:p>
          </table:table-cell>
          <table:table-cell table:style-name="ce7" table:formula="of:=IF([$'Mature Data'.C21]=&quot;&quot;;&quot;&quot;;[$'Mature Data'.C21])">
            <text:p/>
          </table:table-cell>
          <table:table-cell table:style-name="ce7" table:formula="of:=IF([$'Mature Data'.D21]=&quot;&quot;;&quot;&quot;;[$'Mature Data'.D21])" office:value-type="string" office:string-value="2017-04-05" calcext:value-type="string">
            <text:p>2017-04-05</text:p>
          </table:table-cell>
          <table:table-cell table:style-name="ce15" table:formula="of:=IF([$'Mature Data'.E21]=&quot;&quot;;&quot;&quot;;[$'Mature Data'.E21])">
            <text:p/>
          </table:table-cell>
          <table:table-cell table:style-name="ce15" table:formula="of:=IF([$'Mature Data'.F21]=&quot;&quot;;&quot;&quot;;[$'Mature Data'.F21])">
            <text:p/>
          </table:table-cell>
          <table:table-cell table:style-name="ce15" table:formula="of:=IF([$'Mature Data'.G21]=&quot;&quot;;&quot;&quot;;[$'Mature Data'.G21])" office:value-type="float" office:value="0" calcext:value-type="float">
            <text:p>0</text:p>
          </table:table-cell>
          <table:table-cell table:style-name="ce15" table:formula="of:=IF([$'Mature Data'.H21]=&quot;&quot;;&quot;&quot;;[$'Mature Data'.H21])" office:value-type="float" office:value="0" calcext:value-type="float">
            <text:p>0</text:p>
          </table:table-cell>
          <table:table-cell table:style-name="ce15" table:formula="of:=IF([$'Mature Data'.I21]=&quot;&quot;;&quot;&quot;;[$'Mature Data'.I21])" office:value-type="float" office:value="2" calcext:value-type="float">
            <text:p>2</text:p>
          </table:table-cell>
          <table:table-cell table:style-name="ce22" table:formula="of:=IF([.D22]=&quot;&quot;;&quot;&quot;;SUM([.E22:.I22]))" office:value-type="float" office:value="2" calcext:value-type="float">
            <text:p>2</text:p>
          </table:table-cell>
          <table:table-cell table:style-name="ce26" table:formula="of:=IF([$'Mature Data'.K21]=&quot;&quot;;&quot;&quot;;[$'Mature Data'.K21])">
            <text:p/>
          </table:table-cell>
          <table:table-cell table:style-name="ce26" table:formula="of:=IF([$'Mature Data'.L21]=&quot;&quot;;&quot;&quot;;[$'Mature Data'.L21])">
            <text:p/>
          </table:table-cell>
          <table:table-cell table:style-name="ce26" table:formula="of:=IF([$'Mature Data'.M21]=&quot;&quot;;&quot;&quot;;[$'Mature Data'.M21])" office:value-type="float" office:value="1" calcext:value-type="float">
            <text:p>1</text:p>
          </table:table-cell>
          <table:table-cell table:style-name="ce26" table:formula="of:=IF([$'Mature Data'.N21]=&quot;&quot;;&quot;&quot;;[$'Mature Data'.N21])" office:value-type="float" office:value="7" calcext:value-type="float">
            <text:p>7</text:p>
          </table:table-cell>
          <table:table-cell table:style-name="ce26" table:formula="of:=IF([$'Mature Data'.O21]=&quot;&quot;;&quot;&quot;;[$'Mature Data'.O21])" office:value-type="float" office:value="7" calcext:value-type="float">
            <text:p>7</text:p>
          </table:table-cell>
          <table:table-cell table:style-name="ce31" table:formula="of:=IF([.J22]=&quot;&quot;;&quot;&quot;;SUM([.K22:.O22]))" office:value-type="float" office:value="15" calcext:value-type="float">
            <text:p>15</text:p>
          </table:table-cell>
          <table:table-cell table:style-name="ce7" table:formula="of:=IF([$'Mature Data'.Q21]=&quot;&quot;;&quot;&quot;;[$'Mature Data'.Q21])">
            <text:p/>
          </table:table-cell>
          <table:table-cell table:style-name="ce7" table:formula="of:=IF([$'Mature Data'.R21]=&quot;&quot;;&quot;&quot;;[$'Mature Data'.R21])">
            <text:p/>
          </table:table-cell>
          <table:table-cell table:style-name="ce7" table:formula="of:=IF([$'Mature Data'.S21]=&quot;&quot;;&quot;&quot;;[$'Mature Data'.S21])" office:value-type="float" office:value="0" calcext:value-type="float">
            <text:p>0</text:p>
          </table:table-cell>
          <table:table-cell table:style-name="ce7" table:formula="of:=IF([$'Mature Data'.T21]=&quot;&quot;;&quot;&quot;;[$'Mature Data'.T21])" office:value-type="float" office:value="0" calcext:value-type="float">
            <text:p>0</text:p>
          </table:table-cell>
          <table:table-cell table:style-name="ce7" table:formula="of:=IF([$'Mature Data'.U21]=&quot;&quot;;&quot;&quot;;[$'Mature Data'.U21])" office:value-type="float" office:value="0" calcext:value-type="float">
            <text:p>0</text:p>
          </table:table-cell>
          <table:table-cell table:style-name="ce7" table:formula="of:=IF([.P22]=&quot;&quot;;&quot;&quot;;SUM([.Q22:.U22]))" office:value-type="float" office:value="0" calcext:value-type="float">
            <text:p>0</text:p>
          </table:table-cell>
          <table:table-cell table:style-name="ce7" table:formula="of:=IF([$'Mature Data'.W21]=&quot;&quot;;&quot;&quot;;[$'Mature Data'.W21])">
            <text:p/>
          </table:table-cell>
          <table:table-cell table:style-name="ce7" table:formula="of:=IF([$'Mature Data'.X21]=&quot;&quot;;&quot;&quot;;[$'Mature Data'.X21])">
            <text:p/>
          </table:table-cell>
          <table:table-cell table:style-name="ce7" table:formula="of:=IF([$'Mature Data'.Y21]=&quot;&quot;;&quot;&quot;;[$'Mature Data'.Y21])" office:value-type="float" office:value="5" calcext:value-type="float">
            <text:p>5</text:p>
          </table:table-cell>
          <table:table-cell table:style-name="ce7" table:formula="of:=IF([$'Mature Data'.Z21]=&quot;&quot;;&quot;&quot;;[$'Mature Data'.Z21])" office:value-type="float" office:value="10" calcext:value-type="float">
            <text:p>10</text:p>
          </table:table-cell>
          <table:table-cell table:style-name="ce7" table:formula="of:=IF([$'Mature Data'.AA21]=&quot;&quot;;&quot;&quot;;[$'Mature Data'.AA21])" office:value-type="float" office:value="13" calcext:value-type="float">
            <text:p>13</text:p>
          </table:table-cell>
          <table:table-cell table:style-name="ce43" table:formula="of:=IF(ISERR(AVERAGE([.W22:.AA22])/20);&quot;&quot;;AVERAGE([.W22:.AA22])/20)" office:value-type="percentage" office:value="0.466666666666667" calcext:value-type="percentage">
            <text:p>47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2]=&quot;&quot;;&quot;&quot;;[$'Mature Data'.A22])" office:value-type="string" office:string-value="53 D 2 (East)" calcext:value-type="string">
            <text:p>53 D 2 (East)</text:p>
          </table:table-cell>
          <table:table-cell table:style-name="ce7" table:formula="of:=IF([$'Mature Data'.B22]=&quot;&quot;;&quot;&quot;;[$'Mature Data'.B22])" office:value-type="string" office:string-value="Hamlin" calcext:value-type="string">
            <text:p>Hamlin</text:p>
          </table:table-cell>
          <table:table-cell table:style-name="ce7" table:formula="of:=IF([$'Mature Data'.C22]=&quot;&quot;;&quot;&quot;;[$'Mature Data'.C22])">
            <text:p/>
          </table:table-cell>
          <table:table-cell table:style-name="ce7" table:formula="of:=IF([$'Mature Data'.D22]=&quot;&quot;;&quot;&quot;;[$'Mature Data'.D22])">
            <text:p/>
          </table:table-cell>
          <table:table-cell table:style-name="ce15" table:formula="of:=IF([$'Mature Data'.E22]=&quot;&quot;;&quot;&quot;;[$'Mature Data'.E22])">
            <text:p/>
          </table:table-cell>
          <table:table-cell table:style-name="ce15" table:formula="of:=IF([$'Mature Data'.F22]=&quot;&quot;;&quot;&quot;;[$'Mature Data'.F22])">
            <text:p/>
          </table:table-cell>
          <table:table-cell table:style-name="ce15" table:formula="of:=IF([$'Mature Data'.G22]=&quot;&quot;;&quot;&quot;;[$'Mature Data'.G22])">
            <text:p/>
          </table:table-cell>
          <table:table-cell table:style-name="ce15" table:formula="of:=IF([$'Mature Data'.H22]=&quot;&quot;;&quot;&quot;;[$'Mature Data'.H22])">
            <text:p/>
          </table:table-cell>
          <table:table-cell table:style-name="ce15" table:formula="of:=IF([$'Mature Data'.I22]=&quot;&quot;;&quot;&quot;;[$'Mature Data'.I22])">
            <text:p/>
          </table:table-cell>
          <table:table-cell table:style-name="ce22" table:formula="of:=IF([.D23]=&quot;&quot;;&quot;&quot;;SUM([.E23:.I23]))">
            <text:p/>
          </table:table-cell>
          <table:table-cell table:style-name="ce26" table:formula="of:=IF([$'Mature Data'.K22]=&quot;&quot;;&quot;&quot;;[$'Mature Data'.K22])">
            <text:p/>
          </table:table-cell>
          <table:table-cell table:style-name="ce26" table:formula="of:=IF([$'Mature Data'.L22]=&quot;&quot;;&quot;&quot;;[$'Mature Data'.L22])">
            <text:p/>
          </table:table-cell>
          <table:table-cell table:style-name="ce26" table:formula="of:=IF([$'Mature Data'.M22]=&quot;&quot;;&quot;&quot;;[$'Mature Data'.M22])">
            <text:p/>
          </table:table-cell>
          <table:table-cell table:style-name="ce26" table:formula="of:=IF([$'Mature Data'.N22]=&quot;&quot;;&quot;&quot;;[$'Mature Data'.N22])">
            <text:p/>
          </table:table-cell>
          <table:table-cell table:style-name="ce26" table:formula="of:=IF([$'Mature Data'.O22]=&quot;&quot;;&quot;&quot;;[$'Mature Data'.O22])">
            <text:p/>
          </table:table-cell>
          <table:table-cell table:style-name="ce31" table:formula="of:=IF([.J23]=&quot;&quot;;&quot;&quot;;SUM([.K23:.O23]))">
            <text:p/>
          </table:table-cell>
          <table:table-cell table:style-name="ce7" table:formula="of:=IF([$'Mature Data'.Q22]=&quot;&quot;;&quot;&quot;;[$'Mature Data'.Q22])">
            <text:p/>
          </table:table-cell>
          <table:table-cell table:style-name="ce7" table:formula="of:=IF([$'Mature Data'.R22]=&quot;&quot;;&quot;&quot;;[$'Mature Data'.R22])">
            <text:p/>
          </table:table-cell>
          <table:table-cell table:style-name="ce7" table:formula="of:=IF([$'Mature Data'.S22]=&quot;&quot;;&quot;&quot;;[$'Mature Data'.S22])">
            <text:p/>
          </table:table-cell>
          <table:table-cell table:style-name="ce7" table:formula="of:=IF([$'Mature Data'.T22]=&quot;&quot;;&quot;&quot;;[$'Mature Data'.T22])">
            <text:p/>
          </table:table-cell>
          <table:table-cell table:style-name="ce7" table:formula="of:=IF([$'Mature Data'.U22]=&quot;&quot;;&quot;&quot;;[$'Mature Data'.U22])">
            <text:p/>
          </table:table-cell>
          <table:table-cell table:style-name="ce7" table:formula="of:=IF([.P23]=&quot;&quot;;&quot;&quot;;SUM([.Q23:.U23]))">
            <text:p/>
          </table:table-cell>
          <table:table-cell table:style-name="ce7" table:formula="of:=IF([$'Mature Data'.W22]=&quot;&quot;;&quot;&quot;;[$'Mature Data'.W22])">
            <text:p/>
          </table:table-cell>
          <table:table-cell table:style-name="ce7" table:formula="of:=IF([$'Mature Data'.X22]=&quot;&quot;;&quot;&quot;;[$'Mature Data'.X22])">
            <text:p/>
          </table:table-cell>
          <table:table-cell table:style-name="ce7" table:formula="of:=IF([$'Mature Data'.Y22]=&quot;&quot;;&quot;&quot;;[$'Mature Data'.Y22])">
            <text:p/>
          </table:table-cell>
          <table:table-cell table:style-name="ce7" table:formula="of:=IF([$'Mature Data'.Z22]=&quot;&quot;;&quot;&quot;;[$'Mature Data'.Z22])">
            <text:p/>
          </table:table-cell>
          <table:table-cell table:style-name="ce7" table:formula="of:=IF([$'Mature Data'.AA22]=&quot;&quot;;&quot;&quot;;[$'Mature Data'.AA22])">
            <text:p/>
          </table:table-cell>
          <table:table-cell table:style-name="ce43" table:formula="of:=IF(ISERR(AVERAGE([.W23:.AA23])/20);&quot;&quot;;AVERAGE([.W23:.AA2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3]=&quot;&quot;;&quot;&quot;;[$'Mature Data'.A23])" office:value-type="string" office:string-value="53 E 1 (West)" calcext:value-type="string">
            <text:p>53 E 1 (West)</text:p>
          </table:table-cell>
          <table:table-cell table:style-name="ce7" table:formula="of:=IF([$'Mature Data'.B23]=&quot;&quot;;&quot;&quot;;[$'Mature Data'.B23])" office:value-type="string" office:string-value="Hamlin" calcext:value-type="string">
            <text:p>Hamlin</text:p>
          </table:table-cell>
          <table:table-cell table:style-name="ce7" table:formula="of:=IF([$'Mature Data'.C23]=&quot;&quot;;&quot;&quot;;[$'Mature Data'.C23])">
            <text:p/>
          </table:table-cell>
          <table:table-cell table:style-name="ce7" table:formula="of:=IF([$'Mature Data'.D23]=&quot;&quot;;&quot;&quot;;[$'Mature Data'.D23])" office:value-type="string" office:string-value="2017-04-05" calcext:value-type="string">
            <text:p>2017-04-05</text:p>
          </table:table-cell>
          <table:table-cell table:style-name="ce15" table:formula="of:=IF([$'Mature Data'.E23]=&quot;&quot;;&quot;&quot;;[$'Mature Data'.E23])" office:value-type="float" office:value="1" calcext:value-type="float">
            <text:p>1</text:p>
          </table:table-cell>
          <table:table-cell table:style-name="ce15" table:formula="of:=IF([$'Mature Data'.F23]=&quot;&quot;;&quot;&quot;;[$'Mature Data'.F23])" office:value-type="float" office:value="1" calcext:value-type="float">
            <text:p>1</text:p>
          </table:table-cell>
          <table:table-cell table:style-name="ce15" table:formula="of:=IF([$'Mature Data'.G23]=&quot;&quot;;&quot;&quot;;[$'Mature Data'.G23])" office:value-type="float" office:value="0" calcext:value-type="float">
            <text:p>0</text:p>
          </table:table-cell>
          <table:table-cell table:style-name="ce15" table:formula="of:=IF([$'Mature Data'.H23]=&quot;&quot;;&quot;&quot;;[$'Mature Data'.H23])" office:value-type="float" office:value="0" calcext:value-type="float">
            <text:p>0</text:p>
          </table:table-cell>
          <table:table-cell table:style-name="ce15" table:formula="of:=IF([$'Mature Data'.I23]=&quot;&quot;;&quot;&quot;;[$'Mature Data'.I23])" office:value-type="float" office:value="0" calcext:value-type="float">
            <text:p>0</text:p>
          </table:table-cell>
          <table:table-cell table:style-name="ce22" table:formula="of:=IF([.D24]=&quot;&quot;;&quot;&quot;;SUM([.E24:.I24]))" office:value-type="float" office:value="2" calcext:value-type="float">
            <text:p>2</text:p>
          </table:table-cell>
          <table:table-cell table:style-name="ce26" table:formula="of:=IF([$'Mature Data'.K23]=&quot;&quot;;&quot;&quot;;[$'Mature Data'.K23])" office:value-type="float" office:value="2" calcext:value-type="float">
            <text:p>2</text:p>
          </table:table-cell>
          <table:table-cell table:style-name="ce26" table:formula="of:=IF([$'Mature Data'.L23]=&quot;&quot;;&quot;&quot;;[$'Mature Data'.L23])" office:value-type="float" office:value="5" calcext:value-type="float">
            <text:p>5</text:p>
          </table:table-cell>
          <table:table-cell table:style-name="ce26" table:formula="of:=IF([$'Mature Data'.M23]=&quot;&quot;;&quot;&quot;;[$'Mature Data'.M23])" office:value-type="float" office:value="2" calcext:value-type="float">
            <text:p>2</text:p>
          </table:table-cell>
          <table:table-cell table:style-name="ce26" table:formula="of:=IF([$'Mature Data'.N23]=&quot;&quot;;&quot;&quot;;[$'Mature Data'.N23])" office:value-type="float" office:value="9" calcext:value-type="float">
            <text:p>9</text:p>
          </table:table-cell>
          <table:table-cell table:style-name="ce26" table:formula="of:=IF([$'Mature Data'.O23]=&quot;&quot;;&quot;&quot;;[$'Mature Data'.O23])" office:value-type="float" office:value="8" calcext:value-type="float">
            <text:p>8</text:p>
          </table:table-cell>
          <table:table-cell table:style-name="ce31" table:formula="of:=IF([.J24]=&quot;&quot;;&quot;&quot;;SUM([.K24:.O24]))" office:value-type="float" office:value="26" calcext:value-type="float">
            <text:p>26</text:p>
          </table:table-cell>
          <table:table-cell table:style-name="ce7" table:formula="of:=IF([$'Mature Data'.Q23]=&quot;&quot;;&quot;&quot;;[$'Mature Data'.Q23])" office:value-type="float" office:value="0" calcext:value-type="float">
            <text:p>0</text:p>
          </table:table-cell>
          <table:table-cell table:style-name="ce7" table:formula="of:=IF([$'Mature Data'.R23]=&quot;&quot;;&quot;&quot;;[$'Mature Data'.R23])" office:value-type="float" office:value="0" calcext:value-type="float">
            <text:p>0</text:p>
          </table:table-cell>
          <table:table-cell table:style-name="ce7" table:formula="of:=IF([$'Mature Data'.S23]=&quot;&quot;;&quot;&quot;;[$'Mature Data'.S23])" office:value-type="float" office:value="0" calcext:value-type="float">
            <text:p>0</text:p>
          </table:table-cell>
          <table:table-cell table:style-name="ce7" table:formula="of:=IF([$'Mature Data'.T23]=&quot;&quot;;&quot;&quot;;[$'Mature Data'.T23])" office:value-type="float" office:value="0" calcext:value-type="float">
            <text:p>0</text:p>
          </table:table-cell>
          <table:table-cell table:style-name="ce7" table:formula="of:=IF([$'Mature Data'.U23]=&quot;&quot;;&quot;&quot;;[$'Mature Data'.U23])" office:value-type="float" office:value="0" calcext:value-type="float">
            <text:p>0</text:p>
          </table:table-cell>
          <table:table-cell table:style-name="ce7" table:formula="of:=IF([.P24]=&quot;&quot;;&quot;&quot;;SUM([.Q24:.U24]))" office:value-type="float" office:value="0" calcext:value-type="float">
            <text:p>0</text:p>
          </table:table-cell>
          <table:table-cell table:style-name="ce7" table:formula="of:=IF([$'Mature Data'.W23]=&quot;&quot;;&quot;&quot;;[$'Mature Data'.W23])" office:value-type="float" office:value="12" calcext:value-type="float">
            <text:p>12</text:p>
          </table:table-cell>
          <table:table-cell table:style-name="ce7" table:formula="of:=IF([$'Mature Data'.X23]=&quot;&quot;;&quot;&quot;;[$'Mature Data'.X23])" office:value-type="float" office:value="10" calcext:value-type="float">
            <text:p>10</text:p>
          </table:table-cell>
          <table:table-cell table:style-name="ce7" table:formula="of:=IF([$'Mature Data'.Y23]=&quot;&quot;;&quot;&quot;;[$'Mature Data'.Y23])" office:value-type="float" office:value="10" calcext:value-type="float">
            <text:p>10</text:p>
          </table:table-cell>
          <table:table-cell table:style-name="ce7" table:formula="of:=IF([$'Mature Data'.Z23]=&quot;&quot;;&quot;&quot;;[$'Mature Data'.Z23])" office:value-type="float" office:value="16" calcext:value-type="float">
            <text:p>16</text:p>
          </table:table-cell>
          <table:table-cell table:style-name="ce7" table:formula="of:=IF([$'Mature Data'.AA23]=&quot;&quot;;&quot;&quot;;[$'Mature Data'.AA23])" office:value-type="float" office:value="15" calcext:value-type="float">
            <text:p>15</text:p>
          </table:table-cell>
          <table:table-cell table:style-name="ce43" table:formula="of:=IF(ISERR(AVERAGE([.W24:.AA24])/20);&quot;&quot;;AVERAGE([.W24:.AA24])/20)" office:value-type="percentage" office:value="0.63" calcext:value-type="percentage">
            <text:p>6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4]=&quot;&quot;;&quot;&quot;;[$'Mature Data'.A24])" office:value-type="string" office:string-value="53 E 2 (East)" calcext:value-type="string">
            <text:p>53 E 2 (East)</text:p>
          </table:table-cell>
          <table:table-cell table:style-name="ce7" table:formula="of:=IF([$'Mature Data'.B24]=&quot;&quot;;&quot;&quot;;[$'Mature Data'.B24])" office:value-type="string" office:string-value="Hamlin" calcext:value-type="string">
            <text:p>Hamlin</text:p>
          </table:table-cell>
          <table:table-cell table:style-name="ce7" table:formula="of:=IF([$'Mature Data'.C24]=&quot;&quot;;&quot;&quot;;[$'Mature Data'.C24])">
            <text:p/>
          </table:table-cell>
          <table:table-cell table:style-name="ce7" table:formula="of:=IF([$'Mature Data'.D24]=&quot;&quot;;&quot;&quot;;[$'Mature Data'.D24])" office:value-type="string" office:string-value="2017-04-05" calcext:value-type="string">
            <text:p>2017-04-05</text:p>
          </table:table-cell>
          <table:table-cell table:style-name="ce15" table:formula="of:=IF([$'Mature Data'.E24]=&quot;&quot;;&quot;&quot;;[$'Mature Data'.E24])" office:value-type="float" office:value="0" calcext:value-type="float">
            <text:p>0</text:p>
          </table:table-cell>
          <table:table-cell table:style-name="ce15" table:formula="of:=IF([$'Mature Data'.F24]=&quot;&quot;;&quot;&quot;;[$'Mature Data'.F24])" office:value-type="float" office:value="1" calcext:value-type="float">
            <text:p>1</text:p>
          </table:table-cell>
          <table:table-cell table:style-name="ce15" table:formula="of:=IF([$'Mature Data'.G24]=&quot;&quot;;&quot;&quot;;[$'Mature Data'.G24])" office:value-type="float" office:value="0" calcext:value-type="float">
            <text:p>0</text:p>
          </table:table-cell>
          <table:table-cell table:style-name="ce15" table:formula="of:=IF([$'Mature Data'.H24]=&quot;&quot;;&quot;&quot;;[$'Mature Data'.H24])" office:value-type="float" office:value="1" calcext:value-type="float">
            <text:p>1</text:p>
          </table:table-cell>
          <table:table-cell table:style-name="ce15" table:formula="of:=IF([$'Mature Data'.I24]=&quot;&quot;;&quot;&quot;;[$'Mature Data'.I24])" office:value-type="float" office:value="0" calcext:value-type="float">
            <text:p>0</text:p>
          </table:table-cell>
          <table:table-cell table:style-name="ce22" table:formula="of:=IF([.D25]=&quot;&quot;;&quot;&quot;;SUM([.E25:.I25]))" office:value-type="float" office:value="2" calcext:value-type="float">
            <text:p>2</text:p>
          </table:table-cell>
          <table:table-cell table:style-name="ce26" table:formula="of:=IF([$'Mature Data'.K24]=&quot;&quot;;&quot;&quot;;[$'Mature Data'.K24])" office:value-type="float" office:value="6" calcext:value-type="float">
            <text:p>6</text:p>
          </table:table-cell>
          <table:table-cell table:style-name="ce26" table:formula="of:=IF([$'Mature Data'.L24]=&quot;&quot;;&quot;&quot;;[$'Mature Data'.L24])" office:value-type="float" office:value="4" calcext:value-type="float">
            <text:p>4</text:p>
          </table:table-cell>
          <table:table-cell table:style-name="ce26" table:formula="of:=IF([$'Mature Data'.M24]=&quot;&quot;;&quot;&quot;;[$'Mature Data'.M24])" office:value-type="float" office:value="1" calcext:value-type="float">
            <text:p>1</text:p>
          </table:table-cell>
          <table:table-cell table:style-name="ce26" table:formula="of:=IF([$'Mature Data'.N24]=&quot;&quot;;&quot;&quot;;[$'Mature Data'.N24])" office:value-type="float" office:value="3" calcext:value-type="float">
            <text:p>3</text:p>
          </table:table-cell>
          <table:table-cell table:style-name="ce26" table:formula="of:=IF([$'Mature Data'.O24]=&quot;&quot;;&quot;&quot;;[$'Mature Data'.O24])" office:value-type="float" office:value="6" calcext:value-type="float">
            <text:p>6</text:p>
          </table:table-cell>
          <table:table-cell table:style-name="ce31" table:formula="of:=IF([.J25]=&quot;&quot;;&quot;&quot;;SUM([.K25:.O25]))" office:value-type="float" office:value="20" calcext:value-type="float">
            <text:p>20</text:p>
          </table:table-cell>
          <table:table-cell table:style-name="ce7" table:formula="of:=IF([$'Mature Data'.Q24]=&quot;&quot;;&quot;&quot;;[$'Mature Data'.Q24])" office:value-type="float" office:value="0" calcext:value-type="float">
            <text:p>0</text:p>
          </table:table-cell>
          <table:table-cell table:style-name="ce7" table:formula="of:=IF([$'Mature Data'.R24]=&quot;&quot;;&quot;&quot;;[$'Mature Data'.R24])" office:value-type="float" office:value="0" calcext:value-type="float">
            <text:p>0</text:p>
          </table:table-cell>
          <table:table-cell table:style-name="ce7" table:formula="of:=IF([$'Mature Data'.S24]=&quot;&quot;;&quot;&quot;;[$'Mature Data'.S24])" office:value-type="float" office:value="0" calcext:value-type="float">
            <text:p>0</text:p>
          </table:table-cell>
          <table:table-cell table:style-name="ce7" table:formula="of:=IF([$'Mature Data'.T24]=&quot;&quot;;&quot;&quot;;[$'Mature Data'.T24])" office:value-type="float" office:value="0" calcext:value-type="float">
            <text:p>0</text:p>
          </table:table-cell>
          <table:table-cell table:style-name="ce7" table:formula="of:=IF([$'Mature Data'.U24]=&quot;&quot;;&quot;&quot;;[$'Mature Data'.U24])" office:value-type="float" office:value="0" calcext:value-type="float">
            <text:p>0</text:p>
          </table:table-cell>
          <table:table-cell table:style-name="ce7" table:formula="of:=IF([.P25]=&quot;&quot;;&quot;&quot;;SUM([.Q25:.U25]))" office:value-type="float" office:value="0" calcext:value-type="float">
            <text:p>0</text:p>
          </table:table-cell>
          <table:table-cell table:style-name="ce7" table:formula="of:=IF([$'Mature Data'.W24]=&quot;&quot;;&quot;&quot;;[$'Mature Data'.W24])" office:value-type="float" office:value="6" calcext:value-type="float">
            <text:p>6</text:p>
          </table:table-cell>
          <table:table-cell table:style-name="ce7" table:formula="of:=IF([$'Mature Data'.X24]=&quot;&quot;;&quot;&quot;;[$'Mature Data'.X24])" office:value-type="float" office:value="7" calcext:value-type="float">
            <text:p>7</text:p>
          </table:table-cell>
          <table:table-cell table:style-name="ce7" table:formula="of:=IF([$'Mature Data'.Y24]=&quot;&quot;;&quot;&quot;;[$'Mature Data'.Y24])" office:value-type="float" office:value="3" calcext:value-type="float">
            <text:p>3</text:p>
          </table:table-cell>
          <table:table-cell table:style-name="ce7" table:formula="of:=IF([$'Mature Data'.Z24]=&quot;&quot;;&quot;&quot;;[$'Mature Data'.Z24])" office:value-type="float" office:value="7" calcext:value-type="float">
            <text:p>7</text:p>
          </table:table-cell>
          <table:table-cell table:style-name="ce7" table:formula="of:=IF([$'Mature Data'.AA24]=&quot;&quot;;&quot;&quot;;[$'Mature Data'.AA24])" office:value-type="float" office:value="11" calcext:value-type="float">
            <text:p>11</text:p>
          </table:table-cell>
          <table:table-cell table:style-name="ce43" table:formula="of:=IF(ISERR(AVERAGE([.W25:.AA25])/20);&quot;&quot;;AVERAGE([.W25:.AA25])/20)" office:value-type="percentage" office:value="0.34" calcext:value-type="percentage">
            <text:p>34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5]=&quot;&quot;;&quot;&quot;;[$'Mature Data'.A25])" office:value-type="string" office:string-value="53 F" calcext:value-type="string">
            <text:p>53 F</text:p>
          </table:table-cell>
          <table:table-cell table:style-name="ce7" table:formula="of:=IF([$'Mature Data'.B25]=&quot;&quot;;&quot;&quot;;[$'Mature Data'.B25])" office:value-type="string" office:string-value="Hamlin" calcext:value-type="string">
            <text:p>Hamlin</text:p>
          </table:table-cell>
          <table:table-cell table:style-name="ce7" table:formula="of:=IF([$'Mature Data'.C25]=&quot;&quot;;&quot;&quot;;[$'Mature Data'.C25])">
            <text:p/>
          </table:table-cell>
          <table:table-cell table:style-name="ce7" table:formula="of:=IF([$'Mature Data'.D25]=&quot;&quot;;&quot;&quot;;[$'Mature Data'.D25])" office:value-type="string" office:string-value="2017-04-05" calcext:value-type="string">
            <text:p>2017-04-05</text:p>
          </table:table-cell>
          <table:table-cell table:style-name="ce15" table:formula="of:=IF([$'Mature Data'.E25]=&quot;&quot;;&quot;&quot;;[$'Mature Data'.E25])">
            <text:p/>
          </table:table-cell>
          <table:table-cell table:style-name="ce15" table:formula="of:=IF([$'Mature Data'.F25]=&quot;&quot;;&quot;&quot;;[$'Mature Data'.F25])" office:value-type="float" office:value="0" calcext:value-type="float">
            <text:p>0</text:p>
          </table:table-cell>
          <table:table-cell table:style-name="ce15" table:formula="of:=IF([$'Mature Data'.G25]=&quot;&quot;;&quot;&quot;;[$'Mature Data'.G25])" office:value-type="float" office:value="1" calcext:value-type="float">
            <text:p>1</text:p>
          </table:table-cell>
          <table:table-cell table:style-name="ce15" table:formula="of:=IF([$'Mature Data'.H25]=&quot;&quot;;&quot;&quot;;[$'Mature Data'.H25])" office:value-type="float" office:value="0" calcext:value-type="float">
            <text:p>0</text:p>
          </table:table-cell>
          <table:table-cell table:style-name="ce15" table:formula="of:=IF([$'Mature Data'.I25]=&quot;&quot;;&quot;&quot;;[$'Mature Data'.I25])" office:value-type="float" office:value="0" calcext:value-type="float">
            <text:p>0</text:p>
          </table:table-cell>
          <table:table-cell table:style-name="ce22" table:formula="of:=IF([.D26]=&quot;&quot;;&quot;&quot;;SUM([.E26:.I26]))" office:value-type="float" office:value="1" calcext:value-type="float">
            <text:p>1</text:p>
          </table:table-cell>
          <table:table-cell table:style-name="ce26" table:formula="of:=IF([$'Mature Data'.K25]=&quot;&quot;;&quot;&quot;;[$'Mature Data'.K25])">
            <text:p/>
          </table:table-cell>
          <table:table-cell table:style-name="ce26" table:formula="of:=IF([$'Mature Data'.L25]=&quot;&quot;;&quot;&quot;;[$'Mature Data'.L25])" office:value-type="float" office:value="6" calcext:value-type="float">
            <text:p>6</text:p>
          </table:table-cell>
          <table:table-cell table:style-name="ce26" table:formula="of:=IF([$'Mature Data'.M25]=&quot;&quot;;&quot;&quot;;[$'Mature Data'.M25])" office:value-type="float" office:value="1" calcext:value-type="float">
            <text:p>1</text:p>
          </table:table-cell>
          <table:table-cell table:style-name="ce26" table:formula="of:=IF([$'Mature Data'.N25]=&quot;&quot;;&quot;&quot;;[$'Mature Data'.N25])" office:value-type="float" office:value="1" calcext:value-type="float">
            <text:p>1</text:p>
          </table:table-cell>
          <table:table-cell table:style-name="ce26" table:formula="of:=IF([$'Mature Data'.O25]=&quot;&quot;;&quot;&quot;;[$'Mature Data'.O25])" office:value-type="float" office:value="3" calcext:value-type="float">
            <text:p>3</text:p>
          </table:table-cell>
          <table:table-cell table:style-name="ce31" table:formula="of:=IF([.J26]=&quot;&quot;;&quot;&quot;;SUM([.K26:.O26]))" office:value-type="float" office:value="11" calcext:value-type="float">
            <text:p>11</text:p>
          </table:table-cell>
          <table:table-cell table:style-name="ce7" table:formula="of:=IF([$'Mature Data'.Q25]=&quot;&quot;;&quot;&quot;;[$'Mature Data'.Q25])">
            <text:p/>
          </table:table-cell>
          <table:table-cell table:style-name="ce7" table:formula="of:=IF([$'Mature Data'.R25]=&quot;&quot;;&quot;&quot;;[$'Mature Data'.R25])" office:value-type="float" office:value="0" calcext:value-type="float">
            <text:p>0</text:p>
          </table:table-cell>
          <table:table-cell table:style-name="ce7" table:formula="of:=IF([$'Mature Data'.S25]=&quot;&quot;;&quot;&quot;;[$'Mature Data'.S25])" office:value-type="float" office:value="0" calcext:value-type="float">
            <text:p>0</text:p>
          </table:table-cell>
          <table:table-cell table:style-name="ce7" table:formula="of:=IF([$'Mature Data'.T25]=&quot;&quot;;&quot;&quot;;[$'Mature Data'.T25])" office:value-type="float" office:value="0" calcext:value-type="float">
            <text:p>0</text:p>
          </table:table-cell>
          <table:table-cell table:style-name="ce7" table:formula="of:=IF([$'Mature Data'.U25]=&quot;&quot;;&quot;&quot;;[$'Mature Data'.U25])" office:value-type="float" office:value="0" calcext:value-type="float">
            <text:p>0</text:p>
          </table:table-cell>
          <table:table-cell table:style-name="ce7" table:formula="of:=IF([.P26]=&quot;&quot;;&quot;&quot;;SUM([.Q26:.U26]))" office:value-type="float" office:value="0" calcext:value-type="float">
            <text:p>0</text:p>
          </table:table-cell>
          <table:table-cell table:style-name="ce7" table:formula="of:=IF([$'Mature Data'.W25]=&quot;&quot;;&quot;&quot;;[$'Mature Data'.W25])">
            <text:p/>
          </table:table-cell>
          <table:table-cell table:style-name="ce7" table:formula="of:=IF([$'Mature Data'.X25]=&quot;&quot;;&quot;&quot;;[$'Mature Data'.X25])" office:value-type="float" office:value="13" calcext:value-type="float">
            <text:p>13</text:p>
          </table:table-cell>
          <table:table-cell table:style-name="ce7" table:formula="of:=IF([$'Mature Data'.Y25]=&quot;&quot;;&quot;&quot;;[$'Mature Data'.Y25])" office:value-type="float" office:value="6" calcext:value-type="float">
            <text:p>6</text:p>
          </table:table-cell>
          <table:table-cell table:style-name="ce7" table:formula="of:=IF([$'Mature Data'.Z25]=&quot;&quot;;&quot;&quot;;[$'Mature Data'.Z25])" office:value-type="float" office:value="4" calcext:value-type="float">
            <text:p>4</text:p>
          </table:table-cell>
          <table:table-cell table:style-name="ce7" table:formula="of:=IF([$'Mature Data'.AA25]=&quot;&quot;;&quot;&quot;;[$'Mature Data'.AA25])" office:value-type="float" office:value="5" calcext:value-type="float">
            <text:p>5</text:p>
          </table:table-cell>
          <table:table-cell table:style-name="ce43" table:formula="of:=IF(ISERR(AVERAGE([.W26:.AA26])/20);&quot;&quot;;AVERAGE([.W26:.AA26])/20)" office:value-type="percentage" office:value="0.35" calcext:value-type="percentage">
            <text:p>35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6]=&quot;&quot;;&quot;&quot;;[$'Mature Data'.A26])" office:value-type="string" office:string-value="53 G" calcext:value-type="string">
            <text:p>53 G</text:p>
          </table:table-cell>
          <table:table-cell table:style-name="ce7" table:formula="of:=IF([$'Mature Data'.B26]=&quot;&quot;;&quot;&quot;;[$'Mature Data'.B26])" office:value-type="string" office:string-value="Hamlin/Valencia" calcext:value-type="string">
            <text:p>Hamlin/Valencia</text:p>
          </table:table-cell>
          <table:table-cell table:style-name="ce7" table:formula="of:=IF([$'Mature Data'.C26]=&quot;&quot;;&quot;&quot;;[$'Mature Data'.C26])">
            <text:p/>
          </table:table-cell>
          <table:table-cell table:style-name="ce7" table:formula="of:=IF([$'Mature Data'.D26]=&quot;&quot;;&quot;&quot;;[$'Mature Data'.D26])" office:value-type="string" office:string-value="2017-04-05" calcext:value-type="string">
            <text:p>2017-04-05</text:p>
          </table:table-cell>
          <table:table-cell table:style-name="ce15" table:formula="of:=IF([$'Mature Data'.E26]=&quot;&quot;;&quot;&quot;;[$'Mature Data'.E26])">
            <text:p/>
          </table:table-cell>
          <table:table-cell table:style-name="ce15" table:formula="of:=IF([$'Mature Data'.F26]=&quot;&quot;;&quot;&quot;;[$'Mature Data'.F26])">
            <text:p/>
          </table:table-cell>
          <table:table-cell table:style-name="ce15" table:formula="of:=IF([$'Mature Data'.G26]=&quot;&quot;;&quot;&quot;;[$'Mature Data'.G26])" office:value-type="float" office:value="13" calcext:value-type="float">
            <text:p>13</text:p>
          </table:table-cell>
          <table:table-cell table:style-name="ce15" table:formula="of:=IF([$'Mature Data'.H26]=&quot;&quot;;&quot;&quot;;[$'Mature Data'.H26])" office:value-type="float" office:value="0" calcext:value-type="float">
            <text:p>0</text:p>
          </table:table-cell>
          <table:table-cell table:style-name="ce15" table:formula="of:=IF([$'Mature Data'.I26]=&quot;&quot;;&quot;&quot;;[$'Mature Data'.I26])" office:value-type="float" office:value="0" calcext:value-type="float">
            <text:p>0</text:p>
          </table:table-cell>
          <table:table-cell table:style-name="ce22" table:formula="of:=IF([.D27]=&quot;&quot;;&quot;&quot;;SUM([.E27:.I27]))" office:value-type="float" office:value="13" calcext:value-type="float">
            <text:p>13</text:p>
          </table:table-cell>
          <table:table-cell table:style-name="ce26" table:formula="of:=IF([$'Mature Data'.K26]=&quot;&quot;;&quot;&quot;;[$'Mature Data'.K26])">
            <text:p/>
          </table:table-cell>
          <table:table-cell table:style-name="ce26" table:formula="of:=IF([$'Mature Data'.L26]=&quot;&quot;;&quot;&quot;;[$'Mature Data'.L26])">
            <text:p/>
          </table:table-cell>
          <table:table-cell table:style-name="ce26" table:formula="of:=IF([$'Mature Data'.M26]=&quot;&quot;;&quot;&quot;;[$'Mature Data'.M26])" office:value-type="float" office:value="3" calcext:value-type="float">
            <text:p>3</text:p>
          </table:table-cell>
          <table:table-cell table:style-name="ce26" table:formula="of:=IF([$'Mature Data'.N26]=&quot;&quot;;&quot;&quot;;[$'Mature Data'.N26])" office:value-type="float" office:value="4" calcext:value-type="float">
            <text:p>4</text:p>
          </table:table-cell>
          <table:table-cell table:style-name="ce26" table:formula="of:=IF([$'Mature Data'.O26]=&quot;&quot;;&quot;&quot;;[$'Mature Data'.O26])" office:value-type="float" office:value="5" calcext:value-type="float">
            <text:p>5</text:p>
          </table:table-cell>
          <table:table-cell table:style-name="ce31" table:formula="of:=IF([.J27]=&quot;&quot;;&quot;&quot;;SUM([.K27:.O27]))" office:value-type="float" office:value="12" calcext:value-type="float">
            <text:p>12</text:p>
          </table:table-cell>
          <table:table-cell table:style-name="ce7" table:formula="of:=IF([$'Mature Data'.Q26]=&quot;&quot;;&quot;&quot;;[$'Mature Data'.Q26])">
            <text:p/>
          </table:table-cell>
          <table:table-cell table:style-name="ce7" table:formula="of:=IF([$'Mature Data'.R26]=&quot;&quot;;&quot;&quot;;[$'Mature Data'.R26])">
            <text:p/>
          </table:table-cell>
          <table:table-cell table:style-name="ce7" table:formula="of:=IF([$'Mature Data'.S26]=&quot;&quot;;&quot;&quot;;[$'Mature Data'.S26])" office:value-type="float" office:value="0" calcext:value-type="float">
            <text:p>0</text:p>
          </table:table-cell>
          <table:table-cell table:style-name="ce7" table:formula="of:=IF([$'Mature Data'.T26]=&quot;&quot;;&quot;&quot;;[$'Mature Data'.T26])" office:value-type="float" office:value="0" calcext:value-type="float">
            <text:p>0</text:p>
          </table:table-cell>
          <table:table-cell table:style-name="ce7" table:formula="of:=IF([$'Mature Data'.U26]=&quot;&quot;;&quot;&quot;;[$'Mature Data'.U26])" office:value-type="float" office:value="0" calcext:value-type="float">
            <text:p>0</text:p>
          </table:table-cell>
          <table:table-cell table:style-name="ce7" table:formula="of:=IF([.P27]=&quot;&quot;;&quot;&quot;;SUM([.Q27:.U27]))" office:value-type="float" office:value="0" calcext:value-type="float">
            <text:p>0</text:p>
          </table:table-cell>
          <table:table-cell table:style-name="ce7" table:formula="of:=IF([$'Mature Data'.W26]=&quot;&quot;;&quot;&quot;;[$'Mature Data'.W26])">
            <text:p/>
          </table:table-cell>
          <table:table-cell table:style-name="ce7" table:formula="of:=IF([$'Mature Data'.X26]=&quot;&quot;;&quot;&quot;;[$'Mature Data'.X26])">
            <text:p/>
          </table:table-cell>
          <table:table-cell table:style-name="ce7" table:formula="of:=IF([$'Mature Data'.Y26]=&quot;&quot;;&quot;&quot;;[$'Mature Data'.Y26])" office:value-type="float" office:value="9" calcext:value-type="float">
            <text:p>9</text:p>
          </table:table-cell>
          <table:table-cell table:style-name="ce7" table:formula="of:=IF([$'Mature Data'.Z26]=&quot;&quot;;&quot;&quot;;[$'Mature Data'.Z26])" office:value-type="float" office:value="12" calcext:value-type="float">
            <text:p>12</text:p>
          </table:table-cell>
          <table:table-cell table:style-name="ce7" table:formula="of:=IF([$'Mature Data'.AA26]=&quot;&quot;;&quot;&quot;;[$'Mature Data'.AA26])" office:value-type="float" office:value="9" calcext:value-type="float">
            <text:p>9</text:p>
          </table:table-cell>
          <table:table-cell table:style-name="ce43" table:formula="of:=IF(ISERR(AVERAGE([.W27:.AA27])/20);&quot;&quot;;AVERAGE([.W27:.AA27])/20)" office:value-type="percentage" office:value="0.5" calcext:value-type="percentage">
            <text:p>50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7]=&quot;&quot;;&quot;&quot;;[$'Mature Data'.A27])" office:value-type="string" office:string-value="53 C east" calcext:value-type="string">
            <text:p>53 C east</text:p>
          </table:table-cell>
          <table:table-cell table:style-name="ce7" table:formula="of:=IF([$'Mature Data'.B27]=&quot;&quot;;&quot;&quot;;[$'Mature Data'.B27])" office:value-type="string" office:string-value="Hamlin" calcext:value-type="string">
            <text:p>Hamlin</text:p>
          </table:table-cell>
          <table:table-cell table:style-name="ce7" table:formula="of:=IF([$'Mature Data'.C27]=&quot;&quot;;&quot;&quot;;[$'Mature Data'.C27])">
            <text:p/>
          </table:table-cell>
          <table:table-cell table:style-name="ce7" table:formula="of:=IF([$'Mature Data'.D27]=&quot;&quot;;&quot;&quot;;[$'Mature Data'.D27])">
            <text:p/>
          </table:table-cell>
          <table:table-cell table:style-name="ce15" table:formula="of:=IF([$'Mature Data'.E27]=&quot;&quot;;&quot;&quot;;[$'Mature Data'.E27])">
            <text:p/>
          </table:table-cell>
          <table:table-cell table:style-name="ce15" table:formula="of:=IF([$'Mature Data'.F27]=&quot;&quot;;&quot;&quot;;[$'Mature Data'.F27])">
            <text:p/>
          </table:table-cell>
          <table:table-cell table:style-name="ce15" table:formula="of:=IF([$'Mature Data'.G27]=&quot;&quot;;&quot;&quot;;[$'Mature Data'.G27])">
            <text:p/>
          </table:table-cell>
          <table:table-cell table:style-name="ce15" table:formula="of:=IF([$'Mature Data'.H27]=&quot;&quot;;&quot;&quot;;[$'Mature Data'.H27])">
            <text:p/>
          </table:table-cell>
          <table:table-cell table:style-name="ce15" table:formula="of:=IF([$'Mature Data'.I27]=&quot;&quot;;&quot;&quot;;[$'Mature Data'.I27])">
            <text:p/>
          </table:table-cell>
          <table:table-cell table:style-name="ce22" table:formula="of:=IF([.D28]=&quot;&quot;;&quot;&quot;;SUM([.E28:.I28]))">
            <text:p/>
          </table:table-cell>
          <table:table-cell table:style-name="ce26" table:formula="of:=IF([$'Mature Data'.K27]=&quot;&quot;;&quot;&quot;;[$'Mature Data'.K27])">
            <text:p/>
          </table:table-cell>
          <table:table-cell table:style-name="ce26" table:formula="of:=IF([$'Mature Data'.L27]=&quot;&quot;;&quot;&quot;;[$'Mature Data'.L27])">
            <text:p/>
          </table:table-cell>
          <table:table-cell table:style-name="ce26" table:formula="of:=IF([$'Mature Data'.M27]=&quot;&quot;;&quot;&quot;;[$'Mature Data'.M27])">
            <text:p/>
          </table:table-cell>
          <table:table-cell table:style-name="ce26" table:formula="of:=IF([$'Mature Data'.N27]=&quot;&quot;;&quot;&quot;;[$'Mature Data'.N27])">
            <text:p/>
          </table:table-cell>
          <table:table-cell table:style-name="ce26" table:formula="of:=IF([$'Mature Data'.O27]=&quot;&quot;;&quot;&quot;;[$'Mature Data'.O27])">
            <text:p/>
          </table:table-cell>
          <table:table-cell table:style-name="ce31" table:formula="of:=IF([.J28]=&quot;&quot;;&quot;&quot;;SUM([.K28:.O28]))">
            <text:p/>
          </table:table-cell>
          <table:table-cell table:style-name="ce7" table:formula="of:=IF([$'Mature Data'.Q27]=&quot;&quot;;&quot;&quot;;[$'Mature Data'.Q27])">
            <text:p/>
          </table:table-cell>
          <table:table-cell table:style-name="ce7" table:formula="of:=IF([$'Mature Data'.R27]=&quot;&quot;;&quot;&quot;;[$'Mature Data'.R27])">
            <text:p/>
          </table:table-cell>
          <table:table-cell table:style-name="ce7" table:formula="of:=IF([$'Mature Data'.S27]=&quot;&quot;;&quot;&quot;;[$'Mature Data'.S27])">
            <text:p/>
          </table:table-cell>
          <table:table-cell table:style-name="ce7" table:formula="of:=IF([$'Mature Data'.T27]=&quot;&quot;;&quot;&quot;;[$'Mature Data'.T27])">
            <text:p/>
          </table:table-cell>
          <table:table-cell table:style-name="ce7" table:formula="of:=IF([$'Mature Data'.U27]=&quot;&quot;;&quot;&quot;;[$'Mature Data'.U27])">
            <text:p/>
          </table:table-cell>
          <table:table-cell table:style-name="ce7" table:formula="of:=IF([.P28]=&quot;&quot;;&quot;&quot;;SUM([.Q28:.U28]))">
            <text:p/>
          </table:table-cell>
          <table:table-cell table:style-name="ce7" table:formula="of:=IF([$'Mature Data'.W27]=&quot;&quot;;&quot;&quot;;[$'Mature Data'.W27])">
            <text:p/>
          </table:table-cell>
          <table:table-cell table:style-name="ce7" table:formula="of:=IF([$'Mature Data'.X27]=&quot;&quot;;&quot;&quot;;[$'Mature Data'.X27])">
            <text:p/>
          </table:table-cell>
          <table:table-cell table:style-name="ce7" table:formula="of:=IF([$'Mature Data'.Y27]=&quot;&quot;;&quot;&quot;;[$'Mature Data'.Y27])">
            <text:p/>
          </table:table-cell>
          <table:table-cell table:style-name="ce7" table:formula="of:=IF([$'Mature Data'.Z27]=&quot;&quot;;&quot;&quot;;[$'Mature Data'.Z27])">
            <text:p/>
          </table:table-cell>
          <table:table-cell table:style-name="ce7" table:formula="of:=IF([$'Mature Data'.AA27]=&quot;&quot;;&quot;&quot;;[$'Mature Data'.AA27])">
            <text:p/>
          </table:table-cell>
          <table:table-cell table:style-name="ce43" table:formula="of:=IF(ISERR(AVERAGE([.W28:.AA28])/20);&quot;&quot;;AVERAGE([.W28:.AA2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8]=&quot;&quot;;&quot;&quot;;[$'Mature Data'.A28])" office:value-type="string" office:string-value="53 D east" calcext:value-type="string">
            <text:p>53 D east</text:p>
          </table:table-cell>
          <table:table-cell table:style-name="ce7" table:formula="of:=IF([$'Mature Data'.B28]=&quot;&quot;;&quot;&quot;;[$'Mature Data'.B28])" office:value-type="string" office:string-value="Hamlin" calcext:value-type="string">
            <text:p>Hamlin</text:p>
          </table:table-cell>
          <table:table-cell table:style-name="ce7" table:formula="of:=IF([$'Mature Data'.C28]=&quot;&quot;;&quot;&quot;;[$'Mature Data'.C28])">
            <text:p/>
          </table:table-cell>
          <table:table-cell table:style-name="ce7" table:formula="of:=IF([$'Mature Data'.D28]=&quot;&quot;;&quot;&quot;;[$'Mature Data'.D28])">
            <text:p/>
          </table:table-cell>
          <table:table-cell table:style-name="ce15" table:formula="of:=IF([$'Mature Data'.E28]=&quot;&quot;;&quot;&quot;;[$'Mature Data'.E28])">
            <text:p/>
          </table:table-cell>
          <table:table-cell table:style-name="ce15" table:formula="of:=IF([$'Mature Data'.F28]=&quot;&quot;;&quot;&quot;;[$'Mature Data'.F28])">
            <text:p/>
          </table:table-cell>
          <table:table-cell table:style-name="ce15" table:formula="of:=IF([$'Mature Data'.G28]=&quot;&quot;;&quot;&quot;;[$'Mature Data'.G28])">
            <text:p/>
          </table:table-cell>
          <table:table-cell table:style-name="ce15" table:formula="of:=IF([$'Mature Data'.H28]=&quot;&quot;;&quot;&quot;;[$'Mature Data'.H28])">
            <text:p/>
          </table:table-cell>
          <table:table-cell table:style-name="ce15" table:formula="of:=IF([$'Mature Data'.I28]=&quot;&quot;;&quot;&quot;;[$'Mature Data'.I28])">
            <text:p/>
          </table:table-cell>
          <table:table-cell table:style-name="ce22" table:formula="of:=IF([.D29]=&quot;&quot;;&quot;&quot;;SUM([.E29:.I29]))">
            <text:p/>
          </table:table-cell>
          <table:table-cell table:style-name="ce26" table:formula="of:=IF([$'Mature Data'.K28]=&quot;&quot;;&quot;&quot;;[$'Mature Data'.K28])">
            <text:p/>
          </table:table-cell>
          <table:table-cell table:style-name="ce26" table:formula="of:=IF([$'Mature Data'.L28]=&quot;&quot;;&quot;&quot;;[$'Mature Data'.L28])">
            <text:p/>
          </table:table-cell>
          <table:table-cell table:style-name="ce26" table:formula="of:=IF([$'Mature Data'.M28]=&quot;&quot;;&quot;&quot;;[$'Mature Data'.M28])">
            <text:p/>
          </table:table-cell>
          <table:table-cell table:style-name="ce26" table:formula="of:=IF([$'Mature Data'.N28]=&quot;&quot;;&quot;&quot;;[$'Mature Data'.N28])">
            <text:p/>
          </table:table-cell>
          <table:table-cell table:style-name="ce26" table:formula="of:=IF([$'Mature Data'.O28]=&quot;&quot;;&quot;&quot;;[$'Mature Data'.O28])">
            <text:p/>
          </table:table-cell>
          <table:table-cell table:style-name="ce31" table:formula="of:=IF([.J29]=&quot;&quot;;&quot;&quot;;SUM([.K29:.O29]))">
            <text:p/>
          </table:table-cell>
          <table:table-cell table:style-name="ce7" table:formula="of:=IF([$'Mature Data'.Q28]=&quot;&quot;;&quot;&quot;;[$'Mature Data'.Q28])">
            <text:p/>
          </table:table-cell>
          <table:table-cell table:style-name="ce7" table:formula="of:=IF([$'Mature Data'.R28]=&quot;&quot;;&quot;&quot;;[$'Mature Data'.R28])">
            <text:p/>
          </table:table-cell>
          <table:table-cell table:style-name="ce7" table:formula="of:=IF([$'Mature Data'.S28]=&quot;&quot;;&quot;&quot;;[$'Mature Data'.S28])">
            <text:p/>
          </table:table-cell>
          <table:table-cell table:style-name="ce7" table:formula="of:=IF([$'Mature Data'.T28]=&quot;&quot;;&quot;&quot;;[$'Mature Data'.T28])">
            <text:p/>
          </table:table-cell>
          <table:table-cell table:style-name="ce7" table:formula="of:=IF([$'Mature Data'.U28]=&quot;&quot;;&quot;&quot;;[$'Mature Data'.U28])">
            <text:p/>
          </table:table-cell>
          <table:table-cell table:style-name="ce7" table:formula="of:=IF([.P29]=&quot;&quot;;&quot;&quot;;SUM([.Q29:.U29]))">
            <text:p/>
          </table:table-cell>
          <table:table-cell table:style-name="ce7" table:formula="of:=IF([$'Mature Data'.W28]=&quot;&quot;;&quot;&quot;;[$'Mature Data'.W28])">
            <text:p/>
          </table:table-cell>
          <table:table-cell table:style-name="ce7" table:formula="of:=IF([$'Mature Data'.X28]=&quot;&quot;;&quot;&quot;;[$'Mature Data'.X28])">
            <text:p/>
          </table:table-cell>
          <table:table-cell table:style-name="ce7" table:formula="of:=IF([$'Mature Data'.Y28]=&quot;&quot;;&quot;&quot;;[$'Mature Data'.Y28])">
            <text:p/>
          </table:table-cell>
          <table:table-cell table:style-name="ce7" table:formula="of:=IF([$'Mature Data'.Z28]=&quot;&quot;;&quot;&quot;;[$'Mature Data'.Z28])">
            <text:p/>
          </table:table-cell>
          <table:table-cell table:style-name="ce7" table:formula="of:=IF([$'Mature Data'.AA28]=&quot;&quot;;&quot;&quot;;[$'Mature Data'.AA28])">
            <text:p/>
          </table:table-cell>
          <table:table-cell table:style-name="ce43" table:formula="of:=IF(ISERR(AVERAGE([.W29:.AA29])/20);&quot;&quot;;AVERAGE([.W29:.AA2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29]=&quot;&quot;;&quot;&quot;;[$'Mature Data'.A29])" office:value-type="string" office:string-value="53 E east" calcext:value-type="string">
            <text:p>53 E east</text:p>
          </table:table-cell>
          <table:table-cell table:style-name="ce7" table:formula="of:=IF([$'Mature Data'.B29]=&quot;&quot;;&quot;&quot;;[$'Mature Data'.B29])" office:value-type="string" office:string-value="Valencia" calcext:value-type="string">
            <text:p>Valencia</text:p>
          </table:table-cell>
          <table:table-cell table:style-name="ce7" table:formula="of:=IF([$'Mature Data'.C29]=&quot;&quot;;&quot;&quot;;[$'Mature Data'.C29])">
            <text:p/>
          </table:table-cell>
          <table:table-cell table:style-name="ce7" table:formula="of:=IF([$'Mature Data'.D29]=&quot;&quot;;&quot;&quot;;[$'Mature Data'.D29])">
            <text:p/>
          </table:table-cell>
          <table:table-cell table:style-name="ce15" table:formula="of:=IF([$'Mature Data'.E29]=&quot;&quot;;&quot;&quot;;[$'Mature Data'.E29])">
            <text:p/>
          </table:table-cell>
          <table:table-cell table:style-name="ce15" table:formula="of:=IF([$'Mature Data'.F29]=&quot;&quot;;&quot;&quot;;[$'Mature Data'.F29])">
            <text:p/>
          </table:table-cell>
          <table:table-cell table:style-name="ce15" table:formula="of:=IF([$'Mature Data'.G29]=&quot;&quot;;&quot;&quot;;[$'Mature Data'.G29])">
            <text:p/>
          </table:table-cell>
          <table:table-cell table:style-name="ce15" table:formula="of:=IF([$'Mature Data'.H29]=&quot;&quot;;&quot;&quot;;[$'Mature Data'.H29])">
            <text:p/>
          </table:table-cell>
          <table:table-cell table:style-name="ce15" table:formula="of:=IF([$'Mature Data'.I29]=&quot;&quot;;&quot;&quot;;[$'Mature Data'.I29])">
            <text:p/>
          </table:table-cell>
          <table:table-cell table:style-name="ce22" table:formula="of:=IF([.D30]=&quot;&quot;;&quot;&quot;;SUM([.E30:.I30]))">
            <text:p/>
          </table:table-cell>
          <table:table-cell table:style-name="ce26" table:formula="of:=IF([$'Mature Data'.K29]=&quot;&quot;;&quot;&quot;;[$'Mature Data'.K29])">
            <text:p/>
          </table:table-cell>
          <table:table-cell table:style-name="ce26" table:formula="of:=IF([$'Mature Data'.L29]=&quot;&quot;;&quot;&quot;;[$'Mature Data'.L29])">
            <text:p/>
          </table:table-cell>
          <table:table-cell table:style-name="ce26" table:formula="of:=IF([$'Mature Data'.M29]=&quot;&quot;;&quot;&quot;;[$'Mature Data'.M29])">
            <text:p/>
          </table:table-cell>
          <table:table-cell table:style-name="ce26" table:formula="of:=IF([$'Mature Data'.N29]=&quot;&quot;;&quot;&quot;;[$'Mature Data'.N29])">
            <text:p/>
          </table:table-cell>
          <table:table-cell table:style-name="ce26" table:formula="of:=IF([$'Mature Data'.O29]=&quot;&quot;;&quot;&quot;;[$'Mature Data'.O29])">
            <text:p/>
          </table:table-cell>
          <table:table-cell table:style-name="ce31" table:formula="of:=IF([.J30]=&quot;&quot;;&quot;&quot;;SUM([.K30:.O30]))">
            <text:p/>
          </table:table-cell>
          <table:table-cell table:style-name="ce7" table:formula="of:=IF([$'Mature Data'.Q29]=&quot;&quot;;&quot;&quot;;[$'Mature Data'.Q29])">
            <text:p/>
          </table:table-cell>
          <table:table-cell table:style-name="ce7" table:formula="of:=IF([$'Mature Data'.R29]=&quot;&quot;;&quot;&quot;;[$'Mature Data'.R29])">
            <text:p/>
          </table:table-cell>
          <table:table-cell table:style-name="ce7" table:formula="of:=IF([$'Mature Data'.S29]=&quot;&quot;;&quot;&quot;;[$'Mature Data'.S29])">
            <text:p/>
          </table:table-cell>
          <table:table-cell table:style-name="ce7" table:formula="of:=IF([$'Mature Data'.T29]=&quot;&quot;;&quot;&quot;;[$'Mature Data'.T29])">
            <text:p/>
          </table:table-cell>
          <table:table-cell table:style-name="ce7" table:formula="of:=IF([$'Mature Data'.U29]=&quot;&quot;;&quot;&quot;;[$'Mature Data'.U29])">
            <text:p/>
          </table:table-cell>
          <table:table-cell table:style-name="ce7" table:formula="of:=IF([.P30]=&quot;&quot;;&quot;&quot;;SUM([.Q30:.U30]))">
            <text:p/>
          </table:table-cell>
          <table:table-cell table:style-name="ce7" table:formula="of:=IF([$'Mature Data'.W29]=&quot;&quot;;&quot;&quot;;[$'Mature Data'.W29])">
            <text:p/>
          </table:table-cell>
          <table:table-cell table:style-name="ce7" table:formula="of:=IF([$'Mature Data'.X29]=&quot;&quot;;&quot;&quot;;[$'Mature Data'.X29])">
            <text:p/>
          </table:table-cell>
          <table:table-cell table:style-name="ce7" table:formula="of:=IF([$'Mature Data'.Y29]=&quot;&quot;;&quot;&quot;;[$'Mature Data'.Y29])">
            <text:p/>
          </table:table-cell>
          <table:table-cell table:style-name="ce7" table:formula="of:=IF([$'Mature Data'.Z29]=&quot;&quot;;&quot;&quot;;[$'Mature Data'.Z29])">
            <text:p/>
          </table:table-cell>
          <table:table-cell table:style-name="ce7" table:formula="of:=IF([$'Mature Data'.AA29]=&quot;&quot;;&quot;&quot;;[$'Mature Data'.AA29])">
            <text:p/>
          </table:table-cell>
          <table:table-cell table:style-name="ce43" table:formula="of:=IF(ISERR(AVERAGE([.W30:.AA30])/20);&quot;&quot;;AVERAGE([.W30:.AA3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0]=&quot;&quot;;&quot;&quot;;[$'Mature Data'.A30])" office:value-type="string" office:string-value="53 F east" calcext:value-type="string">
            <text:p>53 F east</text:p>
          </table:table-cell>
          <table:table-cell table:style-name="ce7" table:formula="of:=IF([$'Mature Data'.B30]=&quot;&quot;;&quot;&quot;;[$'Mature Data'.B30])" office:value-type="string" office:string-value="Valencia" calcext:value-type="string">
            <text:p>Valencia</text:p>
          </table:table-cell>
          <table:table-cell table:style-name="ce7" table:formula="of:=IF([$'Mature Data'.C30]=&quot;&quot;;&quot;&quot;;[$'Mature Data'.C30])">
            <text:p/>
          </table:table-cell>
          <table:table-cell table:style-name="ce7" table:formula="of:=IF([$'Mature Data'.D30]=&quot;&quot;;&quot;&quot;;[$'Mature Data'.D30])">
            <text:p/>
          </table:table-cell>
          <table:table-cell table:style-name="ce15" table:formula="of:=IF([$'Mature Data'.E30]=&quot;&quot;;&quot;&quot;;[$'Mature Data'.E30])">
            <text:p/>
          </table:table-cell>
          <table:table-cell table:style-name="ce15" table:formula="of:=IF([$'Mature Data'.F30]=&quot;&quot;;&quot;&quot;;[$'Mature Data'.F30])">
            <text:p/>
          </table:table-cell>
          <table:table-cell table:style-name="ce15" table:formula="of:=IF([$'Mature Data'.G30]=&quot;&quot;;&quot;&quot;;[$'Mature Data'.G30])">
            <text:p/>
          </table:table-cell>
          <table:table-cell table:style-name="ce15" table:formula="of:=IF([$'Mature Data'.H30]=&quot;&quot;;&quot;&quot;;[$'Mature Data'.H30])">
            <text:p/>
          </table:table-cell>
          <table:table-cell table:style-name="ce15" table:formula="of:=IF([$'Mature Data'.I30]=&quot;&quot;;&quot;&quot;;[$'Mature Data'.I30])">
            <text:p/>
          </table:table-cell>
          <table:table-cell table:style-name="ce22" table:formula="of:=IF([.D31]=&quot;&quot;;&quot;&quot;;SUM([.E31:.I31]))">
            <text:p/>
          </table:table-cell>
          <table:table-cell table:style-name="ce26" table:formula="of:=IF([$'Mature Data'.K30]=&quot;&quot;;&quot;&quot;;[$'Mature Data'.K30])">
            <text:p/>
          </table:table-cell>
          <table:table-cell table:style-name="ce26" table:formula="of:=IF([$'Mature Data'.L30]=&quot;&quot;;&quot;&quot;;[$'Mature Data'.L30])">
            <text:p/>
          </table:table-cell>
          <table:table-cell table:style-name="ce26" table:formula="of:=IF([$'Mature Data'.M30]=&quot;&quot;;&quot;&quot;;[$'Mature Data'.M30])">
            <text:p/>
          </table:table-cell>
          <table:table-cell table:style-name="ce26" table:formula="of:=IF([$'Mature Data'.N30]=&quot;&quot;;&quot;&quot;;[$'Mature Data'.N30])">
            <text:p/>
          </table:table-cell>
          <table:table-cell table:style-name="ce26" table:formula="of:=IF([$'Mature Data'.O30]=&quot;&quot;;&quot;&quot;;[$'Mature Data'.O30])">
            <text:p/>
          </table:table-cell>
          <table:table-cell table:style-name="ce31" table:formula="of:=IF([.J31]=&quot;&quot;;&quot;&quot;;SUM([.K31:.O31]))">
            <text:p/>
          </table:table-cell>
          <table:table-cell table:style-name="ce7" table:formula="of:=IF([$'Mature Data'.Q30]=&quot;&quot;;&quot;&quot;;[$'Mature Data'.Q30])">
            <text:p/>
          </table:table-cell>
          <table:table-cell table:style-name="ce7" table:formula="of:=IF([$'Mature Data'.R30]=&quot;&quot;;&quot;&quot;;[$'Mature Data'.R30])">
            <text:p/>
          </table:table-cell>
          <table:table-cell table:style-name="ce7" table:formula="of:=IF([$'Mature Data'.S30]=&quot;&quot;;&quot;&quot;;[$'Mature Data'.S30])">
            <text:p/>
          </table:table-cell>
          <table:table-cell table:style-name="ce7" table:formula="of:=IF([$'Mature Data'.T30]=&quot;&quot;;&quot;&quot;;[$'Mature Data'.T30])">
            <text:p/>
          </table:table-cell>
          <table:table-cell table:style-name="ce7" table:formula="of:=IF([$'Mature Data'.U30]=&quot;&quot;;&quot;&quot;;[$'Mature Data'.U30])">
            <text:p/>
          </table:table-cell>
          <table:table-cell table:style-name="ce7" table:formula="of:=IF([.P31]=&quot;&quot;;&quot;&quot;;SUM([.Q31:.U31]))">
            <text:p/>
          </table:table-cell>
          <table:table-cell table:style-name="ce7" table:formula="of:=IF([$'Mature Data'.W30]=&quot;&quot;;&quot;&quot;;[$'Mature Data'.W30])">
            <text:p/>
          </table:table-cell>
          <table:table-cell table:style-name="ce7" table:formula="of:=IF([$'Mature Data'.X30]=&quot;&quot;;&quot;&quot;;[$'Mature Data'.X30])">
            <text:p/>
          </table:table-cell>
          <table:table-cell table:style-name="ce7" table:formula="of:=IF([$'Mature Data'.Y30]=&quot;&quot;;&quot;&quot;;[$'Mature Data'.Y30])">
            <text:p/>
          </table:table-cell>
          <table:table-cell table:style-name="ce7" table:formula="of:=IF([$'Mature Data'.Z30]=&quot;&quot;;&quot;&quot;;[$'Mature Data'.Z30])">
            <text:p/>
          </table:table-cell>
          <table:table-cell table:style-name="ce7" table:formula="of:=IF([$'Mature Data'.AA30]=&quot;&quot;;&quot;&quot;;[$'Mature Data'.AA30])">
            <text:p/>
          </table:table-cell>
          <table:table-cell table:style-name="ce43" table:formula="of:=IF(ISERR(AVERAGE([.W31:.AA31])/20);&quot;&quot;;AVERAGE([.W31:.AA3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1]=&quot;&quot;;&quot;&quot;;[$'Mature Data'.A31])" office:value-type="string" office:string-value="53 G east" calcext:value-type="string">
            <text:p>53 G east</text:p>
          </table:table-cell>
          <table:table-cell table:style-name="ce7" table:formula="of:=IF([$'Mature Data'.B31]=&quot;&quot;;&quot;&quot;;[$'Mature Data'.B31])" office:value-type="string" office:string-value="Valencia" calcext:value-type="string">
            <text:p>Valencia</text:p>
          </table:table-cell>
          <table:table-cell table:style-name="ce7" table:formula="of:=IF([$'Mature Data'.C31]=&quot;&quot;;&quot;&quot;;[$'Mature Data'.C31])">
            <text:p/>
          </table:table-cell>
          <table:table-cell table:style-name="ce7" table:formula="of:=IF([$'Mature Data'.D31]=&quot;&quot;;&quot;&quot;;[$'Mature Data'.D31])">
            <text:p/>
          </table:table-cell>
          <table:table-cell table:style-name="ce15" table:formula="of:=IF([$'Mature Data'.E31]=&quot;&quot;;&quot;&quot;;[$'Mature Data'.E31])">
            <text:p/>
          </table:table-cell>
          <table:table-cell table:style-name="ce15" table:formula="of:=IF([$'Mature Data'.F31]=&quot;&quot;;&quot;&quot;;[$'Mature Data'.F31])">
            <text:p/>
          </table:table-cell>
          <table:table-cell table:style-name="ce15" table:formula="of:=IF([$'Mature Data'.G31]=&quot;&quot;;&quot;&quot;;[$'Mature Data'.G31])">
            <text:p/>
          </table:table-cell>
          <table:table-cell table:style-name="ce15" table:formula="of:=IF([$'Mature Data'.H31]=&quot;&quot;;&quot;&quot;;[$'Mature Data'.H31])">
            <text:p/>
          </table:table-cell>
          <table:table-cell table:style-name="ce15" table:formula="of:=IF([$'Mature Data'.I31]=&quot;&quot;;&quot;&quot;;[$'Mature Data'.I31])">
            <text:p/>
          </table:table-cell>
          <table:table-cell table:style-name="ce22" table:formula="of:=IF([.D32]=&quot;&quot;;&quot;&quot;;SUM([.E32:.I32]))">
            <text:p/>
          </table:table-cell>
          <table:table-cell table:style-name="ce26" table:formula="of:=IF([$'Mature Data'.K31]=&quot;&quot;;&quot;&quot;;[$'Mature Data'.K31])">
            <text:p/>
          </table:table-cell>
          <table:table-cell table:style-name="ce26" table:formula="of:=IF([$'Mature Data'.L31]=&quot;&quot;;&quot;&quot;;[$'Mature Data'.L31])">
            <text:p/>
          </table:table-cell>
          <table:table-cell table:style-name="ce26" table:formula="of:=IF([$'Mature Data'.M31]=&quot;&quot;;&quot;&quot;;[$'Mature Data'.M31])">
            <text:p/>
          </table:table-cell>
          <table:table-cell table:style-name="ce26" table:formula="of:=IF([$'Mature Data'.N31]=&quot;&quot;;&quot;&quot;;[$'Mature Data'.N31])">
            <text:p/>
          </table:table-cell>
          <table:table-cell table:style-name="ce26" table:formula="of:=IF([$'Mature Data'.O31]=&quot;&quot;;&quot;&quot;;[$'Mature Data'.O31])">
            <text:p/>
          </table:table-cell>
          <table:table-cell table:style-name="ce31" table:formula="of:=IF([.J32]=&quot;&quot;;&quot;&quot;;SUM([.K32:.O32]))">
            <text:p/>
          </table:table-cell>
          <table:table-cell table:style-name="ce7" table:formula="of:=IF([$'Mature Data'.Q31]=&quot;&quot;;&quot;&quot;;[$'Mature Data'.Q31])">
            <text:p/>
          </table:table-cell>
          <table:table-cell table:style-name="ce7" table:formula="of:=IF([$'Mature Data'.R31]=&quot;&quot;;&quot;&quot;;[$'Mature Data'.R31])">
            <text:p/>
          </table:table-cell>
          <table:table-cell table:style-name="ce7" table:formula="of:=IF([$'Mature Data'.S31]=&quot;&quot;;&quot;&quot;;[$'Mature Data'.S31])">
            <text:p/>
          </table:table-cell>
          <table:table-cell table:style-name="ce7" table:formula="of:=IF([$'Mature Data'.T31]=&quot;&quot;;&quot;&quot;;[$'Mature Data'.T31])">
            <text:p/>
          </table:table-cell>
          <table:table-cell table:style-name="ce7" table:formula="of:=IF([$'Mature Data'.U31]=&quot;&quot;;&quot;&quot;;[$'Mature Data'.U31])">
            <text:p/>
          </table:table-cell>
          <table:table-cell table:style-name="ce7" table:formula="of:=IF([.P32]=&quot;&quot;;&quot;&quot;;SUM([.Q32:.U32]))">
            <text:p/>
          </table:table-cell>
          <table:table-cell table:style-name="ce7" table:formula="of:=IF([$'Mature Data'.W31]=&quot;&quot;;&quot;&quot;;[$'Mature Data'.W31])">
            <text:p/>
          </table:table-cell>
          <table:table-cell table:style-name="ce7" table:formula="of:=IF([$'Mature Data'.X31]=&quot;&quot;;&quot;&quot;;[$'Mature Data'.X31])">
            <text:p/>
          </table:table-cell>
          <table:table-cell table:style-name="ce7" table:formula="of:=IF([$'Mature Data'.Y31]=&quot;&quot;;&quot;&quot;;[$'Mature Data'.Y31])">
            <text:p/>
          </table:table-cell>
          <table:table-cell table:style-name="ce7" table:formula="of:=IF([$'Mature Data'.Z31]=&quot;&quot;;&quot;&quot;;[$'Mature Data'.Z31])">
            <text:p/>
          </table:table-cell>
          <table:table-cell table:style-name="ce7" table:formula="of:=IF([$'Mature Data'.AA31]=&quot;&quot;;&quot;&quot;;[$'Mature Data'.AA31])">
            <text:p/>
          </table:table-cell>
          <table:table-cell table:style-name="ce43" table:formula="of:=IF(ISERR(AVERAGE([.W32:.AA32])/20);&quot;&quot;;AVERAGE([.W32:.AA3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2]=&quot;&quot;;&quot;&quot;;[$'Mature Data'.A32])" office:value-type="string" office:string-value="9250 A" calcext:value-type="string">
            <text:p>9250 A</text:p>
          </table:table-cell>
          <table:table-cell table:style-name="ce7" table:formula="of:=IF([$'Mature Data'.B32]=&quot;&quot;;&quot;&quot;;[$'Mature Data'.B32])" office:value-type="string" office:string-value="Hamlin" calcext:value-type="string">
            <text:p>Hamlin</text:p>
          </table:table-cell>
          <table:table-cell table:style-name="ce7" table:formula="of:=IF([$'Mature Data'.C32]=&quot;&quot;;&quot;&quot;;[$'Mature Data'.C32])">
            <text:p/>
          </table:table-cell>
          <table:table-cell table:style-name="ce7" table:formula="of:=IF([$'Mature Data'.D32]=&quot;&quot;;&quot;&quot;;[$'Mature Data'.D32])">
            <text:p/>
          </table:table-cell>
          <table:table-cell table:style-name="ce15" table:formula="of:=IF([$'Mature Data'.E32]=&quot;&quot;;&quot;&quot;;[$'Mature Data'.E32])">
            <text:p/>
          </table:table-cell>
          <table:table-cell table:style-name="ce15" table:formula="of:=IF([$'Mature Data'.F32]=&quot;&quot;;&quot;&quot;;[$'Mature Data'.F32])">
            <text:p/>
          </table:table-cell>
          <table:table-cell table:style-name="ce15" table:formula="of:=IF([$'Mature Data'.G32]=&quot;&quot;;&quot;&quot;;[$'Mature Data'.G32])">
            <text:p/>
          </table:table-cell>
          <table:table-cell table:style-name="ce15" table:formula="of:=IF([$'Mature Data'.H32]=&quot;&quot;;&quot;&quot;;[$'Mature Data'.H32])">
            <text:p/>
          </table:table-cell>
          <table:table-cell table:style-name="ce15" table:formula="of:=IF([$'Mature Data'.I32]=&quot;&quot;;&quot;&quot;;[$'Mature Data'.I32])">
            <text:p/>
          </table:table-cell>
          <table:table-cell table:style-name="ce22" table:formula="of:=IF([.D33]=&quot;&quot;;&quot;&quot;;SUM([.E33:.I33]))">
            <text:p/>
          </table:table-cell>
          <table:table-cell table:style-name="ce26" table:formula="of:=IF([$'Mature Data'.K32]=&quot;&quot;;&quot;&quot;;[$'Mature Data'.K32])">
            <text:p/>
          </table:table-cell>
          <table:table-cell table:style-name="ce26" table:formula="of:=IF([$'Mature Data'.L32]=&quot;&quot;;&quot;&quot;;[$'Mature Data'.L32])">
            <text:p/>
          </table:table-cell>
          <table:table-cell table:style-name="ce26" table:formula="of:=IF([$'Mature Data'.M32]=&quot;&quot;;&quot;&quot;;[$'Mature Data'.M32])">
            <text:p/>
          </table:table-cell>
          <table:table-cell table:style-name="ce26" table:formula="of:=IF([$'Mature Data'.N32]=&quot;&quot;;&quot;&quot;;[$'Mature Data'.N32])">
            <text:p/>
          </table:table-cell>
          <table:table-cell table:style-name="ce26" table:formula="of:=IF([$'Mature Data'.O32]=&quot;&quot;;&quot;&quot;;[$'Mature Data'.O32])">
            <text:p/>
          </table:table-cell>
          <table:table-cell table:style-name="ce31" table:formula="of:=IF([.J33]=&quot;&quot;;&quot;&quot;;SUM([.K33:.O33]))">
            <text:p/>
          </table:table-cell>
          <table:table-cell table:style-name="ce7" table:formula="of:=IF([$'Mature Data'.Q32]=&quot;&quot;;&quot;&quot;;[$'Mature Data'.Q32])">
            <text:p/>
          </table:table-cell>
          <table:table-cell table:style-name="ce7" table:formula="of:=IF([$'Mature Data'.R32]=&quot;&quot;;&quot;&quot;;[$'Mature Data'.R32])">
            <text:p/>
          </table:table-cell>
          <table:table-cell table:style-name="ce7" table:formula="of:=IF([$'Mature Data'.S32]=&quot;&quot;;&quot;&quot;;[$'Mature Data'.S32])">
            <text:p/>
          </table:table-cell>
          <table:table-cell table:style-name="ce7" table:formula="of:=IF([$'Mature Data'.T32]=&quot;&quot;;&quot;&quot;;[$'Mature Data'.T32])">
            <text:p/>
          </table:table-cell>
          <table:table-cell table:style-name="ce7" table:formula="of:=IF([$'Mature Data'.U32]=&quot;&quot;;&quot;&quot;;[$'Mature Data'.U32])">
            <text:p/>
          </table:table-cell>
          <table:table-cell table:style-name="ce7" table:formula="of:=IF([.P33]=&quot;&quot;;&quot;&quot;;SUM([.Q33:.U33]))">
            <text:p/>
          </table:table-cell>
          <table:table-cell table:style-name="ce7" table:formula="of:=IF([$'Mature Data'.W32]=&quot;&quot;;&quot;&quot;;[$'Mature Data'.W32])">
            <text:p/>
          </table:table-cell>
          <table:table-cell table:style-name="ce7" table:formula="of:=IF([$'Mature Data'.X32]=&quot;&quot;;&quot;&quot;;[$'Mature Data'.X32])">
            <text:p/>
          </table:table-cell>
          <table:table-cell table:style-name="ce7" table:formula="of:=IF([$'Mature Data'.Y32]=&quot;&quot;;&quot;&quot;;[$'Mature Data'.Y32])">
            <text:p/>
          </table:table-cell>
          <table:table-cell table:style-name="ce7" table:formula="of:=IF([$'Mature Data'.Z32]=&quot;&quot;;&quot;&quot;;[$'Mature Data'.Z32])">
            <text:p/>
          </table:table-cell>
          <table:table-cell table:style-name="ce7" table:formula="of:=IF([$'Mature Data'.AA32]=&quot;&quot;;&quot;&quot;;[$'Mature Data'.AA32])">
            <text:p/>
          </table:table-cell>
          <table:table-cell table:style-name="ce43" table:formula="of:=IF(ISERR(AVERAGE([.W33:.AA33])/20);&quot;&quot;;AVERAGE([.W33:.AA3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3]=&quot;&quot;;&quot;&quot;;[$'Mature Data'.A33])" office:value-type="string" office:string-value="9250 B" calcext:value-type="string">
            <text:p>9250 B</text:p>
          </table:table-cell>
          <table:table-cell table:style-name="ce7" table:formula="of:=IF([$'Mature Data'.B33]=&quot;&quot;;&quot;&quot;;[$'Mature Data'.B33])" office:value-type="string" office:string-value="Hamlin" calcext:value-type="string">
            <text:p>Hamlin</text:p>
          </table:table-cell>
          <table:table-cell table:style-name="ce7" table:formula="of:=IF([$'Mature Data'.C33]=&quot;&quot;;&quot;&quot;;[$'Mature Data'.C33])">
            <text:p/>
          </table:table-cell>
          <table:table-cell table:style-name="ce7" table:formula="of:=IF([$'Mature Data'.D33]=&quot;&quot;;&quot;&quot;;[$'Mature Data'.D33])">
            <text:p/>
          </table:table-cell>
          <table:table-cell table:style-name="ce15" table:formula="of:=IF([$'Mature Data'.E33]=&quot;&quot;;&quot;&quot;;[$'Mature Data'.E33])">
            <text:p/>
          </table:table-cell>
          <table:table-cell table:style-name="ce15" table:formula="of:=IF([$'Mature Data'.F33]=&quot;&quot;;&quot;&quot;;[$'Mature Data'.F33])">
            <text:p/>
          </table:table-cell>
          <table:table-cell table:style-name="ce15" table:formula="of:=IF([$'Mature Data'.G33]=&quot;&quot;;&quot;&quot;;[$'Mature Data'.G33])">
            <text:p/>
          </table:table-cell>
          <table:table-cell table:style-name="ce15" table:formula="of:=IF([$'Mature Data'.H33]=&quot;&quot;;&quot;&quot;;[$'Mature Data'.H33])">
            <text:p/>
          </table:table-cell>
          <table:table-cell table:style-name="ce15" table:formula="of:=IF([$'Mature Data'.I33]=&quot;&quot;;&quot;&quot;;[$'Mature Data'.I33])">
            <text:p/>
          </table:table-cell>
          <table:table-cell table:style-name="ce22" table:formula="of:=IF([.D34]=&quot;&quot;;&quot;&quot;;SUM([.E34:.I34]))">
            <text:p/>
          </table:table-cell>
          <table:table-cell table:style-name="ce26" table:formula="of:=IF([$'Mature Data'.K33]=&quot;&quot;;&quot;&quot;;[$'Mature Data'.K33])">
            <text:p/>
          </table:table-cell>
          <table:table-cell table:style-name="ce26" table:formula="of:=IF([$'Mature Data'.L33]=&quot;&quot;;&quot;&quot;;[$'Mature Data'.L33])">
            <text:p/>
          </table:table-cell>
          <table:table-cell table:style-name="ce26" table:formula="of:=IF([$'Mature Data'.M33]=&quot;&quot;;&quot;&quot;;[$'Mature Data'.M33])">
            <text:p/>
          </table:table-cell>
          <table:table-cell table:style-name="ce26" table:formula="of:=IF([$'Mature Data'.N33]=&quot;&quot;;&quot;&quot;;[$'Mature Data'.N33])">
            <text:p/>
          </table:table-cell>
          <table:table-cell table:style-name="ce26" table:formula="of:=IF([$'Mature Data'.O33]=&quot;&quot;;&quot;&quot;;[$'Mature Data'.O33])">
            <text:p/>
          </table:table-cell>
          <table:table-cell table:style-name="ce31" table:formula="of:=IF([.J34]=&quot;&quot;;&quot;&quot;;SUM([.K34:.O34]))">
            <text:p/>
          </table:table-cell>
          <table:table-cell table:style-name="ce7" table:formula="of:=IF([$'Mature Data'.Q33]=&quot;&quot;;&quot;&quot;;[$'Mature Data'.Q33])">
            <text:p/>
          </table:table-cell>
          <table:table-cell table:style-name="ce7" table:formula="of:=IF([$'Mature Data'.R33]=&quot;&quot;;&quot;&quot;;[$'Mature Data'.R33])">
            <text:p/>
          </table:table-cell>
          <table:table-cell table:style-name="ce7" table:formula="of:=IF([$'Mature Data'.S33]=&quot;&quot;;&quot;&quot;;[$'Mature Data'.S33])">
            <text:p/>
          </table:table-cell>
          <table:table-cell table:style-name="ce7" table:formula="of:=IF([$'Mature Data'.T33]=&quot;&quot;;&quot;&quot;;[$'Mature Data'.T33])">
            <text:p/>
          </table:table-cell>
          <table:table-cell table:style-name="ce7" table:formula="of:=IF([$'Mature Data'.U33]=&quot;&quot;;&quot;&quot;;[$'Mature Data'.U33])">
            <text:p/>
          </table:table-cell>
          <table:table-cell table:style-name="ce7" table:formula="of:=IF([.P34]=&quot;&quot;;&quot;&quot;;SUM([.Q34:.U34]))">
            <text:p/>
          </table:table-cell>
          <table:table-cell table:style-name="ce7" table:formula="of:=IF([$'Mature Data'.W33]=&quot;&quot;;&quot;&quot;;[$'Mature Data'.W33])">
            <text:p/>
          </table:table-cell>
          <table:table-cell table:style-name="ce7" table:formula="of:=IF([$'Mature Data'.X33]=&quot;&quot;;&quot;&quot;;[$'Mature Data'.X33])">
            <text:p/>
          </table:table-cell>
          <table:table-cell table:style-name="ce7" table:formula="of:=IF([$'Mature Data'.Y33]=&quot;&quot;;&quot;&quot;;[$'Mature Data'.Y33])">
            <text:p/>
          </table:table-cell>
          <table:table-cell table:style-name="ce7" table:formula="of:=IF([$'Mature Data'.Z33]=&quot;&quot;;&quot;&quot;;[$'Mature Data'.Z33])">
            <text:p/>
          </table:table-cell>
          <table:table-cell table:style-name="ce7" table:formula="of:=IF([$'Mature Data'.AA33]=&quot;&quot;;&quot;&quot;;[$'Mature Data'.AA33])">
            <text:p/>
          </table:table-cell>
          <table:table-cell table:style-name="ce43" table:formula="of:=IF(ISERR(AVERAGE([.W34:.AA34])/20);&quot;&quot;;AVERAGE([.W34:.AA3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4]=&quot;&quot;;&quot;&quot;;[$'Mature Data'.A34])" office:value-type="string" office:string-value="9250 C" calcext:value-type="string">
            <text:p>9250 C</text:p>
          </table:table-cell>
          <table:table-cell table:style-name="ce7" table:formula="of:=IF([$'Mature Data'.B34]=&quot;&quot;;&quot;&quot;;[$'Mature Data'.B34])" office:value-type="string" office:string-value="Hamlin" calcext:value-type="string">
            <text:p>Hamlin</text:p>
          </table:table-cell>
          <table:table-cell table:style-name="ce7" table:formula="of:=IF([$'Mature Data'.C34]=&quot;&quot;;&quot;&quot;;[$'Mature Data'.C34])">
            <text:p/>
          </table:table-cell>
          <table:table-cell table:style-name="ce7" table:formula="of:=IF([$'Mature Data'.D34]=&quot;&quot;;&quot;&quot;;[$'Mature Data'.D34])">
            <text:p/>
          </table:table-cell>
          <table:table-cell table:style-name="ce15" table:formula="of:=IF([$'Mature Data'.E34]=&quot;&quot;;&quot;&quot;;[$'Mature Data'.E34])">
            <text:p/>
          </table:table-cell>
          <table:table-cell table:style-name="ce15" table:formula="of:=IF([$'Mature Data'.F34]=&quot;&quot;;&quot;&quot;;[$'Mature Data'.F34])">
            <text:p/>
          </table:table-cell>
          <table:table-cell table:style-name="ce15" table:formula="of:=IF([$'Mature Data'.G34]=&quot;&quot;;&quot;&quot;;[$'Mature Data'.G34])">
            <text:p/>
          </table:table-cell>
          <table:table-cell table:style-name="ce15" table:formula="of:=IF([$'Mature Data'.H34]=&quot;&quot;;&quot;&quot;;[$'Mature Data'.H34])">
            <text:p/>
          </table:table-cell>
          <table:table-cell table:style-name="ce15" table:formula="of:=IF([$'Mature Data'.I34]=&quot;&quot;;&quot;&quot;;[$'Mature Data'.I34])">
            <text:p/>
          </table:table-cell>
          <table:table-cell table:style-name="ce22" table:formula="of:=IF([.D35]=&quot;&quot;;&quot;&quot;;SUM([.E35:.I35]))">
            <text:p/>
          </table:table-cell>
          <table:table-cell table:style-name="ce26" table:formula="of:=IF([$'Mature Data'.K34]=&quot;&quot;;&quot;&quot;;[$'Mature Data'.K34])">
            <text:p/>
          </table:table-cell>
          <table:table-cell table:style-name="ce26" table:formula="of:=IF([$'Mature Data'.L34]=&quot;&quot;;&quot;&quot;;[$'Mature Data'.L34])">
            <text:p/>
          </table:table-cell>
          <table:table-cell table:style-name="ce26" table:formula="of:=IF([$'Mature Data'.M34]=&quot;&quot;;&quot;&quot;;[$'Mature Data'.M34])">
            <text:p/>
          </table:table-cell>
          <table:table-cell table:style-name="ce26" table:formula="of:=IF([$'Mature Data'.N34]=&quot;&quot;;&quot;&quot;;[$'Mature Data'.N34])">
            <text:p/>
          </table:table-cell>
          <table:table-cell table:style-name="ce26" table:formula="of:=IF([$'Mature Data'.O34]=&quot;&quot;;&quot;&quot;;[$'Mature Data'.O34])">
            <text:p/>
          </table:table-cell>
          <table:table-cell table:style-name="ce31" table:formula="of:=IF([.J35]=&quot;&quot;;&quot;&quot;;SUM([.K35:.O35]))">
            <text:p/>
          </table:table-cell>
          <table:table-cell table:style-name="ce7" table:formula="of:=IF([$'Mature Data'.Q34]=&quot;&quot;;&quot;&quot;;[$'Mature Data'.Q34])">
            <text:p/>
          </table:table-cell>
          <table:table-cell table:style-name="ce7" table:formula="of:=IF([$'Mature Data'.R34]=&quot;&quot;;&quot;&quot;;[$'Mature Data'.R34])">
            <text:p/>
          </table:table-cell>
          <table:table-cell table:style-name="ce7" table:formula="of:=IF([$'Mature Data'.S34]=&quot;&quot;;&quot;&quot;;[$'Mature Data'.S34])">
            <text:p/>
          </table:table-cell>
          <table:table-cell table:style-name="ce7" table:formula="of:=IF([$'Mature Data'.T34]=&quot;&quot;;&quot;&quot;;[$'Mature Data'.T34])">
            <text:p/>
          </table:table-cell>
          <table:table-cell table:style-name="ce7" table:formula="of:=IF([$'Mature Data'.U34]=&quot;&quot;;&quot;&quot;;[$'Mature Data'.U34])">
            <text:p/>
          </table:table-cell>
          <table:table-cell table:style-name="ce7" table:formula="of:=IF([.P35]=&quot;&quot;;&quot;&quot;;SUM([.Q35:.U35]))">
            <text:p/>
          </table:table-cell>
          <table:table-cell table:style-name="ce7" table:formula="of:=IF([$'Mature Data'.W34]=&quot;&quot;;&quot;&quot;;[$'Mature Data'.W34])">
            <text:p/>
          </table:table-cell>
          <table:table-cell table:style-name="ce7" table:formula="of:=IF([$'Mature Data'.X34]=&quot;&quot;;&quot;&quot;;[$'Mature Data'.X34])">
            <text:p/>
          </table:table-cell>
          <table:table-cell table:style-name="ce7" table:formula="of:=IF([$'Mature Data'.Y34]=&quot;&quot;;&quot;&quot;;[$'Mature Data'.Y34])">
            <text:p/>
          </table:table-cell>
          <table:table-cell table:style-name="ce7" table:formula="of:=IF([$'Mature Data'.Z34]=&quot;&quot;;&quot;&quot;;[$'Mature Data'.Z34])">
            <text:p/>
          </table:table-cell>
          <table:table-cell table:style-name="ce7" table:formula="of:=IF([$'Mature Data'.AA34]=&quot;&quot;;&quot;&quot;;[$'Mature Data'.AA34])">
            <text:p/>
          </table:table-cell>
          <table:table-cell table:style-name="ce43" table:formula="of:=IF(ISERR(AVERAGE([.W35:.AA35])/20);&quot;&quot;;AVERAGE([.W35:.AA3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5]=&quot;&quot;;&quot;&quot;;[$'Mature Data'.A35])" office:value-type="string" office:string-value="9250 G" calcext:value-type="string">
            <text:p>9250 G</text:p>
          </table:table-cell>
          <table:table-cell table:style-name="ce7" table:formula="of:=IF([$'Mature Data'.B35]=&quot;&quot;;&quot;&quot;;[$'Mature Data'.B35])" office:value-type="string" office:string-value="Valencia" calcext:value-type="string">
            <text:p>Valencia</text:p>
          </table:table-cell>
          <table:table-cell table:style-name="ce7" table:formula="of:=IF([$'Mature Data'.C35]=&quot;&quot;;&quot;&quot;;[$'Mature Data'.C35])">
            <text:p/>
          </table:table-cell>
          <table:table-cell table:style-name="ce7" table:formula="of:=IF([$'Mature Data'.D35]=&quot;&quot;;&quot;&quot;;[$'Mature Data'.D35])">
            <text:p/>
          </table:table-cell>
          <table:table-cell table:style-name="ce15" table:formula="of:=IF([$'Mature Data'.E35]=&quot;&quot;;&quot;&quot;;[$'Mature Data'.E35])">
            <text:p/>
          </table:table-cell>
          <table:table-cell table:style-name="ce15" table:formula="of:=IF([$'Mature Data'.F35]=&quot;&quot;;&quot;&quot;;[$'Mature Data'.F35])">
            <text:p/>
          </table:table-cell>
          <table:table-cell table:style-name="ce15" table:formula="of:=IF([$'Mature Data'.G35]=&quot;&quot;;&quot;&quot;;[$'Mature Data'.G35])">
            <text:p/>
          </table:table-cell>
          <table:table-cell table:style-name="ce15" table:formula="of:=IF([$'Mature Data'.H35]=&quot;&quot;;&quot;&quot;;[$'Mature Data'.H35])">
            <text:p/>
          </table:table-cell>
          <table:table-cell table:style-name="ce15" table:formula="of:=IF([$'Mature Data'.I35]=&quot;&quot;;&quot;&quot;;[$'Mature Data'.I35])">
            <text:p/>
          </table:table-cell>
          <table:table-cell table:style-name="ce22" table:formula="of:=IF([.D36]=&quot;&quot;;&quot;&quot;;SUM([.E36:.I36]))">
            <text:p/>
          </table:table-cell>
          <table:table-cell table:style-name="ce26" table:formula="of:=IF([$'Mature Data'.K35]=&quot;&quot;;&quot;&quot;;[$'Mature Data'.K35])">
            <text:p/>
          </table:table-cell>
          <table:table-cell table:style-name="ce26" table:formula="of:=IF([$'Mature Data'.L35]=&quot;&quot;;&quot;&quot;;[$'Mature Data'.L35])">
            <text:p/>
          </table:table-cell>
          <table:table-cell table:style-name="ce26" table:formula="of:=IF([$'Mature Data'.M35]=&quot;&quot;;&quot;&quot;;[$'Mature Data'.M35])">
            <text:p/>
          </table:table-cell>
          <table:table-cell table:style-name="ce26" table:formula="of:=IF([$'Mature Data'.N35]=&quot;&quot;;&quot;&quot;;[$'Mature Data'.N35])">
            <text:p/>
          </table:table-cell>
          <table:table-cell table:style-name="ce26" table:formula="of:=IF([$'Mature Data'.O35]=&quot;&quot;;&quot;&quot;;[$'Mature Data'.O35])">
            <text:p/>
          </table:table-cell>
          <table:table-cell table:style-name="ce31" table:formula="of:=IF([.J36]=&quot;&quot;;&quot;&quot;;SUM([.K36:.O36]))">
            <text:p/>
          </table:table-cell>
          <table:table-cell table:style-name="ce7" table:formula="of:=IF([$'Mature Data'.Q35]=&quot;&quot;;&quot;&quot;;[$'Mature Data'.Q35])">
            <text:p/>
          </table:table-cell>
          <table:table-cell table:style-name="ce7" table:formula="of:=IF([$'Mature Data'.R35]=&quot;&quot;;&quot;&quot;;[$'Mature Data'.R35])">
            <text:p/>
          </table:table-cell>
          <table:table-cell table:style-name="ce7" table:formula="of:=IF([$'Mature Data'.S35]=&quot;&quot;;&quot;&quot;;[$'Mature Data'.S35])">
            <text:p/>
          </table:table-cell>
          <table:table-cell table:style-name="ce7" table:formula="of:=IF([$'Mature Data'.T35]=&quot;&quot;;&quot;&quot;;[$'Mature Data'.T35])">
            <text:p/>
          </table:table-cell>
          <table:table-cell table:style-name="ce7" table:formula="of:=IF([$'Mature Data'.U35]=&quot;&quot;;&quot;&quot;;[$'Mature Data'.U35])">
            <text:p/>
          </table:table-cell>
          <table:table-cell table:style-name="ce7" table:formula="of:=IF([.P36]=&quot;&quot;;&quot;&quot;;SUM([.Q36:.U36]))">
            <text:p/>
          </table:table-cell>
          <table:table-cell table:style-name="ce7" table:formula="of:=IF([$'Mature Data'.W35]=&quot;&quot;;&quot;&quot;;[$'Mature Data'.W35])">
            <text:p/>
          </table:table-cell>
          <table:table-cell table:style-name="ce7" table:formula="of:=IF([$'Mature Data'.X35]=&quot;&quot;;&quot;&quot;;[$'Mature Data'.X35])">
            <text:p/>
          </table:table-cell>
          <table:table-cell table:style-name="ce7" table:formula="of:=IF([$'Mature Data'.Y35]=&quot;&quot;;&quot;&quot;;[$'Mature Data'.Y35])">
            <text:p/>
          </table:table-cell>
          <table:table-cell table:style-name="ce7" table:formula="of:=IF([$'Mature Data'.Z35]=&quot;&quot;;&quot;&quot;;[$'Mature Data'.Z35])">
            <text:p/>
          </table:table-cell>
          <table:table-cell table:style-name="ce7" table:formula="of:=IF([$'Mature Data'.AA35]=&quot;&quot;;&quot;&quot;;[$'Mature Data'.AA35])">
            <text:p/>
          </table:table-cell>
          <table:table-cell table:style-name="ce43" table:formula="of:=IF(ISERR(AVERAGE([.W36:.AA36])/20);&quot;&quot;;AVERAGE([.W36:.AA3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6]=&quot;&quot;;&quot;&quot;;[$'Mature Data'.A36])" office:value-type="string" office:string-value="NO3 P" calcext:value-type="string">
            <text:p>NO3 P</text:p>
          </table:table-cell>
          <table:table-cell table:style-name="ce7" table:formula="of:=IF([$'Mature Data'.B36]=&quot;&quot;;&quot;&quot;;[$'Mature Data'.B36])" office:value-type="string" office:string-value="Pineapple" calcext:value-type="string">
            <text:p>Pineapple</text:p>
          </table:table-cell>
          <table:table-cell table:style-name="ce7" table:formula="of:=IF([$'Mature Data'.C36]=&quot;&quot;;&quot;&quot;;[$'Mature Data'.C36])">
            <text:p/>
          </table:table-cell>
          <table:table-cell table:style-name="ce7" table:formula="of:=IF([$'Mature Data'.D36]=&quot;&quot;;&quot;&quot;;[$'Mature Data'.D36])" office:value-type="string" office:string-value="2017-04-07" calcext:value-type="string">
            <text:p>2017-04-07</text:p>
          </table:table-cell>
          <table:table-cell table:style-name="ce15" table:formula="of:=IF([$'Mature Data'.E36]=&quot;&quot;;&quot;&quot;;[$'Mature Data'.E36])" office:value-type="float" office:value="0" calcext:value-type="float">
            <text:p>0</text:p>
          </table:table-cell>
          <table:table-cell table:style-name="ce15" table:formula="of:=IF([$'Mature Data'.F36]=&quot;&quot;;&quot;&quot;;[$'Mature Data'.F36])" office:value-type="float" office:value="1" calcext:value-type="float">
            <text:p>1</text:p>
          </table:table-cell>
          <table:table-cell table:style-name="ce15" table:formula="of:=IF([$'Mature Data'.G36]=&quot;&quot;;&quot;&quot;;[$'Mature Data'.G36])" office:value-type="float" office:value="1" calcext:value-type="float">
            <text:p>1</text:p>
          </table:table-cell>
          <table:table-cell table:style-name="ce15" table:formula="of:=IF([$'Mature Data'.H36]=&quot;&quot;;&quot;&quot;;[$'Mature Data'.H36])" office:value-type="float" office:value="0" calcext:value-type="float">
            <text:p>0</text:p>
          </table:table-cell>
          <table:table-cell table:style-name="ce15" table:formula="of:=IF([$'Mature Data'.I36]=&quot;&quot;;&quot;&quot;;[$'Mature Data'.I36])" office:value-type="float" office:value="0" calcext:value-type="float">
            <text:p>0</text:p>
          </table:table-cell>
          <table:table-cell table:style-name="ce22" table:formula="of:=IF([.D37]=&quot;&quot;;&quot;&quot;;SUM([.E37:.I37]))" office:value-type="float" office:value="2" calcext:value-type="float">
            <text:p>2</text:p>
          </table:table-cell>
          <table:table-cell table:style-name="ce26" table:formula="of:=IF([$'Mature Data'.K36]=&quot;&quot;;&quot;&quot;;[$'Mature Data'.K36])" office:value-type="float" office:value="3" calcext:value-type="float">
            <text:p>3</text:p>
          </table:table-cell>
          <table:table-cell table:style-name="ce26" table:formula="of:=IF([$'Mature Data'.L36]=&quot;&quot;;&quot;&quot;;[$'Mature Data'.L36])" office:value-type="float" office:value="8" calcext:value-type="float">
            <text:p>8</text:p>
          </table:table-cell>
          <table:table-cell table:style-name="ce26" table:formula="of:=IF([$'Mature Data'.M36]=&quot;&quot;;&quot;&quot;;[$'Mature Data'.M36])" office:value-type="float" office:value="6" calcext:value-type="float">
            <text:p>6</text:p>
          </table:table-cell>
          <table:table-cell table:style-name="ce26" table:formula="of:=IF([$'Mature Data'.N36]=&quot;&quot;;&quot;&quot;;[$'Mature Data'.N36])" office:value-type="float" office:value="2" calcext:value-type="float">
            <text:p>2</text:p>
          </table:table-cell>
          <table:table-cell table:style-name="ce26" table:formula="of:=IF([$'Mature Data'.O36]=&quot;&quot;;&quot;&quot;;[$'Mature Data'.O36])" office:value-type="float" office:value="0" calcext:value-type="float">
            <text:p>0</text:p>
          </table:table-cell>
          <table:table-cell table:style-name="ce31" table:formula="of:=IF([.J37]=&quot;&quot;;&quot;&quot;;SUM([.K37:.O37]))" office:value-type="float" office:value="19" calcext:value-type="float">
            <text:p>19</text:p>
          </table:table-cell>
          <table:table-cell table:style-name="ce7" table:formula="of:=IF([$'Mature Data'.Q36]=&quot;&quot;;&quot;&quot;;[$'Mature Data'.Q36])" office:value-type="float" office:value="0" calcext:value-type="float">
            <text:p>0</text:p>
          </table:table-cell>
          <table:table-cell table:style-name="ce7" table:formula="of:=IF([$'Mature Data'.R36]=&quot;&quot;;&quot;&quot;;[$'Mature Data'.R36])" office:value-type="float" office:value="0" calcext:value-type="float">
            <text:p>0</text:p>
          </table:table-cell>
          <table:table-cell table:style-name="ce7" table:formula="of:=IF([$'Mature Data'.S36]=&quot;&quot;;&quot;&quot;;[$'Mature Data'.S36])" office:value-type="float" office:value="0" calcext:value-type="float">
            <text:p>0</text:p>
          </table:table-cell>
          <table:table-cell table:style-name="ce7" table:formula="of:=IF([$'Mature Data'.T36]=&quot;&quot;;&quot;&quot;;[$'Mature Data'.T36])" office:value-type="float" office:value="0" calcext:value-type="float">
            <text:p>0</text:p>
          </table:table-cell>
          <table:table-cell table:style-name="ce7" table:formula="of:=IF([$'Mature Data'.U36]=&quot;&quot;;&quot;&quot;;[$'Mature Data'.U36])" office:value-type="float" office:value="0" calcext:value-type="float">
            <text:p>0</text:p>
          </table:table-cell>
          <table:table-cell table:style-name="ce7" table:formula="of:=IF([.P37]=&quot;&quot;;&quot;&quot;;SUM([.Q37:.U37]))" office:value-type="float" office:value="0" calcext:value-type="float">
            <text:p>0</text:p>
          </table:table-cell>
          <table:table-cell table:style-name="ce7" table:formula="of:=IF([$'Mature Data'.W36]=&quot;&quot;;&quot;&quot;;[$'Mature Data'.W36])" office:value-type="float" office:value="10" calcext:value-type="float">
            <text:p>10</text:p>
          </table:table-cell>
          <table:table-cell table:style-name="ce7" table:formula="of:=IF([$'Mature Data'.X36]=&quot;&quot;;&quot;&quot;;[$'Mature Data'.X36])" office:value-type="float" office:value="14" calcext:value-type="float">
            <text:p>14</text:p>
          </table:table-cell>
          <table:table-cell table:style-name="ce7" table:formula="of:=IF([$'Mature Data'.Y36]=&quot;&quot;;&quot;&quot;;[$'Mature Data'.Y36])" office:value-type="float" office:value="16" calcext:value-type="float">
            <text:p>16</text:p>
          </table:table-cell>
          <table:table-cell table:style-name="ce7" table:formula="of:=IF([$'Mature Data'.Z36]=&quot;&quot;;&quot;&quot;;[$'Mature Data'.Z36])" office:value-type="float" office:value="7" calcext:value-type="float">
            <text:p>7</text:p>
          </table:table-cell>
          <table:table-cell table:style-name="ce7" table:formula="of:=IF([$'Mature Data'.AA36]=&quot;&quot;;&quot;&quot;;[$'Mature Data'.AA36])" office:value-type="float" office:value="3" calcext:value-type="float">
            <text:p>3</text:p>
          </table:table-cell>
          <table:table-cell table:style-name="ce43" table:formula="of:=IF(ISERR(AVERAGE([.W37:.AA37])/20);&quot;&quot;;AVERAGE([.W37:.AA37])/20)" office:value-type="percentage" office:value="0.5" calcext:value-type="percentage">
            <text:p>50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7]=&quot;&quot;;&quot;&quot;;[$'Mature Data'.A37])" office:value-type="string" office:string-value="NO3V" calcext:value-type="string">
            <text:p>NO3V</text:p>
          </table:table-cell>
          <table:table-cell table:style-name="ce7" table:formula="of:=IF([$'Mature Data'.B37]=&quot;&quot;;&quot;&quot;;[$'Mature Data'.B37])" office:value-type="string" office:string-value="Valencia" calcext:value-type="string">
            <text:p>Valencia</text:p>
          </table:table-cell>
          <table:table-cell table:style-name="ce7" table:formula="of:=IF([$'Mature Data'.C37]=&quot;&quot;;&quot;&quot;;[$'Mature Data'.C37])">
            <text:p/>
          </table:table-cell>
          <table:table-cell table:style-name="ce7" table:formula="of:=IF([$'Mature Data'.D37]=&quot;&quot;;&quot;&quot;;[$'Mature Data'.D37])" office:value-type="string" office:string-value="2017-04-07" calcext:value-type="string">
            <text:p>2017-04-07</text:p>
          </table:table-cell>
          <table:table-cell table:style-name="ce15" table:formula="of:=IF([$'Mature Data'.E37]=&quot;&quot;;&quot;&quot;;[$'Mature Data'.E37])" office:value-type="float" office:value="1" calcext:value-type="float">
            <text:p>1</text:p>
          </table:table-cell>
          <table:table-cell table:style-name="ce15" table:formula="of:=IF([$'Mature Data'.F37]=&quot;&quot;;&quot;&quot;;[$'Mature Data'.F37])" office:value-type="float" office:value="2" calcext:value-type="float">
            <text:p>2</text:p>
          </table:table-cell>
          <table:table-cell table:style-name="ce15" table:formula="of:=IF([$'Mature Data'.G37]=&quot;&quot;;&quot;&quot;;[$'Mature Data'.G37])" office:value-type="float" office:value="0" calcext:value-type="float">
            <text:p>0</text:p>
          </table:table-cell>
          <table:table-cell table:style-name="ce15" table:formula="of:=IF([$'Mature Data'.H37]=&quot;&quot;;&quot;&quot;;[$'Mature Data'.H37])" office:value-type="float" office:value="0" calcext:value-type="float">
            <text:p>0</text:p>
          </table:table-cell>
          <table:table-cell table:style-name="ce15" table:formula="of:=IF([$'Mature Data'.I37]=&quot;&quot;;&quot;&quot;;[$'Mature Data'.I37])" office:value-type="float" office:value="0" calcext:value-type="float">
            <text:p>0</text:p>
          </table:table-cell>
          <table:table-cell table:style-name="ce22" table:formula="of:=IF([.D38]=&quot;&quot;;&quot;&quot;;SUM([.E38:.I38]))" office:value-type="float" office:value="3" calcext:value-type="float">
            <text:p>3</text:p>
          </table:table-cell>
          <table:table-cell table:style-name="ce26" table:formula="of:=IF([$'Mature Data'.K37]=&quot;&quot;;&quot;&quot;;[$'Mature Data'.K37])" office:value-type="float" office:value="4" calcext:value-type="float">
            <text:p>4</text:p>
          </table:table-cell>
          <table:table-cell table:style-name="ce26" table:formula="of:=IF([$'Mature Data'.L37]=&quot;&quot;;&quot;&quot;;[$'Mature Data'.L37])" office:value-type="float" office:value="3" calcext:value-type="float">
            <text:p>3</text:p>
          </table:table-cell>
          <table:table-cell table:style-name="ce26" table:formula="of:=IF([$'Mature Data'.M37]=&quot;&quot;;&quot;&quot;;[$'Mature Data'.M37])" office:value-type="float" office:value="2" calcext:value-type="float">
            <text:p>2</text:p>
          </table:table-cell>
          <table:table-cell table:style-name="ce26" table:formula="of:=IF([$'Mature Data'.N37]=&quot;&quot;;&quot;&quot;;[$'Mature Data'.N37])" office:value-type="float" office:value="3" calcext:value-type="float">
            <text:p>3</text:p>
          </table:table-cell>
          <table:table-cell table:style-name="ce26" table:formula="of:=IF([$'Mature Data'.O37]=&quot;&quot;;&quot;&quot;;[$'Mature Data'.O37])" office:value-type="float" office:value="0" calcext:value-type="float">
            <text:p>0</text:p>
          </table:table-cell>
          <table:table-cell table:style-name="ce31" table:formula="of:=IF([.J38]=&quot;&quot;;&quot;&quot;;SUM([.K38:.O38]))" office:value-type="float" office:value="12" calcext:value-type="float">
            <text:p>12</text:p>
          </table:table-cell>
          <table:table-cell table:style-name="ce7" table:formula="of:=IF([$'Mature Data'.Q37]=&quot;&quot;;&quot;&quot;;[$'Mature Data'.Q37])" office:value-type="float" office:value="0" calcext:value-type="float">
            <text:p>0</text:p>
          </table:table-cell>
          <table:table-cell table:style-name="ce7" table:formula="of:=IF([$'Mature Data'.R37]=&quot;&quot;;&quot;&quot;;[$'Mature Data'.R37])" office:value-type="float" office:value="0" calcext:value-type="float">
            <text:p>0</text:p>
          </table:table-cell>
          <table:table-cell table:style-name="ce7" table:formula="of:=IF([$'Mature Data'.S37]=&quot;&quot;;&quot;&quot;;[$'Mature Data'.S37])" office:value-type="float" office:value="0" calcext:value-type="float">
            <text:p>0</text:p>
          </table:table-cell>
          <table:table-cell table:style-name="ce7" table:formula="of:=IF([$'Mature Data'.T37]=&quot;&quot;;&quot;&quot;;[$'Mature Data'.T37])" office:value-type="float" office:value="0" calcext:value-type="float">
            <text:p>0</text:p>
          </table:table-cell>
          <table:table-cell table:style-name="ce7" table:formula="of:=IF([$'Mature Data'.U37]=&quot;&quot;;&quot;&quot;;[$'Mature Data'.U37])" office:value-type="float" office:value="0" calcext:value-type="float">
            <text:p>0</text:p>
          </table:table-cell>
          <table:table-cell table:style-name="ce7" table:formula="of:=IF([.P38]=&quot;&quot;;&quot;&quot;;SUM([.Q38:.U38]))" office:value-type="float" office:value="0" calcext:value-type="float">
            <text:p>0</text:p>
          </table:table-cell>
          <table:table-cell table:style-name="ce7" table:formula="of:=IF([$'Mature Data'.W37]=&quot;&quot;;&quot;&quot;;[$'Mature Data'.W37])" office:value-type="float" office:value="12" calcext:value-type="float">
            <text:p>12</text:p>
          </table:table-cell>
          <table:table-cell table:style-name="ce7" table:formula="of:=IF([$'Mature Data'.X37]=&quot;&quot;;&quot;&quot;;[$'Mature Data'.X37])" office:value-type="float" office:value="8" calcext:value-type="float">
            <text:p>8</text:p>
          </table:table-cell>
          <table:table-cell table:style-name="ce7" table:formula="of:=IF([$'Mature Data'.Y37]=&quot;&quot;;&quot;&quot;;[$'Mature Data'.Y37])" office:value-type="float" office:value="3" calcext:value-type="float">
            <text:p>3</text:p>
          </table:table-cell>
          <table:table-cell table:style-name="ce7" table:formula="of:=IF([$'Mature Data'.Z37]=&quot;&quot;;&quot;&quot;;[$'Mature Data'.Z37])" office:value-type="float" office:value="4" calcext:value-type="float">
            <text:p>4</text:p>
          </table:table-cell>
          <table:table-cell table:style-name="ce7" table:formula="of:=IF([$'Mature Data'.AA37]=&quot;&quot;;&quot;&quot;;[$'Mature Data'.AA37])" office:value-type="float" office:value="2" calcext:value-type="float">
            <text:p>2</text:p>
          </table:table-cell>
          <table:table-cell table:style-name="ce43" table:formula="of:=IF(ISERR(AVERAGE([.W38:.AA38])/20);&quot;&quot;;AVERAGE([.W38:.AA38])/20)" office:value-type="percentage" office:value="0.29" calcext:value-type="percentage">
            <text:p>2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8]=&quot;&quot;;&quot;&quot;;[$'Mature Data'.A38])" office:value-type="string" office:string-value="LL 1" calcext:value-type="string">
            <text:p>LL 1</text:p>
          </table:table-cell>
          <table:table-cell table:style-name="ce7" table:formula="of:=IF([$'Mature Data'.B38]=&quot;&quot;;&quot;&quot;;[$'Mature Data'.B38])" office:value-type="string" office:string-value="Valencia" calcext:value-type="string">
            <text:p>Valencia</text:p>
          </table:table-cell>
          <table:table-cell table:style-name="ce7" table:formula="of:=IF([$'Mature Data'.C38]=&quot;&quot;;&quot;&quot;;[$'Mature Data'.C38])">
            <text:p/>
          </table:table-cell>
          <table:table-cell table:style-name="ce7" table:formula="of:=IF([$'Mature Data'.D38]=&quot;&quot;;&quot;&quot;;[$'Mature Data'.D38])">
            <text:p/>
          </table:table-cell>
          <table:table-cell table:style-name="ce15" table:formula="of:=IF([$'Mature Data'.E38]=&quot;&quot;;&quot;&quot;;[$'Mature Data'.E38])">
            <text:p/>
          </table:table-cell>
          <table:table-cell table:style-name="ce15" table:formula="of:=IF([$'Mature Data'.F38]=&quot;&quot;;&quot;&quot;;[$'Mature Data'.F38])">
            <text:p/>
          </table:table-cell>
          <table:table-cell table:style-name="ce15" table:formula="of:=IF([$'Mature Data'.G38]=&quot;&quot;;&quot;&quot;;[$'Mature Data'.G38])">
            <text:p/>
          </table:table-cell>
          <table:table-cell table:style-name="ce15" table:formula="of:=IF([$'Mature Data'.H38]=&quot;&quot;;&quot;&quot;;[$'Mature Data'.H38])">
            <text:p/>
          </table:table-cell>
          <table:table-cell table:style-name="ce15" table:formula="of:=IF([$'Mature Data'.I38]=&quot;&quot;;&quot;&quot;;[$'Mature Data'.I38])">
            <text:p/>
          </table:table-cell>
          <table:table-cell table:style-name="ce22" table:formula="of:=IF([.D39]=&quot;&quot;;&quot;&quot;;SUM([.E39:.I39]))">
            <text:p/>
          </table:table-cell>
          <table:table-cell table:style-name="ce26" table:formula="of:=IF([$'Mature Data'.K38]=&quot;&quot;;&quot;&quot;;[$'Mature Data'.K38])">
            <text:p/>
          </table:table-cell>
          <table:table-cell table:style-name="ce26" table:formula="of:=IF([$'Mature Data'.L38]=&quot;&quot;;&quot;&quot;;[$'Mature Data'.L38])">
            <text:p/>
          </table:table-cell>
          <table:table-cell table:style-name="ce26" table:formula="of:=IF([$'Mature Data'.M38]=&quot;&quot;;&quot;&quot;;[$'Mature Data'.M38])">
            <text:p/>
          </table:table-cell>
          <table:table-cell table:style-name="ce26" table:formula="of:=IF([$'Mature Data'.N38]=&quot;&quot;;&quot;&quot;;[$'Mature Data'.N38])">
            <text:p/>
          </table:table-cell>
          <table:table-cell table:style-name="ce26" table:formula="of:=IF([$'Mature Data'.O38]=&quot;&quot;;&quot;&quot;;[$'Mature Data'.O38])">
            <text:p/>
          </table:table-cell>
          <table:table-cell table:style-name="ce31" table:formula="of:=IF([.J39]=&quot;&quot;;&quot;&quot;;SUM([.K39:.O39]))">
            <text:p/>
          </table:table-cell>
          <table:table-cell table:style-name="ce7" table:formula="of:=IF([$'Mature Data'.Q38]=&quot;&quot;;&quot;&quot;;[$'Mature Data'.Q38])">
            <text:p/>
          </table:table-cell>
          <table:table-cell table:style-name="ce7" table:formula="of:=IF([$'Mature Data'.R38]=&quot;&quot;;&quot;&quot;;[$'Mature Data'.R38])">
            <text:p/>
          </table:table-cell>
          <table:table-cell table:style-name="ce7" table:formula="of:=IF([$'Mature Data'.S38]=&quot;&quot;;&quot;&quot;;[$'Mature Data'.S38])">
            <text:p/>
          </table:table-cell>
          <table:table-cell table:style-name="ce7" table:formula="of:=IF([$'Mature Data'.T38]=&quot;&quot;;&quot;&quot;;[$'Mature Data'.T38])">
            <text:p/>
          </table:table-cell>
          <table:table-cell table:style-name="ce7" table:formula="of:=IF([$'Mature Data'.U38]=&quot;&quot;;&quot;&quot;;[$'Mature Data'.U38])">
            <text:p/>
          </table:table-cell>
          <table:table-cell table:style-name="ce7" table:formula="of:=IF([.P39]=&quot;&quot;;&quot;&quot;;SUM([.Q39:.U39]))">
            <text:p/>
          </table:table-cell>
          <table:table-cell table:style-name="ce7" table:formula="of:=IF([$'Mature Data'.W38]=&quot;&quot;;&quot;&quot;;[$'Mature Data'.W38])">
            <text:p/>
          </table:table-cell>
          <table:table-cell table:style-name="ce7" table:formula="of:=IF([$'Mature Data'.X38]=&quot;&quot;;&quot;&quot;;[$'Mature Data'.X38])">
            <text:p/>
          </table:table-cell>
          <table:table-cell table:style-name="ce7" table:formula="of:=IF([$'Mature Data'.Y38]=&quot;&quot;;&quot;&quot;;[$'Mature Data'.Y38])">
            <text:p/>
          </table:table-cell>
          <table:table-cell table:style-name="ce7" table:formula="of:=IF([$'Mature Data'.Z38]=&quot;&quot;;&quot;&quot;;[$'Mature Data'.Z38])">
            <text:p/>
          </table:table-cell>
          <table:table-cell table:style-name="ce7" table:formula="of:=IF([$'Mature Data'.AA38]=&quot;&quot;;&quot;&quot;;[$'Mature Data'.AA38])">
            <text:p/>
          </table:table-cell>
          <table:table-cell table:style-name="ce43" table:formula="of:=IF(ISERR(AVERAGE([.W39:.AA39])/20);&quot;&quot;;AVERAGE([.W39:.AA3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39]=&quot;&quot;;&quot;&quot;;[$'Mature Data'.A39])" office:value-type="string" office:string-value="LL 2" calcext:value-type="string">
            <text:p>LL 2</text:p>
          </table:table-cell>
          <table:table-cell table:style-name="ce7" table:formula="of:=IF([$'Mature Data'.B39]=&quot;&quot;;&quot;&quot;;[$'Mature Data'.B39])" office:value-type="string" office:string-value="Valencia" calcext:value-type="string">
            <text:p>Valencia</text:p>
          </table:table-cell>
          <table:table-cell table:style-name="ce7" table:formula="of:=IF([$'Mature Data'.C39]=&quot;&quot;;&quot;&quot;;[$'Mature Data'.C39])">
            <text:p/>
          </table:table-cell>
          <table:table-cell table:style-name="ce7" table:formula="of:=IF([$'Mature Data'.D39]=&quot;&quot;;&quot;&quot;;[$'Mature Data'.D39])">
            <text:p/>
          </table:table-cell>
          <table:table-cell table:style-name="ce15" table:formula="of:=IF([$'Mature Data'.E39]=&quot;&quot;;&quot;&quot;;[$'Mature Data'.E39])">
            <text:p/>
          </table:table-cell>
          <table:table-cell table:style-name="ce15" table:formula="of:=IF([$'Mature Data'.F39]=&quot;&quot;;&quot;&quot;;[$'Mature Data'.F39])">
            <text:p/>
          </table:table-cell>
          <table:table-cell table:style-name="ce15" table:formula="of:=IF([$'Mature Data'.G39]=&quot;&quot;;&quot;&quot;;[$'Mature Data'.G39])">
            <text:p/>
          </table:table-cell>
          <table:table-cell table:style-name="ce15" table:formula="of:=IF([$'Mature Data'.H39]=&quot;&quot;;&quot;&quot;;[$'Mature Data'.H39])">
            <text:p/>
          </table:table-cell>
          <table:table-cell table:style-name="ce15" table:formula="of:=IF([$'Mature Data'.I39]=&quot;&quot;;&quot;&quot;;[$'Mature Data'.I39])">
            <text:p/>
          </table:table-cell>
          <table:table-cell table:style-name="ce22" table:formula="of:=IF([.D40]=&quot;&quot;;&quot;&quot;;SUM([.E40:.I40]))">
            <text:p/>
          </table:table-cell>
          <table:table-cell table:style-name="ce26" table:formula="of:=IF([$'Mature Data'.K39]=&quot;&quot;;&quot;&quot;;[$'Mature Data'.K39])">
            <text:p/>
          </table:table-cell>
          <table:table-cell table:style-name="ce26" table:formula="of:=IF([$'Mature Data'.L39]=&quot;&quot;;&quot;&quot;;[$'Mature Data'.L39])">
            <text:p/>
          </table:table-cell>
          <table:table-cell table:style-name="ce26" table:formula="of:=IF([$'Mature Data'.M39]=&quot;&quot;;&quot;&quot;;[$'Mature Data'.M39])">
            <text:p/>
          </table:table-cell>
          <table:table-cell table:style-name="ce26" table:formula="of:=IF([$'Mature Data'.N39]=&quot;&quot;;&quot;&quot;;[$'Mature Data'.N39])">
            <text:p/>
          </table:table-cell>
          <table:table-cell table:style-name="ce26" table:formula="of:=IF([$'Mature Data'.O39]=&quot;&quot;;&quot;&quot;;[$'Mature Data'.O39])">
            <text:p/>
          </table:table-cell>
          <table:table-cell table:style-name="ce31" table:formula="of:=IF([.J40]=&quot;&quot;;&quot;&quot;;SUM([.K40:.O40]))">
            <text:p/>
          </table:table-cell>
          <table:table-cell table:style-name="ce7" table:formula="of:=IF([$'Mature Data'.Q39]=&quot;&quot;;&quot;&quot;;[$'Mature Data'.Q39])">
            <text:p/>
          </table:table-cell>
          <table:table-cell table:style-name="ce7" table:formula="of:=IF([$'Mature Data'.R39]=&quot;&quot;;&quot;&quot;;[$'Mature Data'.R39])">
            <text:p/>
          </table:table-cell>
          <table:table-cell table:style-name="ce7" table:formula="of:=IF([$'Mature Data'.S39]=&quot;&quot;;&quot;&quot;;[$'Mature Data'.S39])">
            <text:p/>
          </table:table-cell>
          <table:table-cell table:style-name="ce7" table:formula="of:=IF([$'Mature Data'.T39]=&quot;&quot;;&quot;&quot;;[$'Mature Data'.T39])">
            <text:p/>
          </table:table-cell>
          <table:table-cell table:style-name="ce7" table:formula="of:=IF([$'Mature Data'.U39]=&quot;&quot;;&quot;&quot;;[$'Mature Data'.U39])">
            <text:p/>
          </table:table-cell>
          <table:table-cell table:style-name="ce7" table:formula="of:=IF([.P40]=&quot;&quot;;&quot;&quot;;SUM([.Q40:.U40]))">
            <text:p/>
          </table:table-cell>
          <table:table-cell table:style-name="ce7" table:formula="of:=IF([$'Mature Data'.W39]=&quot;&quot;;&quot;&quot;;[$'Mature Data'.W39])">
            <text:p/>
          </table:table-cell>
          <table:table-cell table:style-name="ce7" table:formula="of:=IF([$'Mature Data'.X39]=&quot;&quot;;&quot;&quot;;[$'Mature Data'.X39])">
            <text:p/>
          </table:table-cell>
          <table:table-cell table:style-name="ce7" table:formula="of:=IF([$'Mature Data'.Y39]=&quot;&quot;;&quot;&quot;;[$'Mature Data'.Y39])">
            <text:p/>
          </table:table-cell>
          <table:table-cell table:style-name="ce7" table:formula="of:=IF([$'Mature Data'.Z39]=&quot;&quot;;&quot;&quot;;[$'Mature Data'.Z39])">
            <text:p/>
          </table:table-cell>
          <table:table-cell table:style-name="ce7" table:formula="of:=IF([$'Mature Data'.AA39]=&quot;&quot;;&quot;&quot;;[$'Mature Data'.AA39])">
            <text:p/>
          </table:table-cell>
          <table:table-cell table:style-name="ce43" table:formula="of:=IF(ISERR(AVERAGE([.W40:.AA40])/20);&quot;&quot;;AVERAGE([.W40:.AA4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0]=&quot;&quot;;&quot;&quot;;[$'Mature Data'.A40])" office:value-type="string" office:string-value="N 81" calcext:value-type="string">
            <text:p>N 81</text:p>
          </table:table-cell>
          <table:table-cell table:style-name="ce7" table:formula="of:=IF([$'Mature Data'.B40]=&quot;&quot;;&quot;&quot;;[$'Mature Data'.B40])" office:value-type="string" office:string-value="Pineapple" calcext:value-type="string">
            <text:p>Pineapple</text:p>
          </table:table-cell>
          <table:table-cell table:style-name="ce7" table:formula="of:=IF([$'Mature Data'.C40]=&quot;&quot;;&quot;&quot;;[$'Mature Data'.C40])">
            <text:p/>
          </table:table-cell>
          <table:table-cell table:style-name="ce7" table:formula="of:=IF([$'Mature Data'.D40]=&quot;&quot;;&quot;&quot;;[$'Mature Data'.D40])">
            <text:p/>
          </table:table-cell>
          <table:table-cell table:style-name="ce15" table:formula="of:=IF([$'Mature Data'.E40]=&quot;&quot;;&quot;&quot;;[$'Mature Data'.E40])">
            <text:p/>
          </table:table-cell>
          <table:table-cell table:style-name="ce15" table:formula="of:=IF([$'Mature Data'.F40]=&quot;&quot;;&quot;&quot;;[$'Mature Data'.F40])">
            <text:p/>
          </table:table-cell>
          <table:table-cell table:style-name="ce15" table:formula="of:=IF([$'Mature Data'.G40]=&quot;&quot;;&quot;&quot;;[$'Mature Data'.G40])">
            <text:p/>
          </table:table-cell>
          <table:table-cell table:style-name="ce15" table:formula="of:=IF([$'Mature Data'.H40]=&quot;&quot;;&quot;&quot;;[$'Mature Data'.H40])">
            <text:p/>
          </table:table-cell>
          <table:table-cell table:style-name="ce15" table:formula="of:=IF([$'Mature Data'.I40]=&quot;&quot;;&quot;&quot;;[$'Mature Data'.I40])">
            <text:p/>
          </table:table-cell>
          <table:table-cell table:style-name="ce22" table:formula="of:=IF([.D41]=&quot;&quot;;&quot;&quot;;SUM([.E41:.I41]))">
            <text:p/>
          </table:table-cell>
          <table:table-cell table:style-name="ce26" table:formula="of:=IF([$'Mature Data'.K40]=&quot;&quot;;&quot;&quot;;[$'Mature Data'.K40])">
            <text:p/>
          </table:table-cell>
          <table:table-cell table:style-name="ce26" table:formula="of:=IF([$'Mature Data'.L40]=&quot;&quot;;&quot;&quot;;[$'Mature Data'.L40])">
            <text:p/>
          </table:table-cell>
          <table:table-cell table:style-name="ce26" table:formula="of:=IF([$'Mature Data'.M40]=&quot;&quot;;&quot;&quot;;[$'Mature Data'.M40])">
            <text:p/>
          </table:table-cell>
          <table:table-cell table:style-name="ce26" table:formula="of:=IF([$'Mature Data'.N40]=&quot;&quot;;&quot;&quot;;[$'Mature Data'.N40])">
            <text:p/>
          </table:table-cell>
          <table:table-cell table:style-name="ce26" table:formula="of:=IF([$'Mature Data'.O40]=&quot;&quot;;&quot;&quot;;[$'Mature Data'.O40])">
            <text:p/>
          </table:table-cell>
          <table:table-cell table:style-name="ce31" table:formula="of:=IF([.J41]=&quot;&quot;;&quot;&quot;;SUM([.K41:.O41]))">
            <text:p/>
          </table:table-cell>
          <table:table-cell table:style-name="ce7" table:formula="of:=IF([$'Mature Data'.Q40]=&quot;&quot;;&quot;&quot;;[$'Mature Data'.Q40])">
            <text:p/>
          </table:table-cell>
          <table:table-cell table:style-name="ce7" table:formula="of:=IF([$'Mature Data'.R40]=&quot;&quot;;&quot;&quot;;[$'Mature Data'.R40])">
            <text:p/>
          </table:table-cell>
          <table:table-cell table:style-name="ce7" table:formula="of:=IF([$'Mature Data'.S40]=&quot;&quot;;&quot;&quot;;[$'Mature Data'.S40])">
            <text:p/>
          </table:table-cell>
          <table:table-cell table:style-name="ce7" table:formula="of:=IF([$'Mature Data'.T40]=&quot;&quot;;&quot;&quot;;[$'Mature Data'.T40])">
            <text:p/>
          </table:table-cell>
          <table:table-cell table:style-name="ce7" table:formula="of:=IF([$'Mature Data'.U40]=&quot;&quot;;&quot;&quot;;[$'Mature Data'.U40])">
            <text:p/>
          </table:table-cell>
          <table:table-cell table:style-name="ce7" table:formula="of:=IF([.P41]=&quot;&quot;;&quot;&quot;;SUM([.Q41:.U41]))">
            <text:p/>
          </table:table-cell>
          <table:table-cell table:style-name="ce7" table:formula="of:=IF([$'Mature Data'.W40]=&quot;&quot;;&quot;&quot;;[$'Mature Data'.W40])">
            <text:p/>
          </table:table-cell>
          <table:table-cell table:style-name="ce7" table:formula="of:=IF([$'Mature Data'.X40]=&quot;&quot;;&quot;&quot;;[$'Mature Data'.X40])">
            <text:p/>
          </table:table-cell>
          <table:table-cell table:style-name="ce7" table:formula="of:=IF([$'Mature Data'.Y40]=&quot;&quot;;&quot;&quot;;[$'Mature Data'.Y40])">
            <text:p/>
          </table:table-cell>
          <table:table-cell table:style-name="ce7" table:formula="of:=IF([$'Mature Data'.Z40]=&quot;&quot;;&quot;&quot;;[$'Mature Data'.Z40])">
            <text:p/>
          </table:table-cell>
          <table:table-cell table:style-name="ce7" table:formula="of:=IF([$'Mature Data'.AA40]=&quot;&quot;;&quot;&quot;;[$'Mature Data'.AA40])">
            <text:p/>
          </table:table-cell>
          <table:table-cell table:style-name="ce43" table:formula="of:=IF(ISERR(AVERAGE([.W41:.AA41])/20);&quot;&quot;;AVERAGE([.W41:.AA4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1]=&quot;&quot;;&quot;&quot;;[$'Mature Data'.A41])" office:value-type="string" office:string-value="QS" calcext:value-type="string">
            <text:p>QS</text:p>
          </table:table-cell>
          <table:table-cell table:style-name="ce7" table:formula="of:=IF([$'Mature Data'.B41]=&quot;&quot;;&quot;&quot;;[$'Mature Data'.B41])" office:value-type="string" office:string-value="Valencia" calcext:value-type="string">
            <text:p>Valencia</text:p>
          </table:table-cell>
          <table:table-cell table:style-name="ce7" table:formula="of:=IF([$'Mature Data'.C41]=&quot;&quot;;&quot;&quot;;[$'Mature Data'.C41])">
            <text:p/>
          </table:table-cell>
          <table:table-cell table:style-name="ce7" table:formula="of:=IF([$'Mature Data'.D41]=&quot;&quot;;&quot;&quot;;[$'Mature Data'.D41])">
            <text:p/>
          </table:table-cell>
          <table:table-cell table:style-name="ce15" table:formula="of:=IF([$'Mature Data'.E41]=&quot;&quot;;&quot;&quot;;[$'Mature Data'.E41])">
            <text:p/>
          </table:table-cell>
          <table:table-cell table:style-name="ce15" table:formula="of:=IF([$'Mature Data'.F41]=&quot;&quot;;&quot;&quot;;[$'Mature Data'.F41])">
            <text:p/>
          </table:table-cell>
          <table:table-cell table:style-name="ce15" table:formula="of:=IF([$'Mature Data'.G41]=&quot;&quot;;&quot;&quot;;[$'Mature Data'.G41])">
            <text:p/>
          </table:table-cell>
          <table:table-cell table:style-name="ce15" table:formula="of:=IF([$'Mature Data'.H41]=&quot;&quot;;&quot;&quot;;[$'Mature Data'.H41])">
            <text:p/>
          </table:table-cell>
          <table:table-cell table:style-name="ce15" table:formula="of:=IF([$'Mature Data'.I41]=&quot;&quot;;&quot;&quot;;[$'Mature Data'.I41])">
            <text:p/>
          </table:table-cell>
          <table:table-cell table:style-name="ce22" table:formula="of:=IF([.D42]=&quot;&quot;;&quot;&quot;;SUM([.E42:.I42]))">
            <text:p/>
          </table:table-cell>
          <table:table-cell table:style-name="ce26" table:formula="of:=IF([$'Mature Data'.K41]=&quot;&quot;;&quot;&quot;;[$'Mature Data'.K41])">
            <text:p/>
          </table:table-cell>
          <table:table-cell table:style-name="ce26" table:formula="of:=IF([$'Mature Data'.L41]=&quot;&quot;;&quot;&quot;;[$'Mature Data'.L41])">
            <text:p/>
          </table:table-cell>
          <table:table-cell table:style-name="ce26" table:formula="of:=IF([$'Mature Data'.M41]=&quot;&quot;;&quot;&quot;;[$'Mature Data'.M41])">
            <text:p/>
          </table:table-cell>
          <table:table-cell table:style-name="ce26" table:formula="of:=IF([$'Mature Data'.N41]=&quot;&quot;;&quot;&quot;;[$'Mature Data'.N41])">
            <text:p/>
          </table:table-cell>
          <table:table-cell table:style-name="ce26" table:formula="of:=IF([$'Mature Data'.O41]=&quot;&quot;;&quot;&quot;;[$'Mature Data'.O41])">
            <text:p/>
          </table:table-cell>
          <table:table-cell table:style-name="ce31" table:formula="of:=IF([.J42]=&quot;&quot;;&quot;&quot;;SUM([.K42:.O42]))">
            <text:p/>
          </table:table-cell>
          <table:table-cell table:style-name="ce7" table:formula="of:=IF([$'Mature Data'.Q41]=&quot;&quot;;&quot;&quot;;[$'Mature Data'.Q41])">
            <text:p/>
          </table:table-cell>
          <table:table-cell table:style-name="ce7" table:formula="of:=IF([$'Mature Data'.R41]=&quot;&quot;;&quot;&quot;;[$'Mature Data'.R41])">
            <text:p/>
          </table:table-cell>
          <table:table-cell table:style-name="ce7" table:formula="of:=IF([$'Mature Data'.S41]=&quot;&quot;;&quot;&quot;;[$'Mature Data'.S41])">
            <text:p/>
          </table:table-cell>
          <table:table-cell table:style-name="ce7" table:formula="of:=IF([$'Mature Data'.T41]=&quot;&quot;;&quot;&quot;;[$'Mature Data'.T41])">
            <text:p/>
          </table:table-cell>
          <table:table-cell table:style-name="ce7" table:formula="of:=IF([$'Mature Data'.U41]=&quot;&quot;;&quot;&quot;;[$'Mature Data'.U41])">
            <text:p/>
          </table:table-cell>
          <table:table-cell table:style-name="ce7" table:formula="of:=IF([.P42]=&quot;&quot;;&quot;&quot;;SUM([.Q42:.U42]))">
            <text:p/>
          </table:table-cell>
          <table:table-cell table:style-name="ce7" table:formula="of:=IF([$'Mature Data'.W41]=&quot;&quot;;&quot;&quot;;[$'Mature Data'.W41])">
            <text:p/>
          </table:table-cell>
          <table:table-cell table:style-name="ce7" table:formula="of:=IF([$'Mature Data'.X41]=&quot;&quot;;&quot;&quot;;[$'Mature Data'.X41])">
            <text:p/>
          </table:table-cell>
          <table:table-cell table:style-name="ce7" table:formula="of:=IF([$'Mature Data'.Y41]=&quot;&quot;;&quot;&quot;;[$'Mature Data'.Y41])">
            <text:p/>
          </table:table-cell>
          <table:table-cell table:style-name="ce7" table:formula="of:=IF([$'Mature Data'.Z41]=&quot;&quot;;&quot;&quot;;[$'Mature Data'.Z41])">
            <text:p/>
          </table:table-cell>
          <table:table-cell table:style-name="ce7" table:formula="of:=IF([$'Mature Data'.AA41]=&quot;&quot;;&quot;&quot;;[$'Mature Data'.AA41])">
            <text:p/>
          </table:table-cell>
          <table:table-cell table:style-name="ce43" table:formula="of:=IF(ISERR(AVERAGE([.W42:.AA42])/20);&quot;&quot;;AVERAGE([.W42:.AA4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2]=&quot;&quot;;&quot;&quot;;[$'Mature Data'.A42])" office:value-type="string" office:string-value="U 12 North" calcext:value-type="string">
            <text:p>U 12 North</text:p>
          </table:table-cell>
          <table:table-cell table:style-name="ce7" table:formula="of:=IF([$'Mature Data'.B42]=&quot;&quot;;&quot;&quot;;[$'Mature Data'.B42])" office:value-type="string" office:string-value="Valencia" calcext:value-type="string">
            <text:p>Valencia</text:p>
          </table:table-cell>
          <table:table-cell table:style-name="ce7" table:formula="of:=IF([$'Mature Data'.C42]=&quot;&quot;;&quot;&quot;;[$'Mature Data'.C42])">
            <text:p/>
          </table:table-cell>
          <table:table-cell table:style-name="ce7" table:formula="of:=IF([$'Mature Data'.D42]=&quot;&quot;;&quot;&quot;;[$'Mature Data'.D42])">
            <text:p/>
          </table:table-cell>
          <table:table-cell table:style-name="ce15" table:formula="of:=IF([$'Mature Data'.E42]=&quot;&quot;;&quot;&quot;;[$'Mature Data'.E42])">
            <text:p/>
          </table:table-cell>
          <table:table-cell table:style-name="ce15" table:formula="of:=IF([$'Mature Data'.F42]=&quot;&quot;;&quot;&quot;;[$'Mature Data'.F42])">
            <text:p/>
          </table:table-cell>
          <table:table-cell table:style-name="ce15" table:formula="of:=IF([$'Mature Data'.G42]=&quot;&quot;;&quot;&quot;;[$'Mature Data'.G42])">
            <text:p/>
          </table:table-cell>
          <table:table-cell table:style-name="ce15" table:formula="of:=IF([$'Mature Data'.H42]=&quot;&quot;;&quot;&quot;;[$'Mature Data'.H42])">
            <text:p/>
          </table:table-cell>
          <table:table-cell table:style-name="ce15" table:formula="of:=IF([$'Mature Data'.I42]=&quot;&quot;;&quot;&quot;;[$'Mature Data'.I42])">
            <text:p/>
          </table:table-cell>
          <table:table-cell table:style-name="ce22" table:formula="of:=IF([.D43]=&quot;&quot;;&quot;&quot;;SUM([.E43:.I43]))">
            <text:p/>
          </table:table-cell>
          <table:table-cell table:style-name="ce26" table:formula="of:=IF([$'Mature Data'.K42]=&quot;&quot;;&quot;&quot;;[$'Mature Data'.K42])">
            <text:p/>
          </table:table-cell>
          <table:table-cell table:style-name="ce26" table:formula="of:=IF([$'Mature Data'.L42]=&quot;&quot;;&quot;&quot;;[$'Mature Data'.L42])">
            <text:p/>
          </table:table-cell>
          <table:table-cell table:style-name="ce26" table:formula="of:=IF([$'Mature Data'.M42]=&quot;&quot;;&quot;&quot;;[$'Mature Data'.M42])">
            <text:p/>
          </table:table-cell>
          <table:table-cell table:style-name="ce26" table:formula="of:=IF([$'Mature Data'.N42]=&quot;&quot;;&quot;&quot;;[$'Mature Data'.N42])">
            <text:p/>
          </table:table-cell>
          <table:table-cell table:style-name="ce26" table:formula="of:=IF([$'Mature Data'.O42]=&quot;&quot;;&quot;&quot;;[$'Mature Data'.O42])">
            <text:p/>
          </table:table-cell>
          <table:table-cell table:style-name="ce31" table:formula="of:=IF([.J43]=&quot;&quot;;&quot;&quot;;SUM([.K43:.O43]))">
            <text:p/>
          </table:table-cell>
          <table:table-cell table:style-name="ce7" table:formula="of:=IF([$'Mature Data'.Q42]=&quot;&quot;;&quot;&quot;;[$'Mature Data'.Q42])">
            <text:p/>
          </table:table-cell>
          <table:table-cell table:style-name="ce7" table:formula="of:=IF([$'Mature Data'.R42]=&quot;&quot;;&quot;&quot;;[$'Mature Data'.R42])">
            <text:p/>
          </table:table-cell>
          <table:table-cell table:style-name="ce7" table:formula="of:=IF([$'Mature Data'.S42]=&quot;&quot;;&quot;&quot;;[$'Mature Data'.S42])">
            <text:p/>
          </table:table-cell>
          <table:table-cell table:style-name="ce7" table:formula="of:=IF([$'Mature Data'.T42]=&quot;&quot;;&quot;&quot;;[$'Mature Data'.T42])">
            <text:p/>
          </table:table-cell>
          <table:table-cell table:style-name="ce7" table:formula="of:=IF([$'Mature Data'.U42]=&quot;&quot;;&quot;&quot;;[$'Mature Data'.U42])">
            <text:p/>
          </table:table-cell>
          <table:table-cell table:style-name="ce7" table:formula="of:=IF([.P43]=&quot;&quot;;&quot;&quot;;SUM([.Q43:.U43]))">
            <text:p/>
          </table:table-cell>
          <table:table-cell table:style-name="ce7" table:formula="of:=IF([$'Mature Data'.W42]=&quot;&quot;;&quot;&quot;;[$'Mature Data'.W42])">
            <text:p/>
          </table:table-cell>
          <table:table-cell table:style-name="ce7" table:formula="of:=IF([$'Mature Data'.X42]=&quot;&quot;;&quot;&quot;;[$'Mature Data'.X42])">
            <text:p/>
          </table:table-cell>
          <table:table-cell table:style-name="ce7" table:formula="of:=IF([$'Mature Data'.Y42]=&quot;&quot;;&quot;&quot;;[$'Mature Data'.Y42])">
            <text:p/>
          </table:table-cell>
          <table:table-cell table:style-name="ce7" table:formula="of:=IF([$'Mature Data'.Z42]=&quot;&quot;;&quot;&quot;;[$'Mature Data'.Z42])">
            <text:p/>
          </table:table-cell>
          <table:table-cell table:style-name="ce7" table:formula="of:=IF([$'Mature Data'.AA42]=&quot;&quot;;&quot;&quot;;[$'Mature Data'.AA42])">
            <text:p/>
          </table:table-cell>
          <table:table-cell table:style-name="ce43" table:formula="of:=IF(ISERR(AVERAGE([.W43:.AA43])/20);&quot;&quot;;AVERAGE([.W43:.AA4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3]=&quot;&quot;;&quot;&quot;;[$'Mature Data'.A43])" office:value-type="string" office:string-value="U 12 South" calcext:value-type="string">
            <text:p>U 12 South</text:p>
          </table:table-cell>
          <table:table-cell table:style-name="ce7" table:formula="of:=IF([$'Mature Data'.B43]=&quot;&quot;;&quot;&quot;;[$'Mature Data'.B43])" office:value-type="string" office:string-value="Valencia" calcext:value-type="string">
            <text:p>Valencia</text:p>
          </table:table-cell>
          <table:table-cell table:style-name="ce7" table:formula="of:=IF([$'Mature Data'.C43]=&quot;&quot;;&quot;&quot;;[$'Mature Data'.C43])">
            <text:p/>
          </table:table-cell>
          <table:table-cell table:style-name="ce7" table:formula="of:=IF([$'Mature Data'.D43]=&quot;&quot;;&quot;&quot;;[$'Mature Data'.D43])">
            <text:p/>
          </table:table-cell>
          <table:table-cell table:style-name="ce15" table:formula="of:=IF([$'Mature Data'.E43]=&quot;&quot;;&quot;&quot;;[$'Mature Data'.E43])">
            <text:p/>
          </table:table-cell>
          <table:table-cell table:style-name="ce15" table:formula="of:=IF([$'Mature Data'.F43]=&quot;&quot;;&quot;&quot;;[$'Mature Data'.F43])">
            <text:p/>
          </table:table-cell>
          <table:table-cell table:style-name="ce15" table:formula="of:=IF([$'Mature Data'.G43]=&quot;&quot;;&quot;&quot;;[$'Mature Data'.G43])">
            <text:p/>
          </table:table-cell>
          <table:table-cell table:style-name="ce15" table:formula="of:=IF([$'Mature Data'.H43]=&quot;&quot;;&quot;&quot;;[$'Mature Data'.H43])">
            <text:p/>
          </table:table-cell>
          <table:table-cell table:style-name="ce15" table:formula="of:=IF([$'Mature Data'.I43]=&quot;&quot;;&quot;&quot;;[$'Mature Data'.I43])">
            <text:p/>
          </table:table-cell>
          <table:table-cell table:style-name="ce22" table:formula="of:=IF([.D44]=&quot;&quot;;&quot;&quot;;SUM([.E44:.I44]))">
            <text:p/>
          </table:table-cell>
          <table:table-cell table:style-name="ce26" table:formula="of:=IF([$'Mature Data'.K43]=&quot;&quot;;&quot;&quot;;[$'Mature Data'.K43])">
            <text:p/>
          </table:table-cell>
          <table:table-cell table:style-name="ce26" table:formula="of:=IF([$'Mature Data'.L43]=&quot;&quot;;&quot;&quot;;[$'Mature Data'.L43])">
            <text:p/>
          </table:table-cell>
          <table:table-cell table:style-name="ce26" table:formula="of:=IF([$'Mature Data'.M43]=&quot;&quot;;&quot;&quot;;[$'Mature Data'.M43])">
            <text:p/>
          </table:table-cell>
          <table:table-cell table:style-name="ce26" table:formula="of:=IF([$'Mature Data'.N43]=&quot;&quot;;&quot;&quot;;[$'Mature Data'.N43])">
            <text:p/>
          </table:table-cell>
          <table:table-cell table:style-name="ce26" table:formula="of:=IF([$'Mature Data'.O43]=&quot;&quot;;&quot;&quot;;[$'Mature Data'.O43])">
            <text:p/>
          </table:table-cell>
          <table:table-cell table:style-name="ce31" table:formula="of:=IF([.J44]=&quot;&quot;;&quot;&quot;;SUM([.K44:.O44]))">
            <text:p/>
          </table:table-cell>
          <table:table-cell table:style-name="ce7" table:formula="of:=IF([$'Mature Data'.Q43]=&quot;&quot;;&quot;&quot;;[$'Mature Data'.Q43])">
            <text:p/>
          </table:table-cell>
          <table:table-cell table:style-name="ce7" table:formula="of:=IF([$'Mature Data'.R43]=&quot;&quot;;&quot;&quot;;[$'Mature Data'.R43])">
            <text:p/>
          </table:table-cell>
          <table:table-cell table:style-name="ce7" table:formula="of:=IF([$'Mature Data'.S43]=&quot;&quot;;&quot;&quot;;[$'Mature Data'.S43])">
            <text:p/>
          </table:table-cell>
          <table:table-cell table:style-name="ce7" table:formula="of:=IF([$'Mature Data'.T43]=&quot;&quot;;&quot;&quot;;[$'Mature Data'.T43])">
            <text:p/>
          </table:table-cell>
          <table:table-cell table:style-name="ce7" table:formula="of:=IF([$'Mature Data'.U43]=&quot;&quot;;&quot;&quot;;[$'Mature Data'.U43])">
            <text:p/>
          </table:table-cell>
          <table:table-cell table:style-name="ce7" table:formula="of:=IF([.P44]=&quot;&quot;;&quot;&quot;;SUM([.Q44:.U44]))">
            <text:p/>
          </table:table-cell>
          <table:table-cell table:style-name="ce7" table:formula="of:=IF([$'Mature Data'.W43]=&quot;&quot;;&quot;&quot;;[$'Mature Data'.W43])">
            <text:p/>
          </table:table-cell>
          <table:table-cell table:style-name="ce7" table:formula="of:=IF([$'Mature Data'.X43]=&quot;&quot;;&quot;&quot;;[$'Mature Data'.X43])">
            <text:p/>
          </table:table-cell>
          <table:table-cell table:style-name="ce7" table:formula="of:=IF([$'Mature Data'.Y43]=&quot;&quot;;&quot;&quot;;[$'Mature Data'.Y43])">
            <text:p/>
          </table:table-cell>
          <table:table-cell table:style-name="ce7" table:formula="of:=IF([$'Mature Data'.Z43]=&quot;&quot;;&quot;&quot;;[$'Mature Data'.Z43])">
            <text:p/>
          </table:table-cell>
          <table:table-cell table:style-name="ce7" table:formula="of:=IF([$'Mature Data'.AA43]=&quot;&quot;;&quot;&quot;;[$'Mature Data'.AA43])">
            <text:p/>
          </table:table-cell>
          <table:table-cell table:style-name="ce43" table:formula="of:=IF(ISERR(AVERAGE([.W44:.AA44])/20);&quot;&quot;;AVERAGE([.W44:.AA4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4]=&quot;&quot;;&quot;&quot;;[$'Mature Data'.A44])" office:value-type="string" office:string-value="U 80" calcext:value-type="string">
            <text:p>U 80</text:p>
          </table:table-cell>
          <table:table-cell table:style-name="ce7" table:formula="of:=IF([$'Mature Data'.B44]=&quot;&quot;;&quot;&quot;;[$'Mature Data'.B44])" office:value-type="string" office:string-value="Pineapple" calcext:value-type="string">
            <text:p>Pineapple</text:p>
          </table:table-cell>
          <table:table-cell table:style-name="ce7" table:formula="of:=IF([$'Mature Data'.C44]=&quot;&quot;;&quot;&quot;;[$'Mature Data'.C44])">
            <text:p/>
          </table:table-cell>
          <table:table-cell table:style-name="ce7" table:formula="of:=IF([$'Mature Data'.D44]=&quot;&quot;;&quot;&quot;;[$'Mature Data'.D44])" office:value-type="string" office:string-value="2017-04-07" calcext:value-type="string">
            <text:p>2017-04-07</text:p>
          </table:table-cell>
          <table:table-cell table:style-name="ce15" table:formula="of:=IF([$'Mature Data'.E44]=&quot;&quot;;&quot;&quot;;[$'Mature Data'.E44])" office:value-type="float" office:value="0" calcext:value-type="float">
            <text:p>0</text:p>
          </table:table-cell>
          <table:table-cell table:style-name="ce15" table:formula="of:=IF([$'Mature Data'.F44]=&quot;&quot;;&quot;&quot;;[$'Mature Data'.F44])" office:value-type="float" office:value="0" calcext:value-type="float">
            <text:p>0</text:p>
          </table:table-cell>
          <table:table-cell table:style-name="ce15" table:formula="of:=IF([$'Mature Data'.G44]=&quot;&quot;;&quot;&quot;;[$'Mature Data'.G44])" office:value-type="float" office:value="0" calcext:value-type="float">
            <text:p>0</text:p>
          </table:table-cell>
          <table:table-cell table:style-name="ce15" table:formula="of:=IF([$'Mature Data'.H44]=&quot;&quot;;&quot;&quot;;[$'Mature Data'.H44])" office:value-type="float" office:value="1" calcext:value-type="float">
            <text:p>1</text:p>
          </table:table-cell>
          <table:table-cell table:style-name="ce15" table:formula="of:=IF([$'Mature Data'.I44]=&quot;&quot;;&quot;&quot;;[$'Mature Data'.I44])" office:value-type="float" office:value="1" calcext:value-type="float">
            <text:p>1</text:p>
          </table:table-cell>
          <table:table-cell table:style-name="ce22" table:formula="of:=IF([.D45]=&quot;&quot;;&quot;&quot;;SUM([.E45:.I45]))" office:value-type="float" office:value="2" calcext:value-type="float">
            <text:p>2</text:p>
          </table:table-cell>
          <table:table-cell table:style-name="ce26" table:formula="of:=IF([$'Mature Data'.K44]=&quot;&quot;;&quot;&quot;;[$'Mature Data'.K44])" office:value-type="float" office:value="8" calcext:value-type="float">
            <text:p>8</text:p>
          </table:table-cell>
          <table:table-cell table:style-name="ce26" table:formula="of:=IF([$'Mature Data'.L44]=&quot;&quot;;&quot;&quot;;[$'Mature Data'.L44])" office:value-type="float" office:value="7" calcext:value-type="float">
            <text:p>7</text:p>
          </table:table-cell>
          <table:table-cell table:style-name="ce26" table:formula="of:=IF([$'Mature Data'.M44]=&quot;&quot;;&quot;&quot;;[$'Mature Data'.M44])" office:value-type="float" office:value="2" calcext:value-type="float">
            <text:p>2</text:p>
          </table:table-cell>
          <table:table-cell table:style-name="ce26" table:formula="of:=IF([$'Mature Data'.N44]=&quot;&quot;;&quot;&quot;;[$'Mature Data'.N44])" office:value-type="float" office:value="5" calcext:value-type="float">
            <text:p>5</text:p>
          </table:table-cell>
          <table:table-cell table:style-name="ce26" table:formula="of:=IF([$'Mature Data'.O44]=&quot;&quot;;&quot;&quot;;[$'Mature Data'.O44])" office:value-type="float" office:value="6" calcext:value-type="float">
            <text:p>6</text:p>
          </table:table-cell>
          <table:table-cell table:style-name="ce31" table:formula="of:=IF([.J45]=&quot;&quot;;&quot;&quot;;SUM([.K45:.O45]))" office:value-type="float" office:value="28" calcext:value-type="float">
            <text:p>28</text:p>
          </table:table-cell>
          <table:table-cell table:style-name="ce7" table:formula="of:=IF([$'Mature Data'.Q44]=&quot;&quot;;&quot;&quot;;[$'Mature Data'.Q44])" office:value-type="float" office:value="0" calcext:value-type="float">
            <text:p>0</text:p>
          </table:table-cell>
          <table:table-cell table:style-name="ce7" table:formula="of:=IF([$'Mature Data'.R44]=&quot;&quot;;&quot;&quot;;[$'Mature Data'.R44])" office:value-type="float" office:value="0" calcext:value-type="float">
            <text:p>0</text:p>
          </table:table-cell>
          <table:table-cell table:style-name="ce7" table:formula="of:=IF([$'Mature Data'.S44]=&quot;&quot;;&quot;&quot;;[$'Mature Data'.S44])" office:value-type="float" office:value="0" calcext:value-type="float">
            <text:p>0</text:p>
          </table:table-cell>
          <table:table-cell table:style-name="ce7" table:formula="of:=IF([$'Mature Data'.T44]=&quot;&quot;;&quot;&quot;;[$'Mature Data'.T44])" office:value-type="float" office:value="0" calcext:value-type="float">
            <text:p>0</text:p>
          </table:table-cell>
          <table:table-cell table:style-name="ce7" table:formula="of:=IF([$'Mature Data'.U44]=&quot;&quot;;&quot;&quot;;[$'Mature Data'.U44])" office:value-type="float" office:value="0" calcext:value-type="float">
            <text:p>0</text:p>
          </table:table-cell>
          <table:table-cell table:style-name="ce7" table:formula="of:=IF([.P45]=&quot;&quot;;&quot;&quot;;SUM([.Q45:.U45]))" office:value-type="float" office:value="0" calcext:value-type="float">
            <text:p>0</text:p>
          </table:table-cell>
          <table:table-cell table:style-name="ce7" table:formula="of:=IF([$'Mature Data'.W44]=&quot;&quot;;&quot;&quot;;[$'Mature Data'.W44])" office:value-type="float" office:value="8" calcext:value-type="float">
            <text:p>8</text:p>
          </table:table-cell>
          <table:table-cell table:style-name="ce7" table:formula="of:=IF([$'Mature Data'.X44]=&quot;&quot;;&quot;&quot;;[$'Mature Data'.X44])" office:value-type="float" office:value="11" calcext:value-type="float">
            <text:p>11</text:p>
          </table:table-cell>
          <table:table-cell table:style-name="ce7" table:formula="of:=IF([$'Mature Data'.Y44]=&quot;&quot;;&quot;&quot;;[$'Mature Data'.Y44])" office:value-type="float" office:value="3" calcext:value-type="float">
            <text:p>3</text:p>
          </table:table-cell>
          <table:table-cell table:style-name="ce7" table:formula="of:=IF([$'Mature Data'.Z44]=&quot;&quot;;&quot;&quot;;[$'Mature Data'.Z44])" office:value-type="float" office:value="5" calcext:value-type="float">
            <text:p>5</text:p>
          </table:table-cell>
          <table:table-cell table:style-name="ce7" table:formula="of:=IF([$'Mature Data'.AA44]=&quot;&quot;;&quot;&quot;;[$'Mature Data'.AA44])" office:value-type="float" office:value="6" calcext:value-type="float">
            <text:p>6</text:p>
          </table:table-cell>
          <table:table-cell table:style-name="ce43" table:formula="of:=IF(ISERR(AVERAGE([.W45:.AA45])/20);&quot;&quot;;AVERAGE([.W45:.AA45])/20)" office:value-type="percentage" office:value="0.33" calcext:value-type="percentage">
            <text:p>3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5]=&quot;&quot;;&quot;&quot;;[$'Mature Data'.A45])" office:value-type="string" office:string-value="U1 C" calcext:value-type="string">
            <text:p>U1 C</text:p>
          </table:table-cell>
          <table:table-cell table:style-name="ce7" table:formula="of:=IF([$'Mature Data'.B45]=&quot;&quot;;&quot;&quot;;[$'Mature Data'.B45])" office:value-type="string" office:string-value="Valencia" calcext:value-type="string">
            <text:p>Valencia</text:p>
          </table:table-cell>
          <table:table-cell table:style-name="ce7" table:formula="of:=IF([$'Mature Data'.C45]=&quot;&quot;;&quot;&quot;;[$'Mature Data'.C45])">
            <text:p/>
          </table:table-cell>
          <table:table-cell table:style-name="ce7" table:formula="of:=IF([$'Mature Data'.D45]=&quot;&quot;;&quot;&quot;;[$'Mature Data'.D45])">
            <text:p/>
          </table:table-cell>
          <table:table-cell table:style-name="ce15" table:formula="of:=IF([$'Mature Data'.E45]=&quot;&quot;;&quot;&quot;;[$'Mature Data'.E45])">
            <text:p/>
          </table:table-cell>
          <table:table-cell table:style-name="ce15" table:formula="of:=IF([$'Mature Data'.F45]=&quot;&quot;;&quot;&quot;;[$'Mature Data'.F45])">
            <text:p/>
          </table:table-cell>
          <table:table-cell table:style-name="ce15" table:formula="of:=IF([$'Mature Data'.G45]=&quot;&quot;;&quot;&quot;;[$'Mature Data'.G45])">
            <text:p/>
          </table:table-cell>
          <table:table-cell table:style-name="ce15" table:formula="of:=IF([$'Mature Data'.H45]=&quot;&quot;;&quot;&quot;;[$'Mature Data'.H45])">
            <text:p/>
          </table:table-cell>
          <table:table-cell table:style-name="ce15" table:formula="of:=IF([$'Mature Data'.I45]=&quot;&quot;;&quot;&quot;;[$'Mature Data'.I45])">
            <text:p/>
          </table:table-cell>
          <table:table-cell table:style-name="ce22" table:formula="of:=IF([.D46]=&quot;&quot;;&quot;&quot;;SUM([.E46:.I46]))">
            <text:p/>
          </table:table-cell>
          <table:table-cell table:style-name="ce26" table:formula="of:=IF([$'Mature Data'.K45]=&quot;&quot;;&quot;&quot;;[$'Mature Data'.K45])">
            <text:p/>
          </table:table-cell>
          <table:table-cell table:style-name="ce26" table:formula="of:=IF([$'Mature Data'.L45]=&quot;&quot;;&quot;&quot;;[$'Mature Data'.L45])">
            <text:p/>
          </table:table-cell>
          <table:table-cell table:style-name="ce26" table:formula="of:=IF([$'Mature Data'.M45]=&quot;&quot;;&quot;&quot;;[$'Mature Data'.M45])">
            <text:p/>
          </table:table-cell>
          <table:table-cell table:style-name="ce26" table:formula="of:=IF([$'Mature Data'.N45]=&quot;&quot;;&quot;&quot;;[$'Mature Data'.N45])">
            <text:p/>
          </table:table-cell>
          <table:table-cell table:style-name="ce26" table:formula="of:=IF([$'Mature Data'.O45]=&quot;&quot;;&quot;&quot;;[$'Mature Data'.O45])">
            <text:p/>
          </table:table-cell>
          <table:table-cell table:style-name="ce31" table:formula="of:=IF([.J46]=&quot;&quot;;&quot;&quot;;SUM([.K46:.O46]))">
            <text:p/>
          </table:table-cell>
          <table:table-cell table:style-name="ce7" table:formula="of:=IF([$'Mature Data'.Q45]=&quot;&quot;;&quot;&quot;;[$'Mature Data'.Q45])">
            <text:p/>
          </table:table-cell>
          <table:table-cell table:style-name="ce7" table:formula="of:=IF([$'Mature Data'.R45]=&quot;&quot;;&quot;&quot;;[$'Mature Data'.R45])">
            <text:p/>
          </table:table-cell>
          <table:table-cell table:style-name="ce7" table:formula="of:=IF([$'Mature Data'.S45]=&quot;&quot;;&quot;&quot;;[$'Mature Data'.S45])">
            <text:p/>
          </table:table-cell>
          <table:table-cell table:style-name="ce7" table:formula="of:=IF([$'Mature Data'.T45]=&quot;&quot;;&quot;&quot;;[$'Mature Data'.T45])">
            <text:p/>
          </table:table-cell>
          <table:table-cell table:style-name="ce7" table:formula="of:=IF([$'Mature Data'.U45]=&quot;&quot;;&quot;&quot;;[$'Mature Data'.U45])">
            <text:p/>
          </table:table-cell>
          <table:table-cell table:style-name="ce7" table:formula="of:=IF([.P46]=&quot;&quot;;&quot;&quot;;SUM([.Q46:.U46]))">
            <text:p/>
          </table:table-cell>
          <table:table-cell table:style-name="ce7" table:formula="of:=IF([$'Mature Data'.W45]=&quot;&quot;;&quot;&quot;;[$'Mature Data'.W45])">
            <text:p/>
          </table:table-cell>
          <table:table-cell table:style-name="ce7" table:formula="of:=IF([$'Mature Data'.X45]=&quot;&quot;;&quot;&quot;;[$'Mature Data'.X45])">
            <text:p/>
          </table:table-cell>
          <table:table-cell table:style-name="ce7" table:formula="of:=IF([$'Mature Data'.Y45]=&quot;&quot;;&quot;&quot;;[$'Mature Data'.Y45])">
            <text:p/>
          </table:table-cell>
          <table:table-cell table:style-name="ce7" table:formula="of:=IF([$'Mature Data'.Z45]=&quot;&quot;;&quot;&quot;;[$'Mature Data'.Z45])">
            <text:p/>
          </table:table-cell>
          <table:table-cell table:style-name="ce7" table:formula="of:=IF([$'Mature Data'.AA45]=&quot;&quot;;&quot;&quot;;[$'Mature Data'.AA45])">
            <text:p/>
          </table:table-cell>
          <table:table-cell table:style-name="ce43" table:formula="of:=IF(ISERR(AVERAGE([.W46:.AA46])/20);&quot;&quot;;AVERAGE([.W46:.AA4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6]=&quot;&quot;;&quot;&quot;;[$'Mature Data'.A46])" office:value-type="string" office:string-value="U3 B West" calcext:value-type="string">
            <text:p>U3 B West</text:p>
          </table:table-cell>
          <table:table-cell table:style-name="ce7" table:formula="of:=IF([$'Mature Data'.B46]=&quot;&quot;;&quot;&quot;;[$'Mature Data'.B46])" office:value-type="string" office:string-value="Hamlin" calcext:value-type="string">
            <text:p>Hamlin</text:p>
          </table:table-cell>
          <table:table-cell table:style-name="ce7" table:formula="of:=IF([$'Mature Data'.C46]=&quot;&quot;;&quot;&quot;;[$'Mature Data'.C46])">
            <text:p/>
          </table:table-cell>
          <table:table-cell table:style-name="ce7" table:formula="of:=IF([$'Mature Data'.D46]=&quot;&quot;;&quot;&quot;;[$'Mature Data'.D46])" office:value-type="string" office:string-value="2017-04-07" calcext:value-type="string">
            <text:p>2017-04-07</text:p>
          </table:table-cell>
          <table:table-cell table:style-name="ce15" table:formula="of:=IF([$'Mature Data'.E46]=&quot;&quot;;&quot;&quot;;[$'Mature Data'.E46])" office:value-type="float" office:value="1" calcext:value-type="float">
            <text:p>1</text:p>
          </table:table-cell>
          <table:table-cell table:style-name="ce15" table:formula="of:=IF([$'Mature Data'.F46]=&quot;&quot;;&quot;&quot;;[$'Mature Data'.F46])" office:value-type="float" office:value="0" calcext:value-type="float">
            <text:p>0</text:p>
          </table:table-cell>
          <table:table-cell table:style-name="ce15" table:formula="of:=IF([$'Mature Data'.G46]=&quot;&quot;;&quot;&quot;;[$'Mature Data'.G46])" office:value-type="float" office:value="1" calcext:value-type="float">
            <text:p>1</text:p>
          </table:table-cell>
          <table:table-cell table:style-name="ce15" table:formula="of:=IF([$'Mature Data'.H46]=&quot;&quot;;&quot;&quot;;[$'Mature Data'.H46])" office:value-type="float" office:value="1" calcext:value-type="float">
            <text:p>1</text:p>
          </table:table-cell>
          <table:table-cell table:style-name="ce15" table:formula="of:=IF([$'Mature Data'.I46]=&quot;&quot;;&quot;&quot;;[$'Mature Data'.I46])" office:value-type="float" office:value="3" calcext:value-type="float">
            <text:p>3</text:p>
          </table:table-cell>
          <table:table-cell table:style-name="ce22" table:formula="of:=IF([.D47]=&quot;&quot;;&quot;&quot;;SUM([.E47:.I47]))" office:value-type="float" office:value="6" calcext:value-type="float">
            <text:p>6</text:p>
          </table:table-cell>
          <table:table-cell table:style-name="ce26" table:formula="of:=IF([$'Mature Data'.K46]=&quot;&quot;;&quot;&quot;;[$'Mature Data'.K46])" office:value-type="float" office:value="7" calcext:value-type="float">
            <text:p>7</text:p>
          </table:table-cell>
          <table:table-cell table:style-name="ce26" table:formula="of:=IF([$'Mature Data'.L46]=&quot;&quot;;&quot;&quot;;[$'Mature Data'.L46])" office:value-type="float" office:value="3" calcext:value-type="float">
            <text:p>3</text:p>
          </table:table-cell>
          <table:table-cell table:style-name="ce26" table:formula="of:=IF([$'Mature Data'.M46]=&quot;&quot;;&quot;&quot;;[$'Mature Data'.M46])" office:value-type="float" office:value="4" calcext:value-type="float">
            <text:p>4</text:p>
          </table:table-cell>
          <table:table-cell table:style-name="ce26" table:formula="of:=IF([$'Mature Data'.N46]=&quot;&quot;;&quot;&quot;;[$'Mature Data'.N46])" office:value-type="float" office:value="6" calcext:value-type="float">
            <text:p>6</text:p>
          </table:table-cell>
          <table:table-cell table:style-name="ce26" table:formula="of:=IF([$'Mature Data'.O46]=&quot;&quot;;&quot;&quot;;[$'Mature Data'.O46])" office:value-type="float" office:value="5" calcext:value-type="float">
            <text:p>5</text:p>
          </table:table-cell>
          <table:table-cell table:style-name="ce31" table:formula="of:=IF([.J47]=&quot;&quot;;&quot;&quot;;SUM([.K47:.O47]))" office:value-type="float" office:value="25" calcext:value-type="float">
            <text:p>25</text:p>
          </table:table-cell>
          <table:table-cell table:style-name="ce7" table:formula="of:=IF([$'Mature Data'.Q46]=&quot;&quot;;&quot;&quot;;[$'Mature Data'.Q46])" office:value-type="float" office:value="0" calcext:value-type="float">
            <text:p>0</text:p>
          </table:table-cell>
          <table:table-cell table:style-name="ce7" table:formula="of:=IF([$'Mature Data'.R46]=&quot;&quot;;&quot;&quot;;[$'Mature Data'.R46])" office:value-type="float" office:value="0" calcext:value-type="float">
            <text:p>0</text:p>
          </table:table-cell>
          <table:table-cell table:style-name="ce7" table:formula="of:=IF([$'Mature Data'.S46]=&quot;&quot;;&quot;&quot;;[$'Mature Data'.S46])" office:value-type="float" office:value="0" calcext:value-type="float">
            <text:p>0</text:p>
          </table:table-cell>
          <table:table-cell table:style-name="ce7" table:formula="of:=IF([$'Mature Data'.T46]=&quot;&quot;;&quot;&quot;;[$'Mature Data'.T46])" office:value-type="float" office:value="0" calcext:value-type="float">
            <text:p>0</text:p>
          </table:table-cell>
          <table:table-cell table:style-name="ce7" table:formula="of:=IF([$'Mature Data'.U46]=&quot;&quot;;&quot;&quot;;[$'Mature Data'.U46])" office:value-type="float" office:value="0" calcext:value-type="float">
            <text:p>0</text:p>
          </table:table-cell>
          <table:table-cell table:style-name="ce7" table:formula="of:=IF([.P47]=&quot;&quot;;&quot;&quot;;SUM([.Q47:.U47]))" office:value-type="float" office:value="0" calcext:value-type="float">
            <text:p>0</text:p>
          </table:table-cell>
          <table:table-cell table:style-name="ce7" table:formula="of:=IF([$'Mature Data'.W46]=&quot;&quot;;&quot;&quot;;[$'Mature Data'.W46])" office:value-type="float" office:value="10" calcext:value-type="float">
            <text:p>10</text:p>
          </table:table-cell>
          <table:table-cell table:style-name="ce7" table:formula="of:=IF([$'Mature Data'.X46]=&quot;&quot;;&quot;&quot;;[$'Mature Data'.X46])" office:value-type="float" office:value="4" calcext:value-type="float">
            <text:p>4</text:p>
          </table:table-cell>
          <table:table-cell table:style-name="ce7" table:formula="of:=IF([$'Mature Data'.Y46]=&quot;&quot;;&quot;&quot;;[$'Mature Data'.Y46])" office:value-type="float" office:value="6" calcext:value-type="float">
            <text:p>6</text:p>
          </table:table-cell>
          <table:table-cell table:style-name="ce7" table:formula="of:=IF([$'Mature Data'.Z46]=&quot;&quot;;&quot;&quot;;[$'Mature Data'.Z46])" office:value-type="float" office:value="7" calcext:value-type="float">
            <text:p>7</text:p>
          </table:table-cell>
          <table:table-cell table:style-name="ce7" table:formula="of:=IF([$'Mature Data'.AA46]=&quot;&quot;;&quot;&quot;;[$'Mature Data'.AA46])" office:value-type="float" office:value="5" calcext:value-type="float">
            <text:p>5</text:p>
          </table:table-cell>
          <table:table-cell table:style-name="ce43" table:formula="of:=IF(ISERR(AVERAGE([.W47:.AA47])/20);&quot;&quot;;AVERAGE([.W47:.AA47])/20)" office:value-type="percentage" office:value="0.32" calcext:value-type="percentage">
            <text:p>32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7]=&quot;&quot;;&quot;&quot;;[$'Mature Data'.A47])" office:value-type="string" office:string-value="U3 B East" calcext:value-type="string">
            <text:p>U3 B East</text:p>
          </table:table-cell>
          <table:table-cell table:style-name="ce7" table:formula="of:=IF([$'Mature Data'.B47]=&quot;&quot;;&quot;&quot;;[$'Mature Data'.B47])" office:value-type="string" office:string-value="Valencia" calcext:value-type="string">
            <text:p>Valencia</text:p>
          </table:table-cell>
          <table:table-cell table:style-name="ce7" table:formula="of:=IF([$'Mature Data'.C47]=&quot;&quot;;&quot;&quot;;[$'Mature Data'.C47])">
            <text:p/>
          </table:table-cell>
          <table:table-cell table:style-name="ce7" table:formula="of:=IF([$'Mature Data'.D47]=&quot;&quot;;&quot;&quot;;[$'Mature Data'.D47])" office:value-type="string" office:string-value="2017-04-07" calcext:value-type="string">
            <text:p>2017-04-07</text:p>
          </table:table-cell>
          <table:table-cell table:style-name="ce15" table:formula="of:=IF([$'Mature Data'.E47]=&quot;&quot;;&quot;&quot;;[$'Mature Data'.E47])" office:value-type="float" office:value="0" calcext:value-type="float">
            <text:p>0</text:p>
          </table:table-cell>
          <table:table-cell table:style-name="ce15" table:formula="of:=IF([$'Mature Data'.F47]=&quot;&quot;;&quot;&quot;;[$'Mature Data'.F47])" office:value-type="float" office:value="0" calcext:value-type="float">
            <text:p>0</text:p>
          </table:table-cell>
          <table:table-cell table:style-name="ce15" table:formula="of:=IF([$'Mature Data'.G47]=&quot;&quot;;&quot;&quot;;[$'Mature Data'.G47])" office:value-type="float" office:value="0" calcext:value-type="float">
            <text:p>0</text:p>
          </table:table-cell>
          <table:table-cell table:style-name="ce15" table:formula="of:=IF([$'Mature Data'.H47]=&quot;&quot;;&quot;&quot;;[$'Mature Data'.H47])" office:value-type="float" office:value="0" calcext:value-type="float">
            <text:p>0</text:p>
          </table:table-cell>
          <table:table-cell table:style-name="ce15" table:formula="of:=IF([$'Mature Data'.I47]=&quot;&quot;;&quot;&quot;;[$'Mature Data'.I47])" office:value-type="float" office:value="1" calcext:value-type="float">
            <text:p>1</text:p>
          </table:table-cell>
          <table:table-cell table:style-name="ce22" table:formula="of:=IF([.D48]=&quot;&quot;;&quot;&quot;;SUM([.E48:.I48]))" office:value-type="float" office:value="1" calcext:value-type="float">
            <text:p>1</text:p>
          </table:table-cell>
          <table:table-cell table:style-name="ce26" table:formula="of:=IF([$'Mature Data'.K47]=&quot;&quot;;&quot;&quot;;[$'Mature Data'.K47])" office:value-type="float" office:value="0" calcext:value-type="float">
            <text:p>0</text:p>
          </table:table-cell>
          <table:table-cell table:style-name="ce26" table:formula="of:=IF([$'Mature Data'.L47]=&quot;&quot;;&quot;&quot;;[$'Mature Data'.L47])" office:value-type="float" office:value="1" calcext:value-type="float">
            <text:p>1</text:p>
          </table:table-cell>
          <table:table-cell table:style-name="ce26" table:formula="of:=IF([$'Mature Data'.M47]=&quot;&quot;;&quot;&quot;;[$'Mature Data'.M47])" office:value-type="float" office:value="3" calcext:value-type="float">
            <text:p>3</text:p>
          </table:table-cell>
          <table:table-cell table:style-name="ce26" table:formula="of:=IF([$'Mature Data'.N47]=&quot;&quot;;&quot;&quot;;[$'Mature Data'.N47])" office:value-type="float" office:value="3" calcext:value-type="float">
            <text:p>3</text:p>
          </table:table-cell>
          <table:table-cell table:style-name="ce26" table:formula="of:=IF([$'Mature Data'.O47]=&quot;&quot;;&quot;&quot;;[$'Mature Data'.O47])" office:value-type="float" office:value="7" calcext:value-type="float">
            <text:p>7</text:p>
          </table:table-cell>
          <table:table-cell table:style-name="ce31" table:formula="of:=IF([.J48]=&quot;&quot;;&quot;&quot;;SUM([.K48:.O48]))" office:value-type="float" office:value="14" calcext:value-type="float">
            <text:p>14</text:p>
          </table:table-cell>
          <table:table-cell table:style-name="ce7" table:formula="of:=IF([$'Mature Data'.Q47]=&quot;&quot;;&quot;&quot;;[$'Mature Data'.Q47])" office:value-type="float" office:value="0" calcext:value-type="float">
            <text:p>0</text:p>
          </table:table-cell>
          <table:table-cell table:style-name="ce7" table:formula="of:=IF([$'Mature Data'.R47]=&quot;&quot;;&quot;&quot;;[$'Mature Data'.R47])" office:value-type="float" office:value="0" calcext:value-type="float">
            <text:p>0</text:p>
          </table:table-cell>
          <table:table-cell table:style-name="ce7" table:formula="of:=IF([$'Mature Data'.S47]=&quot;&quot;;&quot;&quot;;[$'Mature Data'.S47])" office:value-type="float" office:value="0" calcext:value-type="float">
            <text:p>0</text:p>
          </table:table-cell>
          <table:table-cell table:style-name="ce7" table:formula="of:=IF([$'Mature Data'.T47]=&quot;&quot;;&quot;&quot;;[$'Mature Data'.T47])" office:value-type="float" office:value="0" calcext:value-type="float">
            <text:p>0</text:p>
          </table:table-cell>
          <table:table-cell table:style-name="ce7" table:formula="of:=IF([$'Mature Data'.U47]=&quot;&quot;;&quot;&quot;;[$'Mature Data'.U47])" office:value-type="float" office:value="0" calcext:value-type="float">
            <text:p>0</text:p>
          </table:table-cell>
          <table:table-cell table:style-name="ce7" table:formula="of:=IF([.P48]=&quot;&quot;;&quot;&quot;;SUM([.Q48:.U48]))" office:value-type="float" office:value="0" calcext:value-type="float">
            <text:p>0</text:p>
          </table:table-cell>
          <table:table-cell table:style-name="ce7" table:formula="of:=IF([$'Mature Data'.W47]=&quot;&quot;;&quot;&quot;;[$'Mature Data'.W47])" office:value-type="float" office:value="0" calcext:value-type="float">
            <text:p>0</text:p>
          </table:table-cell>
          <table:table-cell table:style-name="ce7" table:formula="of:=IF([$'Mature Data'.X47]=&quot;&quot;;&quot;&quot;;[$'Mature Data'.X47])" office:value-type="float" office:value="5" calcext:value-type="float">
            <text:p>5</text:p>
          </table:table-cell>
          <table:table-cell table:style-name="ce7" table:formula="of:=IF([$'Mature Data'.Y47]=&quot;&quot;;&quot;&quot;;[$'Mature Data'.Y47])" office:value-type="float" office:value="6" calcext:value-type="float">
            <text:p>6</text:p>
          </table:table-cell>
          <table:table-cell table:style-name="ce7" table:formula="of:=IF([$'Mature Data'.Z47]=&quot;&quot;;&quot;&quot;;[$'Mature Data'.Z47])" office:value-type="float" office:value="3" calcext:value-type="float">
            <text:p>3</text:p>
          </table:table-cell>
          <table:table-cell table:style-name="ce7" table:formula="of:=IF([$'Mature Data'.AA47]=&quot;&quot;;&quot;&quot;;[$'Mature Data'.AA47])" office:value-type="float" office:value="10" calcext:value-type="float">
            <text:p>10</text:p>
          </table:table-cell>
          <table:table-cell table:style-name="ce43" table:formula="of:=IF(ISERR(AVERAGE([.W48:.AA48])/20);&quot;&quot;;AVERAGE([.W48:.AA48])/20)" office:value-type="percentage" office:value="0.24" calcext:value-type="percentage">
            <text:p>24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8]=&quot;&quot;;&quot;&quot;;[$'Mature Data'.A48])" office:value-type="string" office:string-value="U3 C" calcext:value-type="string">
            <text:p>U3 C</text:p>
          </table:table-cell>
          <table:table-cell table:style-name="ce7" table:formula="of:=IF([$'Mature Data'.B48]=&quot;&quot;;&quot;&quot;;[$'Mature Data'.B48])" office:value-type="string" office:string-value="Hamlin" calcext:value-type="string">
            <text:p>Hamlin</text:p>
          </table:table-cell>
          <table:table-cell table:style-name="ce7" table:formula="of:=IF([$'Mature Data'.C48]=&quot;&quot;;&quot;&quot;;[$'Mature Data'.C48])">
            <text:p/>
          </table:table-cell>
          <table:table-cell table:style-name="ce7" table:formula="of:=IF([$'Mature Data'.D48]=&quot;&quot;;&quot;&quot;;[$'Mature Data'.D48])">
            <text:p/>
          </table:table-cell>
          <table:table-cell table:style-name="ce15" table:formula="of:=IF([$'Mature Data'.E48]=&quot;&quot;;&quot;&quot;;[$'Mature Data'.E48])">
            <text:p/>
          </table:table-cell>
          <table:table-cell table:style-name="ce15" table:formula="of:=IF([$'Mature Data'.F48]=&quot;&quot;;&quot;&quot;;[$'Mature Data'.F48])">
            <text:p/>
          </table:table-cell>
          <table:table-cell table:style-name="ce15" table:formula="of:=IF([$'Mature Data'.G48]=&quot;&quot;;&quot;&quot;;[$'Mature Data'.G48])">
            <text:p/>
          </table:table-cell>
          <table:table-cell table:style-name="ce15" table:formula="of:=IF([$'Mature Data'.H48]=&quot;&quot;;&quot;&quot;;[$'Mature Data'.H48])">
            <text:p/>
          </table:table-cell>
          <table:table-cell table:style-name="ce15" table:formula="of:=IF([$'Mature Data'.I48]=&quot;&quot;;&quot;&quot;;[$'Mature Data'.I48])">
            <text:p/>
          </table:table-cell>
          <table:table-cell table:style-name="ce22" table:formula="of:=IF([.D49]=&quot;&quot;;&quot;&quot;;SUM([.E49:.I49]))">
            <text:p/>
          </table:table-cell>
          <table:table-cell table:style-name="ce26" table:formula="of:=IF([$'Mature Data'.K48]=&quot;&quot;;&quot;&quot;;[$'Mature Data'.K48])">
            <text:p/>
          </table:table-cell>
          <table:table-cell table:style-name="ce26" table:formula="of:=IF([$'Mature Data'.L48]=&quot;&quot;;&quot;&quot;;[$'Mature Data'.L48])">
            <text:p/>
          </table:table-cell>
          <table:table-cell table:style-name="ce26" table:formula="of:=IF([$'Mature Data'.M48]=&quot;&quot;;&quot;&quot;;[$'Mature Data'.M48])">
            <text:p/>
          </table:table-cell>
          <table:table-cell table:style-name="ce26" table:formula="of:=IF([$'Mature Data'.N48]=&quot;&quot;;&quot;&quot;;[$'Mature Data'.N48])">
            <text:p/>
          </table:table-cell>
          <table:table-cell table:style-name="ce26" table:formula="of:=IF([$'Mature Data'.O48]=&quot;&quot;;&quot;&quot;;[$'Mature Data'.O48])">
            <text:p/>
          </table:table-cell>
          <table:table-cell table:style-name="ce31" table:formula="of:=IF([.J49]=&quot;&quot;;&quot;&quot;;SUM([.K49:.O49]))">
            <text:p/>
          </table:table-cell>
          <table:table-cell table:style-name="ce7" table:formula="of:=IF([$'Mature Data'.Q48]=&quot;&quot;;&quot;&quot;;[$'Mature Data'.Q48])">
            <text:p/>
          </table:table-cell>
          <table:table-cell table:style-name="ce7" table:formula="of:=IF([$'Mature Data'.R48]=&quot;&quot;;&quot;&quot;;[$'Mature Data'.R48])">
            <text:p/>
          </table:table-cell>
          <table:table-cell table:style-name="ce7" table:formula="of:=IF([$'Mature Data'.S48]=&quot;&quot;;&quot;&quot;;[$'Mature Data'.S48])">
            <text:p/>
          </table:table-cell>
          <table:table-cell table:style-name="ce7" table:formula="of:=IF([$'Mature Data'.T48]=&quot;&quot;;&quot;&quot;;[$'Mature Data'.T48])">
            <text:p/>
          </table:table-cell>
          <table:table-cell table:style-name="ce7" table:formula="of:=IF([$'Mature Data'.U48]=&quot;&quot;;&quot;&quot;;[$'Mature Data'.U48])">
            <text:p/>
          </table:table-cell>
          <table:table-cell table:style-name="ce7" table:formula="of:=IF([.P49]=&quot;&quot;;&quot;&quot;;SUM([.Q49:.U49]))">
            <text:p/>
          </table:table-cell>
          <table:table-cell table:style-name="ce7" table:formula="of:=IF([$'Mature Data'.W48]=&quot;&quot;;&quot;&quot;;[$'Mature Data'.W48])">
            <text:p/>
          </table:table-cell>
          <table:table-cell table:style-name="ce7" table:formula="of:=IF([$'Mature Data'.X48]=&quot;&quot;;&quot;&quot;;[$'Mature Data'.X48])">
            <text:p/>
          </table:table-cell>
          <table:table-cell table:style-name="ce7" table:formula="of:=IF([$'Mature Data'.Y48]=&quot;&quot;;&quot;&quot;;[$'Mature Data'.Y48])">
            <text:p/>
          </table:table-cell>
          <table:table-cell table:style-name="ce7" table:formula="of:=IF([$'Mature Data'.Z48]=&quot;&quot;;&quot;&quot;;[$'Mature Data'.Z48])">
            <text:p/>
          </table:table-cell>
          <table:table-cell table:style-name="ce7" table:formula="of:=IF([$'Mature Data'.AA48]=&quot;&quot;;&quot;&quot;;[$'Mature Data'.AA48])">
            <text:p/>
          </table:table-cell>
          <table:table-cell table:style-name="ce43" table:formula="of:=IF(ISERR(AVERAGE([.W49:.AA49])/20);&quot;&quot;;AVERAGE([.W49:.AA4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49]=&quot;&quot;;&quot;&quot;;[$'Mature Data'.A49])" office:value-type="string" office:string-value="U4 C" calcext:value-type="string">
            <text:p>U4 C</text:p>
          </table:table-cell>
          <table:table-cell table:style-name="ce7" table:formula="of:=IF([$'Mature Data'.B49]=&quot;&quot;;&quot;&quot;;[$'Mature Data'.B49])" office:value-type="string" office:string-value="Valencia" calcext:value-type="string">
            <text:p>Valencia</text:p>
          </table:table-cell>
          <table:table-cell table:style-name="ce7" table:formula="of:=IF([$'Mature Data'.C49]=&quot;&quot;;&quot;&quot;;[$'Mature Data'.C49])">
            <text:p/>
          </table:table-cell>
          <table:table-cell table:style-name="ce7" table:formula="of:=IF([$'Mature Data'.D49]=&quot;&quot;;&quot;&quot;;[$'Mature Data'.D49])" office:value-type="string" office:string-value="2017-04-07" calcext:value-type="string">
            <text:p>2017-04-07</text:p>
          </table:table-cell>
          <table:table-cell table:style-name="ce15" table:formula="of:=IF([$'Mature Data'.E49]=&quot;&quot;;&quot;&quot;;[$'Mature Data'.E49])" office:value-type="float" office:value="2" calcext:value-type="float">
            <text:p>2</text:p>
          </table:table-cell>
          <table:table-cell table:style-name="ce15" table:formula="of:=IF([$'Mature Data'.F49]=&quot;&quot;;&quot;&quot;;[$'Mature Data'.F49])" office:value-type="float" office:value="1" calcext:value-type="float">
            <text:p>1</text:p>
          </table:table-cell>
          <table:table-cell table:style-name="ce15" table:formula="of:=IF([$'Mature Data'.G49]=&quot;&quot;;&quot;&quot;;[$'Mature Data'.G49])" office:value-type="float" office:value="0" calcext:value-type="float">
            <text:p>0</text:p>
          </table:table-cell>
          <table:table-cell table:style-name="ce15" table:formula="of:=IF([$'Mature Data'.H49]=&quot;&quot;;&quot;&quot;;[$'Mature Data'.H49])" office:value-type="float" office:value="2" calcext:value-type="float">
            <text:p>2</text:p>
          </table:table-cell>
          <table:table-cell table:style-name="ce15" table:formula="of:=IF([$'Mature Data'.I49]=&quot;&quot;;&quot;&quot;;[$'Mature Data'.I49])" office:value-type="float" office:value="0" calcext:value-type="float">
            <text:p>0</text:p>
          </table:table-cell>
          <table:table-cell table:style-name="ce22" table:formula="of:=IF([.D50]=&quot;&quot;;&quot;&quot;;SUM([.E50:.I50]))" office:value-type="float" office:value="5" calcext:value-type="float">
            <text:p>5</text:p>
          </table:table-cell>
          <table:table-cell table:style-name="ce26" table:formula="of:=IF([$'Mature Data'.K49]=&quot;&quot;;&quot;&quot;;[$'Mature Data'.K49])" office:value-type="float" office:value="11" calcext:value-type="float">
            <text:p>11</text:p>
          </table:table-cell>
          <table:table-cell table:style-name="ce26" table:formula="of:=IF([$'Mature Data'.L49]=&quot;&quot;;&quot;&quot;;[$'Mature Data'.L49])" office:value-type="float" office:value="6" calcext:value-type="float">
            <text:p>6</text:p>
          </table:table-cell>
          <table:table-cell table:style-name="ce26" table:formula="of:=IF([$'Mature Data'.M49]=&quot;&quot;;&quot;&quot;;[$'Mature Data'.M49])" office:value-type="float" office:value="1" calcext:value-type="float">
            <text:p>1</text:p>
          </table:table-cell>
          <table:table-cell table:style-name="ce26" table:formula="of:=IF([$'Mature Data'.N49]=&quot;&quot;;&quot;&quot;;[$'Mature Data'.N49])" office:value-type="float" office:value="9" calcext:value-type="float">
            <text:p>9</text:p>
          </table:table-cell>
          <table:table-cell table:style-name="ce26" table:formula="of:=IF([$'Mature Data'.O49]=&quot;&quot;;&quot;&quot;;[$'Mature Data'.O49])" office:value-type="float" office:value="10" calcext:value-type="float">
            <text:p>10</text:p>
          </table:table-cell>
          <table:table-cell table:style-name="ce31" table:formula="of:=IF([.J50]=&quot;&quot;;&quot;&quot;;SUM([.K50:.O50]))" office:value-type="float" office:value="37" calcext:value-type="float">
            <text:p>37</text:p>
          </table:table-cell>
          <table:table-cell table:style-name="ce7" table:formula="of:=IF([$'Mature Data'.Q49]=&quot;&quot;;&quot;&quot;;[$'Mature Data'.Q49])" office:value-type="float" office:value="0" calcext:value-type="float">
            <text:p>0</text:p>
          </table:table-cell>
          <table:table-cell table:style-name="ce7" table:formula="of:=IF([$'Mature Data'.R49]=&quot;&quot;;&quot;&quot;;[$'Mature Data'.R49])" office:value-type="float" office:value="0" calcext:value-type="float">
            <text:p>0</text:p>
          </table:table-cell>
          <table:table-cell table:style-name="ce7" table:formula="of:=IF([$'Mature Data'.S49]=&quot;&quot;;&quot;&quot;;[$'Mature Data'.S49])" office:value-type="float" office:value="0" calcext:value-type="float">
            <text:p>0</text:p>
          </table:table-cell>
          <table:table-cell table:style-name="ce7" table:formula="of:=IF([$'Mature Data'.T49]=&quot;&quot;;&quot;&quot;;[$'Mature Data'.T49])" office:value-type="float" office:value="0" calcext:value-type="float">
            <text:p>0</text:p>
          </table:table-cell>
          <table:table-cell table:style-name="ce7" table:formula="of:=IF([$'Mature Data'.U49]=&quot;&quot;;&quot;&quot;;[$'Mature Data'.U49])" office:value-type="float" office:value="0" calcext:value-type="float">
            <text:p>0</text:p>
          </table:table-cell>
          <table:table-cell table:style-name="ce7" table:formula="of:=IF([.P50]=&quot;&quot;;&quot;&quot;;SUM([.Q50:.U50]))" office:value-type="float" office:value="0" calcext:value-type="float">
            <text:p>0</text:p>
          </table:table-cell>
          <table:table-cell table:style-name="ce7" table:formula="of:=IF([$'Mature Data'.W49]=&quot;&quot;;&quot;&quot;;[$'Mature Data'.W49])" office:value-type="float" office:value="15" calcext:value-type="float">
            <text:p>15</text:p>
          </table:table-cell>
          <table:table-cell table:style-name="ce7" table:formula="of:=IF([$'Mature Data'.X49]=&quot;&quot;;&quot;&quot;;[$'Mature Data'.X49])" office:value-type="float" office:value="11" calcext:value-type="float">
            <text:p>11</text:p>
          </table:table-cell>
          <table:table-cell table:style-name="ce7" table:formula="of:=IF([$'Mature Data'.Y49]=&quot;&quot;;&quot;&quot;;[$'Mature Data'.Y49])" office:value-type="float" office:value="4" calcext:value-type="float">
            <text:p>4</text:p>
          </table:table-cell>
          <table:table-cell table:style-name="ce7" table:formula="of:=IF([$'Mature Data'.Z49]=&quot;&quot;;&quot;&quot;;[$'Mature Data'.Z49])" office:value-type="float" office:value="12" calcext:value-type="float">
            <text:p>12</text:p>
          </table:table-cell>
          <table:table-cell table:style-name="ce7" table:formula="of:=IF([$'Mature Data'.AA49]=&quot;&quot;;&quot;&quot;;[$'Mature Data'.AA49])" office:value-type="float" office:value="14" calcext:value-type="float">
            <text:p>14</text:p>
          </table:table-cell>
          <table:table-cell table:style-name="ce43" table:formula="of:=IF(ISERR(AVERAGE([.W50:.AA50])/20);&quot;&quot;;AVERAGE([.W50:.AA50])/20)" office:value-type="percentage" office:value="0.56" calcext:value-type="percentage">
            <text:p>56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0]=&quot;&quot;;&quot;&quot;;[$'Mature Data'.A50])" office:value-type="string" office:string-value="U5A" calcext:value-type="string">
            <text:p>U5A</text:p>
          </table:table-cell>
          <table:table-cell table:style-name="ce7" table:formula="of:=IF([$'Mature Data'.B50]=&quot;&quot;;&quot;&quot;;[$'Mature Data'.B50])" office:value-type="string" office:string-value="Hamlin" calcext:value-type="string">
            <text:p>Hamlin</text:p>
          </table:table-cell>
          <table:table-cell table:style-name="ce7" table:formula="of:=IF([$'Mature Data'.C50]=&quot;&quot;;&quot;&quot;;[$'Mature Data'.C50])">
            <text:p/>
          </table:table-cell>
          <table:table-cell table:style-name="ce7" table:formula="of:=IF([$'Mature Data'.D50]=&quot;&quot;;&quot;&quot;;[$'Mature Data'.D50])" office:value-type="string" office:string-value="2017-04-07" calcext:value-type="string">
            <text:p>2017-04-07</text:p>
          </table:table-cell>
          <table:table-cell table:style-name="ce15" table:formula="of:=IF([$'Mature Data'.E50]=&quot;&quot;;&quot;&quot;;[$'Mature Data'.E50])" office:value-type="float" office:value="0" calcext:value-type="float">
            <text:p>0</text:p>
          </table:table-cell>
          <table:table-cell table:style-name="ce15" table:formula="of:=IF([$'Mature Data'.F50]=&quot;&quot;;&quot;&quot;;[$'Mature Data'.F50])" office:value-type="float" office:value="0" calcext:value-type="float">
            <text:p>0</text:p>
          </table:table-cell>
          <table:table-cell table:style-name="ce15" table:formula="of:=IF([$'Mature Data'.G50]=&quot;&quot;;&quot;&quot;;[$'Mature Data'.G50])" office:value-type="float" office:value="0" calcext:value-type="float">
            <text:p>0</text:p>
          </table:table-cell>
          <table:table-cell table:style-name="ce15" table:formula="of:=IF([$'Mature Data'.H50]=&quot;&quot;;&quot;&quot;;[$'Mature Data'.H50])" office:value-type="float" office:value="1" calcext:value-type="float">
            <text:p>1</text:p>
          </table:table-cell>
          <table:table-cell table:style-name="ce15" table:formula="of:=IF([$'Mature Data'.I50]=&quot;&quot;;&quot;&quot;;[$'Mature Data'.I50])" office:value-type="float" office:value="0" calcext:value-type="float">
            <text:p>0</text:p>
          </table:table-cell>
          <table:table-cell table:style-name="ce22" table:formula="of:=IF([.D51]=&quot;&quot;;&quot;&quot;;SUM([.E51:.I51]))" office:value-type="float" office:value="1" calcext:value-type="float">
            <text:p>1</text:p>
          </table:table-cell>
          <table:table-cell table:style-name="ce26" table:formula="of:=IF([$'Mature Data'.K50]=&quot;&quot;;&quot;&quot;;[$'Mature Data'.K50])" office:value-type="float" office:value="1" calcext:value-type="float">
            <text:p>1</text:p>
          </table:table-cell>
          <table:table-cell table:style-name="ce26" table:formula="of:=IF([$'Mature Data'.L50]=&quot;&quot;;&quot;&quot;;[$'Mature Data'.L50])" office:value-type="float" office:value="1" calcext:value-type="float">
            <text:p>1</text:p>
          </table:table-cell>
          <table:table-cell table:style-name="ce26" table:formula="of:=IF([$'Mature Data'.M50]=&quot;&quot;;&quot;&quot;;[$'Mature Data'.M50])" office:value-type="float" office:value="0" calcext:value-type="float">
            <text:p>0</text:p>
          </table:table-cell>
          <table:table-cell table:style-name="ce26" table:formula="of:=IF([$'Mature Data'.N50]=&quot;&quot;;&quot;&quot;;[$'Mature Data'.N50])" office:value-type="float" office:value="6" calcext:value-type="float">
            <text:p>6</text:p>
          </table:table-cell>
          <table:table-cell table:style-name="ce26" table:formula="of:=IF([$'Mature Data'.O50]=&quot;&quot;;&quot;&quot;;[$'Mature Data'.O50])" office:value-type="float" office:value="1" calcext:value-type="float">
            <text:p>1</text:p>
          </table:table-cell>
          <table:table-cell table:style-name="ce31" table:formula="of:=IF([.J51]=&quot;&quot;;&quot;&quot;;SUM([.K51:.O51]))" office:value-type="float" office:value="9" calcext:value-type="float">
            <text:p>9</text:p>
          </table:table-cell>
          <table:table-cell table:style-name="ce7" table:formula="of:=IF([$'Mature Data'.Q50]=&quot;&quot;;&quot;&quot;;[$'Mature Data'.Q50])" office:value-type="float" office:value="0" calcext:value-type="float">
            <text:p>0</text:p>
          </table:table-cell>
          <table:table-cell table:style-name="ce7" table:formula="of:=IF([$'Mature Data'.R50]=&quot;&quot;;&quot;&quot;;[$'Mature Data'.R50])" office:value-type="float" office:value="0" calcext:value-type="float">
            <text:p>0</text:p>
          </table:table-cell>
          <table:table-cell table:style-name="ce7" table:formula="of:=IF([$'Mature Data'.S50]=&quot;&quot;;&quot;&quot;;[$'Mature Data'.S50])" office:value-type="float" office:value="0" calcext:value-type="float">
            <text:p>0</text:p>
          </table:table-cell>
          <table:table-cell table:style-name="ce7" table:formula="of:=IF([$'Mature Data'.T50]=&quot;&quot;;&quot;&quot;;[$'Mature Data'.T50])" office:value-type="float" office:value="0" calcext:value-type="float">
            <text:p>0</text:p>
          </table:table-cell>
          <table:table-cell table:style-name="ce7" table:formula="of:=IF([$'Mature Data'.U50]=&quot;&quot;;&quot;&quot;;[$'Mature Data'.U50])" office:value-type="float" office:value="0" calcext:value-type="float">
            <text:p>0</text:p>
          </table:table-cell>
          <table:table-cell table:style-name="ce7" table:formula="of:=IF([.P51]=&quot;&quot;;&quot;&quot;;SUM([.Q51:.U51]))" office:value-type="float" office:value="0" calcext:value-type="float">
            <text:p>0</text:p>
          </table:table-cell>
          <table:table-cell table:style-name="ce7" table:formula="of:=IF([$'Mature Data'.W50]=&quot;&quot;;&quot;&quot;;[$'Mature Data'.W50])" office:value-type="float" office:value="1" calcext:value-type="float">
            <text:p>1</text:p>
          </table:table-cell>
          <table:table-cell table:style-name="ce7" table:formula="of:=IF([$'Mature Data'.X50]=&quot;&quot;;&quot;&quot;;[$'Mature Data'.X50])" office:value-type="float" office:value="2" calcext:value-type="float">
            <text:p>2</text:p>
          </table:table-cell>
          <table:table-cell table:style-name="ce7" table:formula="of:=IF([$'Mature Data'.Y50]=&quot;&quot;;&quot;&quot;;[$'Mature Data'.Y50])" office:value-type="float" office:value="2" calcext:value-type="float">
            <text:p>2</text:p>
          </table:table-cell>
          <table:table-cell table:style-name="ce7" table:formula="of:=IF([$'Mature Data'.Z50]=&quot;&quot;;&quot;&quot;;[$'Mature Data'.Z50])" office:value-type="float" office:value="8" calcext:value-type="float">
            <text:p>8</text:p>
          </table:table-cell>
          <table:table-cell table:style-name="ce7" table:formula="of:=IF([$'Mature Data'.AA50]=&quot;&quot;;&quot;&quot;;[$'Mature Data'.AA50])" office:value-type="float" office:value="1" calcext:value-type="float">
            <text:p>1</text:p>
          </table:table-cell>
          <table:table-cell table:style-name="ce43" table:formula="of:=IF(ISERR(AVERAGE([.W51:.AA51])/20);&quot;&quot;;AVERAGE([.W51:.AA51])/20)" office:value-type="percentage" office:value="0.14" calcext:value-type="percentage">
            <text:p>14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1]=&quot;&quot;;&quot;&quot;;[$'Mature Data'.A51])" office:value-type="string" office:string-value="U6 A" calcext:value-type="string">
            <text:p>U6 A</text:p>
          </table:table-cell>
          <table:table-cell table:style-name="ce7" table:formula="of:=IF([$'Mature Data'.B51]=&quot;&quot;;&quot;&quot;;[$'Mature Data'.B51])" office:value-type="string" office:string-value="Valencia" calcext:value-type="string">
            <text:p>Valencia</text:p>
          </table:table-cell>
          <table:table-cell table:style-name="ce7" table:formula="of:=IF([$'Mature Data'.C51]=&quot;&quot;;&quot;&quot;;[$'Mature Data'.C51])">
            <text:p/>
          </table:table-cell>
          <table:table-cell table:style-name="ce7" table:formula="of:=IF([$'Mature Data'.D51]=&quot;&quot;;&quot;&quot;;[$'Mature Data'.D51])">
            <text:p/>
          </table:table-cell>
          <table:table-cell table:style-name="ce15" table:formula="of:=IF([$'Mature Data'.E51]=&quot;&quot;;&quot;&quot;;[$'Mature Data'.E51])">
            <text:p/>
          </table:table-cell>
          <table:table-cell table:style-name="ce15" table:formula="of:=IF([$'Mature Data'.F51]=&quot;&quot;;&quot;&quot;;[$'Mature Data'.F51])">
            <text:p/>
          </table:table-cell>
          <table:table-cell table:style-name="ce15" table:formula="of:=IF([$'Mature Data'.G51]=&quot;&quot;;&quot;&quot;;[$'Mature Data'.G51])">
            <text:p/>
          </table:table-cell>
          <table:table-cell table:style-name="ce15" table:formula="of:=IF([$'Mature Data'.H51]=&quot;&quot;;&quot;&quot;;[$'Mature Data'.H51])">
            <text:p/>
          </table:table-cell>
          <table:table-cell table:style-name="ce15" table:formula="of:=IF([$'Mature Data'.I51]=&quot;&quot;;&quot;&quot;;[$'Mature Data'.I51])">
            <text:p/>
          </table:table-cell>
          <table:table-cell table:style-name="ce22" table:formula="of:=IF([.D52]=&quot;&quot;;&quot;&quot;;SUM([.E52:.I52]))">
            <text:p/>
          </table:table-cell>
          <table:table-cell table:style-name="ce26" table:formula="of:=IF([$'Mature Data'.K51]=&quot;&quot;;&quot;&quot;;[$'Mature Data'.K51])">
            <text:p/>
          </table:table-cell>
          <table:table-cell table:style-name="ce26" table:formula="of:=IF([$'Mature Data'.L51]=&quot;&quot;;&quot;&quot;;[$'Mature Data'.L51])">
            <text:p/>
          </table:table-cell>
          <table:table-cell table:style-name="ce26" table:formula="of:=IF([$'Mature Data'.M51]=&quot;&quot;;&quot;&quot;;[$'Mature Data'.M51])">
            <text:p/>
          </table:table-cell>
          <table:table-cell table:style-name="ce26" table:formula="of:=IF([$'Mature Data'.N51]=&quot;&quot;;&quot;&quot;;[$'Mature Data'.N51])">
            <text:p/>
          </table:table-cell>
          <table:table-cell table:style-name="ce26" table:formula="of:=IF([$'Mature Data'.O51]=&quot;&quot;;&quot;&quot;;[$'Mature Data'.O51])">
            <text:p/>
          </table:table-cell>
          <table:table-cell table:style-name="ce31" table:formula="of:=IF([.J52]=&quot;&quot;;&quot;&quot;;SUM([.K52:.O52]))">
            <text:p/>
          </table:table-cell>
          <table:table-cell table:style-name="ce7" table:formula="of:=IF([$'Mature Data'.Q51]=&quot;&quot;;&quot;&quot;;[$'Mature Data'.Q51])">
            <text:p/>
          </table:table-cell>
          <table:table-cell table:style-name="ce7" table:formula="of:=IF([$'Mature Data'.R51]=&quot;&quot;;&quot;&quot;;[$'Mature Data'.R51])">
            <text:p/>
          </table:table-cell>
          <table:table-cell table:style-name="ce7" table:formula="of:=IF([$'Mature Data'.S51]=&quot;&quot;;&quot;&quot;;[$'Mature Data'.S51])">
            <text:p/>
          </table:table-cell>
          <table:table-cell table:style-name="ce7" table:formula="of:=IF([$'Mature Data'.T51]=&quot;&quot;;&quot;&quot;;[$'Mature Data'.T51])">
            <text:p/>
          </table:table-cell>
          <table:table-cell table:style-name="ce7" table:formula="of:=IF([$'Mature Data'.U51]=&quot;&quot;;&quot;&quot;;[$'Mature Data'.U51])">
            <text:p/>
          </table:table-cell>
          <table:table-cell table:style-name="ce7" table:formula="of:=IF([.P52]=&quot;&quot;;&quot;&quot;;SUM([.Q52:.U52]))">
            <text:p/>
          </table:table-cell>
          <table:table-cell table:style-name="ce7" table:formula="of:=IF([$'Mature Data'.W51]=&quot;&quot;;&quot;&quot;;[$'Mature Data'.W51])">
            <text:p/>
          </table:table-cell>
          <table:table-cell table:style-name="ce7" table:formula="of:=IF([$'Mature Data'.X51]=&quot;&quot;;&quot;&quot;;[$'Mature Data'.X51])">
            <text:p/>
          </table:table-cell>
          <table:table-cell table:style-name="ce7" table:formula="of:=IF([$'Mature Data'.Y51]=&quot;&quot;;&quot;&quot;;[$'Mature Data'.Y51])">
            <text:p/>
          </table:table-cell>
          <table:table-cell table:style-name="ce7" table:formula="of:=IF([$'Mature Data'.Z51]=&quot;&quot;;&quot;&quot;;[$'Mature Data'.Z51])">
            <text:p/>
          </table:table-cell>
          <table:table-cell table:style-name="ce7" table:formula="of:=IF([$'Mature Data'.AA51]=&quot;&quot;;&quot;&quot;;[$'Mature Data'.AA51])">
            <text:p/>
          </table:table-cell>
          <table:table-cell table:style-name="ce43" table:formula="of:=IF(ISERR(AVERAGE([.W52:.AA52])/20);&quot;&quot;;AVERAGE([.W52:.AA5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2]=&quot;&quot;;&quot;&quot;;[$'Mature Data'.A52])" office:value-type="string" office:string-value="U6 B" calcext:value-type="string">
            <text:p>U6 B</text:p>
          </table:table-cell>
          <table:table-cell table:style-name="ce7" table:formula="of:=IF([$'Mature Data'.B52]=&quot;&quot;;&quot;&quot;;[$'Mature Data'.B52])" office:value-type="string" office:string-value="Hamlin" calcext:value-type="string">
            <text:p>Hamlin</text:p>
          </table:table-cell>
          <table:table-cell table:style-name="ce7" table:formula="of:=IF([$'Mature Data'.C52]=&quot;&quot;;&quot;&quot;;[$'Mature Data'.C52])">
            <text:p/>
          </table:table-cell>
          <table:table-cell table:style-name="ce7" table:formula="of:=IF([$'Mature Data'.D52]=&quot;&quot;;&quot;&quot;;[$'Mature Data'.D52])">
            <text:p/>
          </table:table-cell>
          <table:table-cell table:style-name="ce15" table:formula="of:=IF([$'Mature Data'.E52]=&quot;&quot;;&quot;&quot;;[$'Mature Data'.E52])">
            <text:p/>
          </table:table-cell>
          <table:table-cell table:style-name="ce15" table:formula="of:=IF([$'Mature Data'.F52]=&quot;&quot;;&quot;&quot;;[$'Mature Data'.F52])">
            <text:p/>
          </table:table-cell>
          <table:table-cell table:style-name="ce15" table:formula="of:=IF([$'Mature Data'.G52]=&quot;&quot;;&quot;&quot;;[$'Mature Data'.G52])">
            <text:p/>
          </table:table-cell>
          <table:table-cell table:style-name="ce15" table:formula="of:=IF([$'Mature Data'.H52]=&quot;&quot;;&quot;&quot;;[$'Mature Data'.H52])">
            <text:p/>
          </table:table-cell>
          <table:table-cell table:style-name="ce15" table:formula="of:=IF([$'Mature Data'.I52]=&quot;&quot;;&quot;&quot;;[$'Mature Data'.I52])">
            <text:p/>
          </table:table-cell>
          <table:table-cell table:style-name="ce22" table:formula="of:=IF([.D53]=&quot;&quot;;&quot;&quot;;SUM([.E53:.I53]))">
            <text:p/>
          </table:table-cell>
          <table:table-cell table:style-name="ce26" table:formula="of:=IF([$'Mature Data'.K52]=&quot;&quot;;&quot;&quot;;[$'Mature Data'.K52])">
            <text:p/>
          </table:table-cell>
          <table:table-cell table:style-name="ce26" table:formula="of:=IF([$'Mature Data'.L52]=&quot;&quot;;&quot;&quot;;[$'Mature Data'.L52])">
            <text:p/>
          </table:table-cell>
          <table:table-cell table:style-name="ce26" table:formula="of:=IF([$'Mature Data'.M52]=&quot;&quot;;&quot;&quot;;[$'Mature Data'.M52])">
            <text:p/>
          </table:table-cell>
          <table:table-cell table:style-name="ce26" table:formula="of:=IF([$'Mature Data'.N52]=&quot;&quot;;&quot;&quot;;[$'Mature Data'.N52])">
            <text:p/>
          </table:table-cell>
          <table:table-cell table:style-name="ce26" table:formula="of:=IF([$'Mature Data'.O52]=&quot;&quot;;&quot;&quot;;[$'Mature Data'.O52])">
            <text:p/>
          </table:table-cell>
          <table:table-cell table:style-name="ce31" table:formula="of:=IF([.J53]=&quot;&quot;;&quot;&quot;;SUM([.K53:.O53]))">
            <text:p/>
          </table:table-cell>
          <table:table-cell table:style-name="ce7" table:formula="of:=IF([$'Mature Data'.Q52]=&quot;&quot;;&quot;&quot;;[$'Mature Data'.Q52])">
            <text:p/>
          </table:table-cell>
          <table:table-cell table:style-name="ce7" table:formula="of:=IF([$'Mature Data'.R52]=&quot;&quot;;&quot;&quot;;[$'Mature Data'.R52])">
            <text:p/>
          </table:table-cell>
          <table:table-cell table:style-name="ce7" table:formula="of:=IF([$'Mature Data'.S52]=&quot;&quot;;&quot;&quot;;[$'Mature Data'.S52])">
            <text:p/>
          </table:table-cell>
          <table:table-cell table:style-name="ce7" table:formula="of:=IF([$'Mature Data'.T52]=&quot;&quot;;&quot;&quot;;[$'Mature Data'.T52])">
            <text:p/>
          </table:table-cell>
          <table:table-cell table:style-name="ce7" table:formula="of:=IF([$'Mature Data'.U52]=&quot;&quot;;&quot;&quot;;[$'Mature Data'.U52])">
            <text:p/>
          </table:table-cell>
          <table:table-cell table:style-name="ce7" table:formula="of:=IF([.P53]=&quot;&quot;;&quot;&quot;;SUM([.Q53:.U53]))">
            <text:p/>
          </table:table-cell>
          <table:table-cell table:style-name="ce7" table:formula="of:=IF([$'Mature Data'.W52]=&quot;&quot;;&quot;&quot;;[$'Mature Data'.W52])">
            <text:p/>
          </table:table-cell>
          <table:table-cell table:style-name="ce7" table:formula="of:=IF([$'Mature Data'.X52]=&quot;&quot;;&quot;&quot;;[$'Mature Data'.X52])">
            <text:p/>
          </table:table-cell>
          <table:table-cell table:style-name="ce7" table:formula="of:=IF([$'Mature Data'.Y52]=&quot;&quot;;&quot;&quot;;[$'Mature Data'.Y52])">
            <text:p/>
          </table:table-cell>
          <table:table-cell table:style-name="ce7" table:formula="of:=IF([$'Mature Data'.Z52]=&quot;&quot;;&quot;&quot;;[$'Mature Data'.Z52])">
            <text:p/>
          </table:table-cell>
          <table:table-cell table:style-name="ce7" table:formula="of:=IF([$'Mature Data'.AA52]=&quot;&quot;;&quot;&quot;;[$'Mature Data'.AA52])">
            <text:p/>
          </table:table-cell>
          <table:table-cell table:style-name="ce43" table:formula="of:=IF(ISERR(AVERAGE([.W53:.AA53])/20);&quot;&quot;;AVERAGE([.W53:.AA5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3]=&quot;&quot;;&quot;&quot;;[$'Mature Data'.A53])" office:value-type="string" office:string-value="U6 C" calcext:value-type="string">
            <text:p>U6 C</text:p>
          </table:table-cell>
          <table:table-cell table:style-name="ce7" table:formula="of:=IF([$'Mature Data'.B53]=&quot;&quot;;&quot;&quot;;[$'Mature Data'.B53])" office:value-type="string" office:string-value="Valencia" calcext:value-type="string">
            <text:p>Valencia</text:p>
          </table:table-cell>
          <table:table-cell table:style-name="ce7" table:formula="of:=IF([$'Mature Data'.C53]=&quot;&quot;;&quot;&quot;;[$'Mature Data'.C53])">
            <text:p/>
          </table:table-cell>
          <table:table-cell table:style-name="ce7" table:formula="of:=IF([$'Mature Data'.D53]=&quot;&quot;;&quot;&quot;;[$'Mature Data'.D53])" office:value-type="string" office:string-value="2017-04-07" calcext:value-type="string">
            <text:p>2017-04-07</text:p>
          </table:table-cell>
          <table:table-cell table:style-name="ce15" table:formula="of:=IF([$'Mature Data'.E53]=&quot;&quot;;&quot;&quot;;[$'Mature Data'.E53])" office:value-type="float" office:value="1" calcext:value-type="float">
            <text:p>1</text:p>
          </table:table-cell>
          <table:table-cell table:style-name="ce15" table:formula="of:=IF([$'Mature Data'.F53]=&quot;&quot;;&quot;&quot;;[$'Mature Data'.F53])" office:value-type="float" office:value="0" calcext:value-type="float">
            <text:p>0</text:p>
          </table:table-cell>
          <table:table-cell table:style-name="ce15" table:formula="of:=IF([$'Mature Data'.G53]=&quot;&quot;;&quot;&quot;;[$'Mature Data'.G53])" office:value-type="float" office:value="0" calcext:value-type="float">
            <text:p>0</text:p>
          </table:table-cell>
          <table:table-cell table:style-name="ce15" table:formula="of:=IF([$'Mature Data'.H53]=&quot;&quot;;&quot;&quot;;[$'Mature Data'.H53])" office:value-type="float" office:value="0" calcext:value-type="float">
            <text:p>0</text:p>
          </table:table-cell>
          <table:table-cell table:style-name="ce15" table:formula="of:=IF([$'Mature Data'.I53]=&quot;&quot;;&quot;&quot;;[$'Mature Data'.I53])" office:value-type="float" office:value="0" calcext:value-type="float">
            <text:p>0</text:p>
          </table:table-cell>
          <table:table-cell table:style-name="ce22" table:formula="of:=IF([.D54]=&quot;&quot;;&quot;&quot;;SUM([.E54:.I54]))" office:value-type="float" office:value="1" calcext:value-type="float">
            <text:p>1</text:p>
          </table:table-cell>
          <table:table-cell table:style-name="ce26" table:formula="of:=IF([$'Mature Data'.K53]=&quot;&quot;;&quot;&quot;;[$'Mature Data'.K53])" office:value-type="float" office:value="6" calcext:value-type="float">
            <text:p>6</text:p>
          </table:table-cell>
          <table:table-cell table:style-name="ce26" table:formula="of:=IF([$'Mature Data'.L53]=&quot;&quot;;&quot;&quot;;[$'Mature Data'.L53])" office:value-type="float" office:value="1" calcext:value-type="float">
            <text:p>1</text:p>
          </table:table-cell>
          <table:table-cell table:style-name="ce26" table:formula="of:=IF([$'Mature Data'.M53]=&quot;&quot;;&quot;&quot;;[$'Mature Data'.M53])" office:value-type="float" office:value="3" calcext:value-type="float">
            <text:p>3</text:p>
          </table:table-cell>
          <table:table-cell table:style-name="ce26" table:formula="of:=IF([$'Mature Data'.N53]=&quot;&quot;;&quot;&quot;;[$'Mature Data'.N53])" office:value-type="float" office:value="3" calcext:value-type="float">
            <text:p>3</text:p>
          </table:table-cell>
          <table:table-cell table:style-name="ce26" table:formula="of:=IF([$'Mature Data'.O53]=&quot;&quot;;&quot;&quot;;[$'Mature Data'.O53])" office:value-type="float" office:value="4" calcext:value-type="float">
            <text:p>4</text:p>
          </table:table-cell>
          <table:table-cell table:style-name="ce31" table:formula="of:=IF([.J54]=&quot;&quot;;&quot;&quot;;SUM([.K54:.O54]))" office:value-type="float" office:value="17" calcext:value-type="float">
            <text:p>17</text:p>
          </table:table-cell>
          <table:table-cell table:style-name="ce7" table:formula="of:=IF([$'Mature Data'.Q53]=&quot;&quot;;&quot;&quot;;[$'Mature Data'.Q53])" office:value-type="float" office:value="0" calcext:value-type="float">
            <text:p>0</text:p>
          </table:table-cell>
          <table:table-cell table:style-name="ce7" table:formula="of:=IF([$'Mature Data'.R53]=&quot;&quot;;&quot;&quot;;[$'Mature Data'.R53])" office:value-type="float" office:value="0" calcext:value-type="float">
            <text:p>0</text:p>
          </table:table-cell>
          <table:table-cell table:style-name="ce7" table:formula="of:=IF([$'Mature Data'.S53]=&quot;&quot;;&quot;&quot;;[$'Mature Data'.S53])" office:value-type="float" office:value="0" calcext:value-type="float">
            <text:p>0</text:p>
          </table:table-cell>
          <table:table-cell table:style-name="ce7" table:formula="of:=IF([$'Mature Data'.T53]=&quot;&quot;;&quot;&quot;;[$'Mature Data'.T53])" office:value-type="float" office:value="0" calcext:value-type="float">
            <text:p>0</text:p>
          </table:table-cell>
          <table:table-cell table:style-name="ce7" table:formula="of:=IF([$'Mature Data'.U53]=&quot;&quot;;&quot;&quot;;[$'Mature Data'.U53])" office:value-type="float" office:value="0" calcext:value-type="float">
            <text:p>0</text:p>
          </table:table-cell>
          <table:table-cell table:style-name="ce7" table:formula="of:=IF([.P54]=&quot;&quot;;&quot;&quot;;SUM([.Q54:.U54]))" office:value-type="float" office:value="0" calcext:value-type="float">
            <text:p>0</text:p>
          </table:table-cell>
          <table:table-cell table:style-name="ce7" table:formula="of:=IF([$'Mature Data'.W53]=&quot;&quot;;&quot;&quot;;[$'Mature Data'.W53])" office:value-type="float" office:value="7" calcext:value-type="float">
            <text:p>7</text:p>
          </table:table-cell>
          <table:table-cell table:style-name="ce7" table:formula="of:=IF([$'Mature Data'.X53]=&quot;&quot;;&quot;&quot;;[$'Mature Data'.X53])" office:value-type="float" office:value="2" calcext:value-type="float">
            <text:p>2</text:p>
          </table:table-cell>
          <table:table-cell table:style-name="ce7" table:formula="of:=IF([$'Mature Data'.Y53]=&quot;&quot;;&quot;&quot;;[$'Mature Data'.Y53])" office:value-type="float" office:value="5" calcext:value-type="float">
            <text:p>5</text:p>
          </table:table-cell>
          <table:table-cell table:style-name="ce7" table:formula="of:=IF([$'Mature Data'.Z53]=&quot;&quot;;&quot;&quot;;[$'Mature Data'.Z53])" office:value-type="float" office:value="9" calcext:value-type="float">
            <text:p>9</text:p>
          </table:table-cell>
          <table:table-cell table:style-name="ce7" table:formula="of:=IF([$'Mature Data'.AA53]=&quot;&quot;;&quot;&quot;;[$'Mature Data'.AA53])" office:value-type="float" office:value="8" calcext:value-type="float">
            <text:p>8</text:p>
          </table:table-cell>
          <table:table-cell table:style-name="ce43" table:formula="of:=IF(ISERR(AVERAGE([.W54:.AA54])/20);&quot;&quot;;AVERAGE([.W54:.AA54])/20)" office:value-type="percentage" office:value="0.31" calcext:value-type="percentage">
            <text:p>31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4]=&quot;&quot;;&quot;&quot;;[$'Mature Data'.A54])" office:value-type="string" office:string-value="U6 W 2" calcext:value-type="string">
            <text:p>U6 W 2</text:p>
          </table:table-cell>
          <table:table-cell table:style-name="ce7" table:formula="of:=IF([$'Mature Data'.B54]=&quot;&quot;;&quot;&quot;;[$'Mature Data'.B54])" office:value-type="string" office:string-value="Valencia" calcext:value-type="string">
            <text:p>Valencia</text:p>
          </table:table-cell>
          <table:table-cell table:style-name="ce7" table:formula="of:=IF([$'Mature Data'.C54]=&quot;&quot;;&quot;&quot;;[$'Mature Data'.C54])">
            <text:p/>
          </table:table-cell>
          <table:table-cell table:style-name="ce7" table:formula="of:=IF([$'Mature Data'.D54]=&quot;&quot;;&quot;&quot;;[$'Mature Data'.D54])" office:value-type="string" office:string-value="2017-04-07" calcext:value-type="string">
            <text:p>2017-04-07</text:p>
          </table:table-cell>
          <table:table-cell table:style-name="ce15" table:formula="of:=IF([$'Mature Data'.E54]=&quot;&quot;;&quot;&quot;;[$'Mature Data'.E54])" office:value-type="float" office:value="0" calcext:value-type="float">
            <text:p>0</text:p>
          </table:table-cell>
          <table:table-cell table:style-name="ce15" table:formula="of:=IF([$'Mature Data'.F54]=&quot;&quot;;&quot;&quot;;[$'Mature Data'.F54])" office:value-type="float" office:value="0" calcext:value-type="float">
            <text:p>0</text:p>
          </table:table-cell>
          <table:table-cell table:style-name="ce15" table:formula="of:=IF([$'Mature Data'.G54]=&quot;&quot;;&quot;&quot;;[$'Mature Data'.G54])" office:value-type="float" office:value="0" calcext:value-type="float">
            <text:p>0</text:p>
          </table:table-cell>
          <table:table-cell table:style-name="ce15" table:formula="of:=IF([$'Mature Data'.H54]=&quot;&quot;;&quot;&quot;;[$'Mature Data'.H54])" office:value-type="float" office:value="3" calcext:value-type="float">
            <text:p>3</text:p>
          </table:table-cell>
          <table:table-cell table:style-name="ce15" table:formula="of:=IF([$'Mature Data'.I54]=&quot;&quot;;&quot;&quot;;[$'Mature Data'.I54])" office:value-type="float" office:value="1" calcext:value-type="float">
            <text:p>1</text:p>
          </table:table-cell>
          <table:table-cell table:style-name="ce22" table:formula="of:=IF([.D55]=&quot;&quot;;&quot;&quot;;SUM([.E55:.I55]))" office:value-type="float" office:value="4" calcext:value-type="float">
            <text:p>4</text:p>
          </table:table-cell>
          <table:table-cell table:style-name="ce26" table:formula="of:=IF([$'Mature Data'.K54]=&quot;&quot;;&quot;&quot;;[$'Mature Data'.K54])" office:value-type="float" office:value="4" calcext:value-type="float">
            <text:p>4</text:p>
          </table:table-cell>
          <table:table-cell table:style-name="ce26" table:formula="of:=IF([$'Mature Data'.L54]=&quot;&quot;;&quot;&quot;;[$'Mature Data'.L54])" office:value-type="float" office:value="0" calcext:value-type="float">
            <text:p>0</text:p>
          </table:table-cell>
          <table:table-cell table:style-name="ce26" table:formula="of:=IF([$'Mature Data'.M54]=&quot;&quot;;&quot;&quot;;[$'Mature Data'.M54])" office:value-type="float" office:value="1" calcext:value-type="float">
            <text:p>1</text:p>
          </table:table-cell>
          <table:table-cell table:style-name="ce26" table:formula="of:=IF([$'Mature Data'.N54]=&quot;&quot;;&quot;&quot;;[$'Mature Data'.N54])" office:value-type="float" office:value="8" calcext:value-type="float">
            <text:p>8</text:p>
          </table:table-cell>
          <table:table-cell table:style-name="ce26" table:formula="of:=IF([$'Mature Data'.O54]=&quot;&quot;;&quot;&quot;;[$'Mature Data'.O54])" office:value-type="float" office:value="2" calcext:value-type="float">
            <text:p>2</text:p>
          </table:table-cell>
          <table:table-cell table:style-name="ce31" table:formula="of:=IF([.J55]=&quot;&quot;;&quot;&quot;;SUM([.K55:.O55]))" office:value-type="float" office:value="15" calcext:value-type="float">
            <text:p>15</text:p>
          </table:table-cell>
          <table:table-cell table:style-name="ce7" table:formula="of:=IF([$'Mature Data'.Q54]=&quot;&quot;;&quot;&quot;;[$'Mature Data'.Q54])" office:value-type="float" office:value="0" calcext:value-type="float">
            <text:p>0</text:p>
          </table:table-cell>
          <table:table-cell table:style-name="ce7" table:formula="of:=IF([$'Mature Data'.R54]=&quot;&quot;;&quot;&quot;;[$'Mature Data'.R54])" office:value-type="float" office:value="0" calcext:value-type="float">
            <text:p>0</text:p>
          </table:table-cell>
          <table:table-cell table:style-name="ce7" table:formula="of:=IF([$'Mature Data'.S54]=&quot;&quot;;&quot;&quot;;[$'Mature Data'.S54])" office:value-type="float" office:value="0" calcext:value-type="float">
            <text:p>0</text:p>
          </table:table-cell>
          <table:table-cell table:style-name="ce7" table:formula="of:=IF([$'Mature Data'.T54]=&quot;&quot;;&quot;&quot;;[$'Mature Data'.T54])" office:value-type="float" office:value="0" calcext:value-type="float">
            <text:p>0</text:p>
          </table:table-cell>
          <table:table-cell table:style-name="ce7" table:formula="of:=IF([$'Mature Data'.U54]=&quot;&quot;;&quot;&quot;;[$'Mature Data'.U54])" office:value-type="float" office:value="0" calcext:value-type="float">
            <text:p>0</text:p>
          </table:table-cell>
          <table:table-cell table:style-name="ce7" table:formula="of:=IF([.P55]=&quot;&quot;;&quot;&quot;;SUM([.Q55:.U55]))" office:value-type="float" office:value="0" calcext:value-type="float">
            <text:p>0</text:p>
          </table:table-cell>
          <table:table-cell table:style-name="ce7" table:formula="of:=IF([$'Mature Data'.W54]=&quot;&quot;;&quot;&quot;;[$'Mature Data'.W54])" office:value-type="float" office:value="7" calcext:value-type="float">
            <text:p>7</text:p>
          </table:table-cell>
          <table:table-cell table:style-name="ce7" table:formula="of:=IF([$'Mature Data'.X54]=&quot;&quot;;&quot;&quot;;[$'Mature Data'.X54])" office:value-type="float" office:value="1" calcext:value-type="float">
            <text:p>1</text:p>
          </table:table-cell>
          <table:table-cell table:style-name="ce7" table:formula="of:=IF([$'Mature Data'.Y54]=&quot;&quot;;&quot;&quot;;[$'Mature Data'.Y54])" office:value-type="float" office:value="3" calcext:value-type="float">
            <text:p>3</text:p>
          </table:table-cell>
          <table:table-cell table:style-name="ce7" table:formula="of:=IF([$'Mature Data'.Z54]=&quot;&quot;;&quot;&quot;;[$'Mature Data'.Z54])" office:value-type="float" office:value="13" calcext:value-type="float">
            <text:p>13</text:p>
          </table:table-cell>
          <table:table-cell table:style-name="ce7" table:formula="of:=IF([$'Mature Data'.AA54]=&quot;&quot;;&quot;&quot;;[$'Mature Data'.AA54])" office:value-type="float" office:value="5" calcext:value-type="float">
            <text:p>5</text:p>
          </table:table-cell>
          <table:table-cell table:style-name="ce43" table:formula="of:=IF(ISERR(AVERAGE([.W55:.AA55])/20);&quot;&quot;;AVERAGE([.W55:.AA55])/20)" office:value-type="percentage" office:value="0.29" calcext:value-type="percentage">
            <text:p>2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5]=&quot;&quot;;&quot;&quot;;[$'Mature Data'.A55])" office:value-type="string" office:string-value="U7 A" calcext:value-type="string">
            <text:p>U7 A</text:p>
          </table:table-cell>
          <table:table-cell table:style-name="ce7" table:formula="of:=IF([$'Mature Data'.B55]=&quot;&quot;;&quot;&quot;;[$'Mature Data'.B55])" office:value-type="string" office:string-value="Pineapple" calcext:value-type="string">
            <text:p>Pineapple</text:p>
          </table:table-cell>
          <table:table-cell table:style-name="ce7" table:formula="of:=IF([$'Mature Data'.C55]=&quot;&quot;;&quot;&quot;;[$'Mature Data'.C55])">
            <text:p/>
          </table:table-cell>
          <table:table-cell table:style-name="ce7" table:formula="of:=IF([$'Mature Data'.D55]=&quot;&quot;;&quot;&quot;;[$'Mature Data'.D55])">
            <text:p/>
          </table:table-cell>
          <table:table-cell table:style-name="ce15" table:formula="of:=IF([$'Mature Data'.E55]=&quot;&quot;;&quot;&quot;;[$'Mature Data'.E55])">
            <text:p/>
          </table:table-cell>
          <table:table-cell table:style-name="ce15" table:formula="of:=IF([$'Mature Data'.F55]=&quot;&quot;;&quot;&quot;;[$'Mature Data'.F55])">
            <text:p/>
          </table:table-cell>
          <table:table-cell table:style-name="ce15" table:formula="of:=IF([$'Mature Data'.G55]=&quot;&quot;;&quot;&quot;;[$'Mature Data'.G55])">
            <text:p/>
          </table:table-cell>
          <table:table-cell table:style-name="ce15" table:formula="of:=IF([$'Mature Data'.H55]=&quot;&quot;;&quot;&quot;;[$'Mature Data'.H55])">
            <text:p/>
          </table:table-cell>
          <table:table-cell table:style-name="ce15" table:formula="of:=IF([$'Mature Data'.I55]=&quot;&quot;;&quot;&quot;;[$'Mature Data'.I55])">
            <text:p/>
          </table:table-cell>
          <table:table-cell table:style-name="ce22" table:formula="of:=IF([.D56]=&quot;&quot;;&quot;&quot;;SUM([.E56:.I56]))">
            <text:p/>
          </table:table-cell>
          <table:table-cell table:style-name="ce26" table:formula="of:=IF([$'Mature Data'.K55]=&quot;&quot;;&quot;&quot;;[$'Mature Data'.K55])">
            <text:p/>
          </table:table-cell>
          <table:table-cell table:style-name="ce26" table:formula="of:=IF([$'Mature Data'.L55]=&quot;&quot;;&quot;&quot;;[$'Mature Data'.L55])">
            <text:p/>
          </table:table-cell>
          <table:table-cell table:style-name="ce26" table:formula="of:=IF([$'Mature Data'.M55]=&quot;&quot;;&quot;&quot;;[$'Mature Data'.M55])">
            <text:p/>
          </table:table-cell>
          <table:table-cell table:style-name="ce26" table:formula="of:=IF([$'Mature Data'.N55]=&quot;&quot;;&quot;&quot;;[$'Mature Data'.N55])">
            <text:p/>
          </table:table-cell>
          <table:table-cell table:style-name="ce26" table:formula="of:=IF([$'Mature Data'.O55]=&quot;&quot;;&quot;&quot;;[$'Mature Data'.O55])">
            <text:p/>
          </table:table-cell>
          <table:table-cell table:style-name="ce31" table:formula="of:=IF([.J56]=&quot;&quot;;&quot;&quot;;SUM([.K56:.O56]))">
            <text:p/>
          </table:table-cell>
          <table:table-cell table:style-name="ce7" table:formula="of:=IF([$'Mature Data'.Q55]=&quot;&quot;;&quot;&quot;;[$'Mature Data'.Q55])">
            <text:p/>
          </table:table-cell>
          <table:table-cell table:style-name="ce7" table:formula="of:=IF([$'Mature Data'.R55]=&quot;&quot;;&quot;&quot;;[$'Mature Data'.R55])">
            <text:p/>
          </table:table-cell>
          <table:table-cell table:style-name="ce7" table:formula="of:=IF([$'Mature Data'.S55]=&quot;&quot;;&quot;&quot;;[$'Mature Data'.S55])">
            <text:p/>
          </table:table-cell>
          <table:table-cell table:style-name="ce7" table:formula="of:=IF([$'Mature Data'.T55]=&quot;&quot;;&quot;&quot;;[$'Mature Data'.T55])">
            <text:p/>
          </table:table-cell>
          <table:table-cell table:style-name="ce7" table:formula="of:=IF([$'Mature Data'.U55]=&quot;&quot;;&quot;&quot;;[$'Mature Data'.U55])">
            <text:p/>
          </table:table-cell>
          <table:table-cell table:style-name="ce7" table:formula="of:=IF([.P56]=&quot;&quot;;&quot;&quot;;SUM([.Q56:.U56]))">
            <text:p/>
          </table:table-cell>
          <table:table-cell table:style-name="ce7" table:formula="of:=IF([$'Mature Data'.W55]=&quot;&quot;;&quot;&quot;;[$'Mature Data'.W55])">
            <text:p/>
          </table:table-cell>
          <table:table-cell table:style-name="ce7" table:formula="of:=IF([$'Mature Data'.X55]=&quot;&quot;;&quot;&quot;;[$'Mature Data'.X55])">
            <text:p/>
          </table:table-cell>
          <table:table-cell table:style-name="ce7" table:formula="of:=IF([$'Mature Data'.Y55]=&quot;&quot;;&quot;&quot;;[$'Mature Data'.Y55])">
            <text:p/>
          </table:table-cell>
          <table:table-cell table:style-name="ce7" table:formula="of:=IF([$'Mature Data'.Z55]=&quot;&quot;;&quot;&quot;;[$'Mature Data'.Z55])">
            <text:p/>
          </table:table-cell>
          <table:table-cell table:style-name="ce7" table:formula="of:=IF([$'Mature Data'.AA55]=&quot;&quot;;&quot;&quot;;[$'Mature Data'.AA55])">
            <text:p/>
          </table:table-cell>
          <table:table-cell table:style-name="ce43" table:formula="of:=IF(ISERR(AVERAGE([.W56:.AA56])/20);&quot;&quot;;AVERAGE([.W56:.AA5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6]=&quot;&quot;;&quot;&quot;;[$'Mature Data'.A56])" office:value-type="string" office:string-value="U7 C" calcext:value-type="string">
            <text:p>U7 C</text:p>
          </table:table-cell>
          <table:table-cell table:style-name="ce7" table:formula="of:=IF([$'Mature Data'.B56]=&quot;&quot;;&quot;&quot;;[$'Mature Data'.B56])" office:value-type="string" office:string-value="Valencia" calcext:value-type="string">
            <text:p>Valencia</text:p>
          </table:table-cell>
          <table:table-cell table:style-name="ce7" table:formula="of:=IF([$'Mature Data'.C56]=&quot;&quot;;&quot;&quot;;[$'Mature Data'.C56])">
            <text:p/>
          </table:table-cell>
          <table:table-cell table:style-name="ce7" table:formula="of:=IF([$'Mature Data'.D56]=&quot;&quot;;&quot;&quot;;[$'Mature Data'.D56])" office:value-type="string" office:string-value="2017-04-07" calcext:value-type="string">
            <text:p>2017-04-07</text:p>
          </table:table-cell>
          <table:table-cell table:style-name="ce15" table:formula="of:=IF([$'Mature Data'.E56]=&quot;&quot;;&quot;&quot;;[$'Mature Data'.E56])" office:value-type="float" office:value="0" calcext:value-type="float">
            <text:p>0</text:p>
          </table:table-cell>
          <table:table-cell table:style-name="ce15" table:formula="of:=IF([$'Mature Data'.F56]=&quot;&quot;;&quot;&quot;;[$'Mature Data'.F56])" office:value-type="float" office:value="0" calcext:value-type="float">
            <text:p>0</text:p>
          </table:table-cell>
          <table:table-cell table:style-name="ce15" table:formula="of:=IF([$'Mature Data'.G56]=&quot;&quot;;&quot;&quot;;[$'Mature Data'.G56])" office:value-type="float" office:value="0" calcext:value-type="float">
            <text:p>0</text:p>
          </table:table-cell>
          <table:table-cell table:style-name="ce15" table:formula="of:=IF([$'Mature Data'.H56]=&quot;&quot;;&quot;&quot;;[$'Mature Data'.H56])" office:value-type="float" office:value="0" calcext:value-type="float">
            <text:p>0</text:p>
          </table:table-cell>
          <table:table-cell table:style-name="ce15" table:formula="of:=IF([$'Mature Data'.I56]=&quot;&quot;;&quot;&quot;;[$'Mature Data'.I56])" office:value-type="float" office:value="0" calcext:value-type="float">
            <text:p>0</text:p>
          </table:table-cell>
          <table:table-cell table:style-name="ce22" table:formula="of:=IF([.D57]=&quot;&quot;;&quot;&quot;;SUM([.E57:.I57]))" office:value-type="float" office:value="0" calcext:value-type="float">
            <text:p>0</text:p>
          </table:table-cell>
          <table:table-cell table:style-name="ce26" table:formula="of:=IF([$'Mature Data'.K56]=&quot;&quot;;&quot;&quot;;[$'Mature Data'.K56])" office:value-type="float" office:value="5" calcext:value-type="float">
            <text:p>5</text:p>
          </table:table-cell>
          <table:table-cell table:style-name="ce26" table:formula="of:=IF([$'Mature Data'.L56]=&quot;&quot;;&quot;&quot;;[$'Mature Data'.L56])" office:value-type="float" office:value="1" calcext:value-type="float">
            <text:p>1</text:p>
          </table:table-cell>
          <table:table-cell table:style-name="ce26" table:formula="of:=IF([$'Mature Data'.M56]=&quot;&quot;;&quot;&quot;;[$'Mature Data'.M56])" office:value-type="float" office:value="2" calcext:value-type="float">
            <text:p>2</text:p>
          </table:table-cell>
          <table:table-cell table:style-name="ce26" table:formula="of:=IF([$'Mature Data'.N56]=&quot;&quot;;&quot;&quot;;[$'Mature Data'.N56])" office:value-type="float" office:value="9" calcext:value-type="float">
            <text:p>9</text:p>
          </table:table-cell>
          <table:table-cell table:style-name="ce26" table:formula="of:=IF([$'Mature Data'.O56]=&quot;&quot;;&quot;&quot;;[$'Mature Data'.O56])" office:value-type="float" office:value="2" calcext:value-type="float">
            <text:p>2</text:p>
          </table:table-cell>
          <table:table-cell table:style-name="ce31" table:formula="of:=IF([.J57]=&quot;&quot;;&quot;&quot;;SUM([.K57:.O57]))" office:value-type="float" office:value="19" calcext:value-type="float">
            <text:p>19</text:p>
          </table:table-cell>
          <table:table-cell table:style-name="ce7" table:formula="of:=IF([$'Mature Data'.Q56]=&quot;&quot;;&quot;&quot;;[$'Mature Data'.Q56])" office:value-type="float" office:value="0" calcext:value-type="float">
            <text:p>0</text:p>
          </table:table-cell>
          <table:table-cell table:style-name="ce7" table:formula="of:=IF([$'Mature Data'.R56]=&quot;&quot;;&quot;&quot;;[$'Mature Data'.R56])" office:value-type="float" office:value="0" calcext:value-type="float">
            <text:p>0</text:p>
          </table:table-cell>
          <table:table-cell table:style-name="ce7" table:formula="of:=IF([$'Mature Data'.S56]=&quot;&quot;;&quot;&quot;;[$'Mature Data'.S56])" office:value-type="float" office:value="0" calcext:value-type="float">
            <text:p>0</text:p>
          </table:table-cell>
          <table:table-cell table:style-name="ce7" table:formula="of:=IF([$'Mature Data'.T56]=&quot;&quot;;&quot;&quot;;[$'Mature Data'.T56])" office:value-type="float" office:value="0" calcext:value-type="float">
            <text:p>0</text:p>
          </table:table-cell>
          <table:table-cell table:style-name="ce7" table:formula="of:=IF([$'Mature Data'.U56]=&quot;&quot;;&quot;&quot;;[$'Mature Data'.U56])" office:value-type="float" office:value="0" calcext:value-type="float">
            <text:p>0</text:p>
          </table:table-cell>
          <table:table-cell table:style-name="ce7" table:formula="of:=IF([.P57]=&quot;&quot;;&quot;&quot;;SUM([.Q57:.U57]))" office:value-type="float" office:value="0" calcext:value-type="float">
            <text:p>0</text:p>
          </table:table-cell>
          <table:table-cell table:style-name="ce7" table:formula="of:=IF([$'Mature Data'.W56]=&quot;&quot;;&quot;&quot;;[$'Mature Data'.W56])" office:value-type="float" office:value="5" calcext:value-type="float">
            <text:p>5</text:p>
          </table:table-cell>
          <table:table-cell table:style-name="ce7" table:formula="of:=IF([$'Mature Data'.X56]=&quot;&quot;;&quot;&quot;;[$'Mature Data'.X56])" office:value-type="float" office:value="6" calcext:value-type="float">
            <text:p>6</text:p>
          </table:table-cell>
          <table:table-cell table:style-name="ce7" table:formula="of:=IF([$'Mature Data'.Y56]=&quot;&quot;;&quot;&quot;;[$'Mature Data'.Y56])" office:value-type="float" office:value="3" calcext:value-type="float">
            <text:p>3</text:p>
          </table:table-cell>
          <table:table-cell table:style-name="ce7" table:formula="of:=IF([$'Mature Data'.Z56]=&quot;&quot;;&quot;&quot;;[$'Mature Data'.Z56])" office:value-type="float" office:value="9" calcext:value-type="float">
            <text:p>9</text:p>
          </table:table-cell>
          <table:table-cell table:style-name="ce7" table:formula="of:=IF([$'Mature Data'.AA56]=&quot;&quot;;&quot;&quot;;[$'Mature Data'.AA56])" office:value-type="float" office:value="2" calcext:value-type="float">
            <text:p>2</text:p>
          </table:table-cell>
          <table:table-cell table:style-name="ce43" table:formula="of:=IF(ISERR(AVERAGE([.W57:.AA57])/20);&quot;&quot;;AVERAGE([.W57:.AA57])/20)" office:value-type="percentage" office:value="0.25" calcext:value-type="percentage">
            <text:p>25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7]=&quot;&quot;;&quot;&quot;;[$'Mature Data'.A57])" office:value-type="string" office:string-value="U8 B" calcext:value-type="string">
            <text:p>U8 B</text:p>
          </table:table-cell>
          <table:table-cell table:style-name="ce7" table:formula="of:=IF([$'Mature Data'.B57]=&quot;&quot;;&quot;&quot;;[$'Mature Data'.B57])" office:value-type="string" office:string-value="Valencia" calcext:value-type="string">
            <text:p>Valencia</text:p>
          </table:table-cell>
          <table:table-cell table:style-name="ce7" table:formula="of:=IF([$'Mature Data'.C57]=&quot;&quot;;&quot;&quot;;[$'Mature Data'.C57])">
            <text:p/>
          </table:table-cell>
          <table:table-cell table:style-name="ce7" table:formula="of:=IF([$'Mature Data'.D57]=&quot;&quot;;&quot;&quot;;[$'Mature Data'.D57])" office:value-type="string" office:string-value="2017-04-07" calcext:value-type="string">
            <text:p>2017-04-07</text:p>
          </table:table-cell>
          <table:table-cell table:style-name="ce15" table:formula="of:=IF([$'Mature Data'.E57]=&quot;&quot;;&quot;&quot;;[$'Mature Data'.E57])" office:value-type="float" office:value="0" calcext:value-type="float">
            <text:p>0</text:p>
          </table:table-cell>
          <table:table-cell table:style-name="ce15" table:formula="of:=IF([$'Mature Data'.F57]=&quot;&quot;;&quot;&quot;;[$'Mature Data'.F57])" office:value-type="float" office:value="0" calcext:value-type="float">
            <text:p>0</text:p>
          </table:table-cell>
          <table:table-cell table:style-name="ce15" table:formula="of:=IF([$'Mature Data'.G57]=&quot;&quot;;&quot;&quot;;[$'Mature Data'.G57])" office:value-type="float" office:value="0" calcext:value-type="float">
            <text:p>0</text:p>
          </table:table-cell>
          <table:table-cell table:style-name="ce15" table:formula="of:=IF([$'Mature Data'.H57]=&quot;&quot;;&quot;&quot;;[$'Mature Data'.H57])" office:value-type="float" office:value="0" calcext:value-type="float">
            <text:p>0</text:p>
          </table:table-cell>
          <table:table-cell table:style-name="ce15" table:formula="of:=IF([$'Mature Data'.I57]=&quot;&quot;;&quot;&quot;;[$'Mature Data'.I57])" office:value-type="float" office:value="1" calcext:value-type="float">
            <text:p>1</text:p>
          </table:table-cell>
          <table:table-cell table:style-name="ce22" table:formula="of:=IF([.D58]=&quot;&quot;;&quot;&quot;;SUM([.E58:.I58]))" office:value-type="float" office:value="1" calcext:value-type="float">
            <text:p>1</text:p>
          </table:table-cell>
          <table:table-cell table:style-name="ce26" table:formula="of:=IF([$'Mature Data'.K57]=&quot;&quot;;&quot;&quot;;[$'Mature Data'.K57])" office:value-type="float" office:value="9" calcext:value-type="float">
            <text:p>9</text:p>
          </table:table-cell>
          <table:table-cell table:style-name="ce26" table:formula="of:=IF([$'Mature Data'.L57]=&quot;&quot;;&quot;&quot;;[$'Mature Data'.L57])" office:value-type="float" office:value="9" calcext:value-type="float">
            <text:p>9</text:p>
          </table:table-cell>
          <table:table-cell table:style-name="ce26" table:formula="of:=IF([$'Mature Data'.M57]=&quot;&quot;;&quot;&quot;;[$'Mature Data'.M57])" office:value-type="float" office:value="7" calcext:value-type="float">
            <text:p>7</text:p>
          </table:table-cell>
          <table:table-cell table:style-name="ce26" table:formula="of:=IF([$'Mature Data'.N57]=&quot;&quot;;&quot;&quot;;[$'Mature Data'.N57])" office:value-type="float" office:value="0" calcext:value-type="float">
            <text:p>0</text:p>
          </table:table-cell>
          <table:table-cell table:style-name="ce26" table:formula="of:=IF([$'Mature Data'.O57]=&quot;&quot;;&quot;&quot;;[$'Mature Data'.O57])" office:value-type="float" office:value="8" calcext:value-type="float">
            <text:p>8</text:p>
          </table:table-cell>
          <table:table-cell table:style-name="ce31" table:formula="of:=IF([.J58]=&quot;&quot;;&quot;&quot;;SUM([.K58:.O58]))" office:value-type="float" office:value="33" calcext:value-type="float">
            <text:p>33</text:p>
          </table:table-cell>
          <table:table-cell table:style-name="ce7" table:formula="of:=IF([$'Mature Data'.Q57]=&quot;&quot;;&quot;&quot;;[$'Mature Data'.Q57])" office:value-type="float" office:value="0" calcext:value-type="float">
            <text:p>0</text:p>
          </table:table-cell>
          <table:table-cell table:style-name="ce7" table:formula="of:=IF([$'Mature Data'.R57]=&quot;&quot;;&quot;&quot;;[$'Mature Data'.R57])" office:value-type="float" office:value="0" calcext:value-type="float">
            <text:p>0</text:p>
          </table:table-cell>
          <table:table-cell table:style-name="ce7" table:formula="of:=IF([$'Mature Data'.S57]=&quot;&quot;;&quot;&quot;;[$'Mature Data'.S57])" office:value-type="float" office:value="0" calcext:value-type="float">
            <text:p>0</text:p>
          </table:table-cell>
          <table:table-cell table:style-name="ce7" table:formula="of:=IF([$'Mature Data'.T57]=&quot;&quot;;&quot;&quot;;[$'Mature Data'.T57])" office:value-type="float" office:value="0" calcext:value-type="float">
            <text:p>0</text:p>
          </table:table-cell>
          <table:table-cell table:style-name="ce7" table:formula="of:=IF([$'Mature Data'.U57]=&quot;&quot;;&quot;&quot;;[$'Mature Data'.U57])" office:value-type="float" office:value="0" calcext:value-type="float">
            <text:p>0</text:p>
          </table:table-cell>
          <table:table-cell table:style-name="ce7" table:formula="of:=IF([.P58]=&quot;&quot;;&quot;&quot;;SUM([.Q58:.U58]))" office:value-type="float" office:value="0" calcext:value-type="float">
            <text:p>0</text:p>
          </table:table-cell>
          <table:table-cell table:style-name="ce7" table:formula="of:=IF([$'Mature Data'.W57]=&quot;&quot;;&quot;&quot;;[$'Mature Data'.W57])" office:value-type="float" office:value="9" calcext:value-type="float">
            <text:p>9</text:p>
          </table:table-cell>
          <table:table-cell table:style-name="ce7" table:formula="of:=IF([$'Mature Data'.X57]=&quot;&quot;;&quot;&quot;;[$'Mature Data'.X57])" office:value-type="float" office:value="9" calcext:value-type="float">
            <text:p>9</text:p>
          </table:table-cell>
          <table:table-cell table:style-name="ce7" table:formula="of:=IF([$'Mature Data'.Y57]=&quot;&quot;;&quot;&quot;;[$'Mature Data'.Y57])" office:value-type="float" office:value="12" calcext:value-type="float">
            <text:p>12</text:p>
          </table:table-cell>
          <table:table-cell table:style-name="ce7" table:formula="of:=IF([$'Mature Data'.Z57]=&quot;&quot;;&quot;&quot;;[$'Mature Data'.Z57])" office:value-type="float" office:value="3" calcext:value-type="float">
            <text:p>3</text:p>
          </table:table-cell>
          <table:table-cell table:style-name="ce7" table:formula="of:=IF([$'Mature Data'.AA57]=&quot;&quot;;&quot;&quot;;[$'Mature Data'.AA57])" office:value-type="float" office:value="14" calcext:value-type="float">
            <text:p>14</text:p>
          </table:table-cell>
          <table:table-cell table:style-name="ce43" table:formula="of:=IF(ISERR(AVERAGE([.W58:.AA58])/20);&quot;&quot;;AVERAGE([.W58:.AA58])/20)" office:value-type="percentage" office:value="0.47" calcext:value-type="percentage">
            <text:p>47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8]=&quot;&quot;;&quot;&quot;;[$'Mature Data'.A58])" office:value-type="string" office:string-value="U8 C" calcext:value-type="string">
            <text:p>U8 C</text:p>
          </table:table-cell>
          <table:table-cell table:style-name="ce7" table:formula="of:=IF([$'Mature Data'.B58]=&quot;&quot;;&quot;&quot;;[$'Mature Data'.B58])" office:value-type="string" office:string-value="Hamlin" calcext:value-type="string">
            <text:p>Hamlin</text:p>
          </table:table-cell>
          <table:table-cell table:style-name="ce7" table:formula="of:=IF([$'Mature Data'.C58]=&quot;&quot;;&quot;&quot;;[$'Mature Data'.C58])">
            <text:p/>
          </table:table-cell>
          <table:table-cell table:style-name="ce7" table:formula="of:=IF([$'Mature Data'.D58]=&quot;&quot;;&quot;&quot;;[$'Mature Data'.D58])">
            <text:p/>
          </table:table-cell>
          <table:table-cell table:style-name="ce15" table:formula="of:=IF([$'Mature Data'.E58]=&quot;&quot;;&quot;&quot;;[$'Mature Data'.E58])">
            <text:p/>
          </table:table-cell>
          <table:table-cell table:style-name="ce15" table:formula="of:=IF([$'Mature Data'.F58]=&quot;&quot;;&quot;&quot;;[$'Mature Data'.F58])">
            <text:p/>
          </table:table-cell>
          <table:table-cell table:style-name="ce15" table:formula="of:=IF([$'Mature Data'.G58]=&quot;&quot;;&quot;&quot;;[$'Mature Data'.G58])">
            <text:p/>
          </table:table-cell>
          <table:table-cell table:style-name="ce15" table:formula="of:=IF([$'Mature Data'.H58]=&quot;&quot;;&quot;&quot;;[$'Mature Data'.H58])">
            <text:p/>
          </table:table-cell>
          <table:table-cell table:style-name="ce15" table:formula="of:=IF([$'Mature Data'.I58]=&quot;&quot;;&quot;&quot;;[$'Mature Data'.I58])">
            <text:p/>
          </table:table-cell>
          <table:table-cell table:style-name="ce22" table:formula="of:=IF([.D59]=&quot;&quot;;&quot;&quot;;SUM([.E59:.I59]))">
            <text:p/>
          </table:table-cell>
          <table:table-cell table:style-name="ce26" table:formula="of:=IF([$'Mature Data'.K58]=&quot;&quot;;&quot;&quot;;[$'Mature Data'.K58])">
            <text:p/>
          </table:table-cell>
          <table:table-cell table:style-name="ce26" table:formula="of:=IF([$'Mature Data'.L58]=&quot;&quot;;&quot;&quot;;[$'Mature Data'.L58])">
            <text:p/>
          </table:table-cell>
          <table:table-cell table:style-name="ce26" table:formula="of:=IF([$'Mature Data'.M58]=&quot;&quot;;&quot;&quot;;[$'Mature Data'.M58])">
            <text:p/>
          </table:table-cell>
          <table:table-cell table:style-name="ce26" table:formula="of:=IF([$'Mature Data'.N58]=&quot;&quot;;&quot;&quot;;[$'Mature Data'.N58])">
            <text:p/>
          </table:table-cell>
          <table:table-cell table:style-name="ce26" table:formula="of:=IF([$'Mature Data'.O58]=&quot;&quot;;&quot;&quot;;[$'Mature Data'.O58])">
            <text:p/>
          </table:table-cell>
          <table:table-cell table:style-name="ce31" table:formula="of:=IF([.J59]=&quot;&quot;;&quot;&quot;;SUM([.K59:.O59]))">
            <text:p/>
          </table:table-cell>
          <table:table-cell table:style-name="ce7" table:formula="of:=IF([$'Mature Data'.Q58]=&quot;&quot;;&quot;&quot;;[$'Mature Data'.Q58])">
            <text:p/>
          </table:table-cell>
          <table:table-cell table:style-name="ce7" table:formula="of:=IF([$'Mature Data'.R58]=&quot;&quot;;&quot;&quot;;[$'Mature Data'.R58])">
            <text:p/>
          </table:table-cell>
          <table:table-cell table:style-name="ce7" table:formula="of:=IF([$'Mature Data'.S58]=&quot;&quot;;&quot;&quot;;[$'Mature Data'.S58])">
            <text:p/>
          </table:table-cell>
          <table:table-cell table:style-name="ce7" table:formula="of:=IF([$'Mature Data'.T58]=&quot;&quot;;&quot;&quot;;[$'Mature Data'.T58])">
            <text:p/>
          </table:table-cell>
          <table:table-cell table:style-name="ce7" table:formula="of:=IF([$'Mature Data'.U58]=&quot;&quot;;&quot;&quot;;[$'Mature Data'.U58])">
            <text:p/>
          </table:table-cell>
          <table:table-cell table:style-name="ce7" table:formula="of:=IF([.P59]=&quot;&quot;;&quot;&quot;;SUM([.Q59:.U59]))">
            <text:p/>
          </table:table-cell>
          <table:table-cell table:style-name="ce7" table:formula="of:=IF([$'Mature Data'.W58]=&quot;&quot;;&quot;&quot;;[$'Mature Data'.W58])">
            <text:p/>
          </table:table-cell>
          <table:table-cell table:style-name="ce7" table:formula="of:=IF([$'Mature Data'.X58]=&quot;&quot;;&quot;&quot;;[$'Mature Data'.X58])">
            <text:p/>
          </table:table-cell>
          <table:table-cell table:style-name="ce7" table:formula="of:=IF([$'Mature Data'.Y58]=&quot;&quot;;&quot;&quot;;[$'Mature Data'.Y58])">
            <text:p/>
          </table:table-cell>
          <table:table-cell table:style-name="ce7" table:formula="of:=IF([$'Mature Data'.Z58]=&quot;&quot;;&quot;&quot;;[$'Mature Data'.Z58])">
            <text:p/>
          </table:table-cell>
          <table:table-cell table:style-name="ce7" table:formula="of:=IF([$'Mature Data'.AA58]=&quot;&quot;;&quot;&quot;;[$'Mature Data'.AA58])">
            <text:p/>
          </table:table-cell>
          <table:table-cell table:style-name="ce43" table:formula="of:=IF(ISERR(AVERAGE([.W59:.AA59])/20);&quot;&quot;;AVERAGE([.W59:.AA5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59]=&quot;&quot;;&quot;&quot;;[$'Mature Data'.A59])" office:value-type="string" office:string-value="U8 W" calcext:value-type="string">
            <text:p>U8 W</text:p>
          </table:table-cell>
          <table:table-cell table:style-name="ce7" table:formula="of:=IF([$'Mature Data'.B59]=&quot;&quot;;&quot;&quot;;[$'Mature Data'.B59])" office:value-type="string" office:string-value="Midsweet" calcext:value-type="string">
            <text:p>Midsweet</text:p>
          </table:table-cell>
          <table:table-cell table:style-name="ce7" table:formula="of:=IF([$'Mature Data'.C59]=&quot;&quot;;&quot;&quot;;[$'Mature Data'.C59])">
            <text:p/>
          </table:table-cell>
          <table:table-cell table:style-name="ce7" table:formula="of:=IF([$'Mature Data'.D59]=&quot;&quot;;&quot;&quot;;[$'Mature Data'.D59])" office:value-type="string" office:string-value="2017-04-07" calcext:value-type="string">
            <text:p>2017-04-07</text:p>
          </table:table-cell>
          <table:table-cell table:style-name="ce15" table:formula="of:=IF([$'Mature Data'.E59]=&quot;&quot;;&quot;&quot;;[$'Mature Data'.E59])" office:value-type="float" office:value="3" calcext:value-type="float">
            <text:p>3</text:p>
          </table:table-cell>
          <table:table-cell table:style-name="ce15" table:formula="of:=IF([$'Mature Data'.F59]=&quot;&quot;;&quot;&quot;;[$'Mature Data'.F59])" office:value-type="float" office:value="0" calcext:value-type="float">
            <text:p>0</text:p>
          </table:table-cell>
          <table:table-cell table:style-name="ce15" table:formula="of:=IF([$'Mature Data'.G59]=&quot;&quot;;&quot;&quot;;[$'Mature Data'.G59])" office:value-type="float" office:value="0" calcext:value-type="float">
            <text:p>0</text:p>
          </table:table-cell>
          <table:table-cell table:style-name="ce15" table:formula="of:=IF([$'Mature Data'.H59]=&quot;&quot;;&quot;&quot;;[$'Mature Data'.H59])" office:value-type="float" office:value="0" calcext:value-type="float">
            <text:p>0</text:p>
          </table:table-cell>
          <table:table-cell table:style-name="ce15" table:formula="of:=IF([$'Mature Data'.I59]=&quot;&quot;;&quot;&quot;;[$'Mature Data'.I59])" office:value-type="float" office:value="0" calcext:value-type="float">
            <text:p>0</text:p>
          </table:table-cell>
          <table:table-cell table:style-name="ce22" table:formula="of:=IF([.D60]=&quot;&quot;;&quot;&quot;;SUM([.E60:.I60]))" office:value-type="float" office:value="3" calcext:value-type="float">
            <text:p>3</text:p>
          </table:table-cell>
          <table:table-cell table:style-name="ce26" table:formula="of:=IF([$'Mature Data'.K59]=&quot;&quot;;&quot;&quot;;[$'Mature Data'.K59])" office:value-type="float" office:value="5" calcext:value-type="float">
            <text:p>5</text:p>
          </table:table-cell>
          <table:table-cell table:style-name="ce26" table:formula="of:=IF([$'Mature Data'.L59]=&quot;&quot;;&quot;&quot;;[$'Mature Data'.L59])" office:value-type="float" office:value="5" calcext:value-type="float">
            <text:p>5</text:p>
          </table:table-cell>
          <table:table-cell table:style-name="ce26" table:formula="of:=IF([$'Mature Data'.M59]=&quot;&quot;;&quot;&quot;;[$'Mature Data'.M59])" office:value-type="float" office:value="2" calcext:value-type="float">
            <text:p>2</text:p>
          </table:table-cell>
          <table:table-cell table:style-name="ce26" table:formula="of:=IF([$'Mature Data'.N59]=&quot;&quot;;&quot;&quot;;[$'Mature Data'.N59])" office:value-type="float" office:value="2" calcext:value-type="float">
            <text:p>2</text:p>
          </table:table-cell>
          <table:table-cell table:style-name="ce26" table:formula="of:=IF([$'Mature Data'.O59]=&quot;&quot;;&quot;&quot;;[$'Mature Data'.O59])" office:value-type="float" office:value="4" calcext:value-type="float">
            <text:p>4</text:p>
          </table:table-cell>
          <table:table-cell table:style-name="ce31" table:formula="of:=IF([.J60]=&quot;&quot;;&quot;&quot;;SUM([.K60:.O60]))" office:value-type="float" office:value="18" calcext:value-type="float">
            <text:p>18</text:p>
          </table:table-cell>
          <table:table-cell table:style-name="ce7" table:formula="of:=IF([$'Mature Data'.Q59]=&quot;&quot;;&quot;&quot;;[$'Mature Data'.Q59])" office:value-type="float" office:value="0" calcext:value-type="float">
            <text:p>0</text:p>
          </table:table-cell>
          <table:table-cell table:style-name="ce7" table:formula="of:=IF([$'Mature Data'.R59]=&quot;&quot;;&quot;&quot;;[$'Mature Data'.R59])" office:value-type="float" office:value="0" calcext:value-type="float">
            <text:p>0</text:p>
          </table:table-cell>
          <table:table-cell table:style-name="ce7" table:formula="of:=IF([$'Mature Data'.S59]=&quot;&quot;;&quot;&quot;;[$'Mature Data'.S59])" office:value-type="float" office:value="0" calcext:value-type="float">
            <text:p>0</text:p>
          </table:table-cell>
          <table:table-cell table:style-name="ce7" table:formula="of:=IF([$'Mature Data'.T59]=&quot;&quot;;&quot;&quot;;[$'Mature Data'.T59])" office:value-type="float" office:value="0" calcext:value-type="float">
            <text:p>0</text:p>
          </table:table-cell>
          <table:table-cell table:style-name="ce7" table:formula="of:=IF([$'Mature Data'.U59]=&quot;&quot;;&quot;&quot;;[$'Mature Data'.U59])" office:value-type="float" office:value="0" calcext:value-type="float">
            <text:p>0</text:p>
          </table:table-cell>
          <table:table-cell table:style-name="ce7" table:formula="of:=IF([.P60]=&quot;&quot;;&quot;&quot;;SUM([.Q60:.U60]))" office:value-type="float" office:value="0" calcext:value-type="float">
            <text:p>0</text:p>
          </table:table-cell>
          <table:table-cell table:style-name="ce7" table:formula="of:=IF([$'Mature Data'.W59]=&quot;&quot;;&quot;&quot;;[$'Mature Data'.W59])" office:value-type="float" office:value="14" calcext:value-type="float">
            <text:p>14</text:p>
          </table:table-cell>
          <table:table-cell table:style-name="ce7" table:formula="of:=IF([$'Mature Data'.X59]=&quot;&quot;;&quot;&quot;;[$'Mature Data'.X59])" office:value-type="float" office:value="9" calcext:value-type="float">
            <text:p>9</text:p>
          </table:table-cell>
          <table:table-cell table:style-name="ce7" table:formula="of:=IF([$'Mature Data'.Y59]=&quot;&quot;;&quot;&quot;;[$'Mature Data'.Y59])" office:value-type="float" office:value="4" calcext:value-type="float">
            <text:p>4</text:p>
          </table:table-cell>
          <table:table-cell table:style-name="ce7" table:formula="of:=IF([$'Mature Data'.Z59]=&quot;&quot;;&quot;&quot;;[$'Mature Data'.Z59])" office:value-type="float" office:value="6" calcext:value-type="float">
            <text:p>6</text:p>
          </table:table-cell>
          <table:table-cell table:style-name="ce7" table:formula="of:=IF([$'Mature Data'.AA59]=&quot;&quot;;&quot;&quot;;[$'Mature Data'.AA59])" office:value-type="float" office:value="10" calcext:value-type="float">
            <text:p>10</text:p>
          </table:table-cell>
          <table:table-cell table:style-name="ce43" table:formula="of:=IF(ISERR(AVERAGE([.W60:.AA60])/20);&quot;&quot;;AVERAGE([.W60:.AA60])/20)" office:value-type="percentage" office:value="0.43" calcext:value-type="percentage">
            <text:p>4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0]=&quot;&quot;;&quot;&quot;;[$'Mature Data'.A60])" office:value-type="string" office:string-value="120 A East" calcext:value-type="string">
            <text:p>120 A East</text:p>
          </table:table-cell>
          <table:table-cell table:style-name="ce7" table:formula="of:=IF([$'Mature Data'.B60]=&quot;&quot;;&quot;&quot;;[$'Mature Data'.B60])" office:value-type="string" office:string-value="Valencia" calcext:value-type="string">
            <text:p>Valencia</text:p>
          </table:table-cell>
          <table:table-cell table:style-name="ce7" table:formula="of:=IF([$'Mature Data'.C60]=&quot;&quot;;&quot;&quot;;[$'Mature Data'.C60])">
            <text:p/>
          </table:table-cell>
          <table:table-cell table:style-name="ce7" table:formula="of:=IF([$'Mature Data'.D60]=&quot;&quot;;&quot;&quot;;[$'Mature Data'.D60])">
            <text:p/>
          </table:table-cell>
          <table:table-cell table:style-name="ce15" table:formula="of:=IF([$'Mature Data'.E60]=&quot;&quot;;&quot;&quot;;[$'Mature Data'.E60])">
            <text:p/>
          </table:table-cell>
          <table:table-cell table:style-name="ce15" table:formula="of:=IF([$'Mature Data'.F60]=&quot;&quot;;&quot;&quot;;[$'Mature Data'.F60])">
            <text:p/>
          </table:table-cell>
          <table:table-cell table:style-name="ce15" table:formula="of:=IF([$'Mature Data'.G60]=&quot;&quot;;&quot;&quot;;[$'Mature Data'.G60])">
            <text:p/>
          </table:table-cell>
          <table:table-cell table:style-name="ce15" table:formula="of:=IF([$'Mature Data'.H60]=&quot;&quot;;&quot;&quot;;[$'Mature Data'.H60])">
            <text:p/>
          </table:table-cell>
          <table:table-cell table:style-name="ce15" table:formula="of:=IF([$'Mature Data'.I60]=&quot;&quot;;&quot;&quot;;[$'Mature Data'.I60])">
            <text:p/>
          </table:table-cell>
          <table:table-cell table:style-name="ce22" table:formula="of:=IF([.D61]=&quot;&quot;;&quot;&quot;;SUM([.E61:.I61]))">
            <text:p/>
          </table:table-cell>
          <table:table-cell table:style-name="ce26" table:formula="of:=IF([$'Mature Data'.K60]=&quot;&quot;;&quot;&quot;;[$'Mature Data'.K60])">
            <text:p/>
          </table:table-cell>
          <table:table-cell table:style-name="ce26" table:formula="of:=IF([$'Mature Data'.L60]=&quot;&quot;;&quot;&quot;;[$'Mature Data'.L60])">
            <text:p/>
          </table:table-cell>
          <table:table-cell table:style-name="ce26" table:formula="of:=IF([$'Mature Data'.M60]=&quot;&quot;;&quot;&quot;;[$'Mature Data'.M60])">
            <text:p/>
          </table:table-cell>
          <table:table-cell table:style-name="ce26" table:formula="of:=IF([$'Mature Data'.N60]=&quot;&quot;;&quot;&quot;;[$'Mature Data'.N60])">
            <text:p/>
          </table:table-cell>
          <table:table-cell table:style-name="ce26" table:formula="of:=IF([$'Mature Data'.O60]=&quot;&quot;;&quot;&quot;;[$'Mature Data'.O60])">
            <text:p/>
          </table:table-cell>
          <table:table-cell table:style-name="ce31" table:formula="of:=IF([.J61]=&quot;&quot;;&quot;&quot;;SUM([.K61:.O61]))">
            <text:p/>
          </table:table-cell>
          <table:table-cell table:style-name="ce7" table:formula="of:=IF([$'Mature Data'.Q60]=&quot;&quot;;&quot;&quot;;[$'Mature Data'.Q60])">
            <text:p/>
          </table:table-cell>
          <table:table-cell table:style-name="ce7" table:formula="of:=IF([$'Mature Data'.R60]=&quot;&quot;;&quot;&quot;;[$'Mature Data'.R60])">
            <text:p/>
          </table:table-cell>
          <table:table-cell table:style-name="ce7" table:formula="of:=IF([$'Mature Data'.S60]=&quot;&quot;;&quot;&quot;;[$'Mature Data'.S60])">
            <text:p/>
          </table:table-cell>
          <table:table-cell table:style-name="ce7" table:formula="of:=IF([$'Mature Data'.T60]=&quot;&quot;;&quot;&quot;;[$'Mature Data'.T60])">
            <text:p/>
          </table:table-cell>
          <table:table-cell table:style-name="ce7" table:formula="of:=IF([$'Mature Data'.U60]=&quot;&quot;;&quot;&quot;;[$'Mature Data'.U60])">
            <text:p/>
          </table:table-cell>
          <table:table-cell table:style-name="ce7" table:formula="of:=IF([.P61]=&quot;&quot;;&quot;&quot;;SUM([.Q61:.U61]))">
            <text:p/>
          </table:table-cell>
          <table:table-cell table:style-name="ce7" table:formula="of:=IF([$'Mature Data'.W60]=&quot;&quot;;&quot;&quot;;[$'Mature Data'.W60])">
            <text:p/>
          </table:table-cell>
          <table:table-cell table:style-name="ce7" table:formula="of:=IF([$'Mature Data'.X60]=&quot;&quot;;&quot;&quot;;[$'Mature Data'.X60])">
            <text:p/>
          </table:table-cell>
          <table:table-cell table:style-name="ce7" table:formula="of:=IF([$'Mature Data'.Y60]=&quot;&quot;;&quot;&quot;;[$'Mature Data'.Y60])">
            <text:p/>
          </table:table-cell>
          <table:table-cell table:style-name="ce7" table:formula="of:=IF([$'Mature Data'.Z60]=&quot;&quot;;&quot;&quot;;[$'Mature Data'.Z60])">
            <text:p/>
          </table:table-cell>
          <table:table-cell table:style-name="ce7" table:formula="of:=IF([$'Mature Data'.AA60]=&quot;&quot;;&quot;&quot;;[$'Mature Data'.AA60])">
            <text:p/>
          </table:table-cell>
          <table:table-cell table:style-name="ce43" table:formula="of:=IF(ISERR(AVERAGE([.W61:.AA61])/20);&quot;&quot;;AVERAGE([.W61:.AA6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1]=&quot;&quot;;&quot;&quot;;[$'Mature Data'.A61])" office:value-type="string" office:string-value="120 A West" calcext:value-type="string">
            <text:p>120 A West</text:p>
          </table:table-cell>
          <table:table-cell table:style-name="ce7" table:formula="of:=IF([$'Mature Data'.B61]=&quot;&quot;;&quot;&quot;;[$'Mature Data'.B61])" office:value-type="string" office:string-value="Valencia" calcext:value-type="string">
            <text:p>Valencia</text:p>
          </table:table-cell>
          <table:table-cell table:style-name="ce7" table:formula="of:=IF([$'Mature Data'.C61]=&quot;&quot;;&quot;&quot;;[$'Mature Data'.C61])">
            <text:p/>
          </table:table-cell>
          <table:table-cell table:style-name="ce7" table:formula="of:=IF([$'Mature Data'.D61]=&quot;&quot;;&quot;&quot;;[$'Mature Data'.D61])">
            <text:p/>
          </table:table-cell>
          <table:table-cell table:style-name="ce15" table:formula="of:=IF([$'Mature Data'.E61]=&quot;&quot;;&quot;&quot;;[$'Mature Data'.E61])">
            <text:p/>
          </table:table-cell>
          <table:table-cell table:style-name="ce15" table:formula="of:=IF([$'Mature Data'.F61]=&quot;&quot;;&quot;&quot;;[$'Mature Data'.F61])">
            <text:p/>
          </table:table-cell>
          <table:table-cell table:style-name="ce15" table:formula="of:=IF([$'Mature Data'.G61]=&quot;&quot;;&quot;&quot;;[$'Mature Data'.G61])">
            <text:p/>
          </table:table-cell>
          <table:table-cell table:style-name="ce15" table:formula="of:=IF([$'Mature Data'.H61]=&quot;&quot;;&quot;&quot;;[$'Mature Data'.H61])">
            <text:p/>
          </table:table-cell>
          <table:table-cell table:style-name="ce15" table:formula="of:=IF([$'Mature Data'.I61]=&quot;&quot;;&quot;&quot;;[$'Mature Data'.I61])">
            <text:p/>
          </table:table-cell>
          <table:table-cell table:style-name="ce22" table:formula="of:=IF([.D62]=&quot;&quot;;&quot;&quot;;SUM([.E62:.I62]))">
            <text:p/>
          </table:table-cell>
          <table:table-cell table:style-name="ce26" table:formula="of:=IF([$'Mature Data'.K61]=&quot;&quot;;&quot;&quot;;[$'Mature Data'.K61])">
            <text:p/>
          </table:table-cell>
          <table:table-cell table:style-name="ce26" table:formula="of:=IF([$'Mature Data'.L61]=&quot;&quot;;&quot;&quot;;[$'Mature Data'.L61])">
            <text:p/>
          </table:table-cell>
          <table:table-cell table:style-name="ce26" table:formula="of:=IF([$'Mature Data'.M61]=&quot;&quot;;&quot;&quot;;[$'Mature Data'.M61])">
            <text:p/>
          </table:table-cell>
          <table:table-cell table:style-name="ce26" table:formula="of:=IF([$'Mature Data'.N61]=&quot;&quot;;&quot;&quot;;[$'Mature Data'.N61])">
            <text:p/>
          </table:table-cell>
          <table:table-cell table:style-name="ce26" table:formula="of:=IF([$'Mature Data'.O61]=&quot;&quot;;&quot;&quot;;[$'Mature Data'.O61])">
            <text:p/>
          </table:table-cell>
          <table:table-cell table:style-name="ce31" table:formula="of:=IF([.J62]=&quot;&quot;;&quot;&quot;;SUM([.K62:.O62]))">
            <text:p/>
          </table:table-cell>
          <table:table-cell table:style-name="ce7" table:formula="of:=IF([$'Mature Data'.Q61]=&quot;&quot;;&quot;&quot;;[$'Mature Data'.Q61])">
            <text:p/>
          </table:table-cell>
          <table:table-cell table:style-name="ce7" table:formula="of:=IF([$'Mature Data'.R61]=&quot;&quot;;&quot;&quot;;[$'Mature Data'.R61])">
            <text:p/>
          </table:table-cell>
          <table:table-cell table:style-name="ce7" table:formula="of:=IF([$'Mature Data'.S61]=&quot;&quot;;&quot;&quot;;[$'Mature Data'.S61])">
            <text:p/>
          </table:table-cell>
          <table:table-cell table:style-name="ce7" table:formula="of:=IF([$'Mature Data'.T61]=&quot;&quot;;&quot;&quot;;[$'Mature Data'.T61])">
            <text:p/>
          </table:table-cell>
          <table:table-cell table:style-name="ce7" table:formula="of:=IF([$'Mature Data'.U61]=&quot;&quot;;&quot;&quot;;[$'Mature Data'.U61])">
            <text:p/>
          </table:table-cell>
          <table:table-cell table:style-name="ce7" table:formula="of:=IF([.P62]=&quot;&quot;;&quot;&quot;;SUM([.Q62:.U62]))">
            <text:p/>
          </table:table-cell>
          <table:table-cell table:style-name="ce7" table:formula="of:=IF([$'Mature Data'.W61]=&quot;&quot;;&quot;&quot;;[$'Mature Data'.W61])">
            <text:p/>
          </table:table-cell>
          <table:table-cell table:style-name="ce7" table:formula="of:=IF([$'Mature Data'.X61]=&quot;&quot;;&quot;&quot;;[$'Mature Data'.X61])">
            <text:p/>
          </table:table-cell>
          <table:table-cell table:style-name="ce7" table:formula="of:=IF([$'Mature Data'.Y61]=&quot;&quot;;&quot;&quot;;[$'Mature Data'.Y61])">
            <text:p/>
          </table:table-cell>
          <table:table-cell table:style-name="ce7" table:formula="of:=IF([$'Mature Data'.Z61]=&quot;&quot;;&quot;&quot;;[$'Mature Data'.Z61])">
            <text:p/>
          </table:table-cell>
          <table:table-cell table:style-name="ce7" table:formula="of:=IF([$'Mature Data'.AA61]=&quot;&quot;;&quot;&quot;;[$'Mature Data'.AA61])">
            <text:p/>
          </table:table-cell>
          <table:table-cell table:style-name="ce43" table:formula="of:=IF(ISERR(AVERAGE([.W62:.AA62])/20);&quot;&quot;;AVERAGE([.W62:.AA6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2]=&quot;&quot;;&quot;&quot;;[$'Mature Data'.A62])" office:value-type="string" office:string-value="120 B East" calcext:value-type="string">
            <text:p>120 B East</text:p>
          </table:table-cell>
          <table:table-cell table:style-name="ce7" table:formula="of:=IF([$'Mature Data'.B62]=&quot;&quot;;&quot;&quot;;[$'Mature Data'.B62])" office:value-type="string" office:string-value="Hamlin" calcext:value-type="string">
            <text:p>Hamlin</text:p>
          </table:table-cell>
          <table:table-cell table:style-name="ce7" table:formula="of:=IF([$'Mature Data'.C62]=&quot;&quot;;&quot;&quot;;[$'Mature Data'.C62])">
            <text:p/>
          </table:table-cell>
          <table:table-cell table:style-name="ce7" table:formula="of:=IF([$'Mature Data'.D62]=&quot;&quot;;&quot;&quot;;[$'Mature Data'.D62])">
            <text:p/>
          </table:table-cell>
          <table:table-cell table:style-name="ce15" table:formula="of:=IF([$'Mature Data'.E62]=&quot;&quot;;&quot;&quot;;[$'Mature Data'.E62])">
            <text:p/>
          </table:table-cell>
          <table:table-cell table:style-name="ce15" table:formula="of:=IF([$'Mature Data'.F62]=&quot;&quot;;&quot;&quot;;[$'Mature Data'.F62])">
            <text:p/>
          </table:table-cell>
          <table:table-cell table:style-name="ce15" table:formula="of:=IF([$'Mature Data'.G62]=&quot;&quot;;&quot;&quot;;[$'Mature Data'.G62])">
            <text:p/>
          </table:table-cell>
          <table:table-cell table:style-name="ce15" table:formula="of:=IF([$'Mature Data'.H62]=&quot;&quot;;&quot;&quot;;[$'Mature Data'.H62])">
            <text:p/>
          </table:table-cell>
          <table:table-cell table:style-name="ce15" table:formula="of:=IF([$'Mature Data'.I62]=&quot;&quot;;&quot;&quot;;[$'Mature Data'.I62])">
            <text:p/>
          </table:table-cell>
          <table:table-cell table:style-name="ce22" table:formula="of:=IF([.D63]=&quot;&quot;;&quot;&quot;;SUM([.E63:.I63]))">
            <text:p/>
          </table:table-cell>
          <table:table-cell table:style-name="ce26" table:formula="of:=IF([$'Mature Data'.K62]=&quot;&quot;;&quot;&quot;;[$'Mature Data'.K62])">
            <text:p/>
          </table:table-cell>
          <table:table-cell table:style-name="ce26" table:formula="of:=IF([$'Mature Data'.L62]=&quot;&quot;;&quot;&quot;;[$'Mature Data'.L62])">
            <text:p/>
          </table:table-cell>
          <table:table-cell table:style-name="ce26" table:formula="of:=IF([$'Mature Data'.M62]=&quot;&quot;;&quot;&quot;;[$'Mature Data'.M62])">
            <text:p/>
          </table:table-cell>
          <table:table-cell table:style-name="ce26" table:formula="of:=IF([$'Mature Data'.N62]=&quot;&quot;;&quot;&quot;;[$'Mature Data'.N62])">
            <text:p/>
          </table:table-cell>
          <table:table-cell table:style-name="ce26" table:formula="of:=IF([$'Mature Data'.O62]=&quot;&quot;;&quot;&quot;;[$'Mature Data'.O62])">
            <text:p/>
          </table:table-cell>
          <table:table-cell table:style-name="ce31" table:formula="of:=IF([.J63]=&quot;&quot;;&quot;&quot;;SUM([.K63:.O63]))">
            <text:p/>
          </table:table-cell>
          <table:table-cell table:style-name="ce7" table:formula="of:=IF([$'Mature Data'.Q62]=&quot;&quot;;&quot;&quot;;[$'Mature Data'.Q62])">
            <text:p/>
          </table:table-cell>
          <table:table-cell table:style-name="ce7" table:formula="of:=IF([$'Mature Data'.R62]=&quot;&quot;;&quot;&quot;;[$'Mature Data'.R62])">
            <text:p/>
          </table:table-cell>
          <table:table-cell table:style-name="ce7" table:formula="of:=IF([$'Mature Data'.S62]=&quot;&quot;;&quot;&quot;;[$'Mature Data'.S62])">
            <text:p/>
          </table:table-cell>
          <table:table-cell table:style-name="ce7" table:formula="of:=IF([$'Mature Data'.T62]=&quot;&quot;;&quot;&quot;;[$'Mature Data'.T62])">
            <text:p/>
          </table:table-cell>
          <table:table-cell table:style-name="ce7" table:formula="of:=IF([$'Mature Data'.U62]=&quot;&quot;;&quot;&quot;;[$'Mature Data'.U62])">
            <text:p/>
          </table:table-cell>
          <table:table-cell table:style-name="ce7" table:formula="of:=IF([.P63]=&quot;&quot;;&quot;&quot;;SUM([.Q63:.U63]))">
            <text:p/>
          </table:table-cell>
          <table:table-cell table:style-name="ce7" table:formula="of:=IF([$'Mature Data'.W62]=&quot;&quot;;&quot;&quot;;[$'Mature Data'.W62])">
            <text:p/>
          </table:table-cell>
          <table:table-cell table:style-name="ce7" table:formula="of:=IF([$'Mature Data'.X62]=&quot;&quot;;&quot;&quot;;[$'Mature Data'.X62])">
            <text:p/>
          </table:table-cell>
          <table:table-cell table:style-name="ce7" table:formula="of:=IF([$'Mature Data'.Y62]=&quot;&quot;;&quot;&quot;;[$'Mature Data'.Y62])">
            <text:p/>
          </table:table-cell>
          <table:table-cell table:style-name="ce7" table:formula="of:=IF([$'Mature Data'.Z62]=&quot;&quot;;&quot;&quot;;[$'Mature Data'.Z62])">
            <text:p/>
          </table:table-cell>
          <table:table-cell table:style-name="ce7" table:formula="of:=IF([$'Mature Data'.AA62]=&quot;&quot;;&quot;&quot;;[$'Mature Data'.AA62])">
            <text:p/>
          </table:table-cell>
          <table:table-cell table:style-name="ce43" table:formula="of:=IF(ISERR(AVERAGE([.W63:.AA63])/20);&quot;&quot;;AVERAGE([.W63:.AA6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3]=&quot;&quot;;&quot;&quot;;[$'Mature Data'.A63])" office:value-type="string" office:string-value="120 B West " calcext:value-type="string">
            <text:p>120 B West </text:p>
          </table:table-cell>
          <table:table-cell table:style-name="ce7" table:formula="of:=IF([$'Mature Data'.B63]=&quot;&quot;;&quot;&quot;;[$'Mature Data'.B63])" office:value-type="string" office:string-value="Valencia" calcext:value-type="string">
            <text:p>Valencia</text:p>
          </table:table-cell>
          <table:table-cell table:style-name="ce7" table:formula="of:=IF([$'Mature Data'.C63]=&quot;&quot;;&quot;&quot;;[$'Mature Data'.C63])">
            <text:p/>
          </table:table-cell>
          <table:table-cell table:style-name="ce7" table:formula="of:=IF([$'Mature Data'.D63]=&quot;&quot;;&quot;&quot;;[$'Mature Data'.D63])">
            <text:p/>
          </table:table-cell>
          <table:table-cell table:style-name="ce15" table:formula="of:=IF([$'Mature Data'.E63]=&quot;&quot;;&quot;&quot;;[$'Mature Data'.E63])">
            <text:p/>
          </table:table-cell>
          <table:table-cell table:style-name="ce15" table:formula="of:=IF([$'Mature Data'.F63]=&quot;&quot;;&quot;&quot;;[$'Mature Data'.F63])">
            <text:p/>
          </table:table-cell>
          <table:table-cell table:style-name="ce15" table:formula="of:=IF([$'Mature Data'.G63]=&quot;&quot;;&quot;&quot;;[$'Mature Data'.G63])">
            <text:p/>
          </table:table-cell>
          <table:table-cell table:style-name="ce15" table:formula="of:=IF([$'Mature Data'.H63]=&quot;&quot;;&quot;&quot;;[$'Mature Data'.H63])">
            <text:p/>
          </table:table-cell>
          <table:table-cell table:style-name="ce15" table:formula="of:=IF([$'Mature Data'.I63]=&quot;&quot;;&quot;&quot;;[$'Mature Data'.I63])">
            <text:p/>
          </table:table-cell>
          <table:table-cell table:style-name="ce22" table:formula="of:=IF([.D64]=&quot;&quot;;&quot;&quot;;SUM([.E64:.I64]))">
            <text:p/>
          </table:table-cell>
          <table:table-cell table:style-name="ce26" table:formula="of:=IF([$'Mature Data'.K63]=&quot;&quot;;&quot;&quot;;[$'Mature Data'.K63])">
            <text:p/>
          </table:table-cell>
          <table:table-cell table:style-name="ce26" table:formula="of:=IF([$'Mature Data'.L63]=&quot;&quot;;&quot;&quot;;[$'Mature Data'.L63])">
            <text:p/>
          </table:table-cell>
          <table:table-cell table:style-name="ce26" table:formula="of:=IF([$'Mature Data'.M63]=&quot;&quot;;&quot;&quot;;[$'Mature Data'.M63])">
            <text:p/>
          </table:table-cell>
          <table:table-cell table:style-name="ce26" table:formula="of:=IF([$'Mature Data'.N63]=&quot;&quot;;&quot;&quot;;[$'Mature Data'.N63])">
            <text:p/>
          </table:table-cell>
          <table:table-cell table:style-name="ce26" table:formula="of:=IF([$'Mature Data'.O63]=&quot;&quot;;&quot;&quot;;[$'Mature Data'.O63])">
            <text:p/>
          </table:table-cell>
          <table:table-cell table:style-name="ce31" table:formula="of:=IF([.J64]=&quot;&quot;;&quot;&quot;;SUM([.K64:.O64]))">
            <text:p/>
          </table:table-cell>
          <table:table-cell table:style-name="ce7" table:formula="of:=IF([$'Mature Data'.Q63]=&quot;&quot;;&quot;&quot;;[$'Mature Data'.Q63])">
            <text:p/>
          </table:table-cell>
          <table:table-cell table:style-name="ce7" table:formula="of:=IF([$'Mature Data'.R63]=&quot;&quot;;&quot;&quot;;[$'Mature Data'.R63])">
            <text:p/>
          </table:table-cell>
          <table:table-cell table:style-name="ce7" table:formula="of:=IF([$'Mature Data'.S63]=&quot;&quot;;&quot;&quot;;[$'Mature Data'.S63])">
            <text:p/>
          </table:table-cell>
          <table:table-cell table:style-name="ce7" table:formula="of:=IF([$'Mature Data'.T63]=&quot;&quot;;&quot;&quot;;[$'Mature Data'.T63])">
            <text:p/>
          </table:table-cell>
          <table:table-cell table:style-name="ce7" table:formula="of:=IF([$'Mature Data'.U63]=&quot;&quot;;&quot;&quot;;[$'Mature Data'.U63])">
            <text:p/>
          </table:table-cell>
          <table:table-cell table:style-name="ce7" table:formula="of:=IF([.P64]=&quot;&quot;;&quot;&quot;;SUM([.Q64:.U64]))">
            <text:p/>
          </table:table-cell>
          <table:table-cell table:style-name="ce7" table:formula="of:=IF([$'Mature Data'.W63]=&quot;&quot;;&quot;&quot;;[$'Mature Data'.W63])">
            <text:p/>
          </table:table-cell>
          <table:table-cell table:style-name="ce7" table:formula="of:=IF([$'Mature Data'.X63]=&quot;&quot;;&quot;&quot;;[$'Mature Data'.X63])">
            <text:p/>
          </table:table-cell>
          <table:table-cell table:style-name="ce7" table:formula="of:=IF([$'Mature Data'.Y63]=&quot;&quot;;&quot;&quot;;[$'Mature Data'.Y63])">
            <text:p/>
          </table:table-cell>
          <table:table-cell table:style-name="ce7" table:formula="of:=IF([$'Mature Data'.Z63]=&quot;&quot;;&quot;&quot;;[$'Mature Data'.Z63])">
            <text:p/>
          </table:table-cell>
          <table:table-cell table:style-name="ce7" table:formula="of:=IF([$'Mature Data'.AA63]=&quot;&quot;;&quot;&quot;;[$'Mature Data'.AA63])">
            <text:p/>
          </table:table-cell>
          <table:table-cell table:style-name="ce43" table:formula="of:=IF(ISERR(AVERAGE([.W64:.AA64])/20);&quot;&quot;;AVERAGE([.W64:.AA6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4]=&quot;&quot;;&quot;&quot;;[$'Mature Data'.A64])" office:value-type="string" office:string-value="120 C East" calcext:value-type="string">
            <text:p>120 C East</text:p>
          </table:table-cell>
          <table:table-cell table:style-name="ce7" table:formula="of:=IF([$'Mature Data'.B64]=&quot;&quot;;&quot;&quot;;[$'Mature Data'.B64])" office:value-type="string" office:string-value="Hamlin" calcext:value-type="string">
            <text:p>Hamlin</text:p>
          </table:table-cell>
          <table:table-cell table:style-name="ce7" table:formula="of:=IF([$'Mature Data'.C64]=&quot;&quot;;&quot;&quot;;[$'Mature Data'.C64])">
            <text:p/>
          </table:table-cell>
          <table:table-cell table:style-name="ce7" table:formula="of:=IF([$'Mature Data'.D64]=&quot;&quot;;&quot;&quot;;[$'Mature Data'.D64])" office:value-type="string" office:string-value="2017-04-06" calcext:value-type="string">
            <text:p>2017-04-06</text:p>
          </table:table-cell>
          <table:table-cell table:style-name="ce15" table:formula="of:=IF([$'Mature Data'.E64]=&quot;&quot;;&quot;&quot;;[$'Mature Data'.E64])" office:value-type="float" office:value="0" calcext:value-type="float">
            <text:p>0</text:p>
          </table:table-cell>
          <table:table-cell table:style-name="ce15" table:formula="of:=IF([$'Mature Data'.F64]=&quot;&quot;;&quot;&quot;;[$'Mature Data'.F64])" office:value-type="float" office:value="2" calcext:value-type="float">
            <text:p>2</text:p>
          </table:table-cell>
          <table:table-cell table:style-name="ce15" table:formula="of:=IF([$'Mature Data'.G64]=&quot;&quot;;&quot;&quot;;[$'Mature Data'.G64])" office:value-type="float" office:value="0" calcext:value-type="float">
            <text:p>0</text:p>
          </table:table-cell>
          <table:table-cell table:style-name="ce15" table:formula="of:=IF([$'Mature Data'.H64]=&quot;&quot;;&quot;&quot;;[$'Mature Data'.H64])" office:value-type="float" office:value="0" calcext:value-type="float">
            <text:p>0</text:p>
          </table:table-cell>
          <table:table-cell table:style-name="ce15" table:formula="of:=IF([$'Mature Data'.I64]=&quot;&quot;;&quot;&quot;;[$'Mature Data'.I64])" office:value-type="float" office:value="0" calcext:value-type="float">
            <text:p>0</text:p>
          </table:table-cell>
          <table:table-cell table:style-name="ce22" table:formula="of:=IF([.D65]=&quot;&quot;;&quot;&quot;;SUM([.E65:.I65]))" office:value-type="float" office:value="2" calcext:value-type="float">
            <text:p>2</text:p>
          </table:table-cell>
          <table:table-cell table:style-name="ce26" table:formula="of:=IF([$'Mature Data'.K64]=&quot;&quot;;&quot;&quot;;[$'Mature Data'.K64])" office:value-type="float" office:value="4" calcext:value-type="float">
            <text:p>4</text:p>
          </table:table-cell>
          <table:table-cell table:style-name="ce26" table:formula="of:=IF([$'Mature Data'.L64]=&quot;&quot;;&quot;&quot;;[$'Mature Data'.L64])" office:value-type="float" office:value="0" calcext:value-type="float">
            <text:p>0</text:p>
          </table:table-cell>
          <table:table-cell table:style-name="ce26" table:formula="of:=IF([$'Mature Data'.M64]=&quot;&quot;;&quot;&quot;;[$'Mature Data'.M64])" office:value-type="float" office:value="0" calcext:value-type="float">
            <text:p>0</text:p>
          </table:table-cell>
          <table:table-cell table:style-name="ce26" table:formula="of:=IF([$'Mature Data'.N64]=&quot;&quot;;&quot;&quot;;[$'Mature Data'.N64])" office:value-type="float" office:value="3" calcext:value-type="float">
            <text:p>3</text:p>
          </table:table-cell>
          <table:table-cell table:style-name="ce26" table:formula="of:=IF([$'Mature Data'.O64]=&quot;&quot;;&quot;&quot;;[$'Mature Data'.O64])" office:value-type="float" office:value="4" calcext:value-type="float">
            <text:p>4</text:p>
          </table:table-cell>
          <table:table-cell table:style-name="ce31" table:formula="of:=IF([.J65]=&quot;&quot;;&quot;&quot;;SUM([.K65:.O65]))" office:value-type="float" office:value="11" calcext:value-type="float">
            <text:p>11</text:p>
          </table:table-cell>
          <table:table-cell table:style-name="ce7" table:formula="of:=IF([$'Mature Data'.Q64]=&quot;&quot;;&quot;&quot;;[$'Mature Data'.Q64])" office:value-type="float" office:value="0" calcext:value-type="float">
            <text:p>0</text:p>
          </table:table-cell>
          <table:table-cell table:style-name="ce7" table:formula="of:=IF([$'Mature Data'.R64]=&quot;&quot;;&quot;&quot;;[$'Mature Data'.R64])" office:value-type="float" office:value="0" calcext:value-type="float">
            <text:p>0</text:p>
          </table:table-cell>
          <table:table-cell table:style-name="ce7" table:formula="of:=IF([$'Mature Data'.S64]=&quot;&quot;;&quot;&quot;;[$'Mature Data'.S64])" office:value-type="float" office:value="0" calcext:value-type="float">
            <text:p>0</text:p>
          </table:table-cell>
          <table:table-cell table:style-name="ce7" table:formula="of:=IF([$'Mature Data'.T64]=&quot;&quot;;&quot;&quot;;[$'Mature Data'.T64])" office:value-type="float" office:value="0" calcext:value-type="float">
            <text:p>0</text:p>
          </table:table-cell>
          <table:table-cell table:style-name="ce7" table:formula="of:=IF([$'Mature Data'.U64]=&quot;&quot;;&quot;&quot;;[$'Mature Data'.U64])" office:value-type="float" office:value="0" calcext:value-type="float">
            <text:p>0</text:p>
          </table:table-cell>
          <table:table-cell table:style-name="ce7" table:formula="of:=IF([.P65]=&quot;&quot;;&quot;&quot;;SUM([.Q65:.U65]))" office:value-type="float" office:value="0" calcext:value-type="float">
            <text:p>0</text:p>
          </table:table-cell>
          <table:table-cell table:style-name="ce7" table:formula="of:=IF([$'Mature Data'.W64]=&quot;&quot;;&quot;&quot;;[$'Mature Data'.W64])" office:value-type="float" office:value="7" calcext:value-type="float">
            <text:p>7</text:p>
          </table:table-cell>
          <table:table-cell table:style-name="ce7" table:formula="of:=IF([$'Mature Data'.X64]=&quot;&quot;;&quot;&quot;;[$'Mature Data'.X64])" office:value-type="float" office:value="6" calcext:value-type="float">
            <text:p>6</text:p>
          </table:table-cell>
          <table:table-cell table:style-name="ce7" table:formula="of:=IF([$'Mature Data'.Y64]=&quot;&quot;;&quot;&quot;;[$'Mature Data'.Y64])" office:value-type="float" office:value="2" calcext:value-type="float">
            <text:p>2</text:p>
          </table:table-cell>
          <table:table-cell table:style-name="ce7" table:formula="of:=IF([$'Mature Data'.Z64]=&quot;&quot;;&quot;&quot;;[$'Mature Data'.Z64])" office:value-type="float" office:value="7" calcext:value-type="float">
            <text:p>7</text:p>
          </table:table-cell>
          <table:table-cell table:style-name="ce7" table:formula="of:=IF([$'Mature Data'.AA64]=&quot;&quot;;&quot;&quot;;[$'Mature Data'.AA64])" office:value-type="float" office:value="7" calcext:value-type="float">
            <text:p>7</text:p>
          </table:table-cell>
          <table:table-cell table:style-name="ce43" table:formula="of:=IF(ISERR(AVERAGE([.W65:.AA65])/20);&quot;&quot;;AVERAGE([.W65:.AA65])/20)" office:value-type="percentage" office:value="0.29" calcext:value-type="percentage">
            <text:p>2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5]=&quot;&quot;;&quot;&quot;;[$'Mature Data'.A65])" office:value-type="string" office:string-value="120 D East" calcext:value-type="string">
            <text:p>120 D East</text:p>
          </table:table-cell>
          <table:table-cell table:style-name="ce7" table:formula="of:=IF([$'Mature Data'.B65]=&quot;&quot;;&quot;&quot;;[$'Mature Data'.B65])" office:value-type="string" office:string-value="Vernia" calcext:value-type="string">
            <text:p>Vernia</text:p>
          </table:table-cell>
          <table:table-cell table:style-name="ce7" table:formula="of:=IF([$'Mature Data'.C65]=&quot;&quot;;&quot;&quot;;[$'Mature Data'.C65])">
            <text:p/>
          </table:table-cell>
          <table:table-cell table:style-name="ce7" table:formula="of:=IF([$'Mature Data'.D65]=&quot;&quot;;&quot;&quot;;[$'Mature Data'.D65])" office:value-type="string" office:string-value="2017-04-06" calcext:value-type="string">
            <text:p>2017-04-06</text:p>
          </table:table-cell>
          <table:table-cell table:style-name="ce15" table:formula="of:=IF([$'Mature Data'.E65]=&quot;&quot;;&quot;&quot;;[$'Mature Data'.E65])" office:value-type="float" office:value="1" calcext:value-type="float">
            <text:p>1</text:p>
          </table:table-cell>
          <table:table-cell table:style-name="ce15" table:formula="of:=IF([$'Mature Data'.F65]=&quot;&quot;;&quot;&quot;;[$'Mature Data'.F65])" office:value-type="float" office:value="0" calcext:value-type="float">
            <text:p>0</text:p>
          </table:table-cell>
          <table:table-cell table:style-name="ce15" table:formula="of:=IF([$'Mature Data'.G65]=&quot;&quot;;&quot;&quot;;[$'Mature Data'.G65])">
            <text:p/>
          </table:table-cell>
          <table:table-cell table:style-name="ce15" table:formula="of:=IF([$'Mature Data'.H65]=&quot;&quot;;&quot;&quot;;[$'Mature Data'.H65])" office:value-type="float" office:value="0" calcext:value-type="float">
            <text:p>0</text:p>
          </table:table-cell>
          <table:table-cell table:style-name="ce15" table:formula="of:=IF([$'Mature Data'.I65]=&quot;&quot;;&quot;&quot;;[$'Mature Data'.I65])" office:value-type="float" office:value="0" calcext:value-type="float">
            <text:p>0</text:p>
          </table:table-cell>
          <table:table-cell table:style-name="ce22" table:formula="of:=IF([.D66]=&quot;&quot;;&quot;&quot;;SUM([.E66:.I66]))" office:value-type="float" office:value="1" calcext:value-type="float">
            <text:p>1</text:p>
          </table:table-cell>
          <table:table-cell table:style-name="ce26" table:formula="of:=IF([$'Mature Data'.K65]=&quot;&quot;;&quot;&quot;;[$'Mature Data'.K65])" office:value-type="float" office:value="7" calcext:value-type="float">
            <text:p>7</text:p>
          </table:table-cell>
          <table:table-cell table:style-name="ce26" table:formula="of:=IF([$'Mature Data'.L65]=&quot;&quot;;&quot;&quot;;[$'Mature Data'.L65])" office:value-type="float" office:value="7" calcext:value-type="float">
            <text:p>7</text:p>
          </table:table-cell>
          <table:table-cell table:style-name="ce26" table:formula="of:=IF([$'Mature Data'.M65]=&quot;&quot;;&quot;&quot;;[$'Mature Data'.M65])">
            <text:p/>
          </table:table-cell>
          <table:table-cell table:style-name="ce26" table:formula="of:=IF([$'Mature Data'.N65]=&quot;&quot;;&quot;&quot;;[$'Mature Data'.N65])" office:value-type="float" office:value="3" calcext:value-type="float">
            <text:p>3</text:p>
          </table:table-cell>
          <table:table-cell table:style-name="ce26" table:formula="of:=IF([$'Mature Data'.O65]=&quot;&quot;;&quot;&quot;;[$'Mature Data'.O65])" office:value-type="float" office:value="5" calcext:value-type="float">
            <text:p>5</text:p>
          </table:table-cell>
          <table:table-cell table:style-name="ce31" table:formula="of:=IF([.J66]=&quot;&quot;;&quot;&quot;;SUM([.K66:.O66]))" office:value-type="float" office:value="22" calcext:value-type="float">
            <text:p>22</text:p>
          </table:table-cell>
          <table:table-cell table:style-name="ce7" table:formula="of:=IF([$'Mature Data'.Q65]=&quot;&quot;;&quot;&quot;;[$'Mature Data'.Q65])" office:value-type="float" office:value="0" calcext:value-type="float">
            <text:p>0</text:p>
          </table:table-cell>
          <table:table-cell table:style-name="ce7" table:formula="of:=IF([$'Mature Data'.R65]=&quot;&quot;;&quot;&quot;;[$'Mature Data'.R65])" office:value-type="float" office:value="0" calcext:value-type="float">
            <text:p>0</text:p>
          </table:table-cell>
          <table:table-cell table:style-name="ce7" table:formula="of:=IF([$'Mature Data'.S65]=&quot;&quot;;&quot;&quot;;[$'Mature Data'.S65])">
            <text:p/>
          </table:table-cell>
          <table:table-cell table:style-name="ce7" table:formula="of:=IF([$'Mature Data'.T65]=&quot;&quot;;&quot;&quot;;[$'Mature Data'.T65])" office:value-type="float" office:value="0" calcext:value-type="float">
            <text:p>0</text:p>
          </table:table-cell>
          <table:table-cell table:style-name="ce7" table:formula="of:=IF([$'Mature Data'.U65]=&quot;&quot;;&quot;&quot;;[$'Mature Data'.U65])" office:value-type="float" office:value="0" calcext:value-type="float">
            <text:p>0</text:p>
          </table:table-cell>
          <table:table-cell table:style-name="ce7" table:formula="of:=IF([.P66]=&quot;&quot;;&quot;&quot;;SUM([.Q66:.U66]))" office:value-type="float" office:value="0" calcext:value-type="float">
            <text:p>0</text:p>
          </table:table-cell>
          <table:table-cell table:style-name="ce7" table:formula="of:=IF([$'Mature Data'.W65]=&quot;&quot;;&quot;&quot;;[$'Mature Data'.W65])" office:value-type="float" office:value="10" calcext:value-type="float">
            <text:p>10</text:p>
          </table:table-cell>
          <table:table-cell table:style-name="ce7" table:formula="of:=IF([$'Mature Data'.X65]=&quot;&quot;;&quot;&quot;;[$'Mature Data'.X65])" office:value-type="float" office:value="7" calcext:value-type="float">
            <text:p>7</text:p>
          </table:table-cell>
          <table:table-cell table:style-name="ce7" table:formula="of:=IF([$'Mature Data'.Y65]=&quot;&quot;;&quot;&quot;;[$'Mature Data'.Y65])">
            <text:p/>
          </table:table-cell>
          <table:table-cell table:style-name="ce7" table:formula="of:=IF([$'Mature Data'.Z65]=&quot;&quot;;&quot;&quot;;[$'Mature Data'.Z65])" office:value-type="float" office:value="8" calcext:value-type="float">
            <text:p>8</text:p>
          </table:table-cell>
          <table:table-cell table:style-name="ce7" table:formula="of:=IF([$'Mature Data'.AA65]=&quot;&quot;;&quot;&quot;;[$'Mature Data'.AA65])" office:value-type="float" office:value="8" calcext:value-type="float">
            <text:p>8</text:p>
          </table:table-cell>
          <table:table-cell table:style-name="ce43" table:formula="of:=IF(ISERR(AVERAGE([.W66:.AA66])/20);&quot;&quot;;AVERAGE([.W66:.AA66])/20)" office:value-type="percentage" office:value="0.4125" calcext:value-type="percentage">
            <text:p>41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6]=&quot;&quot;;&quot;&quot;;[$'Mature Data'.A66])" office:value-type="string" office:string-value="120 D West" calcext:value-type="string">
            <text:p>120 D West</text:p>
          </table:table-cell>
          <table:table-cell table:style-name="ce7" table:formula="of:=IF([$'Mature Data'.B66]=&quot;&quot;;&quot;&quot;;[$'Mature Data'.B66])" office:value-type="string" office:string-value="Midsweet" calcext:value-type="string">
            <text:p>Midsweet</text:p>
          </table:table-cell>
          <table:table-cell table:style-name="ce7" table:formula="of:=IF([$'Mature Data'.C66]=&quot;&quot;;&quot;&quot;;[$'Mature Data'.C66])">
            <text:p/>
          </table:table-cell>
          <table:table-cell table:style-name="ce7" table:formula="of:=IF([$'Mature Data'.D66]=&quot;&quot;;&quot;&quot;;[$'Mature Data'.D66])" office:value-type="string" office:string-value="2017-04-06" calcext:value-type="string">
            <text:p>2017-04-06</text:p>
          </table:table-cell>
          <table:table-cell table:style-name="ce15" table:formula="of:=IF([$'Mature Data'.E66]=&quot;&quot;;&quot;&quot;;[$'Mature Data'.E66])" office:value-type="float" office:value="0" calcext:value-type="float">
            <text:p>0</text:p>
          </table:table-cell>
          <table:table-cell table:style-name="ce15" table:formula="of:=IF([$'Mature Data'.F66]=&quot;&quot;;&quot;&quot;;[$'Mature Data'.F66])" office:value-type="float" office:value="0" calcext:value-type="float">
            <text:p>0</text:p>
          </table:table-cell>
          <table:table-cell table:style-name="ce15" table:formula="of:=IF([$'Mature Data'.G66]=&quot;&quot;;&quot;&quot;;[$'Mature Data'.G66])" office:value-type="float" office:value="0" calcext:value-type="float">
            <text:p>0</text:p>
          </table:table-cell>
          <table:table-cell table:style-name="ce15" table:formula="of:=IF([$'Mature Data'.H66]=&quot;&quot;;&quot;&quot;;[$'Mature Data'.H66])" office:value-type="float" office:value="0" calcext:value-type="float">
            <text:p>0</text:p>
          </table:table-cell>
          <table:table-cell table:style-name="ce15" table:formula="of:=IF([$'Mature Data'.I66]=&quot;&quot;;&quot;&quot;;[$'Mature Data'.I66])" office:value-type="float" office:value="0" calcext:value-type="float">
            <text:p>0</text:p>
          </table:table-cell>
          <table:table-cell table:style-name="ce22" table:formula="of:=IF([.D67]=&quot;&quot;;&quot;&quot;;SUM([.E67:.I67]))" office:value-type="float" office:value="0" calcext:value-type="float">
            <text:p>0</text:p>
          </table:table-cell>
          <table:table-cell table:style-name="ce26" table:formula="of:=IF([$'Mature Data'.K66]=&quot;&quot;;&quot;&quot;;[$'Mature Data'.K66])" office:value-type="float" office:value="25" calcext:value-type="float">
            <text:p>25</text:p>
          </table:table-cell>
          <table:table-cell table:style-name="ce26" table:formula="of:=IF([$'Mature Data'.L66]=&quot;&quot;;&quot;&quot;;[$'Mature Data'.L66])" office:value-type="float" office:value="3" calcext:value-type="float">
            <text:p>3</text:p>
          </table:table-cell>
          <table:table-cell table:style-name="ce26" table:formula="of:=IF([$'Mature Data'.M66]=&quot;&quot;;&quot;&quot;;[$'Mature Data'.M66])" office:value-type="float" office:value="2" calcext:value-type="float">
            <text:p>2</text:p>
          </table:table-cell>
          <table:table-cell table:style-name="ce26" table:formula="of:=IF([$'Mature Data'.N66]=&quot;&quot;;&quot;&quot;;[$'Mature Data'.N66])" office:value-type="float" office:value="2" calcext:value-type="float">
            <text:p>2</text:p>
          </table:table-cell>
          <table:table-cell table:style-name="ce26" table:formula="of:=IF([$'Mature Data'.O66]=&quot;&quot;;&quot;&quot;;[$'Mature Data'.O66])" office:value-type="float" office:value="3" calcext:value-type="float">
            <text:p>3</text:p>
          </table:table-cell>
          <table:table-cell table:style-name="ce31" table:formula="of:=IF([.J67]=&quot;&quot;;&quot;&quot;;SUM([.K67:.O67]))" office:value-type="float" office:value="35" calcext:value-type="float">
            <text:p>35</text:p>
          </table:table-cell>
          <table:table-cell table:style-name="ce7" table:formula="of:=IF([$'Mature Data'.Q66]=&quot;&quot;;&quot;&quot;;[$'Mature Data'.Q66])" office:value-type="float" office:value="0" calcext:value-type="float">
            <text:p>0</text:p>
          </table:table-cell>
          <table:table-cell table:style-name="ce7" table:formula="of:=IF([$'Mature Data'.R66]=&quot;&quot;;&quot;&quot;;[$'Mature Data'.R66])" office:value-type="float" office:value="0" calcext:value-type="float">
            <text:p>0</text:p>
          </table:table-cell>
          <table:table-cell table:style-name="ce7" table:formula="of:=IF([$'Mature Data'.S66]=&quot;&quot;;&quot;&quot;;[$'Mature Data'.S66])" office:value-type="float" office:value="0" calcext:value-type="float">
            <text:p>0</text:p>
          </table:table-cell>
          <table:table-cell table:style-name="ce7" table:formula="of:=IF([$'Mature Data'.T66]=&quot;&quot;;&quot;&quot;;[$'Mature Data'.T66])" office:value-type="float" office:value="0" calcext:value-type="float">
            <text:p>0</text:p>
          </table:table-cell>
          <table:table-cell table:style-name="ce7" table:formula="of:=IF([$'Mature Data'.U66]=&quot;&quot;;&quot;&quot;;[$'Mature Data'.U66])" office:value-type="float" office:value="0" calcext:value-type="float">
            <text:p>0</text:p>
          </table:table-cell>
          <table:table-cell table:style-name="ce7" table:formula="of:=IF([.P67]=&quot;&quot;;&quot;&quot;;SUM([.Q67:.U67]))" office:value-type="float" office:value="0" calcext:value-type="float">
            <text:p>0</text:p>
          </table:table-cell>
          <table:table-cell table:style-name="ce7" table:formula="of:=IF([$'Mature Data'.W66]=&quot;&quot;;&quot;&quot;;[$'Mature Data'.W66])" office:value-type="float" office:value="0" calcext:value-type="float">
            <text:p>0</text:p>
          </table:table-cell>
          <table:table-cell table:style-name="ce7" table:formula="of:=IF([$'Mature Data'.X66]=&quot;&quot;;&quot;&quot;;[$'Mature Data'.X66])" office:value-type="float" office:value="6" calcext:value-type="float">
            <text:p>6</text:p>
          </table:table-cell>
          <table:table-cell table:style-name="ce7" table:formula="of:=IF([$'Mature Data'.Y66]=&quot;&quot;;&quot;&quot;;[$'Mature Data'.Y66])" office:value-type="float" office:value="4" calcext:value-type="float">
            <text:p>4</text:p>
          </table:table-cell>
          <table:table-cell table:style-name="ce7" table:formula="of:=IF([$'Mature Data'.Z66]=&quot;&quot;;&quot;&quot;;[$'Mature Data'.Z66])" office:value-type="float" office:value="4" calcext:value-type="float">
            <text:p>4</text:p>
          </table:table-cell>
          <table:table-cell table:style-name="ce7" table:formula="of:=IF([$'Mature Data'.AA66]=&quot;&quot;;&quot;&quot;;[$'Mature Data'.AA66])" office:value-type="float" office:value="7" calcext:value-type="float">
            <text:p>7</text:p>
          </table:table-cell>
          <table:table-cell table:style-name="ce43" table:formula="of:=IF(ISERR(AVERAGE([.W67:.AA67])/20);&quot;&quot;;AVERAGE([.W67:.AA67])/20)" office:value-type="percentage" office:value="0.21" calcext:value-type="percentage">
            <text:p>21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7]=&quot;&quot;;&quot;&quot;;[$'Mature Data'.A67])" office:value-type="string" office:string-value="120 E East" calcext:value-type="string">
            <text:p>120 E East</text:p>
          </table:table-cell>
          <table:table-cell table:style-name="ce7" table:formula="of:=IF([$'Mature Data'.B67]=&quot;&quot;;&quot;&quot;;[$'Mature Data'.B67])" office:value-type="string" office:string-value="Hamlin" calcext:value-type="string">
            <text:p>Hamlin</text:p>
          </table:table-cell>
          <table:table-cell table:style-name="ce7" table:formula="of:=IF([$'Mature Data'.C67]=&quot;&quot;;&quot;&quot;;[$'Mature Data'.C67])">
            <text:p/>
          </table:table-cell>
          <table:table-cell table:style-name="ce7" table:formula="of:=IF([$'Mature Data'.D67]=&quot;&quot;;&quot;&quot;;[$'Mature Data'.D67])" office:value-type="string" office:string-value="2017-04-06" calcext:value-type="string">
            <text:p>2017-04-06</text:p>
          </table:table-cell>
          <table:table-cell table:style-name="ce15" table:formula="of:=IF([$'Mature Data'.E67]=&quot;&quot;;&quot;&quot;;[$'Mature Data'.E67])" office:value-type="float" office:value="0" calcext:value-type="float">
            <text:p>0</text:p>
          </table:table-cell>
          <table:table-cell table:style-name="ce15" table:formula="of:=IF([$'Mature Data'.F67]=&quot;&quot;;&quot;&quot;;[$'Mature Data'.F67])" office:value-type="float" office:value="0" calcext:value-type="float">
            <text:p>0</text:p>
          </table:table-cell>
          <table:table-cell table:style-name="ce15" table:formula="of:=IF([$'Mature Data'.G67]=&quot;&quot;;&quot;&quot;;[$'Mature Data'.G67])" office:value-type="float" office:value="0" calcext:value-type="float">
            <text:p>0</text:p>
          </table:table-cell>
          <table:table-cell table:style-name="ce15" table:formula="of:=IF([$'Mature Data'.H67]=&quot;&quot;;&quot;&quot;;[$'Mature Data'.H67])">
            <text:p/>
          </table:table-cell>
          <table:table-cell table:style-name="ce15" table:formula="of:=IF([$'Mature Data'.I67]=&quot;&quot;;&quot;&quot;;[$'Mature Data'.I67])" office:value-type="float" office:value="0" calcext:value-type="float">
            <text:p>0</text:p>
          </table:table-cell>
          <table:table-cell table:style-name="ce22" table:formula="of:=IF([.D68]=&quot;&quot;;&quot;&quot;;SUM([.E68:.I68]))" office:value-type="float" office:value="0" calcext:value-type="float">
            <text:p>0</text:p>
          </table:table-cell>
          <table:table-cell table:style-name="ce26" table:formula="of:=IF([$'Mature Data'.K67]=&quot;&quot;;&quot;&quot;;[$'Mature Data'.K67])" office:value-type="float" office:value="3" calcext:value-type="float">
            <text:p>3</text:p>
          </table:table-cell>
          <table:table-cell table:style-name="ce26" table:formula="of:=IF([$'Mature Data'.L67]=&quot;&quot;;&quot;&quot;;[$'Mature Data'.L67])" office:value-type="float" office:value="2" calcext:value-type="float">
            <text:p>2</text:p>
          </table:table-cell>
          <table:table-cell table:style-name="ce26" table:formula="of:=IF([$'Mature Data'.M67]=&quot;&quot;;&quot;&quot;;[$'Mature Data'.M67])" office:value-type="float" office:value="1" calcext:value-type="float">
            <text:p>1</text:p>
          </table:table-cell>
          <table:table-cell table:style-name="ce26" table:formula="of:=IF([$'Mature Data'.N67]=&quot;&quot;;&quot;&quot;;[$'Mature Data'.N67])">
            <text:p/>
          </table:table-cell>
          <table:table-cell table:style-name="ce26" table:formula="of:=IF([$'Mature Data'.O67]=&quot;&quot;;&quot;&quot;;[$'Mature Data'.O67])" office:value-type="float" office:value="4" calcext:value-type="float">
            <text:p>4</text:p>
          </table:table-cell>
          <table:table-cell table:style-name="ce31" table:formula="of:=IF([.J68]=&quot;&quot;;&quot;&quot;;SUM([.K68:.O68]))" office:value-type="float" office:value="10" calcext:value-type="float">
            <text:p>10</text:p>
          </table:table-cell>
          <table:table-cell table:style-name="ce7" table:formula="of:=IF([$'Mature Data'.Q67]=&quot;&quot;;&quot;&quot;;[$'Mature Data'.Q67])" office:value-type="float" office:value="0" calcext:value-type="float">
            <text:p>0</text:p>
          </table:table-cell>
          <table:table-cell table:style-name="ce7" table:formula="of:=IF([$'Mature Data'.R67]=&quot;&quot;;&quot;&quot;;[$'Mature Data'.R67])" office:value-type="float" office:value="0" calcext:value-type="float">
            <text:p>0</text:p>
          </table:table-cell>
          <table:table-cell table:style-name="ce7" table:formula="of:=IF([$'Mature Data'.S67]=&quot;&quot;;&quot;&quot;;[$'Mature Data'.S67])" office:value-type="float" office:value="0" calcext:value-type="float">
            <text:p>0</text:p>
          </table:table-cell>
          <table:table-cell table:style-name="ce7" table:formula="of:=IF([$'Mature Data'.T67]=&quot;&quot;;&quot;&quot;;[$'Mature Data'.T67])">
            <text:p/>
          </table:table-cell>
          <table:table-cell table:style-name="ce7" table:formula="of:=IF([$'Mature Data'.U67]=&quot;&quot;;&quot;&quot;;[$'Mature Data'.U67])" office:value-type="float" office:value="0" calcext:value-type="float">
            <text:p>0</text:p>
          </table:table-cell>
          <table:table-cell table:style-name="ce7" table:formula="of:=IF([.P68]=&quot;&quot;;&quot;&quot;;SUM([.Q68:.U68]))" office:value-type="float" office:value="0" calcext:value-type="float">
            <text:p>0</text:p>
          </table:table-cell>
          <table:table-cell table:style-name="ce7" table:formula="of:=IF([$'Mature Data'.W67]=&quot;&quot;;&quot;&quot;;[$'Mature Data'.W67])" office:value-type="float" office:value="9" calcext:value-type="float">
            <text:p>9</text:p>
          </table:table-cell>
          <table:table-cell table:style-name="ce7" table:formula="of:=IF([$'Mature Data'.X67]=&quot;&quot;;&quot;&quot;;[$'Mature Data'.X67])" office:value-type="float" office:value="4" calcext:value-type="float">
            <text:p>4</text:p>
          </table:table-cell>
          <table:table-cell table:style-name="ce7" table:formula="of:=IF([$'Mature Data'.Y67]=&quot;&quot;;&quot;&quot;;[$'Mature Data'.Y67])" office:value-type="float" office:value="3" calcext:value-type="float">
            <text:p>3</text:p>
          </table:table-cell>
          <table:table-cell table:style-name="ce7" table:formula="of:=IF([$'Mature Data'.Z67]=&quot;&quot;;&quot;&quot;;[$'Mature Data'.Z67])">
            <text:p/>
          </table:table-cell>
          <table:table-cell table:style-name="ce7" table:formula="of:=IF([$'Mature Data'.AA67]=&quot;&quot;;&quot;&quot;;[$'Mature Data'.AA67])" office:value-type="float" office:value="6" calcext:value-type="float">
            <text:p>6</text:p>
          </table:table-cell>
          <table:table-cell table:style-name="ce43" table:formula="of:=IF(ISERR(AVERAGE([.W68:.AA68])/20);&quot;&quot;;AVERAGE([.W68:.AA68])/20)" office:value-type="percentage" office:value="0.275" calcext:value-type="percentage">
            <text:p>28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8]=&quot;&quot;;&quot;&quot;;[$'Mature Data'.A68])" office:value-type="string" office:string-value="120 G" calcext:value-type="string">
            <text:p>120 G</text:p>
          </table:table-cell>
          <table:table-cell table:style-name="ce7" table:formula="of:=IF([$'Mature Data'.B68]=&quot;&quot;;&quot;&quot;;[$'Mature Data'.B68])" office:value-type="string" office:string-value="Hamlin" calcext:value-type="string">
            <text:p>Hamlin</text:p>
          </table:table-cell>
          <table:table-cell table:style-name="ce7" table:formula="of:=IF([$'Mature Data'.C68]=&quot;&quot;;&quot;&quot;;[$'Mature Data'.C68])">
            <text:p/>
          </table:table-cell>
          <table:table-cell table:style-name="ce7" table:formula="of:=IF([$'Mature Data'.D68]=&quot;&quot;;&quot;&quot;;[$'Mature Data'.D68])" office:value-type="string" office:string-value="2017-04-06" calcext:value-type="string">
            <text:p>2017-04-06</text:p>
          </table:table-cell>
          <table:table-cell table:style-name="ce15" table:formula="of:=IF([$'Mature Data'.E68]=&quot;&quot;;&quot;&quot;;[$'Mature Data'.E68])" office:value-type="float" office:value="1" calcext:value-type="float">
            <text:p>1</text:p>
          </table:table-cell>
          <table:table-cell table:style-name="ce15" table:formula="of:=IF([$'Mature Data'.F68]=&quot;&quot;;&quot;&quot;;[$'Mature Data'.F68])" office:value-type="float" office:value="0" calcext:value-type="float">
            <text:p>0</text:p>
          </table:table-cell>
          <table:table-cell table:style-name="ce15" table:formula="of:=IF([$'Mature Data'.G68]=&quot;&quot;;&quot;&quot;;[$'Mature Data'.G68])" office:value-type="float" office:value="2" calcext:value-type="float">
            <text:p>2</text:p>
          </table:table-cell>
          <table:table-cell table:style-name="ce15" table:formula="of:=IF([$'Mature Data'.H68]=&quot;&quot;;&quot;&quot;;[$'Mature Data'.H68])" office:value-type="float" office:value="1" calcext:value-type="float">
            <text:p>1</text:p>
          </table:table-cell>
          <table:table-cell table:style-name="ce15" table:formula="of:=IF([$'Mature Data'.I68]=&quot;&quot;;&quot;&quot;;[$'Mature Data'.I68])" office:value-type="float" office:value="0" calcext:value-type="float">
            <text:p>0</text:p>
          </table:table-cell>
          <table:table-cell table:style-name="ce22" table:formula="of:=IF([.D69]=&quot;&quot;;&quot;&quot;;SUM([.E69:.I69]))" office:value-type="float" office:value="4" calcext:value-type="float">
            <text:p>4</text:p>
          </table:table-cell>
          <table:table-cell table:style-name="ce26" table:formula="of:=IF([$'Mature Data'.K68]=&quot;&quot;;&quot;&quot;;[$'Mature Data'.K68])" office:value-type="float" office:value="7" calcext:value-type="float">
            <text:p>7</text:p>
          </table:table-cell>
          <table:table-cell table:style-name="ce26" table:formula="of:=IF([$'Mature Data'.L68]=&quot;&quot;;&quot;&quot;;[$'Mature Data'.L68])" office:value-type="float" office:value="1" calcext:value-type="float">
            <text:p>1</text:p>
          </table:table-cell>
          <table:table-cell table:style-name="ce26" table:formula="of:=IF([$'Mature Data'.M68]=&quot;&quot;;&quot;&quot;;[$'Mature Data'.M68])" office:value-type="float" office:value="3" calcext:value-type="float">
            <text:p>3</text:p>
          </table:table-cell>
          <table:table-cell table:style-name="ce26" table:formula="of:=IF([$'Mature Data'.N68]=&quot;&quot;;&quot;&quot;;[$'Mature Data'.N68])" office:value-type="float" office:value="8" calcext:value-type="float">
            <text:p>8</text:p>
          </table:table-cell>
          <table:table-cell table:style-name="ce26" table:formula="of:=IF([$'Mature Data'.O68]=&quot;&quot;;&quot;&quot;;[$'Mature Data'.O68])" office:value-type="float" office:value="3" calcext:value-type="float">
            <text:p>3</text:p>
          </table:table-cell>
          <table:table-cell table:style-name="ce31" table:formula="of:=IF([.J69]=&quot;&quot;;&quot;&quot;;SUM([.K69:.O69]))" office:value-type="float" office:value="22" calcext:value-type="float">
            <text:p>22</text:p>
          </table:table-cell>
          <table:table-cell table:style-name="ce7" table:formula="of:=IF([$'Mature Data'.Q68]=&quot;&quot;;&quot;&quot;;[$'Mature Data'.Q68])" office:value-type="float" office:value="0" calcext:value-type="float">
            <text:p>0</text:p>
          </table:table-cell>
          <table:table-cell table:style-name="ce7" table:formula="of:=IF([$'Mature Data'.R68]=&quot;&quot;;&quot;&quot;;[$'Mature Data'.R68])" office:value-type="float" office:value="0" calcext:value-type="float">
            <text:p>0</text:p>
          </table:table-cell>
          <table:table-cell table:style-name="ce7" table:formula="of:=IF([$'Mature Data'.S68]=&quot;&quot;;&quot;&quot;;[$'Mature Data'.S68])" office:value-type="float" office:value="0" calcext:value-type="float">
            <text:p>0</text:p>
          </table:table-cell>
          <table:table-cell table:style-name="ce7" table:formula="of:=IF([$'Mature Data'.T68]=&quot;&quot;;&quot;&quot;;[$'Mature Data'.T68])" office:value-type="float" office:value="0" calcext:value-type="float">
            <text:p>0</text:p>
          </table:table-cell>
          <table:table-cell table:style-name="ce7" table:formula="of:=IF([$'Mature Data'.U68]=&quot;&quot;;&quot;&quot;;[$'Mature Data'.U68])" office:value-type="float" office:value="0" calcext:value-type="float">
            <text:p>0</text:p>
          </table:table-cell>
          <table:table-cell table:style-name="ce7" table:formula="of:=IF([.P69]=&quot;&quot;;&quot;&quot;;SUM([.Q69:.U69]))" office:value-type="float" office:value="0" calcext:value-type="float">
            <text:p>0</text:p>
          </table:table-cell>
          <table:table-cell table:style-name="ce7" table:formula="of:=IF([$'Mature Data'.W68]=&quot;&quot;;&quot;&quot;;[$'Mature Data'.W68])" office:value-type="float" office:value="11" calcext:value-type="float">
            <text:p>11</text:p>
          </table:table-cell>
          <table:table-cell table:style-name="ce7" table:formula="of:=IF([$'Mature Data'.X68]=&quot;&quot;;&quot;&quot;;[$'Mature Data'.X68])" office:value-type="float" office:value="5" calcext:value-type="float">
            <text:p>5</text:p>
          </table:table-cell>
          <table:table-cell table:style-name="ce7" table:formula="of:=IF([$'Mature Data'.Y68]=&quot;&quot;;&quot;&quot;;[$'Mature Data'.Y68])" office:value-type="float" office:value="8" calcext:value-type="float">
            <text:p>8</text:p>
          </table:table-cell>
          <table:table-cell table:style-name="ce7" table:formula="of:=IF([$'Mature Data'.Z68]=&quot;&quot;;&quot;&quot;;[$'Mature Data'.Z68])" office:value-type="float" office:value="9" calcext:value-type="float">
            <text:p>9</text:p>
          </table:table-cell>
          <table:table-cell table:style-name="ce7" table:formula="of:=IF([$'Mature Data'.AA68]=&quot;&quot;;&quot;&quot;;[$'Mature Data'.AA68])" office:value-type="float" office:value="5" calcext:value-type="float">
            <text:p>5</text:p>
          </table:table-cell>
          <table:table-cell table:style-name="ce43" table:formula="of:=IF(ISERR(AVERAGE([.W69:.AA69])/20);&quot;&quot;;AVERAGE([.W69:.AA69])/20)" office:value-type="percentage" office:value="0.38" calcext:value-type="percentage">
            <text:p>38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69]=&quot;&quot;;&quot;&quot;;[$'Mature Data'.A69])" office:value-type="string" office:string-value="56 A" calcext:value-type="string">
            <text:p>56 A</text:p>
          </table:table-cell>
          <table:table-cell table:style-name="ce7" table:formula="of:=IF([$'Mature Data'.B69]=&quot;&quot;;&quot;&quot;;[$'Mature Data'.B69])" office:value-type="string" office:string-value="Hamlin" calcext:value-type="string">
            <text:p>Hamlin</text:p>
          </table:table-cell>
          <table:table-cell table:style-name="ce7" table:formula="of:=IF([$'Mature Data'.C69]=&quot;&quot;;&quot;&quot;;[$'Mature Data'.C69])">
            <text:p/>
          </table:table-cell>
          <table:table-cell table:style-name="ce7" table:formula="of:=IF([$'Mature Data'.D69]=&quot;&quot;;&quot;&quot;;[$'Mature Data'.D69])">
            <text:p/>
          </table:table-cell>
          <table:table-cell table:style-name="ce15" table:formula="of:=IF([$'Mature Data'.E69]=&quot;&quot;;&quot;&quot;;[$'Mature Data'.E69])">
            <text:p/>
          </table:table-cell>
          <table:table-cell table:style-name="ce15" table:formula="of:=IF([$'Mature Data'.F69]=&quot;&quot;;&quot;&quot;;[$'Mature Data'.F69])">
            <text:p/>
          </table:table-cell>
          <table:table-cell table:style-name="ce15" table:formula="of:=IF([$'Mature Data'.G69]=&quot;&quot;;&quot;&quot;;[$'Mature Data'.G69])">
            <text:p/>
          </table:table-cell>
          <table:table-cell table:style-name="ce15" table:formula="of:=IF([$'Mature Data'.H69]=&quot;&quot;;&quot;&quot;;[$'Mature Data'.H69])">
            <text:p/>
          </table:table-cell>
          <table:table-cell table:style-name="ce15" table:formula="of:=IF([$'Mature Data'.I69]=&quot;&quot;;&quot;&quot;;[$'Mature Data'.I69])">
            <text:p/>
          </table:table-cell>
          <table:table-cell table:style-name="ce22" table:formula="of:=IF([.D70]=&quot;&quot;;&quot;&quot;;SUM([.E70:.I70]))">
            <text:p/>
          </table:table-cell>
          <table:table-cell table:style-name="ce26" table:formula="of:=IF([$'Mature Data'.K69]=&quot;&quot;;&quot;&quot;;[$'Mature Data'.K69])">
            <text:p/>
          </table:table-cell>
          <table:table-cell table:style-name="ce26" table:formula="of:=IF([$'Mature Data'.L69]=&quot;&quot;;&quot;&quot;;[$'Mature Data'.L69])">
            <text:p/>
          </table:table-cell>
          <table:table-cell table:style-name="ce26" table:formula="of:=IF([$'Mature Data'.M69]=&quot;&quot;;&quot;&quot;;[$'Mature Data'.M69])">
            <text:p/>
          </table:table-cell>
          <table:table-cell table:style-name="ce26" table:formula="of:=IF([$'Mature Data'.N69]=&quot;&quot;;&quot;&quot;;[$'Mature Data'.N69])">
            <text:p/>
          </table:table-cell>
          <table:table-cell table:style-name="ce26" table:formula="of:=IF([$'Mature Data'.O69]=&quot;&quot;;&quot;&quot;;[$'Mature Data'.O69])">
            <text:p/>
          </table:table-cell>
          <table:table-cell table:style-name="ce31" table:formula="of:=IF([.J70]=&quot;&quot;;&quot;&quot;;SUM([.K70:.O70]))">
            <text:p/>
          </table:table-cell>
          <table:table-cell table:style-name="ce7" table:formula="of:=IF([$'Mature Data'.Q69]=&quot;&quot;;&quot;&quot;;[$'Mature Data'.Q69])">
            <text:p/>
          </table:table-cell>
          <table:table-cell table:style-name="ce7" table:formula="of:=IF([$'Mature Data'.R69]=&quot;&quot;;&quot;&quot;;[$'Mature Data'.R69])">
            <text:p/>
          </table:table-cell>
          <table:table-cell table:style-name="ce7" table:formula="of:=IF([$'Mature Data'.S69]=&quot;&quot;;&quot;&quot;;[$'Mature Data'.S69])">
            <text:p/>
          </table:table-cell>
          <table:table-cell table:style-name="ce7" table:formula="of:=IF([$'Mature Data'.T69]=&quot;&quot;;&quot;&quot;;[$'Mature Data'.T69])">
            <text:p/>
          </table:table-cell>
          <table:table-cell table:style-name="ce7" table:formula="of:=IF([$'Mature Data'.U69]=&quot;&quot;;&quot;&quot;;[$'Mature Data'.U69])">
            <text:p/>
          </table:table-cell>
          <table:table-cell table:style-name="ce7" table:formula="of:=IF([.P70]=&quot;&quot;;&quot;&quot;;SUM([.Q70:.U70]))">
            <text:p/>
          </table:table-cell>
          <table:table-cell table:style-name="ce7" table:formula="of:=IF([$'Mature Data'.W69]=&quot;&quot;;&quot;&quot;;[$'Mature Data'.W69])">
            <text:p/>
          </table:table-cell>
          <table:table-cell table:style-name="ce7" table:formula="of:=IF([$'Mature Data'.X69]=&quot;&quot;;&quot;&quot;;[$'Mature Data'.X69])">
            <text:p/>
          </table:table-cell>
          <table:table-cell table:style-name="ce7" table:formula="of:=IF([$'Mature Data'.Y69]=&quot;&quot;;&quot;&quot;;[$'Mature Data'.Y69])">
            <text:p/>
          </table:table-cell>
          <table:table-cell table:style-name="ce7" table:formula="of:=IF([$'Mature Data'.Z69]=&quot;&quot;;&quot;&quot;;[$'Mature Data'.Z69])">
            <text:p/>
          </table:table-cell>
          <table:table-cell table:style-name="ce7" table:formula="of:=IF([$'Mature Data'.AA69]=&quot;&quot;;&quot;&quot;;[$'Mature Data'.AA69])">
            <text:p/>
          </table:table-cell>
          <table:table-cell table:style-name="ce43" table:formula="of:=IF(ISERR(AVERAGE([.W70:.AA70])/20);&quot;&quot;;AVERAGE([.W70:.AA7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0]=&quot;&quot;;&quot;&quot;;[$'Mature Data'.A70])" office:value-type="string" office:string-value="56 B" calcext:value-type="string">
            <text:p>56 B</text:p>
          </table:table-cell>
          <table:table-cell table:style-name="ce7" table:formula="of:=IF([$'Mature Data'.B70]=&quot;&quot;;&quot;&quot;;[$'Mature Data'.B70])" office:value-type="string" office:string-value="Hamlin" calcext:value-type="string">
            <text:p>Hamlin</text:p>
          </table:table-cell>
          <table:table-cell table:style-name="ce7" table:formula="of:=IF([$'Mature Data'.C70]=&quot;&quot;;&quot;&quot;;[$'Mature Data'.C70])">
            <text:p/>
          </table:table-cell>
          <table:table-cell table:style-name="ce7" table:formula="of:=IF([$'Mature Data'.D70]=&quot;&quot;;&quot;&quot;;[$'Mature Data'.D70])">
            <text:p/>
          </table:table-cell>
          <table:table-cell table:style-name="ce15" table:formula="of:=IF([$'Mature Data'.E70]=&quot;&quot;;&quot;&quot;;[$'Mature Data'.E70])">
            <text:p/>
          </table:table-cell>
          <table:table-cell table:style-name="ce15" table:formula="of:=IF([$'Mature Data'.F70]=&quot;&quot;;&quot;&quot;;[$'Mature Data'.F70])">
            <text:p/>
          </table:table-cell>
          <table:table-cell table:style-name="ce15" table:formula="of:=IF([$'Mature Data'.G70]=&quot;&quot;;&quot;&quot;;[$'Mature Data'.G70])">
            <text:p/>
          </table:table-cell>
          <table:table-cell table:style-name="ce15" table:formula="of:=IF([$'Mature Data'.H70]=&quot;&quot;;&quot;&quot;;[$'Mature Data'.H70])">
            <text:p/>
          </table:table-cell>
          <table:table-cell table:style-name="ce15" table:formula="of:=IF([$'Mature Data'.I70]=&quot;&quot;;&quot;&quot;;[$'Mature Data'.I70])">
            <text:p/>
          </table:table-cell>
          <table:table-cell table:style-name="ce22" table:formula="of:=IF([.D71]=&quot;&quot;;&quot;&quot;;SUM([.E71:.I71]))">
            <text:p/>
          </table:table-cell>
          <table:table-cell table:style-name="ce26" table:formula="of:=IF([$'Mature Data'.K70]=&quot;&quot;;&quot;&quot;;[$'Mature Data'.K70])">
            <text:p/>
          </table:table-cell>
          <table:table-cell table:style-name="ce26" table:formula="of:=IF([$'Mature Data'.L70]=&quot;&quot;;&quot;&quot;;[$'Mature Data'.L70])">
            <text:p/>
          </table:table-cell>
          <table:table-cell table:style-name="ce26" table:formula="of:=IF([$'Mature Data'.M70]=&quot;&quot;;&quot;&quot;;[$'Mature Data'.M70])">
            <text:p/>
          </table:table-cell>
          <table:table-cell table:style-name="ce26" table:formula="of:=IF([$'Mature Data'.N70]=&quot;&quot;;&quot;&quot;;[$'Mature Data'.N70])">
            <text:p/>
          </table:table-cell>
          <table:table-cell table:style-name="ce26" table:formula="of:=IF([$'Mature Data'.O70]=&quot;&quot;;&quot;&quot;;[$'Mature Data'.O70])">
            <text:p/>
          </table:table-cell>
          <table:table-cell table:style-name="ce31" table:formula="of:=IF([.J71]=&quot;&quot;;&quot;&quot;;SUM([.K71:.O71]))">
            <text:p/>
          </table:table-cell>
          <table:table-cell table:style-name="ce7" table:formula="of:=IF([$'Mature Data'.Q70]=&quot;&quot;;&quot;&quot;;[$'Mature Data'.Q70])">
            <text:p/>
          </table:table-cell>
          <table:table-cell table:style-name="ce7" table:formula="of:=IF([$'Mature Data'.R70]=&quot;&quot;;&quot;&quot;;[$'Mature Data'.R70])">
            <text:p/>
          </table:table-cell>
          <table:table-cell table:style-name="ce7" table:formula="of:=IF([$'Mature Data'.S70]=&quot;&quot;;&quot;&quot;;[$'Mature Data'.S70])">
            <text:p/>
          </table:table-cell>
          <table:table-cell table:style-name="ce7" table:formula="of:=IF([$'Mature Data'.T70]=&quot;&quot;;&quot;&quot;;[$'Mature Data'.T70])">
            <text:p/>
          </table:table-cell>
          <table:table-cell table:style-name="ce7" table:formula="of:=IF([$'Mature Data'.U70]=&quot;&quot;;&quot;&quot;;[$'Mature Data'.U70])">
            <text:p/>
          </table:table-cell>
          <table:table-cell table:style-name="ce7" table:formula="of:=IF([.P71]=&quot;&quot;;&quot;&quot;;SUM([.Q71:.U71]))">
            <text:p/>
          </table:table-cell>
          <table:table-cell table:style-name="ce7" table:formula="of:=IF([$'Mature Data'.W70]=&quot;&quot;;&quot;&quot;;[$'Mature Data'.W70])">
            <text:p/>
          </table:table-cell>
          <table:table-cell table:style-name="ce7" table:formula="of:=IF([$'Mature Data'.X70]=&quot;&quot;;&quot;&quot;;[$'Mature Data'.X70])">
            <text:p/>
          </table:table-cell>
          <table:table-cell table:style-name="ce7" table:formula="of:=IF([$'Mature Data'.Y70]=&quot;&quot;;&quot;&quot;;[$'Mature Data'.Y70])">
            <text:p/>
          </table:table-cell>
          <table:table-cell table:style-name="ce7" table:formula="of:=IF([$'Mature Data'.Z70]=&quot;&quot;;&quot;&quot;;[$'Mature Data'.Z70])">
            <text:p/>
          </table:table-cell>
          <table:table-cell table:style-name="ce7" table:formula="of:=IF([$'Mature Data'.AA70]=&quot;&quot;;&quot;&quot;;[$'Mature Data'.AA70])">
            <text:p/>
          </table:table-cell>
          <table:table-cell table:style-name="ce43" table:formula="of:=IF(ISERR(AVERAGE([.W71:.AA71])/20);&quot;&quot;;AVERAGE([.W71:.AA7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1]=&quot;&quot;;&quot;&quot;;[$'Mature Data'.A71])" office:value-type="string" office:string-value="56 D East" calcext:value-type="string">
            <text:p>56 D East</text:p>
          </table:table-cell>
          <table:table-cell table:style-name="ce7" table:formula="of:=IF([$'Mature Data'.B71]=&quot;&quot;;&quot;&quot;;[$'Mature Data'.B71])" office:value-type="string" office:string-value="Valencia" calcext:value-type="string">
            <text:p>Valencia</text:p>
          </table:table-cell>
          <table:table-cell table:style-name="ce7" table:formula="of:=IF([$'Mature Data'.C71]=&quot;&quot;;&quot;&quot;;[$'Mature Data'.C71])">
            <text:p/>
          </table:table-cell>
          <table:table-cell table:style-name="ce7" table:formula="of:=IF([$'Mature Data'.D71]=&quot;&quot;;&quot;&quot;;[$'Mature Data'.D71])">
            <text:p/>
          </table:table-cell>
          <table:table-cell table:style-name="ce15" table:formula="of:=IF([$'Mature Data'.E71]=&quot;&quot;;&quot;&quot;;[$'Mature Data'.E71])">
            <text:p/>
          </table:table-cell>
          <table:table-cell table:style-name="ce15" table:formula="of:=IF([$'Mature Data'.F71]=&quot;&quot;;&quot;&quot;;[$'Mature Data'.F71])">
            <text:p/>
          </table:table-cell>
          <table:table-cell table:style-name="ce15" table:formula="of:=IF([$'Mature Data'.G71]=&quot;&quot;;&quot;&quot;;[$'Mature Data'.G71])">
            <text:p/>
          </table:table-cell>
          <table:table-cell table:style-name="ce15" table:formula="of:=IF([$'Mature Data'.H71]=&quot;&quot;;&quot;&quot;;[$'Mature Data'.H71])">
            <text:p/>
          </table:table-cell>
          <table:table-cell table:style-name="ce15" table:formula="of:=IF([$'Mature Data'.I71]=&quot;&quot;;&quot;&quot;;[$'Mature Data'.I71])">
            <text:p/>
          </table:table-cell>
          <table:table-cell table:style-name="ce22" table:formula="of:=IF([.D72]=&quot;&quot;;&quot;&quot;;SUM([.E72:.I72]))">
            <text:p/>
          </table:table-cell>
          <table:table-cell table:style-name="ce26" table:formula="of:=IF([$'Mature Data'.K71]=&quot;&quot;;&quot;&quot;;[$'Mature Data'.K71])">
            <text:p/>
          </table:table-cell>
          <table:table-cell table:style-name="ce26" table:formula="of:=IF([$'Mature Data'.L71]=&quot;&quot;;&quot;&quot;;[$'Mature Data'.L71])">
            <text:p/>
          </table:table-cell>
          <table:table-cell table:style-name="ce26" table:formula="of:=IF([$'Mature Data'.M71]=&quot;&quot;;&quot;&quot;;[$'Mature Data'.M71])">
            <text:p/>
          </table:table-cell>
          <table:table-cell table:style-name="ce26" table:formula="of:=IF([$'Mature Data'.N71]=&quot;&quot;;&quot;&quot;;[$'Mature Data'.N71])">
            <text:p/>
          </table:table-cell>
          <table:table-cell table:style-name="ce26" table:formula="of:=IF([$'Mature Data'.O71]=&quot;&quot;;&quot;&quot;;[$'Mature Data'.O71])">
            <text:p/>
          </table:table-cell>
          <table:table-cell table:style-name="ce31" table:formula="of:=IF([.J72]=&quot;&quot;;&quot;&quot;;SUM([.K72:.O72]))">
            <text:p/>
          </table:table-cell>
          <table:table-cell table:style-name="ce7" table:formula="of:=IF([$'Mature Data'.Q71]=&quot;&quot;;&quot;&quot;;[$'Mature Data'.Q71])">
            <text:p/>
          </table:table-cell>
          <table:table-cell table:style-name="ce7" table:formula="of:=IF([$'Mature Data'.R71]=&quot;&quot;;&quot;&quot;;[$'Mature Data'.R71])">
            <text:p/>
          </table:table-cell>
          <table:table-cell table:style-name="ce7" table:formula="of:=IF([$'Mature Data'.S71]=&quot;&quot;;&quot;&quot;;[$'Mature Data'.S71])">
            <text:p/>
          </table:table-cell>
          <table:table-cell table:style-name="ce7" table:formula="of:=IF([$'Mature Data'.T71]=&quot;&quot;;&quot;&quot;;[$'Mature Data'.T71])">
            <text:p/>
          </table:table-cell>
          <table:table-cell table:style-name="ce7" table:formula="of:=IF([$'Mature Data'.U71]=&quot;&quot;;&quot;&quot;;[$'Mature Data'.U71])">
            <text:p/>
          </table:table-cell>
          <table:table-cell table:style-name="ce7" table:formula="of:=IF([.P72]=&quot;&quot;;&quot;&quot;;SUM([.Q72:.U72]))">
            <text:p/>
          </table:table-cell>
          <table:table-cell table:style-name="ce7" table:formula="of:=IF([$'Mature Data'.W71]=&quot;&quot;;&quot;&quot;;[$'Mature Data'.W71])">
            <text:p/>
          </table:table-cell>
          <table:table-cell table:style-name="ce7" table:formula="of:=IF([$'Mature Data'.X71]=&quot;&quot;;&quot;&quot;;[$'Mature Data'.X71])">
            <text:p/>
          </table:table-cell>
          <table:table-cell table:style-name="ce7" table:formula="of:=IF([$'Mature Data'.Y71]=&quot;&quot;;&quot;&quot;;[$'Mature Data'.Y71])">
            <text:p/>
          </table:table-cell>
          <table:table-cell table:style-name="ce7" table:formula="of:=IF([$'Mature Data'.Z71]=&quot;&quot;;&quot;&quot;;[$'Mature Data'.Z71])">
            <text:p/>
          </table:table-cell>
          <table:table-cell table:style-name="ce7" table:formula="of:=IF([$'Mature Data'.AA71]=&quot;&quot;;&quot;&quot;;[$'Mature Data'.AA71])">
            <text:p/>
          </table:table-cell>
          <table:table-cell table:style-name="ce43" table:formula="of:=IF(ISERR(AVERAGE([.W72:.AA72])/20);&quot;&quot;;AVERAGE([.W72:.AA7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2]=&quot;&quot;;&quot;&quot;;[$'Mature Data'.A72])" office:value-type="string" office:string-value="56 D West" calcext:value-type="string">
            <text:p>56 D West</text:p>
          </table:table-cell>
          <table:table-cell table:style-name="ce7" table:formula="of:=IF([$'Mature Data'.B72]=&quot;&quot;;&quot;&quot;;[$'Mature Data'.B72])" office:value-type="string" office:string-value="Hamlin" calcext:value-type="string">
            <text:p>Hamlin</text:p>
          </table:table-cell>
          <table:table-cell table:style-name="ce7" table:formula="of:=IF([$'Mature Data'.C72]=&quot;&quot;;&quot;&quot;;[$'Mature Data'.C72])">
            <text:p/>
          </table:table-cell>
          <table:table-cell table:style-name="ce7" table:formula="of:=IF([$'Mature Data'.D72]=&quot;&quot;;&quot;&quot;;[$'Mature Data'.D72])">
            <text:p/>
          </table:table-cell>
          <table:table-cell table:style-name="ce15" table:formula="of:=IF([$'Mature Data'.E72]=&quot;&quot;;&quot;&quot;;[$'Mature Data'.E72])">
            <text:p/>
          </table:table-cell>
          <table:table-cell table:style-name="ce15" table:formula="of:=IF([$'Mature Data'.F72]=&quot;&quot;;&quot;&quot;;[$'Mature Data'.F72])">
            <text:p/>
          </table:table-cell>
          <table:table-cell table:style-name="ce15" table:formula="of:=IF([$'Mature Data'.G72]=&quot;&quot;;&quot;&quot;;[$'Mature Data'.G72])">
            <text:p/>
          </table:table-cell>
          <table:table-cell table:style-name="ce15" table:formula="of:=IF([$'Mature Data'.H72]=&quot;&quot;;&quot;&quot;;[$'Mature Data'.H72])">
            <text:p/>
          </table:table-cell>
          <table:table-cell table:style-name="ce15" table:formula="of:=IF([$'Mature Data'.I72]=&quot;&quot;;&quot;&quot;;[$'Mature Data'.I72])">
            <text:p/>
          </table:table-cell>
          <table:table-cell table:style-name="ce22" table:formula="of:=IF([.D73]=&quot;&quot;;&quot;&quot;;SUM([.E73:.I73]))">
            <text:p/>
          </table:table-cell>
          <table:table-cell table:style-name="ce26" table:formula="of:=IF([$'Mature Data'.K72]=&quot;&quot;;&quot;&quot;;[$'Mature Data'.K72])">
            <text:p/>
          </table:table-cell>
          <table:table-cell table:style-name="ce26" table:formula="of:=IF([$'Mature Data'.L72]=&quot;&quot;;&quot;&quot;;[$'Mature Data'.L72])">
            <text:p/>
          </table:table-cell>
          <table:table-cell table:style-name="ce26" table:formula="of:=IF([$'Mature Data'.M72]=&quot;&quot;;&quot;&quot;;[$'Mature Data'.M72])">
            <text:p/>
          </table:table-cell>
          <table:table-cell table:style-name="ce26" table:formula="of:=IF([$'Mature Data'.N72]=&quot;&quot;;&quot;&quot;;[$'Mature Data'.N72])">
            <text:p/>
          </table:table-cell>
          <table:table-cell table:style-name="ce26" table:formula="of:=IF([$'Mature Data'.O72]=&quot;&quot;;&quot;&quot;;[$'Mature Data'.O72])">
            <text:p/>
          </table:table-cell>
          <table:table-cell table:style-name="ce31" table:formula="of:=IF([.J73]=&quot;&quot;;&quot;&quot;;SUM([.K73:.O73]))">
            <text:p/>
          </table:table-cell>
          <table:table-cell table:style-name="ce7" table:formula="of:=IF([$'Mature Data'.Q72]=&quot;&quot;;&quot;&quot;;[$'Mature Data'.Q72])">
            <text:p/>
          </table:table-cell>
          <table:table-cell table:style-name="ce7" table:formula="of:=IF([$'Mature Data'.R72]=&quot;&quot;;&quot;&quot;;[$'Mature Data'.R72])">
            <text:p/>
          </table:table-cell>
          <table:table-cell table:style-name="ce7" table:formula="of:=IF([$'Mature Data'.S72]=&quot;&quot;;&quot;&quot;;[$'Mature Data'.S72])">
            <text:p/>
          </table:table-cell>
          <table:table-cell table:style-name="ce7" table:formula="of:=IF([$'Mature Data'.T72]=&quot;&quot;;&quot;&quot;;[$'Mature Data'.T72])">
            <text:p/>
          </table:table-cell>
          <table:table-cell table:style-name="ce7" table:formula="of:=IF([$'Mature Data'.U72]=&quot;&quot;;&quot;&quot;;[$'Mature Data'.U72])">
            <text:p/>
          </table:table-cell>
          <table:table-cell table:style-name="ce7" table:formula="of:=IF([.P73]=&quot;&quot;;&quot;&quot;;SUM([.Q73:.U73]))">
            <text:p/>
          </table:table-cell>
          <table:table-cell table:style-name="ce7" table:formula="of:=IF([$'Mature Data'.W72]=&quot;&quot;;&quot;&quot;;[$'Mature Data'.W72])">
            <text:p/>
          </table:table-cell>
          <table:table-cell table:style-name="ce7" table:formula="of:=IF([$'Mature Data'.X72]=&quot;&quot;;&quot;&quot;;[$'Mature Data'.X72])">
            <text:p/>
          </table:table-cell>
          <table:table-cell table:style-name="ce7" table:formula="of:=IF([$'Mature Data'.Y72]=&quot;&quot;;&quot;&quot;;[$'Mature Data'.Y72])">
            <text:p/>
          </table:table-cell>
          <table:table-cell table:style-name="ce7" table:formula="of:=IF([$'Mature Data'.Z72]=&quot;&quot;;&quot;&quot;;[$'Mature Data'.Z72])">
            <text:p/>
          </table:table-cell>
          <table:table-cell table:style-name="ce7" table:formula="of:=IF([$'Mature Data'.AA72]=&quot;&quot;;&quot;&quot;;[$'Mature Data'.AA72])">
            <text:p/>
          </table:table-cell>
          <table:table-cell table:style-name="ce43" table:formula="of:=IF(ISERR(AVERAGE([.W73:.AA73])/20);&quot;&quot;;AVERAGE([.W73:.AA7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3]=&quot;&quot;;&quot;&quot;;[$'Mature Data'.A73])" office:value-type="string" office:string-value="56 E" calcext:value-type="string">
            <text:p>56 E</text:p>
          </table:table-cell>
          <table:table-cell table:style-name="ce7" table:formula="of:=IF([$'Mature Data'.B73]=&quot;&quot;;&quot;&quot;;[$'Mature Data'.B73])" office:value-type="string" office:string-value="Valencia" calcext:value-type="string">
            <text:p>Valencia</text:p>
          </table:table-cell>
          <table:table-cell table:style-name="ce7" table:formula="of:=IF([$'Mature Data'.C73]=&quot;&quot;;&quot;&quot;;[$'Mature Data'.C73])">
            <text:p/>
          </table:table-cell>
          <table:table-cell table:style-name="ce7" table:formula="of:=IF([$'Mature Data'.D73]=&quot;&quot;;&quot;&quot;;[$'Mature Data'.D73])">
            <text:p/>
          </table:table-cell>
          <table:table-cell table:style-name="ce15" table:formula="of:=IF([$'Mature Data'.E73]=&quot;&quot;;&quot;&quot;;[$'Mature Data'.E73])">
            <text:p/>
          </table:table-cell>
          <table:table-cell table:style-name="ce15" table:formula="of:=IF([$'Mature Data'.F73]=&quot;&quot;;&quot;&quot;;[$'Mature Data'.F73])">
            <text:p/>
          </table:table-cell>
          <table:table-cell table:style-name="ce15" table:formula="of:=IF([$'Mature Data'.G73]=&quot;&quot;;&quot;&quot;;[$'Mature Data'.G73])">
            <text:p/>
          </table:table-cell>
          <table:table-cell table:style-name="ce15" table:formula="of:=IF([$'Mature Data'.H73]=&quot;&quot;;&quot;&quot;;[$'Mature Data'.H73])">
            <text:p/>
          </table:table-cell>
          <table:table-cell table:style-name="ce15" table:formula="of:=IF([$'Mature Data'.I73]=&quot;&quot;;&quot;&quot;;[$'Mature Data'.I73])">
            <text:p/>
          </table:table-cell>
          <table:table-cell table:style-name="ce22" table:formula="of:=IF([.D74]=&quot;&quot;;&quot;&quot;;SUM([.E74:.I74]))">
            <text:p/>
          </table:table-cell>
          <table:table-cell table:style-name="ce26" table:formula="of:=IF([$'Mature Data'.K73]=&quot;&quot;;&quot;&quot;;[$'Mature Data'.K73])">
            <text:p/>
          </table:table-cell>
          <table:table-cell table:style-name="ce26" table:formula="of:=IF([$'Mature Data'.L73]=&quot;&quot;;&quot;&quot;;[$'Mature Data'.L73])">
            <text:p/>
          </table:table-cell>
          <table:table-cell table:style-name="ce26" table:formula="of:=IF([$'Mature Data'.M73]=&quot;&quot;;&quot;&quot;;[$'Mature Data'.M73])">
            <text:p/>
          </table:table-cell>
          <table:table-cell table:style-name="ce26" table:formula="of:=IF([$'Mature Data'.N73]=&quot;&quot;;&quot;&quot;;[$'Mature Data'.N73])">
            <text:p/>
          </table:table-cell>
          <table:table-cell table:style-name="ce26" table:formula="of:=IF([$'Mature Data'.O73]=&quot;&quot;;&quot;&quot;;[$'Mature Data'.O73])">
            <text:p/>
          </table:table-cell>
          <table:table-cell table:style-name="ce31" table:formula="of:=IF([.J74]=&quot;&quot;;&quot;&quot;;SUM([.K74:.O74]))">
            <text:p/>
          </table:table-cell>
          <table:table-cell table:style-name="ce7" table:formula="of:=IF([$'Mature Data'.Q73]=&quot;&quot;;&quot;&quot;;[$'Mature Data'.Q73])">
            <text:p/>
          </table:table-cell>
          <table:table-cell table:style-name="ce7" table:formula="of:=IF([$'Mature Data'.R73]=&quot;&quot;;&quot;&quot;;[$'Mature Data'.R73])">
            <text:p/>
          </table:table-cell>
          <table:table-cell table:style-name="ce7" table:formula="of:=IF([$'Mature Data'.S73]=&quot;&quot;;&quot;&quot;;[$'Mature Data'.S73])">
            <text:p/>
          </table:table-cell>
          <table:table-cell table:style-name="ce7" table:formula="of:=IF([$'Mature Data'.T73]=&quot;&quot;;&quot;&quot;;[$'Mature Data'.T73])">
            <text:p/>
          </table:table-cell>
          <table:table-cell table:style-name="ce7" table:formula="of:=IF([$'Mature Data'.U73]=&quot;&quot;;&quot;&quot;;[$'Mature Data'.U73])">
            <text:p/>
          </table:table-cell>
          <table:table-cell table:style-name="ce7" table:formula="of:=IF([.P74]=&quot;&quot;;&quot;&quot;;SUM([.Q74:.U74]))">
            <text:p/>
          </table:table-cell>
          <table:table-cell table:style-name="ce7" table:formula="of:=IF([$'Mature Data'.W73]=&quot;&quot;;&quot;&quot;;[$'Mature Data'.W73])">
            <text:p/>
          </table:table-cell>
          <table:table-cell table:style-name="ce7" table:formula="of:=IF([$'Mature Data'.X73]=&quot;&quot;;&quot;&quot;;[$'Mature Data'.X73])">
            <text:p/>
          </table:table-cell>
          <table:table-cell table:style-name="ce7" table:formula="of:=IF([$'Mature Data'.Y73]=&quot;&quot;;&quot;&quot;;[$'Mature Data'.Y73])">
            <text:p/>
          </table:table-cell>
          <table:table-cell table:style-name="ce7" table:formula="of:=IF([$'Mature Data'.Z73]=&quot;&quot;;&quot;&quot;;[$'Mature Data'.Z73])">
            <text:p/>
          </table:table-cell>
          <table:table-cell table:style-name="ce7" table:formula="of:=IF([$'Mature Data'.AA73]=&quot;&quot;;&quot;&quot;;[$'Mature Data'.AA73])">
            <text:p/>
          </table:table-cell>
          <table:table-cell table:style-name="ce43" table:formula="of:=IF(ISERR(AVERAGE([.W74:.AA74])/20);&quot;&quot;;AVERAGE([.W74:.AA7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4]=&quot;&quot;;&quot;&quot;;[$'Mature Data'.A74])" office:value-type="string" office:string-value="56 F" calcext:value-type="string">
            <text:p>56 F</text:p>
          </table:table-cell>
          <table:table-cell table:style-name="ce7" table:formula="of:=IF([$'Mature Data'.B74]=&quot;&quot;;&quot;&quot;;[$'Mature Data'.B74])" office:value-type="string" office:string-value="Valencia" calcext:value-type="string">
            <text:p>Valencia</text:p>
          </table:table-cell>
          <table:table-cell table:style-name="ce7" table:formula="of:=IF([$'Mature Data'.C74]=&quot;&quot;;&quot;&quot;;[$'Mature Data'.C74])">
            <text:p/>
          </table:table-cell>
          <table:table-cell table:style-name="ce7" table:formula="of:=IF([$'Mature Data'.D74]=&quot;&quot;;&quot;&quot;;[$'Mature Data'.D74])">
            <text:p/>
          </table:table-cell>
          <table:table-cell table:style-name="ce15" table:formula="of:=IF([$'Mature Data'.E74]=&quot;&quot;;&quot;&quot;;[$'Mature Data'.E74])">
            <text:p/>
          </table:table-cell>
          <table:table-cell table:style-name="ce15" table:formula="of:=IF([$'Mature Data'.F74]=&quot;&quot;;&quot;&quot;;[$'Mature Data'.F74])">
            <text:p/>
          </table:table-cell>
          <table:table-cell table:style-name="ce15" table:formula="of:=IF([$'Mature Data'.G74]=&quot;&quot;;&quot;&quot;;[$'Mature Data'.G74])">
            <text:p/>
          </table:table-cell>
          <table:table-cell table:style-name="ce15" table:formula="of:=IF([$'Mature Data'.H74]=&quot;&quot;;&quot;&quot;;[$'Mature Data'.H74])">
            <text:p/>
          </table:table-cell>
          <table:table-cell table:style-name="ce15" table:formula="of:=IF([$'Mature Data'.I74]=&quot;&quot;;&quot;&quot;;[$'Mature Data'.I74])">
            <text:p/>
          </table:table-cell>
          <table:table-cell table:style-name="ce22" table:formula="of:=IF([.D75]=&quot;&quot;;&quot;&quot;;SUM([.E75:.I75]))">
            <text:p/>
          </table:table-cell>
          <table:table-cell table:style-name="ce26" table:formula="of:=IF([$'Mature Data'.K74]=&quot;&quot;;&quot;&quot;;[$'Mature Data'.K74])">
            <text:p/>
          </table:table-cell>
          <table:table-cell table:style-name="ce26" table:formula="of:=IF([$'Mature Data'.L74]=&quot;&quot;;&quot;&quot;;[$'Mature Data'.L74])">
            <text:p/>
          </table:table-cell>
          <table:table-cell table:style-name="ce26" table:formula="of:=IF([$'Mature Data'.M74]=&quot;&quot;;&quot;&quot;;[$'Mature Data'.M74])">
            <text:p/>
          </table:table-cell>
          <table:table-cell table:style-name="ce26" table:formula="of:=IF([$'Mature Data'.N74]=&quot;&quot;;&quot;&quot;;[$'Mature Data'.N74])">
            <text:p/>
          </table:table-cell>
          <table:table-cell table:style-name="ce26" table:formula="of:=IF([$'Mature Data'.O74]=&quot;&quot;;&quot;&quot;;[$'Mature Data'.O74])">
            <text:p/>
          </table:table-cell>
          <table:table-cell table:style-name="ce31" table:formula="of:=IF([.J75]=&quot;&quot;;&quot;&quot;;SUM([.K75:.O75]))">
            <text:p/>
          </table:table-cell>
          <table:table-cell table:style-name="ce7" table:formula="of:=IF([$'Mature Data'.Q74]=&quot;&quot;;&quot;&quot;;[$'Mature Data'.Q74])">
            <text:p/>
          </table:table-cell>
          <table:table-cell table:style-name="ce7" table:formula="of:=IF([$'Mature Data'.R74]=&quot;&quot;;&quot;&quot;;[$'Mature Data'.R74])">
            <text:p/>
          </table:table-cell>
          <table:table-cell table:style-name="ce7" table:formula="of:=IF([$'Mature Data'.S74]=&quot;&quot;;&quot;&quot;;[$'Mature Data'.S74])">
            <text:p/>
          </table:table-cell>
          <table:table-cell table:style-name="ce7" table:formula="of:=IF([$'Mature Data'.T74]=&quot;&quot;;&quot;&quot;;[$'Mature Data'.T74])">
            <text:p/>
          </table:table-cell>
          <table:table-cell table:style-name="ce7" table:formula="of:=IF([$'Mature Data'.U74]=&quot;&quot;;&quot;&quot;;[$'Mature Data'.U74])">
            <text:p/>
          </table:table-cell>
          <table:table-cell table:style-name="ce7" table:formula="of:=IF([.P75]=&quot;&quot;;&quot;&quot;;SUM([.Q75:.U75]))">
            <text:p/>
          </table:table-cell>
          <table:table-cell table:style-name="ce7" table:formula="of:=IF([$'Mature Data'.W74]=&quot;&quot;;&quot;&quot;;[$'Mature Data'.W74])">
            <text:p/>
          </table:table-cell>
          <table:table-cell table:style-name="ce7" table:formula="of:=IF([$'Mature Data'.X74]=&quot;&quot;;&quot;&quot;;[$'Mature Data'.X74])">
            <text:p/>
          </table:table-cell>
          <table:table-cell table:style-name="ce7" table:formula="of:=IF([$'Mature Data'.Y74]=&quot;&quot;;&quot;&quot;;[$'Mature Data'.Y74])">
            <text:p/>
          </table:table-cell>
          <table:table-cell table:style-name="ce7" table:formula="of:=IF([$'Mature Data'.Z74]=&quot;&quot;;&quot;&quot;;[$'Mature Data'.Z74])">
            <text:p/>
          </table:table-cell>
          <table:table-cell table:style-name="ce7" table:formula="of:=IF([$'Mature Data'.AA74]=&quot;&quot;;&quot;&quot;;[$'Mature Data'.AA74])">
            <text:p/>
          </table:table-cell>
          <table:table-cell table:style-name="ce43" table:formula="of:=IF(ISERR(AVERAGE([.W75:.AA75])/20);&quot;&quot;;AVERAGE([.W75:.AA7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5]=&quot;&quot;;&quot;&quot;;[$'Mature Data'.A75])" office:value-type="string" office:string-value="56 G" calcext:value-type="string">
            <text:p>56 G</text:p>
          </table:table-cell>
          <table:table-cell table:style-name="ce7" table:formula="of:=IF([$'Mature Data'.B75]=&quot;&quot;;&quot;&quot;;[$'Mature Data'.B75])" office:value-type="string" office:string-value="Valencia" calcext:value-type="string">
            <text:p>Valencia</text:p>
          </table:table-cell>
          <table:table-cell table:style-name="ce7" table:formula="of:=IF([$'Mature Data'.C75]=&quot;&quot;;&quot;&quot;;[$'Mature Data'.C75])">
            <text:p/>
          </table:table-cell>
          <table:table-cell table:style-name="ce7" table:formula="of:=IF([$'Mature Data'.D75]=&quot;&quot;;&quot;&quot;;[$'Mature Data'.D75])">
            <text:p/>
          </table:table-cell>
          <table:table-cell table:style-name="ce15" table:formula="of:=IF([$'Mature Data'.E75]=&quot;&quot;;&quot;&quot;;[$'Mature Data'.E75])">
            <text:p/>
          </table:table-cell>
          <table:table-cell table:style-name="ce15" table:formula="of:=IF([$'Mature Data'.F75]=&quot;&quot;;&quot;&quot;;[$'Mature Data'.F75])">
            <text:p/>
          </table:table-cell>
          <table:table-cell table:style-name="ce15" table:formula="of:=IF([$'Mature Data'.G75]=&quot;&quot;;&quot;&quot;;[$'Mature Data'.G75])">
            <text:p/>
          </table:table-cell>
          <table:table-cell table:style-name="ce15" table:formula="of:=IF([$'Mature Data'.H75]=&quot;&quot;;&quot;&quot;;[$'Mature Data'.H75])">
            <text:p/>
          </table:table-cell>
          <table:table-cell table:style-name="ce15" table:formula="of:=IF([$'Mature Data'.I75]=&quot;&quot;;&quot;&quot;;[$'Mature Data'.I75])">
            <text:p/>
          </table:table-cell>
          <table:table-cell table:style-name="ce22" table:formula="of:=IF([.D76]=&quot;&quot;;&quot;&quot;;SUM([.E76:.I76]))">
            <text:p/>
          </table:table-cell>
          <table:table-cell table:style-name="ce26" table:formula="of:=IF([$'Mature Data'.K75]=&quot;&quot;;&quot;&quot;;[$'Mature Data'.K75])">
            <text:p/>
          </table:table-cell>
          <table:table-cell table:style-name="ce26" table:formula="of:=IF([$'Mature Data'.L75]=&quot;&quot;;&quot;&quot;;[$'Mature Data'.L75])">
            <text:p/>
          </table:table-cell>
          <table:table-cell table:style-name="ce26" table:formula="of:=IF([$'Mature Data'.M75]=&quot;&quot;;&quot;&quot;;[$'Mature Data'.M75])">
            <text:p/>
          </table:table-cell>
          <table:table-cell table:style-name="ce26" table:formula="of:=IF([$'Mature Data'.N75]=&quot;&quot;;&quot;&quot;;[$'Mature Data'.N75])">
            <text:p/>
          </table:table-cell>
          <table:table-cell table:style-name="ce26" table:formula="of:=IF([$'Mature Data'.O75]=&quot;&quot;;&quot;&quot;;[$'Mature Data'.O75])">
            <text:p/>
          </table:table-cell>
          <table:table-cell table:style-name="ce31" table:formula="of:=IF([.J76]=&quot;&quot;;&quot;&quot;;SUM([.K76:.O76]))">
            <text:p/>
          </table:table-cell>
          <table:table-cell table:style-name="ce7" table:formula="of:=IF([$'Mature Data'.Q75]=&quot;&quot;;&quot;&quot;;[$'Mature Data'.Q75])">
            <text:p/>
          </table:table-cell>
          <table:table-cell table:style-name="ce7" table:formula="of:=IF([$'Mature Data'.R75]=&quot;&quot;;&quot;&quot;;[$'Mature Data'.R75])">
            <text:p/>
          </table:table-cell>
          <table:table-cell table:style-name="ce7" table:formula="of:=IF([$'Mature Data'.S75]=&quot;&quot;;&quot;&quot;;[$'Mature Data'.S75])">
            <text:p/>
          </table:table-cell>
          <table:table-cell table:style-name="ce7" table:formula="of:=IF([$'Mature Data'.T75]=&quot;&quot;;&quot;&quot;;[$'Mature Data'.T75])">
            <text:p/>
          </table:table-cell>
          <table:table-cell table:style-name="ce7" table:formula="of:=IF([$'Mature Data'.U75]=&quot;&quot;;&quot;&quot;;[$'Mature Data'.U75])">
            <text:p/>
          </table:table-cell>
          <table:table-cell table:style-name="ce7" table:formula="of:=IF([.P76]=&quot;&quot;;&quot;&quot;;SUM([.Q76:.U76]))">
            <text:p/>
          </table:table-cell>
          <table:table-cell table:style-name="ce7" table:formula="of:=IF([$'Mature Data'.W75]=&quot;&quot;;&quot;&quot;;[$'Mature Data'.W75])">
            <text:p/>
          </table:table-cell>
          <table:table-cell table:style-name="ce7" table:formula="of:=IF([$'Mature Data'.X75]=&quot;&quot;;&quot;&quot;;[$'Mature Data'.X75])">
            <text:p/>
          </table:table-cell>
          <table:table-cell table:style-name="ce7" table:formula="of:=IF([$'Mature Data'.Y75]=&quot;&quot;;&quot;&quot;;[$'Mature Data'.Y75])">
            <text:p/>
          </table:table-cell>
          <table:table-cell table:style-name="ce7" table:formula="of:=IF([$'Mature Data'.Z75]=&quot;&quot;;&quot;&quot;;[$'Mature Data'.Z75])">
            <text:p/>
          </table:table-cell>
          <table:table-cell table:style-name="ce7" table:formula="of:=IF([$'Mature Data'.AA75]=&quot;&quot;;&quot;&quot;;[$'Mature Data'.AA75])">
            <text:p/>
          </table:table-cell>
          <table:table-cell table:style-name="ce43" table:formula="of:=IF(ISERR(AVERAGE([.W76:.AA76])/20);&quot;&quot;;AVERAGE([.W76:.AA7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6]=&quot;&quot;;&quot;&quot;;[$'Mature Data'.A76])" office:value-type="string" office:string-value="56 H" calcext:value-type="string">
            <text:p>56 H</text:p>
          </table:table-cell>
          <table:table-cell table:style-name="ce7" table:formula="of:=IF([$'Mature Data'.B76]=&quot;&quot;;&quot;&quot;;[$'Mature Data'.B76])" office:value-type="string" office:string-value="Valencia" calcext:value-type="string">
            <text:p>Valencia</text:p>
          </table:table-cell>
          <table:table-cell table:style-name="ce7" table:formula="of:=IF([$'Mature Data'.C76]=&quot;&quot;;&quot;&quot;;[$'Mature Data'.C76])">
            <text:p/>
          </table:table-cell>
          <table:table-cell table:style-name="ce7" table:formula="of:=IF([$'Mature Data'.D76]=&quot;&quot;;&quot;&quot;;[$'Mature Data'.D76])">
            <text:p/>
          </table:table-cell>
          <table:table-cell table:style-name="ce15" table:formula="of:=IF([$'Mature Data'.E76]=&quot;&quot;;&quot;&quot;;[$'Mature Data'.E76])">
            <text:p/>
          </table:table-cell>
          <table:table-cell table:style-name="ce15" table:formula="of:=IF([$'Mature Data'.F76]=&quot;&quot;;&quot;&quot;;[$'Mature Data'.F76])">
            <text:p/>
          </table:table-cell>
          <table:table-cell table:style-name="ce15" table:formula="of:=IF([$'Mature Data'.G76]=&quot;&quot;;&quot;&quot;;[$'Mature Data'.G76])">
            <text:p/>
          </table:table-cell>
          <table:table-cell table:style-name="ce15" table:formula="of:=IF([$'Mature Data'.H76]=&quot;&quot;;&quot;&quot;;[$'Mature Data'.H76])">
            <text:p/>
          </table:table-cell>
          <table:table-cell table:style-name="ce15" table:formula="of:=IF([$'Mature Data'.I76]=&quot;&quot;;&quot;&quot;;[$'Mature Data'.I76])">
            <text:p/>
          </table:table-cell>
          <table:table-cell table:style-name="ce22" table:formula="of:=IF([.D77]=&quot;&quot;;&quot;&quot;;SUM([.E77:.I77]))">
            <text:p/>
          </table:table-cell>
          <table:table-cell table:style-name="ce26" table:formula="of:=IF([$'Mature Data'.K76]=&quot;&quot;;&quot;&quot;;[$'Mature Data'.K76])">
            <text:p/>
          </table:table-cell>
          <table:table-cell table:style-name="ce26" table:formula="of:=IF([$'Mature Data'.L76]=&quot;&quot;;&quot;&quot;;[$'Mature Data'.L76])">
            <text:p/>
          </table:table-cell>
          <table:table-cell table:style-name="ce26" table:formula="of:=IF([$'Mature Data'.M76]=&quot;&quot;;&quot;&quot;;[$'Mature Data'.M76])">
            <text:p/>
          </table:table-cell>
          <table:table-cell table:style-name="ce26" table:formula="of:=IF([$'Mature Data'.N76]=&quot;&quot;;&quot;&quot;;[$'Mature Data'.N76])">
            <text:p/>
          </table:table-cell>
          <table:table-cell table:style-name="ce26" table:formula="of:=IF([$'Mature Data'.O76]=&quot;&quot;;&quot;&quot;;[$'Mature Data'.O76])">
            <text:p/>
          </table:table-cell>
          <table:table-cell table:style-name="ce31" table:formula="of:=IF([.J77]=&quot;&quot;;&quot;&quot;;SUM([.K77:.O77]))">
            <text:p/>
          </table:table-cell>
          <table:table-cell table:style-name="ce7" table:formula="of:=IF([$'Mature Data'.Q76]=&quot;&quot;;&quot;&quot;;[$'Mature Data'.Q76])">
            <text:p/>
          </table:table-cell>
          <table:table-cell table:style-name="ce7" table:formula="of:=IF([$'Mature Data'.R76]=&quot;&quot;;&quot;&quot;;[$'Mature Data'.R76])">
            <text:p/>
          </table:table-cell>
          <table:table-cell table:style-name="ce7" table:formula="of:=IF([$'Mature Data'.S76]=&quot;&quot;;&quot;&quot;;[$'Mature Data'.S76])">
            <text:p/>
          </table:table-cell>
          <table:table-cell table:style-name="ce7" table:formula="of:=IF([$'Mature Data'.T76]=&quot;&quot;;&quot;&quot;;[$'Mature Data'.T76])">
            <text:p/>
          </table:table-cell>
          <table:table-cell table:style-name="ce7" table:formula="of:=IF([$'Mature Data'.U76]=&quot;&quot;;&quot;&quot;;[$'Mature Data'.U76])">
            <text:p/>
          </table:table-cell>
          <table:table-cell table:style-name="ce7" table:formula="of:=IF([.P77]=&quot;&quot;;&quot;&quot;;SUM([.Q77:.U77]))">
            <text:p/>
          </table:table-cell>
          <table:table-cell table:style-name="ce7" table:formula="of:=IF([$'Mature Data'.W76]=&quot;&quot;;&quot;&quot;;[$'Mature Data'.W76])">
            <text:p/>
          </table:table-cell>
          <table:table-cell table:style-name="ce7" table:formula="of:=IF([$'Mature Data'.X76]=&quot;&quot;;&quot;&quot;;[$'Mature Data'.X76])">
            <text:p/>
          </table:table-cell>
          <table:table-cell table:style-name="ce7" table:formula="of:=IF([$'Mature Data'.Y76]=&quot;&quot;;&quot;&quot;;[$'Mature Data'.Y76])">
            <text:p/>
          </table:table-cell>
          <table:table-cell table:style-name="ce7" table:formula="of:=IF([$'Mature Data'.Z76]=&quot;&quot;;&quot;&quot;;[$'Mature Data'.Z76])">
            <text:p/>
          </table:table-cell>
          <table:table-cell table:style-name="ce7" table:formula="of:=IF([$'Mature Data'.AA76]=&quot;&quot;;&quot;&quot;;[$'Mature Data'.AA76])">
            <text:p/>
          </table:table-cell>
          <table:table-cell table:style-name="ce43" table:formula="of:=IF(ISERR(AVERAGE([.W77:.AA77])/20);&quot;&quot;;AVERAGE([.W77:.AA7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7]=&quot;&quot;;&quot;&quot;;[$'Mature Data'.A77])" office:value-type="string" office:string-value="NEA East" calcext:value-type="string">
            <text:p>NEA East</text:p>
          </table:table-cell>
          <table:table-cell table:style-name="ce7" table:formula="of:=IF([$'Mature Data'.B77]=&quot;&quot;;&quot;&quot;;[$'Mature Data'.B77])" office:value-type="string" office:string-value="Valencia" calcext:value-type="string">
            <text:p>Valencia</text:p>
          </table:table-cell>
          <table:table-cell table:style-name="ce7" table:formula="of:=IF([$'Mature Data'.C77]=&quot;&quot;;&quot;&quot;;[$'Mature Data'.C77])">
            <text:p/>
          </table:table-cell>
          <table:table-cell table:style-name="ce7" table:formula="of:=IF([$'Mature Data'.D77]=&quot;&quot;;&quot;&quot;;[$'Mature Data'.D77])">
            <text:p/>
          </table:table-cell>
          <table:table-cell table:style-name="ce15" table:formula="of:=IF([$'Mature Data'.E77]=&quot;&quot;;&quot;&quot;;[$'Mature Data'.E77])">
            <text:p/>
          </table:table-cell>
          <table:table-cell table:style-name="ce15" table:formula="of:=IF([$'Mature Data'.F77]=&quot;&quot;;&quot;&quot;;[$'Mature Data'.F77])">
            <text:p/>
          </table:table-cell>
          <table:table-cell table:style-name="ce15" table:formula="of:=IF([$'Mature Data'.G77]=&quot;&quot;;&quot;&quot;;[$'Mature Data'.G77])">
            <text:p/>
          </table:table-cell>
          <table:table-cell table:style-name="ce15" table:formula="of:=IF([$'Mature Data'.H77]=&quot;&quot;;&quot;&quot;;[$'Mature Data'.H77])">
            <text:p/>
          </table:table-cell>
          <table:table-cell table:style-name="ce15" table:formula="of:=IF([$'Mature Data'.I77]=&quot;&quot;;&quot;&quot;;[$'Mature Data'.I77])">
            <text:p/>
          </table:table-cell>
          <table:table-cell table:style-name="ce22" table:formula="of:=IF([.D78]=&quot;&quot;;&quot;&quot;;SUM([.E78:.I78]))">
            <text:p/>
          </table:table-cell>
          <table:table-cell table:style-name="ce26" table:formula="of:=IF([$'Mature Data'.K77]=&quot;&quot;;&quot;&quot;;[$'Mature Data'.K77])">
            <text:p/>
          </table:table-cell>
          <table:table-cell table:style-name="ce26" table:formula="of:=IF([$'Mature Data'.L77]=&quot;&quot;;&quot;&quot;;[$'Mature Data'.L77])">
            <text:p/>
          </table:table-cell>
          <table:table-cell table:style-name="ce26" table:formula="of:=IF([$'Mature Data'.M77]=&quot;&quot;;&quot;&quot;;[$'Mature Data'.M77])">
            <text:p/>
          </table:table-cell>
          <table:table-cell table:style-name="ce26" table:formula="of:=IF([$'Mature Data'.N77]=&quot;&quot;;&quot;&quot;;[$'Mature Data'.N77])">
            <text:p/>
          </table:table-cell>
          <table:table-cell table:style-name="ce26" table:formula="of:=IF([$'Mature Data'.O77]=&quot;&quot;;&quot;&quot;;[$'Mature Data'.O77])">
            <text:p/>
          </table:table-cell>
          <table:table-cell table:style-name="ce31" table:formula="of:=IF([.J78]=&quot;&quot;;&quot;&quot;;SUM([.K78:.O78]))">
            <text:p/>
          </table:table-cell>
          <table:table-cell table:style-name="ce7" table:formula="of:=IF([$'Mature Data'.Q77]=&quot;&quot;;&quot;&quot;;[$'Mature Data'.Q77])">
            <text:p/>
          </table:table-cell>
          <table:table-cell table:style-name="ce7" table:formula="of:=IF([$'Mature Data'.R77]=&quot;&quot;;&quot;&quot;;[$'Mature Data'.R77])">
            <text:p/>
          </table:table-cell>
          <table:table-cell table:style-name="ce7" table:formula="of:=IF([$'Mature Data'.S77]=&quot;&quot;;&quot;&quot;;[$'Mature Data'.S77])">
            <text:p/>
          </table:table-cell>
          <table:table-cell table:style-name="ce7" table:formula="of:=IF([$'Mature Data'.T77]=&quot;&quot;;&quot;&quot;;[$'Mature Data'.T77])">
            <text:p/>
          </table:table-cell>
          <table:table-cell table:style-name="ce7" table:formula="of:=IF([$'Mature Data'.U77]=&quot;&quot;;&quot;&quot;;[$'Mature Data'.U77])">
            <text:p/>
          </table:table-cell>
          <table:table-cell table:style-name="ce7" table:formula="of:=IF([.P78]=&quot;&quot;;&quot;&quot;;SUM([.Q78:.U78]))">
            <text:p/>
          </table:table-cell>
          <table:table-cell table:style-name="ce7" table:formula="of:=IF([$'Mature Data'.W77]=&quot;&quot;;&quot;&quot;;[$'Mature Data'.W77])">
            <text:p/>
          </table:table-cell>
          <table:table-cell table:style-name="ce7" table:formula="of:=IF([$'Mature Data'.X77]=&quot;&quot;;&quot;&quot;;[$'Mature Data'.X77])">
            <text:p/>
          </table:table-cell>
          <table:table-cell table:style-name="ce7" table:formula="of:=IF([$'Mature Data'.Y77]=&quot;&quot;;&quot;&quot;;[$'Mature Data'.Y77])">
            <text:p/>
          </table:table-cell>
          <table:table-cell table:style-name="ce7" table:formula="of:=IF([$'Mature Data'.Z77]=&quot;&quot;;&quot;&quot;;[$'Mature Data'.Z77])">
            <text:p/>
          </table:table-cell>
          <table:table-cell table:style-name="ce7" table:formula="of:=IF([$'Mature Data'.AA77]=&quot;&quot;;&quot;&quot;;[$'Mature Data'.AA77])">
            <text:p/>
          </table:table-cell>
          <table:table-cell table:style-name="ce43" table:formula="of:=IF(ISERR(AVERAGE([.W78:.AA78])/20);&quot;&quot;;AVERAGE([.W78:.AA7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8]=&quot;&quot;;&quot;&quot;;[$'Mature Data'.A78])" office:value-type="string" office:string-value="NE A West" calcext:value-type="string">
            <text:p>NE A West</text:p>
          </table:table-cell>
          <table:table-cell table:style-name="ce7" table:formula="of:=IF([$'Mature Data'.B78]=&quot;&quot;;&quot;&quot;;[$'Mature Data'.B78])" office:value-type="string" office:string-value="Valencia" calcext:value-type="string">
            <text:p>Valencia</text:p>
          </table:table-cell>
          <table:table-cell table:style-name="ce7" table:formula="of:=IF([$'Mature Data'.C78]=&quot;&quot;;&quot;&quot;;[$'Mature Data'.C78])">
            <text:p/>
          </table:table-cell>
          <table:table-cell table:style-name="ce7" table:formula="of:=IF([$'Mature Data'.D78]=&quot;&quot;;&quot;&quot;;[$'Mature Data'.D78])">
            <text:p/>
          </table:table-cell>
          <table:table-cell table:style-name="ce15" table:formula="of:=IF([$'Mature Data'.E78]=&quot;&quot;;&quot;&quot;;[$'Mature Data'.E78])">
            <text:p/>
          </table:table-cell>
          <table:table-cell table:style-name="ce15" table:formula="of:=IF([$'Mature Data'.F78]=&quot;&quot;;&quot;&quot;;[$'Mature Data'.F78])">
            <text:p/>
          </table:table-cell>
          <table:table-cell table:style-name="ce15" table:formula="of:=IF([$'Mature Data'.G78]=&quot;&quot;;&quot;&quot;;[$'Mature Data'.G78])">
            <text:p/>
          </table:table-cell>
          <table:table-cell table:style-name="ce15" table:formula="of:=IF([$'Mature Data'.H78]=&quot;&quot;;&quot;&quot;;[$'Mature Data'.H78])">
            <text:p/>
          </table:table-cell>
          <table:table-cell table:style-name="ce15" table:formula="of:=IF([$'Mature Data'.I78]=&quot;&quot;;&quot;&quot;;[$'Mature Data'.I78])">
            <text:p/>
          </table:table-cell>
          <table:table-cell table:style-name="ce22" table:formula="of:=IF([.D79]=&quot;&quot;;&quot;&quot;;SUM([.E79:.I79]))">
            <text:p/>
          </table:table-cell>
          <table:table-cell table:style-name="ce26" table:formula="of:=IF([$'Mature Data'.K78]=&quot;&quot;;&quot;&quot;;[$'Mature Data'.K78])">
            <text:p/>
          </table:table-cell>
          <table:table-cell table:style-name="ce26" table:formula="of:=IF([$'Mature Data'.L78]=&quot;&quot;;&quot;&quot;;[$'Mature Data'.L78])">
            <text:p/>
          </table:table-cell>
          <table:table-cell table:style-name="ce26" table:formula="of:=IF([$'Mature Data'.M78]=&quot;&quot;;&quot;&quot;;[$'Mature Data'.M78])">
            <text:p/>
          </table:table-cell>
          <table:table-cell table:style-name="ce26" table:formula="of:=IF([$'Mature Data'.N78]=&quot;&quot;;&quot;&quot;;[$'Mature Data'.N78])">
            <text:p/>
          </table:table-cell>
          <table:table-cell table:style-name="ce26" table:formula="of:=IF([$'Mature Data'.O78]=&quot;&quot;;&quot;&quot;;[$'Mature Data'.O78])">
            <text:p/>
          </table:table-cell>
          <table:table-cell table:style-name="ce31" table:formula="of:=IF([.J79]=&quot;&quot;;&quot;&quot;;SUM([.K79:.O79]))">
            <text:p/>
          </table:table-cell>
          <table:table-cell table:style-name="ce7" table:formula="of:=IF([$'Mature Data'.Q78]=&quot;&quot;;&quot;&quot;;[$'Mature Data'.Q78])">
            <text:p/>
          </table:table-cell>
          <table:table-cell table:style-name="ce7" table:formula="of:=IF([$'Mature Data'.R78]=&quot;&quot;;&quot;&quot;;[$'Mature Data'.R78])">
            <text:p/>
          </table:table-cell>
          <table:table-cell table:style-name="ce7" table:formula="of:=IF([$'Mature Data'.S78]=&quot;&quot;;&quot;&quot;;[$'Mature Data'.S78])">
            <text:p/>
          </table:table-cell>
          <table:table-cell table:style-name="ce7" table:formula="of:=IF([$'Mature Data'.T78]=&quot;&quot;;&quot;&quot;;[$'Mature Data'.T78])">
            <text:p/>
          </table:table-cell>
          <table:table-cell table:style-name="ce7" table:formula="of:=IF([$'Mature Data'.U78]=&quot;&quot;;&quot;&quot;;[$'Mature Data'.U78])">
            <text:p/>
          </table:table-cell>
          <table:table-cell table:style-name="ce7" table:formula="of:=IF([.P79]=&quot;&quot;;&quot;&quot;;SUM([.Q79:.U79]))">
            <text:p/>
          </table:table-cell>
          <table:table-cell table:style-name="ce7" table:formula="of:=IF([$'Mature Data'.W78]=&quot;&quot;;&quot;&quot;;[$'Mature Data'.W78])">
            <text:p/>
          </table:table-cell>
          <table:table-cell table:style-name="ce7" table:formula="of:=IF([$'Mature Data'.X78]=&quot;&quot;;&quot;&quot;;[$'Mature Data'.X78])">
            <text:p/>
          </table:table-cell>
          <table:table-cell table:style-name="ce7" table:formula="of:=IF([$'Mature Data'.Y78]=&quot;&quot;;&quot;&quot;;[$'Mature Data'.Y78])">
            <text:p/>
          </table:table-cell>
          <table:table-cell table:style-name="ce7" table:formula="of:=IF([$'Mature Data'.Z78]=&quot;&quot;;&quot;&quot;;[$'Mature Data'.Z78])">
            <text:p/>
          </table:table-cell>
          <table:table-cell table:style-name="ce7" table:formula="of:=IF([$'Mature Data'.AA78]=&quot;&quot;;&quot;&quot;;[$'Mature Data'.AA78])">
            <text:p/>
          </table:table-cell>
          <table:table-cell table:style-name="ce43" table:formula="of:=IF(ISERR(AVERAGE([.W79:.AA79])/20);&quot;&quot;;AVERAGE([.W79:.AA7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79]=&quot;&quot;;&quot;&quot;;[$'Mature Data'.A79])" office:value-type="string" office:string-value="NE B " calcext:value-type="string">
            <text:p>NE B </text:p>
          </table:table-cell>
          <table:table-cell table:style-name="ce7" table:formula="of:=IF([$'Mature Data'.B79]=&quot;&quot;;&quot;&quot;;[$'Mature Data'.B79])" office:value-type="string" office:string-value="Hamlin/Valencia" calcext:value-type="string">
            <text:p>Hamlin/Valencia</text:p>
          </table:table-cell>
          <table:table-cell table:style-name="ce7" table:formula="of:=IF([$'Mature Data'.C79]=&quot;&quot;;&quot;&quot;;[$'Mature Data'.C79])">
            <text:p/>
          </table:table-cell>
          <table:table-cell table:style-name="ce7" table:formula="of:=IF([$'Mature Data'.D79]=&quot;&quot;;&quot;&quot;;[$'Mature Data'.D79])">
            <text:p/>
          </table:table-cell>
          <table:table-cell table:style-name="ce15" table:formula="of:=IF([$'Mature Data'.E79]=&quot;&quot;;&quot;&quot;;[$'Mature Data'.E79])">
            <text:p/>
          </table:table-cell>
          <table:table-cell table:style-name="ce15" table:formula="of:=IF([$'Mature Data'.F79]=&quot;&quot;;&quot;&quot;;[$'Mature Data'.F79])">
            <text:p/>
          </table:table-cell>
          <table:table-cell table:style-name="ce15" table:formula="of:=IF([$'Mature Data'.G79]=&quot;&quot;;&quot;&quot;;[$'Mature Data'.G79])">
            <text:p/>
          </table:table-cell>
          <table:table-cell table:style-name="ce15" table:formula="of:=IF([$'Mature Data'.H79]=&quot;&quot;;&quot;&quot;;[$'Mature Data'.H79])">
            <text:p/>
          </table:table-cell>
          <table:table-cell table:style-name="ce15" table:formula="of:=IF([$'Mature Data'.I79]=&quot;&quot;;&quot;&quot;;[$'Mature Data'.I79])">
            <text:p/>
          </table:table-cell>
          <table:table-cell table:style-name="ce22" table:formula="of:=IF([.D80]=&quot;&quot;;&quot;&quot;;SUM([.E80:.I80]))">
            <text:p/>
          </table:table-cell>
          <table:table-cell table:style-name="ce26" table:formula="of:=IF([$'Mature Data'.K79]=&quot;&quot;;&quot;&quot;;[$'Mature Data'.K79])">
            <text:p/>
          </table:table-cell>
          <table:table-cell table:style-name="ce26" table:formula="of:=IF([$'Mature Data'.L79]=&quot;&quot;;&quot;&quot;;[$'Mature Data'.L79])">
            <text:p/>
          </table:table-cell>
          <table:table-cell table:style-name="ce26" table:formula="of:=IF([$'Mature Data'.M79]=&quot;&quot;;&quot;&quot;;[$'Mature Data'.M79])">
            <text:p/>
          </table:table-cell>
          <table:table-cell table:style-name="ce26" table:formula="of:=IF([$'Mature Data'.N79]=&quot;&quot;;&quot;&quot;;[$'Mature Data'.N79])">
            <text:p/>
          </table:table-cell>
          <table:table-cell table:style-name="ce26" table:formula="of:=IF([$'Mature Data'.O79]=&quot;&quot;;&quot;&quot;;[$'Mature Data'.O79])">
            <text:p/>
          </table:table-cell>
          <table:table-cell table:style-name="ce31" table:formula="of:=IF([.J80]=&quot;&quot;;&quot;&quot;;SUM([.K80:.O80]))">
            <text:p/>
          </table:table-cell>
          <table:table-cell table:style-name="ce7" table:formula="of:=IF([$'Mature Data'.Q79]=&quot;&quot;;&quot;&quot;;[$'Mature Data'.Q79])">
            <text:p/>
          </table:table-cell>
          <table:table-cell table:style-name="ce7" table:formula="of:=IF([$'Mature Data'.R79]=&quot;&quot;;&quot;&quot;;[$'Mature Data'.R79])">
            <text:p/>
          </table:table-cell>
          <table:table-cell table:style-name="ce7" table:formula="of:=IF([$'Mature Data'.S79]=&quot;&quot;;&quot;&quot;;[$'Mature Data'.S79])">
            <text:p/>
          </table:table-cell>
          <table:table-cell table:style-name="ce7" table:formula="of:=IF([$'Mature Data'.T79]=&quot;&quot;;&quot;&quot;;[$'Mature Data'.T79])">
            <text:p/>
          </table:table-cell>
          <table:table-cell table:style-name="ce7" table:formula="of:=IF([$'Mature Data'.U79]=&quot;&quot;;&quot;&quot;;[$'Mature Data'.U79])">
            <text:p/>
          </table:table-cell>
          <table:table-cell table:style-name="ce7" table:formula="of:=IF([.P80]=&quot;&quot;;&quot;&quot;;SUM([.Q80:.U80]))">
            <text:p/>
          </table:table-cell>
          <table:table-cell table:style-name="ce7" table:formula="of:=IF([$'Mature Data'.W79]=&quot;&quot;;&quot;&quot;;[$'Mature Data'.W79])">
            <text:p/>
          </table:table-cell>
          <table:table-cell table:style-name="ce7" table:formula="of:=IF([$'Mature Data'.X79]=&quot;&quot;;&quot;&quot;;[$'Mature Data'.X79])">
            <text:p/>
          </table:table-cell>
          <table:table-cell table:style-name="ce7" table:formula="of:=IF([$'Mature Data'.Y79]=&quot;&quot;;&quot;&quot;;[$'Mature Data'.Y79])">
            <text:p/>
          </table:table-cell>
          <table:table-cell table:style-name="ce7" table:formula="of:=IF([$'Mature Data'.Z79]=&quot;&quot;;&quot;&quot;;[$'Mature Data'.Z79])">
            <text:p/>
          </table:table-cell>
          <table:table-cell table:style-name="ce7" table:formula="of:=IF([$'Mature Data'.AA79]=&quot;&quot;;&quot;&quot;;[$'Mature Data'.AA79])">
            <text:p/>
          </table:table-cell>
          <table:table-cell table:style-name="ce43" table:formula="of:=IF(ISERR(AVERAGE([.W80:.AA80])/20);&quot;&quot;;AVERAGE([.W80:.AA8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0]=&quot;&quot;;&quot;&quot;;[$'Mature Data'.A80])" office:value-type="string" office:string-value="NE C" calcext:value-type="string">
            <text:p>NE C</text:p>
          </table:table-cell>
          <table:table-cell table:style-name="ce7" table:formula="of:=IF([$'Mature Data'.B80]=&quot;&quot;;&quot;&quot;;[$'Mature Data'.B80])" office:value-type="string" office:string-value="Valencia" calcext:value-type="string">
            <text:p>Valencia</text:p>
          </table:table-cell>
          <table:table-cell table:style-name="ce7" table:formula="of:=IF([$'Mature Data'.C80]=&quot;&quot;;&quot;&quot;;[$'Mature Data'.C80])">
            <text:p/>
          </table:table-cell>
          <table:table-cell table:style-name="ce7" table:formula="of:=IF([$'Mature Data'.D80]=&quot;&quot;;&quot;&quot;;[$'Mature Data'.D80])">
            <text:p/>
          </table:table-cell>
          <table:table-cell table:style-name="ce15" table:formula="of:=IF([$'Mature Data'.E80]=&quot;&quot;;&quot;&quot;;[$'Mature Data'.E80])">
            <text:p/>
          </table:table-cell>
          <table:table-cell table:style-name="ce15" table:formula="of:=IF([$'Mature Data'.F80]=&quot;&quot;;&quot;&quot;;[$'Mature Data'.F80])">
            <text:p/>
          </table:table-cell>
          <table:table-cell table:style-name="ce15" table:formula="of:=IF([$'Mature Data'.G80]=&quot;&quot;;&quot;&quot;;[$'Mature Data'.G80])">
            <text:p/>
          </table:table-cell>
          <table:table-cell table:style-name="ce15" table:formula="of:=IF([$'Mature Data'.H80]=&quot;&quot;;&quot;&quot;;[$'Mature Data'.H80])">
            <text:p/>
          </table:table-cell>
          <table:table-cell table:style-name="ce15" table:formula="of:=IF([$'Mature Data'.I80]=&quot;&quot;;&quot;&quot;;[$'Mature Data'.I80])">
            <text:p/>
          </table:table-cell>
          <table:table-cell table:style-name="ce22" table:formula="of:=IF([.D81]=&quot;&quot;;&quot;&quot;;SUM([.E81:.I81]))">
            <text:p/>
          </table:table-cell>
          <table:table-cell table:style-name="ce26" table:formula="of:=IF([$'Mature Data'.K80]=&quot;&quot;;&quot;&quot;;[$'Mature Data'.K80])">
            <text:p/>
          </table:table-cell>
          <table:table-cell table:style-name="ce26" table:formula="of:=IF([$'Mature Data'.L80]=&quot;&quot;;&quot;&quot;;[$'Mature Data'.L80])">
            <text:p/>
          </table:table-cell>
          <table:table-cell table:style-name="ce26" table:formula="of:=IF([$'Mature Data'.M80]=&quot;&quot;;&quot;&quot;;[$'Mature Data'.M80])">
            <text:p/>
          </table:table-cell>
          <table:table-cell table:style-name="ce26" table:formula="of:=IF([$'Mature Data'.N80]=&quot;&quot;;&quot;&quot;;[$'Mature Data'.N80])">
            <text:p/>
          </table:table-cell>
          <table:table-cell table:style-name="ce26" table:formula="of:=IF([$'Mature Data'.O80]=&quot;&quot;;&quot;&quot;;[$'Mature Data'.O80])">
            <text:p/>
          </table:table-cell>
          <table:table-cell table:style-name="ce31" table:formula="of:=IF([.J81]=&quot;&quot;;&quot;&quot;;SUM([.K81:.O81]))">
            <text:p/>
          </table:table-cell>
          <table:table-cell table:style-name="ce7" table:formula="of:=IF([$'Mature Data'.Q80]=&quot;&quot;;&quot;&quot;;[$'Mature Data'.Q80])">
            <text:p/>
          </table:table-cell>
          <table:table-cell table:style-name="ce7" table:formula="of:=IF([$'Mature Data'.R80]=&quot;&quot;;&quot;&quot;;[$'Mature Data'.R80])">
            <text:p/>
          </table:table-cell>
          <table:table-cell table:style-name="ce7" table:formula="of:=IF([$'Mature Data'.S80]=&quot;&quot;;&quot;&quot;;[$'Mature Data'.S80])">
            <text:p/>
          </table:table-cell>
          <table:table-cell table:style-name="ce7" table:formula="of:=IF([$'Mature Data'.T80]=&quot;&quot;;&quot;&quot;;[$'Mature Data'.T80])">
            <text:p/>
          </table:table-cell>
          <table:table-cell table:style-name="ce7" table:formula="of:=IF([$'Mature Data'.U80]=&quot;&quot;;&quot;&quot;;[$'Mature Data'.U80])">
            <text:p/>
          </table:table-cell>
          <table:table-cell table:style-name="ce7" table:formula="of:=IF([.P81]=&quot;&quot;;&quot;&quot;;SUM([.Q81:.U81]))">
            <text:p/>
          </table:table-cell>
          <table:table-cell table:style-name="ce7" table:formula="of:=IF([$'Mature Data'.W80]=&quot;&quot;;&quot;&quot;;[$'Mature Data'.W80])">
            <text:p/>
          </table:table-cell>
          <table:table-cell table:style-name="ce7" table:formula="of:=IF([$'Mature Data'.X80]=&quot;&quot;;&quot;&quot;;[$'Mature Data'.X80])">
            <text:p/>
          </table:table-cell>
          <table:table-cell table:style-name="ce7" table:formula="of:=IF([$'Mature Data'.Y80]=&quot;&quot;;&quot;&quot;;[$'Mature Data'.Y80])">
            <text:p/>
          </table:table-cell>
          <table:table-cell table:style-name="ce7" table:formula="of:=IF([$'Mature Data'.Z80]=&quot;&quot;;&quot;&quot;;[$'Mature Data'.Z80])">
            <text:p/>
          </table:table-cell>
          <table:table-cell table:style-name="ce7" table:formula="of:=IF([$'Mature Data'.AA80]=&quot;&quot;;&quot;&quot;;[$'Mature Data'.AA80])">
            <text:p/>
          </table:table-cell>
          <table:table-cell table:style-name="ce43" table:formula="of:=IF(ISERR(AVERAGE([.W81:.AA81])/20);&quot;&quot;;AVERAGE([.W81:.AA8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1]=&quot;&quot;;&quot;&quot;;[$'Mature Data'.A81])" office:value-type="string" office:string-value="NE D" calcext:value-type="string">
            <text:p>NE D</text:p>
          </table:table-cell>
          <table:table-cell table:style-name="ce7" table:formula="of:=IF([$'Mature Data'.B81]=&quot;&quot;;&quot;&quot;;[$'Mature Data'.B81])" office:value-type="string" office:string-value="Hamlin" calcext:value-type="string">
            <text:p>Hamlin</text:p>
          </table:table-cell>
          <table:table-cell table:style-name="ce7" table:formula="of:=IF([$'Mature Data'.C81]=&quot;&quot;;&quot;&quot;;[$'Mature Data'.C81])">
            <text:p/>
          </table:table-cell>
          <table:table-cell table:style-name="ce7" table:formula="of:=IF([$'Mature Data'.D81]=&quot;&quot;;&quot;&quot;;[$'Mature Data'.D81])">
            <text:p/>
          </table:table-cell>
          <table:table-cell table:style-name="ce15" table:formula="of:=IF([$'Mature Data'.E81]=&quot;&quot;;&quot;&quot;;[$'Mature Data'.E81])">
            <text:p/>
          </table:table-cell>
          <table:table-cell table:style-name="ce15" table:formula="of:=IF([$'Mature Data'.F81]=&quot;&quot;;&quot;&quot;;[$'Mature Data'.F81])">
            <text:p/>
          </table:table-cell>
          <table:table-cell table:style-name="ce15" table:formula="of:=IF([$'Mature Data'.G81]=&quot;&quot;;&quot;&quot;;[$'Mature Data'.G81])">
            <text:p/>
          </table:table-cell>
          <table:table-cell table:style-name="ce15" table:formula="of:=IF([$'Mature Data'.H81]=&quot;&quot;;&quot;&quot;;[$'Mature Data'.H81])">
            <text:p/>
          </table:table-cell>
          <table:table-cell table:style-name="ce15" table:formula="of:=IF([$'Mature Data'.I81]=&quot;&quot;;&quot;&quot;;[$'Mature Data'.I81])">
            <text:p/>
          </table:table-cell>
          <table:table-cell table:style-name="ce22" table:formula="of:=IF([.D82]=&quot;&quot;;&quot;&quot;;SUM([.E82:.I82]))">
            <text:p/>
          </table:table-cell>
          <table:table-cell table:style-name="ce26" table:formula="of:=IF([$'Mature Data'.K81]=&quot;&quot;;&quot;&quot;;[$'Mature Data'.K81])">
            <text:p/>
          </table:table-cell>
          <table:table-cell table:style-name="ce26" table:formula="of:=IF([$'Mature Data'.L81]=&quot;&quot;;&quot;&quot;;[$'Mature Data'.L81])">
            <text:p/>
          </table:table-cell>
          <table:table-cell table:style-name="ce26" table:formula="of:=IF([$'Mature Data'.M81]=&quot;&quot;;&quot;&quot;;[$'Mature Data'.M81])">
            <text:p/>
          </table:table-cell>
          <table:table-cell table:style-name="ce26" table:formula="of:=IF([$'Mature Data'.N81]=&quot;&quot;;&quot;&quot;;[$'Mature Data'.N81])">
            <text:p/>
          </table:table-cell>
          <table:table-cell table:style-name="ce26" table:formula="of:=IF([$'Mature Data'.O81]=&quot;&quot;;&quot;&quot;;[$'Mature Data'.O81])">
            <text:p/>
          </table:table-cell>
          <table:table-cell table:style-name="ce31" table:formula="of:=IF([.J82]=&quot;&quot;;&quot;&quot;;SUM([.K82:.O82]))">
            <text:p/>
          </table:table-cell>
          <table:table-cell table:style-name="ce7" table:formula="of:=IF([$'Mature Data'.Q81]=&quot;&quot;;&quot;&quot;;[$'Mature Data'.Q81])">
            <text:p/>
          </table:table-cell>
          <table:table-cell table:style-name="ce7" table:formula="of:=IF([$'Mature Data'.R81]=&quot;&quot;;&quot;&quot;;[$'Mature Data'.R81])">
            <text:p/>
          </table:table-cell>
          <table:table-cell table:style-name="ce7" table:formula="of:=IF([$'Mature Data'.S81]=&quot;&quot;;&quot;&quot;;[$'Mature Data'.S81])">
            <text:p/>
          </table:table-cell>
          <table:table-cell table:style-name="ce7" table:formula="of:=IF([$'Mature Data'.T81]=&quot;&quot;;&quot;&quot;;[$'Mature Data'.T81])">
            <text:p/>
          </table:table-cell>
          <table:table-cell table:style-name="ce7" table:formula="of:=IF([$'Mature Data'.U81]=&quot;&quot;;&quot;&quot;;[$'Mature Data'.U81])">
            <text:p/>
          </table:table-cell>
          <table:table-cell table:style-name="ce7" table:formula="of:=IF([.P82]=&quot;&quot;;&quot;&quot;;SUM([.Q82:.U82]))">
            <text:p/>
          </table:table-cell>
          <table:table-cell table:style-name="ce7" table:formula="of:=IF([$'Mature Data'.W81]=&quot;&quot;;&quot;&quot;;[$'Mature Data'.W81])">
            <text:p/>
          </table:table-cell>
          <table:table-cell table:style-name="ce7" table:formula="of:=IF([$'Mature Data'.X81]=&quot;&quot;;&quot;&quot;;[$'Mature Data'.X81])">
            <text:p/>
          </table:table-cell>
          <table:table-cell table:style-name="ce7" table:formula="of:=IF([$'Mature Data'.Y81]=&quot;&quot;;&quot;&quot;;[$'Mature Data'.Y81])">
            <text:p/>
          </table:table-cell>
          <table:table-cell table:style-name="ce7" table:formula="of:=IF([$'Mature Data'.Z81]=&quot;&quot;;&quot;&quot;;[$'Mature Data'.Z81])">
            <text:p/>
          </table:table-cell>
          <table:table-cell table:style-name="ce7" table:formula="of:=IF([$'Mature Data'.AA81]=&quot;&quot;;&quot;&quot;;[$'Mature Data'.AA81])">
            <text:p/>
          </table:table-cell>
          <table:table-cell table:style-name="ce43" table:formula="of:=IF(ISERR(AVERAGE([.W82:.AA82])/20);&quot;&quot;;AVERAGE([.W82:.AA8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2]=&quot;&quot;;&quot;&quot;;[$'Mature Data'.A82])" office:value-type="string" office:string-value="NE C East" calcext:value-type="string">
            <text:p>NE C East</text:p>
          </table:table-cell>
          <table:table-cell table:style-name="ce7" table:formula="of:=IF([$'Mature Data'.B82]=&quot;&quot;;&quot;&quot;;[$'Mature Data'.B82])" office:value-type="string" office:string-value="Hamlin" calcext:value-type="string">
            <text:p>Hamlin</text:p>
          </table:table-cell>
          <table:table-cell table:style-name="ce7" table:formula="of:=IF([$'Mature Data'.C82]=&quot;&quot;;&quot;&quot;;[$'Mature Data'.C82])">
            <text:p/>
          </table:table-cell>
          <table:table-cell table:style-name="ce7" table:formula="of:=IF([$'Mature Data'.D82]=&quot;&quot;;&quot;&quot;;[$'Mature Data'.D82])" office:value-type="string" office:string-value="2017-04-10" calcext:value-type="string">
            <text:p>2017-04-10</text:p>
          </table:table-cell>
          <table:table-cell table:style-name="ce15" table:formula="of:=IF([$'Mature Data'.E82]=&quot;&quot;;&quot;&quot;;[$'Mature Data'.E82])" office:value-type="float" office:value="1" calcext:value-type="float">
            <text:p>1</text:p>
          </table:table-cell>
          <table:table-cell table:style-name="ce15" table:formula="of:=IF([$'Mature Data'.F82]=&quot;&quot;;&quot;&quot;;[$'Mature Data'.F82])" office:value-type="float" office:value="0" calcext:value-type="float">
            <text:p>0</text:p>
          </table:table-cell>
          <table:table-cell table:style-name="ce15" table:formula="of:=IF([$'Mature Data'.G82]=&quot;&quot;;&quot;&quot;;[$'Mature Data'.G82])" office:value-type="float" office:value="0" calcext:value-type="float">
            <text:p>0</text:p>
          </table:table-cell>
          <table:table-cell table:style-name="ce15" table:formula="of:=IF([$'Mature Data'.H82]=&quot;&quot;;&quot;&quot;;[$'Mature Data'.H82])" office:value-type="float" office:value="0" calcext:value-type="float">
            <text:p>0</text:p>
          </table:table-cell>
          <table:table-cell table:style-name="ce15" table:formula="of:=IF([$'Mature Data'.I82]=&quot;&quot;;&quot;&quot;;[$'Mature Data'.I82])" office:value-type="float" office:value="0" calcext:value-type="float">
            <text:p>0</text:p>
          </table:table-cell>
          <table:table-cell table:style-name="ce22" table:formula="of:=IF([.D83]=&quot;&quot;;&quot;&quot;;SUM([.E83:.I83]))" office:value-type="float" office:value="1" calcext:value-type="float">
            <text:p>1</text:p>
          </table:table-cell>
          <table:table-cell table:style-name="ce26" table:formula="of:=IF([$'Mature Data'.K82]=&quot;&quot;;&quot;&quot;;[$'Mature Data'.K82])" office:value-type="float" office:value="3" calcext:value-type="float">
            <text:p>3</text:p>
          </table:table-cell>
          <table:table-cell table:style-name="ce26" table:formula="of:=IF([$'Mature Data'.L82]=&quot;&quot;;&quot;&quot;;[$'Mature Data'.L82])" office:value-type="float" office:value="3" calcext:value-type="float">
            <text:p>3</text:p>
          </table:table-cell>
          <table:table-cell table:style-name="ce26" table:formula="of:=IF([$'Mature Data'.M82]=&quot;&quot;;&quot;&quot;;[$'Mature Data'.M82])" office:value-type="float" office:value="1" calcext:value-type="float">
            <text:p>1</text:p>
          </table:table-cell>
          <table:table-cell table:style-name="ce26" table:formula="of:=IF([$'Mature Data'.N82]=&quot;&quot;;&quot;&quot;;[$'Mature Data'.N82])" office:value-type="float" office:value="3" calcext:value-type="float">
            <text:p>3</text:p>
          </table:table-cell>
          <table:table-cell table:style-name="ce26" table:formula="of:=IF([$'Mature Data'.O82]=&quot;&quot;;&quot;&quot;;[$'Mature Data'.O82])" office:value-type="float" office:value="4" calcext:value-type="float">
            <text:p>4</text:p>
          </table:table-cell>
          <table:table-cell table:style-name="ce31" table:formula="of:=IF([.J83]=&quot;&quot;;&quot;&quot;;SUM([.K83:.O83]))" office:value-type="float" office:value="14" calcext:value-type="float">
            <text:p>14</text:p>
          </table:table-cell>
          <table:table-cell table:style-name="ce7" table:formula="of:=IF([$'Mature Data'.Q82]=&quot;&quot;;&quot;&quot;;[$'Mature Data'.Q82])" office:value-type="float" office:value="0" calcext:value-type="float">
            <text:p>0</text:p>
          </table:table-cell>
          <table:table-cell table:style-name="ce7" table:formula="of:=IF([$'Mature Data'.R82]=&quot;&quot;;&quot;&quot;;[$'Mature Data'.R82])" office:value-type="float" office:value="0" calcext:value-type="float">
            <text:p>0</text:p>
          </table:table-cell>
          <table:table-cell table:style-name="ce7" table:formula="of:=IF([$'Mature Data'.S82]=&quot;&quot;;&quot;&quot;;[$'Mature Data'.S82])" office:value-type="float" office:value="0" calcext:value-type="float">
            <text:p>0</text:p>
          </table:table-cell>
          <table:table-cell table:style-name="ce7" table:formula="of:=IF([$'Mature Data'.T82]=&quot;&quot;;&quot;&quot;;[$'Mature Data'.T82])" office:value-type="float" office:value="0" calcext:value-type="float">
            <text:p>0</text:p>
          </table:table-cell>
          <table:table-cell table:style-name="ce7" table:formula="of:=IF([$'Mature Data'.U82]=&quot;&quot;;&quot;&quot;;[$'Mature Data'.U82])" office:value-type="float" office:value="0" calcext:value-type="float">
            <text:p>0</text:p>
          </table:table-cell>
          <table:table-cell table:style-name="ce7" table:formula="of:=IF([.P83]=&quot;&quot;;&quot;&quot;;SUM([.Q83:.U83]))" office:value-type="float" office:value="0" calcext:value-type="float">
            <text:p>0</text:p>
          </table:table-cell>
          <table:table-cell table:style-name="ce7" table:formula="of:=IF([$'Mature Data'.W82]=&quot;&quot;;&quot;&quot;;[$'Mature Data'.W82])" office:value-type="float" office:value="3" calcext:value-type="float">
            <text:p>3</text:p>
          </table:table-cell>
          <table:table-cell table:style-name="ce7" table:formula="of:=IF([$'Mature Data'.X82]=&quot;&quot;;&quot;&quot;;[$'Mature Data'.X82])" office:value-type="float" office:value="3" calcext:value-type="float">
            <text:p>3</text:p>
          </table:table-cell>
          <table:table-cell table:style-name="ce7" table:formula="of:=IF([$'Mature Data'.Y82]=&quot;&quot;;&quot;&quot;;[$'Mature Data'.Y82])" office:value-type="float" office:value="2" calcext:value-type="float">
            <text:p>2</text:p>
          </table:table-cell>
          <table:table-cell table:style-name="ce7" table:formula="of:=IF([$'Mature Data'.Z82]=&quot;&quot;;&quot;&quot;;[$'Mature Data'.Z82])" office:value-type="float" office:value="4" calcext:value-type="float">
            <text:p>4</text:p>
          </table:table-cell>
          <table:table-cell table:style-name="ce7" table:formula="of:=IF([$'Mature Data'.AA82]=&quot;&quot;;&quot;&quot;;[$'Mature Data'.AA82])" office:value-type="float" office:value="4" calcext:value-type="float">
            <text:p>4</text:p>
          </table:table-cell>
          <table:table-cell table:style-name="ce43" table:formula="of:=IF(ISERR(AVERAGE([.W83:.AA83])/20);&quot;&quot;;AVERAGE([.W83:.AA83])/20)" office:value-type="percentage" office:value="0.16" calcext:value-type="percentage">
            <text:p>16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3]=&quot;&quot;;&quot;&quot;;[$'Mature Data'.A83])" office:value-type="string" office:string-value="NE D East" calcext:value-type="string">
            <text:p>NE D East</text:p>
          </table:table-cell>
          <table:table-cell table:style-name="ce7" table:formula="of:=IF([$'Mature Data'.B83]=&quot;&quot;;&quot;&quot;;[$'Mature Data'.B83])" office:value-type="string" office:string-value="Valencia" calcext:value-type="string">
            <text:p>Valencia</text:p>
          </table:table-cell>
          <table:table-cell table:style-name="ce7" table:formula="of:=IF([$'Mature Data'.C83]=&quot;&quot;;&quot;&quot;;[$'Mature Data'.C83])">
            <text:p/>
          </table:table-cell>
          <table:table-cell table:style-name="ce7" table:formula="of:=IF([$'Mature Data'.D83]=&quot;&quot;;&quot;&quot;;[$'Mature Data'.D83])" office:value-type="string" office:string-value="2017-04-10" calcext:value-type="string">
            <text:p>2017-04-10</text:p>
          </table:table-cell>
          <table:table-cell table:style-name="ce15" table:formula="of:=IF([$'Mature Data'.E83]=&quot;&quot;;&quot;&quot;;[$'Mature Data'.E83])" office:value-type="float" office:value="2" calcext:value-type="float">
            <text:p>2</text:p>
          </table:table-cell>
          <table:table-cell table:style-name="ce15" table:formula="of:=IF([$'Mature Data'.F83]=&quot;&quot;;&quot;&quot;;[$'Mature Data'.F83])" office:value-type="float" office:value="1" calcext:value-type="float">
            <text:p>1</text:p>
          </table:table-cell>
          <table:table-cell table:style-name="ce15" table:formula="of:=IF([$'Mature Data'.G83]=&quot;&quot;;&quot;&quot;;[$'Mature Data'.G83])" office:value-type="float" office:value="0" calcext:value-type="float">
            <text:p>0</text:p>
          </table:table-cell>
          <table:table-cell table:style-name="ce15" table:formula="of:=IF([$'Mature Data'.H83]=&quot;&quot;;&quot;&quot;;[$'Mature Data'.H83])" office:value-type="float" office:value="3" calcext:value-type="float">
            <text:p>3</text:p>
          </table:table-cell>
          <table:table-cell table:style-name="ce15" table:formula="of:=IF([$'Mature Data'.I83]=&quot;&quot;;&quot;&quot;;[$'Mature Data'.I83])" office:value-type="float" office:value="4" calcext:value-type="float">
            <text:p>4</text:p>
          </table:table-cell>
          <table:table-cell table:style-name="ce22" table:formula="of:=IF([.D84]=&quot;&quot;;&quot;&quot;;SUM([.E84:.I84]))" office:value-type="float" office:value="10" calcext:value-type="float">
            <text:p>10</text:p>
          </table:table-cell>
          <table:table-cell table:style-name="ce26" table:formula="of:=IF([$'Mature Data'.K83]=&quot;&quot;;&quot;&quot;;[$'Mature Data'.K83])" office:value-type="float" office:value="5" calcext:value-type="float">
            <text:p>5</text:p>
          </table:table-cell>
          <table:table-cell table:style-name="ce26" table:formula="of:=IF([$'Mature Data'.L83]=&quot;&quot;;&quot;&quot;;[$'Mature Data'.L83])" office:value-type="float" office:value="7" calcext:value-type="float">
            <text:p>7</text:p>
          </table:table-cell>
          <table:table-cell table:style-name="ce26" table:formula="of:=IF([$'Mature Data'.M83]=&quot;&quot;;&quot;&quot;;[$'Mature Data'.M83])" office:value-type="float" office:value="4" calcext:value-type="float">
            <text:p>4</text:p>
          </table:table-cell>
          <table:table-cell table:style-name="ce26" table:formula="of:=IF([$'Mature Data'.N83]=&quot;&quot;;&quot;&quot;;[$'Mature Data'.N83])" office:value-type="float" office:value="10" calcext:value-type="float">
            <text:p>10</text:p>
          </table:table-cell>
          <table:table-cell table:style-name="ce26" table:formula="of:=IF([$'Mature Data'.O83]=&quot;&quot;;&quot;&quot;;[$'Mature Data'.O83])" office:value-type="float" office:value="8" calcext:value-type="float">
            <text:p>8</text:p>
          </table:table-cell>
          <table:table-cell table:style-name="ce31" table:formula="of:=IF([.J84]=&quot;&quot;;&quot;&quot;;SUM([.K84:.O84]))" office:value-type="float" office:value="34" calcext:value-type="float">
            <text:p>34</text:p>
          </table:table-cell>
          <table:table-cell table:style-name="ce7" table:formula="of:=IF([$'Mature Data'.Q83]=&quot;&quot;;&quot;&quot;;[$'Mature Data'.Q83])" office:value-type="float" office:value="0" calcext:value-type="float">
            <text:p>0</text:p>
          </table:table-cell>
          <table:table-cell table:style-name="ce7" table:formula="of:=IF([$'Mature Data'.R83]=&quot;&quot;;&quot;&quot;;[$'Mature Data'.R83])" office:value-type="float" office:value="0" calcext:value-type="float">
            <text:p>0</text:p>
          </table:table-cell>
          <table:table-cell table:style-name="ce7" table:formula="of:=IF([$'Mature Data'.S83]=&quot;&quot;;&quot;&quot;;[$'Mature Data'.S83])" office:value-type="float" office:value="0" calcext:value-type="float">
            <text:p>0</text:p>
          </table:table-cell>
          <table:table-cell table:style-name="ce7" table:formula="of:=IF([$'Mature Data'.T83]=&quot;&quot;;&quot;&quot;;[$'Mature Data'.T83])" office:value-type="float" office:value="0" calcext:value-type="float">
            <text:p>0</text:p>
          </table:table-cell>
          <table:table-cell table:style-name="ce7" table:formula="of:=IF([$'Mature Data'.U83]=&quot;&quot;;&quot;&quot;;[$'Mature Data'.U83])" office:value-type="float" office:value="0" calcext:value-type="float">
            <text:p>0</text:p>
          </table:table-cell>
          <table:table-cell table:style-name="ce7" table:formula="of:=IF([.P84]=&quot;&quot;;&quot;&quot;;SUM([.Q84:.U84]))" office:value-type="float" office:value="0" calcext:value-type="float">
            <text:p>0</text:p>
          </table:table-cell>
          <table:table-cell table:style-name="ce7" table:formula="of:=IF([$'Mature Data'.W83]=&quot;&quot;;&quot;&quot;;[$'Mature Data'.W83])" office:value-type="float" office:value="10" calcext:value-type="float">
            <text:p>10</text:p>
          </table:table-cell>
          <table:table-cell table:style-name="ce7" table:formula="of:=IF([$'Mature Data'.X83]=&quot;&quot;;&quot;&quot;;[$'Mature Data'.X83])" office:value-type="float" office:value="7" calcext:value-type="float">
            <text:p>7</text:p>
          </table:table-cell>
          <table:table-cell table:style-name="ce7" table:formula="of:=IF([$'Mature Data'.Y83]=&quot;&quot;;&quot;&quot;;[$'Mature Data'.Y83])" office:value-type="float" office:value="6" calcext:value-type="float">
            <text:p>6</text:p>
          </table:table-cell>
          <table:table-cell table:style-name="ce7" table:formula="of:=IF([$'Mature Data'.Z83]=&quot;&quot;;&quot;&quot;;[$'Mature Data'.Z83])" office:value-type="float" office:value="17" calcext:value-type="float">
            <text:p>17</text:p>
          </table:table-cell>
          <table:table-cell table:style-name="ce7" table:formula="of:=IF([$'Mature Data'.AA83]=&quot;&quot;;&quot;&quot;;[$'Mature Data'.AA83])" office:value-type="float" office:value="14" calcext:value-type="float">
            <text:p>14</text:p>
          </table:table-cell>
          <table:table-cell table:style-name="ce43" table:formula="of:=IF(ISERR(AVERAGE([.W84:.AA84])/20);&quot;&quot;;AVERAGE([.W84:.AA84])/20)" office:value-type="percentage" office:value="0.54" calcext:value-type="percentage">
            <text:p>54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4]=&quot;&quot;;&quot;&quot;;[$'Mature Data'.A84])" office:value-type="string" office:string-value="NE E MS" calcext:value-type="string">
            <text:p>NE E MS</text:p>
          </table:table-cell>
          <table:table-cell table:style-name="ce7" table:formula="of:=IF([$'Mature Data'.B84]=&quot;&quot;;&quot;&quot;;[$'Mature Data'.B84])" office:value-type="string" office:string-value="Honey Tangerine" calcext:value-type="string">
            <text:p>Honey Tangerine</text:p>
          </table:table-cell>
          <table:table-cell table:style-name="ce7" table:formula="of:=IF([$'Mature Data'.C84]=&quot;&quot;;&quot;&quot;;[$'Mature Data'.C84])">
            <text:p/>
          </table:table-cell>
          <table:table-cell table:style-name="ce7" table:formula="of:=IF([$'Mature Data'.D84]=&quot;&quot;;&quot;&quot;;[$'Mature Data'.D84])">
            <text:p/>
          </table:table-cell>
          <table:table-cell table:style-name="ce15" table:formula="of:=IF([$'Mature Data'.E84]=&quot;&quot;;&quot;&quot;;[$'Mature Data'.E84])">
            <text:p/>
          </table:table-cell>
          <table:table-cell table:style-name="ce15" table:formula="of:=IF([$'Mature Data'.F84]=&quot;&quot;;&quot;&quot;;[$'Mature Data'.F84])">
            <text:p/>
          </table:table-cell>
          <table:table-cell table:style-name="ce15" table:formula="of:=IF([$'Mature Data'.G84]=&quot;&quot;;&quot;&quot;;[$'Mature Data'.G84])">
            <text:p/>
          </table:table-cell>
          <table:table-cell table:style-name="ce15" table:formula="of:=IF([$'Mature Data'.H84]=&quot;&quot;;&quot;&quot;;[$'Mature Data'.H84])">
            <text:p/>
          </table:table-cell>
          <table:table-cell table:style-name="ce15" table:formula="of:=IF([$'Mature Data'.I84]=&quot;&quot;;&quot;&quot;;[$'Mature Data'.I84])">
            <text:p/>
          </table:table-cell>
          <table:table-cell table:style-name="ce22" table:formula="of:=IF([.D85]=&quot;&quot;;&quot;&quot;;SUM([.E85:.I85]))">
            <text:p/>
          </table:table-cell>
          <table:table-cell table:style-name="ce26" table:formula="of:=IF([$'Mature Data'.K84]=&quot;&quot;;&quot;&quot;;[$'Mature Data'.K84])">
            <text:p/>
          </table:table-cell>
          <table:table-cell table:style-name="ce26" table:formula="of:=IF([$'Mature Data'.L84]=&quot;&quot;;&quot;&quot;;[$'Mature Data'.L84])">
            <text:p/>
          </table:table-cell>
          <table:table-cell table:style-name="ce26" table:formula="of:=IF([$'Mature Data'.M84]=&quot;&quot;;&quot;&quot;;[$'Mature Data'.M84])">
            <text:p/>
          </table:table-cell>
          <table:table-cell table:style-name="ce26" table:formula="of:=IF([$'Mature Data'.N84]=&quot;&quot;;&quot;&quot;;[$'Mature Data'.N84])">
            <text:p/>
          </table:table-cell>
          <table:table-cell table:style-name="ce26" table:formula="of:=IF([$'Mature Data'.O84]=&quot;&quot;;&quot;&quot;;[$'Mature Data'.O84])">
            <text:p/>
          </table:table-cell>
          <table:table-cell table:style-name="ce31" table:formula="of:=IF([.J85]=&quot;&quot;;&quot;&quot;;SUM([.K85:.O85]))">
            <text:p/>
          </table:table-cell>
          <table:table-cell table:style-name="ce7" table:formula="of:=IF([$'Mature Data'.Q84]=&quot;&quot;;&quot;&quot;;[$'Mature Data'.Q84])">
            <text:p/>
          </table:table-cell>
          <table:table-cell table:style-name="ce7" table:formula="of:=IF([$'Mature Data'.R84]=&quot;&quot;;&quot;&quot;;[$'Mature Data'.R84])">
            <text:p/>
          </table:table-cell>
          <table:table-cell table:style-name="ce7" table:formula="of:=IF([$'Mature Data'.S84]=&quot;&quot;;&quot;&quot;;[$'Mature Data'.S84])">
            <text:p/>
          </table:table-cell>
          <table:table-cell table:style-name="ce7" table:formula="of:=IF([$'Mature Data'.T84]=&quot;&quot;;&quot;&quot;;[$'Mature Data'.T84])">
            <text:p/>
          </table:table-cell>
          <table:table-cell table:style-name="ce7" table:formula="of:=IF([$'Mature Data'.U84]=&quot;&quot;;&quot;&quot;;[$'Mature Data'.U84])">
            <text:p/>
          </table:table-cell>
          <table:table-cell table:style-name="ce7" table:formula="of:=IF([.P85]=&quot;&quot;;&quot;&quot;;SUM([.Q85:.U85]))">
            <text:p/>
          </table:table-cell>
          <table:table-cell table:style-name="ce7" table:formula="of:=IF([$'Mature Data'.W84]=&quot;&quot;;&quot;&quot;;[$'Mature Data'.W84])">
            <text:p/>
          </table:table-cell>
          <table:table-cell table:style-name="ce7" table:formula="of:=IF([$'Mature Data'.X84]=&quot;&quot;;&quot;&quot;;[$'Mature Data'.X84])">
            <text:p/>
          </table:table-cell>
          <table:table-cell table:style-name="ce7" table:formula="of:=IF([$'Mature Data'.Y84]=&quot;&quot;;&quot;&quot;;[$'Mature Data'.Y84])">
            <text:p/>
          </table:table-cell>
          <table:table-cell table:style-name="ce7" table:formula="of:=IF([$'Mature Data'.Z84]=&quot;&quot;;&quot;&quot;;[$'Mature Data'.Z84])">
            <text:p/>
          </table:table-cell>
          <table:table-cell table:style-name="ce7" table:formula="of:=IF([$'Mature Data'.AA84]=&quot;&quot;;&quot;&quot;;[$'Mature Data'.AA84])">
            <text:p/>
          </table:table-cell>
          <table:table-cell table:style-name="ce43" table:formula="of:=IF(ISERR(AVERAGE([.W85:.AA85])/20);&quot;&quot;;AVERAGE([.W85:.AA8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5]=&quot;&quot;;&quot;&quot;;[$'Mature Data'.A85])" office:value-type="string" office:string-value="NE E H" calcext:value-type="string">
            <text:p>NE E H</text:p>
          </table:table-cell>
          <table:table-cell table:style-name="ce7" table:formula="of:=IF([$'Mature Data'.B85]=&quot;&quot;;&quot;&quot;;[$'Mature Data'.B85])" office:value-type="string" office:string-value="Hamlin" calcext:value-type="string">
            <text:p>Hamlin</text:p>
          </table:table-cell>
          <table:table-cell table:style-name="ce7" table:formula="of:=IF([$'Mature Data'.C85]=&quot;&quot;;&quot;&quot;;[$'Mature Data'.C85])">
            <text:p/>
          </table:table-cell>
          <table:table-cell table:style-name="ce7" table:formula="of:=IF([$'Mature Data'.D85]=&quot;&quot;;&quot;&quot;;[$'Mature Data'.D85])">
            <text:p/>
          </table:table-cell>
          <table:table-cell table:style-name="ce15" table:formula="of:=IF([$'Mature Data'.E85]=&quot;&quot;;&quot;&quot;;[$'Mature Data'.E85])">
            <text:p/>
          </table:table-cell>
          <table:table-cell table:style-name="ce15" table:formula="of:=IF([$'Mature Data'.F85]=&quot;&quot;;&quot;&quot;;[$'Mature Data'.F85])">
            <text:p/>
          </table:table-cell>
          <table:table-cell table:style-name="ce15" table:formula="of:=IF([$'Mature Data'.G85]=&quot;&quot;;&quot;&quot;;[$'Mature Data'.G85])">
            <text:p/>
          </table:table-cell>
          <table:table-cell table:style-name="ce15" table:formula="of:=IF([$'Mature Data'.H85]=&quot;&quot;;&quot;&quot;;[$'Mature Data'.H85])">
            <text:p/>
          </table:table-cell>
          <table:table-cell table:style-name="ce15" table:formula="of:=IF([$'Mature Data'.I85]=&quot;&quot;;&quot;&quot;;[$'Mature Data'.I85])">
            <text:p/>
          </table:table-cell>
          <table:table-cell table:style-name="ce22" table:formula="of:=IF([.D86]=&quot;&quot;;&quot;&quot;;SUM([.E86:.I86]))">
            <text:p/>
          </table:table-cell>
          <table:table-cell table:style-name="ce26" table:formula="of:=IF([$'Mature Data'.K85]=&quot;&quot;;&quot;&quot;;[$'Mature Data'.K85])">
            <text:p/>
          </table:table-cell>
          <table:table-cell table:style-name="ce26" table:formula="of:=IF([$'Mature Data'.L85]=&quot;&quot;;&quot;&quot;;[$'Mature Data'.L85])">
            <text:p/>
          </table:table-cell>
          <table:table-cell table:style-name="ce26" table:formula="of:=IF([$'Mature Data'.M85]=&quot;&quot;;&quot;&quot;;[$'Mature Data'.M85])">
            <text:p/>
          </table:table-cell>
          <table:table-cell table:style-name="ce26" table:formula="of:=IF([$'Mature Data'.N85]=&quot;&quot;;&quot;&quot;;[$'Mature Data'.N85])">
            <text:p/>
          </table:table-cell>
          <table:table-cell table:style-name="ce26" table:formula="of:=IF([$'Mature Data'.O85]=&quot;&quot;;&quot;&quot;;[$'Mature Data'.O85])">
            <text:p/>
          </table:table-cell>
          <table:table-cell table:style-name="ce31" table:formula="of:=IF([.J86]=&quot;&quot;;&quot;&quot;;SUM([.K86:.O86]))">
            <text:p/>
          </table:table-cell>
          <table:table-cell table:style-name="ce7" table:formula="of:=IF([$'Mature Data'.Q85]=&quot;&quot;;&quot;&quot;;[$'Mature Data'.Q85])">
            <text:p/>
          </table:table-cell>
          <table:table-cell table:style-name="ce7" table:formula="of:=IF([$'Mature Data'.R85]=&quot;&quot;;&quot;&quot;;[$'Mature Data'.R85])">
            <text:p/>
          </table:table-cell>
          <table:table-cell table:style-name="ce7" table:formula="of:=IF([$'Mature Data'.S85]=&quot;&quot;;&quot;&quot;;[$'Mature Data'.S85])">
            <text:p/>
          </table:table-cell>
          <table:table-cell table:style-name="ce7" table:formula="of:=IF([$'Mature Data'.T85]=&quot;&quot;;&quot;&quot;;[$'Mature Data'.T85])">
            <text:p/>
          </table:table-cell>
          <table:table-cell table:style-name="ce7" table:formula="of:=IF([$'Mature Data'.U85]=&quot;&quot;;&quot;&quot;;[$'Mature Data'.U85])">
            <text:p/>
          </table:table-cell>
          <table:table-cell table:style-name="ce7" table:formula="of:=IF([.P86]=&quot;&quot;;&quot;&quot;;SUM([.Q86:.U86]))">
            <text:p/>
          </table:table-cell>
          <table:table-cell table:style-name="ce7" table:formula="of:=IF([$'Mature Data'.W85]=&quot;&quot;;&quot;&quot;;[$'Mature Data'.W85])">
            <text:p/>
          </table:table-cell>
          <table:table-cell table:style-name="ce7" table:formula="of:=IF([$'Mature Data'.X85]=&quot;&quot;;&quot;&quot;;[$'Mature Data'.X85])">
            <text:p/>
          </table:table-cell>
          <table:table-cell table:style-name="ce7" table:formula="of:=IF([$'Mature Data'.Y85]=&quot;&quot;;&quot;&quot;;[$'Mature Data'.Y85])">
            <text:p/>
          </table:table-cell>
          <table:table-cell table:style-name="ce7" table:formula="of:=IF([$'Mature Data'.Z85]=&quot;&quot;;&quot;&quot;;[$'Mature Data'.Z85])">
            <text:p/>
          </table:table-cell>
          <table:table-cell table:style-name="ce7" table:formula="of:=IF([$'Mature Data'.AA85]=&quot;&quot;;&quot;&quot;;[$'Mature Data'.AA85])">
            <text:p/>
          </table:table-cell>
          <table:table-cell table:style-name="ce43" table:formula="of:=IF(ISERR(AVERAGE([.W86:.AA86])/20);&quot;&quot;;AVERAGE([.W86:.AA8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6]=&quot;&quot;;&quot;&quot;;[$'Mature Data'.A86])" office:value-type="string" office:string-value="NE E East" calcext:value-type="string">
            <text:p>NE E East</text:p>
          </table:table-cell>
          <table:table-cell table:style-name="ce7" table:formula="of:=IF([$'Mature Data'.B86]=&quot;&quot;;&quot;&quot;;[$'Mature Data'.B86])" office:value-type="string" office:string-value="Valencia" calcext:value-type="string">
            <text:p>Valencia</text:p>
          </table:table-cell>
          <table:table-cell table:style-name="ce7" table:formula="of:=IF([$'Mature Data'.C86]=&quot;&quot;;&quot;&quot;;[$'Mature Data'.C86])">
            <text:p/>
          </table:table-cell>
          <table:table-cell table:style-name="ce7" table:formula="of:=IF([$'Mature Data'.D86]=&quot;&quot;;&quot;&quot;;[$'Mature Data'.D86])" office:value-type="string" office:string-value="2017-04-10" calcext:value-type="string">
            <text:p>2017-04-10</text:p>
          </table:table-cell>
          <table:table-cell table:style-name="ce15" table:formula="of:=IF([$'Mature Data'.E86]=&quot;&quot;;&quot;&quot;;[$'Mature Data'.E86])" office:value-type="float" office:value="0" calcext:value-type="float">
            <text:p>0</text:p>
          </table:table-cell>
          <table:table-cell table:style-name="ce15" table:formula="of:=IF([$'Mature Data'.F86]=&quot;&quot;;&quot;&quot;;[$'Mature Data'.F86])" office:value-type="float" office:value="0" calcext:value-type="float">
            <text:p>0</text:p>
          </table:table-cell>
          <table:table-cell table:style-name="ce15" table:formula="of:=IF([$'Mature Data'.G86]=&quot;&quot;;&quot;&quot;;[$'Mature Data'.G86])" office:value-type="float" office:value="1" calcext:value-type="float">
            <text:p>1</text:p>
          </table:table-cell>
          <table:table-cell table:style-name="ce15" table:formula="of:=IF([$'Mature Data'.H86]=&quot;&quot;;&quot;&quot;;[$'Mature Data'.H86])" office:value-type="float" office:value="0" calcext:value-type="float">
            <text:p>0</text:p>
          </table:table-cell>
          <table:table-cell table:style-name="ce15" table:formula="of:=IF([$'Mature Data'.I86]=&quot;&quot;;&quot;&quot;;[$'Mature Data'.I86])" office:value-type="float" office:value="0" calcext:value-type="float">
            <text:p>0</text:p>
          </table:table-cell>
          <table:table-cell table:style-name="ce22" table:formula="of:=IF([.D87]=&quot;&quot;;&quot;&quot;;SUM([.E87:.I87]))" office:value-type="float" office:value="1" calcext:value-type="float">
            <text:p>1</text:p>
          </table:table-cell>
          <table:table-cell table:style-name="ce26" table:formula="of:=IF([$'Mature Data'.K86]=&quot;&quot;;&quot;&quot;;[$'Mature Data'.K86])" office:value-type="float" office:value="2" calcext:value-type="float">
            <text:p>2</text:p>
          </table:table-cell>
          <table:table-cell table:style-name="ce26" table:formula="of:=IF([$'Mature Data'.L86]=&quot;&quot;;&quot;&quot;;[$'Mature Data'.L86])" office:value-type="float" office:value="4" calcext:value-type="float">
            <text:p>4</text:p>
          </table:table-cell>
          <table:table-cell table:style-name="ce26" table:formula="of:=IF([$'Mature Data'.M86]=&quot;&quot;;&quot;&quot;;[$'Mature Data'.M86])" office:value-type="float" office:value="2" calcext:value-type="float">
            <text:p>2</text:p>
          </table:table-cell>
          <table:table-cell table:style-name="ce26" table:formula="of:=IF([$'Mature Data'.N86]=&quot;&quot;;&quot;&quot;;[$'Mature Data'.N86])" office:value-type="float" office:value="2" calcext:value-type="float">
            <text:p>2</text:p>
          </table:table-cell>
          <table:table-cell table:style-name="ce26" table:formula="of:=IF([$'Mature Data'.O86]=&quot;&quot;;&quot;&quot;;[$'Mature Data'.O86])" office:value-type="float" office:value="3" calcext:value-type="float">
            <text:p>3</text:p>
          </table:table-cell>
          <table:table-cell table:style-name="ce31" table:formula="of:=IF([.J87]=&quot;&quot;;&quot;&quot;;SUM([.K87:.O87]))" office:value-type="float" office:value="13" calcext:value-type="float">
            <text:p>13</text:p>
          </table:table-cell>
          <table:table-cell table:style-name="ce7" table:formula="of:=IF([$'Mature Data'.Q86]=&quot;&quot;;&quot;&quot;;[$'Mature Data'.Q86])" office:value-type="float" office:value="0" calcext:value-type="float">
            <text:p>0</text:p>
          </table:table-cell>
          <table:table-cell table:style-name="ce7" table:formula="of:=IF([$'Mature Data'.R86]=&quot;&quot;;&quot;&quot;;[$'Mature Data'.R86])" office:value-type="float" office:value="0" calcext:value-type="float">
            <text:p>0</text:p>
          </table:table-cell>
          <table:table-cell table:style-name="ce7" table:formula="of:=IF([$'Mature Data'.S86]=&quot;&quot;;&quot;&quot;;[$'Mature Data'.S86])" office:value-type="float" office:value="0" calcext:value-type="float">
            <text:p>0</text:p>
          </table:table-cell>
          <table:table-cell table:style-name="ce7" table:formula="of:=IF([$'Mature Data'.T86]=&quot;&quot;;&quot;&quot;;[$'Mature Data'.T86])" office:value-type="float" office:value="0" calcext:value-type="float">
            <text:p>0</text:p>
          </table:table-cell>
          <table:table-cell table:style-name="ce7" table:formula="of:=IF([$'Mature Data'.U86]=&quot;&quot;;&quot;&quot;;[$'Mature Data'.U86])" office:value-type="float" office:value="0" calcext:value-type="float">
            <text:p>0</text:p>
          </table:table-cell>
          <table:table-cell table:style-name="ce7" table:formula="of:=IF([.P87]=&quot;&quot;;&quot;&quot;;SUM([.Q87:.U87]))" office:value-type="float" office:value="0" calcext:value-type="float">
            <text:p>0</text:p>
          </table:table-cell>
          <table:table-cell table:style-name="ce7" table:formula="of:=IF([$'Mature Data'.W86]=&quot;&quot;;&quot;&quot;;[$'Mature Data'.W86])" office:value-type="float" office:value="5" calcext:value-type="float">
            <text:p>5</text:p>
          </table:table-cell>
          <table:table-cell table:style-name="ce7" table:formula="of:=IF([$'Mature Data'.X86]=&quot;&quot;;&quot;&quot;;[$'Mature Data'.X86])" office:value-type="float" office:value="8" calcext:value-type="float">
            <text:p>8</text:p>
          </table:table-cell>
          <table:table-cell table:style-name="ce7" table:formula="of:=IF([$'Mature Data'.Y86]=&quot;&quot;;&quot;&quot;;[$'Mature Data'.Y86])" office:value-type="float" office:value="3" calcext:value-type="float">
            <text:p>3</text:p>
          </table:table-cell>
          <table:table-cell table:style-name="ce7" table:formula="of:=IF([$'Mature Data'.Z86]=&quot;&quot;;&quot;&quot;;[$'Mature Data'.Z86])" office:value-type="float" office:value="6" calcext:value-type="float">
            <text:p>6</text:p>
          </table:table-cell>
          <table:table-cell table:style-name="ce7" table:formula="of:=IF([$'Mature Data'.AA86]=&quot;&quot;;&quot;&quot;;[$'Mature Data'.AA86])" office:value-type="float" office:value="3" calcext:value-type="float">
            <text:p>3</text:p>
          </table:table-cell>
          <table:table-cell table:style-name="ce43" table:formula="of:=IF(ISERR(AVERAGE([.W87:.AA87])/20);&quot;&quot;;AVERAGE([.W87:.AA87])/20)" office:value-type="percentage" office:value="0.25" calcext:value-type="percentage">
            <text:p>25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7]=&quot;&quot;;&quot;&quot;;[$'Mature Data'.A87])" office:value-type="string" office:string-value="NE F" calcext:value-type="string">
            <text:p>NE F</text:p>
          </table:table-cell>
          <table:table-cell table:style-name="ce7" table:formula="of:=IF([$'Mature Data'.B87]=&quot;&quot;;&quot;&quot;;[$'Mature Data'.B87])" office:value-type="string" office:string-value="Hamlin" calcext:value-type="string">
            <text:p>Hamlin</text:p>
          </table:table-cell>
          <table:table-cell table:style-name="ce7" table:formula="of:=IF([$'Mature Data'.C87]=&quot;&quot;;&quot;&quot;;[$'Mature Data'.C87])">
            <text:p/>
          </table:table-cell>
          <table:table-cell table:style-name="ce7" table:formula="of:=IF([$'Mature Data'.D87]=&quot;&quot;;&quot;&quot;;[$'Mature Data'.D87])">
            <text:p/>
          </table:table-cell>
          <table:table-cell table:style-name="ce15" table:formula="of:=IF([$'Mature Data'.E87]=&quot;&quot;;&quot;&quot;;[$'Mature Data'.E87])">
            <text:p/>
          </table:table-cell>
          <table:table-cell table:style-name="ce15" table:formula="of:=IF([$'Mature Data'.F87]=&quot;&quot;;&quot;&quot;;[$'Mature Data'.F87])">
            <text:p/>
          </table:table-cell>
          <table:table-cell table:style-name="ce15" table:formula="of:=IF([$'Mature Data'.G87]=&quot;&quot;;&quot;&quot;;[$'Mature Data'.G87])">
            <text:p/>
          </table:table-cell>
          <table:table-cell table:style-name="ce15" table:formula="of:=IF([$'Mature Data'.H87]=&quot;&quot;;&quot;&quot;;[$'Mature Data'.H87])">
            <text:p/>
          </table:table-cell>
          <table:table-cell table:style-name="ce15" table:formula="of:=IF([$'Mature Data'.I87]=&quot;&quot;;&quot;&quot;;[$'Mature Data'.I87])">
            <text:p/>
          </table:table-cell>
          <table:table-cell table:style-name="ce22" table:formula="of:=IF([.D88]=&quot;&quot;;&quot;&quot;;SUM([.E88:.I88]))">
            <text:p/>
          </table:table-cell>
          <table:table-cell table:style-name="ce26" table:formula="of:=IF([$'Mature Data'.K87]=&quot;&quot;;&quot;&quot;;[$'Mature Data'.K87])">
            <text:p/>
          </table:table-cell>
          <table:table-cell table:style-name="ce26" table:formula="of:=IF([$'Mature Data'.L87]=&quot;&quot;;&quot;&quot;;[$'Mature Data'.L87])">
            <text:p/>
          </table:table-cell>
          <table:table-cell table:style-name="ce26" table:formula="of:=IF([$'Mature Data'.M87]=&quot;&quot;;&quot;&quot;;[$'Mature Data'.M87])">
            <text:p/>
          </table:table-cell>
          <table:table-cell table:style-name="ce26" table:formula="of:=IF([$'Mature Data'.N87]=&quot;&quot;;&quot;&quot;;[$'Mature Data'.N87])">
            <text:p/>
          </table:table-cell>
          <table:table-cell table:style-name="ce26" table:formula="of:=IF([$'Mature Data'.O87]=&quot;&quot;;&quot;&quot;;[$'Mature Data'.O87])">
            <text:p/>
          </table:table-cell>
          <table:table-cell table:style-name="ce31" table:formula="of:=IF([.J88]=&quot;&quot;;&quot;&quot;;SUM([.K88:.O88]))">
            <text:p/>
          </table:table-cell>
          <table:table-cell table:style-name="ce7" table:formula="of:=IF([$'Mature Data'.Q87]=&quot;&quot;;&quot;&quot;;[$'Mature Data'.Q87])">
            <text:p/>
          </table:table-cell>
          <table:table-cell table:style-name="ce7" table:formula="of:=IF([$'Mature Data'.R87]=&quot;&quot;;&quot;&quot;;[$'Mature Data'.R87])">
            <text:p/>
          </table:table-cell>
          <table:table-cell table:style-name="ce7" table:formula="of:=IF([$'Mature Data'.S87]=&quot;&quot;;&quot;&quot;;[$'Mature Data'.S87])">
            <text:p/>
          </table:table-cell>
          <table:table-cell table:style-name="ce7" table:formula="of:=IF([$'Mature Data'.T87]=&quot;&quot;;&quot;&quot;;[$'Mature Data'.T87])">
            <text:p/>
          </table:table-cell>
          <table:table-cell table:style-name="ce7" table:formula="of:=IF([$'Mature Data'.U87]=&quot;&quot;;&quot;&quot;;[$'Mature Data'.U87])">
            <text:p/>
          </table:table-cell>
          <table:table-cell table:style-name="ce7" table:formula="of:=IF([.P88]=&quot;&quot;;&quot;&quot;;SUM([.Q88:.U88]))">
            <text:p/>
          </table:table-cell>
          <table:table-cell table:style-name="ce7" table:formula="of:=IF([$'Mature Data'.W87]=&quot;&quot;;&quot;&quot;;[$'Mature Data'.W87])">
            <text:p/>
          </table:table-cell>
          <table:table-cell table:style-name="ce7" table:formula="of:=IF([$'Mature Data'.X87]=&quot;&quot;;&quot;&quot;;[$'Mature Data'.X87])">
            <text:p/>
          </table:table-cell>
          <table:table-cell table:style-name="ce7" table:formula="of:=IF([$'Mature Data'.Y87]=&quot;&quot;;&quot;&quot;;[$'Mature Data'.Y87])">
            <text:p/>
          </table:table-cell>
          <table:table-cell table:style-name="ce7" table:formula="of:=IF([$'Mature Data'.Z87]=&quot;&quot;;&quot;&quot;;[$'Mature Data'.Z87])">
            <text:p/>
          </table:table-cell>
          <table:table-cell table:style-name="ce7" table:formula="of:=IF([$'Mature Data'.AA87]=&quot;&quot;;&quot;&quot;;[$'Mature Data'.AA87])">
            <text:p/>
          </table:table-cell>
          <table:table-cell table:style-name="ce43" table:formula="of:=IF(ISERR(AVERAGE([.W88:.AA88])/20);&quot;&quot;;AVERAGE([.W88:.AA8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8]=&quot;&quot;;&quot;&quot;;[$'Mature Data'.A88])" office:value-type="string" office:string-value="NE G HAM" calcext:value-type="string">
            <text:p>NE G HAM</text:p>
          </table:table-cell>
          <table:table-cell table:style-name="ce7" table:formula="of:=IF([$'Mature Data'.B88]=&quot;&quot;;&quot;&quot;;[$'Mature Data'.B88])" office:value-type="string" office:string-value="Hamlin" calcext:value-type="string">
            <text:p>Hamlin</text:p>
          </table:table-cell>
          <table:table-cell table:style-name="ce7" table:formula="of:=IF([$'Mature Data'.C88]=&quot;&quot;;&quot;&quot;;[$'Mature Data'.C88])">
            <text:p/>
          </table:table-cell>
          <table:table-cell table:style-name="ce7" table:formula="of:=IF([$'Mature Data'.D88]=&quot;&quot;;&quot;&quot;;[$'Mature Data'.D88])" office:value-type="string" office:string-value="2017-04-10" calcext:value-type="string">
            <text:p>2017-04-10</text:p>
          </table:table-cell>
          <table:table-cell table:style-name="ce15" table:formula="of:=IF([$'Mature Data'.E88]=&quot;&quot;;&quot;&quot;;[$'Mature Data'.E88])" office:value-type="float" office:value="0" calcext:value-type="float">
            <text:p>0</text:p>
          </table:table-cell>
          <table:table-cell table:style-name="ce15" table:formula="of:=IF([$'Mature Data'.F88]=&quot;&quot;;&quot;&quot;;[$'Mature Data'.F88])" office:value-type="float" office:value="0" calcext:value-type="float">
            <text:p>0</text:p>
          </table:table-cell>
          <table:table-cell table:style-name="ce15" table:formula="of:=IF([$'Mature Data'.G88]=&quot;&quot;;&quot;&quot;;[$'Mature Data'.G88])" office:value-type="float" office:value="0" calcext:value-type="float">
            <text:p>0</text:p>
          </table:table-cell>
          <table:table-cell table:style-name="ce15" table:formula="of:=IF([$'Mature Data'.H88]=&quot;&quot;;&quot;&quot;;[$'Mature Data'.H88])" office:value-type="float" office:value="1" calcext:value-type="float">
            <text:p>1</text:p>
          </table:table-cell>
          <table:table-cell table:style-name="ce15" table:formula="of:=IF([$'Mature Data'.I88]=&quot;&quot;;&quot;&quot;;[$'Mature Data'.I88])" office:value-type="float" office:value="0" calcext:value-type="float">
            <text:p>0</text:p>
          </table:table-cell>
          <table:table-cell table:style-name="ce22" table:formula="of:=IF([.D89]=&quot;&quot;;&quot;&quot;;SUM([.E89:.I89]))" office:value-type="float" office:value="1" calcext:value-type="float">
            <text:p>1</text:p>
          </table:table-cell>
          <table:table-cell table:style-name="ce26" table:formula="of:=IF([$'Mature Data'.K88]=&quot;&quot;;&quot;&quot;;[$'Mature Data'.K88])" office:value-type="float" office:value="4" calcext:value-type="float">
            <text:p>4</text:p>
          </table:table-cell>
          <table:table-cell table:style-name="ce26" table:formula="of:=IF([$'Mature Data'.L88]=&quot;&quot;;&quot;&quot;;[$'Mature Data'.L88])" office:value-type="float" office:value="7" calcext:value-type="float">
            <text:p>7</text:p>
          </table:table-cell>
          <table:table-cell table:style-name="ce26" table:formula="of:=IF([$'Mature Data'.M88]=&quot;&quot;;&quot;&quot;;[$'Mature Data'.M88])" office:value-type="float" office:value="1" calcext:value-type="float">
            <text:p>1</text:p>
          </table:table-cell>
          <table:table-cell table:style-name="ce26" table:formula="of:=IF([$'Mature Data'.N88]=&quot;&quot;;&quot;&quot;;[$'Mature Data'.N88])" office:value-type="float" office:value="2" calcext:value-type="float">
            <text:p>2</text:p>
          </table:table-cell>
          <table:table-cell table:style-name="ce26" table:formula="of:=IF([$'Mature Data'.O88]=&quot;&quot;;&quot;&quot;;[$'Mature Data'.O88])" office:value-type="float" office:value="2" calcext:value-type="float">
            <text:p>2</text:p>
          </table:table-cell>
          <table:table-cell table:style-name="ce31" table:formula="of:=IF([.J89]=&quot;&quot;;&quot;&quot;;SUM([.K89:.O89]))" office:value-type="float" office:value="16" calcext:value-type="float">
            <text:p>16</text:p>
          </table:table-cell>
          <table:table-cell table:style-name="ce7" table:formula="of:=IF([$'Mature Data'.Q88]=&quot;&quot;;&quot;&quot;;[$'Mature Data'.Q88])" office:value-type="float" office:value="0" calcext:value-type="float">
            <text:p>0</text:p>
          </table:table-cell>
          <table:table-cell table:style-name="ce7" table:formula="of:=IF([$'Mature Data'.R88]=&quot;&quot;;&quot;&quot;;[$'Mature Data'.R88])" office:value-type="float" office:value="0" calcext:value-type="float">
            <text:p>0</text:p>
          </table:table-cell>
          <table:table-cell table:style-name="ce7" table:formula="of:=IF([$'Mature Data'.S88]=&quot;&quot;;&quot;&quot;;[$'Mature Data'.S88])" office:value-type="float" office:value="0" calcext:value-type="float">
            <text:p>0</text:p>
          </table:table-cell>
          <table:table-cell table:style-name="ce7" table:formula="of:=IF([$'Mature Data'.T88]=&quot;&quot;;&quot;&quot;;[$'Mature Data'.T88])" office:value-type="float" office:value="0" calcext:value-type="float">
            <text:p>0</text:p>
          </table:table-cell>
          <table:table-cell table:style-name="ce7" table:formula="of:=IF([$'Mature Data'.U88]=&quot;&quot;;&quot;&quot;;[$'Mature Data'.U88])" office:value-type="float" office:value="0" calcext:value-type="float">
            <text:p>0</text:p>
          </table:table-cell>
          <table:table-cell table:style-name="ce7" table:formula="of:=IF([.P89]=&quot;&quot;;&quot;&quot;;SUM([.Q89:.U89]))" office:value-type="float" office:value="0" calcext:value-type="float">
            <text:p>0</text:p>
          </table:table-cell>
          <table:table-cell table:style-name="ce7" table:formula="of:=IF([$'Mature Data'.W88]=&quot;&quot;;&quot;&quot;;[$'Mature Data'.W88])" office:value-type="float" office:value="16" calcext:value-type="float">
            <text:p>16</text:p>
          </table:table-cell>
          <table:table-cell table:style-name="ce7" table:formula="of:=IF([$'Mature Data'.X88]=&quot;&quot;;&quot;&quot;;[$'Mature Data'.X88])" office:value-type="float" office:value="14" calcext:value-type="float">
            <text:p>14</text:p>
          </table:table-cell>
          <table:table-cell table:style-name="ce7" table:formula="of:=IF([$'Mature Data'.Y88]=&quot;&quot;;&quot;&quot;;[$'Mature Data'.Y88])" office:value-type="float" office:value="4" calcext:value-type="float">
            <text:p>4</text:p>
          </table:table-cell>
          <table:table-cell table:style-name="ce7" table:formula="of:=IF([$'Mature Data'.Z88]=&quot;&quot;;&quot;&quot;;[$'Mature Data'.Z88])" office:value-type="float" office:value="18" calcext:value-type="float">
            <text:p>18</text:p>
          </table:table-cell>
          <table:table-cell table:style-name="ce7" table:formula="of:=IF([$'Mature Data'.AA88]=&quot;&quot;;&quot;&quot;;[$'Mature Data'.AA88])" office:value-type="float" office:value="12" calcext:value-type="float">
            <text:p>12</text:p>
          </table:table-cell>
          <table:table-cell table:style-name="ce43" table:formula="of:=IF(ISERR(AVERAGE([.W89:.AA89])/20);&quot;&quot;;AVERAGE([.W89:.AA89])/20)" office:value-type="percentage" office:value="0.64" calcext:value-type="percentage">
            <text:p>64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89]=&quot;&quot;;&quot;&quot;;[$'Mature Data'.A89])" office:value-type="string" office:string-value="NE G VAL" calcext:value-type="string">
            <text:p>NE G VAL</text:p>
          </table:table-cell>
          <table:table-cell table:style-name="ce7" table:formula="of:=IF([$'Mature Data'.B89]=&quot;&quot;;&quot;&quot;;[$'Mature Data'.B89])" office:value-type="string" office:string-value="Valencia" calcext:value-type="string">
            <text:p>Valencia</text:p>
          </table:table-cell>
          <table:table-cell table:style-name="ce7" table:formula="of:=IF([$'Mature Data'.C89]=&quot;&quot;;&quot;&quot;;[$'Mature Data'.C89])">
            <text:p/>
          </table:table-cell>
          <table:table-cell table:style-name="ce7" table:formula="of:=IF([$'Mature Data'.D89]=&quot;&quot;;&quot;&quot;;[$'Mature Data'.D89])" office:value-type="string" office:string-value="2017-04-10" calcext:value-type="string">
            <text:p>2017-04-10</text:p>
          </table:table-cell>
          <table:table-cell table:style-name="ce15" table:formula="of:=IF([$'Mature Data'.E89]=&quot;&quot;;&quot;&quot;;[$'Mature Data'.E89])" office:value-type="float" office:value="0" calcext:value-type="float">
            <text:p>0</text:p>
          </table:table-cell>
          <table:table-cell table:style-name="ce15" table:formula="of:=IF([$'Mature Data'.F89]=&quot;&quot;;&quot;&quot;;[$'Mature Data'.F89])" office:value-type="float" office:value="0" calcext:value-type="float">
            <text:p>0</text:p>
          </table:table-cell>
          <table:table-cell table:style-name="ce15" table:formula="of:=IF([$'Mature Data'.G89]=&quot;&quot;;&quot;&quot;;[$'Mature Data'.G89])" office:value-type="float" office:value="0" calcext:value-type="float">
            <text:p>0</text:p>
          </table:table-cell>
          <table:table-cell table:style-name="ce15" table:formula="of:=IF([$'Mature Data'.H89]=&quot;&quot;;&quot;&quot;;[$'Mature Data'.H89])" office:value-type="float" office:value="0" calcext:value-type="float">
            <text:p>0</text:p>
          </table:table-cell>
          <table:table-cell table:style-name="ce15" table:formula="of:=IF([$'Mature Data'.I89]=&quot;&quot;;&quot;&quot;;[$'Mature Data'.I89])" office:value-type="float" office:value="3" calcext:value-type="float">
            <text:p>3</text:p>
          </table:table-cell>
          <table:table-cell table:style-name="ce22" table:formula="of:=IF([.D90]=&quot;&quot;;&quot;&quot;;SUM([.E90:.I90]))" office:value-type="float" office:value="3" calcext:value-type="float">
            <text:p>3</text:p>
          </table:table-cell>
          <table:table-cell table:style-name="ce26" table:formula="of:=IF([$'Mature Data'.K89]=&quot;&quot;;&quot;&quot;;[$'Mature Data'.K89])" office:value-type="float" office:value="5" calcext:value-type="float">
            <text:p>5</text:p>
          </table:table-cell>
          <table:table-cell table:style-name="ce26" table:formula="of:=IF([$'Mature Data'.L89]=&quot;&quot;;&quot;&quot;;[$'Mature Data'.L89])" office:value-type="float" office:value="9" calcext:value-type="float">
            <text:p>9</text:p>
          </table:table-cell>
          <table:table-cell table:style-name="ce26" table:formula="of:=IF([$'Mature Data'.M89]=&quot;&quot;;&quot;&quot;;[$'Mature Data'.M89])" office:value-type="float" office:value="12" calcext:value-type="float">
            <text:p>12</text:p>
          </table:table-cell>
          <table:table-cell table:style-name="ce26" table:formula="of:=IF([$'Mature Data'.N89]=&quot;&quot;;&quot;&quot;;[$'Mature Data'.N89])" office:value-type="float" office:value="8" calcext:value-type="float">
            <text:p>8</text:p>
          </table:table-cell>
          <table:table-cell table:style-name="ce26" table:formula="of:=IF([$'Mature Data'.O89]=&quot;&quot;;&quot;&quot;;[$'Mature Data'.O89])" office:value-type="float" office:value="10" calcext:value-type="float">
            <text:p>10</text:p>
          </table:table-cell>
          <table:table-cell table:style-name="ce31" table:formula="of:=IF([.J90]=&quot;&quot;;&quot;&quot;;SUM([.K90:.O90]))" office:value-type="float" office:value="44" calcext:value-type="float">
            <text:p>44</text:p>
          </table:table-cell>
          <table:table-cell table:style-name="ce7" table:formula="of:=IF([$'Mature Data'.Q89]=&quot;&quot;;&quot;&quot;;[$'Mature Data'.Q89])" office:value-type="float" office:value="0" calcext:value-type="float">
            <text:p>0</text:p>
          </table:table-cell>
          <table:table-cell table:style-name="ce7" table:formula="of:=IF([$'Mature Data'.R89]=&quot;&quot;;&quot;&quot;;[$'Mature Data'.R89])" office:value-type="float" office:value="0" calcext:value-type="float">
            <text:p>0</text:p>
          </table:table-cell>
          <table:table-cell table:style-name="ce7" table:formula="of:=IF([$'Mature Data'.S89]=&quot;&quot;;&quot;&quot;;[$'Mature Data'.S89])" office:value-type="float" office:value="0" calcext:value-type="float">
            <text:p>0</text:p>
          </table:table-cell>
          <table:table-cell table:style-name="ce7" table:formula="of:=IF([$'Mature Data'.T89]=&quot;&quot;;&quot;&quot;;[$'Mature Data'.T89])" office:value-type="float" office:value="0" calcext:value-type="float">
            <text:p>0</text:p>
          </table:table-cell>
          <table:table-cell table:style-name="ce7" table:formula="of:=IF([$'Mature Data'.U89]=&quot;&quot;;&quot;&quot;;[$'Mature Data'.U89])" office:value-type="float" office:value="0" calcext:value-type="float">
            <text:p>0</text:p>
          </table:table-cell>
          <table:table-cell table:style-name="ce7" table:formula="of:=IF([.P90]=&quot;&quot;;&quot;&quot;;SUM([.Q90:.U90]))" office:value-type="float" office:value="0" calcext:value-type="float">
            <text:p>0</text:p>
          </table:table-cell>
          <table:table-cell table:style-name="ce7" table:formula="of:=IF([$'Mature Data'.W89]=&quot;&quot;;&quot;&quot;;[$'Mature Data'.W89])" office:value-type="float" office:value="20" calcext:value-type="float">
            <text:p>20</text:p>
          </table:table-cell>
          <table:table-cell table:style-name="ce7" table:formula="of:=IF([$'Mature Data'.X89]=&quot;&quot;;&quot;&quot;;[$'Mature Data'.X89])" office:value-type="float" office:value="18" calcext:value-type="float">
            <text:p>18</text:p>
          </table:table-cell>
          <table:table-cell table:style-name="ce7" table:formula="of:=IF([$'Mature Data'.Y89]=&quot;&quot;;&quot;&quot;;[$'Mature Data'.Y89])" office:value-type="float" office:value="17" calcext:value-type="float">
            <text:p>17</text:p>
          </table:table-cell>
          <table:table-cell table:style-name="ce7" table:formula="of:=IF([$'Mature Data'.Z89]=&quot;&quot;;&quot;&quot;;[$'Mature Data'.Z89])" office:value-type="float" office:value="12" calcext:value-type="float">
            <text:p>12</text:p>
          </table:table-cell>
          <table:table-cell table:style-name="ce7" table:formula="of:=IF([$'Mature Data'.AA89]=&quot;&quot;;&quot;&quot;;[$'Mature Data'.AA89])" office:value-type="float" office:value="12" calcext:value-type="float">
            <text:p>12</text:p>
          </table:table-cell>
          <table:table-cell table:style-name="ce43" table:formula="of:=IF(ISERR(AVERAGE([.W90:.AA90])/20);&quot;&quot;;AVERAGE([.W90:.AA90])/20)" office:value-type="percentage" office:value="0.79" calcext:value-type="percentage">
            <text:p>7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0]=&quot;&quot;;&quot;&quot;;[$'Mature Data'.A90])" office:value-type="string" office:string-value="NE H" calcext:value-type="string">
            <text:p>NE H</text:p>
          </table:table-cell>
          <table:table-cell table:style-name="ce7" table:formula="of:=IF([$'Mature Data'.B90]=&quot;&quot;;&quot;&quot;;[$'Mature Data'.B90])" office:value-type="string" office:string-value="Hamlin/Valencia" calcext:value-type="string">
            <text:p>Hamlin/Valencia</text:p>
          </table:table-cell>
          <table:table-cell table:style-name="ce7" table:formula="of:=IF([$'Mature Data'.C90]=&quot;&quot;;&quot;&quot;;[$'Mature Data'.C90])">
            <text:p/>
          </table:table-cell>
          <table:table-cell table:style-name="ce7" table:formula="of:=IF([$'Mature Data'.D90]=&quot;&quot;;&quot;&quot;;[$'Mature Data'.D90])" office:value-type="string" office:string-value="2017-04-10" calcext:value-type="string">
            <text:p>2017-04-10</text:p>
          </table:table-cell>
          <table:table-cell table:style-name="ce15" table:formula="of:=IF([$'Mature Data'.E90]=&quot;&quot;;&quot;&quot;;[$'Mature Data'.E90])" office:value-type="float" office:value="0" calcext:value-type="float">
            <text:p>0</text:p>
          </table:table-cell>
          <table:table-cell table:style-name="ce15" table:formula="of:=IF([$'Mature Data'.F90]=&quot;&quot;;&quot;&quot;;[$'Mature Data'.F90])" office:value-type="float" office:value="1" calcext:value-type="float">
            <text:p>1</text:p>
          </table:table-cell>
          <table:table-cell table:style-name="ce15" table:formula="of:=IF([$'Mature Data'.G90]=&quot;&quot;;&quot;&quot;;[$'Mature Data'.G90])" office:value-type="float" office:value="1" calcext:value-type="float">
            <text:p>1</text:p>
          </table:table-cell>
          <table:table-cell table:style-name="ce15" table:formula="of:=IF([$'Mature Data'.H90]=&quot;&quot;;&quot;&quot;;[$'Mature Data'.H90])" office:value-type="float" office:value="0" calcext:value-type="float">
            <text:p>0</text:p>
          </table:table-cell>
          <table:table-cell table:style-name="ce15" table:formula="of:=IF([$'Mature Data'.I90]=&quot;&quot;;&quot;&quot;;[$'Mature Data'.I90])" office:value-type="float" office:value="0" calcext:value-type="float">
            <text:p>0</text:p>
          </table:table-cell>
          <table:table-cell table:style-name="ce22" table:formula="of:=IF([.D91]=&quot;&quot;;&quot;&quot;;SUM([.E91:.I91]))" office:value-type="float" office:value="2" calcext:value-type="float">
            <text:p>2</text:p>
          </table:table-cell>
          <table:table-cell table:style-name="ce26" table:formula="of:=IF([$'Mature Data'.K90]=&quot;&quot;;&quot;&quot;;[$'Mature Data'.K90])" office:value-type="float" office:value="7" calcext:value-type="float">
            <text:p>7</text:p>
          </table:table-cell>
          <table:table-cell table:style-name="ce26" table:formula="of:=IF([$'Mature Data'.L90]=&quot;&quot;;&quot;&quot;;[$'Mature Data'.L90])" office:value-type="float" office:value="8" calcext:value-type="float">
            <text:p>8</text:p>
          </table:table-cell>
          <table:table-cell table:style-name="ce26" table:formula="of:=IF([$'Mature Data'.M90]=&quot;&quot;;&quot;&quot;;[$'Mature Data'.M90])" office:value-type="float" office:value="9" calcext:value-type="float">
            <text:p>9</text:p>
          </table:table-cell>
          <table:table-cell table:style-name="ce26" table:formula="of:=IF([$'Mature Data'.N90]=&quot;&quot;;&quot;&quot;;[$'Mature Data'.N90])" office:value-type="float" office:value="3" calcext:value-type="float">
            <text:p>3</text:p>
          </table:table-cell>
          <table:table-cell table:style-name="ce26" table:formula="of:=IF([$'Mature Data'.O90]=&quot;&quot;;&quot;&quot;;[$'Mature Data'.O90])" office:value-type="float" office:value="2" calcext:value-type="float">
            <text:p>2</text:p>
          </table:table-cell>
          <table:table-cell table:style-name="ce31" table:formula="of:=IF([.J91]=&quot;&quot;;&quot;&quot;;SUM([.K91:.O91]))" office:value-type="float" office:value="29" calcext:value-type="float">
            <text:p>29</text:p>
          </table:table-cell>
          <table:table-cell table:style-name="ce7" table:formula="of:=IF([$'Mature Data'.Q90]=&quot;&quot;;&quot;&quot;;[$'Mature Data'.Q90])" office:value-type="float" office:value="0" calcext:value-type="float">
            <text:p>0</text:p>
          </table:table-cell>
          <table:table-cell table:style-name="ce7" table:formula="of:=IF([$'Mature Data'.R90]=&quot;&quot;;&quot;&quot;;[$'Mature Data'.R90])" office:value-type="float" office:value="0" calcext:value-type="float">
            <text:p>0</text:p>
          </table:table-cell>
          <table:table-cell table:style-name="ce7" table:formula="of:=IF([$'Mature Data'.S90]=&quot;&quot;;&quot;&quot;;[$'Mature Data'.S90])" office:value-type="float" office:value="0" calcext:value-type="float">
            <text:p>0</text:p>
          </table:table-cell>
          <table:table-cell table:style-name="ce7" table:formula="of:=IF([$'Mature Data'.T90]=&quot;&quot;;&quot;&quot;;[$'Mature Data'.T90])" office:value-type="float" office:value="0" calcext:value-type="float">
            <text:p>0</text:p>
          </table:table-cell>
          <table:table-cell table:style-name="ce7" table:formula="of:=IF([$'Mature Data'.U90]=&quot;&quot;;&quot;&quot;;[$'Mature Data'.U90])" office:value-type="float" office:value="0" calcext:value-type="float">
            <text:p>0</text:p>
          </table:table-cell>
          <table:table-cell table:style-name="ce7" table:formula="of:=IF([.P91]=&quot;&quot;;&quot;&quot;;SUM([.Q91:.U91]))" office:value-type="float" office:value="0" calcext:value-type="float">
            <text:p>0</text:p>
          </table:table-cell>
          <table:table-cell table:style-name="ce7" table:formula="of:=IF([$'Mature Data'.W90]=&quot;&quot;;&quot;&quot;;[$'Mature Data'.W90])" office:value-type="float" office:value="20" calcext:value-type="float">
            <text:p>20</text:p>
          </table:table-cell>
          <table:table-cell table:style-name="ce7" table:formula="of:=IF([$'Mature Data'.X90]=&quot;&quot;;&quot;&quot;;[$'Mature Data'.X90])" office:value-type="float" office:value="20" calcext:value-type="float">
            <text:p>20</text:p>
          </table:table-cell>
          <table:table-cell table:style-name="ce7" table:formula="of:=IF([$'Mature Data'.Y90]=&quot;&quot;;&quot;&quot;;[$'Mature Data'.Y90])" office:value-type="float" office:value="17" calcext:value-type="float">
            <text:p>17</text:p>
          </table:table-cell>
          <table:table-cell table:style-name="ce7" table:formula="of:=IF([$'Mature Data'.Z90]=&quot;&quot;;&quot;&quot;;[$'Mature Data'.Z90])" office:value-type="float" office:value="13" calcext:value-type="float">
            <text:p>13</text:p>
          </table:table-cell>
          <table:table-cell table:style-name="ce7" table:formula="of:=IF([$'Mature Data'.AA90]=&quot;&quot;;&quot;&quot;;[$'Mature Data'.AA90])" office:value-type="float" office:value="15" calcext:value-type="float">
            <text:p>15</text:p>
          </table:table-cell>
          <table:table-cell table:style-name="ce43" table:formula="of:=IF(ISERR(AVERAGE([.W91:.AA91])/20);&quot;&quot;;AVERAGE([.W91:.AA91])/20)" office:value-type="percentage" office:value="0.85" calcext:value-type="percentage">
            <text:p>85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1]=&quot;&quot;;&quot;&quot;;[$'Mature Data'.A91])" office:value-type="string" office:string-value="NE I H" calcext:value-type="string">
            <text:p>NE I H</text:p>
          </table:table-cell>
          <table:table-cell table:style-name="ce7" table:formula="of:=IF([$'Mature Data'.B91]=&quot;&quot;;&quot;&quot;;[$'Mature Data'.B91])" office:value-type="string" office:string-value="Hamlin" calcext:value-type="string">
            <text:p>Hamlin</text:p>
          </table:table-cell>
          <table:table-cell table:style-name="ce7" table:formula="of:=IF([$'Mature Data'.C91]=&quot;&quot;;&quot;&quot;;[$'Mature Data'.C91])">
            <text:p/>
          </table:table-cell>
          <table:table-cell table:style-name="ce7" table:formula="of:=IF([$'Mature Data'.D91]=&quot;&quot;;&quot;&quot;;[$'Mature Data'.D91])">
            <text:p/>
          </table:table-cell>
          <table:table-cell table:style-name="ce15" table:formula="of:=IF([$'Mature Data'.E91]=&quot;&quot;;&quot;&quot;;[$'Mature Data'.E91])">
            <text:p/>
          </table:table-cell>
          <table:table-cell table:style-name="ce15" table:formula="of:=IF([$'Mature Data'.F91]=&quot;&quot;;&quot;&quot;;[$'Mature Data'.F91])">
            <text:p/>
          </table:table-cell>
          <table:table-cell table:style-name="ce15" table:formula="of:=IF([$'Mature Data'.G91]=&quot;&quot;;&quot;&quot;;[$'Mature Data'.G91])">
            <text:p/>
          </table:table-cell>
          <table:table-cell table:style-name="ce15" table:formula="of:=IF([$'Mature Data'.H91]=&quot;&quot;;&quot;&quot;;[$'Mature Data'.H91])">
            <text:p/>
          </table:table-cell>
          <table:table-cell table:style-name="ce15" table:formula="of:=IF([$'Mature Data'.I91]=&quot;&quot;;&quot;&quot;;[$'Mature Data'.I91])">
            <text:p/>
          </table:table-cell>
          <table:table-cell table:style-name="ce22" table:formula="of:=IF([.D92]=&quot;&quot;;&quot;&quot;;SUM([.E92:.I92]))">
            <text:p/>
          </table:table-cell>
          <table:table-cell table:style-name="ce26" table:formula="of:=IF([$'Mature Data'.K91]=&quot;&quot;;&quot;&quot;;[$'Mature Data'.K91])">
            <text:p/>
          </table:table-cell>
          <table:table-cell table:style-name="ce26" table:formula="of:=IF([$'Mature Data'.L91]=&quot;&quot;;&quot;&quot;;[$'Mature Data'.L91])">
            <text:p/>
          </table:table-cell>
          <table:table-cell table:style-name="ce26" table:formula="of:=IF([$'Mature Data'.M91]=&quot;&quot;;&quot;&quot;;[$'Mature Data'.M91])">
            <text:p/>
          </table:table-cell>
          <table:table-cell table:style-name="ce26" table:formula="of:=IF([$'Mature Data'.N91]=&quot;&quot;;&quot;&quot;;[$'Mature Data'.N91])">
            <text:p/>
          </table:table-cell>
          <table:table-cell table:style-name="ce26" table:formula="of:=IF([$'Mature Data'.O91]=&quot;&quot;;&quot;&quot;;[$'Mature Data'.O91])">
            <text:p/>
          </table:table-cell>
          <table:table-cell table:style-name="ce31" table:formula="of:=IF([.J92]=&quot;&quot;;&quot;&quot;;SUM([.K92:.O92]))">
            <text:p/>
          </table:table-cell>
          <table:table-cell table:style-name="ce7" table:formula="of:=IF([$'Mature Data'.Q91]=&quot;&quot;;&quot;&quot;;[$'Mature Data'.Q91])">
            <text:p/>
          </table:table-cell>
          <table:table-cell table:style-name="ce7" table:formula="of:=IF([$'Mature Data'.R91]=&quot;&quot;;&quot;&quot;;[$'Mature Data'.R91])">
            <text:p/>
          </table:table-cell>
          <table:table-cell table:style-name="ce7" table:formula="of:=IF([$'Mature Data'.S91]=&quot;&quot;;&quot;&quot;;[$'Mature Data'.S91])">
            <text:p/>
          </table:table-cell>
          <table:table-cell table:style-name="ce7" table:formula="of:=IF([$'Mature Data'.T91]=&quot;&quot;;&quot;&quot;;[$'Mature Data'.T91])">
            <text:p/>
          </table:table-cell>
          <table:table-cell table:style-name="ce7" table:formula="of:=IF([$'Mature Data'.U91]=&quot;&quot;;&quot;&quot;;[$'Mature Data'.U91])">
            <text:p/>
          </table:table-cell>
          <table:table-cell table:style-name="ce7" table:formula="of:=IF([.P92]=&quot;&quot;;&quot;&quot;;SUM([.Q92:.U92]))">
            <text:p/>
          </table:table-cell>
          <table:table-cell table:style-name="ce7" table:formula="of:=IF([$'Mature Data'.W91]=&quot;&quot;;&quot;&quot;;[$'Mature Data'.W91])">
            <text:p/>
          </table:table-cell>
          <table:table-cell table:style-name="ce7" table:formula="of:=IF([$'Mature Data'.X91]=&quot;&quot;;&quot;&quot;;[$'Mature Data'.X91])">
            <text:p/>
          </table:table-cell>
          <table:table-cell table:style-name="ce7" table:formula="of:=IF([$'Mature Data'.Y91]=&quot;&quot;;&quot;&quot;;[$'Mature Data'.Y91])">
            <text:p/>
          </table:table-cell>
          <table:table-cell table:style-name="ce7" table:formula="of:=IF([$'Mature Data'.Z91]=&quot;&quot;;&quot;&quot;;[$'Mature Data'.Z91])">
            <text:p/>
          </table:table-cell>
          <table:table-cell table:style-name="ce7" table:formula="of:=IF([$'Mature Data'.AA91]=&quot;&quot;;&quot;&quot;;[$'Mature Data'.AA91])">
            <text:p/>
          </table:table-cell>
          <table:table-cell table:style-name="ce43" table:formula="of:=IF(ISERR(AVERAGE([.W92:.AA92])/20);&quot;&quot;;AVERAGE([.W92:.AA9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2]=&quot;&quot;;&quot;&quot;;[$'Mature Data'.A92])" office:value-type="string" office:string-value="NE I V" calcext:value-type="string">
            <text:p>NE I V</text:p>
          </table:table-cell>
          <table:table-cell table:style-name="ce7" table:formula="of:=IF([$'Mature Data'.B92]=&quot;&quot;;&quot;&quot;;[$'Mature Data'.B92])" office:value-type="string" office:string-value="Valencia" calcext:value-type="string">
            <text:p>Valencia</text:p>
          </table:table-cell>
          <table:table-cell table:style-name="ce7" table:formula="of:=IF([$'Mature Data'.C92]=&quot;&quot;;&quot;&quot;;[$'Mature Data'.C92])">
            <text:p/>
          </table:table-cell>
          <table:table-cell table:style-name="ce7" table:formula="of:=IF([$'Mature Data'.D92]=&quot;&quot;;&quot;&quot;;[$'Mature Data'.D92])" office:value-type="string" office:string-value="2017-04-10" calcext:value-type="string">
            <text:p>2017-04-10</text:p>
          </table:table-cell>
          <table:table-cell table:style-name="ce15" table:formula="of:=IF([$'Mature Data'.E92]=&quot;&quot;;&quot;&quot;;[$'Mature Data'.E92])" office:value-type="float" office:value="4" calcext:value-type="float">
            <text:p>4</text:p>
          </table:table-cell>
          <table:table-cell table:style-name="ce15" table:formula="of:=IF([$'Mature Data'.F92]=&quot;&quot;;&quot;&quot;;[$'Mature Data'.F92])" office:value-type="float" office:value="0" calcext:value-type="float">
            <text:p>0</text:p>
          </table:table-cell>
          <table:table-cell table:style-name="ce15" table:formula="of:=IF([$'Mature Data'.G92]=&quot;&quot;;&quot;&quot;;[$'Mature Data'.G92])" office:value-type="float" office:value="0" calcext:value-type="float">
            <text:p>0</text:p>
          </table:table-cell>
          <table:table-cell table:style-name="ce15" table:formula="of:=IF([$'Mature Data'.H92]=&quot;&quot;;&quot;&quot;;[$'Mature Data'.H92])" office:value-type="float" office:value="0" calcext:value-type="float">
            <text:p>0</text:p>
          </table:table-cell>
          <table:table-cell table:style-name="ce15" table:formula="of:=IF([$'Mature Data'.I92]=&quot;&quot;;&quot;&quot;;[$'Mature Data'.I92])" office:value-type="float" office:value="1" calcext:value-type="float">
            <text:p>1</text:p>
          </table:table-cell>
          <table:table-cell table:style-name="ce22" table:formula="of:=IF([.D93]=&quot;&quot;;&quot;&quot;;SUM([.E93:.I93]))" office:value-type="float" office:value="5" calcext:value-type="float">
            <text:p>5</text:p>
          </table:table-cell>
          <table:table-cell table:style-name="ce26" table:formula="of:=IF([$'Mature Data'.K92]=&quot;&quot;;&quot;&quot;;[$'Mature Data'.K92])" office:value-type="float" office:value="9" calcext:value-type="float">
            <text:p>9</text:p>
          </table:table-cell>
          <table:table-cell table:style-name="ce26" table:formula="of:=IF([$'Mature Data'.L92]=&quot;&quot;;&quot;&quot;;[$'Mature Data'.L92])" office:value-type="float" office:value="5" calcext:value-type="float">
            <text:p>5</text:p>
          </table:table-cell>
          <table:table-cell table:style-name="ce26" table:formula="of:=IF([$'Mature Data'.M92]=&quot;&quot;;&quot;&quot;;[$'Mature Data'.M92])" office:value-type="float" office:value="1" calcext:value-type="float">
            <text:p>1</text:p>
          </table:table-cell>
          <table:table-cell table:style-name="ce26" table:formula="of:=IF([$'Mature Data'.N92]=&quot;&quot;;&quot;&quot;;[$'Mature Data'.N92])" office:value-type="float" office:value="4" calcext:value-type="float">
            <text:p>4</text:p>
          </table:table-cell>
          <table:table-cell table:style-name="ce26" table:formula="of:=IF([$'Mature Data'.O92]=&quot;&quot;;&quot;&quot;;[$'Mature Data'.O92])" office:value-type="float" office:value="2" calcext:value-type="float">
            <text:p>2</text:p>
          </table:table-cell>
          <table:table-cell table:style-name="ce31" table:formula="of:=IF([.J93]=&quot;&quot;;&quot;&quot;;SUM([.K93:.O93]))" office:value-type="float" office:value="21" calcext:value-type="float">
            <text:p>21</text:p>
          </table:table-cell>
          <table:table-cell table:style-name="ce7" table:formula="of:=IF([$'Mature Data'.Q92]=&quot;&quot;;&quot;&quot;;[$'Mature Data'.Q92])" office:value-type="float" office:value="0" calcext:value-type="float">
            <text:p>0</text:p>
          </table:table-cell>
          <table:table-cell table:style-name="ce7" table:formula="of:=IF([$'Mature Data'.R92]=&quot;&quot;;&quot;&quot;;[$'Mature Data'.R92])" office:value-type="float" office:value="0" calcext:value-type="float">
            <text:p>0</text:p>
          </table:table-cell>
          <table:table-cell table:style-name="ce7" table:formula="of:=IF([$'Mature Data'.S92]=&quot;&quot;;&quot;&quot;;[$'Mature Data'.S92])" office:value-type="float" office:value="0" calcext:value-type="float">
            <text:p>0</text:p>
          </table:table-cell>
          <table:table-cell table:style-name="ce7" table:formula="of:=IF([$'Mature Data'.T92]=&quot;&quot;;&quot;&quot;;[$'Mature Data'.T92])" office:value-type="float" office:value="0" calcext:value-type="float">
            <text:p>0</text:p>
          </table:table-cell>
          <table:table-cell table:style-name="ce7" table:formula="of:=IF([$'Mature Data'.U92]=&quot;&quot;;&quot;&quot;;[$'Mature Data'.U92])" office:value-type="float" office:value="0" calcext:value-type="float">
            <text:p>0</text:p>
          </table:table-cell>
          <table:table-cell table:style-name="ce7" table:formula="of:=IF([.P93]=&quot;&quot;;&quot;&quot;;SUM([.Q93:.U93]))" office:value-type="float" office:value="0" calcext:value-type="float">
            <text:p>0</text:p>
          </table:table-cell>
          <table:table-cell table:style-name="ce7" table:formula="of:=IF([$'Mature Data'.W92]=&quot;&quot;;&quot;&quot;;[$'Mature Data'.W92])" office:value-type="float" office:value="16" calcext:value-type="float">
            <text:p>16</text:p>
          </table:table-cell>
          <table:table-cell table:style-name="ce7" table:formula="of:=IF([$'Mature Data'.X92]=&quot;&quot;;&quot;&quot;;[$'Mature Data'.X92])" office:value-type="float" office:value="14" calcext:value-type="float">
            <text:p>14</text:p>
          </table:table-cell>
          <table:table-cell table:style-name="ce7" table:formula="of:=IF([$'Mature Data'.Y92]=&quot;&quot;;&quot;&quot;;[$'Mature Data'.Y92])" office:value-type="float" office:value="2" calcext:value-type="float">
            <text:p>2</text:p>
          </table:table-cell>
          <table:table-cell table:style-name="ce7" table:formula="of:=IF([$'Mature Data'.Z92]=&quot;&quot;;&quot;&quot;;[$'Mature Data'.Z92])" office:value-type="float" office:value="6" calcext:value-type="float">
            <text:p>6</text:p>
          </table:table-cell>
          <table:table-cell table:style-name="ce7" table:formula="of:=IF([$'Mature Data'.AA92]=&quot;&quot;;&quot;&quot;;[$'Mature Data'.AA92])" office:value-type="float" office:value="5" calcext:value-type="float">
            <text:p>5</text:p>
          </table:table-cell>
          <table:table-cell table:style-name="ce43" table:formula="of:=IF(ISERR(AVERAGE([.W93:.AA93])/20);&quot;&quot;;AVERAGE([.W93:.AA93])/20)" office:value-type="percentage" office:value="0.43" calcext:value-type="percentage">
            <text:p>4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3]=&quot;&quot;;&quot;&quot;;[$'Mature Data'.A93])" office:value-type="string" office:string-value="NE J" calcext:value-type="string">
            <text:p>NE J</text:p>
          </table:table-cell>
          <table:table-cell table:style-name="ce7" table:formula="of:=IF([$'Mature Data'.B93]=&quot;&quot;;&quot;&quot;;[$'Mature Data'.B93])" office:value-type="string" office:string-value="Midsweet" calcext:value-type="string">
            <text:p>Midsweet</text:p>
          </table:table-cell>
          <table:table-cell table:style-name="ce7" table:formula="of:=IF([$'Mature Data'.C93]=&quot;&quot;;&quot;&quot;;[$'Mature Data'.C93])">
            <text:p/>
          </table:table-cell>
          <table:table-cell table:style-name="ce7" table:formula="of:=IF([$'Mature Data'.D93]=&quot;&quot;;&quot;&quot;;[$'Mature Data'.D93])">
            <text:p/>
          </table:table-cell>
          <table:table-cell table:style-name="ce15" table:formula="of:=IF([$'Mature Data'.E93]=&quot;&quot;;&quot;&quot;;[$'Mature Data'.E93])">
            <text:p/>
          </table:table-cell>
          <table:table-cell table:style-name="ce15" table:formula="of:=IF([$'Mature Data'.F93]=&quot;&quot;;&quot;&quot;;[$'Mature Data'.F93])">
            <text:p/>
          </table:table-cell>
          <table:table-cell table:style-name="ce15" table:formula="of:=IF([$'Mature Data'.G93]=&quot;&quot;;&quot;&quot;;[$'Mature Data'.G93])">
            <text:p/>
          </table:table-cell>
          <table:table-cell table:style-name="ce15" table:formula="of:=IF([$'Mature Data'.H93]=&quot;&quot;;&quot;&quot;;[$'Mature Data'.H93])">
            <text:p/>
          </table:table-cell>
          <table:table-cell table:style-name="ce15" table:formula="of:=IF([$'Mature Data'.I93]=&quot;&quot;;&quot;&quot;;[$'Mature Data'.I93])">
            <text:p/>
          </table:table-cell>
          <table:table-cell table:style-name="ce22" table:formula="of:=IF([.D94]=&quot;&quot;;&quot;&quot;;SUM([.E94:.I94]))">
            <text:p/>
          </table:table-cell>
          <table:table-cell table:style-name="ce26" table:formula="of:=IF([$'Mature Data'.K93]=&quot;&quot;;&quot;&quot;;[$'Mature Data'.K93])">
            <text:p/>
          </table:table-cell>
          <table:table-cell table:style-name="ce26" table:formula="of:=IF([$'Mature Data'.L93]=&quot;&quot;;&quot;&quot;;[$'Mature Data'.L93])">
            <text:p/>
          </table:table-cell>
          <table:table-cell table:style-name="ce26" table:formula="of:=IF([$'Mature Data'.M93]=&quot;&quot;;&quot;&quot;;[$'Mature Data'.M93])">
            <text:p/>
          </table:table-cell>
          <table:table-cell table:style-name="ce26" table:formula="of:=IF([$'Mature Data'.N93]=&quot;&quot;;&quot;&quot;;[$'Mature Data'.N93])">
            <text:p/>
          </table:table-cell>
          <table:table-cell table:style-name="ce26" table:formula="of:=IF([$'Mature Data'.O93]=&quot;&quot;;&quot;&quot;;[$'Mature Data'.O93])">
            <text:p/>
          </table:table-cell>
          <table:table-cell table:style-name="ce31" table:formula="of:=IF([.J94]=&quot;&quot;;&quot;&quot;;SUM([.K94:.O94]))">
            <text:p/>
          </table:table-cell>
          <table:table-cell table:style-name="ce7" table:formula="of:=IF([$'Mature Data'.Q93]=&quot;&quot;;&quot;&quot;;[$'Mature Data'.Q93])">
            <text:p/>
          </table:table-cell>
          <table:table-cell table:style-name="ce7" table:formula="of:=IF([$'Mature Data'.R93]=&quot;&quot;;&quot;&quot;;[$'Mature Data'.R93])">
            <text:p/>
          </table:table-cell>
          <table:table-cell table:style-name="ce7" table:formula="of:=IF([$'Mature Data'.S93]=&quot;&quot;;&quot;&quot;;[$'Mature Data'.S93])">
            <text:p/>
          </table:table-cell>
          <table:table-cell table:style-name="ce7" table:formula="of:=IF([$'Mature Data'.T93]=&quot;&quot;;&quot;&quot;;[$'Mature Data'.T93])">
            <text:p/>
          </table:table-cell>
          <table:table-cell table:style-name="ce7" table:formula="of:=IF([$'Mature Data'.U93]=&quot;&quot;;&quot;&quot;;[$'Mature Data'.U93])">
            <text:p/>
          </table:table-cell>
          <table:table-cell table:style-name="ce7" table:formula="of:=IF([.P94]=&quot;&quot;;&quot;&quot;;SUM([.Q94:.U94]))">
            <text:p/>
          </table:table-cell>
          <table:table-cell table:style-name="ce7" table:formula="of:=IF([$'Mature Data'.W93]=&quot;&quot;;&quot;&quot;;[$'Mature Data'.W93])">
            <text:p/>
          </table:table-cell>
          <table:table-cell table:style-name="ce7" table:formula="of:=IF([$'Mature Data'.X93]=&quot;&quot;;&quot;&quot;;[$'Mature Data'.X93])">
            <text:p/>
          </table:table-cell>
          <table:table-cell table:style-name="ce7" table:formula="of:=IF([$'Mature Data'.Y93]=&quot;&quot;;&quot;&quot;;[$'Mature Data'.Y93])">
            <text:p/>
          </table:table-cell>
          <table:table-cell table:style-name="ce7" table:formula="of:=IF([$'Mature Data'.Z93]=&quot;&quot;;&quot;&quot;;[$'Mature Data'.Z93])">
            <text:p/>
          </table:table-cell>
          <table:table-cell table:style-name="ce7" table:formula="of:=IF([$'Mature Data'.AA93]=&quot;&quot;;&quot;&quot;;[$'Mature Data'.AA93])">
            <text:p/>
          </table:table-cell>
          <table:table-cell table:style-name="ce43" table:formula="of:=IF(ISERR(AVERAGE([.W94:.AA94])/20);&quot;&quot;;AVERAGE([.W94:.AA9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4]=&quot;&quot;;&quot;&quot;;[$'Mature Data'.A94])" office:value-type="string" office:string-value="NE K" calcext:value-type="string">
            <text:p>NE K</text:p>
          </table:table-cell>
          <table:table-cell table:style-name="ce7" table:formula="of:=IF([$'Mature Data'.B94]=&quot;&quot;;&quot;&quot;;[$'Mature Data'.B94])" office:value-type="string" office:string-value="Midsweet" calcext:value-type="string">
            <text:p>Midsweet</text:p>
          </table:table-cell>
          <table:table-cell table:style-name="ce7" table:formula="of:=IF([$'Mature Data'.C94]=&quot;&quot;;&quot;&quot;;[$'Mature Data'.C94])">
            <text:p/>
          </table:table-cell>
          <table:table-cell table:style-name="ce7" table:formula="of:=IF([$'Mature Data'.D94]=&quot;&quot;;&quot;&quot;;[$'Mature Data'.D94])" office:value-type="string" office:string-value="2017-04-10" calcext:value-type="string">
            <text:p>2017-04-10</text:p>
          </table:table-cell>
          <table:table-cell table:style-name="ce15" table:formula="of:=IF([$'Mature Data'.E94]=&quot;&quot;;&quot;&quot;;[$'Mature Data'.E94])" office:value-type="float" office:value="2" calcext:value-type="float">
            <text:p>2</text:p>
          </table:table-cell>
          <table:table-cell table:style-name="ce15" table:formula="of:=IF([$'Mature Data'.F94]=&quot;&quot;;&quot;&quot;;[$'Mature Data'.F94])" office:value-type="float" office:value="1" calcext:value-type="float">
            <text:p>1</text:p>
          </table:table-cell>
          <table:table-cell table:style-name="ce15" table:formula="of:=IF([$'Mature Data'.G94]=&quot;&quot;;&quot;&quot;;[$'Mature Data'.G94])" office:value-type="float" office:value="0" calcext:value-type="float">
            <text:p>0</text:p>
          </table:table-cell>
          <table:table-cell table:style-name="ce15" table:formula="of:=IF([$'Mature Data'.H94]=&quot;&quot;;&quot;&quot;;[$'Mature Data'.H94])" office:value-type="float" office:value="1" calcext:value-type="float">
            <text:p>1</text:p>
          </table:table-cell>
          <table:table-cell table:style-name="ce15" table:formula="of:=IF([$'Mature Data'.I94]=&quot;&quot;;&quot;&quot;;[$'Mature Data'.I94])" office:value-type="float" office:value="1" calcext:value-type="float">
            <text:p>1</text:p>
          </table:table-cell>
          <table:table-cell table:style-name="ce22" table:formula="of:=IF([.D95]=&quot;&quot;;&quot;&quot;;SUM([.E95:.I95]))" office:value-type="float" office:value="5" calcext:value-type="float">
            <text:p>5</text:p>
          </table:table-cell>
          <table:table-cell table:style-name="ce26" table:formula="of:=IF([$'Mature Data'.K94]=&quot;&quot;;&quot;&quot;;[$'Mature Data'.K94])" office:value-type="float" office:value="7" calcext:value-type="float">
            <text:p>7</text:p>
          </table:table-cell>
          <table:table-cell table:style-name="ce26" table:formula="of:=IF([$'Mature Data'.L94]=&quot;&quot;;&quot;&quot;;[$'Mature Data'.L94])" office:value-type="float" office:value="3" calcext:value-type="float">
            <text:p>3</text:p>
          </table:table-cell>
          <table:table-cell table:style-name="ce26" table:formula="of:=IF([$'Mature Data'.M94]=&quot;&quot;;&quot;&quot;;[$'Mature Data'.M94])" office:value-type="float" office:value="2" calcext:value-type="float">
            <text:p>2</text:p>
          </table:table-cell>
          <table:table-cell table:style-name="ce26" table:formula="of:=IF([$'Mature Data'.N94]=&quot;&quot;;&quot;&quot;;[$'Mature Data'.N94])" office:value-type="float" office:value="2" calcext:value-type="float">
            <text:p>2</text:p>
          </table:table-cell>
          <table:table-cell table:style-name="ce26" table:formula="of:=IF([$'Mature Data'.O94]=&quot;&quot;;&quot;&quot;;[$'Mature Data'.O94])" office:value-type="float" office:value="8" calcext:value-type="float">
            <text:p>8</text:p>
          </table:table-cell>
          <table:table-cell table:style-name="ce31" table:formula="of:=IF([.J95]=&quot;&quot;;&quot;&quot;;SUM([.K95:.O95]))" office:value-type="float" office:value="22" calcext:value-type="float">
            <text:p>22</text:p>
          </table:table-cell>
          <table:table-cell table:style-name="ce7" table:formula="of:=IF([$'Mature Data'.Q94]=&quot;&quot;;&quot;&quot;;[$'Mature Data'.Q94])" office:value-type="float" office:value="0" calcext:value-type="float">
            <text:p>0</text:p>
          </table:table-cell>
          <table:table-cell table:style-name="ce7" table:formula="of:=IF([$'Mature Data'.R94]=&quot;&quot;;&quot;&quot;;[$'Mature Data'.R94])" office:value-type="float" office:value="0" calcext:value-type="float">
            <text:p>0</text:p>
          </table:table-cell>
          <table:table-cell table:style-name="ce7" table:formula="of:=IF([$'Mature Data'.S94]=&quot;&quot;;&quot;&quot;;[$'Mature Data'.S94])" office:value-type="float" office:value="0" calcext:value-type="float">
            <text:p>0</text:p>
          </table:table-cell>
          <table:table-cell table:style-name="ce7" table:formula="of:=IF([$'Mature Data'.T94]=&quot;&quot;;&quot;&quot;;[$'Mature Data'.T94])" office:value-type="float" office:value="0" calcext:value-type="float">
            <text:p>0</text:p>
          </table:table-cell>
          <table:table-cell table:style-name="ce7" table:formula="of:=IF([$'Mature Data'.U94]=&quot;&quot;;&quot;&quot;;[$'Mature Data'.U94])" office:value-type="float" office:value="0" calcext:value-type="float">
            <text:p>0</text:p>
          </table:table-cell>
          <table:table-cell table:style-name="ce7" table:formula="of:=IF([.P95]=&quot;&quot;;&quot;&quot;;SUM([.Q95:.U95]))" office:value-type="float" office:value="0" calcext:value-type="float">
            <text:p>0</text:p>
          </table:table-cell>
          <table:table-cell table:style-name="ce7" table:formula="of:=IF([$'Mature Data'.W94]=&quot;&quot;;&quot;&quot;;[$'Mature Data'.W94])" office:value-type="float" office:value="8" calcext:value-type="float">
            <text:p>8</text:p>
          </table:table-cell>
          <table:table-cell table:style-name="ce7" table:formula="of:=IF([$'Mature Data'.X94]=&quot;&quot;;&quot;&quot;;[$'Mature Data'.X94])" office:value-type="float" office:value="4" calcext:value-type="float">
            <text:p>4</text:p>
          </table:table-cell>
          <table:table-cell table:style-name="ce7" table:formula="of:=IF([$'Mature Data'.Y94]=&quot;&quot;;&quot;&quot;;[$'Mature Data'.Y94])" office:value-type="float" office:value="3" calcext:value-type="float">
            <text:p>3</text:p>
          </table:table-cell>
          <table:table-cell table:style-name="ce7" table:formula="of:=IF([$'Mature Data'.Z94]=&quot;&quot;;&quot;&quot;;[$'Mature Data'.Z94])" office:value-type="float" office:value="5" calcext:value-type="float">
            <text:p>5</text:p>
          </table:table-cell>
          <table:table-cell table:style-name="ce7" table:formula="of:=IF([$'Mature Data'.AA94]=&quot;&quot;;&quot;&quot;;[$'Mature Data'.AA94])" office:value-type="float" office:value="8" calcext:value-type="float">
            <text:p>8</text:p>
          </table:table-cell>
          <table:table-cell table:style-name="ce43" table:formula="of:=IF(ISERR(AVERAGE([.W95:.AA95])/20);&quot;&quot;;AVERAGE([.W95:.AA95])/20)" office:value-type="percentage" office:value="0.28" calcext:value-type="percentage">
            <text:p>28%</text:p>
          </table:table-cell>
          <table:table-cell table:style-name="ce7" office:value-type="string" calcext:value-type="string">
            <text:p><text:s/>LM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5]=&quot;&quot;;&quot;&quot;;[$'Mature Data'.A95])" office:value-type="string" office:string-value="NW C 1" calcext:value-type="string">
            <text:p>NW C 1</text:p>
          </table:table-cell>
          <table:table-cell table:style-name="ce7" table:formula="of:=IF([$'Mature Data'.B95]=&quot;&quot;;&quot;&quot;;[$'Mature Data'.B95])" office:value-type="string" office:string-value="Valencia" calcext:value-type="string">
            <text:p>Valencia</text:p>
          </table:table-cell>
          <table:table-cell table:style-name="ce7" table:formula="of:=IF([$'Mature Data'.C95]=&quot;&quot;;&quot;&quot;;[$'Mature Data'.C95])">
            <text:p/>
          </table:table-cell>
          <table:table-cell table:style-name="ce7" table:formula="of:=IF([$'Mature Data'.D95]=&quot;&quot;;&quot;&quot;;[$'Mature Data'.D95])" office:value-type="string" office:string-value="2017-04-10" calcext:value-type="string">
            <text:p>2017-04-10</text:p>
          </table:table-cell>
          <table:table-cell table:style-name="ce15" table:formula="of:=IF([$'Mature Data'.E95]=&quot;&quot;;&quot;&quot;;[$'Mature Data'.E95])" office:value-type="float" office:value="3" calcext:value-type="float">
            <text:p>3</text:p>
          </table:table-cell>
          <table:table-cell table:style-name="ce15" table:formula="of:=IF([$'Mature Data'.F95]=&quot;&quot;;&quot;&quot;;[$'Mature Data'.F95])" office:value-type="float" office:value="3" calcext:value-type="float">
            <text:p>3</text:p>
          </table:table-cell>
          <table:table-cell table:style-name="ce15" table:formula="of:=IF([$'Mature Data'.G95]=&quot;&quot;;&quot;&quot;;[$'Mature Data'.G95])" office:value-type="float" office:value="2" calcext:value-type="float">
            <text:p>2</text:p>
          </table:table-cell>
          <table:table-cell table:style-name="ce15" table:formula="of:=IF([$'Mature Data'.H95]=&quot;&quot;;&quot;&quot;;[$'Mature Data'.H95])" office:value-type="float" office:value="1" calcext:value-type="float">
            <text:p>1</text:p>
          </table:table-cell>
          <table:table-cell table:style-name="ce15" table:formula="of:=IF([$'Mature Data'.I95]=&quot;&quot;;&quot;&quot;;[$'Mature Data'.I95])" office:value-type="float" office:value="4" calcext:value-type="float">
            <text:p>4</text:p>
          </table:table-cell>
          <table:table-cell table:style-name="ce22" table:formula="of:=IF([.D96]=&quot;&quot;;&quot;&quot;;SUM([.E96:.I96]))" office:value-type="float" office:value="13" calcext:value-type="float">
            <text:p>13</text:p>
          </table:table-cell>
          <table:table-cell table:style-name="ce26" table:formula="of:=IF([$'Mature Data'.K95]=&quot;&quot;;&quot;&quot;;[$'Mature Data'.K95])" office:value-type="float" office:value="7" calcext:value-type="float">
            <text:p>7</text:p>
          </table:table-cell>
          <table:table-cell table:style-name="ce26" table:formula="of:=IF([$'Mature Data'.L95]=&quot;&quot;;&quot;&quot;;[$'Mature Data'.L95])" office:value-type="float" office:value="6" calcext:value-type="float">
            <text:p>6</text:p>
          </table:table-cell>
          <table:table-cell table:style-name="ce26" table:formula="of:=IF([$'Mature Data'.M95]=&quot;&quot;;&quot;&quot;;[$'Mature Data'.M95])" office:value-type="float" office:value="4" calcext:value-type="float">
            <text:p>4</text:p>
          </table:table-cell>
          <table:table-cell table:style-name="ce26" table:formula="of:=IF([$'Mature Data'.N95]=&quot;&quot;;&quot;&quot;;[$'Mature Data'.N95])" office:value-type="float" office:value="3" calcext:value-type="float">
            <text:p>3</text:p>
          </table:table-cell>
          <table:table-cell table:style-name="ce26" table:formula="of:=IF([$'Mature Data'.O95]=&quot;&quot;;&quot;&quot;;[$'Mature Data'.O95])" office:value-type="float" office:value="5" calcext:value-type="float">
            <text:p>5</text:p>
          </table:table-cell>
          <table:table-cell table:style-name="ce31" table:formula="of:=IF([.J96]=&quot;&quot;;&quot;&quot;;SUM([.K96:.O96]))" office:value-type="float" office:value="25" calcext:value-type="float">
            <text:p>25</text:p>
          </table:table-cell>
          <table:table-cell table:style-name="ce7" table:formula="of:=IF([$'Mature Data'.Q95]=&quot;&quot;;&quot;&quot;;[$'Mature Data'.Q95])" office:value-type="float" office:value="0" calcext:value-type="float">
            <text:p>0</text:p>
          </table:table-cell>
          <table:table-cell table:style-name="ce7" table:formula="of:=IF([$'Mature Data'.R95]=&quot;&quot;;&quot;&quot;;[$'Mature Data'.R95])" office:value-type="float" office:value="0" calcext:value-type="float">
            <text:p>0</text:p>
          </table:table-cell>
          <table:table-cell table:style-name="ce7" table:formula="of:=IF([$'Mature Data'.S95]=&quot;&quot;;&quot;&quot;;[$'Mature Data'.S95])" office:value-type="float" office:value="0" calcext:value-type="float">
            <text:p>0</text:p>
          </table:table-cell>
          <table:table-cell table:style-name="ce7" table:formula="of:=IF([$'Mature Data'.T95]=&quot;&quot;;&quot;&quot;;[$'Mature Data'.T95])" office:value-type="float" office:value="0" calcext:value-type="float">
            <text:p>0</text:p>
          </table:table-cell>
          <table:table-cell table:style-name="ce7" table:formula="of:=IF([$'Mature Data'.U95]=&quot;&quot;;&quot;&quot;;[$'Mature Data'.U95])" office:value-type="float" office:value="0" calcext:value-type="float">
            <text:p>0</text:p>
          </table:table-cell>
          <table:table-cell table:style-name="ce7" table:formula="of:=IF([.P96]=&quot;&quot;;&quot;&quot;;SUM([.Q96:.U96]))" office:value-type="float" office:value="0" calcext:value-type="float">
            <text:p>0</text:p>
          </table:table-cell>
          <table:table-cell table:style-name="ce7" table:formula="of:=IF([$'Mature Data'.W95]=&quot;&quot;;&quot;&quot;;[$'Mature Data'.W95])" office:value-type="float" office:value="10" calcext:value-type="float">
            <text:p>10</text:p>
          </table:table-cell>
          <table:table-cell table:style-name="ce7" table:formula="of:=IF([$'Mature Data'.X95]=&quot;&quot;;&quot;&quot;;[$'Mature Data'.X95])" office:value-type="float" office:value="12" calcext:value-type="float">
            <text:p>12</text:p>
          </table:table-cell>
          <table:table-cell table:style-name="ce7" table:formula="of:=IF([$'Mature Data'.Y95]=&quot;&quot;;&quot;&quot;;[$'Mature Data'.Y95])" office:value-type="float" office:value="7" calcext:value-type="float">
            <text:p>7</text:p>
          </table:table-cell>
          <table:table-cell table:style-name="ce7" table:formula="of:=IF([$'Mature Data'.Z95]=&quot;&quot;;&quot;&quot;;[$'Mature Data'.Z95])" office:value-type="float" office:value="6" calcext:value-type="float">
            <text:p>6</text:p>
          </table:table-cell>
          <table:table-cell table:style-name="ce7" table:formula="of:=IF([$'Mature Data'.AA95]=&quot;&quot;;&quot;&quot;;[$'Mature Data'.AA95])" office:value-type="float" office:value="8" calcext:value-type="float">
            <text:p>8</text:p>
          </table:table-cell>
          <table:table-cell table:style-name="ce43" table:formula="of:=IF(ISERR(AVERAGE([.W96:.AA96])/20);&quot;&quot;;AVERAGE([.W96:.AA96])/20)" office:value-type="percentage" office:value="0.43" calcext:value-type="percentage">
            <text:p>4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6]=&quot;&quot;;&quot;&quot;;[$'Mature Data'.A96])" office:value-type="string" office:string-value="NW D 2" calcext:value-type="string">
            <text:p>NW D 2</text:p>
          </table:table-cell>
          <table:table-cell table:style-name="ce7" table:formula="of:=IF([$'Mature Data'.B96]=&quot;&quot;;&quot;&quot;;[$'Mature Data'.B96])" office:value-type="string" office:string-value="Valencia" calcext:value-type="string">
            <text:p>Valencia</text:p>
          </table:table-cell>
          <table:table-cell table:style-name="ce7" table:formula="of:=IF([$'Mature Data'.C96]=&quot;&quot;;&quot;&quot;;[$'Mature Data'.C96])">
            <text:p/>
          </table:table-cell>
          <table:table-cell table:style-name="ce7" table:formula="of:=IF([$'Mature Data'.D96]=&quot;&quot;;&quot;&quot;;[$'Mature Data'.D96])">
            <text:p/>
          </table:table-cell>
          <table:table-cell table:style-name="ce15" table:formula="of:=IF([$'Mature Data'.E96]=&quot;&quot;;&quot;&quot;;[$'Mature Data'.E96])">
            <text:p/>
          </table:table-cell>
          <table:table-cell table:style-name="ce15" table:formula="of:=IF([$'Mature Data'.F96]=&quot;&quot;;&quot;&quot;;[$'Mature Data'.F96])">
            <text:p/>
          </table:table-cell>
          <table:table-cell table:style-name="ce15" table:formula="of:=IF([$'Mature Data'.G96]=&quot;&quot;;&quot;&quot;;[$'Mature Data'.G96])">
            <text:p/>
          </table:table-cell>
          <table:table-cell table:style-name="ce15" table:formula="of:=IF([$'Mature Data'.H96]=&quot;&quot;;&quot;&quot;;[$'Mature Data'.H96])">
            <text:p/>
          </table:table-cell>
          <table:table-cell table:style-name="ce15" table:formula="of:=IF([$'Mature Data'.I96]=&quot;&quot;;&quot;&quot;;[$'Mature Data'.I96])">
            <text:p/>
          </table:table-cell>
          <table:table-cell table:style-name="ce22" table:formula="of:=IF([.D97]=&quot;&quot;;&quot;&quot;;SUM([.E97:.I97]))">
            <text:p/>
          </table:table-cell>
          <table:table-cell table:style-name="ce26" table:formula="of:=IF([$'Mature Data'.K96]=&quot;&quot;;&quot;&quot;;[$'Mature Data'.K96])">
            <text:p/>
          </table:table-cell>
          <table:table-cell table:style-name="ce26" table:formula="of:=IF([$'Mature Data'.L96]=&quot;&quot;;&quot;&quot;;[$'Mature Data'.L96])">
            <text:p/>
          </table:table-cell>
          <table:table-cell table:style-name="ce26" table:formula="of:=IF([$'Mature Data'.M96]=&quot;&quot;;&quot;&quot;;[$'Mature Data'.M96])">
            <text:p/>
          </table:table-cell>
          <table:table-cell table:style-name="ce26" table:formula="of:=IF([$'Mature Data'.N96]=&quot;&quot;;&quot;&quot;;[$'Mature Data'.N96])">
            <text:p/>
          </table:table-cell>
          <table:table-cell table:style-name="ce26" table:formula="of:=IF([$'Mature Data'.O96]=&quot;&quot;;&quot;&quot;;[$'Mature Data'.O96])">
            <text:p/>
          </table:table-cell>
          <table:table-cell table:style-name="ce31" table:formula="of:=IF([.J97]=&quot;&quot;;&quot;&quot;;SUM([.K97:.O97]))">
            <text:p/>
          </table:table-cell>
          <table:table-cell table:style-name="ce7" table:formula="of:=IF([$'Mature Data'.Q96]=&quot;&quot;;&quot;&quot;;[$'Mature Data'.Q96])">
            <text:p/>
          </table:table-cell>
          <table:table-cell table:style-name="ce7" table:formula="of:=IF([$'Mature Data'.R96]=&quot;&quot;;&quot;&quot;;[$'Mature Data'.R96])">
            <text:p/>
          </table:table-cell>
          <table:table-cell table:style-name="ce7" table:formula="of:=IF([$'Mature Data'.S96]=&quot;&quot;;&quot;&quot;;[$'Mature Data'.S96])">
            <text:p/>
          </table:table-cell>
          <table:table-cell table:style-name="ce7" table:formula="of:=IF([$'Mature Data'.T96]=&quot;&quot;;&quot;&quot;;[$'Mature Data'.T96])">
            <text:p/>
          </table:table-cell>
          <table:table-cell table:style-name="ce7" table:formula="of:=IF([$'Mature Data'.U96]=&quot;&quot;;&quot;&quot;;[$'Mature Data'.U96])">
            <text:p/>
          </table:table-cell>
          <table:table-cell table:style-name="ce7" table:formula="of:=IF([.P97]=&quot;&quot;;&quot;&quot;;SUM([.Q97:.U97]))">
            <text:p/>
          </table:table-cell>
          <table:table-cell table:style-name="ce7" table:formula="of:=IF([$'Mature Data'.W96]=&quot;&quot;;&quot;&quot;;[$'Mature Data'.W96])">
            <text:p/>
          </table:table-cell>
          <table:table-cell table:style-name="ce7" table:formula="of:=IF([$'Mature Data'.X96]=&quot;&quot;;&quot;&quot;;[$'Mature Data'.X96])">
            <text:p/>
          </table:table-cell>
          <table:table-cell table:style-name="ce7" table:formula="of:=IF([$'Mature Data'.Y96]=&quot;&quot;;&quot;&quot;;[$'Mature Data'.Y96])">
            <text:p/>
          </table:table-cell>
          <table:table-cell table:style-name="ce7" table:formula="of:=IF([$'Mature Data'.Z96]=&quot;&quot;;&quot;&quot;;[$'Mature Data'.Z96])">
            <text:p/>
          </table:table-cell>
          <table:table-cell table:style-name="ce7" table:formula="of:=IF([$'Mature Data'.AA96]=&quot;&quot;;&quot;&quot;;[$'Mature Data'.AA96])">
            <text:p/>
          </table:table-cell>
          <table:table-cell table:style-name="ce43" table:formula="of:=IF(ISERR(AVERAGE([.W97:.AA97])/20);&quot;&quot;;AVERAGE([.W97:.AA9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7]=&quot;&quot;;&quot;&quot;;[$'Mature Data'.A97])" office:value-type="string" office:string-value="NW D 3" calcext:value-type="string">
            <text:p>NW D 3</text:p>
          </table:table-cell>
          <table:table-cell table:style-name="ce7" table:formula="of:=IF([$'Mature Data'.B97]=&quot;&quot;;&quot;&quot;;[$'Mature Data'.B97])" office:value-type="string" office:string-value="Ray Red" calcext:value-type="string">
            <text:p>Ray Red</text:p>
          </table:table-cell>
          <table:table-cell table:style-name="ce7" table:formula="of:=IF([$'Mature Data'.C97]=&quot;&quot;;&quot;&quot;;[$'Mature Data'.C97])">
            <text:p/>
          </table:table-cell>
          <table:table-cell table:style-name="ce7" table:formula="of:=IF([$'Mature Data'.D97]=&quot;&quot;;&quot;&quot;;[$'Mature Data'.D97])" office:value-type="string" office:string-value="2017-04-10" calcext:value-type="string">
            <text:p>2017-04-10</text:p>
          </table:table-cell>
          <table:table-cell table:style-name="ce15" table:formula="of:=IF([$'Mature Data'.E97]=&quot;&quot;;&quot;&quot;;[$'Mature Data'.E97])" office:value-type="float" office:value="0" calcext:value-type="float">
            <text:p>0</text:p>
          </table:table-cell>
          <table:table-cell table:style-name="ce15" table:formula="of:=IF([$'Mature Data'.F97]=&quot;&quot;;&quot;&quot;;[$'Mature Data'.F97])" office:value-type="float" office:value="0" calcext:value-type="float">
            <text:p>0</text:p>
          </table:table-cell>
          <table:table-cell table:style-name="ce15" table:formula="of:=IF([$'Mature Data'.G97]=&quot;&quot;;&quot;&quot;;[$'Mature Data'.G97])" office:value-type="float" office:value="1" calcext:value-type="float">
            <text:p>1</text:p>
          </table:table-cell>
          <table:table-cell table:style-name="ce15" table:formula="of:=IF([$'Mature Data'.H97]=&quot;&quot;;&quot;&quot;;[$'Mature Data'.H97])" office:value-type="float" office:value="2" calcext:value-type="float">
            <text:p>2</text:p>
          </table:table-cell>
          <table:table-cell table:style-name="ce15" table:formula="of:=IF([$'Mature Data'.I97]=&quot;&quot;;&quot;&quot;;[$'Mature Data'.I97])" office:value-type="float" office:value="1" calcext:value-type="float">
            <text:p>1</text:p>
          </table:table-cell>
          <table:table-cell table:style-name="ce22" table:formula="of:=IF([.D98]=&quot;&quot;;&quot;&quot;;SUM([.E98:.I98]))" office:value-type="float" office:value="4" calcext:value-type="float">
            <text:p>4</text:p>
          </table:table-cell>
          <table:table-cell table:style-name="ce26" table:formula="of:=IF([$'Mature Data'.K97]=&quot;&quot;;&quot;&quot;;[$'Mature Data'.K97])" office:value-type="float" office:value="0" calcext:value-type="float">
            <text:p>0</text:p>
          </table:table-cell>
          <table:table-cell table:style-name="ce26" table:formula="of:=IF([$'Mature Data'.L97]=&quot;&quot;;&quot;&quot;;[$'Mature Data'.L97])" office:value-type="float" office:value="0" calcext:value-type="float">
            <text:p>0</text:p>
          </table:table-cell>
          <table:table-cell table:style-name="ce26" table:formula="of:=IF([$'Mature Data'.M97]=&quot;&quot;;&quot;&quot;;[$'Mature Data'.M97])" office:value-type="float" office:value="2" calcext:value-type="float">
            <text:p>2</text:p>
          </table:table-cell>
          <table:table-cell table:style-name="ce26" table:formula="of:=IF([$'Mature Data'.N97]=&quot;&quot;;&quot;&quot;;[$'Mature Data'.N97])" office:value-type="float" office:value="5" calcext:value-type="float">
            <text:p>5</text:p>
          </table:table-cell>
          <table:table-cell table:style-name="ce26" table:formula="of:=IF([$'Mature Data'.O97]=&quot;&quot;;&quot;&quot;;[$'Mature Data'.O97])" office:value-type="float" office:value="1" calcext:value-type="float">
            <text:p>1</text:p>
          </table:table-cell>
          <table:table-cell table:style-name="ce31" table:formula="of:=IF([.J98]=&quot;&quot;;&quot;&quot;;SUM([.K98:.O98]))" office:value-type="float" office:value="8" calcext:value-type="float">
            <text:p>8</text:p>
          </table:table-cell>
          <table:table-cell table:style-name="ce7" table:formula="of:=IF([$'Mature Data'.Q97]=&quot;&quot;;&quot;&quot;;[$'Mature Data'.Q97])" office:value-type="float" office:value="0" calcext:value-type="float">
            <text:p>0</text:p>
          </table:table-cell>
          <table:table-cell table:style-name="ce7" table:formula="of:=IF([$'Mature Data'.R97]=&quot;&quot;;&quot;&quot;;[$'Mature Data'.R97])" office:value-type="float" office:value="0" calcext:value-type="float">
            <text:p>0</text:p>
          </table:table-cell>
          <table:table-cell table:style-name="ce7" table:formula="of:=IF([$'Mature Data'.S97]=&quot;&quot;;&quot;&quot;;[$'Mature Data'.S97])" office:value-type="float" office:value="0" calcext:value-type="float">
            <text:p>0</text:p>
          </table:table-cell>
          <table:table-cell table:style-name="ce7" table:formula="of:=IF([$'Mature Data'.T97]=&quot;&quot;;&quot;&quot;;[$'Mature Data'.T97])" office:value-type="float" office:value="0" calcext:value-type="float">
            <text:p>0</text:p>
          </table:table-cell>
          <table:table-cell table:style-name="ce7" table:formula="of:=IF([$'Mature Data'.U97]=&quot;&quot;;&quot;&quot;;[$'Mature Data'.U97])" office:value-type="float" office:value="0" calcext:value-type="float">
            <text:p>0</text:p>
          </table:table-cell>
          <table:table-cell table:style-name="ce7" table:formula="of:=IF([.P98]=&quot;&quot;;&quot;&quot;;SUM([.Q98:.U98]))" office:value-type="float" office:value="0" calcext:value-type="float">
            <text:p>0</text:p>
          </table:table-cell>
          <table:table-cell table:style-name="ce7" table:formula="of:=IF([$'Mature Data'.W97]=&quot;&quot;;&quot;&quot;;[$'Mature Data'.W97])" office:value-type="float" office:value="7" calcext:value-type="float">
            <text:p>7</text:p>
          </table:table-cell>
          <table:table-cell table:style-name="ce7" table:formula="of:=IF([$'Mature Data'.X97]=&quot;&quot;;&quot;&quot;;[$'Mature Data'.X97])" office:value-type="float" office:value="4" calcext:value-type="float">
            <text:p>4</text:p>
          </table:table-cell>
          <table:table-cell table:style-name="ce7" table:formula="of:=IF([$'Mature Data'.Y97]=&quot;&quot;;&quot;&quot;;[$'Mature Data'.Y97])" office:value-type="float" office:value="7" calcext:value-type="float">
            <text:p>7</text:p>
          </table:table-cell>
          <table:table-cell table:style-name="ce7" table:formula="of:=IF([$'Mature Data'.Z97]=&quot;&quot;;&quot;&quot;;[$'Mature Data'.Z97])" office:value-type="float" office:value="10" calcext:value-type="float">
            <text:p>10</text:p>
          </table:table-cell>
          <table:table-cell table:style-name="ce7" table:formula="of:=IF([$'Mature Data'.AA97]=&quot;&quot;;&quot;&quot;;[$'Mature Data'.AA97])" office:value-type="float" office:value="5" calcext:value-type="float">
            <text:p>5</text:p>
          </table:table-cell>
          <table:table-cell table:style-name="ce43" table:formula="of:=IF(ISERR(AVERAGE([.W98:.AA98])/20);&quot;&quot;;AVERAGE([.W98:.AA98])/20)" office:value-type="percentage" office:value="0.33" calcext:value-type="percentage">
            <text:p>3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8]=&quot;&quot;;&quot;&quot;;[$'Mature Data'.A98])" office:value-type="string" office:string-value="NW E" calcext:value-type="string">
            <text:p>NW E</text:p>
          </table:table-cell>
          <table:table-cell table:style-name="ce7" table:formula="of:=IF([$'Mature Data'.B98]=&quot;&quot;;&quot;&quot;;[$'Mature Data'.B98])" office:value-type="string" office:string-value="Valencia" calcext:value-type="string">
            <text:p>Valencia</text:p>
          </table:table-cell>
          <table:table-cell table:style-name="ce7" table:formula="of:=IF([$'Mature Data'.C98]=&quot;&quot;;&quot;&quot;;[$'Mature Data'.C98])">
            <text:p/>
          </table:table-cell>
          <table:table-cell table:style-name="ce7" table:formula="of:=IF([$'Mature Data'.D98]=&quot;&quot;;&quot;&quot;;[$'Mature Data'.D98])" office:value-type="string" office:string-value="2017-04-10" calcext:value-type="string">
            <text:p>2017-04-10</text:p>
          </table:table-cell>
          <table:table-cell table:style-name="ce15" table:formula="of:=IF([$'Mature Data'.E98]=&quot;&quot;;&quot;&quot;;[$'Mature Data'.E98])" office:value-type="float" office:value="2" calcext:value-type="float">
            <text:p>2</text:p>
          </table:table-cell>
          <table:table-cell table:style-name="ce15" table:formula="of:=IF([$'Mature Data'.F98]=&quot;&quot;;&quot;&quot;;[$'Mature Data'.F98])" office:value-type="float" office:value="2" calcext:value-type="float">
            <text:p>2</text:p>
          </table:table-cell>
          <table:table-cell table:style-name="ce15" table:formula="of:=IF([$'Mature Data'.G98]=&quot;&quot;;&quot;&quot;;[$'Mature Data'.G98])" office:value-type="float" office:value="1" calcext:value-type="float">
            <text:p>1</text:p>
          </table:table-cell>
          <table:table-cell table:style-name="ce15" table:formula="of:=IF([$'Mature Data'.H98]=&quot;&quot;;&quot;&quot;;[$'Mature Data'.H98])" office:value-type="float" office:value="2" calcext:value-type="float">
            <text:p>2</text:p>
          </table:table-cell>
          <table:table-cell table:style-name="ce15" table:formula="of:=IF([$'Mature Data'.I98]=&quot;&quot;;&quot;&quot;;[$'Mature Data'.I98])" office:value-type="float" office:value="0" calcext:value-type="float">
            <text:p>0</text:p>
          </table:table-cell>
          <table:table-cell table:style-name="ce22" table:formula="of:=IF([.D99]=&quot;&quot;;&quot;&quot;;SUM([.E99:.I99]))" office:value-type="float" office:value="7" calcext:value-type="float">
            <text:p>7</text:p>
          </table:table-cell>
          <table:table-cell table:style-name="ce26" table:formula="of:=IF([$'Mature Data'.K98]=&quot;&quot;;&quot;&quot;;[$'Mature Data'.K98])" office:value-type="float" office:value="3" calcext:value-type="float">
            <text:p>3</text:p>
          </table:table-cell>
          <table:table-cell table:style-name="ce26" table:formula="of:=IF([$'Mature Data'.L98]=&quot;&quot;;&quot;&quot;;[$'Mature Data'.L98])" office:value-type="float" office:value="4" calcext:value-type="float">
            <text:p>4</text:p>
          </table:table-cell>
          <table:table-cell table:style-name="ce26" table:formula="of:=IF([$'Mature Data'.M98]=&quot;&quot;;&quot;&quot;;[$'Mature Data'.M98])" office:value-type="float" office:value="3" calcext:value-type="float">
            <text:p>3</text:p>
          </table:table-cell>
          <table:table-cell table:style-name="ce26" table:formula="of:=IF([$'Mature Data'.N98]=&quot;&quot;;&quot;&quot;;[$'Mature Data'.N98])" office:value-type="float" office:value="4" calcext:value-type="float">
            <text:p>4</text:p>
          </table:table-cell>
          <table:table-cell table:style-name="ce26" table:formula="of:=IF([$'Mature Data'.O98]=&quot;&quot;;&quot;&quot;;[$'Mature Data'.O98])" office:value-type="float" office:value="3" calcext:value-type="float">
            <text:p>3</text:p>
          </table:table-cell>
          <table:table-cell table:style-name="ce31" table:formula="of:=IF([.J99]=&quot;&quot;;&quot;&quot;;SUM([.K99:.O99]))" office:value-type="float" office:value="17" calcext:value-type="float">
            <text:p>17</text:p>
          </table:table-cell>
          <table:table-cell table:style-name="ce7" table:formula="of:=IF([$'Mature Data'.Q98]=&quot;&quot;;&quot;&quot;;[$'Mature Data'.Q98])" office:value-type="float" office:value="0" calcext:value-type="float">
            <text:p>0</text:p>
          </table:table-cell>
          <table:table-cell table:style-name="ce7" table:formula="of:=IF([$'Mature Data'.R98]=&quot;&quot;;&quot;&quot;;[$'Mature Data'.R98])" office:value-type="float" office:value="0" calcext:value-type="float">
            <text:p>0</text:p>
          </table:table-cell>
          <table:table-cell table:style-name="ce7" table:formula="of:=IF([$'Mature Data'.S98]=&quot;&quot;;&quot;&quot;;[$'Mature Data'.S98])" office:value-type="float" office:value="0" calcext:value-type="float">
            <text:p>0</text:p>
          </table:table-cell>
          <table:table-cell table:style-name="ce7" table:formula="of:=IF([$'Mature Data'.T98]=&quot;&quot;;&quot;&quot;;[$'Mature Data'.T98])" office:value-type="float" office:value="0" calcext:value-type="float">
            <text:p>0</text:p>
          </table:table-cell>
          <table:table-cell table:style-name="ce7" table:formula="of:=IF([$'Mature Data'.U98]=&quot;&quot;;&quot;&quot;;[$'Mature Data'.U98])" office:value-type="float" office:value="0" calcext:value-type="float">
            <text:p>0</text:p>
          </table:table-cell>
          <table:table-cell table:style-name="ce7" table:formula="of:=IF([.P99]=&quot;&quot;;&quot;&quot;;SUM([.Q99:.U99]))" office:value-type="float" office:value="0" calcext:value-type="float">
            <text:p>0</text:p>
          </table:table-cell>
          <table:table-cell table:style-name="ce7" table:formula="of:=IF([$'Mature Data'.W98]=&quot;&quot;;&quot;&quot;;[$'Mature Data'.W98])" office:value-type="float" office:value="7" calcext:value-type="float">
            <text:p>7</text:p>
          </table:table-cell>
          <table:table-cell table:style-name="ce7" table:formula="of:=IF([$'Mature Data'.X98]=&quot;&quot;;&quot;&quot;;[$'Mature Data'.X98])" office:value-type="float" office:value="9" calcext:value-type="float">
            <text:p>9</text:p>
          </table:table-cell>
          <table:table-cell table:style-name="ce7" table:formula="of:=IF([$'Mature Data'.Y98]=&quot;&quot;;&quot;&quot;;[$'Mature Data'.Y98])" office:value-type="float" office:value="8" calcext:value-type="float">
            <text:p>8</text:p>
          </table:table-cell>
          <table:table-cell table:style-name="ce7" table:formula="of:=IF([$'Mature Data'.Z98]=&quot;&quot;;&quot;&quot;;[$'Mature Data'.Z98])" office:value-type="float" office:value="10" calcext:value-type="float">
            <text:p>10</text:p>
          </table:table-cell>
          <table:table-cell table:style-name="ce7" table:formula="of:=IF([$'Mature Data'.AA98]=&quot;&quot;;&quot;&quot;;[$'Mature Data'.AA98])" office:value-type="float" office:value="5" calcext:value-type="float">
            <text:p>5</text:p>
          </table:table-cell>
          <table:table-cell table:style-name="ce43" table:formula="of:=IF(ISERR(AVERAGE([.W99:.AA99])/20);&quot;&quot;;AVERAGE([.W99:.AA99])/20)" office:value-type="percentage" office:value="0.39" calcext:value-type="percentage">
            <text:p>3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99]=&quot;&quot;;&quot;&quot;;[$'Mature Data'.A99])" office:value-type="string" office:string-value="NW I" calcext:value-type="string">
            <text:p>NW I</text:p>
          </table:table-cell>
          <table:table-cell table:style-name="ce7" table:formula="of:=IF([$'Mature Data'.B99]=&quot;&quot;;&quot;&quot;;[$'Mature Data'.B99])" office:value-type="string" office:string-value="Hamlin" calcext:value-type="string">
            <text:p>Hamlin</text:p>
          </table:table-cell>
          <table:table-cell table:style-name="ce7" table:formula="of:=IF([$'Mature Data'.C99]=&quot;&quot;;&quot;&quot;;[$'Mature Data'.C99])">
            <text:p/>
          </table:table-cell>
          <table:table-cell table:style-name="ce7" table:formula="of:=IF([$'Mature Data'.D99]=&quot;&quot;;&quot;&quot;;[$'Mature Data'.D99])">
            <text:p/>
          </table:table-cell>
          <table:table-cell table:style-name="ce15" table:formula="of:=IF([$'Mature Data'.E99]=&quot;&quot;;&quot;&quot;;[$'Mature Data'.E99])">
            <text:p/>
          </table:table-cell>
          <table:table-cell table:style-name="ce15" table:formula="of:=IF([$'Mature Data'.F99]=&quot;&quot;;&quot;&quot;;[$'Mature Data'.F99])">
            <text:p/>
          </table:table-cell>
          <table:table-cell table:style-name="ce15" table:formula="of:=IF([$'Mature Data'.G99]=&quot;&quot;;&quot;&quot;;[$'Mature Data'.G99])">
            <text:p/>
          </table:table-cell>
          <table:table-cell table:style-name="ce15" table:formula="of:=IF([$'Mature Data'.H99]=&quot;&quot;;&quot;&quot;;[$'Mature Data'.H99])">
            <text:p/>
          </table:table-cell>
          <table:table-cell table:style-name="ce15" table:formula="of:=IF([$'Mature Data'.I99]=&quot;&quot;;&quot;&quot;;[$'Mature Data'.I99])">
            <text:p/>
          </table:table-cell>
          <table:table-cell table:style-name="ce22" table:formula="of:=IF([.D100]=&quot;&quot;;&quot;&quot;;SUM([.E100:.I100]))">
            <text:p/>
          </table:table-cell>
          <table:table-cell table:style-name="ce26" table:formula="of:=IF([$'Mature Data'.K99]=&quot;&quot;;&quot;&quot;;[$'Mature Data'.K99])">
            <text:p/>
          </table:table-cell>
          <table:table-cell table:style-name="ce26" table:formula="of:=IF([$'Mature Data'.L99]=&quot;&quot;;&quot;&quot;;[$'Mature Data'.L99])">
            <text:p/>
          </table:table-cell>
          <table:table-cell table:style-name="ce26" table:formula="of:=IF([$'Mature Data'.M99]=&quot;&quot;;&quot;&quot;;[$'Mature Data'.M99])">
            <text:p/>
          </table:table-cell>
          <table:table-cell table:style-name="ce26" table:formula="of:=IF([$'Mature Data'.N99]=&quot;&quot;;&quot;&quot;;[$'Mature Data'.N99])">
            <text:p/>
          </table:table-cell>
          <table:table-cell table:style-name="ce26" table:formula="of:=IF([$'Mature Data'.O99]=&quot;&quot;;&quot;&quot;;[$'Mature Data'.O99])">
            <text:p/>
          </table:table-cell>
          <table:table-cell table:style-name="ce31" table:formula="of:=IF([.J100]=&quot;&quot;;&quot;&quot;;SUM([.K100:.O100]))">
            <text:p/>
          </table:table-cell>
          <table:table-cell table:style-name="ce7" table:formula="of:=IF([$'Mature Data'.Q99]=&quot;&quot;;&quot;&quot;;[$'Mature Data'.Q99])">
            <text:p/>
          </table:table-cell>
          <table:table-cell table:style-name="ce7" table:formula="of:=IF([$'Mature Data'.R99]=&quot;&quot;;&quot;&quot;;[$'Mature Data'.R99])">
            <text:p/>
          </table:table-cell>
          <table:table-cell table:style-name="ce7" table:formula="of:=IF([$'Mature Data'.S99]=&quot;&quot;;&quot;&quot;;[$'Mature Data'.S99])">
            <text:p/>
          </table:table-cell>
          <table:table-cell table:style-name="ce7" table:formula="of:=IF([$'Mature Data'.T99]=&quot;&quot;;&quot;&quot;;[$'Mature Data'.T99])">
            <text:p/>
          </table:table-cell>
          <table:table-cell table:style-name="ce7" table:formula="of:=IF([$'Mature Data'.U99]=&quot;&quot;;&quot;&quot;;[$'Mature Data'.U99])">
            <text:p/>
          </table:table-cell>
          <table:table-cell table:style-name="ce7" table:formula="of:=IF([.P100]=&quot;&quot;;&quot;&quot;;SUM([.Q100:.U100]))">
            <text:p/>
          </table:table-cell>
          <table:table-cell table:style-name="ce7" table:formula="of:=IF([$'Mature Data'.W99]=&quot;&quot;;&quot;&quot;;[$'Mature Data'.W99])">
            <text:p/>
          </table:table-cell>
          <table:table-cell table:style-name="ce7" table:formula="of:=IF([$'Mature Data'.X99]=&quot;&quot;;&quot;&quot;;[$'Mature Data'.X99])">
            <text:p/>
          </table:table-cell>
          <table:table-cell table:style-name="ce7" table:formula="of:=IF([$'Mature Data'.Y99]=&quot;&quot;;&quot;&quot;;[$'Mature Data'.Y99])">
            <text:p/>
          </table:table-cell>
          <table:table-cell table:style-name="ce7" table:formula="of:=IF([$'Mature Data'.Z99]=&quot;&quot;;&quot;&quot;;[$'Mature Data'.Z99])">
            <text:p/>
          </table:table-cell>
          <table:table-cell table:style-name="ce7" table:formula="of:=IF([$'Mature Data'.AA99]=&quot;&quot;;&quot;&quot;;[$'Mature Data'.AA99])">
            <text:p/>
          </table:table-cell>
          <table:table-cell table:style-name="ce43" table:formula="of:=IF(ISERR(AVERAGE([.W100:.AA100])/20);&quot;&quot;;AVERAGE([.W100:.AA10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0]=&quot;&quot;;&quot;&quot;;[$'Mature Data'.A100])" office:value-type="string" office:string-value="NW J VAL" calcext:value-type="string">
            <text:p>NW J VAL</text:p>
          </table:table-cell>
          <table:table-cell table:style-name="ce7" table:formula="of:=IF([$'Mature Data'.B100]=&quot;&quot;;&quot;&quot;;[$'Mature Data'.B100])" office:value-type="string" office:string-value="Valencia" calcext:value-type="string">
            <text:p>Valencia</text:p>
          </table:table-cell>
          <table:table-cell table:style-name="ce7" table:formula="of:=IF([$'Mature Data'.C100]=&quot;&quot;;&quot;&quot;;[$'Mature Data'.C100])">
            <text:p/>
          </table:table-cell>
          <table:table-cell table:style-name="ce7" table:formula="of:=IF([$'Mature Data'.D100]=&quot;&quot;;&quot;&quot;;[$'Mature Data'.D100])" office:value-type="string" office:string-value="2017-04-10" calcext:value-type="string">
            <text:p>2017-04-10</text:p>
          </table:table-cell>
          <table:table-cell table:style-name="ce15" table:formula="of:=IF([$'Mature Data'.E100]=&quot;&quot;;&quot;&quot;;[$'Mature Data'.E100])" office:value-type="float" office:value="0" calcext:value-type="float">
            <text:p>0</text:p>
          </table:table-cell>
          <table:table-cell table:style-name="ce15" table:formula="of:=IF([$'Mature Data'.F100]=&quot;&quot;;&quot;&quot;;[$'Mature Data'.F100])" office:value-type="float" office:value="0" calcext:value-type="float">
            <text:p>0</text:p>
          </table:table-cell>
          <table:table-cell table:style-name="ce15" table:formula="of:=IF([$'Mature Data'.G100]=&quot;&quot;;&quot;&quot;;[$'Mature Data'.G100])" office:value-type="float" office:value="0" calcext:value-type="float">
            <text:p>0</text:p>
          </table:table-cell>
          <table:table-cell table:style-name="ce15" table:formula="of:=IF([$'Mature Data'.H100]=&quot;&quot;;&quot;&quot;;[$'Mature Data'.H100])" office:value-type="float" office:value="3" calcext:value-type="float">
            <text:p>3</text:p>
          </table:table-cell>
          <table:table-cell table:style-name="ce15" table:formula="of:=IF([$'Mature Data'.I100]=&quot;&quot;;&quot;&quot;;[$'Mature Data'.I100])" office:value-type="float" office:value="0" calcext:value-type="float">
            <text:p>0</text:p>
          </table:table-cell>
          <table:table-cell table:style-name="ce22" table:formula="of:=IF([.D101]=&quot;&quot;;&quot;&quot;;SUM([.E101:.I101]))" office:value-type="float" office:value="3" calcext:value-type="float">
            <text:p>3</text:p>
          </table:table-cell>
          <table:table-cell table:style-name="ce26" table:formula="of:=IF([$'Mature Data'.K100]=&quot;&quot;;&quot;&quot;;[$'Mature Data'.K100])" office:value-type="float" office:value="2" calcext:value-type="float">
            <text:p>2</text:p>
          </table:table-cell>
          <table:table-cell table:style-name="ce26" table:formula="of:=IF([$'Mature Data'.L100]=&quot;&quot;;&quot;&quot;;[$'Mature Data'.L100])" office:value-type="float" office:value="0" calcext:value-type="float">
            <text:p>0</text:p>
          </table:table-cell>
          <table:table-cell table:style-name="ce26" table:formula="of:=IF([$'Mature Data'.M100]=&quot;&quot;;&quot;&quot;;[$'Mature Data'.M100])" office:value-type="float" office:value="0" calcext:value-type="float">
            <text:p>0</text:p>
          </table:table-cell>
          <table:table-cell table:style-name="ce26" table:formula="of:=IF([$'Mature Data'.N100]=&quot;&quot;;&quot;&quot;;[$'Mature Data'.N100])" office:value-type="float" office:value="2" calcext:value-type="float">
            <text:p>2</text:p>
          </table:table-cell>
          <table:table-cell table:style-name="ce26" table:formula="of:=IF([$'Mature Data'.O100]=&quot;&quot;;&quot;&quot;;[$'Mature Data'.O100])" office:value-type="float" office:value="2" calcext:value-type="float">
            <text:p>2</text:p>
          </table:table-cell>
          <table:table-cell table:style-name="ce31" table:formula="of:=IF([.J101]=&quot;&quot;;&quot;&quot;;SUM([.K101:.O101]))" office:value-type="float" office:value="6" calcext:value-type="float">
            <text:p>6</text:p>
          </table:table-cell>
          <table:table-cell table:style-name="ce7" table:formula="of:=IF([$'Mature Data'.Q100]=&quot;&quot;;&quot;&quot;;[$'Mature Data'.Q100])" office:value-type="float" office:value="0" calcext:value-type="float">
            <text:p>0</text:p>
          </table:table-cell>
          <table:table-cell table:style-name="ce7" table:formula="of:=IF([$'Mature Data'.R100]=&quot;&quot;;&quot;&quot;;[$'Mature Data'.R100])" office:value-type="float" office:value="0" calcext:value-type="float">
            <text:p>0</text:p>
          </table:table-cell>
          <table:table-cell table:style-name="ce7" table:formula="of:=IF([$'Mature Data'.S100]=&quot;&quot;;&quot;&quot;;[$'Mature Data'.S100])" office:value-type="float" office:value="0" calcext:value-type="float">
            <text:p>0</text:p>
          </table:table-cell>
          <table:table-cell table:style-name="ce7" table:formula="of:=IF([$'Mature Data'.T100]=&quot;&quot;;&quot;&quot;;[$'Mature Data'.T100])" office:value-type="float" office:value="0" calcext:value-type="float">
            <text:p>0</text:p>
          </table:table-cell>
          <table:table-cell table:style-name="ce7" table:formula="of:=IF([$'Mature Data'.U100]=&quot;&quot;;&quot;&quot;;[$'Mature Data'.U100])" office:value-type="float" office:value="0" calcext:value-type="float">
            <text:p>0</text:p>
          </table:table-cell>
          <table:table-cell table:style-name="ce7" table:formula="of:=IF([.P101]=&quot;&quot;;&quot;&quot;;SUM([.Q101:.U101]))" office:value-type="float" office:value="0" calcext:value-type="float">
            <text:p>0</text:p>
          </table:table-cell>
          <table:table-cell table:style-name="ce7" table:formula="of:=IF([$'Mature Data'.W100]=&quot;&quot;;&quot;&quot;;[$'Mature Data'.W100])" office:value-type="float" office:value="10" calcext:value-type="float">
            <text:p>10</text:p>
          </table:table-cell>
          <table:table-cell table:style-name="ce7" table:formula="of:=IF([$'Mature Data'.X100]=&quot;&quot;;&quot;&quot;;[$'Mature Data'.X100])" office:value-type="float" office:value="5" calcext:value-type="float">
            <text:p>5</text:p>
          </table:table-cell>
          <table:table-cell table:style-name="ce7" table:formula="of:=IF([$'Mature Data'.Y100]=&quot;&quot;;&quot;&quot;;[$'Mature Data'.Y100])" office:value-type="float" office:value="8" calcext:value-type="float">
            <text:p>8</text:p>
          </table:table-cell>
          <table:table-cell table:style-name="ce7" table:formula="of:=IF([$'Mature Data'.Z100]=&quot;&quot;;&quot;&quot;;[$'Mature Data'.Z100])" office:value-type="float" office:value="14" calcext:value-type="float">
            <text:p>14</text:p>
          </table:table-cell>
          <table:table-cell table:style-name="ce7" table:formula="of:=IF([$'Mature Data'.AA100]=&quot;&quot;;&quot;&quot;;[$'Mature Data'.AA100])" office:value-type="float" office:value="10" calcext:value-type="float">
            <text:p>10</text:p>
          </table:table-cell>
          <table:table-cell table:style-name="ce43" table:formula="of:=IF(ISERR(AVERAGE([.W101:.AA101])/20);&quot;&quot;;AVERAGE([.W101:.AA101])/20)" office:value-type="percentage" office:value="0.47" calcext:value-type="percentage">
            <text:p>47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1]=&quot;&quot;;&quot;&quot;;[$'Mature Data'.A101])" office:value-type="string" office:string-value="NW J HAM" calcext:value-type="string">
            <text:p>NW J HAM</text:p>
          </table:table-cell>
          <table:table-cell table:style-name="ce7" table:formula="of:=IF([$'Mature Data'.B101]=&quot;&quot;;&quot;&quot;;[$'Mature Data'.B101])" office:value-type="string" office:string-value="Hamlin" calcext:value-type="string">
            <text:p>Hamlin</text:p>
          </table:table-cell>
          <table:table-cell table:style-name="ce7" table:formula="of:=IF([$'Mature Data'.C101]=&quot;&quot;;&quot;&quot;;[$'Mature Data'.C101])">
            <text:p/>
          </table:table-cell>
          <table:table-cell table:style-name="ce7" table:formula="of:=IF([$'Mature Data'.D101]=&quot;&quot;;&quot;&quot;;[$'Mature Data'.D101])" office:value-type="string" office:string-value="2017-04-10" calcext:value-type="string">
            <text:p>2017-04-10</text:p>
          </table:table-cell>
          <table:table-cell table:style-name="ce15" table:formula="of:=IF([$'Mature Data'.E101]=&quot;&quot;;&quot;&quot;;[$'Mature Data'.E101])" office:value-type="float" office:value="3" calcext:value-type="float">
            <text:p>3</text:p>
          </table:table-cell>
          <table:table-cell table:style-name="ce15" table:formula="of:=IF([$'Mature Data'.F101]=&quot;&quot;;&quot;&quot;;[$'Mature Data'.F101])" office:value-type="float" office:value="1" calcext:value-type="float">
            <text:p>1</text:p>
          </table:table-cell>
          <table:table-cell table:style-name="ce15" table:formula="of:=IF([$'Mature Data'.G101]=&quot;&quot;;&quot;&quot;;[$'Mature Data'.G101])" office:value-type="float" office:value="0" calcext:value-type="float">
            <text:p>0</text:p>
          </table:table-cell>
          <table:table-cell table:style-name="ce15" table:formula="of:=IF([$'Mature Data'.H101]=&quot;&quot;;&quot;&quot;;[$'Mature Data'.H101])" office:value-type="float" office:value="0" calcext:value-type="float">
            <text:p>0</text:p>
          </table:table-cell>
          <table:table-cell table:style-name="ce15" table:formula="of:=IF([$'Mature Data'.I101]=&quot;&quot;;&quot;&quot;;[$'Mature Data'.I101])" office:value-type="float" office:value="0" calcext:value-type="float">
            <text:p>0</text:p>
          </table:table-cell>
          <table:table-cell table:style-name="ce22" table:formula="of:=IF([.D102]=&quot;&quot;;&quot;&quot;;SUM([.E102:.I102]))" office:value-type="float" office:value="4" calcext:value-type="float">
            <text:p>4</text:p>
          </table:table-cell>
          <table:table-cell table:style-name="ce26" table:formula="of:=IF([$'Mature Data'.K101]=&quot;&quot;;&quot;&quot;;[$'Mature Data'.K101])" office:value-type="float" office:value="5" calcext:value-type="float">
            <text:p>5</text:p>
          </table:table-cell>
          <table:table-cell table:style-name="ce26" table:formula="of:=IF([$'Mature Data'.L101]=&quot;&quot;;&quot;&quot;;[$'Mature Data'.L101])" office:value-type="float" office:value="2" calcext:value-type="float">
            <text:p>2</text:p>
          </table:table-cell>
          <table:table-cell table:style-name="ce26" table:formula="of:=IF([$'Mature Data'.M101]=&quot;&quot;;&quot;&quot;;[$'Mature Data'.M101])" office:value-type="float" office:value="0" calcext:value-type="float">
            <text:p>0</text:p>
          </table:table-cell>
          <table:table-cell table:style-name="ce26" table:formula="of:=IF([$'Mature Data'.N101]=&quot;&quot;;&quot;&quot;;[$'Mature Data'.N101])" office:value-type="float" office:value="0" calcext:value-type="float">
            <text:p>0</text:p>
          </table:table-cell>
          <table:table-cell table:style-name="ce26" table:formula="of:=IF([$'Mature Data'.O101]=&quot;&quot;;&quot;&quot;;[$'Mature Data'.O101])" office:value-type="float" office:value="0" calcext:value-type="float">
            <text:p>0</text:p>
          </table:table-cell>
          <table:table-cell table:style-name="ce31" table:formula="of:=IF([.J102]=&quot;&quot;;&quot;&quot;;SUM([.K102:.O102]))" office:value-type="float" office:value="7" calcext:value-type="float">
            <text:p>7</text:p>
          </table:table-cell>
          <table:table-cell table:style-name="ce7" table:formula="of:=IF([$'Mature Data'.Q101]=&quot;&quot;;&quot;&quot;;[$'Mature Data'.Q101])" office:value-type="float" office:value="0" calcext:value-type="float">
            <text:p>0</text:p>
          </table:table-cell>
          <table:table-cell table:style-name="ce7" table:formula="of:=IF([$'Mature Data'.R101]=&quot;&quot;;&quot;&quot;;[$'Mature Data'.R101])" office:value-type="float" office:value="0" calcext:value-type="float">
            <text:p>0</text:p>
          </table:table-cell>
          <table:table-cell table:style-name="ce7" table:formula="of:=IF([$'Mature Data'.S101]=&quot;&quot;;&quot;&quot;;[$'Mature Data'.S101])" office:value-type="float" office:value="0" calcext:value-type="float">
            <text:p>0</text:p>
          </table:table-cell>
          <table:table-cell table:style-name="ce7" table:formula="of:=IF([$'Mature Data'.T101]=&quot;&quot;;&quot;&quot;;[$'Mature Data'.T101])" office:value-type="float" office:value="0" calcext:value-type="float">
            <text:p>0</text:p>
          </table:table-cell>
          <table:table-cell table:style-name="ce7" table:formula="of:=IF([$'Mature Data'.U101]=&quot;&quot;;&quot;&quot;;[$'Mature Data'.U101])" office:value-type="float" office:value="0" calcext:value-type="float">
            <text:p>0</text:p>
          </table:table-cell>
          <table:table-cell table:style-name="ce7" table:formula="of:=IF([.P102]=&quot;&quot;;&quot;&quot;;SUM([.Q102:.U102]))" office:value-type="float" office:value="0" calcext:value-type="float">
            <text:p>0</text:p>
          </table:table-cell>
          <table:table-cell table:style-name="ce7" table:formula="of:=IF([$'Mature Data'.W101]=&quot;&quot;;&quot;&quot;;[$'Mature Data'.W101])" office:value-type="float" office:value="13" calcext:value-type="float">
            <text:p>13</text:p>
          </table:table-cell>
          <table:table-cell table:style-name="ce7" table:formula="of:=IF([$'Mature Data'.X101]=&quot;&quot;;&quot;&quot;;[$'Mature Data'.X101])" office:value-type="float" office:value="7" calcext:value-type="float">
            <text:p>7</text:p>
          </table:table-cell>
          <table:table-cell table:style-name="ce7" table:formula="of:=IF([$'Mature Data'.Y101]=&quot;&quot;;&quot;&quot;;[$'Mature Data'.Y101])" office:value-type="float" office:value="2" calcext:value-type="float">
            <text:p>2</text:p>
          </table:table-cell>
          <table:table-cell table:style-name="ce7" table:formula="of:=IF([$'Mature Data'.Z101]=&quot;&quot;;&quot;&quot;;[$'Mature Data'.Z101])" office:value-type="float" office:value="4" calcext:value-type="float">
            <text:p>4</text:p>
          </table:table-cell>
          <table:table-cell table:style-name="ce7" table:formula="of:=IF([$'Mature Data'.AA101]=&quot;&quot;;&quot;&quot;;[$'Mature Data'.AA101])" office:value-type="float" office:value="2" calcext:value-type="float">
            <text:p>2</text:p>
          </table:table-cell>
          <table:table-cell table:style-name="ce43" table:formula="of:=IF(ISERR(AVERAGE([.W102:.AA102])/20);&quot;&quot;;AVERAGE([.W102:.AA102])/20)" office:value-type="percentage" office:value="0.28" calcext:value-type="percentage">
            <text:p>28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2]=&quot;&quot;;&quot;&quot;;[$'Mature Data'.A102])" office:value-type="string" office:string-value="NW K VAL" calcext:value-type="string">
            <text:p>NW K VAL</text:p>
          </table:table-cell>
          <table:table-cell table:style-name="ce7" table:formula="of:=IF([$'Mature Data'.B102]=&quot;&quot;;&quot;&quot;;[$'Mature Data'.B102])" office:value-type="string" office:string-value="Valencia" calcext:value-type="string">
            <text:p>Valencia</text:p>
          </table:table-cell>
          <table:table-cell table:style-name="ce7" table:formula="of:=IF([$'Mature Data'.C102]=&quot;&quot;;&quot;&quot;;[$'Mature Data'.C102])">
            <text:p/>
          </table:table-cell>
          <table:table-cell table:style-name="ce7" table:formula="of:=IF([$'Mature Data'.D102]=&quot;&quot;;&quot;&quot;;[$'Mature Data'.D102])">
            <text:p/>
          </table:table-cell>
          <table:table-cell table:style-name="ce15" table:formula="of:=IF([$'Mature Data'.E102]=&quot;&quot;;&quot;&quot;;[$'Mature Data'.E102])">
            <text:p/>
          </table:table-cell>
          <table:table-cell table:style-name="ce15" table:formula="of:=IF([$'Mature Data'.F102]=&quot;&quot;;&quot;&quot;;[$'Mature Data'.F102])">
            <text:p/>
          </table:table-cell>
          <table:table-cell table:style-name="ce15" table:formula="of:=IF([$'Mature Data'.G102]=&quot;&quot;;&quot;&quot;;[$'Mature Data'.G102])">
            <text:p/>
          </table:table-cell>
          <table:table-cell table:style-name="ce15" table:formula="of:=IF([$'Mature Data'.H102]=&quot;&quot;;&quot;&quot;;[$'Mature Data'.H102])">
            <text:p/>
          </table:table-cell>
          <table:table-cell table:style-name="ce15" table:formula="of:=IF([$'Mature Data'.I102]=&quot;&quot;;&quot;&quot;;[$'Mature Data'.I102])">
            <text:p/>
          </table:table-cell>
          <table:table-cell table:style-name="ce22" table:formula="of:=IF([.D103]=&quot;&quot;;&quot;&quot;;SUM([.E103:.I103]))">
            <text:p/>
          </table:table-cell>
          <table:table-cell table:style-name="ce26" table:formula="of:=IF([$'Mature Data'.K102]=&quot;&quot;;&quot;&quot;;[$'Mature Data'.K102])">
            <text:p/>
          </table:table-cell>
          <table:table-cell table:style-name="ce26" table:formula="of:=IF([$'Mature Data'.L102]=&quot;&quot;;&quot;&quot;;[$'Mature Data'.L102])">
            <text:p/>
          </table:table-cell>
          <table:table-cell table:style-name="ce26" table:formula="of:=IF([$'Mature Data'.M102]=&quot;&quot;;&quot;&quot;;[$'Mature Data'.M102])">
            <text:p/>
          </table:table-cell>
          <table:table-cell table:style-name="ce26" table:formula="of:=IF([$'Mature Data'.N102]=&quot;&quot;;&quot;&quot;;[$'Mature Data'.N102])">
            <text:p/>
          </table:table-cell>
          <table:table-cell table:style-name="ce26" table:formula="of:=IF([$'Mature Data'.O102]=&quot;&quot;;&quot;&quot;;[$'Mature Data'.O102])">
            <text:p/>
          </table:table-cell>
          <table:table-cell table:style-name="ce31" table:formula="of:=IF([.J103]=&quot;&quot;;&quot;&quot;;SUM([.K103:.O103]))">
            <text:p/>
          </table:table-cell>
          <table:table-cell table:style-name="ce7" table:formula="of:=IF([$'Mature Data'.Q102]=&quot;&quot;;&quot;&quot;;[$'Mature Data'.Q102])">
            <text:p/>
          </table:table-cell>
          <table:table-cell table:style-name="ce7" table:formula="of:=IF([$'Mature Data'.R102]=&quot;&quot;;&quot;&quot;;[$'Mature Data'.R102])">
            <text:p/>
          </table:table-cell>
          <table:table-cell table:style-name="ce7" table:formula="of:=IF([$'Mature Data'.S102]=&quot;&quot;;&quot;&quot;;[$'Mature Data'.S102])">
            <text:p/>
          </table:table-cell>
          <table:table-cell table:style-name="ce7" table:formula="of:=IF([$'Mature Data'.T102]=&quot;&quot;;&quot;&quot;;[$'Mature Data'.T102])">
            <text:p/>
          </table:table-cell>
          <table:table-cell table:style-name="ce7" table:formula="of:=IF([$'Mature Data'.U102]=&quot;&quot;;&quot;&quot;;[$'Mature Data'.U102])">
            <text:p/>
          </table:table-cell>
          <table:table-cell table:style-name="ce7" table:formula="of:=IF([.P103]=&quot;&quot;;&quot;&quot;;SUM([.Q103:.U103]))">
            <text:p/>
          </table:table-cell>
          <table:table-cell table:style-name="ce7" table:formula="of:=IF([$'Mature Data'.W102]=&quot;&quot;;&quot;&quot;;[$'Mature Data'.W102])">
            <text:p/>
          </table:table-cell>
          <table:table-cell table:style-name="ce7" table:formula="of:=IF([$'Mature Data'.X102]=&quot;&quot;;&quot;&quot;;[$'Mature Data'.X102])">
            <text:p/>
          </table:table-cell>
          <table:table-cell table:style-name="ce7" table:formula="of:=IF([$'Mature Data'.Y102]=&quot;&quot;;&quot;&quot;;[$'Mature Data'.Y102])">
            <text:p/>
          </table:table-cell>
          <table:table-cell table:style-name="ce7" table:formula="of:=IF([$'Mature Data'.Z102]=&quot;&quot;;&quot;&quot;;[$'Mature Data'.Z102])">
            <text:p/>
          </table:table-cell>
          <table:table-cell table:style-name="ce7" table:formula="of:=IF([$'Mature Data'.AA102]=&quot;&quot;;&quot;&quot;;[$'Mature Data'.AA102])">
            <text:p/>
          </table:table-cell>
          <table:table-cell table:style-name="ce43" table:formula="of:=IF(ISERR(AVERAGE([.W103:.AA103])/20);&quot;&quot;;AVERAGE([.W103:.AA10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3]=&quot;&quot;;&quot;&quot;;[$'Mature Data'.A103])" office:value-type="string" office:string-value="NW K HAM" calcext:value-type="string">
            <text:p>NW K HAM</text:p>
          </table:table-cell>
          <table:table-cell table:style-name="ce7" table:formula="of:=IF([$'Mature Data'.B103]=&quot;&quot;;&quot;&quot;;[$'Mature Data'.B103])" office:value-type="string" office:string-value="Hamlin" calcext:value-type="string">
            <text:p>Hamlin</text:p>
          </table:table-cell>
          <table:table-cell table:style-name="ce7" table:formula="of:=IF([$'Mature Data'.C103]=&quot;&quot;;&quot;&quot;;[$'Mature Data'.C103])">
            <text:p/>
          </table:table-cell>
          <table:table-cell table:style-name="ce7" table:formula="of:=IF([$'Mature Data'.D103]=&quot;&quot;;&quot;&quot;;[$'Mature Data'.D103])">
            <text:p/>
          </table:table-cell>
          <table:table-cell table:style-name="ce15" table:formula="of:=IF([$'Mature Data'.E103]=&quot;&quot;;&quot;&quot;;[$'Mature Data'.E103])">
            <text:p/>
          </table:table-cell>
          <table:table-cell table:style-name="ce15" table:formula="of:=IF([$'Mature Data'.F103]=&quot;&quot;;&quot;&quot;;[$'Mature Data'.F103])">
            <text:p/>
          </table:table-cell>
          <table:table-cell table:style-name="ce15" table:formula="of:=IF([$'Mature Data'.G103]=&quot;&quot;;&quot;&quot;;[$'Mature Data'.G103])">
            <text:p/>
          </table:table-cell>
          <table:table-cell table:style-name="ce15" table:formula="of:=IF([$'Mature Data'.H103]=&quot;&quot;;&quot;&quot;;[$'Mature Data'.H103])">
            <text:p/>
          </table:table-cell>
          <table:table-cell table:style-name="ce15" table:formula="of:=IF([$'Mature Data'.I103]=&quot;&quot;;&quot;&quot;;[$'Mature Data'.I103])">
            <text:p/>
          </table:table-cell>
          <table:table-cell table:style-name="ce22" table:formula="of:=IF([.D104]=&quot;&quot;;&quot;&quot;;SUM([.E104:.I104]))">
            <text:p/>
          </table:table-cell>
          <table:table-cell table:style-name="ce26" table:formula="of:=IF([$'Mature Data'.K103]=&quot;&quot;;&quot;&quot;;[$'Mature Data'.K103])">
            <text:p/>
          </table:table-cell>
          <table:table-cell table:style-name="ce26" table:formula="of:=IF([$'Mature Data'.L103]=&quot;&quot;;&quot;&quot;;[$'Mature Data'.L103])">
            <text:p/>
          </table:table-cell>
          <table:table-cell table:style-name="ce26" table:formula="of:=IF([$'Mature Data'.M103]=&quot;&quot;;&quot;&quot;;[$'Mature Data'.M103])">
            <text:p/>
          </table:table-cell>
          <table:table-cell table:style-name="ce26" table:formula="of:=IF([$'Mature Data'.N103]=&quot;&quot;;&quot;&quot;;[$'Mature Data'.N103])">
            <text:p/>
          </table:table-cell>
          <table:table-cell table:style-name="ce26" table:formula="of:=IF([$'Mature Data'.O103]=&quot;&quot;;&quot;&quot;;[$'Mature Data'.O103])">
            <text:p/>
          </table:table-cell>
          <table:table-cell table:style-name="ce31" table:formula="of:=IF([.J104]=&quot;&quot;;&quot;&quot;;SUM([.K104:.O104]))">
            <text:p/>
          </table:table-cell>
          <table:table-cell table:style-name="ce7" table:formula="of:=IF([$'Mature Data'.Q103]=&quot;&quot;;&quot;&quot;;[$'Mature Data'.Q103])">
            <text:p/>
          </table:table-cell>
          <table:table-cell table:style-name="ce7" table:formula="of:=IF([$'Mature Data'.R103]=&quot;&quot;;&quot;&quot;;[$'Mature Data'.R103])">
            <text:p/>
          </table:table-cell>
          <table:table-cell table:style-name="ce7" table:formula="of:=IF([$'Mature Data'.S103]=&quot;&quot;;&quot;&quot;;[$'Mature Data'.S103])">
            <text:p/>
          </table:table-cell>
          <table:table-cell table:style-name="ce7" table:formula="of:=IF([$'Mature Data'.T103]=&quot;&quot;;&quot;&quot;;[$'Mature Data'.T103])">
            <text:p/>
          </table:table-cell>
          <table:table-cell table:style-name="ce7" table:formula="of:=IF([$'Mature Data'.U103]=&quot;&quot;;&quot;&quot;;[$'Mature Data'.U103])">
            <text:p/>
          </table:table-cell>
          <table:table-cell table:style-name="ce7" table:formula="of:=IF([.P104]=&quot;&quot;;&quot;&quot;;SUM([.Q104:.U104]))">
            <text:p/>
          </table:table-cell>
          <table:table-cell table:style-name="ce7" table:formula="of:=IF([$'Mature Data'.W103]=&quot;&quot;;&quot;&quot;;[$'Mature Data'.W103])">
            <text:p/>
          </table:table-cell>
          <table:table-cell table:style-name="ce7" table:formula="of:=IF([$'Mature Data'.X103]=&quot;&quot;;&quot;&quot;;[$'Mature Data'.X103])">
            <text:p/>
          </table:table-cell>
          <table:table-cell table:style-name="ce7" table:formula="of:=IF([$'Mature Data'.Y103]=&quot;&quot;;&quot;&quot;;[$'Mature Data'.Y103])">
            <text:p/>
          </table:table-cell>
          <table:table-cell table:style-name="ce7" table:formula="of:=IF([$'Mature Data'.Z103]=&quot;&quot;;&quot;&quot;;[$'Mature Data'.Z103])">
            <text:p/>
          </table:table-cell>
          <table:table-cell table:style-name="ce7" table:formula="of:=IF([$'Mature Data'.AA103]=&quot;&quot;;&quot;&quot;;[$'Mature Data'.AA103])">
            <text:p/>
          </table:table-cell>
          <table:table-cell table:style-name="ce43" table:formula="of:=IF(ISERR(AVERAGE([.W104:.AA104])/20);&quot;&quot;;AVERAGE([.W104:.AA10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4]=&quot;&quot;;&quot;&quot;;[$'Mature Data'.A104])" office:value-type="string" office:string-value="NW K" calcext:value-type="string">
            <text:p>NW K</text:p>
          </table:table-cell>
          <table:table-cell table:style-name="ce7" table:formula="of:=IF([$'Mature Data'.B104]=&quot;&quot;;&quot;&quot;;[$'Mature Data'.B104])" office:value-type="string" office:string-value="Valencia" calcext:value-type="string">
            <text:p>Valencia</text:p>
          </table:table-cell>
          <table:table-cell table:style-name="ce7" table:formula="of:=IF([$'Mature Data'.C104]=&quot;&quot;;&quot;&quot;;[$'Mature Data'.C104])">
            <text:p/>
          </table:table-cell>
          <table:table-cell table:style-name="ce7" table:formula="of:=IF([$'Mature Data'.D104]=&quot;&quot;;&quot;&quot;;[$'Mature Data'.D104])">
            <text:p/>
          </table:table-cell>
          <table:table-cell table:style-name="ce15" table:formula="of:=IF([$'Mature Data'.E104]=&quot;&quot;;&quot;&quot;;[$'Mature Data'.E104])">
            <text:p/>
          </table:table-cell>
          <table:table-cell table:style-name="ce15" table:formula="of:=IF([$'Mature Data'.F104]=&quot;&quot;;&quot;&quot;;[$'Mature Data'.F104])">
            <text:p/>
          </table:table-cell>
          <table:table-cell table:style-name="ce15" table:formula="of:=IF([$'Mature Data'.G104]=&quot;&quot;;&quot;&quot;;[$'Mature Data'.G104])">
            <text:p/>
          </table:table-cell>
          <table:table-cell table:style-name="ce15" table:formula="of:=IF([$'Mature Data'.H104]=&quot;&quot;;&quot;&quot;;[$'Mature Data'.H104])">
            <text:p/>
          </table:table-cell>
          <table:table-cell table:style-name="ce15" table:formula="of:=IF([$'Mature Data'.I104]=&quot;&quot;;&quot;&quot;;[$'Mature Data'.I104])">
            <text:p/>
          </table:table-cell>
          <table:table-cell table:style-name="ce22" table:formula="of:=IF([.D105]=&quot;&quot;;&quot;&quot;;SUM([.E105:.I105]))">
            <text:p/>
          </table:table-cell>
          <table:table-cell table:style-name="ce26" table:formula="of:=IF([$'Mature Data'.K104]=&quot;&quot;;&quot;&quot;;[$'Mature Data'.K104])">
            <text:p/>
          </table:table-cell>
          <table:table-cell table:style-name="ce26" table:formula="of:=IF([$'Mature Data'.L104]=&quot;&quot;;&quot;&quot;;[$'Mature Data'.L104])">
            <text:p/>
          </table:table-cell>
          <table:table-cell table:style-name="ce26" table:formula="of:=IF([$'Mature Data'.M104]=&quot;&quot;;&quot;&quot;;[$'Mature Data'.M104])">
            <text:p/>
          </table:table-cell>
          <table:table-cell table:style-name="ce26" table:formula="of:=IF([$'Mature Data'.N104]=&quot;&quot;;&quot;&quot;;[$'Mature Data'.N104])">
            <text:p/>
          </table:table-cell>
          <table:table-cell table:style-name="ce26" table:formula="of:=IF([$'Mature Data'.O104]=&quot;&quot;;&quot;&quot;;[$'Mature Data'.O104])">
            <text:p/>
          </table:table-cell>
          <table:table-cell table:style-name="ce31" table:formula="of:=IF([.J105]=&quot;&quot;;&quot;&quot;;SUM([.K105:.O105]))">
            <text:p/>
          </table:table-cell>
          <table:table-cell table:style-name="ce7" table:formula="of:=IF([$'Mature Data'.Q104]=&quot;&quot;;&quot;&quot;;[$'Mature Data'.Q104])">
            <text:p/>
          </table:table-cell>
          <table:table-cell table:style-name="ce7" table:formula="of:=IF([$'Mature Data'.R104]=&quot;&quot;;&quot;&quot;;[$'Mature Data'.R104])">
            <text:p/>
          </table:table-cell>
          <table:table-cell table:style-name="ce7" table:formula="of:=IF([$'Mature Data'.S104]=&quot;&quot;;&quot;&quot;;[$'Mature Data'.S104])">
            <text:p/>
          </table:table-cell>
          <table:table-cell table:style-name="ce7" table:formula="of:=IF([$'Mature Data'.T104]=&quot;&quot;;&quot;&quot;;[$'Mature Data'.T104])">
            <text:p/>
          </table:table-cell>
          <table:table-cell table:style-name="ce7" table:formula="of:=IF([$'Mature Data'.U104]=&quot;&quot;;&quot;&quot;;[$'Mature Data'.U104])">
            <text:p/>
          </table:table-cell>
          <table:table-cell table:style-name="ce7" table:formula="of:=IF([.P105]=&quot;&quot;;&quot;&quot;;SUM([.Q105:.U105]))">
            <text:p/>
          </table:table-cell>
          <table:table-cell table:style-name="ce7" table:formula="of:=IF([$'Mature Data'.W104]=&quot;&quot;;&quot;&quot;;[$'Mature Data'.W104])">
            <text:p/>
          </table:table-cell>
          <table:table-cell table:style-name="ce7" table:formula="of:=IF([$'Mature Data'.X104]=&quot;&quot;;&quot;&quot;;[$'Mature Data'.X104])">
            <text:p/>
          </table:table-cell>
          <table:table-cell table:style-name="ce7" table:formula="of:=IF([$'Mature Data'.Y104]=&quot;&quot;;&quot;&quot;;[$'Mature Data'.Y104])">
            <text:p/>
          </table:table-cell>
          <table:table-cell table:style-name="ce7" table:formula="of:=IF([$'Mature Data'.Z104]=&quot;&quot;;&quot;&quot;;[$'Mature Data'.Z104])">
            <text:p/>
          </table:table-cell>
          <table:table-cell table:style-name="ce7" table:formula="of:=IF([$'Mature Data'.AA104]=&quot;&quot;;&quot;&quot;;[$'Mature Data'.AA104])">
            <text:p/>
          </table:table-cell>
          <table:table-cell table:style-name="ce43" table:formula="of:=IF(ISERR(AVERAGE([.W105:.AA105])/20);&quot;&quot;;AVERAGE([.W105:.AA10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5]=&quot;&quot;;&quot;&quot;;[$'Mature Data'.A105])" office:value-type="string" office:string-value="NW L 1" calcext:value-type="string">
            <text:p>NW L 1</text:p>
          </table:table-cell>
          <table:table-cell table:style-name="ce7" table:formula="of:=IF([$'Mature Data'.B105]=&quot;&quot;;&quot;&quot;;[$'Mature Data'.B105])" office:value-type="string" office:string-value="Valencia" calcext:value-type="string">
            <text:p>Valencia</text:p>
          </table:table-cell>
          <table:table-cell table:style-name="ce7" table:formula="of:=IF([$'Mature Data'.C105]=&quot;&quot;;&quot;&quot;;[$'Mature Data'.C105])">
            <text:p/>
          </table:table-cell>
          <table:table-cell table:style-name="ce7" table:formula="of:=IF([$'Mature Data'.D105]=&quot;&quot;;&quot;&quot;;[$'Mature Data'.D105])">
            <text:p/>
          </table:table-cell>
          <table:table-cell table:style-name="ce15" table:formula="of:=IF([$'Mature Data'.E105]=&quot;&quot;;&quot;&quot;;[$'Mature Data'.E105])">
            <text:p/>
          </table:table-cell>
          <table:table-cell table:style-name="ce15" table:formula="of:=IF([$'Mature Data'.F105]=&quot;&quot;;&quot;&quot;;[$'Mature Data'.F105])">
            <text:p/>
          </table:table-cell>
          <table:table-cell table:style-name="ce15" table:formula="of:=IF([$'Mature Data'.G105]=&quot;&quot;;&quot;&quot;;[$'Mature Data'.G105])">
            <text:p/>
          </table:table-cell>
          <table:table-cell table:style-name="ce15" table:formula="of:=IF([$'Mature Data'.H105]=&quot;&quot;;&quot;&quot;;[$'Mature Data'.H105])">
            <text:p/>
          </table:table-cell>
          <table:table-cell table:style-name="ce15" table:formula="of:=IF([$'Mature Data'.I105]=&quot;&quot;;&quot;&quot;;[$'Mature Data'.I105])">
            <text:p/>
          </table:table-cell>
          <table:table-cell table:style-name="ce22" table:formula="of:=IF([.D106]=&quot;&quot;;&quot;&quot;;SUM([.E106:.I106]))">
            <text:p/>
          </table:table-cell>
          <table:table-cell table:style-name="ce26" table:formula="of:=IF([$'Mature Data'.K105]=&quot;&quot;;&quot;&quot;;[$'Mature Data'.K105])">
            <text:p/>
          </table:table-cell>
          <table:table-cell table:style-name="ce26" table:formula="of:=IF([$'Mature Data'.L105]=&quot;&quot;;&quot;&quot;;[$'Mature Data'.L105])">
            <text:p/>
          </table:table-cell>
          <table:table-cell table:style-name="ce26" table:formula="of:=IF([$'Mature Data'.M105]=&quot;&quot;;&quot;&quot;;[$'Mature Data'.M105])">
            <text:p/>
          </table:table-cell>
          <table:table-cell table:style-name="ce26" table:formula="of:=IF([$'Mature Data'.N105]=&quot;&quot;;&quot;&quot;;[$'Mature Data'.N105])">
            <text:p/>
          </table:table-cell>
          <table:table-cell table:style-name="ce26" table:formula="of:=IF([$'Mature Data'.O105]=&quot;&quot;;&quot;&quot;;[$'Mature Data'.O105])">
            <text:p/>
          </table:table-cell>
          <table:table-cell table:style-name="ce31" table:formula="of:=IF([.J106]=&quot;&quot;;&quot;&quot;;SUM([.K106:.O106]))">
            <text:p/>
          </table:table-cell>
          <table:table-cell table:style-name="ce7" table:formula="of:=IF([$'Mature Data'.Q105]=&quot;&quot;;&quot;&quot;;[$'Mature Data'.Q105])">
            <text:p/>
          </table:table-cell>
          <table:table-cell table:style-name="ce7" table:formula="of:=IF([$'Mature Data'.R105]=&quot;&quot;;&quot;&quot;;[$'Mature Data'.R105])">
            <text:p/>
          </table:table-cell>
          <table:table-cell table:style-name="ce7" table:formula="of:=IF([$'Mature Data'.S105]=&quot;&quot;;&quot;&quot;;[$'Mature Data'.S105])">
            <text:p/>
          </table:table-cell>
          <table:table-cell table:style-name="ce7" table:formula="of:=IF([$'Mature Data'.T105]=&quot;&quot;;&quot;&quot;;[$'Mature Data'.T105])">
            <text:p/>
          </table:table-cell>
          <table:table-cell table:style-name="ce7" table:formula="of:=IF([$'Mature Data'.U105]=&quot;&quot;;&quot;&quot;;[$'Mature Data'.U105])">
            <text:p/>
          </table:table-cell>
          <table:table-cell table:style-name="ce7" table:formula="of:=IF([.P106]=&quot;&quot;;&quot;&quot;;SUM([.Q106:.U106]))">
            <text:p/>
          </table:table-cell>
          <table:table-cell table:style-name="ce7" table:formula="of:=IF([$'Mature Data'.W105]=&quot;&quot;;&quot;&quot;;[$'Mature Data'.W105])">
            <text:p/>
          </table:table-cell>
          <table:table-cell table:style-name="ce7" table:formula="of:=IF([$'Mature Data'.X105]=&quot;&quot;;&quot;&quot;;[$'Mature Data'.X105])">
            <text:p/>
          </table:table-cell>
          <table:table-cell table:style-name="ce7" table:formula="of:=IF([$'Mature Data'.Y105]=&quot;&quot;;&quot;&quot;;[$'Mature Data'.Y105])">
            <text:p/>
          </table:table-cell>
          <table:table-cell table:style-name="ce7" table:formula="of:=IF([$'Mature Data'.Z105]=&quot;&quot;;&quot;&quot;;[$'Mature Data'.Z105])">
            <text:p/>
          </table:table-cell>
          <table:table-cell table:style-name="ce7" table:formula="of:=IF([$'Mature Data'.AA105]=&quot;&quot;;&quot;&quot;;[$'Mature Data'.AA105])">
            <text:p/>
          </table:table-cell>
          <table:table-cell table:style-name="ce43" table:formula="of:=IF(ISERR(AVERAGE([.W106:.AA106])/20);&quot;&quot;;AVERAGE([.W106:.AA10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6]=&quot;&quot;;&quot;&quot;;[$'Mature Data'.A106])" office:value-type="string" office:string-value="NW L 2" calcext:value-type="string">
            <text:p>NW L 2</text:p>
          </table:table-cell>
          <table:table-cell table:style-name="ce7" table:formula="of:=IF([$'Mature Data'.B106]=&quot;&quot;;&quot;&quot;;[$'Mature Data'.B106])" office:value-type="string" office:string-value="Hamlin" calcext:value-type="string">
            <text:p>Hamlin</text:p>
          </table:table-cell>
          <table:table-cell table:style-name="ce7" table:formula="of:=IF([$'Mature Data'.C106]=&quot;&quot;;&quot;&quot;;[$'Mature Data'.C106])">
            <text:p/>
          </table:table-cell>
          <table:table-cell table:style-name="ce7" table:formula="of:=IF([$'Mature Data'.D106]=&quot;&quot;;&quot;&quot;;[$'Mature Data'.D106])" office:value-type="string" office:string-value="2017-04-11" calcext:value-type="string">
            <text:p>2017-04-11</text:p>
          </table:table-cell>
          <table:table-cell table:style-name="ce15" table:formula="of:=IF([$'Mature Data'.E106]=&quot;&quot;;&quot;&quot;;[$'Mature Data'.E106])" office:value-type="float" office:value="2" calcext:value-type="float">
            <text:p>2</text:p>
          </table:table-cell>
          <table:table-cell table:style-name="ce15" table:formula="of:=IF([$'Mature Data'.F106]=&quot;&quot;;&quot;&quot;;[$'Mature Data'.F106])" office:value-type="float" office:value="3" calcext:value-type="float">
            <text:p>3</text:p>
          </table:table-cell>
          <table:table-cell table:style-name="ce15" table:formula="of:=IF([$'Mature Data'.G106]=&quot;&quot;;&quot;&quot;;[$'Mature Data'.G106])" office:value-type="float" office:value="0" calcext:value-type="float">
            <text:p>0</text:p>
          </table:table-cell>
          <table:table-cell table:style-name="ce15" table:formula="of:=IF([$'Mature Data'.H106]=&quot;&quot;;&quot;&quot;;[$'Mature Data'.H106])" office:value-type="float" office:value="0" calcext:value-type="float">
            <text:p>0</text:p>
          </table:table-cell>
          <table:table-cell table:style-name="ce15" table:formula="of:=IF([$'Mature Data'.I106]=&quot;&quot;;&quot;&quot;;[$'Mature Data'.I106])" office:value-type="float" office:value="1" calcext:value-type="float">
            <text:p>1</text:p>
          </table:table-cell>
          <table:table-cell table:style-name="ce22" table:formula="of:=IF([.D107]=&quot;&quot;;&quot;&quot;;SUM([.E107:.I107]))" office:value-type="float" office:value="6" calcext:value-type="float">
            <text:p>6</text:p>
          </table:table-cell>
          <table:table-cell table:style-name="ce26" table:formula="of:=IF([$'Mature Data'.K106]=&quot;&quot;;&quot;&quot;;[$'Mature Data'.K106])" office:value-type="float" office:value="5" calcext:value-type="float">
            <text:p>5</text:p>
          </table:table-cell>
          <table:table-cell table:style-name="ce26" table:formula="of:=IF([$'Mature Data'.L106]=&quot;&quot;;&quot;&quot;;[$'Mature Data'.L106])" office:value-type="float" office:value="10" calcext:value-type="float">
            <text:p>10</text:p>
          </table:table-cell>
          <table:table-cell table:style-name="ce26" table:formula="of:=IF([$'Mature Data'.M106]=&quot;&quot;;&quot;&quot;;[$'Mature Data'.M106])" office:value-type="float" office:value="4" calcext:value-type="float">
            <text:p>4</text:p>
          </table:table-cell>
          <table:table-cell table:style-name="ce26" table:formula="of:=IF([$'Mature Data'.N106]=&quot;&quot;;&quot;&quot;;[$'Mature Data'.N106])" office:value-type="float" office:value="1" calcext:value-type="float">
            <text:p>1</text:p>
          </table:table-cell>
          <table:table-cell table:style-name="ce26" table:formula="of:=IF([$'Mature Data'.O106]=&quot;&quot;;&quot;&quot;;[$'Mature Data'.O106])" office:value-type="float" office:value="6" calcext:value-type="float">
            <text:p>6</text:p>
          </table:table-cell>
          <table:table-cell table:style-name="ce31" table:formula="of:=IF([.J107]=&quot;&quot;;&quot;&quot;;SUM([.K107:.O107]))" office:value-type="float" office:value="26" calcext:value-type="float">
            <text:p>26</text:p>
          </table:table-cell>
          <table:table-cell table:style-name="ce7" table:formula="of:=IF([$'Mature Data'.Q106]=&quot;&quot;;&quot;&quot;;[$'Mature Data'.Q106])" office:value-type="float" office:value="0" calcext:value-type="float">
            <text:p>0</text:p>
          </table:table-cell>
          <table:table-cell table:style-name="ce7" table:formula="of:=IF([$'Mature Data'.R106]=&quot;&quot;;&quot;&quot;;[$'Mature Data'.R106])" office:value-type="float" office:value="0" calcext:value-type="float">
            <text:p>0</text:p>
          </table:table-cell>
          <table:table-cell table:style-name="ce7" table:formula="of:=IF([$'Mature Data'.S106]=&quot;&quot;;&quot;&quot;;[$'Mature Data'.S106])" office:value-type="float" office:value="0" calcext:value-type="float">
            <text:p>0</text:p>
          </table:table-cell>
          <table:table-cell table:style-name="ce7" table:formula="of:=IF([$'Mature Data'.T106]=&quot;&quot;;&quot;&quot;;[$'Mature Data'.T106])" office:value-type="float" office:value="0" calcext:value-type="float">
            <text:p>0</text:p>
          </table:table-cell>
          <table:table-cell table:style-name="ce7" table:formula="of:=IF([$'Mature Data'.U106]=&quot;&quot;;&quot;&quot;;[$'Mature Data'.U106])" office:value-type="float" office:value="0" calcext:value-type="float">
            <text:p>0</text:p>
          </table:table-cell>
          <table:table-cell table:style-name="ce7" table:formula="of:=IF([.P107]=&quot;&quot;;&quot;&quot;;SUM([.Q107:.U107]))" office:value-type="float" office:value="0" calcext:value-type="float">
            <text:p>0</text:p>
          </table:table-cell>
          <table:table-cell table:style-name="ce7" table:formula="of:=IF([$'Mature Data'.W106]=&quot;&quot;;&quot;&quot;;[$'Mature Data'.W106])" office:value-type="float" office:value="9" calcext:value-type="float">
            <text:p>9</text:p>
          </table:table-cell>
          <table:table-cell table:style-name="ce7" table:formula="of:=IF([$'Mature Data'.X106]=&quot;&quot;;&quot;&quot;;[$'Mature Data'.X106])" office:value-type="float" office:value="10" calcext:value-type="float">
            <text:p>10</text:p>
          </table:table-cell>
          <table:table-cell table:style-name="ce7" table:formula="of:=IF([$'Mature Data'.Y106]=&quot;&quot;;&quot;&quot;;[$'Mature Data'.Y106])" office:value-type="float" office:value="4" calcext:value-type="float">
            <text:p>4</text:p>
          </table:table-cell>
          <table:table-cell table:style-name="ce7" table:formula="of:=IF([$'Mature Data'.Z106]=&quot;&quot;;&quot;&quot;;[$'Mature Data'.Z106])" office:value-type="float" office:value="3" calcext:value-type="float">
            <text:p>3</text:p>
          </table:table-cell>
          <table:table-cell table:style-name="ce7" table:formula="of:=IF([$'Mature Data'.AA106]=&quot;&quot;;&quot;&quot;;[$'Mature Data'.AA106])" office:value-type="float" office:value="7" calcext:value-type="float">
            <text:p>7</text:p>
          </table:table-cell>
          <table:table-cell table:style-name="ce43" table:formula="of:=IF(ISERR(AVERAGE([.W107:.AA107])/20);&quot;&quot;;AVERAGE([.W107:.AA107])/20)" office:value-type="percentage" office:value="0.33" calcext:value-type="percentage">
            <text:p>3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7]=&quot;&quot;;&quot;&quot;;[$'Mature Data'.A107])" office:value-type="string" office:string-value="NW L 3" calcext:value-type="string">
            <text:p>NW L 3</text:p>
          </table:table-cell>
          <table:table-cell table:style-name="ce7" table:formula="of:=IF([$'Mature Data'.B107]=&quot;&quot;;&quot;&quot;;[$'Mature Data'.B107])" office:value-type="string" office:string-value="Pineapple" calcext:value-type="string">
            <text:p>Pineapple</text:p>
          </table:table-cell>
          <table:table-cell table:style-name="ce7" table:formula="of:=IF([$'Mature Data'.C107]=&quot;&quot;;&quot;&quot;;[$'Mature Data'.C107])">
            <text:p/>
          </table:table-cell>
          <table:table-cell table:style-name="ce7" table:formula="of:=IF([$'Mature Data'.D107]=&quot;&quot;;&quot;&quot;;[$'Mature Data'.D107])" office:value-type="string" office:string-value="2017-04-11" calcext:value-type="string">
            <text:p>2017-04-11</text:p>
          </table:table-cell>
          <table:table-cell table:style-name="ce15" table:formula="of:=IF([$'Mature Data'.E107]=&quot;&quot;;&quot;&quot;;[$'Mature Data'.E107])" office:value-type="float" office:value="0" calcext:value-type="float">
            <text:p>0</text:p>
          </table:table-cell>
          <table:table-cell table:style-name="ce15" table:formula="of:=IF([$'Mature Data'.F107]=&quot;&quot;;&quot;&quot;;[$'Mature Data'.F107])" office:value-type="float" office:value="0" calcext:value-type="float">
            <text:p>0</text:p>
          </table:table-cell>
          <table:table-cell table:style-name="ce15" table:formula="of:=IF([$'Mature Data'.G107]=&quot;&quot;;&quot;&quot;;[$'Mature Data'.G107])" office:value-type="float" office:value="0" calcext:value-type="float">
            <text:p>0</text:p>
          </table:table-cell>
          <table:table-cell table:style-name="ce15" table:formula="of:=IF([$'Mature Data'.H107]=&quot;&quot;;&quot;&quot;;[$'Mature Data'.H107])" office:value-type="float" office:value="2" calcext:value-type="float">
            <text:p>2</text:p>
          </table:table-cell>
          <table:table-cell table:style-name="ce15" table:formula="of:=IF([$'Mature Data'.I107]=&quot;&quot;;&quot;&quot;;[$'Mature Data'.I107])" office:value-type="float" office:value="4" calcext:value-type="float">
            <text:p>4</text:p>
          </table:table-cell>
          <table:table-cell table:style-name="ce22" table:formula="of:=IF([.D108]=&quot;&quot;;&quot;&quot;;SUM([.E108:.I108]))" office:value-type="float" office:value="6" calcext:value-type="float">
            <text:p>6</text:p>
          </table:table-cell>
          <table:table-cell table:style-name="ce26" table:formula="of:=IF([$'Mature Data'.K107]=&quot;&quot;;&quot;&quot;;[$'Mature Data'.K107])" office:value-type="float" office:value="4" calcext:value-type="float">
            <text:p>4</text:p>
          </table:table-cell>
          <table:table-cell table:style-name="ce26" table:formula="of:=IF([$'Mature Data'.L107]=&quot;&quot;;&quot;&quot;;[$'Mature Data'.L107])" office:value-type="float" office:value="2" calcext:value-type="float">
            <text:p>2</text:p>
          </table:table-cell>
          <table:table-cell table:style-name="ce26" table:formula="of:=IF([$'Mature Data'.M107]=&quot;&quot;;&quot;&quot;;[$'Mature Data'.M107])" office:value-type="float" office:value="0" calcext:value-type="float">
            <text:p>0</text:p>
          </table:table-cell>
          <table:table-cell table:style-name="ce26" table:formula="of:=IF([$'Mature Data'.N107]=&quot;&quot;;&quot;&quot;;[$'Mature Data'.N107])" office:value-type="float" office:value="3" calcext:value-type="float">
            <text:p>3</text:p>
          </table:table-cell>
          <table:table-cell table:style-name="ce26" table:formula="of:=IF([$'Mature Data'.O107]=&quot;&quot;;&quot;&quot;;[$'Mature Data'.O107])" office:value-type="float" office:value="9" calcext:value-type="float">
            <text:p>9</text:p>
          </table:table-cell>
          <table:table-cell table:style-name="ce31" table:formula="of:=IF([.J108]=&quot;&quot;;&quot;&quot;;SUM([.K108:.O108]))" office:value-type="float" office:value="18" calcext:value-type="float">
            <text:p>18</text:p>
          </table:table-cell>
          <table:table-cell table:style-name="ce7" table:formula="of:=IF([$'Mature Data'.Q107]=&quot;&quot;;&quot;&quot;;[$'Mature Data'.Q107])" office:value-type="float" office:value="0" calcext:value-type="float">
            <text:p>0</text:p>
          </table:table-cell>
          <table:table-cell table:style-name="ce7" table:formula="of:=IF([$'Mature Data'.R107]=&quot;&quot;;&quot;&quot;;[$'Mature Data'.R107])" office:value-type="float" office:value="0" calcext:value-type="float">
            <text:p>0</text:p>
          </table:table-cell>
          <table:table-cell table:style-name="ce7" table:formula="of:=IF([$'Mature Data'.S107]=&quot;&quot;;&quot;&quot;;[$'Mature Data'.S107])" office:value-type="float" office:value="0" calcext:value-type="float">
            <text:p>0</text:p>
          </table:table-cell>
          <table:table-cell table:style-name="ce7" table:formula="of:=IF([$'Mature Data'.T107]=&quot;&quot;;&quot;&quot;;[$'Mature Data'.T107])" office:value-type="float" office:value="0" calcext:value-type="float">
            <text:p>0</text:p>
          </table:table-cell>
          <table:table-cell table:style-name="ce7" table:formula="of:=IF([$'Mature Data'.U107]=&quot;&quot;;&quot;&quot;;[$'Mature Data'.U107])" office:value-type="float" office:value="0" calcext:value-type="float">
            <text:p>0</text:p>
          </table:table-cell>
          <table:table-cell table:style-name="ce7" table:formula="of:=IF([.P108]=&quot;&quot;;&quot;&quot;;SUM([.Q108:.U108]))" office:value-type="float" office:value="0" calcext:value-type="float">
            <text:p>0</text:p>
          </table:table-cell>
          <table:table-cell table:style-name="ce7" table:formula="of:=IF([$'Mature Data'.W107]=&quot;&quot;;&quot;&quot;;[$'Mature Data'.W107])" office:value-type="float" office:value="7" calcext:value-type="float">
            <text:p>7</text:p>
          </table:table-cell>
          <table:table-cell table:style-name="ce7" table:formula="of:=IF([$'Mature Data'.X107]=&quot;&quot;;&quot;&quot;;[$'Mature Data'.X107])" office:value-type="float" office:value="2" calcext:value-type="float">
            <text:p>2</text:p>
          </table:table-cell>
          <table:table-cell table:style-name="ce7" table:formula="of:=IF([$'Mature Data'.Y107]=&quot;&quot;;&quot;&quot;;[$'Mature Data'.Y107])" office:value-type="float" office:value="2" calcext:value-type="float">
            <text:p>2</text:p>
          </table:table-cell>
          <table:table-cell table:style-name="ce7" table:formula="of:=IF([$'Mature Data'.Z107]=&quot;&quot;;&quot;&quot;;[$'Mature Data'.Z107])" office:value-type="float" office:value="5" calcext:value-type="float">
            <text:p>5</text:p>
          </table:table-cell>
          <table:table-cell table:style-name="ce7" table:formula="of:=IF([$'Mature Data'.AA107]=&quot;&quot;;&quot;&quot;;[$'Mature Data'.AA107])" office:value-type="float" office:value="9" calcext:value-type="float">
            <text:p>9</text:p>
          </table:table-cell>
          <table:table-cell table:style-name="ce43" table:formula="of:=IF(ISERR(AVERAGE([.W108:.AA108])/20);&quot;&quot;;AVERAGE([.W108:.AA108])/20)" office:value-type="percentage" office:value="0.25" calcext:value-type="percentage">
            <text:p>25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8]=&quot;&quot;;&quot;&quot;;[$'Mature Data'.A108])" office:value-type="string" office:string-value="NW M 1" calcext:value-type="string">
            <text:p>NW M 1</text:p>
          </table:table-cell>
          <table:table-cell table:style-name="ce7" table:formula="of:=IF([$'Mature Data'.B108]=&quot;&quot;;&quot;&quot;;[$'Mature Data'.B108])" office:value-type="string" office:string-value="Hamlin" calcext:value-type="string">
            <text:p>Hamlin</text:p>
          </table:table-cell>
          <table:table-cell table:style-name="ce7" table:formula="of:=IF([$'Mature Data'.C108]=&quot;&quot;;&quot;&quot;;[$'Mature Data'.C108])">
            <text:p/>
          </table:table-cell>
          <table:table-cell table:style-name="ce7" table:formula="of:=IF([$'Mature Data'.D108]=&quot;&quot;;&quot;&quot;;[$'Mature Data'.D108])" office:value-type="string" office:string-value="2017-04-11" calcext:value-type="string">
            <text:p>2017-04-11</text:p>
          </table:table-cell>
          <table:table-cell table:style-name="ce15" table:formula="of:=IF([$'Mature Data'.E108]=&quot;&quot;;&quot;&quot;;[$'Mature Data'.E108])" office:value-type="float" office:value="0" calcext:value-type="float">
            <text:p>0</text:p>
          </table:table-cell>
          <table:table-cell table:style-name="ce15" table:formula="of:=IF([$'Mature Data'.F108]=&quot;&quot;;&quot;&quot;;[$'Mature Data'.F108])" office:value-type="float" office:value="0" calcext:value-type="float">
            <text:p>0</text:p>
          </table:table-cell>
          <table:table-cell table:style-name="ce15" table:formula="of:=IF([$'Mature Data'.G108]=&quot;&quot;;&quot;&quot;;[$'Mature Data'.G108])" office:value-type="float" office:value="0" calcext:value-type="float">
            <text:p>0</text:p>
          </table:table-cell>
          <table:table-cell table:style-name="ce15" table:formula="of:=IF([$'Mature Data'.H108]=&quot;&quot;;&quot;&quot;;[$'Mature Data'.H108])" office:value-type="float" office:value="2" calcext:value-type="float">
            <text:p>2</text:p>
          </table:table-cell>
          <table:table-cell table:style-name="ce15" table:formula="of:=IF([$'Mature Data'.I108]=&quot;&quot;;&quot;&quot;;[$'Mature Data'.I108])" office:value-type="float" office:value="1" calcext:value-type="float">
            <text:p>1</text:p>
          </table:table-cell>
          <table:table-cell table:style-name="ce22" table:formula="of:=IF([.D109]=&quot;&quot;;&quot;&quot;;SUM([.E109:.I109]))" office:value-type="float" office:value="3" calcext:value-type="float">
            <text:p>3</text:p>
          </table:table-cell>
          <table:table-cell table:style-name="ce26" table:formula="of:=IF([$'Mature Data'.K108]=&quot;&quot;;&quot;&quot;;[$'Mature Data'.K108])" office:value-type="float" office:value="5" calcext:value-type="float">
            <text:p>5</text:p>
          </table:table-cell>
          <table:table-cell table:style-name="ce26" table:formula="of:=IF([$'Mature Data'.L108]=&quot;&quot;;&quot;&quot;;[$'Mature Data'.L108])" office:value-type="float" office:value="2" calcext:value-type="float">
            <text:p>2</text:p>
          </table:table-cell>
          <table:table-cell table:style-name="ce26" table:formula="of:=IF([$'Mature Data'.M108]=&quot;&quot;;&quot;&quot;;[$'Mature Data'.M108])" office:value-type="float" office:value="6" calcext:value-type="float">
            <text:p>6</text:p>
          </table:table-cell>
          <table:table-cell table:style-name="ce26" table:formula="of:=IF([$'Mature Data'.N108]=&quot;&quot;;&quot;&quot;;[$'Mature Data'.N108])" office:value-type="float" office:value="9" calcext:value-type="float">
            <text:p>9</text:p>
          </table:table-cell>
          <table:table-cell table:style-name="ce26" table:formula="of:=IF([$'Mature Data'.O108]=&quot;&quot;;&quot;&quot;;[$'Mature Data'.O108])" office:value-type="float" office:value="0" calcext:value-type="float">
            <text:p>0</text:p>
          </table:table-cell>
          <table:table-cell table:style-name="ce31" table:formula="of:=IF([.J109]=&quot;&quot;;&quot;&quot;;SUM([.K109:.O109]))" office:value-type="float" office:value="22" calcext:value-type="float">
            <text:p>22</text:p>
          </table:table-cell>
          <table:table-cell table:style-name="ce7" table:formula="of:=IF([$'Mature Data'.Q108]=&quot;&quot;;&quot;&quot;;[$'Mature Data'.Q108])" office:value-type="float" office:value="0" calcext:value-type="float">
            <text:p>0</text:p>
          </table:table-cell>
          <table:table-cell table:style-name="ce7" table:formula="of:=IF([$'Mature Data'.R108]=&quot;&quot;;&quot;&quot;;[$'Mature Data'.R108])" office:value-type="float" office:value="0" calcext:value-type="float">
            <text:p>0</text:p>
          </table:table-cell>
          <table:table-cell table:style-name="ce7" table:formula="of:=IF([$'Mature Data'.S108]=&quot;&quot;;&quot;&quot;;[$'Mature Data'.S108])" office:value-type="float" office:value="0" calcext:value-type="float">
            <text:p>0</text:p>
          </table:table-cell>
          <table:table-cell table:style-name="ce7" table:formula="of:=IF([$'Mature Data'.T108]=&quot;&quot;;&quot;&quot;;[$'Mature Data'.T108])" office:value-type="float" office:value="0" calcext:value-type="float">
            <text:p>0</text:p>
          </table:table-cell>
          <table:table-cell table:style-name="ce7" table:formula="of:=IF([$'Mature Data'.U108]=&quot;&quot;;&quot;&quot;;[$'Mature Data'.U108])" office:value-type="float" office:value="1" calcext:value-type="float">
            <text:p>1</text:p>
          </table:table-cell>
          <table:table-cell table:style-name="ce7" table:formula="of:=IF([.P109]=&quot;&quot;;&quot;&quot;;SUM([.Q109:.U109]))" office:value-type="float" office:value="1" calcext:value-type="float">
            <text:p>1</text:p>
          </table:table-cell>
          <table:table-cell table:style-name="ce7" table:formula="of:=IF([$'Mature Data'.W108]=&quot;&quot;;&quot;&quot;;[$'Mature Data'.W108])" office:value-type="float" office:value="6" calcext:value-type="float">
            <text:p>6</text:p>
          </table:table-cell>
          <table:table-cell table:style-name="ce7" table:formula="of:=IF([$'Mature Data'.X108]=&quot;&quot;;&quot;&quot;;[$'Mature Data'.X108])" office:value-type="float" office:value="4" calcext:value-type="float">
            <text:p>4</text:p>
          </table:table-cell>
          <table:table-cell table:style-name="ce7" table:formula="of:=IF([$'Mature Data'.Y108]=&quot;&quot;;&quot;&quot;;[$'Mature Data'.Y108])" office:value-type="float" office:value="12" calcext:value-type="float">
            <text:p>12</text:p>
          </table:table-cell>
          <table:table-cell table:style-name="ce7" table:formula="of:=IF([$'Mature Data'.Z108]=&quot;&quot;;&quot;&quot;;[$'Mature Data'.Z108])" office:value-type="float" office:value="16" calcext:value-type="float">
            <text:p>16</text:p>
          </table:table-cell>
          <table:table-cell table:style-name="ce7" table:formula="of:=IF([$'Mature Data'.AA108]=&quot;&quot;;&quot;&quot;;[$'Mature Data'.AA108])" office:value-type="float" office:value="7" calcext:value-type="float">
            <text:p>7</text:p>
          </table:table-cell>
          <table:table-cell table:style-name="ce43" table:formula="of:=IF(ISERR(AVERAGE([.W109:.AA109])/20);&quot;&quot;;AVERAGE([.W109:.AA109])/20)" office:value-type="percentage" office:value="0.45" calcext:value-type="percentage">
            <text:p>45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09]=&quot;&quot;;&quot;&quot;;[$'Mature Data'.A109])" office:value-type="string" office:string-value="NW M 2" calcext:value-type="string">
            <text:p>NW M 2</text:p>
          </table:table-cell>
          <table:table-cell table:style-name="ce7" table:formula="of:=IF([$'Mature Data'.B109]=&quot;&quot;;&quot;&quot;;[$'Mature Data'.B109])" office:value-type="string" office:string-value="Valencia" calcext:value-type="string">
            <text:p>Valencia</text:p>
          </table:table-cell>
          <table:table-cell table:style-name="ce7" table:formula="of:=IF([$'Mature Data'.C109]=&quot;&quot;;&quot;&quot;;[$'Mature Data'.C109])">
            <text:p/>
          </table:table-cell>
          <table:table-cell table:style-name="ce7" table:formula="of:=IF([$'Mature Data'.D109]=&quot;&quot;;&quot;&quot;;[$'Mature Data'.D109])" office:value-type="string" office:string-value="2017-04-11" calcext:value-type="string">
            <text:p>2017-04-11</text:p>
          </table:table-cell>
          <table:table-cell table:style-name="ce15" table:formula="of:=IF([$'Mature Data'.E109]=&quot;&quot;;&quot;&quot;;[$'Mature Data'.E109])" office:value-type="float" office:value="1" calcext:value-type="float">
            <text:p>1</text:p>
          </table:table-cell>
          <table:table-cell table:style-name="ce15" table:formula="of:=IF([$'Mature Data'.F109]=&quot;&quot;;&quot;&quot;;[$'Mature Data'.F109])" office:value-type="float" office:value="3" calcext:value-type="float">
            <text:p>3</text:p>
          </table:table-cell>
          <table:table-cell table:style-name="ce15" table:formula="of:=IF([$'Mature Data'.G109]=&quot;&quot;;&quot;&quot;;[$'Mature Data'.G109])" office:value-type="float" office:value="0" calcext:value-type="float">
            <text:p>0</text:p>
          </table:table-cell>
          <table:table-cell table:style-name="ce15" table:formula="of:=IF([$'Mature Data'.H109]=&quot;&quot;;&quot;&quot;;[$'Mature Data'.H109])" office:value-type="float" office:value="0" calcext:value-type="float">
            <text:p>0</text:p>
          </table:table-cell>
          <table:table-cell table:style-name="ce15" table:formula="of:=IF([$'Mature Data'.I109]=&quot;&quot;;&quot;&quot;;[$'Mature Data'.I109])" office:value-type="float" office:value="3" calcext:value-type="float">
            <text:p>3</text:p>
          </table:table-cell>
          <table:table-cell table:style-name="ce22" table:formula="of:=IF([.D110]=&quot;&quot;;&quot;&quot;;SUM([.E110:.I110]))" office:value-type="float" office:value="7" calcext:value-type="float">
            <text:p>7</text:p>
          </table:table-cell>
          <table:table-cell table:style-name="ce26" table:formula="of:=IF([$'Mature Data'.K109]=&quot;&quot;;&quot;&quot;;[$'Mature Data'.K109])" office:value-type="float" office:value="7" calcext:value-type="float">
            <text:p>7</text:p>
          </table:table-cell>
          <table:table-cell table:style-name="ce26" table:formula="of:=IF([$'Mature Data'.L109]=&quot;&quot;;&quot;&quot;;[$'Mature Data'.L109])" office:value-type="float" office:value="12" calcext:value-type="float">
            <text:p>12</text:p>
          </table:table-cell>
          <table:table-cell table:style-name="ce26" table:formula="of:=IF([$'Mature Data'.M109]=&quot;&quot;;&quot;&quot;;[$'Mature Data'.M109])" office:value-type="float" office:value="3" calcext:value-type="float">
            <text:p>3</text:p>
          </table:table-cell>
          <table:table-cell table:style-name="ce26" table:formula="of:=IF([$'Mature Data'.N109]=&quot;&quot;;&quot;&quot;;[$'Mature Data'.N109])" office:value-type="float" office:value="6" calcext:value-type="float">
            <text:p>6</text:p>
          </table:table-cell>
          <table:table-cell table:style-name="ce26" table:formula="of:=IF([$'Mature Data'.O109]=&quot;&quot;;&quot;&quot;;[$'Mature Data'.O109])" office:value-type="float" office:value="3" calcext:value-type="float">
            <text:p>3</text:p>
          </table:table-cell>
          <table:table-cell table:style-name="ce31" table:formula="of:=IF([.J110]=&quot;&quot;;&quot;&quot;;SUM([.K110:.O110]))" office:value-type="float" office:value="31" calcext:value-type="float">
            <text:p>31</text:p>
          </table:table-cell>
          <table:table-cell table:style-name="ce7" table:formula="of:=IF([$'Mature Data'.Q109]=&quot;&quot;;&quot;&quot;;[$'Mature Data'.Q109])" office:value-type="float" office:value="0" calcext:value-type="float">
            <text:p>0</text:p>
          </table:table-cell>
          <table:table-cell table:style-name="ce7" table:formula="of:=IF([$'Mature Data'.R109]=&quot;&quot;;&quot;&quot;;[$'Mature Data'.R109])" office:value-type="float" office:value="0" calcext:value-type="float">
            <text:p>0</text:p>
          </table:table-cell>
          <table:table-cell table:style-name="ce7" table:formula="of:=IF([$'Mature Data'.S109]=&quot;&quot;;&quot;&quot;;[$'Mature Data'.S109])" office:value-type="float" office:value="0" calcext:value-type="float">
            <text:p>0</text:p>
          </table:table-cell>
          <table:table-cell table:style-name="ce7" table:formula="of:=IF([$'Mature Data'.T109]=&quot;&quot;;&quot;&quot;;[$'Mature Data'.T109])" office:value-type="float" office:value="0" calcext:value-type="float">
            <text:p>0</text:p>
          </table:table-cell>
          <table:table-cell table:style-name="ce7" table:formula="of:=IF([$'Mature Data'.U109]=&quot;&quot;;&quot;&quot;;[$'Mature Data'.U109])" office:value-type="float" office:value="0" calcext:value-type="float">
            <text:p>0</text:p>
          </table:table-cell>
          <table:table-cell table:style-name="ce7" table:formula="of:=IF([.P110]=&quot;&quot;;&quot;&quot;;SUM([.Q110:.U110]))" office:value-type="float" office:value="0" calcext:value-type="float">
            <text:p>0</text:p>
          </table:table-cell>
          <table:table-cell table:style-name="ce7" table:formula="of:=IF([$'Mature Data'.W109]=&quot;&quot;;&quot;&quot;;[$'Mature Data'.W109])" office:value-type="float" office:value="9" calcext:value-type="float">
            <text:p>9</text:p>
          </table:table-cell>
          <table:table-cell table:style-name="ce7" table:formula="of:=IF([$'Mature Data'.X109]=&quot;&quot;;&quot;&quot;;[$'Mature Data'.X109])" office:value-type="float" office:value="13" calcext:value-type="float">
            <text:p>13</text:p>
          </table:table-cell>
          <table:table-cell table:style-name="ce7" table:formula="of:=IF([$'Mature Data'.Y109]=&quot;&quot;;&quot;&quot;;[$'Mature Data'.Y109])" office:value-type="float" office:value="3" calcext:value-type="float">
            <text:p>3</text:p>
          </table:table-cell>
          <table:table-cell table:style-name="ce7" table:formula="of:=IF([$'Mature Data'.Z109]=&quot;&quot;;&quot;&quot;;[$'Mature Data'.Z109])" office:value-type="float" office:value="7" calcext:value-type="float">
            <text:p>7</text:p>
          </table:table-cell>
          <table:table-cell table:style-name="ce7" table:formula="of:=IF([$'Mature Data'.AA109]=&quot;&quot;;&quot;&quot;;[$'Mature Data'.AA109])" office:value-type="float" office:value="4" calcext:value-type="float">
            <text:p>4</text:p>
          </table:table-cell>
          <table:table-cell table:style-name="ce43" table:formula="of:=IF(ISERR(AVERAGE([.W110:.AA110])/20);&quot;&quot;;AVERAGE([.W110:.AA110])/20)" office:value-type="percentage" office:value="0.36" calcext:value-type="percentage">
            <text:p>36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0]=&quot;&quot;;&quot;&quot;;[$'Mature Data'.A110])" office:value-type="string" office:string-value="NW M 3" calcext:value-type="string">
            <text:p>NW M 3</text:p>
          </table:table-cell>
          <table:table-cell table:style-name="ce7" table:formula="of:=IF([$'Mature Data'.B110]=&quot;&quot;;&quot;&quot;;[$'Mature Data'.B110])" office:value-type="string" office:string-value="Hamlin" calcext:value-type="string">
            <text:p>Hamlin</text:p>
          </table:table-cell>
          <table:table-cell table:style-name="ce7" table:formula="of:=IF([$'Mature Data'.C110]=&quot;&quot;;&quot;&quot;;[$'Mature Data'.C110])">
            <text:p/>
          </table:table-cell>
          <table:table-cell table:style-name="ce7" table:formula="of:=IF([$'Mature Data'.D110]=&quot;&quot;;&quot;&quot;;[$'Mature Data'.D110])">
            <text:p/>
          </table:table-cell>
          <table:table-cell table:style-name="ce15" table:formula="of:=IF([$'Mature Data'.E110]=&quot;&quot;;&quot;&quot;;[$'Mature Data'.E110])">
            <text:p/>
          </table:table-cell>
          <table:table-cell table:style-name="ce15" table:formula="of:=IF([$'Mature Data'.F110]=&quot;&quot;;&quot;&quot;;[$'Mature Data'.F110])">
            <text:p/>
          </table:table-cell>
          <table:table-cell table:style-name="ce15" table:formula="of:=IF([$'Mature Data'.G110]=&quot;&quot;;&quot;&quot;;[$'Mature Data'.G110])">
            <text:p/>
          </table:table-cell>
          <table:table-cell table:style-name="ce15" table:formula="of:=IF([$'Mature Data'.H110]=&quot;&quot;;&quot;&quot;;[$'Mature Data'.H110])">
            <text:p/>
          </table:table-cell>
          <table:table-cell table:style-name="ce15" table:formula="of:=IF([$'Mature Data'.I110]=&quot;&quot;;&quot;&quot;;[$'Mature Data'.I110])">
            <text:p/>
          </table:table-cell>
          <table:table-cell table:style-name="ce22" table:formula="of:=IF([.D111]=&quot;&quot;;&quot;&quot;;SUM([.E111:.I111]))">
            <text:p/>
          </table:table-cell>
          <table:table-cell table:style-name="ce26" table:formula="of:=IF([$'Mature Data'.K110]=&quot;&quot;;&quot;&quot;;[$'Mature Data'.K110])">
            <text:p/>
          </table:table-cell>
          <table:table-cell table:style-name="ce26" table:formula="of:=IF([$'Mature Data'.L110]=&quot;&quot;;&quot;&quot;;[$'Mature Data'.L110])">
            <text:p/>
          </table:table-cell>
          <table:table-cell table:style-name="ce26" table:formula="of:=IF([$'Mature Data'.M110]=&quot;&quot;;&quot;&quot;;[$'Mature Data'.M110])">
            <text:p/>
          </table:table-cell>
          <table:table-cell table:style-name="ce26" table:formula="of:=IF([$'Mature Data'.N110]=&quot;&quot;;&quot;&quot;;[$'Mature Data'.N110])">
            <text:p/>
          </table:table-cell>
          <table:table-cell table:style-name="ce26" table:formula="of:=IF([$'Mature Data'.O110]=&quot;&quot;;&quot;&quot;;[$'Mature Data'.O110])">
            <text:p/>
          </table:table-cell>
          <table:table-cell table:style-name="ce31" table:formula="of:=IF([.J111]=&quot;&quot;;&quot;&quot;;SUM([.K111:.O111]))">
            <text:p/>
          </table:table-cell>
          <table:table-cell table:style-name="ce7" table:formula="of:=IF([$'Mature Data'.Q110]=&quot;&quot;;&quot;&quot;;[$'Mature Data'.Q110])">
            <text:p/>
          </table:table-cell>
          <table:table-cell table:style-name="ce7" table:formula="of:=IF([$'Mature Data'.R110]=&quot;&quot;;&quot;&quot;;[$'Mature Data'.R110])">
            <text:p/>
          </table:table-cell>
          <table:table-cell table:style-name="ce7" table:formula="of:=IF([$'Mature Data'.S110]=&quot;&quot;;&quot;&quot;;[$'Mature Data'.S110])">
            <text:p/>
          </table:table-cell>
          <table:table-cell table:style-name="ce7" table:formula="of:=IF([$'Mature Data'.T110]=&quot;&quot;;&quot;&quot;;[$'Mature Data'.T110])">
            <text:p/>
          </table:table-cell>
          <table:table-cell table:style-name="ce7" table:formula="of:=IF([$'Mature Data'.U110]=&quot;&quot;;&quot;&quot;;[$'Mature Data'.U110])">
            <text:p/>
          </table:table-cell>
          <table:table-cell table:style-name="ce7" table:formula="of:=IF([.P111]=&quot;&quot;;&quot;&quot;;SUM([.Q111:.U111]))">
            <text:p/>
          </table:table-cell>
          <table:table-cell table:style-name="ce7" table:formula="of:=IF([$'Mature Data'.W110]=&quot;&quot;;&quot;&quot;;[$'Mature Data'.W110])">
            <text:p/>
          </table:table-cell>
          <table:table-cell table:style-name="ce7" table:formula="of:=IF([$'Mature Data'.X110]=&quot;&quot;;&quot;&quot;;[$'Mature Data'.X110])">
            <text:p/>
          </table:table-cell>
          <table:table-cell table:style-name="ce7" table:formula="of:=IF([$'Mature Data'.Y110]=&quot;&quot;;&quot;&quot;;[$'Mature Data'.Y110])">
            <text:p/>
          </table:table-cell>
          <table:table-cell table:style-name="ce7" table:formula="of:=IF([$'Mature Data'.Z110]=&quot;&quot;;&quot;&quot;;[$'Mature Data'.Z110])">
            <text:p/>
          </table:table-cell>
          <table:table-cell table:style-name="ce7" table:formula="of:=IF([$'Mature Data'.AA110]=&quot;&quot;;&quot;&quot;;[$'Mature Data'.AA110])">
            <text:p/>
          </table:table-cell>
          <table:table-cell table:style-name="ce43" table:formula="of:=IF(ISERR(AVERAGE([.W111:.AA111])/20);&quot;&quot;;AVERAGE([.W111:.AA11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1]=&quot;&quot;;&quot;&quot;;[$'Mature Data'.A111])" office:value-type="string" office:string-value="NW N" calcext:value-type="string">
            <text:p>NW N</text:p>
          </table:table-cell>
          <table:table-cell table:style-name="ce7" table:formula="of:=IF([$'Mature Data'.B111]=&quot;&quot;;&quot;&quot;;[$'Mature Data'.B111])" office:value-type="string" office:string-value="Hamlin" calcext:value-type="string">
            <text:p>Hamlin</text:p>
          </table:table-cell>
          <table:table-cell table:style-name="ce7" table:formula="of:=IF([$'Mature Data'.C111]=&quot;&quot;;&quot;&quot;;[$'Mature Data'.C111])">
            <text:p/>
          </table:table-cell>
          <table:table-cell table:style-name="ce7" table:formula="of:=IF([$'Mature Data'.D111]=&quot;&quot;;&quot;&quot;;[$'Mature Data'.D111])" office:value-type="string" office:string-value="2017-04-11" calcext:value-type="string">
            <text:p>2017-04-11</text:p>
          </table:table-cell>
          <table:table-cell table:style-name="ce15" table:formula="of:=IF([$'Mature Data'.E111]=&quot;&quot;;&quot;&quot;;[$'Mature Data'.E111])" office:value-type="float" office:value="2" calcext:value-type="float">
            <text:p>2</text:p>
          </table:table-cell>
          <table:table-cell table:style-name="ce15" table:formula="of:=IF([$'Mature Data'.F111]=&quot;&quot;;&quot;&quot;;[$'Mature Data'.F111])" office:value-type="float" office:value="2" calcext:value-type="float">
            <text:p>2</text:p>
          </table:table-cell>
          <table:table-cell table:style-name="ce15" table:formula="of:=IF([$'Mature Data'.G111]=&quot;&quot;;&quot;&quot;;[$'Mature Data'.G111])" office:value-type="float" office:value="1" calcext:value-type="float">
            <text:p>1</text:p>
          </table:table-cell>
          <table:table-cell table:style-name="ce15" table:formula="of:=IF([$'Mature Data'.H111]=&quot;&quot;;&quot;&quot;;[$'Mature Data'.H111])" office:value-type="float" office:value="5" calcext:value-type="float">
            <text:p>5</text:p>
          </table:table-cell>
          <table:table-cell table:style-name="ce15" table:formula="of:=IF([$'Mature Data'.I111]=&quot;&quot;;&quot;&quot;;[$'Mature Data'.I111])" office:value-type="float" office:value="2" calcext:value-type="float">
            <text:p>2</text:p>
          </table:table-cell>
          <table:table-cell table:style-name="ce22" table:formula="of:=IF([.D112]=&quot;&quot;;&quot;&quot;;SUM([.E112:.I112]))" office:value-type="float" office:value="12" calcext:value-type="float">
            <text:p>12</text:p>
          </table:table-cell>
          <table:table-cell table:style-name="ce26" table:formula="of:=IF([$'Mature Data'.K111]=&quot;&quot;;&quot;&quot;;[$'Mature Data'.K111])" office:value-type="float" office:value="13" calcext:value-type="float">
            <text:p>13</text:p>
          </table:table-cell>
          <table:table-cell table:style-name="ce26" table:formula="of:=IF([$'Mature Data'.L111]=&quot;&quot;;&quot;&quot;;[$'Mature Data'.L111])" office:value-type="float" office:value="16" calcext:value-type="float">
            <text:p>16</text:p>
          </table:table-cell>
          <table:table-cell table:style-name="ce26" table:formula="of:=IF([$'Mature Data'.M111]=&quot;&quot;;&quot;&quot;;[$'Mature Data'.M111])" office:value-type="float" office:value="5" calcext:value-type="float">
            <text:p>5</text:p>
          </table:table-cell>
          <table:table-cell table:style-name="ce26" table:formula="of:=IF([$'Mature Data'.N111]=&quot;&quot;;&quot;&quot;;[$'Mature Data'.N111])" office:value-type="float" office:value="6" calcext:value-type="float">
            <text:p>6</text:p>
          </table:table-cell>
          <table:table-cell table:style-name="ce26" table:formula="of:=IF([$'Mature Data'.O111]=&quot;&quot;;&quot;&quot;;[$'Mature Data'.O111])" office:value-type="float" office:value="10" calcext:value-type="float">
            <text:p>10</text:p>
          </table:table-cell>
          <table:table-cell table:style-name="ce31" table:formula="of:=IF([.J112]=&quot;&quot;;&quot;&quot;;SUM([.K112:.O112]))" office:value-type="float" office:value="50" calcext:value-type="float">
            <text:p>50</text:p>
          </table:table-cell>
          <table:table-cell table:style-name="ce7" table:formula="of:=IF([$'Mature Data'.Q111]=&quot;&quot;;&quot;&quot;;[$'Mature Data'.Q111])" office:value-type="float" office:value="0" calcext:value-type="float">
            <text:p>0</text:p>
          </table:table-cell>
          <table:table-cell table:style-name="ce7" table:formula="of:=IF([$'Mature Data'.R111]=&quot;&quot;;&quot;&quot;;[$'Mature Data'.R111])" office:value-type="float" office:value="0" calcext:value-type="float">
            <text:p>0</text:p>
          </table:table-cell>
          <table:table-cell table:style-name="ce7" table:formula="of:=IF([$'Mature Data'.S111]=&quot;&quot;;&quot;&quot;;[$'Mature Data'.S111])" office:value-type="float" office:value="0" calcext:value-type="float">
            <text:p>0</text:p>
          </table:table-cell>
          <table:table-cell table:style-name="ce7" table:formula="of:=IF([$'Mature Data'.T111]=&quot;&quot;;&quot;&quot;;[$'Mature Data'.T111])" office:value-type="float" office:value="0" calcext:value-type="float">
            <text:p>0</text:p>
          </table:table-cell>
          <table:table-cell table:style-name="ce7" table:formula="of:=IF([$'Mature Data'.U111]=&quot;&quot;;&quot;&quot;;[$'Mature Data'.U111])" office:value-type="float" office:value="0" calcext:value-type="float">
            <text:p>0</text:p>
          </table:table-cell>
          <table:table-cell table:style-name="ce7" table:formula="of:=IF([.P112]=&quot;&quot;;&quot;&quot;;SUM([.Q112:.U112]))" office:value-type="float" office:value="0" calcext:value-type="float">
            <text:p>0</text:p>
          </table:table-cell>
          <table:table-cell table:style-name="ce7" table:formula="of:=IF([$'Mature Data'.W111]=&quot;&quot;;&quot;&quot;;[$'Mature Data'.W111])" office:value-type="float" office:value="18" calcext:value-type="float">
            <text:p>18</text:p>
          </table:table-cell>
          <table:table-cell table:style-name="ce7" table:formula="of:=IF([$'Mature Data'.X111]=&quot;&quot;;&quot;&quot;;[$'Mature Data'.X111])" office:value-type="float" office:value="20" calcext:value-type="float">
            <text:p>20</text:p>
          </table:table-cell>
          <table:table-cell table:style-name="ce7" table:formula="of:=IF([$'Mature Data'.Y111]=&quot;&quot;;&quot;&quot;;[$'Mature Data'.Y111])" office:value-type="float" office:value="8" calcext:value-type="float">
            <text:p>8</text:p>
          </table:table-cell>
          <table:table-cell table:style-name="ce7" table:formula="of:=IF([$'Mature Data'.Z111]=&quot;&quot;;&quot;&quot;;[$'Mature Data'.Z111])" office:value-type="float" office:value="7" calcext:value-type="float">
            <text:p>7</text:p>
          </table:table-cell>
          <table:table-cell table:style-name="ce7" table:formula="of:=IF([$'Mature Data'.AA111]=&quot;&quot;;&quot;&quot;;[$'Mature Data'.AA111])" office:value-type="float" office:value="11" calcext:value-type="float">
            <text:p>11</text:p>
          </table:table-cell>
          <table:table-cell table:style-name="ce43" table:formula="of:=IF(ISERR(AVERAGE([.W112:.AA112])/20);&quot;&quot;;AVERAGE([.W112:.AA112])/20)" office:value-type="percentage" office:value="0.64" calcext:value-type="percentage">
            <text:p>64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2]=&quot;&quot;;&quot;&quot;;[$'Mature Data'.A112])" office:value-type="string" office:string-value="NW P" calcext:value-type="string">
            <text:p>NW P</text:p>
          </table:table-cell>
          <table:table-cell table:style-name="ce7" table:formula="of:=IF([$'Mature Data'.B112]=&quot;&quot;;&quot;&quot;;[$'Mature Data'.B112])" office:value-type="string" office:string-value="Hamlin" calcext:value-type="string">
            <text:p>Hamlin</text:p>
          </table:table-cell>
          <table:table-cell table:style-name="ce7" table:formula="of:=IF([$'Mature Data'.C112]=&quot;&quot;;&quot;&quot;;[$'Mature Data'.C112])">
            <text:p/>
          </table:table-cell>
          <table:table-cell table:style-name="ce7" table:formula="of:=IF([$'Mature Data'.D112]=&quot;&quot;;&quot;&quot;;[$'Mature Data'.D112])" office:value-type="string" office:string-value="2017-04-11" calcext:value-type="string">
            <text:p>2017-04-11</text:p>
          </table:table-cell>
          <table:table-cell table:style-name="ce15" table:formula="of:=IF([$'Mature Data'.E112]=&quot;&quot;;&quot;&quot;;[$'Mature Data'.E112])" office:value-type="float" office:value="3" calcext:value-type="float">
            <text:p>3</text:p>
          </table:table-cell>
          <table:table-cell table:style-name="ce15" table:formula="of:=IF([$'Mature Data'.F112]=&quot;&quot;;&quot;&quot;;[$'Mature Data'.F112])" office:value-type="float" office:value="1" calcext:value-type="float">
            <text:p>1</text:p>
          </table:table-cell>
          <table:table-cell table:style-name="ce15" table:formula="of:=IF([$'Mature Data'.G112]=&quot;&quot;;&quot;&quot;;[$'Mature Data'.G112])" office:value-type="float" office:value="0" calcext:value-type="float">
            <text:p>0</text:p>
          </table:table-cell>
          <table:table-cell table:style-name="ce15" table:formula="of:=IF([$'Mature Data'.H112]=&quot;&quot;;&quot;&quot;;[$'Mature Data'.H112])" office:value-type="float" office:value="2" calcext:value-type="float">
            <text:p>2</text:p>
          </table:table-cell>
          <table:table-cell table:style-name="ce15" table:formula="of:=IF([$'Mature Data'.I112]=&quot;&quot;;&quot;&quot;;[$'Mature Data'.I112])" office:value-type="float" office:value="0" calcext:value-type="float">
            <text:p>0</text:p>
          </table:table-cell>
          <table:table-cell table:style-name="ce22" table:formula="of:=IF([.D113]=&quot;&quot;;&quot;&quot;;SUM([.E113:.I113]))" office:value-type="float" office:value="6" calcext:value-type="float">
            <text:p>6</text:p>
          </table:table-cell>
          <table:table-cell table:style-name="ce26" table:formula="of:=IF([$'Mature Data'.K112]=&quot;&quot;;&quot;&quot;;[$'Mature Data'.K112])" office:value-type="float" office:value="7" calcext:value-type="float">
            <text:p>7</text:p>
          </table:table-cell>
          <table:table-cell table:style-name="ce26" table:formula="of:=IF([$'Mature Data'.L112]=&quot;&quot;;&quot;&quot;;[$'Mature Data'.L112])" office:value-type="float" office:value="1" calcext:value-type="float">
            <text:p>1</text:p>
          </table:table-cell>
          <table:table-cell table:style-name="ce26" table:formula="of:=IF([$'Mature Data'.M112]=&quot;&quot;;&quot;&quot;;[$'Mature Data'.M112])" office:value-type="float" office:value="1" calcext:value-type="float">
            <text:p>1</text:p>
          </table:table-cell>
          <table:table-cell table:style-name="ce26" table:formula="of:=IF([$'Mature Data'.N112]=&quot;&quot;;&quot;&quot;;[$'Mature Data'.N112])" office:value-type="float" office:value="5" calcext:value-type="float">
            <text:p>5</text:p>
          </table:table-cell>
          <table:table-cell table:style-name="ce26" table:formula="of:=IF([$'Mature Data'.O112]=&quot;&quot;;&quot;&quot;;[$'Mature Data'.O112])" office:value-type="float" office:value="1" calcext:value-type="float">
            <text:p>1</text:p>
          </table:table-cell>
          <table:table-cell table:style-name="ce31" table:formula="of:=IF([.J113]=&quot;&quot;;&quot;&quot;;SUM([.K113:.O113]))" office:value-type="float" office:value="15" calcext:value-type="float">
            <text:p>15</text:p>
          </table:table-cell>
          <table:table-cell table:style-name="ce7" table:formula="of:=IF([$'Mature Data'.Q112]=&quot;&quot;;&quot;&quot;;[$'Mature Data'.Q112])" office:value-type="float" office:value="0" calcext:value-type="float">
            <text:p>0</text:p>
          </table:table-cell>
          <table:table-cell table:style-name="ce7" table:formula="of:=IF([$'Mature Data'.R112]=&quot;&quot;;&quot;&quot;;[$'Mature Data'.R112])" office:value-type="float" office:value="0" calcext:value-type="float">
            <text:p>0</text:p>
          </table:table-cell>
          <table:table-cell table:style-name="ce7" table:formula="of:=IF([$'Mature Data'.S112]=&quot;&quot;;&quot;&quot;;[$'Mature Data'.S112])" office:value-type="float" office:value="0" calcext:value-type="float">
            <text:p>0</text:p>
          </table:table-cell>
          <table:table-cell table:style-name="ce7" table:formula="of:=IF([$'Mature Data'.T112]=&quot;&quot;;&quot;&quot;;[$'Mature Data'.T112])" office:value-type="float" office:value="0" calcext:value-type="float">
            <text:p>0</text:p>
          </table:table-cell>
          <table:table-cell table:style-name="ce7" table:formula="of:=IF([$'Mature Data'.U112]=&quot;&quot;;&quot;&quot;;[$'Mature Data'.U112])" office:value-type="float" office:value="0" calcext:value-type="float">
            <text:p>0</text:p>
          </table:table-cell>
          <table:table-cell table:style-name="ce7" table:formula="of:=IF([.P113]=&quot;&quot;;&quot;&quot;;SUM([.Q113:.U113]))" office:value-type="float" office:value="0" calcext:value-type="float">
            <text:p>0</text:p>
          </table:table-cell>
          <table:table-cell table:style-name="ce7" table:formula="of:=IF([$'Mature Data'.W112]=&quot;&quot;;&quot;&quot;;[$'Mature Data'.W112])" office:value-type="float" office:value="7" calcext:value-type="float">
            <text:p>7</text:p>
          </table:table-cell>
          <table:table-cell table:style-name="ce7" table:formula="of:=IF([$'Mature Data'.X112]=&quot;&quot;;&quot;&quot;;[$'Mature Data'.X112])" office:value-type="float" office:value="1" calcext:value-type="float">
            <text:p>1</text:p>
          </table:table-cell>
          <table:table-cell table:style-name="ce7" table:formula="of:=IF([$'Mature Data'.Y112]=&quot;&quot;;&quot;&quot;;[$'Mature Data'.Y112])" office:value-type="float" office:value="1" calcext:value-type="float">
            <text:p>1</text:p>
          </table:table-cell>
          <table:table-cell table:style-name="ce7" table:formula="of:=IF([$'Mature Data'.Z112]=&quot;&quot;;&quot;&quot;;[$'Mature Data'.Z112])" office:value-type="float" office:value="5" calcext:value-type="float">
            <text:p>5</text:p>
          </table:table-cell>
          <table:table-cell table:style-name="ce7" table:formula="of:=IF([$'Mature Data'.AA112]=&quot;&quot;;&quot;&quot;;[$'Mature Data'.AA112])" office:value-type="float" office:value="3" calcext:value-type="float">
            <text:p>3</text:p>
          </table:table-cell>
          <table:table-cell table:style-name="ce43" table:formula="of:=IF(ISERR(AVERAGE([.W113:.AA113])/20);&quot;&quot;;AVERAGE([.W113:.AA113])/20)" office:value-type="percentage" office:value="0.17" calcext:value-type="percentage">
            <text:p>17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3]=&quot;&quot;;&quot;&quot;;[$'Mature Data'.A113])" office:value-type="string" office:string-value="NWQ" calcext:value-type="string">
            <text:p>NWQ</text:p>
          </table:table-cell>
          <table:table-cell table:style-name="ce7" table:formula="of:=IF([$'Mature Data'.B113]=&quot;&quot;;&quot;&quot;;[$'Mature Data'.B113])" office:value-type="string" office:string-value="Hamlin" calcext:value-type="string">
            <text:p>Hamlin</text:p>
          </table:table-cell>
          <table:table-cell table:style-name="ce7" table:formula="of:=IF([$'Mature Data'.C113]=&quot;&quot;;&quot;&quot;;[$'Mature Data'.C113])">
            <text:p/>
          </table:table-cell>
          <table:table-cell table:style-name="ce7" table:formula="of:=IF([$'Mature Data'.D113]=&quot;&quot;;&quot;&quot;;[$'Mature Data'.D113])" office:value-type="string" office:string-value="2017-04-11" calcext:value-type="string">
            <text:p>2017-04-11</text:p>
          </table:table-cell>
          <table:table-cell table:style-name="ce15" table:formula="of:=IF([$'Mature Data'.E113]=&quot;&quot;;&quot;&quot;;[$'Mature Data'.E113])" office:value-type="float" office:value="0" calcext:value-type="float">
            <text:p>0</text:p>
          </table:table-cell>
          <table:table-cell table:style-name="ce15" table:formula="of:=IF([$'Mature Data'.F113]=&quot;&quot;;&quot;&quot;;[$'Mature Data'.F113])" office:value-type="float" office:value="1" calcext:value-type="float">
            <text:p>1</text:p>
          </table:table-cell>
          <table:table-cell table:style-name="ce15" table:formula="of:=IF([$'Mature Data'.G113]=&quot;&quot;;&quot;&quot;;[$'Mature Data'.G113])" office:value-type="float" office:value="0" calcext:value-type="float">
            <text:p>0</text:p>
          </table:table-cell>
          <table:table-cell table:style-name="ce15" table:formula="of:=IF([$'Mature Data'.H113]=&quot;&quot;;&quot;&quot;;[$'Mature Data'.H113])" office:value-type="float" office:value="3" calcext:value-type="float">
            <text:p>3</text:p>
          </table:table-cell>
          <table:table-cell table:style-name="ce15" table:formula="of:=IF([$'Mature Data'.I113]=&quot;&quot;;&quot;&quot;;[$'Mature Data'.I113])" office:value-type="float" office:value="2" calcext:value-type="float">
            <text:p>2</text:p>
          </table:table-cell>
          <table:table-cell table:style-name="ce22" table:formula="of:=IF([.D114]=&quot;&quot;;&quot;&quot;;SUM([.E114:.I114]))" office:value-type="float" office:value="6" calcext:value-type="float">
            <text:p>6</text:p>
          </table:table-cell>
          <table:table-cell table:style-name="ce26" table:formula="of:=IF([$'Mature Data'.K113]=&quot;&quot;;&quot;&quot;;[$'Mature Data'.K113])" office:value-type="float" office:value="1" calcext:value-type="float">
            <text:p>1</text:p>
          </table:table-cell>
          <table:table-cell table:style-name="ce26" table:formula="of:=IF([$'Mature Data'.L113]=&quot;&quot;;&quot;&quot;;[$'Mature Data'.L113])" office:value-type="float" office:value="4" calcext:value-type="float">
            <text:p>4</text:p>
          </table:table-cell>
          <table:table-cell table:style-name="ce26" table:formula="of:=IF([$'Mature Data'.M113]=&quot;&quot;;&quot;&quot;;[$'Mature Data'.M113])" office:value-type="float" office:value="0" calcext:value-type="float">
            <text:p>0</text:p>
          </table:table-cell>
          <table:table-cell table:style-name="ce26" table:formula="of:=IF([$'Mature Data'.N113]=&quot;&quot;;&quot;&quot;;[$'Mature Data'.N113])" office:value-type="float" office:value="8" calcext:value-type="float">
            <text:p>8</text:p>
          </table:table-cell>
          <table:table-cell table:style-name="ce26" table:formula="of:=IF([$'Mature Data'.O113]=&quot;&quot;;&quot;&quot;;[$'Mature Data'.O113])" office:value-type="float" office:value="9" calcext:value-type="float">
            <text:p>9</text:p>
          </table:table-cell>
          <table:table-cell table:style-name="ce31" table:formula="of:=IF([.J114]=&quot;&quot;;&quot;&quot;;SUM([.K114:.O114]))" office:value-type="float" office:value="22" calcext:value-type="float">
            <text:p>22</text:p>
          </table:table-cell>
          <table:table-cell table:style-name="ce7" table:formula="of:=IF([$'Mature Data'.Q113]=&quot;&quot;;&quot;&quot;;[$'Mature Data'.Q113])" office:value-type="float" office:value="0" calcext:value-type="float">
            <text:p>0</text:p>
          </table:table-cell>
          <table:table-cell table:style-name="ce7" table:formula="of:=IF([$'Mature Data'.R113]=&quot;&quot;;&quot;&quot;;[$'Mature Data'.R113])" office:value-type="float" office:value="0" calcext:value-type="float">
            <text:p>0</text:p>
          </table:table-cell>
          <table:table-cell table:style-name="ce7" table:formula="of:=IF([$'Mature Data'.S113]=&quot;&quot;;&quot;&quot;;[$'Mature Data'.S113])" office:value-type="float" office:value="0" calcext:value-type="float">
            <text:p>0</text:p>
          </table:table-cell>
          <table:table-cell table:style-name="ce7" table:formula="of:=IF([$'Mature Data'.T113]=&quot;&quot;;&quot;&quot;;[$'Mature Data'.T113])" office:value-type="float" office:value="0" calcext:value-type="float">
            <text:p>0</text:p>
          </table:table-cell>
          <table:table-cell table:style-name="ce7" table:formula="of:=IF([$'Mature Data'.U113]=&quot;&quot;;&quot;&quot;;[$'Mature Data'.U113])" office:value-type="float" office:value="0" calcext:value-type="float">
            <text:p>0</text:p>
          </table:table-cell>
          <table:table-cell table:style-name="ce7" table:formula="of:=IF([.P114]=&quot;&quot;;&quot;&quot;;SUM([.Q114:.U114]))" office:value-type="float" office:value="0" calcext:value-type="float">
            <text:p>0</text:p>
          </table:table-cell>
          <table:table-cell table:style-name="ce7" table:formula="of:=IF([$'Mature Data'.W113]=&quot;&quot;;&quot;&quot;;[$'Mature Data'.W113])" office:value-type="float" office:value="1" calcext:value-type="float">
            <text:p>1</text:p>
          </table:table-cell>
          <table:table-cell table:style-name="ce7" table:formula="of:=IF([$'Mature Data'.X113]=&quot;&quot;;&quot;&quot;;[$'Mature Data'.X113])" office:value-type="float" office:value="5" calcext:value-type="float">
            <text:p>5</text:p>
          </table:table-cell>
          <table:table-cell table:style-name="ce7" table:formula="of:=IF([$'Mature Data'.Y113]=&quot;&quot;;&quot;&quot;;[$'Mature Data'.Y113])" office:value-type="float" office:value="0" calcext:value-type="float">
            <text:p>0</text:p>
          </table:table-cell>
          <table:table-cell table:style-name="ce7" table:formula="of:=IF([$'Mature Data'.Z113]=&quot;&quot;;&quot;&quot;;[$'Mature Data'.Z113])" office:value-type="float" office:value="8" calcext:value-type="float">
            <text:p>8</text:p>
          </table:table-cell>
          <table:table-cell table:style-name="ce7" table:formula="of:=IF([$'Mature Data'.AA113]=&quot;&quot;;&quot;&quot;;[$'Mature Data'.AA113])" office:value-type="float" office:value="15" calcext:value-type="float">
            <text:p>15</text:p>
          </table:table-cell>
          <table:table-cell table:style-name="ce43" table:formula="of:=IF(ISERR(AVERAGE([.W114:.AA114])/20);&quot;&quot;;AVERAGE([.W114:.AA114])/20)" office:value-type="percentage" office:value="0.29" calcext:value-type="percentage">
            <text:p>2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4]=&quot;&quot;;&quot;&quot;;[$'Mature Data'.A114])" office:value-type="string" office:string-value="NW R" calcext:value-type="string">
            <text:p>NW R</text:p>
          </table:table-cell>
          <table:table-cell table:style-name="ce7" table:formula="of:=IF([$'Mature Data'.B114]=&quot;&quot;;&quot;&quot;;[$'Mature Data'.B114])" office:value-type="string" office:string-value="Hamlin" calcext:value-type="string">
            <text:p>Hamlin</text:p>
          </table:table-cell>
          <table:table-cell table:style-name="ce7" table:formula="of:=IF([$'Mature Data'.C114]=&quot;&quot;;&quot;&quot;;[$'Mature Data'.C114])">
            <text:p/>
          </table:table-cell>
          <table:table-cell table:style-name="ce7" table:formula="of:=IF([$'Mature Data'.D114]=&quot;&quot;;&quot;&quot;;[$'Mature Data'.D114])" office:value-type="string" office:string-value="2017-04-11" calcext:value-type="string">
            <text:p>2017-04-11</text:p>
          </table:table-cell>
          <table:table-cell table:style-name="ce15" table:formula="of:=IF([$'Mature Data'.E114]=&quot;&quot;;&quot;&quot;;[$'Mature Data'.E114])" office:value-type="float" office:value="4" calcext:value-type="float">
            <text:p>4</text:p>
          </table:table-cell>
          <table:table-cell table:style-name="ce15" table:formula="of:=IF([$'Mature Data'.F114]=&quot;&quot;;&quot;&quot;;[$'Mature Data'.F114])" office:value-type="float" office:value="1" calcext:value-type="float">
            <text:p>1</text:p>
          </table:table-cell>
          <table:table-cell table:style-name="ce15" table:formula="of:=IF([$'Mature Data'.G114]=&quot;&quot;;&quot;&quot;;[$'Mature Data'.G114])" office:value-type="float" office:value="0" calcext:value-type="float">
            <text:p>0</text:p>
          </table:table-cell>
          <table:table-cell table:style-name="ce15" table:formula="of:=IF([$'Mature Data'.H114]=&quot;&quot;;&quot;&quot;;[$'Mature Data'.H114])" office:value-type="float" office:value="4" calcext:value-type="float">
            <text:p>4</text:p>
          </table:table-cell>
          <table:table-cell table:style-name="ce15" table:formula="of:=IF([$'Mature Data'.I114]=&quot;&quot;;&quot;&quot;;[$'Mature Data'.I114])" office:value-type="float" office:value="0" calcext:value-type="float">
            <text:p>0</text:p>
          </table:table-cell>
          <table:table-cell table:style-name="ce22" table:formula="of:=IF([.D115]=&quot;&quot;;&quot;&quot;;SUM([.E115:.I115]))" office:value-type="float" office:value="9" calcext:value-type="float">
            <text:p>9</text:p>
          </table:table-cell>
          <table:table-cell table:style-name="ce26" table:formula="of:=IF([$'Mature Data'.K114]=&quot;&quot;;&quot;&quot;;[$'Mature Data'.K114])" office:value-type="float" office:value="8" calcext:value-type="float">
            <text:p>8</text:p>
          </table:table-cell>
          <table:table-cell table:style-name="ce26" table:formula="of:=IF([$'Mature Data'.L114]=&quot;&quot;;&quot;&quot;;[$'Mature Data'.L114])" office:value-type="float" office:value="1" calcext:value-type="float">
            <text:p>1</text:p>
          </table:table-cell>
          <table:table-cell table:style-name="ce26" table:formula="of:=IF([$'Mature Data'.M114]=&quot;&quot;;&quot;&quot;;[$'Mature Data'.M114])" office:value-type="float" office:value="0" calcext:value-type="float">
            <text:p>0</text:p>
          </table:table-cell>
          <table:table-cell table:style-name="ce26" table:formula="of:=IF([$'Mature Data'.N114]=&quot;&quot;;&quot;&quot;;[$'Mature Data'.N114])" office:value-type="float" office:value="6" calcext:value-type="float">
            <text:p>6</text:p>
          </table:table-cell>
          <table:table-cell table:style-name="ce26" table:formula="of:=IF([$'Mature Data'.O114]=&quot;&quot;;&quot;&quot;;[$'Mature Data'.O114])" office:value-type="float" office:value="5" calcext:value-type="float">
            <text:p>5</text:p>
          </table:table-cell>
          <table:table-cell table:style-name="ce31" table:formula="of:=IF([.J115]=&quot;&quot;;&quot;&quot;;SUM([.K115:.O115]))" office:value-type="float" office:value="20" calcext:value-type="float">
            <text:p>20</text:p>
          </table:table-cell>
          <table:table-cell table:style-name="ce7" table:formula="of:=IF([$'Mature Data'.Q114]=&quot;&quot;;&quot;&quot;;[$'Mature Data'.Q114])" office:value-type="float" office:value="0" calcext:value-type="float">
            <text:p>0</text:p>
          </table:table-cell>
          <table:table-cell table:style-name="ce7" table:formula="of:=IF([$'Mature Data'.R114]=&quot;&quot;;&quot;&quot;;[$'Mature Data'.R114])" office:value-type="float" office:value="0" calcext:value-type="float">
            <text:p>0</text:p>
          </table:table-cell>
          <table:table-cell table:style-name="ce7" table:formula="of:=IF([$'Mature Data'.S114]=&quot;&quot;;&quot;&quot;;[$'Mature Data'.S114])" office:value-type="float" office:value="0" calcext:value-type="float">
            <text:p>0</text:p>
          </table:table-cell>
          <table:table-cell table:style-name="ce7" table:formula="of:=IF([$'Mature Data'.T114]=&quot;&quot;;&quot;&quot;;[$'Mature Data'.T114])" office:value-type="float" office:value="0" calcext:value-type="float">
            <text:p>0</text:p>
          </table:table-cell>
          <table:table-cell table:style-name="ce7" table:formula="of:=IF([$'Mature Data'.U114]=&quot;&quot;;&quot;&quot;;[$'Mature Data'.U114])" office:value-type="float" office:value="0" calcext:value-type="float">
            <text:p>0</text:p>
          </table:table-cell>
          <table:table-cell table:style-name="ce7" table:formula="of:=IF([.P115]=&quot;&quot;;&quot;&quot;;SUM([.Q115:.U115]))" office:value-type="float" office:value="0" calcext:value-type="float">
            <text:p>0</text:p>
          </table:table-cell>
          <table:table-cell table:style-name="ce7" table:formula="of:=IF([$'Mature Data'.W114]=&quot;&quot;;&quot;&quot;;[$'Mature Data'.W114])" office:value-type="float" office:value="8" calcext:value-type="float">
            <text:p>8</text:p>
          </table:table-cell>
          <table:table-cell table:style-name="ce7" table:formula="of:=IF([$'Mature Data'.X114]=&quot;&quot;;&quot;&quot;;[$'Mature Data'.X114])" office:value-type="float" office:value="1" calcext:value-type="float">
            <text:p>1</text:p>
          </table:table-cell>
          <table:table-cell table:style-name="ce7" table:formula="of:=IF([$'Mature Data'.Y114]=&quot;&quot;;&quot;&quot;;[$'Mature Data'.Y114])" office:value-type="float" office:value="0" calcext:value-type="float">
            <text:p>0</text:p>
          </table:table-cell>
          <table:table-cell table:style-name="ce7" table:formula="of:=IF([$'Mature Data'.Z114]=&quot;&quot;;&quot;&quot;;[$'Mature Data'.Z114])" office:value-type="float" office:value="9" calcext:value-type="float">
            <text:p>9</text:p>
          </table:table-cell>
          <table:table-cell table:style-name="ce7" table:formula="of:=IF([$'Mature Data'.AA114]=&quot;&quot;;&quot;&quot;;[$'Mature Data'.AA114])" office:value-type="float" office:value="5" calcext:value-type="float">
            <text:p>5</text:p>
          </table:table-cell>
          <table:table-cell table:style-name="ce43" table:formula="of:=IF(ISERR(AVERAGE([.W115:.AA115])/20);&quot;&quot;;AVERAGE([.W115:.AA115])/20)" office:value-type="percentage" office:value="0.23" calcext:value-type="percentage">
            <text:p>23%</text:p>
          </table:table-cell>
          <table:table-cell table:style-name="ce7" office:value-type="string" calcext:value-type="string">
            <text:p><text:s/>LM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5]=&quot;&quot;;&quot;&quot;;[$'Mature Data'.A115])" office:value-type="string" office:string-value="107 NRS" calcext:value-type="string">
            <text:p>107 NRS</text:p>
          </table:table-cell>
          <table:table-cell table:style-name="ce7" table:formula="of:=IF([$'Mature Data'.B115]=&quot;&quot;;&quot;&quot;;[$'Mature Data'.B115])" office:value-type="string" office:string-value="Mixed" calcext:value-type="string">
            <text:p>Mixed</text:p>
          </table:table-cell>
          <table:table-cell table:style-name="ce7" table:formula="of:=IF([$'Mature Data'.C115]=&quot;&quot;;&quot;&quot;;[$'Mature Data'.C115])">
            <text:p/>
          </table:table-cell>
          <table:table-cell table:style-name="ce7" table:formula="of:=IF([$'Mature Data'.D115]=&quot;&quot;;&quot;&quot;;[$'Mature Data'.D115])" office:value-type="string" office:string-value="2017-04-11" calcext:value-type="string">
            <text:p>2017-04-11</text:p>
          </table:table-cell>
          <table:table-cell table:style-name="ce15" table:formula="of:=IF([$'Mature Data'.E115]=&quot;&quot;;&quot;&quot;;[$'Mature Data'.E115])" office:value-type="float" office:value="12" calcext:value-type="float">
            <text:p>12</text:p>
          </table:table-cell>
          <table:table-cell table:style-name="ce15" table:formula="of:=IF([$'Mature Data'.F115]=&quot;&quot;;&quot;&quot;;[$'Mature Data'.F115])" office:value-type="float" office:value="10" calcext:value-type="float">
            <text:p>10</text:p>
          </table:table-cell>
          <table:table-cell table:style-name="ce15" table:formula="of:=IF([$'Mature Data'.G115]=&quot;&quot;;&quot;&quot;;[$'Mature Data'.G115])" office:value-type="float" office:value="8" calcext:value-type="float">
            <text:p>8</text:p>
          </table:table-cell>
          <table:table-cell table:style-name="ce15" table:formula="of:=IF([$'Mature Data'.H115]=&quot;&quot;;&quot;&quot;;[$'Mature Data'.H115])" office:value-type="float" office:value="9" calcext:value-type="float">
            <text:p>9</text:p>
          </table:table-cell>
          <table:table-cell table:style-name="ce15" table:formula="of:=IF([$'Mature Data'.I115]=&quot;&quot;;&quot;&quot;;[$'Mature Data'.I115])" office:value-type="float" office:value="2" calcext:value-type="float">
            <text:p>2</text:p>
          </table:table-cell>
          <table:table-cell table:style-name="ce22" table:formula="of:=IF([.D116]=&quot;&quot;;&quot;&quot;;SUM([.E116:.I116]))" office:value-type="float" office:value="41" calcext:value-type="float">
            <text:p>41</text:p>
          </table:table-cell>
          <table:table-cell table:style-name="ce26" table:formula="of:=IF([$'Mature Data'.K115]=&quot;&quot;;&quot;&quot;;[$'Mature Data'.K115])" office:value-type="float" office:value="14" calcext:value-type="float">
            <text:p>14</text:p>
          </table:table-cell>
          <table:table-cell table:style-name="ce26" table:formula="of:=IF([$'Mature Data'.L115]=&quot;&quot;;&quot;&quot;;[$'Mature Data'.L115])" office:value-type="float" office:value="13" calcext:value-type="float">
            <text:p>13</text:p>
          </table:table-cell>
          <table:table-cell table:style-name="ce26" table:formula="of:=IF([$'Mature Data'.M115]=&quot;&quot;;&quot;&quot;;[$'Mature Data'.M115])" office:value-type="float" office:value="11" calcext:value-type="float">
            <text:p>11</text:p>
          </table:table-cell>
          <table:table-cell table:style-name="ce26" table:formula="of:=IF([$'Mature Data'.N115]=&quot;&quot;;&quot;&quot;;[$'Mature Data'.N115])" office:value-type="float" office:value="10" calcext:value-type="float">
            <text:p>10</text:p>
          </table:table-cell>
          <table:table-cell table:style-name="ce26" table:formula="of:=IF([$'Mature Data'.O115]=&quot;&quot;;&quot;&quot;;[$'Mature Data'.O115])" office:value-type="float" office:value="4" calcext:value-type="float">
            <text:p>4</text:p>
          </table:table-cell>
          <table:table-cell table:style-name="ce31" table:formula="of:=IF([.J116]=&quot;&quot;;&quot;&quot;;SUM([.K116:.O116]))" office:value-type="float" office:value="52" calcext:value-type="float">
            <text:p>52</text:p>
          </table:table-cell>
          <table:table-cell table:style-name="ce7" table:formula="of:=IF([$'Mature Data'.Q115]=&quot;&quot;;&quot;&quot;;[$'Mature Data'.Q115])" office:value-type="float" office:value="1" calcext:value-type="float">
            <text:p>1</text:p>
          </table:table-cell>
          <table:table-cell table:style-name="ce7" table:formula="of:=IF([$'Mature Data'.R115]=&quot;&quot;;&quot;&quot;;[$'Mature Data'.R115])" office:value-type="float" office:value="1" calcext:value-type="float">
            <text:p>1</text:p>
          </table:table-cell>
          <table:table-cell table:style-name="ce7" table:formula="of:=IF([$'Mature Data'.S115]=&quot;&quot;;&quot;&quot;;[$'Mature Data'.S115])" office:value-type="float" office:value="0" calcext:value-type="float">
            <text:p>0</text:p>
          </table:table-cell>
          <table:table-cell table:style-name="ce7" table:formula="of:=IF([$'Mature Data'.T115]=&quot;&quot;;&quot;&quot;;[$'Mature Data'.T115])" office:value-type="float" office:value="0" calcext:value-type="float">
            <text:p>0</text:p>
          </table:table-cell>
          <table:table-cell table:style-name="ce7" table:formula="of:=IF([$'Mature Data'.U115]=&quot;&quot;;&quot;&quot;;[$'Mature Data'.U115])" office:value-type="float" office:value="0" calcext:value-type="float">
            <text:p>0</text:p>
          </table:table-cell>
          <table:table-cell table:style-name="ce7" table:formula="of:=IF([.P116]=&quot;&quot;;&quot;&quot;;SUM([.Q116:.U116]))" office:value-type="float" office:value="2" calcext:value-type="float">
            <text:p>2</text:p>
          </table:table-cell>
          <table:table-cell table:style-name="ce7" table:formula="of:=IF([$'Mature Data'.W115]=&quot;&quot;;&quot;&quot;;[$'Mature Data'.W115])" office:value-type="float" office:value="20" calcext:value-type="float">
            <text:p>20</text:p>
          </table:table-cell>
          <table:table-cell table:style-name="ce7" table:formula="of:=IF([$'Mature Data'.X115]=&quot;&quot;;&quot;&quot;;[$'Mature Data'.X115])" office:value-type="float" office:value="18" calcext:value-type="float">
            <text:p>18</text:p>
          </table:table-cell>
          <table:table-cell table:style-name="ce7" table:formula="of:=IF([$'Mature Data'.Y115]=&quot;&quot;;&quot;&quot;;[$'Mature Data'.Y115])" office:value-type="float" office:value="16" calcext:value-type="float">
            <text:p>16</text:p>
          </table:table-cell>
          <table:table-cell table:style-name="ce7" table:formula="of:=IF([$'Mature Data'.Z115]=&quot;&quot;;&quot;&quot;;[$'Mature Data'.Z115])" office:value-type="float" office:value="14" calcext:value-type="float">
            <text:p>14</text:p>
          </table:table-cell>
          <table:table-cell table:style-name="ce7" table:formula="of:=IF([$'Mature Data'.AA115]=&quot;&quot;;&quot;&quot;;[$'Mature Data'.AA115])" office:value-type="float" office:value="9" calcext:value-type="float">
            <text:p>9</text:p>
          </table:table-cell>
          <table:table-cell table:style-name="ce43" table:formula="of:=IF(ISERR(AVERAGE([.W116:.AA116])/20);&quot;&quot;;AVERAGE([.W116:.AA116])/20)" office:value-type="percentage" office:value="0.77" calcext:value-type="percentage">
            <text:p>77%</text:p>
          </table:table-cell>
          <table:table-cell table:style-name="ce7" office:value-type="string" calcext:value-type="string">
            <text:p><text:s/>LM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6]=&quot;&quot;;&quot;&quot;;[$'Mature Data'.A116])" office:value-type="string" office:string-value="107 NRS West" calcext:value-type="string">
            <text:p>107 NRS West</text:p>
          </table:table-cell>
          <table:table-cell table:style-name="ce7" table:formula="of:=IF([$'Mature Data'.B116]=&quot;&quot;;&quot;&quot;;[$'Mature Data'.B116])" office:value-type="string" office:string-value="Hamlin" calcext:value-type="string">
            <text:p>Hamlin</text:p>
          </table:table-cell>
          <table:table-cell table:style-name="ce7" table:formula="of:=IF([$'Mature Data'.C116]=&quot;&quot;;&quot;&quot;;[$'Mature Data'.C116])">
            <text:p/>
          </table:table-cell>
          <table:table-cell table:style-name="ce7" table:formula="of:=IF([$'Mature Data'.D116]=&quot;&quot;;&quot;&quot;;[$'Mature Data'.D116])" office:value-type="string" office:string-value="2017-04-11" calcext:value-type="string">
            <text:p>2017-04-11</text:p>
          </table:table-cell>
          <table:table-cell table:style-name="ce15" table:formula="of:=IF([$'Mature Data'.E116]=&quot;&quot;;&quot;&quot;;[$'Mature Data'.E116])" office:value-type="float" office:value="13" calcext:value-type="float">
            <text:p>13</text:p>
          </table:table-cell>
          <table:table-cell table:style-name="ce15" table:formula="of:=IF([$'Mature Data'.F116]=&quot;&quot;;&quot;&quot;;[$'Mature Data'.F116])" office:value-type="float" office:value="12" calcext:value-type="float">
            <text:p>12</text:p>
          </table:table-cell>
          <table:table-cell table:style-name="ce15" table:formula="of:=IF([$'Mature Data'.G116]=&quot;&quot;;&quot;&quot;;[$'Mature Data'.G116])" office:value-type="float" office:value="1" calcext:value-type="float">
            <text:p>1</text:p>
          </table:table-cell>
          <table:table-cell table:style-name="ce15" table:formula="of:=IF([$'Mature Data'.H116]=&quot;&quot;;&quot;&quot;;[$'Mature Data'.H116])" office:value-type="float" office:value="15" calcext:value-type="float">
            <text:p>15</text:p>
          </table:table-cell>
          <table:table-cell table:style-name="ce15" table:formula="of:=IF([$'Mature Data'.I116]=&quot;&quot;;&quot;&quot;;[$'Mature Data'.I116])" office:value-type="float" office:value="8" calcext:value-type="float">
            <text:p>8</text:p>
          </table:table-cell>
          <table:table-cell table:style-name="ce22" table:formula="of:=IF([.D117]=&quot;&quot;;&quot;&quot;;SUM([.E117:.I117]))" office:value-type="float" office:value="49" calcext:value-type="float">
            <text:p>49</text:p>
          </table:table-cell>
          <table:table-cell table:style-name="ce26" table:formula="of:=IF([$'Mature Data'.K116]=&quot;&quot;;&quot;&quot;;[$'Mature Data'.K116])" office:value-type="float" office:value="14" calcext:value-type="float">
            <text:p>14</text:p>
          </table:table-cell>
          <table:table-cell table:style-name="ce26" table:formula="of:=IF([$'Mature Data'.L116]=&quot;&quot;;&quot;&quot;;[$'Mature Data'.L116])" office:value-type="float" office:value="13" calcext:value-type="float">
            <text:p>13</text:p>
          </table:table-cell>
          <table:table-cell table:style-name="ce26" table:formula="of:=IF([$'Mature Data'.M116]=&quot;&quot;;&quot;&quot;;[$'Mature Data'.M116])" office:value-type="float" office:value="2" calcext:value-type="float">
            <text:p>2</text:p>
          </table:table-cell>
          <table:table-cell table:style-name="ce26" table:formula="of:=IF([$'Mature Data'.N116]=&quot;&quot;;&quot;&quot;;[$'Mature Data'.N116])" office:value-type="float" office:value="16" calcext:value-type="float">
            <text:p>16</text:p>
          </table:table-cell>
          <table:table-cell table:style-name="ce26" table:formula="of:=IF([$'Mature Data'.O116]=&quot;&quot;;&quot;&quot;;[$'Mature Data'.O116])" office:value-type="float" office:value="10" calcext:value-type="float">
            <text:p>10</text:p>
          </table:table-cell>
          <table:table-cell table:style-name="ce31" table:formula="of:=IF([.J117]=&quot;&quot;;&quot;&quot;;SUM([.K117:.O117]))" office:value-type="float" office:value="55" calcext:value-type="float">
            <text:p>55</text:p>
          </table:table-cell>
          <table:table-cell table:style-name="ce7" table:formula="of:=IF([$'Mature Data'.Q116]=&quot;&quot;;&quot;&quot;;[$'Mature Data'.Q116])" office:value-type="float" office:value="1" calcext:value-type="float">
            <text:p>1</text:p>
          </table:table-cell>
          <table:table-cell table:style-name="ce7" table:formula="of:=IF([$'Mature Data'.R116]=&quot;&quot;;&quot;&quot;;[$'Mature Data'.R116])" office:value-type="float" office:value="0" calcext:value-type="float">
            <text:p>0</text:p>
          </table:table-cell>
          <table:table-cell table:style-name="ce7" table:formula="of:=IF([$'Mature Data'.S116]=&quot;&quot;;&quot;&quot;;[$'Mature Data'.S116])" office:value-type="float" office:value="0" calcext:value-type="float">
            <text:p>0</text:p>
          </table:table-cell>
          <table:table-cell table:style-name="ce7" table:formula="of:=IF([$'Mature Data'.T116]=&quot;&quot;;&quot;&quot;;[$'Mature Data'.T116])" office:value-type="float" office:value="1" calcext:value-type="float">
            <text:p>1</text:p>
          </table:table-cell>
          <table:table-cell table:style-name="ce7" table:formula="of:=IF([$'Mature Data'.U116]=&quot;&quot;;&quot;&quot;;[$'Mature Data'.U116])" office:value-type="float" office:value="0" calcext:value-type="float">
            <text:p>0</text:p>
          </table:table-cell>
          <table:table-cell table:style-name="ce7" table:formula="of:=IF([.P117]=&quot;&quot;;&quot;&quot;;SUM([.Q117:.U117]))" office:value-type="float" office:value="2" calcext:value-type="float">
            <text:p>2</text:p>
          </table:table-cell>
          <table:table-cell table:style-name="ce7" table:formula="of:=IF([$'Mature Data'.W116]=&quot;&quot;;&quot;&quot;;[$'Mature Data'.W116])" office:value-type="float" office:value="16" calcext:value-type="float">
            <text:p>16</text:p>
          </table:table-cell>
          <table:table-cell table:style-name="ce7" table:formula="of:=IF([$'Mature Data'.X116]=&quot;&quot;;&quot;&quot;;[$'Mature Data'.X116])" office:value-type="float" office:value="15" calcext:value-type="float">
            <text:p>15</text:p>
          </table:table-cell>
          <table:table-cell table:style-name="ce7" table:formula="of:=IF([$'Mature Data'.Y116]=&quot;&quot;;&quot;&quot;;[$'Mature Data'.Y116])" office:value-type="float" office:value="8" calcext:value-type="float">
            <text:p>8</text:p>
          </table:table-cell>
          <table:table-cell table:style-name="ce7" table:formula="of:=IF([$'Mature Data'.Z116]=&quot;&quot;;&quot;&quot;;[$'Mature Data'.Z116])" office:value-type="float" office:value="17" calcext:value-type="float">
            <text:p>17</text:p>
          </table:table-cell>
          <table:table-cell table:style-name="ce7" table:formula="of:=IF([$'Mature Data'.AA116]=&quot;&quot;;&quot;&quot;;[$'Mature Data'.AA116])" office:value-type="float" office:value="17" calcext:value-type="float">
            <text:p>17</text:p>
          </table:table-cell>
          <table:table-cell table:style-name="ce43" table:formula="of:=IF(ISERR(AVERAGE([.W117:.AA117])/20);&quot;&quot;;AVERAGE([.W117:.AA117])/20)" office:value-type="percentage" office:value="0.73" calcext:value-type="percentage">
            <text:p>73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7]=&quot;&quot;;&quot;&quot;;[$'Mature Data'.A117])" office:value-type="string" office:string-value="118A" calcext:value-type="string">
            <text:p>118A</text:p>
          </table:table-cell>
          <table:table-cell table:style-name="ce7" table:formula="of:=IF([$'Mature Data'.B117]=&quot;&quot;;&quot;&quot;;[$'Mature Data'.B117])" office:value-type="string" office:string-value="Hamlin" calcext:value-type="string">
            <text:p>Hamlin</text:p>
          </table:table-cell>
          <table:table-cell table:style-name="ce7" table:formula="of:=IF([$'Mature Data'.C117]=&quot;&quot;;&quot;&quot;;[$'Mature Data'.C117])">
            <text:p/>
          </table:table-cell>
          <table:table-cell table:style-name="ce7" table:formula="of:=IF([$'Mature Data'.D117]=&quot;&quot;;&quot;&quot;;[$'Mature Data'.D117])" office:value-type="string" office:string-value="2017-04-11" calcext:value-type="string">
            <text:p>2017-04-11</text:p>
          </table:table-cell>
          <table:table-cell table:style-name="ce15" table:formula="of:=IF([$'Mature Data'.E117]=&quot;&quot;;&quot;&quot;;[$'Mature Data'.E117])" office:value-type="float" office:value="2" calcext:value-type="float">
            <text:p>2</text:p>
          </table:table-cell>
          <table:table-cell table:style-name="ce15" table:formula="of:=IF([$'Mature Data'.F117]=&quot;&quot;;&quot;&quot;;[$'Mature Data'.F117])" office:value-type="float" office:value="4" calcext:value-type="float">
            <text:p>4</text:p>
          </table:table-cell>
          <table:table-cell table:style-name="ce15" table:formula="of:=IF([$'Mature Data'.G117]=&quot;&quot;;&quot;&quot;;[$'Mature Data'.G117])" office:value-type="float" office:value="2" calcext:value-type="float">
            <text:p>2</text:p>
          </table:table-cell>
          <table:table-cell table:style-name="ce15" table:formula="of:=IF([$'Mature Data'.H117]=&quot;&quot;;&quot;&quot;;[$'Mature Data'.H117])" office:value-type="float" office:value="7" calcext:value-type="float">
            <text:p>7</text:p>
          </table:table-cell>
          <table:table-cell table:style-name="ce15" table:formula="of:=IF([$'Mature Data'.I117]=&quot;&quot;;&quot;&quot;;[$'Mature Data'.I117])" office:value-type="float" office:value="10" calcext:value-type="float">
            <text:p>10</text:p>
          </table:table-cell>
          <table:table-cell table:style-name="ce22" table:formula="of:=IF([.D118]=&quot;&quot;;&quot;&quot;;SUM([.E118:.I118]))" office:value-type="float" office:value="25" calcext:value-type="float">
            <text:p>25</text:p>
          </table:table-cell>
          <table:table-cell table:style-name="ce26" table:formula="of:=IF([$'Mature Data'.K117]=&quot;&quot;;&quot;&quot;;[$'Mature Data'.K117])" office:value-type="float" office:value="2" calcext:value-type="float">
            <text:p>2</text:p>
          </table:table-cell>
          <table:table-cell table:style-name="ce26" table:formula="of:=IF([$'Mature Data'.L117]=&quot;&quot;;&quot;&quot;;[$'Mature Data'.L117])" office:value-type="float" office:value="3" calcext:value-type="float">
            <text:p>3</text:p>
          </table:table-cell>
          <table:table-cell table:style-name="ce26" table:formula="of:=IF([$'Mature Data'.M117]=&quot;&quot;;&quot;&quot;;[$'Mature Data'.M117])" office:value-type="float" office:value="0" calcext:value-type="float">
            <text:p>0</text:p>
          </table:table-cell>
          <table:table-cell table:style-name="ce26" table:formula="of:=IF([$'Mature Data'.N117]=&quot;&quot;;&quot;&quot;;[$'Mature Data'.N117])" office:value-type="float" office:value="6" calcext:value-type="float">
            <text:p>6</text:p>
          </table:table-cell>
          <table:table-cell table:style-name="ce26" table:formula="of:=IF([$'Mature Data'.O117]=&quot;&quot;;&quot;&quot;;[$'Mature Data'.O117])" office:value-type="float" office:value="8" calcext:value-type="float">
            <text:p>8</text:p>
          </table:table-cell>
          <table:table-cell table:style-name="ce31" table:formula="of:=IF([.J118]=&quot;&quot;;&quot;&quot;;SUM([.K118:.O118]))" office:value-type="float" office:value="19" calcext:value-type="float">
            <text:p>19</text:p>
          </table:table-cell>
          <table:table-cell table:style-name="ce7" table:formula="of:=IF([$'Mature Data'.Q117]=&quot;&quot;;&quot;&quot;;[$'Mature Data'.Q117])" office:value-type="float" office:value="0" calcext:value-type="float">
            <text:p>0</text:p>
          </table:table-cell>
          <table:table-cell table:style-name="ce7" table:formula="of:=IF([$'Mature Data'.R117]=&quot;&quot;;&quot;&quot;;[$'Mature Data'.R117])" office:value-type="float" office:value="0" calcext:value-type="float">
            <text:p>0</text:p>
          </table:table-cell>
          <table:table-cell table:style-name="ce7" table:formula="of:=IF([$'Mature Data'.S117]=&quot;&quot;;&quot;&quot;;[$'Mature Data'.S117])" office:value-type="float" office:value="0" calcext:value-type="float">
            <text:p>0</text:p>
          </table:table-cell>
          <table:table-cell table:style-name="ce7" table:formula="of:=IF([$'Mature Data'.T117]=&quot;&quot;;&quot;&quot;;[$'Mature Data'.T117])" office:value-type="float" office:value="1" calcext:value-type="float">
            <text:p>1</text:p>
          </table:table-cell>
          <table:table-cell table:style-name="ce7" table:formula="of:=IF([$'Mature Data'.U117]=&quot;&quot;;&quot;&quot;;[$'Mature Data'.U117])" office:value-type="float" office:value="0" calcext:value-type="float">
            <text:p>0</text:p>
          </table:table-cell>
          <table:table-cell table:style-name="ce7" table:formula="of:=IF([.P118]=&quot;&quot;;&quot;&quot;;SUM([.Q118:.U118]))" office:value-type="float" office:value="1" calcext:value-type="float">
            <text:p>1</text:p>
          </table:table-cell>
          <table:table-cell table:style-name="ce7" table:formula="of:=IF([$'Mature Data'.W117]=&quot;&quot;;&quot;&quot;;[$'Mature Data'.W117])" office:value-type="float" office:value="8" calcext:value-type="float">
            <text:p>8</text:p>
          </table:table-cell>
          <table:table-cell table:style-name="ce7" table:formula="of:=IF([$'Mature Data'.X117]=&quot;&quot;;&quot;&quot;;[$'Mature Data'.X117])" office:value-type="float" office:value="10" calcext:value-type="float">
            <text:p>10</text:p>
          </table:table-cell>
          <table:table-cell table:style-name="ce7" table:formula="of:=IF([$'Mature Data'.Y117]=&quot;&quot;;&quot;&quot;;[$'Mature Data'.Y117])" office:value-type="float" office:value="3" calcext:value-type="float">
            <text:p>3</text:p>
          </table:table-cell>
          <table:table-cell table:style-name="ce7" table:formula="of:=IF([$'Mature Data'.Z117]=&quot;&quot;;&quot;&quot;;[$'Mature Data'.Z117])" office:value-type="float" office:value="13" calcext:value-type="float">
            <text:p>13</text:p>
          </table:table-cell>
          <table:table-cell table:style-name="ce7" table:formula="of:=IF([$'Mature Data'.AA117]=&quot;&quot;;&quot;&quot;;[$'Mature Data'.AA117])" office:value-type="float" office:value="14" calcext:value-type="float">
            <text:p>14</text:p>
          </table:table-cell>
          <table:table-cell table:style-name="ce43" table:formula="of:=IF(ISERR(AVERAGE([.W118:.AA118])/20);&quot;&quot;;AVERAGE([.W118:.AA118])/20)" office:value-type="percentage" office:value="0.48" calcext:value-type="percentage">
            <text:p>48%</text:p>
          </table:table-cell>
          <table:table-cell table:style-name="ce7" office:value-type="string" calcext:value-type="string">
            <text:p><text:s/>LM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8]=&quot;&quot;;&quot;&quot;;[$'Mature Data'.A118])" office:value-type="string" office:string-value="118B" calcext:value-type="string">
            <text:p>118B</text:p>
          </table:table-cell>
          <table:table-cell table:style-name="ce7" table:formula="of:=IF([$'Mature Data'.B118]=&quot;&quot;;&quot;&quot;;[$'Mature Data'.B118])" office:value-type="string" office:string-value="Valencia" calcext:value-type="string">
            <text:p>Valencia</text:p>
          </table:table-cell>
          <table:table-cell table:style-name="ce7" table:formula="of:=IF([$'Mature Data'.C118]=&quot;&quot;;&quot;&quot;;[$'Mature Data'.C118])">
            <text:p/>
          </table:table-cell>
          <table:table-cell table:style-name="ce7" table:formula="of:=IF([$'Mature Data'.D118]=&quot;&quot;;&quot;&quot;;[$'Mature Data'.D118])" office:value-type="string" office:string-value="2017-04-11" calcext:value-type="string">
            <text:p>2017-04-11</text:p>
          </table:table-cell>
          <table:table-cell table:style-name="ce15" table:formula="of:=IF([$'Mature Data'.E118]=&quot;&quot;;&quot;&quot;;[$'Mature Data'.E118])" office:value-type="float" office:value="4" calcext:value-type="float">
            <text:p>4</text:p>
          </table:table-cell>
          <table:table-cell table:style-name="ce15" table:formula="of:=IF([$'Mature Data'.F118]=&quot;&quot;;&quot;&quot;;[$'Mature Data'.F118])" office:value-type="float" office:value="3" calcext:value-type="float">
            <text:p>3</text:p>
          </table:table-cell>
          <table:table-cell table:style-name="ce15" table:formula="of:=IF([$'Mature Data'.G118]=&quot;&quot;;&quot;&quot;;[$'Mature Data'.G118])" office:value-type="float" office:value="0" calcext:value-type="float">
            <text:p>0</text:p>
          </table:table-cell>
          <table:table-cell table:style-name="ce15" table:formula="of:=IF([$'Mature Data'.H118]=&quot;&quot;;&quot;&quot;;[$'Mature Data'.H118])" office:value-type="float" office:value="5" calcext:value-type="float">
            <text:p>5</text:p>
          </table:table-cell>
          <table:table-cell table:style-name="ce15" table:formula="of:=IF([$'Mature Data'.I118]=&quot;&quot;;&quot;&quot;;[$'Mature Data'.I118])" office:value-type="float" office:value="4" calcext:value-type="float">
            <text:p>4</text:p>
          </table:table-cell>
          <table:table-cell table:style-name="ce22" table:formula="of:=IF([.D119]=&quot;&quot;;&quot;&quot;;SUM([.E119:.I119]))" office:value-type="float" office:value="16" calcext:value-type="float">
            <text:p>16</text:p>
          </table:table-cell>
          <table:table-cell table:style-name="ce26" table:formula="of:=IF([$'Mature Data'.K118]=&quot;&quot;;&quot;&quot;;[$'Mature Data'.K118])" office:value-type="float" office:value="2" calcext:value-type="float">
            <text:p>2</text:p>
          </table:table-cell>
          <table:table-cell table:style-name="ce26" table:formula="of:=IF([$'Mature Data'.L118]=&quot;&quot;;&quot;&quot;;[$'Mature Data'.L118])" office:value-type="float" office:value="1" calcext:value-type="float">
            <text:p>1</text:p>
          </table:table-cell>
          <table:table-cell table:style-name="ce26" table:formula="of:=IF([$'Mature Data'.M118]=&quot;&quot;;&quot;&quot;;[$'Mature Data'.M118])" office:value-type="float" office:value="1" calcext:value-type="float">
            <text:p>1</text:p>
          </table:table-cell>
          <table:table-cell table:style-name="ce26" table:formula="of:=IF([$'Mature Data'.N118]=&quot;&quot;;&quot;&quot;;[$'Mature Data'.N118])" office:value-type="float" office:value="4" calcext:value-type="float">
            <text:p>4</text:p>
          </table:table-cell>
          <table:table-cell table:style-name="ce26" table:formula="of:=IF([$'Mature Data'.O118]=&quot;&quot;;&quot;&quot;;[$'Mature Data'.O118])" office:value-type="float" office:value="4" calcext:value-type="float">
            <text:p>4</text:p>
          </table:table-cell>
          <table:table-cell table:style-name="ce31" table:formula="of:=IF([.J119]=&quot;&quot;;&quot;&quot;;SUM([.K119:.O119]))" office:value-type="float" office:value="12" calcext:value-type="float">
            <text:p>12</text:p>
          </table:table-cell>
          <table:table-cell table:style-name="ce7" table:formula="of:=IF([$'Mature Data'.Q118]=&quot;&quot;;&quot;&quot;;[$'Mature Data'.Q118])" office:value-type="float" office:value="0" calcext:value-type="float">
            <text:p>0</text:p>
          </table:table-cell>
          <table:table-cell table:style-name="ce7" table:formula="of:=IF([$'Mature Data'.R118]=&quot;&quot;;&quot;&quot;;[$'Mature Data'.R118])" office:value-type="float" office:value="0" calcext:value-type="float">
            <text:p>0</text:p>
          </table:table-cell>
          <table:table-cell table:style-name="ce7" table:formula="of:=IF([$'Mature Data'.S118]=&quot;&quot;;&quot;&quot;;[$'Mature Data'.S118])" office:value-type="float" office:value="0" calcext:value-type="float">
            <text:p>0</text:p>
          </table:table-cell>
          <table:table-cell table:style-name="ce7" table:formula="of:=IF([$'Mature Data'.T118]=&quot;&quot;;&quot;&quot;;[$'Mature Data'.T118])" office:value-type="float" office:value="1" calcext:value-type="float">
            <text:p>1</text:p>
          </table:table-cell>
          <table:table-cell table:style-name="ce7" table:formula="of:=IF([$'Mature Data'.U118]=&quot;&quot;;&quot;&quot;;[$'Mature Data'.U118])" office:value-type="float" office:value="0" calcext:value-type="float">
            <text:p>0</text:p>
          </table:table-cell>
          <table:table-cell table:style-name="ce7" table:formula="of:=IF([.P119]=&quot;&quot;;&quot;&quot;;SUM([.Q119:.U119]))" office:value-type="float" office:value="1" calcext:value-type="float">
            <text:p>1</text:p>
          </table:table-cell>
          <table:table-cell table:style-name="ce7" table:formula="of:=IF([$'Mature Data'.W118]=&quot;&quot;;&quot;&quot;;[$'Mature Data'.W118])" office:value-type="float" office:value="10" calcext:value-type="float">
            <text:p>10</text:p>
          </table:table-cell>
          <table:table-cell table:style-name="ce7" table:formula="of:=IF([$'Mature Data'.X118]=&quot;&quot;;&quot;&quot;;[$'Mature Data'.X118])" office:value-type="float" office:value="8" calcext:value-type="float">
            <text:p>8</text:p>
          </table:table-cell>
          <table:table-cell table:style-name="ce7" table:formula="of:=IF([$'Mature Data'.Y118]=&quot;&quot;;&quot;&quot;;[$'Mature Data'.Y118])" office:value-type="float" office:value="7" calcext:value-type="float">
            <text:p>7</text:p>
          </table:table-cell>
          <table:table-cell table:style-name="ce7" table:formula="of:=IF([$'Mature Data'.Z118]=&quot;&quot;;&quot;&quot;;[$'Mature Data'.Z118])" office:value-type="float" office:value="14" calcext:value-type="float">
            <text:p>14</text:p>
          </table:table-cell>
          <table:table-cell table:style-name="ce7" table:formula="of:=IF([$'Mature Data'.AA118]=&quot;&quot;;&quot;&quot;;[$'Mature Data'.AA118])" office:value-type="float" office:value="11" calcext:value-type="float">
            <text:p>11</text:p>
          </table:table-cell>
          <table:table-cell table:style-name="ce43" table:formula="of:=IF(ISERR(AVERAGE([.W119:.AA119])/20);&quot;&quot;;AVERAGE([.W119:.AA119])/20)" office:value-type="percentage" office:value="0.5" calcext:value-type="percentage">
            <text:p>50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19]=&quot;&quot;;&quot;&quot;;[$'Mature Data'.A119])" office:value-type="string" office:string-value="118C" calcext:value-type="string">
            <text:p>118C</text:p>
          </table:table-cell>
          <table:table-cell table:style-name="ce7" table:formula="of:=IF([$'Mature Data'.B119]=&quot;&quot;;&quot;&quot;;[$'Mature Data'.B119])" office:value-type="string" office:string-value="Hamlin" calcext:value-type="string">
            <text:p>Hamlin</text:p>
          </table:table-cell>
          <table:table-cell table:style-name="ce7" table:formula="of:=IF([$'Mature Data'.C119]=&quot;&quot;;&quot;&quot;;[$'Mature Data'.C119])">
            <text:p/>
          </table:table-cell>
          <table:table-cell table:style-name="ce7" table:formula="of:=IF([$'Mature Data'.D119]=&quot;&quot;;&quot;&quot;;[$'Mature Data'.D119])" office:value-type="string" office:string-value="2017-04-11" calcext:value-type="string">
            <text:p>2017-04-11</text:p>
          </table:table-cell>
          <table:table-cell table:style-name="ce15" table:formula="of:=IF([$'Mature Data'.E119]=&quot;&quot;;&quot;&quot;;[$'Mature Data'.E119])" office:value-type="float" office:value="2" calcext:value-type="float">
            <text:p>2</text:p>
          </table:table-cell>
          <table:table-cell table:style-name="ce15" table:formula="of:=IF([$'Mature Data'.F119]=&quot;&quot;;&quot;&quot;;[$'Mature Data'.F119])" office:value-type="float" office:value="6" calcext:value-type="float">
            <text:p>6</text:p>
          </table:table-cell>
          <table:table-cell table:style-name="ce15" table:formula="of:=IF([$'Mature Data'.G119]=&quot;&quot;;&quot;&quot;;[$'Mature Data'.G119])" office:value-type="float" office:value="3" calcext:value-type="float">
            <text:p>3</text:p>
          </table:table-cell>
          <table:table-cell table:style-name="ce15" table:formula="of:=IF([$'Mature Data'.H119]=&quot;&quot;;&quot;&quot;;[$'Mature Data'.H119])" office:value-type="float" office:value="4" calcext:value-type="float">
            <text:p>4</text:p>
          </table:table-cell>
          <table:table-cell table:style-name="ce15" table:formula="of:=IF([$'Mature Data'.I119]=&quot;&quot;;&quot;&quot;;[$'Mature Data'.I119])" office:value-type="float" office:value="2" calcext:value-type="float">
            <text:p>2</text:p>
          </table:table-cell>
          <table:table-cell table:style-name="ce22" table:formula="of:=IF([.D120]=&quot;&quot;;&quot;&quot;;SUM([.E120:.I120]))" office:value-type="float" office:value="17" calcext:value-type="float">
            <text:p>17</text:p>
          </table:table-cell>
          <table:table-cell table:style-name="ce26" table:formula="of:=IF([$'Mature Data'.K119]=&quot;&quot;;&quot;&quot;;[$'Mature Data'.K119])" office:value-type="float" office:value="3" calcext:value-type="float">
            <text:p>3</text:p>
          </table:table-cell>
          <table:table-cell table:style-name="ce26" table:formula="of:=IF([$'Mature Data'.L119]=&quot;&quot;;&quot;&quot;;[$'Mature Data'.L119])" office:value-type="float" office:value="2" calcext:value-type="float">
            <text:p>2</text:p>
          </table:table-cell>
          <table:table-cell table:style-name="ce26" table:formula="of:=IF([$'Mature Data'.M119]=&quot;&quot;;&quot;&quot;;[$'Mature Data'.M119])" office:value-type="float" office:value="4" calcext:value-type="float">
            <text:p>4</text:p>
          </table:table-cell>
          <table:table-cell table:style-name="ce26" table:formula="of:=IF([$'Mature Data'.N119]=&quot;&quot;;&quot;&quot;;[$'Mature Data'.N119])" office:value-type="float" office:value="2" calcext:value-type="float">
            <text:p>2</text:p>
          </table:table-cell>
          <table:table-cell table:style-name="ce26" table:formula="of:=IF([$'Mature Data'.O119]=&quot;&quot;;&quot;&quot;;[$'Mature Data'.O119])" office:value-type="float" office:value="2" calcext:value-type="float">
            <text:p>2</text:p>
          </table:table-cell>
          <table:table-cell table:style-name="ce31" table:formula="of:=IF([.J120]=&quot;&quot;;&quot;&quot;;SUM([.K120:.O120]))" office:value-type="float" office:value="13" calcext:value-type="float">
            <text:p>13</text:p>
          </table:table-cell>
          <table:table-cell table:style-name="ce7" table:formula="of:=IF([$'Mature Data'.Q119]=&quot;&quot;;&quot;&quot;;[$'Mature Data'.Q119])" office:value-type="float" office:value="0" calcext:value-type="float">
            <text:p>0</text:p>
          </table:table-cell>
          <table:table-cell table:style-name="ce7" table:formula="of:=IF([$'Mature Data'.R119]=&quot;&quot;;&quot;&quot;;[$'Mature Data'.R119])" office:value-type="float" office:value="0" calcext:value-type="float">
            <text:p>0</text:p>
          </table:table-cell>
          <table:table-cell table:style-name="ce7" table:formula="of:=IF([$'Mature Data'.S119]=&quot;&quot;;&quot;&quot;;[$'Mature Data'.S119])" office:value-type="float" office:value="0" calcext:value-type="float">
            <text:p>0</text:p>
          </table:table-cell>
          <table:table-cell table:style-name="ce7" table:formula="of:=IF([$'Mature Data'.T119]=&quot;&quot;;&quot;&quot;;[$'Mature Data'.T119])" office:value-type="float" office:value="0" calcext:value-type="float">
            <text:p>0</text:p>
          </table:table-cell>
          <table:table-cell table:style-name="ce7" table:formula="of:=IF([$'Mature Data'.U119]=&quot;&quot;;&quot;&quot;;[$'Mature Data'.U119])" office:value-type="float" office:value="0" calcext:value-type="float">
            <text:p>0</text:p>
          </table:table-cell>
          <table:table-cell table:style-name="ce7" table:formula="of:=IF([.P120]=&quot;&quot;;&quot;&quot;;SUM([.Q120:.U120]))" office:value-type="float" office:value="0" calcext:value-type="float">
            <text:p>0</text:p>
          </table:table-cell>
          <table:table-cell table:style-name="ce7" table:formula="of:=IF([$'Mature Data'.W119]=&quot;&quot;;&quot;&quot;;[$'Mature Data'.W119])" office:value-type="float" office:value="9" calcext:value-type="float">
            <text:p>9</text:p>
          </table:table-cell>
          <table:table-cell table:style-name="ce7" table:formula="of:=IF([$'Mature Data'.X119]=&quot;&quot;;&quot;&quot;;[$'Mature Data'.X119])" office:value-type="float" office:value="12" calcext:value-type="float">
            <text:p>12</text:p>
          </table:table-cell>
          <table:table-cell table:style-name="ce7" table:formula="of:=IF([$'Mature Data'.Y119]=&quot;&quot;;&quot;&quot;;[$'Mature Data'.Y119])" office:value-type="float" office:value="10" calcext:value-type="float">
            <text:p>10</text:p>
          </table:table-cell>
          <table:table-cell table:style-name="ce7" table:formula="of:=IF([$'Mature Data'.Z119]=&quot;&quot;;&quot;&quot;;[$'Mature Data'.Z119])" office:value-type="float" office:value="11" calcext:value-type="float">
            <text:p>11</text:p>
          </table:table-cell>
          <table:table-cell table:style-name="ce7" table:formula="of:=IF([$'Mature Data'.AA119]=&quot;&quot;;&quot;&quot;;[$'Mature Data'.AA119])" office:value-type="float" office:value="8" calcext:value-type="float">
            <text:p>8</text:p>
          </table:table-cell>
          <table:table-cell table:style-name="ce43" table:formula="of:=IF(ISERR(AVERAGE([.W120:.AA120])/20);&quot;&quot;;AVERAGE([.W120:.AA120])/20)" office:value-type="percentage" office:value="0.5" calcext:value-type="percentage">
            <text:p>50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0]=&quot;&quot;;&quot;&quot;;[$'Mature Data'.A120])" office:value-type="string" office:string-value="118D" calcext:value-type="string">
            <text:p>118D</text:p>
          </table:table-cell>
          <table:table-cell table:style-name="ce7" table:formula="of:=IF([$'Mature Data'.B120]=&quot;&quot;;&quot;&quot;;[$'Mature Data'.B120])" office:value-type="string" office:string-value="Hamlin" calcext:value-type="string">
            <text:p>Hamlin</text:p>
          </table:table-cell>
          <table:table-cell table:style-name="ce7" table:formula="of:=IF([$'Mature Data'.C120]=&quot;&quot;;&quot;&quot;;[$'Mature Data'.C120])">
            <text:p/>
          </table:table-cell>
          <table:table-cell table:style-name="ce7" table:formula="of:=IF([$'Mature Data'.D120]=&quot;&quot;;&quot;&quot;;[$'Mature Data'.D120])" office:value-type="string" office:string-value="2017-04-11" calcext:value-type="string">
            <text:p>2017-04-11</text:p>
          </table:table-cell>
          <table:table-cell table:style-name="ce15" table:formula="of:=IF([$'Mature Data'.E120]=&quot;&quot;;&quot;&quot;;[$'Mature Data'.E120])" office:value-type="float" office:value="6" calcext:value-type="float">
            <text:p>6</text:p>
          </table:table-cell>
          <table:table-cell table:style-name="ce15" table:formula="of:=IF([$'Mature Data'.F120]=&quot;&quot;;&quot;&quot;;[$'Mature Data'.F120])" office:value-type="float" office:value="5" calcext:value-type="float">
            <text:p>5</text:p>
          </table:table-cell>
          <table:table-cell table:style-name="ce15" table:formula="of:=IF([$'Mature Data'.G120]=&quot;&quot;;&quot;&quot;;[$'Mature Data'.G120])" office:value-type="float" office:value="1" calcext:value-type="float">
            <text:p>1</text:p>
          </table:table-cell>
          <table:table-cell table:style-name="ce15" table:formula="of:=IF([$'Mature Data'.H120]=&quot;&quot;;&quot;&quot;;[$'Mature Data'.H120])" office:value-type="float" office:value="8" calcext:value-type="float">
            <text:p>8</text:p>
          </table:table-cell>
          <table:table-cell table:style-name="ce15" table:formula="of:=IF([$'Mature Data'.I120]=&quot;&quot;;&quot;&quot;;[$'Mature Data'.I120])" office:value-type="float" office:value="7" calcext:value-type="float">
            <text:p>7</text:p>
          </table:table-cell>
          <table:table-cell table:style-name="ce22" table:formula="of:=IF([.D121]=&quot;&quot;;&quot;&quot;;SUM([.E121:.I121]))" office:value-type="float" office:value="27" calcext:value-type="float">
            <text:p>27</text:p>
          </table:table-cell>
          <table:table-cell table:style-name="ce26" table:formula="of:=IF([$'Mature Data'.K120]=&quot;&quot;;&quot;&quot;;[$'Mature Data'.K120])" office:value-type="float" office:value="6" calcext:value-type="float">
            <text:p>6</text:p>
          </table:table-cell>
          <table:table-cell table:style-name="ce26" table:formula="of:=IF([$'Mature Data'.L120]=&quot;&quot;;&quot;&quot;;[$'Mature Data'.L120])" office:value-type="float" office:value="4" calcext:value-type="float">
            <text:p>4</text:p>
          </table:table-cell>
          <table:table-cell table:style-name="ce26" table:formula="of:=IF([$'Mature Data'.M120]=&quot;&quot;;&quot;&quot;;[$'Mature Data'.M120])" office:value-type="float" office:value="1" calcext:value-type="float">
            <text:p>1</text:p>
          </table:table-cell>
          <table:table-cell table:style-name="ce26" table:formula="of:=IF([$'Mature Data'.N120]=&quot;&quot;;&quot;&quot;;[$'Mature Data'.N120])" office:value-type="float" office:value="7" calcext:value-type="float">
            <text:p>7</text:p>
          </table:table-cell>
          <table:table-cell table:style-name="ce26" table:formula="of:=IF([$'Mature Data'.O120]=&quot;&quot;;&quot;&quot;;[$'Mature Data'.O120])" office:value-type="float" office:value="5" calcext:value-type="float">
            <text:p>5</text:p>
          </table:table-cell>
          <table:table-cell table:style-name="ce31" table:formula="of:=IF([.J121]=&quot;&quot;;&quot;&quot;;SUM([.K121:.O121]))" office:value-type="float" office:value="23" calcext:value-type="float">
            <text:p>23</text:p>
          </table:table-cell>
          <table:table-cell table:style-name="ce7" table:formula="of:=IF([$'Mature Data'.Q120]=&quot;&quot;;&quot;&quot;;[$'Mature Data'.Q120])" office:value-type="float" office:value="1" calcext:value-type="float">
            <text:p>1</text:p>
          </table:table-cell>
          <table:table-cell table:style-name="ce7" table:formula="of:=IF([$'Mature Data'.R120]=&quot;&quot;;&quot;&quot;;[$'Mature Data'.R120])" office:value-type="float" office:value="0" calcext:value-type="float">
            <text:p>0</text:p>
          </table:table-cell>
          <table:table-cell table:style-name="ce7" table:formula="of:=IF([$'Mature Data'.S120]=&quot;&quot;;&quot;&quot;;[$'Mature Data'.S120])" office:value-type="float" office:value="0" calcext:value-type="float">
            <text:p>0</text:p>
          </table:table-cell>
          <table:table-cell table:style-name="ce7" table:formula="of:=IF([$'Mature Data'.T120]=&quot;&quot;;&quot;&quot;;[$'Mature Data'.T120])" office:value-type="float" office:value="0" calcext:value-type="float">
            <text:p>0</text:p>
          </table:table-cell>
          <table:table-cell table:style-name="ce7" table:formula="of:=IF([$'Mature Data'.U120]=&quot;&quot;;&quot;&quot;;[$'Mature Data'.U120])" office:value-type="float" office:value="0" calcext:value-type="float">
            <text:p>0</text:p>
          </table:table-cell>
          <table:table-cell table:style-name="ce7" table:formula="of:=IF([.P121]=&quot;&quot;;&quot;&quot;;SUM([.Q121:.U121]))" office:value-type="float" office:value="1" calcext:value-type="float">
            <text:p>1</text:p>
          </table:table-cell>
          <table:table-cell table:style-name="ce7" table:formula="of:=IF([$'Mature Data'.W120]=&quot;&quot;;&quot;&quot;;[$'Mature Data'.W120])" office:value-type="float" office:value="9" calcext:value-type="float">
            <text:p>9</text:p>
          </table:table-cell>
          <table:table-cell table:style-name="ce7" table:formula="of:=IF([$'Mature Data'.X120]=&quot;&quot;;&quot;&quot;;[$'Mature Data'.X120])" office:value-type="float" office:value="10" calcext:value-type="float">
            <text:p>10</text:p>
          </table:table-cell>
          <table:table-cell table:style-name="ce7" table:formula="of:=IF([$'Mature Data'.Y120]=&quot;&quot;;&quot;&quot;;[$'Mature Data'.Y120])" office:value-type="float" office:value="7" calcext:value-type="float">
            <text:p>7</text:p>
          </table:table-cell>
          <table:table-cell table:style-name="ce7" table:formula="of:=IF([$'Mature Data'.Z120]=&quot;&quot;;&quot;&quot;;[$'Mature Data'.Z120])" office:value-type="float" office:value="10" calcext:value-type="float">
            <text:p>10</text:p>
          </table:table-cell>
          <table:table-cell table:style-name="ce7" table:formula="of:=IF([$'Mature Data'.AA120]=&quot;&quot;;&quot;&quot;;[$'Mature Data'.AA120])" office:value-type="float" office:value="13" calcext:value-type="float">
            <text:p>13</text:p>
          </table:table-cell>
          <table:table-cell table:style-name="ce43" table:formula="of:=IF(ISERR(AVERAGE([.W121:.AA121])/20);&quot;&quot;;AVERAGE([.W121:.AA121])/20)" office:value-type="percentage" office:value="0.49" calcext:value-type="percentage">
            <text:p>4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1]=&quot;&quot;;&quot;&quot;;[$'Mature Data'.A121])" office:value-type="string" office:string-value="118E" calcext:value-type="string">
            <text:p>118E</text:p>
          </table:table-cell>
          <table:table-cell table:style-name="ce7" table:formula="of:=IF([$'Mature Data'.B121]=&quot;&quot;;&quot;&quot;;[$'Mature Data'.B121])" office:value-type="string" office:string-value="Valencia" calcext:value-type="string">
            <text:p>Valencia</text:p>
          </table:table-cell>
          <table:table-cell table:style-name="ce7" table:formula="of:=IF([$'Mature Data'.C121]=&quot;&quot;;&quot;&quot;;[$'Mature Data'.C121])">
            <text:p/>
          </table:table-cell>
          <table:table-cell table:style-name="ce7" table:formula="of:=IF([$'Mature Data'.D121]=&quot;&quot;;&quot;&quot;;[$'Mature Data'.D121])" office:value-type="string" office:string-value="2017-04-11" calcext:value-type="string">
            <text:p>2017-04-11</text:p>
          </table:table-cell>
          <table:table-cell table:style-name="ce15" table:formula="of:=IF([$'Mature Data'.E121]=&quot;&quot;;&quot;&quot;;[$'Mature Data'.E121])" office:value-type="float" office:value="4" calcext:value-type="float">
            <text:p>4</text:p>
          </table:table-cell>
          <table:table-cell table:style-name="ce15" table:formula="of:=IF([$'Mature Data'.F121]=&quot;&quot;;&quot;&quot;;[$'Mature Data'.F121])" office:value-type="float" office:value="10" calcext:value-type="float">
            <text:p>10</text:p>
          </table:table-cell>
          <table:table-cell table:style-name="ce15" table:formula="of:=IF([$'Mature Data'.G121]=&quot;&quot;;&quot;&quot;;[$'Mature Data'.G121])" office:value-type="float" office:value="0" calcext:value-type="float">
            <text:p>0</text:p>
          </table:table-cell>
          <table:table-cell table:style-name="ce15" table:formula="of:=IF([$'Mature Data'.H121]=&quot;&quot;;&quot;&quot;;[$'Mature Data'.H121])" office:value-type="float" office:value="8" calcext:value-type="float">
            <text:p>8</text:p>
          </table:table-cell>
          <table:table-cell table:style-name="ce15" table:formula="of:=IF([$'Mature Data'.I121]=&quot;&quot;;&quot;&quot;;[$'Mature Data'.I121])" office:value-type="float" office:value="10" calcext:value-type="float">
            <text:p>10</text:p>
          </table:table-cell>
          <table:table-cell table:style-name="ce22" table:formula="of:=IF([.D122]=&quot;&quot;;&quot;&quot;;SUM([.E122:.I122]))" office:value-type="float" office:value="32" calcext:value-type="float">
            <text:p>32</text:p>
          </table:table-cell>
          <table:table-cell table:style-name="ce26" table:formula="of:=IF([$'Mature Data'.K121]=&quot;&quot;;&quot;&quot;;[$'Mature Data'.K121])" office:value-type="float" office:value="5" calcext:value-type="float">
            <text:p>5</text:p>
          </table:table-cell>
          <table:table-cell table:style-name="ce26" table:formula="of:=IF([$'Mature Data'.L121]=&quot;&quot;;&quot;&quot;;[$'Mature Data'.L121])" office:value-type="float" office:value="8" calcext:value-type="float">
            <text:p>8</text:p>
          </table:table-cell>
          <table:table-cell table:style-name="ce26" table:formula="of:=IF([$'Mature Data'.M121]=&quot;&quot;;&quot;&quot;;[$'Mature Data'.M121])" office:value-type="float" office:value="2" calcext:value-type="float">
            <text:p>2</text:p>
          </table:table-cell>
          <table:table-cell table:style-name="ce26" table:formula="of:=IF([$'Mature Data'.N121]=&quot;&quot;;&quot;&quot;;[$'Mature Data'.N121])" office:value-type="float" office:value="4" calcext:value-type="float">
            <text:p>4</text:p>
          </table:table-cell>
          <table:table-cell table:style-name="ce26" table:formula="of:=IF([$'Mature Data'.O121]=&quot;&quot;;&quot;&quot;;[$'Mature Data'.O121])" office:value-type="float" office:value="7" calcext:value-type="float">
            <text:p>7</text:p>
          </table:table-cell>
          <table:table-cell table:style-name="ce31" table:formula="of:=IF([.J122]=&quot;&quot;;&quot;&quot;;SUM([.K122:.O122]))" office:value-type="float" office:value="26" calcext:value-type="float">
            <text:p>26</text:p>
          </table:table-cell>
          <table:table-cell table:style-name="ce7" table:formula="of:=IF([$'Mature Data'.Q121]=&quot;&quot;;&quot;&quot;;[$'Mature Data'.Q121])" office:value-type="float" office:value="0" calcext:value-type="float">
            <text:p>0</text:p>
          </table:table-cell>
          <table:table-cell table:style-name="ce7" table:formula="of:=IF([$'Mature Data'.R121]=&quot;&quot;;&quot;&quot;;[$'Mature Data'.R121])" office:value-type="float" office:value="2" calcext:value-type="float">
            <text:p>2</text:p>
          </table:table-cell>
          <table:table-cell table:style-name="ce7" table:formula="of:=IF([$'Mature Data'.S121]=&quot;&quot;;&quot;&quot;;[$'Mature Data'.S121])" office:value-type="float" office:value="0" calcext:value-type="float">
            <text:p>0</text:p>
          </table:table-cell>
          <table:table-cell table:style-name="ce7" table:formula="of:=IF([$'Mature Data'.T121]=&quot;&quot;;&quot;&quot;;[$'Mature Data'.T121])" office:value-type="float" office:value="0" calcext:value-type="float">
            <text:p>0</text:p>
          </table:table-cell>
          <table:table-cell table:style-name="ce7" table:formula="of:=IF([$'Mature Data'.U121]=&quot;&quot;;&quot;&quot;;[$'Mature Data'.U121])" office:value-type="float" office:value="1" calcext:value-type="float">
            <text:p>1</text:p>
          </table:table-cell>
          <table:table-cell table:style-name="ce7" table:formula="of:=IF([.P122]=&quot;&quot;;&quot;&quot;;SUM([.Q122:.U122]))" office:value-type="float" office:value="3" calcext:value-type="float">
            <text:p>3</text:p>
          </table:table-cell>
          <table:table-cell table:style-name="ce7" table:formula="of:=IF([$'Mature Data'.W121]=&quot;&quot;;&quot;&quot;;[$'Mature Data'.W121])" office:value-type="float" office:value="12" calcext:value-type="float">
            <text:p>12</text:p>
          </table:table-cell>
          <table:table-cell table:style-name="ce7" table:formula="of:=IF([$'Mature Data'.X121]=&quot;&quot;;&quot;&quot;;[$'Mature Data'.X121])" office:value-type="float" office:value="16" calcext:value-type="float">
            <text:p>16</text:p>
          </table:table-cell>
          <table:table-cell table:style-name="ce7" table:formula="of:=IF([$'Mature Data'.Y121]=&quot;&quot;;&quot;&quot;;[$'Mature Data'.Y121])" office:value-type="float" office:value="9" calcext:value-type="float">
            <text:p>9</text:p>
          </table:table-cell>
          <table:table-cell table:style-name="ce7" table:formula="of:=IF([$'Mature Data'.Z121]=&quot;&quot;;&quot;&quot;;[$'Mature Data'.Z121])" office:value-type="float" office:value="10" calcext:value-type="float">
            <text:p>10</text:p>
          </table:table-cell>
          <table:table-cell table:style-name="ce7" table:formula="of:=IF([$'Mature Data'.AA121]=&quot;&quot;;&quot;&quot;;[$'Mature Data'.AA121])" office:value-type="float" office:value="14" calcext:value-type="float">
            <text:p>14</text:p>
          </table:table-cell>
          <table:table-cell table:style-name="ce43" table:formula="of:=IF(ISERR(AVERAGE([.W122:.AA122])/20);&quot;&quot;;AVERAGE([.W122:.AA122])/20)" office:value-type="percentage" office:value="0.61" calcext:value-type="percentage">
            <text:p>61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2]=&quot;&quot;;&quot;&quot;;[$'Mature Data'.A122])" office:value-type="string" office:string-value="118F" calcext:value-type="string">
            <text:p>118F</text:p>
          </table:table-cell>
          <table:table-cell table:style-name="ce7" table:formula="of:=IF([$'Mature Data'.B122]=&quot;&quot;;&quot;&quot;;[$'Mature Data'.B122])" office:value-type="string" office:string-value="Valencia" calcext:value-type="string">
            <text:p>Valencia</text:p>
          </table:table-cell>
          <table:table-cell table:style-name="ce7" table:formula="of:=IF([$'Mature Data'.C122]=&quot;&quot;;&quot;&quot;;[$'Mature Data'.C122])">
            <text:p/>
          </table:table-cell>
          <table:table-cell table:style-name="ce7" table:formula="of:=IF([$'Mature Data'.D122]=&quot;&quot;;&quot;&quot;;[$'Mature Data'.D122])" office:value-type="string" office:string-value="2017-04-11" calcext:value-type="string">
            <text:p>2017-04-11</text:p>
          </table:table-cell>
          <table:table-cell table:style-name="ce15" table:formula="of:=IF([$'Mature Data'.E122]=&quot;&quot;;&quot;&quot;;[$'Mature Data'.E122])" office:value-type="float" office:value="6" calcext:value-type="float">
            <text:p>6</text:p>
          </table:table-cell>
          <table:table-cell table:style-name="ce15" table:formula="of:=IF([$'Mature Data'.F122]=&quot;&quot;;&quot;&quot;;[$'Mature Data'.F122])" office:value-type="float" office:value="4" calcext:value-type="float">
            <text:p>4</text:p>
          </table:table-cell>
          <table:table-cell table:style-name="ce15" table:formula="of:=IF([$'Mature Data'.G122]=&quot;&quot;;&quot;&quot;;[$'Mature Data'.G122])" office:value-type="float" office:value="3" calcext:value-type="float">
            <text:p>3</text:p>
          </table:table-cell>
          <table:table-cell table:style-name="ce15" table:formula="of:=IF([$'Mature Data'.H122]=&quot;&quot;;&quot;&quot;;[$'Mature Data'.H122])" office:value-type="float" office:value="7" calcext:value-type="float">
            <text:p>7</text:p>
          </table:table-cell>
          <table:table-cell table:style-name="ce15" table:formula="of:=IF([$'Mature Data'.I122]=&quot;&quot;;&quot;&quot;;[$'Mature Data'.I122])" office:value-type="float" office:value="11" calcext:value-type="float">
            <text:p>11</text:p>
          </table:table-cell>
          <table:table-cell table:style-name="ce22" table:formula="of:=IF([.D123]=&quot;&quot;;&quot;&quot;;SUM([.E123:.I123]))" office:value-type="float" office:value="31" calcext:value-type="float">
            <text:p>31</text:p>
          </table:table-cell>
          <table:table-cell table:style-name="ce26" table:formula="of:=IF([$'Mature Data'.K122]=&quot;&quot;;&quot;&quot;;[$'Mature Data'.K122])" office:value-type="float" office:value="4" calcext:value-type="float">
            <text:p>4</text:p>
          </table:table-cell>
          <table:table-cell table:style-name="ce26" table:formula="of:=IF([$'Mature Data'.L122]=&quot;&quot;;&quot;&quot;;[$'Mature Data'.L122])" office:value-type="float" office:value="3" calcext:value-type="float">
            <text:p>3</text:p>
          </table:table-cell>
          <table:table-cell table:style-name="ce26" table:formula="of:=IF([$'Mature Data'.M122]=&quot;&quot;;&quot;&quot;;[$'Mature Data'.M122])" office:value-type="float" office:value="2" calcext:value-type="float">
            <text:p>2</text:p>
          </table:table-cell>
          <table:table-cell table:style-name="ce26" table:formula="of:=IF([$'Mature Data'.N122]=&quot;&quot;;&quot;&quot;;[$'Mature Data'.N122])" office:value-type="float" office:value="5" calcext:value-type="float">
            <text:p>5</text:p>
          </table:table-cell>
          <table:table-cell table:style-name="ce26" table:formula="of:=IF([$'Mature Data'.O122]=&quot;&quot;;&quot;&quot;;[$'Mature Data'.O122])" office:value-type="float" office:value="9" calcext:value-type="float">
            <text:p>9</text:p>
          </table:table-cell>
          <table:table-cell table:style-name="ce31" table:formula="of:=IF([.J123]=&quot;&quot;;&quot;&quot;;SUM([.K123:.O123]))" office:value-type="float" office:value="23" calcext:value-type="float">
            <text:p>23</text:p>
          </table:table-cell>
          <table:table-cell table:style-name="ce7" table:formula="of:=IF([$'Mature Data'.Q122]=&quot;&quot;;&quot;&quot;;[$'Mature Data'.Q122])" office:value-type="float" office:value="1" calcext:value-type="float">
            <text:p>1</text:p>
          </table:table-cell>
          <table:table-cell table:style-name="ce7" table:formula="of:=IF([$'Mature Data'.R122]=&quot;&quot;;&quot;&quot;;[$'Mature Data'.R122])" office:value-type="float" office:value="0" calcext:value-type="float">
            <text:p>0</text:p>
          </table:table-cell>
          <table:table-cell table:style-name="ce7" table:formula="of:=IF([$'Mature Data'.S122]=&quot;&quot;;&quot;&quot;;[$'Mature Data'.S122])" office:value-type="float" office:value="0" calcext:value-type="float">
            <text:p>0</text:p>
          </table:table-cell>
          <table:table-cell table:style-name="ce7" table:formula="of:=IF([$'Mature Data'.T122]=&quot;&quot;;&quot;&quot;;[$'Mature Data'.T122])" office:value-type="float" office:value="1" calcext:value-type="float">
            <text:p>1</text:p>
          </table:table-cell>
          <table:table-cell table:style-name="ce7" table:formula="of:=IF([$'Mature Data'.U122]=&quot;&quot;;&quot;&quot;;[$'Mature Data'.U122])" office:value-type="float" office:value="1" calcext:value-type="float">
            <text:p>1</text:p>
          </table:table-cell>
          <table:table-cell table:style-name="ce7" table:formula="of:=IF([.P123]=&quot;&quot;;&quot;&quot;;SUM([.Q123:.U123]))" office:value-type="float" office:value="3" calcext:value-type="float">
            <text:p>3</text:p>
          </table:table-cell>
          <table:table-cell table:style-name="ce7" table:formula="of:=IF([$'Mature Data'.W122]=&quot;&quot;;&quot;&quot;;[$'Mature Data'.W122])" office:value-type="float" office:value="10" calcext:value-type="float">
            <text:p>10</text:p>
          </table:table-cell>
          <table:table-cell table:style-name="ce7" table:formula="of:=IF([$'Mature Data'.X122]=&quot;&quot;;&quot;&quot;;[$'Mature Data'.X122])" office:value-type="float" office:value="11" calcext:value-type="float">
            <text:p>11</text:p>
          </table:table-cell>
          <table:table-cell table:style-name="ce7" table:formula="of:=IF([$'Mature Data'.Y122]=&quot;&quot;;&quot;&quot;;[$'Mature Data'.Y122])" office:value-type="float" office:value="8" calcext:value-type="float">
            <text:p>8</text:p>
          </table:table-cell>
          <table:table-cell table:style-name="ce7" table:formula="of:=IF([$'Mature Data'.Z122]=&quot;&quot;;&quot;&quot;;[$'Mature Data'.Z122])" office:value-type="float" office:value="13" calcext:value-type="float">
            <text:p>13</text:p>
          </table:table-cell>
          <table:table-cell table:style-name="ce7" table:formula="of:=IF([$'Mature Data'.AA122]=&quot;&quot;;&quot;&quot;;[$'Mature Data'.AA122])" office:value-type="float" office:value="15" calcext:value-type="float">
            <text:p>15</text:p>
          </table:table-cell>
          <table:table-cell table:style-name="ce43" table:formula="of:=IF(ISERR(AVERAGE([.W123:.AA123])/20);&quot;&quot;;AVERAGE([.W123:.AA123])/20)" office:value-type="percentage" office:value="0.57" calcext:value-type="percentage">
            <text:p>57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3]=&quot;&quot;;&quot;&quot;;[$'Mature Data'.A123])" office:value-type="string" office:string-value="118G" calcext:value-type="string">
            <text:p>118G</text:p>
          </table:table-cell>
          <table:table-cell table:style-name="ce7" table:formula="of:=IF([$'Mature Data'.B123]=&quot;&quot;;&quot;&quot;;[$'Mature Data'.B123])" office:value-type="string" office:string-value="Valencia" calcext:value-type="string">
            <text:p>Valencia</text:p>
          </table:table-cell>
          <table:table-cell table:style-name="ce7" table:formula="of:=IF([$'Mature Data'.C123]=&quot;&quot;;&quot;&quot;;[$'Mature Data'.C123])">
            <text:p/>
          </table:table-cell>
          <table:table-cell table:style-name="ce7" table:formula="of:=IF([$'Mature Data'.D123]=&quot;&quot;;&quot;&quot;;[$'Mature Data'.D123])" office:value-type="string" office:string-value="2017-04-11" calcext:value-type="string">
            <text:p>2017-04-11</text:p>
          </table:table-cell>
          <table:table-cell table:style-name="ce15" table:formula="of:=IF([$'Mature Data'.E123]=&quot;&quot;;&quot;&quot;;[$'Mature Data'.E123])" office:value-type="float" office:value="8" calcext:value-type="float">
            <text:p>8</text:p>
          </table:table-cell>
          <table:table-cell table:style-name="ce15" table:formula="of:=IF([$'Mature Data'.F123]=&quot;&quot;;&quot;&quot;;[$'Mature Data'.F123])" office:value-type="float" office:value="3" calcext:value-type="float">
            <text:p>3</text:p>
          </table:table-cell>
          <table:table-cell table:style-name="ce15" table:formula="of:=IF([$'Mature Data'.G123]=&quot;&quot;;&quot;&quot;;[$'Mature Data'.G123])" office:value-type="float" office:value="1" calcext:value-type="float">
            <text:p>1</text:p>
          </table:table-cell>
          <table:table-cell table:style-name="ce15" table:formula="of:=IF([$'Mature Data'.H123]=&quot;&quot;;&quot;&quot;;[$'Mature Data'.H123])" office:value-type="float" office:value="10" calcext:value-type="float">
            <text:p>10</text:p>
          </table:table-cell>
          <table:table-cell table:style-name="ce15" table:formula="of:=IF([$'Mature Data'.I123]=&quot;&quot;;&quot;&quot;;[$'Mature Data'.I123])" office:value-type="float" office:value="7" calcext:value-type="float">
            <text:p>7</text:p>
          </table:table-cell>
          <table:table-cell table:style-name="ce22" table:formula="of:=IF([.D124]=&quot;&quot;;&quot;&quot;;SUM([.E124:.I124]))" office:value-type="float" office:value="29" calcext:value-type="float">
            <text:p>29</text:p>
          </table:table-cell>
          <table:table-cell table:style-name="ce26" table:formula="of:=IF([$'Mature Data'.K123]=&quot;&quot;;&quot;&quot;;[$'Mature Data'.K123])" office:value-type="float" office:value="5" calcext:value-type="float">
            <text:p>5</text:p>
          </table:table-cell>
          <table:table-cell table:style-name="ce26" table:formula="of:=IF([$'Mature Data'.L123]=&quot;&quot;;&quot;&quot;;[$'Mature Data'.L123])" office:value-type="float" office:value="2" calcext:value-type="float">
            <text:p>2</text:p>
          </table:table-cell>
          <table:table-cell table:style-name="ce26" table:formula="of:=IF([$'Mature Data'.M123]=&quot;&quot;;&quot;&quot;;[$'Mature Data'.M123])" office:value-type="float" office:value="0" calcext:value-type="float">
            <text:p>0</text:p>
          </table:table-cell>
          <table:table-cell table:style-name="ce26" table:formula="of:=IF([$'Mature Data'.N123]=&quot;&quot;;&quot;&quot;;[$'Mature Data'.N123])" office:value-type="float" office:value="8" calcext:value-type="float">
            <text:p>8</text:p>
          </table:table-cell>
          <table:table-cell table:style-name="ce26" table:formula="of:=IF([$'Mature Data'.O123]=&quot;&quot;;&quot;&quot;;[$'Mature Data'.O123])" office:value-type="float" office:value="3" calcext:value-type="float">
            <text:p>3</text:p>
          </table:table-cell>
          <table:table-cell table:style-name="ce31" table:formula="of:=IF([.J124]=&quot;&quot;;&quot;&quot;;SUM([.K124:.O124]))" office:value-type="float" office:value="18" calcext:value-type="float">
            <text:p>18</text:p>
          </table:table-cell>
          <table:table-cell table:style-name="ce7" table:formula="of:=IF([$'Mature Data'.Q123]=&quot;&quot;;&quot;&quot;;[$'Mature Data'.Q123])" office:value-type="float" office:value="0" calcext:value-type="float">
            <text:p>0</text:p>
          </table:table-cell>
          <table:table-cell table:style-name="ce7" table:formula="of:=IF([$'Mature Data'.R123]=&quot;&quot;;&quot;&quot;;[$'Mature Data'.R123])" office:value-type="float" office:value="0" calcext:value-type="float">
            <text:p>0</text:p>
          </table:table-cell>
          <table:table-cell table:style-name="ce7" table:formula="of:=IF([$'Mature Data'.S123]=&quot;&quot;;&quot;&quot;;[$'Mature Data'.S123])" office:value-type="float" office:value="0" calcext:value-type="float">
            <text:p>0</text:p>
          </table:table-cell>
          <table:table-cell table:style-name="ce7" table:formula="of:=IF([$'Mature Data'.T123]=&quot;&quot;;&quot;&quot;;[$'Mature Data'.T123])" office:value-type="float" office:value="0" calcext:value-type="float">
            <text:p>0</text:p>
          </table:table-cell>
          <table:table-cell table:style-name="ce7" table:formula="of:=IF([$'Mature Data'.U123]=&quot;&quot;;&quot;&quot;;[$'Mature Data'.U123])" office:value-type="float" office:value="0" calcext:value-type="float">
            <text:p>0</text:p>
          </table:table-cell>
          <table:table-cell table:style-name="ce7" table:formula="of:=IF([.P124]=&quot;&quot;;&quot;&quot;;SUM([.Q124:.U124]))" office:value-type="float" office:value="0" calcext:value-type="float">
            <text:p>0</text:p>
          </table:table-cell>
          <table:table-cell table:style-name="ce7" table:formula="of:=IF([$'Mature Data'.W123]=&quot;&quot;;&quot;&quot;;[$'Mature Data'.W123])" office:value-type="float" office:value="14" calcext:value-type="float">
            <text:p>14</text:p>
          </table:table-cell>
          <table:table-cell table:style-name="ce7" table:formula="of:=IF([$'Mature Data'.X123]=&quot;&quot;;&quot;&quot;;[$'Mature Data'.X123])" office:value-type="float" office:value="9" calcext:value-type="float">
            <text:p>9</text:p>
          </table:table-cell>
          <table:table-cell table:style-name="ce7" table:formula="of:=IF([$'Mature Data'.Y123]=&quot;&quot;;&quot;&quot;;[$'Mature Data'.Y123])" office:value-type="float" office:value="7" calcext:value-type="float">
            <text:p>7</text:p>
          </table:table-cell>
          <table:table-cell table:style-name="ce7" table:formula="of:=IF([$'Mature Data'.Z123]=&quot;&quot;;&quot;&quot;;[$'Mature Data'.Z123])" office:value-type="float" office:value="16" calcext:value-type="float">
            <text:p>16</text:p>
          </table:table-cell>
          <table:table-cell table:style-name="ce7" table:formula="of:=IF([$'Mature Data'.AA123]=&quot;&quot;;&quot;&quot;;[$'Mature Data'.AA123])" office:value-type="float" office:value="13" calcext:value-type="float">
            <text:p>13</text:p>
          </table:table-cell>
          <table:table-cell table:style-name="ce43" table:formula="of:=IF(ISERR(AVERAGE([.W124:.AA124])/20);&quot;&quot;;AVERAGE([.W124:.AA124])/20)" office:value-type="percentage" office:value="0.59" calcext:value-type="percentage">
            <text:p>59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4]=&quot;&quot;;&quot;&quot;;[$'Mature Data'.A124])" office:value-type="string" office:string-value="120C Reds" calcext:value-type="string">
            <text:p>120C Reds</text:p>
          </table:table-cell>
          <table:table-cell table:style-name="ce7" table:formula="of:=IF([$'Mature Data'.B124]=&quot;&quot;;&quot;&quot;;[$'Mature Data'.B124])" office:value-type="string" office:string-value="Ray Red" calcext:value-type="string">
            <text:p>Ray Red</text:p>
          </table:table-cell>
          <table:table-cell table:style-name="ce7" table:formula="of:=IF([$'Mature Data'.C124]=&quot;&quot;;&quot;&quot;;[$'Mature Data'.C124])">
            <text:p/>
          </table:table-cell>
          <table:table-cell table:style-name="ce7" table:formula="of:=IF([$'Mature Data'.D124]=&quot;&quot;;&quot;&quot;;[$'Mature Data'.D124])">
            <text:p/>
          </table:table-cell>
          <table:table-cell table:style-name="ce15" table:formula="of:=IF([$'Mature Data'.E124]=&quot;&quot;;&quot;&quot;;[$'Mature Data'.E124])">
            <text:p/>
          </table:table-cell>
          <table:table-cell table:style-name="ce15" table:formula="of:=IF([$'Mature Data'.F124]=&quot;&quot;;&quot;&quot;;[$'Mature Data'.F124])">
            <text:p/>
          </table:table-cell>
          <table:table-cell table:style-name="ce15" table:formula="of:=IF([$'Mature Data'.G124]=&quot;&quot;;&quot;&quot;;[$'Mature Data'.G124])">
            <text:p/>
          </table:table-cell>
          <table:table-cell table:style-name="ce15" table:formula="of:=IF([$'Mature Data'.H124]=&quot;&quot;;&quot;&quot;;[$'Mature Data'.H124])">
            <text:p/>
          </table:table-cell>
          <table:table-cell table:style-name="ce15" table:formula="of:=IF([$'Mature Data'.I124]=&quot;&quot;;&quot;&quot;;[$'Mature Data'.I124])">
            <text:p/>
          </table:table-cell>
          <table:table-cell table:style-name="ce22" table:formula="of:=IF([.D125]=&quot;&quot;;&quot;&quot;;SUM([.E125:.I125]))">
            <text:p/>
          </table:table-cell>
          <table:table-cell table:style-name="ce26" table:formula="of:=IF([$'Mature Data'.K124]=&quot;&quot;;&quot;&quot;;[$'Mature Data'.K124])">
            <text:p/>
          </table:table-cell>
          <table:table-cell table:style-name="ce26" table:formula="of:=IF([$'Mature Data'.L124]=&quot;&quot;;&quot;&quot;;[$'Mature Data'.L124])">
            <text:p/>
          </table:table-cell>
          <table:table-cell table:style-name="ce26" table:formula="of:=IF([$'Mature Data'.M124]=&quot;&quot;;&quot;&quot;;[$'Mature Data'.M124])">
            <text:p/>
          </table:table-cell>
          <table:table-cell table:style-name="ce26" table:formula="of:=IF([$'Mature Data'.N124]=&quot;&quot;;&quot;&quot;;[$'Mature Data'.N124])">
            <text:p/>
          </table:table-cell>
          <table:table-cell table:style-name="ce26" table:formula="of:=IF([$'Mature Data'.O124]=&quot;&quot;;&quot;&quot;;[$'Mature Data'.O124])">
            <text:p/>
          </table:table-cell>
          <table:table-cell table:style-name="ce31" table:formula="of:=IF([.J125]=&quot;&quot;;&quot;&quot;;SUM([.K125:.O125]))">
            <text:p/>
          </table:table-cell>
          <table:table-cell table:style-name="ce7" table:formula="of:=IF([$'Mature Data'.Q124]=&quot;&quot;;&quot;&quot;;[$'Mature Data'.Q124])">
            <text:p/>
          </table:table-cell>
          <table:table-cell table:style-name="ce7" table:formula="of:=IF([$'Mature Data'.R124]=&quot;&quot;;&quot;&quot;;[$'Mature Data'.R124])">
            <text:p/>
          </table:table-cell>
          <table:table-cell table:style-name="ce7" table:formula="of:=IF([$'Mature Data'.S124]=&quot;&quot;;&quot;&quot;;[$'Mature Data'.S124])">
            <text:p/>
          </table:table-cell>
          <table:table-cell table:style-name="ce7" table:formula="of:=IF([$'Mature Data'.T124]=&quot;&quot;;&quot;&quot;;[$'Mature Data'.T124])">
            <text:p/>
          </table:table-cell>
          <table:table-cell table:style-name="ce7" table:formula="of:=IF([$'Mature Data'.U124]=&quot;&quot;;&quot;&quot;;[$'Mature Data'.U124])">
            <text:p/>
          </table:table-cell>
          <table:table-cell table:style-name="ce7" table:formula="of:=IF([.P125]=&quot;&quot;;&quot;&quot;;SUM([.Q125:.U125]))">
            <text:p/>
          </table:table-cell>
          <table:table-cell table:style-name="ce7" table:formula="of:=IF([$'Mature Data'.W124]=&quot;&quot;;&quot;&quot;;[$'Mature Data'.W124])">
            <text:p/>
          </table:table-cell>
          <table:table-cell table:style-name="ce7" table:formula="of:=IF([$'Mature Data'.X124]=&quot;&quot;;&quot;&quot;;[$'Mature Data'.X124])">
            <text:p/>
          </table:table-cell>
          <table:table-cell table:style-name="ce7" table:formula="of:=IF([$'Mature Data'.Y124]=&quot;&quot;;&quot;&quot;;[$'Mature Data'.Y124])">
            <text:p/>
          </table:table-cell>
          <table:table-cell table:style-name="ce7" table:formula="of:=IF([$'Mature Data'.Z124]=&quot;&quot;;&quot;&quot;;[$'Mature Data'.Z124])">
            <text:p/>
          </table:table-cell>
          <table:table-cell table:style-name="ce7" table:formula="of:=IF([$'Mature Data'.AA124]=&quot;&quot;;&quot;&quot;;[$'Mature Data'.AA124])">
            <text:p/>
          </table:table-cell>
          <table:table-cell table:style-name="ce43" table:formula="of:=IF(ISERR(AVERAGE([.W125:.AA125])/20);&quot;&quot;;AVERAGE([.W125:.AA12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5]=&quot;&quot;;&quot;&quot;;[$'Mature Data'.A125])" office:value-type="string" office:string-value="107 Li/Le" calcext:value-type="string">
            <text:p>107 Li/Le</text:p>
          </table:table-cell>
          <table:table-cell table:style-name="ce7" table:formula="of:=IF([$'Mature Data'.B125]=&quot;&quot;;&quot;&quot;;[$'Mature Data'.B125])" office:value-type="string" office:string-value="Lime/Lemon" calcext:value-type="string">
            <text:p>Lime/Lemon</text:p>
          </table:table-cell>
          <table:table-cell table:style-name="ce7" table:formula="of:=IF([$'Mature Data'.C125]=&quot;&quot;;&quot;&quot;;[$'Mature Data'.C125])">
            <text:p/>
          </table:table-cell>
          <table:table-cell table:style-name="ce7" table:formula="of:=IF([$'Mature Data'.D125]=&quot;&quot;;&quot;&quot;;[$'Mature Data'.D125])" office:value-type="string" office:string-value="2017-04-04" calcext:value-type="string">
            <text:p>2017-04-04</text:p>
          </table:table-cell>
          <table:table-cell table:style-name="ce15" table:formula="of:=IF([$'Mature Data'.E125]=&quot;&quot;;&quot;&quot;;[$'Mature Data'.E125])" office:value-type="float" office:value="1" calcext:value-type="float">
            <text:p>1</text:p>
          </table:table-cell>
          <table:table-cell table:style-name="ce15" table:formula="of:=IF([$'Mature Data'.F125]=&quot;&quot;;&quot;&quot;;[$'Mature Data'.F125])" office:value-type="float" office:value="0" calcext:value-type="float">
            <text:p>0</text:p>
          </table:table-cell>
          <table:table-cell table:style-name="ce15" table:formula="of:=IF([$'Mature Data'.G125]=&quot;&quot;;&quot;&quot;;[$'Mature Data'.G125])" office:value-type="float" office:value="1" calcext:value-type="float">
            <text:p>1</text:p>
          </table:table-cell>
          <table:table-cell table:style-name="ce15" table:formula="of:=IF([$'Mature Data'.H125]=&quot;&quot;;&quot;&quot;;[$'Mature Data'.H125])" office:value-type="float" office:value="0" calcext:value-type="float">
            <text:p>0</text:p>
          </table:table-cell>
          <table:table-cell table:style-name="ce15" table:formula="of:=IF([$'Mature Data'.I125]=&quot;&quot;;&quot;&quot;;[$'Mature Data'.I125])" office:value-type="float" office:value="0" calcext:value-type="float">
            <text:p>0</text:p>
          </table:table-cell>
          <table:table-cell table:style-name="ce22" table:formula="of:=IF([.D126]=&quot;&quot;;&quot;&quot;;SUM([.E126:.I126]))" office:value-type="float" office:value="2" calcext:value-type="float">
            <text:p>2</text:p>
          </table:table-cell>
          <table:table-cell table:style-name="ce26" table:formula="of:=IF([$'Mature Data'.K125]=&quot;&quot;;&quot;&quot;;[$'Mature Data'.K125])" office:value-type="float" office:value="3" calcext:value-type="float">
            <text:p>3</text:p>
          </table:table-cell>
          <table:table-cell table:style-name="ce26" table:formula="of:=IF([$'Mature Data'.L125]=&quot;&quot;;&quot;&quot;;[$'Mature Data'.L125])" office:value-type="float" office:value="2" calcext:value-type="float">
            <text:p>2</text:p>
          </table:table-cell>
          <table:table-cell table:style-name="ce26" table:formula="of:=IF([$'Mature Data'.M125]=&quot;&quot;;&quot;&quot;;[$'Mature Data'.M125])" office:value-type="float" office:value="7" calcext:value-type="float">
            <text:p>7</text:p>
          </table:table-cell>
          <table:table-cell table:style-name="ce26" table:formula="of:=IF([$'Mature Data'.N125]=&quot;&quot;;&quot;&quot;;[$'Mature Data'.N125])" office:value-type="float" office:value="2" calcext:value-type="float">
            <text:p>2</text:p>
          </table:table-cell>
          <table:table-cell table:style-name="ce26" table:formula="of:=IF([$'Mature Data'.O125]=&quot;&quot;;&quot;&quot;;[$'Mature Data'.O125])" office:value-type="float" office:value="4" calcext:value-type="float">
            <text:p>4</text:p>
          </table:table-cell>
          <table:table-cell table:style-name="ce31" table:formula="of:=IF([.J126]=&quot;&quot;;&quot;&quot;;SUM([.K126:.O126]))" office:value-type="float" office:value="18" calcext:value-type="float">
            <text:p>18</text:p>
          </table:table-cell>
          <table:table-cell table:style-name="ce7" table:formula="of:=IF([$'Mature Data'.Q125]=&quot;&quot;;&quot;&quot;;[$'Mature Data'.Q125])" office:value-type="float" office:value="0" calcext:value-type="float">
            <text:p>0</text:p>
          </table:table-cell>
          <table:table-cell table:style-name="ce7" table:formula="of:=IF([$'Mature Data'.R125]=&quot;&quot;;&quot;&quot;;[$'Mature Data'.R125])" office:value-type="float" office:value="0" calcext:value-type="float">
            <text:p>0</text:p>
          </table:table-cell>
          <table:table-cell table:style-name="ce7" table:formula="of:=IF([$'Mature Data'.S125]=&quot;&quot;;&quot;&quot;;[$'Mature Data'.S125])" office:value-type="float" office:value="0" calcext:value-type="float">
            <text:p>0</text:p>
          </table:table-cell>
          <table:table-cell table:style-name="ce7" table:formula="of:=IF([$'Mature Data'.T125]=&quot;&quot;;&quot;&quot;;[$'Mature Data'.T125])" office:value-type="float" office:value="0" calcext:value-type="float">
            <text:p>0</text:p>
          </table:table-cell>
          <table:table-cell table:style-name="ce7" table:formula="of:=IF([$'Mature Data'.U125]=&quot;&quot;;&quot;&quot;;[$'Mature Data'.U125])" office:value-type="float" office:value="0" calcext:value-type="float">
            <text:p>0</text:p>
          </table:table-cell>
          <table:table-cell table:style-name="ce7" table:formula="of:=IF([.P126]=&quot;&quot;;&quot;&quot;;SUM([.Q126:.U126]))" office:value-type="float" office:value="0" calcext:value-type="float">
            <text:p>0</text:p>
          </table:table-cell>
          <table:table-cell table:style-name="ce7" table:formula="of:=IF([$'Mature Data'.W125]=&quot;&quot;;&quot;&quot;;[$'Mature Data'.W125])" office:value-type="float" office:value="6" calcext:value-type="float">
            <text:p>6</text:p>
          </table:table-cell>
          <table:table-cell table:style-name="ce7" table:formula="of:=IF([$'Mature Data'.X125]=&quot;&quot;;&quot;&quot;;[$'Mature Data'.X125])" office:value-type="float" office:value="4" calcext:value-type="float">
            <text:p>4</text:p>
          </table:table-cell>
          <table:table-cell table:style-name="ce7" table:formula="of:=IF([$'Mature Data'.Y125]=&quot;&quot;;&quot;&quot;;[$'Mature Data'.Y125])" office:value-type="float" office:value="17" calcext:value-type="float">
            <text:p>17</text:p>
          </table:table-cell>
          <table:table-cell table:style-name="ce7" table:formula="of:=IF([$'Mature Data'.Z125]=&quot;&quot;;&quot;&quot;;[$'Mature Data'.Z125])" office:value-type="float" office:value="10" calcext:value-type="float">
            <text:p>10</text:p>
          </table:table-cell>
          <table:table-cell table:style-name="ce7" table:formula="of:=IF([$'Mature Data'.AA125]=&quot;&quot;;&quot;&quot;;[$'Mature Data'.AA125])" office:value-type="float" office:value="13" calcext:value-type="float">
            <text:p>13</text:p>
          </table:table-cell>
          <table:table-cell table:style-name="ce43" table:formula="of:=IF(ISERR(AVERAGE([.W126:.AA126])/20);&quot;&quot;;AVERAGE([.W126:.AA126])/20)" office:value-type="percentage" office:value="0.5" calcext:value-type="percentage">
            <text:p>50%</text:p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6]=&quot;&quot;;&quot;&quot;;[$'Mature Data'.A126])">
            <text:p/>
          </table:table-cell>
          <table:table-cell table:style-name="ce7" table:formula="of:=IF([$'Mature Data'.B126]=&quot;&quot;;&quot;&quot;;[$'Mature Data'.B126])">
            <text:p/>
          </table:table-cell>
          <table:table-cell table:style-name="ce7" table:formula="of:=IF([$'Mature Data'.C126]=&quot;&quot;;&quot;&quot;;[$'Mature Data'.C126])">
            <text:p/>
          </table:table-cell>
          <table:table-cell table:style-name="ce7" table:formula="of:=IF([$'Mature Data'.D126]=&quot;&quot;;&quot;&quot;;[$'Mature Data'.D126])">
            <text:p/>
          </table:table-cell>
          <table:table-cell table:style-name="ce15" table:formula="of:=IF([$'Mature Data'.E126]=&quot;&quot;;&quot;&quot;;[$'Mature Data'.E126])">
            <text:p/>
          </table:table-cell>
          <table:table-cell table:style-name="ce15" table:formula="of:=IF([$'Mature Data'.F126]=&quot;&quot;;&quot;&quot;;[$'Mature Data'.F126])">
            <text:p/>
          </table:table-cell>
          <table:table-cell table:style-name="ce15" table:formula="of:=IF([$'Mature Data'.G126]=&quot;&quot;;&quot;&quot;;[$'Mature Data'.G126])">
            <text:p/>
          </table:table-cell>
          <table:table-cell table:style-name="ce15" table:formula="of:=IF([$'Mature Data'.H126]=&quot;&quot;;&quot;&quot;;[$'Mature Data'.H126])">
            <text:p/>
          </table:table-cell>
          <table:table-cell table:style-name="ce15" table:formula="of:=IF([$'Mature Data'.I126]=&quot;&quot;;&quot;&quot;;[$'Mature Data'.I126])">
            <text:p/>
          </table:table-cell>
          <table:table-cell table:style-name="ce22" table:formula="of:=IF([.D127]=&quot;&quot;;&quot;&quot;;SUM([.E127:.I127]))">
            <text:p/>
          </table:table-cell>
          <table:table-cell table:style-name="ce26" table:formula="of:=IF([$'Mature Data'.K126]=&quot;&quot;;&quot;&quot;;[$'Mature Data'.K126])">
            <text:p/>
          </table:table-cell>
          <table:table-cell table:style-name="ce26" table:formula="of:=IF([$'Mature Data'.L126]=&quot;&quot;;&quot;&quot;;[$'Mature Data'.L126])">
            <text:p/>
          </table:table-cell>
          <table:table-cell table:style-name="ce26" table:formula="of:=IF([$'Mature Data'.M126]=&quot;&quot;;&quot;&quot;;[$'Mature Data'.M126])">
            <text:p/>
          </table:table-cell>
          <table:table-cell table:style-name="ce26" table:formula="of:=IF([$'Mature Data'.N126]=&quot;&quot;;&quot;&quot;;[$'Mature Data'.N126])">
            <text:p/>
          </table:table-cell>
          <table:table-cell table:style-name="ce26" table:formula="of:=IF([$'Mature Data'.O126]=&quot;&quot;;&quot;&quot;;[$'Mature Data'.O126])">
            <text:p/>
          </table:table-cell>
          <table:table-cell table:style-name="ce31" table:formula="of:=IF([.J127]=&quot;&quot;;&quot;&quot;;SUM([.K127:.O127]))">
            <text:p/>
          </table:table-cell>
          <table:table-cell table:style-name="ce7" table:formula="of:=IF([$'Mature Data'.Q126]=&quot;&quot;;&quot;&quot;;[$'Mature Data'.Q126])">
            <text:p/>
          </table:table-cell>
          <table:table-cell table:style-name="ce7" table:formula="of:=IF([$'Mature Data'.R126]=&quot;&quot;;&quot;&quot;;[$'Mature Data'.R126])">
            <text:p/>
          </table:table-cell>
          <table:table-cell table:style-name="ce7" table:formula="of:=IF([$'Mature Data'.S126]=&quot;&quot;;&quot;&quot;;[$'Mature Data'.S126])">
            <text:p/>
          </table:table-cell>
          <table:table-cell table:style-name="ce7" table:formula="of:=IF([$'Mature Data'.T126]=&quot;&quot;;&quot;&quot;;[$'Mature Data'.T126])">
            <text:p/>
          </table:table-cell>
          <table:table-cell table:style-name="ce7" table:formula="of:=IF([$'Mature Data'.U126]=&quot;&quot;;&quot;&quot;;[$'Mature Data'.U126])">
            <text:p/>
          </table:table-cell>
          <table:table-cell table:style-name="ce7" table:formula="of:=IF([.P127]=&quot;&quot;;&quot;&quot;;SUM([.Q127:.U127]))">
            <text:p/>
          </table:table-cell>
          <table:table-cell table:style-name="ce7" table:formula="of:=IF([$'Mature Data'.W126]=&quot;&quot;;&quot;&quot;;[$'Mature Data'.W126])">
            <text:p/>
          </table:table-cell>
          <table:table-cell table:style-name="ce7" table:formula="of:=IF([$'Mature Data'.X126]=&quot;&quot;;&quot;&quot;;[$'Mature Data'.X126])">
            <text:p/>
          </table:table-cell>
          <table:table-cell table:style-name="ce7" table:formula="of:=IF([$'Mature Data'.Y126]=&quot;&quot;;&quot;&quot;;[$'Mature Data'.Y126])">
            <text:p/>
          </table:table-cell>
          <table:table-cell table:style-name="ce7" table:formula="of:=IF([$'Mature Data'.Z126]=&quot;&quot;;&quot;&quot;;[$'Mature Data'.Z126])">
            <text:p/>
          </table:table-cell>
          <table:table-cell table:style-name="ce7" table:formula="of:=IF([$'Mature Data'.AA126]=&quot;&quot;;&quot;&quot;;[$'Mature Data'.AA126])">
            <text:p/>
          </table:table-cell>
          <table:table-cell table:style-name="ce43" table:formula="of:=IF(ISERR(AVERAGE([.W127:.AA127])/20);&quot;&quot;;AVERAGE([.W127:.AA12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7]=&quot;&quot;;&quot;&quot;;[$'Mature Data'.A127])">
            <text:p/>
          </table:table-cell>
          <table:table-cell table:style-name="ce7" table:formula="of:=IF([$'Mature Data'.B127]=&quot;&quot;;&quot;&quot;;[$'Mature Data'.B127])">
            <text:p/>
          </table:table-cell>
          <table:table-cell table:style-name="ce7" table:formula="of:=IF([$'Mature Data'.C127]=&quot;&quot;;&quot;&quot;;[$'Mature Data'.C127])">
            <text:p/>
          </table:table-cell>
          <table:table-cell table:style-name="ce7" table:formula="of:=IF([$'Mature Data'.D127]=&quot;&quot;;&quot;&quot;;[$'Mature Data'.D127])">
            <text:p/>
          </table:table-cell>
          <table:table-cell table:style-name="ce15" table:formula="of:=IF([$'Mature Data'.E127]=&quot;&quot;;&quot;&quot;;[$'Mature Data'.E127])">
            <text:p/>
          </table:table-cell>
          <table:table-cell table:style-name="ce15" table:formula="of:=IF([$'Mature Data'.F127]=&quot;&quot;;&quot;&quot;;[$'Mature Data'.F127])">
            <text:p/>
          </table:table-cell>
          <table:table-cell table:style-name="ce15" table:formula="of:=IF([$'Mature Data'.G127]=&quot;&quot;;&quot;&quot;;[$'Mature Data'.G127])">
            <text:p/>
          </table:table-cell>
          <table:table-cell table:style-name="ce15" table:formula="of:=IF([$'Mature Data'.H127]=&quot;&quot;;&quot;&quot;;[$'Mature Data'.H127])">
            <text:p/>
          </table:table-cell>
          <table:table-cell table:style-name="ce15" table:formula="of:=IF([$'Mature Data'.I127]=&quot;&quot;;&quot;&quot;;[$'Mature Data'.I127])">
            <text:p/>
          </table:table-cell>
          <table:table-cell table:style-name="ce22" table:formula="of:=IF([.D128]=&quot;&quot;;&quot;&quot;;SUM([.E128:.I128]))">
            <text:p/>
          </table:table-cell>
          <table:table-cell table:style-name="ce26" table:formula="of:=IF([$'Mature Data'.K127]=&quot;&quot;;&quot;&quot;;[$'Mature Data'.K127])">
            <text:p/>
          </table:table-cell>
          <table:table-cell table:style-name="ce26" table:formula="of:=IF([$'Mature Data'.L127]=&quot;&quot;;&quot;&quot;;[$'Mature Data'.L127])">
            <text:p/>
          </table:table-cell>
          <table:table-cell table:style-name="ce26" table:formula="of:=IF([$'Mature Data'.M127]=&quot;&quot;;&quot;&quot;;[$'Mature Data'.M127])">
            <text:p/>
          </table:table-cell>
          <table:table-cell table:style-name="ce26" table:formula="of:=IF([$'Mature Data'.N127]=&quot;&quot;;&quot;&quot;;[$'Mature Data'.N127])">
            <text:p/>
          </table:table-cell>
          <table:table-cell table:style-name="ce26" table:formula="of:=IF([$'Mature Data'.O127]=&quot;&quot;;&quot;&quot;;[$'Mature Data'.O127])">
            <text:p/>
          </table:table-cell>
          <table:table-cell table:style-name="ce31" table:formula="of:=IF([.J128]=&quot;&quot;;&quot;&quot;;SUM([.K128:.O128]))">
            <text:p/>
          </table:table-cell>
          <table:table-cell table:style-name="ce7" table:formula="of:=IF([$'Mature Data'.Q127]=&quot;&quot;;&quot;&quot;;[$'Mature Data'.Q127])">
            <text:p/>
          </table:table-cell>
          <table:table-cell table:style-name="ce7" table:formula="of:=IF([$'Mature Data'.R127]=&quot;&quot;;&quot;&quot;;[$'Mature Data'.R127])">
            <text:p/>
          </table:table-cell>
          <table:table-cell table:style-name="ce7" table:formula="of:=IF([$'Mature Data'.S127]=&quot;&quot;;&quot;&quot;;[$'Mature Data'.S127])">
            <text:p/>
          </table:table-cell>
          <table:table-cell table:style-name="ce7" table:formula="of:=IF([$'Mature Data'.T127]=&quot;&quot;;&quot;&quot;;[$'Mature Data'.T127])">
            <text:p/>
          </table:table-cell>
          <table:table-cell table:style-name="ce7" table:formula="of:=IF([$'Mature Data'.U127]=&quot;&quot;;&quot;&quot;;[$'Mature Data'.U127])">
            <text:p/>
          </table:table-cell>
          <table:table-cell table:style-name="ce7" table:formula="of:=IF([.P128]=&quot;&quot;;&quot;&quot;;SUM([.Q128:.U128]))">
            <text:p/>
          </table:table-cell>
          <table:table-cell table:style-name="ce7" table:formula="of:=IF([$'Mature Data'.W127]=&quot;&quot;;&quot;&quot;;[$'Mature Data'.W127])">
            <text:p/>
          </table:table-cell>
          <table:table-cell table:style-name="ce7" table:formula="of:=IF([$'Mature Data'.X127]=&quot;&quot;;&quot;&quot;;[$'Mature Data'.X127])">
            <text:p/>
          </table:table-cell>
          <table:table-cell table:style-name="ce7" table:formula="of:=IF([$'Mature Data'.Y127]=&quot;&quot;;&quot;&quot;;[$'Mature Data'.Y127])">
            <text:p/>
          </table:table-cell>
          <table:table-cell table:style-name="ce7" table:formula="of:=IF([$'Mature Data'.Z127]=&quot;&quot;;&quot;&quot;;[$'Mature Data'.Z127])">
            <text:p/>
          </table:table-cell>
          <table:table-cell table:style-name="ce7" table:formula="of:=IF([$'Mature Data'.AA127]=&quot;&quot;;&quot;&quot;;[$'Mature Data'.AA127])">
            <text:p/>
          </table:table-cell>
          <table:table-cell table:style-name="ce43" table:formula="of:=IF(ISERR(AVERAGE([.W128:.AA128])/20);&quot;&quot;;AVERAGE([.W128:.AA12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8]=&quot;&quot;;&quot;&quot;;[$'Mature Data'.A128])">
            <text:p/>
          </table:table-cell>
          <table:table-cell table:style-name="ce7" table:formula="of:=IF([$'Mature Data'.B128]=&quot;&quot;;&quot;&quot;;[$'Mature Data'.B128])">
            <text:p/>
          </table:table-cell>
          <table:table-cell table:style-name="ce7" table:formula="of:=IF([$'Mature Data'.C128]=&quot;&quot;;&quot;&quot;;[$'Mature Data'.C128])">
            <text:p/>
          </table:table-cell>
          <table:table-cell table:style-name="ce7" table:formula="of:=IF([$'Mature Data'.D128]=&quot;&quot;;&quot;&quot;;[$'Mature Data'.D128])">
            <text:p/>
          </table:table-cell>
          <table:table-cell table:style-name="ce15" table:formula="of:=IF([$'Mature Data'.E128]=&quot;&quot;;&quot;&quot;;[$'Mature Data'.E128])">
            <text:p/>
          </table:table-cell>
          <table:table-cell table:style-name="ce15" table:formula="of:=IF([$'Mature Data'.F128]=&quot;&quot;;&quot;&quot;;[$'Mature Data'.F128])">
            <text:p/>
          </table:table-cell>
          <table:table-cell table:style-name="ce15" table:formula="of:=IF([$'Mature Data'.G128]=&quot;&quot;;&quot;&quot;;[$'Mature Data'.G128])">
            <text:p/>
          </table:table-cell>
          <table:table-cell table:style-name="ce15" table:formula="of:=IF([$'Mature Data'.H128]=&quot;&quot;;&quot;&quot;;[$'Mature Data'.H128])">
            <text:p/>
          </table:table-cell>
          <table:table-cell table:style-name="ce15" table:formula="of:=IF([$'Mature Data'.I128]=&quot;&quot;;&quot;&quot;;[$'Mature Data'.I128])">
            <text:p/>
          </table:table-cell>
          <table:table-cell table:style-name="ce22" table:formula="of:=IF([.D129]=&quot;&quot;;&quot;&quot;;SUM([.E129:.I129]))">
            <text:p/>
          </table:table-cell>
          <table:table-cell table:style-name="ce26" table:formula="of:=IF([$'Mature Data'.K128]=&quot;&quot;;&quot;&quot;;[$'Mature Data'.K128])">
            <text:p/>
          </table:table-cell>
          <table:table-cell table:style-name="ce26" table:formula="of:=IF([$'Mature Data'.L128]=&quot;&quot;;&quot;&quot;;[$'Mature Data'.L128])">
            <text:p/>
          </table:table-cell>
          <table:table-cell table:style-name="ce26" table:formula="of:=IF([$'Mature Data'.M128]=&quot;&quot;;&quot;&quot;;[$'Mature Data'.M128])">
            <text:p/>
          </table:table-cell>
          <table:table-cell table:style-name="ce26" table:formula="of:=IF([$'Mature Data'.N128]=&quot;&quot;;&quot;&quot;;[$'Mature Data'.N128])">
            <text:p/>
          </table:table-cell>
          <table:table-cell table:style-name="ce26" table:formula="of:=IF([$'Mature Data'.O128]=&quot;&quot;;&quot;&quot;;[$'Mature Data'.O128])">
            <text:p/>
          </table:table-cell>
          <table:table-cell table:style-name="ce31" table:formula="of:=IF([.J129]=&quot;&quot;;&quot;&quot;;SUM([.K129:.O129]))">
            <text:p/>
          </table:table-cell>
          <table:table-cell table:style-name="ce7" table:formula="of:=IF([$'Mature Data'.Q128]=&quot;&quot;;&quot;&quot;;[$'Mature Data'.Q128])">
            <text:p/>
          </table:table-cell>
          <table:table-cell table:style-name="ce7" table:formula="of:=IF([$'Mature Data'.R128]=&quot;&quot;;&quot;&quot;;[$'Mature Data'.R128])">
            <text:p/>
          </table:table-cell>
          <table:table-cell table:style-name="ce7" table:formula="of:=IF([$'Mature Data'.S128]=&quot;&quot;;&quot;&quot;;[$'Mature Data'.S128])">
            <text:p/>
          </table:table-cell>
          <table:table-cell table:style-name="ce7" table:formula="of:=IF([$'Mature Data'.T128]=&quot;&quot;;&quot;&quot;;[$'Mature Data'.T128])">
            <text:p/>
          </table:table-cell>
          <table:table-cell table:style-name="ce7" table:formula="of:=IF([$'Mature Data'.U128]=&quot;&quot;;&quot;&quot;;[$'Mature Data'.U128])">
            <text:p/>
          </table:table-cell>
          <table:table-cell table:style-name="ce7" table:formula="of:=IF([.P129]=&quot;&quot;;&quot;&quot;;SUM([.Q129:.U129]))">
            <text:p/>
          </table:table-cell>
          <table:table-cell table:style-name="ce7" table:formula="of:=IF([$'Mature Data'.W128]=&quot;&quot;;&quot;&quot;;[$'Mature Data'.W128])">
            <text:p/>
          </table:table-cell>
          <table:table-cell table:style-name="ce7" table:formula="of:=IF([$'Mature Data'.X128]=&quot;&quot;;&quot;&quot;;[$'Mature Data'.X128])">
            <text:p/>
          </table:table-cell>
          <table:table-cell table:style-name="ce7" table:formula="of:=IF([$'Mature Data'.Y128]=&quot;&quot;;&quot;&quot;;[$'Mature Data'.Y128])">
            <text:p/>
          </table:table-cell>
          <table:table-cell table:style-name="ce7" table:formula="of:=IF([$'Mature Data'.Z128]=&quot;&quot;;&quot;&quot;;[$'Mature Data'.Z128])">
            <text:p/>
          </table:table-cell>
          <table:table-cell table:style-name="ce7" table:formula="of:=IF([$'Mature Data'.AA128]=&quot;&quot;;&quot;&quot;;[$'Mature Data'.AA128])">
            <text:p/>
          </table:table-cell>
          <table:table-cell table:style-name="ce43" table:formula="of:=IF(ISERR(AVERAGE([.W129:.AA129])/20);&quot;&quot;;AVERAGE([.W129:.AA12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29]=&quot;&quot;;&quot;&quot;;[$'Mature Data'.A129])">
            <text:p/>
          </table:table-cell>
          <table:table-cell table:style-name="ce7" table:formula="of:=IF([$'Mature Data'.B129]=&quot;&quot;;&quot;&quot;;[$'Mature Data'.B129])">
            <text:p/>
          </table:table-cell>
          <table:table-cell table:style-name="ce7" table:formula="of:=IF([$'Mature Data'.C129]=&quot;&quot;;&quot;&quot;;[$'Mature Data'.C129])">
            <text:p/>
          </table:table-cell>
          <table:table-cell table:style-name="ce7" table:formula="of:=IF([$'Mature Data'.D129]=&quot;&quot;;&quot;&quot;;[$'Mature Data'.D129])">
            <text:p/>
          </table:table-cell>
          <table:table-cell table:style-name="ce15" table:formula="of:=IF([$'Mature Data'.E129]=&quot;&quot;;&quot;&quot;;[$'Mature Data'.E129])">
            <text:p/>
          </table:table-cell>
          <table:table-cell table:style-name="ce15" table:formula="of:=IF([$'Mature Data'.F129]=&quot;&quot;;&quot;&quot;;[$'Mature Data'.F129])">
            <text:p/>
          </table:table-cell>
          <table:table-cell table:style-name="ce15" table:formula="of:=IF([$'Mature Data'.G129]=&quot;&quot;;&quot;&quot;;[$'Mature Data'.G129])">
            <text:p/>
          </table:table-cell>
          <table:table-cell table:style-name="ce15" table:formula="of:=IF([$'Mature Data'.H129]=&quot;&quot;;&quot;&quot;;[$'Mature Data'.H129])">
            <text:p/>
          </table:table-cell>
          <table:table-cell table:style-name="ce15" table:formula="of:=IF([$'Mature Data'.I129]=&quot;&quot;;&quot;&quot;;[$'Mature Data'.I129])">
            <text:p/>
          </table:table-cell>
          <table:table-cell table:style-name="ce22" table:formula="of:=IF([.D130]=&quot;&quot;;&quot;&quot;;SUM([.E130:.I130]))">
            <text:p/>
          </table:table-cell>
          <table:table-cell table:style-name="ce26" table:formula="of:=IF([$'Mature Data'.K129]=&quot;&quot;;&quot;&quot;;[$'Mature Data'.K129])">
            <text:p/>
          </table:table-cell>
          <table:table-cell table:style-name="ce26" table:formula="of:=IF([$'Mature Data'.L129]=&quot;&quot;;&quot;&quot;;[$'Mature Data'.L129])">
            <text:p/>
          </table:table-cell>
          <table:table-cell table:style-name="ce26" table:formula="of:=IF([$'Mature Data'.M129]=&quot;&quot;;&quot;&quot;;[$'Mature Data'.M129])">
            <text:p/>
          </table:table-cell>
          <table:table-cell table:style-name="ce26" table:formula="of:=IF([$'Mature Data'.N129]=&quot;&quot;;&quot;&quot;;[$'Mature Data'.N129])">
            <text:p/>
          </table:table-cell>
          <table:table-cell table:style-name="ce26" table:formula="of:=IF([$'Mature Data'.O129]=&quot;&quot;;&quot;&quot;;[$'Mature Data'.O129])">
            <text:p/>
          </table:table-cell>
          <table:table-cell table:style-name="ce31" table:formula="of:=IF([.J130]=&quot;&quot;;&quot;&quot;;SUM([.K130:.O130]))">
            <text:p/>
          </table:table-cell>
          <table:table-cell table:style-name="ce7" table:formula="of:=IF([$'Mature Data'.Q129]=&quot;&quot;;&quot;&quot;;[$'Mature Data'.Q129])">
            <text:p/>
          </table:table-cell>
          <table:table-cell table:style-name="ce7" table:formula="of:=IF([$'Mature Data'.R129]=&quot;&quot;;&quot;&quot;;[$'Mature Data'.R129])">
            <text:p/>
          </table:table-cell>
          <table:table-cell table:style-name="ce7" table:formula="of:=IF([$'Mature Data'.S129]=&quot;&quot;;&quot;&quot;;[$'Mature Data'.S129])">
            <text:p/>
          </table:table-cell>
          <table:table-cell table:style-name="ce7" table:formula="of:=IF([$'Mature Data'.T129]=&quot;&quot;;&quot;&quot;;[$'Mature Data'.T129])">
            <text:p/>
          </table:table-cell>
          <table:table-cell table:style-name="ce7" table:formula="of:=IF([$'Mature Data'.U129]=&quot;&quot;;&quot;&quot;;[$'Mature Data'.U129])">
            <text:p/>
          </table:table-cell>
          <table:table-cell table:style-name="ce7" table:formula="of:=IF([.P130]=&quot;&quot;;&quot;&quot;;SUM([.Q130:.U130]))">
            <text:p/>
          </table:table-cell>
          <table:table-cell table:style-name="ce7" table:formula="of:=IF([$'Mature Data'.W129]=&quot;&quot;;&quot;&quot;;[$'Mature Data'.W129])">
            <text:p/>
          </table:table-cell>
          <table:table-cell table:style-name="ce7" table:formula="of:=IF([$'Mature Data'.X129]=&quot;&quot;;&quot;&quot;;[$'Mature Data'.X129])">
            <text:p/>
          </table:table-cell>
          <table:table-cell table:style-name="ce7" table:formula="of:=IF([$'Mature Data'.Y129]=&quot;&quot;;&quot;&quot;;[$'Mature Data'.Y129])">
            <text:p/>
          </table:table-cell>
          <table:table-cell table:style-name="ce7" table:formula="of:=IF([$'Mature Data'.Z129]=&quot;&quot;;&quot;&quot;;[$'Mature Data'.Z129])">
            <text:p/>
          </table:table-cell>
          <table:table-cell table:style-name="ce7" table:formula="of:=IF([$'Mature Data'.AA129]=&quot;&quot;;&quot;&quot;;[$'Mature Data'.AA129])">
            <text:p/>
          </table:table-cell>
          <table:table-cell table:style-name="ce43" table:formula="of:=IF(ISERR(AVERAGE([.W130:.AA130])/20);&quot;&quot;;AVERAGE([.W130:.AA13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0]=&quot;&quot;;&quot;&quot;;[$'Mature Data'.A130])">
            <text:p/>
          </table:table-cell>
          <table:table-cell table:style-name="ce7" table:formula="of:=IF([$'Mature Data'.B130]=&quot;&quot;;&quot;&quot;;[$'Mature Data'.B130])">
            <text:p/>
          </table:table-cell>
          <table:table-cell table:style-name="ce7" table:formula="of:=IF([$'Mature Data'.C130]=&quot;&quot;;&quot;&quot;;[$'Mature Data'.C130])">
            <text:p/>
          </table:table-cell>
          <table:table-cell table:style-name="ce7" table:formula="of:=IF([$'Mature Data'.D130]=&quot;&quot;;&quot;&quot;;[$'Mature Data'.D130])">
            <text:p/>
          </table:table-cell>
          <table:table-cell table:style-name="ce15" table:formula="of:=IF([$'Mature Data'.E130]=&quot;&quot;;&quot;&quot;;[$'Mature Data'.E130])">
            <text:p/>
          </table:table-cell>
          <table:table-cell table:style-name="ce15" table:formula="of:=IF([$'Mature Data'.F130]=&quot;&quot;;&quot;&quot;;[$'Mature Data'.F130])">
            <text:p/>
          </table:table-cell>
          <table:table-cell table:style-name="ce15" table:formula="of:=IF([$'Mature Data'.G130]=&quot;&quot;;&quot;&quot;;[$'Mature Data'.G130])">
            <text:p/>
          </table:table-cell>
          <table:table-cell table:style-name="ce15" table:formula="of:=IF([$'Mature Data'.H130]=&quot;&quot;;&quot;&quot;;[$'Mature Data'.H130])">
            <text:p/>
          </table:table-cell>
          <table:table-cell table:style-name="ce15" table:formula="of:=IF([$'Mature Data'.I130]=&quot;&quot;;&quot;&quot;;[$'Mature Data'.I130])">
            <text:p/>
          </table:table-cell>
          <table:table-cell table:style-name="ce22" table:formula="of:=IF([.D131]=&quot;&quot;;&quot;&quot;;SUM([.E131:.I131]))">
            <text:p/>
          </table:table-cell>
          <table:table-cell table:style-name="ce26" table:formula="of:=IF([$'Mature Data'.K130]=&quot;&quot;;&quot;&quot;;[$'Mature Data'.K130])">
            <text:p/>
          </table:table-cell>
          <table:table-cell table:style-name="ce26" table:formula="of:=IF([$'Mature Data'.L130]=&quot;&quot;;&quot;&quot;;[$'Mature Data'.L130])">
            <text:p/>
          </table:table-cell>
          <table:table-cell table:style-name="ce26" table:formula="of:=IF([$'Mature Data'.M130]=&quot;&quot;;&quot;&quot;;[$'Mature Data'.M130])">
            <text:p/>
          </table:table-cell>
          <table:table-cell table:style-name="ce26" table:formula="of:=IF([$'Mature Data'.N130]=&quot;&quot;;&quot;&quot;;[$'Mature Data'.N130])">
            <text:p/>
          </table:table-cell>
          <table:table-cell table:style-name="ce26" table:formula="of:=IF([$'Mature Data'.O130]=&quot;&quot;;&quot;&quot;;[$'Mature Data'.O130])">
            <text:p/>
          </table:table-cell>
          <table:table-cell table:style-name="ce31" table:formula="of:=IF([.J131]=&quot;&quot;;&quot;&quot;;SUM([.K131:.O131]))">
            <text:p/>
          </table:table-cell>
          <table:table-cell table:style-name="ce7" table:formula="of:=IF([$'Mature Data'.Q130]=&quot;&quot;;&quot;&quot;;[$'Mature Data'.Q130])">
            <text:p/>
          </table:table-cell>
          <table:table-cell table:style-name="ce7" table:formula="of:=IF([$'Mature Data'.R130]=&quot;&quot;;&quot;&quot;;[$'Mature Data'.R130])">
            <text:p/>
          </table:table-cell>
          <table:table-cell table:style-name="ce7" table:formula="of:=IF([$'Mature Data'.S130]=&quot;&quot;;&quot;&quot;;[$'Mature Data'.S130])">
            <text:p/>
          </table:table-cell>
          <table:table-cell table:style-name="ce7" table:formula="of:=IF([$'Mature Data'.T130]=&quot;&quot;;&quot;&quot;;[$'Mature Data'.T130])">
            <text:p/>
          </table:table-cell>
          <table:table-cell table:style-name="ce7" table:formula="of:=IF([$'Mature Data'.U130]=&quot;&quot;;&quot;&quot;;[$'Mature Data'.U130])">
            <text:p/>
          </table:table-cell>
          <table:table-cell table:style-name="ce7" table:formula="of:=IF([.P131]=&quot;&quot;;&quot;&quot;;SUM([.Q131:.U131]))">
            <text:p/>
          </table:table-cell>
          <table:table-cell table:style-name="ce7" table:formula="of:=IF([$'Mature Data'.W130]=&quot;&quot;;&quot;&quot;;[$'Mature Data'.W130])">
            <text:p/>
          </table:table-cell>
          <table:table-cell table:style-name="ce7" table:formula="of:=IF([$'Mature Data'.X130]=&quot;&quot;;&quot;&quot;;[$'Mature Data'.X130])">
            <text:p/>
          </table:table-cell>
          <table:table-cell table:style-name="ce7" table:formula="of:=IF([$'Mature Data'.Y130]=&quot;&quot;;&quot;&quot;;[$'Mature Data'.Y130])">
            <text:p/>
          </table:table-cell>
          <table:table-cell table:style-name="ce7" table:formula="of:=IF([$'Mature Data'.Z130]=&quot;&quot;;&quot;&quot;;[$'Mature Data'.Z130])">
            <text:p/>
          </table:table-cell>
          <table:table-cell table:style-name="ce7" table:formula="of:=IF([$'Mature Data'.AA130]=&quot;&quot;;&quot;&quot;;[$'Mature Data'.AA130])">
            <text:p/>
          </table:table-cell>
          <table:table-cell table:style-name="ce43" table:formula="of:=IF(ISERR(AVERAGE([.W131:.AA131])/20);&quot;&quot;;AVERAGE([.W131:.AA13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1]=&quot;&quot;;&quot;&quot;;[$'Mature Data'.A131])">
            <text:p/>
          </table:table-cell>
          <table:table-cell table:style-name="ce7" table:formula="of:=IF([$'Mature Data'.B131]=&quot;&quot;;&quot;&quot;;[$'Mature Data'.B131])">
            <text:p/>
          </table:table-cell>
          <table:table-cell table:style-name="ce7" table:formula="of:=IF([$'Mature Data'.C131]=&quot;&quot;;&quot;&quot;;[$'Mature Data'.C131])">
            <text:p/>
          </table:table-cell>
          <table:table-cell table:style-name="ce7" table:formula="of:=IF([$'Mature Data'.D131]=&quot;&quot;;&quot;&quot;;[$'Mature Data'.D131])">
            <text:p/>
          </table:table-cell>
          <table:table-cell table:style-name="ce15" table:formula="of:=IF([$'Mature Data'.E131]=&quot;&quot;;&quot;&quot;;[$'Mature Data'.E131])">
            <text:p/>
          </table:table-cell>
          <table:table-cell table:style-name="ce15" table:formula="of:=IF([$'Mature Data'.F131]=&quot;&quot;;&quot;&quot;;[$'Mature Data'.F131])">
            <text:p/>
          </table:table-cell>
          <table:table-cell table:style-name="ce15" table:formula="of:=IF([$'Mature Data'.G131]=&quot;&quot;;&quot;&quot;;[$'Mature Data'.G131])">
            <text:p/>
          </table:table-cell>
          <table:table-cell table:style-name="ce15" table:formula="of:=IF([$'Mature Data'.H131]=&quot;&quot;;&quot;&quot;;[$'Mature Data'.H131])">
            <text:p/>
          </table:table-cell>
          <table:table-cell table:style-name="ce15" table:formula="of:=IF([$'Mature Data'.I131]=&quot;&quot;;&quot;&quot;;[$'Mature Data'.I131])">
            <text:p/>
          </table:table-cell>
          <table:table-cell table:style-name="ce22" table:formula="of:=IF([.D132]=&quot;&quot;;&quot;&quot;;SUM([.E132:.I132]))">
            <text:p/>
          </table:table-cell>
          <table:table-cell table:style-name="ce26" table:formula="of:=IF([$'Mature Data'.K131]=&quot;&quot;;&quot;&quot;;[$'Mature Data'.K131])">
            <text:p/>
          </table:table-cell>
          <table:table-cell table:style-name="ce26" table:formula="of:=IF([$'Mature Data'.L131]=&quot;&quot;;&quot;&quot;;[$'Mature Data'.L131])">
            <text:p/>
          </table:table-cell>
          <table:table-cell table:style-name="ce26" table:formula="of:=IF([$'Mature Data'.M131]=&quot;&quot;;&quot;&quot;;[$'Mature Data'.M131])">
            <text:p/>
          </table:table-cell>
          <table:table-cell table:style-name="ce26" table:formula="of:=IF([$'Mature Data'.N131]=&quot;&quot;;&quot;&quot;;[$'Mature Data'.N131])">
            <text:p/>
          </table:table-cell>
          <table:table-cell table:style-name="ce26" table:formula="of:=IF([$'Mature Data'.O131]=&quot;&quot;;&quot;&quot;;[$'Mature Data'.O131])">
            <text:p/>
          </table:table-cell>
          <table:table-cell table:style-name="ce31" table:formula="of:=IF([.J132]=&quot;&quot;;&quot;&quot;;SUM([.K132:.O132]))">
            <text:p/>
          </table:table-cell>
          <table:table-cell table:style-name="ce7" table:formula="of:=IF([$'Mature Data'.Q131]=&quot;&quot;;&quot;&quot;;[$'Mature Data'.Q131])">
            <text:p/>
          </table:table-cell>
          <table:table-cell table:style-name="ce7" table:formula="of:=IF([$'Mature Data'.R131]=&quot;&quot;;&quot;&quot;;[$'Mature Data'.R131])">
            <text:p/>
          </table:table-cell>
          <table:table-cell table:style-name="ce7" table:formula="of:=IF([$'Mature Data'.S131]=&quot;&quot;;&quot;&quot;;[$'Mature Data'.S131])">
            <text:p/>
          </table:table-cell>
          <table:table-cell table:style-name="ce7" table:formula="of:=IF([$'Mature Data'.T131]=&quot;&quot;;&quot;&quot;;[$'Mature Data'.T131])">
            <text:p/>
          </table:table-cell>
          <table:table-cell table:style-name="ce7" table:formula="of:=IF([$'Mature Data'.U131]=&quot;&quot;;&quot;&quot;;[$'Mature Data'.U131])">
            <text:p/>
          </table:table-cell>
          <table:table-cell table:style-name="ce7" table:formula="of:=IF([.P132]=&quot;&quot;;&quot;&quot;;SUM([.Q132:.U132]))">
            <text:p/>
          </table:table-cell>
          <table:table-cell table:style-name="ce7" table:formula="of:=IF([$'Mature Data'.W131]=&quot;&quot;;&quot;&quot;;[$'Mature Data'.W131])">
            <text:p/>
          </table:table-cell>
          <table:table-cell table:style-name="ce7" table:formula="of:=IF([$'Mature Data'.X131]=&quot;&quot;;&quot;&quot;;[$'Mature Data'.X131])">
            <text:p/>
          </table:table-cell>
          <table:table-cell table:style-name="ce7" table:formula="of:=IF([$'Mature Data'.Y131]=&quot;&quot;;&quot;&quot;;[$'Mature Data'.Y131])">
            <text:p/>
          </table:table-cell>
          <table:table-cell table:style-name="ce7" table:formula="of:=IF([$'Mature Data'.Z131]=&quot;&quot;;&quot;&quot;;[$'Mature Data'.Z131])">
            <text:p/>
          </table:table-cell>
          <table:table-cell table:style-name="ce7" table:formula="of:=IF([$'Mature Data'.AA131]=&quot;&quot;;&quot;&quot;;[$'Mature Data'.AA131])">
            <text:p/>
          </table:table-cell>
          <table:table-cell table:style-name="ce43" table:formula="of:=IF(ISERR(AVERAGE([.W132:.AA132])/20);&quot;&quot;;AVERAGE([.W132:.AA13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2]=&quot;&quot;;&quot;&quot;;[$'Mature Data'.A132])">
            <text:p/>
          </table:table-cell>
          <table:table-cell table:style-name="ce7" table:formula="of:=IF([$'Mature Data'.B132]=&quot;&quot;;&quot;&quot;;[$'Mature Data'.B132])">
            <text:p/>
          </table:table-cell>
          <table:table-cell table:style-name="ce7" table:formula="of:=IF([$'Mature Data'.C132]=&quot;&quot;;&quot;&quot;;[$'Mature Data'.C132])">
            <text:p/>
          </table:table-cell>
          <table:table-cell table:style-name="ce7" table:formula="of:=IF([$'Mature Data'.D132]=&quot;&quot;;&quot;&quot;;[$'Mature Data'.D132])">
            <text:p/>
          </table:table-cell>
          <table:table-cell table:style-name="ce15" table:formula="of:=IF([$'Mature Data'.E132]=&quot;&quot;;&quot;&quot;;[$'Mature Data'.E132])">
            <text:p/>
          </table:table-cell>
          <table:table-cell table:style-name="ce15" table:formula="of:=IF([$'Mature Data'.F132]=&quot;&quot;;&quot;&quot;;[$'Mature Data'.F132])">
            <text:p/>
          </table:table-cell>
          <table:table-cell table:style-name="ce15" table:formula="of:=IF([$'Mature Data'.G132]=&quot;&quot;;&quot;&quot;;[$'Mature Data'.G132])">
            <text:p/>
          </table:table-cell>
          <table:table-cell table:style-name="ce15" table:formula="of:=IF([$'Mature Data'.H132]=&quot;&quot;;&quot;&quot;;[$'Mature Data'.H132])">
            <text:p/>
          </table:table-cell>
          <table:table-cell table:style-name="ce15" table:formula="of:=IF([$'Mature Data'.I132]=&quot;&quot;;&quot;&quot;;[$'Mature Data'.I132])">
            <text:p/>
          </table:table-cell>
          <table:table-cell table:style-name="ce22" table:formula="of:=IF([.D133]=&quot;&quot;;&quot;&quot;;SUM([.E133:.I133]))">
            <text:p/>
          </table:table-cell>
          <table:table-cell table:style-name="ce26" table:formula="of:=IF([$'Mature Data'.K132]=&quot;&quot;;&quot;&quot;;[$'Mature Data'.K132])">
            <text:p/>
          </table:table-cell>
          <table:table-cell table:style-name="ce26" table:formula="of:=IF([$'Mature Data'.L132]=&quot;&quot;;&quot;&quot;;[$'Mature Data'.L132])">
            <text:p/>
          </table:table-cell>
          <table:table-cell table:style-name="ce26" table:formula="of:=IF([$'Mature Data'.M132]=&quot;&quot;;&quot;&quot;;[$'Mature Data'.M132])">
            <text:p/>
          </table:table-cell>
          <table:table-cell table:style-name="ce26" table:formula="of:=IF([$'Mature Data'.N132]=&quot;&quot;;&quot;&quot;;[$'Mature Data'.N132])">
            <text:p/>
          </table:table-cell>
          <table:table-cell table:style-name="ce26" table:formula="of:=IF([$'Mature Data'.O132]=&quot;&quot;;&quot;&quot;;[$'Mature Data'.O132])">
            <text:p/>
          </table:table-cell>
          <table:table-cell table:style-name="ce31" table:formula="of:=IF([.J133]=&quot;&quot;;&quot;&quot;;SUM([.K133:.O133]))">
            <text:p/>
          </table:table-cell>
          <table:table-cell table:style-name="ce7" table:formula="of:=IF([$'Mature Data'.Q132]=&quot;&quot;;&quot;&quot;;[$'Mature Data'.Q132])">
            <text:p/>
          </table:table-cell>
          <table:table-cell table:style-name="ce7" table:formula="of:=IF([$'Mature Data'.R132]=&quot;&quot;;&quot;&quot;;[$'Mature Data'.R132])">
            <text:p/>
          </table:table-cell>
          <table:table-cell table:style-name="ce7" table:formula="of:=IF([$'Mature Data'.S132]=&quot;&quot;;&quot;&quot;;[$'Mature Data'.S132])">
            <text:p/>
          </table:table-cell>
          <table:table-cell table:style-name="ce7" table:formula="of:=IF([$'Mature Data'.T132]=&quot;&quot;;&quot;&quot;;[$'Mature Data'.T132])">
            <text:p/>
          </table:table-cell>
          <table:table-cell table:style-name="ce7" table:formula="of:=IF([$'Mature Data'.U132]=&quot;&quot;;&quot;&quot;;[$'Mature Data'.U132])">
            <text:p/>
          </table:table-cell>
          <table:table-cell table:style-name="ce7" table:formula="of:=IF([.P133]=&quot;&quot;;&quot;&quot;;SUM([.Q133:.U133]))">
            <text:p/>
          </table:table-cell>
          <table:table-cell table:style-name="ce7" table:formula="of:=IF([$'Mature Data'.W132]=&quot;&quot;;&quot;&quot;;[$'Mature Data'.W132])">
            <text:p/>
          </table:table-cell>
          <table:table-cell table:style-name="ce7" table:formula="of:=IF([$'Mature Data'.X132]=&quot;&quot;;&quot;&quot;;[$'Mature Data'.X132])">
            <text:p/>
          </table:table-cell>
          <table:table-cell table:style-name="ce7" table:formula="of:=IF([$'Mature Data'.Y132]=&quot;&quot;;&quot;&quot;;[$'Mature Data'.Y132])">
            <text:p/>
          </table:table-cell>
          <table:table-cell table:style-name="ce7" table:formula="of:=IF([$'Mature Data'.Z132]=&quot;&quot;;&quot;&quot;;[$'Mature Data'.Z132])">
            <text:p/>
          </table:table-cell>
          <table:table-cell table:style-name="ce7" table:formula="of:=IF([$'Mature Data'.AA132]=&quot;&quot;;&quot;&quot;;[$'Mature Data'.AA132])">
            <text:p/>
          </table:table-cell>
          <table:table-cell table:style-name="ce43" table:formula="of:=IF(ISERR(AVERAGE([.W133:.AA133])/20);&quot;&quot;;AVERAGE([.W133:.AA13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3]=&quot;&quot;;&quot;&quot;;[$'Mature Data'.A133])">
            <text:p/>
          </table:table-cell>
          <table:table-cell table:style-name="ce7" table:formula="of:=IF([$'Mature Data'.B133]=&quot;&quot;;&quot;&quot;;[$'Mature Data'.B133])">
            <text:p/>
          </table:table-cell>
          <table:table-cell table:style-name="ce7" table:formula="of:=IF([$'Mature Data'.C133]=&quot;&quot;;&quot;&quot;;[$'Mature Data'.C133])">
            <text:p/>
          </table:table-cell>
          <table:table-cell table:style-name="ce7" table:formula="of:=IF([$'Mature Data'.D133]=&quot;&quot;;&quot;&quot;;[$'Mature Data'.D133])">
            <text:p/>
          </table:table-cell>
          <table:table-cell table:style-name="ce15" table:formula="of:=IF([$'Mature Data'.E133]=&quot;&quot;;&quot;&quot;;[$'Mature Data'.E133])">
            <text:p/>
          </table:table-cell>
          <table:table-cell table:style-name="ce15" table:formula="of:=IF([$'Mature Data'.F133]=&quot;&quot;;&quot;&quot;;[$'Mature Data'.F133])">
            <text:p/>
          </table:table-cell>
          <table:table-cell table:style-name="ce15" table:formula="of:=IF([$'Mature Data'.G133]=&quot;&quot;;&quot;&quot;;[$'Mature Data'.G133])">
            <text:p/>
          </table:table-cell>
          <table:table-cell table:style-name="ce15" table:formula="of:=IF([$'Mature Data'.H133]=&quot;&quot;;&quot;&quot;;[$'Mature Data'.H133])">
            <text:p/>
          </table:table-cell>
          <table:table-cell table:style-name="ce15" table:formula="of:=IF([$'Mature Data'.I133]=&quot;&quot;;&quot;&quot;;[$'Mature Data'.I133])">
            <text:p/>
          </table:table-cell>
          <table:table-cell table:style-name="ce22" table:formula="of:=IF([.D134]=&quot;&quot;;&quot;&quot;;SUM([.E134:.I134]))">
            <text:p/>
          </table:table-cell>
          <table:table-cell table:style-name="ce26" table:formula="of:=IF([$'Mature Data'.K133]=&quot;&quot;;&quot;&quot;;[$'Mature Data'.K133])">
            <text:p/>
          </table:table-cell>
          <table:table-cell table:style-name="ce26" table:formula="of:=IF([$'Mature Data'.L133]=&quot;&quot;;&quot;&quot;;[$'Mature Data'.L133])">
            <text:p/>
          </table:table-cell>
          <table:table-cell table:style-name="ce26" table:formula="of:=IF([$'Mature Data'.M133]=&quot;&quot;;&quot;&quot;;[$'Mature Data'.M133])">
            <text:p/>
          </table:table-cell>
          <table:table-cell table:style-name="ce26" table:formula="of:=IF([$'Mature Data'.N133]=&quot;&quot;;&quot;&quot;;[$'Mature Data'.N133])">
            <text:p/>
          </table:table-cell>
          <table:table-cell table:style-name="ce26" table:formula="of:=IF([$'Mature Data'.O133]=&quot;&quot;;&quot;&quot;;[$'Mature Data'.O133])">
            <text:p/>
          </table:table-cell>
          <table:table-cell table:style-name="ce31" table:formula="of:=IF([.J134]=&quot;&quot;;&quot;&quot;;SUM([.K134:.O134]))">
            <text:p/>
          </table:table-cell>
          <table:table-cell table:style-name="ce7" table:formula="of:=IF([$'Mature Data'.Q133]=&quot;&quot;;&quot;&quot;;[$'Mature Data'.Q133])">
            <text:p/>
          </table:table-cell>
          <table:table-cell table:style-name="ce7" table:formula="of:=IF([$'Mature Data'.R133]=&quot;&quot;;&quot;&quot;;[$'Mature Data'.R133])">
            <text:p/>
          </table:table-cell>
          <table:table-cell table:style-name="ce7" table:formula="of:=IF([$'Mature Data'.S133]=&quot;&quot;;&quot;&quot;;[$'Mature Data'.S133])">
            <text:p/>
          </table:table-cell>
          <table:table-cell table:style-name="ce7" table:formula="of:=IF([$'Mature Data'.T133]=&quot;&quot;;&quot;&quot;;[$'Mature Data'.T133])">
            <text:p/>
          </table:table-cell>
          <table:table-cell table:style-name="ce7" table:formula="of:=IF([$'Mature Data'.U133]=&quot;&quot;;&quot;&quot;;[$'Mature Data'.U133])">
            <text:p/>
          </table:table-cell>
          <table:table-cell table:style-name="ce7" table:formula="of:=IF([.P134]=&quot;&quot;;&quot;&quot;;SUM([.Q134:.U134]))">
            <text:p/>
          </table:table-cell>
          <table:table-cell table:style-name="ce7" table:formula="of:=IF([$'Mature Data'.W133]=&quot;&quot;;&quot;&quot;;[$'Mature Data'.W133])">
            <text:p/>
          </table:table-cell>
          <table:table-cell table:style-name="ce7" table:formula="of:=IF([$'Mature Data'.X133]=&quot;&quot;;&quot;&quot;;[$'Mature Data'.X133])">
            <text:p/>
          </table:table-cell>
          <table:table-cell table:style-name="ce7" table:formula="of:=IF([$'Mature Data'.Y133]=&quot;&quot;;&quot;&quot;;[$'Mature Data'.Y133])">
            <text:p/>
          </table:table-cell>
          <table:table-cell table:style-name="ce7" table:formula="of:=IF([$'Mature Data'.Z133]=&quot;&quot;;&quot;&quot;;[$'Mature Data'.Z133])">
            <text:p/>
          </table:table-cell>
          <table:table-cell table:style-name="ce7" table:formula="of:=IF([$'Mature Data'.AA133]=&quot;&quot;;&quot;&quot;;[$'Mature Data'.AA133])">
            <text:p/>
          </table:table-cell>
          <table:table-cell table:style-name="ce43" table:formula="of:=IF(ISERR(AVERAGE([.W134:.AA134])/20);&quot;&quot;;AVERAGE([.W134:.AA13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4]=&quot;&quot;;&quot;&quot;;[$'Mature Data'.A134])">
            <text:p/>
          </table:table-cell>
          <table:table-cell table:style-name="ce7" table:formula="of:=IF([$'Mature Data'.B134]=&quot;&quot;;&quot;&quot;;[$'Mature Data'.B134])">
            <text:p/>
          </table:table-cell>
          <table:table-cell table:style-name="ce7" table:formula="of:=IF([$'Mature Data'.C134]=&quot;&quot;;&quot;&quot;;[$'Mature Data'.C134])">
            <text:p/>
          </table:table-cell>
          <table:table-cell table:style-name="ce7" table:formula="of:=IF([$'Mature Data'.D134]=&quot;&quot;;&quot;&quot;;[$'Mature Data'.D134])">
            <text:p/>
          </table:table-cell>
          <table:table-cell table:style-name="ce15" table:formula="of:=IF([$'Mature Data'.E134]=&quot;&quot;;&quot;&quot;;[$'Mature Data'.E134])">
            <text:p/>
          </table:table-cell>
          <table:table-cell table:style-name="ce15" table:formula="of:=IF([$'Mature Data'.F134]=&quot;&quot;;&quot;&quot;;[$'Mature Data'.F134])">
            <text:p/>
          </table:table-cell>
          <table:table-cell table:style-name="ce15" table:formula="of:=IF([$'Mature Data'.G134]=&quot;&quot;;&quot;&quot;;[$'Mature Data'.G134])">
            <text:p/>
          </table:table-cell>
          <table:table-cell table:style-name="ce15" table:formula="of:=IF([$'Mature Data'.H134]=&quot;&quot;;&quot;&quot;;[$'Mature Data'.H134])">
            <text:p/>
          </table:table-cell>
          <table:table-cell table:style-name="ce15" table:formula="of:=IF([$'Mature Data'.I134]=&quot;&quot;;&quot;&quot;;[$'Mature Data'.I134])">
            <text:p/>
          </table:table-cell>
          <table:table-cell table:style-name="ce22" table:formula="of:=IF([.D135]=&quot;&quot;;&quot;&quot;;SUM([.E135:.I135]))">
            <text:p/>
          </table:table-cell>
          <table:table-cell table:style-name="ce26" table:formula="of:=IF([$'Mature Data'.K134]=&quot;&quot;;&quot;&quot;;[$'Mature Data'.K134])">
            <text:p/>
          </table:table-cell>
          <table:table-cell table:style-name="ce26" table:formula="of:=IF([$'Mature Data'.L134]=&quot;&quot;;&quot;&quot;;[$'Mature Data'.L134])">
            <text:p/>
          </table:table-cell>
          <table:table-cell table:style-name="ce26" table:formula="of:=IF([$'Mature Data'.M134]=&quot;&quot;;&quot;&quot;;[$'Mature Data'.M134])">
            <text:p/>
          </table:table-cell>
          <table:table-cell table:style-name="ce26" table:formula="of:=IF([$'Mature Data'.N134]=&quot;&quot;;&quot;&quot;;[$'Mature Data'.N134])">
            <text:p/>
          </table:table-cell>
          <table:table-cell table:style-name="ce26" table:formula="of:=IF([$'Mature Data'.O134]=&quot;&quot;;&quot;&quot;;[$'Mature Data'.O134])">
            <text:p/>
          </table:table-cell>
          <table:table-cell table:style-name="ce31" table:formula="of:=IF([.J135]=&quot;&quot;;&quot;&quot;;SUM([.K135:.O135]))">
            <text:p/>
          </table:table-cell>
          <table:table-cell table:style-name="ce7" table:formula="of:=IF([$'Mature Data'.Q134]=&quot;&quot;;&quot;&quot;;[$'Mature Data'.Q134])">
            <text:p/>
          </table:table-cell>
          <table:table-cell table:style-name="ce7" table:formula="of:=IF([$'Mature Data'.R134]=&quot;&quot;;&quot;&quot;;[$'Mature Data'.R134])">
            <text:p/>
          </table:table-cell>
          <table:table-cell table:style-name="ce7" table:formula="of:=IF([$'Mature Data'.S134]=&quot;&quot;;&quot;&quot;;[$'Mature Data'.S134])">
            <text:p/>
          </table:table-cell>
          <table:table-cell table:style-name="ce7" table:formula="of:=IF([$'Mature Data'.T134]=&quot;&quot;;&quot;&quot;;[$'Mature Data'.T134])">
            <text:p/>
          </table:table-cell>
          <table:table-cell table:style-name="ce7" table:formula="of:=IF([$'Mature Data'.U134]=&quot;&quot;;&quot;&quot;;[$'Mature Data'.U134])">
            <text:p/>
          </table:table-cell>
          <table:table-cell table:style-name="ce7" table:formula="of:=IF([.P135]=&quot;&quot;;&quot;&quot;;SUM([.Q135:.U135]))">
            <text:p/>
          </table:table-cell>
          <table:table-cell table:style-name="ce7" table:formula="of:=IF([$'Mature Data'.W134]=&quot;&quot;;&quot;&quot;;[$'Mature Data'.W134])">
            <text:p/>
          </table:table-cell>
          <table:table-cell table:style-name="ce7" table:formula="of:=IF([$'Mature Data'.X134]=&quot;&quot;;&quot;&quot;;[$'Mature Data'.X134])">
            <text:p/>
          </table:table-cell>
          <table:table-cell table:style-name="ce7" table:formula="of:=IF([$'Mature Data'.Y134]=&quot;&quot;;&quot;&quot;;[$'Mature Data'.Y134])">
            <text:p/>
          </table:table-cell>
          <table:table-cell table:style-name="ce7" table:formula="of:=IF([$'Mature Data'.Z134]=&quot;&quot;;&quot;&quot;;[$'Mature Data'.Z134])">
            <text:p/>
          </table:table-cell>
          <table:table-cell table:style-name="ce7" table:formula="of:=IF([$'Mature Data'.AA134]=&quot;&quot;;&quot;&quot;;[$'Mature Data'.AA134])">
            <text:p/>
          </table:table-cell>
          <table:table-cell table:style-name="ce43" table:formula="of:=IF(ISERR(AVERAGE([.W135:.AA135])/20);&quot;&quot;;AVERAGE([.W135:.AA13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5]=&quot;&quot;;&quot;&quot;;[$'Mature Data'.A135])">
            <text:p/>
          </table:table-cell>
          <table:table-cell table:style-name="ce7" table:formula="of:=IF([$'Mature Data'.B135]=&quot;&quot;;&quot;&quot;;[$'Mature Data'.B135])">
            <text:p/>
          </table:table-cell>
          <table:table-cell table:style-name="ce7" table:formula="of:=IF([$'Mature Data'.C135]=&quot;&quot;;&quot;&quot;;[$'Mature Data'.C135])">
            <text:p/>
          </table:table-cell>
          <table:table-cell table:style-name="ce7" table:formula="of:=IF([$'Mature Data'.D135]=&quot;&quot;;&quot;&quot;;[$'Mature Data'.D135])">
            <text:p/>
          </table:table-cell>
          <table:table-cell table:style-name="ce15" table:formula="of:=IF([$'Mature Data'.E135]=&quot;&quot;;&quot;&quot;;[$'Mature Data'.E135])">
            <text:p/>
          </table:table-cell>
          <table:table-cell table:style-name="ce15" table:formula="of:=IF([$'Mature Data'.F135]=&quot;&quot;;&quot;&quot;;[$'Mature Data'.F135])">
            <text:p/>
          </table:table-cell>
          <table:table-cell table:style-name="ce15" table:formula="of:=IF([$'Mature Data'.G135]=&quot;&quot;;&quot;&quot;;[$'Mature Data'.G135])">
            <text:p/>
          </table:table-cell>
          <table:table-cell table:style-name="ce15" table:formula="of:=IF([$'Mature Data'.H135]=&quot;&quot;;&quot;&quot;;[$'Mature Data'.H135])">
            <text:p/>
          </table:table-cell>
          <table:table-cell table:style-name="ce15" table:formula="of:=IF([$'Mature Data'.I135]=&quot;&quot;;&quot;&quot;;[$'Mature Data'.I135])">
            <text:p/>
          </table:table-cell>
          <table:table-cell table:style-name="ce22" table:formula="of:=IF([.D136]=&quot;&quot;;&quot;&quot;;SUM([.E136:.I136]))">
            <text:p/>
          </table:table-cell>
          <table:table-cell table:style-name="ce26" table:formula="of:=IF([$'Mature Data'.K135]=&quot;&quot;;&quot;&quot;;[$'Mature Data'.K135])">
            <text:p/>
          </table:table-cell>
          <table:table-cell table:style-name="ce26" table:formula="of:=IF([$'Mature Data'.L135]=&quot;&quot;;&quot;&quot;;[$'Mature Data'.L135])">
            <text:p/>
          </table:table-cell>
          <table:table-cell table:style-name="ce26" table:formula="of:=IF([$'Mature Data'.M135]=&quot;&quot;;&quot;&quot;;[$'Mature Data'.M135])">
            <text:p/>
          </table:table-cell>
          <table:table-cell table:style-name="ce26" table:formula="of:=IF([$'Mature Data'.N135]=&quot;&quot;;&quot;&quot;;[$'Mature Data'.N135])">
            <text:p/>
          </table:table-cell>
          <table:table-cell table:style-name="ce26" table:formula="of:=IF([$'Mature Data'.O135]=&quot;&quot;;&quot;&quot;;[$'Mature Data'.O135])">
            <text:p/>
          </table:table-cell>
          <table:table-cell table:style-name="ce31" table:formula="of:=IF([.J136]=&quot;&quot;;&quot;&quot;;SUM([.K136:.O136]))">
            <text:p/>
          </table:table-cell>
          <table:table-cell table:style-name="ce7" table:formula="of:=IF([$'Mature Data'.Q135]=&quot;&quot;;&quot;&quot;;[$'Mature Data'.Q135])">
            <text:p/>
          </table:table-cell>
          <table:table-cell table:style-name="ce7" table:formula="of:=IF([$'Mature Data'.R135]=&quot;&quot;;&quot;&quot;;[$'Mature Data'.R135])">
            <text:p/>
          </table:table-cell>
          <table:table-cell table:style-name="ce7" table:formula="of:=IF([$'Mature Data'.S135]=&quot;&quot;;&quot;&quot;;[$'Mature Data'.S135])">
            <text:p/>
          </table:table-cell>
          <table:table-cell table:style-name="ce7" table:formula="of:=IF([$'Mature Data'.T135]=&quot;&quot;;&quot;&quot;;[$'Mature Data'.T135])">
            <text:p/>
          </table:table-cell>
          <table:table-cell table:style-name="ce7" table:formula="of:=IF([$'Mature Data'.U135]=&quot;&quot;;&quot;&quot;;[$'Mature Data'.U135])">
            <text:p/>
          </table:table-cell>
          <table:table-cell table:style-name="ce7" table:formula="of:=IF([.P136]=&quot;&quot;;&quot;&quot;;SUM([.Q136:.U136]))">
            <text:p/>
          </table:table-cell>
          <table:table-cell table:style-name="ce7" table:formula="of:=IF([$'Mature Data'.W135]=&quot;&quot;;&quot;&quot;;[$'Mature Data'.W135])">
            <text:p/>
          </table:table-cell>
          <table:table-cell table:style-name="ce7" table:formula="of:=IF([$'Mature Data'.X135]=&quot;&quot;;&quot;&quot;;[$'Mature Data'.X135])">
            <text:p/>
          </table:table-cell>
          <table:table-cell table:style-name="ce7" table:formula="of:=IF([$'Mature Data'.Y135]=&quot;&quot;;&quot;&quot;;[$'Mature Data'.Y135])">
            <text:p/>
          </table:table-cell>
          <table:table-cell table:style-name="ce7" table:formula="of:=IF([$'Mature Data'.Z135]=&quot;&quot;;&quot;&quot;;[$'Mature Data'.Z135])">
            <text:p/>
          </table:table-cell>
          <table:table-cell table:style-name="ce7" table:formula="of:=IF([$'Mature Data'.AA135]=&quot;&quot;;&quot;&quot;;[$'Mature Data'.AA135])">
            <text:p/>
          </table:table-cell>
          <table:table-cell table:style-name="ce43" table:formula="of:=IF(ISERR(AVERAGE([.W136:.AA136])/20);&quot;&quot;;AVERAGE([.W136:.AA13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6]=&quot;&quot;;&quot;&quot;;[$'Mature Data'.A136])">
            <text:p/>
          </table:table-cell>
          <table:table-cell table:style-name="ce7" table:formula="of:=IF([$'Mature Data'.B136]=&quot;&quot;;&quot;&quot;;[$'Mature Data'.B136])">
            <text:p/>
          </table:table-cell>
          <table:table-cell table:style-name="ce7" table:formula="of:=IF([$'Mature Data'.C136]=&quot;&quot;;&quot;&quot;;[$'Mature Data'.C136])">
            <text:p/>
          </table:table-cell>
          <table:table-cell table:style-name="ce7" table:formula="of:=IF([$'Mature Data'.D136]=&quot;&quot;;&quot;&quot;;[$'Mature Data'.D136])">
            <text:p/>
          </table:table-cell>
          <table:table-cell table:style-name="ce15" table:formula="of:=IF([$'Mature Data'.E136]=&quot;&quot;;&quot;&quot;;[$'Mature Data'.E136])">
            <text:p/>
          </table:table-cell>
          <table:table-cell table:style-name="ce15" table:formula="of:=IF([$'Mature Data'.F136]=&quot;&quot;;&quot;&quot;;[$'Mature Data'.F136])">
            <text:p/>
          </table:table-cell>
          <table:table-cell table:style-name="ce15" table:formula="of:=IF([$'Mature Data'.G136]=&quot;&quot;;&quot;&quot;;[$'Mature Data'.G136])">
            <text:p/>
          </table:table-cell>
          <table:table-cell table:style-name="ce15" table:formula="of:=IF([$'Mature Data'.H136]=&quot;&quot;;&quot;&quot;;[$'Mature Data'.H136])">
            <text:p/>
          </table:table-cell>
          <table:table-cell table:style-name="ce15" table:formula="of:=IF([$'Mature Data'.I136]=&quot;&quot;;&quot;&quot;;[$'Mature Data'.I136])">
            <text:p/>
          </table:table-cell>
          <table:table-cell table:style-name="ce22" table:formula="of:=IF([.D137]=&quot;&quot;;&quot;&quot;;SUM([.E137:.I137]))">
            <text:p/>
          </table:table-cell>
          <table:table-cell table:style-name="ce26" table:formula="of:=IF([$'Mature Data'.K136]=&quot;&quot;;&quot;&quot;;[$'Mature Data'.K136])">
            <text:p/>
          </table:table-cell>
          <table:table-cell table:style-name="ce26" table:formula="of:=IF([$'Mature Data'.L136]=&quot;&quot;;&quot;&quot;;[$'Mature Data'.L136])">
            <text:p/>
          </table:table-cell>
          <table:table-cell table:style-name="ce26" table:formula="of:=IF([$'Mature Data'.M136]=&quot;&quot;;&quot;&quot;;[$'Mature Data'.M136])">
            <text:p/>
          </table:table-cell>
          <table:table-cell table:style-name="ce26" table:formula="of:=IF([$'Mature Data'.N136]=&quot;&quot;;&quot;&quot;;[$'Mature Data'.N136])">
            <text:p/>
          </table:table-cell>
          <table:table-cell table:style-name="ce26" table:formula="of:=IF([$'Mature Data'.O136]=&quot;&quot;;&quot;&quot;;[$'Mature Data'.O136])">
            <text:p/>
          </table:table-cell>
          <table:table-cell table:style-name="ce31" table:formula="of:=IF([.J137]=&quot;&quot;;&quot;&quot;;SUM([.K137:.O137]))">
            <text:p/>
          </table:table-cell>
          <table:table-cell table:style-name="ce7" table:formula="of:=IF([$'Mature Data'.Q136]=&quot;&quot;;&quot;&quot;;[$'Mature Data'.Q136])">
            <text:p/>
          </table:table-cell>
          <table:table-cell table:style-name="ce7" table:formula="of:=IF([$'Mature Data'.R136]=&quot;&quot;;&quot;&quot;;[$'Mature Data'.R136])">
            <text:p/>
          </table:table-cell>
          <table:table-cell table:style-name="ce7" table:formula="of:=IF([$'Mature Data'.S136]=&quot;&quot;;&quot;&quot;;[$'Mature Data'.S136])">
            <text:p/>
          </table:table-cell>
          <table:table-cell table:style-name="ce7" table:formula="of:=IF([$'Mature Data'.T136]=&quot;&quot;;&quot;&quot;;[$'Mature Data'.T136])">
            <text:p/>
          </table:table-cell>
          <table:table-cell table:style-name="ce7" table:formula="of:=IF([$'Mature Data'.U136]=&quot;&quot;;&quot;&quot;;[$'Mature Data'.U136])">
            <text:p/>
          </table:table-cell>
          <table:table-cell table:style-name="ce7" table:formula="of:=IF([.P137]=&quot;&quot;;&quot;&quot;;SUM([.Q137:.U137]))">
            <text:p/>
          </table:table-cell>
          <table:table-cell table:style-name="ce7" table:formula="of:=IF([$'Mature Data'.W136]=&quot;&quot;;&quot;&quot;;[$'Mature Data'.W136])">
            <text:p/>
          </table:table-cell>
          <table:table-cell table:style-name="ce7" table:formula="of:=IF([$'Mature Data'.X136]=&quot;&quot;;&quot;&quot;;[$'Mature Data'.X136])">
            <text:p/>
          </table:table-cell>
          <table:table-cell table:style-name="ce7" table:formula="of:=IF([$'Mature Data'.Y136]=&quot;&quot;;&quot;&quot;;[$'Mature Data'.Y136])">
            <text:p/>
          </table:table-cell>
          <table:table-cell table:style-name="ce7" table:formula="of:=IF([$'Mature Data'.Z136]=&quot;&quot;;&quot;&quot;;[$'Mature Data'.Z136])">
            <text:p/>
          </table:table-cell>
          <table:table-cell table:style-name="ce7" table:formula="of:=IF([$'Mature Data'.AA136]=&quot;&quot;;&quot;&quot;;[$'Mature Data'.AA136])">
            <text:p/>
          </table:table-cell>
          <table:table-cell table:style-name="ce43" table:formula="of:=IF(ISERR(AVERAGE([.W137:.AA137])/20);&quot;&quot;;AVERAGE([.W137:.AA13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7]=&quot;&quot;;&quot;&quot;;[$'Mature Data'.A137])">
            <text:p/>
          </table:table-cell>
          <table:table-cell table:style-name="ce7" table:formula="of:=IF([$'Mature Data'.B137]=&quot;&quot;;&quot;&quot;;[$'Mature Data'.B137])">
            <text:p/>
          </table:table-cell>
          <table:table-cell table:style-name="ce7" table:formula="of:=IF([$'Mature Data'.C137]=&quot;&quot;;&quot;&quot;;[$'Mature Data'.C137])">
            <text:p/>
          </table:table-cell>
          <table:table-cell table:style-name="ce7" table:formula="of:=IF([$'Mature Data'.D137]=&quot;&quot;;&quot;&quot;;[$'Mature Data'.D137])">
            <text:p/>
          </table:table-cell>
          <table:table-cell table:style-name="ce15" table:formula="of:=IF([$'Mature Data'.E137]=&quot;&quot;;&quot;&quot;;[$'Mature Data'.E137])">
            <text:p/>
          </table:table-cell>
          <table:table-cell table:style-name="ce15" table:formula="of:=IF([$'Mature Data'.F137]=&quot;&quot;;&quot;&quot;;[$'Mature Data'.F137])">
            <text:p/>
          </table:table-cell>
          <table:table-cell table:style-name="ce15" table:formula="of:=IF([$'Mature Data'.G137]=&quot;&quot;;&quot;&quot;;[$'Mature Data'.G137])">
            <text:p/>
          </table:table-cell>
          <table:table-cell table:style-name="ce15" table:formula="of:=IF([$'Mature Data'.H137]=&quot;&quot;;&quot;&quot;;[$'Mature Data'.H137])">
            <text:p/>
          </table:table-cell>
          <table:table-cell table:style-name="ce15" table:formula="of:=IF([$'Mature Data'.I137]=&quot;&quot;;&quot;&quot;;[$'Mature Data'.I137])">
            <text:p/>
          </table:table-cell>
          <table:table-cell table:style-name="ce22" table:formula="of:=IF([.D138]=&quot;&quot;;&quot;&quot;;SUM([.E138:.I138]))">
            <text:p/>
          </table:table-cell>
          <table:table-cell table:style-name="ce26" table:formula="of:=IF([$'Mature Data'.K137]=&quot;&quot;;&quot;&quot;;[$'Mature Data'.K137])">
            <text:p/>
          </table:table-cell>
          <table:table-cell table:style-name="ce26" table:formula="of:=IF([$'Mature Data'.L137]=&quot;&quot;;&quot;&quot;;[$'Mature Data'.L137])">
            <text:p/>
          </table:table-cell>
          <table:table-cell table:style-name="ce26" table:formula="of:=IF([$'Mature Data'.M137]=&quot;&quot;;&quot;&quot;;[$'Mature Data'.M137])">
            <text:p/>
          </table:table-cell>
          <table:table-cell table:style-name="ce26" table:formula="of:=IF([$'Mature Data'.N137]=&quot;&quot;;&quot;&quot;;[$'Mature Data'.N137])">
            <text:p/>
          </table:table-cell>
          <table:table-cell table:style-name="ce26" table:formula="of:=IF([$'Mature Data'.O137]=&quot;&quot;;&quot;&quot;;[$'Mature Data'.O137])">
            <text:p/>
          </table:table-cell>
          <table:table-cell table:style-name="ce31" table:formula="of:=IF([.J138]=&quot;&quot;;&quot;&quot;;SUM([.K138:.O138]))">
            <text:p/>
          </table:table-cell>
          <table:table-cell table:style-name="ce7" table:formula="of:=IF([$'Mature Data'.Q137]=&quot;&quot;;&quot;&quot;;[$'Mature Data'.Q137])">
            <text:p/>
          </table:table-cell>
          <table:table-cell table:style-name="ce7" table:formula="of:=IF([$'Mature Data'.R137]=&quot;&quot;;&quot;&quot;;[$'Mature Data'.R137])">
            <text:p/>
          </table:table-cell>
          <table:table-cell table:style-name="ce7" table:formula="of:=IF([$'Mature Data'.S137]=&quot;&quot;;&quot;&quot;;[$'Mature Data'.S137])">
            <text:p/>
          </table:table-cell>
          <table:table-cell table:style-name="ce7" table:formula="of:=IF([$'Mature Data'.T137]=&quot;&quot;;&quot;&quot;;[$'Mature Data'.T137])">
            <text:p/>
          </table:table-cell>
          <table:table-cell table:style-name="ce7" table:formula="of:=IF([$'Mature Data'.U137]=&quot;&quot;;&quot;&quot;;[$'Mature Data'.U137])">
            <text:p/>
          </table:table-cell>
          <table:table-cell table:style-name="ce7" table:formula="of:=IF([.P138]=&quot;&quot;;&quot;&quot;;SUM([.Q138:.U138]))">
            <text:p/>
          </table:table-cell>
          <table:table-cell table:style-name="ce7" table:formula="of:=IF([$'Mature Data'.W137]=&quot;&quot;;&quot;&quot;;[$'Mature Data'.W137])">
            <text:p/>
          </table:table-cell>
          <table:table-cell table:style-name="ce7" table:formula="of:=IF([$'Mature Data'.X137]=&quot;&quot;;&quot;&quot;;[$'Mature Data'.X137])">
            <text:p/>
          </table:table-cell>
          <table:table-cell table:style-name="ce7" table:formula="of:=IF([$'Mature Data'.Y137]=&quot;&quot;;&quot;&quot;;[$'Mature Data'.Y137])">
            <text:p/>
          </table:table-cell>
          <table:table-cell table:style-name="ce7" table:formula="of:=IF([$'Mature Data'.Z137]=&quot;&quot;;&quot;&quot;;[$'Mature Data'.Z137])">
            <text:p/>
          </table:table-cell>
          <table:table-cell table:style-name="ce7" table:formula="of:=IF([$'Mature Data'.AA137]=&quot;&quot;;&quot;&quot;;[$'Mature Data'.AA137])">
            <text:p/>
          </table:table-cell>
          <table:table-cell table:style-name="ce43" table:formula="of:=IF(ISERR(AVERAGE([.W138:.AA138])/20);&quot;&quot;;AVERAGE([.W138:.AA13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8]=&quot;&quot;;&quot;&quot;;[$'Mature Data'.A138])">
            <text:p/>
          </table:table-cell>
          <table:table-cell table:style-name="ce7" table:formula="of:=IF([$'Mature Data'.B138]=&quot;&quot;;&quot;&quot;;[$'Mature Data'.B138])">
            <text:p/>
          </table:table-cell>
          <table:table-cell table:style-name="ce7" table:formula="of:=IF([$'Mature Data'.C138]=&quot;&quot;;&quot;&quot;;[$'Mature Data'.C138])">
            <text:p/>
          </table:table-cell>
          <table:table-cell table:style-name="ce7" table:formula="of:=IF([$'Mature Data'.D138]=&quot;&quot;;&quot;&quot;;[$'Mature Data'.D138])">
            <text:p/>
          </table:table-cell>
          <table:table-cell table:style-name="ce15" table:formula="of:=IF([$'Mature Data'.E138]=&quot;&quot;;&quot;&quot;;[$'Mature Data'.E138])">
            <text:p/>
          </table:table-cell>
          <table:table-cell table:style-name="ce15" table:formula="of:=IF([$'Mature Data'.F138]=&quot;&quot;;&quot;&quot;;[$'Mature Data'.F138])">
            <text:p/>
          </table:table-cell>
          <table:table-cell table:style-name="ce15" table:formula="of:=IF([$'Mature Data'.G138]=&quot;&quot;;&quot;&quot;;[$'Mature Data'.G138])">
            <text:p/>
          </table:table-cell>
          <table:table-cell table:style-name="ce15" table:formula="of:=IF([$'Mature Data'.H138]=&quot;&quot;;&quot;&quot;;[$'Mature Data'.H138])">
            <text:p/>
          </table:table-cell>
          <table:table-cell table:style-name="ce15" table:formula="of:=IF([$'Mature Data'.I138]=&quot;&quot;;&quot;&quot;;[$'Mature Data'.I138])">
            <text:p/>
          </table:table-cell>
          <table:table-cell table:style-name="ce22" table:formula="of:=IF([.D139]=&quot;&quot;;&quot;&quot;;SUM([.E139:.I139]))">
            <text:p/>
          </table:table-cell>
          <table:table-cell table:style-name="ce26" table:formula="of:=IF([$'Mature Data'.K138]=&quot;&quot;;&quot;&quot;;[$'Mature Data'.K138])">
            <text:p/>
          </table:table-cell>
          <table:table-cell table:style-name="ce26" table:formula="of:=IF([$'Mature Data'.L138]=&quot;&quot;;&quot;&quot;;[$'Mature Data'.L138])">
            <text:p/>
          </table:table-cell>
          <table:table-cell table:style-name="ce26" table:formula="of:=IF([$'Mature Data'.M138]=&quot;&quot;;&quot;&quot;;[$'Mature Data'.M138])">
            <text:p/>
          </table:table-cell>
          <table:table-cell table:style-name="ce26" table:formula="of:=IF([$'Mature Data'.N138]=&quot;&quot;;&quot;&quot;;[$'Mature Data'.N138])">
            <text:p/>
          </table:table-cell>
          <table:table-cell table:style-name="ce26" table:formula="of:=IF([$'Mature Data'.O138]=&quot;&quot;;&quot;&quot;;[$'Mature Data'.O138])">
            <text:p/>
          </table:table-cell>
          <table:table-cell table:style-name="ce31" table:formula="of:=IF([.J139]=&quot;&quot;;&quot;&quot;;SUM([.K139:.O139]))">
            <text:p/>
          </table:table-cell>
          <table:table-cell table:style-name="ce7" table:formula="of:=IF([$'Mature Data'.Q138]=&quot;&quot;;&quot;&quot;;[$'Mature Data'.Q138])">
            <text:p/>
          </table:table-cell>
          <table:table-cell table:style-name="ce7" table:formula="of:=IF([$'Mature Data'.R138]=&quot;&quot;;&quot;&quot;;[$'Mature Data'.R138])">
            <text:p/>
          </table:table-cell>
          <table:table-cell table:style-name="ce7" table:formula="of:=IF([$'Mature Data'.S138]=&quot;&quot;;&quot;&quot;;[$'Mature Data'.S138])">
            <text:p/>
          </table:table-cell>
          <table:table-cell table:style-name="ce7" table:formula="of:=IF([$'Mature Data'.T138]=&quot;&quot;;&quot;&quot;;[$'Mature Data'.T138])">
            <text:p/>
          </table:table-cell>
          <table:table-cell table:style-name="ce7" table:formula="of:=IF([$'Mature Data'.U138]=&quot;&quot;;&quot;&quot;;[$'Mature Data'.U138])">
            <text:p/>
          </table:table-cell>
          <table:table-cell table:style-name="ce7" table:formula="of:=IF([.P139]=&quot;&quot;;&quot;&quot;;SUM([.Q139:.U139]))">
            <text:p/>
          </table:table-cell>
          <table:table-cell table:style-name="ce7" table:formula="of:=IF([$'Mature Data'.W138]=&quot;&quot;;&quot;&quot;;[$'Mature Data'.W138])">
            <text:p/>
          </table:table-cell>
          <table:table-cell table:style-name="ce7" table:formula="of:=IF([$'Mature Data'.X138]=&quot;&quot;;&quot;&quot;;[$'Mature Data'.X138])">
            <text:p/>
          </table:table-cell>
          <table:table-cell table:style-name="ce7" table:formula="of:=IF([$'Mature Data'.Y138]=&quot;&quot;;&quot;&quot;;[$'Mature Data'.Y138])">
            <text:p/>
          </table:table-cell>
          <table:table-cell table:style-name="ce7" table:formula="of:=IF([$'Mature Data'.Z138]=&quot;&quot;;&quot;&quot;;[$'Mature Data'.Z138])">
            <text:p/>
          </table:table-cell>
          <table:table-cell table:style-name="ce7" table:formula="of:=IF([$'Mature Data'.AA138]=&quot;&quot;;&quot;&quot;;[$'Mature Data'.AA138])">
            <text:p/>
          </table:table-cell>
          <table:table-cell table:style-name="ce43" table:formula="of:=IF(ISERR(AVERAGE([.W139:.AA139])/20);&quot;&quot;;AVERAGE([.W139:.AA13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39]=&quot;&quot;;&quot;&quot;;[$'Mature Data'.A139])">
            <text:p/>
          </table:table-cell>
          <table:table-cell table:style-name="ce7" table:formula="of:=IF([$'Mature Data'.B139]=&quot;&quot;;&quot;&quot;;[$'Mature Data'.B139])">
            <text:p/>
          </table:table-cell>
          <table:table-cell table:style-name="ce7" table:formula="of:=IF([$'Mature Data'.C139]=&quot;&quot;;&quot;&quot;;[$'Mature Data'.C139])">
            <text:p/>
          </table:table-cell>
          <table:table-cell table:style-name="ce7" table:formula="of:=IF([$'Mature Data'.D139]=&quot;&quot;;&quot;&quot;;[$'Mature Data'.D139])">
            <text:p/>
          </table:table-cell>
          <table:table-cell table:style-name="ce15" table:formula="of:=IF([$'Mature Data'.E139]=&quot;&quot;;&quot;&quot;;[$'Mature Data'.E139])">
            <text:p/>
          </table:table-cell>
          <table:table-cell table:style-name="ce15" table:formula="of:=IF([$'Mature Data'.F139]=&quot;&quot;;&quot;&quot;;[$'Mature Data'.F139])">
            <text:p/>
          </table:table-cell>
          <table:table-cell table:style-name="ce15" table:formula="of:=IF([$'Mature Data'.G139]=&quot;&quot;;&quot;&quot;;[$'Mature Data'.G139])">
            <text:p/>
          </table:table-cell>
          <table:table-cell table:style-name="ce15" table:formula="of:=IF([$'Mature Data'.H139]=&quot;&quot;;&quot;&quot;;[$'Mature Data'.H139])">
            <text:p/>
          </table:table-cell>
          <table:table-cell table:style-name="ce15" table:formula="of:=IF([$'Mature Data'.I139]=&quot;&quot;;&quot;&quot;;[$'Mature Data'.I139])">
            <text:p/>
          </table:table-cell>
          <table:table-cell table:style-name="ce22" table:formula="of:=IF([.D140]=&quot;&quot;;&quot;&quot;;SUM([.E140:.I140]))">
            <text:p/>
          </table:table-cell>
          <table:table-cell table:style-name="ce26" table:formula="of:=IF([$'Mature Data'.K139]=&quot;&quot;;&quot;&quot;;[$'Mature Data'.K139])">
            <text:p/>
          </table:table-cell>
          <table:table-cell table:style-name="ce26" table:formula="of:=IF([$'Mature Data'.L139]=&quot;&quot;;&quot;&quot;;[$'Mature Data'.L139])">
            <text:p/>
          </table:table-cell>
          <table:table-cell table:style-name="ce26" table:formula="of:=IF([$'Mature Data'.M139]=&quot;&quot;;&quot;&quot;;[$'Mature Data'.M139])">
            <text:p/>
          </table:table-cell>
          <table:table-cell table:style-name="ce26" table:formula="of:=IF([$'Mature Data'.N139]=&quot;&quot;;&quot;&quot;;[$'Mature Data'.N139])">
            <text:p/>
          </table:table-cell>
          <table:table-cell table:style-name="ce26" table:formula="of:=IF([$'Mature Data'.O139]=&quot;&quot;;&quot;&quot;;[$'Mature Data'.O139])">
            <text:p/>
          </table:table-cell>
          <table:table-cell table:style-name="ce31" table:formula="of:=IF([.J140]=&quot;&quot;;&quot;&quot;;SUM([.K140:.O140]))">
            <text:p/>
          </table:table-cell>
          <table:table-cell table:style-name="ce7" table:formula="of:=IF([$'Mature Data'.Q139]=&quot;&quot;;&quot;&quot;;[$'Mature Data'.Q139])">
            <text:p/>
          </table:table-cell>
          <table:table-cell table:style-name="ce7" table:formula="of:=IF([$'Mature Data'.R139]=&quot;&quot;;&quot;&quot;;[$'Mature Data'.R139])">
            <text:p/>
          </table:table-cell>
          <table:table-cell table:style-name="ce7" table:formula="of:=IF([$'Mature Data'.S139]=&quot;&quot;;&quot;&quot;;[$'Mature Data'.S139])">
            <text:p/>
          </table:table-cell>
          <table:table-cell table:style-name="ce7" table:formula="of:=IF([$'Mature Data'.T139]=&quot;&quot;;&quot;&quot;;[$'Mature Data'.T139])">
            <text:p/>
          </table:table-cell>
          <table:table-cell table:style-name="ce7" table:formula="of:=IF([$'Mature Data'.U139]=&quot;&quot;;&quot;&quot;;[$'Mature Data'.U139])">
            <text:p/>
          </table:table-cell>
          <table:table-cell table:style-name="ce7" table:formula="of:=IF([.P140]=&quot;&quot;;&quot;&quot;;SUM([.Q140:.U140]))">
            <text:p/>
          </table:table-cell>
          <table:table-cell table:style-name="ce7" table:formula="of:=IF([$'Mature Data'.W139]=&quot;&quot;;&quot;&quot;;[$'Mature Data'.W139])">
            <text:p/>
          </table:table-cell>
          <table:table-cell table:style-name="ce7" table:formula="of:=IF([$'Mature Data'.X139]=&quot;&quot;;&quot;&quot;;[$'Mature Data'.X139])">
            <text:p/>
          </table:table-cell>
          <table:table-cell table:style-name="ce7" table:formula="of:=IF([$'Mature Data'.Y139]=&quot;&quot;;&quot;&quot;;[$'Mature Data'.Y139])">
            <text:p/>
          </table:table-cell>
          <table:table-cell table:style-name="ce7" table:formula="of:=IF([$'Mature Data'.Z139]=&quot;&quot;;&quot;&quot;;[$'Mature Data'.Z139])">
            <text:p/>
          </table:table-cell>
          <table:table-cell table:style-name="ce7" table:formula="of:=IF([$'Mature Data'.AA139]=&quot;&quot;;&quot;&quot;;[$'Mature Data'.AA139])">
            <text:p/>
          </table:table-cell>
          <table:table-cell table:style-name="ce43" table:formula="of:=IF(ISERR(AVERAGE([.W140:.AA140])/20);&quot;&quot;;AVERAGE([.W140:.AA14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0]=&quot;&quot;;&quot;&quot;;[$'Mature Data'.A140])">
            <text:p/>
          </table:table-cell>
          <table:table-cell table:style-name="ce7" table:formula="of:=IF([$'Mature Data'.B140]=&quot;&quot;;&quot;&quot;;[$'Mature Data'.B140])">
            <text:p/>
          </table:table-cell>
          <table:table-cell table:style-name="ce7" table:formula="of:=IF([$'Mature Data'.C140]=&quot;&quot;;&quot;&quot;;[$'Mature Data'.C140])">
            <text:p/>
          </table:table-cell>
          <table:table-cell table:style-name="ce7" table:formula="of:=IF([$'Mature Data'.D140]=&quot;&quot;;&quot;&quot;;[$'Mature Data'.D140])">
            <text:p/>
          </table:table-cell>
          <table:table-cell table:style-name="ce15" table:formula="of:=IF([$'Mature Data'.E140]=&quot;&quot;;&quot;&quot;;[$'Mature Data'.E140])">
            <text:p/>
          </table:table-cell>
          <table:table-cell table:style-name="ce15" table:formula="of:=IF([$'Mature Data'.F140]=&quot;&quot;;&quot;&quot;;[$'Mature Data'.F140])">
            <text:p/>
          </table:table-cell>
          <table:table-cell table:style-name="ce15" table:formula="of:=IF([$'Mature Data'.G140]=&quot;&quot;;&quot;&quot;;[$'Mature Data'.G140])">
            <text:p/>
          </table:table-cell>
          <table:table-cell table:style-name="ce15" table:formula="of:=IF([$'Mature Data'.H140]=&quot;&quot;;&quot;&quot;;[$'Mature Data'.H140])">
            <text:p/>
          </table:table-cell>
          <table:table-cell table:style-name="ce15" table:formula="of:=IF([$'Mature Data'.I140]=&quot;&quot;;&quot;&quot;;[$'Mature Data'.I140])">
            <text:p/>
          </table:table-cell>
          <table:table-cell table:style-name="ce22" table:formula="of:=IF([.D141]=&quot;&quot;;&quot;&quot;;SUM([.E141:.I141]))">
            <text:p/>
          </table:table-cell>
          <table:table-cell table:style-name="ce26" table:formula="of:=IF([$'Mature Data'.K140]=&quot;&quot;;&quot;&quot;;[$'Mature Data'.K140])">
            <text:p/>
          </table:table-cell>
          <table:table-cell table:style-name="ce26" table:formula="of:=IF([$'Mature Data'.L140]=&quot;&quot;;&quot;&quot;;[$'Mature Data'.L140])">
            <text:p/>
          </table:table-cell>
          <table:table-cell table:style-name="ce26" table:formula="of:=IF([$'Mature Data'.M140]=&quot;&quot;;&quot;&quot;;[$'Mature Data'.M140])">
            <text:p/>
          </table:table-cell>
          <table:table-cell table:style-name="ce26" table:formula="of:=IF([$'Mature Data'.N140]=&quot;&quot;;&quot;&quot;;[$'Mature Data'.N140])">
            <text:p/>
          </table:table-cell>
          <table:table-cell table:style-name="ce26" table:formula="of:=IF([$'Mature Data'.O140]=&quot;&quot;;&quot;&quot;;[$'Mature Data'.O140])">
            <text:p/>
          </table:table-cell>
          <table:table-cell table:style-name="ce31" table:formula="of:=IF([.J141]=&quot;&quot;;&quot;&quot;;SUM([.K141:.O141]))">
            <text:p/>
          </table:table-cell>
          <table:table-cell table:style-name="ce7" table:formula="of:=IF([$'Mature Data'.Q140]=&quot;&quot;;&quot;&quot;;[$'Mature Data'.Q140])">
            <text:p/>
          </table:table-cell>
          <table:table-cell table:style-name="ce7" table:formula="of:=IF([$'Mature Data'.R140]=&quot;&quot;;&quot;&quot;;[$'Mature Data'.R140])">
            <text:p/>
          </table:table-cell>
          <table:table-cell table:style-name="ce7" table:formula="of:=IF([$'Mature Data'.S140]=&quot;&quot;;&quot;&quot;;[$'Mature Data'.S140])">
            <text:p/>
          </table:table-cell>
          <table:table-cell table:style-name="ce7" table:formula="of:=IF([$'Mature Data'.T140]=&quot;&quot;;&quot;&quot;;[$'Mature Data'.T140])">
            <text:p/>
          </table:table-cell>
          <table:table-cell table:style-name="ce7" table:formula="of:=IF([$'Mature Data'.U140]=&quot;&quot;;&quot;&quot;;[$'Mature Data'.U140])">
            <text:p/>
          </table:table-cell>
          <table:table-cell table:style-name="ce7" table:formula="of:=IF([.P141]=&quot;&quot;;&quot;&quot;;SUM([.Q141:.U141]))">
            <text:p/>
          </table:table-cell>
          <table:table-cell table:style-name="ce7" table:formula="of:=IF([$'Mature Data'.W140]=&quot;&quot;;&quot;&quot;;[$'Mature Data'.W140])">
            <text:p/>
          </table:table-cell>
          <table:table-cell table:style-name="ce7" table:formula="of:=IF([$'Mature Data'.X140]=&quot;&quot;;&quot;&quot;;[$'Mature Data'.X140])">
            <text:p/>
          </table:table-cell>
          <table:table-cell table:style-name="ce7" table:formula="of:=IF([$'Mature Data'.Y140]=&quot;&quot;;&quot;&quot;;[$'Mature Data'.Y140])">
            <text:p/>
          </table:table-cell>
          <table:table-cell table:style-name="ce7" table:formula="of:=IF([$'Mature Data'.Z140]=&quot;&quot;;&quot;&quot;;[$'Mature Data'.Z140])">
            <text:p/>
          </table:table-cell>
          <table:table-cell table:style-name="ce7" table:formula="of:=IF([$'Mature Data'.AA140]=&quot;&quot;;&quot;&quot;;[$'Mature Data'.AA140])">
            <text:p/>
          </table:table-cell>
          <table:table-cell table:style-name="ce43" table:formula="of:=IF(ISERR(AVERAGE([.W141:.AA141])/20);&quot;&quot;;AVERAGE([.W141:.AA14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1]=&quot;&quot;;&quot;&quot;;[$'Mature Data'.A141])">
            <text:p/>
          </table:table-cell>
          <table:table-cell table:style-name="ce7" table:formula="of:=IF([$'Mature Data'.B141]=&quot;&quot;;&quot;&quot;;[$'Mature Data'.B141])">
            <text:p/>
          </table:table-cell>
          <table:table-cell table:style-name="ce7" table:formula="of:=IF([$'Mature Data'.C141]=&quot;&quot;;&quot;&quot;;[$'Mature Data'.C141])">
            <text:p/>
          </table:table-cell>
          <table:table-cell table:style-name="ce7" table:formula="of:=IF([$'Mature Data'.D141]=&quot;&quot;;&quot;&quot;;[$'Mature Data'.D141])">
            <text:p/>
          </table:table-cell>
          <table:table-cell table:style-name="ce15" table:formula="of:=IF([$'Mature Data'.E141]=&quot;&quot;;&quot;&quot;;[$'Mature Data'.E141])">
            <text:p/>
          </table:table-cell>
          <table:table-cell table:style-name="ce15" table:formula="of:=IF([$'Mature Data'.F141]=&quot;&quot;;&quot;&quot;;[$'Mature Data'.F141])">
            <text:p/>
          </table:table-cell>
          <table:table-cell table:style-name="ce15" table:formula="of:=IF([$'Mature Data'.G141]=&quot;&quot;;&quot;&quot;;[$'Mature Data'.G141])">
            <text:p/>
          </table:table-cell>
          <table:table-cell table:style-name="ce15" table:formula="of:=IF([$'Mature Data'.H141]=&quot;&quot;;&quot;&quot;;[$'Mature Data'.H141])">
            <text:p/>
          </table:table-cell>
          <table:table-cell table:style-name="ce15" table:formula="of:=IF([$'Mature Data'.I141]=&quot;&quot;;&quot;&quot;;[$'Mature Data'.I141])">
            <text:p/>
          </table:table-cell>
          <table:table-cell table:style-name="ce22" table:formula="of:=IF([.D142]=&quot;&quot;;&quot;&quot;;SUM([.E142:.I142]))">
            <text:p/>
          </table:table-cell>
          <table:table-cell table:style-name="ce26" table:formula="of:=IF([$'Mature Data'.K141]=&quot;&quot;;&quot;&quot;;[$'Mature Data'.K141])">
            <text:p/>
          </table:table-cell>
          <table:table-cell table:style-name="ce26" table:formula="of:=IF([$'Mature Data'.L141]=&quot;&quot;;&quot;&quot;;[$'Mature Data'.L141])">
            <text:p/>
          </table:table-cell>
          <table:table-cell table:style-name="ce26" table:formula="of:=IF([$'Mature Data'.M141]=&quot;&quot;;&quot;&quot;;[$'Mature Data'.M141])">
            <text:p/>
          </table:table-cell>
          <table:table-cell table:style-name="ce26" table:formula="of:=IF([$'Mature Data'.N141]=&quot;&quot;;&quot;&quot;;[$'Mature Data'.N141])">
            <text:p/>
          </table:table-cell>
          <table:table-cell table:style-name="ce26" table:formula="of:=IF([$'Mature Data'.O141]=&quot;&quot;;&quot;&quot;;[$'Mature Data'.O141])">
            <text:p/>
          </table:table-cell>
          <table:table-cell table:style-name="ce31" table:formula="of:=IF([.J142]=&quot;&quot;;&quot;&quot;;SUM([.K142:.O142]))">
            <text:p/>
          </table:table-cell>
          <table:table-cell table:style-name="ce7" table:formula="of:=IF([$'Mature Data'.Q141]=&quot;&quot;;&quot;&quot;;[$'Mature Data'.Q141])">
            <text:p/>
          </table:table-cell>
          <table:table-cell table:style-name="ce7" table:formula="of:=IF([$'Mature Data'.R141]=&quot;&quot;;&quot;&quot;;[$'Mature Data'.R141])">
            <text:p/>
          </table:table-cell>
          <table:table-cell table:style-name="ce7" table:formula="of:=IF([$'Mature Data'.S141]=&quot;&quot;;&quot;&quot;;[$'Mature Data'.S141])">
            <text:p/>
          </table:table-cell>
          <table:table-cell table:style-name="ce7" table:formula="of:=IF([$'Mature Data'.T141]=&quot;&quot;;&quot;&quot;;[$'Mature Data'.T141])">
            <text:p/>
          </table:table-cell>
          <table:table-cell table:style-name="ce7" table:formula="of:=IF([$'Mature Data'.U141]=&quot;&quot;;&quot;&quot;;[$'Mature Data'.U141])">
            <text:p/>
          </table:table-cell>
          <table:table-cell table:style-name="ce7" table:formula="of:=IF([.P142]=&quot;&quot;;&quot;&quot;;SUM([.Q142:.U142]))">
            <text:p/>
          </table:table-cell>
          <table:table-cell table:style-name="ce7" table:formula="of:=IF([$'Mature Data'.W141]=&quot;&quot;;&quot;&quot;;[$'Mature Data'.W141])">
            <text:p/>
          </table:table-cell>
          <table:table-cell table:style-name="ce7" table:formula="of:=IF([$'Mature Data'.X141]=&quot;&quot;;&quot;&quot;;[$'Mature Data'.X141])">
            <text:p/>
          </table:table-cell>
          <table:table-cell table:style-name="ce7" table:formula="of:=IF([$'Mature Data'.Y141]=&quot;&quot;;&quot;&quot;;[$'Mature Data'.Y141])">
            <text:p/>
          </table:table-cell>
          <table:table-cell table:style-name="ce7" table:formula="of:=IF([$'Mature Data'.Z141]=&quot;&quot;;&quot;&quot;;[$'Mature Data'.Z141])">
            <text:p/>
          </table:table-cell>
          <table:table-cell table:style-name="ce7" table:formula="of:=IF([$'Mature Data'.AA141]=&quot;&quot;;&quot;&quot;;[$'Mature Data'.AA141])">
            <text:p/>
          </table:table-cell>
          <table:table-cell table:style-name="ce43" table:formula="of:=IF(ISERR(AVERAGE([.W142:.AA142])/20);&quot;&quot;;AVERAGE([.W142:.AA14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2]=&quot;&quot;;&quot;&quot;;[$'Mature Data'.A142])">
            <text:p/>
          </table:table-cell>
          <table:table-cell table:style-name="ce7" table:formula="of:=IF([$'Mature Data'.B142]=&quot;&quot;;&quot;&quot;;[$'Mature Data'.B142])">
            <text:p/>
          </table:table-cell>
          <table:table-cell table:style-name="ce7" table:formula="of:=IF([$'Mature Data'.C142]=&quot;&quot;;&quot;&quot;;[$'Mature Data'.C142])">
            <text:p/>
          </table:table-cell>
          <table:table-cell table:style-name="ce7" table:formula="of:=IF([$'Mature Data'.D142]=&quot;&quot;;&quot;&quot;;[$'Mature Data'.D142])">
            <text:p/>
          </table:table-cell>
          <table:table-cell table:style-name="ce15" table:formula="of:=IF([$'Mature Data'.E142]=&quot;&quot;;&quot;&quot;;[$'Mature Data'.E142])">
            <text:p/>
          </table:table-cell>
          <table:table-cell table:style-name="ce15" table:formula="of:=IF([$'Mature Data'.F142]=&quot;&quot;;&quot;&quot;;[$'Mature Data'.F142])">
            <text:p/>
          </table:table-cell>
          <table:table-cell table:style-name="ce15" table:formula="of:=IF([$'Mature Data'.G142]=&quot;&quot;;&quot;&quot;;[$'Mature Data'.G142])">
            <text:p/>
          </table:table-cell>
          <table:table-cell table:style-name="ce15" table:formula="of:=IF([$'Mature Data'.H142]=&quot;&quot;;&quot;&quot;;[$'Mature Data'.H142])">
            <text:p/>
          </table:table-cell>
          <table:table-cell table:style-name="ce15" table:formula="of:=IF([$'Mature Data'.I142]=&quot;&quot;;&quot;&quot;;[$'Mature Data'.I142])">
            <text:p/>
          </table:table-cell>
          <table:table-cell table:style-name="ce22" table:formula="of:=IF([.D143]=&quot;&quot;;&quot;&quot;;SUM([.E143:.I143]))">
            <text:p/>
          </table:table-cell>
          <table:table-cell table:style-name="ce26" table:formula="of:=IF([$'Mature Data'.K142]=&quot;&quot;;&quot;&quot;;[$'Mature Data'.K142])">
            <text:p/>
          </table:table-cell>
          <table:table-cell table:style-name="ce26" table:formula="of:=IF([$'Mature Data'.L142]=&quot;&quot;;&quot;&quot;;[$'Mature Data'.L142])">
            <text:p/>
          </table:table-cell>
          <table:table-cell table:style-name="ce26" table:formula="of:=IF([$'Mature Data'.M142]=&quot;&quot;;&quot;&quot;;[$'Mature Data'.M142])">
            <text:p/>
          </table:table-cell>
          <table:table-cell table:style-name="ce26" table:formula="of:=IF([$'Mature Data'.N142]=&quot;&quot;;&quot;&quot;;[$'Mature Data'.N142])">
            <text:p/>
          </table:table-cell>
          <table:table-cell table:style-name="ce26" table:formula="of:=IF([$'Mature Data'.O142]=&quot;&quot;;&quot;&quot;;[$'Mature Data'.O142])">
            <text:p/>
          </table:table-cell>
          <table:table-cell table:style-name="ce31" table:formula="of:=IF([.J143]=&quot;&quot;;&quot;&quot;;SUM([.K143:.O143]))">
            <text:p/>
          </table:table-cell>
          <table:table-cell table:style-name="ce7" table:formula="of:=IF([$'Mature Data'.Q142]=&quot;&quot;;&quot;&quot;;[$'Mature Data'.Q142])">
            <text:p/>
          </table:table-cell>
          <table:table-cell table:style-name="ce7" table:formula="of:=IF([$'Mature Data'.R142]=&quot;&quot;;&quot;&quot;;[$'Mature Data'.R142])">
            <text:p/>
          </table:table-cell>
          <table:table-cell table:style-name="ce7" table:formula="of:=IF([$'Mature Data'.S142]=&quot;&quot;;&quot;&quot;;[$'Mature Data'.S142])">
            <text:p/>
          </table:table-cell>
          <table:table-cell table:style-name="ce7" table:formula="of:=IF([$'Mature Data'.T142]=&quot;&quot;;&quot;&quot;;[$'Mature Data'.T142])">
            <text:p/>
          </table:table-cell>
          <table:table-cell table:style-name="ce7" table:formula="of:=IF([$'Mature Data'.U142]=&quot;&quot;;&quot;&quot;;[$'Mature Data'.U142])">
            <text:p/>
          </table:table-cell>
          <table:table-cell table:style-name="ce7" table:formula="of:=IF([.P143]=&quot;&quot;;&quot;&quot;;SUM([.Q143:.U143]))">
            <text:p/>
          </table:table-cell>
          <table:table-cell table:style-name="ce7" table:formula="of:=IF([$'Mature Data'.W142]=&quot;&quot;;&quot;&quot;;[$'Mature Data'.W142])">
            <text:p/>
          </table:table-cell>
          <table:table-cell table:style-name="ce7" table:formula="of:=IF([$'Mature Data'.X142]=&quot;&quot;;&quot;&quot;;[$'Mature Data'.X142])">
            <text:p/>
          </table:table-cell>
          <table:table-cell table:style-name="ce7" table:formula="of:=IF([$'Mature Data'.Y142]=&quot;&quot;;&quot;&quot;;[$'Mature Data'.Y142])">
            <text:p/>
          </table:table-cell>
          <table:table-cell table:style-name="ce7" table:formula="of:=IF([$'Mature Data'.Z142]=&quot;&quot;;&quot;&quot;;[$'Mature Data'.Z142])">
            <text:p/>
          </table:table-cell>
          <table:table-cell table:style-name="ce7" table:formula="of:=IF([$'Mature Data'.AA142]=&quot;&quot;;&quot;&quot;;[$'Mature Data'.AA142])">
            <text:p/>
          </table:table-cell>
          <table:table-cell table:style-name="ce43" table:formula="of:=IF(ISERR(AVERAGE([.W143:.AA143])/20);&quot;&quot;;AVERAGE([.W143:.AA14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3]=&quot;&quot;;&quot;&quot;;[$'Mature Data'.A143])">
            <text:p/>
          </table:table-cell>
          <table:table-cell table:style-name="ce7" table:formula="of:=IF([$'Mature Data'.B143]=&quot;&quot;;&quot;&quot;;[$'Mature Data'.B143])">
            <text:p/>
          </table:table-cell>
          <table:table-cell table:style-name="ce7" table:formula="of:=IF([$'Mature Data'.C143]=&quot;&quot;;&quot;&quot;;[$'Mature Data'.C143])">
            <text:p/>
          </table:table-cell>
          <table:table-cell table:style-name="ce7" table:formula="of:=IF([$'Mature Data'.D143]=&quot;&quot;;&quot;&quot;;[$'Mature Data'.D143])">
            <text:p/>
          </table:table-cell>
          <table:table-cell table:style-name="ce15" table:formula="of:=IF([$'Mature Data'.E143]=&quot;&quot;;&quot;&quot;;[$'Mature Data'.E143])">
            <text:p/>
          </table:table-cell>
          <table:table-cell table:style-name="ce15" table:formula="of:=IF([$'Mature Data'.F143]=&quot;&quot;;&quot;&quot;;[$'Mature Data'.F143])">
            <text:p/>
          </table:table-cell>
          <table:table-cell table:style-name="ce15" table:formula="of:=IF([$'Mature Data'.G143]=&quot;&quot;;&quot;&quot;;[$'Mature Data'.G143])">
            <text:p/>
          </table:table-cell>
          <table:table-cell table:style-name="ce15" table:formula="of:=IF([$'Mature Data'.H143]=&quot;&quot;;&quot;&quot;;[$'Mature Data'.H143])">
            <text:p/>
          </table:table-cell>
          <table:table-cell table:style-name="ce15" table:formula="of:=IF([$'Mature Data'.I143]=&quot;&quot;;&quot;&quot;;[$'Mature Data'.I143])">
            <text:p/>
          </table:table-cell>
          <table:table-cell table:style-name="ce22" table:formula="of:=IF([.D144]=&quot;&quot;;&quot;&quot;;SUM([.E144:.I144]))">
            <text:p/>
          </table:table-cell>
          <table:table-cell table:style-name="ce26" table:formula="of:=IF([$'Mature Data'.K143]=&quot;&quot;;&quot;&quot;;[$'Mature Data'.K143])">
            <text:p/>
          </table:table-cell>
          <table:table-cell table:style-name="ce26" table:formula="of:=IF([$'Mature Data'.L143]=&quot;&quot;;&quot;&quot;;[$'Mature Data'.L143])">
            <text:p/>
          </table:table-cell>
          <table:table-cell table:style-name="ce26" table:formula="of:=IF([$'Mature Data'.M143]=&quot;&quot;;&quot;&quot;;[$'Mature Data'.M143])">
            <text:p/>
          </table:table-cell>
          <table:table-cell table:style-name="ce26" table:formula="of:=IF([$'Mature Data'.N143]=&quot;&quot;;&quot;&quot;;[$'Mature Data'.N143])">
            <text:p/>
          </table:table-cell>
          <table:table-cell table:style-name="ce26" table:formula="of:=IF([$'Mature Data'.O143]=&quot;&quot;;&quot;&quot;;[$'Mature Data'.O143])">
            <text:p/>
          </table:table-cell>
          <table:table-cell table:style-name="ce31" table:formula="of:=IF([.J144]=&quot;&quot;;&quot;&quot;;SUM([.K144:.O144]))">
            <text:p/>
          </table:table-cell>
          <table:table-cell table:style-name="ce7" table:formula="of:=IF([$'Mature Data'.Q143]=&quot;&quot;;&quot;&quot;;[$'Mature Data'.Q143])">
            <text:p/>
          </table:table-cell>
          <table:table-cell table:style-name="ce7" table:formula="of:=IF([$'Mature Data'.R143]=&quot;&quot;;&quot;&quot;;[$'Mature Data'.R143])">
            <text:p/>
          </table:table-cell>
          <table:table-cell table:style-name="ce7" table:formula="of:=IF([$'Mature Data'.S143]=&quot;&quot;;&quot;&quot;;[$'Mature Data'.S143])">
            <text:p/>
          </table:table-cell>
          <table:table-cell table:style-name="ce7" table:formula="of:=IF([$'Mature Data'.T143]=&quot;&quot;;&quot;&quot;;[$'Mature Data'.T143])">
            <text:p/>
          </table:table-cell>
          <table:table-cell table:style-name="ce7" table:formula="of:=IF([$'Mature Data'.U143]=&quot;&quot;;&quot;&quot;;[$'Mature Data'.U143])">
            <text:p/>
          </table:table-cell>
          <table:table-cell table:style-name="ce7" table:formula="of:=IF([.P144]=&quot;&quot;;&quot;&quot;;SUM([.Q144:.U144]))">
            <text:p/>
          </table:table-cell>
          <table:table-cell table:style-name="ce7" table:formula="of:=IF([$'Mature Data'.W143]=&quot;&quot;;&quot;&quot;;[$'Mature Data'.W143])">
            <text:p/>
          </table:table-cell>
          <table:table-cell table:style-name="ce7" table:formula="of:=IF([$'Mature Data'.X143]=&quot;&quot;;&quot;&quot;;[$'Mature Data'.X143])">
            <text:p/>
          </table:table-cell>
          <table:table-cell table:style-name="ce7" table:formula="of:=IF([$'Mature Data'.Y143]=&quot;&quot;;&quot;&quot;;[$'Mature Data'.Y143])">
            <text:p/>
          </table:table-cell>
          <table:table-cell table:style-name="ce7" table:formula="of:=IF([$'Mature Data'.Z143]=&quot;&quot;;&quot;&quot;;[$'Mature Data'.Z143])">
            <text:p/>
          </table:table-cell>
          <table:table-cell table:style-name="ce7" table:formula="of:=IF([$'Mature Data'.AA143]=&quot;&quot;;&quot;&quot;;[$'Mature Data'.AA143])">
            <text:p/>
          </table:table-cell>
          <table:table-cell table:style-name="ce43" table:formula="of:=IF(ISERR(AVERAGE([.W144:.AA144])/20);&quot;&quot;;AVERAGE([.W144:.AA14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4]=&quot;&quot;;&quot;&quot;;[$'Mature Data'.A144])">
            <text:p/>
          </table:table-cell>
          <table:table-cell table:style-name="ce7" table:formula="of:=IF([$'Mature Data'.B144]=&quot;&quot;;&quot;&quot;;[$'Mature Data'.B144])">
            <text:p/>
          </table:table-cell>
          <table:table-cell table:style-name="ce7" table:formula="of:=IF([$'Mature Data'.C144]=&quot;&quot;;&quot;&quot;;[$'Mature Data'.C144])">
            <text:p/>
          </table:table-cell>
          <table:table-cell table:style-name="ce7" table:formula="of:=IF([$'Mature Data'.D144]=&quot;&quot;;&quot;&quot;;[$'Mature Data'.D144])">
            <text:p/>
          </table:table-cell>
          <table:table-cell table:style-name="ce15" table:formula="of:=IF([$'Mature Data'.E144]=&quot;&quot;;&quot;&quot;;[$'Mature Data'.E144])">
            <text:p/>
          </table:table-cell>
          <table:table-cell table:style-name="ce15" table:formula="of:=IF([$'Mature Data'.F144]=&quot;&quot;;&quot;&quot;;[$'Mature Data'.F144])">
            <text:p/>
          </table:table-cell>
          <table:table-cell table:style-name="ce15" table:formula="of:=IF([$'Mature Data'.G144]=&quot;&quot;;&quot;&quot;;[$'Mature Data'.G144])">
            <text:p/>
          </table:table-cell>
          <table:table-cell table:style-name="ce15" table:formula="of:=IF([$'Mature Data'.H144]=&quot;&quot;;&quot;&quot;;[$'Mature Data'.H144])">
            <text:p/>
          </table:table-cell>
          <table:table-cell table:style-name="ce15" table:formula="of:=IF([$'Mature Data'.I144]=&quot;&quot;;&quot;&quot;;[$'Mature Data'.I144])">
            <text:p/>
          </table:table-cell>
          <table:table-cell table:style-name="ce22" table:formula="of:=IF([.D145]=&quot;&quot;;&quot;&quot;;SUM([.E145:.I145]))">
            <text:p/>
          </table:table-cell>
          <table:table-cell table:style-name="ce26" table:formula="of:=IF([$'Mature Data'.K144]=&quot;&quot;;&quot;&quot;;[$'Mature Data'.K144])">
            <text:p/>
          </table:table-cell>
          <table:table-cell table:style-name="ce26" table:formula="of:=IF([$'Mature Data'.L144]=&quot;&quot;;&quot;&quot;;[$'Mature Data'.L144])">
            <text:p/>
          </table:table-cell>
          <table:table-cell table:style-name="ce26" table:formula="of:=IF([$'Mature Data'.M144]=&quot;&quot;;&quot;&quot;;[$'Mature Data'.M144])">
            <text:p/>
          </table:table-cell>
          <table:table-cell table:style-name="ce26" table:formula="of:=IF([$'Mature Data'.N144]=&quot;&quot;;&quot;&quot;;[$'Mature Data'.N144])">
            <text:p/>
          </table:table-cell>
          <table:table-cell table:style-name="ce26" table:formula="of:=IF([$'Mature Data'.O144]=&quot;&quot;;&quot;&quot;;[$'Mature Data'.O144])">
            <text:p/>
          </table:table-cell>
          <table:table-cell table:style-name="ce31" table:formula="of:=IF([.J145]=&quot;&quot;;&quot;&quot;;SUM([.K145:.O145]))">
            <text:p/>
          </table:table-cell>
          <table:table-cell table:style-name="ce7" table:formula="of:=IF([$'Mature Data'.Q144]=&quot;&quot;;&quot;&quot;;[$'Mature Data'.Q144])">
            <text:p/>
          </table:table-cell>
          <table:table-cell table:style-name="ce7" table:formula="of:=IF([$'Mature Data'.R144]=&quot;&quot;;&quot;&quot;;[$'Mature Data'.R144])">
            <text:p/>
          </table:table-cell>
          <table:table-cell table:style-name="ce7" table:formula="of:=IF([$'Mature Data'.S144]=&quot;&quot;;&quot;&quot;;[$'Mature Data'.S144])">
            <text:p/>
          </table:table-cell>
          <table:table-cell table:style-name="ce7" table:formula="of:=IF([$'Mature Data'.T144]=&quot;&quot;;&quot;&quot;;[$'Mature Data'.T144])">
            <text:p/>
          </table:table-cell>
          <table:table-cell table:style-name="ce7" table:formula="of:=IF([$'Mature Data'.U144]=&quot;&quot;;&quot;&quot;;[$'Mature Data'.U144])">
            <text:p/>
          </table:table-cell>
          <table:table-cell table:style-name="ce7" table:formula="of:=IF([.P145]=&quot;&quot;;&quot;&quot;;SUM([.Q145:.U145]))">
            <text:p/>
          </table:table-cell>
          <table:table-cell table:style-name="ce7" table:formula="of:=IF([$'Mature Data'.W144]=&quot;&quot;;&quot;&quot;;[$'Mature Data'.W144])">
            <text:p/>
          </table:table-cell>
          <table:table-cell table:style-name="ce7" table:formula="of:=IF([$'Mature Data'.X144]=&quot;&quot;;&quot;&quot;;[$'Mature Data'.X144])">
            <text:p/>
          </table:table-cell>
          <table:table-cell table:style-name="ce7" table:formula="of:=IF([$'Mature Data'.Y144]=&quot;&quot;;&quot;&quot;;[$'Mature Data'.Y144])">
            <text:p/>
          </table:table-cell>
          <table:table-cell table:style-name="ce7" table:formula="of:=IF([$'Mature Data'.Z144]=&quot;&quot;;&quot;&quot;;[$'Mature Data'.Z144])">
            <text:p/>
          </table:table-cell>
          <table:table-cell table:style-name="ce7" table:formula="of:=IF([$'Mature Data'.AA144]=&quot;&quot;;&quot;&quot;;[$'Mature Data'.AA144])">
            <text:p/>
          </table:table-cell>
          <table:table-cell table:style-name="ce43" table:formula="of:=IF(ISERR(AVERAGE([.W145:.AA145])/20);&quot;&quot;;AVERAGE([.W145:.AA14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5]=&quot;&quot;;&quot;&quot;;[$'Mature Data'.A145])">
            <text:p/>
          </table:table-cell>
          <table:table-cell table:style-name="ce7" table:formula="of:=IF([$'Mature Data'.B145]=&quot;&quot;;&quot;&quot;;[$'Mature Data'.B145])">
            <text:p/>
          </table:table-cell>
          <table:table-cell table:style-name="ce7" table:formula="of:=IF([$'Mature Data'.C145]=&quot;&quot;;&quot;&quot;;[$'Mature Data'.C145])">
            <text:p/>
          </table:table-cell>
          <table:table-cell table:style-name="ce7" table:formula="of:=IF([$'Mature Data'.D145]=&quot;&quot;;&quot;&quot;;[$'Mature Data'.D145])">
            <text:p/>
          </table:table-cell>
          <table:table-cell table:style-name="ce15" table:formula="of:=IF([$'Mature Data'.E145]=&quot;&quot;;&quot;&quot;;[$'Mature Data'.E145])">
            <text:p/>
          </table:table-cell>
          <table:table-cell table:style-name="ce15" table:formula="of:=IF([$'Mature Data'.F145]=&quot;&quot;;&quot;&quot;;[$'Mature Data'.F145])">
            <text:p/>
          </table:table-cell>
          <table:table-cell table:style-name="ce15" table:formula="of:=IF([$'Mature Data'.G145]=&quot;&quot;;&quot;&quot;;[$'Mature Data'.G145])">
            <text:p/>
          </table:table-cell>
          <table:table-cell table:style-name="ce15" table:formula="of:=IF([$'Mature Data'.H145]=&quot;&quot;;&quot;&quot;;[$'Mature Data'.H145])">
            <text:p/>
          </table:table-cell>
          <table:table-cell table:style-name="ce15" table:formula="of:=IF([$'Mature Data'.I145]=&quot;&quot;;&quot;&quot;;[$'Mature Data'.I145])">
            <text:p/>
          </table:table-cell>
          <table:table-cell table:style-name="ce22" table:formula="of:=IF([.D146]=&quot;&quot;;&quot;&quot;;SUM([.E146:.I146]))">
            <text:p/>
          </table:table-cell>
          <table:table-cell table:style-name="ce26" table:formula="of:=IF([$'Mature Data'.K145]=&quot;&quot;;&quot;&quot;;[$'Mature Data'.K145])">
            <text:p/>
          </table:table-cell>
          <table:table-cell table:style-name="ce26" table:formula="of:=IF([$'Mature Data'.L145]=&quot;&quot;;&quot;&quot;;[$'Mature Data'.L145])">
            <text:p/>
          </table:table-cell>
          <table:table-cell table:style-name="ce26" table:formula="of:=IF([$'Mature Data'.M145]=&quot;&quot;;&quot;&quot;;[$'Mature Data'.M145])">
            <text:p/>
          </table:table-cell>
          <table:table-cell table:style-name="ce26" table:formula="of:=IF([$'Mature Data'.N145]=&quot;&quot;;&quot;&quot;;[$'Mature Data'.N145])">
            <text:p/>
          </table:table-cell>
          <table:table-cell table:style-name="ce26" table:formula="of:=IF([$'Mature Data'.O145]=&quot;&quot;;&quot;&quot;;[$'Mature Data'.O145])">
            <text:p/>
          </table:table-cell>
          <table:table-cell table:style-name="ce31" table:formula="of:=IF([.J146]=&quot;&quot;;&quot;&quot;;SUM([.K146:.O146]))">
            <text:p/>
          </table:table-cell>
          <table:table-cell table:style-name="ce7" table:formula="of:=IF([$'Mature Data'.Q145]=&quot;&quot;;&quot;&quot;;[$'Mature Data'.Q145])">
            <text:p/>
          </table:table-cell>
          <table:table-cell table:style-name="ce7" table:formula="of:=IF([$'Mature Data'.R145]=&quot;&quot;;&quot;&quot;;[$'Mature Data'.R145])">
            <text:p/>
          </table:table-cell>
          <table:table-cell table:style-name="ce7" table:formula="of:=IF([$'Mature Data'.S145]=&quot;&quot;;&quot;&quot;;[$'Mature Data'.S145])">
            <text:p/>
          </table:table-cell>
          <table:table-cell table:style-name="ce7" table:formula="of:=IF([$'Mature Data'.T145]=&quot;&quot;;&quot;&quot;;[$'Mature Data'.T145])">
            <text:p/>
          </table:table-cell>
          <table:table-cell table:style-name="ce7" table:formula="of:=IF([$'Mature Data'.U145]=&quot;&quot;;&quot;&quot;;[$'Mature Data'.U145])">
            <text:p/>
          </table:table-cell>
          <table:table-cell table:style-name="ce7" table:formula="of:=IF([.P146]=&quot;&quot;;&quot;&quot;;SUM([.Q146:.U146]))">
            <text:p/>
          </table:table-cell>
          <table:table-cell table:style-name="ce7" table:formula="of:=IF([$'Mature Data'.W145]=&quot;&quot;;&quot;&quot;;[$'Mature Data'.W145])">
            <text:p/>
          </table:table-cell>
          <table:table-cell table:style-name="ce7" table:formula="of:=IF([$'Mature Data'.X145]=&quot;&quot;;&quot;&quot;;[$'Mature Data'.X145])">
            <text:p/>
          </table:table-cell>
          <table:table-cell table:style-name="ce7" table:formula="of:=IF([$'Mature Data'.Y145]=&quot;&quot;;&quot;&quot;;[$'Mature Data'.Y145])">
            <text:p/>
          </table:table-cell>
          <table:table-cell table:style-name="ce7" table:formula="of:=IF([$'Mature Data'.Z145]=&quot;&quot;;&quot;&quot;;[$'Mature Data'.Z145])">
            <text:p/>
          </table:table-cell>
          <table:table-cell table:style-name="ce7" table:formula="of:=IF([$'Mature Data'.AA145]=&quot;&quot;;&quot;&quot;;[$'Mature Data'.AA145])">
            <text:p/>
          </table:table-cell>
          <table:table-cell table:style-name="ce43" table:formula="of:=IF(ISERR(AVERAGE([.W146:.AA146])/20);&quot;&quot;;AVERAGE([.W146:.AA14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6]=&quot;&quot;;&quot;&quot;;[$'Mature Data'.A146])">
            <text:p/>
          </table:table-cell>
          <table:table-cell table:style-name="ce7" table:formula="of:=IF([$'Mature Data'.B146]=&quot;&quot;;&quot;&quot;;[$'Mature Data'.B146])">
            <text:p/>
          </table:table-cell>
          <table:table-cell table:style-name="ce7" table:formula="of:=IF([$'Mature Data'.C146]=&quot;&quot;;&quot;&quot;;[$'Mature Data'.C146])">
            <text:p/>
          </table:table-cell>
          <table:table-cell table:style-name="ce7" table:formula="of:=IF([$'Mature Data'.D146]=&quot;&quot;;&quot;&quot;;[$'Mature Data'.D146])">
            <text:p/>
          </table:table-cell>
          <table:table-cell table:style-name="ce15" table:formula="of:=IF([$'Mature Data'.E146]=&quot;&quot;;&quot;&quot;;[$'Mature Data'.E146])">
            <text:p/>
          </table:table-cell>
          <table:table-cell table:style-name="ce15" table:formula="of:=IF([$'Mature Data'.F146]=&quot;&quot;;&quot;&quot;;[$'Mature Data'.F146])">
            <text:p/>
          </table:table-cell>
          <table:table-cell table:style-name="ce15" table:formula="of:=IF([$'Mature Data'.G146]=&quot;&quot;;&quot;&quot;;[$'Mature Data'.G146])">
            <text:p/>
          </table:table-cell>
          <table:table-cell table:style-name="ce15" table:formula="of:=IF([$'Mature Data'.H146]=&quot;&quot;;&quot;&quot;;[$'Mature Data'.H146])">
            <text:p/>
          </table:table-cell>
          <table:table-cell table:style-name="ce15" table:formula="of:=IF([$'Mature Data'.I146]=&quot;&quot;;&quot;&quot;;[$'Mature Data'.I146])">
            <text:p/>
          </table:table-cell>
          <table:table-cell table:style-name="ce22" table:formula="of:=IF([.D147]=&quot;&quot;;&quot;&quot;;SUM([.E147:.I147]))">
            <text:p/>
          </table:table-cell>
          <table:table-cell table:style-name="ce26" table:formula="of:=IF([$'Mature Data'.K146]=&quot;&quot;;&quot;&quot;;[$'Mature Data'.K146])">
            <text:p/>
          </table:table-cell>
          <table:table-cell table:style-name="ce26" table:formula="of:=IF([$'Mature Data'.L146]=&quot;&quot;;&quot;&quot;;[$'Mature Data'.L146])">
            <text:p/>
          </table:table-cell>
          <table:table-cell table:style-name="ce26" table:formula="of:=IF([$'Mature Data'.M146]=&quot;&quot;;&quot;&quot;;[$'Mature Data'.M146])">
            <text:p/>
          </table:table-cell>
          <table:table-cell table:style-name="ce26" table:formula="of:=IF([$'Mature Data'.N146]=&quot;&quot;;&quot;&quot;;[$'Mature Data'.N146])">
            <text:p/>
          </table:table-cell>
          <table:table-cell table:style-name="ce26" table:formula="of:=IF([$'Mature Data'.O146]=&quot;&quot;;&quot;&quot;;[$'Mature Data'.O146])">
            <text:p/>
          </table:table-cell>
          <table:table-cell table:style-name="ce31" table:formula="of:=IF([.J147]=&quot;&quot;;&quot;&quot;;SUM([.K147:.O147]))">
            <text:p/>
          </table:table-cell>
          <table:table-cell table:style-name="ce7" table:formula="of:=IF([$'Mature Data'.Q146]=&quot;&quot;;&quot;&quot;;[$'Mature Data'.Q146])">
            <text:p/>
          </table:table-cell>
          <table:table-cell table:style-name="ce7" table:formula="of:=IF([$'Mature Data'.R146]=&quot;&quot;;&quot;&quot;;[$'Mature Data'.R146])">
            <text:p/>
          </table:table-cell>
          <table:table-cell table:style-name="ce7" table:formula="of:=IF([$'Mature Data'.S146]=&quot;&quot;;&quot;&quot;;[$'Mature Data'.S146])">
            <text:p/>
          </table:table-cell>
          <table:table-cell table:style-name="ce7" table:formula="of:=IF([$'Mature Data'.T146]=&quot;&quot;;&quot;&quot;;[$'Mature Data'.T146])">
            <text:p/>
          </table:table-cell>
          <table:table-cell table:style-name="ce7" table:formula="of:=IF([$'Mature Data'.U146]=&quot;&quot;;&quot;&quot;;[$'Mature Data'.U146])">
            <text:p/>
          </table:table-cell>
          <table:table-cell table:style-name="ce7" table:formula="of:=IF([.P147]=&quot;&quot;;&quot;&quot;;SUM([.Q147:.U147]))">
            <text:p/>
          </table:table-cell>
          <table:table-cell table:style-name="ce7" table:formula="of:=IF([$'Mature Data'.W146]=&quot;&quot;;&quot;&quot;;[$'Mature Data'.W146])">
            <text:p/>
          </table:table-cell>
          <table:table-cell table:style-name="ce7" table:formula="of:=IF([$'Mature Data'.X146]=&quot;&quot;;&quot;&quot;;[$'Mature Data'.X146])">
            <text:p/>
          </table:table-cell>
          <table:table-cell table:style-name="ce7" table:formula="of:=IF([$'Mature Data'.Y146]=&quot;&quot;;&quot;&quot;;[$'Mature Data'.Y146])">
            <text:p/>
          </table:table-cell>
          <table:table-cell table:style-name="ce7" table:formula="of:=IF([$'Mature Data'.Z146]=&quot;&quot;;&quot;&quot;;[$'Mature Data'.Z146])">
            <text:p/>
          </table:table-cell>
          <table:table-cell table:style-name="ce7" table:formula="of:=IF([$'Mature Data'.AA146]=&quot;&quot;;&quot;&quot;;[$'Mature Data'.AA146])">
            <text:p/>
          </table:table-cell>
          <table:table-cell table:style-name="ce43" table:formula="of:=IF(ISERR(AVERAGE([.W147:.AA147])/20);&quot;&quot;;AVERAGE([.W147:.AA14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7]=&quot;&quot;;&quot;&quot;;[$'Mature Data'.A147])">
            <text:p/>
          </table:table-cell>
          <table:table-cell table:style-name="ce7" table:formula="of:=IF([$'Mature Data'.B147]=&quot;&quot;;&quot;&quot;;[$'Mature Data'.B147])">
            <text:p/>
          </table:table-cell>
          <table:table-cell table:style-name="ce7" table:formula="of:=IF([$'Mature Data'.C147]=&quot;&quot;;&quot;&quot;;[$'Mature Data'.C147])">
            <text:p/>
          </table:table-cell>
          <table:table-cell table:style-name="ce7" table:formula="of:=IF([$'Mature Data'.D147]=&quot;&quot;;&quot;&quot;;[$'Mature Data'.D147])">
            <text:p/>
          </table:table-cell>
          <table:table-cell table:style-name="ce15" table:formula="of:=IF([$'Mature Data'.E147]=&quot;&quot;;&quot;&quot;;[$'Mature Data'.E147])">
            <text:p/>
          </table:table-cell>
          <table:table-cell table:style-name="ce15" table:formula="of:=IF([$'Mature Data'.F147]=&quot;&quot;;&quot;&quot;;[$'Mature Data'.F147])">
            <text:p/>
          </table:table-cell>
          <table:table-cell table:style-name="ce15" table:formula="of:=IF([$'Mature Data'.G147]=&quot;&quot;;&quot;&quot;;[$'Mature Data'.G147])">
            <text:p/>
          </table:table-cell>
          <table:table-cell table:style-name="ce15" table:formula="of:=IF([$'Mature Data'.H147]=&quot;&quot;;&quot;&quot;;[$'Mature Data'.H147])">
            <text:p/>
          </table:table-cell>
          <table:table-cell table:style-name="ce15" table:formula="of:=IF([$'Mature Data'.I147]=&quot;&quot;;&quot;&quot;;[$'Mature Data'.I147])">
            <text:p/>
          </table:table-cell>
          <table:table-cell table:style-name="ce22" table:formula="of:=IF([.D148]=&quot;&quot;;&quot;&quot;;SUM([.E148:.I148]))">
            <text:p/>
          </table:table-cell>
          <table:table-cell table:style-name="ce26" table:formula="of:=IF([$'Mature Data'.K147]=&quot;&quot;;&quot;&quot;;[$'Mature Data'.K147])">
            <text:p/>
          </table:table-cell>
          <table:table-cell table:style-name="ce26" table:formula="of:=IF([$'Mature Data'.L147]=&quot;&quot;;&quot;&quot;;[$'Mature Data'.L147])">
            <text:p/>
          </table:table-cell>
          <table:table-cell table:style-name="ce26" table:formula="of:=IF([$'Mature Data'.M147]=&quot;&quot;;&quot;&quot;;[$'Mature Data'.M147])">
            <text:p/>
          </table:table-cell>
          <table:table-cell table:style-name="ce26" table:formula="of:=IF([$'Mature Data'.N147]=&quot;&quot;;&quot;&quot;;[$'Mature Data'.N147])">
            <text:p/>
          </table:table-cell>
          <table:table-cell table:style-name="ce26" table:formula="of:=IF([$'Mature Data'.O147]=&quot;&quot;;&quot;&quot;;[$'Mature Data'.O147])">
            <text:p/>
          </table:table-cell>
          <table:table-cell table:style-name="ce31" table:formula="of:=IF([.J148]=&quot;&quot;;&quot;&quot;;SUM([.K148:.O148]))">
            <text:p/>
          </table:table-cell>
          <table:table-cell table:style-name="ce7" table:formula="of:=IF([$'Mature Data'.Q147]=&quot;&quot;;&quot;&quot;;[$'Mature Data'.Q147])">
            <text:p/>
          </table:table-cell>
          <table:table-cell table:style-name="ce7" table:formula="of:=IF([$'Mature Data'.R147]=&quot;&quot;;&quot;&quot;;[$'Mature Data'.R147])">
            <text:p/>
          </table:table-cell>
          <table:table-cell table:style-name="ce7" table:formula="of:=IF([$'Mature Data'.S147]=&quot;&quot;;&quot;&quot;;[$'Mature Data'.S147])">
            <text:p/>
          </table:table-cell>
          <table:table-cell table:style-name="ce7" table:formula="of:=IF([$'Mature Data'.T147]=&quot;&quot;;&quot;&quot;;[$'Mature Data'.T147])">
            <text:p/>
          </table:table-cell>
          <table:table-cell table:style-name="ce7" table:formula="of:=IF([$'Mature Data'.U147]=&quot;&quot;;&quot;&quot;;[$'Mature Data'.U147])">
            <text:p/>
          </table:table-cell>
          <table:table-cell table:style-name="ce7" table:formula="of:=IF([.P148]=&quot;&quot;;&quot;&quot;;SUM([.Q148:.U148]))">
            <text:p/>
          </table:table-cell>
          <table:table-cell table:style-name="ce7" table:formula="of:=IF([$'Mature Data'.W147]=&quot;&quot;;&quot;&quot;;[$'Mature Data'.W147])">
            <text:p/>
          </table:table-cell>
          <table:table-cell table:style-name="ce7" table:formula="of:=IF([$'Mature Data'.X147]=&quot;&quot;;&quot;&quot;;[$'Mature Data'.X147])">
            <text:p/>
          </table:table-cell>
          <table:table-cell table:style-name="ce7" table:formula="of:=IF([$'Mature Data'.Y147]=&quot;&quot;;&quot;&quot;;[$'Mature Data'.Y147])">
            <text:p/>
          </table:table-cell>
          <table:table-cell table:style-name="ce7" table:formula="of:=IF([$'Mature Data'.Z147]=&quot;&quot;;&quot;&quot;;[$'Mature Data'.Z147])">
            <text:p/>
          </table:table-cell>
          <table:table-cell table:style-name="ce7" table:formula="of:=IF([$'Mature Data'.AA147]=&quot;&quot;;&quot;&quot;;[$'Mature Data'.AA147])">
            <text:p/>
          </table:table-cell>
          <table:table-cell table:style-name="ce43" table:formula="of:=IF(ISERR(AVERAGE([.W148:.AA148])/20);&quot;&quot;;AVERAGE([.W148:.AA14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8]=&quot;&quot;;&quot;&quot;;[$'Mature Data'.A148])">
            <text:p/>
          </table:table-cell>
          <table:table-cell table:style-name="ce7" table:formula="of:=IF([$'Mature Data'.B148]=&quot;&quot;;&quot;&quot;;[$'Mature Data'.B148])">
            <text:p/>
          </table:table-cell>
          <table:table-cell table:style-name="ce7" table:formula="of:=IF([$'Mature Data'.C148]=&quot;&quot;;&quot;&quot;;[$'Mature Data'.C148])">
            <text:p/>
          </table:table-cell>
          <table:table-cell table:style-name="ce7" table:formula="of:=IF([$'Mature Data'.D148]=&quot;&quot;;&quot;&quot;;[$'Mature Data'.D148])">
            <text:p/>
          </table:table-cell>
          <table:table-cell table:style-name="ce15" table:formula="of:=IF([$'Mature Data'.E148]=&quot;&quot;;&quot;&quot;;[$'Mature Data'.E148])">
            <text:p/>
          </table:table-cell>
          <table:table-cell table:style-name="ce15" table:formula="of:=IF([$'Mature Data'.F148]=&quot;&quot;;&quot;&quot;;[$'Mature Data'.F148])">
            <text:p/>
          </table:table-cell>
          <table:table-cell table:style-name="ce15" table:formula="of:=IF([$'Mature Data'.G148]=&quot;&quot;;&quot;&quot;;[$'Mature Data'.G148])">
            <text:p/>
          </table:table-cell>
          <table:table-cell table:style-name="ce15" table:formula="of:=IF([$'Mature Data'.H148]=&quot;&quot;;&quot;&quot;;[$'Mature Data'.H148])">
            <text:p/>
          </table:table-cell>
          <table:table-cell table:style-name="ce15" table:formula="of:=IF([$'Mature Data'.I148]=&quot;&quot;;&quot;&quot;;[$'Mature Data'.I148])">
            <text:p/>
          </table:table-cell>
          <table:table-cell table:style-name="ce22" table:formula="of:=IF([.D149]=&quot;&quot;;&quot;&quot;;SUM([.E149:.I149]))">
            <text:p/>
          </table:table-cell>
          <table:table-cell table:style-name="ce26" table:formula="of:=IF([$'Mature Data'.K148]=&quot;&quot;;&quot;&quot;;[$'Mature Data'.K148])">
            <text:p/>
          </table:table-cell>
          <table:table-cell table:style-name="ce26" table:formula="of:=IF([$'Mature Data'.L148]=&quot;&quot;;&quot;&quot;;[$'Mature Data'.L148])">
            <text:p/>
          </table:table-cell>
          <table:table-cell table:style-name="ce26" table:formula="of:=IF([$'Mature Data'.M148]=&quot;&quot;;&quot;&quot;;[$'Mature Data'.M148])">
            <text:p/>
          </table:table-cell>
          <table:table-cell table:style-name="ce26" table:formula="of:=IF([$'Mature Data'.N148]=&quot;&quot;;&quot;&quot;;[$'Mature Data'.N148])">
            <text:p/>
          </table:table-cell>
          <table:table-cell table:style-name="ce26" table:formula="of:=IF([$'Mature Data'.O148]=&quot;&quot;;&quot;&quot;;[$'Mature Data'.O148])">
            <text:p/>
          </table:table-cell>
          <table:table-cell table:style-name="ce31" table:formula="of:=IF([.J149]=&quot;&quot;;&quot;&quot;;SUM([.K149:.O149]))">
            <text:p/>
          </table:table-cell>
          <table:table-cell table:style-name="ce7" table:formula="of:=IF([$'Mature Data'.Q148]=&quot;&quot;;&quot;&quot;;[$'Mature Data'.Q148])">
            <text:p/>
          </table:table-cell>
          <table:table-cell table:style-name="ce7" table:formula="of:=IF([$'Mature Data'.R148]=&quot;&quot;;&quot;&quot;;[$'Mature Data'.R148])">
            <text:p/>
          </table:table-cell>
          <table:table-cell table:style-name="ce7" table:formula="of:=IF([$'Mature Data'.S148]=&quot;&quot;;&quot;&quot;;[$'Mature Data'.S148])">
            <text:p/>
          </table:table-cell>
          <table:table-cell table:style-name="ce7" table:formula="of:=IF([$'Mature Data'.T148]=&quot;&quot;;&quot;&quot;;[$'Mature Data'.T148])">
            <text:p/>
          </table:table-cell>
          <table:table-cell table:style-name="ce7" table:formula="of:=IF([$'Mature Data'.U148]=&quot;&quot;;&quot;&quot;;[$'Mature Data'.U148])">
            <text:p/>
          </table:table-cell>
          <table:table-cell table:style-name="ce7" table:formula="of:=IF([.P149]=&quot;&quot;;&quot;&quot;;SUM([.Q149:.U149]))">
            <text:p/>
          </table:table-cell>
          <table:table-cell table:style-name="ce7" table:formula="of:=IF([$'Mature Data'.W148]=&quot;&quot;;&quot;&quot;;[$'Mature Data'.W148])">
            <text:p/>
          </table:table-cell>
          <table:table-cell table:style-name="ce7" table:formula="of:=IF([$'Mature Data'.X148]=&quot;&quot;;&quot;&quot;;[$'Mature Data'.X148])">
            <text:p/>
          </table:table-cell>
          <table:table-cell table:style-name="ce7" table:formula="of:=IF([$'Mature Data'.Y148]=&quot;&quot;;&quot;&quot;;[$'Mature Data'.Y148])">
            <text:p/>
          </table:table-cell>
          <table:table-cell table:style-name="ce7" table:formula="of:=IF([$'Mature Data'.Z148]=&quot;&quot;;&quot;&quot;;[$'Mature Data'.Z148])">
            <text:p/>
          </table:table-cell>
          <table:table-cell table:style-name="ce7" table:formula="of:=IF([$'Mature Data'.AA148]=&quot;&quot;;&quot;&quot;;[$'Mature Data'.AA148])">
            <text:p/>
          </table:table-cell>
          <table:table-cell table:style-name="ce43" table:formula="of:=IF(ISERR(AVERAGE([.W149:.AA149])/20);&quot;&quot;;AVERAGE([.W149:.AA14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49]=&quot;&quot;;&quot;&quot;;[$'Mature Data'.A149])">
            <text:p/>
          </table:table-cell>
          <table:table-cell table:style-name="ce7" table:formula="of:=IF([$'Mature Data'.B149]=&quot;&quot;;&quot;&quot;;[$'Mature Data'.B149])">
            <text:p/>
          </table:table-cell>
          <table:table-cell table:style-name="ce7" table:formula="of:=IF([$'Mature Data'.C149]=&quot;&quot;;&quot;&quot;;[$'Mature Data'.C149])">
            <text:p/>
          </table:table-cell>
          <table:table-cell table:style-name="ce7" table:formula="of:=IF([$'Mature Data'.D149]=&quot;&quot;;&quot;&quot;;[$'Mature Data'.D149])">
            <text:p/>
          </table:table-cell>
          <table:table-cell table:style-name="ce15" table:formula="of:=IF([$'Mature Data'.E149]=&quot;&quot;;&quot;&quot;;[$'Mature Data'.E149])">
            <text:p/>
          </table:table-cell>
          <table:table-cell table:style-name="ce15" table:formula="of:=IF([$'Mature Data'.F149]=&quot;&quot;;&quot;&quot;;[$'Mature Data'.F149])">
            <text:p/>
          </table:table-cell>
          <table:table-cell table:style-name="ce15" table:formula="of:=IF([$'Mature Data'.G149]=&quot;&quot;;&quot;&quot;;[$'Mature Data'.G149])">
            <text:p/>
          </table:table-cell>
          <table:table-cell table:style-name="ce15" table:formula="of:=IF([$'Mature Data'.H149]=&quot;&quot;;&quot;&quot;;[$'Mature Data'.H149])">
            <text:p/>
          </table:table-cell>
          <table:table-cell table:style-name="ce15" table:formula="of:=IF([$'Mature Data'.I149]=&quot;&quot;;&quot;&quot;;[$'Mature Data'.I149])">
            <text:p/>
          </table:table-cell>
          <table:table-cell table:style-name="ce22" table:formula="of:=IF([.D150]=&quot;&quot;;&quot;&quot;;SUM([.E150:.I150]))">
            <text:p/>
          </table:table-cell>
          <table:table-cell table:style-name="ce26" table:formula="of:=IF([$'Mature Data'.K149]=&quot;&quot;;&quot;&quot;;[$'Mature Data'.K149])">
            <text:p/>
          </table:table-cell>
          <table:table-cell table:style-name="ce26" table:formula="of:=IF([$'Mature Data'.L149]=&quot;&quot;;&quot;&quot;;[$'Mature Data'.L149])">
            <text:p/>
          </table:table-cell>
          <table:table-cell table:style-name="ce26" table:formula="of:=IF([$'Mature Data'.M149]=&quot;&quot;;&quot;&quot;;[$'Mature Data'.M149])">
            <text:p/>
          </table:table-cell>
          <table:table-cell table:style-name="ce26" table:formula="of:=IF([$'Mature Data'.N149]=&quot;&quot;;&quot;&quot;;[$'Mature Data'.N149])">
            <text:p/>
          </table:table-cell>
          <table:table-cell table:style-name="ce26" table:formula="of:=IF([$'Mature Data'.O149]=&quot;&quot;;&quot;&quot;;[$'Mature Data'.O149])">
            <text:p/>
          </table:table-cell>
          <table:table-cell table:style-name="ce31" table:formula="of:=IF([.J150]=&quot;&quot;;&quot;&quot;;SUM([.K150:.O150]))">
            <text:p/>
          </table:table-cell>
          <table:table-cell table:style-name="ce7" table:formula="of:=IF([$'Mature Data'.Q149]=&quot;&quot;;&quot;&quot;;[$'Mature Data'.Q149])">
            <text:p/>
          </table:table-cell>
          <table:table-cell table:style-name="ce7" table:formula="of:=IF([$'Mature Data'.R149]=&quot;&quot;;&quot;&quot;;[$'Mature Data'.R149])">
            <text:p/>
          </table:table-cell>
          <table:table-cell table:style-name="ce7" table:formula="of:=IF([$'Mature Data'.S149]=&quot;&quot;;&quot;&quot;;[$'Mature Data'.S149])">
            <text:p/>
          </table:table-cell>
          <table:table-cell table:style-name="ce7" table:formula="of:=IF([$'Mature Data'.T149]=&quot;&quot;;&quot;&quot;;[$'Mature Data'.T149])">
            <text:p/>
          </table:table-cell>
          <table:table-cell table:style-name="ce7" table:formula="of:=IF([$'Mature Data'.U149]=&quot;&quot;;&quot;&quot;;[$'Mature Data'.U149])">
            <text:p/>
          </table:table-cell>
          <table:table-cell table:style-name="ce7" table:formula="of:=IF([.P150]=&quot;&quot;;&quot;&quot;;SUM([.Q150:.U150]))">
            <text:p/>
          </table:table-cell>
          <table:table-cell table:style-name="ce7" table:formula="of:=IF([$'Mature Data'.W149]=&quot;&quot;;&quot;&quot;;[$'Mature Data'.W149])">
            <text:p/>
          </table:table-cell>
          <table:table-cell table:style-name="ce7" table:formula="of:=IF([$'Mature Data'.X149]=&quot;&quot;;&quot;&quot;;[$'Mature Data'.X149])">
            <text:p/>
          </table:table-cell>
          <table:table-cell table:style-name="ce7" table:formula="of:=IF([$'Mature Data'.Y149]=&quot;&quot;;&quot;&quot;;[$'Mature Data'.Y149])">
            <text:p/>
          </table:table-cell>
          <table:table-cell table:style-name="ce7" table:formula="of:=IF([$'Mature Data'.Z149]=&quot;&quot;;&quot;&quot;;[$'Mature Data'.Z149])">
            <text:p/>
          </table:table-cell>
          <table:table-cell table:style-name="ce7" table:formula="of:=IF([$'Mature Data'.AA149]=&quot;&quot;;&quot;&quot;;[$'Mature Data'.AA149])">
            <text:p/>
          </table:table-cell>
          <table:table-cell table:style-name="ce43" table:formula="of:=IF(ISERR(AVERAGE([.W150:.AA150])/20);&quot;&quot;;AVERAGE([.W150:.AA15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0]=&quot;&quot;;&quot;&quot;;[$'Mature Data'.A150])">
            <text:p/>
          </table:table-cell>
          <table:table-cell table:style-name="ce7" table:formula="of:=IF([$'Mature Data'.B150]=&quot;&quot;;&quot;&quot;;[$'Mature Data'.B150])">
            <text:p/>
          </table:table-cell>
          <table:table-cell table:style-name="ce7" table:formula="of:=IF([$'Mature Data'.C150]=&quot;&quot;;&quot;&quot;;[$'Mature Data'.C150])">
            <text:p/>
          </table:table-cell>
          <table:table-cell table:style-name="ce7" table:formula="of:=IF([$'Mature Data'.D150]=&quot;&quot;;&quot;&quot;;[$'Mature Data'.D150])">
            <text:p/>
          </table:table-cell>
          <table:table-cell table:style-name="ce15" table:formula="of:=IF([$'Mature Data'.E150]=&quot;&quot;;&quot;&quot;;[$'Mature Data'.E150])">
            <text:p/>
          </table:table-cell>
          <table:table-cell table:style-name="ce15" table:formula="of:=IF([$'Mature Data'.F150]=&quot;&quot;;&quot;&quot;;[$'Mature Data'.F150])">
            <text:p/>
          </table:table-cell>
          <table:table-cell table:style-name="ce15" table:formula="of:=IF([$'Mature Data'.G150]=&quot;&quot;;&quot;&quot;;[$'Mature Data'.G150])">
            <text:p/>
          </table:table-cell>
          <table:table-cell table:style-name="ce15" table:formula="of:=IF([$'Mature Data'.H150]=&quot;&quot;;&quot;&quot;;[$'Mature Data'.H150])">
            <text:p/>
          </table:table-cell>
          <table:table-cell table:style-name="ce15" table:formula="of:=IF([$'Mature Data'.I150]=&quot;&quot;;&quot;&quot;;[$'Mature Data'.I150])">
            <text:p/>
          </table:table-cell>
          <table:table-cell table:style-name="ce22" table:formula="of:=IF([.D151]=&quot;&quot;;&quot;&quot;;SUM([.E151:.I151]))">
            <text:p/>
          </table:table-cell>
          <table:table-cell table:style-name="ce26" table:formula="of:=IF([$'Mature Data'.K150]=&quot;&quot;;&quot;&quot;;[$'Mature Data'.K150])">
            <text:p/>
          </table:table-cell>
          <table:table-cell table:style-name="ce26" table:formula="of:=IF([$'Mature Data'.L150]=&quot;&quot;;&quot;&quot;;[$'Mature Data'.L150])">
            <text:p/>
          </table:table-cell>
          <table:table-cell table:style-name="ce26" table:formula="of:=IF([$'Mature Data'.M150]=&quot;&quot;;&quot;&quot;;[$'Mature Data'.M150])">
            <text:p/>
          </table:table-cell>
          <table:table-cell table:style-name="ce26" table:formula="of:=IF([$'Mature Data'.N150]=&quot;&quot;;&quot;&quot;;[$'Mature Data'.N150])">
            <text:p/>
          </table:table-cell>
          <table:table-cell table:style-name="ce26" table:formula="of:=IF([$'Mature Data'.O150]=&quot;&quot;;&quot;&quot;;[$'Mature Data'.O150])">
            <text:p/>
          </table:table-cell>
          <table:table-cell table:style-name="ce31" table:formula="of:=IF([.J151]=&quot;&quot;;&quot;&quot;;SUM([.K151:.O151]))">
            <text:p/>
          </table:table-cell>
          <table:table-cell table:style-name="ce7" table:formula="of:=IF([$'Mature Data'.Q150]=&quot;&quot;;&quot;&quot;;[$'Mature Data'.Q150])">
            <text:p/>
          </table:table-cell>
          <table:table-cell table:style-name="ce7" table:formula="of:=IF([$'Mature Data'.R150]=&quot;&quot;;&quot;&quot;;[$'Mature Data'.R150])">
            <text:p/>
          </table:table-cell>
          <table:table-cell table:style-name="ce7" table:formula="of:=IF([$'Mature Data'.S150]=&quot;&quot;;&quot;&quot;;[$'Mature Data'.S150])">
            <text:p/>
          </table:table-cell>
          <table:table-cell table:style-name="ce7" table:formula="of:=IF([$'Mature Data'.T150]=&quot;&quot;;&quot;&quot;;[$'Mature Data'.T150])">
            <text:p/>
          </table:table-cell>
          <table:table-cell table:style-name="ce7" table:formula="of:=IF([$'Mature Data'.U150]=&quot;&quot;;&quot;&quot;;[$'Mature Data'.U150])">
            <text:p/>
          </table:table-cell>
          <table:table-cell table:style-name="ce7" table:formula="of:=IF([.P151]=&quot;&quot;;&quot;&quot;;SUM([.Q151:.U151]))">
            <text:p/>
          </table:table-cell>
          <table:table-cell table:style-name="ce7" table:formula="of:=IF([$'Mature Data'.W150]=&quot;&quot;;&quot;&quot;;[$'Mature Data'.W150])">
            <text:p/>
          </table:table-cell>
          <table:table-cell table:style-name="ce7" table:formula="of:=IF([$'Mature Data'.X150]=&quot;&quot;;&quot;&quot;;[$'Mature Data'.X150])">
            <text:p/>
          </table:table-cell>
          <table:table-cell table:style-name="ce7" table:formula="of:=IF([$'Mature Data'.Y150]=&quot;&quot;;&quot;&quot;;[$'Mature Data'.Y150])">
            <text:p/>
          </table:table-cell>
          <table:table-cell table:style-name="ce7" table:formula="of:=IF([$'Mature Data'.Z150]=&quot;&quot;;&quot;&quot;;[$'Mature Data'.Z150])">
            <text:p/>
          </table:table-cell>
          <table:table-cell table:style-name="ce7" table:formula="of:=IF([$'Mature Data'.AA150]=&quot;&quot;;&quot;&quot;;[$'Mature Data'.AA150])">
            <text:p/>
          </table:table-cell>
          <table:table-cell table:style-name="ce43" table:formula="of:=IF(ISERR(AVERAGE([.W151:.AA151])/20);&quot;&quot;;AVERAGE([.W151:.AA15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1]=&quot;&quot;;&quot;&quot;;[$'Mature Data'.A151])">
            <text:p/>
          </table:table-cell>
          <table:table-cell table:style-name="ce7" table:formula="of:=IF([$'Mature Data'.B151]=&quot;&quot;;&quot;&quot;;[$'Mature Data'.B151])">
            <text:p/>
          </table:table-cell>
          <table:table-cell table:style-name="ce7" table:formula="of:=IF([$'Mature Data'.C151]=&quot;&quot;;&quot;&quot;;[$'Mature Data'.C151])">
            <text:p/>
          </table:table-cell>
          <table:table-cell table:style-name="ce7" table:formula="of:=IF([$'Mature Data'.D151]=&quot;&quot;;&quot;&quot;;[$'Mature Data'.D151])">
            <text:p/>
          </table:table-cell>
          <table:table-cell table:style-name="ce15" table:formula="of:=IF([$'Mature Data'.E151]=&quot;&quot;;&quot;&quot;;[$'Mature Data'.E151])">
            <text:p/>
          </table:table-cell>
          <table:table-cell table:style-name="ce15" table:formula="of:=IF([$'Mature Data'.F151]=&quot;&quot;;&quot;&quot;;[$'Mature Data'.F151])">
            <text:p/>
          </table:table-cell>
          <table:table-cell table:style-name="ce15" table:formula="of:=IF([$'Mature Data'.G151]=&quot;&quot;;&quot;&quot;;[$'Mature Data'.G151])">
            <text:p/>
          </table:table-cell>
          <table:table-cell table:style-name="ce15" table:formula="of:=IF([$'Mature Data'.H151]=&quot;&quot;;&quot;&quot;;[$'Mature Data'.H151])">
            <text:p/>
          </table:table-cell>
          <table:table-cell table:style-name="ce15" table:formula="of:=IF([$'Mature Data'.I151]=&quot;&quot;;&quot;&quot;;[$'Mature Data'.I151])">
            <text:p/>
          </table:table-cell>
          <table:table-cell table:style-name="ce22" table:formula="of:=IF([.D152]=&quot;&quot;;&quot;&quot;;SUM([.E152:.I152]))">
            <text:p/>
          </table:table-cell>
          <table:table-cell table:style-name="ce26" table:formula="of:=IF([$'Mature Data'.K151]=&quot;&quot;;&quot;&quot;;[$'Mature Data'.K151])">
            <text:p/>
          </table:table-cell>
          <table:table-cell table:style-name="ce26" table:formula="of:=IF([$'Mature Data'.L151]=&quot;&quot;;&quot;&quot;;[$'Mature Data'.L151])">
            <text:p/>
          </table:table-cell>
          <table:table-cell table:style-name="ce26" table:formula="of:=IF([$'Mature Data'.M151]=&quot;&quot;;&quot;&quot;;[$'Mature Data'.M151])">
            <text:p/>
          </table:table-cell>
          <table:table-cell table:style-name="ce26" table:formula="of:=IF([$'Mature Data'.N151]=&quot;&quot;;&quot;&quot;;[$'Mature Data'.N151])">
            <text:p/>
          </table:table-cell>
          <table:table-cell table:style-name="ce26" table:formula="of:=IF([$'Mature Data'.O151]=&quot;&quot;;&quot;&quot;;[$'Mature Data'.O151])">
            <text:p/>
          </table:table-cell>
          <table:table-cell table:style-name="ce31" table:formula="of:=IF([.J152]=&quot;&quot;;&quot;&quot;;SUM([.K152:.O152]))">
            <text:p/>
          </table:table-cell>
          <table:table-cell table:style-name="ce7" table:formula="of:=IF([$'Mature Data'.Q151]=&quot;&quot;;&quot;&quot;;[$'Mature Data'.Q151])">
            <text:p/>
          </table:table-cell>
          <table:table-cell table:style-name="ce7" table:formula="of:=IF([$'Mature Data'.R151]=&quot;&quot;;&quot;&quot;;[$'Mature Data'.R151])">
            <text:p/>
          </table:table-cell>
          <table:table-cell table:style-name="ce7" table:formula="of:=IF([$'Mature Data'.S151]=&quot;&quot;;&quot;&quot;;[$'Mature Data'.S151])">
            <text:p/>
          </table:table-cell>
          <table:table-cell table:style-name="ce7" table:formula="of:=IF([$'Mature Data'.T151]=&quot;&quot;;&quot;&quot;;[$'Mature Data'.T151])">
            <text:p/>
          </table:table-cell>
          <table:table-cell table:style-name="ce7" table:formula="of:=IF([$'Mature Data'.U151]=&quot;&quot;;&quot;&quot;;[$'Mature Data'.U151])">
            <text:p/>
          </table:table-cell>
          <table:table-cell table:style-name="ce7" table:formula="of:=IF([.P152]=&quot;&quot;;&quot;&quot;;SUM([.Q152:.U152]))">
            <text:p/>
          </table:table-cell>
          <table:table-cell table:style-name="ce7" table:formula="of:=IF([$'Mature Data'.W151]=&quot;&quot;;&quot;&quot;;[$'Mature Data'.W151])">
            <text:p/>
          </table:table-cell>
          <table:table-cell table:style-name="ce7" table:formula="of:=IF([$'Mature Data'.X151]=&quot;&quot;;&quot;&quot;;[$'Mature Data'.X151])">
            <text:p/>
          </table:table-cell>
          <table:table-cell table:style-name="ce7" table:formula="of:=IF([$'Mature Data'.Y151]=&quot;&quot;;&quot;&quot;;[$'Mature Data'.Y151])">
            <text:p/>
          </table:table-cell>
          <table:table-cell table:style-name="ce7" table:formula="of:=IF([$'Mature Data'.Z151]=&quot;&quot;;&quot;&quot;;[$'Mature Data'.Z151])">
            <text:p/>
          </table:table-cell>
          <table:table-cell table:style-name="ce7" table:formula="of:=IF([$'Mature Data'.AA151]=&quot;&quot;;&quot;&quot;;[$'Mature Data'.AA151])">
            <text:p/>
          </table:table-cell>
          <table:table-cell table:style-name="ce43" table:formula="of:=IF(ISERR(AVERAGE([.W152:.AA152])/20);&quot;&quot;;AVERAGE([.W152:.AA15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2]=&quot;&quot;;&quot;&quot;;[$'Mature Data'.A152])">
            <text:p/>
          </table:table-cell>
          <table:table-cell table:style-name="ce7" table:formula="of:=IF([$'Mature Data'.B152]=&quot;&quot;;&quot;&quot;;[$'Mature Data'.B152])">
            <text:p/>
          </table:table-cell>
          <table:table-cell table:style-name="ce7" table:formula="of:=IF([$'Mature Data'.C152]=&quot;&quot;;&quot;&quot;;[$'Mature Data'.C152])">
            <text:p/>
          </table:table-cell>
          <table:table-cell table:style-name="ce7" table:formula="of:=IF([$'Mature Data'.D152]=&quot;&quot;;&quot;&quot;;[$'Mature Data'.D152])">
            <text:p/>
          </table:table-cell>
          <table:table-cell table:style-name="ce15" table:formula="of:=IF([$'Mature Data'.E152]=&quot;&quot;;&quot;&quot;;[$'Mature Data'.E152])">
            <text:p/>
          </table:table-cell>
          <table:table-cell table:style-name="ce15" table:formula="of:=IF([$'Mature Data'.F152]=&quot;&quot;;&quot;&quot;;[$'Mature Data'.F152])">
            <text:p/>
          </table:table-cell>
          <table:table-cell table:style-name="ce15" table:formula="of:=IF([$'Mature Data'.G152]=&quot;&quot;;&quot;&quot;;[$'Mature Data'.G152])">
            <text:p/>
          </table:table-cell>
          <table:table-cell table:style-name="ce15" table:formula="of:=IF([$'Mature Data'.H152]=&quot;&quot;;&quot;&quot;;[$'Mature Data'.H152])">
            <text:p/>
          </table:table-cell>
          <table:table-cell table:style-name="ce15" table:formula="of:=IF([$'Mature Data'.I152]=&quot;&quot;;&quot;&quot;;[$'Mature Data'.I152])">
            <text:p/>
          </table:table-cell>
          <table:table-cell table:style-name="ce22" table:formula="of:=IF([.D153]=&quot;&quot;;&quot;&quot;;SUM([.E153:.I153]))">
            <text:p/>
          </table:table-cell>
          <table:table-cell table:style-name="ce26" table:formula="of:=IF([$'Mature Data'.K152]=&quot;&quot;;&quot;&quot;;[$'Mature Data'.K152])">
            <text:p/>
          </table:table-cell>
          <table:table-cell table:style-name="ce26" table:formula="of:=IF([$'Mature Data'.L152]=&quot;&quot;;&quot;&quot;;[$'Mature Data'.L152])">
            <text:p/>
          </table:table-cell>
          <table:table-cell table:style-name="ce26" table:formula="of:=IF([$'Mature Data'.M152]=&quot;&quot;;&quot;&quot;;[$'Mature Data'.M152])">
            <text:p/>
          </table:table-cell>
          <table:table-cell table:style-name="ce26" table:formula="of:=IF([$'Mature Data'.N152]=&quot;&quot;;&quot;&quot;;[$'Mature Data'.N152])">
            <text:p/>
          </table:table-cell>
          <table:table-cell table:style-name="ce26" table:formula="of:=IF([$'Mature Data'.O152]=&quot;&quot;;&quot;&quot;;[$'Mature Data'.O152])">
            <text:p/>
          </table:table-cell>
          <table:table-cell table:style-name="ce31" table:formula="of:=IF([.J153]=&quot;&quot;;&quot;&quot;;SUM([.K153:.O153]))">
            <text:p/>
          </table:table-cell>
          <table:table-cell table:style-name="ce7" table:formula="of:=IF([$'Mature Data'.Q152]=&quot;&quot;;&quot;&quot;;[$'Mature Data'.Q152])">
            <text:p/>
          </table:table-cell>
          <table:table-cell table:style-name="ce7" table:formula="of:=IF([$'Mature Data'.R152]=&quot;&quot;;&quot;&quot;;[$'Mature Data'.R152])">
            <text:p/>
          </table:table-cell>
          <table:table-cell table:style-name="ce7" table:formula="of:=IF([$'Mature Data'.S152]=&quot;&quot;;&quot;&quot;;[$'Mature Data'.S152])">
            <text:p/>
          </table:table-cell>
          <table:table-cell table:style-name="ce7" table:formula="of:=IF([$'Mature Data'.T152]=&quot;&quot;;&quot;&quot;;[$'Mature Data'.T152])">
            <text:p/>
          </table:table-cell>
          <table:table-cell table:style-name="ce7" table:formula="of:=IF([$'Mature Data'.U152]=&quot;&quot;;&quot;&quot;;[$'Mature Data'.U152])">
            <text:p/>
          </table:table-cell>
          <table:table-cell table:style-name="ce7" table:formula="of:=IF([.P153]=&quot;&quot;;&quot;&quot;;SUM([.Q153:.U153]))">
            <text:p/>
          </table:table-cell>
          <table:table-cell table:style-name="ce7" table:formula="of:=IF([$'Mature Data'.W152]=&quot;&quot;;&quot;&quot;;[$'Mature Data'.W152])">
            <text:p/>
          </table:table-cell>
          <table:table-cell table:style-name="ce7" table:formula="of:=IF([$'Mature Data'.X152]=&quot;&quot;;&quot;&quot;;[$'Mature Data'.X152])">
            <text:p/>
          </table:table-cell>
          <table:table-cell table:style-name="ce7" table:formula="of:=IF([$'Mature Data'.Y152]=&quot;&quot;;&quot;&quot;;[$'Mature Data'.Y152])">
            <text:p/>
          </table:table-cell>
          <table:table-cell table:style-name="ce7" table:formula="of:=IF([$'Mature Data'.Z152]=&quot;&quot;;&quot;&quot;;[$'Mature Data'.Z152])">
            <text:p/>
          </table:table-cell>
          <table:table-cell table:style-name="ce7" table:formula="of:=IF([$'Mature Data'.AA152]=&quot;&quot;;&quot;&quot;;[$'Mature Data'.AA152])">
            <text:p/>
          </table:table-cell>
          <table:table-cell table:style-name="ce43" table:formula="of:=IF(ISERR(AVERAGE([.W153:.AA153])/20);&quot;&quot;;AVERAGE([.W153:.AA15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3]=&quot;&quot;;&quot;&quot;;[$'Mature Data'.A153])">
            <text:p/>
          </table:table-cell>
          <table:table-cell table:style-name="ce7" table:formula="of:=IF([$'Mature Data'.B153]=&quot;&quot;;&quot;&quot;;[$'Mature Data'.B153])">
            <text:p/>
          </table:table-cell>
          <table:table-cell table:style-name="ce7" table:formula="of:=IF([$'Mature Data'.C153]=&quot;&quot;;&quot;&quot;;[$'Mature Data'.C153])">
            <text:p/>
          </table:table-cell>
          <table:table-cell table:style-name="ce7" table:formula="of:=IF([$'Mature Data'.D153]=&quot;&quot;;&quot;&quot;;[$'Mature Data'.D153])">
            <text:p/>
          </table:table-cell>
          <table:table-cell table:style-name="ce15" table:formula="of:=IF([$'Mature Data'.E153]=&quot;&quot;;&quot;&quot;;[$'Mature Data'.E153])">
            <text:p/>
          </table:table-cell>
          <table:table-cell table:style-name="ce15" table:formula="of:=IF([$'Mature Data'.F153]=&quot;&quot;;&quot;&quot;;[$'Mature Data'.F153])">
            <text:p/>
          </table:table-cell>
          <table:table-cell table:style-name="ce15" table:formula="of:=IF([$'Mature Data'.G153]=&quot;&quot;;&quot;&quot;;[$'Mature Data'.G153])">
            <text:p/>
          </table:table-cell>
          <table:table-cell table:style-name="ce15" table:formula="of:=IF([$'Mature Data'.H153]=&quot;&quot;;&quot;&quot;;[$'Mature Data'.H153])">
            <text:p/>
          </table:table-cell>
          <table:table-cell table:style-name="ce15" table:formula="of:=IF([$'Mature Data'.I153]=&quot;&quot;;&quot;&quot;;[$'Mature Data'.I153])">
            <text:p/>
          </table:table-cell>
          <table:table-cell table:style-name="ce22" table:formula="of:=IF([.D154]=&quot;&quot;;&quot;&quot;;SUM([.E154:.I154]))">
            <text:p/>
          </table:table-cell>
          <table:table-cell table:style-name="ce26" table:formula="of:=IF([$'Mature Data'.K153]=&quot;&quot;;&quot;&quot;;[$'Mature Data'.K153])">
            <text:p/>
          </table:table-cell>
          <table:table-cell table:style-name="ce26" table:formula="of:=IF([$'Mature Data'.L153]=&quot;&quot;;&quot;&quot;;[$'Mature Data'.L153])">
            <text:p/>
          </table:table-cell>
          <table:table-cell table:style-name="ce26" table:formula="of:=IF([$'Mature Data'.M153]=&quot;&quot;;&quot;&quot;;[$'Mature Data'.M153])">
            <text:p/>
          </table:table-cell>
          <table:table-cell table:style-name="ce26" table:formula="of:=IF([$'Mature Data'.N153]=&quot;&quot;;&quot;&quot;;[$'Mature Data'.N153])">
            <text:p/>
          </table:table-cell>
          <table:table-cell table:style-name="ce26" table:formula="of:=IF([$'Mature Data'.O153]=&quot;&quot;;&quot;&quot;;[$'Mature Data'.O153])">
            <text:p/>
          </table:table-cell>
          <table:table-cell table:style-name="ce31" table:formula="of:=IF([.J154]=&quot;&quot;;&quot;&quot;;SUM([.K154:.O154]))">
            <text:p/>
          </table:table-cell>
          <table:table-cell table:style-name="ce7" table:formula="of:=IF([$'Mature Data'.Q153]=&quot;&quot;;&quot;&quot;;[$'Mature Data'.Q153])">
            <text:p/>
          </table:table-cell>
          <table:table-cell table:style-name="ce7" table:formula="of:=IF([$'Mature Data'.R153]=&quot;&quot;;&quot;&quot;;[$'Mature Data'.R153])">
            <text:p/>
          </table:table-cell>
          <table:table-cell table:style-name="ce7" table:formula="of:=IF([$'Mature Data'.S153]=&quot;&quot;;&quot;&quot;;[$'Mature Data'.S153])">
            <text:p/>
          </table:table-cell>
          <table:table-cell table:style-name="ce7" table:formula="of:=IF([$'Mature Data'.T153]=&quot;&quot;;&quot;&quot;;[$'Mature Data'.T153])">
            <text:p/>
          </table:table-cell>
          <table:table-cell table:style-name="ce7" table:formula="of:=IF([$'Mature Data'.U153]=&quot;&quot;;&quot;&quot;;[$'Mature Data'.U153])">
            <text:p/>
          </table:table-cell>
          <table:table-cell table:style-name="ce7" table:formula="of:=IF([.P154]=&quot;&quot;;&quot;&quot;;SUM([.Q154:.U154]))">
            <text:p/>
          </table:table-cell>
          <table:table-cell table:style-name="ce7" table:formula="of:=IF([$'Mature Data'.W153]=&quot;&quot;;&quot;&quot;;[$'Mature Data'.W153])">
            <text:p/>
          </table:table-cell>
          <table:table-cell table:style-name="ce7" table:formula="of:=IF([$'Mature Data'.X153]=&quot;&quot;;&quot;&quot;;[$'Mature Data'.X153])">
            <text:p/>
          </table:table-cell>
          <table:table-cell table:style-name="ce7" table:formula="of:=IF([$'Mature Data'.Y153]=&quot;&quot;;&quot;&quot;;[$'Mature Data'.Y153])">
            <text:p/>
          </table:table-cell>
          <table:table-cell table:style-name="ce7" table:formula="of:=IF([$'Mature Data'.Z153]=&quot;&quot;;&quot;&quot;;[$'Mature Data'.Z153])">
            <text:p/>
          </table:table-cell>
          <table:table-cell table:style-name="ce7" table:formula="of:=IF([$'Mature Data'.AA153]=&quot;&quot;;&quot;&quot;;[$'Mature Data'.AA153])">
            <text:p/>
          </table:table-cell>
          <table:table-cell table:style-name="ce43" table:formula="of:=IF(ISERR(AVERAGE([.W154:.AA154])/20);&quot;&quot;;AVERAGE([.W154:.AA15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4]=&quot;&quot;;&quot;&quot;;[$'Mature Data'.A154])">
            <text:p/>
          </table:table-cell>
          <table:table-cell table:style-name="ce7" table:formula="of:=IF([$'Mature Data'.B154]=&quot;&quot;;&quot;&quot;;[$'Mature Data'.B154])">
            <text:p/>
          </table:table-cell>
          <table:table-cell table:style-name="ce7" table:formula="of:=IF([$'Mature Data'.C154]=&quot;&quot;;&quot;&quot;;[$'Mature Data'.C154])">
            <text:p/>
          </table:table-cell>
          <table:table-cell table:style-name="ce7" table:formula="of:=IF([$'Mature Data'.D154]=&quot;&quot;;&quot;&quot;;[$'Mature Data'.D154])">
            <text:p/>
          </table:table-cell>
          <table:table-cell table:style-name="ce15" table:formula="of:=IF([$'Mature Data'.E154]=&quot;&quot;;&quot;&quot;;[$'Mature Data'.E154])">
            <text:p/>
          </table:table-cell>
          <table:table-cell table:style-name="ce15" table:formula="of:=IF([$'Mature Data'.F154]=&quot;&quot;;&quot;&quot;;[$'Mature Data'.F154])">
            <text:p/>
          </table:table-cell>
          <table:table-cell table:style-name="ce15" table:formula="of:=IF([$'Mature Data'.G154]=&quot;&quot;;&quot;&quot;;[$'Mature Data'.G154])">
            <text:p/>
          </table:table-cell>
          <table:table-cell table:style-name="ce15" table:formula="of:=IF([$'Mature Data'.H154]=&quot;&quot;;&quot;&quot;;[$'Mature Data'.H154])">
            <text:p/>
          </table:table-cell>
          <table:table-cell table:style-name="ce15" table:formula="of:=IF([$'Mature Data'.I154]=&quot;&quot;;&quot;&quot;;[$'Mature Data'.I154])">
            <text:p/>
          </table:table-cell>
          <table:table-cell table:style-name="ce22" table:formula="of:=IF([.D155]=&quot;&quot;;&quot;&quot;;SUM([.E155:.I155]))">
            <text:p/>
          </table:table-cell>
          <table:table-cell table:style-name="ce26" table:formula="of:=IF([$'Mature Data'.K154]=&quot;&quot;;&quot;&quot;;[$'Mature Data'.K154])">
            <text:p/>
          </table:table-cell>
          <table:table-cell table:style-name="ce26" table:formula="of:=IF([$'Mature Data'.L154]=&quot;&quot;;&quot;&quot;;[$'Mature Data'.L154])">
            <text:p/>
          </table:table-cell>
          <table:table-cell table:style-name="ce26" table:formula="of:=IF([$'Mature Data'.M154]=&quot;&quot;;&quot;&quot;;[$'Mature Data'.M154])">
            <text:p/>
          </table:table-cell>
          <table:table-cell table:style-name="ce26" table:formula="of:=IF([$'Mature Data'.N154]=&quot;&quot;;&quot;&quot;;[$'Mature Data'.N154])">
            <text:p/>
          </table:table-cell>
          <table:table-cell table:style-name="ce26" table:formula="of:=IF([$'Mature Data'.O154]=&quot;&quot;;&quot;&quot;;[$'Mature Data'.O154])">
            <text:p/>
          </table:table-cell>
          <table:table-cell table:style-name="ce31" table:formula="of:=IF([.J155]=&quot;&quot;;&quot;&quot;;SUM([.K155:.O155]))">
            <text:p/>
          </table:table-cell>
          <table:table-cell table:style-name="ce7" table:formula="of:=IF([$'Mature Data'.Q154]=&quot;&quot;;&quot;&quot;;[$'Mature Data'.Q154])">
            <text:p/>
          </table:table-cell>
          <table:table-cell table:style-name="ce7" table:formula="of:=IF([$'Mature Data'.R154]=&quot;&quot;;&quot;&quot;;[$'Mature Data'.R154])">
            <text:p/>
          </table:table-cell>
          <table:table-cell table:style-name="ce7" table:formula="of:=IF([$'Mature Data'.S154]=&quot;&quot;;&quot;&quot;;[$'Mature Data'.S154])">
            <text:p/>
          </table:table-cell>
          <table:table-cell table:style-name="ce7" table:formula="of:=IF([$'Mature Data'.T154]=&quot;&quot;;&quot;&quot;;[$'Mature Data'.T154])">
            <text:p/>
          </table:table-cell>
          <table:table-cell table:style-name="ce7" table:formula="of:=IF([$'Mature Data'.U154]=&quot;&quot;;&quot;&quot;;[$'Mature Data'.U154])">
            <text:p/>
          </table:table-cell>
          <table:table-cell table:style-name="ce7" table:formula="of:=IF([.P155]=&quot;&quot;;&quot;&quot;;SUM([.Q155:.U155]))">
            <text:p/>
          </table:table-cell>
          <table:table-cell table:style-name="ce7" table:formula="of:=IF([$'Mature Data'.W154]=&quot;&quot;;&quot;&quot;;[$'Mature Data'.W154])">
            <text:p/>
          </table:table-cell>
          <table:table-cell table:style-name="ce7" table:formula="of:=IF([$'Mature Data'.X154]=&quot;&quot;;&quot;&quot;;[$'Mature Data'.X154])">
            <text:p/>
          </table:table-cell>
          <table:table-cell table:style-name="ce7" table:formula="of:=IF([$'Mature Data'.Y154]=&quot;&quot;;&quot;&quot;;[$'Mature Data'.Y154])">
            <text:p/>
          </table:table-cell>
          <table:table-cell table:style-name="ce7" table:formula="of:=IF([$'Mature Data'.Z154]=&quot;&quot;;&quot;&quot;;[$'Mature Data'.Z154])">
            <text:p/>
          </table:table-cell>
          <table:table-cell table:style-name="ce7" table:formula="of:=IF([$'Mature Data'.AA154]=&quot;&quot;;&quot;&quot;;[$'Mature Data'.AA154])">
            <text:p/>
          </table:table-cell>
          <table:table-cell table:style-name="ce43" table:formula="of:=IF(ISERR(AVERAGE([.W155:.AA155])/20);&quot;&quot;;AVERAGE([.W155:.AA15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5]=&quot;&quot;;&quot;&quot;;[$'Mature Data'.A155])">
            <text:p/>
          </table:table-cell>
          <table:table-cell table:style-name="ce7" table:formula="of:=IF([$'Mature Data'.B155]=&quot;&quot;;&quot;&quot;;[$'Mature Data'.B155])">
            <text:p/>
          </table:table-cell>
          <table:table-cell table:style-name="ce7" table:formula="of:=IF([$'Mature Data'.C155]=&quot;&quot;;&quot;&quot;;[$'Mature Data'.C155])">
            <text:p/>
          </table:table-cell>
          <table:table-cell table:style-name="ce7" table:formula="of:=IF([$'Mature Data'.D155]=&quot;&quot;;&quot;&quot;;[$'Mature Data'.D155])">
            <text:p/>
          </table:table-cell>
          <table:table-cell table:style-name="ce15" table:formula="of:=IF([$'Mature Data'.E155]=&quot;&quot;;&quot;&quot;;[$'Mature Data'.E155])">
            <text:p/>
          </table:table-cell>
          <table:table-cell table:style-name="ce15" table:formula="of:=IF([$'Mature Data'.F155]=&quot;&quot;;&quot;&quot;;[$'Mature Data'.F155])">
            <text:p/>
          </table:table-cell>
          <table:table-cell table:style-name="ce15" table:formula="of:=IF([$'Mature Data'.G155]=&quot;&quot;;&quot;&quot;;[$'Mature Data'.G155])">
            <text:p/>
          </table:table-cell>
          <table:table-cell table:style-name="ce15" table:formula="of:=IF([$'Mature Data'.H155]=&quot;&quot;;&quot;&quot;;[$'Mature Data'.H155])">
            <text:p/>
          </table:table-cell>
          <table:table-cell table:style-name="ce15" table:formula="of:=IF([$'Mature Data'.I155]=&quot;&quot;;&quot;&quot;;[$'Mature Data'.I155])">
            <text:p/>
          </table:table-cell>
          <table:table-cell table:style-name="ce22" table:formula="of:=IF([.D156]=&quot;&quot;;&quot;&quot;;SUM([.E156:.I156]))">
            <text:p/>
          </table:table-cell>
          <table:table-cell table:style-name="ce26" table:formula="of:=IF([$'Mature Data'.K155]=&quot;&quot;;&quot;&quot;;[$'Mature Data'.K155])">
            <text:p/>
          </table:table-cell>
          <table:table-cell table:style-name="ce26" table:formula="of:=IF([$'Mature Data'.L155]=&quot;&quot;;&quot;&quot;;[$'Mature Data'.L155])">
            <text:p/>
          </table:table-cell>
          <table:table-cell table:style-name="ce26" table:formula="of:=IF([$'Mature Data'.M155]=&quot;&quot;;&quot;&quot;;[$'Mature Data'.M155])">
            <text:p/>
          </table:table-cell>
          <table:table-cell table:style-name="ce26" table:formula="of:=IF([$'Mature Data'.N155]=&quot;&quot;;&quot;&quot;;[$'Mature Data'.N155])">
            <text:p/>
          </table:table-cell>
          <table:table-cell table:style-name="ce26" table:formula="of:=IF([$'Mature Data'.O155]=&quot;&quot;;&quot;&quot;;[$'Mature Data'.O155])">
            <text:p/>
          </table:table-cell>
          <table:table-cell table:style-name="ce31" table:formula="of:=IF([.J156]=&quot;&quot;;&quot;&quot;;SUM([.K156:.O156]))">
            <text:p/>
          </table:table-cell>
          <table:table-cell table:style-name="ce7" table:formula="of:=IF([$'Mature Data'.Q155]=&quot;&quot;;&quot;&quot;;[$'Mature Data'.Q155])">
            <text:p/>
          </table:table-cell>
          <table:table-cell table:style-name="ce7" table:formula="of:=IF([$'Mature Data'.R155]=&quot;&quot;;&quot;&quot;;[$'Mature Data'.R155])">
            <text:p/>
          </table:table-cell>
          <table:table-cell table:style-name="ce7" table:formula="of:=IF([$'Mature Data'.S155]=&quot;&quot;;&quot;&quot;;[$'Mature Data'.S155])">
            <text:p/>
          </table:table-cell>
          <table:table-cell table:style-name="ce7" table:formula="of:=IF([$'Mature Data'.T155]=&quot;&quot;;&quot;&quot;;[$'Mature Data'.T155])">
            <text:p/>
          </table:table-cell>
          <table:table-cell table:style-name="ce7" table:formula="of:=IF([$'Mature Data'.U155]=&quot;&quot;;&quot;&quot;;[$'Mature Data'.U155])">
            <text:p/>
          </table:table-cell>
          <table:table-cell table:style-name="ce7" table:formula="of:=IF([.P156]=&quot;&quot;;&quot;&quot;;SUM([.Q156:.U156]))">
            <text:p/>
          </table:table-cell>
          <table:table-cell table:style-name="ce7" table:formula="of:=IF([$'Mature Data'.W155]=&quot;&quot;;&quot;&quot;;[$'Mature Data'.W155])">
            <text:p/>
          </table:table-cell>
          <table:table-cell table:style-name="ce7" table:formula="of:=IF([$'Mature Data'.X155]=&quot;&quot;;&quot;&quot;;[$'Mature Data'.X155])">
            <text:p/>
          </table:table-cell>
          <table:table-cell table:style-name="ce7" table:formula="of:=IF([$'Mature Data'.Y155]=&quot;&quot;;&quot;&quot;;[$'Mature Data'.Y155])">
            <text:p/>
          </table:table-cell>
          <table:table-cell table:style-name="ce7" table:formula="of:=IF([$'Mature Data'.Z155]=&quot;&quot;;&quot;&quot;;[$'Mature Data'.Z155])">
            <text:p/>
          </table:table-cell>
          <table:table-cell table:style-name="ce7" table:formula="of:=IF([$'Mature Data'.AA155]=&quot;&quot;;&quot;&quot;;[$'Mature Data'.AA155])">
            <text:p/>
          </table:table-cell>
          <table:table-cell table:style-name="ce43" table:formula="of:=IF(ISERR(AVERAGE([.W156:.AA156])/20);&quot;&quot;;AVERAGE([.W156:.AA15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6]=&quot;&quot;;&quot;&quot;;[$'Mature Data'.A156])">
            <text:p/>
          </table:table-cell>
          <table:table-cell table:style-name="ce7" table:formula="of:=IF([$'Mature Data'.B156]=&quot;&quot;;&quot;&quot;;[$'Mature Data'.B156])">
            <text:p/>
          </table:table-cell>
          <table:table-cell table:style-name="ce7" table:formula="of:=IF([$'Mature Data'.C156]=&quot;&quot;;&quot;&quot;;[$'Mature Data'.C156])">
            <text:p/>
          </table:table-cell>
          <table:table-cell table:style-name="ce7" table:formula="of:=IF([$'Mature Data'.D156]=&quot;&quot;;&quot;&quot;;[$'Mature Data'.D156])">
            <text:p/>
          </table:table-cell>
          <table:table-cell table:style-name="ce15" table:formula="of:=IF([$'Mature Data'.E156]=&quot;&quot;;&quot;&quot;;[$'Mature Data'.E156])">
            <text:p/>
          </table:table-cell>
          <table:table-cell table:style-name="ce15" table:formula="of:=IF([$'Mature Data'.F156]=&quot;&quot;;&quot;&quot;;[$'Mature Data'.F156])">
            <text:p/>
          </table:table-cell>
          <table:table-cell table:style-name="ce15" table:formula="of:=IF([$'Mature Data'.G156]=&quot;&quot;;&quot;&quot;;[$'Mature Data'.G156])">
            <text:p/>
          </table:table-cell>
          <table:table-cell table:style-name="ce15" table:formula="of:=IF([$'Mature Data'.H156]=&quot;&quot;;&quot;&quot;;[$'Mature Data'.H156])">
            <text:p/>
          </table:table-cell>
          <table:table-cell table:style-name="ce15" table:formula="of:=IF([$'Mature Data'.I156]=&quot;&quot;;&quot;&quot;;[$'Mature Data'.I156])">
            <text:p/>
          </table:table-cell>
          <table:table-cell table:style-name="ce22" table:formula="of:=IF([.D157]=&quot;&quot;;&quot;&quot;;SUM([.E157:.I157]))">
            <text:p/>
          </table:table-cell>
          <table:table-cell table:style-name="ce26" table:formula="of:=IF([$'Mature Data'.K156]=&quot;&quot;;&quot;&quot;;[$'Mature Data'.K156])">
            <text:p/>
          </table:table-cell>
          <table:table-cell table:style-name="ce26" table:formula="of:=IF([$'Mature Data'.L156]=&quot;&quot;;&quot;&quot;;[$'Mature Data'.L156])">
            <text:p/>
          </table:table-cell>
          <table:table-cell table:style-name="ce26" table:formula="of:=IF([$'Mature Data'.M156]=&quot;&quot;;&quot;&quot;;[$'Mature Data'.M156])">
            <text:p/>
          </table:table-cell>
          <table:table-cell table:style-name="ce26" table:formula="of:=IF([$'Mature Data'.N156]=&quot;&quot;;&quot;&quot;;[$'Mature Data'.N156])">
            <text:p/>
          </table:table-cell>
          <table:table-cell table:style-name="ce26" table:formula="of:=IF([$'Mature Data'.O156]=&quot;&quot;;&quot;&quot;;[$'Mature Data'.O156])">
            <text:p/>
          </table:table-cell>
          <table:table-cell table:style-name="ce31" table:formula="of:=IF([.J157]=&quot;&quot;;&quot;&quot;;SUM([.K157:.O157]))">
            <text:p/>
          </table:table-cell>
          <table:table-cell table:style-name="ce7" table:formula="of:=IF([$'Mature Data'.Q156]=&quot;&quot;;&quot;&quot;;[$'Mature Data'.Q156])">
            <text:p/>
          </table:table-cell>
          <table:table-cell table:style-name="ce7" table:formula="of:=IF([$'Mature Data'.R156]=&quot;&quot;;&quot;&quot;;[$'Mature Data'.R156])">
            <text:p/>
          </table:table-cell>
          <table:table-cell table:style-name="ce7" table:formula="of:=IF([$'Mature Data'.S156]=&quot;&quot;;&quot;&quot;;[$'Mature Data'.S156])">
            <text:p/>
          </table:table-cell>
          <table:table-cell table:style-name="ce7" table:formula="of:=IF([$'Mature Data'.T156]=&quot;&quot;;&quot;&quot;;[$'Mature Data'.T156])">
            <text:p/>
          </table:table-cell>
          <table:table-cell table:style-name="ce7" table:formula="of:=IF([$'Mature Data'.U156]=&quot;&quot;;&quot;&quot;;[$'Mature Data'.U156])">
            <text:p/>
          </table:table-cell>
          <table:table-cell table:style-name="ce7" table:formula="of:=IF([.P157]=&quot;&quot;;&quot;&quot;;SUM([.Q157:.U157]))">
            <text:p/>
          </table:table-cell>
          <table:table-cell table:style-name="ce7" table:formula="of:=IF([$'Mature Data'.W156]=&quot;&quot;;&quot;&quot;;[$'Mature Data'.W156])">
            <text:p/>
          </table:table-cell>
          <table:table-cell table:style-name="ce7" table:formula="of:=IF([$'Mature Data'.X156]=&quot;&quot;;&quot;&quot;;[$'Mature Data'.X156])">
            <text:p/>
          </table:table-cell>
          <table:table-cell table:style-name="ce7" table:formula="of:=IF([$'Mature Data'.Y156]=&quot;&quot;;&quot;&quot;;[$'Mature Data'.Y156])">
            <text:p/>
          </table:table-cell>
          <table:table-cell table:style-name="ce7" table:formula="of:=IF([$'Mature Data'.Z156]=&quot;&quot;;&quot;&quot;;[$'Mature Data'.Z156])">
            <text:p/>
          </table:table-cell>
          <table:table-cell table:style-name="ce7" table:formula="of:=IF([$'Mature Data'.AA156]=&quot;&quot;;&quot;&quot;;[$'Mature Data'.AA156])">
            <text:p/>
          </table:table-cell>
          <table:table-cell table:style-name="ce43" table:formula="of:=IF(ISERR(AVERAGE([.W157:.AA157])/20);&quot;&quot;;AVERAGE([.W157:.AA15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7]=&quot;&quot;;&quot;&quot;;[$'Mature Data'.A157])">
            <text:p/>
          </table:table-cell>
          <table:table-cell table:style-name="ce7" table:formula="of:=IF([$'Mature Data'.B157]=&quot;&quot;;&quot;&quot;;[$'Mature Data'.B157])">
            <text:p/>
          </table:table-cell>
          <table:table-cell table:style-name="ce7" table:formula="of:=IF([$'Mature Data'.C157]=&quot;&quot;;&quot;&quot;;[$'Mature Data'.C157])">
            <text:p/>
          </table:table-cell>
          <table:table-cell table:style-name="ce7" table:formula="of:=IF([$'Mature Data'.D157]=&quot;&quot;;&quot;&quot;;[$'Mature Data'.D157])">
            <text:p/>
          </table:table-cell>
          <table:table-cell table:style-name="ce15" table:formula="of:=IF([$'Mature Data'.E157]=&quot;&quot;;&quot;&quot;;[$'Mature Data'.E157])">
            <text:p/>
          </table:table-cell>
          <table:table-cell table:style-name="ce15" table:formula="of:=IF([$'Mature Data'.F157]=&quot;&quot;;&quot;&quot;;[$'Mature Data'.F157])">
            <text:p/>
          </table:table-cell>
          <table:table-cell table:style-name="ce15" table:formula="of:=IF([$'Mature Data'.G157]=&quot;&quot;;&quot;&quot;;[$'Mature Data'.G157])">
            <text:p/>
          </table:table-cell>
          <table:table-cell table:style-name="ce15" table:formula="of:=IF([$'Mature Data'.H157]=&quot;&quot;;&quot;&quot;;[$'Mature Data'.H157])">
            <text:p/>
          </table:table-cell>
          <table:table-cell table:style-name="ce15" table:formula="of:=IF([$'Mature Data'.I157]=&quot;&quot;;&quot;&quot;;[$'Mature Data'.I157])">
            <text:p/>
          </table:table-cell>
          <table:table-cell table:style-name="ce22" table:formula="of:=IF([.D158]=&quot;&quot;;&quot;&quot;;SUM([.E158:.I158]))">
            <text:p/>
          </table:table-cell>
          <table:table-cell table:style-name="ce26" table:formula="of:=IF([$'Mature Data'.K157]=&quot;&quot;;&quot;&quot;;[$'Mature Data'.K157])">
            <text:p/>
          </table:table-cell>
          <table:table-cell table:style-name="ce26" table:formula="of:=IF([$'Mature Data'.L157]=&quot;&quot;;&quot;&quot;;[$'Mature Data'.L157])">
            <text:p/>
          </table:table-cell>
          <table:table-cell table:style-name="ce26" table:formula="of:=IF([$'Mature Data'.M157]=&quot;&quot;;&quot;&quot;;[$'Mature Data'.M157])">
            <text:p/>
          </table:table-cell>
          <table:table-cell table:style-name="ce26" table:formula="of:=IF([$'Mature Data'.N157]=&quot;&quot;;&quot;&quot;;[$'Mature Data'.N157])">
            <text:p/>
          </table:table-cell>
          <table:table-cell table:style-name="ce26" table:formula="of:=IF([$'Mature Data'.O157]=&quot;&quot;;&quot;&quot;;[$'Mature Data'.O157])">
            <text:p/>
          </table:table-cell>
          <table:table-cell table:style-name="ce31" table:formula="of:=IF([.J158]=&quot;&quot;;&quot;&quot;;SUM([.K158:.O158]))">
            <text:p/>
          </table:table-cell>
          <table:table-cell table:style-name="ce7" table:formula="of:=IF([$'Mature Data'.Q157]=&quot;&quot;;&quot;&quot;;[$'Mature Data'.Q157])">
            <text:p/>
          </table:table-cell>
          <table:table-cell table:style-name="ce7" table:formula="of:=IF([$'Mature Data'.R157]=&quot;&quot;;&quot;&quot;;[$'Mature Data'.R157])">
            <text:p/>
          </table:table-cell>
          <table:table-cell table:style-name="ce7" table:formula="of:=IF([$'Mature Data'.S157]=&quot;&quot;;&quot;&quot;;[$'Mature Data'.S157])">
            <text:p/>
          </table:table-cell>
          <table:table-cell table:style-name="ce7" table:formula="of:=IF([$'Mature Data'.T157]=&quot;&quot;;&quot;&quot;;[$'Mature Data'.T157])">
            <text:p/>
          </table:table-cell>
          <table:table-cell table:style-name="ce7" table:formula="of:=IF([$'Mature Data'.U157]=&quot;&quot;;&quot;&quot;;[$'Mature Data'.U157])">
            <text:p/>
          </table:table-cell>
          <table:table-cell table:style-name="ce7" table:formula="of:=IF([.P158]=&quot;&quot;;&quot;&quot;;SUM([.Q158:.U158]))">
            <text:p/>
          </table:table-cell>
          <table:table-cell table:style-name="ce7" table:formula="of:=IF([$'Mature Data'.W157]=&quot;&quot;;&quot;&quot;;[$'Mature Data'.W157])">
            <text:p/>
          </table:table-cell>
          <table:table-cell table:style-name="ce7" table:formula="of:=IF([$'Mature Data'.X157]=&quot;&quot;;&quot;&quot;;[$'Mature Data'.X157])">
            <text:p/>
          </table:table-cell>
          <table:table-cell table:style-name="ce7" table:formula="of:=IF([$'Mature Data'.Y157]=&quot;&quot;;&quot;&quot;;[$'Mature Data'.Y157])">
            <text:p/>
          </table:table-cell>
          <table:table-cell table:style-name="ce7" table:formula="of:=IF([$'Mature Data'.Z157]=&quot;&quot;;&quot;&quot;;[$'Mature Data'.Z157])">
            <text:p/>
          </table:table-cell>
          <table:table-cell table:style-name="ce7" table:formula="of:=IF([$'Mature Data'.AA157]=&quot;&quot;;&quot;&quot;;[$'Mature Data'.AA157])">
            <text:p/>
          </table:table-cell>
          <table:table-cell table:style-name="ce43" table:formula="of:=IF(ISERR(AVERAGE([.W158:.AA158])/20);&quot;&quot;;AVERAGE([.W158:.AA15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8]=&quot;&quot;;&quot;&quot;;[$'Mature Data'.A158])">
            <text:p/>
          </table:table-cell>
          <table:table-cell table:style-name="ce7" table:formula="of:=IF([$'Mature Data'.B158]=&quot;&quot;;&quot;&quot;;[$'Mature Data'.B158])">
            <text:p/>
          </table:table-cell>
          <table:table-cell table:style-name="ce7" table:formula="of:=IF([$'Mature Data'.C158]=&quot;&quot;;&quot;&quot;;[$'Mature Data'.C158])">
            <text:p/>
          </table:table-cell>
          <table:table-cell table:style-name="ce7" table:formula="of:=IF([$'Mature Data'.D158]=&quot;&quot;;&quot;&quot;;[$'Mature Data'.D158])">
            <text:p/>
          </table:table-cell>
          <table:table-cell table:style-name="ce15" table:formula="of:=IF([$'Mature Data'.E158]=&quot;&quot;;&quot;&quot;;[$'Mature Data'.E158])">
            <text:p/>
          </table:table-cell>
          <table:table-cell table:style-name="ce15" table:formula="of:=IF([$'Mature Data'.F158]=&quot;&quot;;&quot;&quot;;[$'Mature Data'.F158])">
            <text:p/>
          </table:table-cell>
          <table:table-cell table:style-name="ce15" table:formula="of:=IF([$'Mature Data'.G158]=&quot;&quot;;&quot;&quot;;[$'Mature Data'.G158])">
            <text:p/>
          </table:table-cell>
          <table:table-cell table:style-name="ce15" table:formula="of:=IF([$'Mature Data'.H158]=&quot;&quot;;&quot;&quot;;[$'Mature Data'.H158])">
            <text:p/>
          </table:table-cell>
          <table:table-cell table:style-name="ce15" table:formula="of:=IF([$'Mature Data'.I158]=&quot;&quot;;&quot;&quot;;[$'Mature Data'.I158])">
            <text:p/>
          </table:table-cell>
          <table:table-cell table:style-name="ce22" table:formula="of:=IF([.D159]=&quot;&quot;;&quot;&quot;;SUM([.E159:.I159]))">
            <text:p/>
          </table:table-cell>
          <table:table-cell table:style-name="ce26" table:formula="of:=IF([$'Mature Data'.K158]=&quot;&quot;;&quot;&quot;;[$'Mature Data'.K158])">
            <text:p/>
          </table:table-cell>
          <table:table-cell table:style-name="ce26" table:formula="of:=IF([$'Mature Data'.L158]=&quot;&quot;;&quot;&quot;;[$'Mature Data'.L158])">
            <text:p/>
          </table:table-cell>
          <table:table-cell table:style-name="ce26" table:formula="of:=IF([$'Mature Data'.M158]=&quot;&quot;;&quot;&quot;;[$'Mature Data'.M158])">
            <text:p/>
          </table:table-cell>
          <table:table-cell table:style-name="ce26" table:formula="of:=IF([$'Mature Data'.N158]=&quot;&quot;;&quot;&quot;;[$'Mature Data'.N158])">
            <text:p/>
          </table:table-cell>
          <table:table-cell table:style-name="ce26" table:formula="of:=IF([$'Mature Data'.O158]=&quot;&quot;;&quot;&quot;;[$'Mature Data'.O158])">
            <text:p/>
          </table:table-cell>
          <table:table-cell table:style-name="ce31" table:formula="of:=IF([.J159]=&quot;&quot;;&quot;&quot;;SUM([.K159:.O159]))">
            <text:p/>
          </table:table-cell>
          <table:table-cell table:style-name="ce7" table:formula="of:=IF([$'Mature Data'.Q158]=&quot;&quot;;&quot;&quot;;[$'Mature Data'.Q158])">
            <text:p/>
          </table:table-cell>
          <table:table-cell table:style-name="ce7" table:formula="of:=IF([$'Mature Data'.R158]=&quot;&quot;;&quot;&quot;;[$'Mature Data'.R158])">
            <text:p/>
          </table:table-cell>
          <table:table-cell table:style-name="ce7" table:formula="of:=IF([$'Mature Data'.S158]=&quot;&quot;;&quot;&quot;;[$'Mature Data'.S158])">
            <text:p/>
          </table:table-cell>
          <table:table-cell table:style-name="ce7" table:formula="of:=IF([$'Mature Data'.T158]=&quot;&quot;;&quot;&quot;;[$'Mature Data'.T158])">
            <text:p/>
          </table:table-cell>
          <table:table-cell table:style-name="ce7" table:formula="of:=IF([$'Mature Data'.U158]=&quot;&quot;;&quot;&quot;;[$'Mature Data'.U158])">
            <text:p/>
          </table:table-cell>
          <table:table-cell table:style-name="ce7" table:formula="of:=IF([.P159]=&quot;&quot;;&quot;&quot;;SUM([.Q159:.U159]))">
            <text:p/>
          </table:table-cell>
          <table:table-cell table:style-name="ce7" table:formula="of:=IF([$'Mature Data'.W158]=&quot;&quot;;&quot;&quot;;[$'Mature Data'.W158])">
            <text:p/>
          </table:table-cell>
          <table:table-cell table:style-name="ce7" table:formula="of:=IF([$'Mature Data'.X158]=&quot;&quot;;&quot;&quot;;[$'Mature Data'.X158])">
            <text:p/>
          </table:table-cell>
          <table:table-cell table:style-name="ce7" table:formula="of:=IF([$'Mature Data'.Y158]=&quot;&quot;;&quot;&quot;;[$'Mature Data'.Y158])">
            <text:p/>
          </table:table-cell>
          <table:table-cell table:style-name="ce7" table:formula="of:=IF([$'Mature Data'.Z158]=&quot;&quot;;&quot;&quot;;[$'Mature Data'.Z158])">
            <text:p/>
          </table:table-cell>
          <table:table-cell table:style-name="ce7" table:formula="of:=IF([$'Mature Data'.AA158]=&quot;&quot;;&quot;&quot;;[$'Mature Data'.AA158])">
            <text:p/>
          </table:table-cell>
          <table:table-cell table:style-name="ce43" table:formula="of:=IF(ISERR(AVERAGE([.W159:.AA159])/20);&quot;&quot;;AVERAGE([.W159:.AA15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59]=&quot;&quot;;&quot;&quot;;[$'Mature Data'.A159])">
            <text:p/>
          </table:table-cell>
          <table:table-cell table:style-name="ce7" table:formula="of:=IF([$'Mature Data'.B159]=&quot;&quot;;&quot;&quot;;[$'Mature Data'.B159])">
            <text:p/>
          </table:table-cell>
          <table:table-cell table:style-name="ce7" table:formula="of:=IF([$'Mature Data'.C159]=&quot;&quot;;&quot;&quot;;[$'Mature Data'.C159])">
            <text:p/>
          </table:table-cell>
          <table:table-cell table:style-name="ce7" table:formula="of:=IF([$'Mature Data'.D159]=&quot;&quot;;&quot;&quot;;[$'Mature Data'.D159])">
            <text:p/>
          </table:table-cell>
          <table:table-cell table:style-name="ce15" table:formula="of:=IF([$'Mature Data'.E159]=&quot;&quot;;&quot;&quot;;[$'Mature Data'.E159])">
            <text:p/>
          </table:table-cell>
          <table:table-cell table:style-name="ce15" table:formula="of:=IF([$'Mature Data'.F159]=&quot;&quot;;&quot;&quot;;[$'Mature Data'.F159])">
            <text:p/>
          </table:table-cell>
          <table:table-cell table:style-name="ce15" table:formula="of:=IF([$'Mature Data'.G159]=&quot;&quot;;&quot;&quot;;[$'Mature Data'.G159])">
            <text:p/>
          </table:table-cell>
          <table:table-cell table:style-name="ce15" table:formula="of:=IF([$'Mature Data'.H159]=&quot;&quot;;&quot;&quot;;[$'Mature Data'.H159])">
            <text:p/>
          </table:table-cell>
          <table:table-cell table:style-name="ce15" table:formula="of:=IF([$'Mature Data'.I159]=&quot;&quot;;&quot;&quot;;[$'Mature Data'.I159])">
            <text:p/>
          </table:table-cell>
          <table:table-cell table:style-name="ce22" table:formula="of:=IF([.D160]=&quot;&quot;;&quot;&quot;;SUM([.E160:.I160]))">
            <text:p/>
          </table:table-cell>
          <table:table-cell table:style-name="ce26" table:formula="of:=IF([$'Mature Data'.K159]=&quot;&quot;;&quot;&quot;;[$'Mature Data'.K159])">
            <text:p/>
          </table:table-cell>
          <table:table-cell table:style-name="ce26" table:formula="of:=IF([$'Mature Data'.L159]=&quot;&quot;;&quot;&quot;;[$'Mature Data'.L159])">
            <text:p/>
          </table:table-cell>
          <table:table-cell table:style-name="ce26" table:formula="of:=IF([$'Mature Data'.M159]=&quot;&quot;;&quot;&quot;;[$'Mature Data'.M159])">
            <text:p/>
          </table:table-cell>
          <table:table-cell table:style-name="ce26" table:formula="of:=IF([$'Mature Data'.N159]=&quot;&quot;;&quot;&quot;;[$'Mature Data'.N159])">
            <text:p/>
          </table:table-cell>
          <table:table-cell table:style-name="ce26" table:formula="of:=IF([$'Mature Data'.O159]=&quot;&quot;;&quot;&quot;;[$'Mature Data'.O159])">
            <text:p/>
          </table:table-cell>
          <table:table-cell table:style-name="ce31" table:formula="of:=IF([.J160]=&quot;&quot;;&quot;&quot;;SUM([.K160:.O160]))">
            <text:p/>
          </table:table-cell>
          <table:table-cell table:style-name="ce7" table:formula="of:=IF([$'Mature Data'.Q159]=&quot;&quot;;&quot;&quot;;[$'Mature Data'.Q159])">
            <text:p/>
          </table:table-cell>
          <table:table-cell table:style-name="ce7" table:formula="of:=IF([$'Mature Data'.R159]=&quot;&quot;;&quot;&quot;;[$'Mature Data'.R159])">
            <text:p/>
          </table:table-cell>
          <table:table-cell table:style-name="ce7" table:formula="of:=IF([$'Mature Data'.S159]=&quot;&quot;;&quot;&quot;;[$'Mature Data'.S159])">
            <text:p/>
          </table:table-cell>
          <table:table-cell table:style-name="ce7" table:formula="of:=IF([$'Mature Data'.T159]=&quot;&quot;;&quot;&quot;;[$'Mature Data'.T159])">
            <text:p/>
          </table:table-cell>
          <table:table-cell table:style-name="ce7" table:formula="of:=IF([$'Mature Data'.U159]=&quot;&quot;;&quot;&quot;;[$'Mature Data'.U159])">
            <text:p/>
          </table:table-cell>
          <table:table-cell table:style-name="ce7" table:formula="of:=IF([.P160]=&quot;&quot;;&quot;&quot;;SUM([.Q160:.U160]))">
            <text:p/>
          </table:table-cell>
          <table:table-cell table:style-name="ce7" table:formula="of:=IF([$'Mature Data'.W159]=&quot;&quot;;&quot;&quot;;[$'Mature Data'.W159])">
            <text:p/>
          </table:table-cell>
          <table:table-cell table:style-name="ce7" table:formula="of:=IF([$'Mature Data'.X159]=&quot;&quot;;&quot;&quot;;[$'Mature Data'.X159])">
            <text:p/>
          </table:table-cell>
          <table:table-cell table:style-name="ce7" table:formula="of:=IF([$'Mature Data'.Y159]=&quot;&quot;;&quot;&quot;;[$'Mature Data'.Y159])">
            <text:p/>
          </table:table-cell>
          <table:table-cell table:style-name="ce7" table:formula="of:=IF([$'Mature Data'.Z159]=&quot;&quot;;&quot;&quot;;[$'Mature Data'.Z159])">
            <text:p/>
          </table:table-cell>
          <table:table-cell table:style-name="ce7" table:formula="of:=IF([$'Mature Data'.AA159]=&quot;&quot;;&quot;&quot;;[$'Mature Data'.AA159])">
            <text:p/>
          </table:table-cell>
          <table:table-cell table:style-name="ce43" table:formula="of:=IF(ISERR(AVERAGE([.W160:.AA160])/20);&quot;&quot;;AVERAGE([.W160:.AA16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0]=&quot;&quot;;&quot;&quot;;[$'Mature Data'.A160])">
            <text:p/>
          </table:table-cell>
          <table:table-cell table:style-name="ce7" table:formula="of:=IF([$'Mature Data'.B160]=&quot;&quot;;&quot;&quot;;[$'Mature Data'.B160])">
            <text:p/>
          </table:table-cell>
          <table:table-cell table:style-name="ce7" table:formula="of:=IF([$'Mature Data'.C160]=&quot;&quot;;&quot;&quot;;[$'Mature Data'.C160])">
            <text:p/>
          </table:table-cell>
          <table:table-cell table:style-name="ce7" table:formula="of:=IF([$'Mature Data'.D160]=&quot;&quot;;&quot;&quot;;[$'Mature Data'.D160])">
            <text:p/>
          </table:table-cell>
          <table:table-cell table:style-name="ce15" table:formula="of:=IF([$'Mature Data'.E160]=&quot;&quot;;&quot;&quot;;[$'Mature Data'.E160])">
            <text:p/>
          </table:table-cell>
          <table:table-cell table:style-name="ce15" table:formula="of:=IF([$'Mature Data'.F160]=&quot;&quot;;&quot;&quot;;[$'Mature Data'.F160])">
            <text:p/>
          </table:table-cell>
          <table:table-cell table:style-name="ce15" table:formula="of:=IF([$'Mature Data'.G160]=&quot;&quot;;&quot;&quot;;[$'Mature Data'.G160])">
            <text:p/>
          </table:table-cell>
          <table:table-cell table:style-name="ce15" table:formula="of:=IF([$'Mature Data'.H160]=&quot;&quot;;&quot;&quot;;[$'Mature Data'.H160])">
            <text:p/>
          </table:table-cell>
          <table:table-cell table:style-name="ce15" table:formula="of:=IF([$'Mature Data'.I160]=&quot;&quot;;&quot;&quot;;[$'Mature Data'.I160])">
            <text:p/>
          </table:table-cell>
          <table:table-cell table:style-name="ce22" table:formula="of:=IF([.D161]=&quot;&quot;;&quot;&quot;;SUM([.E161:.I161]))">
            <text:p/>
          </table:table-cell>
          <table:table-cell table:style-name="ce26" table:formula="of:=IF([$'Mature Data'.K160]=&quot;&quot;;&quot;&quot;;[$'Mature Data'.K160])">
            <text:p/>
          </table:table-cell>
          <table:table-cell table:style-name="ce26" table:formula="of:=IF([$'Mature Data'.L160]=&quot;&quot;;&quot;&quot;;[$'Mature Data'.L160])">
            <text:p/>
          </table:table-cell>
          <table:table-cell table:style-name="ce26" table:formula="of:=IF([$'Mature Data'.M160]=&quot;&quot;;&quot;&quot;;[$'Mature Data'.M160])">
            <text:p/>
          </table:table-cell>
          <table:table-cell table:style-name="ce26" table:formula="of:=IF([$'Mature Data'.N160]=&quot;&quot;;&quot;&quot;;[$'Mature Data'.N160])">
            <text:p/>
          </table:table-cell>
          <table:table-cell table:style-name="ce26" table:formula="of:=IF([$'Mature Data'.O160]=&quot;&quot;;&quot;&quot;;[$'Mature Data'.O160])">
            <text:p/>
          </table:table-cell>
          <table:table-cell table:style-name="ce31" table:formula="of:=IF([.J161]=&quot;&quot;;&quot;&quot;;SUM([.K161:.O161]))">
            <text:p/>
          </table:table-cell>
          <table:table-cell table:style-name="ce7" table:formula="of:=IF([$'Mature Data'.Q160]=&quot;&quot;;&quot;&quot;;[$'Mature Data'.Q160])">
            <text:p/>
          </table:table-cell>
          <table:table-cell table:style-name="ce7" table:formula="of:=IF([$'Mature Data'.R160]=&quot;&quot;;&quot;&quot;;[$'Mature Data'.R160])">
            <text:p/>
          </table:table-cell>
          <table:table-cell table:style-name="ce7" table:formula="of:=IF([$'Mature Data'.S160]=&quot;&quot;;&quot;&quot;;[$'Mature Data'.S160])">
            <text:p/>
          </table:table-cell>
          <table:table-cell table:style-name="ce7" table:formula="of:=IF([$'Mature Data'.T160]=&quot;&quot;;&quot;&quot;;[$'Mature Data'.T160])">
            <text:p/>
          </table:table-cell>
          <table:table-cell table:style-name="ce7" table:formula="of:=IF([$'Mature Data'.U160]=&quot;&quot;;&quot;&quot;;[$'Mature Data'.U160])">
            <text:p/>
          </table:table-cell>
          <table:table-cell table:style-name="ce7" table:formula="of:=IF([.P161]=&quot;&quot;;&quot;&quot;;SUM([.Q161:.U161]))">
            <text:p/>
          </table:table-cell>
          <table:table-cell table:style-name="ce7" table:formula="of:=IF([$'Mature Data'.W160]=&quot;&quot;;&quot;&quot;;[$'Mature Data'.W160])">
            <text:p/>
          </table:table-cell>
          <table:table-cell table:style-name="ce7" table:formula="of:=IF([$'Mature Data'.X160]=&quot;&quot;;&quot;&quot;;[$'Mature Data'.X160])">
            <text:p/>
          </table:table-cell>
          <table:table-cell table:style-name="ce7" table:formula="of:=IF([$'Mature Data'.Y160]=&quot;&quot;;&quot;&quot;;[$'Mature Data'.Y160])">
            <text:p/>
          </table:table-cell>
          <table:table-cell table:style-name="ce7" table:formula="of:=IF([$'Mature Data'.Z160]=&quot;&quot;;&quot;&quot;;[$'Mature Data'.Z160])">
            <text:p/>
          </table:table-cell>
          <table:table-cell table:style-name="ce7" table:formula="of:=IF([$'Mature Data'.AA160]=&quot;&quot;;&quot;&quot;;[$'Mature Data'.AA160])">
            <text:p/>
          </table:table-cell>
          <table:table-cell table:style-name="ce43" table:formula="of:=IF(ISERR(AVERAGE([.W161:.AA161])/20);&quot;&quot;;AVERAGE([.W161:.AA16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1]=&quot;&quot;;&quot;&quot;;[$'Mature Data'.A161])">
            <text:p/>
          </table:table-cell>
          <table:table-cell table:style-name="ce7" table:formula="of:=IF([$'Mature Data'.B161]=&quot;&quot;;&quot;&quot;;[$'Mature Data'.B161])">
            <text:p/>
          </table:table-cell>
          <table:table-cell table:style-name="ce7" table:formula="of:=IF([$'Mature Data'.C161]=&quot;&quot;;&quot;&quot;;[$'Mature Data'.C161])">
            <text:p/>
          </table:table-cell>
          <table:table-cell table:style-name="ce7" table:formula="of:=IF([$'Mature Data'.D161]=&quot;&quot;;&quot;&quot;;[$'Mature Data'.D161])">
            <text:p/>
          </table:table-cell>
          <table:table-cell table:style-name="ce15" table:formula="of:=IF([$'Mature Data'.E161]=&quot;&quot;;&quot;&quot;;[$'Mature Data'.E161])">
            <text:p/>
          </table:table-cell>
          <table:table-cell table:style-name="ce15" table:formula="of:=IF([$'Mature Data'.F161]=&quot;&quot;;&quot;&quot;;[$'Mature Data'.F161])">
            <text:p/>
          </table:table-cell>
          <table:table-cell table:style-name="ce15" table:formula="of:=IF([$'Mature Data'.G161]=&quot;&quot;;&quot;&quot;;[$'Mature Data'.G161])">
            <text:p/>
          </table:table-cell>
          <table:table-cell table:style-name="ce15" table:formula="of:=IF([$'Mature Data'.H161]=&quot;&quot;;&quot;&quot;;[$'Mature Data'.H161])">
            <text:p/>
          </table:table-cell>
          <table:table-cell table:style-name="ce15" table:formula="of:=IF([$'Mature Data'.I161]=&quot;&quot;;&quot;&quot;;[$'Mature Data'.I161])">
            <text:p/>
          </table:table-cell>
          <table:table-cell table:style-name="ce22" table:formula="of:=IF([.D162]=&quot;&quot;;&quot;&quot;;SUM([.E162:.I162]))">
            <text:p/>
          </table:table-cell>
          <table:table-cell table:style-name="ce26" table:formula="of:=IF([$'Mature Data'.K161]=&quot;&quot;;&quot;&quot;;[$'Mature Data'.K161])">
            <text:p/>
          </table:table-cell>
          <table:table-cell table:style-name="ce26" table:formula="of:=IF([$'Mature Data'.L161]=&quot;&quot;;&quot;&quot;;[$'Mature Data'.L161])">
            <text:p/>
          </table:table-cell>
          <table:table-cell table:style-name="ce26" table:formula="of:=IF([$'Mature Data'.M161]=&quot;&quot;;&quot;&quot;;[$'Mature Data'.M161])">
            <text:p/>
          </table:table-cell>
          <table:table-cell table:style-name="ce26" table:formula="of:=IF([$'Mature Data'.N161]=&quot;&quot;;&quot;&quot;;[$'Mature Data'.N161])">
            <text:p/>
          </table:table-cell>
          <table:table-cell table:style-name="ce26" table:formula="of:=IF([$'Mature Data'.O161]=&quot;&quot;;&quot;&quot;;[$'Mature Data'.O161])">
            <text:p/>
          </table:table-cell>
          <table:table-cell table:style-name="ce31" table:formula="of:=IF([.J162]=&quot;&quot;;&quot;&quot;;SUM([.K162:.O162]))">
            <text:p/>
          </table:table-cell>
          <table:table-cell table:style-name="ce7" table:formula="of:=IF([$'Mature Data'.Q161]=&quot;&quot;;&quot;&quot;;[$'Mature Data'.Q161])">
            <text:p/>
          </table:table-cell>
          <table:table-cell table:style-name="ce7" table:formula="of:=IF([$'Mature Data'.R161]=&quot;&quot;;&quot;&quot;;[$'Mature Data'.R161])">
            <text:p/>
          </table:table-cell>
          <table:table-cell table:style-name="ce7" table:formula="of:=IF([$'Mature Data'.S161]=&quot;&quot;;&quot;&quot;;[$'Mature Data'.S161])">
            <text:p/>
          </table:table-cell>
          <table:table-cell table:style-name="ce7" table:formula="of:=IF([$'Mature Data'.T161]=&quot;&quot;;&quot;&quot;;[$'Mature Data'.T161])">
            <text:p/>
          </table:table-cell>
          <table:table-cell table:style-name="ce7" table:formula="of:=IF([$'Mature Data'.U161]=&quot;&quot;;&quot;&quot;;[$'Mature Data'.U161])">
            <text:p/>
          </table:table-cell>
          <table:table-cell table:style-name="ce7" table:formula="of:=IF([.P162]=&quot;&quot;;&quot;&quot;;SUM([.Q162:.U162]))">
            <text:p/>
          </table:table-cell>
          <table:table-cell table:style-name="ce7" table:formula="of:=IF([$'Mature Data'.W161]=&quot;&quot;;&quot;&quot;;[$'Mature Data'.W161])">
            <text:p/>
          </table:table-cell>
          <table:table-cell table:style-name="ce7" table:formula="of:=IF([$'Mature Data'.X161]=&quot;&quot;;&quot;&quot;;[$'Mature Data'.X161])">
            <text:p/>
          </table:table-cell>
          <table:table-cell table:style-name="ce7" table:formula="of:=IF([$'Mature Data'.Y161]=&quot;&quot;;&quot;&quot;;[$'Mature Data'.Y161])">
            <text:p/>
          </table:table-cell>
          <table:table-cell table:style-name="ce7" table:formula="of:=IF([$'Mature Data'.Z161]=&quot;&quot;;&quot;&quot;;[$'Mature Data'.Z161])">
            <text:p/>
          </table:table-cell>
          <table:table-cell table:style-name="ce7" table:formula="of:=IF([$'Mature Data'.AA161]=&quot;&quot;;&quot;&quot;;[$'Mature Data'.AA161])">
            <text:p/>
          </table:table-cell>
          <table:table-cell table:style-name="ce43" table:formula="of:=IF(ISERR(AVERAGE([.W162:.AA162])/20);&quot;&quot;;AVERAGE([.W162:.AA16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2]=&quot;&quot;;&quot;&quot;;[$'Mature Data'.A162])">
            <text:p/>
          </table:table-cell>
          <table:table-cell table:style-name="ce7" table:formula="of:=IF([$'Mature Data'.B162]=&quot;&quot;;&quot;&quot;;[$'Mature Data'.B162])">
            <text:p/>
          </table:table-cell>
          <table:table-cell table:style-name="ce7" table:formula="of:=IF([$'Mature Data'.C162]=&quot;&quot;;&quot;&quot;;[$'Mature Data'.C162])">
            <text:p/>
          </table:table-cell>
          <table:table-cell table:style-name="ce7" table:formula="of:=IF([$'Mature Data'.D162]=&quot;&quot;;&quot;&quot;;[$'Mature Data'.D162])">
            <text:p/>
          </table:table-cell>
          <table:table-cell table:style-name="ce15" table:formula="of:=IF([$'Mature Data'.E162]=&quot;&quot;;&quot;&quot;;[$'Mature Data'.E162])">
            <text:p/>
          </table:table-cell>
          <table:table-cell table:style-name="ce15" table:formula="of:=IF([$'Mature Data'.F162]=&quot;&quot;;&quot;&quot;;[$'Mature Data'.F162])">
            <text:p/>
          </table:table-cell>
          <table:table-cell table:style-name="ce15" table:formula="of:=IF([$'Mature Data'.G162]=&quot;&quot;;&quot;&quot;;[$'Mature Data'.G162])">
            <text:p/>
          </table:table-cell>
          <table:table-cell table:style-name="ce15" table:formula="of:=IF([$'Mature Data'.H162]=&quot;&quot;;&quot;&quot;;[$'Mature Data'.H162])">
            <text:p/>
          </table:table-cell>
          <table:table-cell table:style-name="ce15" table:formula="of:=IF([$'Mature Data'.I162]=&quot;&quot;;&quot;&quot;;[$'Mature Data'.I162])">
            <text:p/>
          </table:table-cell>
          <table:table-cell table:style-name="ce22" table:formula="of:=IF([.D163]=&quot;&quot;;&quot;&quot;;SUM([.E163:.I163]))">
            <text:p/>
          </table:table-cell>
          <table:table-cell table:style-name="ce26" table:formula="of:=IF([$'Mature Data'.K162]=&quot;&quot;;&quot;&quot;;[$'Mature Data'.K162])">
            <text:p/>
          </table:table-cell>
          <table:table-cell table:style-name="ce26" table:formula="of:=IF([$'Mature Data'.L162]=&quot;&quot;;&quot;&quot;;[$'Mature Data'.L162])">
            <text:p/>
          </table:table-cell>
          <table:table-cell table:style-name="ce26" table:formula="of:=IF([$'Mature Data'.M162]=&quot;&quot;;&quot;&quot;;[$'Mature Data'.M162])">
            <text:p/>
          </table:table-cell>
          <table:table-cell table:style-name="ce26" table:formula="of:=IF([$'Mature Data'.N162]=&quot;&quot;;&quot;&quot;;[$'Mature Data'.N162])">
            <text:p/>
          </table:table-cell>
          <table:table-cell table:style-name="ce26" table:formula="of:=IF([$'Mature Data'.O162]=&quot;&quot;;&quot;&quot;;[$'Mature Data'.O162])">
            <text:p/>
          </table:table-cell>
          <table:table-cell table:style-name="ce31" table:formula="of:=IF([.J163]=&quot;&quot;;&quot;&quot;;SUM([.K163:.O163]))">
            <text:p/>
          </table:table-cell>
          <table:table-cell table:style-name="ce7" table:formula="of:=IF([$'Mature Data'.Q162]=&quot;&quot;;&quot;&quot;;[$'Mature Data'.Q162])">
            <text:p/>
          </table:table-cell>
          <table:table-cell table:style-name="ce7" table:formula="of:=IF([$'Mature Data'.R162]=&quot;&quot;;&quot;&quot;;[$'Mature Data'.R162])">
            <text:p/>
          </table:table-cell>
          <table:table-cell table:style-name="ce7" table:formula="of:=IF([$'Mature Data'.S162]=&quot;&quot;;&quot;&quot;;[$'Mature Data'.S162])">
            <text:p/>
          </table:table-cell>
          <table:table-cell table:style-name="ce7" table:formula="of:=IF([$'Mature Data'.T162]=&quot;&quot;;&quot;&quot;;[$'Mature Data'.T162])">
            <text:p/>
          </table:table-cell>
          <table:table-cell table:style-name="ce7" table:formula="of:=IF([$'Mature Data'.U162]=&quot;&quot;;&quot;&quot;;[$'Mature Data'.U162])">
            <text:p/>
          </table:table-cell>
          <table:table-cell table:style-name="ce7" table:formula="of:=IF([.P163]=&quot;&quot;;&quot;&quot;;SUM([.Q163:.U163]))">
            <text:p/>
          </table:table-cell>
          <table:table-cell table:style-name="ce7" table:formula="of:=IF([$'Mature Data'.W162]=&quot;&quot;;&quot;&quot;;[$'Mature Data'.W162])">
            <text:p/>
          </table:table-cell>
          <table:table-cell table:style-name="ce7" table:formula="of:=IF([$'Mature Data'.X162]=&quot;&quot;;&quot;&quot;;[$'Mature Data'.X162])">
            <text:p/>
          </table:table-cell>
          <table:table-cell table:style-name="ce7" table:formula="of:=IF([$'Mature Data'.Y162]=&quot;&quot;;&quot;&quot;;[$'Mature Data'.Y162])">
            <text:p/>
          </table:table-cell>
          <table:table-cell table:style-name="ce7" table:formula="of:=IF([$'Mature Data'.Z162]=&quot;&quot;;&quot;&quot;;[$'Mature Data'.Z162])">
            <text:p/>
          </table:table-cell>
          <table:table-cell table:style-name="ce7" table:formula="of:=IF([$'Mature Data'.AA162]=&quot;&quot;;&quot;&quot;;[$'Mature Data'.AA162])">
            <text:p/>
          </table:table-cell>
          <table:table-cell table:style-name="ce43" table:formula="of:=IF(ISERR(AVERAGE([.W163:.AA163])/20);&quot;&quot;;AVERAGE([.W163:.AA16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3]=&quot;&quot;;&quot;&quot;;[$'Mature Data'.A163])">
            <text:p/>
          </table:table-cell>
          <table:table-cell table:style-name="ce7" table:formula="of:=IF([$'Mature Data'.B163]=&quot;&quot;;&quot;&quot;;[$'Mature Data'.B163])">
            <text:p/>
          </table:table-cell>
          <table:table-cell table:style-name="ce7" table:formula="of:=IF([$'Mature Data'.C163]=&quot;&quot;;&quot;&quot;;[$'Mature Data'.C163])">
            <text:p/>
          </table:table-cell>
          <table:table-cell table:style-name="ce7" table:formula="of:=IF([$'Mature Data'.D163]=&quot;&quot;;&quot;&quot;;[$'Mature Data'.D163])">
            <text:p/>
          </table:table-cell>
          <table:table-cell table:style-name="ce15" table:formula="of:=IF([$'Mature Data'.E163]=&quot;&quot;;&quot;&quot;;[$'Mature Data'.E163])">
            <text:p/>
          </table:table-cell>
          <table:table-cell table:style-name="ce15" table:formula="of:=IF([$'Mature Data'.F163]=&quot;&quot;;&quot;&quot;;[$'Mature Data'.F163])">
            <text:p/>
          </table:table-cell>
          <table:table-cell table:style-name="ce15" table:formula="of:=IF([$'Mature Data'.G163]=&quot;&quot;;&quot;&quot;;[$'Mature Data'.G163])">
            <text:p/>
          </table:table-cell>
          <table:table-cell table:style-name="ce15" table:formula="of:=IF([$'Mature Data'.H163]=&quot;&quot;;&quot;&quot;;[$'Mature Data'.H163])">
            <text:p/>
          </table:table-cell>
          <table:table-cell table:style-name="ce15" table:formula="of:=IF([$'Mature Data'.I163]=&quot;&quot;;&quot;&quot;;[$'Mature Data'.I163])">
            <text:p/>
          </table:table-cell>
          <table:table-cell table:style-name="ce22" table:formula="of:=IF([.D164]=&quot;&quot;;&quot;&quot;;SUM([.E164:.I164]))">
            <text:p/>
          </table:table-cell>
          <table:table-cell table:style-name="ce26" table:formula="of:=IF([$'Mature Data'.K163]=&quot;&quot;;&quot;&quot;;[$'Mature Data'.K163])">
            <text:p/>
          </table:table-cell>
          <table:table-cell table:style-name="ce26" table:formula="of:=IF([$'Mature Data'.L163]=&quot;&quot;;&quot;&quot;;[$'Mature Data'.L163])">
            <text:p/>
          </table:table-cell>
          <table:table-cell table:style-name="ce26" table:formula="of:=IF([$'Mature Data'.M163]=&quot;&quot;;&quot;&quot;;[$'Mature Data'.M163])">
            <text:p/>
          </table:table-cell>
          <table:table-cell table:style-name="ce26" table:formula="of:=IF([$'Mature Data'.N163]=&quot;&quot;;&quot;&quot;;[$'Mature Data'.N163])">
            <text:p/>
          </table:table-cell>
          <table:table-cell table:style-name="ce26" table:formula="of:=IF([$'Mature Data'.O163]=&quot;&quot;;&quot;&quot;;[$'Mature Data'.O163])">
            <text:p/>
          </table:table-cell>
          <table:table-cell table:style-name="ce31" table:formula="of:=IF([.J164]=&quot;&quot;;&quot;&quot;;SUM([.K164:.O164]))">
            <text:p/>
          </table:table-cell>
          <table:table-cell table:style-name="ce7" table:formula="of:=IF([$'Mature Data'.Q163]=&quot;&quot;;&quot;&quot;;[$'Mature Data'.Q163])">
            <text:p/>
          </table:table-cell>
          <table:table-cell table:style-name="ce7" table:formula="of:=IF([$'Mature Data'.R163]=&quot;&quot;;&quot;&quot;;[$'Mature Data'.R163])">
            <text:p/>
          </table:table-cell>
          <table:table-cell table:style-name="ce7" table:formula="of:=IF([$'Mature Data'.S163]=&quot;&quot;;&quot;&quot;;[$'Mature Data'.S163])">
            <text:p/>
          </table:table-cell>
          <table:table-cell table:style-name="ce7" table:formula="of:=IF([$'Mature Data'.T163]=&quot;&quot;;&quot;&quot;;[$'Mature Data'.T163])">
            <text:p/>
          </table:table-cell>
          <table:table-cell table:style-name="ce7" table:formula="of:=IF([$'Mature Data'.U163]=&quot;&quot;;&quot;&quot;;[$'Mature Data'.U163])">
            <text:p/>
          </table:table-cell>
          <table:table-cell table:style-name="ce7" table:formula="of:=IF([.P164]=&quot;&quot;;&quot;&quot;;SUM([.Q164:.U164]))">
            <text:p/>
          </table:table-cell>
          <table:table-cell table:style-name="ce7" table:formula="of:=IF([$'Mature Data'.W163]=&quot;&quot;;&quot;&quot;;[$'Mature Data'.W163])">
            <text:p/>
          </table:table-cell>
          <table:table-cell table:style-name="ce7" table:formula="of:=IF([$'Mature Data'.X163]=&quot;&quot;;&quot;&quot;;[$'Mature Data'.X163])">
            <text:p/>
          </table:table-cell>
          <table:table-cell table:style-name="ce7" table:formula="of:=IF([$'Mature Data'.Y163]=&quot;&quot;;&quot;&quot;;[$'Mature Data'.Y163])">
            <text:p/>
          </table:table-cell>
          <table:table-cell table:style-name="ce7" table:formula="of:=IF([$'Mature Data'.Z163]=&quot;&quot;;&quot;&quot;;[$'Mature Data'.Z163])">
            <text:p/>
          </table:table-cell>
          <table:table-cell table:style-name="ce7" table:formula="of:=IF([$'Mature Data'.AA163]=&quot;&quot;;&quot;&quot;;[$'Mature Data'.AA163])">
            <text:p/>
          </table:table-cell>
          <table:table-cell table:style-name="ce43" table:formula="of:=IF(ISERR(AVERAGE([.W164:.AA164])/20);&quot;&quot;;AVERAGE([.W164:.AA16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4]=&quot;&quot;;&quot;&quot;;[$'Mature Data'.A164])">
            <text:p/>
          </table:table-cell>
          <table:table-cell table:style-name="ce7" table:formula="of:=IF([$'Mature Data'.B164]=&quot;&quot;;&quot;&quot;;[$'Mature Data'.B164])">
            <text:p/>
          </table:table-cell>
          <table:table-cell table:style-name="ce7" table:formula="of:=IF([$'Mature Data'.C164]=&quot;&quot;;&quot;&quot;;[$'Mature Data'.C164])">
            <text:p/>
          </table:table-cell>
          <table:table-cell table:style-name="ce7" table:formula="of:=IF([$'Mature Data'.D164]=&quot;&quot;;&quot;&quot;;[$'Mature Data'.D164])">
            <text:p/>
          </table:table-cell>
          <table:table-cell table:style-name="ce15" table:formula="of:=IF([$'Mature Data'.E164]=&quot;&quot;;&quot;&quot;;[$'Mature Data'.E164])">
            <text:p/>
          </table:table-cell>
          <table:table-cell table:style-name="ce15" table:formula="of:=IF([$'Mature Data'.F164]=&quot;&quot;;&quot;&quot;;[$'Mature Data'.F164])">
            <text:p/>
          </table:table-cell>
          <table:table-cell table:style-name="ce15" table:formula="of:=IF([$'Mature Data'.G164]=&quot;&quot;;&quot;&quot;;[$'Mature Data'.G164])">
            <text:p/>
          </table:table-cell>
          <table:table-cell table:style-name="ce15" table:formula="of:=IF([$'Mature Data'.H164]=&quot;&quot;;&quot;&quot;;[$'Mature Data'.H164])">
            <text:p/>
          </table:table-cell>
          <table:table-cell table:style-name="ce15" table:formula="of:=IF([$'Mature Data'.I164]=&quot;&quot;;&quot;&quot;;[$'Mature Data'.I164])">
            <text:p/>
          </table:table-cell>
          <table:table-cell table:style-name="ce22" table:formula="of:=IF([.D165]=&quot;&quot;;&quot;&quot;;SUM([.E165:.I165]))">
            <text:p/>
          </table:table-cell>
          <table:table-cell table:style-name="ce26" table:formula="of:=IF([$'Mature Data'.K164]=&quot;&quot;;&quot;&quot;;[$'Mature Data'.K164])">
            <text:p/>
          </table:table-cell>
          <table:table-cell table:style-name="ce26" table:formula="of:=IF([$'Mature Data'.L164]=&quot;&quot;;&quot;&quot;;[$'Mature Data'.L164])">
            <text:p/>
          </table:table-cell>
          <table:table-cell table:style-name="ce26" table:formula="of:=IF([$'Mature Data'.M164]=&quot;&quot;;&quot;&quot;;[$'Mature Data'.M164])">
            <text:p/>
          </table:table-cell>
          <table:table-cell table:style-name="ce26" table:formula="of:=IF([$'Mature Data'.N164]=&quot;&quot;;&quot;&quot;;[$'Mature Data'.N164])">
            <text:p/>
          </table:table-cell>
          <table:table-cell table:style-name="ce26" table:formula="of:=IF([$'Mature Data'.O164]=&quot;&quot;;&quot;&quot;;[$'Mature Data'.O164])">
            <text:p/>
          </table:table-cell>
          <table:table-cell table:style-name="ce31" table:formula="of:=IF([.J165]=&quot;&quot;;&quot;&quot;;SUM([.K165:.O165]))">
            <text:p/>
          </table:table-cell>
          <table:table-cell table:style-name="ce7" table:formula="of:=IF([$'Mature Data'.Q164]=&quot;&quot;;&quot;&quot;;[$'Mature Data'.Q164])">
            <text:p/>
          </table:table-cell>
          <table:table-cell table:style-name="ce7" table:formula="of:=IF([$'Mature Data'.R164]=&quot;&quot;;&quot;&quot;;[$'Mature Data'.R164])">
            <text:p/>
          </table:table-cell>
          <table:table-cell table:style-name="ce7" table:formula="of:=IF([$'Mature Data'.S164]=&quot;&quot;;&quot;&quot;;[$'Mature Data'.S164])">
            <text:p/>
          </table:table-cell>
          <table:table-cell table:style-name="ce7" table:formula="of:=IF([$'Mature Data'.T164]=&quot;&quot;;&quot;&quot;;[$'Mature Data'.T164])">
            <text:p/>
          </table:table-cell>
          <table:table-cell table:style-name="ce7" table:formula="of:=IF([$'Mature Data'.U164]=&quot;&quot;;&quot;&quot;;[$'Mature Data'.U164])">
            <text:p/>
          </table:table-cell>
          <table:table-cell table:style-name="ce7" table:formula="of:=IF([.P165]=&quot;&quot;;&quot;&quot;;SUM([.Q165:.U165]))">
            <text:p/>
          </table:table-cell>
          <table:table-cell table:style-name="ce7" table:formula="of:=IF([$'Mature Data'.W164]=&quot;&quot;;&quot;&quot;;[$'Mature Data'.W164])">
            <text:p/>
          </table:table-cell>
          <table:table-cell table:style-name="ce7" table:formula="of:=IF([$'Mature Data'.X164]=&quot;&quot;;&quot;&quot;;[$'Mature Data'.X164])">
            <text:p/>
          </table:table-cell>
          <table:table-cell table:style-name="ce7" table:formula="of:=IF([$'Mature Data'.Y164]=&quot;&quot;;&quot;&quot;;[$'Mature Data'.Y164])">
            <text:p/>
          </table:table-cell>
          <table:table-cell table:style-name="ce7" table:formula="of:=IF([$'Mature Data'.Z164]=&quot;&quot;;&quot;&quot;;[$'Mature Data'.Z164])">
            <text:p/>
          </table:table-cell>
          <table:table-cell table:style-name="ce7" table:formula="of:=IF([$'Mature Data'.AA164]=&quot;&quot;;&quot;&quot;;[$'Mature Data'.AA164])">
            <text:p/>
          </table:table-cell>
          <table:table-cell table:style-name="ce43" table:formula="of:=IF(ISERR(AVERAGE([.W165:.AA165])/20);&quot;&quot;;AVERAGE([.W165:.AA16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5]=&quot;&quot;;&quot;&quot;;[$'Mature Data'.A165])">
            <text:p/>
          </table:table-cell>
          <table:table-cell table:style-name="ce7" table:formula="of:=IF([$'Mature Data'.B165]=&quot;&quot;;&quot;&quot;;[$'Mature Data'.B165])">
            <text:p/>
          </table:table-cell>
          <table:table-cell table:style-name="ce7" table:formula="of:=IF([$'Mature Data'.C165]=&quot;&quot;;&quot;&quot;;[$'Mature Data'.C165])">
            <text:p/>
          </table:table-cell>
          <table:table-cell table:style-name="ce7" table:formula="of:=IF([$'Mature Data'.D165]=&quot;&quot;;&quot;&quot;;[$'Mature Data'.D165])">
            <text:p/>
          </table:table-cell>
          <table:table-cell table:style-name="ce15" table:formula="of:=IF([$'Mature Data'.E165]=&quot;&quot;;&quot;&quot;;[$'Mature Data'.E165])">
            <text:p/>
          </table:table-cell>
          <table:table-cell table:style-name="ce15" table:formula="of:=IF([$'Mature Data'.F165]=&quot;&quot;;&quot;&quot;;[$'Mature Data'.F165])">
            <text:p/>
          </table:table-cell>
          <table:table-cell table:style-name="ce15" table:formula="of:=IF([$'Mature Data'.G165]=&quot;&quot;;&quot;&quot;;[$'Mature Data'.G165])">
            <text:p/>
          </table:table-cell>
          <table:table-cell table:style-name="ce15" table:formula="of:=IF([$'Mature Data'.H165]=&quot;&quot;;&quot;&quot;;[$'Mature Data'.H165])">
            <text:p/>
          </table:table-cell>
          <table:table-cell table:style-name="ce15" table:formula="of:=IF([$'Mature Data'.I165]=&quot;&quot;;&quot;&quot;;[$'Mature Data'.I165])">
            <text:p/>
          </table:table-cell>
          <table:table-cell table:style-name="ce22" table:formula="of:=IF([.D166]=&quot;&quot;;&quot;&quot;;SUM([.E166:.I166]))">
            <text:p/>
          </table:table-cell>
          <table:table-cell table:style-name="ce26" table:formula="of:=IF([$'Mature Data'.K165]=&quot;&quot;;&quot;&quot;;[$'Mature Data'.K165])">
            <text:p/>
          </table:table-cell>
          <table:table-cell table:style-name="ce26" table:formula="of:=IF([$'Mature Data'.L165]=&quot;&quot;;&quot;&quot;;[$'Mature Data'.L165])">
            <text:p/>
          </table:table-cell>
          <table:table-cell table:style-name="ce26" table:formula="of:=IF([$'Mature Data'.M165]=&quot;&quot;;&quot;&quot;;[$'Mature Data'.M165])">
            <text:p/>
          </table:table-cell>
          <table:table-cell table:style-name="ce26" table:formula="of:=IF([$'Mature Data'.N165]=&quot;&quot;;&quot;&quot;;[$'Mature Data'.N165])">
            <text:p/>
          </table:table-cell>
          <table:table-cell table:style-name="ce26" table:formula="of:=IF([$'Mature Data'.O165]=&quot;&quot;;&quot;&quot;;[$'Mature Data'.O165])">
            <text:p/>
          </table:table-cell>
          <table:table-cell table:style-name="ce31" table:formula="of:=IF([.J166]=&quot;&quot;;&quot;&quot;;SUM([.K166:.O166]))">
            <text:p/>
          </table:table-cell>
          <table:table-cell table:style-name="ce7" table:formula="of:=IF([$'Mature Data'.Q165]=&quot;&quot;;&quot;&quot;;[$'Mature Data'.Q165])">
            <text:p/>
          </table:table-cell>
          <table:table-cell table:style-name="ce7" table:formula="of:=IF([$'Mature Data'.R165]=&quot;&quot;;&quot;&quot;;[$'Mature Data'.R165])">
            <text:p/>
          </table:table-cell>
          <table:table-cell table:style-name="ce7" table:formula="of:=IF([$'Mature Data'.S165]=&quot;&quot;;&quot;&quot;;[$'Mature Data'.S165])">
            <text:p/>
          </table:table-cell>
          <table:table-cell table:style-name="ce7" table:formula="of:=IF([$'Mature Data'.T165]=&quot;&quot;;&quot;&quot;;[$'Mature Data'.T165])">
            <text:p/>
          </table:table-cell>
          <table:table-cell table:style-name="ce7" table:formula="of:=IF([$'Mature Data'.U165]=&quot;&quot;;&quot;&quot;;[$'Mature Data'.U165])">
            <text:p/>
          </table:table-cell>
          <table:table-cell table:style-name="ce7" table:formula="of:=IF([.P166]=&quot;&quot;;&quot;&quot;;SUM([.Q166:.U166]))">
            <text:p/>
          </table:table-cell>
          <table:table-cell table:style-name="ce7" table:formula="of:=IF([$'Mature Data'.W165]=&quot;&quot;;&quot;&quot;;[$'Mature Data'.W165])">
            <text:p/>
          </table:table-cell>
          <table:table-cell table:style-name="ce7" table:formula="of:=IF([$'Mature Data'.X165]=&quot;&quot;;&quot;&quot;;[$'Mature Data'.X165])">
            <text:p/>
          </table:table-cell>
          <table:table-cell table:style-name="ce7" table:formula="of:=IF([$'Mature Data'.Y165]=&quot;&quot;;&quot;&quot;;[$'Mature Data'.Y165])">
            <text:p/>
          </table:table-cell>
          <table:table-cell table:style-name="ce7" table:formula="of:=IF([$'Mature Data'.Z165]=&quot;&quot;;&quot;&quot;;[$'Mature Data'.Z165])">
            <text:p/>
          </table:table-cell>
          <table:table-cell table:style-name="ce7" table:formula="of:=IF([$'Mature Data'.AA165]=&quot;&quot;;&quot;&quot;;[$'Mature Data'.AA165])">
            <text:p/>
          </table:table-cell>
          <table:table-cell table:style-name="ce43" table:formula="of:=IF(ISERR(AVERAGE([.W166:.AA166])/20);&quot;&quot;;AVERAGE([.W166:.AA16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6]=&quot;&quot;;&quot;&quot;;[$'Mature Data'.A166])">
            <text:p/>
          </table:table-cell>
          <table:table-cell table:style-name="ce7" table:formula="of:=IF([$'Mature Data'.B166]=&quot;&quot;;&quot;&quot;;[$'Mature Data'.B166])">
            <text:p/>
          </table:table-cell>
          <table:table-cell table:style-name="ce7" table:formula="of:=IF([$'Mature Data'.C166]=&quot;&quot;;&quot;&quot;;[$'Mature Data'.C166])">
            <text:p/>
          </table:table-cell>
          <table:table-cell table:style-name="ce7" table:formula="of:=IF([$'Mature Data'.D166]=&quot;&quot;;&quot;&quot;;[$'Mature Data'.D166])">
            <text:p/>
          </table:table-cell>
          <table:table-cell table:style-name="ce15" table:formula="of:=IF([$'Mature Data'.E166]=&quot;&quot;;&quot;&quot;;[$'Mature Data'.E166])">
            <text:p/>
          </table:table-cell>
          <table:table-cell table:style-name="ce15" table:formula="of:=IF([$'Mature Data'.F166]=&quot;&quot;;&quot;&quot;;[$'Mature Data'.F166])">
            <text:p/>
          </table:table-cell>
          <table:table-cell table:style-name="ce15" table:formula="of:=IF([$'Mature Data'.G166]=&quot;&quot;;&quot;&quot;;[$'Mature Data'.G166])">
            <text:p/>
          </table:table-cell>
          <table:table-cell table:style-name="ce15" table:formula="of:=IF([$'Mature Data'.H166]=&quot;&quot;;&quot;&quot;;[$'Mature Data'.H166])">
            <text:p/>
          </table:table-cell>
          <table:table-cell table:style-name="ce15" table:formula="of:=IF([$'Mature Data'.I166]=&quot;&quot;;&quot;&quot;;[$'Mature Data'.I166])">
            <text:p/>
          </table:table-cell>
          <table:table-cell table:style-name="ce22" table:formula="of:=IF([.D167]=&quot;&quot;;&quot;&quot;;SUM([.E167:.I167]))">
            <text:p/>
          </table:table-cell>
          <table:table-cell table:style-name="ce26" table:formula="of:=IF([$'Mature Data'.K166]=&quot;&quot;;&quot;&quot;;[$'Mature Data'.K166])">
            <text:p/>
          </table:table-cell>
          <table:table-cell table:style-name="ce26" table:formula="of:=IF([$'Mature Data'.L166]=&quot;&quot;;&quot;&quot;;[$'Mature Data'.L166])">
            <text:p/>
          </table:table-cell>
          <table:table-cell table:style-name="ce26" table:formula="of:=IF([$'Mature Data'.M166]=&quot;&quot;;&quot;&quot;;[$'Mature Data'.M166])">
            <text:p/>
          </table:table-cell>
          <table:table-cell table:style-name="ce26" table:formula="of:=IF([$'Mature Data'.N166]=&quot;&quot;;&quot;&quot;;[$'Mature Data'.N166])">
            <text:p/>
          </table:table-cell>
          <table:table-cell table:style-name="ce26" table:formula="of:=IF([$'Mature Data'.O166]=&quot;&quot;;&quot;&quot;;[$'Mature Data'.O166])">
            <text:p/>
          </table:table-cell>
          <table:table-cell table:style-name="ce31" table:formula="of:=IF([.J167]=&quot;&quot;;&quot;&quot;;SUM([.K167:.O167]))">
            <text:p/>
          </table:table-cell>
          <table:table-cell table:style-name="ce7" table:formula="of:=IF([$'Mature Data'.Q166]=&quot;&quot;;&quot;&quot;;[$'Mature Data'.Q166])">
            <text:p/>
          </table:table-cell>
          <table:table-cell table:style-name="ce7" table:formula="of:=IF([$'Mature Data'.R166]=&quot;&quot;;&quot;&quot;;[$'Mature Data'.R166])">
            <text:p/>
          </table:table-cell>
          <table:table-cell table:style-name="ce7" table:formula="of:=IF([$'Mature Data'.S166]=&quot;&quot;;&quot;&quot;;[$'Mature Data'.S166])">
            <text:p/>
          </table:table-cell>
          <table:table-cell table:style-name="ce7" table:formula="of:=IF([$'Mature Data'.T166]=&quot;&quot;;&quot;&quot;;[$'Mature Data'.T166])">
            <text:p/>
          </table:table-cell>
          <table:table-cell table:style-name="ce7" table:formula="of:=IF([$'Mature Data'.U166]=&quot;&quot;;&quot;&quot;;[$'Mature Data'.U166])">
            <text:p/>
          </table:table-cell>
          <table:table-cell table:style-name="ce7" table:formula="of:=IF([.P167]=&quot;&quot;;&quot;&quot;;SUM([.Q167:.U167]))">
            <text:p/>
          </table:table-cell>
          <table:table-cell table:style-name="ce7" table:formula="of:=IF([$'Mature Data'.W166]=&quot;&quot;;&quot;&quot;;[$'Mature Data'.W166])">
            <text:p/>
          </table:table-cell>
          <table:table-cell table:style-name="ce7" table:formula="of:=IF([$'Mature Data'.X166]=&quot;&quot;;&quot;&quot;;[$'Mature Data'.X166])">
            <text:p/>
          </table:table-cell>
          <table:table-cell table:style-name="ce7" table:formula="of:=IF([$'Mature Data'.Y166]=&quot;&quot;;&quot;&quot;;[$'Mature Data'.Y166])">
            <text:p/>
          </table:table-cell>
          <table:table-cell table:style-name="ce7" table:formula="of:=IF([$'Mature Data'.Z166]=&quot;&quot;;&quot;&quot;;[$'Mature Data'.Z166])">
            <text:p/>
          </table:table-cell>
          <table:table-cell table:style-name="ce7" table:formula="of:=IF([$'Mature Data'.AA166]=&quot;&quot;;&quot;&quot;;[$'Mature Data'.AA166])">
            <text:p/>
          </table:table-cell>
          <table:table-cell table:style-name="ce43" table:formula="of:=IF(ISERR(AVERAGE([.W167:.AA167])/20);&quot;&quot;;AVERAGE([.W167:.AA16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7]=&quot;&quot;;&quot;&quot;;[$'Mature Data'.A167])">
            <text:p/>
          </table:table-cell>
          <table:table-cell table:style-name="ce7" table:formula="of:=IF([$'Mature Data'.B167]=&quot;&quot;;&quot;&quot;;[$'Mature Data'.B167])">
            <text:p/>
          </table:table-cell>
          <table:table-cell table:style-name="ce7" table:formula="of:=IF([$'Mature Data'.C167]=&quot;&quot;;&quot;&quot;;[$'Mature Data'.C167])">
            <text:p/>
          </table:table-cell>
          <table:table-cell table:style-name="ce7" table:formula="of:=IF([$'Mature Data'.D167]=&quot;&quot;;&quot;&quot;;[$'Mature Data'.D167])">
            <text:p/>
          </table:table-cell>
          <table:table-cell table:style-name="ce15" table:formula="of:=IF([$'Mature Data'.E167]=&quot;&quot;;&quot;&quot;;[$'Mature Data'.E167])">
            <text:p/>
          </table:table-cell>
          <table:table-cell table:style-name="ce15" table:formula="of:=IF([$'Mature Data'.F167]=&quot;&quot;;&quot;&quot;;[$'Mature Data'.F167])">
            <text:p/>
          </table:table-cell>
          <table:table-cell table:style-name="ce15" table:formula="of:=IF([$'Mature Data'.G167]=&quot;&quot;;&quot;&quot;;[$'Mature Data'.G167])">
            <text:p/>
          </table:table-cell>
          <table:table-cell table:style-name="ce15" table:formula="of:=IF([$'Mature Data'.H167]=&quot;&quot;;&quot;&quot;;[$'Mature Data'.H167])">
            <text:p/>
          </table:table-cell>
          <table:table-cell table:style-name="ce15" table:formula="of:=IF([$'Mature Data'.I167]=&quot;&quot;;&quot;&quot;;[$'Mature Data'.I167])">
            <text:p/>
          </table:table-cell>
          <table:table-cell table:style-name="ce22" table:formula="of:=IF([.D168]=&quot;&quot;;&quot;&quot;;SUM([.E168:.I168]))">
            <text:p/>
          </table:table-cell>
          <table:table-cell table:style-name="ce26" table:formula="of:=IF([$'Mature Data'.K167]=&quot;&quot;;&quot;&quot;;[$'Mature Data'.K167])">
            <text:p/>
          </table:table-cell>
          <table:table-cell table:style-name="ce26" table:formula="of:=IF([$'Mature Data'.L167]=&quot;&quot;;&quot;&quot;;[$'Mature Data'.L167])">
            <text:p/>
          </table:table-cell>
          <table:table-cell table:style-name="ce26" table:formula="of:=IF([$'Mature Data'.M167]=&quot;&quot;;&quot;&quot;;[$'Mature Data'.M167])">
            <text:p/>
          </table:table-cell>
          <table:table-cell table:style-name="ce26" table:formula="of:=IF([$'Mature Data'.N167]=&quot;&quot;;&quot;&quot;;[$'Mature Data'.N167])">
            <text:p/>
          </table:table-cell>
          <table:table-cell table:style-name="ce26" table:formula="of:=IF([$'Mature Data'.O167]=&quot;&quot;;&quot;&quot;;[$'Mature Data'.O167])">
            <text:p/>
          </table:table-cell>
          <table:table-cell table:style-name="ce31" table:formula="of:=IF([.J168]=&quot;&quot;;&quot;&quot;;SUM([.K168:.O168]))">
            <text:p/>
          </table:table-cell>
          <table:table-cell table:style-name="ce7" table:formula="of:=IF([$'Mature Data'.Q167]=&quot;&quot;;&quot;&quot;;[$'Mature Data'.Q167])">
            <text:p/>
          </table:table-cell>
          <table:table-cell table:style-name="ce7" table:formula="of:=IF([$'Mature Data'.R167]=&quot;&quot;;&quot;&quot;;[$'Mature Data'.R167])">
            <text:p/>
          </table:table-cell>
          <table:table-cell table:style-name="ce7" table:formula="of:=IF([$'Mature Data'.S167]=&quot;&quot;;&quot;&quot;;[$'Mature Data'.S167])">
            <text:p/>
          </table:table-cell>
          <table:table-cell table:style-name="ce7" table:formula="of:=IF([$'Mature Data'.T167]=&quot;&quot;;&quot;&quot;;[$'Mature Data'.T167])">
            <text:p/>
          </table:table-cell>
          <table:table-cell table:style-name="ce7" table:formula="of:=IF([$'Mature Data'.U167]=&quot;&quot;;&quot;&quot;;[$'Mature Data'.U167])">
            <text:p/>
          </table:table-cell>
          <table:table-cell table:style-name="ce7" table:formula="of:=IF([.P168]=&quot;&quot;;&quot;&quot;;SUM([.Q168:.U168]))">
            <text:p/>
          </table:table-cell>
          <table:table-cell table:style-name="ce7" table:formula="of:=IF([$'Mature Data'.W167]=&quot;&quot;;&quot;&quot;;[$'Mature Data'.W167])">
            <text:p/>
          </table:table-cell>
          <table:table-cell table:style-name="ce7" table:formula="of:=IF([$'Mature Data'.X167]=&quot;&quot;;&quot;&quot;;[$'Mature Data'.X167])">
            <text:p/>
          </table:table-cell>
          <table:table-cell table:style-name="ce7" table:formula="of:=IF([$'Mature Data'.Y167]=&quot;&quot;;&quot;&quot;;[$'Mature Data'.Y167])">
            <text:p/>
          </table:table-cell>
          <table:table-cell table:style-name="ce7" table:formula="of:=IF([$'Mature Data'.Z167]=&quot;&quot;;&quot;&quot;;[$'Mature Data'.Z167])">
            <text:p/>
          </table:table-cell>
          <table:table-cell table:style-name="ce7" table:formula="of:=IF([$'Mature Data'.AA167]=&quot;&quot;;&quot;&quot;;[$'Mature Data'.AA167])">
            <text:p/>
          </table:table-cell>
          <table:table-cell table:style-name="ce43" table:formula="of:=IF(ISERR(AVERAGE([.W168:.AA168])/20);&quot;&quot;;AVERAGE([.W168:.AA16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8]=&quot;&quot;;&quot;&quot;;[$'Mature Data'.A168])">
            <text:p/>
          </table:table-cell>
          <table:table-cell table:style-name="ce7" table:formula="of:=IF([$'Mature Data'.B168]=&quot;&quot;;&quot;&quot;;[$'Mature Data'.B168])">
            <text:p/>
          </table:table-cell>
          <table:table-cell table:style-name="ce7" table:formula="of:=IF([$'Mature Data'.C168]=&quot;&quot;;&quot;&quot;;[$'Mature Data'.C168])">
            <text:p/>
          </table:table-cell>
          <table:table-cell table:style-name="ce7" table:formula="of:=IF([$'Mature Data'.D168]=&quot;&quot;;&quot;&quot;;[$'Mature Data'.D168])">
            <text:p/>
          </table:table-cell>
          <table:table-cell table:style-name="ce15" table:formula="of:=IF([$'Mature Data'.E168]=&quot;&quot;;&quot;&quot;;[$'Mature Data'.E168])">
            <text:p/>
          </table:table-cell>
          <table:table-cell table:style-name="ce15" table:formula="of:=IF([$'Mature Data'.F168]=&quot;&quot;;&quot;&quot;;[$'Mature Data'.F168])">
            <text:p/>
          </table:table-cell>
          <table:table-cell table:style-name="ce15" table:formula="of:=IF([$'Mature Data'.G168]=&quot;&quot;;&quot;&quot;;[$'Mature Data'.G168])">
            <text:p/>
          </table:table-cell>
          <table:table-cell table:style-name="ce15" table:formula="of:=IF([$'Mature Data'.H168]=&quot;&quot;;&quot;&quot;;[$'Mature Data'.H168])">
            <text:p/>
          </table:table-cell>
          <table:table-cell table:style-name="ce15" table:formula="of:=IF([$'Mature Data'.I168]=&quot;&quot;;&quot;&quot;;[$'Mature Data'.I168])">
            <text:p/>
          </table:table-cell>
          <table:table-cell table:style-name="ce22" table:formula="of:=IF([.D169]=&quot;&quot;;&quot;&quot;;SUM([.E169:.I169]))">
            <text:p/>
          </table:table-cell>
          <table:table-cell table:style-name="ce26" table:formula="of:=IF([$'Mature Data'.K168]=&quot;&quot;;&quot;&quot;;[$'Mature Data'.K168])">
            <text:p/>
          </table:table-cell>
          <table:table-cell table:style-name="ce26" table:formula="of:=IF([$'Mature Data'.L168]=&quot;&quot;;&quot;&quot;;[$'Mature Data'.L168])">
            <text:p/>
          </table:table-cell>
          <table:table-cell table:style-name="ce26" table:formula="of:=IF([$'Mature Data'.M168]=&quot;&quot;;&quot;&quot;;[$'Mature Data'.M168])">
            <text:p/>
          </table:table-cell>
          <table:table-cell table:style-name="ce26" table:formula="of:=IF([$'Mature Data'.N168]=&quot;&quot;;&quot;&quot;;[$'Mature Data'.N168])">
            <text:p/>
          </table:table-cell>
          <table:table-cell table:style-name="ce26" table:formula="of:=IF([$'Mature Data'.O168]=&quot;&quot;;&quot;&quot;;[$'Mature Data'.O168])">
            <text:p/>
          </table:table-cell>
          <table:table-cell table:style-name="ce31" table:formula="of:=IF([.J169]=&quot;&quot;;&quot;&quot;;SUM([.K169:.O169]))">
            <text:p/>
          </table:table-cell>
          <table:table-cell table:style-name="ce7" table:formula="of:=IF([$'Mature Data'.Q168]=&quot;&quot;;&quot;&quot;;[$'Mature Data'.Q168])">
            <text:p/>
          </table:table-cell>
          <table:table-cell table:style-name="ce7" table:formula="of:=IF([$'Mature Data'.R168]=&quot;&quot;;&quot;&quot;;[$'Mature Data'.R168])">
            <text:p/>
          </table:table-cell>
          <table:table-cell table:style-name="ce7" table:formula="of:=IF([$'Mature Data'.S168]=&quot;&quot;;&quot;&quot;;[$'Mature Data'.S168])">
            <text:p/>
          </table:table-cell>
          <table:table-cell table:style-name="ce7" table:formula="of:=IF([$'Mature Data'.T168]=&quot;&quot;;&quot;&quot;;[$'Mature Data'.T168])">
            <text:p/>
          </table:table-cell>
          <table:table-cell table:style-name="ce7" table:formula="of:=IF([$'Mature Data'.U168]=&quot;&quot;;&quot;&quot;;[$'Mature Data'.U168])">
            <text:p/>
          </table:table-cell>
          <table:table-cell table:style-name="ce7" table:formula="of:=IF([.P169]=&quot;&quot;;&quot;&quot;;SUM([.Q169:.U169]))">
            <text:p/>
          </table:table-cell>
          <table:table-cell table:style-name="ce7" table:formula="of:=IF([$'Mature Data'.W168]=&quot;&quot;;&quot;&quot;;[$'Mature Data'.W168])">
            <text:p/>
          </table:table-cell>
          <table:table-cell table:style-name="ce7" table:formula="of:=IF([$'Mature Data'.X168]=&quot;&quot;;&quot;&quot;;[$'Mature Data'.X168])">
            <text:p/>
          </table:table-cell>
          <table:table-cell table:style-name="ce7" table:formula="of:=IF([$'Mature Data'.Y168]=&quot;&quot;;&quot;&quot;;[$'Mature Data'.Y168])">
            <text:p/>
          </table:table-cell>
          <table:table-cell table:style-name="ce7" table:formula="of:=IF([$'Mature Data'.Z168]=&quot;&quot;;&quot;&quot;;[$'Mature Data'.Z168])">
            <text:p/>
          </table:table-cell>
          <table:table-cell table:style-name="ce7" table:formula="of:=IF([$'Mature Data'.AA168]=&quot;&quot;;&quot;&quot;;[$'Mature Data'.AA168])">
            <text:p/>
          </table:table-cell>
          <table:table-cell table:style-name="ce43" table:formula="of:=IF(ISERR(AVERAGE([.W169:.AA169])/20);&quot;&quot;;AVERAGE([.W169:.AA16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69]=&quot;&quot;;&quot;&quot;;[$'Mature Data'.A169])">
            <text:p/>
          </table:table-cell>
          <table:table-cell table:style-name="ce7" table:formula="of:=IF([$'Mature Data'.B169]=&quot;&quot;;&quot;&quot;;[$'Mature Data'.B169])">
            <text:p/>
          </table:table-cell>
          <table:table-cell table:style-name="ce7" table:formula="of:=IF([$'Mature Data'.C169]=&quot;&quot;;&quot;&quot;;[$'Mature Data'.C169])">
            <text:p/>
          </table:table-cell>
          <table:table-cell table:style-name="ce7" table:formula="of:=IF([$'Mature Data'.D169]=&quot;&quot;;&quot;&quot;;[$'Mature Data'.D169])">
            <text:p/>
          </table:table-cell>
          <table:table-cell table:style-name="ce15" table:formula="of:=IF([$'Mature Data'.E169]=&quot;&quot;;&quot;&quot;;[$'Mature Data'.E169])">
            <text:p/>
          </table:table-cell>
          <table:table-cell table:style-name="ce15" table:formula="of:=IF([$'Mature Data'.F169]=&quot;&quot;;&quot;&quot;;[$'Mature Data'.F169])">
            <text:p/>
          </table:table-cell>
          <table:table-cell table:style-name="ce15" table:formula="of:=IF([$'Mature Data'.G169]=&quot;&quot;;&quot;&quot;;[$'Mature Data'.G169])">
            <text:p/>
          </table:table-cell>
          <table:table-cell table:style-name="ce15" table:formula="of:=IF([$'Mature Data'.H169]=&quot;&quot;;&quot;&quot;;[$'Mature Data'.H169])">
            <text:p/>
          </table:table-cell>
          <table:table-cell table:style-name="ce15" table:formula="of:=IF([$'Mature Data'.I169]=&quot;&quot;;&quot;&quot;;[$'Mature Data'.I169])">
            <text:p/>
          </table:table-cell>
          <table:table-cell table:style-name="ce22" table:formula="of:=IF([.D170]=&quot;&quot;;&quot;&quot;;SUM([.E170:.I170]))">
            <text:p/>
          </table:table-cell>
          <table:table-cell table:style-name="ce26" table:formula="of:=IF([$'Mature Data'.K169]=&quot;&quot;;&quot;&quot;;[$'Mature Data'.K169])">
            <text:p/>
          </table:table-cell>
          <table:table-cell table:style-name="ce26" table:formula="of:=IF([$'Mature Data'.L169]=&quot;&quot;;&quot;&quot;;[$'Mature Data'.L169])">
            <text:p/>
          </table:table-cell>
          <table:table-cell table:style-name="ce26" table:formula="of:=IF([$'Mature Data'.M169]=&quot;&quot;;&quot;&quot;;[$'Mature Data'.M169])">
            <text:p/>
          </table:table-cell>
          <table:table-cell table:style-name="ce26" table:formula="of:=IF([$'Mature Data'.N169]=&quot;&quot;;&quot;&quot;;[$'Mature Data'.N169])">
            <text:p/>
          </table:table-cell>
          <table:table-cell table:style-name="ce26" table:formula="of:=IF([$'Mature Data'.O169]=&quot;&quot;;&quot;&quot;;[$'Mature Data'.O169])">
            <text:p/>
          </table:table-cell>
          <table:table-cell table:style-name="ce31" table:formula="of:=IF([.J170]=&quot;&quot;;&quot;&quot;;SUM([.K170:.O170]))">
            <text:p/>
          </table:table-cell>
          <table:table-cell table:style-name="ce7" table:formula="of:=IF([$'Mature Data'.Q169]=&quot;&quot;;&quot;&quot;;[$'Mature Data'.Q169])">
            <text:p/>
          </table:table-cell>
          <table:table-cell table:style-name="ce7" table:formula="of:=IF([$'Mature Data'.R169]=&quot;&quot;;&quot;&quot;;[$'Mature Data'.R169])">
            <text:p/>
          </table:table-cell>
          <table:table-cell table:style-name="ce7" table:formula="of:=IF([$'Mature Data'.S169]=&quot;&quot;;&quot;&quot;;[$'Mature Data'.S169])">
            <text:p/>
          </table:table-cell>
          <table:table-cell table:style-name="ce7" table:formula="of:=IF([$'Mature Data'.T169]=&quot;&quot;;&quot;&quot;;[$'Mature Data'.T169])">
            <text:p/>
          </table:table-cell>
          <table:table-cell table:style-name="ce7" table:formula="of:=IF([$'Mature Data'.U169]=&quot;&quot;;&quot;&quot;;[$'Mature Data'.U169])">
            <text:p/>
          </table:table-cell>
          <table:table-cell table:style-name="ce7" table:formula="of:=IF([.P170]=&quot;&quot;;&quot;&quot;;SUM([.Q170:.U170]))">
            <text:p/>
          </table:table-cell>
          <table:table-cell table:style-name="ce7" table:formula="of:=IF([$'Mature Data'.W169]=&quot;&quot;;&quot;&quot;;[$'Mature Data'.W169])">
            <text:p/>
          </table:table-cell>
          <table:table-cell table:style-name="ce7" table:formula="of:=IF([$'Mature Data'.X169]=&quot;&quot;;&quot;&quot;;[$'Mature Data'.X169])">
            <text:p/>
          </table:table-cell>
          <table:table-cell table:style-name="ce7" table:formula="of:=IF([$'Mature Data'.Y169]=&quot;&quot;;&quot;&quot;;[$'Mature Data'.Y169])">
            <text:p/>
          </table:table-cell>
          <table:table-cell table:style-name="ce7" table:formula="of:=IF([$'Mature Data'.Z169]=&quot;&quot;;&quot;&quot;;[$'Mature Data'.Z169])">
            <text:p/>
          </table:table-cell>
          <table:table-cell table:style-name="ce7" table:formula="of:=IF([$'Mature Data'.AA169]=&quot;&quot;;&quot;&quot;;[$'Mature Data'.AA169])">
            <text:p/>
          </table:table-cell>
          <table:table-cell table:style-name="ce43" table:formula="of:=IF(ISERR(AVERAGE([.W170:.AA170])/20);&quot;&quot;;AVERAGE([.W170:.AA17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0]=&quot;&quot;;&quot;&quot;;[$'Mature Data'.A170])">
            <text:p/>
          </table:table-cell>
          <table:table-cell table:style-name="ce7" table:formula="of:=IF([$'Mature Data'.B170]=&quot;&quot;;&quot;&quot;;[$'Mature Data'.B170])">
            <text:p/>
          </table:table-cell>
          <table:table-cell table:style-name="ce7" table:formula="of:=IF([$'Mature Data'.C170]=&quot;&quot;;&quot;&quot;;[$'Mature Data'.C170])">
            <text:p/>
          </table:table-cell>
          <table:table-cell table:style-name="ce7" table:formula="of:=IF([$'Mature Data'.D170]=&quot;&quot;;&quot;&quot;;[$'Mature Data'.D170])">
            <text:p/>
          </table:table-cell>
          <table:table-cell table:style-name="ce15" table:formula="of:=IF([$'Mature Data'.E170]=&quot;&quot;;&quot;&quot;;[$'Mature Data'.E170])">
            <text:p/>
          </table:table-cell>
          <table:table-cell table:style-name="ce15" table:formula="of:=IF([$'Mature Data'.F170]=&quot;&quot;;&quot;&quot;;[$'Mature Data'.F170])">
            <text:p/>
          </table:table-cell>
          <table:table-cell table:style-name="ce15" table:formula="of:=IF([$'Mature Data'.G170]=&quot;&quot;;&quot;&quot;;[$'Mature Data'.G170])">
            <text:p/>
          </table:table-cell>
          <table:table-cell table:style-name="ce15" table:formula="of:=IF([$'Mature Data'.H170]=&quot;&quot;;&quot;&quot;;[$'Mature Data'.H170])">
            <text:p/>
          </table:table-cell>
          <table:table-cell table:style-name="ce15" table:formula="of:=IF([$'Mature Data'.I170]=&quot;&quot;;&quot;&quot;;[$'Mature Data'.I170])">
            <text:p/>
          </table:table-cell>
          <table:table-cell table:style-name="ce22" table:formula="of:=IF([.D171]=&quot;&quot;;&quot;&quot;;SUM([.E171:.I171]))">
            <text:p/>
          </table:table-cell>
          <table:table-cell table:style-name="ce26" table:formula="of:=IF([$'Mature Data'.K170]=&quot;&quot;;&quot;&quot;;[$'Mature Data'.K170])">
            <text:p/>
          </table:table-cell>
          <table:table-cell table:style-name="ce26" table:formula="of:=IF([$'Mature Data'.L170]=&quot;&quot;;&quot;&quot;;[$'Mature Data'.L170])">
            <text:p/>
          </table:table-cell>
          <table:table-cell table:style-name="ce26" table:formula="of:=IF([$'Mature Data'.M170]=&quot;&quot;;&quot;&quot;;[$'Mature Data'.M170])">
            <text:p/>
          </table:table-cell>
          <table:table-cell table:style-name="ce26" table:formula="of:=IF([$'Mature Data'.N170]=&quot;&quot;;&quot;&quot;;[$'Mature Data'.N170])">
            <text:p/>
          </table:table-cell>
          <table:table-cell table:style-name="ce26" table:formula="of:=IF([$'Mature Data'.O170]=&quot;&quot;;&quot;&quot;;[$'Mature Data'.O170])">
            <text:p/>
          </table:table-cell>
          <table:table-cell table:style-name="ce31" table:formula="of:=IF([.J171]=&quot;&quot;;&quot;&quot;;SUM([.K171:.O171]))">
            <text:p/>
          </table:table-cell>
          <table:table-cell table:style-name="ce7" table:formula="of:=IF([$'Mature Data'.Q170]=&quot;&quot;;&quot;&quot;;[$'Mature Data'.Q170])">
            <text:p/>
          </table:table-cell>
          <table:table-cell table:style-name="ce7" table:formula="of:=IF([$'Mature Data'.R170]=&quot;&quot;;&quot;&quot;;[$'Mature Data'.R170])">
            <text:p/>
          </table:table-cell>
          <table:table-cell table:style-name="ce7" table:formula="of:=IF([$'Mature Data'.S170]=&quot;&quot;;&quot;&quot;;[$'Mature Data'.S170])">
            <text:p/>
          </table:table-cell>
          <table:table-cell table:style-name="ce7" table:formula="of:=IF([$'Mature Data'.T170]=&quot;&quot;;&quot;&quot;;[$'Mature Data'.T170])">
            <text:p/>
          </table:table-cell>
          <table:table-cell table:style-name="ce7" table:formula="of:=IF([$'Mature Data'.U170]=&quot;&quot;;&quot;&quot;;[$'Mature Data'.U170])">
            <text:p/>
          </table:table-cell>
          <table:table-cell table:style-name="ce7" table:formula="of:=IF([.P171]=&quot;&quot;;&quot;&quot;;SUM([.Q171:.U171]))">
            <text:p/>
          </table:table-cell>
          <table:table-cell table:style-name="ce7" table:formula="of:=IF([$'Mature Data'.W170]=&quot;&quot;;&quot;&quot;;[$'Mature Data'.W170])">
            <text:p/>
          </table:table-cell>
          <table:table-cell table:style-name="ce7" table:formula="of:=IF([$'Mature Data'.X170]=&quot;&quot;;&quot;&quot;;[$'Mature Data'.X170])">
            <text:p/>
          </table:table-cell>
          <table:table-cell table:style-name="ce7" table:formula="of:=IF([$'Mature Data'.Y170]=&quot;&quot;;&quot;&quot;;[$'Mature Data'.Y170])">
            <text:p/>
          </table:table-cell>
          <table:table-cell table:style-name="ce7" table:formula="of:=IF([$'Mature Data'.Z170]=&quot;&quot;;&quot;&quot;;[$'Mature Data'.Z170])">
            <text:p/>
          </table:table-cell>
          <table:table-cell table:style-name="ce7" table:formula="of:=IF([$'Mature Data'.AA170]=&quot;&quot;;&quot;&quot;;[$'Mature Data'.AA170])">
            <text:p/>
          </table:table-cell>
          <table:table-cell table:style-name="ce43" table:formula="of:=IF(ISERR(AVERAGE([.W171:.AA171])/20);&quot;&quot;;AVERAGE([.W171:.AA17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1]=&quot;&quot;;&quot;&quot;;[$'Mature Data'.A171])">
            <text:p/>
          </table:table-cell>
          <table:table-cell table:style-name="ce7" table:formula="of:=IF([$'Mature Data'.B171]=&quot;&quot;;&quot;&quot;;[$'Mature Data'.B171])">
            <text:p/>
          </table:table-cell>
          <table:table-cell table:style-name="ce7" table:formula="of:=IF([$'Mature Data'.C171]=&quot;&quot;;&quot;&quot;;[$'Mature Data'.C171])">
            <text:p/>
          </table:table-cell>
          <table:table-cell table:style-name="ce7" table:formula="of:=IF([$'Mature Data'.D171]=&quot;&quot;;&quot;&quot;;[$'Mature Data'.D171])">
            <text:p/>
          </table:table-cell>
          <table:table-cell table:style-name="ce15" table:formula="of:=IF([$'Mature Data'.E171]=&quot;&quot;;&quot;&quot;;[$'Mature Data'.E171])">
            <text:p/>
          </table:table-cell>
          <table:table-cell table:style-name="ce15" table:formula="of:=IF([$'Mature Data'.F171]=&quot;&quot;;&quot;&quot;;[$'Mature Data'.F171])">
            <text:p/>
          </table:table-cell>
          <table:table-cell table:style-name="ce15" table:formula="of:=IF([$'Mature Data'.G171]=&quot;&quot;;&quot;&quot;;[$'Mature Data'.G171])">
            <text:p/>
          </table:table-cell>
          <table:table-cell table:style-name="ce15" table:formula="of:=IF([$'Mature Data'.H171]=&quot;&quot;;&quot;&quot;;[$'Mature Data'.H171])">
            <text:p/>
          </table:table-cell>
          <table:table-cell table:style-name="ce15" table:formula="of:=IF([$'Mature Data'.I171]=&quot;&quot;;&quot;&quot;;[$'Mature Data'.I171])">
            <text:p/>
          </table:table-cell>
          <table:table-cell table:style-name="ce22" table:formula="of:=IF([.D172]=&quot;&quot;;&quot;&quot;;SUM([.E172:.I172]))">
            <text:p/>
          </table:table-cell>
          <table:table-cell table:style-name="ce26" table:formula="of:=IF([$'Mature Data'.K171]=&quot;&quot;;&quot;&quot;;[$'Mature Data'.K171])">
            <text:p/>
          </table:table-cell>
          <table:table-cell table:style-name="ce26" table:formula="of:=IF([$'Mature Data'.L171]=&quot;&quot;;&quot;&quot;;[$'Mature Data'.L171])">
            <text:p/>
          </table:table-cell>
          <table:table-cell table:style-name="ce26" table:formula="of:=IF([$'Mature Data'.M171]=&quot;&quot;;&quot;&quot;;[$'Mature Data'.M171])">
            <text:p/>
          </table:table-cell>
          <table:table-cell table:style-name="ce26" table:formula="of:=IF([$'Mature Data'.N171]=&quot;&quot;;&quot;&quot;;[$'Mature Data'.N171])">
            <text:p/>
          </table:table-cell>
          <table:table-cell table:style-name="ce26" table:formula="of:=IF([$'Mature Data'.O171]=&quot;&quot;;&quot;&quot;;[$'Mature Data'.O171])">
            <text:p/>
          </table:table-cell>
          <table:table-cell table:style-name="ce31" table:formula="of:=IF([.J172]=&quot;&quot;;&quot;&quot;;SUM([.K172:.O172]))">
            <text:p/>
          </table:table-cell>
          <table:table-cell table:style-name="ce7" table:formula="of:=IF([$'Mature Data'.Q171]=&quot;&quot;;&quot;&quot;;[$'Mature Data'.Q171])">
            <text:p/>
          </table:table-cell>
          <table:table-cell table:style-name="ce7" table:formula="of:=IF([$'Mature Data'.R171]=&quot;&quot;;&quot;&quot;;[$'Mature Data'.R171])">
            <text:p/>
          </table:table-cell>
          <table:table-cell table:style-name="ce7" table:formula="of:=IF([$'Mature Data'.S171]=&quot;&quot;;&quot;&quot;;[$'Mature Data'.S171])">
            <text:p/>
          </table:table-cell>
          <table:table-cell table:style-name="ce7" table:formula="of:=IF([$'Mature Data'.T171]=&quot;&quot;;&quot;&quot;;[$'Mature Data'.T171])">
            <text:p/>
          </table:table-cell>
          <table:table-cell table:style-name="ce7" table:formula="of:=IF([$'Mature Data'.U171]=&quot;&quot;;&quot;&quot;;[$'Mature Data'.U171])">
            <text:p/>
          </table:table-cell>
          <table:table-cell table:style-name="ce7" table:formula="of:=IF([.P172]=&quot;&quot;;&quot;&quot;;SUM([.Q172:.U172]))">
            <text:p/>
          </table:table-cell>
          <table:table-cell table:style-name="ce7" table:formula="of:=IF([$'Mature Data'.W171]=&quot;&quot;;&quot;&quot;;[$'Mature Data'.W171])">
            <text:p/>
          </table:table-cell>
          <table:table-cell table:style-name="ce7" table:formula="of:=IF([$'Mature Data'.X171]=&quot;&quot;;&quot;&quot;;[$'Mature Data'.X171])">
            <text:p/>
          </table:table-cell>
          <table:table-cell table:style-name="ce7" table:formula="of:=IF([$'Mature Data'.Y171]=&quot;&quot;;&quot;&quot;;[$'Mature Data'.Y171])">
            <text:p/>
          </table:table-cell>
          <table:table-cell table:style-name="ce7" table:formula="of:=IF([$'Mature Data'.Z171]=&quot;&quot;;&quot;&quot;;[$'Mature Data'.Z171])">
            <text:p/>
          </table:table-cell>
          <table:table-cell table:style-name="ce7" table:formula="of:=IF([$'Mature Data'.AA171]=&quot;&quot;;&quot;&quot;;[$'Mature Data'.AA171])">
            <text:p/>
          </table:table-cell>
          <table:table-cell table:style-name="ce43" table:formula="of:=IF(ISERR(AVERAGE([.W172:.AA172])/20);&quot;&quot;;AVERAGE([.W172:.AA17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2]=&quot;&quot;;&quot;&quot;;[$'Mature Data'.A172])">
            <text:p/>
          </table:table-cell>
          <table:table-cell table:style-name="ce7" table:formula="of:=IF([$'Mature Data'.B172]=&quot;&quot;;&quot;&quot;;[$'Mature Data'.B172])">
            <text:p/>
          </table:table-cell>
          <table:table-cell table:style-name="ce7" table:formula="of:=IF([$'Mature Data'.C172]=&quot;&quot;;&quot;&quot;;[$'Mature Data'.C172])">
            <text:p/>
          </table:table-cell>
          <table:table-cell table:style-name="ce7" table:formula="of:=IF([$'Mature Data'.D172]=&quot;&quot;;&quot;&quot;;[$'Mature Data'.D172])">
            <text:p/>
          </table:table-cell>
          <table:table-cell table:style-name="ce15" table:formula="of:=IF([$'Mature Data'.E172]=&quot;&quot;;&quot;&quot;;[$'Mature Data'.E172])">
            <text:p/>
          </table:table-cell>
          <table:table-cell table:style-name="ce15" table:formula="of:=IF([$'Mature Data'.F172]=&quot;&quot;;&quot;&quot;;[$'Mature Data'.F172])">
            <text:p/>
          </table:table-cell>
          <table:table-cell table:style-name="ce15" table:formula="of:=IF([$'Mature Data'.G172]=&quot;&quot;;&quot;&quot;;[$'Mature Data'.G172])">
            <text:p/>
          </table:table-cell>
          <table:table-cell table:style-name="ce15" table:formula="of:=IF([$'Mature Data'.H172]=&quot;&quot;;&quot;&quot;;[$'Mature Data'.H172])">
            <text:p/>
          </table:table-cell>
          <table:table-cell table:style-name="ce15" table:formula="of:=IF([$'Mature Data'.I172]=&quot;&quot;;&quot;&quot;;[$'Mature Data'.I172])">
            <text:p/>
          </table:table-cell>
          <table:table-cell table:style-name="ce22" table:formula="of:=IF([.D173]=&quot;&quot;;&quot;&quot;;SUM([.E173:.I173]))">
            <text:p/>
          </table:table-cell>
          <table:table-cell table:style-name="ce26" table:formula="of:=IF([$'Mature Data'.K172]=&quot;&quot;;&quot;&quot;;[$'Mature Data'.K172])">
            <text:p/>
          </table:table-cell>
          <table:table-cell table:style-name="ce26" table:formula="of:=IF([$'Mature Data'.L172]=&quot;&quot;;&quot;&quot;;[$'Mature Data'.L172])">
            <text:p/>
          </table:table-cell>
          <table:table-cell table:style-name="ce26" table:formula="of:=IF([$'Mature Data'.M172]=&quot;&quot;;&quot;&quot;;[$'Mature Data'.M172])">
            <text:p/>
          </table:table-cell>
          <table:table-cell table:style-name="ce26" table:formula="of:=IF([$'Mature Data'.N172]=&quot;&quot;;&quot;&quot;;[$'Mature Data'.N172])">
            <text:p/>
          </table:table-cell>
          <table:table-cell table:style-name="ce26" table:formula="of:=IF([$'Mature Data'.O172]=&quot;&quot;;&quot;&quot;;[$'Mature Data'.O172])">
            <text:p/>
          </table:table-cell>
          <table:table-cell table:style-name="ce31" table:formula="of:=IF([.J173]=&quot;&quot;;&quot;&quot;;SUM([.K173:.O173]))">
            <text:p/>
          </table:table-cell>
          <table:table-cell table:style-name="ce7" table:formula="of:=IF([$'Mature Data'.Q172]=&quot;&quot;;&quot;&quot;;[$'Mature Data'.Q172])">
            <text:p/>
          </table:table-cell>
          <table:table-cell table:style-name="ce7" table:formula="of:=IF([$'Mature Data'.R172]=&quot;&quot;;&quot;&quot;;[$'Mature Data'.R172])">
            <text:p/>
          </table:table-cell>
          <table:table-cell table:style-name="ce7" table:formula="of:=IF([$'Mature Data'.S172]=&quot;&quot;;&quot;&quot;;[$'Mature Data'.S172])">
            <text:p/>
          </table:table-cell>
          <table:table-cell table:style-name="ce7" table:formula="of:=IF([$'Mature Data'.T172]=&quot;&quot;;&quot;&quot;;[$'Mature Data'.T172])">
            <text:p/>
          </table:table-cell>
          <table:table-cell table:style-name="ce7" table:formula="of:=IF([$'Mature Data'.U172]=&quot;&quot;;&quot;&quot;;[$'Mature Data'.U172])">
            <text:p/>
          </table:table-cell>
          <table:table-cell table:style-name="ce7" table:formula="of:=IF([.P173]=&quot;&quot;;&quot;&quot;;SUM([.Q173:.U173]))">
            <text:p/>
          </table:table-cell>
          <table:table-cell table:style-name="ce7" table:formula="of:=IF([$'Mature Data'.W172]=&quot;&quot;;&quot;&quot;;[$'Mature Data'.W172])">
            <text:p/>
          </table:table-cell>
          <table:table-cell table:style-name="ce7" table:formula="of:=IF([$'Mature Data'.X172]=&quot;&quot;;&quot;&quot;;[$'Mature Data'.X172])">
            <text:p/>
          </table:table-cell>
          <table:table-cell table:style-name="ce7" table:formula="of:=IF([$'Mature Data'.Y172]=&quot;&quot;;&quot;&quot;;[$'Mature Data'.Y172])">
            <text:p/>
          </table:table-cell>
          <table:table-cell table:style-name="ce7" table:formula="of:=IF([$'Mature Data'.Z172]=&quot;&quot;;&quot;&quot;;[$'Mature Data'.Z172])">
            <text:p/>
          </table:table-cell>
          <table:table-cell table:style-name="ce7" table:formula="of:=IF([$'Mature Data'.AA172]=&quot;&quot;;&quot;&quot;;[$'Mature Data'.AA172])">
            <text:p/>
          </table:table-cell>
          <table:table-cell table:style-name="ce43" table:formula="of:=IF(ISERR(AVERAGE([.W173:.AA173])/20);&quot;&quot;;AVERAGE([.W173:.AA17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3]=&quot;&quot;;&quot;&quot;;[$'Mature Data'.A173])">
            <text:p/>
          </table:table-cell>
          <table:table-cell table:style-name="ce7" table:formula="of:=IF([$'Mature Data'.B173]=&quot;&quot;;&quot;&quot;;[$'Mature Data'.B173])">
            <text:p/>
          </table:table-cell>
          <table:table-cell table:style-name="ce7" table:formula="of:=IF([$'Mature Data'.C173]=&quot;&quot;;&quot;&quot;;[$'Mature Data'.C173])">
            <text:p/>
          </table:table-cell>
          <table:table-cell table:style-name="ce7" table:formula="of:=IF([$'Mature Data'.D173]=&quot;&quot;;&quot;&quot;;[$'Mature Data'.D173])">
            <text:p/>
          </table:table-cell>
          <table:table-cell table:style-name="ce15" table:formula="of:=IF([$'Mature Data'.E173]=&quot;&quot;;&quot;&quot;;[$'Mature Data'.E173])">
            <text:p/>
          </table:table-cell>
          <table:table-cell table:style-name="ce15" table:formula="of:=IF([$'Mature Data'.F173]=&quot;&quot;;&quot;&quot;;[$'Mature Data'.F173])">
            <text:p/>
          </table:table-cell>
          <table:table-cell table:style-name="ce15" table:formula="of:=IF([$'Mature Data'.G173]=&quot;&quot;;&quot;&quot;;[$'Mature Data'.G173])">
            <text:p/>
          </table:table-cell>
          <table:table-cell table:style-name="ce15" table:formula="of:=IF([$'Mature Data'.H173]=&quot;&quot;;&quot;&quot;;[$'Mature Data'.H173])">
            <text:p/>
          </table:table-cell>
          <table:table-cell table:style-name="ce15" table:formula="of:=IF([$'Mature Data'.I173]=&quot;&quot;;&quot;&quot;;[$'Mature Data'.I173])">
            <text:p/>
          </table:table-cell>
          <table:table-cell table:style-name="ce22" table:formula="of:=IF([.D174]=&quot;&quot;;&quot;&quot;;SUM([.E174:.I174]))">
            <text:p/>
          </table:table-cell>
          <table:table-cell table:style-name="ce26" table:formula="of:=IF([$'Mature Data'.K173]=&quot;&quot;;&quot;&quot;;[$'Mature Data'.K173])">
            <text:p/>
          </table:table-cell>
          <table:table-cell table:style-name="ce26" table:formula="of:=IF([$'Mature Data'.L173]=&quot;&quot;;&quot;&quot;;[$'Mature Data'.L173])">
            <text:p/>
          </table:table-cell>
          <table:table-cell table:style-name="ce26" table:formula="of:=IF([$'Mature Data'.M173]=&quot;&quot;;&quot;&quot;;[$'Mature Data'.M173])">
            <text:p/>
          </table:table-cell>
          <table:table-cell table:style-name="ce26" table:formula="of:=IF([$'Mature Data'.N173]=&quot;&quot;;&quot;&quot;;[$'Mature Data'.N173])">
            <text:p/>
          </table:table-cell>
          <table:table-cell table:style-name="ce26" table:formula="of:=IF([$'Mature Data'.O173]=&quot;&quot;;&quot;&quot;;[$'Mature Data'.O173])">
            <text:p/>
          </table:table-cell>
          <table:table-cell table:style-name="ce31" table:formula="of:=IF([.J174]=&quot;&quot;;&quot;&quot;;SUM([.K174:.O174]))">
            <text:p/>
          </table:table-cell>
          <table:table-cell table:style-name="ce7" table:formula="of:=IF([$'Mature Data'.Q173]=&quot;&quot;;&quot;&quot;;[$'Mature Data'.Q173])">
            <text:p/>
          </table:table-cell>
          <table:table-cell table:style-name="ce7" table:formula="of:=IF([$'Mature Data'.R173]=&quot;&quot;;&quot;&quot;;[$'Mature Data'.R173])">
            <text:p/>
          </table:table-cell>
          <table:table-cell table:style-name="ce7" table:formula="of:=IF([$'Mature Data'.S173]=&quot;&quot;;&quot;&quot;;[$'Mature Data'.S173])">
            <text:p/>
          </table:table-cell>
          <table:table-cell table:style-name="ce7" table:formula="of:=IF([$'Mature Data'.T173]=&quot;&quot;;&quot;&quot;;[$'Mature Data'.T173])">
            <text:p/>
          </table:table-cell>
          <table:table-cell table:style-name="ce7" table:formula="of:=IF([$'Mature Data'.U173]=&quot;&quot;;&quot;&quot;;[$'Mature Data'.U173])">
            <text:p/>
          </table:table-cell>
          <table:table-cell table:style-name="ce7" table:formula="of:=IF([.P174]=&quot;&quot;;&quot;&quot;;SUM([.Q174:.U174]))">
            <text:p/>
          </table:table-cell>
          <table:table-cell table:style-name="ce7" table:formula="of:=IF([$'Mature Data'.W173]=&quot;&quot;;&quot;&quot;;[$'Mature Data'.W173])">
            <text:p/>
          </table:table-cell>
          <table:table-cell table:style-name="ce7" table:formula="of:=IF([$'Mature Data'.X173]=&quot;&quot;;&quot;&quot;;[$'Mature Data'.X173])">
            <text:p/>
          </table:table-cell>
          <table:table-cell table:style-name="ce7" table:formula="of:=IF([$'Mature Data'.Y173]=&quot;&quot;;&quot;&quot;;[$'Mature Data'.Y173])">
            <text:p/>
          </table:table-cell>
          <table:table-cell table:style-name="ce7" table:formula="of:=IF([$'Mature Data'.Z173]=&quot;&quot;;&quot;&quot;;[$'Mature Data'.Z173])">
            <text:p/>
          </table:table-cell>
          <table:table-cell table:style-name="ce7" table:formula="of:=IF([$'Mature Data'.AA173]=&quot;&quot;;&quot;&quot;;[$'Mature Data'.AA173])">
            <text:p/>
          </table:table-cell>
          <table:table-cell table:style-name="ce43" table:formula="of:=IF(ISERR(AVERAGE([.W174:.AA174])/20);&quot;&quot;;AVERAGE([.W174:.AA17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4]=&quot;&quot;;&quot;&quot;;[$'Mature Data'.A174])">
            <text:p/>
          </table:table-cell>
          <table:table-cell table:style-name="ce7" table:formula="of:=IF([$'Mature Data'.B174]=&quot;&quot;;&quot;&quot;;[$'Mature Data'.B174])">
            <text:p/>
          </table:table-cell>
          <table:table-cell table:style-name="ce7" table:formula="of:=IF([$'Mature Data'.C174]=&quot;&quot;;&quot;&quot;;[$'Mature Data'.C174])">
            <text:p/>
          </table:table-cell>
          <table:table-cell table:style-name="ce7" table:formula="of:=IF([$'Mature Data'.D174]=&quot;&quot;;&quot;&quot;;[$'Mature Data'.D174])">
            <text:p/>
          </table:table-cell>
          <table:table-cell table:style-name="ce15" table:formula="of:=IF([$'Mature Data'.E174]=&quot;&quot;;&quot;&quot;;[$'Mature Data'.E174])">
            <text:p/>
          </table:table-cell>
          <table:table-cell table:style-name="ce15" table:formula="of:=IF([$'Mature Data'.F174]=&quot;&quot;;&quot;&quot;;[$'Mature Data'.F174])">
            <text:p/>
          </table:table-cell>
          <table:table-cell table:style-name="ce15" table:formula="of:=IF([$'Mature Data'.G174]=&quot;&quot;;&quot;&quot;;[$'Mature Data'.G174])">
            <text:p/>
          </table:table-cell>
          <table:table-cell table:style-name="ce15" table:formula="of:=IF([$'Mature Data'.H174]=&quot;&quot;;&quot;&quot;;[$'Mature Data'.H174])">
            <text:p/>
          </table:table-cell>
          <table:table-cell table:style-name="ce15" table:formula="of:=IF([$'Mature Data'.I174]=&quot;&quot;;&quot;&quot;;[$'Mature Data'.I174])">
            <text:p/>
          </table:table-cell>
          <table:table-cell table:style-name="ce22" table:formula="of:=IF([.D175]=&quot;&quot;;&quot;&quot;;SUM([.E175:.I175]))">
            <text:p/>
          </table:table-cell>
          <table:table-cell table:style-name="ce26" table:formula="of:=IF([$'Mature Data'.K174]=&quot;&quot;;&quot;&quot;;[$'Mature Data'.K174])">
            <text:p/>
          </table:table-cell>
          <table:table-cell table:style-name="ce26" table:formula="of:=IF([$'Mature Data'.L174]=&quot;&quot;;&quot;&quot;;[$'Mature Data'.L174])">
            <text:p/>
          </table:table-cell>
          <table:table-cell table:style-name="ce26" table:formula="of:=IF([$'Mature Data'.M174]=&quot;&quot;;&quot;&quot;;[$'Mature Data'.M174])">
            <text:p/>
          </table:table-cell>
          <table:table-cell table:style-name="ce26" table:formula="of:=IF([$'Mature Data'.N174]=&quot;&quot;;&quot;&quot;;[$'Mature Data'.N174])">
            <text:p/>
          </table:table-cell>
          <table:table-cell table:style-name="ce26" table:formula="of:=IF([$'Mature Data'.O174]=&quot;&quot;;&quot;&quot;;[$'Mature Data'.O174])">
            <text:p/>
          </table:table-cell>
          <table:table-cell table:style-name="ce31" table:formula="of:=IF([.J175]=&quot;&quot;;&quot;&quot;;SUM([.K175:.O175]))">
            <text:p/>
          </table:table-cell>
          <table:table-cell table:style-name="ce7" table:formula="of:=IF([$'Mature Data'.Q174]=&quot;&quot;;&quot;&quot;;[$'Mature Data'.Q174])">
            <text:p/>
          </table:table-cell>
          <table:table-cell table:style-name="ce7" table:formula="of:=IF([$'Mature Data'.R174]=&quot;&quot;;&quot;&quot;;[$'Mature Data'.R174])">
            <text:p/>
          </table:table-cell>
          <table:table-cell table:style-name="ce7" table:formula="of:=IF([$'Mature Data'.S174]=&quot;&quot;;&quot;&quot;;[$'Mature Data'.S174])">
            <text:p/>
          </table:table-cell>
          <table:table-cell table:style-name="ce7" table:formula="of:=IF([$'Mature Data'.T174]=&quot;&quot;;&quot;&quot;;[$'Mature Data'.T174])">
            <text:p/>
          </table:table-cell>
          <table:table-cell table:style-name="ce7" table:formula="of:=IF([$'Mature Data'.U174]=&quot;&quot;;&quot;&quot;;[$'Mature Data'.U174])">
            <text:p/>
          </table:table-cell>
          <table:table-cell table:style-name="ce7" table:formula="of:=IF([.P175]=&quot;&quot;;&quot;&quot;;SUM([.Q175:.U175]))">
            <text:p/>
          </table:table-cell>
          <table:table-cell table:style-name="ce7" table:formula="of:=IF([$'Mature Data'.W174]=&quot;&quot;;&quot;&quot;;[$'Mature Data'.W174])">
            <text:p/>
          </table:table-cell>
          <table:table-cell table:style-name="ce7" table:formula="of:=IF([$'Mature Data'.X174]=&quot;&quot;;&quot;&quot;;[$'Mature Data'.X174])">
            <text:p/>
          </table:table-cell>
          <table:table-cell table:style-name="ce7" table:formula="of:=IF([$'Mature Data'.Y174]=&quot;&quot;;&quot;&quot;;[$'Mature Data'.Y174])">
            <text:p/>
          </table:table-cell>
          <table:table-cell table:style-name="ce7" table:formula="of:=IF([$'Mature Data'.Z174]=&quot;&quot;;&quot;&quot;;[$'Mature Data'.Z174])">
            <text:p/>
          </table:table-cell>
          <table:table-cell table:style-name="ce7" table:formula="of:=IF([$'Mature Data'.AA174]=&quot;&quot;;&quot;&quot;;[$'Mature Data'.AA174])">
            <text:p/>
          </table:table-cell>
          <table:table-cell table:style-name="ce43" table:formula="of:=IF(ISERR(AVERAGE([.W175:.AA175])/20);&quot;&quot;;AVERAGE([.W175:.AA17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5]=&quot;&quot;;&quot;&quot;;[$'Mature Data'.A175])">
            <text:p/>
          </table:table-cell>
          <table:table-cell table:style-name="ce7" table:formula="of:=IF([$'Mature Data'.B175]=&quot;&quot;;&quot;&quot;;[$'Mature Data'.B175])">
            <text:p/>
          </table:table-cell>
          <table:table-cell table:style-name="ce7" table:formula="of:=IF([$'Mature Data'.C175]=&quot;&quot;;&quot;&quot;;[$'Mature Data'.C175])">
            <text:p/>
          </table:table-cell>
          <table:table-cell table:style-name="ce7" table:formula="of:=IF([$'Mature Data'.D175]=&quot;&quot;;&quot;&quot;;[$'Mature Data'.D175])">
            <text:p/>
          </table:table-cell>
          <table:table-cell table:style-name="ce15" table:formula="of:=IF([$'Mature Data'.E175]=&quot;&quot;;&quot;&quot;;[$'Mature Data'.E175])">
            <text:p/>
          </table:table-cell>
          <table:table-cell table:style-name="ce15" table:formula="of:=IF([$'Mature Data'.F175]=&quot;&quot;;&quot;&quot;;[$'Mature Data'.F175])">
            <text:p/>
          </table:table-cell>
          <table:table-cell table:style-name="ce15" table:formula="of:=IF([$'Mature Data'.G175]=&quot;&quot;;&quot;&quot;;[$'Mature Data'.G175])">
            <text:p/>
          </table:table-cell>
          <table:table-cell table:style-name="ce15" table:formula="of:=IF([$'Mature Data'.H175]=&quot;&quot;;&quot;&quot;;[$'Mature Data'.H175])">
            <text:p/>
          </table:table-cell>
          <table:table-cell table:style-name="ce15" table:formula="of:=IF([$'Mature Data'.I175]=&quot;&quot;;&quot;&quot;;[$'Mature Data'.I175])">
            <text:p/>
          </table:table-cell>
          <table:table-cell table:style-name="ce22" table:formula="of:=IF([.D176]=&quot;&quot;;&quot;&quot;;SUM([.E176:.I176]))">
            <text:p/>
          </table:table-cell>
          <table:table-cell table:style-name="ce26" table:formula="of:=IF([$'Mature Data'.K175]=&quot;&quot;;&quot;&quot;;[$'Mature Data'.K175])">
            <text:p/>
          </table:table-cell>
          <table:table-cell table:style-name="ce26" table:formula="of:=IF([$'Mature Data'.L175]=&quot;&quot;;&quot;&quot;;[$'Mature Data'.L175])">
            <text:p/>
          </table:table-cell>
          <table:table-cell table:style-name="ce26" table:formula="of:=IF([$'Mature Data'.M175]=&quot;&quot;;&quot;&quot;;[$'Mature Data'.M175])">
            <text:p/>
          </table:table-cell>
          <table:table-cell table:style-name="ce26" table:formula="of:=IF([$'Mature Data'.N175]=&quot;&quot;;&quot;&quot;;[$'Mature Data'.N175])">
            <text:p/>
          </table:table-cell>
          <table:table-cell table:style-name="ce26" table:formula="of:=IF([$'Mature Data'.O175]=&quot;&quot;;&quot;&quot;;[$'Mature Data'.O175])">
            <text:p/>
          </table:table-cell>
          <table:table-cell table:style-name="ce31" table:formula="of:=IF([.J176]=&quot;&quot;;&quot;&quot;;SUM([.K176:.O176]))">
            <text:p/>
          </table:table-cell>
          <table:table-cell table:style-name="ce7" table:formula="of:=IF([$'Mature Data'.Q175]=&quot;&quot;;&quot;&quot;;[$'Mature Data'.Q175])">
            <text:p/>
          </table:table-cell>
          <table:table-cell table:style-name="ce7" table:formula="of:=IF([$'Mature Data'.R175]=&quot;&quot;;&quot;&quot;;[$'Mature Data'.R175])">
            <text:p/>
          </table:table-cell>
          <table:table-cell table:style-name="ce7" table:formula="of:=IF([$'Mature Data'.S175]=&quot;&quot;;&quot;&quot;;[$'Mature Data'.S175])">
            <text:p/>
          </table:table-cell>
          <table:table-cell table:style-name="ce7" table:formula="of:=IF([$'Mature Data'.T175]=&quot;&quot;;&quot;&quot;;[$'Mature Data'.T175])">
            <text:p/>
          </table:table-cell>
          <table:table-cell table:style-name="ce7" table:formula="of:=IF([$'Mature Data'.U175]=&quot;&quot;;&quot;&quot;;[$'Mature Data'.U175])">
            <text:p/>
          </table:table-cell>
          <table:table-cell table:style-name="ce7" table:formula="of:=IF([.P176]=&quot;&quot;;&quot;&quot;;SUM([.Q176:.U176]))">
            <text:p/>
          </table:table-cell>
          <table:table-cell table:style-name="ce7" table:formula="of:=IF([$'Mature Data'.W175]=&quot;&quot;;&quot;&quot;;[$'Mature Data'.W175])">
            <text:p/>
          </table:table-cell>
          <table:table-cell table:style-name="ce7" table:formula="of:=IF([$'Mature Data'.X175]=&quot;&quot;;&quot;&quot;;[$'Mature Data'.X175])">
            <text:p/>
          </table:table-cell>
          <table:table-cell table:style-name="ce7" table:formula="of:=IF([$'Mature Data'.Y175]=&quot;&quot;;&quot;&quot;;[$'Mature Data'.Y175])">
            <text:p/>
          </table:table-cell>
          <table:table-cell table:style-name="ce7" table:formula="of:=IF([$'Mature Data'.Z175]=&quot;&quot;;&quot;&quot;;[$'Mature Data'.Z175])">
            <text:p/>
          </table:table-cell>
          <table:table-cell table:style-name="ce7" table:formula="of:=IF([$'Mature Data'.AA175]=&quot;&quot;;&quot;&quot;;[$'Mature Data'.AA175])">
            <text:p/>
          </table:table-cell>
          <table:table-cell table:style-name="ce43" table:formula="of:=IF(ISERR(AVERAGE([.W176:.AA176])/20);&quot;&quot;;AVERAGE([.W176:.AA17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6]=&quot;&quot;;&quot;&quot;;[$'Mature Data'.A176])">
            <text:p/>
          </table:table-cell>
          <table:table-cell table:style-name="ce7" table:formula="of:=IF([$'Mature Data'.B176]=&quot;&quot;;&quot;&quot;;[$'Mature Data'.B176])">
            <text:p/>
          </table:table-cell>
          <table:table-cell table:style-name="ce7" table:formula="of:=IF([$'Mature Data'.C176]=&quot;&quot;;&quot;&quot;;[$'Mature Data'.C176])">
            <text:p/>
          </table:table-cell>
          <table:table-cell table:style-name="ce7" table:formula="of:=IF([$'Mature Data'.D176]=&quot;&quot;;&quot;&quot;;[$'Mature Data'.D176])">
            <text:p/>
          </table:table-cell>
          <table:table-cell table:style-name="ce15" table:formula="of:=IF([$'Mature Data'.E176]=&quot;&quot;;&quot;&quot;;[$'Mature Data'.E176])">
            <text:p/>
          </table:table-cell>
          <table:table-cell table:style-name="ce15" table:formula="of:=IF([$'Mature Data'.F176]=&quot;&quot;;&quot;&quot;;[$'Mature Data'.F176])">
            <text:p/>
          </table:table-cell>
          <table:table-cell table:style-name="ce15" table:formula="of:=IF([$'Mature Data'.G176]=&quot;&quot;;&quot;&quot;;[$'Mature Data'.G176])">
            <text:p/>
          </table:table-cell>
          <table:table-cell table:style-name="ce15" table:formula="of:=IF([$'Mature Data'.H176]=&quot;&quot;;&quot;&quot;;[$'Mature Data'.H176])">
            <text:p/>
          </table:table-cell>
          <table:table-cell table:style-name="ce15" table:formula="of:=IF([$'Mature Data'.I176]=&quot;&quot;;&quot;&quot;;[$'Mature Data'.I176])">
            <text:p/>
          </table:table-cell>
          <table:table-cell table:style-name="ce22" table:formula="of:=IF([.D177]=&quot;&quot;;&quot;&quot;;SUM([.E177:.I177]))">
            <text:p/>
          </table:table-cell>
          <table:table-cell table:style-name="ce26" table:formula="of:=IF([$'Mature Data'.K176]=&quot;&quot;;&quot;&quot;;[$'Mature Data'.K176])">
            <text:p/>
          </table:table-cell>
          <table:table-cell table:style-name="ce26" table:formula="of:=IF([$'Mature Data'.L176]=&quot;&quot;;&quot;&quot;;[$'Mature Data'.L176])">
            <text:p/>
          </table:table-cell>
          <table:table-cell table:style-name="ce26" table:formula="of:=IF([$'Mature Data'.M176]=&quot;&quot;;&quot;&quot;;[$'Mature Data'.M176])">
            <text:p/>
          </table:table-cell>
          <table:table-cell table:style-name="ce26" table:formula="of:=IF([$'Mature Data'.N176]=&quot;&quot;;&quot;&quot;;[$'Mature Data'.N176])">
            <text:p/>
          </table:table-cell>
          <table:table-cell table:style-name="ce26" table:formula="of:=IF([$'Mature Data'.O176]=&quot;&quot;;&quot;&quot;;[$'Mature Data'.O176])">
            <text:p/>
          </table:table-cell>
          <table:table-cell table:style-name="ce31" table:formula="of:=IF([.J177]=&quot;&quot;;&quot;&quot;;SUM([.K177:.O177]))">
            <text:p/>
          </table:table-cell>
          <table:table-cell table:style-name="ce7" table:formula="of:=IF([$'Mature Data'.Q176]=&quot;&quot;;&quot;&quot;;[$'Mature Data'.Q176])">
            <text:p/>
          </table:table-cell>
          <table:table-cell table:style-name="ce7" table:formula="of:=IF([$'Mature Data'.R176]=&quot;&quot;;&quot;&quot;;[$'Mature Data'.R176])">
            <text:p/>
          </table:table-cell>
          <table:table-cell table:style-name="ce7" table:formula="of:=IF([$'Mature Data'.S176]=&quot;&quot;;&quot;&quot;;[$'Mature Data'.S176])">
            <text:p/>
          </table:table-cell>
          <table:table-cell table:style-name="ce7" table:formula="of:=IF([$'Mature Data'.T176]=&quot;&quot;;&quot;&quot;;[$'Mature Data'.T176])">
            <text:p/>
          </table:table-cell>
          <table:table-cell table:style-name="ce7" table:formula="of:=IF([$'Mature Data'.U176]=&quot;&quot;;&quot;&quot;;[$'Mature Data'.U176])">
            <text:p/>
          </table:table-cell>
          <table:table-cell table:style-name="ce7" table:formula="of:=IF([.P177]=&quot;&quot;;&quot;&quot;;SUM([.Q177:.U177]))">
            <text:p/>
          </table:table-cell>
          <table:table-cell table:style-name="ce7" table:formula="of:=IF([$'Mature Data'.W176]=&quot;&quot;;&quot;&quot;;[$'Mature Data'.W176])">
            <text:p/>
          </table:table-cell>
          <table:table-cell table:style-name="ce7" table:formula="of:=IF([$'Mature Data'.X176]=&quot;&quot;;&quot;&quot;;[$'Mature Data'.X176])">
            <text:p/>
          </table:table-cell>
          <table:table-cell table:style-name="ce7" table:formula="of:=IF([$'Mature Data'.Y176]=&quot;&quot;;&quot;&quot;;[$'Mature Data'.Y176])">
            <text:p/>
          </table:table-cell>
          <table:table-cell table:style-name="ce7" table:formula="of:=IF([$'Mature Data'.Z176]=&quot;&quot;;&quot;&quot;;[$'Mature Data'.Z176])">
            <text:p/>
          </table:table-cell>
          <table:table-cell table:style-name="ce7" table:formula="of:=IF([$'Mature Data'.AA176]=&quot;&quot;;&quot;&quot;;[$'Mature Data'.AA176])">
            <text:p/>
          </table:table-cell>
          <table:table-cell table:style-name="ce43" table:formula="of:=IF(ISERR(AVERAGE([.W177:.AA177])/20);&quot;&quot;;AVERAGE([.W177:.AA17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7]=&quot;&quot;;&quot;&quot;;[$'Mature Data'.A177])">
            <text:p/>
          </table:table-cell>
          <table:table-cell table:style-name="ce7" table:formula="of:=IF([$'Mature Data'.B177]=&quot;&quot;;&quot;&quot;;[$'Mature Data'.B177])">
            <text:p/>
          </table:table-cell>
          <table:table-cell table:style-name="ce7" table:formula="of:=IF([$'Mature Data'.C177]=&quot;&quot;;&quot;&quot;;[$'Mature Data'.C177])">
            <text:p/>
          </table:table-cell>
          <table:table-cell table:style-name="ce7" table:formula="of:=IF([$'Mature Data'.D177]=&quot;&quot;;&quot;&quot;;[$'Mature Data'.D177])">
            <text:p/>
          </table:table-cell>
          <table:table-cell table:style-name="ce15" table:formula="of:=IF([$'Mature Data'.E177]=&quot;&quot;;&quot;&quot;;[$'Mature Data'.E177])">
            <text:p/>
          </table:table-cell>
          <table:table-cell table:style-name="ce15" table:formula="of:=IF([$'Mature Data'.F177]=&quot;&quot;;&quot;&quot;;[$'Mature Data'.F177])">
            <text:p/>
          </table:table-cell>
          <table:table-cell table:style-name="ce15" table:formula="of:=IF([$'Mature Data'.G177]=&quot;&quot;;&quot;&quot;;[$'Mature Data'.G177])">
            <text:p/>
          </table:table-cell>
          <table:table-cell table:style-name="ce15" table:formula="of:=IF([$'Mature Data'.H177]=&quot;&quot;;&quot;&quot;;[$'Mature Data'.H177])">
            <text:p/>
          </table:table-cell>
          <table:table-cell table:style-name="ce15" table:formula="of:=IF([$'Mature Data'.I177]=&quot;&quot;;&quot;&quot;;[$'Mature Data'.I177])">
            <text:p/>
          </table:table-cell>
          <table:table-cell table:style-name="ce22" table:formula="of:=IF([.D178]=&quot;&quot;;&quot;&quot;;SUM([.E178:.I178]))">
            <text:p/>
          </table:table-cell>
          <table:table-cell table:style-name="ce26" table:formula="of:=IF([$'Mature Data'.K177]=&quot;&quot;;&quot;&quot;;[$'Mature Data'.K177])">
            <text:p/>
          </table:table-cell>
          <table:table-cell table:style-name="ce26" table:formula="of:=IF([$'Mature Data'.L177]=&quot;&quot;;&quot;&quot;;[$'Mature Data'.L177])">
            <text:p/>
          </table:table-cell>
          <table:table-cell table:style-name="ce26" table:formula="of:=IF([$'Mature Data'.M177]=&quot;&quot;;&quot;&quot;;[$'Mature Data'.M177])">
            <text:p/>
          </table:table-cell>
          <table:table-cell table:style-name="ce26" table:formula="of:=IF([$'Mature Data'.N177]=&quot;&quot;;&quot;&quot;;[$'Mature Data'.N177])">
            <text:p/>
          </table:table-cell>
          <table:table-cell table:style-name="ce26" table:formula="of:=IF([$'Mature Data'.O177]=&quot;&quot;;&quot;&quot;;[$'Mature Data'.O177])">
            <text:p/>
          </table:table-cell>
          <table:table-cell table:style-name="ce31" table:formula="of:=IF([.J178]=&quot;&quot;;&quot;&quot;;SUM([.K178:.O178]))">
            <text:p/>
          </table:table-cell>
          <table:table-cell table:style-name="ce7" table:formula="of:=IF([$'Mature Data'.Q177]=&quot;&quot;;&quot;&quot;;[$'Mature Data'.Q177])">
            <text:p/>
          </table:table-cell>
          <table:table-cell table:style-name="ce7" table:formula="of:=IF([$'Mature Data'.R177]=&quot;&quot;;&quot;&quot;;[$'Mature Data'.R177])">
            <text:p/>
          </table:table-cell>
          <table:table-cell table:style-name="ce7" table:formula="of:=IF([$'Mature Data'.S177]=&quot;&quot;;&quot;&quot;;[$'Mature Data'.S177])">
            <text:p/>
          </table:table-cell>
          <table:table-cell table:style-name="ce7" table:formula="of:=IF([$'Mature Data'.T177]=&quot;&quot;;&quot;&quot;;[$'Mature Data'.T177])">
            <text:p/>
          </table:table-cell>
          <table:table-cell table:style-name="ce7" table:formula="of:=IF([$'Mature Data'.U177]=&quot;&quot;;&quot;&quot;;[$'Mature Data'.U177])">
            <text:p/>
          </table:table-cell>
          <table:table-cell table:style-name="ce7" table:formula="of:=IF([.P178]=&quot;&quot;;&quot;&quot;;SUM([.Q178:.U178]))">
            <text:p/>
          </table:table-cell>
          <table:table-cell table:style-name="ce7" table:formula="of:=IF([$'Mature Data'.W177]=&quot;&quot;;&quot;&quot;;[$'Mature Data'.W177])">
            <text:p/>
          </table:table-cell>
          <table:table-cell table:style-name="ce7" table:formula="of:=IF([$'Mature Data'.X177]=&quot;&quot;;&quot;&quot;;[$'Mature Data'.X177])">
            <text:p/>
          </table:table-cell>
          <table:table-cell table:style-name="ce7" table:formula="of:=IF([$'Mature Data'.Y177]=&quot;&quot;;&quot;&quot;;[$'Mature Data'.Y177])">
            <text:p/>
          </table:table-cell>
          <table:table-cell table:style-name="ce7" table:formula="of:=IF([$'Mature Data'.Z177]=&quot;&quot;;&quot;&quot;;[$'Mature Data'.Z177])">
            <text:p/>
          </table:table-cell>
          <table:table-cell table:style-name="ce7" table:formula="of:=IF([$'Mature Data'.AA177]=&quot;&quot;;&quot;&quot;;[$'Mature Data'.AA177])">
            <text:p/>
          </table:table-cell>
          <table:table-cell table:style-name="ce43" table:formula="of:=IF(ISERR(AVERAGE([.W178:.AA178])/20);&quot;&quot;;AVERAGE([.W178:.AA17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8]=&quot;&quot;;&quot;&quot;;[$'Mature Data'.A178])">
            <text:p/>
          </table:table-cell>
          <table:table-cell table:style-name="ce7" table:formula="of:=IF([$'Mature Data'.B178]=&quot;&quot;;&quot;&quot;;[$'Mature Data'.B178])">
            <text:p/>
          </table:table-cell>
          <table:table-cell table:style-name="ce7" table:formula="of:=IF([$'Mature Data'.C178]=&quot;&quot;;&quot;&quot;;[$'Mature Data'.C178])">
            <text:p/>
          </table:table-cell>
          <table:table-cell table:style-name="ce7" table:formula="of:=IF([$'Mature Data'.D178]=&quot;&quot;;&quot;&quot;;[$'Mature Data'.D178])">
            <text:p/>
          </table:table-cell>
          <table:table-cell table:style-name="ce15" table:formula="of:=IF([$'Mature Data'.E178]=&quot;&quot;;&quot;&quot;;[$'Mature Data'.E178])">
            <text:p/>
          </table:table-cell>
          <table:table-cell table:style-name="ce15" table:formula="of:=IF([$'Mature Data'.F178]=&quot;&quot;;&quot;&quot;;[$'Mature Data'.F178])">
            <text:p/>
          </table:table-cell>
          <table:table-cell table:style-name="ce15" table:formula="of:=IF([$'Mature Data'.G178]=&quot;&quot;;&quot;&quot;;[$'Mature Data'.G178])">
            <text:p/>
          </table:table-cell>
          <table:table-cell table:style-name="ce15" table:formula="of:=IF([$'Mature Data'.H178]=&quot;&quot;;&quot;&quot;;[$'Mature Data'.H178])">
            <text:p/>
          </table:table-cell>
          <table:table-cell table:style-name="ce15" table:formula="of:=IF([$'Mature Data'.I178]=&quot;&quot;;&quot;&quot;;[$'Mature Data'.I178])">
            <text:p/>
          </table:table-cell>
          <table:table-cell table:style-name="ce22" table:formula="of:=IF([.D179]=&quot;&quot;;&quot;&quot;;SUM([.E179:.I179]))">
            <text:p/>
          </table:table-cell>
          <table:table-cell table:style-name="ce26" table:formula="of:=IF([$'Mature Data'.K178]=&quot;&quot;;&quot;&quot;;[$'Mature Data'.K178])">
            <text:p/>
          </table:table-cell>
          <table:table-cell table:style-name="ce26" table:formula="of:=IF([$'Mature Data'.L178]=&quot;&quot;;&quot;&quot;;[$'Mature Data'.L178])">
            <text:p/>
          </table:table-cell>
          <table:table-cell table:style-name="ce26" table:formula="of:=IF([$'Mature Data'.M178]=&quot;&quot;;&quot;&quot;;[$'Mature Data'.M178])">
            <text:p/>
          </table:table-cell>
          <table:table-cell table:style-name="ce26" table:formula="of:=IF([$'Mature Data'.N178]=&quot;&quot;;&quot;&quot;;[$'Mature Data'.N178])">
            <text:p/>
          </table:table-cell>
          <table:table-cell table:style-name="ce26" table:formula="of:=IF([$'Mature Data'.O178]=&quot;&quot;;&quot;&quot;;[$'Mature Data'.O178])">
            <text:p/>
          </table:table-cell>
          <table:table-cell table:style-name="ce31" table:formula="of:=IF([.J179]=&quot;&quot;;&quot;&quot;;SUM([.K179:.O179]))">
            <text:p/>
          </table:table-cell>
          <table:table-cell table:style-name="ce7" table:formula="of:=IF([$'Mature Data'.Q178]=&quot;&quot;;&quot;&quot;;[$'Mature Data'.Q178])">
            <text:p/>
          </table:table-cell>
          <table:table-cell table:style-name="ce7" table:formula="of:=IF([$'Mature Data'.R178]=&quot;&quot;;&quot;&quot;;[$'Mature Data'.R178])">
            <text:p/>
          </table:table-cell>
          <table:table-cell table:style-name="ce7" table:formula="of:=IF([$'Mature Data'.S178]=&quot;&quot;;&quot;&quot;;[$'Mature Data'.S178])">
            <text:p/>
          </table:table-cell>
          <table:table-cell table:style-name="ce7" table:formula="of:=IF([$'Mature Data'.T178]=&quot;&quot;;&quot;&quot;;[$'Mature Data'.T178])">
            <text:p/>
          </table:table-cell>
          <table:table-cell table:style-name="ce7" table:formula="of:=IF([$'Mature Data'.U178]=&quot;&quot;;&quot;&quot;;[$'Mature Data'.U178])">
            <text:p/>
          </table:table-cell>
          <table:table-cell table:style-name="ce7" table:formula="of:=IF([.P179]=&quot;&quot;;&quot;&quot;;SUM([.Q179:.U179]))">
            <text:p/>
          </table:table-cell>
          <table:table-cell table:style-name="ce7" table:formula="of:=IF([$'Mature Data'.W178]=&quot;&quot;;&quot;&quot;;[$'Mature Data'.W178])">
            <text:p/>
          </table:table-cell>
          <table:table-cell table:style-name="ce7" table:formula="of:=IF([$'Mature Data'.X178]=&quot;&quot;;&quot;&quot;;[$'Mature Data'.X178])">
            <text:p/>
          </table:table-cell>
          <table:table-cell table:style-name="ce7" table:formula="of:=IF([$'Mature Data'.Y178]=&quot;&quot;;&quot;&quot;;[$'Mature Data'.Y178])">
            <text:p/>
          </table:table-cell>
          <table:table-cell table:style-name="ce7" table:formula="of:=IF([$'Mature Data'.Z178]=&quot;&quot;;&quot;&quot;;[$'Mature Data'.Z178])">
            <text:p/>
          </table:table-cell>
          <table:table-cell table:style-name="ce7" table:formula="of:=IF([$'Mature Data'.AA178]=&quot;&quot;;&quot;&quot;;[$'Mature Data'.AA178])">
            <text:p/>
          </table:table-cell>
          <table:table-cell table:style-name="ce43" table:formula="of:=IF(ISERR(AVERAGE([.W179:.AA179])/20);&quot;&quot;;AVERAGE([.W179:.AA17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79]=&quot;&quot;;&quot;&quot;;[$'Mature Data'.A179])">
            <text:p/>
          </table:table-cell>
          <table:table-cell table:style-name="ce7" table:formula="of:=IF([$'Mature Data'.B179]=&quot;&quot;;&quot;&quot;;[$'Mature Data'.B179])">
            <text:p/>
          </table:table-cell>
          <table:table-cell table:style-name="ce7" table:formula="of:=IF([$'Mature Data'.C179]=&quot;&quot;;&quot;&quot;;[$'Mature Data'.C179])">
            <text:p/>
          </table:table-cell>
          <table:table-cell table:style-name="ce7" table:formula="of:=IF([$'Mature Data'.D179]=&quot;&quot;;&quot;&quot;;[$'Mature Data'.D179])">
            <text:p/>
          </table:table-cell>
          <table:table-cell table:style-name="ce15" table:formula="of:=IF([$'Mature Data'.E179]=&quot;&quot;;&quot;&quot;;[$'Mature Data'.E179])">
            <text:p/>
          </table:table-cell>
          <table:table-cell table:style-name="ce15" table:formula="of:=IF([$'Mature Data'.F179]=&quot;&quot;;&quot;&quot;;[$'Mature Data'.F179])">
            <text:p/>
          </table:table-cell>
          <table:table-cell table:style-name="ce15" table:formula="of:=IF([$'Mature Data'.G179]=&quot;&quot;;&quot;&quot;;[$'Mature Data'.G179])">
            <text:p/>
          </table:table-cell>
          <table:table-cell table:style-name="ce15" table:formula="of:=IF([$'Mature Data'.H179]=&quot;&quot;;&quot;&quot;;[$'Mature Data'.H179])">
            <text:p/>
          </table:table-cell>
          <table:table-cell table:style-name="ce15" table:formula="of:=IF([$'Mature Data'.I179]=&quot;&quot;;&quot;&quot;;[$'Mature Data'.I179])">
            <text:p/>
          </table:table-cell>
          <table:table-cell table:style-name="ce22" table:formula="of:=IF([.D180]=&quot;&quot;;&quot;&quot;;SUM([.E180:.I180]))">
            <text:p/>
          </table:table-cell>
          <table:table-cell table:style-name="ce26" table:formula="of:=IF([$'Mature Data'.K179]=&quot;&quot;;&quot;&quot;;[$'Mature Data'.K179])">
            <text:p/>
          </table:table-cell>
          <table:table-cell table:style-name="ce26" table:formula="of:=IF([$'Mature Data'.L179]=&quot;&quot;;&quot;&quot;;[$'Mature Data'.L179])">
            <text:p/>
          </table:table-cell>
          <table:table-cell table:style-name="ce26" table:formula="of:=IF([$'Mature Data'.M179]=&quot;&quot;;&quot;&quot;;[$'Mature Data'.M179])">
            <text:p/>
          </table:table-cell>
          <table:table-cell table:style-name="ce26" table:formula="of:=IF([$'Mature Data'.N179]=&quot;&quot;;&quot;&quot;;[$'Mature Data'.N179])">
            <text:p/>
          </table:table-cell>
          <table:table-cell table:style-name="ce26" table:formula="of:=IF([$'Mature Data'.O179]=&quot;&quot;;&quot;&quot;;[$'Mature Data'.O179])">
            <text:p/>
          </table:table-cell>
          <table:table-cell table:style-name="ce31" table:formula="of:=IF([.J180]=&quot;&quot;;&quot;&quot;;SUM([.K180:.O180]))">
            <text:p/>
          </table:table-cell>
          <table:table-cell table:style-name="ce7" table:formula="of:=IF([$'Mature Data'.Q179]=&quot;&quot;;&quot;&quot;;[$'Mature Data'.Q179])">
            <text:p/>
          </table:table-cell>
          <table:table-cell table:style-name="ce7" table:formula="of:=IF([$'Mature Data'.R179]=&quot;&quot;;&quot;&quot;;[$'Mature Data'.R179])">
            <text:p/>
          </table:table-cell>
          <table:table-cell table:style-name="ce7" table:formula="of:=IF([$'Mature Data'.S179]=&quot;&quot;;&quot;&quot;;[$'Mature Data'.S179])">
            <text:p/>
          </table:table-cell>
          <table:table-cell table:style-name="ce7" table:formula="of:=IF([$'Mature Data'.T179]=&quot;&quot;;&quot;&quot;;[$'Mature Data'.T179])">
            <text:p/>
          </table:table-cell>
          <table:table-cell table:style-name="ce7" table:formula="of:=IF([$'Mature Data'.U179]=&quot;&quot;;&quot;&quot;;[$'Mature Data'.U179])">
            <text:p/>
          </table:table-cell>
          <table:table-cell table:style-name="ce7" table:formula="of:=IF([.P180]=&quot;&quot;;&quot;&quot;;SUM([.Q180:.U180]))">
            <text:p/>
          </table:table-cell>
          <table:table-cell table:style-name="ce7" table:formula="of:=IF([$'Mature Data'.W179]=&quot;&quot;;&quot;&quot;;[$'Mature Data'.W179])">
            <text:p/>
          </table:table-cell>
          <table:table-cell table:style-name="ce7" table:formula="of:=IF([$'Mature Data'.X179]=&quot;&quot;;&quot;&quot;;[$'Mature Data'.X179])">
            <text:p/>
          </table:table-cell>
          <table:table-cell table:style-name="ce7" table:formula="of:=IF([$'Mature Data'.Y179]=&quot;&quot;;&quot;&quot;;[$'Mature Data'.Y179])">
            <text:p/>
          </table:table-cell>
          <table:table-cell table:style-name="ce7" table:formula="of:=IF([$'Mature Data'.Z179]=&quot;&quot;;&quot;&quot;;[$'Mature Data'.Z179])">
            <text:p/>
          </table:table-cell>
          <table:table-cell table:style-name="ce7" table:formula="of:=IF([$'Mature Data'.AA179]=&quot;&quot;;&quot;&quot;;[$'Mature Data'.AA179])">
            <text:p/>
          </table:table-cell>
          <table:table-cell table:style-name="ce43" table:formula="of:=IF(ISERR(AVERAGE([.W180:.AA180])/20);&quot;&quot;;AVERAGE([.W180:.AA18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0]=&quot;&quot;;&quot;&quot;;[$'Mature Data'.A180])">
            <text:p/>
          </table:table-cell>
          <table:table-cell table:style-name="ce7" table:formula="of:=IF([$'Mature Data'.B180]=&quot;&quot;;&quot;&quot;;[$'Mature Data'.B180])">
            <text:p/>
          </table:table-cell>
          <table:table-cell table:style-name="ce7" table:formula="of:=IF([$'Mature Data'.C180]=&quot;&quot;;&quot;&quot;;[$'Mature Data'.C180])">
            <text:p/>
          </table:table-cell>
          <table:table-cell table:style-name="ce7" table:formula="of:=IF([$'Mature Data'.D180]=&quot;&quot;;&quot;&quot;;[$'Mature Data'.D180])">
            <text:p/>
          </table:table-cell>
          <table:table-cell table:style-name="ce15" table:formula="of:=IF([$'Mature Data'.E180]=&quot;&quot;;&quot;&quot;;[$'Mature Data'.E180])">
            <text:p/>
          </table:table-cell>
          <table:table-cell table:style-name="ce15" table:formula="of:=IF([$'Mature Data'.F180]=&quot;&quot;;&quot;&quot;;[$'Mature Data'.F180])">
            <text:p/>
          </table:table-cell>
          <table:table-cell table:style-name="ce15" table:formula="of:=IF([$'Mature Data'.G180]=&quot;&quot;;&quot;&quot;;[$'Mature Data'.G180])">
            <text:p/>
          </table:table-cell>
          <table:table-cell table:style-name="ce15" table:formula="of:=IF([$'Mature Data'.H180]=&quot;&quot;;&quot;&quot;;[$'Mature Data'.H180])">
            <text:p/>
          </table:table-cell>
          <table:table-cell table:style-name="ce15" table:formula="of:=IF([$'Mature Data'.I180]=&quot;&quot;;&quot;&quot;;[$'Mature Data'.I180])">
            <text:p/>
          </table:table-cell>
          <table:table-cell table:style-name="ce22" table:formula="of:=IF([.D181]=&quot;&quot;;&quot;&quot;;SUM([.E181:.I181]))">
            <text:p/>
          </table:table-cell>
          <table:table-cell table:style-name="ce26" table:formula="of:=IF([$'Mature Data'.K180]=&quot;&quot;;&quot;&quot;;[$'Mature Data'.K180])">
            <text:p/>
          </table:table-cell>
          <table:table-cell table:style-name="ce26" table:formula="of:=IF([$'Mature Data'.L180]=&quot;&quot;;&quot;&quot;;[$'Mature Data'.L180])">
            <text:p/>
          </table:table-cell>
          <table:table-cell table:style-name="ce26" table:formula="of:=IF([$'Mature Data'.M180]=&quot;&quot;;&quot;&quot;;[$'Mature Data'.M180])">
            <text:p/>
          </table:table-cell>
          <table:table-cell table:style-name="ce26" table:formula="of:=IF([$'Mature Data'.N180]=&quot;&quot;;&quot;&quot;;[$'Mature Data'.N180])">
            <text:p/>
          </table:table-cell>
          <table:table-cell table:style-name="ce26" table:formula="of:=IF([$'Mature Data'.O180]=&quot;&quot;;&quot;&quot;;[$'Mature Data'.O180])">
            <text:p/>
          </table:table-cell>
          <table:table-cell table:style-name="ce31" table:formula="of:=IF([.J181]=&quot;&quot;;&quot;&quot;;SUM([.K181:.O181]))">
            <text:p/>
          </table:table-cell>
          <table:table-cell table:style-name="ce7" table:formula="of:=IF([$'Mature Data'.Q180]=&quot;&quot;;&quot;&quot;;[$'Mature Data'.Q180])">
            <text:p/>
          </table:table-cell>
          <table:table-cell table:style-name="ce7" table:formula="of:=IF([$'Mature Data'.R180]=&quot;&quot;;&quot;&quot;;[$'Mature Data'.R180])">
            <text:p/>
          </table:table-cell>
          <table:table-cell table:style-name="ce7" table:formula="of:=IF([$'Mature Data'.S180]=&quot;&quot;;&quot;&quot;;[$'Mature Data'.S180])">
            <text:p/>
          </table:table-cell>
          <table:table-cell table:style-name="ce7" table:formula="of:=IF([$'Mature Data'.T180]=&quot;&quot;;&quot;&quot;;[$'Mature Data'.T180])">
            <text:p/>
          </table:table-cell>
          <table:table-cell table:style-name="ce7" table:formula="of:=IF([$'Mature Data'.U180]=&quot;&quot;;&quot;&quot;;[$'Mature Data'.U180])">
            <text:p/>
          </table:table-cell>
          <table:table-cell table:style-name="ce7" table:formula="of:=IF([.P181]=&quot;&quot;;&quot;&quot;;SUM([.Q181:.U181]))">
            <text:p/>
          </table:table-cell>
          <table:table-cell table:style-name="ce7" table:formula="of:=IF([$'Mature Data'.W180]=&quot;&quot;;&quot;&quot;;[$'Mature Data'.W180])">
            <text:p/>
          </table:table-cell>
          <table:table-cell table:style-name="ce7" table:formula="of:=IF([$'Mature Data'.X180]=&quot;&quot;;&quot;&quot;;[$'Mature Data'.X180])">
            <text:p/>
          </table:table-cell>
          <table:table-cell table:style-name="ce7" table:formula="of:=IF([$'Mature Data'.Y180]=&quot;&quot;;&quot;&quot;;[$'Mature Data'.Y180])">
            <text:p/>
          </table:table-cell>
          <table:table-cell table:style-name="ce7" table:formula="of:=IF([$'Mature Data'.Z180]=&quot;&quot;;&quot;&quot;;[$'Mature Data'.Z180])">
            <text:p/>
          </table:table-cell>
          <table:table-cell table:style-name="ce7" table:formula="of:=IF([$'Mature Data'.AA180]=&quot;&quot;;&quot;&quot;;[$'Mature Data'.AA180])">
            <text:p/>
          </table:table-cell>
          <table:table-cell table:style-name="ce43" table:formula="of:=IF(ISERR(AVERAGE([.W181:.AA181])/20);&quot;&quot;;AVERAGE([.W181:.AA18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1]=&quot;&quot;;&quot;&quot;;[$'Mature Data'.A181])">
            <text:p/>
          </table:table-cell>
          <table:table-cell table:style-name="ce7" table:formula="of:=IF([$'Mature Data'.B181]=&quot;&quot;;&quot;&quot;;[$'Mature Data'.B181])">
            <text:p/>
          </table:table-cell>
          <table:table-cell table:style-name="ce7" table:formula="of:=IF([$'Mature Data'.C181]=&quot;&quot;;&quot;&quot;;[$'Mature Data'.C181])">
            <text:p/>
          </table:table-cell>
          <table:table-cell table:style-name="ce7" table:formula="of:=IF([$'Mature Data'.D181]=&quot;&quot;;&quot;&quot;;[$'Mature Data'.D181])">
            <text:p/>
          </table:table-cell>
          <table:table-cell table:style-name="ce15" table:formula="of:=IF([$'Mature Data'.E181]=&quot;&quot;;&quot;&quot;;[$'Mature Data'.E181])">
            <text:p/>
          </table:table-cell>
          <table:table-cell table:style-name="ce15" table:formula="of:=IF([$'Mature Data'.F181]=&quot;&quot;;&quot;&quot;;[$'Mature Data'.F181])">
            <text:p/>
          </table:table-cell>
          <table:table-cell table:style-name="ce15" table:formula="of:=IF([$'Mature Data'.G181]=&quot;&quot;;&quot;&quot;;[$'Mature Data'.G181])">
            <text:p/>
          </table:table-cell>
          <table:table-cell table:style-name="ce15" table:formula="of:=IF([$'Mature Data'.H181]=&quot;&quot;;&quot;&quot;;[$'Mature Data'.H181])">
            <text:p/>
          </table:table-cell>
          <table:table-cell table:style-name="ce15" table:formula="of:=IF([$'Mature Data'.I181]=&quot;&quot;;&quot;&quot;;[$'Mature Data'.I181])">
            <text:p/>
          </table:table-cell>
          <table:table-cell table:style-name="ce22" table:formula="of:=IF([.D182]=&quot;&quot;;&quot;&quot;;SUM([.E182:.I182]))">
            <text:p/>
          </table:table-cell>
          <table:table-cell table:style-name="ce26" table:formula="of:=IF([$'Mature Data'.K181]=&quot;&quot;;&quot;&quot;;[$'Mature Data'.K181])">
            <text:p/>
          </table:table-cell>
          <table:table-cell table:style-name="ce26" table:formula="of:=IF([$'Mature Data'.L181]=&quot;&quot;;&quot;&quot;;[$'Mature Data'.L181])">
            <text:p/>
          </table:table-cell>
          <table:table-cell table:style-name="ce26" table:formula="of:=IF([$'Mature Data'.M181]=&quot;&quot;;&quot;&quot;;[$'Mature Data'.M181])">
            <text:p/>
          </table:table-cell>
          <table:table-cell table:style-name="ce26" table:formula="of:=IF([$'Mature Data'.N181]=&quot;&quot;;&quot;&quot;;[$'Mature Data'.N181])">
            <text:p/>
          </table:table-cell>
          <table:table-cell table:style-name="ce26" table:formula="of:=IF([$'Mature Data'.O181]=&quot;&quot;;&quot;&quot;;[$'Mature Data'.O181])">
            <text:p/>
          </table:table-cell>
          <table:table-cell table:style-name="ce31" table:formula="of:=IF([.J182]=&quot;&quot;;&quot;&quot;;SUM([.K182:.O182]))">
            <text:p/>
          </table:table-cell>
          <table:table-cell table:style-name="ce7" table:formula="of:=IF([$'Mature Data'.Q181]=&quot;&quot;;&quot;&quot;;[$'Mature Data'.Q181])">
            <text:p/>
          </table:table-cell>
          <table:table-cell table:style-name="ce7" table:formula="of:=IF([$'Mature Data'.R181]=&quot;&quot;;&quot;&quot;;[$'Mature Data'.R181])">
            <text:p/>
          </table:table-cell>
          <table:table-cell table:style-name="ce7" table:formula="of:=IF([$'Mature Data'.S181]=&quot;&quot;;&quot;&quot;;[$'Mature Data'.S181])">
            <text:p/>
          </table:table-cell>
          <table:table-cell table:style-name="ce7" table:formula="of:=IF([$'Mature Data'.T181]=&quot;&quot;;&quot;&quot;;[$'Mature Data'.T181])">
            <text:p/>
          </table:table-cell>
          <table:table-cell table:style-name="ce7" table:formula="of:=IF([$'Mature Data'.U181]=&quot;&quot;;&quot;&quot;;[$'Mature Data'.U181])">
            <text:p/>
          </table:table-cell>
          <table:table-cell table:style-name="ce7" table:formula="of:=IF([.P182]=&quot;&quot;;&quot;&quot;;SUM([.Q182:.U182]))">
            <text:p/>
          </table:table-cell>
          <table:table-cell table:style-name="ce7" table:formula="of:=IF([$'Mature Data'.W181]=&quot;&quot;;&quot;&quot;;[$'Mature Data'.W181])">
            <text:p/>
          </table:table-cell>
          <table:table-cell table:style-name="ce7" table:formula="of:=IF([$'Mature Data'.X181]=&quot;&quot;;&quot;&quot;;[$'Mature Data'.X181])">
            <text:p/>
          </table:table-cell>
          <table:table-cell table:style-name="ce7" table:formula="of:=IF([$'Mature Data'.Y181]=&quot;&quot;;&quot;&quot;;[$'Mature Data'.Y181])">
            <text:p/>
          </table:table-cell>
          <table:table-cell table:style-name="ce7" table:formula="of:=IF([$'Mature Data'.Z181]=&quot;&quot;;&quot;&quot;;[$'Mature Data'.Z181])">
            <text:p/>
          </table:table-cell>
          <table:table-cell table:style-name="ce7" table:formula="of:=IF([$'Mature Data'.AA181]=&quot;&quot;;&quot;&quot;;[$'Mature Data'.AA181])">
            <text:p/>
          </table:table-cell>
          <table:table-cell table:style-name="ce43" table:formula="of:=IF(ISERR(AVERAGE([.W182:.AA182])/20);&quot;&quot;;AVERAGE([.W182:.AA18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2]=&quot;&quot;;&quot;&quot;;[$'Mature Data'.A182])">
            <text:p/>
          </table:table-cell>
          <table:table-cell table:style-name="ce7" table:formula="of:=IF([$'Mature Data'.B182]=&quot;&quot;;&quot;&quot;;[$'Mature Data'.B182])">
            <text:p/>
          </table:table-cell>
          <table:table-cell table:style-name="ce7" table:formula="of:=IF([$'Mature Data'.C182]=&quot;&quot;;&quot;&quot;;[$'Mature Data'.C182])">
            <text:p/>
          </table:table-cell>
          <table:table-cell table:style-name="ce7" table:formula="of:=IF([$'Mature Data'.D182]=&quot;&quot;;&quot;&quot;;[$'Mature Data'.D182])">
            <text:p/>
          </table:table-cell>
          <table:table-cell table:style-name="ce15" table:formula="of:=IF([$'Mature Data'.E182]=&quot;&quot;;&quot;&quot;;[$'Mature Data'.E182])">
            <text:p/>
          </table:table-cell>
          <table:table-cell table:style-name="ce15" table:formula="of:=IF([$'Mature Data'.F182]=&quot;&quot;;&quot;&quot;;[$'Mature Data'.F182])">
            <text:p/>
          </table:table-cell>
          <table:table-cell table:style-name="ce15" table:formula="of:=IF([$'Mature Data'.G182]=&quot;&quot;;&quot;&quot;;[$'Mature Data'.G182])">
            <text:p/>
          </table:table-cell>
          <table:table-cell table:style-name="ce15" table:formula="of:=IF([$'Mature Data'.H182]=&quot;&quot;;&quot;&quot;;[$'Mature Data'.H182])">
            <text:p/>
          </table:table-cell>
          <table:table-cell table:style-name="ce15" table:formula="of:=IF([$'Mature Data'.I182]=&quot;&quot;;&quot;&quot;;[$'Mature Data'.I182])">
            <text:p/>
          </table:table-cell>
          <table:table-cell table:style-name="ce22" table:formula="of:=IF([.D183]=&quot;&quot;;&quot;&quot;;SUM([.E183:.I183]))">
            <text:p/>
          </table:table-cell>
          <table:table-cell table:style-name="ce26" table:formula="of:=IF([$'Mature Data'.K182]=&quot;&quot;;&quot;&quot;;[$'Mature Data'.K182])">
            <text:p/>
          </table:table-cell>
          <table:table-cell table:style-name="ce26" table:formula="of:=IF([$'Mature Data'.L182]=&quot;&quot;;&quot;&quot;;[$'Mature Data'.L182])">
            <text:p/>
          </table:table-cell>
          <table:table-cell table:style-name="ce26" table:formula="of:=IF([$'Mature Data'.M182]=&quot;&quot;;&quot;&quot;;[$'Mature Data'.M182])">
            <text:p/>
          </table:table-cell>
          <table:table-cell table:style-name="ce26" table:formula="of:=IF([$'Mature Data'.N182]=&quot;&quot;;&quot;&quot;;[$'Mature Data'.N182])">
            <text:p/>
          </table:table-cell>
          <table:table-cell table:style-name="ce26" table:formula="of:=IF([$'Mature Data'.O182]=&quot;&quot;;&quot;&quot;;[$'Mature Data'.O182])">
            <text:p/>
          </table:table-cell>
          <table:table-cell table:style-name="ce31" table:formula="of:=IF([.J183]=&quot;&quot;;&quot;&quot;;SUM([.K183:.O183]))">
            <text:p/>
          </table:table-cell>
          <table:table-cell table:style-name="ce7" table:formula="of:=IF([$'Mature Data'.Q182]=&quot;&quot;;&quot;&quot;;[$'Mature Data'.Q182])">
            <text:p/>
          </table:table-cell>
          <table:table-cell table:style-name="ce7" table:formula="of:=IF([$'Mature Data'.R182]=&quot;&quot;;&quot;&quot;;[$'Mature Data'.R182])">
            <text:p/>
          </table:table-cell>
          <table:table-cell table:style-name="ce7" table:formula="of:=IF([$'Mature Data'.S182]=&quot;&quot;;&quot;&quot;;[$'Mature Data'.S182])">
            <text:p/>
          </table:table-cell>
          <table:table-cell table:style-name="ce7" table:formula="of:=IF([$'Mature Data'.T182]=&quot;&quot;;&quot;&quot;;[$'Mature Data'.T182])">
            <text:p/>
          </table:table-cell>
          <table:table-cell table:style-name="ce7" table:formula="of:=IF([$'Mature Data'.U182]=&quot;&quot;;&quot;&quot;;[$'Mature Data'.U182])">
            <text:p/>
          </table:table-cell>
          <table:table-cell table:style-name="ce7" table:formula="of:=IF([.P183]=&quot;&quot;;&quot;&quot;;SUM([.Q183:.U183]))">
            <text:p/>
          </table:table-cell>
          <table:table-cell table:style-name="ce7" table:formula="of:=IF([$'Mature Data'.W182]=&quot;&quot;;&quot;&quot;;[$'Mature Data'.W182])">
            <text:p/>
          </table:table-cell>
          <table:table-cell table:style-name="ce7" table:formula="of:=IF([$'Mature Data'.X182]=&quot;&quot;;&quot;&quot;;[$'Mature Data'.X182])">
            <text:p/>
          </table:table-cell>
          <table:table-cell table:style-name="ce7" table:formula="of:=IF([$'Mature Data'.Y182]=&quot;&quot;;&quot;&quot;;[$'Mature Data'.Y182])">
            <text:p/>
          </table:table-cell>
          <table:table-cell table:style-name="ce7" table:formula="of:=IF([$'Mature Data'.Z182]=&quot;&quot;;&quot;&quot;;[$'Mature Data'.Z182])">
            <text:p/>
          </table:table-cell>
          <table:table-cell table:style-name="ce7" table:formula="of:=IF([$'Mature Data'.AA182]=&quot;&quot;;&quot;&quot;;[$'Mature Data'.AA182])">
            <text:p/>
          </table:table-cell>
          <table:table-cell table:style-name="ce43" table:formula="of:=IF(ISERR(AVERAGE([.W183:.AA183])/20);&quot;&quot;;AVERAGE([.W183:.AA18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3]=&quot;&quot;;&quot;&quot;;[$'Mature Data'.A183])">
            <text:p/>
          </table:table-cell>
          <table:table-cell table:style-name="ce7" table:formula="of:=IF([$'Mature Data'.B183]=&quot;&quot;;&quot;&quot;;[$'Mature Data'.B183])">
            <text:p/>
          </table:table-cell>
          <table:table-cell table:style-name="ce7" table:formula="of:=IF([$'Mature Data'.C183]=&quot;&quot;;&quot;&quot;;[$'Mature Data'.C183])">
            <text:p/>
          </table:table-cell>
          <table:table-cell table:style-name="ce7" table:formula="of:=IF([$'Mature Data'.D183]=&quot;&quot;;&quot;&quot;;[$'Mature Data'.D183])">
            <text:p/>
          </table:table-cell>
          <table:table-cell table:style-name="ce15" table:formula="of:=IF([$'Mature Data'.E183]=&quot;&quot;;&quot;&quot;;[$'Mature Data'.E183])">
            <text:p/>
          </table:table-cell>
          <table:table-cell table:style-name="ce15" table:formula="of:=IF([$'Mature Data'.F183]=&quot;&quot;;&quot;&quot;;[$'Mature Data'.F183])">
            <text:p/>
          </table:table-cell>
          <table:table-cell table:style-name="ce15" table:formula="of:=IF([$'Mature Data'.G183]=&quot;&quot;;&quot;&quot;;[$'Mature Data'.G183])">
            <text:p/>
          </table:table-cell>
          <table:table-cell table:style-name="ce15" table:formula="of:=IF([$'Mature Data'.H183]=&quot;&quot;;&quot;&quot;;[$'Mature Data'.H183])">
            <text:p/>
          </table:table-cell>
          <table:table-cell table:style-name="ce15" table:formula="of:=IF([$'Mature Data'.I183]=&quot;&quot;;&quot;&quot;;[$'Mature Data'.I183])">
            <text:p/>
          </table:table-cell>
          <table:table-cell table:style-name="ce22" table:formula="of:=IF([.D184]=&quot;&quot;;&quot;&quot;;SUM([.E184:.I184]))">
            <text:p/>
          </table:table-cell>
          <table:table-cell table:style-name="ce26" table:formula="of:=IF([$'Mature Data'.K183]=&quot;&quot;;&quot;&quot;;[$'Mature Data'.K183])">
            <text:p/>
          </table:table-cell>
          <table:table-cell table:style-name="ce26" table:formula="of:=IF([$'Mature Data'.L183]=&quot;&quot;;&quot;&quot;;[$'Mature Data'.L183])">
            <text:p/>
          </table:table-cell>
          <table:table-cell table:style-name="ce26" table:formula="of:=IF([$'Mature Data'.M183]=&quot;&quot;;&quot;&quot;;[$'Mature Data'.M183])">
            <text:p/>
          </table:table-cell>
          <table:table-cell table:style-name="ce26" table:formula="of:=IF([$'Mature Data'.N183]=&quot;&quot;;&quot;&quot;;[$'Mature Data'.N183])">
            <text:p/>
          </table:table-cell>
          <table:table-cell table:style-name="ce26" table:formula="of:=IF([$'Mature Data'.O183]=&quot;&quot;;&quot;&quot;;[$'Mature Data'.O183])">
            <text:p/>
          </table:table-cell>
          <table:table-cell table:style-name="ce31" table:formula="of:=IF([.J184]=&quot;&quot;;&quot;&quot;;SUM([.K184:.O184]))">
            <text:p/>
          </table:table-cell>
          <table:table-cell table:style-name="ce7" table:formula="of:=IF([$'Mature Data'.Q183]=&quot;&quot;;&quot;&quot;;[$'Mature Data'.Q183])">
            <text:p/>
          </table:table-cell>
          <table:table-cell table:style-name="ce7" table:formula="of:=IF([$'Mature Data'.R183]=&quot;&quot;;&quot;&quot;;[$'Mature Data'.R183])">
            <text:p/>
          </table:table-cell>
          <table:table-cell table:style-name="ce7" table:formula="of:=IF([$'Mature Data'.S183]=&quot;&quot;;&quot;&quot;;[$'Mature Data'.S183])">
            <text:p/>
          </table:table-cell>
          <table:table-cell table:style-name="ce7" table:formula="of:=IF([$'Mature Data'.T183]=&quot;&quot;;&quot;&quot;;[$'Mature Data'.T183])">
            <text:p/>
          </table:table-cell>
          <table:table-cell table:style-name="ce7" table:formula="of:=IF([$'Mature Data'.U183]=&quot;&quot;;&quot;&quot;;[$'Mature Data'.U183])">
            <text:p/>
          </table:table-cell>
          <table:table-cell table:style-name="ce7" table:formula="of:=IF([.P184]=&quot;&quot;;&quot;&quot;;SUM([.Q184:.U184]))">
            <text:p/>
          </table:table-cell>
          <table:table-cell table:style-name="ce7" table:formula="of:=IF([$'Mature Data'.W183]=&quot;&quot;;&quot;&quot;;[$'Mature Data'.W183])">
            <text:p/>
          </table:table-cell>
          <table:table-cell table:style-name="ce7" table:formula="of:=IF([$'Mature Data'.X183]=&quot;&quot;;&quot;&quot;;[$'Mature Data'.X183])">
            <text:p/>
          </table:table-cell>
          <table:table-cell table:style-name="ce7" table:formula="of:=IF([$'Mature Data'.Y183]=&quot;&quot;;&quot;&quot;;[$'Mature Data'.Y183])">
            <text:p/>
          </table:table-cell>
          <table:table-cell table:style-name="ce7" table:formula="of:=IF([$'Mature Data'.Z183]=&quot;&quot;;&quot;&quot;;[$'Mature Data'.Z183])">
            <text:p/>
          </table:table-cell>
          <table:table-cell table:style-name="ce7" table:formula="of:=IF([$'Mature Data'.AA183]=&quot;&quot;;&quot;&quot;;[$'Mature Data'.AA183])">
            <text:p/>
          </table:table-cell>
          <table:table-cell table:style-name="ce43" table:formula="of:=IF(ISERR(AVERAGE([.W184:.AA184])/20);&quot;&quot;;AVERAGE([.W184:.AA18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4]=&quot;&quot;;&quot;&quot;;[$'Mature Data'.A184])">
            <text:p/>
          </table:table-cell>
          <table:table-cell table:style-name="ce7" table:formula="of:=IF([$'Mature Data'.B184]=&quot;&quot;;&quot;&quot;;[$'Mature Data'.B184])">
            <text:p/>
          </table:table-cell>
          <table:table-cell table:style-name="ce7" table:formula="of:=IF([$'Mature Data'.C184]=&quot;&quot;;&quot;&quot;;[$'Mature Data'.C184])">
            <text:p/>
          </table:table-cell>
          <table:table-cell table:style-name="ce7" table:formula="of:=IF([$'Mature Data'.D184]=&quot;&quot;;&quot;&quot;;[$'Mature Data'.D184])">
            <text:p/>
          </table:table-cell>
          <table:table-cell table:style-name="ce15" table:formula="of:=IF([$'Mature Data'.E184]=&quot;&quot;;&quot;&quot;;[$'Mature Data'.E184])">
            <text:p/>
          </table:table-cell>
          <table:table-cell table:style-name="ce15" table:formula="of:=IF([$'Mature Data'.F184]=&quot;&quot;;&quot;&quot;;[$'Mature Data'.F184])">
            <text:p/>
          </table:table-cell>
          <table:table-cell table:style-name="ce15" table:formula="of:=IF([$'Mature Data'.G184]=&quot;&quot;;&quot;&quot;;[$'Mature Data'.G184])">
            <text:p/>
          </table:table-cell>
          <table:table-cell table:style-name="ce15" table:formula="of:=IF([$'Mature Data'.H184]=&quot;&quot;;&quot;&quot;;[$'Mature Data'.H184])">
            <text:p/>
          </table:table-cell>
          <table:table-cell table:style-name="ce15" table:formula="of:=IF([$'Mature Data'.I184]=&quot;&quot;;&quot;&quot;;[$'Mature Data'.I184])">
            <text:p/>
          </table:table-cell>
          <table:table-cell table:style-name="ce22" table:formula="of:=IF([.D185]=&quot;&quot;;&quot;&quot;;SUM([.E185:.I185]))">
            <text:p/>
          </table:table-cell>
          <table:table-cell table:style-name="ce26" table:formula="of:=IF([$'Mature Data'.K184]=&quot;&quot;;&quot;&quot;;[$'Mature Data'.K184])">
            <text:p/>
          </table:table-cell>
          <table:table-cell table:style-name="ce26" table:formula="of:=IF([$'Mature Data'.L184]=&quot;&quot;;&quot;&quot;;[$'Mature Data'.L184])">
            <text:p/>
          </table:table-cell>
          <table:table-cell table:style-name="ce26" table:formula="of:=IF([$'Mature Data'.M184]=&quot;&quot;;&quot;&quot;;[$'Mature Data'.M184])">
            <text:p/>
          </table:table-cell>
          <table:table-cell table:style-name="ce26" table:formula="of:=IF([$'Mature Data'.N184]=&quot;&quot;;&quot;&quot;;[$'Mature Data'.N184])">
            <text:p/>
          </table:table-cell>
          <table:table-cell table:style-name="ce26" table:formula="of:=IF([$'Mature Data'.O184]=&quot;&quot;;&quot;&quot;;[$'Mature Data'.O184])">
            <text:p/>
          </table:table-cell>
          <table:table-cell table:style-name="ce31" table:formula="of:=IF([.J185]=&quot;&quot;;&quot;&quot;;SUM([.K185:.O185]))">
            <text:p/>
          </table:table-cell>
          <table:table-cell table:style-name="ce7" table:formula="of:=IF([$'Mature Data'.Q184]=&quot;&quot;;&quot;&quot;;[$'Mature Data'.Q184])">
            <text:p/>
          </table:table-cell>
          <table:table-cell table:style-name="ce7" table:formula="of:=IF([$'Mature Data'.R184]=&quot;&quot;;&quot;&quot;;[$'Mature Data'.R184])">
            <text:p/>
          </table:table-cell>
          <table:table-cell table:style-name="ce7" table:formula="of:=IF([$'Mature Data'.S184]=&quot;&quot;;&quot;&quot;;[$'Mature Data'.S184])">
            <text:p/>
          </table:table-cell>
          <table:table-cell table:style-name="ce7" table:formula="of:=IF([$'Mature Data'.T184]=&quot;&quot;;&quot;&quot;;[$'Mature Data'.T184])">
            <text:p/>
          </table:table-cell>
          <table:table-cell table:style-name="ce7" table:formula="of:=IF([$'Mature Data'.U184]=&quot;&quot;;&quot;&quot;;[$'Mature Data'.U184])">
            <text:p/>
          </table:table-cell>
          <table:table-cell table:style-name="ce7" table:formula="of:=IF([.P185]=&quot;&quot;;&quot;&quot;;SUM([.Q185:.U185]))">
            <text:p/>
          </table:table-cell>
          <table:table-cell table:style-name="ce7" table:formula="of:=IF([$'Mature Data'.W184]=&quot;&quot;;&quot;&quot;;[$'Mature Data'.W184])">
            <text:p/>
          </table:table-cell>
          <table:table-cell table:style-name="ce7" table:formula="of:=IF([$'Mature Data'.X184]=&quot;&quot;;&quot;&quot;;[$'Mature Data'.X184])">
            <text:p/>
          </table:table-cell>
          <table:table-cell table:style-name="ce7" table:formula="of:=IF([$'Mature Data'.Y184]=&quot;&quot;;&quot;&quot;;[$'Mature Data'.Y184])">
            <text:p/>
          </table:table-cell>
          <table:table-cell table:style-name="ce7" table:formula="of:=IF([$'Mature Data'.Z184]=&quot;&quot;;&quot;&quot;;[$'Mature Data'.Z184])">
            <text:p/>
          </table:table-cell>
          <table:table-cell table:style-name="ce7" table:formula="of:=IF([$'Mature Data'.AA184]=&quot;&quot;;&quot;&quot;;[$'Mature Data'.AA184])">
            <text:p/>
          </table:table-cell>
          <table:table-cell table:style-name="ce43" table:formula="of:=IF(ISERR(AVERAGE([.W185:.AA185])/20);&quot;&quot;;AVERAGE([.W185:.AA18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7]=&quot;&quot;;&quot;&quot;;[$'Mature Data'.A187])">
            <text:p/>
          </table:table-cell>
          <table:table-cell table:style-name="ce7" table:formula="of:=IF([$'Mature Data'.B187]=&quot;&quot;;&quot;&quot;;[$'Mature Data'.B187])">
            <text:p/>
          </table:table-cell>
          <table:table-cell table:style-name="ce7" table:formula="of:=IF([$'Mature Data'.C187]=&quot;&quot;;&quot;&quot;;[$'Mature Data'.C187])">
            <text:p/>
          </table:table-cell>
          <table:table-cell table:style-name="ce7" table:formula="of:=IF([$'Mature Data'.D187]=&quot;&quot;;&quot;&quot;;[$'Mature Data'.D187])">
            <text:p/>
          </table:table-cell>
          <table:table-cell table:style-name="ce15" table:formula="of:=IF([$'Mature Data'.E187]=&quot;&quot;;&quot;&quot;;[$'Mature Data'.E187])">
            <text:p/>
          </table:table-cell>
          <table:table-cell table:style-name="ce15" table:formula="of:=IF([$'Mature Data'.F187]=&quot;&quot;;&quot;&quot;;[$'Mature Data'.F187])">
            <text:p/>
          </table:table-cell>
          <table:table-cell table:style-name="ce15" table:formula="of:=IF([$'Mature Data'.G187]=&quot;&quot;;&quot;&quot;;[$'Mature Data'.G187])">
            <text:p/>
          </table:table-cell>
          <table:table-cell table:style-name="ce15" table:formula="of:=IF([$'Mature Data'.H187]=&quot;&quot;;&quot;&quot;;[$'Mature Data'.H187])">
            <text:p/>
          </table:table-cell>
          <table:table-cell table:style-name="ce15" table:formula="of:=IF([$'Mature Data'.I187]=&quot;&quot;;&quot;&quot;;[$'Mature Data'.I187])">
            <text:p/>
          </table:table-cell>
          <table:table-cell table:style-name="ce22" table:formula="of:=IF([.D186]=&quot;&quot;;&quot;&quot;;SUM([.E186:.I186]))">
            <text:p/>
          </table:table-cell>
          <table:table-cell table:style-name="ce26" table:formula="of:=IF([$'Mature Data'.K187]=&quot;&quot;;&quot;&quot;;[$'Mature Data'.K187])">
            <text:p/>
          </table:table-cell>
          <table:table-cell table:style-name="ce26" table:formula="of:=IF([$'Mature Data'.L187]=&quot;&quot;;&quot;&quot;;[$'Mature Data'.L187])">
            <text:p/>
          </table:table-cell>
          <table:table-cell table:style-name="ce26" table:formula="of:=IF([$'Mature Data'.M187]=&quot;&quot;;&quot;&quot;;[$'Mature Data'.M187])">
            <text:p/>
          </table:table-cell>
          <table:table-cell table:style-name="ce26" table:formula="of:=IF([$'Mature Data'.N187]=&quot;&quot;;&quot;&quot;;[$'Mature Data'.N187])">
            <text:p/>
          </table:table-cell>
          <table:table-cell table:style-name="ce26" table:formula="of:=IF([$'Mature Data'.O187]=&quot;&quot;;&quot;&quot;;[$'Mature Data'.O187])">
            <text:p/>
          </table:table-cell>
          <table:table-cell table:style-name="ce31" table:formula="of:=IF([.J186]=&quot;&quot;;&quot;&quot;;SUM([.K186:.O186]))">
            <text:p/>
          </table:table-cell>
          <table:table-cell table:style-name="ce7" table:formula="of:=IF([$'Mature Data'.Q187]=&quot;&quot;;&quot;&quot;;[$'Mature Data'.Q187])">
            <text:p/>
          </table:table-cell>
          <table:table-cell table:style-name="ce7" table:formula="of:=IF([$'Mature Data'.R187]=&quot;&quot;;&quot;&quot;;[$'Mature Data'.R187])">
            <text:p/>
          </table:table-cell>
          <table:table-cell table:style-name="ce7" table:formula="of:=IF([$'Mature Data'.S187]=&quot;&quot;;&quot;&quot;;[$'Mature Data'.S187])">
            <text:p/>
          </table:table-cell>
          <table:table-cell table:style-name="ce7" table:formula="of:=IF([$'Mature Data'.T187]=&quot;&quot;;&quot;&quot;;[$'Mature Data'.T187])">
            <text:p/>
          </table:table-cell>
          <table:table-cell table:style-name="ce7" table:formula="of:=IF([$'Mature Data'.U187]=&quot;&quot;;&quot;&quot;;[$'Mature Data'.U187])">
            <text:p/>
          </table:table-cell>
          <table:table-cell table:style-name="ce7" table:formula="of:=IF([.P186]=&quot;&quot;;&quot;&quot;;SUM([.Q186:.U186]))">
            <text:p/>
          </table:table-cell>
          <table:table-cell table:style-name="ce7" table:formula="of:=IF([$'Mature Data'.W187]=&quot;&quot;;&quot;&quot;;[$'Mature Data'.W187])">
            <text:p/>
          </table:table-cell>
          <table:table-cell table:style-name="ce7" table:formula="of:=IF([$'Mature Data'.X187]=&quot;&quot;;&quot;&quot;;[$'Mature Data'.X187])">
            <text:p/>
          </table:table-cell>
          <table:table-cell table:style-name="ce7" table:formula="of:=IF([$'Mature Data'.Y187]=&quot;&quot;;&quot;&quot;;[$'Mature Data'.Y187])">
            <text:p/>
          </table:table-cell>
          <table:table-cell table:style-name="ce7" table:formula="of:=IF([$'Mature Data'.Z187]=&quot;&quot;;&quot;&quot;;[$'Mature Data'.Z187])">
            <text:p/>
          </table:table-cell>
          <table:table-cell table:style-name="ce7" table:formula="of:=IF([$'Mature Data'.AA187]=&quot;&quot;;&quot;&quot;;[$'Mature Data'.AA187])">
            <text:p/>
          </table:table-cell>
          <table:table-cell table:style-name="ce43" table:formula="of:=IF(ISERR(AVERAGE([.W186:.AA186])/20);&quot;&quot;;AVERAGE([.W186:.AA18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8]=&quot;&quot;;&quot;&quot;;[$'Mature Data'.A188])">
            <text:p/>
          </table:table-cell>
          <table:table-cell table:style-name="ce7" table:formula="of:=IF([$'Mature Data'.B188]=&quot;&quot;;&quot;&quot;;[$'Mature Data'.B188])">
            <text:p/>
          </table:table-cell>
          <table:table-cell table:style-name="ce7" table:formula="of:=IF([$'Mature Data'.C188]=&quot;&quot;;&quot;&quot;;[$'Mature Data'.C188])">
            <text:p/>
          </table:table-cell>
          <table:table-cell table:style-name="ce7" table:formula="of:=IF([$'Mature Data'.D188]=&quot;&quot;;&quot;&quot;;[$'Mature Data'.D188])">
            <text:p/>
          </table:table-cell>
          <table:table-cell table:style-name="ce15" table:formula="of:=IF([$'Mature Data'.E188]=&quot;&quot;;&quot;&quot;;[$'Mature Data'.E188])">
            <text:p/>
          </table:table-cell>
          <table:table-cell table:style-name="ce15" table:formula="of:=IF([$'Mature Data'.F188]=&quot;&quot;;&quot;&quot;;[$'Mature Data'.F188])">
            <text:p/>
          </table:table-cell>
          <table:table-cell table:style-name="ce15" table:formula="of:=IF([$'Mature Data'.G188]=&quot;&quot;;&quot;&quot;;[$'Mature Data'.G188])">
            <text:p/>
          </table:table-cell>
          <table:table-cell table:style-name="ce15" table:formula="of:=IF([$'Mature Data'.H188]=&quot;&quot;;&quot;&quot;;[$'Mature Data'.H188])">
            <text:p/>
          </table:table-cell>
          <table:table-cell table:style-name="ce15" table:formula="of:=IF([$'Mature Data'.I188]=&quot;&quot;;&quot;&quot;;[$'Mature Data'.I188])">
            <text:p/>
          </table:table-cell>
          <table:table-cell table:style-name="ce22" table:formula="of:=IF([.D187]=&quot;&quot;;&quot;&quot;;SUM([.E187:.I187]))">
            <text:p/>
          </table:table-cell>
          <table:table-cell table:style-name="ce26" table:formula="of:=IF([$'Mature Data'.K188]=&quot;&quot;;&quot;&quot;;[$'Mature Data'.K188])">
            <text:p/>
          </table:table-cell>
          <table:table-cell table:style-name="ce26" table:formula="of:=IF([$'Mature Data'.L188]=&quot;&quot;;&quot;&quot;;[$'Mature Data'.L188])">
            <text:p/>
          </table:table-cell>
          <table:table-cell table:style-name="ce26" table:formula="of:=IF([$'Mature Data'.M188]=&quot;&quot;;&quot;&quot;;[$'Mature Data'.M188])">
            <text:p/>
          </table:table-cell>
          <table:table-cell table:style-name="ce26" table:formula="of:=IF([$'Mature Data'.N188]=&quot;&quot;;&quot;&quot;;[$'Mature Data'.N188])">
            <text:p/>
          </table:table-cell>
          <table:table-cell table:style-name="ce26" table:formula="of:=IF([$'Mature Data'.O188]=&quot;&quot;;&quot;&quot;;[$'Mature Data'.O188])">
            <text:p/>
          </table:table-cell>
          <table:table-cell table:style-name="ce31" table:formula="of:=IF([.J187]=&quot;&quot;;&quot;&quot;;SUM([.K187:.O187]))">
            <text:p/>
          </table:table-cell>
          <table:table-cell table:style-name="ce7" table:formula="of:=IF([$'Mature Data'.Q188]=&quot;&quot;;&quot;&quot;;[$'Mature Data'.Q188])">
            <text:p/>
          </table:table-cell>
          <table:table-cell table:style-name="ce7" table:formula="of:=IF([$'Mature Data'.R188]=&quot;&quot;;&quot;&quot;;[$'Mature Data'.R188])">
            <text:p/>
          </table:table-cell>
          <table:table-cell table:style-name="ce7" table:formula="of:=IF([$'Mature Data'.S188]=&quot;&quot;;&quot;&quot;;[$'Mature Data'.S188])">
            <text:p/>
          </table:table-cell>
          <table:table-cell table:style-name="ce7" table:formula="of:=IF([$'Mature Data'.T188]=&quot;&quot;;&quot;&quot;;[$'Mature Data'.T188])">
            <text:p/>
          </table:table-cell>
          <table:table-cell table:style-name="ce7" table:formula="of:=IF([$'Mature Data'.U188]=&quot;&quot;;&quot;&quot;;[$'Mature Data'.U188])">
            <text:p/>
          </table:table-cell>
          <table:table-cell table:style-name="ce7" table:formula="of:=IF([.P187]=&quot;&quot;;&quot;&quot;;SUM([.Q187:.U187]))">
            <text:p/>
          </table:table-cell>
          <table:table-cell table:style-name="ce7" table:formula="of:=IF([$'Mature Data'.W188]=&quot;&quot;;&quot;&quot;;[$'Mature Data'.W188])">
            <text:p/>
          </table:table-cell>
          <table:table-cell table:style-name="ce7" table:formula="of:=IF([$'Mature Data'.X188]=&quot;&quot;;&quot;&quot;;[$'Mature Data'.X188])">
            <text:p/>
          </table:table-cell>
          <table:table-cell table:style-name="ce7" table:formula="of:=IF([$'Mature Data'.Y188]=&quot;&quot;;&quot;&quot;;[$'Mature Data'.Y188])">
            <text:p/>
          </table:table-cell>
          <table:table-cell table:style-name="ce7" table:formula="of:=IF([$'Mature Data'.Z188]=&quot;&quot;;&quot;&quot;;[$'Mature Data'.Z188])">
            <text:p/>
          </table:table-cell>
          <table:table-cell table:style-name="ce7" table:formula="of:=IF([$'Mature Data'.AA188]=&quot;&quot;;&quot;&quot;;[$'Mature Data'.AA188])">
            <text:p/>
          </table:table-cell>
          <table:table-cell table:style-name="ce43" table:formula="of:=IF(ISERR(AVERAGE([.W187:.AA187])/20);&quot;&quot;;AVERAGE([.W187:.AA18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89]=&quot;&quot;;&quot;&quot;;[$'Mature Data'.A189])">
            <text:p/>
          </table:table-cell>
          <table:table-cell table:style-name="ce7" table:formula="of:=IF([$'Mature Data'.B189]=&quot;&quot;;&quot;&quot;;[$'Mature Data'.B189])">
            <text:p/>
          </table:table-cell>
          <table:table-cell table:style-name="ce7" table:formula="of:=IF([$'Mature Data'.C189]=&quot;&quot;;&quot;&quot;;[$'Mature Data'.C189])">
            <text:p/>
          </table:table-cell>
          <table:table-cell table:style-name="ce7" table:formula="of:=IF([$'Mature Data'.D189]=&quot;&quot;;&quot;&quot;;[$'Mature Data'.D189])">
            <text:p/>
          </table:table-cell>
          <table:table-cell table:style-name="ce15" table:formula="of:=IF([$'Mature Data'.E189]=&quot;&quot;;&quot;&quot;;[$'Mature Data'.E189])">
            <text:p/>
          </table:table-cell>
          <table:table-cell table:style-name="ce15" table:formula="of:=IF([$'Mature Data'.F189]=&quot;&quot;;&quot;&quot;;[$'Mature Data'.F189])">
            <text:p/>
          </table:table-cell>
          <table:table-cell table:style-name="ce15" table:formula="of:=IF([$'Mature Data'.G189]=&quot;&quot;;&quot;&quot;;[$'Mature Data'.G189])">
            <text:p/>
          </table:table-cell>
          <table:table-cell table:style-name="ce15" table:formula="of:=IF([$'Mature Data'.H189]=&quot;&quot;;&quot;&quot;;[$'Mature Data'.H189])">
            <text:p/>
          </table:table-cell>
          <table:table-cell table:style-name="ce15" table:formula="of:=IF([$'Mature Data'.I189]=&quot;&quot;;&quot;&quot;;[$'Mature Data'.I189])">
            <text:p/>
          </table:table-cell>
          <table:table-cell table:style-name="ce22" table:formula="of:=IF([.D188]=&quot;&quot;;&quot;&quot;;SUM([.E188:.I188]))">
            <text:p/>
          </table:table-cell>
          <table:table-cell table:style-name="ce26" table:formula="of:=IF([$'Mature Data'.K189]=&quot;&quot;;&quot;&quot;;[$'Mature Data'.K189])">
            <text:p/>
          </table:table-cell>
          <table:table-cell table:style-name="ce26" table:formula="of:=IF([$'Mature Data'.L189]=&quot;&quot;;&quot;&quot;;[$'Mature Data'.L189])">
            <text:p/>
          </table:table-cell>
          <table:table-cell table:style-name="ce26" table:formula="of:=IF([$'Mature Data'.M189]=&quot;&quot;;&quot;&quot;;[$'Mature Data'.M189])">
            <text:p/>
          </table:table-cell>
          <table:table-cell table:style-name="ce26" table:formula="of:=IF([$'Mature Data'.N189]=&quot;&quot;;&quot;&quot;;[$'Mature Data'.N189])">
            <text:p/>
          </table:table-cell>
          <table:table-cell table:style-name="ce26" table:formula="of:=IF([$'Mature Data'.O189]=&quot;&quot;;&quot;&quot;;[$'Mature Data'.O189])">
            <text:p/>
          </table:table-cell>
          <table:table-cell table:style-name="ce31" table:formula="of:=IF([.J188]=&quot;&quot;;&quot;&quot;;SUM([.K188:.O188]))">
            <text:p/>
          </table:table-cell>
          <table:table-cell table:style-name="ce7" table:formula="of:=IF([$'Mature Data'.Q189]=&quot;&quot;;&quot;&quot;;[$'Mature Data'.Q189])">
            <text:p/>
          </table:table-cell>
          <table:table-cell table:style-name="ce7" table:formula="of:=IF([$'Mature Data'.R189]=&quot;&quot;;&quot;&quot;;[$'Mature Data'.R189])">
            <text:p/>
          </table:table-cell>
          <table:table-cell table:style-name="ce7" table:formula="of:=IF([$'Mature Data'.S189]=&quot;&quot;;&quot;&quot;;[$'Mature Data'.S189])">
            <text:p/>
          </table:table-cell>
          <table:table-cell table:style-name="ce7" table:formula="of:=IF([$'Mature Data'.T189]=&quot;&quot;;&quot;&quot;;[$'Mature Data'.T189])">
            <text:p/>
          </table:table-cell>
          <table:table-cell table:style-name="ce7" table:formula="of:=IF([$'Mature Data'.U189]=&quot;&quot;;&quot;&quot;;[$'Mature Data'.U189])">
            <text:p/>
          </table:table-cell>
          <table:table-cell table:style-name="ce7" table:formula="of:=IF([.P188]=&quot;&quot;;&quot;&quot;;SUM([.Q188:.U188]))">
            <text:p/>
          </table:table-cell>
          <table:table-cell table:style-name="ce7" table:formula="of:=IF([$'Mature Data'.W189]=&quot;&quot;;&quot;&quot;;[$'Mature Data'.W189])">
            <text:p/>
          </table:table-cell>
          <table:table-cell table:style-name="ce7" table:formula="of:=IF([$'Mature Data'.X189]=&quot;&quot;;&quot;&quot;;[$'Mature Data'.X189])">
            <text:p/>
          </table:table-cell>
          <table:table-cell table:style-name="ce7" table:formula="of:=IF([$'Mature Data'.Y189]=&quot;&quot;;&quot;&quot;;[$'Mature Data'.Y189])">
            <text:p/>
          </table:table-cell>
          <table:table-cell table:style-name="ce7" table:formula="of:=IF([$'Mature Data'.Z189]=&quot;&quot;;&quot;&quot;;[$'Mature Data'.Z189])">
            <text:p/>
          </table:table-cell>
          <table:table-cell table:style-name="ce7" table:formula="of:=IF([$'Mature Data'.AA189]=&quot;&quot;;&quot;&quot;;[$'Mature Data'.AA189])">
            <text:p/>
          </table:table-cell>
          <table:table-cell table:style-name="ce43" table:formula="of:=IF(ISERR(AVERAGE([.W188:.AA188])/20);&quot;&quot;;AVERAGE([.W188:.AA188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0]=&quot;&quot;;&quot;&quot;;[$'Mature Data'.A190])">
            <text:p/>
          </table:table-cell>
          <table:table-cell table:style-name="ce7" table:formula="of:=IF([$'Mature Data'.B190]=&quot;&quot;;&quot;&quot;;[$'Mature Data'.B190])">
            <text:p/>
          </table:table-cell>
          <table:table-cell table:style-name="ce7" table:formula="of:=IF([$'Mature Data'.C190]=&quot;&quot;;&quot;&quot;;[$'Mature Data'.C190])">
            <text:p/>
          </table:table-cell>
          <table:table-cell table:style-name="ce7" table:formula="of:=IF([$'Mature Data'.D190]=&quot;&quot;;&quot;&quot;;[$'Mature Data'.D190])">
            <text:p/>
          </table:table-cell>
          <table:table-cell table:style-name="ce15" table:formula="of:=IF([$'Mature Data'.E190]=&quot;&quot;;&quot;&quot;;[$'Mature Data'.E190])">
            <text:p/>
          </table:table-cell>
          <table:table-cell table:style-name="ce15" table:formula="of:=IF([$'Mature Data'.F190]=&quot;&quot;;&quot;&quot;;[$'Mature Data'.F190])">
            <text:p/>
          </table:table-cell>
          <table:table-cell table:style-name="ce15" table:formula="of:=IF([$'Mature Data'.G190]=&quot;&quot;;&quot;&quot;;[$'Mature Data'.G190])">
            <text:p/>
          </table:table-cell>
          <table:table-cell table:style-name="ce15" table:formula="of:=IF([$'Mature Data'.H190]=&quot;&quot;;&quot;&quot;;[$'Mature Data'.H190])">
            <text:p/>
          </table:table-cell>
          <table:table-cell table:style-name="ce15" table:formula="of:=IF([$'Mature Data'.I190]=&quot;&quot;;&quot;&quot;;[$'Mature Data'.I190])">
            <text:p/>
          </table:table-cell>
          <table:table-cell table:style-name="ce22" table:formula="of:=IF([.D189]=&quot;&quot;;&quot;&quot;;SUM([.E189:.I189]))">
            <text:p/>
          </table:table-cell>
          <table:table-cell table:style-name="ce26" table:formula="of:=IF([$'Mature Data'.K190]=&quot;&quot;;&quot;&quot;;[$'Mature Data'.K190])">
            <text:p/>
          </table:table-cell>
          <table:table-cell table:style-name="ce26" table:formula="of:=IF([$'Mature Data'.L190]=&quot;&quot;;&quot;&quot;;[$'Mature Data'.L190])">
            <text:p/>
          </table:table-cell>
          <table:table-cell table:style-name="ce26" table:formula="of:=IF([$'Mature Data'.M190]=&quot;&quot;;&quot;&quot;;[$'Mature Data'.M190])">
            <text:p/>
          </table:table-cell>
          <table:table-cell table:style-name="ce26" table:formula="of:=IF([$'Mature Data'.N190]=&quot;&quot;;&quot;&quot;;[$'Mature Data'.N190])">
            <text:p/>
          </table:table-cell>
          <table:table-cell table:style-name="ce26" table:formula="of:=IF([$'Mature Data'.O190]=&quot;&quot;;&quot;&quot;;[$'Mature Data'.O190])">
            <text:p/>
          </table:table-cell>
          <table:table-cell table:style-name="ce31" table:formula="of:=IF([.J189]=&quot;&quot;;&quot;&quot;;SUM([.K189:.O189]))">
            <text:p/>
          </table:table-cell>
          <table:table-cell table:style-name="ce7" table:formula="of:=IF([$'Mature Data'.Q190]=&quot;&quot;;&quot;&quot;;[$'Mature Data'.Q190])">
            <text:p/>
          </table:table-cell>
          <table:table-cell table:style-name="ce7" table:formula="of:=IF([$'Mature Data'.R190]=&quot;&quot;;&quot;&quot;;[$'Mature Data'.R190])">
            <text:p/>
          </table:table-cell>
          <table:table-cell table:style-name="ce7" table:formula="of:=IF([$'Mature Data'.S190]=&quot;&quot;;&quot;&quot;;[$'Mature Data'.S190])">
            <text:p/>
          </table:table-cell>
          <table:table-cell table:style-name="ce7" table:formula="of:=IF([$'Mature Data'.T190]=&quot;&quot;;&quot;&quot;;[$'Mature Data'.T190])">
            <text:p/>
          </table:table-cell>
          <table:table-cell table:style-name="ce7" table:formula="of:=IF([$'Mature Data'.U190]=&quot;&quot;;&quot;&quot;;[$'Mature Data'.U190])">
            <text:p/>
          </table:table-cell>
          <table:table-cell table:style-name="ce7" table:formula="of:=IF([.P189]=&quot;&quot;;&quot;&quot;;SUM([.Q189:.U189]))">
            <text:p/>
          </table:table-cell>
          <table:table-cell table:style-name="ce7" table:formula="of:=IF([$'Mature Data'.W190]=&quot;&quot;;&quot;&quot;;[$'Mature Data'.W190])">
            <text:p/>
          </table:table-cell>
          <table:table-cell table:style-name="ce7" table:formula="of:=IF([$'Mature Data'.X190]=&quot;&quot;;&quot;&quot;;[$'Mature Data'.X190])">
            <text:p/>
          </table:table-cell>
          <table:table-cell table:style-name="ce7" table:formula="of:=IF([$'Mature Data'.Y190]=&quot;&quot;;&quot;&quot;;[$'Mature Data'.Y190])">
            <text:p/>
          </table:table-cell>
          <table:table-cell table:style-name="ce7" table:formula="of:=IF([$'Mature Data'.Z190]=&quot;&quot;;&quot;&quot;;[$'Mature Data'.Z190])">
            <text:p/>
          </table:table-cell>
          <table:table-cell table:style-name="ce7" table:formula="of:=IF([$'Mature Data'.AA190]=&quot;&quot;;&quot;&quot;;[$'Mature Data'.AA190])">
            <text:p/>
          </table:table-cell>
          <table:table-cell table:style-name="ce43" table:formula="of:=IF(ISERR(AVERAGE([.W189:.AA189])/20);&quot;&quot;;AVERAGE([.W189:.AA189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1]=&quot;&quot;;&quot;&quot;;[$'Mature Data'.A191])">
            <text:p/>
          </table:table-cell>
          <table:table-cell table:style-name="ce7" table:formula="of:=IF([$'Mature Data'.B191]=&quot;&quot;;&quot;&quot;;[$'Mature Data'.B191])">
            <text:p/>
          </table:table-cell>
          <table:table-cell table:style-name="ce7" table:formula="of:=IF([$'Mature Data'.C191]=&quot;&quot;;&quot;&quot;;[$'Mature Data'.C191])">
            <text:p/>
          </table:table-cell>
          <table:table-cell table:style-name="ce7" table:formula="of:=IF([$'Mature Data'.D191]=&quot;&quot;;&quot;&quot;;[$'Mature Data'.D191])">
            <text:p/>
          </table:table-cell>
          <table:table-cell table:style-name="ce15" table:formula="of:=IF([$'Mature Data'.E191]=&quot;&quot;;&quot;&quot;;[$'Mature Data'.E191])">
            <text:p/>
          </table:table-cell>
          <table:table-cell table:style-name="ce15" table:formula="of:=IF([$'Mature Data'.F191]=&quot;&quot;;&quot;&quot;;[$'Mature Data'.F191])">
            <text:p/>
          </table:table-cell>
          <table:table-cell table:style-name="ce15" table:formula="of:=IF([$'Mature Data'.G191]=&quot;&quot;;&quot;&quot;;[$'Mature Data'.G191])">
            <text:p/>
          </table:table-cell>
          <table:table-cell table:style-name="ce15" table:formula="of:=IF([$'Mature Data'.H191]=&quot;&quot;;&quot;&quot;;[$'Mature Data'.H191])">
            <text:p/>
          </table:table-cell>
          <table:table-cell table:style-name="ce15" table:formula="of:=IF([$'Mature Data'.I191]=&quot;&quot;;&quot;&quot;;[$'Mature Data'.I191])">
            <text:p/>
          </table:table-cell>
          <table:table-cell table:style-name="ce22" table:formula="of:=IF([.D190]=&quot;&quot;;&quot;&quot;;SUM([.E190:.I190]))">
            <text:p/>
          </table:table-cell>
          <table:table-cell table:style-name="ce26" table:formula="of:=IF([$'Mature Data'.K191]=&quot;&quot;;&quot;&quot;;[$'Mature Data'.K191])">
            <text:p/>
          </table:table-cell>
          <table:table-cell table:style-name="ce26" table:formula="of:=IF([$'Mature Data'.L191]=&quot;&quot;;&quot;&quot;;[$'Mature Data'.L191])">
            <text:p/>
          </table:table-cell>
          <table:table-cell table:style-name="ce26" table:formula="of:=IF([$'Mature Data'.M191]=&quot;&quot;;&quot;&quot;;[$'Mature Data'.M191])">
            <text:p/>
          </table:table-cell>
          <table:table-cell table:style-name="ce26" table:formula="of:=IF([$'Mature Data'.N191]=&quot;&quot;;&quot;&quot;;[$'Mature Data'.N191])">
            <text:p/>
          </table:table-cell>
          <table:table-cell table:style-name="ce26" table:formula="of:=IF([$'Mature Data'.O191]=&quot;&quot;;&quot;&quot;;[$'Mature Data'.O191])">
            <text:p/>
          </table:table-cell>
          <table:table-cell table:style-name="ce31" table:formula="of:=IF([.J190]=&quot;&quot;;&quot;&quot;;SUM([.K190:.O190]))">
            <text:p/>
          </table:table-cell>
          <table:table-cell table:style-name="ce7" table:formula="of:=IF([$'Mature Data'.Q191]=&quot;&quot;;&quot;&quot;;[$'Mature Data'.Q191])">
            <text:p/>
          </table:table-cell>
          <table:table-cell table:style-name="ce7" table:formula="of:=IF([$'Mature Data'.R191]=&quot;&quot;;&quot;&quot;;[$'Mature Data'.R191])">
            <text:p/>
          </table:table-cell>
          <table:table-cell table:style-name="ce7" table:formula="of:=IF([$'Mature Data'.S191]=&quot;&quot;;&quot;&quot;;[$'Mature Data'.S191])">
            <text:p/>
          </table:table-cell>
          <table:table-cell table:style-name="ce7" table:formula="of:=IF([$'Mature Data'.T191]=&quot;&quot;;&quot;&quot;;[$'Mature Data'.T191])">
            <text:p/>
          </table:table-cell>
          <table:table-cell table:style-name="ce7" table:formula="of:=IF([$'Mature Data'.U191]=&quot;&quot;;&quot;&quot;;[$'Mature Data'.U191])">
            <text:p/>
          </table:table-cell>
          <table:table-cell table:style-name="ce7" table:formula="of:=IF([.P190]=&quot;&quot;;&quot;&quot;;SUM([.Q190:.U190]))">
            <text:p/>
          </table:table-cell>
          <table:table-cell table:style-name="ce7" table:formula="of:=IF([$'Mature Data'.W191]=&quot;&quot;;&quot;&quot;;[$'Mature Data'.W191])">
            <text:p/>
          </table:table-cell>
          <table:table-cell table:style-name="ce7" table:formula="of:=IF([$'Mature Data'.X191]=&quot;&quot;;&quot;&quot;;[$'Mature Data'.X191])">
            <text:p/>
          </table:table-cell>
          <table:table-cell table:style-name="ce7" table:formula="of:=IF([$'Mature Data'.Y191]=&quot;&quot;;&quot;&quot;;[$'Mature Data'.Y191])">
            <text:p/>
          </table:table-cell>
          <table:table-cell table:style-name="ce7" table:formula="of:=IF([$'Mature Data'.Z191]=&quot;&quot;;&quot;&quot;;[$'Mature Data'.Z191])">
            <text:p/>
          </table:table-cell>
          <table:table-cell table:style-name="ce7" table:formula="of:=IF([$'Mature Data'.AA191]=&quot;&quot;;&quot;&quot;;[$'Mature Data'.AA191])">
            <text:p/>
          </table:table-cell>
          <table:table-cell table:style-name="ce43" table:formula="of:=IF(ISERR(AVERAGE([.W190:.AA190])/20);&quot;&quot;;AVERAGE([.W190:.AA190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2]=&quot;&quot;;&quot;&quot;;[$'Mature Data'.A192])">
            <text:p/>
          </table:table-cell>
          <table:table-cell table:style-name="ce7" table:formula="of:=IF([$'Mature Data'.B192]=&quot;&quot;;&quot;&quot;;[$'Mature Data'.B192])">
            <text:p/>
          </table:table-cell>
          <table:table-cell table:style-name="ce7" table:formula="of:=IF([$'Mature Data'.C192]=&quot;&quot;;&quot;&quot;;[$'Mature Data'.C192])">
            <text:p/>
          </table:table-cell>
          <table:table-cell table:style-name="ce7" table:formula="of:=IF([$'Mature Data'.D192]=&quot;&quot;;&quot;&quot;;[$'Mature Data'.D192])">
            <text:p/>
          </table:table-cell>
          <table:table-cell table:style-name="ce15" table:formula="of:=IF([$'Mature Data'.E192]=&quot;&quot;;&quot;&quot;;[$'Mature Data'.E192])">
            <text:p/>
          </table:table-cell>
          <table:table-cell table:style-name="ce15" table:formula="of:=IF([$'Mature Data'.F192]=&quot;&quot;;&quot;&quot;;[$'Mature Data'.F192])">
            <text:p/>
          </table:table-cell>
          <table:table-cell table:style-name="ce15" table:formula="of:=IF([$'Mature Data'.G192]=&quot;&quot;;&quot;&quot;;[$'Mature Data'.G192])">
            <text:p/>
          </table:table-cell>
          <table:table-cell table:style-name="ce15" table:formula="of:=IF([$'Mature Data'.H192]=&quot;&quot;;&quot;&quot;;[$'Mature Data'.H192])">
            <text:p/>
          </table:table-cell>
          <table:table-cell table:style-name="ce15" table:formula="of:=IF([$'Mature Data'.I192]=&quot;&quot;;&quot;&quot;;[$'Mature Data'.I192])">
            <text:p/>
          </table:table-cell>
          <table:table-cell table:style-name="ce22" table:formula="of:=IF([.D191]=&quot;&quot;;&quot;&quot;;SUM([.E191:.I191]))">
            <text:p/>
          </table:table-cell>
          <table:table-cell table:style-name="ce26" table:formula="of:=IF([$'Mature Data'.K192]=&quot;&quot;;&quot;&quot;;[$'Mature Data'.K192])">
            <text:p/>
          </table:table-cell>
          <table:table-cell table:style-name="ce26" table:formula="of:=IF([$'Mature Data'.L192]=&quot;&quot;;&quot;&quot;;[$'Mature Data'.L192])">
            <text:p/>
          </table:table-cell>
          <table:table-cell table:style-name="ce26" table:formula="of:=IF([$'Mature Data'.M192]=&quot;&quot;;&quot;&quot;;[$'Mature Data'.M192])">
            <text:p/>
          </table:table-cell>
          <table:table-cell table:style-name="ce26" table:formula="of:=IF([$'Mature Data'.N192]=&quot;&quot;;&quot;&quot;;[$'Mature Data'.N192])">
            <text:p/>
          </table:table-cell>
          <table:table-cell table:style-name="ce26" table:formula="of:=IF([$'Mature Data'.O192]=&quot;&quot;;&quot;&quot;;[$'Mature Data'.O192])">
            <text:p/>
          </table:table-cell>
          <table:table-cell table:style-name="ce31" table:formula="of:=IF([.J191]=&quot;&quot;;&quot;&quot;;SUM([.K191:.O191]))">
            <text:p/>
          </table:table-cell>
          <table:table-cell table:style-name="ce7" table:formula="of:=IF([$'Mature Data'.Q192]=&quot;&quot;;&quot;&quot;;[$'Mature Data'.Q192])">
            <text:p/>
          </table:table-cell>
          <table:table-cell table:style-name="ce7" table:formula="of:=IF([$'Mature Data'.R192]=&quot;&quot;;&quot;&quot;;[$'Mature Data'.R192])">
            <text:p/>
          </table:table-cell>
          <table:table-cell table:style-name="ce7" table:formula="of:=IF([$'Mature Data'.S192]=&quot;&quot;;&quot;&quot;;[$'Mature Data'.S192])">
            <text:p/>
          </table:table-cell>
          <table:table-cell table:style-name="ce7" table:formula="of:=IF([$'Mature Data'.T192]=&quot;&quot;;&quot;&quot;;[$'Mature Data'.T192])">
            <text:p/>
          </table:table-cell>
          <table:table-cell table:style-name="ce7" table:formula="of:=IF([$'Mature Data'.U192]=&quot;&quot;;&quot;&quot;;[$'Mature Data'.U192])">
            <text:p/>
          </table:table-cell>
          <table:table-cell table:style-name="ce7" table:formula="of:=IF([.P191]=&quot;&quot;;&quot;&quot;;SUM([.Q191:.U191]))">
            <text:p/>
          </table:table-cell>
          <table:table-cell table:style-name="ce7" table:formula="of:=IF([$'Mature Data'.W192]=&quot;&quot;;&quot;&quot;;[$'Mature Data'.W192])">
            <text:p/>
          </table:table-cell>
          <table:table-cell table:style-name="ce7" table:formula="of:=IF([$'Mature Data'.X192]=&quot;&quot;;&quot;&quot;;[$'Mature Data'.X192])">
            <text:p/>
          </table:table-cell>
          <table:table-cell table:style-name="ce7" table:formula="of:=IF([$'Mature Data'.Y192]=&quot;&quot;;&quot;&quot;;[$'Mature Data'.Y192])">
            <text:p/>
          </table:table-cell>
          <table:table-cell table:style-name="ce7" table:formula="of:=IF([$'Mature Data'.Z192]=&quot;&quot;;&quot;&quot;;[$'Mature Data'.Z192])">
            <text:p/>
          </table:table-cell>
          <table:table-cell table:style-name="ce7" table:formula="of:=IF([$'Mature Data'.AA192]=&quot;&quot;;&quot;&quot;;[$'Mature Data'.AA192])">
            <text:p/>
          </table:table-cell>
          <table:table-cell table:style-name="ce43" table:formula="of:=IF(ISERR(AVERAGE([.W191:.AA191])/20);&quot;&quot;;AVERAGE([.W191:.AA191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3]=&quot;&quot;;&quot;&quot;;[$'Mature Data'.A193])">
            <text:p/>
          </table:table-cell>
          <table:table-cell table:style-name="ce7" table:formula="of:=IF([$'Mature Data'.B193]=&quot;&quot;;&quot;&quot;;[$'Mature Data'.B193])">
            <text:p/>
          </table:table-cell>
          <table:table-cell table:style-name="ce7" table:formula="of:=IF([$'Mature Data'.C193]=&quot;&quot;;&quot;&quot;;[$'Mature Data'.C193])">
            <text:p/>
          </table:table-cell>
          <table:table-cell table:style-name="ce7" table:formula="of:=IF([$'Mature Data'.D193]=&quot;&quot;;&quot;&quot;;[$'Mature Data'.D193])">
            <text:p/>
          </table:table-cell>
          <table:table-cell table:style-name="ce15" table:formula="of:=IF([$'Mature Data'.E193]=&quot;&quot;;&quot;&quot;;[$'Mature Data'.E193])">
            <text:p/>
          </table:table-cell>
          <table:table-cell table:style-name="ce15" table:formula="of:=IF([$'Mature Data'.F193]=&quot;&quot;;&quot;&quot;;[$'Mature Data'.F193])">
            <text:p/>
          </table:table-cell>
          <table:table-cell table:style-name="ce15" table:formula="of:=IF([$'Mature Data'.G193]=&quot;&quot;;&quot;&quot;;[$'Mature Data'.G193])">
            <text:p/>
          </table:table-cell>
          <table:table-cell table:style-name="ce15" table:formula="of:=IF([$'Mature Data'.H193]=&quot;&quot;;&quot;&quot;;[$'Mature Data'.H193])">
            <text:p/>
          </table:table-cell>
          <table:table-cell table:style-name="ce15" table:formula="of:=IF([$'Mature Data'.I193]=&quot;&quot;;&quot;&quot;;[$'Mature Data'.I193])">
            <text:p/>
          </table:table-cell>
          <table:table-cell table:style-name="ce22" table:formula="of:=IF([.D192]=&quot;&quot;;&quot;&quot;;SUM([.E192:.I192]))">
            <text:p/>
          </table:table-cell>
          <table:table-cell table:style-name="ce26" table:formula="of:=IF([$'Mature Data'.K193]=&quot;&quot;;&quot;&quot;;[$'Mature Data'.K193])">
            <text:p/>
          </table:table-cell>
          <table:table-cell table:style-name="ce26" table:formula="of:=IF([$'Mature Data'.L193]=&quot;&quot;;&quot;&quot;;[$'Mature Data'.L193])">
            <text:p/>
          </table:table-cell>
          <table:table-cell table:style-name="ce26" table:formula="of:=IF([$'Mature Data'.M193]=&quot;&quot;;&quot;&quot;;[$'Mature Data'.M193])">
            <text:p/>
          </table:table-cell>
          <table:table-cell table:style-name="ce26" table:formula="of:=IF([$'Mature Data'.N193]=&quot;&quot;;&quot;&quot;;[$'Mature Data'.N193])">
            <text:p/>
          </table:table-cell>
          <table:table-cell table:style-name="ce26" table:formula="of:=IF([$'Mature Data'.O193]=&quot;&quot;;&quot;&quot;;[$'Mature Data'.O193])">
            <text:p/>
          </table:table-cell>
          <table:table-cell table:style-name="ce31" table:formula="of:=IF([.J192]=&quot;&quot;;&quot;&quot;;SUM([.K192:.O192]))">
            <text:p/>
          </table:table-cell>
          <table:table-cell table:style-name="ce7" table:formula="of:=IF([$'Mature Data'.Q193]=&quot;&quot;;&quot;&quot;;[$'Mature Data'.Q193])">
            <text:p/>
          </table:table-cell>
          <table:table-cell table:style-name="ce7" table:formula="of:=IF([$'Mature Data'.R193]=&quot;&quot;;&quot;&quot;;[$'Mature Data'.R193])">
            <text:p/>
          </table:table-cell>
          <table:table-cell table:style-name="ce7" table:formula="of:=IF([$'Mature Data'.S193]=&quot;&quot;;&quot;&quot;;[$'Mature Data'.S193])">
            <text:p/>
          </table:table-cell>
          <table:table-cell table:style-name="ce7" table:formula="of:=IF([$'Mature Data'.T193]=&quot;&quot;;&quot;&quot;;[$'Mature Data'.T193])">
            <text:p/>
          </table:table-cell>
          <table:table-cell table:style-name="ce7" table:formula="of:=IF([$'Mature Data'.U193]=&quot;&quot;;&quot;&quot;;[$'Mature Data'.U193])">
            <text:p/>
          </table:table-cell>
          <table:table-cell table:style-name="ce7" table:formula="of:=IF([.P192]=&quot;&quot;;&quot;&quot;;SUM([.Q192:.U192]))">
            <text:p/>
          </table:table-cell>
          <table:table-cell table:style-name="ce7" table:formula="of:=IF([$'Mature Data'.W193]=&quot;&quot;;&quot;&quot;;[$'Mature Data'.W193])">
            <text:p/>
          </table:table-cell>
          <table:table-cell table:style-name="ce7" table:formula="of:=IF([$'Mature Data'.X193]=&quot;&quot;;&quot;&quot;;[$'Mature Data'.X193])">
            <text:p/>
          </table:table-cell>
          <table:table-cell table:style-name="ce7" table:formula="of:=IF([$'Mature Data'.Y193]=&quot;&quot;;&quot;&quot;;[$'Mature Data'.Y193])">
            <text:p/>
          </table:table-cell>
          <table:table-cell table:style-name="ce7" table:formula="of:=IF([$'Mature Data'.Z193]=&quot;&quot;;&quot;&quot;;[$'Mature Data'.Z193])">
            <text:p/>
          </table:table-cell>
          <table:table-cell table:style-name="ce7" table:formula="of:=IF([$'Mature Data'.AA193]=&quot;&quot;;&quot;&quot;;[$'Mature Data'.AA193])">
            <text:p/>
          </table:table-cell>
          <table:table-cell table:style-name="ce43" table:formula="of:=IF(ISERR(AVERAGE([.W192:.AA192])/20);&quot;&quot;;AVERAGE([.W192:.AA192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4]=&quot;&quot;;&quot;&quot;;[$'Mature Data'.A194])">
            <text:p/>
          </table:table-cell>
          <table:table-cell table:style-name="ce7" table:formula="of:=IF([$'Mature Data'.B194]=&quot;&quot;;&quot;&quot;;[$'Mature Data'.B194])">
            <text:p/>
          </table:table-cell>
          <table:table-cell table:style-name="ce7" table:formula="of:=IF([$'Mature Data'.C194]=&quot;&quot;;&quot;&quot;;[$'Mature Data'.C194])">
            <text:p/>
          </table:table-cell>
          <table:table-cell table:style-name="ce7" table:formula="of:=IF([$'Mature Data'.D194]=&quot;&quot;;&quot;&quot;;[$'Mature Data'.D194])">
            <text:p/>
          </table:table-cell>
          <table:table-cell table:style-name="ce15" table:formula="of:=IF([$'Mature Data'.E194]=&quot;&quot;;&quot;&quot;;[$'Mature Data'.E194])">
            <text:p/>
          </table:table-cell>
          <table:table-cell table:style-name="ce15" table:formula="of:=IF([$'Mature Data'.F194]=&quot;&quot;;&quot;&quot;;[$'Mature Data'.F194])">
            <text:p/>
          </table:table-cell>
          <table:table-cell table:style-name="ce15" table:formula="of:=IF([$'Mature Data'.G194]=&quot;&quot;;&quot;&quot;;[$'Mature Data'.G194])">
            <text:p/>
          </table:table-cell>
          <table:table-cell table:style-name="ce15" table:formula="of:=IF([$'Mature Data'.H194]=&quot;&quot;;&quot;&quot;;[$'Mature Data'.H194])">
            <text:p/>
          </table:table-cell>
          <table:table-cell table:style-name="ce15" table:formula="of:=IF([$'Mature Data'.I194]=&quot;&quot;;&quot;&quot;;[$'Mature Data'.I194])">
            <text:p/>
          </table:table-cell>
          <table:table-cell table:style-name="ce22" table:formula="of:=IF([.D193]=&quot;&quot;;&quot;&quot;;SUM([.E193:.I193]))">
            <text:p/>
          </table:table-cell>
          <table:table-cell table:style-name="ce26" table:formula="of:=IF([$'Mature Data'.K194]=&quot;&quot;;&quot;&quot;;[$'Mature Data'.K194])">
            <text:p/>
          </table:table-cell>
          <table:table-cell table:style-name="ce26" table:formula="of:=IF([$'Mature Data'.L194]=&quot;&quot;;&quot;&quot;;[$'Mature Data'.L194])">
            <text:p/>
          </table:table-cell>
          <table:table-cell table:style-name="ce26" table:formula="of:=IF([$'Mature Data'.M194]=&quot;&quot;;&quot;&quot;;[$'Mature Data'.M194])">
            <text:p/>
          </table:table-cell>
          <table:table-cell table:style-name="ce26" table:formula="of:=IF([$'Mature Data'.N194]=&quot;&quot;;&quot;&quot;;[$'Mature Data'.N194])">
            <text:p/>
          </table:table-cell>
          <table:table-cell table:style-name="ce26" table:formula="of:=IF([$'Mature Data'.O194]=&quot;&quot;;&quot;&quot;;[$'Mature Data'.O194])">
            <text:p/>
          </table:table-cell>
          <table:table-cell table:style-name="ce31" table:formula="of:=IF([.J193]=&quot;&quot;;&quot;&quot;;SUM([.K193:.O193]))">
            <text:p/>
          </table:table-cell>
          <table:table-cell table:style-name="ce7" table:formula="of:=IF([$'Mature Data'.Q194]=&quot;&quot;;&quot;&quot;;[$'Mature Data'.Q194])">
            <text:p/>
          </table:table-cell>
          <table:table-cell table:style-name="ce7" table:formula="of:=IF([$'Mature Data'.R194]=&quot;&quot;;&quot;&quot;;[$'Mature Data'.R194])">
            <text:p/>
          </table:table-cell>
          <table:table-cell table:style-name="ce7" table:formula="of:=IF([$'Mature Data'.S194]=&quot;&quot;;&quot;&quot;;[$'Mature Data'.S194])">
            <text:p/>
          </table:table-cell>
          <table:table-cell table:style-name="ce7" table:formula="of:=IF([$'Mature Data'.T194]=&quot;&quot;;&quot;&quot;;[$'Mature Data'.T194])">
            <text:p/>
          </table:table-cell>
          <table:table-cell table:style-name="ce7" table:formula="of:=IF([$'Mature Data'.U194]=&quot;&quot;;&quot;&quot;;[$'Mature Data'.U194])">
            <text:p/>
          </table:table-cell>
          <table:table-cell table:style-name="ce7" table:formula="of:=IF([.P193]=&quot;&quot;;&quot;&quot;;SUM([.Q193:.U193]))">
            <text:p/>
          </table:table-cell>
          <table:table-cell table:style-name="ce7" table:formula="of:=IF([$'Mature Data'.W194]=&quot;&quot;;&quot;&quot;;[$'Mature Data'.W194])">
            <text:p/>
          </table:table-cell>
          <table:table-cell table:style-name="ce7" table:formula="of:=IF([$'Mature Data'.X194]=&quot;&quot;;&quot;&quot;;[$'Mature Data'.X194])">
            <text:p/>
          </table:table-cell>
          <table:table-cell table:style-name="ce7" table:formula="of:=IF([$'Mature Data'.Y194]=&quot;&quot;;&quot;&quot;;[$'Mature Data'.Y194])">
            <text:p/>
          </table:table-cell>
          <table:table-cell table:style-name="ce7" table:formula="of:=IF([$'Mature Data'.Z194]=&quot;&quot;;&quot;&quot;;[$'Mature Data'.Z194])">
            <text:p/>
          </table:table-cell>
          <table:table-cell table:style-name="ce7" table:formula="of:=IF([$'Mature Data'.AA194]=&quot;&quot;;&quot;&quot;;[$'Mature Data'.AA194])">
            <text:p/>
          </table:table-cell>
          <table:table-cell table:style-name="ce43" table:formula="of:=IF(ISERR(AVERAGE([.W193:.AA193])/20);&quot;&quot;;AVERAGE([.W193:.AA193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5]=&quot;&quot;;&quot;&quot;;[$'Mature Data'.A195])">
            <text:p/>
          </table:table-cell>
          <table:table-cell table:style-name="ce7" table:formula="of:=IF([$'Mature Data'.B195]=&quot;&quot;;&quot;&quot;;[$'Mature Data'.B195])">
            <text:p/>
          </table:table-cell>
          <table:table-cell table:style-name="ce7" table:formula="of:=IF([$'Mature Data'.C195]=&quot;&quot;;&quot;&quot;;[$'Mature Data'.C195])">
            <text:p/>
          </table:table-cell>
          <table:table-cell table:style-name="ce7" table:formula="of:=IF([$'Mature Data'.D195]=&quot;&quot;;&quot;&quot;;[$'Mature Data'.D195])">
            <text:p/>
          </table:table-cell>
          <table:table-cell table:style-name="ce15" table:formula="of:=IF([$'Mature Data'.E195]=&quot;&quot;;&quot;&quot;;[$'Mature Data'.E195])">
            <text:p/>
          </table:table-cell>
          <table:table-cell table:style-name="ce15" table:formula="of:=IF([$'Mature Data'.F195]=&quot;&quot;;&quot;&quot;;[$'Mature Data'.F195])">
            <text:p/>
          </table:table-cell>
          <table:table-cell table:style-name="ce15" table:formula="of:=IF([$'Mature Data'.G195]=&quot;&quot;;&quot;&quot;;[$'Mature Data'.G195])">
            <text:p/>
          </table:table-cell>
          <table:table-cell table:style-name="ce15" table:formula="of:=IF([$'Mature Data'.H195]=&quot;&quot;;&quot;&quot;;[$'Mature Data'.H195])">
            <text:p/>
          </table:table-cell>
          <table:table-cell table:style-name="ce15" table:formula="of:=IF([$'Mature Data'.I195]=&quot;&quot;;&quot;&quot;;[$'Mature Data'.I195])">
            <text:p/>
          </table:table-cell>
          <table:table-cell table:style-name="ce22" table:formula="of:=IF([.D194]=&quot;&quot;;&quot;&quot;;SUM([.E194:.I194]))">
            <text:p/>
          </table:table-cell>
          <table:table-cell table:style-name="ce26" table:formula="of:=IF([$'Mature Data'.K195]=&quot;&quot;;&quot;&quot;;[$'Mature Data'.K195])">
            <text:p/>
          </table:table-cell>
          <table:table-cell table:style-name="ce26" table:formula="of:=IF([$'Mature Data'.L195]=&quot;&quot;;&quot;&quot;;[$'Mature Data'.L195])">
            <text:p/>
          </table:table-cell>
          <table:table-cell table:style-name="ce26" table:formula="of:=IF([$'Mature Data'.M195]=&quot;&quot;;&quot;&quot;;[$'Mature Data'.M195])">
            <text:p/>
          </table:table-cell>
          <table:table-cell table:style-name="ce26" table:formula="of:=IF([$'Mature Data'.N195]=&quot;&quot;;&quot;&quot;;[$'Mature Data'.N195])">
            <text:p/>
          </table:table-cell>
          <table:table-cell table:style-name="ce26" table:formula="of:=IF([$'Mature Data'.O195]=&quot;&quot;;&quot;&quot;;[$'Mature Data'.O195])">
            <text:p/>
          </table:table-cell>
          <table:table-cell table:style-name="ce31" table:formula="of:=IF([.J194]=&quot;&quot;;&quot;&quot;;SUM([.K194:.O194]))">
            <text:p/>
          </table:table-cell>
          <table:table-cell table:style-name="ce7" table:formula="of:=IF([$'Mature Data'.Q195]=&quot;&quot;;&quot;&quot;;[$'Mature Data'.Q195])">
            <text:p/>
          </table:table-cell>
          <table:table-cell table:style-name="ce7" table:formula="of:=IF([$'Mature Data'.R195]=&quot;&quot;;&quot;&quot;;[$'Mature Data'.R195])">
            <text:p/>
          </table:table-cell>
          <table:table-cell table:style-name="ce7" table:formula="of:=IF([$'Mature Data'.S195]=&quot;&quot;;&quot;&quot;;[$'Mature Data'.S195])">
            <text:p/>
          </table:table-cell>
          <table:table-cell table:style-name="ce7" table:formula="of:=IF([$'Mature Data'.T195]=&quot;&quot;;&quot;&quot;;[$'Mature Data'.T195])">
            <text:p/>
          </table:table-cell>
          <table:table-cell table:style-name="ce7" table:formula="of:=IF([$'Mature Data'.U195]=&quot;&quot;;&quot;&quot;;[$'Mature Data'.U195])">
            <text:p/>
          </table:table-cell>
          <table:table-cell table:style-name="ce7" table:formula="of:=IF([.P194]=&quot;&quot;;&quot;&quot;;SUM([.Q194:.U194]))">
            <text:p/>
          </table:table-cell>
          <table:table-cell table:style-name="ce7" table:formula="of:=IF([$'Mature Data'.W195]=&quot;&quot;;&quot;&quot;;[$'Mature Data'.W195])">
            <text:p/>
          </table:table-cell>
          <table:table-cell table:style-name="ce7" table:formula="of:=IF([$'Mature Data'.X195]=&quot;&quot;;&quot;&quot;;[$'Mature Data'.X195])">
            <text:p/>
          </table:table-cell>
          <table:table-cell table:style-name="ce7" table:formula="of:=IF([$'Mature Data'.Y195]=&quot;&quot;;&quot;&quot;;[$'Mature Data'.Y195])">
            <text:p/>
          </table:table-cell>
          <table:table-cell table:style-name="ce7" table:formula="of:=IF([$'Mature Data'.Z195]=&quot;&quot;;&quot;&quot;;[$'Mature Data'.Z195])">
            <text:p/>
          </table:table-cell>
          <table:table-cell table:style-name="ce7" table:formula="of:=IF([$'Mature Data'.AA195]=&quot;&quot;;&quot;&quot;;[$'Mature Data'.AA195])">
            <text:p/>
          </table:table-cell>
          <table:table-cell table:style-name="ce43" table:formula="of:=IF(ISERR(AVERAGE([.W194:.AA194])/20);&quot;&quot;;AVERAGE([.W194:.AA194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6]=&quot;&quot;;&quot;&quot;;[$'Mature Data'.A196])">
            <text:p/>
          </table:table-cell>
          <table:table-cell table:style-name="ce7" table:formula="of:=IF([$'Mature Data'.B196]=&quot;&quot;;&quot;&quot;;[$'Mature Data'.B196])">
            <text:p/>
          </table:table-cell>
          <table:table-cell table:style-name="ce7" table:formula="of:=IF([$'Mature Data'.C196]=&quot;&quot;;&quot;&quot;;[$'Mature Data'.C196])">
            <text:p/>
          </table:table-cell>
          <table:table-cell table:style-name="ce7" table:formula="of:=IF([$'Mature Data'.D196]=&quot;&quot;;&quot;&quot;;[$'Mature Data'.D196])">
            <text:p/>
          </table:table-cell>
          <table:table-cell table:style-name="ce15" table:formula="of:=IF([$'Mature Data'.E196]=&quot;&quot;;&quot;&quot;;[$'Mature Data'.E196])">
            <text:p/>
          </table:table-cell>
          <table:table-cell table:style-name="ce15" table:formula="of:=IF([$'Mature Data'.F196]=&quot;&quot;;&quot;&quot;;[$'Mature Data'.F196])">
            <text:p/>
          </table:table-cell>
          <table:table-cell table:style-name="ce15" table:formula="of:=IF([$'Mature Data'.G196]=&quot;&quot;;&quot;&quot;;[$'Mature Data'.G196])">
            <text:p/>
          </table:table-cell>
          <table:table-cell table:style-name="ce15" table:formula="of:=IF([$'Mature Data'.H196]=&quot;&quot;;&quot;&quot;;[$'Mature Data'.H196])">
            <text:p/>
          </table:table-cell>
          <table:table-cell table:style-name="ce15" table:formula="of:=IF([$'Mature Data'.I196]=&quot;&quot;;&quot;&quot;;[$'Mature Data'.I196])">
            <text:p/>
          </table:table-cell>
          <table:table-cell table:style-name="ce22" table:formula="of:=IF([.D195]=&quot;&quot;;&quot;&quot;;SUM([.E195:.I195]))">
            <text:p/>
          </table:table-cell>
          <table:table-cell table:style-name="ce26" table:formula="of:=IF([$'Mature Data'.K196]=&quot;&quot;;&quot;&quot;;[$'Mature Data'.K196])">
            <text:p/>
          </table:table-cell>
          <table:table-cell table:style-name="ce26" table:formula="of:=IF([$'Mature Data'.L196]=&quot;&quot;;&quot;&quot;;[$'Mature Data'.L196])">
            <text:p/>
          </table:table-cell>
          <table:table-cell table:style-name="ce26" table:formula="of:=IF([$'Mature Data'.M196]=&quot;&quot;;&quot;&quot;;[$'Mature Data'.M196])">
            <text:p/>
          </table:table-cell>
          <table:table-cell table:style-name="ce26" table:formula="of:=IF([$'Mature Data'.N196]=&quot;&quot;;&quot;&quot;;[$'Mature Data'.N196])">
            <text:p/>
          </table:table-cell>
          <table:table-cell table:style-name="ce26" table:formula="of:=IF([$'Mature Data'.O196]=&quot;&quot;;&quot;&quot;;[$'Mature Data'.O196])">
            <text:p/>
          </table:table-cell>
          <table:table-cell table:style-name="ce31" table:formula="of:=IF([.J195]=&quot;&quot;;&quot;&quot;;SUM([.K195:.O195]))">
            <text:p/>
          </table:table-cell>
          <table:table-cell table:style-name="ce7" table:formula="of:=IF([$'Mature Data'.Q196]=&quot;&quot;;&quot;&quot;;[$'Mature Data'.Q196])">
            <text:p/>
          </table:table-cell>
          <table:table-cell table:style-name="ce7" table:formula="of:=IF([$'Mature Data'.R196]=&quot;&quot;;&quot;&quot;;[$'Mature Data'.R196])">
            <text:p/>
          </table:table-cell>
          <table:table-cell table:style-name="ce7" table:formula="of:=IF([$'Mature Data'.S196]=&quot;&quot;;&quot;&quot;;[$'Mature Data'.S196])">
            <text:p/>
          </table:table-cell>
          <table:table-cell table:style-name="ce7" table:formula="of:=IF([$'Mature Data'.T196]=&quot;&quot;;&quot;&quot;;[$'Mature Data'.T196])">
            <text:p/>
          </table:table-cell>
          <table:table-cell table:style-name="ce7" table:formula="of:=IF([$'Mature Data'.U196]=&quot;&quot;;&quot;&quot;;[$'Mature Data'.U196])">
            <text:p/>
          </table:table-cell>
          <table:table-cell table:style-name="ce7" table:formula="of:=IF([.P195]=&quot;&quot;;&quot;&quot;;SUM([.Q195:.U195]))">
            <text:p/>
          </table:table-cell>
          <table:table-cell table:style-name="ce7" table:formula="of:=IF([$'Mature Data'.W196]=&quot;&quot;;&quot;&quot;;[$'Mature Data'.W196])">
            <text:p/>
          </table:table-cell>
          <table:table-cell table:style-name="ce7" table:formula="of:=IF([$'Mature Data'.X196]=&quot;&quot;;&quot;&quot;;[$'Mature Data'.X196])">
            <text:p/>
          </table:table-cell>
          <table:table-cell table:style-name="ce7" table:formula="of:=IF([$'Mature Data'.Y196]=&quot;&quot;;&quot;&quot;;[$'Mature Data'.Y196])">
            <text:p/>
          </table:table-cell>
          <table:table-cell table:style-name="ce7" table:formula="of:=IF([$'Mature Data'.Z196]=&quot;&quot;;&quot;&quot;;[$'Mature Data'.Z196])">
            <text:p/>
          </table:table-cell>
          <table:table-cell table:style-name="ce7" table:formula="of:=IF([$'Mature Data'.AA196]=&quot;&quot;;&quot;&quot;;[$'Mature Data'.AA196])">
            <text:p/>
          </table:table-cell>
          <table:table-cell table:style-name="ce43" table:formula="of:=IF(ISERR(AVERAGE([.W195:.AA195])/20);&quot;&quot;;AVERAGE([.W195:.AA195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7]=&quot;&quot;;&quot;&quot;;[$'Mature Data'.A197])">
            <text:p/>
          </table:table-cell>
          <table:table-cell table:style-name="ce7" table:formula="of:=IF([$'Mature Data'.B197]=&quot;&quot;;&quot;&quot;;[$'Mature Data'.B197])">
            <text:p/>
          </table:table-cell>
          <table:table-cell table:style-name="ce7" table:formula="of:=IF([$'Mature Data'.C197]=&quot;&quot;;&quot;&quot;;[$'Mature Data'.C197])">
            <text:p/>
          </table:table-cell>
          <table:table-cell table:style-name="ce7" table:formula="of:=IF([$'Mature Data'.D197]=&quot;&quot;;&quot;&quot;;[$'Mature Data'.D197])">
            <text:p/>
          </table:table-cell>
          <table:table-cell table:style-name="ce15" table:formula="of:=IF([$'Mature Data'.E197]=&quot;&quot;;&quot;&quot;;[$'Mature Data'.E197])">
            <text:p/>
          </table:table-cell>
          <table:table-cell table:style-name="ce15" table:formula="of:=IF([$'Mature Data'.F197]=&quot;&quot;;&quot;&quot;;[$'Mature Data'.F197])">
            <text:p/>
          </table:table-cell>
          <table:table-cell table:style-name="ce15" table:formula="of:=IF([$'Mature Data'.G197]=&quot;&quot;;&quot;&quot;;[$'Mature Data'.G197])">
            <text:p/>
          </table:table-cell>
          <table:table-cell table:style-name="ce15" table:formula="of:=IF([$'Mature Data'.H197]=&quot;&quot;;&quot;&quot;;[$'Mature Data'.H197])">
            <text:p/>
          </table:table-cell>
          <table:table-cell table:style-name="ce15" table:formula="of:=IF([$'Mature Data'.I197]=&quot;&quot;;&quot;&quot;;[$'Mature Data'.I197])">
            <text:p/>
          </table:table-cell>
          <table:table-cell table:style-name="ce22" table:formula="of:=IF([.D196]=&quot;&quot;;&quot;&quot;;SUM([.E196:.I196]))">
            <text:p/>
          </table:table-cell>
          <table:table-cell table:style-name="ce26" table:formula="of:=IF([$'Mature Data'.K197]=&quot;&quot;;&quot;&quot;;[$'Mature Data'.K197])">
            <text:p/>
          </table:table-cell>
          <table:table-cell table:style-name="ce26" table:formula="of:=IF([$'Mature Data'.L197]=&quot;&quot;;&quot;&quot;;[$'Mature Data'.L197])">
            <text:p/>
          </table:table-cell>
          <table:table-cell table:style-name="ce26" table:formula="of:=IF([$'Mature Data'.M197]=&quot;&quot;;&quot;&quot;;[$'Mature Data'.M197])">
            <text:p/>
          </table:table-cell>
          <table:table-cell table:style-name="ce26" table:formula="of:=IF([$'Mature Data'.N197]=&quot;&quot;;&quot;&quot;;[$'Mature Data'.N197])">
            <text:p/>
          </table:table-cell>
          <table:table-cell table:style-name="ce26" table:formula="of:=IF([$'Mature Data'.O197]=&quot;&quot;;&quot;&quot;;[$'Mature Data'.O197])">
            <text:p/>
          </table:table-cell>
          <table:table-cell table:style-name="ce31" table:formula="of:=IF([.J196]=&quot;&quot;;&quot;&quot;;SUM([.K196:.O196]))">
            <text:p/>
          </table:table-cell>
          <table:table-cell table:style-name="ce7" table:formula="of:=IF([$'Mature Data'.Q197]=&quot;&quot;;&quot;&quot;;[$'Mature Data'.Q197])">
            <text:p/>
          </table:table-cell>
          <table:table-cell table:style-name="ce7" table:formula="of:=IF([$'Mature Data'.R197]=&quot;&quot;;&quot;&quot;;[$'Mature Data'.R197])">
            <text:p/>
          </table:table-cell>
          <table:table-cell table:style-name="ce7" table:formula="of:=IF([$'Mature Data'.S197]=&quot;&quot;;&quot;&quot;;[$'Mature Data'.S197])">
            <text:p/>
          </table:table-cell>
          <table:table-cell table:style-name="ce7" table:formula="of:=IF([$'Mature Data'.T197]=&quot;&quot;;&quot;&quot;;[$'Mature Data'.T197])">
            <text:p/>
          </table:table-cell>
          <table:table-cell table:style-name="ce7" table:formula="of:=IF([$'Mature Data'.U197]=&quot;&quot;;&quot;&quot;;[$'Mature Data'.U197])">
            <text:p/>
          </table:table-cell>
          <table:table-cell table:style-name="ce7" table:formula="of:=IF([.P196]=&quot;&quot;;&quot;&quot;;SUM([.Q196:.U196]))">
            <text:p/>
          </table:table-cell>
          <table:table-cell table:style-name="ce7" table:formula="of:=IF([$'Mature Data'.W197]=&quot;&quot;;&quot;&quot;;[$'Mature Data'.W197])">
            <text:p/>
          </table:table-cell>
          <table:table-cell table:style-name="ce7" table:formula="of:=IF([$'Mature Data'.X197]=&quot;&quot;;&quot;&quot;;[$'Mature Data'.X197])">
            <text:p/>
          </table:table-cell>
          <table:table-cell table:style-name="ce7" table:formula="of:=IF([$'Mature Data'.Y197]=&quot;&quot;;&quot;&quot;;[$'Mature Data'.Y197])">
            <text:p/>
          </table:table-cell>
          <table:table-cell table:style-name="ce7" table:formula="of:=IF([$'Mature Data'.Z197]=&quot;&quot;;&quot;&quot;;[$'Mature Data'.Z197])">
            <text:p/>
          </table:table-cell>
          <table:table-cell table:style-name="ce7" table:formula="of:=IF([$'Mature Data'.AA197]=&quot;&quot;;&quot;&quot;;[$'Mature Data'.AA197])">
            <text:p/>
          </table:table-cell>
          <table:table-cell table:style-name="ce43" table:formula="of:=IF(ISERR(AVERAGE([.W196:.AA196])/20);&quot;&quot;;AVERAGE([.W196:.AA196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>
          <table:table-cell table:style-name="ce7" table:formula="of:=IF([$'Mature Data'.A198]=&quot;&quot;;&quot;&quot;;[$'Mature Data'.A198])">
            <text:p/>
          </table:table-cell>
          <table:table-cell table:style-name="ce7" table:formula="of:=IF([$'Mature Data'.B198]=&quot;&quot;;&quot;&quot;;[$'Mature Data'.B198])">
            <text:p/>
          </table:table-cell>
          <table:table-cell table:style-name="ce7" table:formula="of:=IF([$'Mature Data'.C198]=&quot;&quot;;&quot;&quot;;[$'Mature Data'.C198])">
            <text:p/>
          </table:table-cell>
          <table:table-cell table:style-name="ce7" table:formula="of:=IF([$'Mature Data'.D198]=&quot;&quot;;&quot;&quot;;[$'Mature Data'.D198])">
            <text:p/>
          </table:table-cell>
          <table:table-cell table:style-name="ce15" table:formula="of:=IF([$'Mature Data'.E198]=&quot;&quot;;&quot;&quot;;[$'Mature Data'.E198])">
            <text:p/>
          </table:table-cell>
          <table:table-cell table:style-name="ce15" table:formula="of:=IF([$'Mature Data'.F198]=&quot;&quot;;&quot;&quot;;[$'Mature Data'.F198])">
            <text:p/>
          </table:table-cell>
          <table:table-cell table:style-name="ce15" table:formula="of:=IF([$'Mature Data'.G198]=&quot;&quot;;&quot;&quot;;[$'Mature Data'.G198])">
            <text:p/>
          </table:table-cell>
          <table:table-cell table:style-name="ce15" table:formula="of:=IF([$'Mature Data'.H198]=&quot;&quot;;&quot;&quot;;[$'Mature Data'.H198])">
            <text:p/>
          </table:table-cell>
          <table:table-cell table:style-name="ce15" table:formula="of:=IF([$'Mature Data'.I198]=&quot;&quot;;&quot;&quot;;[$'Mature Data'.I198])">
            <text:p/>
          </table:table-cell>
          <table:table-cell table:style-name="ce22" table:formula="of:=IF([.D197]=&quot;&quot;;&quot;&quot;;SUM([.E197:.I197]))">
            <text:p/>
          </table:table-cell>
          <table:table-cell table:style-name="ce26" table:formula="of:=IF([$'Mature Data'.K198]=&quot;&quot;;&quot;&quot;;[$'Mature Data'.K198])">
            <text:p/>
          </table:table-cell>
          <table:table-cell table:style-name="ce26" table:formula="of:=IF([$'Mature Data'.L198]=&quot;&quot;;&quot;&quot;;[$'Mature Data'.L198])">
            <text:p/>
          </table:table-cell>
          <table:table-cell table:style-name="ce26" table:formula="of:=IF([$'Mature Data'.M198]=&quot;&quot;;&quot;&quot;;[$'Mature Data'.M198])">
            <text:p/>
          </table:table-cell>
          <table:table-cell table:style-name="ce26" table:formula="of:=IF([$'Mature Data'.N198]=&quot;&quot;;&quot;&quot;;[$'Mature Data'.N198])">
            <text:p/>
          </table:table-cell>
          <table:table-cell table:style-name="ce26" table:formula="of:=IF([$'Mature Data'.O198]=&quot;&quot;;&quot;&quot;;[$'Mature Data'.O198])">
            <text:p/>
          </table:table-cell>
          <table:table-cell table:style-name="ce31" table:formula="of:=IF([.J197]=&quot;&quot;;&quot;&quot;;SUM([.K197:.O197]))">
            <text:p/>
          </table:table-cell>
          <table:table-cell table:style-name="ce7" table:formula="of:=IF([$'Mature Data'.Q198]=&quot;&quot;;&quot;&quot;;[$'Mature Data'.Q198])">
            <text:p/>
          </table:table-cell>
          <table:table-cell table:style-name="ce7" table:formula="of:=IF([$'Mature Data'.R198]=&quot;&quot;;&quot;&quot;;[$'Mature Data'.R198])">
            <text:p/>
          </table:table-cell>
          <table:table-cell table:style-name="ce7" table:formula="of:=IF([$'Mature Data'.S198]=&quot;&quot;;&quot;&quot;;[$'Mature Data'.S198])">
            <text:p/>
          </table:table-cell>
          <table:table-cell table:style-name="ce7" table:formula="of:=IF([$'Mature Data'.T198]=&quot;&quot;;&quot;&quot;;[$'Mature Data'.T198])">
            <text:p/>
          </table:table-cell>
          <table:table-cell table:style-name="ce7" table:formula="of:=IF([$'Mature Data'.U198]=&quot;&quot;;&quot;&quot;;[$'Mature Data'.U198])">
            <text:p/>
          </table:table-cell>
          <table:table-cell table:style-name="ce7" table:formula="of:=IF([.P197]=&quot;&quot;;&quot;&quot;;SUM([.Q197:.U197]))">
            <text:p/>
          </table:table-cell>
          <table:table-cell table:style-name="ce7" table:formula="of:=IF([$'Mature Data'.W198]=&quot;&quot;;&quot;&quot;;[$'Mature Data'.W198])">
            <text:p/>
          </table:table-cell>
          <table:table-cell table:style-name="ce7" table:formula="of:=IF([$'Mature Data'.X198]=&quot;&quot;;&quot;&quot;;[$'Mature Data'.X198])">
            <text:p/>
          </table:table-cell>
          <table:table-cell table:style-name="ce7" table:formula="of:=IF([$'Mature Data'.Y198]=&quot;&quot;;&quot;&quot;;[$'Mature Data'.Y198])">
            <text:p/>
          </table:table-cell>
          <table:table-cell table:style-name="ce7" table:formula="of:=IF([$'Mature Data'.Z198]=&quot;&quot;;&quot;&quot;;[$'Mature Data'.Z198])">
            <text:p/>
          </table:table-cell>
          <table:table-cell table:style-name="ce7" table:formula="of:=IF([$'Mature Data'.AA198]=&quot;&quot;;&quot;&quot;;[$'Mature Data'.AA198])">
            <text:p/>
          </table:table-cell>
          <table:table-cell table:style-name="ce43" table:formula="of:=IF(ISERR(AVERAGE([.W197:.AA197])/20);&quot;&quot;;AVERAGE([.W197:.AA197])/20)">
            <text:p/>
          </table:table-cell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2" table:number-rows-repeated="20">
          <table:table-cell table:style-name="ce7" table:number-columns-repeated="4"/>
          <table:table-cell table:style-name="ce15" table:number-columns-repeated="5"/>
          <table:table-cell table:style-name="ce22"/>
          <table:table-cell table:style-name="ce26" table:number-columns-repeated="5"/>
          <table:table-cell table:style-name="ce31"/>
          <table:table-cell table:style-name="ce7" table:number-columns-repeated="11"/>
          <table:table-cell table:style-name="ce44"/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4" table:number-rows-repeated="30">
          <table:table-cell table:style-name="ce7" table:number-columns-repeated="4"/>
          <table:table-cell table:style-name="ce15" table:number-columns-repeated="5"/>
          <table:table-cell table:style-name="ce22"/>
          <table:table-cell table:style-name="ce26" table:number-columns-repeated="5"/>
          <table:table-cell table:style-name="ce31"/>
          <table:table-cell table:style-name="ce7" table:number-columns-repeated="11"/>
          <table:table-cell table:style-name="ce44"/>
          <table:table-cell table:style-name="ce7"/>
          <table:table-cell table:style-name="ce5" table:number-columns-repeated="2"/>
          <table:table-cell table:number-columns-repeated="993"/>
        </table:table-row>
        <table:table-row table:style-name="ro4" table:number-rows-repeated="31">
          <table:table-cell table:style-name="ce8" table:number-columns-repeated="4"/>
          <table:table-cell table:style-name="ce16" table:number-columns-repeated="5"/>
          <table:table-cell table:style-name="ce23"/>
          <table:table-cell table:style-name="ce27" table:number-columns-repeated="5"/>
          <table:table-cell table:style-name="ce32"/>
          <table:table-cell table:style-name="ce8" table:number-columns-repeated="11"/>
          <table:table-cell table:style-name="ce45"/>
          <table:table-cell table:style-name="ce8"/>
          <table:table-cell table:style-name="ce5" table:number-columns-repeated="2"/>
          <table:table-cell table:number-columns-repeated="993"/>
        </table:table-row>
        <table:table-row table:style-name="ro4" table:number-rows-repeated="89">
          <table:table-cell table:style-name="ce9" table:number-columns-repeated="4"/>
          <table:table-cell table:style-name="ce17" table:number-columns-repeated="5"/>
          <table:table-cell table:style-name="ce24"/>
          <table:table-cell table:style-name="ce28" table:number-columns-repeated="5"/>
          <table:table-cell table:style-name="ce33"/>
          <table:table-cell table:style-name="ce9" table:number-columns-repeated="11"/>
          <table:table-cell table:style-name="ce46"/>
          <table:table-cell table:style-name="ce9"/>
          <table:table-cell table:number-columns-repeated="995"/>
        </table:table-row>
        <table:table-row table:style-name="ro7" table:number-rows-repeated="72">
          <table:table-cell table:number-columns-repeated="4"/>
          <table:table-cell table:style-name="ce18" table:number-columns-repeated="5"/>
          <table:table-cell table:style-name="ce25"/>
          <table:table-cell table:style-name="ce29" table:number-columns-repeated="5"/>
          <table:table-cell table:style-name="ce34"/>
          <table:table-cell table:number-columns-repeated="11"/>
          <table:table-cell table:style-name="ce47"/>
          <table:table-cell table:number-columns-repeated="996"/>
        </table:table-row>
        <table:table-row table:style-name="ro7" table:number-rows-repeated="73">
          <table:table-cell table:number-columns-repeated="10"/>
          <table:table-cell table:style-name="ce29" table:number-columns-repeated="5"/>
          <table:table-cell table:style-name="ce34"/>
          <table:table-cell table:number-columns-repeated="11"/>
          <table:table-cell table:style-name="ce47"/>
          <table:table-cell table:number-columns-repeated="996"/>
        </table:table-row>
        <table:table-row table:style-name="ro7" table:number-rows-repeated="30">
          <table:table-cell table:number-columns-repeated="15"/>
          <table:table-cell table:style-name="ce34"/>
          <table:table-cell table:number-columns-repeated="11"/>
          <table:table-cell table:style-name="ce47"/>
          <table:table-cell table:number-columns-repeated="996"/>
        </table:table-row>
        <table:table-row table:style-name="ro7" table:number-rows-repeated="28">
          <table:table-cell table:number-columns-repeated="15"/>
          <table:table-cell table:style-name="ce34"/>
          <table:table-cell table:number-columns-repeated="1008"/>
        </table:table-row>
        <table:table-row table:style-name="ro7" table:number-rows-repeated="104800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ature Report'.E8:'Mature Report'.I439">
            <calcext:condition calcext:apply-style-name="ConditionalStyle_1" calcext:value="between(3,100)" calcext:base-cell-address="'Mature Report'.E8"/>
          </calcext:conditional-format>
          <calcext:conditional-format calcext:target-range-address="'Mature Report'.J8:'Mature Report'.J439">
            <calcext:condition calcext:apply-style-name="ConditionalStyle_2" calcext:value="between(10,200)" calcext:base-cell-address="'Mature Report'.J8"/>
          </calcext:conditional-format>
          <calcext:conditional-format calcext:target-range-address="'Mature Report'.K8:'Mature Report'.O512">
            <calcext:condition calcext:apply-style-name="ConditionalStyle_1" calcext:value="between(10,200)" calcext:base-cell-address="'Mature Report'.K8"/>
          </calcext:conditional-format>
          <calcext:conditional-format calcext:target-range-address="'Mature Report'.P8:'Mature Report'.P570">
            <calcext:condition calcext:apply-style-name="ConditionalStyle_2" calcext:value="between(20,200)" calcext:base-cell-address="'Mature Report'.P8"/>
          </calcext:conditional-format>
          <calcext:conditional-format calcext:target-range-address="'Mature Report'.AB8:'Mature Report'.AB542">
            <calcext:condition calcext:apply-style-name="ConditionalStyle_3" calcext:value="between(0.5,1.01)" calcext:base-cell-address="'Mature Report'.AB8"/>
          </calcext:conditional-format>
          <calcext:conditional-format calcext:target-range-address="'Mature Report'.A8:'Mature Report'.AC247">
            <calcext:condition calcext:apply-style-name="ConditionalStyle_4" calcext:value="formula-is(NOT([.$A8]=&quot;&quot;))" calcext:base-cell-address="'Mature Report'.A8"/>
          </calcext:conditional-format>
        </calcext:conditional-formats>
      </table:table>
      <table:table table:name="Young Report" table:style-name="ta2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9" table:number-columns-repeated="5" table:default-cell-style-name="Default"/>
        <table:table-column table:style-name="co13" table:default-cell-style-name="ce3"/>
        <table:table-column table:style-name="co9" table:number-columns-repeated="5" table:default-cell-style-name="Default"/>
        <table:table-column table:style-name="co13" table:default-cell-style-name="ce3"/>
        <table:table-column table:style-name="co14" table:default-cell-style-name="ce3"/>
        <table:table-column table:style-name="co9" table:number-columns-repeated="1007" table:default-cell-style-name="Default"/>
        <table:table-row table:style-name="ro4">
          <table:table-cell table:style-name="ce4" office:value-type="string" calcext:value-type="string">
            <text:p>Psyllid Scouting Report</text:p>
          </table:table-cell>
          <table:table-cell table:style-name="ce4" table:number-columns-repeated="2"/>
          <table:table-cell table:style-name="ce11"/>
          <table:table-cell table:style-name="ce4" table:number-columns-repeated="17"/>
          <table:table-cell/>
          <table:table-cell table:style-name="ce40" office:value-type="string" calcext:value-type="string">
            <text:p>CYCLE:</text:p>
          </table:table-cell>
          <table:table-cell table:style-name="ce48" table:formula="of:=WEEKNUM([.B2];1)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:</text:p>
          </table:table-cell>
          <table:table-cell table:style-name="ce10" table:number-columns-repeated="2"/>
          <table:table-cell table:style-name="ce12"/>
          <table:table-cell table:style-name="ce13" office:value-type="string" calcext:value-type="string">
            <text:p>Total number of young blocks:</text:p>
          </table:table-cell>
          <table:table-cell table:style-name="ce13" table:number-columns-repeated="3"/>
          <table:table-cell/>
          <table:table-cell table:style-name="ce58" table:formula="of:=IF([$'Young Data'.M2]=&quot;&quot;;&quot;&quot;;[$'Young Data'.M2])" office:value-type="float" office:value="13" calcext:value-type="float">
            <text:p>13</text:p>
          </table:table-cell>
          <table:table-cell table:style-name="ce13"/>
          <table:table-cell table:style-name="ce13" office:value-type="string" calcext:value-type="string">
            <text:p>Blocks scouted:</text:p>
          </table:table-cell>
          <table:table-cell table:style-name="ce13" table:number-columns-repeated="2"/>
          <table:table-cell table:style-name="ce68" table:formula="of:=IF([$'Young Data'.V2]=&quot;&quot;;&quot;&quot;;[$'Young Data'.V2])" office:value-type="float" office:value="7" calcext:value-type="float">
            <text:p>7</text:p>
          </table:table-cell>
          <table:table-cell table:style-name="ce13"/>
          <table:table-cell table:number-columns-repeated="2"/>
          <table:table-cell table:style-name="ce35" office:value-type="string" calcext:value-type="string">
            <text:p>Total ACP:</text:p>
          </table:table-cell>
          <table:table-cell table:number-columns-repeated="2"/>
          <table:table-cell table:style-name="ce86" table:formula="of:=SUM([.J8:.J197])/COUNT(([.J8:.J197]))" office:value-type="float" office:value="4.85714285714286" calcext:value-type="float">
            <text:p>4.8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35" office:value-type="string" calcext:value-type="string">
            <text:p>Total Eggs/Nymphs:</text:p>
          </table:table-cell>
          <table:table-cell table:number-columns-repeated="2"/>
          <table:table-cell table:style-name="ce86" table:formula="of:=SUM([.P8:.P197])/COUNT([.P8:.P197])" office:value-type="float" office:value="16.1428571428571" calcext:value-type="float">
            <text:p>16.14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/>
          <table:table-cell table:style-name="ce35" office:value-type="string" calcext:value-type="string">
            <text:p>Total Leafminer</text:p>
          </table:table-cell>
          <table:table-cell table:style-name="ce13" table:number-columns-repeated="2"/>
          <table:table-cell table:style-name="ce87" table:formula="of:=SUM([.Q8:.Q197])/COUNT([.Q8:.Q197])" office:value-type="float" office:value="2.57142857142857" calcext:value-type="float">
            <text:p>2.57</text:p>
          </table:table-cell>
          <table:table-cell table:style-name="ce38" table:number-columns-repeated="2"/>
          <table:table-cell table:number-columns-repeated="1000"/>
        </table:table-row>
        <table:table-row table:style-name="ro8">
          <table:table-cell table:style-name="ce4" office:value-type="string" calcext:value-type="string">
            <text:p>YOUNG TREES</text:p>
          </table:table-cell>
          <table:table-cell table:style-name="ce4" table:number-columns-repeated="2"/>
          <table:table-cell table:style-name="ce11"/>
          <table:table-cell table:style-name="ce4" table:number-columns-repeated="4"/>
          <table:table-cell table:style-name="ce20" table:number-columns-repeated="14"/>
          <table:table-cell table:style-name="ce37" table:number-columns-repeated="2"/>
          <table:table-cell table:number-columns-repeated="1000"/>
        </table:table-row>
        <table:table-row table:style-name="ro9">
          <table:table-cell table:style-name="ce5" table:number-columns-repeated="3"/>
          <table:table-cell/>
          <table:table-cell table:style-name="ce52"/>
          <table:table-cell table:style-name="ce57"/>
          <table:table-cell table:style-name="ce57" office:value-type="string" calcext:value-type="string">
            <text:p>Visual Adult ACP (per 100 trees)</text:p>
          </table:table-cell>
          <table:table-cell table:style-name="ce57" table:number-columns-repeated="2"/>
          <table:table-cell table:style-name="ce59"/>
          <table:table-cell table:style-name="ce52"/>
          <table:table-cell table:style-name="ce57"/>
          <table:table-cell table:style-name="ce57" office:value-type="string" calcext:value-type="string">
            <text:p><text:s text:c="5"/>Trees with Eggs or Nymphs</text:p>
          </table:table-cell>
          <table:table-cell table:style-name="ce57" table:number-columns-repeated="2"/>
          <table:table-cell table:style-name="ce59"/>
          <table:table-cell table:style-name="ce73" office:value-type="string" calcext:value-type="string">
            <text:p>Leafminer</text:p>
          </table:table-cell>
          <table:table-cell table:style-name="ce77" office:value-type="string" calcext:value-type="string">
            <text:p><text:s text:c="11"/>Orange Dog</text:p>
          </table:table-cell>
          <table:table-cell table:style-name="ce59"/>
          <table:table-cell table:style-name="ce52"/>
          <table:table-cell table:style-name="ce57"/>
          <table:table-cell table:style-name="ce57" office:value-type="string" calcext:value-type="string">
            <text:p>Spider Mites</text:p>
          </table:table-cell>
          <table:table-cell table:style-name="ce57"/>
          <table:table-cell table:style-name="ce59"/>
          <table:table-cell table:number-columns-repeated="1000"/>
        </table:table-row>
        <table:table-row table:style-name="ro1">
          <table:table-cell table:style-name="ce6" office:value-type="string" calcext:value-type="string">
            <text:p>Block</text:p>
          </table:table-cell>
          <table:table-cell table:style-name="ce6" office:value-type="string" calcext:value-type="string">
            <text:p>Variety</text:p>
          </table:table-cell>
          <table:table-cell table:style-name="ce6" office:value-type="string" calcext:value-type="string">
            <text:p>Spray Date</text:p>
          </table:table-cell>
          <table:table-cell table:style-name="ce6" office:value-type="string" calcext:value-type="string">
            <text:p>Scout Date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Ctr</text:p>
          </table:table-cell>
          <table:table-cell table:style-name="ce6" office:value-type="string" calcext:value-type="string">
            <text:p>SW</text:p>
          </table:table-cell>
          <table:table-cell table:style-name="ce6" office:value-type="string" calcext:value-type="string">
            <text:p>NW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Ctr</text:p>
          </table:table-cell>
          <table:table-cell table:style-name="ce6" office:value-type="string" calcext:value-type="string">
            <text:p>SW</text:p>
          </table:table-cell>
          <table:table-cell table:style-name="ce6" office:value-type="string" calcext:value-type="string">
            <text:p>NW</text:p>
          </table:table-cell>
          <table:table-cell table:style-name="ce6" office:value-type="string" calcext:value-type="string">
            <text:p>Total</text:p>
          </table:table-cell>
          <table:table-cell table:style-name="ce42" office:value-type="string" calcext:value-type="string">
            <text:p>Total # Trees</text:p>
          </table:table-cell>
          <table:table-cell table:style-name="ce6" office:value-type="string" calcext:value-type="string">
            <text:p>Larva</text:p>
          </table:table-cell>
          <table:table-cell table:style-name="ce6" office:value-type="string" calcext:value-type="string">
            <text:p>Eggs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Ctr</text:p>
          </table:table-cell>
          <table:table-cell table:style-name="ce6" office:value-type="string" calcext:value-type="string">
            <text:p>SW</text:p>
          </table:table-cell>
          <table:table-cell table:style-name="ce6" office:value-type="string" calcext:value-type="string">
            <text:p>NW</text:p>
          </table:table-cell>
          <table:table-cell table:number-columns-repeated="1000"/>
        </table:table-row>
        <table:table-row table:style-name="ro10">
          <table:table-cell table:style-name="ce49" table:formula="of:=IF([$'Young Data'.A8]=&quot;&quot;;&quot;&quot;;[$'Young Data'.A8])" office:value-type="string" office:string-value="NW C 2" calcext:value-type="string">
            <text:p>NW C 2</text:p>
          </table:table-cell>
          <table:table-cell table:style-name="ce49" table:formula="of:=IF([$'Young Data'.B8]=&quot;&quot;;&quot;&quot;;[$'Young Data'.B8])" office:value-type="string" office:string-value="Valencia" calcext:value-type="string">
            <text:p>Valencia</text:p>
          </table:table-cell>
          <table:table-cell table:style-name="ce49" table:formula="of:=IF([$'Young Data'.C8]=&quot;&quot;;&quot;&quot;;[$'Young Data'.C8])">
            <text:p/>
          </table:table-cell>
          <table:table-cell table:style-name="ce49" table:formula="of:=IF([$'Young Data'.D8]=&quot;&quot;;&quot;&quot;;[$'Young Data'.D8])">
            <text:p/>
          </table:table-cell>
          <table:table-cell table:style-name="ce53" table:formula="of:=IF([$'Young Data'.E8]=&quot;&quot;;&quot;&quot;;[$'Young Data'.E8])">
            <text:p/>
          </table:table-cell>
          <table:table-cell table:style-name="ce53" table:formula="of:=IF([$'Young Data'.F8]=&quot;&quot;;&quot;&quot;;[$'Young Data'.F8])">
            <text:p/>
          </table:table-cell>
          <table:table-cell table:style-name="ce53" table:formula="of:=IF([$'Young Data'.G8]=&quot;&quot;;&quot;&quot;;[$'Young Data'.G8])">
            <text:p/>
          </table:table-cell>
          <table:table-cell table:style-name="ce53" table:formula="of:=IF([$'Young Data'.H8]=&quot;&quot;;&quot;&quot;;[$'Young Data'.H8])">
            <text:p/>
          </table:table-cell>
          <table:table-cell table:style-name="ce53" table:formula="of:=IF([$'Young Data'.I8]=&quot;&quot;;&quot;&quot;;[$'Young Data'.I8])">
            <text:p/>
          </table:table-cell>
          <table:table-cell table:style-name="ce60" table:formula="of:=IF([.D8]=&quot;&quot;;&quot;&quot;;SUM([.E8:.I8]))">
            <text:p/>
          </table:table-cell>
          <table:table-cell table:style-name="ce63" table:formula="of:=IF([$'Young Data'.K8]=&quot;&quot;;&quot;&quot;;[$'Young Data'.K8])">
            <text:p/>
          </table:table-cell>
          <table:table-cell table:style-name="ce63" table:formula="of:=IF([$'Young Data'.L8]=&quot;&quot;;&quot;&quot;;[$'Young Data'.L8])">
            <text:p/>
          </table:table-cell>
          <table:table-cell table:style-name="ce63" table:formula="of:=IF([$'Young Data'.M8]=&quot;&quot;;&quot;&quot;;[$'Young Data'.M8])">
            <text:p/>
          </table:table-cell>
          <table:table-cell table:style-name="ce63" table:formula="of:=IF([$'Young Data'.N8]=&quot;&quot;;&quot;&quot;;[$'Young Data'.N8])">
            <text:p/>
          </table:table-cell>
          <table:table-cell table:style-name="ce63" table:formula="of:=IF([$'Young Data'.O8]=&quot;&quot;;&quot;&quot;;[$'Young Data'.O8])">
            <text:p/>
          </table:table-cell>
          <table:table-cell table:style-name="ce69" table:formula="of:=IF([.D8]=&quot;&quot;;&quot;&quot;;SUM([.K8:.O8]))">
            <text:p/>
          </table:table-cell>
          <table:table-cell table:style-name="ce74" table:formula="of:=IF([.D8]=&quot;&quot;;&quot;&quot;;SUM([$'Young Data'.Q8:.U8]))">
            <text:p/>
          </table:table-cell>
          <table:table-cell table:style-name="ce78" table:formula="of:=IF([.D8]=&quot;&quot;;&quot;&quot;;SUM([$'Young Data'.AC8:.AG8]))">
            <text:p/>
          </table:table-cell>
          <table:table-cell table:style-name="ce78" table:formula="of:=IF([.D8]=&quot;&quot;;&quot;&quot;;SUM([$'Young Data'.W8:.AA8]))">
            <text:p/>
          </table:table-cell>
          <table:table-cell table:style-name="ce82" table:formula="of:=IF([$'Young Data'.AI8]=&quot;&quot;;&quot;&quot;;[$'Young Data'.AI8])">
            <text:p/>
          </table:table-cell>
          <table:table-cell table:style-name="ce82" table:formula="of:=IF([$'Young Data'.AJ8]=&quot;&quot;;&quot;&quot;;[$'Young Data'.AJ8])">
            <text:p/>
          </table:table-cell>
          <table:table-cell table:style-name="ce82" table:formula="of:=IF([$'Young Data'.AK8]=&quot;&quot;;&quot;&quot;;[$'Young Data'.AK8])">
            <text:p/>
          </table:table-cell>
          <table:table-cell table:style-name="ce82" table:formula="of:=IF([$'Young Data'.AL8]=&quot;&quot;;&quot;&quot;;[$'Young Data'.AL8])">
            <text:p/>
          </table:table-cell>
          <table:table-cell table:style-name="ce82" table:formula="of:=IF([$'Young Data'.AM8]=&quot;&quot;;&quot;&quot;;[$'Young Data'.AM8])">
            <text:p/>
          </table:table-cell>
          <table:table-cell table:number-columns-repeated="1000"/>
        </table:table-row>
        <table:table-row table:style-name="ro10">
          <table:table-cell table:style-name="ce49" table:formula="of:=IF([$'Young Data'.A9]=&quot;&quot;;&quot;&quot;;[$'Young Data'.A9])" office:value-type="string" office:string-value="NW D 1" calcext:value-type="string">
            <text:p>NW D 1</text:p>
          </table:table-cell>
          <table:table-cell table:style-name="ce49" table:formula="of:=IF([$'Young Data'.B9]=&quot;&quot;;&quot;&quot;;[$'Young Data'.B9])" office:value-type="string" office:string-value="Hamlin" calcext:value-type="string">
            <text:p>Hamlin</text:p>
          </table:table-cell>
          <table:table-cell table:style-name="ce49" table:formula="of:=IF([$'Young Data'.C9]=&quot;&quot;;&quot;&quot;;[$'Young Data'.C9])">
            <text:p/>
          </table:table-cell>
          <table:table-cell table:style-name="ce49" table:formula="of:=IF([$'Young Data'.D9]=&quot;&quot;;&quot;&quot;;[$'Young Data'.D9])">
            <text:p/>
          </table:table-cell>
          <table:table-cell table:style-name="ce53"/>
          <table:table-cell table:style-name="ce53" table:formula="of:=IF([$'Young Data'.F9]=&quot;&quot;;&quot;&quot;;[$'Young Data'.F9])">
            <text:p/>
          </table:table-cell>
          <table:table-cell table:style-name="ce53" table:formula="of:=IF([$'Young Data'.G9]=&quot;&quot;;&quot;&quot;;[$'Young Data'.G9])">
            <text:p/>
          </table:table-cell>
          <table:table-cell table:style-name="ce53" table:formula="of:=IF([$'Young Data'.H9]=&quot;&quot;;&quot;&quot;;[$'Young Data'.H9])">
            <text:p/>
          </table:table-cell>
          <table:table-cell table:style-name="ce53" table:formula="of:=IF([$'Young Data'.I9]=&quot;&quot;;&quot;&quot;;[$'Young Data'.I9])">
            <text:p/>
          </table:table-cell>
          <table:table-cell table:style-name="ce60" table:formula="of:=IF([.D9]=&quot;&quot;;&quot;&quot;;SUM([.E9:.I9]))">
            <text:p/>
          </table:table-cell>
          <table:table-cell table:style-name="ce63" table:formula="of:=IF([$'Young Data'.K9]=&quot;&quot;;&quot;&quot;;[$'Young Data'.K9])">
            <text:p/>
          </table:table-cell>
          <table:table-cell table:style-name="ce63"/>
          <table:table-cell table:style-name="ce63" table:formula="of:=IF([$'Young Data'.M9]=&quot;&quot;;&quot;&quot;;[$'Young Data'.M9])">
            <text:p/>
          </table:table-cell>
          <table:table-cell table:style-name="ce63" table:formula="of:=IF([$'Young Data'.N9]=&quot;&quot;;&quot;&quot;;[$'Young Data'.N9])">
            <text:p/>
          </table:table-cell>
          <table:table-cell table:style-name="ce63" table:formula="of:=IF([$'Young Data'.O9]=&quot;&quot;;&quot;&quot;;[$'Young Data'.O9])">
            <text:p/>
          </table:table-cell>
          <table:table-cell table:style-name="ce69" table:formula="of:=IF([.D9]=&quot;&quot;;&quot;&quot;;SUM([.K9:.O9]))">
            <text:p/>
          </table:table-cell>
          <table:table-cell table:style-name="ce74" table:formula="of:=IF([.D9]=&quot;&quot;;&quot;&quot;;SUM([$'Young Data'.Q9:.U9]))">
            <text:p/>
          </table:table-cell>
          <table:table-cell table:style-name="ce78" table:formula="of:=IF([.D9]=&quot;&quot;;&quot;&quot;;SUM([$'Young Data'.AC9:.AG9]))">
            <text:p/>
          </table:table-cell>
          <table:table-cell table:style-name="ce78" table:formula="of:=IF([.D9]=&quot;&quot;;&quot;&quot;;SUM([$'Young Data'.W9:.AA9]))">
            <text:p/>
          </table:table-cell>
          <table:table-cell table:style-name="ce82" table:formula="of:=IF([$'Young Data'.AI9]=&quot;&quot;;&quot;&quot;;[$'Young Data'.AI9])">
            <text:p/>
          </table:table-cell>
          <table:table-cell table:style-name="ce82" table:formula="of:=IF([$'Young Data'.AJ9]=&quot;&quot;;&quot;&quot;;[$'Young Data'.AJ9])">
            <text:p/>
          </table:table-cell>
          <table:table-cell table:style-name="ce82" table:formula="of:=IF([$'Young Data'.AK9]=&quot;&quot;;&quot;&quot;;[$'Young Data'.AK9])">
            <text:p/>
          </table:table-cell>
          <table:table-cell table:style-name="ce82" table:formula="of:=IF([$'Young Data'.AL9]=&quot;&quot;;&quot;&quot;;[$'Young Data'.AL9])">
            <text:p/>
          </table:table-cell>
          <table:table-cell table:style-name="ce82" table:formula="of:=IF([$'Young Data'.AM9]=&quot;&quot;;&quot;&quot;;[$'Young Data'.AM9])">
            <text:p/>
          </table:table-cell>
          <table:table-cell table:number-columns-repeated="1000"/>
        </table:table-row>
        <table:table-row table:style-name="ro10">
          <table:table-cell table:style-name="ce49" table:formula="of:=IF([$'Young Data'.A10]=&quot;&quot;;&quot;&quot;;[$'Young Data'.A10])" office:value-type="string" office:string-value="NW E West" calcext:value-type="string">
            <text:p>NW E West</text:p>
          </table:table-cell>
          <table:table-cell table:style-name="ce49" table:formula="of:=IF([$'Young Data'.B10]=&quot;&quot;;&quot;&quot;;[$'Young Data'.B10])" office:value-type="string" office:string-value="Valencia" calcext:value-type="string">
            <text:p>Valencia</text:p>
          </table:table-cell>
          <table:table-cell table:style-name="ce49" table:formula="of:=IF([$'Young Data'.C10]=&quot;&quot;;&quot;&quot;;[$'Young Data'.C10])">
            <text:p/>
          </table:table-cell>
          <table:table-cell table:style-name="ce49" table:formula="of:=IF([$'Young Data'.D10]=&quot;&quot;;&quot;&quot;;[$'Young Data'.D10])">
            <text:p/>
          </table:table-cell>
          <table:table-cell table:style-name="ce53" table:formula="of:=IF([$'Young Data'.E10]=&quot;&quot;;&quot;&quot;;[$'Young Data'.E10])">
            <text:p/>
          </table:table-cell>
          <table:table-cell table:style-name="ce53" table:formula="of:=IF([$'Young Data'.F10]=&quot;&quot;;&quot;&quot;;[$'Young Data'.F10])">
            <text:p/>
          </table:table-cell>
          <table:table-cell table:style-name="ce53" table:formula="of:=IF([$'Young Data'.G10]=&quot;&quot;;&quot;&quot;;[$'Young Data'.G10])">
            <text:p/>
          </table:table-cell>
          <table:table-cell table:style-name="ce53" table:formula="of:=IF([$'Young Data'.H10]=&quot;&quot;;&quot;&quot;;[$'Young Data'.H10])">
            <text:p/>
          </table:table-cell>
          <table:table-cell table:style-name="ce53" table:formula="of:=IF([$'Young Data'.I10]=&quot;&quot;;&quot;&quot;;[$'Young Data'.I10])">
            <text:p/>
          </table:table-cell>
          <table:table-cell table:style-name="ce60" table:formula="of:=IF([.D10]=&quot;&quot;;&quot;&quot;;SUM([.E10:.I10]))">
            <text:p/>
          </table:table-cell>
          <table:table-cell table:style-name="ce63" table:formula="of:=IF([$'Young Data'.K10]=&quot;&quot;;&quot;&quot;;[$'Young Data'.K10])">
            <text:p/>
          </table:table-cell>
          <table:table-cell table:style-name="ce63" table:formula="of:=IF([$'Young Data'.L10]=&quot;&quot;;&quot;&quot;;[$'Young Data'.L10])">
            <text:p/>
          </table:table-cell>
          <table:table-cell table:style-name="ce63" table:formula="of:=IF([$'Young Data'.M10]=&quot;&quot;;&quot;&quot;;[$'Young Data'.M10])">
            <text:p/>
          </table:table-cell>
          <table:table-cell table:style-name="ce63" table:formula="of:=IF([$'Young Data'.N10]=&quot;&quot;;&quot;&quot;;[$'Young Data'.N10])">
            <text:p/>
          </table:table-cell>
          <table:table-cell table:style-name="ce63" table:formula="of:=IF([$'Young Data'.O10]=&quot;&quot;;&quot;&quot;;[$'Young Data'.O10])">
            <text:p/>
          </table:table-cell>
          <table:table-cell table:style-name="ce69" table:formula="of:=IF([.D10]=&quot;&quot;;&quot;&quot;;SUM([.K10:.O10]))">
            <text:p/>
          </table:table-cell>
          <table:table-cell table:style-name="ce74" table:formula="of:=IF([.D10]=&quot;&quot;;&quot;&quot;;SUM([$'Young Data'.Q10:.U10]))">
            <text:p/>
          </table:table-cell>
          <table:table-cell table:style-name="ce78" table:formula="of:=IF([.D10]=&quot;&quot;;&quot;&quot;;SUM([$'Young Data'.AC10:.AG10]))">
            <text:p/>
          </table:table-cell>
          <table:table-cell table:style-name="ce78" table:formula="of:=IF([.D10]=&quot;&quot;;&quot;&quot;;SUM([$'Young Data'.W10:.AA10]))">
            <text:p/>
          </table:table-cell>
          <table:table-cell table:style-name="ce82" table:formula="of:=IF([$'Young Data'.AI10]=&quot;&quot;;&quot;&quot;;[$'Young Data'.AI10])">
            <text:p/>
          </table:table-cell>
          <table:table-cell table:style-name="ce82" table:formula="of:=IF([$'Young Data'.AJ10]=&quot;&quot;;&quot;&quot;;[$'Young Data'.AJ10])">
            <text:p/>
          </table:table-cell>
          <table:table-cell table:style-name="ce82" table:formula="of:=IF([$'Young Data'.AK10]=&quot;&quot;;&quot;&quot;;[$'Young Data'.AK10])">
            <text:p/>
          </table:table-cell>
          <table:table-cell table:style-name="ce82" table:formula="of:=IF([$'Young Data'.AL10]=&quot;&quot;;&quot;&quot;;[$'Young Data'.AL10])">
            <text:p/>
          </table:table-cell>
          <table:table-cell table:style-name="ce82" table:formula="of:=IF([$'Young Data'.AM10]=&quot;&quot;;&quot;&quot;;[$'Young Data'.AM10])">
            <text:p/>
          </table:table-cell>
          <table:table-cell table:number-columns-repeated="1000"/>
        </table:table-row>
        <table:table-row table:style-name="ro10">
          <table:table-cell table:style-name="ce49" table:formula="of:=IF([$'Young Data'.A11]=&quot;&quot;;&quot;&quot;;[$'Young Data'.A11])" office:value-type="string" office:string-value="NW E East" calcext:value-type="string">
            <text:p>NW E East</text:p>
          </table:table-cell>
          <table:table-cell table:style-name="ce49" table:formula="of:=IF([$'Young Data'.B11]=&quot;&quot;;&quot;&quot;;[$'Young Data'.B11])" office:value-type="string" office:string-value="Hamlin" calcext:value-type="string">
            <text:p>Hamlin</text:p>
          </table:table-cell>
          <table:table-cell table:style-name="ce49" table:formula="of:=IF([$'Young Data'.C11]=&quot;&quot;;&quot;&quot;;[$'Young Data'.C11])">
            <text:p/>
          </table:table-cell>
          <table:table-cell table:style-name="ce49" table:formula="of:=IF([$'Young Data'.D11]=&quot;&quot;;&quot;&quot;;[$'Young Data'.D11])">
            <text:p/>
          </table:table-cell>
          <table:table-cell table:style-name="ce53" table:formula="of:=IF([$'Young Data'.E11]=&quot;&quot;;&quot;&quot;;[$'Young Data'.E11])">
            <text:p/>
          </table:table-cell>
          <table:table-cell table:style-name="ce53" table:formula="of:=IF([$'Young Data'.F11]=&quot;&quot;;&quot;&quot;;[$'Young Data'.F11])">
            <text:p/>
          </table:table-cell>
          <table:table-cell table:style-name="ce53" table:formula="of:=IF([$'Young Data'.G11]=&quot;&quot;;&quot;&quot;;[$'Young Data'.G11])">
            <text:p/>
          </table:table-cell>
          <table:table-cell table:style-name="ce53" table:formula="of:=IF([$'Young Data'.H11]=&quot;&quot;;&quot;&quot;;[$'Young Data'.H11])">
            <text:p/>
          </table:table-cell>
          <table:table-cell table:style-name="ce53" table:formula="of:=IF([$'Young Data'.I11]=&quot;&quot;;&quot;&quot;;[$'Young Data'.I11])">
            <text:p/>
          </table:table-cell>
          <table:table-cell table:style-name="ce60" table:formula="of:=IF([.D11]=&quot;&quot;;&quot;&quot;;SUM([.E11:.I11]))">
            <text:p/>
          </table:table-cell>
          <table:table-cell table:style-name="ce63" table:formula="of:=IF([$'Young Data'.K11]=&quot;&quot;;&quot;&quot;;[$'Young Data'.K11])">
            <text:p/>
          </table:table-cell>
          <table:table-cell table:style-name="ce63" table:formula="of:=IF([$'Young Data'.L11]=&quot;&quot;;&quot;&quot;;[$'Young Data'.L11])">
            <text:p/>
          </table:table-cell>
          <table:table-cell table:style-name="ce63" table:formula="of:=IF([$'Young Data'.M11]=&quot;&quot;;&quot;&quot;;[$'Young Data'.M11])">
            <text:p/>
          </table:table-cell>
          <table:table-cell table:style-name="ce63" table:formula="of:=IF([$'Young Data'.N11]=&quot;&quot;;&quot;&quot;;[$'Young Data'.N11])">
            <text:p/>
          </table:table-cell>
          <table:table-cell table:style-name="ce63" table:formula="of:=IF([$'Young Data'.O11]=&quot;&quot;;&quot;&quot;;[$'Young Data'.O11])">
            <text:p/>
          </table:table-cell>
          <table:table-cell table:style-name="ce69" table:formula="of:=IF([.D11]=&quot;&quot;;&quot;&quot;;SUM([.K11:.O11]))">
            <text:p/>
          </table:table-cell>
          <table:table-cell table:style-name="ce74" table:formula="of:=IF([.D11]=&quot;&quot;;&quot;&quot;;SUM([$'Young Data'.Q11:.U11]))">
            <text:p/>
          </table:table-cell>
          <table:table-cell table:style-name="ce78" table:formula="of:=IF([.D11]=&quot;&quot;;&quot;&quot;;SUM([$'Young Data'.AC11:.AG11]))">
            <text:p/>
          </table:table-cell>
          <table:table-cell table:style-name="ce78" table:formula="of:=IF([.D11]=&quot;&quot;;&quot;&quot;;SUM([$'Young Data'.W11:.AA11]))">
            <text:p/>
          </table:table-cell>
          <table:table-cell table:style-name="ce82" table:formula="of:=IF([$'Young Data'.AI11]=&quot;&quot;;&quot;&quot;;[$'Young Data'.AI11])">
            <text:p/>
          </table:table-cell>
          <table:table-cell table:style-name="ce82" table:number-columns-repeated="3"/>
          <table:table-cell table:style-name="ce82" table:formula="of:=IF([$'Young Data'.AM11]=&quot;&quot;;&quot;&quot;;[$'Young Data'.AM11])">
            <text:p/>
          </table:table-cell>
          <table:table-cell table:number-columns-repeated="1000"/>
        </table:table-row>
        <table:table-row table:style-name="ro10">
          <table:table-cell table:style-name="ce49" table:formula="of:=IF([$'Young Data'.A12]=&quot;&quot;;&quot;&quot;;[$'Young Data'.A12])" office:value-type="string" office:string-value="NW F VAL" calcext:value-type="string">
            <text:p>NW F VAL</text:p>
          </table:table-cell>
          <table:table-cell table:style-name="ce49" table:formula="of:=IF([$'Young Data'.B12]=&quot;&quot;;&quot;&quot;;[$'Young Data'.B12])" office:value-type="string" office:string-value="Valencia" calcext:value-type="string">
            <text:p>Valencia</text:p>
          </table:table-cell>
          <table:table-cell table:style-name="ce49" table:formula="of:=IF([$'Young Data'.C12]=&quot;&quot;;&quot;&quot;;[$'Young Data'.C12])">
            <text:p/>
          </table:table-cell>
          <table:table-cell table:style-name="ce49" table:formula="of:=IF([$'Young Data'.D12]=&quot;&quot;;&quot;&quot;;[$'Young Data'.D12])" office:value-type="string" office:string-value="2017-04-10" calcext:value-type="string">
            <text:p>2017-04-10</text:p>
          </table:table-cell>
          <table:table-cell table:style-name="ce53" table:formula="of:=IF([$'Young Data'.E12]=&quot;&quot;;&quot;&quot;;[$'Young Data'.E12])" office:value-type="float" office:value="1" calcext:value-type="float">
            <text:p>1</text:p>
          </table:table-cell>
          <table:table-cell table:style-name="ce53" table:formula="of:=IF([$'Young Data'.F12]=&quot;&quot;;&quot;&quot;;[$'Young Data'.F12])" office:value-type="float" office:value="0" calcext:value-type="float">
            <text:p>0</text:p>
          </table:table-cell>
          <table:table-cell table:style-name="ce53" table:formula="of:=IF([$'Young Data'.G12]=&quot;&quot;;&quot;&quot;;[$'Young Data'.G12])" office:value-type="float" office:value="0" calcext:value-type="float">
            <text:p>0</text:p>
          </table:table-cell>
          <table:table-cell table:style-name="ce53" table:formula="of:=IF([$'Young Data'.H12]=&quot;&quot;;&quot;&quot;;[$'Young Data'.H12])" office:value-type="float" office:value="1" calcext:value-type="float">
            <text:p>1</text:p>
          </table:table-cell>
          <table:table-cell table:style-name="ce53" table:formula="of:=IF([$'Young Data'.I12]=&quot;&quot;;&quot;&quot;;[$'Young Data'.I12])" office:value-type="float" office:value="2" calcext:value-type="float">
            <text:p>2</text:p>
          </table:table-cell>
          <table:table-cell table:style-name="ce60" table:formula="of:=IF([.D12]=&quot;&quot;;&quot;&quot;;SUM([.E12:.I12]))" office:value-type="float" office:value="4" calcext:value-type="float">
            <text:p>4</text:p>
          </table:table-cell>
          <table:table-cell table:style-name="ce63" table:formula="of:=IF([$'Young Data'.K12]=&quot;&quot;;&quot;&quot;;[$'Young Data'.K12])" office:value-type="float" office:value="2" calcext:value-type="float">
            <text:p>2</text:p>
          </table:table-cell>
          <table:table-cell table:style-name="ce63" table:formula="of:=IF([$'Young Data'.L12]=&quot;&quot;;&quot;&quot;;[$'Young Data'.L12])" office:value-type="float" office:value="0" calcext:value-type="float">
            <text:p>0</text:p>
          </table:table-cell>
          <table:table-cell table:style-name="ce63" table:formula="of:=IF([$'Young Data'.M12]=&quot;&quot;;&quot;&quot;;[$'Young Data'.M12])" office:value-type="float" office:value="1" calcext:value-type="float">
            <text:p>1</text:p>
          </table:table-cell>
          <table:table-cell table:style-name="ce63" table:formula="of:=IF([$'Young Data'.N12]=&quot;&quot;;&quot;&quot;;[$'Young Data'.N12])" office:value-type="float" office:value="4" calcext:value-type="float">
            <text:p>4</text:p>
          </table:table-cell>
          <table:table-cell table:style-name="ce63" table:formula="of:=IF([$'Young Data'.O12]=&quot;&quot;;&quot;&quot;;[$'Young Data'.O12])" office:value-type="float" office:value="5" calcext:value-type="float">
            <text:p>5</text:p>
          </table:table-cell>
          <table:table-cell table:style-name="ce69" table:formula="of:=IF([.D12]=&quot;&quot;;&quot;&quot;;SUM([.K12:.O12]))" office:value-type="float" office:value="12" calcext:value-type="float">
            <text:p>12</text:p>
          </table:table-cell>
          <table:table-cell table:style-name="ce74" table:formula="of:=IF([.D12]=&quot;&quot;;&quot;&quot;;SUM([$'Young Data'.Q12:.U12]))" office:value-type="float" office:value="3" calcext:value-type="float">
            <text:p>3</text:p>
          </table:table-cell>
          <table:table-cell table:style-name="ce78" table:formula="of:=IF([.D12]=&quot;&quot;;&quot;&quot;;SUM([$'Young Data'.AC12:.AG12]))" office:value-type="float" office:value="0" calcext:value-type="float">
            <text:p>0</text:p>
          </table:table-cell>
          <table:table-cell table:style-name="ce78" table:formula="of:=IF([.D12]=&quot;&quot;;&quot;&quot;;SUM([$'Young Data'.W12:.AA12]))" office:value-type="float" office:value="0" calcext:value-type="float">
            <text:p>0</text:p>
          </table:table-cell>
          <table:table-cell table:style-name="ce82" table:formula="of:=IF([$'Young Data'.AI12]=&quot;&quot;;&quot;&quot;;[$'Young Data'.AI12])" office:value-type="string" office:string-value="none" calcext:value-type="string">
            <text:p>none</text:p>
          </table:table-cell>
          <table:table-cell table:style-name="ce82" table:formula="of:=IF([$'Young Data'.AJ12]=&quot;&quot;;&quot;&quot;;[$'Young Data'.AJ12])" office:value-type="string" office:string-value="none" calcext:value-type="string">
            <text:p>none</text:p>
          </table:table-cell>
          <table:table-cell table:style-name="ce82" table:formula="of:=IF([$'Young Data'.AK12]=&quot;&quot;;&quot;&quot;;[$'Young Data'.AK12])" office:value-type="string" office:string-value="none" calcext:value-type="string">
            <text:p>none</text:p>
          </table:table-cell>
          <table:table-cell table:style-name="ce82" table:formula="of:=IF([$'Young Data'.AL12]=&quot;&quot;;&quot;&quot;;[$'Young Data'.AL12])" office:value-type="string" office:string-value="none" calcext:value-type="string">
            <text:p>none</text:p>
          </table:table-cell>
          <table:table-cell table:style-name="ce82" table:formula="of:=IF([$'Young Data'.AM12]=&quot;&quot;;&quot;&quot;;[$'Young Data'.AM12])" office:value-type="string" office:string-value="none" calcext:value-type="string">
            <text:p>none</text:p>
          </table:table-cell>
          <table:table-cell table:number-columns-repeated="1000"/>
        </table:table-row>
        <table:table-row table:style-name="ro10">
          <table:table-cell table:style-name="ce49" table:formula="of:=IF([$'Young Data'.A13]=&quot;&quot;;&quot;&quot;;[$'Young Data'.A13])" office:value-type="string" office:string-value="NW F HAM" calcext:value-type="string">
            <text:p>NW F HAM</text:p>
          </table:table-cell>
          <table:table-cell table:style-name="ce49" table:formula="of:=IF([$'Young Data'.B13]=&quot;&quot;;&quot;&quot;;[$'Young Data'.B13])" office:value-type="string" office:string-value="Hamlin" calcext:value-type="string">
            <text:p>Hamlin</text:p>
          </table:table-cell>
          <table:table-cell table:style-name="ce49" table:formula="of:=IF([$'Young Data'.C13]=&quot;&quot;;&quot;&quot;;[$'Young Data'.C13])">
            <text:p/>
          </table:table-cell>
          <table:table-cell table:style-name="ce49" table:formula="of:=IF([$'Young Data'.D13]=&quot;&quot;;&quot;&quot;;[$'Young Data'.D13])" office:value-type="string" office:string-value="2017-04-10" calcext:value-type="string">
            <text:p>2017-04-10</text:p>
          </table:table-cell>
          <table:table-cell table:style-name="ce53" table:formula="of:=IF([$'Young Data'.E13]=&quot;&quot;;&quot;&quot;;[$'Young Data'.E13])" office:value-type="float" office:value="3" calcext:value-type="float">
            <text:p>3</text:p>
          </table:table-cell>
          <table:table-cell table:style-name="ce53" table:formula="of:=IF([$'Young Data'.F13]=&quot;&quot;;&quot;&quot;;[$'Young Data'.F13])" office:value-type="float" office:value="2" calcext:value-type="float">
            <text:p>2</text:p>
          </table:table-cell>
          <table:table-cell table:style-name="ce53" table:formula="of:=IF([$'Young Data'.G13]=&quot;&quot;;&quot;&quot;;[$'Young Data'.G13])" office:value-type="float" office:value="1" calcext:value-type="float">
            <text:p>1</text:p>
          </table:table-cell>
          <table:table-cell table:style-name="ce53" table:formula="of:=IF([$'Young Data'.H13]=&quot;&quot;;&quot;&quot;;[$'Young Data'.H13])" office:value-type="float" office:value="1" calcext:value-type="float">
            <text:p>1</text:p>
          </table:table-cell>
          <table:table-cell table:style-name="ce53" table:formula="of:=IF([$'Young Data'.I13]=&quot;&quot;;&quot;&quot;;[$'Young Data'.I13])" office:value-type="float" office:value="7" calcext:value-type="float">
            <text:p>7</text:p>
          </table:table-cell>
          <table:table-cell table:style-name="ce60" table:formula="of:=IF([.D13]=&quot;&quot;;&quot;&quot;;SUM([.E13:.I13]))" office:value-type="float" office:value="14" calcext:value-type="float">
            <text:p>14</text:p>
          </table:table-cell>
          <table:table-cell table:style-name="ce63" table:formula="of:=IF([$'Young Data'.K13]=&quot;&quot;;&quot;&quot;;[$'Young Data'.K13])" office:value-type="float" office:value="2" calcext:value-type="float">
            <text:p>2</text:p>
          </table:table-cell>
          <table:table-cell table:style-name="ce63" table:formula="of:=IF([$'Young Data'.L13]=&quot;&quot;;&quot;&quot;;[$'Young Data'.L13])" office:value-type="float" office:value="3" calcext:value-type="float">
            <text:p>3</text:p>
          </table:table-cell>
          <table:table-cell table:style-name="ce63" table:formula="of:=IF([$'Young Data'.M13]=&quot;&quot;;&quot;&quot;;[$'Young Data'.M13])" office:value-type="float" office:value="0" calcext:value-type="float">
            <text:p>0</text:p>
          </table:table-cell>
          <table:table-cell table:style-name="ce63" table:formula="of:=IF([$'Young Data'.N13]=&quot;&quot;;&quot;&quot;;[$'Young Data'.N13])" office:value-type="float" office:value="4" calcext:value-type="float">
            <text:p>4</text:p>
          </table:table-cell>
          <table:table-cell table:style-name="ce63" table:formula="of:=IF([$'Young Data'.O13]=&quot;&quot;;&quot;&quot;;[$'Young Data'.O13])" office:value-type="float" office:value="2" calcext:value-type="float">
            <text:p>2</text:p>
          </table:table-cell>
          <table:table-cell table:style-name="ce69" table:formula="of:=IF([.D13]=&quot;&quot;;&quot;&quot;;SUM([.K13:.O13]))" office:value-type="float" office:value="11" calcext:value-type="float">
            <text:p>11</text:p>
          </table:table-cell>
          <table:table-cell table:style-name="ce74" table:formula="of:=IF([.D13]=&quot;&quot;;&quot;&quot;;SUM([$'Young Data'.Q13:.U13]))" office:value-type="float" office:value="3" calcext:value-type="float">
            <text:p>3</text:p>
          </table:table-cell>
          <table:table-cell table:style-name="ce78" table:formula="of:=IF([.D13]=&quot;&quot;;&quot;&quot;;SUM([$'Young Data'.AC13:.AG13]))" office:value-type="float" office:value="0" calcext:value-type="float">
            <text:p>0</text:p>
          </table:table-cell>
          <table:table-cell table:style-name="ce78" table:formula="of:=IF([.D13]=&quot;&quot;;&quot;&quot;;SUM([$'Young Data'.W13:.AA13]))" office:value-type="float" office:value="0" calcext:value-type="float">
            <text:p>0</text:p>
          </table:table-cell>
          <table:table-cell table:style-name="ce82" table:formula="of:=IF([$'Young Data'.AI13]=&quot;&quot;;&quot;&quot;;[$'Young Data'.AI13])" office:value-type="string" office:string-value="none" calcext:value-type="string">
            <text:p>none</text:p>
          </table:table-cell>
          <table:table-cell table:style-name="ce82" table:formula="of:=IF([$'Young Data'.AJ13]=&quot;&quot;;&quot;&quot;;[$'Young Data'.AJ13])" office:value-type="string" office:string-value="none" calcext:value-type="string">
            <text:p>none</text:p>
          </table:table-cell>
          <table:table-cell table:style-name="ce82" table:formula="of:=IF([$'Young Data'.AK13]=&quot;&quot;;&quot;&quot;;[$'Young Data'.AK13])" office:value-type="string" office:string-value="none" calcext:value-type="string">
            <text:p>none</text:p>
          </table:table-cell>
          <table:table-cell table:style-name="ce82" table:formula="of:=IF([$'Young Data'.AL13]=&quot;&quot;;&quot;&quot;;[$'Young Data'.AL13])" office:value-type="string" office:string-value="none" calcext:value-type="string">
            <text:p>none</text:p>
          </table:table-cell>
          <table:table-cell table:style-name="ce82" table:formula="of:=IF([$'Young Data'.AM13]=&quot;&quot;;&quot;&quot;;[$'Young Data'.AM13])" office:value-type="string" office:string-value="none" calcext:value-type="string">
            <text:p>none</text:p>
          </table:table-cell>
          <table:table-cell table:number-columns-repeated="1000"/>
        </table:table-row>
        <table:table-row table:style-name="ro10">
          <table:table-cell table:style-name="ce49" table:formula="of:=IF([$'Young Data'.A14]=&quot;&quot;;&quot;&quot;;[$'Young Data'.A14])" office:value-type="string" office:string-value="NW G VAL" calcext:value-type="string">
            <text:p>NW G VAL</text:p>
          </table:table-cell>
          <table:table-cell table:style-name="ce49" table:formula="of:=IF([$'Young Data'.B14]=&quot;&quot;;&quot;&quot;;[$'Young Data'.B14])" office:value-type="string" office:string-value="Valencia" calcext:value-type="string">
            <text:p>Valencia</text:p>
          </table:table-cell>
          <table:table-cell table:style-name="ce49" table:formula="of:=IF([$'Young Data'.C14]=&quot;&quot;;&quot;&quot;;[$'Young Data'.C14])">
            <text:p/>
          </table:table-cell>
          <table:table-cell table:style-name="ce49" table:formula="of:=IF([$'Young Data'.D14]=&quot;&quot;;&quot;&quot;;[$'Young Data'.D14])" office:value-type="string" office:string-value="2017-04-10" calcext:value-type="string">
            <text:p>2017-04-10</text:p>
          </table:table-cell>
          <table:table-cell table:style-name="ce53" table:formula="of:=IF([$'Young Data'.E14]=&quot;&quot;;&quot;&quot;;[$'Young Data'.E14])" office:value-type="float" office:value="0" calcext:value-type="float">
            <text:p>0</text:p>
          </table:table-cell>
          <table:table-cell table:style-name="ce53" table:formula="of:=IF([$'Young Data'.F14]=&quot;&quot;;&quot;&quot;;[$'Young Data'.F14])" office:value-type="float" office:value="0" calcext:value-type="float">
            <text:p>0</text:p>
          </table:table-cell>
          <table:table-cell table:style-name="ce53" table:formula="of:=IF([$'Young Data'.G14]=&quot;&quot;;&quot;&quot;;[$'Young Data'.G14])" office:value-type="float" office:value="0" calcext:value-type="float">
            <text:p>0</text:p>
          </table:table-cell>
          <table:table-cell table:style-name="ce53" table:formula="of:=IF([$'Young Data'.H14]=&quot;&quot;;&quot;&quot;;[$'Young Data'.H14])" office:value-type="float" office:value="2" calcext:value-type="float">
            <text:p>2</text:p>
          </table:table-cell>
          <table:table-cell table:style-name="ce53" table:formula="of:=IF([$'Young Data'.I14]=&quot;&quot;;&quot;&quot;;[$'Young Data'.I14])" office:value-type="float" office:value="0" calcext:value-type="float">
            <text:p>0</text:p>
          </table:table-cell>
          <table:table-cell table:style-name="ce60" table:formula="of:=IF([.D14]=&quot;&quot;;&quot;&quot;;SUM([.E14:.I14]))" office:value-type="float" office:value="2" calcext:value-type="float">
            <text:p>2</text:p>
          </table:table-cell>
          <table:table-cell table:style-name="ce63" table:formula="of:=IF([$'Young Data'.K14]=&quot;&quot;;&quot;&quot;;[$'Young Data'.K14])" office:value-type="float" office:value="0" calcext:value-type="float">
            <text:p>0</text:p>
          </table:table-cell>
          <table:table-cell table:style-name="ce63" table:formula="of:=IF([$'Young Data'.L14]=&quot;&quot;;&quot;&quot;;[$'Young Data'.L14])" office:value-type="float" office:value="0" calcext:value-type="float">
            <text:p>0</text:p>
          </table:table-cell>
          <table:table-cell table:style-name="ce63" table:formula="of:=IF([$'Young Data'.M14]=&quot;&quot;;&quot;&quot;;[$'Young Data'.M14])" office:value-type="float" office:value="3" calcext:value-type="float">
            <text:p>3</text:p>
          </table:table-cell>
          <table:table-cell table:style-name="ce63" table:formula="of:=IF([$'Young Data'.N14]=&quot;&quot;;&quot;&quot;;[$'Young Data'.N14])" office:value-type="float" office:value="4" calcext:value-type="float">
            <text:p>4</text:p>
          </table:table-cell>
          <table:table-cell table:style-name="ce63" table:formula="of:=IF([$'Young Data'.O14]=&quot;&quot;;&quot;&quot;;[$'Young Data'.O14])" office:value-type="float" office:value="3" calcext:value-type="float">
            <text:p>3</text:p>
          </table:table-cell>
          <table:table-cell table:style-name="ce69" table:formula="of:=IF([.D14]=&quot;&quot;;&quot;&quot;;SUM([.K14:.O14]))" office:value-type="float" office:value="10" calcext:value-type="float">
            <text:p>10</text:p>
          </table:table-cell>
          <table:table-cell table:style-name="ce74" table:formula="of:=IF([.D14]=&quot;&quot;;&quot;&quot;;SUM([$'Young Data'.Q14:.U14]))" office:value-type="float" office:value="1" calcext:value-type="float">
            <text:p>1</text:p>
          </table:table-cell>
          <table:table-cell table:style-name="ce78" table:formula="of:=IF([.D14]=&quot;&quot;;&quot;&quot;;SUM([$'Young Data'.AC14:.AG14]))" office:value-type="float" office:value="0" calcext:value-type="float">
            <text:p>0</text:p>
          </table:table-cell>
          <table:table-cell table:style-name="ce78" table:formula="of:=IF([.D14]=&quot;&quot;;&quot;&quot;;SUM([$'Young Data'.W14:.AA14]))" office:value-type="float" office:value="0" calcext:value-type="float">
            <text:p>0</text:p>
          </table:table-cell>
          <table:table-cell table:style-name="ce82" table:formula="of:=IF([$'Young Data'.AI14]=&quot;&quot;;&quot;&quot;;[$'Young Data'.AI14])" office:value-type="string" office:string-value="none" calcext:value-type="string">
            <text:p>none</text:p>
          </table:table-cell>
          <table:table-cell table:style-name="ce82" table:formula="of:=IF([$'Young Data'.AJ14]=&quot;&quot;;&quot;&quot;;[$'Young Data'.AJ14])" office:value-type="string" office:string-value="none" calcext:value-type="string">
            <text:p>none</text:p>
          </table:table-cell>
          <table:table-cell table:style-name="ce82" table:formula="of:=IF([$'Young Data'.AK14]=&quot;&quot;;&quot;&quot;;[$'Young Data'.AK14])" office:value-type="string" office:string-value="none" calcext:value-type="string">
            <text:p>none</text:p>
          </table:table-cell>
          <table:table-cell table:style-name="ce82" table:formula="of:=IF([$'Young Data'.AL14]=&quot;&quot;;&quot;&quot;;[$'Young Data'.AL14])" office:value-type="string" office:string-value="none" calcext:value-type="string">
            <text:p>none</text:p>
          </table:table-cell>
          <table:table-cell table:style-name="ce82" table:formula="of:=IF([$'Young Data'.AM14]=&quot;&quot;;&quot;&quot;;[$'Young Data'.AM14])" office:value-type="string" office:string-value="none" calcext:value-type="string">
            <text:p>none</text:p>
          </table:table-cell>
          <table:table-cell table:number-columns-repeated="1000"/>
        </table:table-row>
        <table:table-row table:style-name="ro10">
          <table:table-cell table:style-name="ce49" table:formula="of:=IF([$'Young Data'.A15]=&quot;&quot;;&quot;&quot;;[$'Young Data'.A15])" office:value-type="string" office:string-value="NW G HAM" calcext:value-type="string">
            <text:p>NW G HAM</text:p>
          </table:table-cell>
          <table:table-cell table:style-name="ce49" table:formula="of:=IF([$'Young Data'.B15]=&quot;&quot;;&quot;&quot;;[$'Young Data'.B15])" office:value-type="string" office:string-value="Hamlin" calcext:value-type="string">
            <text:p>Hamlin</text:p>
          </table:table-cell>
          <table:table-cell table:style-name="ce49" table:formula="of:=IF([$'Young Data'.C15]=&quot;&quot;;&quot;&quot;;[$'Young Data'.C15])">
            <text:p/>
          </table:table-cell>
          <table:table-cell table:style-name="ce49" table:formula="of:=IF([$'Young Data'.D15]=&quot;&quot;;&quot;&quot;;[$'Young Data'.D15])">
            <text:p/>
          </table:table-cell>
          <table:table-cell table:style-name="ce53" table:formula="of:=IF([$'Young Data'.E15]=&quot;&quot;;&quot;&quot;;[$'Young Data'.E15])">
            <text:p/>
          </table:table-cell>
          <table:table-cell table:style-name="ce53" table:formula="of:=IF([$'Young Data'.F15]=&quot;&quot;;&quot;&quot;;[$'Young Data'.F15])">
            <text:p/>
          </table:table-cell>
          <table:table-cell table:style-name="ce53" table:formula="of:=IF([$'Young Data'.G15]=&quot;&quot;;&quot;&quot;;[$'Young Data'.G15])">
            <text:p/>
          </table:table-cell>
          <table:table-cell table:style-name="ce53" table:formula="of:=IF([$'Young Data'.H15]=&quot;&quot;;&quot;&quot;;[$'Young Data'.H15])">
            <text:p/>
          </table:table-cell>
          <table:table-cell table:style-name="ce53" table:formula="of:=IF([$'Young Data'.I15]=&quot;&quot;;&quot;&quot;;[$'Young Data'.I15])">
            <text:p/>
          </table:table-cell>
          <table:table-cell table:style-name="ce60" table:formula="of:=IF([.D15]=&quot;&quot;;&quot;&quot;;SUM([.E15:.I15]))">
            <text:p/>
          </table:table-cell>
          <table:table-cell table:style-name="ce63" table:formula="of:=IF([$'Young Data'.K15]=&quot;&quot;;&quot;&quot;;[$'Young Data'.K15])">
            <text:p/>
          </table:table-cell>
          <table:table-cell table:style-name="ce63" table:formula="of:=IF([$'Young Data'.L15]=&quot;&quot;;&quot;&quot;;[$'Young Data'.L15])">
            <text:p/>
          </table:table-cell>
          <table:table-cell table:style-name="ce63" table:formula="of:=IF([$'Young Data'.M15]=&quot;&quot;;&quot;&quot;;[$'Young Data'.M15])">
            <text:p/>
          </table:table-cell>
          <table:table-cell table:style-name="ce63" table:formula="of:=IF([$'Young Data'.N15]=&quot;&quot;;&quot;&quot;;[$'Young Data'.N15])">
            <text:p/>
          </table:table-cell>
          <table:table-cell table:style-name="ce63" table:formula="of:=IF([$'Young Data'.O15]=&quot;&quot;;&quot;&quot;;[$'Young Data'.O15])">
            <text:p/>
          </table:table-cell>
          <table:table-cell table:style-name="ce69" table:formula="of:=IF([.D15]=&quot;&quot;;&quot;&quot;;SUM([.K15:.O15]))">
            <text:p/>
          </table:table-cell>
          <table:table-cell table:style-name="ce74" table:formula="of:=IF([.D15]=&quot;&quot;;&quot;&quot;;SUM([$'Young Data'.Q15:.U15]))">
            <text:p/>
          </table:table-cell>
          <table:table-cell table:style-name="ce78" table:formula="of:=IF([.D15]=&quot;&quot;;&quot;&quot;;SUM([$'Young Data'.AC15:.AG15]))">
            <text:p/>
          </table:table-cell>
          <table:table-cell table:style-name="ce78" table:formula="of:=IF([.D15]=&quot;&quot;;&quot;&quot;;SUM([$'Young Data'.W15:.AA15]))">
            <text:p/>
          </table:table-cell>
          <table:table-cell table:style-name="ce82" table:formula="of:=IF([$'Young Data'.AI15]=&quot;&quot;;&quot;&quot;;[$'Young Data'.AI15])">
            <text:p/>
          </table:table-cell>
          <table:table-cell table:style-name="ce82" table:formula="of:=IF([$'Young Data'.AJ15]=&quot;&quot;;&quot;&quot;;[$'Young Data'.AJ15])">
            <text:p/>
          </table:table-cell>
          <table:table-cell table:style-name="ce82" table:formula="of:=IF([$'Young Data'.AK15]=&quot;&quot;;&quot;&quot;;[$'Young Data'.AK15])">
            <text:p/>
          </table:table-cell>
          <table:table-cell table:style-name="ce82" table:formula="of:=IF([$'Young Data'.AL15]=&quot;&quot;;&quot;&quot;;[$'Young Data'.AL15])">
            <text:p/>
          </table:table-cell>
          <table:table-cell table:style-name="ce82" table:formula="of:=IF([$'Young Data'.AM15]=&quot;&quot;;&quot;&quot;;[$'Young Data'.AM15])">
            <text:p/>
          </table:table-cell>
          <table:table-cell table:number-columns-repeated="1000"/>
        </table:table-row>
        <table:table-row table:style-name="ro10">
          <table:table-cell table:style-name="ce49" table:formula="of:=IF([$'Young Data'.A16]=&quot;&quot;;&quot;&quot;;[$'Young Data'.A16])" office:value-type="string" office:string-value="NW H VAL" calcext:value-type="string">
            <text:p>NW H VAL</text:p>
          </table:table-cell>
          <table:table-cell table:style-name="ce49" table:formula="of:=IF([$'Young Data'.B16]=&quot;&quot;;&quot;&quot;;[$'Young Data'.B16])" office:value-type="string" office:string-value="Valencia" calcext:value-type="string">
            <text:p>Valencia</text:p>
          </table:table-cell>
          <table:table-cell table:style-name="ce49" table:formula="of:=IF([$'Young Data'.C16]=&quot;&quot;;&quot;&quot;;[$'Young Data'.C16])">
            <text:p/>
          </table:table-cell>
          <table:table-cell table:style-name="ce49" table:formula="of:=IF([$'Young Data'.D16]=&quot;&quot;;&quot;&quot;;[$'Young Data'.D16])" office:value-type="string" office:string-value="2017-04-10" calcext:value-type="string">
            <text:p>2017-04-10</text:p>
          </table:table-cell>
          <table:table-cell table:style-name="ce53" table:formula="of:=IF([$'Young Data'.E16]=&quot;&quot;;&quot;&quot;;[$'Young Data'.E16])" office:value-type="float" office:value="1" calcext:value-type="float">
            <text:p>1</text:p>
          </table:table-cell>
          <table:table-cell table:style-name="ce53" table:formula="of:=IF([$'Young Data'.F16]=&quot;&quot;;&quot;&quot;;[$'Young Data'.F16])" office:value-type="float" office:value="1" calcext:value-type="float">
            <text:p>1</text:p>
          </table:table-cell>
          <table:table-cell table:style-name="ce53" table:formula="of:=IF([$'Young Data'.G16]=&quot;&quot;;&quot;&quot;;[$'Young Data'.G16])" office:value-type="float" office:value="2" calcext:value-type="float">
            <text:p>2</text:p>
          </table:table-cell>
          <table:table-cell table:style-name="ce53" table:formula="of:=IF([$'Young Data'.H16]=&quot;&quot;;&quot;&quot;;[$'Young Data'.H16])" office:value-type="float" office:value="1" calcext:value-type="float">
            <text:p>1</text:p>
          </table:table-cell>
          <table:table-cell table:style-name="ce53" table:formula="of:=IF([$'Young Data'.I16]=&quot;&quot;;&quot;&quot;;[$'Young Data'.I16])" office:value-type="float" office:value="1" calcext:value-type="float">
            <text:p>1</text:p>
          </table:table-cell>
          <table:table-cell table:style-name="ce60" table:formula="of:=IF([.D16]=&quot;&quot;;&quot;&quot;;SUM([.E16:.I16]))" office:value-type="float" office:value="6" calcext:value-type="float">
            <text:p>6</text:p>
          </table:table-cell>
          <table:table-cell table:style-name="ce63" table:formula="of:=IF([$'Young Data'.K16]=&quot;&quot;;&quot;&quot;;[$'Young Data'.K16])" office:value-type="float" office:value="2" calcext:value-type="float">
            <text:p>2</text:p>
          </table:table-cell>
          <table:table-cell table:style-name="ce63" table:formula="of:=IF([$'Young Data'.L16]=&quot;&quot;;&quot;&quot;;[$'Young Data'.L16])" office:value-type="float" office:value="2" calcext:value-type="float">
            <text:p>2</text:p>
          </table:table-cell>
          <table:table-cell table:style-name="ce63" table:formula="of:=IF([$'Young Data'.M16]=&quot;&quot;;&quot;&quot;;[$'Young Data'.M16])" office:value-type="float" office:value="5" calcext:value-type="float">
            <text:p>5</text:p>
          </table:table-cell>
          <table:table-cell table:style-name="ce63" table:formula="of:=IF([$'Young Data'.N16]=&quot;&quot;;&quot;&quot;;[$'Young Data'.N16])" office:value-type="float" office:value="1" calcext:value-type="float">
            <text:p>1</text:p>
          </table:table-cell>
          <table:table-cell table:style-name="ce63" table:formula="of:=IF([$'Young Data'.O16]=&quot;&quot;;&quot;&quot;;[$'Young Data'.O16])" office:value-type="float" office:value="3" calcext:value-type="float">
            <text:p>3</text:p>
          </table:table-cell>
          <table:table-cell table:style-name="ce69" table:formula="of:=IF([.D16]=&quot;&quot;;&quot;&quot;;SUM([.K16:.O16]))" office:value-type="float" office:value="13" calcext:value-type="float">
            <text:p>13</text:p>
          </table:table-cell>
          <table:table-cell table:style-name="ce74" table:formula="of:=IF([.D16]=&quot;&quot;;&quot;&quot;;SUM([$'Young Data'.Q16:.U16]))" office:value-type="float" office:value="4" calcext:value-type="float">
            <text:p>4</text:p>
          </table:table-cell>
          <table:table-cell table:style-name="ce78" table:formula="of:=IF([.D16]=&quot;&quot;;&quot;&quot;;SUM([$'Young Data'.AC16:.AG16]))" office:value-type="float" office:value="0" calcext:value-type="float">
            <text:p>0</text:p>
          </table:table-cell>
          <table:table-cell table:style-name="ce78" table:formula="of:=IF([.D16]=&quot;&quot;;&quot;&quot;;SUM([$'Young Data'.W16:.AA16]))" office:value-type="float" office:value="0" calcext:value-type="float">
            <text:p>0</text:p>
          </table:table-cell>
          <table:table-cell table:style-name="ce82" table:formula="of:=IF([$'Young Data'.AI16]=&quot;&quot;;&quot;&quot;;[$'Young Data'.AI16])" office:value-type="string" office:string-value="none" calcext:value-type="string">
            <text:p>none</text:p>
          </table:table-cell>
          <table:table-cell table:style-name="ce82" table:formula="of:=IF([$'Young Data'.AJ16]=&quot;&quot;;&quot;&quot;;[$'Young Data'.AJ16])" office:value-type="string" office:string-value="none" calcext:value-type="string">
            <text:p>none</text:p>
          </table:table-cell>
          <table:table-cell table:style-name="ce82" table:formula="of:=IF([$'Young Data'.AK16]=&quot;&quot;;&quot;&quot;;[$'Young Data'.AK16])" office:value-type="string" office:string-value="none" calcext:value-type="string">
            <text:p>none</text:p>
          </table:table-cell>
          <table:table-cell table:style-name="ce82" table:formula="of:=IF([$'Young Data'.AL16]=&quot;&quot;;&quot;&quot;;[$'Young Data'.AL16])" office:value-type="string" office:string-value="none" calcext:value-type="string">
            <text:p>none</text:p>
          </table:table-cell>
          <table:table-cell table:style-name="ce82" table:formula="of:=IF([$'Young Data'.AM16]=&quot;&quot;;&quot;&quot;;[$'Young Data'.AM16])" office:value-type="string" office:string-value="none" calcext:value-type="string">
            <text:p>none</text:p>
          </table:table-cell>
          <table:table-cell table:number-columns-repeated="1000"/>
        </table:table-row>
        <table:table-row table:style-name="ro10">
          <table:table-cell table:style-name="ce49" table:formula="of:=IF([$'Young Data'.A17]=&quot;&quot;;&quot;&quot;;[$'Young Data'.A17])" office:value-type="string" office:string-value="NW H HAM" calcext:value-type="string">
            <text:p>NW H HAM</text:p>
          </table:table-cell>
          <table:table-cell table:style-name="ce49" table:formula="of:=IF([$'Young Data'.B17]=&quot;&quot;;&quot;&quot;;[$'Young Data'.B17])" office:value-type="string" office:string-value="Hamlin" calcext:value-type="string">
            <text:p>Hamlin</text:p>
          </table:table-cell>
          <table:table-cell table:style-name="ce49" table:formula="of:=IF([$'Young Data'.C17]=&quot;&quot;;&quot;&quot;;[$'Young Data'.C17])">
            <text:p/>
          </table:table-cell>
          <table:table-cell table:style-name="ce49" table:formula="of:=IF([$'Young Data'.D17]=&quot;&quot;;&quot;&quot;;[$'Young Data'.D17])">
            <text:p/>
          </table:table-cell>
          <table:table-cell table:style-name="ce53" table:formula="of:=IF([$'Young Data'.E17]=&quot;&quot;;&quot;&quot;;[$'Young Data'.E17])">
            <text:p/>
          </table:table-cell>
          <table:table-cell table:style-name="ce53" table:formula="of:=IF([$'Young Data'.F17]=&quot;&quot;;&quot;&quot;;[$'Young Data'.F17])">
            <text:p/>
          </table:table-cell>
          <table:table-cell table:style-name="ce53" table:formula="of:=IF([$'Young Data'.G17]=&quot;&quot;;&quot;&quot;;[$'Young Data'.G17])">
            <text:p/>
          </table:table-cell>
          <table:table-cell table:style-name="ce53" table:formula="of:=IF([$'Young Data'.H17]=&quot;&quot;;&quot;&quot;;[$'Young Data'.H17])">
            <text:p/>
          </table:table-cell>
          <table:table-cell table:style-name="ce53" table:formula="of:=IF([$'Young Data'.I17]=&quot;&quot;;&quot;&quot;;[$'Young Data'.I17])">
            <text:p/>
          </table:table-cell>
          <table:table-cell table:style-name="ce60" table:formula="of:=IF([.D17]=&quot;&quot;;&quot;&quot;;SUM([.E17:.I17]))">
            <text:p/>
          </table:table-cell>
          <table:table-cell table:style-name="ce63" table:formula="of:=IF([$'Young Data'.K17]=&quot;&quot;;&quot;&quot;;[$'Young Data'.K17])">
            <text:p/>
          </table:table-cell>
          <table:table-cell table:style-name="ce63" table:formula="of:=IF([$'Young Data'.L17]=&quot;&quot;;&quot;&quot;;[$'Young Data'.L17])">
            <text:p/>
          </table:table-cell>
          <table:table-cell table:style-name="ce63" table:formula="of:=IF([$'Young Data'.M17]=&quot;&quot;;&quot;&quot;;[$'Young Data'.M17])">
            <text:p/>
          </table:table-cell>
          <table:table-cell table:style-name="ce63" table:formula="of:=IF([$'Young Data'.N17]=&quot;&quot;;&quot;&quot;;[$'Young Data'.N17])">
            <text:p/>
          </table:table-cell>
          <table:table-cell table:style-name="ce63" table:formula="of:=IF([$'Young Data'.O17]=&quot;&quot;;&quot;&quot;;[$'Young Data'.O17])">
            <text:p/>
          </table:table-cell>
          <table:table-cell table:style-name="ce69" table:formula="of:=IF([.D17]=&quot;&quot;;&quot;&quot;;SUM([.K17:.O17]))">
            <text:p/>
          </table:table-cell>
          <table:table-cell table:style-name="ce74" table:formula="of:=IF([.D17]=&quot;&quot;;&quot;&quot;;SUM([$'Young Data'.Q17:.U17]))">
            <text:p/>
          </table:table-cell>
          <table:table-cell table:style-name="ce78" table:formula="of:=IF([.D17]=&quot;&quot;;&quot;&quot;;SUM([$'Young Data'.AC17:.AG17]))">
            <text:p/>
          </table:table-cell>
          <table:table-cell table:style-name="ce78" table:formula="of:=IF([.D17]=&quot;&quot;;&quot;&quot;;SUM([$'Young Data'.W17:.AA17]))">
            <text:p/>
          </table:table-cell>
          <table:table-cell table:style-name="ce82" table:formula="of:=IF([$'Young Data'.AI17]=&quot;&quot;;&quot;&quot;;[$'Young Data'.AI17])">
            <text:p/>
          </table:table-cell>
          <table:table-cell table:style-name="ce82" table:formula="of:=IF([$'Young Data'.AJ17]=&quot;&quot;;&quot;&quot;;[$'Young Data'.AJ17])">
            <text:p/>
          </table:table-cell>
          <table:table-cell table:style-name="ce82" table:formula="of:=IF([$'Young Data'.AK17]=&quot;&quot;;&quot;&quot;;[$'Young Data'.AK17])">
            <text:p/>
          </table:table-cell>
          <table:table-cell table:style-name="ce82" table:formula="of:=IF([$'Young Data'.AL17]=&quot;&quot;;&quot;&quot;;[$'Young Data'.AL17])">
            <text:p/>
          </table:table-cell>
          <table:table-cell table:style-name="ce82" table:formula="of:=IF([$'Young Data'.AM17]=&quot;&quot;;&quot;&quot;;[$'Young Data'.AM17])">
            <text:p/>
          </table:table-cell>
          <table:table-cell table:number-columns-repeated="1000"/>
        </table:table-row>
        <table:table-row table:style-name="ro10">
          <table:table-cell table:style-name="ce49" table:formula="of:=IF([$'Young Data'.A18]=&quot;&quot;;&quot;&quot;;[$'Young Data'.A18])" office:value-type="string" office:string-value="N81" calcext:value-type="string">
            <text:p>N81</text:p>
          </table:table-cell>
          <table:table-cell table:style-name="ce49" table:formula="of:=IF([$'Young Data'.B18]=&quot;&quot;;&quot;&quot;;[$'Young Data'.B18])" office:value-type="string" office:string-value="Valencia" calcext:value-type="string">
            <text:p>Valencia</text:p>
          </table:table-cell>
          <table:table-cell table:style-name="ce49" table:formula="of:=IF([$'Young Data'.C18]=&quot;&quot;;&quot;&quot;;[$'Young Data'.C18])">
            <text:p/>
          </table:table-cell>
          <table:table-cell table:style-name="ce49" table:formula="of:=IF([$'Young Data'.D18]=&quot;&quot;;&quot;&quot;;[$'Young Data'.D18])" office:value-type="string" office:string-value="2017-04-07" calcext:value-type="string">
            <text:p>2017-04-07</text:p>
          </table:table-cell>
          <table:table-cell table:style-name="ce53" table:formula="of:=IF([$'Young Data'.E18]=&quot;&quot;;&quot;&quot;;[$'Young Data'.E18])" office:value-type="float" office:value="0" calcext:value-type="float">
            <text:p>0</text:p>
          </table:table-cell>
          <table:table-cell table:style-name="ce53" table:formula="of:=IF([$'Young Data'.F18]=&quot;&quot;;&quot;&quot;;[$'Young Data'.F18])" office:value-type="float" office:value="0" calcext:value-type="float">
            <text:p>0</text:p>
          </table:table-cell>
          <table:table-cell table:style-name="ce53" table:formula="of:=IF([$'Young Data'.G18]=&quot;&quot;;&quot;&quot;;[$'Young Data'.G18])" office:value-type="float" office:value="1" calcext:value-type="float">
            <text:p>1</text:p>
          </table:table-cell>
          <table:table-cell table:style-name="ce53" table:formula="of:=IF([$'Young Data'.H18]=&quot;&quot;;&quot;&quot;;[$'Young Data'.H18])" office:value-type="float" office:value="3" calcext:value-type="float">
            <text:p>3</text:p>
          </table:table-cell>
          <table:table-cell table:style-name="ce53" table:formula="of:=IF([$'Young Data'.I18]=&quot;&quot;;&quot;&quot;;[$'Young Data'.I18])" office:value-type="float" office:value="0" calcext:value-type="float">
            <text:p>0</text:p>
          </table:table-cell>
          <table:table-cell table:style-name="ce60" table:formula="of:=IF([.D18]=&quot;&quot;;&quot;&quot;;SUM([.E18:.I18]))" office:value-type="float" office:value="4" calcext:value-type="float">
            <text:p>4</text:p>
          </table:table-cell>
          <table:table-cell table:style-name="ce63" table:formula="of:=IF([$'Young Data'.K18]=&quot;&quot;;&quot;&quot;;[$'Young Data'.K18])" office:value-type="float" office:value="12" calcext:value-type="float">
            <text:p>12</text:p>
          </table:table-cell>
          <table:table-cell table:style-name="ce63" table:formula="of:=IF([$'Young Data'.L18]=&quot;&quot;;&quot;&quot;;[$'Young Data'.L18])" office:value-type="float" office:value="9" calcext:value-type="float">
            <text:p>9</text:p>
          </table:table-cell>
          <table:table-cell table:style-name="ce63" table:formula="of:=IF([$'Young Data'.M18]=&quot;&quot;;&quot;&quot;;[$'Young Data'.M18])" office:value-type="float" office:value="10" calcext:value-type="float">
            <text:p>10</text:p>
          </table:table-cell>
          <table:table-cell table:style-name="ce63" table:formula="of:=IF([$'Young Data'.N18]=&quot;&quot;;&quot;&quot;;[$'Young Data'.N18])" office:value-type="float" office:value="8" calcext:value-type="float">
            <text:p>8</text:p>
          </table:table-cell>
          <table:table-cell table:style-name="ce63" table:formula="of:=IF([$'Young Data'.O18]=&quot;&quot;;&quot;&quot;;[$'Young Data'.O18])" office:value-type="float" office:value="5" calcext:value-type="float">
            <text:p>5</text:p>
          </table:table-cell>
          <table:table-cell table:style-name="ce69" table:formula="of:=IF([.D18]=&quot;&quot;;&quot;&quot;;SUM([.K18:.O18]))" office:value-type="float" office:value="44" calcext:value-type="float">
            <text:p>44</text:p>
          </table:table-cell>
          <table:table-cell table:style-name="ce74" table:formula="of:=IF([.D18]=&quot;&quot;;&quot;&quot;;SUM([$'Young Data'.Q18:.U18]))" office:value-type="float" office:value="4" calcext:value-type="float">
            <text:p>4</text:p>
          </table:table-cell>
          <table:table-cell table:style-name="ce78" table:formula="of:=IF([.D18]=&quot;&quot;;&quot;&quot;;SUM([$'Young Data'.AC18:.AG18]))" office:value-type="float" office:value="0" calcext:value-type="float">
            <text:p>0</text:p>
          </table:table-cell>
          <table:table-cell table:style-name="ce78" table:formula="of:=IF([.D18]=&quot;&quot;;&quot;&quot;;SUM([$'Young Data'.W18:.AA18]))" office:value-type="float" office:value="0" calcext:value-type="float">
            <text:p>0</text:p>
          </table:table-cell>
          <table:table-cell table:style-name="ce82" table:formula="of:=IF([$'Young Data'.AI18]=&quot;&quot;;&quot;&quot;;[$'Young Data'.AI18])" office:value-type="string" office:string-value="none" calcext:value-type="string">
            <text:p>none</text:p>
          </table:table-cell>
          <table:table-cell table:style-name="ce82" table:formula="of:=IF([$'Young Data'.AJ18]=&quot;&quot;;&quot;&quot;;[$'Young Data'.AJ18])" office:value-type="string" office:string-value="none" calcext:value-type="string">
            <text:p>none</text:p>
          </table:table-cell>
          <table:table-cell table:style-name="ce82" table:formula="of:=IF([$'Young Data'.AK18]=&quot;&quot;;&quot;&quot;;[$'Young Data'.AK18])" office:value-type="string" office:string-value="none" calcext:value-type="string">
            <text:p>none</text:p>
          </table:table-cell>
          <table:table-cell table:style-name="ce82" table:formula="of:=IF([$'Young Data'.AL18]=&quot;&quot;;&quot;&quot;;[$'Young Data'.AL18])" office:value-type="string" office:string-value="none" calcext:value-type="string">
            <text:p>none</text:p>
          </table:table-cell>
          <table:table-cell table:style-name="ce82" table:formula="of:=IF([$'Young Data'.AM18]=&quot;&quot;;&quot;&quot;;[$'Young Data'.AM18])" office:value-type="string" office:string-value="none" calcext:value-type="string">
            <text:p>none</text:p>
          </table:table-cell>
          <table:table-cell table:number-columns-repeated="1000"/>
        </table:table-row>
        <table:table-row table:style-name="ro10">
          <table:table-cell table:style-name="ce49" table:formula="of:=IF([$'Young Data'.A19]=&quot;&quot;;&quot;&quot;;[$'Young Data'.A19])" office:value-type="string" office:string-value="U5B" calcext:value-type="string">
            <text:p>U5B</text:p>
          </table:table-cell>
          <table:table-cell table:style-name="ce49" table:formula="of:=IF([$'Young Data'.B19]=&quot;&quot;;&quot;&quot;;[$'Young Data'.B19])" office:value-type="string" office:string-value="Valencia" calcext:value-type="string">
            <text:p>Valencia</text:p>
          </table:table-cell>
          <table:table-cell table:style-name="ce49" table:formula="of:=IF([$'Young Data'.C19]=&quot;&quot;;&quot;&quot;;[$'Young Data'.C19])">
            <text:p/>
          </table:table-cell>
          <table:table-cell table:style-name="ce49" table:formula="of:=IF([$'Young Data'.D19]=&quot;&quot;;&quot;&quot;;[$'Young Data'.D19])" office:value-type="string" office:string-value="2017-04-05" calcext:value-type="string">
            <text:p>2017-04-05</text:p>
          </table:table-cell>
          <table:table-cell table:style-name="ce53" table:formula="of:=IF([$'Young Data'.E19]=&quot;&quot;;&quot;&quot;;[$'Young Data'.E19])">
            <text:p/>
          </table:table-cell>
          <table:table-cell table:style-name="ce53" table:formula="of:=IF([$'Young Data'.F19]=&quot;&quot;;&quot;&quot;;[$'Young Data'.F19])">
            <text:p/>
          </table:table-cell>
          <table:table-cell table:style-name="ce53" table:formula="of:=IF([$'Young Data'.G19]=&quot;&quot;;&quot;&quot;;[$'Young Data'.G19])">
            <text:p/>
          </table:table-cell>
          <table:table-cell table:style-name="ce53" table:formula="of:=IF([$'Young Data'.H19]=&quot;&quot;;&quot;&quot;;[$'Young Data'.H19])" office:value-type="float" office:value="2" calcext:value-type="float">
            <text:p>2</text:p>
          </table:table-cell>
          <table:table-cell table:style-name="ce53" table:formula="of:=IF([$'Young Data'.I19]=&quot;&quot;;&quot;&quot;;[$'Young Data'.I19])" office:value-type="float" office:value="1" calcext:value-type="float">
            <text:p>1</text:p>
          </table:table-cell>
          <table:table-cell table:style-name="ce60" table:formula="of:=IF([.D19]=&quot;&quot;;&quot;&quot;;SUM([.E19:.I19]))" office:value-type="float" office:value="3" calcext:value-type="float">
            <text:p>3</text:p>
          </table:table-cell>
          <table:table-cell table:style-name="ce63" table:formula="of:=IF([$'Young Data'.K19]=&quot;&quot;;&quot;&quot;;[$'Young Data'.K19])">
            <text:p/>
          </table:table-cell>
          <table:table-cell table:style-name="ce63" table:formula="of:=IF([$'Young Data'.L19]=&quot;&quot;;&quot;&quot;;[$'Young Data'.L19])">
            <text:p/>
          </table:table-cell>
          <table:table-cell table:style-name="ce63" table:formula="of:=IF([$'Young Data'.M19]=&quot;&quot;;&quot;&quot;;[$'Young Data'.M19])">
            <text:p/>
          </table:table-cell>
          <table:table-cell table:style-name="ce63" table:formula="of:=IF([$'Young Data'.N19]=&quot;&quot;;&quot;&quot;;[$'Young Data'.N19])" office:value-type="float" office:value="3" calcext:value-type="float">
            <text:p>3</text:p>
          </table:table-cell>
          <table:table-cell table:style-name="ce63" table:formula="of:=IF([$'Young Data'.O19]=&quot;&quot;;&quot;&quot;;[$'Young Data'.O19])" office:value-type="float" office:value="11" calcext:value-type="float">
            <text:p>11</text:p>
          </table:table-cell>
          <table:table-cell table:style-name="ce69" table:formula="of:=IF([.D19]=&quot;&quot;;&quot;&quot;;SUM([.K19:.O19]))" office:value-type="float" office:value="14" calcext:value-type="float">
            <text:p>14</text:p>
          </table:table-cell>
          <table:table-cell table:style-name="ce74" table:formula="of:=IF([.D19]=&quot;&quot;;&quot;&quot;;SUM([$'Young Data'.Q19:.U19]))" office:value-type="float" office:value="3" calcext:value-type="float">
            <text:p>3</text:p>
          </table:table-cell>
          <table:table-cell table:style-name="ce78" table:formula="of:=IF([.D19]=&quot;&quot;;&quot;&quot;;SUM([$'Young Data'.AC19:.AG19]))" office:value-type="float" office:value="0" calcext:value-type="float">
            <text:p>0</text:p>
          </table:table-cell>
          <table:table-cell table:style-name="ce78" table:formula="of:=IF([.D19]=&quot;&quot;;&quot;&quot;;SUM([$'Young Data'.W19:.AA19]))" office:value-type="float" office:value="8" calcext:value-type="float">
            <text:p>8</text:p>
          </table:table-cell>
          <table:table-cell table:style-name="ce82" table:formula="of:=IF([$'Young Data'.AI19]=&quot;&quot;;&quot;&quot;;[$'Young Data'.AI19])">
            <text:p/>
          </table:table-cell>
          <table:table-cell table:style-name="ce82" table:formula="of:=IF([$'Young Data'.AJ19]=&quot;&quot;;&quot;&quot;;[$'Young Data'.AJ19])">
            <text:p/>
          </table:table-cell>
          <table:table-cell table:style-name="ce82" table:formula="of:=IF([$'Young Data'.AK19]=&quot;&quot;;&quot;&quot;;[$'Young Data'.AK19])">
            <text:p/>
          </table:table-cell>
          <table:table-cell table:style-name="ce82" table:formula="of:=IF([$'Young Data'.AL19]=&quot;&quot;;&quot;&quot;;[$'Young Data'.AL19])" office:value-type="string" office:string-value="low" calcext:value-type="string">
            <text:p>low</text:p>
          </table:table-cell>
          <table:table-cell table:style-name="ce82" table:formula="of:=IF([$'Young Data'.AM19]=&quot;&quot;;&quot;&quot;;[$'Young Data'.AM19])" office:value-type="string" office:string-value="high" calcext:value-type="string">
            <text:p>high</text:p>
          </table:table-cell>
          <table:table-cell table:number-columns-repeated="1000"/>
        </table:table-row>
        <table:table-row table:style-name="ro10">
          <table:table-cell table:style-name="ce49" table:formula="of:=IF([$'Young Data'.A20]=&quot;&quot;;&quot;&quot;;[$'Young Data'.A20])" office:value-type="string" office:string-value="120 D Young" calcext:value-type="string">
            <text:p>120 D Young</text:p>
          </table:table-cell>
          <table:table-cell table:style-name="ce49" table:formula="of:=IF([$'Young Data'.B20]=&quot;&quot;;&quot;&quot;;[$'Young Data'.B20])">
            <text:p/>
          </table:table-cell>
          <table:table-cell table:style-name="ce49" table:formula="of:=IF([$'Young Data'.C20]=&quot;&quot;;&quot;&quot;;[$'Young Data'.C20])">
            <text:p/>
          </table:table-cell>
          <table:table-cell table:style-name="ce49" table:formula="of:=IF([$'Young Data'.D20]=&quot;&quot;;&quot;&quot;;[$'Young Data'.D20])" office:value-type="string" office:string-value="2017-04-06" calcext:value-type="string">
            <text:p>2017-04-06</text:p>
          </table:table-cell>
          <table:table-cell table:style-name="ce53" table:formula="of:=IF([$'Young Data'.E20]=&quot;&quot;;&quot;&quot;;[$'Young Data'.E20])" office:value-type="float" office:value="1" calcext:value-type="float">
            <text:p>1</text:p>
          </table:table-cell>
          <table:table-cell table:style-name="ce53" table:formula="of:=IF([$'Young Data'.F20]=&quot;&quot;;&quot;&quot;;[$'Young Data'.F20])" office:value-type="float" office:value="0" calcext:value-type="float">
            <text:p>0</text:p>
          </table:table-cell>
          <table:table-cell table:style-name="ce53" table:formula="of:=IF([$'Young Data'.G20]=&quot;&quot;;&quot;&quot;;[$'Young Data'.G20])" office:value-type="float" office:value="0" calcext:value-type="float">
            <text:p>0</text:p>
          </table:table-cell>
          <table:table-cell table:style-name="ce53" table:formula="of:=IF([$'Young Data'.H20]=&quot;&quot;;&quot;&quot;;[$'Young Data'.H20])" office:value-type="float" office:value="0" calcext:value-type="float">
            <text:p>0</text:p>
          </table:table-cell>
          <table:table-cell table:style-name="ce53" table:formula="of:=IF([$'Young Data'.I20]=&quot;&quot;;&quot;&quot;;[$'Young Data'.I20])" office:value-type="float" office:value="0" calcext:value-type="float">
            <text:p>0</text:p>
          </table:table-cell>
          <table:table-cell table:style-name="ce60" table:formula="of:=IF([.D20]=&quot;&quot;;&quot;&quot;;SUM([.E20:.I20]))" office:value-type="float" office:value="1" calcext:value-type="float">
            <text:p>1</text:p>
          </table:table-cell>
          <table:table-cell table:style-name="ce63" table:formula="of:=IF([$'Young Data'.K20]=&quot;&quot;;&quot;&quot;;[$'Young Data'.K20])" office:value-type="float" office:value="1" calcext:value-type="float">
            <text:p>1</text:p>
          </table:table-cell>
          <table:table-cell table:style-name="ce63" table:formula="of:=IF([$'Young Data'.L20]=&quot;&quot;;&quot;&quot;;[$'Young Data'.L20])" office:value-type="float" office:value="0" calcext:value-type="float">
            <text:p>0</text:p>
          </table:table-cell>
          <table:table-cell table:style-name="ce63" table:formula="of:=IF([$'Young Data'.M20]=&quot;&quot;;&quot;&quot;;[$'Young Data'.M20])" office:value-type="float" office:value="2" calcext:value-type="float">
            <text:p>2</text:p>
          </table:table-cell>
          <table:table-cell table:style-name="ce63" table:formula="of:=IF([$'Young Data'.N20]=&quot;&quot;;&quot;&quot;;[$'Young Data'.N20])" office:value-type="float" office:value="5" calcext:value-type="float">
            <text:p>5</text:p>
          </table:table-cell>
          <table:table-cell table:style-name="ce63" table:formula="of:=IF([$'Young Data'.O20]=&quot;&quot;;&quot;&quot;;[$'Young Data'.O20])" office:value-type="float" office:value="1" calcext:value-type="float">
            <text:p>1</text:p>
          </table:table-cell>
          <table:table-cell table:style-name="ce69" table:formula="of:=IF([.D20]=&quot;&quot;;&quot;&quot;;SUM([.K20:.O20]))" office:value-type="float" office:value="9" calcext:value-type="float">
            <text:p>9</text:p>
          </table:table-cell>
          <table:table-cell table:style-name="ce74" table:formula="of:=IF([.D20]=&quot;&quot;;&quot;&quot;;SUM([$'Young Data'.Q20:.U20]))" office:value-type="float" office:value="0" calcext:value-type="float">
            <text:p>0</text:p>
          </table:table-cell>
          <table:table-cell table:style-name="ce78" table:formula="of:=IF([.D20]=&quot;&quot;;&quot;&quot;;SUM([$'Young Data'.AC20:.AG20]))" office:value-type="float" office:value="0" calcext:value-type="float">
            <text:p>0</text:p>
          </table:table-cell>
          <table:table-cell table:style-name="ce78" table:formula="of:=IF([.D20]=&quot;&quot;;&quot;&quot;;SUM([$'Young Data'.W20:.AA20]))" office:value-type="float" office:value="0" calcext:value-type="float">
            <text:p>0</text:p>
          </table:table-cell>
          <table:table-cell table:style-name="ce82" table:formula="of:=IF([$'Young Data'.AI20]=&quot;&quot;;&quot;&quot;;[$'Young Data'.AI20])" office:value-type="string" office:string-value="none" calcext:value-type="string">
            <text:p>none</text:p>
          </table:table-cell>
          <table:table-cell table:style-name="ce82" table:formula="of:=IF([$'Young Data'.AJ20]=&quot;&quot;;&quot;&quot;;[$'Young Data'.AJ20])" office:value-type="string" office:string-value="high" calcext:value-type="string">
            <text:p>high</text:p>
          </table:table-cell>
          <table:table-cell table:style-name="ce82" table:formula="of:=IF([$'Young Data'.AK20]=&quot;&quot;;&quot;&quot;;[$'Young Data'.AK20])" office:value-type="string" office:string-value="none" calcext:value-type="string">
            <text:p>none</text:p>
          </table:table-cell>
          <table:table-cell table:style-name="ce82" table:formula="of:=IF([$'Young Data'.AL20]=&quot;&quot;;&quot;&quot;;[$'Young Data'.AL20])" office:value-type="string" office:string-value="none" calcext:value-type="string">
            <text:p>none</text:p>
          </table:table-cell>
          <table:table-cell table:style-name="ce82" table:formula="of:=IF([$'Young Data'.AM20]=&quot;&quot;;&quot;&quot;;[$'Young Data'.AM20])" office:value-type="string" office:string-value="none" calcext:value-type="string">
            <text:p>none</text:p>
          </table:table-cell>
          <table:table-cell table:number-columns-repeated="1000"/>
        </table:table-row>
        <table:table-row table:style-name="ro10">
          <table:table-cell table:style-name="ce50" table:formula="of:=IF([$'Young Data'.A21]=&quot;&quot;;&quot;&quot;;[$'Young Data'.A21])">
            <text:p/>
          </table:table-cell>
          <table:table-cell table:style-name="ce50" table:formula="of:=IF([$'Young Data'.B21]=&quot;&quot;;&quot;&quot;;[$'Young Data'.B21])">
            <text:p/>
          </table:table-cell>
          <table:table-cell table:style-name="ce50" table:formula="of:=IF([$'Young Data'.C21]=&quot;&quot;;&quot;&quot;;[$'Young Data'.C21])">
            <text:p/>
          </table:table-cell>
          <table:table-cell table:style-name="ce50" table:formula="of:=IF([$'Young Data'.D21]=&quot;&quot;;&quot;&quot;;[$'Young Data'.D21])">
            <text:p/>
          </table:table-cell>
          <table:table-cell table:style-name="ce54" table:formula="of:=IF([$'Young Data'.E21]=&quot;&quot;;&quot;&quot;;[$'Young Data'.E21])">
            <text:p/>
          </table:table-cell>
          <table:table-cell table:style-name="ce54" table:formula="of:=IF([$'Young Data'.F21]=&quot;&quot;;&quot;&quot;;[$'Young Data'.F21])">
            <text:p/>
          </table:table-cell>
          <table:table-cell table:style-name="ce54" table:formula="of:=IF([$'Young Data'.G21]=&quot;&quot;;&quot;&quot;;[$'Young Data'.G21])">
            <text:p/>
          </table:table-cell>
          <table:table-cell table:style-name="ce54" table:formula="of:=IF([$'Young Data'.H21]=&quot;&quot;;&quot;&quot;;[$'Young Data'.H21])">
            <text:p/>
          </table:table-cell>
          <table:table-cell table:style-name="ce54" table:formula="of:=IF([$'Young Data'.I21]=&quot;&quot;;&quot;&quot;;[$'Young Data'.I21])">
            <text:p/>
          </table:table-cell>
          <table:table-cell table:style-name="ce61" table:formula="of:=IF([$'Young Data'.J21]=&quot;&quot;;&quot;&quot;;[$'Young Data'.J21])">
            <text:p/>
          </table:table-cell>
          <table:table-cell table:style-name="ce64" table:formula="of:=IF([$'Young Data'.K21]=&quot;&quot;;&quot;&quot;;[$'Young Data'.K21])">
            <text:p/>
          </table:table-cell>
          <table:table-cell table:style-name="ce64" table:formula="of:=IF([$'Young Data'.L21]=&quot;&quot;;&quot;&quot;;[$'Young Data'.L21])">
            <text:p/>
          </table:table-cell>
          <table:table-cell table:style-name="ce64" table:formula="of:=IF([$'Young Data'.M21]=&quot;&quot;;&quot;&quot;;[$'Young Data'.M21])">
            <text:p/>
          </table:table-cell>
          <table:table-cell table:style-name="ce64" table:formula="of:=IF([$'Young Data'.N21]=&quot;&quot;;&quot;&quot;;[$'Young Data'.N21])">
            <text:p/>
          </table:table-cell>
          <table:table-cell table:style-name="ce64" table:formula="of:=IF([$'Young Data'.O21]=&quot;&quot;;&quot;&quot;;[$'Young Data'.O21])">
            <text:p/>
          </table:table-cell>
          <table:table-cell table:style-name="ce70" table:formula="of:=IF([$'Young Data'.P21]=&quot;&quot;;&quot;&quot;;[$'Young Data'.P21])">
            <text:p/>
          </table:table-cell>
          <table:table-cell table:style-name="ce75" table:formula="of:=IF([$'Young Data'.Q21]=&quot;&quot;;&quot;&quot;;[$'Young Data'.Q21])">
            <text:p/>
          </table:table-cell>
          <table:table-cell table:style-name="ce79" table:formula="of:=IF([$'Young Data'.R21]=&quot;&quot;;&quot;&quot;;[$'Young Data'.R21])">
            <text:p/>
          </table:table-cell>
          <table:table-cell table:style-name="ce79" table:formula="of:=IF([$'Young Data'.S21]=&quot;&quot;;&quot;&quot;;[$'Young Data'.S21])">
            <text:p/>
          </table:table-cell>
          <table:table-cell table:style-name="ce83" table:formula="of:=IF([$'Young Data'.T21]=&quot;&quot;;&quot;&quot;;[$'Young Data'.T21])">
            <text:p/>
          </table:table-cell>
          <table:table-cell table:style-name="ce83" table:formula="of:=IF([$'Young Data'.U21]=&quot;&quot;;&quot;&quot;;[$'Young Data'.U21])">
            <text:p/>
          </table:table-cell>
          <table:table-cell table:style-name="ce83" table:formula="of:=IF([$'Young Data'.V21]=&quot;&quot;;&quot;&quot;;[$'Young Data'.V21])">
            <text:p/>
          </table:table-cell>
          <table:table-cell table:style-name="ce83" table:formula="of:=IF([$'Young Data'.W21]=&quot;&quot;;&quot;&quot;;[$'Young Data'.W21])">
            <text:p/>
          </table:table-cell>
          <table:table-cell table:style-name="ce83" table:formula="of:=IF([$'Young Data'.X21]=&quot;&quot;;&quot;&quot;;[$'Young Data'.X21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22]=&quot;&quot;;&quot;&quot;;[$'Young Data'.A22])">
            <text:p/>
          </table:table-cell>
          <table:table-cell table:style-name="ce50" table:formula="of:=IF([$'Young Data'.B22]=&quot;&quot;;&quot;&quot;;[$'Young Data'.B22])">
            <text:p/>
          </table:table-cell>
          <table:table-cell table:style-name="ce50" table:formula="of:=IF([$'Young Data'.C22]=&quot;&quot;;&quot;&quot;;[$'Young Data'.C22])">
            <text:p/>
          </table:table-cell>
          <table:table-cell table:style-name="ce50" table:formula="of:=IF([$'Young Data'.D22]=&quot;&quot;;&quot;&quot;;[$'Young Data'.D22])">
            <text:p/>
          </table:table-cell>
          <table:table-cell table:style-name="ce54" table:formula="of:=IF([$'Young Data'.E22]=&quot;&quot;;&quot;&quot;;[$'Young Data'.E22])">
            <text:p/>
          </table:table-cell>
          <table:table-cell table:style-name="ce54" table:formula="of:=IF([$'Young Data'.F22]=&quot;&quot;;&quot;&quot;;[$'Young Data'.F22])">
            <text:p/>
          </table:table-cell>
          <table:table-cell table:style-name="ce54" table:formula="of:=IF([$'Young Data'.G22]=&quot;&quot;;&quot;&quot;;[$'Young Data'.G22])">
            <text:p/>
          </table:table-cell>
          <table:table-cell table:style-name="ce54" table:formula="of:=IF([$'Young Data'.H22]=&quot;&quot;;&quot;&quot;;[$'Young Data'.H22])">
            <text:p/>
          </table:table-cell>
          <table:table-cell table:style-name="ce54" table:formula="of:=IF([$'Young Data'.I22]=&quot;&quot;;&quot;&quot;;[$'Young Data'.I22])">
            <text:p/>
          </table:table-cell>
          <table:table-cell table:style-name="ce61" table:formula="of:=IF([$'Young Data'.J22]=&quot;&quot;;&quot;&quot;;[$'Young Data'.J22])">
            <text:p/>
          </table:table-cell>
          <table:table-cell table:style-name="ce64" table:formula="of:=IF([$'Young Data'.K22]=&quot;&quot;;&quot;&quot;;[$'Young Data'.K22])">
            <text:p/>
          </table:table-cell>
          <table:table-cell table:style-name="ce64" table:formula="of:=IF([$'Young Data'.L22]=&quot;&quot;;&quot;&quot;;[$'Young Data'.L22])">
            <text:p/>
          </table:table-cell>
          <table:table-cell table:style-name="ce64" table:formula="of:=IF([$'Young Data'.M22]=&quot;&quot;;&quot;&quot;;[$'Young Data'.M22])">
            <text:p/>
          </table:table-cell>
          <table:table-cell table:style-name="ce64" table:formula="of:=IF([$'Young Data'.N22]=&quot;&quot;;&quot;&quot;;[$'Young Data'.N22])">
            <text:p/>
          </table:table-cell>
          <table:table-cell table:style-name="ce64" table:formula="of:=IF([$'Young Data'.O22]=&quot;&quot;;&quot;&quot;;[$'Young Data'.O22])">
            <text:p/>
          </table:table-cell>
          <table:table-cell table:style-name="ce70" table:formula="of:=IF([$'Young Data'.P22]=&quot;&quot;;&quot;&quot;;[$'Young Data'.P22])">
            <text:p/>
          </table:table-cell>
          <table:table-cell table:style-name="ce75" table:formula="of:=IF([$'Young Data'.Q22]=&quot;&quot;;&quot;&quot;;[$'Young Data'.Q22])">
            <text:p/>
          </table:table-cell>
          <table:table-cell table:style-name="ce79" table:formula="of:=IF([$'Young Data'.R22]=&quot;&quot;;&quot;&quot;;[$'Young Data'.R22])">
            <text:p/>
          </table:table-cell>
          <table:table-cell table:style-name="ce79" table:formula="of:=IF([$'Young Data'.S22]=&quot;&quot;;&quot;&quot;;[$'Young Data'.S22])">
            <text:p/>
          </table:table-cell>
          <table:table-cell table:style-name="ce83" table:formula="of:=IF([$'Young Data'.T22]=&quot;&quot;;&quot;&quot;;[$'Young Data'.T22])">
            <text:p/>
          </table:table-cell>
          <table:table-cell table:style-name="ce83" table:formula="of:=IF([$'Young Data'.U22]=&quot;&quot;;&quot;&quot;;[$'Young Data'.U22])">
            <text:p/>
          </table:table-cell>
          <table:table-cell table:style-name="ce83" table:formula="of:=IF([$'Young Data'.V22]=&quot;&quot;;&quot;&quot;;[$'Young Data'.V22])">
            <text:p/>
          </table:table-cell>
          <table:table-cell table:style-name="ce83" table:formula="of:=IF([$'Young Data'.W22]=&quot;&quot;;&quot;&quot;;[$'Young Data'.W22])">
            <text:p/>
          </table:table-cell>
          <table:table-cell table:style-name="ce83" table:formula="of:=IF([$'Young Data'.X22]=&quot;&quot;;&quot;&quot;;[$'Young Data'.X22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23]=&quot;&quot;;&quot;&quot;;[$'Young Data'.A23])">
            <text:p/>
          </table:table-cell>
          <table:table-cell table:style-name="ce50" table:formula="of:=IF([$'Young Data'.B23]=&quot;&quot;;&quot;&quot;;[$'Young Data'.B23])">
            <text:p/>
          </table:table-cell>
          <table:table-cell table:style-name="ce50" table:formula="of:=IF([$'Young Data'.C23]=&quot;&quot;;&quot;&quot;;[$'Young Data'.C23])">
            <text:p/>
          </table:table-cell>
          <table:table-cell table:style-name="ce50" table:formula="of:=IF([$'Young Data'.D23]=&quot;&quot;;&quot;&quot;;[$'Young Data'.D23])">
            <text:p/>
          </table:table-cell>
          <table:table-cell table:style-name="ce54" table:formula="of:=IF([$'Young Data'.E23]=&quot;&quot;;&quot;&quot;;[$'Young Data'.E23])">
            <text:p/>
          </table:table-cell>
          <table:table-cell table:style-name="ce54" table:formula="of:=IF([$'Young Data'.F23]=&quot;&quot;;&quot;&quot;;[$'Young Data'.F23])">
            <text:p/>
          </table:table-cell>
          <table:table-cell table:style-name="ce54" table:formula="of:=IF([$'Young Data'.G23]=&quot;&quot;;&quot;&quot;;[$'Young Data'.G23])">
            <text:p/>
          </table:table-cell>
          <table:table-cell table:style-name="ce54" table:formula="of:=IF([$'Young Data'.H23]=&quot;&quot;;&quot;&quot;;[$'Young Data'.H23])">
            <text:p/>
          </table:table-cell>
          <table:table-cell table:style-name="ce54" table:formula="of:=IF([$'Young Data'.I23]=&quot;&quot;;&quot;&quot;;[$'Young Data'.I23])">
            <text:p/>
          </table:table-cell>
          <table:table-cell table:style-name="ce61" table:formula="of:=IF([$'Young Data'.J23]=&quot;&quot;;&quot;&quot;;[$'Young Data'.J23])">
            <text:p/>
          </table:table-cell>
          <table:table-cell table:style-name="ce64" table:formula="of:=IF([$'Young Data'.K23]=&quot;&quot;;&quot;&quot;;[$'Young Data'.K23])">
            <text:p/>
          </table:table-cell>
          <table:table-cell table:style-name="ce64" table:formula="of:=IF([$'Young Data'.L23]=&quot;&quot;;&quot;&quot;;[$'Young Data'.L23])">
            <text:p/>
          </table:table-cell>
          <table:table-cell table:style-name="ce64" table:formula="of:=IF([$'Young Data'.M23]=&quot;&quot;;&quot;&quot;;[$'Young Data'.M23])">
            <text:p/>
          </table:table-cell>
          <table:table-cell table:style-name="ce64" table:formula="of:=IF([$'Young Data'.N23]=&quot;&quot;;&quot;&quot;;[$'Young Data'.N23])">
            <text:p/>
          </table:table-cell>
          <table:table-cell table:style-name="ce64" table:formula="of:=IF([$'Young Data'.O23]=&quot;&quot;;&quot;&quot;;[$'Young Data'.O23])">
            <text:p/>
          </table:table-cell>
          <table:table-cell table:style-name="ce70" table:formula="of:=IF([$'Young Data'.P23]=&quot;&quot;;&quot;&quot;;[$'Young Data'.P23])">
            <text:p/>
          </table:table-cell>
          <table:table-cell table:style-name="ce75" table:formula="of:=IF([$'Young Data'.Q23]=&quot;&quot;;&quot;&quot;;[$'Young Data'.Q23])">
            <text:p/>
          </table:table-cell>
          <table:table-cell table:style-name="ce79" table:formula="of:=IF([$'Young Data'.R23]=&quot;&quot;;&quot;&quot;;[$'Young Data'.R23])">
            <text:p/>
          </table:table-cell>
          <table:table-cell table:style-name="ce79" table:formula="of:=IF([$'Young Data'.S23]=&quot;&quot;;&quot;&quot;;[$'Young Data'.S23])">
            <text:p/>
          </table:table-cell>
          <table:table-cell table:style-name="ce83" table:formula="of:=IF([$'Young Data'.T23]=&quot;&quot;;&quot;&quot;;[$'Young Data'.T23])">
            <text:p/>
          </table:table-cell>
          <table:table-cell table:style-name="ce83" table:formula="of:=IF([$'Young Data'.U23]=&quot;&quot;;&quot;&quot;;[$'Young Data'.U23])">
            <text:p/>
          </table:table-cell>
          <table:table-cell table:style-name="ce83" table:formula="of:=IF([$'Young Data'.V23]=&quot;&quot;;&quot;&quot;;[$'Young Data'.V23])">
            <text:p/>
          </table:table-cell>
          <table:table-cell table:style-name="ce83" table:formula="of:=IF([$'Young Data'.W23]=&quot;&quot;;&quot;&quot;;[$'Young Data'.W23])">
            <text:p/>
          </table:table-cell>
          <table:table-cell table:style-name="ce83" table:formula="of:=IF([$'Young Data'.X23]=&quot;&quot;;&quot;&quot;;[$'Young Data'.X23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24]=&quot;&quot;;&quot;&quot;;[$'Young Data'.A24])">
            <text:p/>
          </table:table-cell>
          <table:table-cell table:style-name="ce50" table:formula="of:=IF([$'Young Data'.B24]=&quot;&quot;;&quot;&quot;;[$'Young Data'.B24])">
            <text:p/>
          </table:table-cell>
          <table:table-cell table:style-name="ce50" table:formula="of:=IF([$'Young Data'.C24]=&quot;&quot;;&quot;&quot;;[$'Young Data'.C24])">
            <text:p/>
          </table:table-cell>
          <table:table-cell table:style-name="ce50" table:formula="of:=IF([$'Young Data'.D24]=&quot;&quot;;&quot;&quot;;[$'Young Data'.D24])">
            <text:p/>
          </table:table-cell>
          <table:table-cell table:style-name="ce54" table:formula="of:=IF([$'Young Data'.E24]=&quot;&quot;;&quot;&quot;;[$'Young Data'.E24])">
            <text:p/>
          </table:table-cell>
          <table:table-cell table:style-name="ce54" table:formula="of:=IF([$'Young Data'.F24]=&quot;&quot;;&quot;&quot;;[$'Young Data'.F24])">
            <text:p/>
          </table:table-cell>
          <table:table-cell table:style-name="ce54" table:formula="of:=IF([$'Young Data'.G24]=&quot;&quot;;&quot;&quot;;[$'Young Data'.G24])">
            <text:p/>
          </table:table-cell>
          <table:table-cell table:style-name="ce54" table:formula="of:=IF([$'Young Data'.H24]=&quot;&quot;;&quot;&quot;;[$'Young Data'.H24])">
            <text:p/>
          </table:table-cell>
          <table:table-cell table:style-name="ce54" table:formula="of:=IF([$'Young Data'.I24]=&quot;&quot;;&quot;&quot;;[$'Young Data'.I24])">
            <text:p/>
          </table:table-cell>
          <table:table-cell table:style-name="ce61" table:formula="of:=IF([$'Young Data'.J24]=&quot;&quot;;&quot;&quot;;[$'Young Data'.J24])">
            <text:p/>
          </table:table-cell>
          <table:table-cell table:style-name="ce64" table:formula="of:=IF([$'Young Data'.K24]=&quot;&quot;;&quot;&quot;;[$'Young Data'.K24])">
            <text:p/>
          </table:table-cell>
          <table:table-cell table:style-name="ce64" table:formula="of:=IF([$'Young Data'.L24]=&quot;&quot;;&quot;&quot;;[$'Young Data'.L24])">
            <text:p/>
          </table:table-cell>
          <table:table-cell table:style-name="ce64" table:formula="of:=IF([$'Young Data'.M24]=&quot;&quot;;&quot;&quot;;[$'Young Data'.M24])">
            <text:p/>
          </table:table-cell>
          <table:table-cell table:style-name="ce64" table:formula="of:=IF([$'Young Data'.N24]=&quot;&quot;;&quot;&quot;;[$'Young Data'.N24])">
            <text:p/>
          </table:table-cell>
          <table:table-cell table:style-name="ce64" table:formula="of:=IF([$'Young Data'.O24]=&quot;&quot;;&quot;&quot;;[$'Young Data'.O24])">
            <text:p/>
          </table:table-cell>
          <table:table-cell table:style-name="ce70" table:formula="of:=IF([$'Young Data'.P24]=&quot;&quot;;&quot;&quot;;[$'Young Data'.P24])">
            <text:p/>
          </table:table-cell>
          <table:table-cell table:style-name="ce75" table:formula="of:=IF([$'Young Data'.Q24]=&quot;&quot;;&quot;&quot;;[$'Young Data'.Q24])">
            <text:p/>
          </table:table-cell>
          <table:table-cell table:style-name="ce79" table:formula="of:=IF([$'Young Data'.R24]=&quot;&quot;;&quot;&quot;;[$'Young Data'.R24])">
            <text:p/>
          </table:table-cell>
          <table:table-cell table:style-name="ce79" table:formula="of:=IF([$'Young Data'.S24]=&quot;&quot;;&quot;&quot;;[$'Young Data'.S24])">
            <text:p/>
          </table:table-cell>
          <table:table-cell table:style-name="ce83" table:formula="of:=IF([$'Young Data'.T24]=&quot;&quot;;&quot;&quot;;[$'Young Data'.T24])">
            <text:p/>
          </table:table-cell>
          <table:table-cell table:style-name="ce83" table:formula="of:=IF([$'Young Data'.U24]=&quot;&quot;;&quot;&quot;;[$'Young Data'.U24])">
            <text:p/>
          </table:table-cell>
          <table:table-cell table:style-name="ce83" table:formula="of:=IF([$'Young Data'.V24]=&quot;&quot;;&quot;&quot;;[$'Young Data'.V24])">
            <text:p/>
          </table:table-cell>
          <table:table-cell table:style-name="ce83" table:formula="of:=IF([$'Young Data'.W24]=&quot;&quot;;&quot;&quot;;[$'Young Data'.W24])">
            <text:p/>
          </table:table-cell>
          <table:table-cell table:style-name="ce83" table:formula="of:=IF([$'Young Data'.X24]=&quot;&quot;;&quot;&quot;;[$'Young Data'.X24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25]=&quot;&quot;;&quot;&quot;;[$'Young Data'.A25])">
            <text:p/>
          </table:table-cell>
          <table:table-cell table:style-name="ce50" table:formula="of:=IF([$'Young Data'.B25]=&quot;&quot;;&quot;&quot;;[$'Young Data'.B25])">
            <text:p/>
          </table:table-cell>
          <table:table-cell table:style-name="ce50" table:formula="of:=IF([$'Young Data'.C25]=&quot;&quot;;&quot;&quot;;[$'Young Data'.C25])">
            <text:p/>
          </table:table-cell>
          <table:table-cell table:style-name="ce50" table:formula="of:=IF([$'Young Data'.D25]=&quot;&quot;;&quot;&quot;;[$'Young Data'.D25])">
            <text:p/>
          </table:table-cell>
          <table:table-cell table:style-name="ce54" table:formula="of:=IF([$'Young Data'.E25]=&quot;&quot;;&quot;&quot;;[$'Young Data'.E25])">
            <text:p/>
          </table:table-cell>
          <table:table-cell table:style-name="ce54" table:formula="of:=IF([$'Young Data'.F25]=&quot;&quot;;&quot;&quot;;[$'Young Data'.F25])">
            <text:p/>
          </table:table-cell>
          <table:table-cell table:style-name="ce54" table:formula="of:=IF([$'Young Data'.G25]=&quot;&quot;;&quot;&quot;;[$'Young Data'.G25])">
            <text:p/>
          </table:table-cell>
          <table:table-cell table:style-name="ce54" table:formula="of:=IF([$'Young Data'.H25]=&quot;&quot;;&quot;&quot;;[$'Young Data'.H25])">
            <text:p/>
          </table:table-cell>
          <table:table-cell table:style-name="ce54" table:formula="of:=IF([$'Young Data'.I25]=&quot;&quot;;&quot;&quot;;[$'Young Data'.I25])">
            <text:p/>
          </table:table-cell>
          <table:table-cell table:style-name="ce61" table:formula="of:=IF([$'Young Data'.J25]=&quot;&quot;;&quot;&quot;;[$'Young Data'.J25])">
            <text:p/>
          </table:table-cell>
          <table:table-cell table:style-name="ce64" table:formula="of:=IF([$'Young Data'.K25]=&quot;&quot;;&quot;&quot;;[$'Young Data'.K25])">
            <text:p/>
          </table:table-cell>
          <table:table-cell table:style-name="ce64" table:formula="of:=IF([$'Young Data'.L25]=&quot;&quot;;&quot;&quot;;[$'Young Data'.L25])">
            <text:p/>
          </table:table-cell>
          <table:table-cell table:style-name="ce64" table:formula="of:=IF([$'Young Data'.M25]=&quot;&quot;;&quot;&quot;;[$'Young Data'.M25])">
            <text:p/>
          </table:table-cell>
          <table:table-cell table:style-name="ce64" table:formula="of:=IF([$'Young Data'.N25]=&quot;&quot;;&quot;&quot;;[$'Young Data'.N25])">
            <text:p/>
          </table:table-cell>
          <table:table-cell table:style-name="ce64" table:formula="of:=IF([$'Young Data'.O25]=&quot;&quot;;&quot;&quot;;[$'Young Data'.O25])">
            <text:p/>
          </table:table-cell>
          <table:table-cell table:style-name="ce70" table:formula="of:=IF([$'Young Data'.P25]=&quot;&quot;;&quot;&quot;;[$'Young Data'.P25])">
            <text:p/>
          </table:table-cell>
          <table:table-cell table:style-name="ce75" table:formula="of:=IF([$'Young Data'.Q25]=&quot;&quot;;&quot;&quot;;[$'Young Data'.Q25])">
            <text:p/>
          </table:table-cell>
          <table:table-cell table:style-name="ce79" table:formula="of:=IF([$'Young Data'.R25]=&quot;&quot;;&quot;&quot;;[$'Young Data'.R25])">
            <text:p/>
          </table:table-cell>
          <table:table-cell table:style-name="ce79" table:formula="of:=IF([$'Young Data'.S25]=&quot;&quot;;&quot;&quot;;[$'Young Data'.S25])">
            <text:p/>
          </table:table-cell>
          <table:table-cell table:style-name="ce83" table:formula="of:=IF([$'Young Data'.T25]=&quot;&quot;;&quot;&quot;;[$'Young Data'.T25])">
            <text:p/>
          </table:table-cell>
          <table:table-cell table:style-name="ce83" table:formula="of:=IF([$'Young Data'.U25]=&quot;&quot;;&quot;&quot;;[$'Young Data'.U25])">
            <text:p/>
          </table:table-cell>
          <table:table-cell table:style-name="ce83" table:formula="of:=IF([$'Young Data'.V25]=&quot;&quot;;&quot;&quot;;[$'Young Data'.V25])">
            <text:p/>
          </table:table-cell>
          <table:table-cell table:style-name="ce83" table:formula="of:=IF([$'Young Data'.W25]=&quot;&quot;;&quot;&quot;;[$'Young Data'.W25])">
            <text:p/>
          </table:table-cell>
          <table:table-cell table:style-name="ce83" table:formula="of:=IF([$'Young Data'.X25]=&quot;&quot;;&quot;&quot;;[$'Young Data'.X25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26]=&quot;&quot;;&quot;&quot;;[$'Young Data'.A26])">
            <text:p/>
          </table:table-cell>
          <table:table-cell table:style-name="ce50" table:formula="of:=IF([$'Young Data'.B26]=&quot;&quot;;&quot;&quot;;[$'Young Data'.B26])">
            <text:p/>
          </table:table-cell>
          <table:table-cell table:style-name="ce50" table:formula="of:=IF([$'Young Data'.C26]=&quot;&quot;;&quot;&quot;;[$'Young Data'.C26])">
            <text:p/>
          </table:table-cell>
          <table:table-cell table:style-name="ce50" table:formula="of:=IF([$'Young Data'.D26]=&quot;&quot;;&quot;&quot;;[$'Young Data'.D26])">
            <text:p/>
          </table:table-cell>
          <table:table-cell table:style-name="ce54" table:formula="of:=IF([$'Young Data'.E26]=&quot;&quot;;&quot;&quot;;[$'Young Data'.E26])">
            <text:p/>
          </table:table-cell>
          <table:table-cell table:style-name="ce54" table:formula="of:=IF([$'Young Data'.F26]=&quot;&quot;;&quot;&quot;;[$'Young Data'.F26])">
            <text:p/>
          </table:table-cell>
          <table:table-cell table:style-name="ce54" table:formula="of:=IF([$'Young Data'.G26]=&quot;&quot;;&quot;&quot;;[$'Young Data'.G26])">
            <text:p/>
          </table:table-cell>
          <table:table-cell table:style-name="ce54" table:formula="of:=IF([$'Young Data'.H26]=&quot;&quot;;&quot;&quot;;[$'Young Data'.H26])">
            <text:p/>
          </table:table-cell>
          <table:table-cell table:style-name="ce54" table:formula="of:=IF([$'Young Data'.I26]=&quot;&quot;;&quot;&quot;;[$'Young Data'.I26])">
            <text:p/>
          </table:table-cell>
          <table:table-cell table:style-name="ce61" table:formula="of:=IF([$'Young Data'.J26]=&quot;&quot;;&quot;&quot;;[$'Young Data'.J26])">
            <text:p/>
          </table:table-cell>
          <table:table-cell table:style-name="ce64" table:formula="of:=IF([$'Young Data'.K26]=&quot;&quot;;&quot;&quot;;[$'Young Data'.K26])">
            <text:p/>
          </table:table-cell>
          <table:table-cell table:style-name="ce64" table:formula="of:=IF([$'Young Data'.L26]=&quot;&quot;;&quot;&quot;;[$'Young Data'.L26])">
            <text:p/>
          </table:table-cell>
          <table:table-cell table:style-name="ce64" table:formula="of:=IF([$'Young Data'.M26]=&quot;&quot;;&quot;&quot;;[$'Young Data'.M26])">
            <text:p/>
          </table:table-cell>
          <table:table-cell table:style-name="ce64" table:formula="of:=IF([$'Young Data'.N26]=&quot;&quot;;&quot;&quot;;[$'Young Data'.N26])">
            <text:p/>
          </table:table-cell>
          <table:table-cell table:style-name="ce64" table:formula="of:=IF([$'Young Data'.O26]=&quot;&quot;;&quot;&quot;;[$'Young Data'.O26])">
            <text:p/>
          </table:table-cell>
          <table:table-cell table:style-name="ce70" table:formula="of:=IF([$'Young Data'.P26]=&quot;&quot;;&quot;&quot;;[$'Young Data'.P26])">
            <text:p/>
          </table:table-cell>
          <table:table-cell table:style-name="ce75" table:formula="of:=IF([$'Young Data'.Q26]=&quot;&quot;;&quot;&quot;;[$'Young Data'.Q26])">
            <text:p/>
          </table:table-cell>
          <table:table-cell table:style-name="ce79" table:formula="of:=IF([$'Young Data'.R26]=&quot;&quot;;&quot;&quot;;[$'Young Data'.R26])">
            <text:p/>
          </table:table-cell>
          <table:table-cell table:style-name="ce79" table:formula="of:=IF([$'Young Data'.S26]=&quot;&quot;;&quot;&quot;;[$'Young Data'.S26])">
            <text:p/>
          </table:table-cell>
          <table:table-cell table:style-name="ce83" table:formula="of:=IF([$'Young Data'.T26]=&quot;&quot;;&quot;&quot;;[$'Young Data'.T26])">
            <text:p/>
          </table:table-cell>
          <table:table-cell table:style-name="ce83" table:formula="of:=IF([$'Young Data'.U26]=&quot;&quot;;&quot;&quot;;[$'Young Data'.U26])">
            <text:p/>
          </table:table-cell>
          <table:table-cell table:style-name="ce83" table:formula="of:=IF([$'Young Data'.V26]=&quot;&quot;;&quot;&quot;;[$'Young Data'.V26])">
            <text:p/>
          </table:table-cell>
          <table:table-cell table:style-name="ce83" table:formula="of:=IF([$'Young Data'.W26]=&quot;&quot;;&quot;&quot;;[$'Young Data'.W26])">
            <text:p/>
          </table:table-cell>
          <table:table-cell table:style-name="ce83" table:formula="of:=IF([$'Young Data'.X26]=&quot;&quot;;&quot;&quot;;[$'Young Data'.X26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27]=&quot;&quot;;&quot;&quot;;[$'Young Data'.A27])">
            <text:p/>
          </table:table-cell>
          <table:table-cell table:style-name="ce50" table:formula="of:=IF([$'Young Data'.B27]=&quot;&quot;;&quot;&quot;;[$'Young Data'.B27])">
            <text:p/>
          </table:table-cell>
          <table:table-cell table:style-name="ce50" table:formula="of:=IF([$'Young Data'.C27]=&quot;&quot;;&quot;&quot;;[$'Young Data'.C27])">
            <text:p/>
          </table:table-cell>
          <table:table-cell table:style-name="ce50" table:formula="of:=IF([$'Young Data'.D27]=&quot;&quot;;&quot;&quot;;[$'Young Data'.D27])">
            <text:p/>
          </table:table-cell>
          <table:table-cell table:style-name="ce54" table:formula="of:=IF([$'Young Data'.E27]=&quot;&quot;;&quot;&quot;;[$'Young Data'.E27])">
            <text:p/>
          </table:table-cell>
          <table:table-cell table:style-name="ce54" table:formula="of:=IF([$'Young Data'.F27]=&quot;&quot;;&quot;&quot;;[$'Young Data'.F27])">
            <text:p/>
          </table:table-cell>
          <table:table-cell table:style-name="ce54" table:formula="of:=IF([$'Young Data'.G27]=&quot;&quot;;&quot;&quot;;[$'Young Data'.G27])">
            <text:p/>
          </table:table-cell>
          <table:table-cell table:style-name="ce54" table:formula="of:=IF([$'Young Data'.H27]=&quot;&quot;;&quot;&quot;;[$'Young Data'.H27])">
            <text:p/>
          </table:table-cell>
          <table:table-cell table:style-name="ce54" table:formula="of:=IF([$'Young Data'.I27]=&quot;&quot;;&quot;&quot;;[$'Young Data'.I27])">
            <text:p/>
          </table:table-cell>
          <table:table-cell table:style-name="ce61" table:formula="of:=IF([$'Young Data'.J27]=&quot;&quot;;&quot;&quot;;[$'Young Data'.J27])">
            <text:p/>
          </table:table-cell>
          <table:table-cell table:style-name="ce64" table:formula="of:=IF([$'Young Data'.K27]=&quot;&quot;;&quot;&quot;;[$'Young Data'.K27])">
            <text:p/>
          </table:table-cell>
          <table:table-cell table:style-name="ce64" table:formula="of:=IF([$'Young Data'.L27]=&quot;&quot;;&quot;&quot;;[$'Young Data'.L27])">
            <text:p/>
          </table:table-cell>
          <table:table-cell table:style-name="ce64" table:formula="of:=IF([$'Young Data'.M27]=&quot;&quot;;&quot;&quot;;[$'Young Data'.M27])">
            <text:p/>
          </table:table-cell>
          <table:table-cell table:style-name="ce64" table:formula="of:=IF([$'Young Data'.N27]=&quot;&quot;;&quot;&quot;;[$'Young Data'.N27])">
            <text:p/>
          </table:table-cell>
          <table:table-cell table:style-name="ce64" table:formula="of:=IF([$'Young Data'.O27]=&quot;&quot;;&quot;&quot;;[$'Young Data'.O27])">
            <text:p/>
          </table:table-cell>
          <table:table-cell table:style-name="ce70" table:formula="of:=IF([$'Young Data'.P27]=&quot;&quot;;&quot;&quot;;[$'Young Data'.P27])">
            <text:p/>
          </table:table-cell>
          <table:table-cell table:style-name="ce75" table:formula="of:=IF([$'Young Data'.Q27]=&quot;&quot;;&quot;&quot;;[$'Young Data'.Q27])">
            <text:p/>
          </table:table-cell>
          <table:table-cell table:style-name="ce79" table:formula="of:=IF([$'Young Data'.R27]=&quot;&quot;;&quot;&quot;;[$'Young Data'.R27])">
            <text:p/>
          </table:table-cell>
          <table:table-cell table:style-name="ce79" table:formula="of:=IF([$'Young Data'.S27]=&quot;&quot;;&quot;&quot;;[$'Young Data'.S27])">
            <text:p/>
          </table:table-cell>
          <table:table-cell table:style-name="ce83" table:formula="of:=IF([$'Young Data'.T27]=&quot;&quot;;&quot;&quot;;[$'Young Data'.T27])">
            <text:p/>
          </table:table-cell>
          <table:table-cell table:style-name="ce83" table:formula="of:=IF([$'Young Data'.U27]=&quot;&quot;;&quot;&quot;;[$'Young Data'.U27])">
            <text:p/>
          </table:table-cell>
          <table:table-cell table:style-name="ce83" table:formula="of:=IF([$'Young Data'.V27]=&quot;&quot;;&quot;&quot;;[$'Young Data'.V27])">
            <text:p/>
          </table:table-cell>
          <table:table-cell table:style-name="ce83" table:formula="of:=IF([$'Young Data'.W27]=&quot;&quot;;&quot;&quot;;[$'Young Data'.W27])">
            <text:p/>
          </table:table-cell>
          <table:table-cell table:style-name="ce83" table:formula="of:=IF([$'Young Data'.X27]=&quot;&quot;;&quot;&quot;;[$'Young Data'.X27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28]=&quot;&quot;;&quot;&quot;;[$'Young Data'.A28])">
            <text:p/>
          </table:table-cell>
          <table:table-cell table:style-name="ce50" table:formula="of:=IF([$'Young Data'.B28]=&quot;&quot;;&quot;&quot;;[$'Young Data'.B28])">
            <text:p/>
          </table:table-cell>
          <table:table-cell table:style-name="ce50" table:formula="of:=IF([$'Young Data'.C28]=&quot;&quot;;&quot;&quot;;[$'Young Data'.C28])">
            <text:p/>
          </table:table-cell>
          <table:table-cell table:style-name="ce50" table:formula="of:=IF([$'Young Data'.D28]=&quot;&quot;;&quot;&quot;;[$'Young Data'.D28])">
            <text:p/>
          </table:table-cell>
          <table:table-cell table:style-name="ce54" table:formula="of:=IF([$'Young Data'.E28]=&quot;&quot;;&quot;&quot;;[$'Young Data'.E28])">
            <text:p/>
          </table:table-cell>
          <table:table-cell table:style-name="ce54" table:formula="of:=IF([$'Young Data'.F28]=&quot;&quot;;&quot;&quot;;[$'Young Data'.F28])">
            <text:p/>
          </table:table-cell>
          <table:table-cell table:style-name="ce54" table:formula="of:=IF([$'Young Data'.G28]=&quot;&quot;;&quot;&quot;;[$'Young Data'.G28])">
            <text:p/>
          </table:table-cell>
          <table:table-cell table:style-name="ce54" table:formula="of:=IF([$'Young Data'.H28]=&quot;&quot;;&quot;&quot;;[$'Young Data'.H28])">
            <text:p/>
          </table:table-cell>
          <table:table-cell table:style-name="ce54" table:formula="of:=IF([$'Young Data'.I28]=&quot;&quot;;&quot;&quot;;[$'Young Data'.I28])">
            <text:p/>
          </table:table-cell>
          <table:table-cell table:style-name="ce61" table:formula="of:=IF([$'Young Data'.J28]=&quot;&quot;;&quot;&quot;;[$'Young Data'.J28])">
            <text:p/>
          </table:table-cell>
          <table:table-cell table:style-name="ce64" table:formula="of:=IF([$'Young Data'.K28]=&quot;&quot;;&quot;&quot;;[$'Young Data'.K28])">
            <text:p/>
          </table:table-cell>
          <table:table-cell table:style-name="ce64" table:formula="of:=IF([$'Young Data'.L28]=&quot;&quot;;&quot;&quot;;[$'Young Data'.L28])">
            <text:p/>
          </table:table-cell>
          <table:table-cell table:style-name="ce64" table:formula="of:=IF([$'Young Data'.M28]=&quot;&quot;;&quot;&quot;;[$'Young Data'.M28])">
            <text:p/>
          </table:table-cell>
          <table:table-cell table:style-name="ce64" table:formula="of:=IF([$'Young Data'.N28]=&quot;&quot;;&quot;&quot;;[$'Young Data'.N28])">
            <text:p/>
          </table:table-cell>
          <table:table-cell table:style-name="ce64" table:formula="of:=IF([$'Young Data'.O28]=&quot;&quot;;&quot;&quot;;[$'Young Data'.O28])">
            <text:p/>
          </table:table-cell>
          <table:table-cell table:style-name="ce70" table:formula="of:=IF([$'Young Data'.P28]=&quot;&quot;;&quot;&quot;;[$'Young Data'.P28])">
            <text:p/>
          </table:table-cell>
          <table:table-cell table:style-name="ce75" table:formula="of:=IF([$'Young Data'.Q28]=&quot;&quot;;&quot;&quot;;[$'Young Data'.Q28])">
            <text:p/>
          </table:table-cell>
          <table:table-cell table:style-name="ce79" table:formula="of:=IF([$'Young Data'.R28]=&quot;&quot;;&quot;&quot;;[$'Young Data'.R28])">
            <text:p/>
          </table:table-cell>
          <table:table-cell table:style-name="ce79" table:formula="of:=IF([$'Young Data'.S28]=&quot;&quot;;&quot;&quot;;[$'Young Data'.S28])">
            <text:p/>
          </table:table-cell>
          <table:table-cell table:style-name="ce83" table:formula="of:=IF([$'Young Data'.T28]=&quot;&quot;;&quot;&quot;;[$'Young Data'.T28])">
            <text:p/>
          </table:table-cell>
          <table:table-cell table:style-name="ce83" table:formula="of:=IF([$'Young Data'.U28]=&quot;&quot;;&quot;&quot;;[$'Young Data'.U28])">
            <text:p/>
          </table:table-cell>
          <table:table-cell table:style-name="ce83" table:formula="of:=IF([$'Young Data'.V28]=&quot;&quot;;&quot;&quot;;[$'Young Data'.V28])">
            <text:p/>
          </table:table-cell>
          <table:table-cell table:style-name="ce83" table:formula="of:=IF([$'Young Data'.W28]=&quot;&quot;;&quot;&quot;;[$'Young Data'.W28])">
            <text:p/>
          </table:table-cell>
          <table:table-cell table:style-name="ce83" table:formula="of:=IF([$'Young Data'.X28]=&quot;&quot;;&quot;&quot;;[$'Young Data'.X28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29]=&quot;&quot;;&quot;&quot;;[$'Young Data'.A29])">
            <text:p/>
          </table:table-cell>
          <table:table-cell table:style-name="ce50" table:formula="of:=IF([$'Young Data'.B29]=&quot;&quot;;&quot;&quot;;[$'Young Data'.B29])">
            <text:p/>
          </table:table-cell>
          <table:table-cell table:style-name="ce50" table:formula="of:=IF([$'Young Data'.C29]=&quot;&quot;;&quot;&quot;;[$'Young Data'.C29])">
            <text:p/>
          </table:table-cell>
          <table:table-cell table:style-name="ce50" table:formula="of:=IF([$'Young Data'.D29]=&quot;&quot;;&quot;&quot;;[$'Young Data'.D29])">
            <text:p/>
          </table:table-cell>
          <table:table-cell table:style-name="ce54" table:formula="of:=IF([$'Young Data'.E29]=&quot;&quot;;&quot;&quot;;[$'Young Data'.E29])">
            <text:p/>
          </table:table-cell>
          <table:table-cell table:style-name="ce54" table:formula="of:=IF([$'Young Data'.F29]=&quot;&quot;;&quot;&quot;;[$'Young Data'.F29])">
            <text:p/>
          </table:table-cell>
          <table:table-cell table:style-name="ce54" table:formula="of:=IF([$'Young Data'.G29]=&quot;&quot;;&quot;&quot;;[$'Young Data'.G29])">
            <text:p/>
          </table:table-cell>
          <table:table-cell table:style-name="ce54" table:formula="of:=IF([$'Young Data'.H29]=&quot;&quot;;&quot;&quot;;[$'Young Data'.H29])">
            <text:p/>
          </table:table-cell>
          <table:table-cell table:style-name="ce54" table:formula="of:=IF([$'Young Data'.I29]=&quot;&quot;;&quot;&quot;;[$'Young Data'.I29])">
            <text:p/>
          </table:table-cell>
          <table:table-cell table:style-name="ce61" table:formula="of:=IF([$'Young Data'.J29]=&quot;&quot;;&quot;&quot;;[$'Young Data'.J29])">
            <text:p/>
          </table:table-cell>
          <table:table-cell table:style-name="ce64" table:formula="of:=IF([$'Young Data'.K29]=&quot;&quot;;&quot;&quot;;[$'Young Data'.K29])">
            <text:p/>
          </table:table-cell>
          <table:table-cell table:style-name="ce64" table:formula="of:=IF([$'Young Data'.L29]=&quot;&quot;;&quot;&quot;;[$'Young Data'.L29])">
            <text:p/>
          </table:table-cell>
          <table:table-cell table:style-name="ce64" table:formula="of:=IF([$'Young Data'.M29]=&quot;&quot;;&quot;&quot;;[$'Young Data'.M29])">
            <text:p/>
          </table:table-cell>
          <table:table-cell table:style-name="ce64" table:formula="of:=IF([$'Young Data'.N29]=&quot;&quot;;&quot;&quot;;[$'Young Data'.N29])">
            <text:p/>
          </table:table-cell>
          <table:table-cell table:style-name="ce64" table:formula="of:=IF([$'Young Data'.O29]=&quot;&quot;;&quot;&quot;;[$'Young Data'.O29])">
            <text:p/>
          </table:table-cell>
          <table:table-cell table:style-name="ce70" table:formula="of:=IF([$'Young Data'.P29]=&quot;&quot;;&quot;&quot;;[$'Young Data'.P29])">
            <text:p/>
          </table:table-cell>
          <table:table-cell table:style-name="ce75" table:formula="of:=IF([$'Young Data'.Q29]=&quot;&quot;;&quot;&quot;;[$'Young Data'.Q29])">
            <text:p/>
          </table:table-cell>
          <table:table-cell table:style-name="ce79" table:formula="of:=IF([$'Young Data'.R29]=&quot;&quot;;&quot;&quot;;[$'Young Data'.R29])">
            <text:p/>
          </table:table-cell>
          <table:table-cell table:style-name="ce79" table:formula="of:=IF([$'Young Data'.S29]=&quot;&quot;;&quot;&quot;;[$'Young Data'.S29])">
            <text:p/>
          </table:table-cell>
          <table:table-cell table:style-name="ce83" table:formula="of:=IF([$'Young Data'.T29]=&quot;&quot;;&quot;&quot;;[$'Young Data'.T29])">
            <text:p/>
          </table:table-cell>
          <table:table-cell table:style-name="ce83" table:formula="of:=IF([$'Young Data'.U29]=&quot;&quot;;&quot;&quot;;[$'Young Data'.U29])">
            <text:p/>
          </table:table-cell>
          <table:table-cell table:style-name="ce83" table:formula="of:=IF([$'Young Data'.V29]=&quot;&quot;;&quot;&quot;;[$'Young Data'.V29])">
            <text:p/>
          </table:table-cell>
          <table:table-cell table:style-name="ce83" table:formula="of:=IF([$'Young Data'.W29]=&quot;&quot;;&quot;&quot;;[$'Young Data'.W29])">
            <text:p/>
          </table:table-cell>
          <table:table-cell table:style-name="ce83" table:formula="of:=IF([$'Young Data'.X29]=&quot;&quot;;&quot;&quot;;[$'Young Data'.X29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0]=&quot;&quot;;&quot;&quot;;[$'Young Data'.A30])">
            <text:p/>
          </table:table-cell>
          <table:table-cell table:style-name="ce50" table:formula="of:=IF([$'Young Data'.B30]=&quot;&quot;;&quot;&quot;;[$'Young Data'.B30])">
            <text:p/>
          </table:table-cell>
          <table:table-cell table:style-name="ce50" table:formula="of:=IF([$'Young Data'.C30]=&quot;&quot;;&quot;&quot;;[$'Young Data'.C30])">
            <text:p/>
          </table:table-cell>
          <table:table-cell table:style-name="ce50" table:formula="of:=IF([$'Young Data'.D30]=&quot;&quot;;&quot;&quot;;[$'Young Data'.D30])">
            <text:p/>
          </table:table-cell>
          <table:table-cell table:style-name="ce54" table:formula="of:=IF([$'Young Data'.E30]=&quot;&quot;;&quot;&quot;;[$'Young Data'.E30])">
            <text:p/>
          </table:table-cell>
          <table:table-cell table:style-name="ce54" table:formula="of:=IF([$'Young Data'.F30]=&quot;&quot;;&quot;&quot;;[$'Young Data'.F30])">
            <text:p/>
          </table:table-cell>
          <table:table-cell table:style-name="ce54" table:formula="of:=IF([$'Young Data'.G30]=&quot;&quot;;&quot;&quot;;[$'Young Data'.G30])">
            <text:p/>
          </table:table-cell>
          <table:table-cell table:style-name="ce54" table:formula="of:=IF([$'Young Data'.H30]=&quot;&quot;;&quot;&quot;;[$'Young Data'.H30])">
            <text:p/>
          </table:table-cell>
          <table:table-cell table:style-name="ce54" table:formula="of:=IF([$'Young Data'.I30]=&quot;&quot;;&quot;&quot;;[$'Young Data'.I30])">
            <text:p/>
          </table:table-cell>
          <table:table-cell table:style-name="ce61" table:formula="of:=IF([$'Young Data'.J30]=&quot;&quot;;&quot;&quot;;[$'Young Data'.J30])">
            <text:p/>
          </table:table-cell>
          <table:table-cell table:style-name="ce64" table:formula="of:=IF([$'Young Data'.K30]=&quot;&quot;;&quot;&quot;;[$'Young Data'.K30])">
            <text:p/>
          </table:table-cell>
          <table:table-cell table:style-name="ce64" table:formula="of:=IF([$'Young Data'.L30]=&quot;&quot;;&quot;&quot;;[$'Young Data'.L30])">
            <text:p/>
          </table:table-cell>
          <table:table-cell table:style-name="ce64" table:formula="of:=IF([$'Young Data'.M30]=&quot;&quot;;&quot;&quot;;[$'Young Data'.M30])">
            <text:p/>
          </table:table-cell>
          <table:table-cell table:style-name="ce64" table:formula="of:=IF([$'Young Data'.N30]=&quot;&quot;;&quot;&quot;;[$'Young Data'.N30])">
            <text:p/>
          </table:table-cell>
          <table:table-cell table:style-name="ce64" table:formula="of:=IF([$'Young Data'.O30]=&quot;&quot;;&quot;&quot;;[$'Young Data'.O30])">
            <text:p/>
          </table:table-cell>
          <table:table-cell table:style-name="ce70" table:formula="of:=IF([$'Young Data'.P30]=&quot;&quot;;&quot;&quot;;[$'Young Data'.P30])">
            <text:p/>
          </table:table-cell>
          <table:table-cell table:style-name="ce75" table:formula="of:=IF([$'Young Data'.Q30]=&quot;&quot;;&quot;&quot;;[$'Young Data'.Q30])">
            <text:p/>
          </table:table-cell>
          <table:table-cell table:style-name="ce79" table:formula="of:=IF([$'Young Data'.R30]=&quot;&quot;;&quot;&quot;;[$'Young Data'.R30])">
            <text:p/>
          </table:table-cell>
          <table:table-cell table:style-name="ce79" table:formula="of:=IF([$'Young Data'.S30]=&quot;&quot;;&quot;&quot;;[$'Young Data'.S30])">
            <text:p/>
          </table:table-cell>
          <table:table-cell table:style-name="ce83" table:formula="of:=IF([$'Young Data'.T30]=&quot;&quot;;&quot;&quot;;[$'Young Data'.T30])">
            <text:p/>
          </table:table-cell>
          <table:table-cell table:style-name="ce83" table:formula="of:=IF([$'Young Data'.U30]=&quot;&quot;;&quot;&quot;;[$'Young Data'.U30])">
            <text:p/>
          </table:table-cell>
          <table:table-cell table:style-name="ce83" table:formula="of:=IF([$'Young Data'.V30]=&quot;&quot;;&quot;&quot;;[$'Young Data'.V30])">
            <text:p/>
          </table:table-cell>
          <table:table-cell table:style-name="ce83" table:formula="of:=IF([$'Young Data'.W30]=&quot;&quot;;&quot;&quot;;[$'Young Data'.W30])">
            <text:p/>
          </table:table-cell>
          <table:table-cell table:style-name="ce83" table:formula="of:=IF([$'Young Data'.X30]=&quot;&quot;;&quot;&quot;;[$'Young Data'.X30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1]=&quot;&quot;;&quot;&quot;;[$'Young Data'.A31])">
            <text:p/>
          </table:table-cell>
          <table:table-cell table:style-name="ce50" table:formula="of:=IF([$'Young Data'.B31]=&quot;&quot;;&quot;&quot;;[$'Young Data'.B31])">
            <text:p/>
          </table:table-cell>
          <table:table-cell table:style-name="ce50" table:formula="of:=IF([$'Young Data'.C31]=&quot;&quot;;&quot;&quot;;[$'Young Data'.C31])">
            <text:p/>
          </table:table-cell>
          <table:table-cell table:style-name="ce50" table:formula="of:=IF([$'Young Data'.D31]=&quot;&quot;;&quot;&quot;;[$'Young Data'.D31])">
            <text:p/>
          </table:table-cell>
          <table:table-cell table:style-name="ce54" table:formula="of:=IF([$'Young Data'.E31]=&quot;&quot;;&quot;&quot;;[$'Young Data'.E31])">
            <text:p/>
          </table:table-cell>
          <table:table-cell table:style-name="ce54" table:formula="of:=IF([$'Young Data'.F31]=&quot;&quot;;&quot;&quot;;[$'Young Data'.F31])">
            <text:p/>
          </table:table-cell>
          <table:table-cell table:style-name="ce54" table:formula="of:=IF([$'Young Data'.G31]=&quot;&quot;;&quot;&quot;;[$'Young Data'.G31])">
            <text:p/>
          </table:table-cell>
          <table:table-cell table:style-name="ce54" table:formula="of:=IF([$'Young Data'.H31]=&quot;&quot;;&quot;&quot;;[$'Young Data'.H31])">
            <text:p/>
          </table:table-cell>
          <table:table-cell table:style-name="ce54" table:formula="of:=IF([$'Young Data'.I31]=&quot;&quot;;&quot;&quot;;[$'Young Data'.I31])">
            <text:p/>
          </table:table-cell>
          <table:table-cell table:style-name="ce61" table:formula="of:=IF([$'Young Data'.J31]=&quot;&quot;;&quot;&quot;;[$'Young Data'.J31])">
            <text:p/>
          </table:table-cell>
          <table:table-cell table:style-name="ce64" table:formula="of:=IF([$'Young Data'.K31]=&quot;&quot;;&quot;&quot;;[$'Young Data'.K31])">
            <text:p/>
          </table:table-cell>
          <table:table-cell table:style-name="ce64" table:formula="of:=IF([$'Young Data'.L31]=&quot;&quot;;&quot;&quot;;[$'Young Data'.L31])">
            <text:p/>
          </table:table-cell>
          <table:table-cell table:style-name="ce64" table:formula="of:=IF([$'Young Data'.M31]=&quot;&quot;;&quot;&quot;;[$'Young Data'.M31])">
            <text:p/>
          </table:table-cell>
          <table:table-cell table:style-name="ce64" table:formula="of:=IF([$'Young Data'.N31]=&quot;&quot;;&quot;&quot;;[$'Young Data'.N31])">
            <text:p/>
          </table:table-cell>
          <table:table-cell table:style-name="ce64" table:formula="of:=IF([$'Young Data'.O31]=&quot;&quot;;&quot;&quot;;[$'Young Data'.O31])">
            <text:p/>
          </table:table-cell>
          <table:table-cell table:style-name="ce70" table:formula="of:=IF([$'Young Data'.P31]=&quot;&quot;;&quot;&quot;;[$'Young Data'.P31])">
            <text:p/>
          </table:table-cell>
          <table:table-cell table:style-name="ce75" table:formula="of:=IF([$'Young Data'.Q31]=&quot;&quot;;&quot;&quot;;[$'Young Data'.Q31])">
            <text:p/>
          </table:table-cell>
          <table:table-cell table:style-name="ce79" table:formula="of:=IF([$'Young Data'.R31]=&quot;&quot;;&quot;&quot;;[$'Young Data'.R31])">
            <text:p/>
          </table:table-cell>
          <table:table-cell table:style-name="ce79" table:formula="of:=IF([$'Young Data'.S31]=&quot;&quot;;&quot;&quot;;[$'Young Data'.S31])">
            <text:p/>
          </table:table-cell>
          <table:table-cell table:style-name="ce83" table:formula="of:=IF([$'Young Data'.T31]=&quot;&quot;;&quot;&quot;;[$'Young Data'.T31])">
            <text:p/>
          </table:table-cell>
          <table:table-cell table:style-name="ce83" table:formula="of:=IF([$'Young Data'.U31]=&quot;&quot;;&quot;&quot;;[$'Young Data'.U31])">
            <text:p/>
          </table:table-cell>
          <table:table-cell table:style-name="ce83" table:formula="of:=IF([$'Young Data'.V31]=&quot;&quot;;&quot;&quot;;[$'Young Data'.V31])">
            <text:p/>
          </table:table-cell>
          <table:table-cell table:style-name="ce83" table:formula="of:=IF([$'Young Data'.W31]=&quot;&quot;;&quot;&quot;;[$'Young Data'.W31])">
            <text:p/>
          </table:table-cell>
          <table:table-cell table:style-name="ce83" table:formula="of:=IF([$'Young Data'.X31]=&quot;&quot;;&quot;&quot;;[$'Young Data'.X31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2]=&quot;&quot;;&quot;&quot;;[$'Young Data'.A32])">
            <text:p/>
          </table:table-cell>
          <table:table-cell table:style-name="ce50" table:formula="of:=IF([$'Young Data'.B32]=&quot;&quot;;&quot;&quot;;[$'Young Data'.B32])">
            <text:p/>
          </table:table-cell>
          <table:table-cell table:style-name="ce50" table:formula="of:=IF([$'Young Data'.C32]=&quot;&quot;;&quot;&quot;;[$'Young Data'.C32])">
            <text:p/>
          </table:table-cell>
          <table:table-cell table:style-name="ce50" table:formula="of:=IF([$'Young Data'.D32]=&quot;&quot;;&quot;&quot;;[$'Young Data'.D32])">
            <text:p/>
          </table:table-cell>
          <table:table-cell table:style-name="ce54" table:formula="of:=IF([$'Young Data'.E32]=&quot;&quot;;&quot;&quot;;[$'Young Data'.E32])">
            <text:p/>
          </table:table-cell>
          <table:table-cell table:style-name="ce54" table:formula="of:=IF([$'Young Data'.F32]=&quot;&quot;;&quot;&quot;;[$'Young Data'.F32])">
            <text:p/>
          </table:table-cell>
          <table:table-cell table:style-name="ce54" table:formula="of:=IF([$'Young Data'.G32]=&quot;&quot;;&quot;&quot;;[$'Young Data'.G32])">
            <text:p/>
          </table:table-cell>
          <table:table-cell table:style-name="ce54" table:formula="of:=IF([$'Young Data'.H32]=&quot;&quot;;&quot;&quot;;[$'Young Data'.H32])">
            <text:p/>
          </table:table-cell>
          <table:table-cell table:style-name="ce54" table:formula="of:=IF([$'Young Data'.I32]=&quot;&quot;;&quot;&quot;;[$'Young Data'.I32])">
            <text:p/>
          </table:table-cell>
          <table:table-cell table:style-name="ce61" table:formula="of:=IF([$'Young Data'.J32]=&quot;&quot;;&quot;&quot;;[$'Young Data'.J32])">
            <text:p/>
          </table:table-cell>
          <table:table-cell table:style-name="ce64" table:formula="of:=IF([$'Young Data'.K32]=&quot;&quot;;&quot;&quot;;[$'Young Data'.K32])">
            <text:p/>
          </table:table-cell>
          <table:table-cell table:style-name="ce64" table:formula="of:=IF([$'Young Data'.L32]=&quot;&quot;;&quot;&quot;;[$'Young Data'.L32])">
            <text:p/>
          </table:table-cell>
          <table:table-cell table:style-name="ce64" table:formula="of:=IF([$'Young Data'.M32]=&quot;&quot;;&quot;&quot;;[$'Young Data'.M32])">
            <text:p/>
          </table:table-cell>
          <table:table-cell table:style-name="ce64" table:formula="of:=IF([$'Young Data'.N32]=&quot;&quot;;&quot;&quot;;[$'Young Data'.N32])">
            <text:p/>
          </table:table-cell>
          <table:table-cell table:style-name="ce64" table:formula="of:=IF([$'Young Data'.O32]=&quot;&quot;;&quot;&quot;;[$'Young Data'.O32])">
            <text:p/>
          </table:table-cell>
          <table:table-cell table:style-name="ce70" table:formula="of:=IF([$'Young Data'.P32]=&quot;&quot;;&quot;&quot;;[$'Young Data'.P32])">
            <text:p/>
          </table:table-cell>
          <table:table-cell table:style-name="ce75" table:formula="of:=IF([$'Young Data'.Q32]=&quot;&quot;;&quot;&quot;;[$'Young Data'.Q32])">
            <text:p/>
          </table:table-cell>
          <table:table-cell table:style-name="ce79" table:formula="of:=IF([$'Young Data'.R32]=&quot;&quot;;&quot;&quot;;[$'Young Data'.R32])">
            <text:p/>
          </table:table-cell>
          <table:table-cell table:style-name="ce79" table:formula="of:=IF([$'Young Data'.S32]=&quot;&quot;;&quot;&quot;;[$'Young Data'.S32])">
            <text:p/>
          </table:table-cell>
          <table:table-cell table:style-name="ce83" table:formula="of:=IF([$'Young Data'.T32]=&quot;&quot;;&quot;&quot;;[$'Young Data'.T32])">
            <text:p/>
          </table:table-cell>
          <table:table-cell table:style-name="ce83" table:formula="of:=IF([$'Young Data'.U32]=&quot;&quot;;&quot;&quot;;[$'Young Data'.U32])">
            <text:p/>
          </table:table-cell>
          <table:table-cell table:style-name="ce83" table:formula="of:=IF([$'Young Data'.V32]=&quot;&quot;;&quot;&quot;;[$'Young Data'.V32])">
            <text:p/>
          </table:table-cell>
          <table:table-cell table:style-name="ce83" table:formula="of:=IF([$'Young Data'.W32]=&quot;&quot;;&quot;&quot;;[$'Young Data'.W32])">
            <text:p/>
          </table:table-cell>
          <table:table-cell table:style-name="ce83" table:formula="of:=IF([$'Young Data'.X32]=&quot;&quot;;&quot;&quot;;[$'Young Data'.X32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3]=&quot;&quot;;&quot;&quot;;[$'Young Data'.A33])">
            <text:p/>
          </table:table-cell>
          <table:table-cell table:style-name="ce50" table:formula="of:=IF([$'Young Data'.B33]=&quot;&quot;;&quot;&quot;;[$'Young Data'.B33])">
            <text:p/>
          </table:table-cell>
          <table:table-cell table:style-name="ce50" table:formula="of:=IF([$'Young Data'.C33]=&quot;&quot;;&quot;&quot;;[$'Young Data'.C33])">
            <text:p/>
          </table:table-cell>
          <table:table-cell table:style-name="ce50" table:formula="of:=IF([$'Young Data'.D33]=&quot;&quot;;&quot;&quot;;[$'Young Data'.D33])">
            <text:p/>
          </table:table-cell>
          <table:table-cell table:style-name="ce54" table:formula="of:=IF([$'Young Data'.E33]=&quot;&quot;;&quot;&quot;;[$'Young Data'.E33])">
            <text:p/>
          </table:table-cell>
          <table:table-cell table:style-name="ce54" table:formula="of:=IF([$'Young Data'.F33]=&quot;&quot;;&quot;&quot;;[$'Young Data'.F33])">
            <text:p/>
          </table:table-cell>
          <table:table-cell table:style-name="ce54" table:formula="of:=IF([$'Young Data'.G33]=&quot;&quot;;&quot;&quot;;[$'Young Data'.G33])">
            <text:p/>
          </table:table-cell>
          <table:table-cell table:style-name="ce54" table:formula="of:=IF([$'Young Data'.H33]=&quot;&quot;;&quot;&quot;;[$'Young Data'.H33])">
            <text:p/>
          </table:table-cell>
          <table:table-cell table:style-name="ce54" table:formula="of:=IF([$'Young Data'.I33]=&quot;&quot;;&quot;&quot;;[$'Young Data'.I33])">
            <text:p/>
          </table:table-cell>
          <table:table-cell table:style-name="ce61" table:formula="of:=IF([$'Young Data'.J33]=&quot;&quot;;&quot;&quot;;[$'Young Data'.J33])">
            <text:p/>
          </table:table-cell>
          <table:table-cell table:style-name="ce64" table:formula="of:=IF([$'Young Data'.K33]=&quot;&quot;;&quot;&quot;;[$'Young Data'.K33])">
            <text:p/>
          </table:table-cell>
          <table:table-cell table:style-name="ce64" table:formula="of:=IF([$'Young Data'.L33]=&quot;&quot;;&quot;&quot;;[$'Young Data'.L33])">
            <text:p/>
          </table:table-cell>
          <table:table-cell table:style-name="ce64" table:formula="of:=IF([$'Young Data'.M33]=&quot;&quot;;&quot;&quot;;[$'Young Data'.M33])">
            <text:p/>
          </table:table-cell>
          <table:table-cell table:style-name="ce64" table:formula="of:=IF([$'Young Data'.N33]=&quot;&quot;;&quot;&quot;;[$'Young Data'.N33])">
            <text:p/>
          </table:table-cell>
          <table:table-cell table:style-name="ce64" table:formula="of:=IF([$'Young Data'.O33]=&quot;&quot;;&quot;&quot;;[$'Young Data'.O33])">
            <text:p/>
          </table:table-cell>
          <table:table-cell table:style-name="ce70" table:formula="of:=IF([$'Young Data'.P33]=&quot;&quot;;&quot;&quot;;[$'Young Data'.P33])">
            <text:p/>
          </table:table-cell>
          <table:table-cell table:style-name="ce75" table:formula="of:=IF([$'Young Data'.Q33]=&quot;&quot;;&quot;&quot;;[$'Young Data'.Q33])">
            <text:p/>
          </table:table-cell>
          <table:table-cell table:style-name="ce79" table:formula="of:=IF([$'Young Data'.R33]=&quot;&quot;;&quot;&quot;;[$'Young Data'.R33])">
            <text:p/>
          </table:table-cell>
          <table:table-cell table:style-name="ce79" table:formula="of:=IF([$'Young Data'.S33]=&quot;&quot;;&quot;&quot;;[$'Young Data'.S33])">
            <text:p/>
          </table:table-cell>
          <table:table-cell table:style-name="ce83" table:formula="of:=IF([$'Young Data'.T33]=&quot;&quot;;&quot;&quot;;[$'Young Data'.T33])">
            <text:p/>
          </table:table-cell>
          <table:table-cell table:style-name="ce83" table:formula="of:=IF([$'Young Data'.U33]=&quot;&quot;;&quot;&quot;;[$'Young Data'.U33])">
            <text:p/>
          </table:table-cell>
          <table:table-cell table:style-name="ce83" table:formula="of:=IF([$'Young Data'.V33]=&quot;&quot;;&quot;&quot;;[$'Young Data'.V33])">
            <text:p/>
          </table:table-cell>
          <table:table-cell table:style-name="ce83" table:formula="of:=IF([$'Young Data'.W33]=&quot;&quot;;&quot;&quot;;[$'Young Data'.W33])">
            <text:p/>
          </table:table-cell>
          <table:table-cell table:style-name="ce83" table:formula="of:=IF([$'Young Data'.X33]=&quot;&quot;;&quot;&quot;;[$'Young Data'.X33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4]=&quot;&quot;;&quot;&quot;;[$'Young Data'.A34])">
            <text:p/>
          </table:table-cell>
          <table:table-cell table:style-name="ce50" table:formula="of:=IF([$'Young Data'.B34]=&quot;&quot;;&quot;&quot;;[$'Young Data'.B34])">
            <text:p/>
          </table:table-cell>
          <table:table-cell table:style-name="ce50" table:formula="of:=IF([$'Young Data'.C34]=&quot;&quot;;&quot;&quot;;[$'Young Data'.C34])">
            <text:p/>
          </table:table-cell>
          <table:table-cell table:style-name="ce50" table:formula="of:=IF([$'Young Data'.D34]=&quot;&quot;;&quot;&quot;;[$'Young Data'.D34])">
            <text:p/>
          </table:table-cell>
          <table:table-cell table:style-name="ce54" table:formula="of:=IF([$'Young Data'.E34]=&quot;&quot;;&quot;&quot;;[$'Young Data'.E34])">
            <text:p/>
          </table:table-cell>
          <table:table-cell table:style-name="ce54" table:formula="of:=IF([$'Young Data'.F34]=&quot;&quot;;&quot;&quot;;[$'Young Data'.F34])">
            <text:p/>
          </table:table-cell>
          <table:table-cell table:style-name="ce54" table:formula="of:=IF([$'Young Data'.G34]=&quot;&quot;;&quot;&quot;;[$'Young Data'.G34])">
            <text:p/>
          </table:table-cell>
          <table:table-cell table:style-name="ce54" table:formula="of:=IF([$'Young Data'.H34]=&quot;&quot;;&quot;&quot;;[$'Young Data'.H34])">
            <text:p/>
          </table:table-cell>
          <table:table-cell table:style-name="ce54" table:formula="of:=IF([$'Young Data'.I34]=&quot;&quot;;&quot;&quot;;[$'Young Data'.I34])">
            <text:p/>
          </table:table-cell>
          <table:table-cell table:style-name="ce61" table:formula="of:=IF([$'Young Data'.J34]=&quot;&quot;;&quot;&quot;;[$'Young Data'.J34])">
            <text:p/>
          </table:table-cell>
          <table:table-cell table:style-name="ce64" table:formula="of:=IF([$'Young Data'.K34]=&quot;&quot;;&quot;&quot;;[$'Young Data'.K34])">
            <text:p/>
          </table:table-cell>
          <table:table-cell table:style-name="ce64" table:formula="of:=IF([$'Young Data'.L34]=&quot;&quot;;&quot;&quot;;[$'Young Data'.L34])">
            <text:p/>
          </table:table-cell>
          <table:table-cell table:style-name="ce64" table:formula="of:=IF([$'Young Data'.M34]=&quot;&quot;;&quot;&quot;;[$'Young Data'.M34])">
            <text:p/>
          </table:table-cell>
          <table:table-cell table:style-name="ce64" table:formula="of:=IF([$'Young Data'.N34]=&quot;&quot;;&quot;&quot;;[$'Young Data'.N34])">
            <text:p/>
          </table:table-cell>
          <table:table-cell table:style-name="ce64" table:formula="of:=IF([$'Young Data'.O34]=&quot;&quot;;&quot;&quot;;[$'Young Data'.O34])">
            <text:p/>
          </table:table-cell>
          <table:table-cell table:style-name="ce70" table:formula="of:=IF([$'Young Data'.P34]=&quot;&quot;;&quot;&quot;;[$'Young Data'.P34])">
            <text:p/>
          </table:table-cell>
          <table:table-cell table:style-name="ce75" table:formula="of:=IF([$'Young Data'.Q34]=&quot;&quot;;&quot;&quot;;[$'Young Data'.Q34])">
            <text:p/>
          </table:table-cell>
          <table:table-cell table:style-name="ce79" table:formula="of:=IF([$'Young Data'.R34]=&quot;&quot;;&quot;&quot;;[$'Young Data'.R34])">
            <text:p/>
          </table:table-cell>
          <table:table-cell table:style-name="ce79" table:formula="of:=IF([$'Young Data'.S34]=&quot;&quot;;&quot;&quot;;[$'Young Data'.S34])">
            <text:p/>
          </table:table-cell>
          <table:table-cell table:style-name="ce83" table:formula="of:=IF([$'Young Data'.T34]=&quot;&quot;;&quot;&quot;;[$'Young Data'.T34])">
            <text:p/>
          </table:table-cell>
          <table:table-cell table:style-name="ce83" table:formula="of:=IF([$'Young Data'.U34]=&quot;&quot;;&quot;&quot;;[$'Young Data'.U34])">
            <text:p/>
          </table:table-cell>
          <table:table-cell table:style-name="ce83" table:formula="of:=IF([$'Young Data'.V34]=&quot;&quot;;&quot;&quot;;[$'Young Data'.V34])">
            <text:p/>
          </table:table-cell>
          <table:table-cell table:style-name="ce83" table:formula="of:=IF([$'Young Data'.W34]=&quot;&quot;;&quot;&quot;;[$'Young Data'.W34])">
            <text:p/>
          </table:table-cell>
          <table:table-cell table:style-name="ce83" table:formula="of:=IF([$'Young Data'.X34]=&quot;&quot;;&quot;&quot;;[$'Young Data'.X34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5]=&quot;&quot;;&quot;&quot;;[$'Young Data'.A35])">
            <text:p/>
          </table:table-cell>
          <table:table-cell table:style-name="ce50" table:formula="of:=IF([$'Young Data'.B35]=&quot;&quot;;&quot;&quot;;[$'Young Data'.B35])">
            <text:p/>
          </table:table-cell>
          <table:table-cell table:style-name="ce50" table:formula="of:=IF([$'Young Data'.C35]=&quot;&quot;;&quot;&quot;;[$'Young Data'.C35])">
            <text:p/>
          </table:table-cell>
          <table:table-cell table:style-name="ce50" table:formula="of:=IF([$'Young Data'.D35]=&quot;&quot;;&quot;&quot;;[$'Young Data'.D35])">
            <text:p/>
          </table:table-cell>
          <table:table-cell table:style-name="ce54" table:formula="of:=IF([$'Young Data'.E35]=&quot;&quot;;&quot;&quot;;[$'Young Data'.E35])">
            <text:p/>
          </table:table-cell>
          <table:table-cell table:style-name="ce54" table:formula="of:=IF([$'Young Data'.F35]=&quot;&quot;;&quot;&quot;;[$'Young Data'.F35])">
            <text:p/>
          </table:table-cell>
          <table:table-cell table:style-name="ce54" table:formula="of:=IF([$'Young Data'.G35]=&quot;&quot;;&quot;&quot;;[$'Young Data'.G35])">
            <text:p/>
          </table:table-cell>
          <table:table-cell table:style-name="ce54" table:formula="of:=IF([$'Young Data'.H35]=&quot;&quot;;&quot;&quot;;[$'Young Data'.H35])">
            <text:p/>
          </table:table-cell>
          <table:table-cell table:style-name="ce54" table:formula="of:=IF([$'Young Data'.I35]=&quot;&quot;;&quot;&quot;;[$'Young Data'.I35])">
            <text:p/>
          </table:table-cell>
          <table:table-cell table:style-name="ce61" table:formula="of:=IF([$'Young Data'.J35]=&quot;&quot;;&quot;&quot;;[$'Young Data'.J35])">
            <text:p/>
          </table:table-cell>
          <table:table-cell table:style-name="ce64" table:formula="of:=IF([$'Young Data'.K35]=&quot;&quot;;&quot;&quot;;[$'Young Data'.K35])">
            <text:p/>
          </table:table-cell>
          <table:table-cell table:style-name="ce64" table:formula="of:=IF([$'Young Data'.L35]=&quot;&quot;;&quot;&quot;;[$'Young Data'.L35])">
            <text:p/>
          </table:table-cell>
          <table:table-cell table:style-name="ce64" table:formula="of:=IF([$'Young Data'.M35]=&quot;&quot;;&quot;&quot;;[$'Young Data'.M35])">
            <text:p/>
          </table:table-cell>
          <table:table-cell table:style-name="ce64" table:formula="of:=IF([$'Young Data'.N35]=&quot;&quot;;&quot;&quot;;[$'Young Data'.N35])">
            <text:p/>
          </table:table-cell>
          <table:table-cell table:style-name="ce64" table:formula="of:=IF([$'Young Data'.O35]=&quot;&quot;;&quot;&quot;;[$'Young Data'.O35])">
            <text:p/>
          </table:table-cell>
          <table:table-cell table:style-name="ce70" table:formula="of:=IF([$'Young Data'.P35]=&quot;&quot;;&quot;&quot;;[$'Young Data'.P35])">
            <text:p/>
          </table:table-cell>
          <table:table-cell table:style-name="ce75" table:formula="of:=IF([$'Young Data'.Q35]=&quot;&quot;;&quot;&quot;;[$'Young Data'.Q35])">
            <text:p/>
          </table:table-cell>
          <table:table-cell table:style-name="ce79" table:formula="of:=IF([$'Young Data'.R35]=&quot;&quot;;&quot;&quot;;[$'Young Data'.R35])">
            <text:p/>
          </table:table-cell>
          <table:table-cell table:style-name="ce79" table:formula="of:=IF([$'Young Data'.S35]=&quot;&quot;;&quot;&quot;;[$'Young Data'.S35])">
            <text:p/>
          </table:table-cell>
          <table:table-cell table:style-name="ce83" table:formula="of:=IF([$'Young Data'.T35]=&quot;&quot;;&quot;&quot;;[$'Young Data'.T35])">
            <text:p/>
          </table:table-cell>
          <table:table-cell table:style-name="ce83" table:formula="of:=IF([$'Young Data'.U35]=&quot;&quot;;&quot;&quot;;[$'Young Data'.U35])">
            <text:p/>
          </table:table-cell>
          <table:table-cell table:style-name="ce83" table:formula="of:=IF([$'Young Data'.V35]=&quot;&quot;;&quot;&quot;;[$'Young Data'.V35])">
            <text:p/>
          </table:table-cell>
          <table:table-cell table:style-name="ce83" table:formula="of:=IF([$'Young Data'.W35]=&quot;&quot;;&quot;&quot;;[$'Young Data'.W35])">
            <text:p/>
          </table:table-cell>
          <table:table-cell table:style-name="ce83" table:formula="of:=IF([$'Young Data'.X35]=&quot;&quot;;&quot;&quot;;[$'Young Data'.X35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6]=&quot;&quot;;&quot;&quot;;[$'Young Data'.A36])">
            <text:p/>
          </table:table-cell>
          <table:table-cell table:style-name="ce50" table:formula="of:=IF([$'Young Data'.B36]=&quot;&quot;;&quot;&quot;;[$'Young Data'.B36])">
            <text:p/>
          </table:table-cell>
          <table:table-cell table:style-name="ce50" table:formula="of:=IF([$'Young Data'.C36]=&quot;&quot;;&quot;&quot;;[$'Young Data'.C36])">
            <text:p/>
          </table:table-cell>
          <table:table-cell table:style-name="ce50" table:formula="of:=IF([$'Young Data'.D36]=&quot;&quot;;&quot;&quot;;[$'Young Data'.D36])">
            <text:p/>
          </table:table-cell>
          <table:table-cell table:style-name="ce54" table:formula="of:=IF([$'Young Data'.E36]=&quot;&quot;;&quot;&quot;;[$'Young Data'.E36])">
            <text:p/>
          </table:table-cell>
          <table:table-cell table:style-name="ce54" table:formula="of:=IF([$'Young Data'.F36]=&quot;&quot;;&quot;&quot;;[$'Young Data'.F36])">
            <text:p/>
          </table:table-cell>
          <table:table-cell table:style-name="ce54" table:formula="of:=IF([$'Young Data'.G36]=&quot;&quot;;&quot;&quot;;[$'Young Data'.G36])">
            <text:p/>
          </table:table-cell>
          <table:table-cell table:style-name="ce54" table:formula="of:=IF([$'Young Data'.H36]=&quot;&quot;;&quot;&quot;;[$'Young Data'.H36])">
            <text:p/>
          </table:table-cell>
          <table:table-cell table:style-name="ce54" table:formula="of:=IF([$'Young Data'.I36]=&quot;&quot;;&quot;&quot;;[$'Young Data'.I36])">
            <text:p/>
          </table:table-cell>
          <table:table-cell table:style-name="ce61" table:formula="of:=IF([$'Young Data'.J36]=&quot;&quot;;&quot;&quot;;[$'Young Data'.J36])">
            <text:p/>
          </table:table-cell>
          <table:table-cell table:style-name="ce64" table:formula="of:=IF([$'Young Data'.K36]=&quot;&quot;;&quot;&quot;;[$'Young Data'.K36])">
            <text:p/>
          </table:table-cell>
          <table:table-cell table:style-name="ce64" table:formula="of:=IF([$'Young Data'.L36]=&quot;&quot;;&quot;&quot;;[$'Young Data'.L36])">
            <text:p/>
          </table:table-cell>
          <table:table-cell table:style-name="ce64" table:formula="of:=IF([$'Young Data'.M36]=&quot;&quot;;&quot;&quot;;[$'Young Data'.M36])">
            <text:p/>
          </table:table-cell>
          <table:table-cell table:style-name="ce64" table:formula="of:=IF([$'Young Data'.N36]=&quot;&quot;;&quot;&quot;;[$'Young Data'.N36])">
            <text:p/>
          </table:table-cell>
          <table:table-cell table:style-name="ce64" table:formula="of:=IF([$'Young Data'.O36]=&quot;&quot;;&quot;&quot;;[$'Young Data'.O36])">
            <text:p/>
          </table:table-cell>
          <table:table-cell table:style-name="ce70" table:formula="of:=IF([$'Young Data'.P36]=&quot;&quot;;&quot;&quot;;[$'Young Data'.P36])">
            <text:p/>
          </table:table-cell>
          <table:table-cell table:style-name="ce75" table:formula="of:=IF([$'Young Data'.Q36]=&quot;&quot;;&quot;&quot;;[$'Young Data'.Q36])">
            <text:p/>
          </table:table-cell>
          <table:table-cell table:style-name="ce79" table:formula="of:=IF([$'Young Data'.R36]=&quot;&quot;;&quot;&quot;;[$'Young Data'.R36])">
            <text:p/>
          </table:table-cell>
          <table:table-cell table:style-name="ce79" table:formula="of:=IF([$'Young Data'.S36]=&quot;&quot;;&quot;&quot;;[$'Young Data'.S36])">
            <text:p/>
          </table:table-cell>
          <table:table-cell table:style-name="ce83" table:formula="of:=IF([$'Young Data'.T36]=&quot;&quot;;&quot;&quot;;[$'Young Data'.T36])">
            <text:p/>
          </table:table-cell>
          <table:table-cell table:style-name="ce83" table:formula="of:=IF([$'Young Data'.U36]=&quot;&quot;;&quot;&quot;;[$'Young Data'.U36])">
            <text:p/>
          </table:table-cell>
          <table:table-cell table:style-name="ce83" table:formula="of:=IF([$'Young Data'.V36]=&quot;&quot;;&quot;&quot;;[$'Young Data'.V36])">
            <text:p/>
          </table:table-cell>
          <table:table-cell table:style-name="ce83" table:formula="of:=IF([$'Young Data'.W36]=&quot;&quot;;&quot;&quot;;[$'Young Data'.W36])">
            <text:p/>
          </table:table-cell>
          <table:table-cell table:style-name="ce83" table:formula="of:=IF([$'Young Data'.X36]=&quot;&quot;;&quot;&quot;;[$'Young Data'.X36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7]=&quot;&quot;;&quot;&quot;;[$'Young Data'.A37])">
            <text:p/>
          </table:table-cell>
          <table:table-cell table:style-name="ce50" table:formula="of:=IF([$'Young Data'.B37]=&quot;&quot;;&quot;&quot;;[$'Young Data'.B37])">
            <text:p/>
          </table:table-cell>
          <table:table-cell table:style-name="ce50" table:formula="of:=IF([$'Young Data'.C37]=&quot;&quot;;&quot;&quot;;[$'Young Data'.C37])">
            <text:p/>
          </table:table-cell>
          <table:table-cell table:style-name="ce50" table:formula="of:=IF([$'Young Data'.D37]=&quot;&quot;;&quot;&quot;;[$'Young Data'.D37])">
            <text:p/>
          </table:table-cell>
          <table:table-cell table:style-name="ce54" table:formula="of:=IF([$'Young Data'.E37]=&quot;&quot;;&quot;&quot;;[$'Young Data'.E37])">
            <text:p/>
          </table:table-cell>
          <table:table-cell table:style-name="ce54" table:formula="of:=IF([$'Young Data'.F37]=&quot;&quot;;&quot;&quot;;[$'Young Data'.F37])">
            <text:p/>
          </table:table-cell>
          <table:table-cell table:style-name="ce54" table:formula="of:=IF([$'Young Data'.G37]=&quot;&quot;;&quot;&quot;;[$'Young Data'.G37])">
            <text:p/>
          </table:table-cell>
          <table:table-cell table:style-name="ce54" table:formula="of:=IF([$'Young Data'.H37]=&quot;&quot;;&quot;&quot;;[$'Young Data'.H37])">
            <text:p/>
          </table:table-cell>
          <table:table-cell table:style-name="ce54" table:formula="of:=IF([$'Young Data'.I37]=&quot;&quot;;&quot;&quot;;[$'Young Data'.I37])">
            <text:p/>
          </table:table-cell>
          <table:table-cell table:style-name="ce61" table:formula="of:=IF([$'Young Data'.J37]=&quot;&quot;;&quot;&quot;;[$'Young Data'.J37])">
            <text:p/>
          </table:table-cell>
          <table:table-cell table:style-name="ce64" table:formula="of:=IF([$'Young Data'.K37]=&quot;&quot;;&quot;&quot;;[$'Young Data'.K37])">
            <text:p/>
          </table:table-cell>
          <table:table-cell table:style-name="ce64" table:formula="of:=IF([$'Young Data'.L37]=&quot;&quot;;&quot;&quot;;[$'Young Data'.L37])">
            <text:p/>
          </table:table-cell>
          <table:table-cell table:style-name="ce64" table:formula="of:=IF([$'Young Data'.M37]=&quot;&quot;;&quot;&quot;;[$'Young Data'.M37])">
            <text:p/>
          </table:table-cell>
          <table:table-cell table:style-name="ce64" table:formula="of:=IF([$'Young Data'.N37]=&quot;&quot;;&quot;&quot;;[$'Young Data'.N37])">
            <text:p/>
          </table:table-cell>
          <table:table-cell table:style-name="ce64" table:formula="of:=IF([$'Young Data'.O37]=&quot;&quot;;&quot;&quot;;[$'Young Data'.O37])">
            <text:p/>
          </table:table-cell>
          <table:table-cell table:style-name="ce70" table:formula="of:=IF([$'Young Data'.P37]=&quot;&quot;;&quot;&quot;;[$'Young Data'.P37])">
            <text:p/>
          </table:table-cell>
          <table:table-cell table:style-name="ce75" table:formula="of:=IF([$'Young Data'.Q37]=&quot;&quot;;&quot;&quot;;[$'Young Data'.Q37])">
            <text:p/>
          </table:table-cell>
          <table:table-cell table:style-name="ce79" table:formula="of:=IF([$'Young Data'.R37]=&quot;&quot;;&quot;&quot;;[$'Young Data'.R37])">
            <text:p/>
          </table:table-cell>
          <table:table-cell table:style-name="ce79" table:formula="of:=IF([$'Young Data'.S37]=&quot;&quot;;&quot;&quot;;[$'Young Data'.S37])">
            <text:p/>
          </table:table-cell>
          <table:table-cell table:style-name="ce83" table:formula="of:=IF([$'Young Data'.T37]=&quot;&quot;;&quot;&quot;;[$'Young Data'.T37])">
            <text:p/>
          </table:table-cell>
          <table:table-cell table:style-name="ce83" table:formula="of:=IF([$'Young Data'.U37]=&quot;&quot;;&quot;&quot;;[$'Young Data'.U37])">
            <text:p/>
          </table:table-cell>
          <table:table-cell table:style-name="ce83" table:formula="of:=IF([$'Young Data'.V37]=&quot;&quot;;&quot;&quot;;[$'Young Data'.V37])">
            <text:p/>
          </table:table-cell>
          <table:table-cell table:style-name="ce83" table:formula="of:=IF([$'Young Data'.W37]=&quot;&quot;;&quot;&quot;;[$'Young Data'.W37])">
            <text:p/>
          </table:table-cell>
          <table:table-cell table:style-name="ce83" table:formula="of:=IF([$'Young Data'.X37]=&quot;&quot;;&quot;&quot;;[$'Young Data'.X37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8]=&quot;&quot;;&quot;&quot;;[$'Young Data'.A38])">
            <text:p/>
          </table:table-cell>
          <table:table-cell table:style-name="ce50" table:formula="of:=IF([$'Young Data'.B38]=&quot;&quot;;&quot;&quot;;[$'Young Data'.B38])">
            <text:p/>
          </table:table-cell>
          <table:table-cell table:style-name="ce50" table:formula="of:=IF([$'Young Data'.C38]=&quot;&quot;;&quot;&quot;;[$'Young Data'.C38])">
            <text:p/>
          </table:table-cell>
          <table:table-cell table:style-name="ce50" table:formula="of:=IF([$'Young Data'.D38]=&quot;&quot;;&quot;&quot;;[$'Young Data'.D38])">
            <text:p/>
          </table:table-cell>
          <table:table-cell table:style-name="ce54" table:formula="of:=IF([$'Young Data'.E38]=&quot;&quot;;&quot;&quot;;[$'Young Data'.E38])">
            <text:p/>
          </table:table-cell>
          <table:table-cell table:style-name="ce54" table:formula="of:=IF([$'Young Data'.F38]=&quot;&quot;;&quot;&quot;;[$'Young Data'.F38])">
            <text:p/>
          </table:table-cell>
          <table:table-cell table:style-name="ce54" table:formula="of:=IF([$'Young Data'.G38]=&quot;&quot;;&quot;&quot;;[$'Young Data'.G38])">
            <text:p/>
          </table:table-cell>
          <table:table-cell table:style-name="ce54" table:formula="of:=IF([$'Young Data'.H38]=&quot;&quot;;&quot;&quot;;[$'Young Data'.H38])">
            <text:p/>
          </table:table-cell>
          <table:table-cell table:style-name="ce54" table:formula="of:=IF([$'Young Data'.I38]=&quot;&quot;;&quot;&quot;;[$'Young Data'.I38])">
            <text:p/>
          </table:table-cell>
          <table:table-cell table:style-name="ce61" table:formula="of:=IF([$'Young Data'.J38]=&quot;&quot;;&quot;&quot;;[$'Young Data'.J38])">
            <text:p/>
          </table:table-cell>
          <table:table-cell table:style-name="ce64" table:formula="of:=IF([$'Young Data'.K38]=&quot;&quot;;&quot;&quot;;[$'Young Data'.K38])">
            <text:p/>
          </table:table-cell>
          <table:table-cell table:style-name="ce64" table:formula="of:=IF([$'Young Data'.L38]=&quot;&quot;;&quot;&quot;;[$'Young Data'.L38])">
            <text:p/>
          </table:table-cell>
          <table:table-cell table:style-name="ce64" table:formula="of:=IF([$'Young Data'.M38]=&quot;&quot;;&quot;&quot;;[$'Young Data'.M38])">
            <text:p/>
          </table:table-cell>
          <table:table-cell table:style-name="ce64" table:formula="of:=IF([$'Young Data'.N38]=&quot;&quot;;&quot;&quot;;[$'Young Data'.N38])">
            <text:p/>
          </table:table-cell>
          <table:table-cell table:style-name="ce64" table:formula="of:=IF([$'Young Data'.O38]=&quot;&quot;;&quot;&quot;;[$'Young Data'.O38])">
            <text:p/>
          </table:table-cell>
          <table:table-cell table:style-name="ce70" table:formula="of:=IF([$'Young Data'.P38]=&quot;&quot;;&quot;&quot;;[$'Young Data'.P38])">
            <text:p/>
          </table:table-cell>
          <table:table-cell table:style-name="ce75" table:formula="of:=IF([$'Young Data'.Q38]=&quot;&quot;;&quot;&quot;;[$'Young Data'.Q38])">
            <text:p/>
          </table:table-cell>
          <table:table-cell table:style-name="ce79" table:formula="of:=IF([$'Young Data'.R38]=&quot;&quot;;&quot;&quot;;[$'Young Data'.R38])">
            <text:p/>
          </table:table-cell>
          <table:table-cell table:style-name="ce79" table:formula="of:=IF([$'Young Data'.S38]=&quot;&quot;;&quot;&quot;;[$'Young Data'.S38])">
            <text:p/>
          </table:table-cell>
          <table:table-cell table:style-name="ce83" table:formula="of:=IF([$'Young Data'.T38]=&quot;&quot;;&quot;&quot;;[$'Young Data'.T38])">
            <text:p/>
          </table:table-cell>
          <table:table-cell table:style-name="ce83" table:formula="of:=IF([$'Young Data'.U38]=&quot;&quot;;&quot;&quot;;[$'Young Data'.U38])">
            <text:p/>
          </table:table-cell>
          <table:table-cell table:style-name="ce83" table:formula="of:=IF([$'Young Data'.V38]=&quot;&quot;;&quot;&quot;;[$'Young Data'.V38])">
            <text:p/>
          </table:table-cell>
          <table:table-cell table:style-name="ce83" table:formula="of:=IF([$'Young Data'.W38]=&quot;&quot;;&quot;&quot;;[$'Young Data'.W38])">
            <text:p/>
          </table:table-cell>
          <table:table-cell table:style-name="ce83" table:formula="of:=IF([$'Young Data'.X38]=&quot;&quot;;&quot;&quot;;[$'Young Data'.X38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39]=&quot;&quot;;&quot;&quot;;[$'Young Data'.A39])">
            <text:p/>
          </table:table-cell>
          <table:table-cell table:style-name="ce50" table:formula="of:=IF([$'Young Data'.B39]=&quot;&quot;;&quot;&quot;;[$'Young Data'.B39])">
            <text:p/>
          </table:table-cell>
          <table:table-cell table:style-name="ce50" table:formula="of:=IF([$'Young Data'.C39]=&quot;&quot;;&quot;&quot;;[$'Young Data'.C39])">
            <text:p/>
          </table:table-cell>
          <table:table-cell table:style-name="ce50" table:formula="of:=IF([$'Young Data'.D39]=&quot;&quot;;&quot;&quot;;[$'Young Data'.D39])">
            <text:p/>
          </table:table-cell>
          <table:table-cell table:style-name="ce54" table:formula="of:=IF([$'Young Data'.E39]=&quot;&quot;;&quot;&quot;;[$'Young Data'.E39])">
            <text:p/>
          </table:table-cell>
          <table:table-cell table:style-name="ce54" table:formula="of:=IF([$'Young Data'.F39]=&quot;&quot;;&quot;&quot;;[$'Young Data'.F39])">
            <text:p/>
          </table:table-cell>
          <table:table-cell table:style-name="ce54" table:formula="of:=IF([$'Young Data'.G39]=&quot;&quot;;&quot;&quot;;[$'Young Data'.G39])">
            <text:p/>
          </table:table-cell>
          <table:table-cell table:style-name="ce54" table:formula="of:=IF([$'Young Data'.H39]=&quot;&quot;;&quot;&quot;;[$'Young Data'.H39])">
            <text:p/>
          </table:table-cell>
          <table:table-cell table:style-name="ce54" table:formula="of:=IF([$'Young Data'.I39]=&quot;&quot;;&quot;&quot;;[$'Young Data'.I39])">
            <text:p/>
          </table:table-cell>
          <table:table-cell table:style-name="ce61" table:formula="of:=IF([$'Young Data'.J39]=&quot;&quot;;&quot;&quot;;[$'Young Data'.J39])">
            <text:p/>
          </table:table-cell>
          <table:table-cell table:style-name="ce64" table:formula="of:=IF([$'Young Data'.K39]=&quot;&quot;;&quot;&quot;;[$'Young Data'.K39])">
            <text:p/>
          </table:table-cell>
          <table:table-cell table:style-name="ce64" table:formula="of:=IF([$'Young Data'.L39]=&quot;&quot;;&quot;&quot;;[$'Young Data'.L39])">
            <text:p/>
          </table:table-cell>
          <table:table-cell table:style-name="ce64" table:formula="of:=IF([$'Young Data'.M39]=&quot;&quot;;&quot;&quot;;[$'Young Data'.M39])">
            <text:p/>
          </table:table-cell>
          <table:table-cell table:style-name="ce64" table:formula="of:=IF([$'Young Data'.N39]=&quot;&quot;;&quot;&quot;;[$'Young Data'.N39])">
            <text:p/>
          </table:table-cell>
          <table:table-cell table:style-name="ce64" table:formula="of:=IF([$'Young Data'.O39]=&quot;&quot;;&quot;&quot;;[$'Young Data'.O39])">
            <text:p/>
          </table:table-cell>
          <table:table-cell table:style-name="ce70" table:formula="of:=IF([$'Young Data'.P39]=&quot;&quot;;&quot;&quot;;[$'Young Data'.P39])">
            <text:p/>
          </table:table-cell>
          <table:table-cell table:style-name="ce75" table:formula="of:=IF([$'Young Data'.Q39]=&quot;&quot;;&quot;&quot;;[$'Young Data'.Q39])">
            <text:p/>
          </table:table-cell>
          <table:table-cell table:style-name="ce79" table:formula="of:=IF([$'Young Data'.R39]=&quot;&quot;;&quot;&quot;;[$'Young Data'.R39])">
            <text:p/>
          </table:table-cell>
          <table:table-cell table:style-name="ce79" table:formula="of:=IF([$'Young Data'.S39]=&quot;&quot;;&quot;&quot;;[$'Young Data'.S39])">
            <text:p/>
          </table:table-cell>
          <table:table-cell table:style-name="ce83" table:formula="of:=IF([$'Young Data'.T39]=&quot;&quot;;&quot;&quot;;[$'Young Data'.T39])">
            <text:p/>
          </table:table-cell>
          <table:table-cell table:style-name="ce83" table:formula="of:=IF([$'Young Data'.U39]=&quot;&quot;;&quot;&quot;;[$'Young Data'.U39])">
            <text:p/>
          </table:table-cell>
          <table:table-cell table:style-name="ce83" table:formula="of:=IF([$'Young Data'.V39]=&quot;&quot;;&quot;&quot;;[$'Young Data'.V39])">
            <text:p/>
          </table:table-cell>
          <table:table-cell table:style-name="ce83" table:formula="of:=IF([$'Young Data'.W39]=&quot;&quot;;&quot;&quot;;[$'Young Data'.W39])">
            <text:p/>
          </table:table-cell>
          <table:table-cell table:style-name="ce83" table:formula="of:=IF([$'Young Data'.X39]=&quot;&quot;;&quot;&quot;;[$'Young Data'.X39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0]=&quot;&quot;;&quot;&quot;;[$'Young Data'.A40])">
            <text:p/>
          </table:table-cell>
          <table:table-cell table:style-name="ce50" table:formula="of:=IF([$'Young Data'.B40]=&quot;&quot;;&quot;&quot;;[$'Young Data'.B40])">
            <text:p/>
          </table:table-cell>
          <table:table-cell table:style-name="ce50" table:formula="of:=IF([$'Young Data'.C40]=&quot;&quot;;&quot;&quot;;[$'Young Data'.C40])">
            <text:p/>
          </table:table-cell>
          <table:table-cell table:style-name="ce50" table:formula="of:=IF([$'Young Data'.D40]=&quot;&quot;;&quot;&quot;;[$'Young Data'.D40])">
            <text:p/>
          </table:table-cell>
          <table:table-cell table:style-name="ce54" table:formula="of:=IF([$'Young Data'.E40]=&quot;&quot;;&quot;&quot;;[$'Young Data'.E40])">
            <text:p/>
          </table:table-cell>
          <table:table-cell table:style-name="ce54" table:formula="of:=IF([$'Young Data'.F40]=&quot;&quot;;&quot;&quot;;[$'Young Data'.F40])">
            <text:p/>
          </table:table-cell>
          <table:table-cell table:style-name="ce54" table:formula="of:=IF([$'Young Data'.G40]=&quot;&quot;;&quot;&quot;;[$'Young Data'.G40])">
            <text:p/>
          </table:table-cell>
          <table:table-cell table:style-name="ce54" table:formula="of:=IF([$'Young Data'.H40]=&quot;&quot;;&quot;&quot;;[$'Young Data'.H40])">
            <text:p/>
          </table:table-cell>
          <table:table-cell table:style-name="ce54" table:formula="of:=IF([$'Young Data'.I40]=&quot;&quot;;&quot;&quot;;[$'Young Data'.I40])">
            <text:p/>
          </table:table-cell>
          <table:table-cell table:style-name="ce61" table:formula="of:=IF([$'Young Data'.J40]=&quot;&quot;;&quot;&quot;;[$'Young Data'.J40])">
            <text:p/>
          </table:table-cell>
          <table:table-cell table:style-name="ce64" table:formula="of:=IF([$'Young Data'.K40]=&quot;&quot;;&quot;&quot;;[$'Young Data'.K40])">
            <text:p/>
          </table:table-cell>
          <table:table-cell table:style-name="ce64" table:formula="of:=IF([$'Young Data'.L40]=&quot;&quot;;&quot;&quot;;[$'Young Data'.L40])">
            <text:p/>
          </table:table-cell>
          <table:table-cell table:style-name="ce64" table:formula="of:=IF([$'Young Data'.M40]=&quot;&quot;;&quot;&quot;;[$'Young Data'.M40])">
            <text:p/>
          </table:table-cell>
          <table:table-cell table:style-name="ce64" table:formula="of:=IF([$'Young Data'.N40]=&quot;&quot;;&quot;&quot;;[$'Young Data'.N40])">
            <text:p/>
          </table:table-cell>
          <table:table-cell table:style-name="ce64" table:formula="of:=IF([$'Young Data'.O40]=&quot;&quot;;&quot;&quot;;[$'Young Data'.O40])">
            <text:p/>
          </table:table-cell>
          <table:table-cell table:style-name="ce70" table:formula="of:=IF([$'Young Data'.P40]=&quot;&quot;;&quot;&quot;;[$'Young Data'.P40])">
            <text:p/>
          </table:table-cell>
          <table:table-cell table:style-name="ce75" table:formula="of:=IF([$'Young Data'.Q40]=&quot;&quot;;&quot;&quot;;[$'Young Data'.Q40])">
            <text:p/>
          </table:table-cell>
          <table:table-cell table:style-name="ce79" table:formula="of:=IF([$'Young Data'.R40]=&quot;&quot;;&quot;&quot;;[$'Young Data'.R40])">
            <text:p/>
          </table:table-cell>
          <table:table-cell table:style-name="ce79" table:formula="of:=IF([$'Young Data'.S40]=&quot;&quot;;&quot;&quot;;[$'Young Data'.S40])">
            <text:p/>
          </table:table-cell>
          <table:table-cell table:style-name="ce83" table:formula="of:=IF([$'Young Data'.T40]=&quot;&quot;;&quot;&quot;;[$'Young Data'.T40])">
            <text:p/>
          </table:table-cell>
          <table:table-cell table:style-name="ce83" table:formula="of:=IF([$'Young Data'.U40]=&quot;&quot;;&quot;&quot;;[$'Young Data'.U40])">
            <text:p/>
          </table:table-cell>
          <table:table-cell table:style-name="ce83" table:formula="of:=IF([$'Young Data'.V40]=&quot;&quot;;&quot;&quot;;[$'Young Data'.V40])">
            <text:p/>
          </table:table-cell>
          <table:table-cell table:style-name="ce83" table:formula="of:=IF([$'Young Data'.W40]=&quot;&quot;;&quot;&quot;;[$'Young Data'.W40])">
            <text:p/>
          </table:table-cell>
          <table:table-cell table:style-name="ce83" table:formula="of:=IF([$'Young Data'.X40]=&quot;&quot;;&quot;&quot;;[$'Young Data'.X40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1]=&quot;&quot;;&quot;&quot;;[$'Young Data'.A41])">
            <text:p/>
          </table:table-cell>
          <table:table-cell table:style-name="ce50" table:formula="of:=IF([$'Young Data'.B41]=&quot;&quot;;&quot;&quot;;[$'Young Data'.B41])">
            <text:p/>
          </table:table-cell>
          <table:table-cell table:style-name="ce50" table:formula="of:=IF([$'Young Data'.C41]=&quot;&quot;;&quot;&quot;;[$'Young Data'.C41])">
            <text:p/>
          </table:table-cell>
          <table:table-cell table:style-name="ce50" table:formula="of:=IF([$'Young Data'.D41]=&quot;&quot;;&quot;&quot;;[$'Young Data'.D41])">
            <text:p/>
          </table:table-cell>
          <table:table-cell table:style-name="ce54" table:formula="of:=IF([$'Young Data'.E41]=&quot;&quot;;&quot;&quot;;[$'Young Data'.E41])">
            <text:p/>
          </table:table-cell>
          <table:table-cell table:style-name="ce54" table:formula="of:=IF([$'Young Data'.F41]=&quot;&quot;;&quot;&quot;;[$'Young Data'.F41])">
            <text:p/>
          </table:table-cell>
          <table:table-cell table:style-name="ce54" table:formula="of:=IF([$'Young Data'.G41]=&quot;&quot;;&quot;&quot;;[$'Young Data'.G41])">
            <text:p/>
          </table:table-cell>
          <table:table-cell table:style-name="ce54" table:formula="of:=IF([$'Young Data'.H41]=&quot;&quot;;&quot;&quot;;[$'Young Data'.H41])">
            <text:p/>
          </table:table-cell>
          <table:table-cell table:style-name="ce54" table:formula="of:=IF([$'Young Data'.I41]=&quot;&quot;;&quot;&quot;;[$'Young Data'.I41])">
            <text:p/>
          </table:table-cell>
          <table:table-cell table:style-name="ce61" table:formula="of:=IF([$'Young Data'.J41]=&quot;&quot;;&quot;&quot;;[$'Young Data'.J41])">
            <text:p/>
          </table:table-cell>
          <table:table-cell table:style-name="ce64" table:formula="of:=IF([$'Young Data'.K41]=&quot;&quot;;&quot;&quot;;[$'Young Data'.K41])">
            <text:p/>
          </table:table-cell>
          <table:table-cell table:style-name="ce64" table:formula="of:=IF([$'Young Data'.L41]=&quot;&quot;;&quot;&quot;;[$'Young Data'.L41])">
            <text:p/>
          </table:table-cell>
          <table:table-cell table:style-name="ce64" table:formula="of:=IF([$'Young Data'.M41]=&quot;&quot;;&quot;&quot;;[$'Young Data'.M41])">
            <text:p/>
          </table:table-cell>
          <table:table-cell table:style-name="ce64" table:formula="of:=IF([$'Young Data'.N41]=&quot;&quot;;&quot;&quot;;[$'Young Data'.N41])">
            <text:p/>
          </table:table-cell>
          <table:table-cell table:style-name="ce64" table:formula="of:=IF([$'Young Data'.O41]=&quot;&quot;;&quot;&quot;;[$'Young Data'.O41])">
            <text:p/>
          </table:table-cell>
          <table:table-cell table:style-name="ce70" table:formula="of:=IF([$'Young Data'.P41]=&quot;&quot;;&quot;&quot;;[$'Young Data'.P41])">
            <text:p/>
          </table:table-cell>
          <table:table-cell table:style-name="ce75" table:formula="of:=IF([$'Young Data'.Q41]=&quot;&quot;;&quot;&quot;;[$'Young Data'.Q41])">
            <text:p/>
          </table:table-cell>
          <table:table-cell table:style-name="ce79" table:formula="of:=IF([$'Young Data'.R41]=&quot;&quot;;&quot;&quot;;[$'Young Data'.R41])">
            <text:p/>
          </table:table-cell>
          <table:table-cell table:style-name="ce79" table:formula="of:=IF([$'Young Data'.S41]=&quot;&quot;;&quot;&quot;;[$'Young Data'.S41])">
            <text:p/>
          </table:table-cell>
          <table:table-cell table:style-name="ce83" table:formula="of:=IF([$'Young Data'.T41]=&quot;&quot;;&quot;&quot;;[$'Young Data'.T41])">
            <text:p/>
          </table:table-cell>
          <table:table-cell table:style-name="ce83" table:formula="of:=IF([$'Young Data'.U41]=&quot;&quot;;&quot;&quot;;[$'Young Data'.U41])">
            <text:p/>
          </table:table-cell>
          <table:table-cell table:style-name="ce83" table:formula="of:=IF([$'Young Data'.V41]=&quot;&quot;;&quot;&quot;;[$'Young Data'.V41])">
            <text:p/>
          </table:table-cell>
          <table:table-cell table:style-name="ce83" table:formula="of:=IF([$'Young Data'.W41]=&quot;&quot;;&quot;&quot;;[$'Young Data'.W41])">
            <text:p/>
          </table:table-cell>
          <table:table-cell table:style-name="ce83" table:formula="of:=IF([$'Young Data'.X41]=&quot;&quot;;&quot;&quot;;[$'Young Data'.X41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2]=&quot;&quot;;&quot;&quot;;[$'Young Data'.A42])">
            <text:p/>
          </table:table-cell>
          <table:table-cell table:style-name="ce50" table:formula="of:=IF([$'Young Data'.B42]=&quot;&quot;;&quot;&quot;;[$'Young Data'.B42])">
            <text:p/>
          </table:table-cell>
          <table:table-cell table:style-name="ce50" table:formula="of:=IF([$'Young Data'.C42]=&quot;&quot;;&quot;&quot;;[$'Young Data'.C42])">
            <text:p/>
          </table:table-cell>
          <table:table-cell table:style-name="ce50" table:formula="of:=IF([$'Young Data'.D42]=&quot;&quot;;&quot;&quot;;[$'Young Data'.D42])">
            <text:p/>
          </table:table-cell>
          <table:table-cell table:style-name="ce54" table:formula="of:=IF([$'Young Data'.E42]=&quot;&quot;;&quot;&quot;;[$'Young Data'.E42])">
            <text:p/>
          </table:table-cell>
          <table:table-cell table:style-name="ce54" table:formula="of:=IF([$'Young Data'.F42]=&quot;&quot;;&quot;&quot;;[$'Young Data'.F42])">
            <text:p/>
          </table:table-cell>
          <table:table-cell table:style-name="ce54" table:formula="of:=IF([$'Young Data'.G42]=&quot;&quot;;&quot;&quot;;[$'Young Data'.G42])">
            <text:p/>
          </table:table-cell>
          <table:table-cell table:style-name="ce54" table:formula="of:=IF([$'Young Data'.H42]=&quot;&quot;;&quot;&quot;;[$'Young Data'.H42])">
            <text:p/>
          </table:table-cell>
          <table:table-cell table:style-name="ce54" table:formula="of:=IF([$'Young Data'.I42]=&quot;&quot;;&quot;&quot;;[$'Young Data'.I42])">
            <text:p/>
          </table:table-cell>
          <table:table-cell table:style-name="ce61" table:formula="of:=IF([$'Young Data'.J42]=&quot;&quot;;&quot;&quot;;[$'Young Data'.J42])">
            <text:p/>
          </table:table-cell>
          <table:table-cell table:style-name="ce64" table:formula="of:=IF([$'Young Data'.K42]=&quot;&quot;;&quot;&quot;;[$'Young Data'.K42])">
            <text:p/>
          </table:table-cell>
          <table:table-cell table:style-name="ce64" table:formula="of:=IF([$'Young Data'.L42]=&quot;&quot;;&quot;&quot;;[$'Young Data'.L42])">
            <text:p/>
          </table:table-cell>
          <table:table-cell table:style-name="ce64" table:formula="of:=IF([$'Young Data'.M42]=&quot;&quot;;&quot;&quot;;[$'Young Data'.M42])">
            <text:p/>
          </table:table-cell>
          <table:table-cell table:style-name="ce64" table:formula="of:=IF([$'Young Data'.N42]=&quot;&quot;;&quot;&quot;;[$'Young Data'.N42])">
            <text:p/>
          </table:table-cell>
          <table:table-cell table:style-name="ce64" table:formula="of:=IF([$'Young Data'.O42]=&quot;&quot;;&quot;&quot;;[$'Young Data'.O42])">
            <text:p/>
          </table:table-cell>
          <table:table-cell table:style-name="ce70" table:formula="of:=IF([$'Young Data'.P42]=&quot;&quot;;&quot;&quot;;[$'Young Data'.P42])">
            <text:p/>
          </table:table-cell>
          <table:table-cell table:style-name="ce75" table:formula="of:=IF([$'Young Data'.Q42]=&quot;&quot;;&quot;&quot;;[$'Young Data'.Q42])">
            <text:p/>
          </table:table-cell>
          <table:table-cell table:style-name="ce79" table:formula="of:=IF([$'Young Data'.R42]=&quot;&quot;;&quot;&quot;;[$'Young Data'.R42])">
            <text:p/>
          </table:table-cell>
          <table:table-cell table:style-name="ce79" table:formula="of:=IF([$'Young Data'.S42]=&quot;&quot;;&quot;&quot;;[$'Young Data'.S42])">
            <text:p/>
          </table:table-cell>
          <table:table-cell table:style-name="ce83" table:formula="of:=IF([$'Young Data'.T42]=&quot;&quot;;&quot;&quot;;[$'Young Data'.T42])">
            <text:p/>
          </table:table-cell>
          <table:table-cell table:style-name="ce83" table:formula="of:=IF([$'Young Data'.U42]=&quot;&quot;;&quot;&quot;;[$'Young Data'.U42])">
            <text:p/>
          </table:table-cell>
          <table:table-cell table:style-name="ce83" table:formula="of:=IF([$'Young Data'.V42]=&quot;&quot;;&quot;&quot;;[$'Young Data'.V42])">
            <text:p/>
          </table:table-cell>
          <table:table-cell table:style-name="ce83" table:formula="of:=IF([$'Young Data'.W42]=&quot;&quot;;&quot;&quot;;[$'Young Data'.W42])">
            <text:p/>
          </table:table-cell>
          <table:table-cell table:style-name="ce83" table:formula="of:=IF([$'Young Data'.X42]=&quot;&quot;;&quot;&quot;;[$'Young Data'.X42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3]=&quot;&quot;;&quot;&quot;;[$'Young Data'.A43])">
            <text:p/>
          </table:table-cell>
          <table:table-cell table:style-name="ce50" table:formula="of:=IF([$'Young Data'.B43]=&quot;&quot;;&quot;&quot;;[$'Young Data'.B43])">
            <text:p/>
          </table:table-cell>
          <table:table-cell table:style-name="ce50" table:formula="of:=IF([$'Young Data'.C43]=&quot;&quot;;&quot;&quot;;[$'Young Data'.C43])">
            <text:p/>
          </table:table-cell>
          <table:table-cell table:style-name="ce50" table:formula="of:=IF([$'Young Data'.D43]=&quot;&quot;;&quot;&quot;;[$'Young Data'.D43])">
            <text:p/>
          </table:table-cell>
          <table:table-cell table:style-name="ce54" table:formula="of:=IF([$'Young Data'.E43]=&quot;&quot;;&quot;&quot;;[$'Young Data'.E43])">
            <text:p/>
          </table:table-cell>
          <table:table-cell table:style-name="ce54" table:formula="of:=IF([$'Young Data'.F43]=&quot;&quot;;&quot;&quot;;[$'Young Data'.F43])">
            <text:p/>
          </table:table-cell>
          <table:table-cell table:style-name="ce54" table:formula="of:=IF([$'Young Data'.G43]=&quot;&quot;;&quot;&quot;;[$'Young Data'.G43])">
            <text:p/>
          </table:table-cell>
          <table:table-cell table:style-name="ce54" table:formula="of:=IF([$'Young Data'.H43]=&quot;&quot;;&quot;&quot;;[$'Young Data'.H43])">
            <text:p/>
          </table:table-cell>
          <table:table-cell table:style-name="ce54" table:formula="of:=IF([$'Young Data'.I43]=&quot;&quot;;&quot;&quot;;[$'Young Data'.I43])">
            <text:p/>
          </table:table-cell>
          <table:table-cell table:style-name="ce61" table:formula="of:=IF([$'Young Data'.J43]=&quot;&quot;;&quot;&quot;;[$'Young Data'.J43])">
            <text:p/>
          </table:table-cell>
          <table:table-cell table:style-name="ce64" table:formula="of:=IF([$'Young Data'.K43]=&quot;&quot;;&quot;&quot;;[$'Young Data'.K43])">
            <text:p/>
          </table:table-cell>
          <table:table-cell table:style-name="ce64" table:formula="of:=IF([$'Young Data'.L43]=&quot;&quot;;&quot;&quot;;[$'Young Data'.L43])">
            <text:p/>
          </table:table-cell>
          <table:table-cell table:style-name="ce64" table:formula="of:=IF([$'Young Data'.M43]=&quot;&quot;;&quot;&quot;;[$'Young Data'.M43])">
            <text:p/>
          </table:table-cell>
          <table:table-cell table:style-name="ce64" table:formula="of:=IF([$'Young Data'.N43]=&quot;&quot;;&quot;&quot;;[$'Young Data'.N43])">
            <text:p/>
          </table:table-cell>
          <table:table-cell table:style-name="ce64" table:formula="of:=IF([$'Young Data'.O43]=&quot;&quot;;&quot;&quot;;[$'Young Data'.O43])">
            <text:p/>
          </table:table-cell>
          <table:table-cell table:style-name="ce70" table:formula="of:=IF([$'Young Data'.P43]=&quot;&quot;;&quot;&quot;;[$'Young Data'.P43])">
            <text:p/>
          </table:table-cell>
          <table:table-cell table:style-name="ce75" table:formula="of:=IF([$'Young Data'.Q43]=&quot;&quot;;&quot;&quot;;[$'Young Data'.Q43])">
            <text:p/>
          </table:table-cell>
          <table:table-cell table:style-name="ce79" table:formula="of:=IF([$'Young Data'.R43]=&quot;&quot;;&quot;&quot;;[$'Young Data'.R43])">
            <text:p/>
          </table:table-cell>
          <table:table-cell table:style-name="ce79" table:formula="of:=IF([$'Young Data'.S43]=&quot;&quot;;&quot;&quot;;[$'Young Data'.S43])">
            <text:p/>
          </table:table-cell>
          <table:table-cell table:style-name="ce83" table:formula="of:=IF([$'Young Data'.T43]=&quot;&quot;;&quot;&quot;;[$'Young Data'.T43])">
            <text:p/>
          </table:table-cell>
          <table:table-cell table:style-name="ce83" table:formula="of:=IF([$'Young Data'.U43]=&quot;&quot;;&quot;&quot;;[$'Young Data'.U43])">
            <text:p/>
          </table:table-cell>
          <table:table-cell table:style-name="ce83" table:formula="of:=IF([$'Young Data'.V43]=&quot;&quot;;&quot;&quot;;[$'Young Data'.V43])">
            <text:p/>
          </table:table-cell>
          <table:table-cell table:style-name="ce83" table:formula="of:=IF([$'Young Data'.W43]=&quot;&quot;;&quot;&quot;;[$'Young Data'.W43])">
            <text:p/>
          </table:table-cell>
          <table:table-cell table:style-name="ce83" table:formula="of:=IF([$'Young Data'.X43]=&quot;&quot;;&quot;&quot;;[$'Young Data'.X43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4]=&quot;&quot;;&quot;&quot;;[$'Young Data'.A44])">
            <text:p/>
          </table:table-cell>
          <table:table-cell table:style-name="ce50" table:formula="of:=IF([$'Young Data'.B44]=&quot;&quot;;&quot;&quot;;[$'Young Data'.B44])">
            <text:p/>
          </table:table-cell>
          <table:table-cell table:style-name="ce50" table:formula="of:=IF([$'Young Data'.C44]=&quot;&quot;;&quot;&quot;;[$'Young Data'.C44])">
            <text:p/>
          </table:table-cell>
          <table:table-cell table:style-name="ce50" table:formula="of:=IF([$'Young Data'.D44]=&quot;&quot;;&quot;&quot;;[$'Young Data'.D44])">
            <text:p/>
          </table:table-cell>
          <table:table-cell table:style-name="ce54" table:formula="of:=IF([$'Young Data'.E44]=&quot;&quot;;&quot;&quot;;[$'Young Data'.E44])">
            <text:p/>
          </table:table-cell>
          <table:table-cell table:style-name="ce54" table:formula="of:=IF([$'Young Data'.F44]=&quot;&quot;;&quot;&quot;;[$'Young Data'.F44])">
            <text:p/>
          </table:table-cell>
          <table:table-cell table:style-name="ce54" table:formula="of:=IF([$'Young Data'.G44]=&quot;&quot;;&quot;&quot;;[$'Young Data'.G44])">
            <text:p/>
          </table:table-cell>
          <table:table-cell table:style-name="ce54" table:formula="of:=IF([$'Young Data'.H44]=&quot;&quot;;&quot;&quot;;[$'Young Data'.H44])">
            <text:p/>
          </table:table-cell>
          <table:table-cell table:style-name="ce54" table:formula="of:=IF([$'Young Data'.I44]=&quot;&quot;;&quot;&quot;;[$'Young Data'.I44])">
            <text:p/>
          </table:table-cell>
          <table:table-cell table:style-name="ce61" table:formula="of:=IF([$'Young Data'.J44]=&quot;&quot;;&quot;&quot;;[$'Young Data'.J44])">
            <text:p/>
          </table:table-cell>
          <table:table-cell table:style-name="ce64" table:formula="of:=IF([$'Young Data'.K44]=&quot;&quot;;&quot;&quot;;[$'Young Data'.K44])">
            <text:p/>
          </table:table-cell>
          <table:table-cell table:style-name="ce64" table:formula="of:=IF([$'Young Data'.L44]=&quot;&quot;;&quot;&quot;;[$'Young Data'.L44])">
            <text:p/>
          </table:table-cell>
          <table:table-cell table:style-name="ce64" table:formula="of:=IF([$'Young Data'.M44]=&quot;&quot;;&quot;&quot;;[$'Young Data'.M44])">
            <text:p/>
          </table:table-cell>
          <table:table-cell table:style-name="ce64" table:formula="of:=IF([$'Young Data'.N44]=&quot;&quot;;&quot;&quot;;[$'Young Data'.N44])">
            <text:p/>
          </table:table-cell>
          <table:table-cell table:style-name="ce64" table:formula="of:=IF([$'Young Data'.O44]=&quot;&quot;;&quot;&quot;;[$'Young Data'.O44])">
            <text:p/>
          </table:table-cell>
          <table:table-cell table:style-name="ce70" table:formula="of:=IF([$'Young Data'.P44]=&quot;&quot;;&quot;&quot;;[$'Young Data'.P44])">
            <text:p/>
          </table:table-cell>
          <table:table-cell table:style-name="ce75" table:formula="of:=IF([$'Young Data'.Q44]=&quot;&quot;;&quot;&quot;;[$'Young Data'.Q44])">
            <text:p/>
          </table:table-cell>
          <table:table-cell table:style-name="ce79" table:formula="of:=IF([$'Young Data'.R44]=&quot;&quot;;&quot;&quot;;[$'Young Data'.R44])">
            <text:p/>
          </table:table-cell>
          <table:table-cell table:style-name="ce79" table:formula="of:=IF([$'Young Data'.S44]=&quot;&quot;;&quot;&quot;;[$'Young Data'.S44])">
            <text:p/>
          </table:table-cell>
          <table:table-cell table:style-name="ce83" table:formula="of:=IF([$'Young Data'.T44]=&quot;&quot;;&quot;&quot;;[$'Young Data'.T44])">
            <text:p/>
          </table:table-cell>
          <table:table-cell table:style-name="ce83" table:formula="of:=IF([$'Young Data'.U44]=&quot;&quot;;&quot;&quot;;[$'Young Data'.U44])">
            <text:p/>
          </table:table-cell>
          <table:table-cell table:style-name="ce83" table:formula="of:=IF([$'Young Data'.V44]=&quot;&quot;;&quot;&quot;;[$'Young Data'.V44])">
            <text:p/>
          </table:table-cell>
          <table:table-cell table:style-name="ce83" table:formula="of:=IF([$'Young Data'.W44]=&quot;&quot;;&quot;&quot;;[$'Young Data'.W44])">
            <text:p/>
          </table:table-cell>
          <table:table-cell table:style-name="ce83" table:formula="of:=IF([$'Young Data'.X44]=&quot;&quot;;&quot;&quot;;[$'Young Data'.X44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5]=&quot;&quot;;&quot;&quot;;[$'Young Data'.A45])">
            <text:p/>
          </table:table-cell>
          <table:table-cell table:style-name="ce50" table:formula="of:=IF([$'Young Data'.B45]=&quot;&quot;;&quot;&quot;;[$'Young Data'.B45])">
            <text:p/>
          </table:table-cell>
          <table:table-cell table:style-name="ce50" table:formula="of:=IF([$'Young Data'.C45]=&quot;&quot;;&quot;&quot;;[$'Young Data'.C45])">
            <text:p/>
          </table:table-cell>
          <table:table-cell table:style-name="ce50" table:formula="of:=IF([$'Young Data'.D45]=&quot;&quot;;&quot;&quot;;[$'Young Data'.D45])">
            <text:p/>
          </table:table-cell>
          <table:table-cell table:style-name="ce54" table:formula="of:=IF([$'Young Data'.E45]=&quot;&quot;;&quot;&quot;;[$'Young Data'.E45])">
            <text:p/>
          </table:table-cell>
          <table:table-cell table:style-name="ce54" table:formula="of:=IF([$'Young Data'.F45]=&quot;&quot;;&quot;&quot;;[$'Young Data'.F45])">
            <text:p/>
          </table:table-cell>
          <table:table-cell table:style-name="ce54" table:formula="of:=IF([$'Young Data'.G45]=&quot;&quot;;&quot;&quot;;[$'Young Data'.G45])">
            <text:p/>
          </table:table-cell>
          <table:table-cell table:style-name="ce54" table:formula="of:=IF([$'Young Data'.H45]=&quot;&quot;;&quot;&quot;;[$'Young Data'.H45])">
            <text:p/>
          </table:table-cell>
          <table:table-cell table:style-name="ce54" table:formula="of:=IF([$'Young Data'.I45]=&quot;&quot;;&quot;&quot;;[$'Young Data'.I45])">
            <text:p/>
          </table:table-cell>
          <table:table-cell table:style-name="ce61" table:formula="of:=IF([$'Young Data'.J45]=&quot;&quot;;&quot;&quot;;[$'Young Data'.J45])">
            <text:p/>
          </table:table-cell>
          <table:table-cell table:style-name="ce64" table:formula="of:=IF([$'Young Data'.K45]=&quot;&quot;;&quot;&quot;;[$'Young Data'.K45])">
            <text:p/>
          </table:table-cell>
          <table:table-cell table:style-name="ce64" table:formula="of:=IF([$'Young Data'.L45]=&quot;&quot;;&quot;&quot;;[$'Young Data'.L45])">
            <text:p/>
          </table:table-cell>
          <table:table-cell table:style-name="ce64" table:formula="of:=IF([$'Young Data'.M45]=&quot;&quot;;&quot;&quot;;[$'Young Data'.M45])">
            <text:p/>
          </table:table-cell>
          <table:table-cell table:style-name="ce64" table:formula="of:=IF([$'Young Data'.N45]=&quot;&quot;;&quot;&quot;;[$'Young Data'.N45])">
            <text:p/>
          </table:table-cell>
          <table:table-cell table:style-name="ce64" table:formula="of:=IF([$'Young Data'.O45]=&quot;&quot;;&quot;&quot;;[$'Young Data'.O45])">
            <text:p/>
          </table:table-cell>
          <table:table-cell table:style-name="ce70" table:formula="of:=IF([$'Young Data'.P45]=&quot;&quot;;&quot;&quot;;[$'Young Data'.P45])">
            <text:p/>
          </table:table-cell>
          <table:table-cell table:style-name="ce75" table:formula="of:=IF([$'Young Data'.Q45]=&quot;&quot;;&quot;&quot;;[$'Young Data'.Q45])">
            <text:p/>
          </table:table-cell>
          <table:table-cell table:style-name="ce79" table:formula="of:=IF([$'Young Data'.R45]=&quot;&quot;;&quot;&quot;;[$'Young Data'.R45])">
            <text:p/>
          </table:table-cell>
          <table:table-cell table:style-name="ce79" table:formula="of:=IF([$'Young Data'.S45]=&quot;&quot;;&quot;&quot;;[$'Young Data'.S45])">
            <text:p/>
          </table:table-cell>
          <table:table-cell table:style-name="ce83" table:formula="of:=IF([$'Young Data'.T45]=&quot;&quot;;&quot;&quot;;[$'Young Data'.T45])">
            <text:p/>
          </table:table-cell>
          <table:table-cell table:style-name="ce83" table:formula="of:=IF([$'Young Data'.U45]=&quot;&quot;;&quot;&quot;;[$'Young Data'.U45])">
            <text:p/>
          </table:table-cell>
          <table:table-cell table:style-name="ce83" table:formula="of:=IF([$'Young Data'.V45]=&quot;&quot;;&quot;&quot;;[$'Young Data'.V45])">
            <text:p/>
          </table:table-cell>
          <table:table-cell table:style-name="ce83" table:formula="of:=IF([$'Young Data'.W45]=&quot;&quot;;&quot;&quot;;[$'Young Data'.W45])">
            <text:p/>
          </table:table-cell>
          <table:table-cell table:style-name="ce83" table:formula="of:=IF([$'Young Data'.X45]=&quot;&quot;;&quot;&quot;;[$'Young Data'.X45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6]=&quot;&quot;;&quot;&quot;;[$'Young Data'.A46])">
            <text:p/>
          </table:table-cell>
          <table:table-cell table:style-name="ce50" table:formula="of:=IF([$'Young Data'.B46]=&quot;&quot;;&quot;&quot;;[$'Young Data'.B46])">
            <text:p/>
          </table:table-cell>
          <table:table-cell table:style-name="ce50" table:formula="of:=IF([$'Young Data'.C46]=&quot;&quot;;&quot;&quot;;[$'Young Data'.C46])">
            <text:p/>
          </table:table-cell>
          <table:table-cell table:style-name="ce50" table:formula="of:=IF([$'Young Data'.D46]=&quot;&quot;;&quot;&quot;;[$'Young Data'.D46])">
            <text:p/>
          </table:table-cell>
          <table:table-cell table:style-name="ce54" table:formula="of:=IF([$'Young Data'.E46]=&quot;&quot;;&quot;&quot;;[$'Young Data'.E46])">
            <text:p/>
          </table:table-cell>
          <table:table-cell table:style-name="ce54" table:formula="of:=IF([$'Young Data'.F46]=&quot;&quot;;&quot;&quot;;[$'Young Data'.F46])">
            <text:p/>
          </table:table-cell>
          <table:table-cell table:style-name="ce54" table:formula="of:=IF([$'Young Data'.G46]=&quot;&quot;;&quot;&quot;;[$'Young Data'.G46])">
            <text:p/>
          </table:table-cell>
          <table:table-cell table:style-name="ce54" table:formula="of:=IF([$'Young Data'.H46]=&quot;&quot;;&quot;&quot;;[$'Young Data'.H46])">
            <text:p/>
          </table:table-cell>
          <table:table-cell table:style-name="ce54" table:formula="of:=IF([$'Young Data'.I46]=&quot;&quot;;&quot;&quot;;[$'Young Data'.I46])">
            <text:p/>
          </table:table-cell>
          <table:table-cell table:style-name="ce61" table:formula="of:=IF([$'Young Data'.J46]=&quot;&quot;;&quot;&quot;;[$'Young Data'.J46])">
            <text:p/>
          </table:table-cell>
          <table:table-cell table:style-name="ce64" table:formula="of:=IF([$'Young Data'.K46]=&quot;&quot;;&quot;&quot;;[$'Young Data'.K46])">
            <text:p/>
          </table:table-cell>
          <table:table-cell table:style-name="ce64" table:formula="of:=IF([$'Young Data'.L46]=&quot;&quot;;&quot;&quot;;[$'Young Data'.L46])">
            <text:p/>
          </table:table-cell>
          <table:table-cell table:style-name="ce64" table:formula="of:=IF([$'Young Data'.M46]=&quot;&quot;;&quot;&quot;;[$'Young Data'.M46])">
            <text:p/>
          </table:table-cell>
          <table:table-cell table:style-name="ce64" table:formula="of:=IF([$'Young Data'.N46]=&quot;&quot;;&quot;&quot;;[$'Young Data'.N46])">
            <text:p/>
          </table:table-cell>
          <table:table-cell table:style-name="ce64" table:formula="of:=IF([$'Young Data'.O46]=&quot;&quot;;&quot;&quot;;[$'Young Data'.O46])">
            <text:p/>
          </table:table-cell>
          <table:table-cell table:style-name="ce70" table:formula="of:=IF([$'Young Data'.P46]=&quot;&quot;;&quot;&quot;;[$'Young Data'.P46])">
            <text:p/>
          </table:table-cell>
          <table:table-cell table:style-name="ce75" table:formula="of:=IF([$'Young Data'.Q46]=&quot;&quot;;&quot;&quot;;[$'Young Data'.Q46])">
            <text:p/>
          </table:table-cell>
          <table:table-cell table:style-name="ce79" table:formula="of:=IF([$'Young Data'.R46]=&quot;&quot;;&quot;&quot;;[$'Young Data'.R46])">
            <text:p/>
          </table:table-cell>
          <table:table-cell table:style-name="ce79" table:formula="of:=IF([$'Young Data'.S46]=&quot;&quot;;&quot;&quot;;[$'Young Data'.S46])">
            <text:p/>
          </table:table-cell>
          <table:table-cell table:style-name="ce83" table:formula="of:=IF([$'Young Data'.T46]=&quot;&quot;;&quot;&quot;;[$'Young Data'.T46])">
            <text:p/>
          </table:table-cell>
          <table:table-cell table:style-name="ce83" table:formula="of:=IF([$'Young Data'.U46]=&quot;&quot;;&quot;&quot;;[$'Young Data'.U46])">
            <text:p/>
          </table:table-cell>
          <table:table-cell table:style-name="ce83" table:formula="of:=IF([$'Young Data'.V46]=&quot;&quot;;&quot;&quot;;[$'Young Data'.V46])">
            <text:p/>
          </table:table-cell>
          <table:table-cell table:style-name="ce83" table:formula="of:=IF([$'Young Data'.W46]=&quot;&quot;;&quot;&quot;;[$'Young Data'.W46])">
            <text:p/>
          </table:table-cell>
          <table:table-cell table:style-name="ce83" table:formula="of:=IF([$'Young Data'.X46]=&quot;&quot;;&quot;&quot;;[$'Young Data'.X46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7]=&quot;&quot;;&quot;&quot;;[$'Young Data'.A47])">
            <text:p/>
          </table:table-cell>
          <table:table-cell table:style-name="ce50" table:formula="of:=IF([$'Young Data'.B47]=&quot;&quot;;&quot;&quot;;[$'Young Data'.B47])">
            <text:p/>
          </table:table-cell>
          <table:table-cell table:style-name="ce50" table:formula="of:=IF([$'Young Data'.C47]=&quot;&quot;;&quot;&quot;;[$'Young Data'.C47])">
            <text:p/>
          </table:table-cell>
          <table:table-cell table:style-name="ce50" table:formula="of:=IF([$'Young Data'.D47]=&quot;&quot;;&quot;&quot;;[$'Young Data'.D47])">
            <text:p/>
          </table:table-cell>
          <table:table-cell table:style-name="ce54" table:formula="of:=IF([$'Young Data'.E47]=&quot;&quot;;&quot;&quot;;[$'Young Data'.E47])">
            <text:p/>
          </table:table-cell>
          <table:table-cell table:style-name="ce54" table:formula="of:=IF([$'Young Data'.F47]=&quot;&quot;;&quot;&quot;;[$'Young Data'.F47])">
            <text:p/>
          </table:table-cell>
          <table:table-cell table:style-name="ce54" table:formula="of:=IF([$'Young Data'.G47]=&quot;&quot;;&quot;&quot;;[$'Young Data'.G47])">
            <text:p/>
          </table:table-cell>
          <table:table-cell table:style-name="ce54" table:formula="of:=IF([$'Young Data'.H47]=&quot;&quot;;&quot;&quot;;[$'Young Data'.H47])">
            <text:p/>
          </table:table-cell>
          <table:table-cell table:style-name="ce54" table:formula="of:=IF([$'Young Data'.I47]=&quot;&quot;;&quot;&quot;;[$'Young Data'.I47])">
            <text:p/>
          </table:table-cell>
          <table:table-cell table:style-name="ce61" table:formula="of:=IF([$'Young Data'.J47]=&quot;&quot;;&quot;&quot;;[$'Young Data'.J47])">
            <text:p/>
          </table:table-cell>
          <table:table-cell table:style-name="ce64" table:formula="of:=IF([$'Young Data'.K47]=&quot;&quot;;&quot;&quot;;[$'Young Data'.K47])">
            <text:p/>
          </table:table-cell>
          <table:table-cell table:style-name="ce64" table:formula="of:=IF([$'Young Data'.L47]=&quot;&quot;;&quot;&quot;;[$'Young Data'.L47])">
            <text:p/>
          </table:table-cell>
          <table:table-cell table:style-name="ce64" table:formula="of:=IF([$'Young Data'.M47]=&quot;&quot;;&quot;&quot;;[$'Young Data'.M47])">
            <text:p/>
          </table:table-cell>
          <table:table-cell table:style-name="ce64" table:formula="of:=IF([$'Young Data'.N47]=&quot;&quot;;&quot;&quot;;[$'Young Data'.N47])">
            <text:p/>
          </table:table-cell>
          <table:table-cell table:style-name="ce64" table:formula="of:=IF([$'Young Data'.O47]=&quot;&quot;;&quot;&quot;;[$'Young Data'.O47])">
            <text:p/>
          </table:table-cell>
          <table:table-cell table:style-name="ce70" table:formula="of:=IF([$'Young Data'.P47]=&quot;&quot;;&quot;&quot;;[$'Young Data'.P47])">
            <text:p/>
          </table:table-cell>
          <table:table-cell table:style-name="ce75" table:formula="of:=IF([$'Young Data'.Q47]=&quot;&quot;;&quot;&quot;;[$'Young Data'.Q47])">
            <text:p/>
          </table:table-cell>
          <table:table-cell table:style-name="ce79" table:formula="of:=IF([$'Young Data'.R47]=&quot;&quot;;&quot;&quot;;[$'Young Data'.R47])">
            <text:p/>
          </table:table-cell>
          <table:table-cell table:style-name="ce79" table:formula="of:=IF([$'Young Data'.S47]=&quot;&quot;;&quot;&quot;;[$'Young Data'.S47])">
            <text:p/>
          </table:table-cell>
          <table:table-cell table:style-name="ce83" table:formula="of:=IF([$'Young Data'.T47]=&quot;&quot;;&quot;&quot;;[$'Young Data'.T47])">
            <text:p/>
          </table:table-cell>
          <table:table-cell table:style-name="ce83" table:formula="of:=IF([$'Young Data'.U47]=&quot;&quot;;&quot;&quot;;[$'Young Data'.U47])">
            <text:p/>
          </table:table-cell>
          <table:table-cell table:style-name="ce83" table:formula="of:=IF([$'Young Data'.V47]=&quot;&quot;;&quot;&quot;;[$'Young Data'.V47])">
            <text:p/>
          </table:table-cell>
          <table:table-cell table:style-name="ce83" table:formula="of:=IF([$'Young Data'.W47]=&quot;&quot;;&quot;&quot;;[$'Young Data'.W47])">
            <text:p/>
          </table:table-cell>
          <table:table-cell table:style-name="ce83" table:formula="of:=IF([$'Young Data'.X47]=&quot;&quot;;&quot;&quot;;[$'Young Data'.X47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8]=&quot;&quot;;&quot;&quot;;[$'Young Data'.A48])">
            <text:p/>
          </table:table-cell>
          <table:table-cell table:style-name="ce50" table:formula="of:=IF([$'Young Data'.B48]=&quot;&quot;;&quot;&quot;;[$'Young Data'.B48])">
            <text:p/>
          </table:table-cell>
          <table:table-cell table:style-name="ce50" table:formula="of:=IF([$'Young Data'.C48]=&quot;&quot;;&quot;&quot;;[$'Young Data'.C48])">
            <text:p/>
          </table:table-cell>
          <table:table-cell table:style-name="ce50" table:formula="of:=IF([$'Young Data'.D48]=&quot;&quot;;&quot;&quot;;[$'Young Data'.D48])">
            <text:p/>
          </table:table-cell>
          <table:table-cell table:style-name="ce54" table:formula="of:=IF([$'Young Data'.E48]=&quot;&quot;;&quot;&quot;;[$'Young Data'.E48])">
            <text:p/>
          </table:table-cell>
          <table:table-cell table:style-name="ce54" table:formula="of:=IF([$'Young Data'.F48]=&quot;&quot;;&quot;&quot;;[$'Young Data'.F48])">
            <text:p/>
          </table:table-cell>
          <table:table-cell table:style-name="ce54" table:formula="of:=IF([$'Young Data'.G48]=&quot;&quot;;&quot;&quot;;[$'Young Data'.G48])">
            <text:p/>
          </table:table-cell>
          <table:table-cell table:style-name="ce54" table:formula="of:=IF([$'Young Data'.H48]=&quot;&quot;;&quot;&quot;;[$'Young Data'.H48])">
            <text:p/>
          </table:table-cell>
          <table:table-cell table:style-name="ce54" table:formula="of:=IF([$'Young Data'.I48]=&quot;&quot;;&quot;&quot;;[$'Young Data'.I48])">
            <text:p/>
          </table:table-cell>
          <table:table-cell table:style-name="ce61" table:formula="of:=IF([$'Young Data'.J48]=&quot;&quot;;&quot;&quot;;[$'Young Data'.J48])">
            <text:p/>
          </table:table-cell>
          <table:table-cell table:style-name="ce64" table:formula="of:=IF([$'Young Data'.K48]=&quot;&quot;;&quot;&quot;;[$'Young Data'.K48])">
            <text:p/>
          </table:table-cell>
          <table:table-cell table:style-name="ce64" table:formula="of:=IF([$'Young Data'.L48]=&quot;&quot;;&quot;&quot;;[$'Young Data'.L48])">
            <text:p/>
          </table:table-cell>
          <table:table-cell table:style-name="ce64" table:formula="of:=IF([$'Young Data'.M48]=&quot;&quot;;&quot;&quot;;[$'Young Data'.M48])">
            <text:p/>
          </table:table-cell>
          <table:table-cell table:style-name="ce64" table:formula="of:=IF([$'Young Data'.N48]=&quot;&quot;;&quot;&quot;;[$'Young Data'.N48])">
            <text:p/>
          </table:table-cell>
          <table:table-cell table:style-name="ce64" table:formula="of:=IF([$'Young Data'.O48]=&quot;&quot;;&quot;&quot;;[$'Young Data'.O48])">
            <text:p/>
          </table:table-cell>
          <table:table-cell table:style-name="ce70" table:formula="of:=IF([$'Young Data'.P48]=&quot;&quot;;&quot;&quot;;[$'Young Data'.P48])">
            <text:p/>
          </table:table-cell>
          <table:table-cell table:style-name="ce75" table:formula="of:=IF([$'Young Data'.Q48]=&quot;&quot;;&quot;&quot;;[$'Young Data'.Q48])">
            <text:p/>
          </table:table-cell>
          <table:table-cell table:style-name="ce79" table:formula="of:=IF([$'Young Data'.R48]=&quot;&quot;;&quot;&quot;;[$'Young Data'.R48])">
            <text:p/>
          </table:table-cell>
          <table:table-cell table:style-name="ce79" table:formula="of:=IF([$'Young Data'.S48]=&quot;&quot;;&quot;&quot;;[$'Young Data'.S48])">
            <text:p/>
          </table:table-cell>
          <table:table-cell table:style-name="ce83" table:formula="of:=IF([$'Young Data'.T48]=&quot;&quot;;&quot;&quot;;[$'Young Data'.T48])">
            <text:p/>
          </table:table-cell>
          <table:table-cell table:style-name="ce83" table:formula="of:=IF([$'Young Data'.U48]=&quot;&quot;;&quot;&quot;;[$'Young Data'.U48])">
            <text:p/>
          </table:table-cell>
          <table:table-cell table:style-name="ce83" table:formula="of:=IF([$'Young Data'.V48]=&quot;&quot;;&quot;&quot;;[$'Young Data'.V48])">
            <text:p/>
          </table:table-cell>
          <table:table-cell table:style-name="ce83" table:formula="of:=IF([$'Young Data'.W48]=&quot;&quot;;&quot;&quot;;[$'Young Data'.W48])">
            <text:p/>
          </table:table-cell>
          <table:table-cell table:style-name="ce83" table:formula="of:=IF([$'Young Data'.X48]=&quot;&quot;;&quot;&quot;;[$'Young Data'.X48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49]=&quot;&quot;;&quot;&quot;;[$'Young Data'.A49])">
            <text:p/>
          </table:table-cell>
          <table:table-cell table:style-name="ce50" table:formula="of:=IF([$'Young Data'.B49]=&quot;&quot;;&quot;&quot;;[$'Young Data'.B49])">
            <text:p/>
          </table:table-cell>
          <table:table-cell table:style-name="ce50" table:formula="of:=IF([$'Young Data'.C49]=&quot;&quot;;&quot;&quot;;[$'Young Data'.C49])">
            <text:p/>
          </table:table-cell>
          <table:table-cell table:style-name="ce50" table:formula="of:=IF([$'Young Data'.D49]=&quot;&quot;;&quot;&quot;;[$'Young Data'.D49])">
            <text:p/>
          </table:table-cell>
          <table:table-cell table:style-name="ce54" table:formula="of:=IF([$'Young Data'.E49]=&quot;&quot;;&quot;&quot;;[$'Young Data'.E49])">
            <text:p/>
          </table:table-cell>
          <table:table-cell table:style-name="ce54" table:formula="of:=IF([$'Young Data'.F49]=&quot;&quot;;&quot;&quot;;[$'Young Data'.F49])">
            <text:p/>
          </table:table-cell>
          <table:table-cell table:style-name="ce54" table:formula="of:=IF([$'Young Data'.G49]=&quot;&quot;;&quot;&quot;;[$'Young Data'.G49])">
            <text:p/>
          </table:table-cell>
          <table:table-cell table:style-name="ce54" table:formula="of:=IF([$'Young Data'.H49]=&quot;&quot;;&quot;&quot;;[$'Young Data'.H49])">
            <text:p/>
          </table:table-cell>
          <table:table-cell table:style-name="ce54" table:formula="of:=IF([$'Young Data'.I49]=&quot;&quot;;&quot;&quot;;[$'Young Data'.I49])">
            <text:p/>
          </table:table-cell>
          <table:table-cell table:style-name="ce61" table:formula="of:=IF([$'Young Data'.J49]=&quot;&quot;;&quot;&quot;;[$'Young Data'.J49])">
            <text:p/>
          </table:table-cell>
          <table:table-cell table:style-name="ce64" table:formula="of:=IF([$'Young Data'.K49]=&quot;&quot;;&quot;&quot;;[$'Young Data'.K49])">
            <text:p/>
          </table:table-cell>
          <table:table-cell table:style-name="ce64" table:formula="of:=IF([$'Young Data'.L49]=&quot;&quot;;&quot;&quot;;[$'Young Data'.L49])">
            <text:p/>
          </table:table-cell>
          <table:table-cell table:style-name="ce64" table:formula="of:=IF([$'Young Data'.M49]=&quot;&quot;;&quot;&quot;;[$'Young Data'.M49])">
            <text:p/>
          </table:table-cell>
          <table:table-cell table:style-name="ce64" table:formula="of:=IF([$'Young Data'.N49]=&quot;&quot;;&quot;&quot;;[$'Young Data'.N49])">
            <text:p/>
          </table:table-cell>
          <table:table-cell table:style-name="ce64" table:formula="of:=IF([$'Young Data'.O49]=&quot;&quot;;&quot;&quot;;[$'Young Data'.O49])">
            <text:p/>
          </table:table-cell>
          <table:table-cell table:style-name="ce70" table:formula="of:=IF([$'Young Data'.P49]=&quot;&quot;;&quot;&quot;;[$'Young Data'.P49])">
            <text:p/>
          </table:table-cell>
          <table:table-cell table:style-name="ce75" table:formula="of:=IF([$'Young Data'.Q49]=&quot;&quot;;&quot;&quot;;[$'Young Data'.Q49])">
            <text:p/>
          </table:table-cell>
          <table:table-cell table:style-name="ce79" table:formula="of:=IF([$'Young Data'.R49]=&quot;&quot;;&quot;&quot;;[$'Young Data'.R49])">
            <text:p/>
          </table:table-cell>
          <table:table-cell table:style-name="ce79" table:formula="of:=IF([$'Young Data'.S49]=&quot;&quot;;&quot;&quot;;[$'Young Data'.S49])">
            <text:p/>
          </table:table-cell>
          <table:table-cell table:style-name="ce83" table:formula="of:=IF([$'Young Data'.T49]=&quot;&quot;;&quot;&quot;;[$'Young Data'.T49])">
            <text:p/>
          </table:table-cell>
          <table:table-cell table:style-name="ce83" table:formula="of:=IF([$'Young Data'.U49]=&quot;&quot;;&quot;&quot;;[$'Young Data'.U49])">
            <text:p/>
          </table:table-cell>
          <table:table-cell table:style-name="ce83" table:formula="of:=IF([$'Young Data'.V49]=&quot;&quot;;&quot;&quot;;[$'Young Data'.V49])">
            <text:p/>
          </table:table-cell>
          <table:table-cell table:style-name="ce83" table:formula="of:=IF([$'Young Data'.W49]=&quot;&quot;;&quot;&quot;;[$'Young Data'.W49])">
            <text:p/>
          </table:table-cell>
          <table:table-cell table:style-name="ce83" table:formula="of:=IF([$'Young Data'.X49]=&quot;&quot;;&quot;&quot;;[$'Young Data'.X49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50]=&quot;&quot;;&quot;&quot;;[$'Young Data'.A50])">
            <text:p/>
          </table:table-cell>
          <table:table-cell table:style-name="ce50" table:formula="of:=IF([$'Young Data'.B50]=&quot;&quot;;&quot;&quot;;[$'Young Data'.B50])">
            <text:p/>
          </table:table-cell>
          <table:table-cell table:style-name="ce50" table:formula="of:=IF([$'Young Data'.C50]=&quot;&quot;;&quot;&quot;;[$'Young Data'.C50])">
            <text:p/>
          </table:table-cell>
          <table:table-cell table:style-name="ce50" table:formula="of:=IF([$'Young Data'.D50]=&quot;&quot;;&quot;&quot;;[$'Young Data'.D50])">
            <text:p/>
          </table:table-cell>
          <table:table-cell table:style-name="ce54" table:formula="of:=IF([$'Young Data'.E50]=&quot;&quot;;&quot;&quot;;[$'Young Data'.E50])">
            <text:p/>
          </table:table-cell>
          <table:table-cell table:style-name="ce54" table:formula="of:=IF([$'Young Data'.F50]=&quot;&quot;;&quot;&quot;;[$'Young Data'.F50])">
            <text:p/>
          </table:table-cell>
          <table:table-cell table:style-name="ce54" table:formula="of:=IF([$'Young Data'.G50]=&quot;&quot;;&quot;&quot;;[$'Young Data'.G50])">
            <text:p/>
          </table:table-cell>
          <table:table-cell table:style-name="ce54" table:formula="of:=IF([$'Young Data'.H50]=&quot;&quot;;&quot;&quot;;[$'Young Data'.H50])">
            <text:p/>
          </table:table-cell>
          <table:table-cell table:style-name="ce54" table:formula="of:=IF([$'Young Data'.I50]=&quot;&quot;;&quot;&quot;;[$'Young Data'.I50])">
            <text:p/>
          </table:table-cell>
          <table:table-cell table:style-name="ce61" table:formula="of:=IF([$'Young Data'.J50]=&quot;&quot;;&quot;&quot;;[$'Young Data'.J50])">
            <text:p/>
          </table:table-cell>
          <table:table-cell table:style-name="ce64" table:formula="of:=IF([$'Young Data'.K50]=&quot;&quot;;&quot;&quot;;[$'Young Data'.K50])">
            <text:p/>
          </table:table-cell>
          <table:table-cell table:style-name="ce64" table:formula="of:=IF([$'Young Data'.L50]=&quot;&quot;;&quot;&quot;;[$'Young Data'.L50])">
            <text:p/>
          </table:table-cell>
          <table:table-cell table:style-name="ce64" table:formula="of:=IF([$'Young Data'.M50]=&quot;&quot;;&quot;&quot;;[$'Young Data'.M50])">
            <text:p/>
          </table:table-cell>
          <table:table-cell table:style-name="ce64" table:formula="of:=IF([$'Young Data'.N50]=&quot;&quot;;&quot;&quot;;[$'Young Data'.N50])">
            <text:p/>
          </table:table-cell>
          <table:table-cell table:style-name="ce64" table:formula="of:=IF([$'Young Data'.O50]=&quot;&quot;;&quot;&quot;;[$'Young Data'.O50])">
            <text:p/>
          </table:table-cell>
          <table:table-cell table:style-name="ce70" table:formula="of:=IF([$'Young Data'.P50]=&quot;&quot;;&quot;&quot;;[$'Young Data'.P50])">
            <text:p/>
          </table:table-cell>
          <table:table-cell table:style-name="ce75" table:formula="of:=IF([$'Young Data'.Q50]=&quot;&quot;;&quot;&quot;;[$'Young Data'.Q50])">
            <text:p/>
          </table:table-cell>
          <table:table-cell table:style-name="ce79" table:formula="of:=IF([$'Young Data'.R50]=&quot;&quot;;&quot;&quot;;[$'Young Data'.R50])">
            <text:p/>
          </table:table-cell>
          <table:table-cell table:style-name="ce79" table:formula="of:=IF([$'Young Data'.S50]=&quot;&quot;;&quot;&quot;;[$'Young Data'.S50])">
            <text:p/>
          </table:table-cell>
          <table:table-cell table:style-name="ce83" table:formula="of:=IF([$'Young Data'.T50]=&quot;&quot;;&quot;&quot;;[$'Young Data'.T50])">
            <text:p/>
          </table:table-cell>
          <table:table-cell table:style-name="ce83" table:formula="of:=IF([$'Young Data'.U50]=&quot;&quot;;&quot;&quot;;[$'Young Data'.U50])">
            <text:p/>
          </table:table-cell>
          <table:table-cell table:style-name="ce83" table:formula="of:=IF([$'Young Data'.V50]=&quot;&quot;;&quot;&quot;;[$'Young Data'.V50])">
            <text:p/>
          </table:table-cell>
          <table:table-cell table:style-name="ce83" table:formula="of:=IF([$'Young Data'.W50]=&quot;&quot;;&quot;&quot;;[$'Young Data'.W50])">
            <text:p/>
          </table:table-cell>
          <table:table-cell table:style-name="ce83" table:formula="of:=IF([$'Young Data'.X50]=&quot;&quot;;&quot;&quot;;[$'Young Data'.X50])">
            <text:p/>
          </table:table-cell>
          <table:table-cell table:number-columns-repeated="1000"/>
        </table:table-row>
        <table:table-row table:style-name="ro10">
          <table:table-cell table:style-name="ce50" table:formula="of:=IF([$'Young Data'.A51]=&quot;&quot;;&quot;&quot;;[$'Young Data'.A51])">
            <text:p/>
          </table:table-cell>
          <table:table-cell table:style-name="ce50" table:formula="of:=IF([$'Young Data'.B51]=&quot;&quot;;&quot;&quot;;[$'Young Data'.B51])">
            <text:p/>
          </table:table-cell>
          <table:table-cell table:style-name="ce50" table:formula="of:=IF([$'Young Data'.C51]=&quot;&quot;;&quot;&quot;;[$'Young Data'.C51])">
            <text:p/>
          </table:table-cell>
          <table:table-cell table:style-name="ce50" table:formula="of:=IF([$'Young Data'.D51]=&quot;&quot;;&quot;&quot;;[$'Young Data'.D51])">
            <text:p/>
          </table:table-cell>
          <table:table-cell table:style-name="ce54" table:formula="of:=IF([$'Young Data'.E51]=&quot;&quot;;&quot;&quot;;[$'Young Data'.E51])">
            <text:p/>
          </table:table-cell>
          <table:table-cell table:style-name="ce54" table:formula="of:=IF([$'Young Data'.F51]=&quot;&quot;;&quot;&quot;;[$'Young Data'.F51])">
            <text:p/>
          </table:table-cell>
          <table:table-cell table:style-name="ce54" table:formula="of:=IF([$'Young Data'.G51]=&quot;&quot;;&quot;&quot;;[$'Young Data'.G51])">
            <text:p/>
          </table:table-cell>
          <table:table-cell table:style-name="ce54" table:formula="of:=IF([$'Young Data'.H51]=&quot;&quot;;&quot;&quot;;[$'Young Data'.H51])">
            <text:p/>
          </table:table-cell>
          <table:table-cell table:style-name="ce54" table:formula="of:=IF([$'Young Data'.I51]=&quot;&quot;;&quot;&quot;;[$'Young Data'.I51])">
            <text:p/>
          </table:table-cell>
          <table:table-cell table:style-name="ce61" table:formula="of:=IF([$'Young Data'.J51]=&quot;&quot;;&quot;&quot;;[$'Young Data'.J51])">
            <text:p/>
          </table:table-cell>
          <table:table-cell table:style-name="ce64" table:formula="of:=IF([$'Young Data'.K51]=&quot;&quot;;&quot;&quot;;[$'Young Data'.K51])">
            <text:p/>
          </table:table-cell>
          <table:table-cell table:style-name="ce64" table:formula="of:=IF([$'Young Data'.L51]=&quot;&quot;;&quot;&quot;;[$'Young Data'.L51])">
            <text:p/>
          </table:table-cell>
          <table:table-cell table:style-name="ce64" table:formula="of:=IF([$'Young Data'.M51]=&quot;&quot;;&quot;&quot;;[$'Young Data'.M51])">
            <text:p/>
          </table:table-cell>
          <table:table-cell table:style-name="ce64" table:formula="of:=IF([$'Young Data'.N51]=&quot;&quot;;&quot;&quot;;[$'Young Data'.N51])">
            <text:p/>
          </table:table-cell>
          <table:table-cell table:style-name="ce64" table:formula="of:=IF([$'Young Data'.O51]=&quot;&quot;;&quot;&quot;;[$'Young Data'.O51])">
            <text:p/>
          </table:table-cell>
          <table:table-cell table:style-name="ce70" table:formula="of:=IF([$'Young Data'.P51]=&quot;&quot;;&quot;&quot;;[$'Young Data'.P51])">
            <text:p/>
          </table:table-cell>
          <table:table-cell table:style-name="ce75" table:formula="of:=IF([$'Young Data'.Q51]=&quot;&quot;;&quot;&quot;;[$'Young Data'.Q51])">
            <text:p/>
          </table:table-cell>
          <table:table-cell table:style-name="ce79" table:formula="of:=IF([$'Young Data'.R51]=&quot;&quot;;&quot;&quot;;[$'Young Data'.R51])">
            <text:p/>
          </table:table-cell>
          <table:table-cell table:style-name="ce79" table:formula="of:=IF([$'Young Data'.S51]=&quot;&quot;;&quot;&quot;;[$'Young Data'.S51])">
            <text:p/>
          </table:table-cell>
          <table:table-cell table:style-name="ce83" table:formula="of:=IF([$'Young Data'.T51]=&quot;&quot;;&quot;&quot;;[$'Young Data'.T51])">
            <text:p/>
          </table:table-cell>
          <table:table-cell table:style-name="ce83" table:formula="of:=IF([$'Young Data'.U51]=&quot;&quot;;&quot;&quot;;[$'Young Data'.U51])">
            <text:p/>
          </table:table-cell>
          <table:table-cell table:style-name="ce83" table:formula="of:=IF([$'Young Data'.V51]=&quot;&quot;;&quot;&quot;;[$'Young Data'.V51])">
            <text:p/>
          </table:table-cell>
          <table:table-cell table:style-name="ce83" table:formula="of:=IF([$'Young Data'.W51]=&quot;&quot;;&quot;&quot;;[$'Young Data'.W51])">
            <text:p/>
          </table:table-cell>
          <table:table-cell table:style-name="ce83" table:formula="of:=IF([$'Young Data'.X51]=&quot;&quot;;&quot;&quot;;[$'Young Data'.X5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52]=&quot;&quot;;&quot;&quot;;[$'Young Data'.A52])">
            <text:p/>
          </table:table-cell>
          <table:table-cell table:style-name="ce51" table:formula="of:=IF([$'Young Data'.B52]=&quot;&quot;;&quot;&quot;;[$'Young Data'.B52])">
            <text:p/>
          </table:table-cell>
          <table:table-cell table:style-name="ce51" table:formula="of:=IF([$'Young Data'.C52]=&quot;&quot;;&quot;&quot;;[$'Young Data'.C52])">
            <text:p/>
          </table:table-cell>
          <table:table-cell table:style-name="ce51" table:formula="of:=IF([$'Young Data'.D52]=&quot;&quot;;&quot;&quot;;[$'Young Data'.D52])">
            <text:p/>
          </table:table-cell>
          <table:table-cell table:style-name="ce55" table:formula="of:=IF([$'Young Data'.E52]=&quot;&quot;;&quot;&quot;;[$'Young Data'.E52])">
            <text:p/>
          </table:table-cell>
          <table:table-cell table:style-name="ce55" table:formula="of:=IF([$'Young Data'.F52]=&quot;&quot;;&quot;&quot;;[$'Young Data'.F52])">
            <text:p/>
          </table:table-cell>
          <table:table-cell table:style-name="ce55" table:formula="of:=IF([$'Young Data'.G52]=&quot;&quot;;&quot;&quot;;[$'Young Data'.G52])">
            <text:p/>
          </table:table-cell>
          <table:table-cell table:style-name="ce55" table:formula="of:=IF([$'Young Data'.H52]=&quot;&quot;;&quot;&quot;;[$'Young Data'.H52])">
            <text:p/>
          </table:table-cell>
          <table:table-cell table:style-name="ce55" table:formula="of:=IF([$'Young Data'.I52]=&quot;&quot;;&quot;&quot;;[$'Young Data'.I52])">
            <text:p/>
          </table:table-cell>
          <table:table-cell table:style-name="ce62" table:formula="of:=IF([$'Young Data'.J52]=&quot;&quot;;&quot;&quot;;[$'Young Data'.J52])">
            <text:p/>
          </table:table-cell>
          <table:table-cell table:style-name="ce65" table:formula="of:=IF([$'Young Data'.K52]=&quot;&quot;;&quot;&quot;;[$'Young Data'.K52])">
            <text:p/>
          </table:table-cell>
          <table:table-cell table:style-name="ce65" table:formula="of:=IF([$'Young Data'.L52]=&quot;&quot;;&quot;&quot;;[$'Young Data'.L52])">
            <text:p/>
          </table:table-cell>
          <table:table-cell table:style-name="ce65" table:formula="of:=IF([$'Young Data'.M52]=&quot;&quot;;&quot;&quot;;[$'Young Data'.M52])">
            <text:p/>
          </table:table-cell>
          <table:table-cell table:style-name="ce65" table:formula="of:=IF([$'Young Data'.N52]=&quot;&quot;;&quot;&quot;;[$'Young Data'.N52])">
            <text:p/>
          </table:table-cell>
          <table:table-cell table:style-name="ce65" table:formula="of:=IF([$'Young Data'.O52]=&quot;&quot;;&quot;&quot;;[$'Young Data'.O52])">
            <text:p/>
          </table:table-cell>
          <table:table-cell table:style-name="ce71" table:formula="of:=IF([$'Young Data'.P52]=&quot;&quot;;&quot;&quot;;[$'Young Data'.P52])">
            <text:p/>
          </table:table-cell>
          <table:table-cell table:style-name="ce76" table:formula="of:=IF([$'Young Data'.Q52]=&quot;&quot;;&quot;&quot;;[$'Young Data'.Q52])">
            <text:p/>
          </table:table-cell>
          <table:table-cell table:style-name="ce80" table:formula="of:=IF([$'Young Data'.R52]=&quot;&quot;;&quot;&quot;;[$'Young Data'.R52])">
            <text:p/>
          </table:table-cell>
          <table:table-cell table:style-name="ce80" table:formula="of:=IF([$'Young Data'.S52]=&quot;&quot;;&quot;&quot;;[$'Young Data'.S52])">
            <text:p/>
          </table:table-cell>
          <table:table-cell table:style-name="ce84" table:formula="of:=IF([$'Young Data'.T52]=&quot;&quot;;&quot;&quot;;[$'Young Data'.T52])">
            <text:p/>
          </table:table-cell>
          <table:table-cell table:style-name="ce84" table:formula="of:=IF([$'Young Data'.U52]=&quot;&quot;;&quot;&quot;;[$'Young Data'.U52])">
            <text:p/>
          </table:table-cell>
          <table:table-cell table:style-name="ce84" table:formula="of:=IF([$'Young Data'.V52]=&quot;&quot;;&quot;&quot;;[$'Young Data'.V52])">
            <text:p/>
          </table:table-cell>
          <table:table-cell table:style-name="ce84" table:formula="of:=IF([$'Young Data'.W52]=&quot;&quot;;&quot;&quot;;[$'Young Data'.W52])">
            <text:p/>
          </table:table-cell>
          <table:table-cell table:style-name="ce84" table:formula="of:=IF([$'Young Data'.X52]=&quot;&quot;;&quot;&quot;;[$'Young Data'.X5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53]=&quot;&quot;;&quot;&quot;;[$'Young Data'.A53])">
            <text:p/>
          </table:table-cell>
          <table:table-cell table:style-name="ce51" table:formula="of:=IF([$'Young Data'.B53]=&quot;&quot;;&quot;&quot;;[$'Young Data'.B53])">
            <text:p/>
          </table:table-cell>
          <table:table-cell table:style-name="ce51" table:formula="of:=IF([$'Young Data'.C53]=&quot;&quot;;&quot;&quot;;[$'Young Data'.C53])">
            <text:p/>
          </table:table-cell>
          <table:table-cell table:style-name="ce51" table:formula="of:=IF([$'Young Data'.D53]=&quot;&quot;;&quot;&quot;;[$'Young Data'.D53])">
            <text:p/>
          </table:table-cell>
          <table:table-cell table:style-name="ce55" table:formula="of:=IF([$'Young Data'.E53]=&quot;&quot;;&quot;&quot;;[$'Young Data'.E53])">
            <text:p/>
          </table:table-cell>
          <table:table-cell table:style-name="ce55" table:formula="of:=IF([$'Young Data'.F53]=&quot;&quot;;&quot;&quot;;[$'Young Data'.F53])">
            <text:p/>
          </table:table-cell>
          <table:table-cell table:style-name="ce55" table:formula="of:=IF([$'Young Data'.G53]=&quot;&quot;;&quot;&quot;;[$'Young Data'.G53])">
            <text:p/>
          </table:table-cell>
          <table:table-cell table:style-name="ce55" table:formula="of:=IF([$'Young Data'.H53]=&quot;&quot;;&quot;&quot;;[$'Young Data'.H53])">
            <text:p/>
          </table:table-cell>
          <table:table-cell table:style-name="ce55" table:formula="of:=IF([$'Young Data'.I53]=&quot;&quot;;&quot;&quot;;[$'Young Data'.I53])">
            <text:p/>
          </table:table-cell>
          <table:table-cell table:style-name="ce62" table:formula="of:=IF([$'Young Data'.J53]=&quot;&quot;;&quot;&quot;;[$'Young Data'.J53])">
            <text:p/>
          </table:table-cell>
          <table:table-cell table:style-name="ce65" table:formula="of:=IF([$'Young Data'.K53]=&quot;&quot;;&quot;&quot;;[$'Young Data'.K53])">
            <text:p/>
          </table:table-cell>
          <table:table-cell table:style-name="ce65" table:formula="of:=IF([$'Young Data'.L53]=&quot;&quot;;&quot;&quot;;[$'Young Data'.L53])">
            <text:p/>
          </table:table-cell>
          <table:table-cell table:style-name="ce65" table:formula="of:=IF([$'Young Data'.M53]=&quot;&quot;;&quot;&quot;;[$'Young Data'.M53])">
            <text:p/>
          </table:table-cell>
          <table:table-cell table:style-name="ce65" table:formula="of:=IF([$'Young Data'.N53]=&quot;&quot;;&quot;&quot;;[$'Young Data'.N53])">
            <text:p/>
          </table:table-cell>
          <table:table-cell table:style-name="ce65" table:formula="of:=IF([$'Young Data'.O53]=&quot;&quot;;&quot;&quot;;[$'Young Data'.O53])">
            <text:p/>
          </table:table-cell>
          <table:table-cell table:style-name="ce71" table:formula="of:=IF([$'Young Data'.P53]=&quot;&quot;;&quot;&quot;;[$'Young Data'.P53])">
            <text:p/>
          </table:table-cell>
          <table:table-cell table:style-name="ce76" table:formula="of:=IF([$'Young Data'.Q53]=&quot;&quot;;&quot;&quot;;[$'Young Data'.Q53])">
            <text:p/>
          </table:table-cell>
          <table:table-cell table:style-name="ce80" table:formula="of:=IF([$'Young Data'.R53]=&quot;&quot;;&quot;&quot;;[$'Young Data'.R53])">
            <text:p/>
          </table:table-cell>
          <table:table-cell table:style-name="ce80" table:formula="of:=IF([$'Young Data'.S53]=&quot;&quot;;&quot;&quot;;[$'Young Data'.S53])">
            <text:p/>
          </table:table-cell>
          <table:table-cell table:style-name="ce84" table:formula="of:=IF([$'Young Data'.T53]=&quot;&quot;;&quot;&quot;;[$'Young Data'.T53])">
            <text:p/>
          </table:table-cell>
          <table:table-cell table:style-name="ce84" table:formula="of:=IF([$'Young Data'.U53]=&quot;&quot;;&quot;&quot;;[$'Young Data'.U53])">
            <text:p/>
          </table:table-cell>
          <table:table-cell table:style-name="ce84" table:formula="of:=IF([$'Young Data'.V53]=&quot;&quot;;&quot;&quot;;[$'Young Data'.V53])">
            <text:p/>
          </table:table-cell>
          <table:table-cell table:style-name="ce84" table:formula="of:=IF([$'Young Data'.W53]=&quot;&quot;;&quot;&quot;;[$'Young Data'.W53])">
            <text:p/>
          </table:table-cell>
          <table:table-cell table:style-name="ce84" table:formula="of:=IF([$'Young Data'.X53]=&quot;&quot;;&quot;&quot;;[$'Young Data'.X5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54]=&quot;&quot;;&quot;&quot;;[$'Young Data'.A54])">
            <text:p/>
          </table:table-cell>
          <table:table-cell table:style-name="ce51" table:formula="of:=IF([$'Young Data'.B54]=&quot;&quot;;&quot;&quot;;[$'Young Data'.B54])">
            <text:p/>
          </table:table-cell>
          <table:table-cell table:style-name="ce51" table:formula="of:=IF([$'Young Data'.C54]=&quot;&quot;;&quot;&quot;;[$'Young Data'.C54])">
            <text:p/>
          </table:table-cell>
          <table:table-cell table:style-name="ce51" table:formula="of:=IF([$'Young Data'.D54]=&quot;&quot;;&quot;&quot;;[$'Young Data'.D54])">
            <text:p/>
          </table:table-cell>
          <table:table-cell table:style-name="ce55" table:formula="of:=IF([$'Young Data'.E54]=&quot;&quot;;&quot;&quot;;[$'Young Data'.E54])">
            <text:p/>
          </table:table-cell>
          <table:table-cell table:style-name="ce55" table:formula="of:=IF([$'Young Data'.F54]=&quot;&quot;;&quot;&quot;;[$'Young Data'.F54])">
            <text:p/>
          </table:table-cell>
          <table:table-cell table:style-name="ce55" table:formula="of:=IF([$'Young Data'.G54]=&quot;&quot;;&quot;&quot;;[$'Young Data'.G54])">
            <text:p/>
          </table:table-cell>
          <table:table-cell table:style-name="ce55" table:formula="of:=IF([$'Young Data'.H54]=&quot;&quot;;&quot;&quot;;[$'Young Data'.H54])">
            <text:p/>
          </table:table-cell>
          <table:table-cell table:style-name="ce55" table:formula="of:=IF([$'Young Data'.I54]=&quot;&quot;;&quot;&quot;;[$'Young Data'.I54])">
            <text:p/>
          </table:table-cell>
          <table:table-cell table:style-name="ce62" table:formula="of:=IF([$'Young Data'.J54]=&quot;&quot;;&quot;&quot;;[$'Young Data'.J54])">
            <text:p/>
          </table:table-cell>
          <table:table-cell table:style-name="ce65" table:formula="of:=IF([$'Young Data'.K54]=&quot;&quot;;&quot;&quot;;[$'Young Data'.K54])">
            <text:p/>
          </table:table-cell>
          <table:table-cell table:style-name="ce65" table:formula="of:=IF([$'Young Data'.L54]=&quot;&quot;;&quot;&quot;;[$'Young Data'.L54])">
            <text:p/>
          </table:table-cell>
          <table:table-cell table:style-name="ce65" table:formula="of:=IF([$'Young Data'.M54]=&quot;&quot;;&quot;&quot;;[$'Young Data'.M54])">
            <text:p/>
          </table:table-cell>
          <table:table-cell table:style-name="ce65" table:formula="of:=IF([$'Young Data'.N54]=&quot;&quot;;&quot;&quot;;[$'Young Data'.N54])">
            <text:p/>
          </table:table-cell>
          <table:table-cell table:style-name="ce65" table:formula="of:=IF([$'Young Data'.O54]=&quot;&quot;;&quot;&quot;;[$'Young Data'.O54])">
            <text:p/>
          </table:table-cell>
          <table:table-cell table:style-name="ce71" table:formula="of:=IF([$'Young Data'.P54]=&quot;&quot;;&quot;&quot;;[$'Young Data'.P54])">
            <text:p/>
          </table:table-cell>
          <table:table-cell table:style-name="ce76" table:formula="of:=IF([$'Young Data'.Q54]=&quot;&quot;;&quot;&quot;;[$'Young Data'.Q54])">
            <text:p/>
          </table:table-cell>
          <table:table-cell table:style-name="ce80" table:formula="of:=IF([$'Young Data'.R54]=&quot;&quot;;&quot;&quot;;[$'Young Data'.R54])">
            <text:p/>
          </table:table-cell>
          <table:table-cell table:style-name="ce80" table:formula="of:=IF([$'Young Data'.S54]=&quot;&quot;;&quot;&quot;;[$'Young Data'.S54])">
            <text:p/>
          </table:table-cell>
          <table:table-cell table:style-name="ce84" table:formula="of:=IF([$'Young Data'.T54]=&quot;&quot;;&quot;&quot;;[$'Young Data'.T54])">
            <text:p/>
          </table:table-cell>
          <table:table-cell table:style-name="ce84" table:formula="of:=IF([$'Young Data'.U54]=&quot;&quot;;&quot;&quot;;[$'Young Data'.U54])">
            <text:p/>
          </table:table-cell>
          <table:table-cell table:style-name="ce84" table:formula="of:=IF([$'Young Data'.V54]=&quot;&quot;;&quot;&quot;;[$'Young Data'.V54])">
            <text:p/>
          </table:table-cell>
          <table:table-cell table:style-name="ce84" table:formula="of:=IF([$'Young Data'.W54]=&quot;&quot;;&quot;&quot;;[$'Young Data'.W54])">
            <text:p/>
          </table:table-cell>
          <table:table-cell table:style-name="ce84" table:formula="of:=IF([$'Young Data'.X54]=&quot;&quot;;&quot;&quot;;[$'Young Data'.X5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55]=&quot;&quot;;&quot;&quot;;[$'Young Data'.A55])">
            <text:p/>
          </table:table-cell>
          <table:table-cell table:style-name="ce51" table:formula="of:=IF([$'Young Data'.B55]=&quot;&quot;;&quot;&quot;;[$'Young Data'.B55])">
            <text:p/>
          </table:table-cell>
          <table:table-cell table:style-name="ce51" table:formula="of:=IF([$'Young Data'.C55]=&quot;&quot;;&quot;&quot;;[$'Young Data'.C55])">
            <text:p/>
          </table:table-cell>
          <table:table-cell table:style-name="ce51" table:formula="of:=IF([$'Young Data'.D55]=&quot;&quot;;&quot;&quot;;[$'Young Data'.D55])">
            <text:p/>
          </table:table-cell>
          <table:table-cell table:style-name="ce55" table:formula="of:=IF([$'Young Data'.E55]=&quot;&quot;;&quot;&quot;;[$'Young Data'.E55])">
            <text:p/>
          </table:table-cell>
          <table:table-cell table:style-name="ce55" table:formula="of:=IF([$'Young Data'.F55]=&quot;&quot;;&quot;&quot;;[$'Young Data'.F55])">
            <text:p/>
          </table:table-cell>
          <table:table-cell table:style-name="ce55" table:formula="of:=IF([$'Young Data'.G55]=&quot;&quot;;&quot;&quot;;[$'Young Data'.G55])">
            <text:p/>
          </table:table-cell>
          <table:table-cell table:style-name="ce55" table:formula="of:=IF([$'Young Data'.H55]=&quot;&quot;;&quot;&quot;;[$'Young Data'.H55])">
            <text:p/>
          </table:table-cell>
          <table:table-cell table:style-name="ce55" table:formula="of:=IF([$'Young Data'.I55]=&quot;&quot;;&quot;&quot;;[$'Young Data'.I55])">
            <text:p/>
          </table:table-cell>
          <table:table-cell table:style-name="ce62" table:formula="of:=IF([$'Young Data'.J55]=&quot;&quot;;&quot;&quot;;[$'Young Data'.J55])">
            <text:p/>
          </table:table-cell>
          <table:table-cell table:style-name="ce65" table:formula="of:=IF([$'Young Data'.K55]=&quot;&quot;;&quot;&quot;;[$'Young Data'.K55])">
            <text:p/>
          </table:table-cell>
          <table:table-cell table:style-name="ce65" table:formula="of:=IF([$'Young Data'.L55]=&quot;&quot;;&quot;&quot;;[$'Young Data'.L55])">
            <text:p/>
          </table:table-cell>
          <table:table-cell table:style-name="ce65" table:formula="of:=IF([$'Young Data'.M55]=&quot;&quot;;&quot;&quot;;[$'Young Data'.M55])">
            <text:p/>
          </table:table-cell>
          <table:table-cell table:style-name="ce65" table:formula="of:=IF([$'Young Data'.N55]=&quot;&quot;;&quot;&quot;;[$'Young Data'.N55])">
            <text:p/>
          </table:table-cell>
          <table:table-cell table:style-name="ce65" table:formula="of:=IF([$'Young Data'.O55]=&quot;&quot;;&quot;&quot;;[$'Young Data'.O55])">
            <text:p/>
          </table:table-cell>
          <table:table-cell table:style-name="ce71" table:formula="of:=IF([$'Young Data'.P55]=&quot;&quot;;&quot;&quot;;[$'Young Data'.P55])">
            <text:p/>
          </table:table-cell>
          <table:table-cell table:style-name="ce76" table:formula="of:=IF([$'Young Data'.Q55]=&quot;&quot;;&quot;&quot;;[$'Young Data'.Q55])">
            <text:p/>
          </table:table-cell>
          <table:table-cell table:style-name="ce80" table:formula="of:=IF([$'Young Data'.R55]=&quot;&quot;;&quot;&quot;;[$'Young Data'.R55])">
            <text:p/>
          </table:table-cell>
          <table:table-cell table:style-name="ce80" table:formula="of:=IF([$'Young Data'.S55]=&quot;&quot;;&quot;&quot;;[$'Young Data'.S55])">
            <text:p/>
          </table:table-cell>
          <table:table-cell table:style-name="ce84" table:formula="of:=IF([$'Young Data'.T55]=&quot;&quot;;&quot;&quot;;[$'Young Data'.T55])">
            <text:p/>
          </table:table-cell>
          <table:table-cell table:style-name="ce84" table:formula="of:=IF([$'Young Data'.U55]=&quot;&quot;;&quot;&quot;;[$'Young Data'.U55])">
            <text:p/>
          </table:table-cell>
          <table:table-cell table:style-name="ce84" table:formula="of:=IF([$'Young Data'.V55]=&quot;&quot;;&quot;&quot;;[$'Young Data'.V55])">
            <text:p/>
          </table:table-cell>
          <table:table-cell table:style-name="ce84" table:formula="of:=IF([$'Young Data'.W55]=&quot;&quot;;&quot;&quot;;[$'Young Data'.W55])">
            <text:p/>
          </table:table-cell>
          <table:table-cell table:style-name="ce84" table:formula="of:=IF([$'Young Data'.X55]=&quot;&quot;;&quot;&quot;;[$'Young Data'.X5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56]=&quot;&quot;;&quot;&quot;;[$'Young Data'.A56])">
            <text:p/>
          </table:table-cell>
          <table:table-cell table:style-name="ce51" table:formula="of:=IF([$'Young Data'.B56]=&quot;&quot;;&quot;&quot;;[$'Young Data'.B56])">
            <text:p/>
          </table:table-cell>
          <table:table-cell table:style-name="ce51" table:formula="of:=IF([$'Young Data'.C56]=&quot;&quot;;&quot;&quot;;[$'Young Data'.C56])">
            <text:p/>
          </table:table-cell>
          <table:table-cell table:style-name="ce51" table:formula="of:=IF([$'Young Data'.D56]=&quot;&quot;;&quot;&quot;;[$'Young Data'.D56])">
            <text:p/>
          </table:table-cell>
          <table:table-cell table:style-name="ce55" table:formula="of:=IF([$'Young Data'.E56]=&quot;&quot;;&quot;&quot;;[$'Young Data'.E56])">
            <text:p/>
          </table:table-cell>
          <table:table-cell table:style-name="ce55" table:formula="of:=IF([$'Young Data'.F56]=&quot;&quot;;&quot;&quot;;[$'Young Data'.F56])">
            <text:p/>
          </table:table-cell>
          <table:table-cell table:style-name="ce55" table:formula="of:=IF([$'Young Data'.G56]=&quot;&quot;;&quot;&quot;;[$'Young Data'.G56])">
            <text:p/>
          </table:table-cell>
          <table:table-cell table:style-name="ce55" table:formula="of:=IF([$'Young Data'.H56]=&quot;&quot;;&quot;&quot;;[$'Young Data'.H56])">
            <text:p/>
          </table:table-cell>
          <table:table-cell table:style-name="ce55" table:formula="of:=IF([$'Young Data'.I56]=&quot;&quot;;&quot;&quot;;[$'Young Data'.I56])">
            <text:p/>
          </table:table-cell>
          <table:table-cell table:style-name="ce62" table:formula="of:=IF([$'Young Data'.J56]=&quot;&quot;;&quot;&quot;;[$'Young Data'.J56])">
            <text:p/>
          </table:table-cell>
          <table:table-cell table:style-name="ce65" table:formula="of:=IF([$'Young Data'.K56]=&quot;&quot;;&quot;&quot;;[$'Young Data'.K56])">
            <text:p/>
          </table:table-cell>
          <table:table-cell table:style-name="ce65" table:formula="of:=IF([$'Young Data'.L56]=&quot;&quot;;&quot;&quot;;[$'Young Data'.L56])">
            <text:p/>
          </table:table-cell>
          <table:table-cell table:style-name="ce65" table:formula="of:=IF([$'Young Data'.M56]=&quot;&quot;;&quot;&quot;;[$'Young Data'.M56])">
            <text:p/>
          </table:table-cell>
          <table:table-cell table:style-name="ce65" table:formula="of:=IF([$'Young Data'.N56]=&quot;&quot;;&quot;&quot;;[$'Young Data'.N56])">
            <text:p/>
          </table:table-cell>
          <table:table-cell table:style-name="ce65" table:formula="of:=IF([$'Young Data'.O56]=&quot;&quot;;&quot;&quot;;[$'Young Data'.O56])">
            <text:p/>
          </table:table-cell>
          <table:table-cell table:style-name="ce71" table:formula="of:=IF([$'Young Data'.P56]=&quot;&quot;;&quot;&quot;;[$'Young Data'.P56])">
            <text:p/>
          </table:table-cell>
          <table:table-cell table:style-name="ce76" table:formula="of:=IF([$'Young Data'.Q56]=&quot;&quot;;&quot;&quot;;[$'Young Data'.Q56])">
            <text:p/>
          </table:table-cell>
          <table:table-cell table:style-name="ce80" table:formula="of:=IF([$'Young Data'.R56]=&quot;&quot;;&quot;&quot;;[$'Young Data'.R56])">
            <text:p/>
          </table:table-cell>
          <table:table-cell table:style-name="ce80" table:formula="of:=IF([$'Young Data'.S56]=&quot;&quot;;&quot;&quot;;[$'Young Data'.S56])">
            <text:p/>
          </table:table-cell>
          <table:table-cell table:style-name="ce84" table:formula="of:=IF([$'Young Data'.T56]=&quot;&quot;;&quot;&quot;;[$'Young Data'.T56])">
            <text:p/>
          </table:table-cell>
          <table:table-cell table:style-name="ce84" table:formula="of:=IF([$'Young Data'.U56]=&quot;&quot;;&quot;&quot;;[$'Young Data'.U56])">
            <text:p/>
          </table:table-cell>
          <table:table-cell table:style-name="ce84" table:formula="of:=IF([$'Young Data'.V56]=&quot;&quot;;&quot;&quot;;[$'Young Data'.V56])">
            <text:p/>
          </table:table-cell>
          <table:table-cell table:style-name="ce84" table:formula="of:=IF([$'Young Data'.W56]=&quot;&quot;;&quot;&quot;;[$'Young Data'.W56])">
            <text:p/>
          </table:table-cell>
          <table:table-cell table:style-name="ce84" table:formula="of:=IF([$'Young Data'.X56]=&quot;&quot;;&quot;&quot;;[$'Young Data'.X5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57]=&quot;&quot;;&quot;&quot;;[$'Young Data'.A57])">
            <text:p/>
          </table:table-cell>
          <table:table-cell table:style-name="ce51" table:formula="of:=IF([$'Young Data'.B57]=&quot;&quot;;&quot;&quot;;[$'Young Data'.B57])">
            <text:p/>
          </table:table-cell>
          <table:table-cell table:style-name="ce51" table:formula="of:=IF([$'Young Data'.C57]=&quot;&quot;;&quot;&quot;;[$'Young Data'.C57])">
            <text:p/>
          </table:table-cell>
          <table:table-cell table:style-name="ce51" table:formula="of:=IF([$'Young Data'.D57]=&quot;&quot;;&quot;&quot;;[$'Young Data'.D57])">
            <text:p/>
          </table:table-cell>
          <table:table-cell table:style-name="ce55" table:formula="of:=IF([$'Young Data'.E57]=&quot;&quot;;&quot;&quot;;[$'Young Data'.E57])">
            <text:p/>
          </table:table-cell>
          <table:table-cell table:style-name="ce55" table:formula="of:=IF([$'Young Data'.F57]=&quot;&quot;;&quot;&quot;;[$'Young Data'.F57])">
            <text:p/>
          </table:table-cell>
          <table:table-cell table:style-name="ce55" table:formula="of:=IF([$'Young Data'.G57]=&quot;&quot;;&quot;&quot;;[$'Young Data'.G57])">
            <text:p/>
          </table:table-cell>
          <table:table-cell table:style-name="ce55" table:formula="of:=IF([$'Young Data'.H57]=&quot;&quot;;&quot;&quot;;[$'Young Data'.H57])">
            <text:p/>
          </table:table-cell>
          <table:table-cell table:style-name="ce55" table:formula="of:=IF([$'Young Data'.I57]=&quot;&quot;;&quot;&quot;;[$'Young Data'.I57])">
            <text:p/>
          </table:table-cell>
          <table:table-cell table:style-name="ce62" table:formula="of:=IF([$'Young Data'.J57]=&quot;&quot;;&quot;&quot;;[$'Young Data'.J57])">
            <text:p/>
          </table:table-cell>
          <table:table-cell table:style-name="ce65" table:formula="of:=IF([$'Young Data'.K57]=&quot;&quot;;&quot;&quot;;[$'Young Data'.K57])">
            <text:p/>
          </table:table-cell>
          <table:table-cell table:style-name="ce65" table:formula="of:=IF([$'Young Data'.L57]=&quot;&quot;;&quot;&quot;;[$'Young Data'.L57])">
            <text:p/>
          </table:table-cell>
          <table:table-cell table:style-name="ce65" table:formula="of:=IF([$'Young Data'.M57]=&quot;&quot;;&quot;&quot;;[$'Young Data'.M57])">
            <text:p/>
          </table:table-cell>
          <table:table-cell table:style-name="ce65" table:formula="of:=IF([$'Young Data'.N57]=&quot;&quot;;&quot;&quot;;[$'Young Data'.N57])">
            <text:p/>
          </table:table-cell>
          <table:table-cell table:style-name="ce65" table:formula="of:=IF([$'Young Data'.O57]=&quot;&quot;;&quot;&quot;;[$'Young Data'.O57])">
            <text:p/>
          </table:table-cell>
          <table:table-cell table:style-name="ce71" table:formula="of:=IF([$'Young Data'.P57]=&quot;&quot;;&quot;&quot;;[$'Young Data'.P57])">
            <text:p/>
          </table:table-cell>
          <table:table-cell table:style-name="ce76" table:formula="of:=IF([$'Young Data'.Q57]=&quot;&quot;;&quot;&quot;;[$'Young Data'.Q57])">
            <text:p/>
          </table:table-cell>
          <table:table-cell table:style-name="ce80" table:formula="of:=IF([$'Young Data'.R57]=&quot;&quot;;&quot;&quot;;[$'Young Data'.R57])">
            <text:p/>
          </table:table-cell>
          <table:table-cell table:style-name="ce80" table:formula="of:=IF([$'Young Data'.S57]=&quot;&quot;;&quot;&quot;;[$'Young Data'.S57])">
            <text:p/>
          </table:table-cell>
          <table:table-cell table:style-name="ce84" table:formula="of:=IF([$'Young Data'.T57]=&quot;&quot;;&quot;&quot;;[$'Young Data'.T57])">
            <text:p/>
          </table:table-cell>
          <table:table-cell table:style-name="ce84" table:formula="of:=IF([$'Young Data'.U57]=&quot;&quot;;&quot;&quot;;[$'Young Data'.U57])">
            <text:p/>
          </table:table-cell>
          <table:table-cell table:style-name="ce84" table:formula="of:=IF([$'Young Data'.V57]=&quot;&quot;;&quot;&quot;;[$'Young Data'.V57])">
            <text:p/>
          </table:table-cell>
          <table:table-cell table:style-name="ce84" table:formula="of:=IF([$'Young Data'.W57]=&quot;&quot;;&quot;&quot;;[$'Young Data'.W57])">
            <text:p/>
          </table:table-cell>
          <table:table-cell table:style-name="ce84" table:formula="of:=IF([$'Young Data'.X57]=&quot;&quot;;&quot;&quot;;[$'Young Data'.X5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58]=&quot;&quot;;&quot;&quot;;[$'Young Data'.A58])">
            <text:p/>
          </table:table-cell>
          <table:table-cell table:style-name="ce51" table:formula="of:=IF([$'Young Data'.B58]=&quot;&quot;;&quot;&quot;;[$'Young Data'.B58])">
            <text:p/>
          </table:table-cell>
          <table:table-cell table:style-name="ce51" table:formula="of:=IF([$'Young Data'.C58]=&quot;&quot;;&quot;&quot;;[$'Young Data'.C58])">
            <text:p/>
          </table:table-cell>
          <table:table-cell table:style-name="ce51" table:formula="of:=IF([$'Young Data'.D58]=&quot;&quot;;&quot;&quot;;[$'Young Data'.D58])">
            <text:p/>
          </table:table-cell>
          <table:table-cell table:style-name="ce55" table:formula="of:=IF([$'Young Data'.E58]=&quot;&quot;;&quot;&quot;;[$'Young Data'.E58])">
            <text:p/>
          </table:table-cell>
          <table:table-cell table:style-name="ce55" table:formula="of:=IF([$'Young Data'.F58]=&quot;&quot;;&quot;&quot;;[$'Young Data'.F58])">
            <text:p/>
          </table:table-cell>
          <table:table-cell table:style-name="ce55" table:formula="of:=IF([$'Young Data'.G58]=&quot;&quot;;&quot;&quot;;[$'Young Data'.G58])">
            <text:p/>
          </table:table-cell>
          <table:table-cell table:style-name="ce55" table:formula="of:=IF([$'Young Data'.H58]=&quot;&quot;;&quot;&quot;;[$'Young Data'.H58])">
            <text:p/>
          </table:table-cell>
          <table:table-cell table:style-name="ce55" table:formula="of:=IF([$'Young Data'.I58]=&quot;&quot;;&quot;&quot;;[$'Young Data'.I58])">
            <text:p/>
          </table:table-cell>
          <table:table-cell table:style-name="ce62" table:formula="of:=IF([$'Young Data'.J58]=&quot;&quot;;&quot;&quot;;[$'Young Data'.J58])">
            <text:p/>
          </table:table-cell>
          <table:table-cell table:style-name="ce65" table:formula="of:=IF([$'Young Data'.K58]=&quot;&quot;;&quot;&quot;;[$'Young Data'.K58])">
            <text:p/>
          </table:table-cell>
          <table:table-cell table:style-name="ce65" table:formula="of:=IF([$'Young Data'.L58]=&quot;&quot;;&quot;&quot;;[$'Young Data'.L58])">
            <text:p/>
          </table:table-cell>
          <table:table-cell table:style-name="ce65" table:formula="of:=IF([$'Young Data'.M58]=&quot;&quot;;&quot;&quot;;[$'Young Data'.M58])">
            <text:p/>
          </table:table-cell>
          <table:table-cell table:style-name="ce65" table:formula="of:=IF([$'Young Data'.N58]=&quot;&quot;;&quot;&quot;;[$'Young Data'.N58])">
            <text:p/>
          </table:table-cell>
          <table:table-cell table:style-name="ce65" table:formula="of:=IF([$'Young Data'.O58]=&quot;&quot;;&quot;&quot;;[$'Young Data'.O58])">
            <text:p/>
          </table:table-cell>
          <table:table-cell table:style-name="ce71" table:formula="of:=IF([$'Young Data'.P58]=&quot;&quot;;&quot;&quot;;[$'Young Data'.P58])">
            <text:p/>
          </table:table-cell>
          <table:table-cell table:style-name="ce76" table:formula="of:=IF([$'Young Data'.Q58]=&quot;&quot;;&quot;&quot;;[$'Young Data'.Q58])">
            <text:p/>
          </table:table-cell>
          <table:table-cell table:style-name="ce80" table:formula="of:=IF([$'Young Data'.R58]=&quot;&quot;;&quot;&quot;;[$'Young Data'.R58])">
            <text:p/>
          </table:table-cell>
          <table:table-cell table:style-name="ce80" table:formula="of:=IF([$'Young Data'.S58]=&quot;&quot;;&quot;&quot;;[$'Young Data'.S58])">
            <text:p/>
          </table:table-cell>
          <table:table-cell table:style-name="ce84" table:formula="of:=IF([$'Young Data'.T58]=&quot;&quot;;&quot;&quot;;[$'Young Data'.T58])">
            <text:p/>
          </table:table-cell>
          <table:table-cell table:style-name="ce84" table:formula="of:=IF([$'Young Data'.U58]=&quot;&quot;;&quot;&quot;;[$'Young Data'.U58])">
            <text:p/>
          </table:table-cell>
          <table:table-cell table:style-name="ce84" table:formula="of:=IF([$'Young Data'.V58]=&quot;&quot;;&quot;&quot;;[$'Young Data'.V58])">
            <text:p/>
          </table:table-cell>
          <table:table-cell table:style-name="ce84" table:formula="of:=IF([$'Young Data'.W58]=&quot;&quot;;&quot;&quot;;[$'Young Data'.W58])">
            <text:p/>
          </table:table-cell>
          <table:table-cell table:style-name="ce84" table:formula="of:=IF([$'Young Data'.X58]=&quot;&quot;;&quot;&quot;;[$'Young Data'.X5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59]=&quot;&quot;;&quot;&quot;;[$'Young Data'.A59])">
            <text:p/>
          </table:table-cell>
          <table:table-cell table:style-name="ce51" table:formula="of:=IF([$'Young Data'.B59]=&quot;&quot;;&quot;&quot;;[$'Young Data'.B59])">
            <text:p/>
          </table:table-cell>
          <table:table-cell table:style-name="ce51" table:formula="of:=IF([$'Young Data'.C59]=&quot;&quot;;&quot;&quot;;[$'Young Data'.C59])">
            <text:p/>
          </table:table-cell>
          <table:table-cell table:style-name="ce51" table:formula="of:=IF([$'Young Data'.D59]=&quot;&quot;;&quot;&quot;;[$'Young Data'.D59])">
            <text:p/>
          </table:table-cell>
          <table:table-cell table:style-name="ce55" table:formula="of:=IF([$'Young Data'.E59]=&quot;&quot;;&quot;&quot;;[$'Young Data'.E59])">
            <text:p/>
          </table:table-cell>
          <table:table-cell table:style-name="ce55" table:formula="of:=IF([$'Young Data'.F59]=&quot;&quot;;&quot;&quot;;[$'Young Data'.F59])">
            <text:p/>
          </table:table-cell>
          <table:table-cell table:style-name="ce55" table:formula="of:=IF([$'Young Data'.G59]=&quot;&quot;;&quot;&quot;;[$'Young Data'.G59])">
            <text:p/>
          </table:table-cell>
          <table:table-cell table:style-name="ce55" table:formula="of:=IF([$'Young Data'.H59]=&quot;&quot;;&quot;&quot;;[$'Young Data'.H59])">
            <text:p/>
          </table:table-cell>
          <table:table-cell table:style-name="ce55" table:formula="of:=IF([$'Young Data'.I59]=&quot;&quot;;&quot;&quot;;[$'Young Data'.I59])">
            <text:p/>
          </table:table-cell>
          <table:table-cell table:style-name="ce62" table:formula="of:=IF([$'Young Data'.J59]=&quot;&quot;;&quot;&quot;;[$'Young Data'.J59])">
            <text:p/>
          </table:table-cell>
          <table:table-cell table:style-name="ce65" table:formula="of:=IF([$'Young Data'.K59]=&quot;&quot;;&quot;&quot;;[$'Young Data'.K59])">
            <text:p/>
          </table:table-cell>
          <table:table-cell table:style-name="ce65" table:formula="of:=IF([$'Young Data'.L59]=&quot;&quot;;&quot;&quot;;[$'Young Data'.L59])">
            <text:p/>
          </table:table-cell>
          <table:table-cell table:style-name="ce65" table:formula="of:=IF([$'Young Data'.M59]=&quot;&quot;;&quot;&quot;;[$'Young Data'.M59])">
            <text:p/>
          </table:table-cell>
          <table:table-cell table:style-name="ce65" table:formula="of:=IF([$'Young Data'.N59]=&quot;&quot;;&quot;&quot;;[$'Young Data'.N59])">
            <text:p/>
          </table:table-cell>
          <table:table-cell table:style-name="ce65" table:formula="of:=IF([$'Young Data'.O59]=&quot;&quot;;&quot;&quot;;[$'Young Data'.O59])">
            <text:p/>
          </table:table-cell>
          <table:table-cell table:style-name="ce71" table:formula="of:=IF([$'Young Data'.P59]=&quot;&quot;;&quot;&quot;;[$'Young Data'.P59])">
            <text:p/>
          </table:table-cell>
          <table:table-cell table:style-name="ce76" table:formula="of:=IF([$'Young Data'.Q59]=&quot;&quot;;&quot;&quot;;[$'Young Data'.Q59])">
            <text:p/>
          </table:table-cell>
          <table:table-cell table:style-name="ce80" table:formula="of:=IF([$'Young Data'.R59]=&quot;&quot;;&quot;&quot;;[$'Young Data'.R59])">
            <text:p/>
          </table:table-cell>
          <table:table-cell table:style-name="ce80" table:formula="of:=IF([$'Young Data'.S59]=&quot;&quot;;&quot;&quot;;[$'Young Data'.S59])">
            <text:p/>
          </table:table-cell>
          <table:table-cell table:style-name="ce84" table:formula="of:=IF([$'Young Data'.T59]=&quot;&quot;;&quot;&quot;;[$'Young Data'.T59])">
            <text:p/>
          </table:table-cell>
          <table:table-cell table:style-name="ce84" table:formula="of:=IF([$'Young Data'.U59]=&quot;&quot;;&quot;&quot;;[$'Young Data'.U59])">
            <text:p/>
          </table:table-cell>
          <table:table-cell table:style-name="ce84" table:formula="of:=IF([$'Young Data'.V59]=&quot;&quot;;&quot;&quot;;[$'Young Data'.V59])">
            <text:p/>
          </table:table-cell>
          <table:table-cell table:style-name="ce84" table:formula="of:=IF([$'Young Data'.W59]=&quot;&quot;;&quot;&quot;;[$'Young Data'.W59])">
            <text:p/>
          </table:table-cell>
          <table:table-cell table:style-name="ce84" table:formula="of:=IF([$'Young Data'.X59]=&quot;&quot;;&quot;&quot;;[$'Young Data'.X5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0]=&quot;&quot;;&quot;&quot;;[$'Young Data'.A60])">
            <text:p/>
          </table:table-cell>
          <table:table-cell table:style-name="ce51" table:formula="of:=IF([$'Young Data'.B60]=&quot;&quot;;&quot;&quot;;[$'Young Data'.B60])">
            <text:p/>
          </table:table-cell>
          <table:table-cell table:style-name="ce51" table:formula="of:=IF([$'Young Data'.C60]=&quot;&quot;;&quot;&quot;;[$'Young Data'.C60])">
            <text:p/>
          </table:table-cell>
          <table:table-cell table:style-name="ce51" table:formula="of:=IF([$'Young Data'.D60]=&quot;&quot;;&quot;&quot;;[$'Young Data'.D60])">
            <text:p/>
          </table:table-cell>
          <table:table-cell table:style-name="ce55" table:formula="of:=IF([$'Young Data'.E60]=&quot;&quot;;&quot;&quot;;[$'Young Data'.E60])">
            <text:p/>
          </table:table-cell>
          <table:table-cell table:style-name="ce55" table:formula="of:=IF([$'Young Data'.F60]=&quot;&quot;;&quot;&quot;;[$'Young Data'.F60])">
            <text:p/>
          </table:table-cell>
          <table:table-cell table:style-name="ce55" table:formula="of:=IF([$'Young Data'.G60]=&quot;&quot;;&quot;&quot;;[$'Young Data'.G60])">
            <text:p/>
          </table:table-cell>
          <table:table-cell table:style-name="ce55" table:formula="of:=IF([$'Young Data'.H60]=&quot;&quot;;&quot;&quot;;[$'Young Data'.H60])">
            <text:p/>
          </table:table-cell>
          <table:table-cell table:style-name="ce55" table:formula="of:=IF([$'Young Data'.I60]=&quot;&quot;;&quot;&quot;;[$'Young Data'.I60])">
            <text:p/>
          </table:table-cell>
          <table:table-cell table:style-name="ce62" table:formula="of:=IF([$'Young Data'.J60]=&quot;&quot;;&quot;&quot;;[$'Young Data'.J60])">
            <text:p/>
          </table:table-cell>
          <table:table-cell table:style-name="ce65" table:formula="of:=IF([$'Young Data'.K60]=&quot;&quot;;&quot;&quot;;[$'Young Data'.K60])">
            <text:p/>
          </table:table-cell>
          <table:table-cell table:style-name="ce65" table:formula="of:=IF([$'Young Data'.L60]=&quot;&quot;;&quot;&quot;;[$'Young Data'.L60])">
            <text:p/>
          </table:table-cell>
          <table:table-cell table:style-name="ce65" table:formula="of:=IF([$'Young Data'.M60]=&quot;&quot;;&quot;&quot;;[$'Young Data'.M60])">
            <text:p/>
          </table:table-cell>
          <table:table-cell table:style-name="ce65" table:formula="of:=IF([$'Young Data'.N60]=&quot;&quot;;&quot;&quot;;[$'Young Data'.N60])">
            <text:p/>
          </table:table-cell>
          <table:table-cell table:style-name="ce65" table:formula="of:=IF([$'Young Data'.O60]=&quot;&quot;;&quot;&quot;;[$'Young Data'.O60])">
            <text:p/>
          </table:table-cell>
          <table:table-cell table:style-name="ce71" table:formula="of:=IF([$'Young Data'.P60]=&quot;&quot;;&quot;&quot;;[$'Young Data'.P60])">
            <text:p/>
          </table:table-cell>
          <table:table-cell table:style-name="ce76" table:formula="of:=IF([$'Young Data'.Q60]=&quot;&quot;;&quot;&quot;;[$'Young Data'.Q60])">
            <text:p/>
          </table:table-cell>
          <table:table-cell table:style-name="ce80" table:formula="of:=IF([$'Young Data'.R60]=&quot;&quot;;&quot;&quot;;[$'Young Data'.R60])">
            <text:p/>
          </table:table-cell>
          <table:table-cell table:style-name="ce80" table:formula="of:=IF([$'Young Data'.S60]=&quot;&quot;;&quot;&quot;;[$'Young Data'.S60])">
            <text:p/>
          </table:table-cell>
          <table:table-cell table:style-name="ce84" table:formula="of:=IF([$'Young Data'.T60]=&quot;&quot;;&quot;&quot;;[$'Young Data'.T60])">
            <text:p/>
          </table:table-cell>
          <table:table-cell table:style-name="ce84" table:formula="of:=IF([$'Young Data'.U60]=&quot;&quot;;&quot;&quot;;[$'Young Data'.U60])">
            <text:p/>
          </table:table-cell>
          <table:table-cell table:style-name="ce84" table:formula="of:=IF([$'Young Data'.V60]=&quot;&quot;;&quot;&quot;;[$'Young Data'.V60])">
            <text:p/>
          </table:table-cell>
          <table:table-cell table:style-name="ce84" table:formula="of:=IF([$'Young Data'.W60]=&quot;&quot;;&quot;&quot;;[$'Young Data'.W60])">
            <text:p/>
          </table:table-cell>
          <table:table-cell table:style-name="ce84" table:formula="of:=IF([$'Young Data'.X60]=&quot;&quot;;&quot;&quot;;[$'Young Data'.X6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1]=&quot;&quot;;&quot;&quot;;[$'Young Data'.A61])">
            <text:p/>
          </table:table-cell>
          <table:table-cell table:style-name="ce51" table:formula="of:=IF([$'Young Data'.B61]=&quot;&quot;;&quot;&quot;;[$'Young Data'.B61])">
            <text:p/>
          </table:table-cell>
          <table:table-cell table:style-name="ce51" table:formula="of:=IF([$'Young Data'.C61]=&quot;&quot;;&quot;&quot;;[$'Young Data'.C61])">
            <text:p/>
          </table:table-cell>
          <table:table-cell table:style-name="ce51" table:formula="of:=IF([$'Young Data'.D61]=&quot;&quot;;&quot;&quot;;[$'Young Data'.D61])">
            <text:p/>
          </table:table-cell>
          <table:table-cell table:style-name="ce55" table:formula="of:=IF([$'Young Data'.E61]=&quot;&quot;;&quot;&quot;;[$'Young Data'.E61])">
            <text:p/>
          </table:table-cell>
          <table:table-cell table:style-name="ce55" table:formula="of:=IF([$'Young Data'.F61]=&quot;&quot;;&quot;&quot;;[$'Young Data'.F61])">
            <text:p/>
          </table:table-cell>
          <table:table-cell table:style-name="ce55" table:formula="of:=IF([$'Young Data'.G61]=&quot;&quot;;&quot;&quot;;[$'Young Data'.G61])">
            <text:p/>
          </table:table-cell>
          <table:table-cell table:style-name="ce55" table:formula="of:=IF([$'Young Data'.H61]=&quot;&quot;;&quot;&quot;;[$'Young Data'.H61])">
            <text:p/>
          </table:table-cell>
          <table:table-cell table:style-name="ce55" table:formula="of:=IF([$'Young Data'.I61]=&quot;&quot;;&quot;&quot;;[$'Young Data'.I61])">
            <text:p/>
          </table:table-cell>
          <table:table-cell table:style-name="ce62" table:formula="of:=IF([$'Young Data'.J61]=&quot;&quot;;&quot;&quot;;[$'Young Data'.J61])">
            <text:p/>
          </table:table-cell>
          <table:table-cell table:style-name="ce65" table:formula="of:=IF([$'Young Data'.K61]=&quot;&quot;;&quot;&quot;;[$'Young Data'.K61])">
            <text:p/>
          </table:table-cell>
          <table:table-cell table:style-name="ce65" table:formula="of:=IF([$'Young Data'.L61]=&quot;&quot;;&quot;&quot;;[$'Young Data'.L61])">
            <text:p/>
          </table:table-cell>
          <table:table-cell table:style-name="ce65" table:formula="of:=IF([$'Young Data'.M61]=&quot;&quot;;&quot;&quot;;[$'Young Data'.M61])">
            <text:p/>
          </table:table-cell>
          <table:table-cell table:style-name="ce65" table:formula="of:=IF([$'Young Data'.N61]=&quot;&quot;;&quot;&quot;;[$'Young Data'.N61])">
            <text:p/>
          </table:table-cell>
          <table:table-cell table:style-name="ce65" table:formula="of:=IF([$'Young Data'.O61]=&quot;&quot;;&quot;&quot;;[$'Young Data'.O61])">
            <text:p/>
          </table:table-cell>
          <table:table-cell table:style-name="ce71" table:formula="of:=IF([$'Young Data'.P61]=&quot;&quot;;&quot;&quot;;[$'Young Data'.P61])">
            <text:p/>
          </table:table-cell>
          <table:table-cell table:style-name="ce76" table:formula="of:=IF([$'Young Data'.Q61]=&quot;&quot;;&quot;&quot;;[$'Young Data'.Q61])">
            <text:p/>
          </table:table-cell>
          <table:table-cell table:style-name="ce80" table:formula="of:=IF([$'Young Data'.R61]=&quot;&quot;;&quot;&quot;;[$'Young Data'.R61])">
            <text:p/>
          </table:table-cell>
          <table:table-cell table:style-name="ce80" table:formula="of:=IF([$'Young Data'.S61]=&quot;&quot;;&quot;&quot;;[$'Young Data'.S61])">
            <text:p/>
          </table:table-cell>
          <table:table-cell table:style-name="ce84" table:formula="of:=IF([$'Young Data'.T61]=&quot;&quot;;&quot;&quot;;[$'Young Data'.T61])">
            <text:p/>
          </table:table-cell>
          <table:table-cell table:style-name="ce84" table:formula="of:=IF([$'Young Data'.U61]=&quot;&quot;;&quot;&quot;;[$'Young Data'.U61])">
            <text:p/>
          </table:table-cell>
          <table:table-cell table:style-name="ce84" table:formula="of:=IF([$'Young Data'.V61]=&quot;&quot;;&quot;&quot;;[$'Young Data'.V61])">
            <text:p/>
          </table:table-cell>
          <table:table-cell table:style-name="ce84" table:formula="of:=IF([$'Young Data'.W61]=&quot;&quot;;&quot;&quot;;[$'Young Data'.W61])">
            <text:p/>
          </table:table-cell>
          <table:table-cell table:style-name="ce84" table:formula="of:=IF([$'Young Data'.X61]=&quot;&quot;;&quot;&quot;;[$'Young Data'.X6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2]=&quot;&quot;;&quot;&quot;;[$'Young Data'.A62])">
            <text:p/>
          </table:table-cell>
          <table:table-cell table:style-name="ce51" table:formula="of:=IF([$'Young Data'.B62]=&quot;&quot;;&quot;&quot;;[$'Young Data'.B62])">
            <text:p/>
          </table:table-cell>
          <table:table-cell table:style-name="ce51" table:formula="of:=IF([$'Young Data'.C62]=&quot;&quot;;&quot;&quot;;[$'Young Data'.C62])">
            <text:p/>
          </table:table-cell>
          <table:table-cell table:style-name="ce51" table:formula="of:=IF([$'Young Data'.D62]=&quot;&quot;;&quot;&quot;;[$'Young Data'.D62])">
            <text:p/>
          </table:table-cell>
          <table:table-cell table:style-name="ce55" table:formula="of:=IF([$'Young Data'.E62]=&quot;&quot;;&quot;&quot;;[$'Young Data'.E62])">
            <text:p/>
          </table:table-cell>
          <table:table-cell table:style-name="ce55" table:formula="of:=IF([$'Young Data'.F62]=&quot;&quot;;&quot;&quot;;[$'Young Data'.F62])">
            <text:p/>
          </table:table-cell>
          <table:table-cell table:style-name="ce55" table:formula="of:=IF([$'Young Data'.G62]=&quot;&quot;;&quot;&quot;;[$'Young Data'.G62])">
            <text:p/>
          </table:table-cell>
          <table:table-cell table:style-name="ce55" table:formula="of:=IF([$'Young Data'.H62]=&quot;&quot;;&quot;&quot;;[$'Young Data'.H62])">
            <text:p/>
          </table:table-cell>
          <table:table-cell table:style-name="ce55" table:formula="of:=IF([$'Young Data'.I62]=&quot;&quot;;&quot;&quot;;[$'Young Data'.I62])">
            <text:p/>
          </table:table-cell>
          <table:table-cell table:style-name="ce62" table:formula="of:=IF([$'Young Data'.J62]=&quot;&quot;;&quot;&quot;;[$'Young Data'.J62])">
            <text:p/>
          </table:table-cell>
          <table:table-cell table:style-name="ce65" table:formula="of:=IF([$'Young Data'.K62]=&quot;&quot;;&quot;&quot;;[$'Young Data'.K62])">
            <text:p/>
          </table:table-cell>
          <table:table-cell table:style-name="ce65" table:formula="of:=IF([$'Young Data'.L62]=&quot;&quot;;&quot;&quot;;[$'Young Data'.L62])">
            <text:p/>
          </table:table-cell>
          <table:table-cell table:style-name="ce65" table:formula="of:=IF([$'Young Data'.M62]=&quot;&quot;;&quot;&quot;;[$'Young Data'.M62])">
            <text:p/>
          </table:table-cell>
          <table:table-cell table:style-name="ce65" table:formula="of:=IF([$'Young Data'.N62]=&quot;&quot;;&quot;&quot;;[$'Young Data'.N62])">
            <text:p/>
          </table:table-cell>
          <table:table-cell table:style-name="ce65" table:formula="of:=IF([$'Young Data'.O62]=&quot;&quot;;&quot;&quot;;[$'Young Data'.O62])">
            <text:p/>
          </table:table-cell>
          <table:table-cell table:style-name="ce71" table:formula="of:=IF([$'Young Data'.P62]=&quot;&quot;;&quot;&quot;;[$'Young Data'.P62])">
            <text:p/>
          </table:table-cell>
          <table:table-cell table:style-name="ce76" table:formula="of:=IF([$'Young Data'.Q62]=&quot;&quot;;&quot;&quot;;[$'Young Data'.Q62])">
            <text:p/>
          </table:table-cell>
          <table:table-cell table:style-name="ce80" table:formula="of:=IF([$'Young Data'.R62]=&quot;&quot;;&quot;&quot;;[$'Young Data'.R62])">
            <text:p/>
          </table:table-cell>
          <table:table-cell table:style-name="ce80" table:formula="of:=IF([$'Young Data'.S62]=&quot;&quot;;&quot;&quot;;[$'Young Data'.S62])">
            <text:p/>
          </table:table-cell>
          <table:table-cell table:style-name="ce84" table:formula="of:=IF([$'Young Data'.T62]=&quot;&quot;;&quot;&quot;;[$'Young Data'.T62])">
            <text:p/>
          </table:table-cell>
          <table:table-cell table:style-name="ce84" table:formula="of:=IF([$'Young Data'.U62]=&quot;&quot;;&quot;&quot;;[$'Young Data'.U62])">
            <text:p/>
          </table:table-cell>
          <table:table-cell table:style-name="ce84" table:formula="of:=IF([$'Young Data'.V62]=&quot;&quot;;&quot;&quot;;[$'Young Data'.V62])">
            <text:p/>
          </table:table-cell>
          <table:table-cell table:style-name="ce84" table:formula="of:=IF([$'Young Data'.W62]=&quot;&quot;;&quot;&quot;;[$'Young Data'.W62])">
            <text:p/>
          </table:table-cell>
          <table:table-cell table:style-name="ce84" table:formula="of:=IF([$'Young Data'.X62]=&quot;&quot;;&quot;&quot;;[$'Young Data'.X6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3]=&quot;&quot;;&quot;&quot;;[$'Young Data'.A63])">
            <text:p/>
          </table:table-cell>
          <table:table-cell table:style-name="ce51" table:formula="of:=IF([$'Young Data'.B63]=&quot;&quot;;&quot;&quot;;[$'Young Data'.B63])">
            <text:p/>
          </table:table-cell>
          <table:table-cell table:style-name="ce51" table:formula="of:=IF([$'Young Data'.C63]=&quot;&quot;;&quot;&quot;;[$'Young Data'.C63])">
            <text:p/>
          </table:table-cell>
          <table:table-cell table:style-name="ce51" table:formula="of:=IF([$'Young Data'.D63]=&quot;&quot;;&quot;&quot;;[$'Young Data'.D63])">
            <text:p/>
          </table:table-cell>
          <table:table-cell table:style-name="ce55" table:formula="of:=IF([$'Young Data'.E63]=&quot;&quot;;&quot;&quot;;[$'Young Data'.E63])">
            <text:p/>
          </table:table-cell>
          <table:table-cell table:style-name="ce55" table:formula="of:=IF([$'Young Data'.F63]=&quot;&quot;;&quot;&quot;;[$'Young Data'.F63])">
            <text:p/>
          </table:table-cell>
          <table:table-cell table:style-name="ce55" table:formula="of:=IF([$'Young Data'.G63]=&quot;&quot;;&quot;&quot;;[$'Young Data'.G63])">
            <text:p/>
          </table:table-cell>
          <table:table-cell table:style-name="ce55" table:formula="of:=IF([$'Young Data'.H63]=&quot;&quot;;&quot;&quot;;[$'Young Data'.H63])">
            <text:p/>
          </table:table-cell>
          <table:table-cell table:style-name="ce55" table:formula="of:=IF([$'Young Data'.I63]=&quot;&quot;;&quot;&quot;;[$'Young Data'.I63])">
            <text:p/>
          </table:table-cell>
          <table:table-cell table:style-name="ce62" table:formula="of:=IF([$'Young Data'.J63]=&quot;&quot;;&quot;&quot;;[$'Young Data'.J63])">
            <text:p/>
          </table:table-cell>
          <table:table-cell table:style-name="ce65" table:formula="of:=IF([$'Young Data'.K63]=&quot;&quot;;&quot;&quot;;[$'Young Data'.K63])">
            <text:p/>
          </table:table-cell>
          <table:table-cell table:style-name="ce65" table:formula="of:=IF([$'Young Data'.L63]=&quot;&quot;;&quot;&quot;;[$'Young Data'.L63])">
            <text:p/>
          </table:table-cell>
          <table:table-cell table:style-name="ce65" table:formula="of:=IF([$'Young Data'.M63]=&quot;&quot;;&quot;&quot;;[$'Young Data'.M63])">
            <text:p/>
          </table:table-cell>
          <table:table-cell table:style-name="ce65" table:formula="of:=IF([$'Young Data'.N63]=&quot;&quot;;&quot;&quot;;[$'Young Data'.N63])">
            <text:p/>
          </table:table-cell>
          <table:table-cell table:style-name="ce65" table:formula="of:=IF([$'Young Data'.O63]=&quot;&quot;;&quot;&quot;;[$'Young Data'.O63])">
            <text:p/>
          </table:table-cell>
          <table:table-cell table:style-name="ce71" table:formula="of:=IF([$'Young Data'.P63]=&quot;&quot;;&quot;&quot;;[$'Young Data'.P63])">
            <text:p/>
          </table:table-cell>
          <table:table-cell table:style-name="ce76" table:formula="of:=IF([$'Young Data'.Q63]=&quot;&quot;;&quot;&quot;;[$'Young Data'.Q63])">
            <text:p/>
          </table:table-cell>
          <table:table-cell table:style-name="ce80" table:formula="of:=IF([$'Young Data'.R63]=&quot;&quot;;&quot;&quot;;[$'Young Data'.R63])">
            <text:p/>
          </table:table-cell>
          <table:table-cell table:style-name="ce80" table:formula="of:=IF([$'Young Data'.S63]=&quot;&quot;;&quot;&quot;;[$'Young Data'.S63])">
            <text:p/>
          </table:table-cell>
          <table:table-cell table:style-name="ce84" table:formula="of:=IF([$'Young Data'.T63]=&quot;&quot;;&quot;&quot;;[$'Young Data'.T63])">
            <text:p/>
          </table:table-cell>
          <table:table-cell table:style-name="ce84" table:formula="of:=IF([$'Young Data'.U63]=&quot;&quot;;&quot;&quot;;[$'Young Data'.U63])">
            <text:p/>
          </table:table-cell>
          <table:table-cell table:style-name="ce84" table:formula="of:=IF([$'Young Data'.V63]=&quot;&quot;;&quot;&quot;;[$'Young Data'.V63])">
            <text:p/>
          </table:table-cell>
          <table:table-cell table:style-name="ce84" table:formula="of:=IF([$'Young Data'.W63]=&quot;&quot;;&quot;&quot;;[$'Young Data'.W63])">
            <text:p/>
          </table:table-cell>
          <table:table-cell table:style-name="ce84" table:formula="of:=IF([$'Young Data'.X63]=&quot;&quot;;&quot;&quot;;[$'Young Data'.X6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4]=&quot;&quot;;&quot;&quot;;[$'Young Data'.A64])">
            <text:p/>
          </table:table-cell>
          <table:table-cell table:style-name="ce51" table:formula="of:=IF([$'Young Data'.B64]=&quot;&quot;;&quot;&quot;;[$'Young Data'.B64])">
            <text:p/>
          </table:table-cell>
          <table:table-cell table:style-name="ce51" table:formula="of:=IF([$'Young Data'.C64]=&quot;&quot;;&quot;&quot;;[$'Young Data'.C64])">
            <text:p/>
          </table:table-cell>
          <table:table-cell table:style-name="ce51" table:formula="of:=IF([$'Young Data'.D64]=&quot;&quot;;&quot;&quot;;[$'Young Data'.D64])">
            <text:p/>
          </table:table-cell>
          <table:table-cell table:style-name="ce55" table:formula="of:=IF([$'Young Data'.E64]=&quot;&quot;;&quot;&quot;;[$'Young Data'.E64])">
            <text:p/>
          </table:table-cell>
          <table:table-cell table:style-name="ce55" table:formula="of:=IF([$'Young Data'.F64]=&quot;&quot;;&quot;&quot;;[$'Young Data'.F64])">
            <text:p/>
          </table:table-cell>
          <table:table-cell table:style-name="ce55" table:formula="of:=IF([$'Young Data'.G64]=&quot;&quot;;&quot;&quot;;[$'Young Data'.G64])">
            <text:p/>
          </table:table-cell>
          <table:table-cell table:style-name="ce55" table:formula="of:=IF([$'Young Data'.H64]=&quot;&quot;;&quot;&quot;;[$'Young Data'.H64])">
            <text:p/>
          </table:table-cell>
          <table:table-cell table:style-name="ce55" table:formula="of:=IF([$'Young Data'.I64]=&quot;&quot;;&quot;&quot;;[$'Young Data'.I64])">
            <text:p/>
          </table:table-cell>
          <table:table-cell table:style-name="ce62" table:formula="of:=IF([$'Young Data'.J64]=&quot;&quot;;&quot;&quot;;[$'Young Data'.J64])">
            <text:p/>
          </table:table-cell>
          <table:table-cell table:style-name="ce65" table:formula="of:=IF([$'Young Data'.K64]=&quot;&quot;;&quot;&quot;;[$'Young Data'.K64])">
            <text:p/>
          </table:table-cell>
          <table:table-cell table:style-name="ce65" table:formula="of:=IF([$'Young Data'.L64]=&quot;&quot;;&quot;&quot;;[$'Young Data'.L64])">
            <text:p/>
          </table:table-cell>
          <table:table-cell table:style-name="ce65" table:formula="of:=IF([$'Young Data'.M64]=&quot;&quot;;&quot;&quot;;[$'Young Data'.M64])">
            <text:p/>
          </table:table-cell>
          <table:table-cell table:style-name="ce65" table:formula="of:=IF([$'Young Data'.N64]=&quot;&quot;;&quot;&quot;;[$'Young Data'.N64])">
            <text:p/>
          </table:table-cell>
          <table:table-cell table:style-name="ce65" table:formula="of:=IF([$'Young Data'.O64]=&quot;&quot;;&quot;&quot;;[$'Young Data'.O64])">
            <text:p/>
          </table:table-cell>
          <table:table-cell table:style-name="ce71" table:formula="of:=IF([$'Young Data'.P64]=&quot;&quot;;&quot;&quot;;[$'Young Data'.P64])">
            <text:p/>
          </table:table-cell>
          <table:table-cell table:style-name="ce76" table:formula="of:=IF([$'Young Data'.Q64]=&quot;&quot;;&quot;&quot;;[$'Young Data'.Q64])">
            <text:p/>
          </table:table-cell>
          <table:table-cell table:style-name="ce80" table:formula="of:=IF([$'Young Data'.R64]=&quot;&quot;;&quot;&quot;;[$'Young Data'.R64])">
            <text:p/>
          </table:table-cell>
          <table:table-cell table:style-name="ce80" table:formula="of:=IF([$'Young Data'.S64]=&quot;&quot;;&quot;&quot;;[$'Young Data'.S64])">
            <text:p/>
          </table:table-cell>
          <table:table-cell table:style-name="ce84" table:formula="of:=IF([$'Young Data'.T64]=&quot;&quot;;&quot;&quot;;[$'Young Data'.T64])">
            <text:p/>
          </table:table-cell>
          <table:table-cell table:style-name="ce84" table:formula="of:=IF([$'Young Data'.U64]=&quot;&quot;;&quot;&quot;;[$'Young Data'.U64])">
            <text:p/>
          </table:table-cell>
          <table:table-cell table:style-name="ce84" table:formula="of:=IF([$'Young Data'.V64]=&quot;&quot;;&quot;&quot;;[$'Young Data'.V64])">
            <text:p/>
          </table:table-cell>
          <table:table-cell table:style-name="ce84" table:formula="of:=IF([$'Young Data'.W64]=&quot;&quot;;&quot;&quot;;[$'Young Data'.W64])">
            <text:p/>
          </table:table-cell>
          <table:table-cell table:style-name="ce84" table:formula="of:=IF([$'Young Data'.X64]=&quot;&quot;;&quot;&quot;;[$'Young Data'.X6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5]=&quot;&quot;;&quot;&quot;;[$'Young Data'.A65])">
            <text:p/>
          </table:table-cell>
          <table:table-cell table:style-name="ce51" table:formula="of:=IF([$'Young Data'.B65]=&quot;&quot;;&quot;&quot;;[$'Young Data'.B65])">
            <text:p/>
          </table:table-cell>
          <table:table-cell table:style-name="ce51" table:formula="of:=IF([$'Young Data'.C65]=&quot;&quot;;&quot;&quot;;[$'Young Data'.C65])">
            <text:p/>
          </table:table-cell>
          <table:table-cell table:style-name="ce51" table:formula="of:=IF([$'Young Data'.D65]=&quot;&quot;;&quot;&quot;;[$'Young Data'.D65])">
            <text:p/>
          </table:table-cell>
          <table:table-cell table:style-name="ce55" table:formula="of:=IF([$'Young Data'.E65]=&quot;&quot;;&quot;&quot;;[$'Young Data'.E65])">
            <text:p/>
          </table:table-cell>
          <table:table-cell table:style-name="ce55" table:formula="of:=IF([$'Young Data'.F65]=&quot;&quot;;&quot;&quot;;[$'Young Data'.F65])">
            <text:p/>
          </table:table-cell>
          <table:table-cell table:style-name="ce55" table:formula="of:=IF([$'Young Data'.G65]=&quot;&quot;;&quot;&quot;;[$'Young Data'.G65])">
            <text:p/>
          </table:table-cell>
          <table:table-cell table:style-name="ce55" table:formula="of:=IF([$'Young Data'.H65]=&quot;&quot;;&quot;&quot;;[$'Young Data'.H65])">
            <text:p/>
          </table:table-cell>
          <table:table-cell table:style-name="ce55" table:formula="of:=IF([$'Young Data'.I65]=&quot;&quot;;&quot;&quot;;[$'Young Data'.I65])">
            <text:p/>
          </table:table-cell>
          <table:table-cell table:style-name="ce62" table:formula="of:=IF([$'Young Data'.J65]=&quot;&quot;;&quot;&quot;;[$'Young Data'.J65])">
            <text:p/>
          </table:table-cell>
          <table:table-cell table:style-name="ce65" table:formula="of:=IF([$'Young Data'.K65]=&quot;&quot;;&quot;&quot;;[$'Young Data'.K65])">
            <text:p/>
          </table:table-cell>
          <table:table-cell table:style-name="ce65" table:formula="of:=IF([$'Young Data'.L65]=&quot;&quot;;&quot;&quot;;[$'Young Data'.L65])">
            <text:p/>
          </table:table-cell>
          <table:table-cell table:style-name="ce65" table:formula="of:=IF([$'Young Data'.M65]=&quot;&quot;;&quot;&quot;;[$'Young Data'.M65])">
            <text:p/>
          </table:table-cell>
          <table:table-cell table:style-name="ce65" table:formula="of:=IF([$'Young Data'.N65]=&quot;&quot;;&quot;&quot;;[$'Young Data'.N65])">
            <text:p/>
          </table:table-cell>
          <table:table-cell table:style-name="ce65" table:formula="of:=IF([$'Young Data'.O65]=&quot;&quot;;&quot;&quot;;[$'Young Data'.O65])">
            <text:p/>
          </table:table-cell>
          <table:table-cell table:style-name="ce71" table:formula="of:=IF([$'Young Data'.P65]=&quot;&quot;;&quot;&quot;;[$'Young Data'.P65])">
            <text:p/>
          </table:table-cell>
          <table:table-cell table:style-name="ce76" table:formula="of:=IF([$'Young Data'.Q65]=&quot;&quot;;&quot;&quot;;[$'Young Data'.Q65])">
            <text:p/>
          </table:table-cell>
          <table:table-cell table:style-name="ce80" table:formula="of:=IF([$'Young Data'.R65]=&quot;&quot;;&quot;&quot;;[$'Young Data'.R65])">
            <text:p/>
          </table:table-cell>
          <table:table-cell table:style-name="ce80" table:formula="of:=IF([$'Young Data'.S65]=&quot;&quot;;&quot;&quot;;[$'Young Data'.S65])">
            <text:p/>
          </table:table-cell>
          <table:table-cell table:style-name="ce84" table:formula="of:=IF([$'Young Data'.T65]=&quot;&quot;;&quot;&quot;;[$'Young Data'.T65])">
            <text:p/>
          </table:table-cell>
          <table:table-cell table:style-name="ce84" table:formula="of:=IF([$'Young Data'.U65]=&quot;&quot;;&quot;&quot;;[$'Young Data'.U65])">
            <text:p/>
          </table:table-cell>
          <table:table-cell table:style-name="ce84" table:formula="of:=IF([$'Young Data'.V65]=&quot;&quot;;&quot;&quot;;[$'Young Data'.V65])">
            <text:p/>
          </table:table-cell>
          <table:table-cell table:style-name="ce84" table:formula="of:=IF([$'Young Data'.W65]=&quot;&quot;;&quot;&quot;;[$'Young Data'.W65])">
            <text:p/>
          </table:table-cell>
          <table:table-cell table:style-name="ce84" table:formula="of:=IF([$'Young Data'.X65]=&quot;&quot;;&quot;&quot;;[$'Young Data'.X6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6]=&quot;&quot;;&quot;&quot;;[$'Young Data'.A66])">
            <text:p/>
          </table:table-cell>
          <table:table-cell table:style-name="ce51" table:formula="of:=IF([$'Young Data'.B66]=&quot;&quot;;&quot;&quot;;[$'Young Data'.B66])">
            <text:p/>
          </table:table-cell>
          <table:table-cell table:style-name="ce51" table:formula="of:=IF([$'Young Data'.C66]=&quot;&quot;;&quot;&quot;;[$'Young Data'.C66])">
            <text:p/>
          </table:table-cell>
          <table:table-cell table:style-name="ce51" table:formula="of:=IF([$'Young Data'.D66]=&quot;&quot;;&quot;&quot;;[$'Young Data'.D66])">
            <text:p/>
          </table:table-cell>
          <table:table-cell table:style-name="ce55" table:formula="of:=IF([$'Young Data'.E66]=&quot;&quot;;&quot;&quot;;[$'Young Data'.E66])">
            <text:p/>
          </table:table-cell>
          <table:table-cell table:style-name="ce55" table:formula="of:=IF([$'Young Data'.F66]=&quot;&quot;;&quot;&quot;;[$'Young Data'.F66])">
            <text:p/>
          </table:table-cell>
          <table:table-cell table:style-name="ce55" table:formula="of:=IF([$'Young Data'.G66]=&quot;&quot;;&quot;&quot;;[$'Young Data'.G66])">
            <text:p/>
          </table:table-cell>
          <table:table-cell table:style-name="ce55" table:formula="of:=IF([$'Young Data'.H66]=&quot;&quot;;&quot;&quot;;[$'Young Data'.H66])">
            <text:p/>
          </table:table-cell>
          <table:table-cell table:style-name="ce55" table:formula="of:=IF([$'Young Data'.I66]=&quot;&quot;;&quot;&quot;;[$'Young Data'.I66])">
            <text:p/>
          </table:table-cell>
          <table:table-cell table:style-name="ce62" table:formula="of:=IF([$'Young Data'.J66]=&quot;&quot;;&quot;&quot;;[$'Young Data'.J66])">
            <text:p/>
          </table:table-cell>
          <table:table-cell table:style-name="ce65" table:formula="of:=IF([$'Young Data'.K66]=&quot;&quot;;&quot;&quot;;[$'Young Data'.K66])">
            <text:p/>
          </table:table-cell>
          <table:table-cell table:style-name="ce65" table:formula="of:=IF([$'Young Data'.L66]=&quot;&quot;;&quot;&quot;;[$'Young Data'.L66])">
            <text:p/>
          </table:table-cell>
          <table:table-cell table:style-name="ce65" table:formula="of:=IF([$'Young Data'.M66]=&quot;&quot;;&quot;&quot;;[$'Young Data'.M66])">
            <text:p/>
          </table:table-cell>
          <table:table-cell table:style-name="ce65" table:formula="of:=IF([$'Young Data'.N66]=&quot;&quot;;&quot;&quot;;[$'Young Data'.N66])">
            <text:p/>
          </table:table-cell>
          <table:table-cell table:style-name="ce65" table:formula="of:=IF([$'Young Data'.O66]=&quot;&quot;;&quot;&quot;;[$'Young Data'.O66])">
            <text:p/>
          </table:table-cell>
          <table:table-cell table:style-name="ce71" table:formula="of:=IF([$'Young Data'.P66]=&quot;&quot;;&quot;&quot;;[$'Young Data'.P66])">
            <text:p/>
          </table:table-cell>
          <table:table-cell table:style-name="ce76" table:formula="of:=IF([$'Young Data'.Q66]=&quot;&quot;;&quot;&quot;;[$'Young Data'.Q66])">
            <text:p/>
          </table:table-cell>
          <table:table-cell table:style-name="ce80" table:formula="of:=IF([$'Young Data'.R66]=&quot;&quot;;&quot;&quot;;[$'Young Data'.R66])">
            <text:p/>
          </table:table-cell>
          <table:table-cell table:style-name="ce80" table:formula="of:=IF([$'Young Data'.S66]=&quot;&quot;;&quot;&quot;;[$'Young Data'.S66])">
            <text:p/>
          </table:table-cell>
          <table:table-cell table:style-name="ce84" table:formula="of:=IF([$'Young Data'.T66]=&quot;&quot;;&quot;&quot;;[$'Young Data'.T66])">
            <text:p/>
          </table:table-cell>
          <table:table-cell table:style-name="ce84" table:formula="of:=IF([$'Young Data'.U66]=&quot;&quot;;&quot;&quot;;[$'Young Data'.U66])">
            <text:p/>
          </table:table-cell>
          <table:table-cell table:style-name="ce84" table:formula="of:=IF([$'Young Data'.V66]=&quot;&quot;;&quot;&quot;;[$'Young Data'.V66])">
            <text:p/>
          </table:table-cell>
          <table:table-cell table:style-name="ce84" table:formula="of:=IF([$'Young Data'.W66]=&quot;&quot;;&quot;&quot;;[$'Young Data'.W66])">
            <text:p/>
          </table:table-cell>
          <table:table-cell table:style-name="ce84" table:formula="of:=IF([$'Young Data'.X66]=&quot;&quot;;&quot;&quot;;[$'Young Data'.X6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7]=&quot;&quot;;&quot;&quot;;[$'Young Data'.A67])">
            <text:p/>
          </table:table-cell>
          <table:table-cell table:style-name="ce51" table:formula="of:=IF([$'Young Data'.B67]=&quot;&quot;;&quot;&quot;;[$'Young Data'.B67])">
            <text:p/>
          </table:table-cell>
          <table:table-cell table:style-name="ce51" table:formula="of:=IF([$'Young Data'.C67]=&quot;&quot;;&quot;&quot;;[$'Young Data'.C67])">
            <text:p/>
          </table:table-cell>
          <table:table-cell table:style-name="ce51" table:formula="of:=IF([$'Young Data'.D67]=&quot;&quot;;&quot;&quot;;[$'Young Data'.D67])">
            <text:p/>
          </table:table-cell>
          <table:table-cell table:style-name="ce55" table:formula="of:=IF([$'Young Data'.E67]=&quot;&quot;;&quot;&quot;;[$'Young Data'.E67])">
            <text:p/>
          </table:table-cell>
          <table:table-cell table:style-name="ce55" table:formula="of:=IF([$'Young Data'.F67]=&quot;&quot;;&quot;&quot;;[$'Young Data'.F67])">
            <text:p/>
          </table:table-cell>
          <table:table-cell table:style-name="ce55" table:formula="of:=IF([$'Young Data'.G67]=&quot;&quot;;&quot;&quot;;[$'Young Data'.G67])">
            <text:p/>
          </table:table-cell>
          <table:table-cell table:style-name="ce55" table:formula="of:=IF([$'Young Data'.H67]=&quot;&quot;;&quot;&quot;;[$'Young Data'.H67])">
            <text:p/>
          </table:table-cell>
          <table:table-cell table:style-name="ce55" table:formula="of:=IF([$'Young Data'.I67]=&quot;&quot;;&quot;&quot;;[$'Young Data'.I67])">
            <text:p/>
          </table:table-cell>
          <table:table-cell table:style-name="ce62" table:formula="of:=IF([$'Young Data'.J67]=&quot;&quot;;&quot;&quot;;[$'Young Data'.J67])">
            <text:p/>
          </table:table-cell>
          <table:table-cell table:style-name="ce65" table:formula="of:=IF([$'Young Data'.K67]=&quot;&quot;;&quot;&quot;;[$'Young Data'.K67])">
            <text:p/>
          </table:table-cell>
          <table:table-cell table:style-name="ce65" table:formula="of:=IF([$'Young Data'.L67]=&quot;&quot;;&quot;&quot;;[$'Young Data'.L67])">
            <text:p/>
          </table:table-cell>
          <table:table-cell table:style-name="ce65" table:formula="of:=IF([$'Young Data'.M67]=&quot;&quot;;&quot;&quot;;[$'Young Data'.M67])">
            <text:p/>
          </table:table-cell>
          <table:table-cell table:style-name="ce65" table:formula="of:=IF([$'Young Data'.N67]=&quot;&quot;;&quot;&quot;;[$'Young Data'.N67])">
            <text:p/>
          </table:table-cell>
          <table:table-cell table:style-name="ce65" table:formula="of:=IF([$'Young Data'.O67]=&quot;&quot;;&quot;&quot;;[$'Young Data'.O67])">
            <text:p/>
          </table:table-cell>
          <table:table-cell table:style-name="ce71" table:formula="of:=IF([$'Young Data'.P67]=&quot;&quot;;&quot;&quot;;[$'Young Data'.P67])">
            <text:p/>
          </table:table-cell>
          <table:table-cell table:style-name="ce76" table:formula="of:=IF([$'Young Data'.Q67]=&quot;&quot;;&quot;&quot;;[$'Young Data'.Q67])">
            <text:p/>
          </table:table-cell>
          <table:table-cell table:style-name="ce80" table:formula="of:=IF([$'Young Data'.R67]=&quot;&quot;;&quot;&quot;;[$'Young Data'.R67])">
            <text:p/>
          </table:table-cell>
          <table:table-cell table:style-name="ce80" table:formula="of:=IF([$'Young Data'.S67]=&quot;&quot;;&quot;&quot;;[$'Young Data'.S67])">
            <text:p/>
          </table:table-cell>
          <table:table-cell table:style-name="ce84" table:formula="of:=IF([$'Young Data'.T67]=&quot;&quot;;&quot;&quot;;[$'Young Data'.T67])">
            <text:p/>
          </table:table-cell>
          <table:table-cell table:style-name="ce84" table:formula="of:=IF([$'Young Data'.U67]=&quot;&quot;;&quot;&quot;;[$'Young Data'.U67])">
            <text:p/>
          </table:table-cell>
          <table:table-cell table:style-name="ce84" table:formula="of:=IF([$'Young Data'.V67]=&quot;&quot;;&quot;&quot;;[$'Young Data'.V67])">
            <text:p/>
          </table:table-cell>
          <table:table-cell table:style-name="ce84" table:formula="of:=IF([$'Young Data'.W67]=&quot;&quot;;&quot;&quot;;[$'Young Data'.W67])">
            <text:p/>
          </table:table-cell>
          <table:table-cell table:style-name="ce84" table:formula="of:=IF([$'Young Data'.X67]=&quot;&quot;;&quot;&quot;;[$'Young Data'.X6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8]=&quot;&quot;;&quot;&quot;;[$'Young Data'.A68])">
            <text:p/>
          </table:table-cell>
          <table:table-cell table:style-name="ce51" table:formula="of:=IF([$'Young Data'.B68]=&quot;&quot;;&quot;&quot;;[$'Young Data'.B68])">
            <text:p/>
          </table:table-cell>
          <table:table-cell table:style-name="ce51" table:formula="of:=IF([$'Young Data'.C68]=&quot;&quot;;&quot;&quot;;[$'Young Data'.C68])">
            <text:p/>
          </table:table-cell>
          <table:table-cell table:style-name="ce51" table:formula="of:=IF([$'Young Data'.D68]=&quot;&quot;;&quot;&quot;;[$'Young Data'.D68])">
            <text:p/>
          </table:table-cell>
          <table:table-cell table:style-name="ce55" table:formula="of:=IF([$'Young Data'.E68]=&quot;&quot;;&quot;&quot;;[$'Young Data'.E68])">
            <text:p/>
          </table:table-cell>
          <table:table-cell table:style-name="ce55" table:formula="of:=IF([$'Young Data'.F68]=&quot;&quot;;&quot;&quot;;[$'Young Data'.F68])">
            <text:p/>
          </table:table-cell>
          <table:table-cell table:style-name="ce55" table:formula="of:=IF([$'Young Data'.G68]=&quot;&quot;;&quot;&quot;;[$'Young Data'.G68])">
            <text:p/>
          </table:table-cell>
          <table:table-cell table:style-name="ce55" table:formula="of:=IF([$'Young Data'.H68]=&quot;&quot;;&quot;&quot;;[$'Young Data'.H68])">
            <text:p/>
          </table:table-cell>
          <table:table-cell table:style-name="ce55" table:formula="of:=IF([$'Young Data'.I68]=&quot;&quot;;&quot;&quot;;[$'Young Data'.I68])">
            <text:p/>
          </table:table-cell>
          <table:table-cell table:style-name="ce62" table:formula="of:=IF([$'Young Data'.J68]=&quot;&quot;;&quot;&quot;;[$'Young Data'.J68])">
            <text:p/>
          </table:table-cell>
          <table:table-cell table:style-name="ce65" table:formula="of:=IF([$'Young Data'.K68]=&quot;&quot;;&quot;&quot;;[$'Young Data'.K68])">
            <text:p/>
          </table:table-cell>
          <table:table-cell table:style-name="ce65" table:formula="of:=IF([$'Young Data'.L68]=&quot;&quot;;&quot;&quot;;[$'Young Data'.L68])">
            <text:p/>
          </table:table-cell>
          <table:table-cell table:style-name="ce65" table:formula="of:=IF([$'Young Data'.M68]=&quot;&quot;;&quot;&quot;;[$'Young Data'.M68])">
            <text:p/>
          </table:table-cell>
          <table:table-cell table:style-name="ce65" table:formula="of:=IF([$'Young Data'.N68]=&quot;&quot;;&quot;&quot;;[$'Young Data'.N68])">
            <text:p/>
          </table:table-cell>
          <table:table-cell table:style-name="ce65" table:formula="of:=IF([$'Young Data'.O68]=&quot;&quot;;&quot;&quot;;[$'Young Data'.O68])">
            <text:p/>
          </table:table-cell>
          <table:table-cell table:style-name="ce71" table:formula="of:=IF([$'Young Data'.P68]=&quot;&quot;;&quot;&quot;;[$'Young Data'.P68])">
            <text:p/>
          </table:table-cell>
          <table:table-cell table:style-name="ce76" table:formula="of:=IF([$'Young Data'.Q68]=&quot;&quot;;&quot;&quot;;[$'Young Data'.Q68])">
            <text:p/>
          </table:table-cell>
          <table:table-cell table:style-name="ce80" table:formula="of:=IF([$'Young Data'.R68]=&quot;&quot;;&quot;&quot;;[$'Young Data'.R68])">
            <text:p/>
          </table:table-cell>
          <table:table-cell table:style-name="ce80" table:formula="of:=IF([$'Young Data'.S68]=&quot;&quot;;&quot;&quot;;[$'Young Data'.S68])">
            <text:p/>
          </table:table-cell>
          <table:table-cell table:style-name="ce84" table:formula="of:=IF([$'Young Data'.T68]=&quot;&quot;;&quot;&quot;;[$'Young Data'.T68])">
            <text:p/>
          </table:table-cell>
          <table:table-cell table:style-name="ce84" table:formula="of:=IF([$'Young Data'.U68]=&quot;&quot;;&quot;&quot;;[$'Young Data'.U68])">
            <text:p/>
          </table:table-cell>
          <table:table-cell table:style-name="ce84" table:formula="of:=IF([$'Young Data'.V68]=&quot;&quot;;&quot;&quot;;[$'Young Data'.V68])">
            <text:p/>
          </table:table-cell>
          <table:table-cell table:style-name="ce84" table:formula="of:=IF([$'Young Data'.W68]=&quot;&quot;;&quot;&quot;;[$'Young Data'.W68])">
            <text:p/>
          </table:table-cell>
          <table:table-cell table:style-name="ce84" table:formula="of:=IF([$'Young Data'.X68]=&quot;&quot;;&quot;&quot;;[$'Young Data'.X6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69]=&quot;&quot;;&quot;&quot;;[$'Young Data'.A69])">
            <text:p/>
          </table:table-cell>
          <table:table-cell table:style-name="ce51" table:formula="of:=IF([$'Young Data'.B69]=&quot;&quot;;&quot;&quot;;[$'Young Data'.B69])">
            <text:p/>
          </table:table-cell>
          <table:table-cell table:style-name="ce51" table:formula="of:=IF([$'Young Data'.C69]=&quot;&quot;;&quot;&quot;;[$'Young Data'.C69])">
            <text:p/>
          </table:table-cell>
          <table:table-cell table:style-name="ce51" table:formula="of:=IF([$'Young Data'.D69]=&quot;&quot;;&quot;&quot;;[$'Young Data'.D69])">
            <text:p/>
          </table:table-cell>
          <table:table-cell table:style-name="ce55" table:formula="of:=IF([$'Young Data'.E69]=&quot;&quot;;&quot;&quot;;[$'Young Data'.E69])">
            <text:p/>
          </table:table-cell>
          <table:table-cell table:style-name="ce55" table:formula="of:=IF([$'Young Data'.F69]=&quot;&quot;;&quot;&quot;;[$'Young Data'.F69])">
            <text:p/>
          </table:table-cell>
          <table:table-cell table:style-name="ce55" table:formula="of:=IF([$'Young Data'.G69]=&quot;&quot;;&quot;&quot;;[$'Young Data'.G69])">
            <text:p/>
          </table:table-cell>
          <table:table-cell table:style-name="ce55" table:formula="of:=IF([$'Young Data'.H69]=&quot;&quot;;&quot;&quot;;[$'Young Data'.H69])">
            <text:p/>
          </table:table-cell>
          <table:table-cell table:style-name="ce55" table:formula="of:=IF([$'Young Data'.I69]=&quot;&quot;;&quot;&quot;;[$'Young Data'.I69])">
            <text:p/>
          </table:table-cell>
          <table:table-cell table:style-name="ce62" table:formula="of:=IF([$'Young Data'.J69]=&quot;&quot;;&quot;&quot;;[$'Young Data'.J69])">
            <text:p/>
          </table:table-cell>
          <table:table-cell table:style-name="ce65" table:formula="of:=IF([$'Young Data'.K69]=&quot;&quot;;&quot;&quot;;[$'Young Data'.K69])">
            <text:p/>
          </table:table-cell>
          <table:table-cell table:style-name="ce65" table:formula="of:=IF([$'Young Data'.L69]=&quot;&quot;;&quot;&quot;;[$'Young Data'.L69])">
            <text:p/>
          </table:table-cell>
          <table:table-cell table:style-name="ce65" table:formula="of:=IF([$'Young Data'.M69]=&quot;&quot;;&quot;&quot;;[$'Young Data'.M69])">
            <text:p/>
          </table:table-cell>
          <table:table-cell table:style-name="ce65" table:formula="of:=IF([$'Young Data'.N69]=&quot;&quot;;&quot;&quot;;[$'Young Data'.N69])">
            <text:p/>
          </table:table-cell>
          <table:table-cell table:style-name="ce65" table:formula="of:=IF([$'Young Data'.O69]=&quot;&quot;;&quot;&quot;;[$'Young Data'.O69])">
            <text:p/>
          </table:table-cell>
          <table:table-cell table:style-name="ce71" table:formula="of:=IF([$'Young Data'.P69]=&quot;&quot;;&quot;&quot;;[$'Young Data'.P69])">
            <text:p/>
          </table:table-cell>
          <table:table-cell table:style-name="ce76" table:formula="of:=IF([$'Young Data'.Q69]=&quot;&quot;;&quot;&quot;;[$'Young Data'.Q69])">
            <text:p/>
          </table:table-cell>
          <table:table-cell table:style-name="ce80" table:formula="of:=IF([$'Young Data'.R69]=&quot;&quot;;&quot;&quot;;[$'Young Data'.R69])">
            <text:p/>
          </table:table-cell>
          <table:table-cell table:style-name="ce80" table:formula="of:=IF([$'Young Data'.S69]=&quot;&quot;;&quot;&quot;;[$'Young Data'.S69])">
            <text:p/>
          </table:table-cell>
          <table:table-cell table:style-name="ce84" table:formula="of:=IF([$'Young Data'.T69]=&quot;&quot;;&quot;&quot;;[$'Young Data'.T69])">
            <text:p/>
          </table:table-cell>
          <table:table-cell table:style-name="ce84" table:formula="of:=IF([$'Young Data'.U69]=&quot;&quot;;&quot;&quot;;[$'Young Data'.U69])">
            <text:p/>
          </table:table-cell>
          <table:table-cell table:style-name="ce84" table:formula="of:=IF([$'Young Data'.V69]=&quot;&quot;;&quot;&quot;;[$'Young Data'.V69])">
            <text:p/>
          </table:table-cell>
          <table:table-cell table:style-name="ce84" table:formula="of:=IF([$'Young Data'.W69]=&quot;&quot;;&quot;&quot;;[$'Young Data'.W69])">
            <text:p/>
          </table:table-cell>
          <table:table-cell table:style-name="ce84" table:formula="of:=IF([$'Young Data'.X69]=&quot;&quot;;&quot;&quot;;[$'Young Data'.X6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0]=&quot;&quot;;&quot;&quot;;[$'Young Data'.A70])">
            <text:p/>
          </table:table-cell>
          <table:table-cell table:style-name="ce51" table:formula="of:=IF([$'Young Data'.B70]=&quot;&quot;;&quot;&quot;;[$'Young Data'.B70])">
            <text:p/>
          </table:table-cell>
          <table:table-cell table:style-name="ce51" table:formula="of:=IF([$'Young Data'.C70]=&quot;&quot;;&quot;&quot;;[$'Young Data'.C70])">
            <text:p/>
          </table:table-cell>
          <table:table-cell table:style-name="ce51" table:formula="of:=IF([$'Young Data'.D70]=&quot;&quot;;&quot;&quot;;[$'Young Data'.D70])">
            <text:p/>
          </table:table-cell>
          <table:table-cell table:style-name="ce55" table:formula="of:=IF([$'Young Data'.E70]=&quot;&quot;;&quot;&quot;;[$'Young Data'.E70])">
            <text:p/>
          </table:table-cell>
          <table:table-cell table:style-name="ce55" table:formula="of:=IF([$'Young Data'.F70]=&quot;&quot;;&quot;&quot;;[$'Young Data'.F70])">
            <text:p/>
          </table:table-cell>
          <table:table-cell table:style-name="ce55" table:formula="of:=IF([$'Young Data'.G70]=&quot;&quot;;&quot;&quot;;[$'Young Data'.G70])">
            <text:p/>
          </table:table-cell>
          <table:table-cell table:style-name="ce55" table:formula="of:=IF([$'Young Data'.H70]=&quot;&quot;;&quot;&quot;;[$'Young Data'.H70])">
            <text:p/>
          </table:table-cell>
          <table:table-cell table:style-name="ce55" table:formula="of:=IF([$'Young Data'.I70]=&quot;&quot;;&quot;&quot;;[$'Young Data'.I70])">
            <text:p/>
          </table:table-cell>
          <table:table-cell table:style-name="ce62" table:formula="of:=IF([$'Young Data'.J70]=&quot;&quot;;&quot;&quot;;[$'Young Data'.J70])">
            <text:p/>
          </table:table-cell>
          <table:table-cell table:style-name="ce65" table:formula="of:=IF([$'Young Data'.K70]=&quot;&quot;;&quot;&quot;;[$'Young Data'.K70])">
            <text:p/>
          </table:table-cell>
          <table:table-cell table:style-name="ce65" table:formula="of:=IF([$'Young Data'.L70]=&quot;&quot;;&quot;&quot;;[$'Young Data'.L70])">
            <text:p/>
          </table:table-cell>
          <table:table-cell table:style-name="ce65" table:formula="of:=IF([$'Young Data'.M70]=&quot;&quot;;&quot;&quot;;[$'Young Data'.M70])">
            <text:p/>
          </table:table-cell>
          <table:table-cell table:style-name="ce65" table:formula="of:=IF([$'Young Data'.N70]=&quot;&quot;;&quot;&quot;;[$'Young Data'.N70])">
            <text:p/>
          </table:table-cell>
          <table:table-cell table:style-name="ce65" table:formula="of:=IF([$'Young Data'.O70]=&quot;&quot;;&quot;&quot;;[$'Young Data'.O70])">
            <text:p/>
          </table:table-cell>
          <table:table-cell table:style-name="ce71" table:formula="of:=IF([$'Young Data'.P70]=&quot;&quot;;&quot;&quot;;[$'Young Data'.P70])">
            <text:p/>
          </table:table-cell>
          <table:table-cell table:style-name="ce76" table:formula="of:=IF([$'Young Data'.Q70]=&quot;&quot;;&quot;&quot;;[$'Young Data'.Q70])">
            <text:p/>
          </table:table-cell>
          <table:table-cell table:style-name="ce80" table:formula="of:=IF([$'Young Data'.R70]=&quot;&quot;;&quot;&quot;;[$'Young Data'.R70])">
            <text:p/>
          </table:table-cell>
          <table:table-cell table:style-name="ce80" table:formula="of:=IF([$'Young Data'.S70]=&quot;&quot;;&quot;&quot;;[$'Young Data'.S70])">
            <text:p/>
          </table:table-cell>
          <table:table-cell table:style-name="ce84" table:formula="of:=IF([$'Young Data'.T70]=&quot;&quot;;&quot;&quot;;[$'Young Data'.T70])">
            <text:p/>
          </table:table-cell>
          <table:table-cell table:style-name="ce84" table:formula="of:=IF([$'Young Data'.U70]=&quot;&quot;;&quot;&quot;;[$'Young Data'.U70])">
            <text:p/>
          </table:table-cell>
          <table:table-cell table:style-name="ce84" table:formula="of:=IF([$'Young Data'.V70]=&quot;&quot;;&quot;&quot;;[$'Young Data'.V70])">
            <text:p/>
          </table:table-cell>
          <table:table-cell table:style-name="ce84" table:formula="of:=IF([$'Young Data'.W70]=&quot;&quot;;&quot;&quot;;[$'Young Data'.W70])">
            <text:p/>
          </table:table-cell>
          <table:table-cell table:style-name="ce84" table:formula="of:=IF([$'Young Data'.X70]=&quot;&quot;;&quot;&quot;;[$'Young Data'.X7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1]=&quot;&quot;;&quot;&quot;;[$'Young Data'.A71])">
            <text:p/>
          </table:table-cell>
          <table:table-cell table:style-name="ce51" table:formula="of:=IF([$'Young Data'.B71]=&quot;&quot;;&quot;&quot;;[$'Young Data'.B71])">
            <text:p/>
          </table:table-cell>
          <table:table-cell table:style-name="ce51" table:formula="of:=IF([$'Young Data'.C71]=&quot;&quot;;&quot;&quot;;[$'Young Data'.C71])">
            <text:p/>
          </table:table-cell>
          <table:table-cell table:style-name="ce51" table:formula="of:=IF([$'Young Data'.D71]=&quot;&quot;;&quot;&quot;;[$'Young Data'.D71])">
            <text:p/>
          </table:table-cell>
          <table:table-cell table:style-name="ce55" table:formula="of:=IF([$'Young Data'.E71]=&quot;&quot;;&quot;&quot;;[$'Young Data'.E71])">
            <text:p/>
          </table:table-cell>
          <table:table-cell table:style-name="ce55" table:formula="of:=IF([$'Young Data'.F71]=&quot;&quot;;&quot;&quot;;[$'Young Data'.F71])">
            <text:p/>
          </table:table-cell>
          <table:table-cell table:style-name="ce55" table:formula="of:=IF([$'Young Data'.G71]=&quot;&quot;;&quot;&quot;;[$'Young Data'.G71])">
            <text:p/>
          </table:table-cell>
          <table:table-cell table:style-name="ce55" table:formula="of:=IF([$'Young Data'.H71]=&quot;&quot;;&quot;&quot;;[$'Young Data'.H71])">
            <text:p/>
          </table:table-cell>
          <table:table-cell table:style-name="ce55" table:formula="of:=IF([$'Young Data'.I71]=&quot;&quot;;&quot;&quot;;[$'Young Data'.I71])">
            <text:p/>
          </table:table-cell>
          <table:table-cell table:style-name="ce62" table:formula="of:=IF([$'Young Data'.J71]=&quot;&quot;;&quot;&quot;;[$'Young Data'.J71])">
            <text:p/>
          </table:table-cell>
          <table:table-cell table:style-name="ce65" table:formula="of:=IF([$'Young Data'.K71]=&quot;&quot;;&quot;&quot;;[$'Young Data'.K71])">
            <text:p/>
          </table:table-cell>
          <table:table-cell table:style-name="ce65" table:formula="of:=IF([$'Young Data'.L71]=&quot;&quot;;&quot;&quot;;[$'Young Data'.L71])">
            <text:p/>
          </table:table-cell>
          <table:table-cell table:style-name="ce65" table:formula="of:=IF([$'Young Data'.M71]=&quot;&quot;;&quot;&quot;;[$'Young Data'.M71])">
            <text:p/>
          </table:table-cell>
          <table:table-cell table:style-name="ce65" table:formula="of:=IF([$'Young Data'.N71]=&quot;&quot;;&quot;&quot;;[$'Young Data'.N71])">
            <text:p/>
          </table:table-cell>
          <table:table-cell table:style-name="ce65" table:formula="of:=IF([$'Young Data'.O71]=&quot;&quot;;&quot;&quot;;[$'Young Data'.O71])">
            <text:p/>
          </table:table-cell>
          <table:table-cell table:style-name="ce71" table:formula="of:=IF([$'Young Data'.P71]=&quot;&quot;;&quot;&quot;;[$'Young Data'.P71])">
            <text:p/>
          </table:table-cell>
          <table:table-cell table:style-name="ce76" table:formula="of:=IF([$'Young Data'.Q71]=&quot;&quot;;&quot;&quot;;[$'Young Data'.Q71])">
            <text:p/>
          </table:table-cell>
          <table:table-cell table:style-name="ce80" table:formula="of:=IF([$'Young Data'.R71]=&quot;&quot;;&quot;&quot;;[$'Young Data'.R71])">
            <text:p/>
          </table:table-cell>
          <table:table-cell table:style-name="ce80" table:formula="of:=IF([$'Young Data'.S71]=&quot;&quot;;&quot;&quot;;[$'Young Data'.S71])">
            <text:p/>
          </table:table-cell>
          <table:table-cell table:style-name="ce84" table:formula="of:=IF([$'Young Data'.T71]=&quot;&quot;;&quot;&quot;;[$'Young Data'.T71])">
            <text:p/>
          </table:table-cell>
          <table:table-cell table:style-name="ce84" table:formula="of:=IF([$'Young Data'.U71]=&quot;&quot;;&quot;&quot;;[$'Young Data'.U71])">
            <text:p/>
          </table:table-cell>
          <table:table-cell table:style-name="ce84" table:formula="of:=IF([$'Young Data'.V71]=&quot;&quot;;&quot;&quot;;[$'Young Data'.V71])">
            <text:p/>
          </table:table-cell>
          <table:table-cell table:style-name="ce84" table:formula="of:=IF([$'Young Data'.W71]=&quot;&quot;;&quot;&quot;;[$'Young Data'.W71])">
            <text:p/>
          </table:table-cell>
          <table:table-cell table:style-name="ce84" table:formula="of:=IF([$'Young Data'.X71]=&quot;&quot;;&quot;&quot;;[$'Young Data'.X7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2]=&quot;&quot;;&quot;&quot;;[$'Young Data'.A72])">
            <text:p/>
          </table:table-cell>
          <table:table-cell table:style-name="ce51" table:formula="of:=IF([$'Young Data'.B72]=&quot;&quot;;&quot;&quot;;[$'Young Data'.B72])">
            <text:p/>
          </table:table-cell>
          <table:table-cell table:style-name="ce51" table:formula="of:=IF([$'Young Data'.C72]=&quot;&quot;;&quot;&quot;;[$'Young Data'.C72])">
            <text:p/>
          </table:table-cell>
          <table:table-cell table:style-name="ce51" table:formula="of:=IF([$'Young Data'.D72]=&quot;&quot;;&quot;&quot;;[$'Young Data'.D72])">
            <text:p/>
          </table:table-cell>
          <table:table-cell table:style-name="ce55" table:formula="of:=IF([$'Young Data'.E72]=&quot;&quot;;&quot;&quot;;[$'Young Data'.E72])">
            <text:p/>
          </table:table-cell>
          <table:table-cell table:style-name="ce55" table:formula="of:=IF([$'Young Data'.F72]=&quot;&quot;;&quot;&quot;;[$'Young Data'.F72])">
            <text:p/>
          </table:table-cell>
          <table:table-cell table:style-name="ce55" table:formula="of:=IF([$'Young Data'.G72]=&quot;&quot;;&quot;&quot;;[$'Young Data'.G72])">
            <text:p/>
          </table:table-cell>
          <table:table-cell table:style-name="ce55" table:formula="of:=IF([$'Young Data'.H72]=&quot;&quot;;&quot;&quot;;[$'Young Data'.H72])">
            <text:p/>
          </table:table-cell>
          <table:table-cell table:style-name="ce55" table:formula="of:=IF([$'Young Data'.I72]=&quot;&quot;;&quot;&quot;;[$'Young Data'.I72])">
            <text:p/>
          </table:table-cell>
          <table:table-cell table:style-name="ce62" table:formula="of:=IF([$'Young Data'.J72]=&quot;&quot;;&quot;&quot;;[$'Young Data'.J72])">
            <text:p/>
          </table:table-cell>
          <table:table-cell table:style-name="ce65" table:formula="of:=IF([$'Young Data'.K72]=&quot;&quot;;&quot;&quot;;[$'Young Data'.K72])">
            <text:p/>
          </table:table-cell>
          <table:table-cell table:style-name="ce65" table:formula="of:=IF([$'Young Data'.L72]=&quot;&quot;;&quot;&quot;;[$'Young Data'.L72])">
            <text:p/>
          </table:table-cell>
          <table:table-cell table:style-name="ce65" table:formula="of:=IF([$'Young Data'.M72]=&quot;&quot;;&quot;&quot;;[$'Young Data'.M72])">
            <text:p/>
          </table:table-cell>
          <table:table-cell table:style-name="ce65" table:formula="of:=IF([$'Young Data'.N72]=&quot;&quot;;&quot;&quot;;[$'Young Data'.N72])">
            <text:p/>
          </table:table-cell>
          <table:table-cell table:style-name="ce65" table:formula="of:=IF([$'Young Data'.O72]=&quot;&quot;;&quot;&quot;;[$'Young Data'.O72])">
            <text:p/>
          </table:table-cell>
          <table:table-cell table:style-name="ce71" table:formula="of:=IF([$'Young Data'.P72]=&quot;&quot;;&quot;&quot;;[$'Young Data'.P72])">
            <text:p/>
          </table:table-cell>
          <table:table-cell table:style-name="ce76" table:formula="of:=IF([$'Young Data'.Q72]=&quot;&quot;;&quot;&quot;;[$'Young Data'.Q72])">
            <text:p/>
          </table:table-cell>
          <table:table-cell table:style-name="ce80" table:formula="of:=IF([$'Young Data'.R72]=&quot;&quot;;&quot;&quot;;[$'Young Data'.R72])">
            <text:p/>
          </table:table-cell>
          <table:table-cell table:style-name="ce80" table:formula="of:=IF([$'Young Data'.S72]=&quot;&quot;;&quot;&quot;;[$'Young Data'.S72])">
            <text:p/>
          </table:table-cell>
          <table:table-cell table:style-name="ce84" table:formula="of:=IF([$'Young Data'.T72]=&quot;&quot;;&quot;&quot;;[$'Young Data'.T72])">
            <text:p/>
          </table:table-cell>
          <table:table-cell table:style-name="ce84" table:formula="of:=IF([$'Young Data'.U72]=&quot;&quot;;&quot;&quot;;[$'Young Data'.U72])">
            <text:p/>
          </table:table-cell>
          <table:table-cell table:style-name="ce84" table:formula="of:=IF([$'Young Data'.V72]=&quot;&quot;;&quot;&quot;;[$'Young Data'.V72])">
            <text:p/>
          </table:table-cell>
          <table:table-cell table:style-name="ce84" table:formula="of:=IF([$'Young Data'.W72]=&quot;&quot;;&quot;&quot;;[$'Young Data'.W72])">
            <text:p/>
          </table:table-cell>
          <table:table-cell table:style-name="ce84" table:formula="of:=IF([$'Young Data'.X72]=&quot;&quot;;&quot;&quot;;[$'Young Data'.X7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3]=&quot;&quot;;&quot;&quot;;[$'Young Data'.A73])">
            <text:p/>
          </table:table-cell>
          <table:table-cell table:style-name="ce51" table:formula="of:=IF([$'Young Data'.B73]=&quot;&quot;;&quot;&quot;;[$'Young Data'.B73])">
            <text:p/>
          </table:table-cell>
          <table:table-cell table:style-name="ce51" table:formula="of:=IF([$'Young Data'.C73]=&quot;&quot;;&quot;&quot;;[$'Young Data'.C73])">
            <text:p/>
          </table:table-cell>
          <table:table-cell table:style-name="ce51" table:formula="of:=IF([$'Young Data'.D73]=&quot;&quot;;&quot;&quot;;[$'Young Data'.D73])">
            <text:p/>
          </table:table-cell>
          <table:table-cell table:style-name="ce55" table:formula="of:=IF([$'Young Data'.E73]=&quot;&quot;;&quot;&quot;;[$'Young Data'.E73])">
            <text:p/>
          </table:table-cell>
          <table:table-cell table:style-name="ce55" table:formula="of:=IF([$'Young Data'.F73]=&quot;&quot;;&quot;&quot;;[$'Young Data'.F73])">
            <text:p/>
          </table:table-cell>
          <table:table-cell table:style-name="ce55" table:formula="of:=IF([$'Young Data'.G73]=&quot;&quot;;&quot;&quot;;[$'Young Data'.G73])">
            <text:p/>
          </table:table-cell>
          <table:table-cell table:style-name="ce55" table:formula="of:=IF([$'Young Data'.H73]=&quot;&quot;;&quot;&quot;;[$'Young Data'.H73])">
            <text:p/>
          </table:table-cell>
          <table:table-cell table:style-name="ce55" table:formula="of:=IF([$'Young Data'.I73]=&quot;&quot;;&quot;&quot;;[$'Young Data'.I73])">
            <text:p/>
          </table:table-cell>
          <table:table-cell table:style-name="ce62" table:formula="of:=IF([$'Young Data'.J73]=&quot;&quot;;&quot;&quot;;[$'Young Data'.J73])">
            <text:p/>
          </table:table-cell>
          <table:table-cell table:style-name="ce65" table:formula="of:=IF([$'Young Data'.K73]=&quot;&quot;;&quot;&quot;;[$'Young Data'.K73])">
            <text:p/>
          </table:table-cell>
          <table:table-cell table:style-name="ce65" table:formula="of:=IF([$'Young Data'.L73]=&quot;&quot;;&quot;&quot;;[$'Young Data'.L73])">
            <text:p/>
          </table:table-cell>
          <table:table-cell table:style-name="ce65" table:formula="of:=IF([$'Young Data'.M73]=&quot;&quot;;&quot;&quot;;[$'Young Data'.M73])">
            <text:p/>
          </table:table-cell>
          <table:table-cell table:style-name="ce65" table:formula="of:=IF([$'Young Data'.N73]=&quot;&quot;;&quot;&quot;;[$'Young Data'.N73])">
            <text:p/>
          </table:table-cell>
          <table:table-cell table:style-name="ce65" table:formula="of:=IF([$'Young Data'.O73]=&quot;&quot;;&quot;&quot;;[$'Young Data'.O73])">
            <text:p/>
          </table:table-cell>
          <table:table-cell table:style-name="ce71" table:formula="of:=IF([$'Young Data'.P73]=&quot;&quot;;&quot;&quot;;[$'Young Data'.P73])">
            <text:p/>
          </table:table-cell>
          <table:table-cell table:style-name="ce76" table:formula="of:=IF([$'Young Data'.Q73]=&quot;&quot;;&quot;&quot;;[$'Young Data'.Q73])">
            <text:p/>
          </table:table-cell>
          <table:table-cell table:style-name="ce80" table:formula="of:=IF([$'Young Data'.R73]=&quot;&quot;;&quot;&quot;;[$'Young Data'.R73])">
            <text:p/>
          </table:table-cell>
          <table:table-cell table:style-name="ce80" table:formula="of:=IF([$'Young Data'.S73]=&quot;&quot;;&quot;&quot;;[$'Young Data'.S73])">
            <text:p/>
          </table:table-cell>
          <table:table-cell table:style-name="ce84" table:formula="of:=IF([$'Young Data'.T73]=&quot;&quot;;&quot;&quot;;[$'Young Data'.T73])">
            <text:p/>
          </table:table-cell>
          <table:table-cell table:style-name="ce84" table:formula="of:=IF([$'Young Data'.U73]=&quot;&quot;;&quot;&quot;;[$'Young Data'.U73])">
            <text:p/>
          </table:table-cell>
          <table:table-cell table:style-name="ce84" table:formula="of:=IF([$'Young Data'.V73]=&quot;&quot;;&quot;&quot;;[$'Young Data'.V73])">
            <text:p/>
          </table:table-cell>
          <table:table-cell table:style-name="ce84" table:formula="of:=IF([$'Young Data'.W73]=&quot;&quot;;&quot;&quot;;[$'Young Data'.W73])">
            <text:p/>
          </table:table-cell>
          <table:table-cell table:style-name="ce84" table:formula="of:=IF([$'Young Data'.X73]=&quot;&quot;;&quot;&quot;;[$'Young Data'.X7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4]=&quot;&quot;;&quot;&quot;;[$'Young Data'.A74])">
            <text:p/>
          </table:table-cell>
          <table:table-cell table:style-name="ce51" table:formula="of:=IF([$'Young Data'.B74]=&quot;&quot;;&quot;&quot;;[$'Young Data'.B74])">
            <text:p/>
          </table:table-cell>
          <table:table-cell table:style-name="ce51" table:formula="of:=IF([$'Young Data'.C74]=&quot;&quot;;&quot;&quot;;[$'Young Data'.C74])">
            <text:p/>
          </table:table-cell>
          <table:table-cell table:style-name="ce51" table:formula="of:=IF([$'Young Data'.D74]=&quot;&quot;;&quot;&quot;;[$'Young Data'.D74])">
            <text:p/>
          </table:table-cell>
          <table:table-cell table:style-name="ce55" table:formula="of:=IF([$'Young Data'.E74]=&quot;&quot;;&quot;&quot;;[$'Young Data'.E74])">
            <text:p/>
          </table:table-cell>
          <table:table-cell table:style-name="ce55" table:formula="of:=IF([$'Young Data'.F74]=&quot;&quot;;&quot;&quot;;[$'Young Data'.F74])">
            <text:p/>
          </table:table-cell>
          <table:table-cell table:style-name="ce55" table:formula="of:=IF([$'Young Data'.G74]=&quot;&quot;;&quot;&quot;;[$'Young Data'.G74])">
            <text:p/>
          </table:table-cell>
          <table:table-cell table:style-name="ce55" table:formula="of:=IF([$'Young Data'.H74]=&quot;&quot;;&quot;&quot;;[$'Young Data'.H74])">
            <text:p/>
          </table:table-cell>
          <table:table-cell table:style-name="ce55" table:formula="of:=IF([$'Young Data'.I74]=&quot;&quot;;&quot;&quot;;[$'Young Data'.I74])">
            <text:p/>
          </table:table-cell>
          <table:table-cell table:style-name="ce62" table:formula="of:=IF([$'Young Data'.J74]=&quot;&quot;;&quot;&quot;;[$'Young Data'.J74])">
            <text:p/>
          </table:table-cell>
          <table:table-cell table:style-name="ce65" table:formula="of:=IF([$'Young Data'.K74]=&quot;&quot;;&quot;&quot;;[$'Young Data'.K74])">
            <text:p/>
          </table:table-cell>
          <table:table-cell table:style-name="ce65" table:formula="of:=IF([$'Young Data'.L74]=&quot;&quot;;&quot;&quot;;[$'Young Data'.L74])">
            <text:p/>
          </table:table-cell>
          <table:table-cell table:style-name="ce65" table:formula="of:=IF([$'Young Data'.M74]=&quot;&quot;;&quot;&quot;;[$'Young Data'.M74])">
            <text:p/>
          </table:table-cell>
          <table:table-cell table:style-name="ce65" table:formula="of:=IF([$'Young Data'.N74]=&quot;&quot;;&quot;&quot;;[$'Young Data'.N74])">
            <text:p/>
          </table:table-cell>
          <table:table-cell table:style-name="ce65" table:formula="of:=IF([$'Young Data'.O74]=&quot;&quot;;&quot;&quot;;[$'Young Data'.O74])">
            <text:p/>
          </table:table-cell>
          <table:table-cell table:style-name="ce71" table:formula="of:=IF([$'Young Data'.P74]=&quot;&quot;;&quot;&quot;;[$'Young Data'.P74])">
            <text:p/>
          </table:table-cell>
          <table:table-cell table:style-name="ce76" table:formula="of:=IF([$'Young Data'.Q74]=&quot;&quot;;&quot;&quot;;[$'Young Data'.Q74])">
            <text:p/>
          </table:table-cell>
          <table:table-cell table:style-name="ce80" table:formula="of:=IF([$'Young Data'.R74]=&quot;&quot;;&quot;&quot;;[$'Young Data'.R74])">
            <text:p/>
          </table:table-cell>
          <table:table-cell table:style-name="ce80" table:formula="of:=IF([$'Young Data'.S74]=&quot;&quot;;&quot;&quot;;[$'Young Data'.S74])">
            <text:p/>
          </table:table-cell>
          <table:table-cell table:style-name="ce84" table:formula="of:=IF([$'Young Data'.T74]=&quot;&quot;;&quot;&quot;;[$'Young Data'.T74])">
            <text:p/>
          </table:table-cell>
          <table:table-cell table:style-name="ce84" table:formula="of:=IF([$'Young Data'.U74]=&quot;&quot;;&quot;&quot;;[$'Young Data'.U74])">
            <text:p/>
          </table:table-cell>
          <table:table-cell table:style-name="ce84" table:formula="of:=IF([$'Young Data'.V74]=&quot;&quot;;&quot;&quot;;[$'Young Data'.V74])">
            <text:p/>
          </table:table-cell>
          <table:table-cell table:style-name="ce84" table:formula="of:=IF([$'Young Data'.W74]=&quot;&quot;;&quot;&quot;;[$'Young Data'.W74])">
            <text:p/>
          </table:table-cell>
          <table:table-cell table:style-name="ce84" table:formula="of:=IF([$'Young Data'.X74]=&quot;&quot;;&quot;&quot;;[$'Young Data'.X7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5]=&quot;&quot;;&quot;&quot;;[$'Young Data'.A75])">
            <text:p/>
          </table:table-cell>
          <table:table-cell table:style-name="ce51" table:formula="of:=IF([$'Young Data'.B75]=&quot;&quot;;&quot;&quot;;[$'Young Data'.B75])">
            <text:p/>
          </table:table-cell>
          <table:table-cell table:style-name="ce51" table:formula="of:=IF([$'Young Data'.C75]=&quot;&quot;;&quot;&quot;;[$'Young Data'.C75])">
            <text:p/>
          </table:table-cell>
          <table:table-cell table:style-name="ce51" table:formula="of:=IF([$'Young Data'.D75]=&quot;&quot;;&quot;&quot;;[$'Young Data'.D75])">
            <text:p/>
          </table:table-cell>
          <table:table-cell table:style-name="ce55" table:formula="of:=IF([$'Young Data'.E75]=&quot;&quot;;&quot;&quot;;[$'Young Data'.E75])">
            <text:p/>
          </table:table-cell>
          <table:table-cell table:style-name="ce55" table:formula="of:=IF([$'Young Data'.F75]=&quot;&quot;;&quot;&quot;;[$'Young Data'.F75])">
            <text:p/>
          </table:table-cell>
          <table:table-cell table:style-name="ce55" table:formula="of:=IF([$'Young Data'.G75]=&quot;&quot;;&quot;&quot;;[$'Young Data'.G75])">
            <text:p/>
          </table:table-cell>
          <table:table-cell table:style-name="ce55" table:formula="of:=IF([$'Young Data'.H75]=&quot;&quot;;&quot;&quot;;[$'Young Data'.H75])">
            <text:p/>
          </table:table-cell>
          <table:table-cell table:style-name="ce55" table:formula="of:=IF([$'Young Data'.I75]=&quot;&quot;;&quot;&quot;;[$'Young Data'.I75])">
            <text:p/>
          </table:table-cell>
          <table:table-cell table:style-name="ce62" table:formula="of:=IF([$'Young Data'.J75]=&quot;&quot;;&quot;&quot;;[$'Young Data'.J75])">
            <text:p/>
          </table:table-cell>
          <table:table-cell table:style-name="ce65" table:formula="of:=IF([$'Young Data'.K75]=&quot;&quot;;&quot;&quot;;[$'Young Data'.K75])">
            <text:p/>
          </table:table-cell>
          <table:table-cell table:style-name="ce65" table:formula="of:=IF([$'Young Data'.L75]=&quot;&quot;;&quot;&quot;;[$'Young Data'.L75])">
            <text:p/>
          </table:table-cell>
          <table:table-cell table:style-name="ce65" table:formula="of:=IF([$'Young Data'.M75]=&quot;&quot;;&quot;&quot;;[$'Young Data'.M75])">
            <text:p/>
          </table:table-cell>
          <table:table-cell table:style-name="ce65" table:formula="of:=IF([$'Young Data'.N75]=&quot;&quot;;&quot;&quot;;[$'Young Data'.N75])">
            <text:p/>
          </table:table-cell>
          <table:table-cell table:style-name="ce65" table:formula="of:=IF([$'Young Data'.O75]=&quot;&quot;;&quot;&quot;;[$'Young Data'.O75])">
            <text:p/>
          </table:table-cell>
          <table:table-cell table:style-name="ce71" table:formula="of:=IF([$'Young Data'.P75]=&quot;&quot;;&quot;&quot;;[$'Young Data'.P75])">
            <text:p/>
          </table:table-cell>
          <table:table-cell table:style-name="ce76" table:formula="of:=IF([$'Young Data'.Q75]=&quot;&quot;;&quot;&quot;;[$'Young Data'.Q75])">
            <text:p/>
          </table:table-cell>
          <table:table-cell table:style-name="ce80" table:formula="of:=IF([$'Young Data'.R75]=&quot;&quot;;&quot;&quot;;[$'Young Data'.R75])">
            <text:p/>
          </table:table-cell>
          <table:table-cell table:style-name="ce80" table:formula="of:=IF([$'Young Data'.S75]=&quot;&quot;;&quot;&quot;;[$'Young Data'.S75])">
            <text:p/>
          </table:table-cell>
          <table:table-cell table:style-name="ce84" table:formula="of:=IF([$'Young Data'.T75]=&quot;&quot;;&quot;&quot;;[$'Young Data'.T75])">
            <text:p/>
          </table:table-cell>
          <table:table-cell table:style-name="ce84" table:formula="of:=IF([$'Young Data'.U75]=&quot;&quot;;&quot;&quot;;[$'Young Data'.U75])">
            <text:p/>
          </table:table-cell>
          <table:table-cell table:style-name="ce84" table:formula="of:=IF([$'Young Data'.V75]=&quot;&quot;;&quot;&quot;;[$'Young Data'.V75])">
            <text:p/>
          </table:table-cell>
          <table:table-cell table:style-name="ce84" table:formula="of:=IF([$'Young Data'.W75]=&quot;&quot;;&quot;&quot;;[$'Young Data'.W75])">
            <text:p/>
          </table:table-cell>
          <table:table-cell table:style-name="ce84" table:formula="of:=IF([$'Young Data'.X75]=&quot;&quot;;&quot;&quot;;[$'Young Data'.X7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6]=&quot;&quot;;&quot;&quot;;[$'Young Data'.A76])">
            <text:p/>
          </table:table-cell>
          <table:table-cell table:style-name="ce51" table:formula="of:=IF([$'Young Data'.B76]=&quot;&quot;;&quot;&quot;;[$'Young Data'.B76])">
            <text:p/>
          </table:table-cell>
          <table:table-cell table:style-name="ce51" table:formula="of:=IF([$'Young Data'.C76]=&quot;&quot;;&quot;&quot;;[$'Young Data'.C76])">
            <text:p/>
          </table:table-cell>
          <table:table-cell table:style-name="ce51" table:formula="of:=IF([$'Young Data'.D76]=&quot;&quot;;&quot;&quot;;[$'Young Data'.D76])">
            <text:p/>
          </table:table-cell>
          <table:table-cell table:style-name="ce55" table:formula="of:=IF([$'Young Data'.E76]=&quot;&quot;;&quot;&quot;;[$'Young Data'.E76])">
            <text:p/>
          </table:table-cell>
          <table:table-cell table:style-name="ce55" table:formula="of:=IF([$'Young Data'.F76]=&quot;&quot;;&quot;&quot;;[$'Young Data'.F76])">
            <text:p/>
          </table:table-cell>
          <table:table-cell table:style-name="ce55" table:formula="of:=IF([$'Young Data'.G76]=&quot;&quot;;&quot;&quot;;[$'Young Data'.G76])">
            <text:p/>
          </table:table-cell>
          <table:table-cell table:style-name="ce55" table:formula="of:=IF([$'Young Data'.H76]=&quot;&quot;;&quot;&quot;;[$'Young Data'.H76])">
            <text:p/>
          </table:table-cell>
          <table:table-cell table:style-name="ce55" table:formula="of:=IF([$'Young Data'.I76]=&quot;&quot;;&quot;&quot;;[$'Young Data'.I76])">
            <text:p/>
          </table:table-cell>
          <table:table-cell table:style-name="ce62" table:formula="of:=IF([$'Young Data'.J76]=&quot;&quot;;&quot;&quot;;[$'Young Data'.J76])">
            <text:p/>
          </table:table-cell>
          <table:table-cell table:style-name="ce65" table:formula="of:=IF([$'Young Data'.K76]=&quot;&quot;;&quot;&quot;;[$'Young Data'.K76])">
            <text:p/>
          </table:table-cell>
          <table:table-cell table:style-name="ce65" table:formula="of:=IF([$'Young Data'.L76]=&quot;&quot;;&quot;&quot;;[$'Young Data'.L76])">
            <text:p/>
          </table:table-cell>
          <table:table-cell table:style-name="ce65" table:formula="of:=IF([$'Young Data'.M76]=&quot;&quot;;&quot;&quot;;[$'Young Data'.M76])">
            <text:p/>
          </table:table-cell>
          <table:table-cell table:style-name="ce65" table:formula="of:=IF([$'Young Data'.N76]=&quot;&quot;;&quot;&quot;;[$'Young Data'.N76])">
            <text:p/>
          </table:table-cell>
          <table:table-cell table:style-name="ce65" table:formula="of:=IF([$'Young Data'.O76]=&quot;&quot;;&quot;&quot;;[$'Young Data'.O76])">
            <text:p/>
          </table:table-cell>
          <table:table-cell table:style-name="ce71" table:formula="of:=IF([$'Young Data'.P76]=&quot;&quot;;&quot;&quot;;[$'Young Data'.P76])">
            <text:p/>
          </table:table-cell>
          <table:table-cell table:style-name="ce76" table:formula="of:=IF([$'Young Data'.Q76]=&quot;&quot;;&quot;&quot;;[$'Young Data'.Q76])">
            <text:p/>
          </table:table-cell>
          <table:table-cell table:style-name="ce80" table:formula="of:=IF([$'Young Data'.R76]=&quot;&quot;;&quot;&quot;;[$'Young Data'.R76])">
            <text:p/>
          </table:table-cell>
          <table:table-cell table:style-name="ce80" table:formula="of:=IF([$'Young Data'.S76]=&quot;&quot;;&quot;&quot;;[$'Young Data'.S76])">
            <text:p/>
          </table:table-cell>
          <table:table-cell table:style-name="ce84" table:formula="of:=IF([$'Young Data'.T76]=&quot;&quot;;&quot;&quot;;[$'Young Data'.T76])">
            <text:p/>
          </table:table-cell>
          <table:table-cell table:style-name="ce84" table:formula="of:=IF([$'Young Data'.U76]=&quot;&quot;;&quot;&quot;;[$'Young Data'.U76])">
            <text:p/>
          </table:table-cell>
          <table:table-cell table:style-name="ce84" table:formula="of:=IF([$'Young Data'.V76]=&quot;&quot;;&quot;&quot;;[$'Young Data'.V76])">
            <text:p/>
          </table:table-cell>
          <table:table-cell table:style-name="ce84" table:formula="of:=IF([$'Young Data'.W76]=&quot;&quot;;&quot;&quot;;[$'Young Data'.W76])">
            <text:p/>
          </table:table-cell>
          <table:table-cell table:style-name="ce84" table:formula="of:=IF([$'Young Data'.X76]=&quot;&quot;;&quot;&quot;;[$'Young Data'.X7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7]=&quot;&quot;;&quot;&quot;;[$'Young Data'.A77])">
            <text:p/>
          </table:table-cell>
          <table:table-cell table:style-name="ce51" table:formula="of:=IF([$'Young Data'.B77]=&quot;&quot;;&quot;&quot;;[$'Young Data'.B77])">
            <text:p/>
          </table:table-cell>
          <table:table-cell table:style-name="ce51" table:formula="of:=IF([$'Young Data'.C77]=&quot;&quot;;&quot;&quot;;[$'Young Data'.C77])">
            <text:p/>
          </table:table-cell>
          <table:table-cell table:style-name="ce51" table:formula="of:=IF([$'Young Data'.D77]=&quot;&quot;;&quot;&quot;;[$'Young Data'.D77])">
            <text:p/>
          </table:table-cell>
          <table:table-cell table:style-name="ce55" table:formula="of:=IF([$'Young Data'.E77]=&quot;&quot;;&quot;&quot;;[$'Young Data'.E77])">
            <text:p/>
          </table:table-cell>
          <table:table-cell table:style-name="ce55" table:formula="of:=IF([$'Young Data'.F77]=&quot;&quot;;&quot;&quot;;[$'Young Data'.F77])">
            <text:p/>
          </table:table-cell>
          <table:table-cell table:style-name="ce55" table:formula="of:=IF([$'Young Data'.G77]=&quot;&quot;;&quot;&quot;;[$'Young Data'.G77])">
            <text:p/>
          </table:table-cell>
          <table:table-cell table:style-name="ce55" table:formula="of:=IF([$'Young Data'.H77]=&quot;&quot;;&quot;&quot;;[$'Young Data'.H77])">
            <text:p/>
          </table:table-cell>
          <table:table-cell table:style-name="ce55" table:formula="of:=IF([$'Young Data'.I77]=&quot;&quot;;&quot;&quot;;[$'Young Data'.I77])">
            <text:p/>
          </table:table-cell>
          <table:table-cell table:style-name="ce62" table:formula="of:=IF([$'Young Data'.J77]=&quot;&quot;;&quot;&quot;;[$'Young Data'.J77])">
            <text:p/>
          </table:table-cell>
          <table:table-cell table:style-name="ce65" table:formula="of:=IF([$'Young Data'.K77]=&quot;&quot;;&quot;&quot;;[$'Young Data'.K77])">
            <text:p/>
          </table:table-cell>
          <table:table-cell table:style-name="ce65" table:formula="of:=IF([$'Young Data'.L77]=&quot;&quot;;&quot;&quot;;[$'Young Data'.L77])">
            <text:p/>
          </table:table-cell>
          <table:table-cell table:style-name="ce65" table:formula="of:=IF([$'Young Data'.M77]=&quot;&quot;;&quot;&quot;;[$'Young Data'.M77])">
            <text:p/>
          </table:table-cell>
          <table:table-cell table:style-name="ce65" table:formula="of:=IF([$'Young Data'.N77]=&quot;&quot;;&quot;&quot;;[$'Young Data'.N77])">
            <text:p/>
          </table:table-cell>
          <table:table-cell table:style-name="ce65" table:formula="of:=IF([$'Young Data'.O77]=&quot;&quot;;&quot;&quot;;[$'Young Data'.O77])">
            <text:p/>
          </table:table-cell>
          <table:table-cell table:style-name="ce71" table:formula="of:=IF([$'Young Data'.P77]=&quot;&quot;;&quot;&quot;;[$'Young Data'.P77])">
            <text:p/>
          </table:table-cell>
          <table:table-cell table:style-name="ce76" table:formula="of:=IF([$'Young Data'.Q77]=&quot;&quot;;&quot;&quot;;[$'Young Data'.Q77])">
            <text:p/>
          </table:table-cell>
          <table:table-cell table:style-name="ce80" table:formula="of:=IF([$'Young Data'.R77]=&quot;&quot;;&quot;&quot;;[$'Young Data'.R77])">
            <text:p/>
          </table:table-cell>
          <table:table-cell table:style-name="ce80" table:formula="of:=IF([$'Young Data'.S77]=&quot;&quot;;&quot;&quot;;[$'Young Data'.S77])">
            <text:p/>
          </table:table-cell>
          <table:table-cell table:style-name="ce84" table:formula="of:=IF([$'Young Data'.T77]=&quot;&quot;;&quot;&quot;;[$'Young Data'.T77])">
            <text:p/>
          </table:table-cell>
          <table:table-cell table:style-name="ce84" table:formula="of:=IF([$'Young Data'.U77]=&quot;&quot;;&quot;&quot;;[$'Young Data'.U77])">
            <text:p/>
          </table:table-cell>
          <table:table-cell table:style-name="ce84" table:formula="of:=IF([$'Young Data'.V77]=&quot;&quot;;&quot;&quot;;[$'Young Data'.V77])">
            <text:p/>
          </table:table-cell>
          <table:table-cell table:style-name="ce84" table:formula="of:=IF([$'Young Data'.W77]=&quot;&quot;;&quot;&quot;;[$'Young Data'.W77])">
            <text:p/>
          </table:table-cell>
          <table:table-cell table:style-name="ce84" table:formula="of:=IF([$'Young Data'.X77]=&quot;&quot;;&quot;&quot;;[$'Young Data'.X7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8]=&quot;&quot;;&quot;&quot;;[$'Young Data'.A78])">
            <text:p/>
          </table:table-cell>
          <table:table-cell table:style-name="ce51" table:formula="of:=IF([$'Young Data'.B78]=&quot;&quot;;&quot;&quot;;[$'Young Data'.B78])">
            <text:p/>
          </table:table-cell>
          <table:table-cell table:style-name="ce51" table:formula="of:=IF([$'Young Data'.C78]=&quot;&quot;;&quot;&quot;;[$'Young Data'.C78])">
            <text:p/>
          </table:table-cell>
          <table:table-cell table:style-name="ce51" table:formula="of:=IF([$'Young Data'.D78]=&quot;&quot;;&quot;&quot;;[$'Young Data'.D78])">
            <text:p/>
          </table:table-cell>
          <table:table-cell table:style-name="ce55" table:formula="of:=IF([$'Young Data'.E78]=&quot;&quot;;&quot;&quot;;[$'Young Data'.E78])">
            <text:p/>
          </table:table-cell>
          <table:table-cell table:style-name="ce55" table:formula="of:=IF([$'Young Data'.F78]=&quot;&quot;;&quot;&quot;;[$'Young Data'.F78])">
            <text:p/>
          </table:table-cell>
          <table:table-cell table:style-name="ce55" table:formula="of:=IF([$'Young Data'.G78]=&quot;&quot;;&quot;&quot;;[$'Young Data'.G78])">
            <text:p/>
          </table:table-cell>
          <table:table-cell table:style-name="ce55" table:formula="of:=IF([$'Young Data'.H78]=&quot;&quot;;&quot;&quot;;[$'Young Data'.H78])">
            <text:p/>
          </table:table-cell>
          <table:table-cell table:style-name="ce55" table:formula="of:=IF([$'Young Data'.I78]=&quot;&quot;;&quot;&quot;;[$'Young Data'.I78])">
            <text:p/>
          </table:table-cell>
          <table:table-cell table:style-name="ce62" table:formula="of:=IF([$'Young Data'.J78]=&quot;&quot;;&quot;&quot;;[$'Young Data'.J78])">
            <text:p/>
          </table:table-cell>
          <table:table-cell table:style-name="ce65" table:formula="of:=IF([$'Young Data'.K78]=&quot;&quot;;&quot;&quot;;[$'Young Data'.K78])">
            <text:p/>
          </table:table-cell>
          <table:table-cell table:style-name="ce65" table:formula="of:=IF([$'Young Data'.L78]=&quot;&quot;;&quot;&quot;;[$'Young Data'.L78])">
            <text:p/>
          </table:table-cell>
          <table:table-cell table:style-name="ce65" table:formula="of:=IF([$'Young Data'.M78]=&quot;&quot;;&quot;&quot;;[$'Young Data'.M78])">
            <text:p/>
          </table:table-cell>
          <table:table-cell table:style-name="ce65" table:formula="of:=IF([$'Young Data'.N78]=&quot;&quot;;&quot;&quot;;[$'Young Data'.N78])">
            <text:p/>
          </table:table-cell>
          <table:table-cell table:style-name="ce65" table:formula="of:=IF([$'Young Data'.O78]=&quot;&quot;;&quot;&quot;;[$'Young Data'.O78])">
            <text:p/>
          </table:table-cell>
          <table:table-cell table:style-name="ce71" table:formula="of:=IF([$'Young Data'.P78]=&quot;&quot;;&quot;&quot;;[$'Young Data'.P78])">
            <text:p/>
          </table:table-cell>
          <table:table-cell table:style-name="ce76" table:formula="of:=IF([$'Young Data'.Q78]=&quot;&quot;;&quot;&quot;;[$'Young Data'.Q78])">
            <text:p/>
          </table:table-cell>
          <table:table-cell table:style-name="ce80" table:formula="of:=IF([$'Young Data'.R78]=&quot;&quot;;&quot;&quot;;[$'Young Data'.R78])">
            <text:p/>
          </table:table-cell>
          <table:table-cell table:style-name="ce80" table:formula="of:=IF([$'Young Data'.S78]=&quot;&quot;;&quot;&quot;;[$'Young Data'.S78])">
            <text:p/>
          </table:table-cell>
          <table:table-cell table:style-name="ce84" table:formula="of:=IF([$'Young Data'.T78]=&quot;&quot;;&quot;&quot;;[$'Young Data'.T78])">
            <text:p/>
          </table:table-cell>
          <table:table-cell table:style-name="ce84" table:formula="of:=IF([$'Young Data'.U78]=&quot;&quot;;&quot;&quot;;[$'Young Data'.U78])">
            <text:p/>
          </table:table-cell>
          <table:table-cell table:style-name="ce84" table:formula="of:=IF([$'Young Data'.V78]=&quot;&quot;;&quot;&quot;;[$'Young Data'.V78])">
            <text:p/>
          </table:table-cell>
          <table:table-cell table:style-name="ce84" table:formula="of:=IF([$'Young Data'.W78]=&quot;&quot;;&quot;&quot;;[$'Young Data'.W78])">
            <text:p/>
          </table:table-cell>
          <table:table-cell table:style-name="ce84" table:formula="of:=IF([$'Young Data'.X78]=&quot;&quot;;&quot;&quot;;[$'Young Data'.X7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79]=&quot;&quot;;&quot;&quot;;[$'Young Data'.A79])">
            <text:p/>
          </table:table-cell>
          <table:table-cell table:style-name="ce51" table:formula="of:=IF([$'Young Data'.B79]=&quot;&quot;;&quot;&quot;;[$'Young Data'.B79])">
            <text:p/>
          </table:table-cell>
          <table:table-cell table:style-name="ce51" table:formula="of:=IF([$'Young Data'.C79]=&quot;&quot;;&quot;&quot;;[$'Young Data'.C79])">
            <text:p/>
          </table:table-cell>
          <table:table-cell table:style-name="ce51" table:formula="of:=IF([$'Young Data'.D79]=&quot;&quot;;&quot;&quot;;[$'Young Data'.D79])">
            <text:p/>
          </table:table-cell>
          <table:table-cell table:style-name="ce55" table:formula="of:=IF([$'Young Data'.E79]=&quot;&quot;;&quot;&quot;;[$'Young Data'.E79])">
            <text:p/>
          </table:table-cell>
          <table:table-cell table:style-name="ce55" table:formula="of:=IF([$'Young Data'.F79]=&quot;&quot;;&quot;&quot;;[$'Young Data'.F79])">
            <text:p/>
          </table:table-cell>
          <table:table-cell table:style-name="ce55" table:formula="of:=IF([$'Young Data'.G79]=&quot;&quot;;&quot;&quot;;[$'Young Data'.G79])">
            <text:p/>
          </table:table-cell>
          <table:table-cell table:style-name="ce55" table:formula="of:=IF([$'Young Data'.H79]=&quot;&quot;;&quot;&quot;;[$'Young Data'.H79])">
            <text:p/>
          </table:table-cell>
          <table:table-cell table:style-name="ce55" table:formula="of:=IF([$'Young Data'.I79]=&quot;&quot;;&quot;&quot;;[$'Young Data'.I79])">
            <text:p/>
          </table:table-cell>
          <table:table-cell table:style-name="ce62" table:formula="of:=IF([$'Young Data'.J79]=&quot;&quot;;&quot;&quot;;[$'Young Data'.J79])">
            <text:p/>
          </table:table-cell>
          <table:table-cell table:style-name="ce65" table:formula="of:=IF([$'Young Data'.K79]=&quot;&quot;;&quot;&quot;;[$'Young Data'.K79])">
            <text:p/>
          </table:table-cell>
          <table:table-cell table:style-name="ce65" table:formula="of:=IF([$'Young Data'.L79]=&quot;&quot;;&quot;&quot;;[$'Young Data'.L79])">
            <text:p/>
          </table:table-cell>
          <table:table-cell table:style-name="ce65" table:formula="of:=IF([$'Young Data'.M79]=&quot;&quot;;&quot;&quot;;[$'Young Data'.M79])">
            <text:p/>
          </table:table-cell>
          <table:table-cell table:style-name="ce65" table:formula="of:=IF([$'Young Data'.N79]=&quot;&quot;;&quot;&quot;;[$'Young Data'.N79])">
            <text:p/>
          </table:table-cell>
          <table:table-cell table:style-name="ce65" table:formula="of:=IF([$'Young Data'.O79]=&quot;&quot;;&quot;&quot;;[$'Young Data'.O79])">
            <text:p/>
          </table:table-cell>
          <table:table-cell table:style-name="ce71" table:formula="of:=IF([$'Young Data'.P79]=&quot;&quot;;&quot;&quot;;[$'Young Data'.P79])">
            <text:p/>
          </table:table-cell>
          <table:table-cell table:style-name="ce76" table:formula="of:=IF([$'Young Data'.Q79]=&quot;&quot;;&quot;&quot;;[$'Young Data'.Q79])">
            <text:p/>
          </table:table-cell>
          <table:table-cell table:style-name="ce80" table:formula="of:=IF([$'Young Data'.R79]=&quot;&quot;;&quot;&quot;;[$'Young Data'.R79])">
            <text:p/>
          </table:table-cell>
          <table:table-cell table:style-name="ce80" table:formula="of:=IF([$'Young Data'.S79]=&quot;&quot;;&quot;&quot;;[$'Young Data'.S79])">
            <text:p/>
          </table:table-cell>
          <table:table-cell table:style-name="ce84" table:formula="of:=IF([$'Young Data'.T79]=&quot;&quot;;&quot;&quot;;[$'Young Data'.T79])">
            <text:p/>
          </table:table-cell>
          <table:table-cell table:style-name="ce84" table:formula="of:=IF([$'Young Data'.U79]=&quot;&quot;;&quot;&quot;;[$'Young Data'.U79])">
            <text:p/>
          </table:table-cell>
          <table:table-cell table:style-name="ce84" table:formula="of:=IF([$'Young Data'.V79]=&quot;&quot;;&quot;&quot;;[$'Young Data'.V79])">
            <text:p/>
          </table:table-cell>
          <table:table-cell table:style-name="ce84" table:formula="of:=IF([$'Young Data'.W79]=&quot;&quot;;&quot;&quot;;[$'Young Data'.W79])">
            <text:p/>
          </table:table-cell>
          <table:table-cell table:style-name="ce84" table:formula="of:=IF([$'Young Data'.X79]=&quot;&quot;;&quot;&quot;;[$'Young Data'.X7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0]=&quot;&quot;;&quot;&quot;;[$'Young Data'.A80])">
            <text:p/>
          </table:table-cell>
          <table:table-cell table:style-name="ce51" table:formula="of:=IF([$'Young Data'.B80]=&quot;&quot;;&quot;&quot;;[$'Young Data'.B80])">
            <text:p/>
          </table:table-cell>
          <table:table-cell table:style-name="ce51" table:formula="of:=IF([$'Young Data'.C80]=&quot;&quot;;&quot;&quot;;[$'Young Data'.C80])">
            <text:p/>
          </table:table-cell>
          <table:table-cell table:style-name="ce51" table:formula="of:=IF([$'Young Data'.D80]=&quot;&quot;;&quot;&quot;;[$'Young Data'.D80])">
            <text:p/>
          </table:table-cell>
          <table:table-cell table:style-name="ce55" table:formula="of:=IF([$'Young Data'.E80]=&quot;&quot;;&quot;&quot;;[$'Young Data'.E80])">
            <text:p/>
          </table:table-cell>
          <table:table-cell table:style-name="ce55" table:formula="of:=IF([$'Young Data'.F80]=&quot;&quot;;&quot;&quot;;[$'Young Data'.F80])">
            <text:p/>
          </table:table-cell>
          <table:table-cell table:style-name="ce55" table:formula="of:=IF([$'Young Data'.G80]=&quot;&quot;;&quot;&quot;;[$'Young Data'.G80])">
            <text:p/>
          </table:table-cell>
          <table:table-cell table:style-name="ce55" table:formula="of:=IF([$'Young Data'.H80]=&quot;&quot;;&quot;&quot;;[$'Young Data'.H80])">
            <text:p/>
          </table:table-cell>
          <table:table-cell table:style-name="ce55" table:formula="of:=IF([$'Young Data'.I80]=&quot;&quot;;&quot;&quot;;[$'Young Data'.I80])">
            <text:p/>
          </table:table-cell>
          <table:table-cell table:style-name="ce62" table:formula="of:=IF([$'Young Data'.J80]=&quot;&quot;;&quot;&quot;;[$'Young Data'.J80])">
            <text:p/>
          </table:table-cell>
          <table:table-cell table:style-name="ce65" table:formula="of:=IF([$'Young Data'.K80]=&quot;&quot;;&quot;&quot;;[$'Young Data'.K80])">
            <text:p/>
          </table:table-cell>
          <table:table-cell table:style-name="ce65" table:formula="of:=IF([$'Young Data'.L80]=&quot;&quot;;&quot;&quot;;[$'Young Data'.L80])">
            <text:p/>
          </table:table-cell>
          <table:table-cell table:style-name="ce65" table:formula="of:=IF([$'Young Data'.M80]=&quot;&quot;;&quot;&quot;;[$'Young Data'.M80])">
            <text:p/>
          </table:table-cell>
          <table:table-cell table:style-name="ce65" table:formula="of:=IF([$'Young Data'.N80]=&quot;&quot;;&quot;&quot;;[$'Young Data'.N80])">
            <text:p/>
          </table:table-cell>
          <table:table-cell table:style-name="ce65" table:formula="of:=IF([$'Young Data'.O80]=&quot;&quot;;&quot;&quot;;[$'Young Data'.O80])">
            <text:p/>
          </table:table-cell>
          <table:table-cell table:style-name="ce71" table:formula="of:=IF([$'Young Data'.P80]=&quot;&quot;;&quot;&quot;;[$'Young Data'.P80])">
            <text:p/>
          </table:table-cell>
          <table:table-cell table:style-name="ce76" table:formula="of:=IF([$'Young Data'.Q80]=&quot;&quot;;&quot;&quot;;[$'Young Data'.Q80])">
            <text:p/>
          </table:table-cell>
          <table:table-cell table:style-name="ce80" table:formula="of:=IF([$'Young Data'.R80]=&quot;&quot;;&quot;&quot;;[$'Young Data'.R80])">
            <text:p/>
          </table:table-cell>
          <table:table-cell table:style-name="ce80" table:formula="of:=IF([$'Young Data'.S80]=&quot;&quot;;&quot;&quot;;[$'Young Data'.S80])">
            <text:p/>
          </table:table-cell>
          <table:table-cell table:style-name="ce84" table:formula="of:=IF([$'Young Data'.T80]=&quot;&quot;;&quot;&quot;;[$'Young Data'.T80])">
            <text:p/>
          </table:table-cell>
          <table:table-cell table:style-name="ce84" table:formula="of:=IF([$'Young Data'.U80]=&quot;&quot;;&quot;&quot;;[$'Young Data'.U80])">
            <text:p/>
          </table:table-cell>
          <table:table-cell table:style-name="ce84" table:formula="of:=IF([$'Young Data'.V80]=&quot;&quot;;&quot;&quot;;[$'Young Data'.V80])">
            <text:p/>
          </table:table-cell>
          <table:table-cell table:style-name="ce84" table:formula="of:=IF([$'Young Data'.W80]=&quot;&quot;;&quot;&quot;;[$'Young Data'.W80])">
            <text:p/>
          </table:table-cell>
          <table:table-cell table:style-name="ce84" table:formula="of:=IF([$'Young Data'.X80]=&quot;&quot;;&quot;&quot;;[$'Young Data'.X8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1]=&quot;&quot;;&quot;&quot;;[$'Young Data'.A81])">
            <text:p/>
          </table:table-cell>
          <table:table-cell table:style-name="ce51" table:formula="of:=IF([$'Young Data'.B81]=&quot;&quot;;&quot;&quot;;[$'Young Data'.B81])">
            <text:p/>
          </table:table-cell>
          <table:table-cell table:style-name="ce51" table:formula="of:=IF([$'Young Data'.C81]=&quot;&quot;;&quot;&quot;;[$'Young Data'.C81])">
            <text:p/>
          </table:table-cell>
          <table:table-cell table:style-name="ce51" table:formula="of:=IF([$'Young Data'.D81]=&quot;&quot;;&quot;&quot;;[$'Young Data'.D81])">
            <text:p/>
          </table:table-cell>
          <table:table-cell table:style-name="ce55" table:formula="of:=IF([$'Young Data'.E81]=&quot;&quot;;&quot;&quot;;[$'Young Data'.E81])">
            <text:p/>
          </table:table-cell>
          <table:table-cell table:style-name="ce55" table:formula="of:=IF([$'Young Data'.F81]=&quot;&quot;;&quot;&quot;;[$'Young Data'.F81])">
            <text:p/>
          </table:table-cell>
          <table:table-cell table:style-name="ce55" table:formula="of:=IF([$'Young Data'.G81]=&quot;&quot;;&quot;&quot;;[$'Young Data'.G81])">
            <text:p/>
          </table:table-cell>
          <table:table-cell table:style-name="ce55" table:formula="of:=IF([$'Young Data'.H81]=&quot;&quot;;&quot;&quot;;[$'Young Data'.H81])">
            <text:p/>
          </table:table-cell>
          <table:table-cell table:style-name="ce55" table:formula="of:=IF([$'Young Data'.I81]=&quot;&quot;;&quot;&quot;;[$'Young Data'.I81])">
            <text:p/>
          </table:table-cell>
          <table:table-cell table:style-name="ce62" table:formula="of:=IF([$'Young Data'.J81]=&quot;&quot;;&quot;&quot;;[$'Young Data'.J81])">
            <text:p/>
          </table:table-cell>
          <table:table-cell table:style-name="ce65" table:formula="of:=IF([$'Young Data'.K81]=&quot;&quot;;&quot;&quot;;[$'Young Data'.K81])">
            <text:p/>
          </table:table-cell>
          <table:table-cell table:style-name="ce65" table:formula="of:=IF([$'Young Data'.L81]=&quot;&quot;;&quot;&quot;;[$'Young Data'.L81])">
            <text:p/>
          </table:table-cell>
          <table:table-cell table:style-name="ce65" table:formula="of:=IF([$'Young Data'.M81]=&quot;&quot;;&quot;&quot;;[$'Young Data'.M81])">
            <text:p/>
          </table:table-cell>
          <table:table-cell table:style-name="ce65" table:formula="of:=IF([$'Young Data'.N81]=&quot;&quot;;&quot;&quot;;[$'Young Data'.N81])">
            <text:p/>
          </table:table-cell>
          <table:table-cell table:style-name="ce65" table:formula="of:=IF([$'Young Data'.O81]=&quot;&quot;;&quot;&quot;;[$'Young Data'.O81])">
            <text:p/>
          </table:table-cell>
          <table:table-cell table:style-name="ce71" table:formula="of:=IF([$'Young Data'.P81]=&quot;&quot;;&quot;&quot;;[$'Young Data'.P81])">
            <text:p/>
          </table:table-cell>
          <table:table-cell table:style-name="ce76" table:formula="of:=IF([$'Young Data'.Q81]=&quot;&quot;;&quot;&quot;;[$'Young Data'.Q81])">
            <text:p/>
          </table:table-cell>
          <table:table-cell table:style-name="ce80" table:formula="of:=IF([$'Young Data'.R81]=&quot;&quot;;&quot;&quot;;[$'Young Data'.R81])">
            <text:p/>
          </table:table-cell>
          <table:table-cell table:style-name="ce80" table:formula="of:=IF([$'Young Data'.S81]=&quot;&quot;;&quot;&quot;;[$'Young Data'.S81])">
            <text:p/>
          </table:table-cell>
          <table:table-cell table:style-name="ce84" table:formula="of:=IF([$'Young Data'.T81]=&quot;&quot;;&quot;&quot;;[$'Young Data'.T81])">
            <text:p/>
          </table:table-cell>
          <table:table-cell table:style-name="ce84" table:formula="of:=IF([$'Young Data'.U81]=&quot;&quot;;&quot;&quot;;[$'Young Data'.U81])">
            <text:p/>
          </table:table-cell>
          <table:table-cell table:style-name="ce84" table:formula="of:=IF([$'Young Data'.V81]=&quot;&quot;;&quot;&quot;;[$'Young Data'.V81])">
            <text:p/>
          </table:table-cell>
          <table:table-cell table:style-name="ce84" table:formula="of:=IF([$'Young Data'.W81]=&quot;&quot;;&quot;&quot;;[$'Young Data'.W81])">
            <text:p/>
          </table:table-cell>
          <table:table-cell table:style-name="ce84" table:formula="of:=IF([$'Young Data'.X81]=&quot;&quot;;&quot;&quot;;[$'Young Data'.X8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2]=&quot;&quot;;&quot;&quot;;[$'Young Data'.A82])">
            <text:p/>
          </table:table-cell>
          <table:table-cell table:style-name="ce51" table:formula="of:=IF([$'Young Data'.B82]=&quot;&quot;;&quot;&quot;;[$'Young Data'.B82])">
            <text:p/>
          </table:table-cell>
          <table:table-cell table:style-name="ce51" table:formula="of:=IF([$'Young Data'.C82]=&quot;&quot;;&quot;&quot;;[$'Young Data'.C82])">
            <text:p/>
          </table:table-cell>
          <table:table-cell table:style-name="ce51" table:formula="of:=IF([$'Young Data'.D82]=&quot;&quot;;&quot;&quot;;[$'Young Data'.D82])">
            <text:p/>
          </table:table-cell>
          <table:table-cell table:style-name="ce55" table:formula="of:=IF([$'Young Data'.E82]=&quot;&quot;;&quot;&quot;;[$'Young Data'.E82])">
            <text:p/>
          </table:table-cell>
          <table:table-cell table:style-name="ce55" table:formula="of:=IF([$'Young Data'.F82]=&quot;&quot;;&quot;&quot;;[$'Young Data'.F82])">
            <text:p/>
          </table:table-cell>
          <table:table-cell table:style-name="ce55" table:formula="of:=IF([$'Young Data'.G82]=&quot;&quot;;&quot;&quot;;[$'Young Data'.G82])">
            <text:p/>
          </table:table-cell>
          <table:table-cell table:style-name="ce55" table:formula="of:=IF([$'Young Data'.H82]=&quot;&quot;;&quot;&quot;;[$'Young Data'.H82])">
            <text:p/>
          </table:table-cell>
          <table:table-cell table:style-name="ce55" table:formula="of:=IF([$'Young Data'.I82]=&quot;&quot;;&quot;&quot;;[$'Young Data'.I82])">
            <text:p/>
          </table:table-cell>
          <table:table-cell table:style-name="ce62" table:formula="of:=IF([$'Young Data'.J82]=&quot;&quot;;&quot;&quot;;[$'Young Data'.J82])">
            <text:p/>
          </table:table-cell>
          <table:table-cell table:style-name="ce65" table:formula="of:=IF([$'Young Data'.K82]=&quot;&quot;;&quot;&quot;;[$'Young Data'.K82])">
            <text:p/>
          </table:table-cell>
          <table:table-cell table:style-name="ce65" table:formula="of:=IF([$'Young Data'.L82]=&quot;&quot;;&quot;&quot;;[$'Young Data'.L82])">
            <text:p/>
          </table:table-cell>
          <table:table-cell table:style-name="ce65" table:formula="of:=IF([$'Young Data'.M82]=&quot;&quot;;&quot;&quot;;[$'Young Data'.M82])">
            <text:p/>
          </table:table-cell>
          <table:table-cell table:style-name="ce65" table:formula="of:=IF([$'Young Data'.N82]=&quot;&quot;;&quot;&quot;;[$'Young Data'.N82])">
            <text:p/>
          </table:table-cell>
          <table:table-cell table:style-name="ce65" table:formula="of:=IF([$'Young Data'.O82]=&quot;&quot;;&quot;&quot;;[$'Young Data'.O82])">
            <text:p/>
          </table:table-cell>
          <table:table-cell table:style-name="ce71" table:formula="of:=IF([$'Young Data'.P82]=&quot;&quot;;&quot;&quot;;[$'Young Data'.P82])">
            <text:p/>
          </table:table-cell>
          <table:table-cell table:style-name="ce76" table:formula="of:=IF([$'Young Data'.Q82]=&quot;&quot;;&quot;&quot;;[$'Young Data'.Q82])">
            <text:p/>
          </table:table-cell>
          <table:table-cell table:style-name="ce80" table:formula="of:=IF([$'Young Data'.R82]=&quot;&quot;;&quot;&quot;;[$'Young Data'.R82])">
            <text:p/>
          </table:table-cell>
          <table:table-cell table:style-name="ce80" table:formula="of:=IF([$'Young Data'.S82]=&quot;&quot;;&quot;&quot;;[$'Young Data'.S82])">
            <text:p/>
          </table:table-cell>
          <table:table-cell table:style-name="ce84" table:formula="of:=IF([$'Young Data'.T82]=&quot;&quot;;&quot;&quot;;[$'Young Data'.T82])">
            <text:p/>
          </table:table-cell>
          <table:table-cell table:style-name="ce84" table:formula="of:=IF([$'Young Data'.U82]=&quot;&quot;;&quot;&quot;;[$'Young Data'.U82])">
            <text:p/>
          </table:table-cell>
          <table:table-cell table:style-name="ce84" table:formula="of:=IF([$'Young Data'.V82]=&quot;&quot;;&quot;&quot;;[$'Young Data'.V82])">
            <text:p/>
          </table:table-cell>
          <table:table-cell table:style-name="ce84" table:formula="of:=IF([$'Young Data'.W82]=&quot;&quot;;&quot;&quot;;[$'Young Data'.W82])">
            <text:p/>
          </table:table-cell>
          <table:table-cell table:style-name="ce84" table:formula="of:=IF([$'Young Data'.X82]=&quot;&quot;;&quot;&quot;;[$'Young Data'.X8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3]=&quot;&quot;;&quot;&quot;;[$'Young Data'.A83])">
            <text:p/>
          </table:table-cell>
          <table:table-cell table:style-name="ce51" table:formula="of:=IF([$'Young Data'.B83]=&quot;&quot;;&quot;&quot;;[$'Young Data'.B83])">
            <text:p/>
          </table:table-cell>
          <table:table-cell table:style-name="ce51" table:formula="of:=IF([$'Young Data'.C83]=&quot;&quot;;&quot;&quot;;[$'Young Data'.C83])">
            <text:p/>
          </table:table-cell>
          <table:table-cell table:style-name="ce51" table:formula="of:=IF([$'Young Data'.D83]=&quot;&quot;;&quot;&quot;;[$'Young Data'.D83])">
            <text:p/>
          </table:table-cell>
          <table:table-cell table:style-name="ce55" table:formula="of:=IF([$'Young Data'.E83]=&quot;&quot;;&quot;&quot;;[$'Young Data'.E83])">
            <text:p/>
          </table:table-cell>
          <table:table-cell table:style-name="ce55" table:formula="of:=IF([$'Young Data'.F83]=&quot;&quot;;&quot;&quot;;[$'Young Data'.F83])">
            <text:p/>
          </table:table-cell>
          <table:table-cell table:style-name="ce55" table:formula="of:=IF([$'Young Data'.G83]=&quot;&quot;;&quot;&quot;;[$'Young Data'.G83])">
            <text:p/>
          </table:table-cell>
          <table:table-cell table:style-name="ce55" table:formula="of:=IF([$'Young Data'.H83]=&quot;&quot;;&quot;&quot;;[$'Young Data'.H83])">
            <text:p/>
          </table:table-cell>
          <table:table-cell table:style-name="ce55" table:formula="of:=IF([$'Young Data'.I83]=&quot;&quot;;&quot;&quot;;[$'Young Data'.I83])">
            <text:p/>
          </table:table-cell>
          <table:table-cell table:style-name="ce62" table:formula="of:=IF([$'Young Data'.J83]=&quot;&quot;;&quot;&quot;;[$'Young Data'.J83])">
            <text:p/>
          </table:table-cell>
          <table:table-cell table:style-name="ce65" table:formula="of:=IF([$'Young Data'.K83]=&quot;&quot;;&quot;&quot;;[$'Young Data'.K83])">
            <text:p/>
          </table:table-cell>
          <table:table-cell table:style-name="ce65" table:formula="of:=IF([$'Young Data'.L83]=&quot;&quot;;&quot;&quot;;[$'Young Data'.L83])">
            <text:p/>
          </table:table-cell>
          <table:table-cell table:style-name="ce65" table:formula="of:=IF([$'Young Data'.M83]=&quot;&quot;;&quot;&quot;;[$'Young Data'.M83])">
            <text:p/>
          </table:table-cell>
          <table:table-cell table:style-name="ce65" table:formula="of:=IF([$'Young Data'.N83]=&quot;&quot;;&quot;&quot;;[$'Young Data'.N83])">
            <text:p/>
          </table:table-cell>
          <table:table-cell table:style-name="ce65" table:formula="of:=IF([$'Young Data'.O83]=&quot;&quot;;&quot;&quot;;[$'Young Data'.O83])">
            <text:p/>
          </table:table-cell>
          <table:table-cell table:style-name="ce71" table:formula="of:=IF([$'Young Data'.P83]=&quot;&quot;;&quot;&quot;;[$'Young Data'.P83])">
            <text:p/>
          </table:table-cell>
          <table:table-cell table:style-name="ce76" table:formula="of:=IF([$'Young Data'.Q83]=&quot;&quot;;&quot;&quot;;[$'Young Data'.Q83])">
            <text:p/>
          </table:table-cell>
          <table:table-cell table:style-name="ce80" table:formula="of:=IF([$'Young Data'.R83]=&quot;&quot;;&quot;&quot;;[$'Young Data'.R83])">
            <text:p/>
          </table:table-cell>
          <table:table-cell table:style-name="ce80" table:formula="of:=IF([$'Young Data'.S83]=&quot;&quot;;&quot;&quot;;[$'Young Data'.S83])">
            <text:p/>
          </table:table-cell>
          <table:table-cell table:style-name="ce84" table:formula="of:=IF([$'Young Data'.T83]=&quot;&quot;;&quot;&quot;;[$'Young Data'.T83])">
            <text:p/>
          </table:table-cell>
          <table:table-cell table:style-name="ce84" table:formula="of:=IF([$'Young Data'.U83]=&quot;&quot;;&quot;&quot;;[$'Young Data'.U83])">
            <text:p/>
          </table:table-cell>
          <table:table-cell table:style-name="ce84" table:formula="of:=IF([$'Young Data'.V83]=&quot;&quot;;&quot;&quot;;[$'Young Data'.V83])">
            <text:p/>
          </table:table-cell>
          <table:table-cell table:style-name="ce84" table:formula="of:=IF([$'Young Data'.W83]=&quot;&quot;;&quot;&quot;;[$'Young Data'.W83])">
            <text:p/>
          </table:table-cell>
          <table:table-cell table:style-name="ce84" table:formula="of:=IF([$'Young Data'.X83]=&quot;&quot;;&quot;&quot;;[$'Young Data'.X8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4]=&quot;&quot;;&quot;&quot;;[$'Young Data'.A84])">
            <text:p/>
          </table:table-cell>
          <table:table-cell table:style-name="ce51" table:formula="of:=IF([$'Young Data'.B84]=&quot;&quot;;&quot;&quot;;[$'Young Data'.B84])">
            <text:p/>
          </table:table-cell>
          <table:table-cell table:style-name="ce51" table:formula="of:=IF([$'Young Data'.C84]=&quot;&quot;;&quot;&quot;;[$'Young Data'.C84])">
            <text:p/>
          </table:table-cell>
          <table:table-cell table:style-name="ce51" table:formula="of:=IF([$'Young Data'.D84]=&quot;&quot;;&quot;&quot;;[$'Young Data'.D84])">
            <text:p/>
          </table:table-cell>
          <table:table-cell table:style-name="ce55" table:formula="of:=IF([$'Young Data'.E84]=&quot;&quot;;&quot;&quot;;[$'Young Data'.E84])">
            <text:p/>
          </table:table-cell>
          <table:table-cell table:style-name="ce55" table:formula="of:=IF([$'Young Data'.F84]=&quot;&quot;;&quot;&quot;;[$'Young Data'.F84])">
            <text:p/>
          </table:table-cell>
          <table:table-cell table:style-name="ce55" table:formula="of:=IF([$'Young Data'.G84]=&quot;&quot;;&quot;&quot;;[$'Young Data'.G84])">
            <text:p/>
          </table:table-cell>
          <table:table-cell table:style-name="ce55" table:formula="of:=IF([$'Young Data'.H84]=&quot;&quot;;&quot;&quot;;[$'Young Data'.H84])">
            <text:p/>
          </table:table-cell>
          <table:table-cell table:style-name="ce55" table:formula="of:=IF([$'Young Data'.I84]=&quot;&quot;;&quot;&quot;;[$'Young Data'.I84])">
            <text:p/>
          </table:table-cell>
          <table:table-cell table:style-name="ce62" table:formula="of:=IF([$'Young Data'.J84]=&quot;&quot;;&quot;&quot;;[$'Young Data'.J84])">
            <text:p/>
          </table:table-cell>
          <table:table-cell table:style-name="ce65" table:formula="of:=IF([$'Young Data'.K84]=&quot;&quot;;&quot;&quot;;[$'Young Data'.K84])">
            <text:p/>
          </table:table-cell>
          <table:table-cell table:style-name="ce65" table:formula="of:=IF([$'Young Data'.L84]=&quot;&quot;;&quot;&quot;;[$'Young Data'.L84])">
            <text:p/>
          </table:table-cell>
          <table:table-cell table:style-name="ce65" table:formula="of:=IF([$'Young Data'.M84]=&quot;&quot;;&quot;&quot;;[$'Young Data'.M84])">
            <text:p/>
          </table:table-cell>
          <table:table-cell table:style-name="ce65" table:formula="of:=IF([$'Young Data'.N84]=&quot;&quot;;&quot;&quot;;[$'Young Data'.N84])">
            <text:p/>
          </table:table-cell>
          <table:table-cell table:style-name="ce65" table:formula="of:=IF([$'Young Data'.O84]=&quot;&quot;;&quot;&quot;;[$'Young Data'.O84])">
            <text:p/>
          </table:table-cell>
          <table:table-cell table:style-name="ce71" table:formula="of:=IF([$'Young Data'.P84]=&quot;&quot;;&quot;&quot;;[$'Young Data'.P84])">
            <text:p/>
          </table:table-cell>
          <table:table-cell table:style-name="ce76" table:formula="of:=IF([$'Young Data'.Q84]=&quot;&quot;;&quot;&quot;;[$'Young Data'.Q84])">
            <text:p/>
          </table:table-cell>
          <table:table-cell table:style-name="ce80" table:formula="of:=IF([$'Young Data'.R84]=&quot;&quot;;&quot;&quot;;[$'Young Data'.R84])">
            <text:p/>
          </table:table-cell>
          <table:table-cell table:style-name="ce80" table:formula="of:=IF([$'Young Data'.S84]=&quot;&quot;;&quot;&quot;;[$'Young Data'.S84])">
            <text:p/>
          </table:table-cell>
          <table:table-cell table:style-name="ce84" table:formula="of:=IF([$'Young Data'.T84]=&quot;&quot;;&quot;&quot;;[$'Young Data'.T84])">
            <text:p/>
          </table:table-cell>
          <table:table-cell table:style-name="ce84" table:formula="of:=IF([$'Young Data'.U84]=&quot;&quot;;&quot;&quot;;[$'Young Data'.U84])">
            <text:p/>
          </table:table-cell>
          <table:table-cell table:style-name="ce84" table:formula="of:=IF([$'Young Data'.V84]=&quot;&quot;;&quot;&quot;;[$'Young Data'.V84])">
            <text:p/>
          </table:table-cell>
          <table:table-cell table:style-name="ce84" table:formula="of:=IF([$'Young Data'.W84]=&quot;&quot;;&quot;&quot;;[$'Young Data'.W84])">
            <text:p/>
          </table:table-cell>
          <table:table-cell table:style-name="ce84" table:formula="of:=IF([$'Young Data'.X84]=&quot;&quot;;&quot;&quot;;[$'Young Data'.X8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5]=&quot;&quot;;&quot;&quot;;[$'Young Data'.A85])">
            <text:p/>
          </table:table-cell>
          <table:table-cell table:style-name="ce51" table:formula="of:=IF([$'Young Data'.B85]=&quot;&quot;;&quot;&quot;;[$'Young Data'.B85])">
            <text:p/>
          </table:table-cell>
          <table:table-cell table:style-name="ce51" table:formula="of:=IF([$'Young Data'.C85]=&quot;&quot;;&quot;&quot;;[$'Young Data'.C85])">
            <text:p/>
          </table:table-cell>
          <table:table-cell table:style-name="ce51" table:formula="of:=IF([$'Young Data'.D85]=&quot;&quot;;&quot;&quot;;[$'Young Data'.D85])">
            <text:p/>
          </table:table-cell>
          <table:table-cell table:style-name="ce55" table:formula="of:=IF([$'Young Data'.E85]=&quot;&quot;;&quot;&quot;;[$'Young Data'.E85])">
            <text:p/>
          </table:table-cell>
          <table:table-cell table:style-name="ce55" table:formula="of:=IF([$'Young Data'.F85]=&quot;&quot;;&quot;&quot;;[$'Young Data'.F85])">
            <text:p/>
          </table:table-cell>
          <table:table-cell table:style-name="ce55" table:formula="of:=IF([$'Young Data'.G85]=&quot;&quot;;&quot;&quot;;[$'Young Data'.G85])">
            <text:p/>
          </table:table-cell>
          <table:table-cell table:style-name="ce55" table:formula="of:=IF([$'Young Data'.H85]=&quot;&quot;;&quot;&quot;;[$'Young Data'.H85])">
            <text:p/>
          </table:table-cell>
          <table:table-cell table:style-name="ce55" table:formula="of:=IF([$'Young Data'.I85]=&quot;&quot;;&quot;&quot;;[$'Young Data'.I85])">
            <text:p/>
          </table:table-cell>
          <table:table-cell table:style-name="ce62" table:formula="of:=IF([$'Young Data'.J85]=&quot;&quot;;&quot;&quot;;[$'Young Data'.J85])">
            <text:p/>
          </table:table-cell>
          <table:table-cell table:style-name="ce65" table:formula="of:=IF([$'Young Data'.K85]=&quot;&quot;;&quot;&quot;;[$'Young Data'.K85])">
            <text:p/>
          </table:table-cell>
          <table:table-cell table:style-name="ce65" table:formula="of:=IF([$'Young Data'.L85]=&quot;&quot;;&quot;&quot;;[$'Young Data'.L85])">
            <text:p/>
          </table:table-cell>
          <table:table-cell table:style-name="ce65" table:formula="of:=IF([$'Young Data'.M85]=&quot;&quot;;&quot;&quot;;[$'Young Data'.M85])">
            <text:p/>
          </table:table-cell>
          <table:table-cell table:style-name="ce65" table:formula="of:=IF([$'Young Data'.N85]=&quot;&quot;;&quot;&quot;;[$'Young Data'.N85])">
            <text:p/>
          </table:table-cell>
          <table:table-cell table:style-name="ce65" table:formula="of:=IF([$'Young Data'.O85]=&quot;&quot;;&quot;&quot;;[$'Young Data'.O85])">
            <text:p/>
          </table:table-cell>
          <table:table-cell table:style-name="ce71" table:formula="of:=IF([$'Young Data'.P85]=&quot;&quot;;&quot;&quot;;[$'Young Data'.P85])">
            <text:p/>
          </table:table-cell>
          <table:table-cell table:style-name="ce76" table:formula="of:=IF([$'Young Data'.Q85]=&quot;&quot;;&quot;&quot;;[$'Young Data'.Q85])">
            <text:p/>
          </table:table-cell>
          <table:table-cell table:style-name="ce80" table:formula="of:=IF([$'Young Data'.R85]=&quot;&quot;;&quot;&quot;;[$'Young Data'.R85])">
            <text:p/>
          </table:table-cell>
          <table:table-cell table:style-name="ce80" table:formula="of:=IF([$'Young Data'.S85]=&quot;&quot;;&quot;&quot;;[$'Young Data'.S85])">
            <text:p/>
          </table:table-cell>
          <table:table-cell table:style-name="ce84" table:formula="of:=IF([$'Young Data'.T85]=&quot;&quot;;&quot;&quot;;[$'Young Data'.T85])">
            <text:p/>
          </table:table-cell>
          <table:table-cell table:style-name="ce84" table:formula="of:=IF([$'Young Data'.U85]=&quot;&quot;;&quot;&quot;;[$'Young Data'.U85])">
            <text:p/>
          </table:table-cell>
          <table:table-cell table:style-name="ce84" table:formula="of:=IF([$'Young Data'.V85]=&quot;&quot;;&quot;&quot;;[$'Young Data'.V85])">
            <text:p/>
          </table:table-cell>
          <table:table-cell table:style-name="ce84" table:formula="of:=IF([$'Young Data'.W85]=&quot;&quot;;&quot;&quot;;[$'Young Data'.W85])">
            <text:p/>
          </table:table-cell>
          <table:table-cell table:style-name="ce84" table:formula="of:=IF([$'Young Data'.X85]=&quot;&quot;;&quot;&quot;;[$'Young Data'.X8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6]=&quot;&quot;;&quot;&quot;;[$'Young Data'.A86])">
            <text:p/>
          </table:table-cell>
          <table:table-cell table:style-name="ce51" table:formula="of:=IF([$'Young Data'.B86]=&quot;&quot;;&quot;&quot;;[$'Young Data'.B86])">
            <text:p/>
          </table:table-cell>
          <table:table-cell table:style-name="ce51" table:formula="of:=IF([$'Young Data'.C86]=&quot;&quot;;&quot;&quot;;[$'Young Data'.C86])">
            <text:p/>
          </table:table-cell>
          <table:table-cell table:style-name="ce51" table:formula="of:=IF([$'Young Data'.D86]=&quot;&quot;;&quot;&quot;;[$'Young Data'.D86])">
            <text:p/>
          </table:table-cell>
          <table:table-cell table:style-name="ce55" table:formula="of:=IF([$'Young Data'.E86]=&quot;&quot;;&quot;&quot;;[$'Young Data'.E86])">
            <text:p/>
          </table:table-cell>
          <table:table-cell table:style-name="ce55" table:formula="of:=IF([$'Young Data'.F86]=&quot;&quot;;&quot;&quot;;[$'Young Data'.F86])">
            <text:p/>
          </table:table-cell>
          <table:table-cell table:style-name="ce55" table:formula="of:=IF([$'Young Data'.G86]=&quot;&quot;;&quot;&quot;;[$'Young Data'.G86])">
            <text:p/>
          </table:table-cell>
          <table:table-cell table:style-name="ce55" table:formula="of:=IF([$'Young Data'.H86]=&quot;&quot;;&quot;&quot;;[$'Young Data'.H86])">
            <text:p/>
          </table:table-cell>
          <table:table-cell table:style-name="ce55" table:formula="of:=IF([$'Young Data'.I86]=&quot;&quot;;&quot;&quot;;[$'Young Data'.I86])">
            <text:p/>
          </table:table-cell>
          <table:table-cell table:style-name="ce62" table:formula="of:=IF([$'Young Data'.J86]=&quot;&quot;;&quot;&quot;;[$'Young Data'.J86])">
            <text:p/>
          </table:table-cell>
          <table:table-cell table:style-name="ce65" table:formula="of:=IF([$'Young Data'.K86]=&quot;&quot;;&quot;&quot;;[$'Young Data'.K86])">
            <text:p/>
          </table:table-cell>
          <table:table-cell table:style-name="ce65" table:formula="of:=IF([$'Young Data'.L86]=&quot;&quot;;&quot;&quot;;[$'Young Data'.L86])">
            <text:p/>
          </table:table-cell>
          <table:table-cell table:style-name="ce65" table:formula="of:=IF([$'Young Data'.M86]=&quot;&quot;;&quot;&quot;;[$'Young Data'.M86])">
            <text:p/>
          </table:table-cell>
          <table:table-cell table:style-name="ce65" table:formula="of:=IF([$'Young Data'.N86]=&quot;&quot;;&quot;&quot;;[$'Young Data'.N86])">
            <text:p/>
          </table:table-cell>
          <table:table-cell table:style-name="ce65" table:formula="of:=IF([$'Young Data'.O86]=&quot;&quot;;&quot;&quot;;[$'Young Data'.O86])">
            <text:p/>
          </table:table-cell>
          <table:table-cell table:style-name="ce71" table:formula="of:=IF([$'Young Data'.P86]=&quot;&quot;;&quot;&quot;;[$'Young Data'.P86])">
            <text:p/>
          </table:table-cell>
          <table:table-cell table:style-name="ce76" table:formula="of:=IF([$'Young Data'.Q86]=&quot;&quot;;&quot;&quot;;[$'Young Data'.Q86])">
            <text:p/>
          </table:table-cell>
          <table:table-cell table:style-name="ce80" table:formula="of:=IF([$'Young Data'.R86]=&quot;&quot;;&quot;&quot;;[$'Young Data'.R86])">
            <text:p/>
          </table:table-cell>
          <table:table-cell table:style-name="ce80" table:formula="of:=IF([$'Young Data'.S86]=&quot;&quot;;&quot;&quot;;[$'Young Data'.S86])">
            <text:p/>
          </table:table-cell>
          <table:table-cell table:style-name="ce84" table:formula="of:=IF([$'Young Data'.T86]=&quot;&quot;;&quot;&quot;;[$'Young Data'.T86])">
            <text:p/>
          </table:table-cell>
          <table:table-cell table:style-name="ce84" table:formula="of:=IF([$'Young Data'.U86]=&quot;&quot;;&quot;&quot;;[$'Young Data'.U86])">
            <text:p/>
          </table:table-cell>
          <table:table-cell table:style-name="ce84" table:formula="of:=IF([$'Young Data'.V86]=&quot;&quot;;&quot;&quot;;[$'Young Data'.V86])">
            <text:p/>
          </table:table-cell>
          <table:table-cell table:style-name="ce84" table:formula="of:=IF([$'Young Data'.W86]=&quot;&quot;;&quot;&quot;;[$'Young Data'.W86])">
            <text:p/>
          </table:table-cell>
          <table:table-cell table:style-name="ce84" table:formula="of:=IF([$'Young Data'.X86]=&quot;&quot;;&quot;&quot;;[$'Young Data'.X8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7]=&quot;&quot;;&quot;&quot;;[$'Young Data'.A87])">
            <text:p/>
          </table:table-cell>
          <table:table-cell table:style-name="ce51" table:formula="of:=IF([$'Young Data'.B87]=&quot;&quot;;&quot;&quot;;[$'Young Data'.B87])">
            <text:p/>
          </table:table-cell>
          <table:table-cell table:style-name="ce51" table:formula="of:=IF([$'Young Data'.C87]=&quot;&quot;;&quot;&quot;;[$'Young Data'.C87])">
            <text:p/>
          </table:table-cell>
          <table:table-cell table:style-name="ce51" table:formula="of:=IF([$'Young Data'.D87]=&quot;&quot;;&quot;&quot;;[$'Young Data'.D87])">
            <text:p/>
          </table:table-cell>
          <table:table-cell table:style-name="ce55" table:formula="of:=IF([$'Young Data'.E87]=&quot;&quot;;&quot;&quot;;[$'Young Data'.E87])">
            <text:p/>
          </table:table-cell>
          <table:table-cell table:style-name="ce55" table:formula="of:=IF([$'Young Data'.F87]=&quot;&quot;;&quot;&quot;;[$'Young Data'.F87])">
            <text:p/>
          </table:table-cell>
          <table:table-cell table:style-name="ce55" table:formula="of:=IF([$'Young Data'.G87]=&quot;&quot;;&quot;&quot;;[$'Young Data'.G87])">
            <text:p/>
          </table:table-cell>
          <table:table-cell table:style-name="ce55" table:formula="of:=IF([$'Young Data'.H87]=&quot;&quot;;&quot;&quot;;[$'Young Data'.H87])">
            <text:p/>
          </table:table-cell>
          <table:table-cell table:style-name="ce55" table:formula="of:=IF([$'Young Data'.I87]=&quot;&quot;;&quot;&quot;;[$'Young Data'.I87])">
            <text:p/>
          </table:table-cell>
          <table:table-cell table:style-name="ce62" table:formula="of:=IF([$'Young Data'.J87]=&quot;&quot;;&quot;&quot;;[$'Young Data'.J87])">
            <text:p/>
          </table:table-cell>
          <table:table-cell table:style-name="ce65" table:formula="of:=IF([$'Young Data'.K87]=&quot;&quot;;&quot;&quot;;[$'Young Data'.K87])">
            <text:p/>
          </table:table-cell>
          <table:table-cell table:style-name="ce65" table:formula="of:=IF([$'Young Data'.L87]=&quot;&quot;;&quot;&quot;;[$'Young Data'.L87])">
            <text:p/>
          </table:table-cell>
          <table:table-cell table:style-name="ce65" table:formula="of:=IF([$'Young Data'.M87]=&quot;&quot;;&quot;&quot;;[$'Young Data'.M87])">
            <text:p/>
          </table:table-cell>
          <table:table-cell table:style-name="ce65" table:formula="of:=IF([$'Young Data'.N87]=&quot;&quot;;&quot;&quot;;[$'Young Data'.N87])">
            <text:p/>
          </table:table-cell>
          <table:table-cell table:style-name="ce65" table:formula="of:=IF([$'Young Data'.O87]=&quot;&quot;;&quot;&quot;;[$'Young Data'.O87])">
            <text:p/>
          </table:table-cell>
          <table:table-cell table:style-name="ce71" table:formula="of:=IF([$'Young Data'.P87]=&quot;&quot;;&quot;&quot;;[$'Young Data'.P87])">
            <text:p/>
          </table:table-cell>
          <table:table-cell table:style-name="ce76" table:formula="of:=IF([$'Young Data'.Q87]=&quot;&quot;;&quot;&quot;;[$'Young Data'.Q87])">
            <text:p/>
          </table:table-cell>
          <table:table-cell table:style-name="ce80" table:formula="of:=IF([$'Young Data'.R87]=&quot;&quot;;&quot;&quot;;[$'Young Data'.R87])">
            <text:p/>
          </table:table-cell>
          <table:table-cell table:style-name="ce80" table:formula="of:=IF([$'Young Data'.S87]=&quot;&quot;;&quot;&quot;;[$'Young Data'.S87])">
            <text:p/>
          </table:table-cell>
          <table:table-cell table:style-name="ce84" table:formula="of:=IF([$'Young Data'.T87]=&quot;&quot;;&quot;&quot;;[$'Young Data'.T87])">
            <text:p/>
          </table:table-cell>
          <table:table-cell table:style-name="ce84" table:formula="of:=IF([$'Young Data'.U87]=&quot;&quot;;&quot;&quot;;[$'Young Data'.U87])">
            <text:p/>
          </table:table-cell>
          <table:table-cell table:style-name="ce84" table:formula="of:=IF([$'Young Data'.V87]=&quot;&quot;;&quot;&quot;;[$'Young Data'.V87])">
            <text:p/>
          </table:table-cell>
          <table:table-cell table:style-name="ce84" table:formula="of:=IF([$'Young Data'.W87]=&quot;&quot;;&quot;&quot;;[$'Young Data'.W87])">
            <text:p/>
          </table:table-cell>
          <table:table-cell table:style-name="ce84" table:formula="of:=IF([$'Young Data'.X87]=&quot;&quot;;&quot;&quot;;[$'Young Data'.X8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8]=&quot;&quot;;&quot;&quot;;[$'Young Data'.A88])">
            <text:p/>
          </table:table-cell>
          <table:table-cell table:style-name="ce51" table:formula="of:=IF([$'Young Data'.B88]=&quot;&quot;;&quot;&quot;;[$'Young Data'.B88])">
            <text:p/>
          </table:table-cell>
          <table:table-cell table:style-name="ce51" table:formula="of:=IF([$'Young Data'.C88]=&quot;&quot;;&quot;&quot;;[$'Young Data'.C88])">
            <text:p/>
          </table:table-cell>
          <table:table-cell table:style-name="ce51" table:formula="of:=IF([$'Young Data'.D88]=&quot;&quot;;&quot;&quot;;[$'Young Data'.D88])">
            <text:p/>
          </table:table-cell>
          <table:table-cell table:style-name="ce55" table:formula="of:=IF([$'Young Data'.E88]=&quot;&quot;;&quot;&quot;;[$'Young Data'.E88])">
            <text:p/>
          </table:table-cell>
          <table:table-cell table:style-name="ce55" table:formula="of:=IF([$'Young Data'.F88]=&quot;&quot;;&quot;&quot;;[$'Young Data'.F88])">
            <text:p/>
          </table:table-cell>
          <table:table-cell table:style-name="ce55" table:formula="of:=IF([$'Young Data'.G88]=&quot;&quot;;&quot;&quot;;[$'Young Data'.G88])">
            <text:p/>
          </table:table-cell>
          <table:table-cell table:style-name="ce55" table:formula="of:=IF([$'Young Data'.H88]=&quot;&quot;;&quot;&quot;;[$'Young Data'.H88])">
            <text:p/>
          </table:table-cell>
          <table:table-cell table:style-name="ce55" table:formula="of:=IF([$'Young Data'.I88]=&quot;&quot;;&quot;&quot;;[$'Young Data'.I88])">
            <text:p/>
          </table:table-cell>
          <table:table-cell table:style-name="ce62" table:formula="of:=IF([$'Young Data'.J88]=&quot;&quot;;&quot;&quot;;[$'Young Data'.J88])">
            <text:p/>
          </table:table-cell>
          <table:table-cell table:style-name="ce65" table:formula="of:=IF([$'Young Data'.K88]=&quot;&quot;;&quot;&quot;;[$'Young Data'.K88])">
            <text:p/>
          </table:table-cell>
          <table:table-cell table:style-name="ce65" table:formula="of:=IF([$'Young Data'.L88]=&quot;&quot;;&quot;&quot;;[$'Young Data'.L88])">
            <text:p/>
          </table:table-cell>
          <table:table-cell table:style-name="ce65" table:formula="of:=IF([$'Young Data'.M88]=&quot;&quot;;&quot;&quot;;[$'Young Data'.M88])">
            <text:p/>
          </table:table-cell>
          <table:table-cell table:style-name="ce65" table:formula="of:=IF([$'Young Data'.N88]=&quot;&quot;;&quot;&quot;;[$'Young Data'.N88])">
            <text:p/>
          </table:table-cell>
          <table:table-cell table:style-name="ce65" table:formula="of:=IF([$'Young Data'.O88]=&quot;&quot;;&quot;&quot;;[$'Young Data'.O88])">
            <text:p/>
          </table:table-cell>
          <table:table-cell table:style-name="ce71" table:formula="of:=IF([$'Young Data'.P88]=&quot;&quot;;&quot;&quot;;[$'Young Data'.P88])">
            <text:p/>
          </table:table-cell>
          <table:table-cell table:style-name="ce76" table:formula="of:=IF([$'Young Data'.Q88]=&quot;&quot;;&quot;&quot;;[$'Young Data'.Q88])">
            <text:p/>
          </table:table-cell>
          <table:table-cell table:style-name="ce80" table:formula="of:=IF([$'Young Data'.R88]=&quot;&quot;;&quot;&quot;;[$'Young Data'.R88])">
            <text:p/>
          </table:table-cell>
          <table:table-cell table:style-name="ce80" table:formula="of:=IF([$'Young Data'.S88]=&quot;&quot;;&quot;&quot;;[$'Young Data'.S88])">
            <text:p/>
          </table:table-cell>
          <table:table-cell table:style-name="ce84" table:formula="of:=IF([$'Young Data'.T88]=&quot;&quot;;&quot;&quot;;[$'Young Data'.T88])">
            <text:p/>
          </table:table-cell>
          <table:table-cell table:style-name="ce84" table:formula="of:=IF([$'Young Data'.U88]=&quot;&quot;;&quot;&quot;;[$'Young Data'.U88])">
            <text:p/>
          </table:table-cell>
          <table:table-cell table:style-name="ce84" table:formula="of:=IF([$'Young Data'.V88]=&quot;&quot;;&quot;&quot;;[$'Young Data'.V88])">
            <text:p/>
          </table:table-cell>
          <table:table-cell table:style-name="ce84" table:formula="of:=IF([$'Young Data'.W88]=&quot;&quot;;&quot;&quot;;[$'Young Data'.W88])">
            <text:p/>
          </table:table-cell>
          <table:table-cell table:style-name="ce84" table:formula="of:=IF([$'Young Data'.X88]=&quot;&quot;;&quot;&quot;;[$'Young Data'.X8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89]=&quot;&quot;;&quot;&quot;;[$'Young Data'.A89])">
            <text:p/>
          </table:table-cell>
          <table:table-cell table:style-name="ce51" table:formula="of:=IF([$'Young Data'.B89]=&quot;&quot;;&quot;&quot;;[$'Young Data'.B89])">
            <text:p/>
          </table:table-cell>
          <table:table-cell table:style-name="ce51" table:formula="of:=IF([$'Young Data'.C89]=&quot;&quot;;&quot;&quot;;[$'Young Data'.C89])">
            <text:p/>
          </table:table-cell>
          <table:table-cell table:style-name="ce51" table:formula="of:=IF([$'Young Data'.D89]=&quot;&quot;;&quot;&quot;;[$'Young Data'.D89])">
            <text:p/>
          </table:table-cell>
          <table:table-cell table:style-name="ce55" table:formula="of:=IF([$'Young Data'.E89]=&quot;&quot;;&quot;&quot;;[$'Young Data'.E89])">
            <text:p/>
          </table:table-cell>
          <table:table-cell table:style-name="ce55" table:formula="of:=IF([$'Young Data'.F89]=&quot;&quot;;&quot;&quot;;[$'Young Data'.F89])">
            <text:p/>
          </table:table-cell>
          <table:table-cell table:style-name="ce55" table:formula="of:=IF([$'Young Data'.G89]=&quot;&quot;;&quot;&quot;;[$'Young Data'.G89])">
            <text:p/>
          </table:table-cell>
          <table:table-cell table:style-name="ce55" table:formula="of:=IF([$'Young Data'.H89]=&quot;&quot;;&quot;&quot;;[$'Young Data'.H89])">
            <text:p/>
          </table:table-cell>
          <table:table-cell table:style-name="ce55" table:formula="of:=IF([$'Young Data'.I89]=&quot;&quot;;&quot;&quot;;[$'Young Data'.I89])">
            <text:p/>
          </table:table-cell>
          <table:table-cell table:style-name="ce62" table:formula="of:=IF([$'Young Data'.J89]=&quot;&quot;;&quot;&quot;;[$'Young Data'.J89])">
            <text:p/>
          </table:table-cell>
          <table:table-cell table:style-name="ce65" table:formula="of:=IF([$'Young Data'.K89]=&quot;&quot;;&quot;&quot;;[$'Young Data'.K89])">
            <text:p/>
          </table:table-cell>
          <table:table-cell table:style-name="ce65" table:formula="of:=IF([$'Young Data'.L89]=&quot;&quot;;&quot;&quot;;[$'Young Data'.L89])">
            <text:p/>
          </table:table-cell>
          <table:table-cell table:style-name="ce65" table:formula="of:=IF([$'Young Data'.M89]=&quot;&quot;;&quot;&quot;;[$'Young Data'.M89])">
            <text:p/>
          </table:table-cell>
          <table:table-cell table:style-name="ce65" table:formula="of:=IF([$'Young Data'.N89]=&quot;&quot;;&quot;&quot;;[$'Young Data'.N89])">
            <text:p/>
          </table:table-cell>
          <table:table-cell table:style-name="ce65" table:formula="of:=IF([$'Young Data'.O89]=&quot;&quot;;&quot;&quot;;[$'Young Data'.O89])">
            <text:p/>
          </table:table-cell>
          <table:table-cell table:style-name="ce71" table:formula="of:=IF([$'Young Data'.P89]=&quot;&quot;;&quot;&quot;;[$'Young Data'.P89])">
            <text:p/>
          </table:table-cell>
          <table:table-cell table:style-name="ce76" table:formula="of:=IF([$'Young Data'.Q89]=&quot;&quot;;&quot;&quot;;[$'Young Data'.Q89])">
            <text:p/>
          </table:table-cell>
          <table:table-cell table:style-name="ce80" table:formula="of:=IF([$'Young Data'.R89]=&quot;&quot;;&quot;&quot;;[$'Young Data'.R89])">
            <text:p/>
          </table:table-cell>
          <table:table-cell table:style-name="ce80" table:formula="of:=IF([$'Young Data'.S89]=&quot;&quot;;&quot;&quot;;[$'Young Data'.S89])">
            <text:p/>
          </table:table-cell>
          <table:table-cell table:style-name="ce84" table:formula="of:=IF([$'Young Data'.T89]=&quot;&quot;;&quot;&quot;;[$'Young Data'.T89])">
            <text:p/>
          </table:table-cell>
          <table:table-cell table:style-name="ce84" table:formula="of:=IF([$'Young Data'.U89]=&quot;&quot;;&quot;&quot;;[$'Young Data'.U89])">
            <text:p/>
          </table:table-cell>
          <table:table-cell table:style-name="ce84" table:formula="of:=IF([$'Young Data'.V89]=&quot;&quot;;&quot;&quot;;[$'Young Data'.V89])">
            <text:p/>
          </table:table-cell>
          <table:table-cell table:style-name="ce84" table:formula="of:=IF([$'Young Data'.W89]=&quot;&quot;;&quot;&quot;;[$'Young Data'.W89])">
            <text:p/>
          </table:table-cell>
          <table:table-cell table:style-name="ce84" table:formula="of:=IF([$'Young Data'.X89]=&quot;&quot;;&quot;&quot;;[$'Young Data'.X8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0]=&quot;&quot;;&quot;&quot;;[$'Young Data'.A90])">
            <text:p/>
          </table:table-cell>
          <table:table-cell table:style-name="ce51" table:formula="of:=IF([$'Young Data'.B90]=&quot;&quot;;&quot;&quot;;[$'Young Data'.B90])">
            <text:p/>
          </table:table-cell>
          <table:table-cell table:style-name="ce51" table:formula="of:=IF([$'Young Data'.C90]=&quot;&quot;;&quot;&quot;;[$'Young Data'.C90])">
            <text:p/>
          </table:table-cell>
          <table:table-cell table:style-name="ce51" table:formula="of:=IF([$'Young Data'.D90]=&quot;&quot;;&quot;&quot;;[$'Young Data'.D90])">
            <text:p/>
          </table:table-cell>
          <table:table-cell table:style-name="ce55" table:formula="of:=IF([$'Young Data'.E90]=&quot;&quot;;&quot;&quot;;[$'Young Data'.E90])">
            <text:p/>
          </table:table-cell>
          <table:table-cell table:style-name="ce55" table:formula="of:=IF([$'Young Data'.F90]=&quot;&quot;;&quot;&quot;;[$'Young Data'.F90])">
            <text:p/>
          </table:table-cell>
          <table:table-cell table:style-name="ce55" table:formula="of:=IF([$'Young Data'.G90]=&quot;&quot;;&quot;&quot;;[$'Young Data'.G90])">
            <text:p/>
          </table:table-cell>
          <table:table-cell table:style-name="ce55" table:formula="of:=IF([$'Young Data'.H90]=&quot;&quot;;&quot;&quot;;[$'Young Data'.H90])">
            <text:p/>
          </table:table-cell>
          <table:table-cell table:style-name="ce55" table:formula="of:=IF([$'Young Data'.I90]=&quot;&quot;;&quot;&quot;;[$'Young Data'.I90])">
            <text:p/>
          </table:table-cell>
          <table:table-cell table:style-name="ce62" table:formula="of:=IF([$'Young Data'.J90]=&quot;&quot;;&quot;&quot;;[$'Young Data'.J90])">
            <text:p/>
          </table:table-cell>
          <table:table-cell table:style-name="ce65" table:formula="of:=IF([$'Young Data'.K90]=&quot;&quot;;&quot;&quot;;[$'Young Data'.K90])">
            <text:p/>
          </table:table-cell>
          <table:table-cell table:style-name="ce65" table:formula="of:=IF([$'Young Data'.L90]=&quot;&quot;;&quot;&quot;;[$'Young Data'.L90])">
            <text:p/>
          </table:table-cell>
          <table:table-cell table:style-name="ce65" table:formula="of:=IF([$'Young Data'.M90]=&quot;&quot;;&quot;&quot;;[$'Young Data'.M90])">
            <text:p/>
          </table:table-cell>
          <table:table-cell table:style-name="ce65" table:formula="of:=IF([$'Young Data'.N90]=&quot;&quot;;&quot;&quot;;[$'Young Data'.N90])">
            <text:p/>
          </table:table-cell>
          <table:table-cell table:style-name="ce65" table:formula="of:=IF([$'Young Data'.O90]=&quot;&quot;;&quot;&quot;;[$'Young Data'.O90])">
            <text:p/>
          </table:table-cell>
          <table:table-cell table:style-name="ce71" table:formula="of:=IF([$'Young Data'.P90]=&quot;&quot;;&quot;&quot;;[$'Young Data'.P90])">
            <text:p/>
          </table:table-cell>
          <table:table-cell table:style-name="ce76" table:formula="of:=IF([$'Young Data'.Q90]=&quot;&quot;;&quot;&quot;;[$'Young Data'.Q90])">
            <text:p/>
          </table:table-cell>
          <table:table-cell table:style-name="ce80" table:formula="of:=IF([$'Young Data'.R90]=&quot;&quot;;&quot;&quot;;[$'Young Data'.R90])">
            <text:p/>
          </table:table-cell>
          <table:table-cell table:style-name="ce80" table:formula="of:=IF([$'Young Data'.S90]=&quot;&quot;;&quot;&quot;;[$'Young Data'.S90])">
            <text:p/>
          </table:table-cell>
          <table:table-cell table:style-name="ce84" table:formula="of:=IF([$'Young Data'.T90]=&quot;&quot;;&quot;&quot;;[$'Young Data'.T90])">
            <text:p/>
          </table:table-cell>
          <table:table-cell table:style-name="ce84" table:formula="of:=IF([$'Young Data'.U90]=&quot;&quot;;&quot;&quot;;[$'Young Data'.U90])">
            <text:p/>
          </table:table-cell>
          <table:table-cell table:style-name="ce84" table:formula="of:=IF([$'Young Data'.V90]=&quot;&quot;;&quot;&quot;;[$'Young Data'.V90])">
            <text:p/>
          </table:table-cell>
          <table:table-cell table:style-name="ce84" table:formula="of:=IF([$'Young Data'.W90]=&quot;&quot;;&quot;&quot;;[$'Young Data'.W90])">
            <text:p/>
          </table:table-cell>
          <table:table-cell table:style-name="ce84" table:formula="of:=IF([$'Young Data'.X90]=&quot;&quot;;&quot;&quot;;[$'Young Data'.X9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1]=&quot;&quot;;&quot;&quot;;[$'Young Data'.A91])">
            <text:p/>
          </table:table-cell>
          <table:table-cell table:style-name="ce51" table:formula="of:=IF([$'Young Data'.B91]=&quot;&quot;;&quot;&quot;;[$'Young Data'.B91])">
            <text:p/>
          </table:table-cell>
          <table:table-cell table:style-name="ce51" table:formula="of:=IF([$'Young Data'.C91]=&quot;&quot;;&quot;&quot;;[$'Young Data'.C91])">
            <text:p/>
          </table:table-cell>
          <table:table-cell table:style-name="ce51" table:formula="of:=IF([$'Young Data'.D91]=&quot;&quot;;&quot;&quot;;[$'Young Data'.D91])">
            <text:p/>
          </table:table-cell>
          <table:table-cell table:style-name="ce55" table:formula="of:=IF([$'Young Data'.E91]=&quot;&quot;;&quot;&quot;;[$'Young Data'.E91])">
            <text:p/>
          </table:table-cell>
          <table:table-cell table:style-name="ce55" table:formula="of:=IF([$'Young Data'.F91]=&quot;&quot;;&quot;&quot;;[$'Young Data'.F91])">
            <text:p/>
          </table:table-cell>
          <table:table-cell table:style-name="ce55" table:formula="of:=IF([$'Young Data'.G91]=&quot;&quot;;&quot;&quot;;[$'Young Data'.G91])">
            <text:p/>
          </table:table-cell>
          <table:table-cell table:style-name="ce55" table:formula="of:=IF([$'Young Data'.H91]=&quot;&quot;;&quot;&quot;;[$'Young Data'.H91])">
            <text:p/>
          </table:table-cell>
          <table:table-cell table:style-name="ce55" table:formula="of:=IF([$'Young Data'.I91]=&quot;&quot;;&quot;&quot;;[$'Young Data'.I91])">
            <text:p/>
          </table:table-cell>
          <table:table-cell table:style-name="ce62" table:formula="of:=IF([$'Young Data'.J91]=&quot;&quot;;&quot;&quot;;[$'Young Data'.J91])">
            <text:p/>
          </table:table-cell>
          <table:table-cell table:style-name="ce65" table:formula="of:=IF([$'Young Data'.K91]=&quot;&quot;;&quot;&quot;;[$'Young Data'.K91])">
            <text:p/>
          </table:table-cell>
          <table:table-cell table:style-name="ce65" table:formula="of:=IF([$'Young Data'.L91]=&quot;&quot;;&quot;&quot;;[$'Young Data'.L91])">
            <text:p/>
          </table:table-cell>
          <table:table-cell table:style-name="ce65" table:formula="of:=IF([$'Young Data'.M91]=&quot;&quot;;&quot;&quot;;[$'Young Data'.M91])">
            <text:p/>
          </table:table-cell>
          <table:table-cell table:style-name="ce65" table:formula="of:=IF([$'Young Data'.N91]=&quot;&quot;;&quot;&quot;;[$'Young Data'.N91])">
            <text:p/>
          </table:table-cell>
          <table:table-cell table:style-name="ce65" table:formula="of:=IF([$'Young Data'.O91]=&quot;&quot;;&quot;&quot;;[$'Young Data'.O91])">
            <text:p/>
          </table:table-cell>
          <table:table-cell table:style-name="ce71" table:formula="of:=IF([$'Young Data'.P91]=&quot;&quot;;&quot;&quot;;[$'Young Data'.P91])">
            <text:p/>
          </table:table-cell>
          <table:table-cell table:style-name="ce76" table:formula="of:=IF([$'Young Data'.Q91]=&quot;&quot;;&quot;&quot;;[$'Young Data'.Q91])">
            <text:p/>
          </table:table-cell>
          <table:table-cell table:style-name="ce80" table:formula="of:=IF([$'Young Data'.R91]=&quot;&quot;;&quot;&quot;;[$'Young Data'.R91])">
            <text:p/>
          </table:table-cell>
          <table:table-cell table:style-name="ce80" table:formula="of:=IF([$'Young Data'.S91]=&quot;&quot;;&quot;&quot;;[$'Young Data'.S91])">
            <text:p/>
          </table:table-cell>
          <table:table-cell table:style-name="ce84" table:formula="of:=IF([$'Young Data'.T91]=&quot;&quot;;&quot;&quot;;[$'Young Data'.T91])">
            <text:p/>
          </table:table-cell>
          <table:table-cell table:style-name="ce84" table:formula="of:=IF([$'Young Data'.U91]=&quot;&quot;;&quot;&quot;;[$'Young Data'.U91])">
            <text:p/>
          </table:table-cell>
          <table:table-cell table:style-name="ce84" table:formula="of:=IF([$'Young Data'.V91]=&quot;&quot;;&quot;&quot;;[$'Young Data'.V91])">
            <text:p/>
          </table:table-cell>
          <table:table-cell table:style-name="ce84" table:formula="of:=IF([$'Young Data'.W91]=&quot;&quot;;&quot;&quot;;[$'Young Data'.W91])">
            <text:p/>
          </table:table-cell>
          <table:table-cell table:style-name="ce84" table:formula="of:=IF([$'Young Data'.X91]=&quot;&quot;;&quot;&quot;;[$'Young Data'.X9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2]=&quot;&quot;;&quot;&quot;;[$'Young Data'.A92])">
            <text:p/>
          </table:table-cell>
          <table:table-cell table:style-name="ce51" table:formula="of:=IF([$'Young Data'.B92]=&quot;&quot;;&quot;&quot;;[$'Young Data'.B92])">
            <text:p/>
          </table:table-cell>
          <table:table-cell table:style-name="ce51" table:formula="of:=IF([$'Young Data'.C92]=&quot;&quot;;&quot;&quot;;[$'Young Data'.C92])">
            <text:p/>
          </table:table-cell>
          <table:table-cell table:style-name="ce51" table:formula="of:=IF([$'Young Data'.D92]=&quot;&quot;;&quot;&quot;;[$'Young Data'.D92])">
            <text:p/>
          </table:table-cell>
          <table:table-cell table:style-name="ce55" table:formula="of:=IF([$'Young Data'.E92]=&quot;&quot;;&quot;&quot;;[$'Young Data'.E92])">
            <text:p/>
          </table:table-cell>
          <table:table-cell table:style-name="ce55" table:formula="of:=IF([$'Young Data'.F92]=&quot;&quot;;&quot;&quot;;[$'Young Data'.F92])">
            <text:p/>
          </table:table-cell>
          <table:table-cell table:style-name="ce55" table:formula="of:=IF([$'Young Data'.G92]=&quot;&quot;;&quot;&quot;;[$'Young Data'.G92])">
            <text:p/>
          </table:table-cell>
          <table:table-cell table:style-name="ce55" table:formula="of:=IF([$'Young Data'.H92]=&quot;&quot;;&quot;&quot;;[$'Young Data'.H92])">
            <text:p/>
          </table:table-cell>
          <table:table-cell table:style-name="ce55" table:formula="of:=IF([$'Young Data'.I92]=&quot;&quot;;&quot;&quot;;[$'Young Data'.I92])">
            <text:p/>
          </table:table-cell>
          <table:table-cell table:style-name="ce62" table:formula="of:=IF([$'Young Data'.J92]=&quot;&quot;;&quot;&quot;;[$'Young Data'.J92])">
            <text:p/>
          </table:table-cell>
          <table:table-cell table:style-name="ce65" table:formula="of:=IF([$'Young Data'.K92]=&quot;&quot;;&quot;&quot;;[$'Young Data'.K92])">
            <text:p/>
          </table:table-cell>
          <table:table-cell table:style-name="ce65" table:formula="of:=IF([$'Young Data'.L92]=&quot;&quot;;&quot;&quot;;[$'Young Data'.L92])">
            <text:p/>
          </table:table-cell>
          <table:table-cell table:style-name="ce65" table:formula="of:=IF([$'Young Data'.M92]=&quot;&quot;;&quot;&quot;;[$'Young Data'.M92])">
            <text:p/>
          </table:table-cell>
          <table:table-cell table:style-name="ce65" table:formula="of:=IF([$'Young Data'.N92]=&quot;&quot;;&quot;&quot;;[$'Young Data'.N92])">
            <text:p/>
          </table:table-cell>
          <table:table-cell table:style-name="ce65" table:formula="of:=IF([$'Young Data'.O92]=&quot;&quot;;&quot;&quot;;[$'Young Data'.O92])">
            <text:p/>
          </table:table-cell>
          <table:table-cell table:style-name="ce71" table:formula="of:=IF([$'Young Data'.P92]=&quot;&quot;;&quot;&quot;;[$'Young Data'.P92])">
            <text:p/>
          </table:table-cell>
          <table:table-cell table:style-name="ce76" table:formula="of:=IF([$'Young Data'.Q92]=&quot;&quot;;&quot;&quot;;[$'Young Data'.Q92])">
            <text:p/>
          </table:table-cell>
          <table:table-cell table:style-name="ce80" table:formula="of:=IF([$'Young Data'.R92]=&quot;&quot;;&quot;&quot;;[$'Young Data'.R92])">
            <text:p/>
          </table:table-cell>
          <table:table-cell table:style-name="ce80" table:formula="of:=IF([$'Young Data'.S92]=&quot;&quot;;&quot;&quot;;[$'Young Data'.S92])">
            <text:p/>
          </table:table-cell>
          <table:table-cell table:style-name="ce84" table:formula="of:=IF([$'Young Data'.T92]=&quot;&quot;;&quot;&quot;;[$'Young Data'.T92])">
            <text:p/>
          </table:table-cell>
          <table:table-cell table:style-name="ce84" table:formula="of:=IF([$'Young Data'.U92]=&quot;&quot;;&quot;&quot;;[$'Young Data'.U92])">
            <text:p/>
          </table:table-cell>
          <table:table-cell table:style-name="ce84" table:formula="of:=IF([$'Young Data'.V92]=&quot;&quot;;&quot;&quot;;[$'Young Data'.V92])">
            <text:p/>
          </table:table-cell>
          <table:table-cell table:style-name="ce84" table:formula="of:=IF([$'Young Data'.W92]=&quot;&quot;;&quot;&quot;;[$'Young Data'.W92])">
            <text:p/>
          </table:table-cell>
          <table:table-cell table:style-name="ce84" table:formula="of:=IF([$'Young Data'.X92]=&quot;&quot;;&quot;&quot;;[$'Young Data'.X9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3]=&quot;&quot;;&quot;&quot;;[$'Young Data'.A93])">
            <text:p/>
          </table:table-cell>
          <table:table-cell table:style-name="ce51" table:formula="of:=IF([$'Young Data'.B93]=&quot;&quot;;&quot;&quot;;[$'Young Data'.B93])">
            <text:p/>
          </table:table-cell>
          <table:table-cell table:style-name="ce51" table:formula="of:=IF([$'Young Data'.C93]=&quot;&quot;;&quot;&quot;;[$'Young Data'.C93])">
            <text:p/>
          </table:table-cell>
          <table:table-cell table:style-name="ce51" table:formula="of:=IF([$'Young Data'.D93]=&quot;&quot;;&quot;&quot;;[$'Young Data'.D93])">
            <text:p/>
          </table:table-cell>
          <table:table-cell table:style-name="ce55" table:formula="of:=IF([$'Young Data'.E93]=&quot;&quot;;&quot;&quot;;[$'Young Data'.E93])">
            <text:p/>
          </table:table-cell>
          <table:table-cell table:style-name="ce55" table:formula="of:=IF([$'Young Data'.F93]=&quot;&quot;;&quot;&quot;;[$'Young Data'.F93])">
            <text:p/>
          </table:table-cell>
          <table:table-cell table:style-name="ce55" table:formula="of:=IF([$'Young Data'.G93]=&quot;&quot;;&quot;&quot;;[$'Young Data'.G93])">
            <text:p/>
          </table:table-cell>
          <table:table-cell table:style-name="ce55" table:formula="of:=IF([$'Young Data'.H93]=&quot;&quot;;&quot;&quot;;[$'Young Data'.H93])">
            <text:p/>
          </table:table-cell>
          <table:table-cell table:style-name="ce55" table:formula="of:=IF([$'Young Data'.I93]=&quot;&quot;;&quot;&quot;;[$'Young Data'.I93])">
            <text:p/>
          </table:table-cell>
          <table:table-cell table:style-name="ce62" table:formula="of:=IF([$'Young Data'.J93]=&quot;&quot;;&quot;&quot;;[$'Young Data'.J93])">
            <text:p/>
          </table:table-cell>
          <table:table-cell table:style-name="ce65" table:formula="of:=IF([$'Young Data'.K93]=&quot;&quot;;&quot;&quot;;[$'Young Data'.K93])">
            <text:p/>
          </table:table-cell>
          <table:table-cell table:style-name="ce65" table:formula="of:=IF([$'Young Data'.L93]=&quot;&quot;;&quot;&quot;;[$'Young Data'.L93])">
            <text:p/>
          </table:table-cell>
          <table:table-cell table:style-name="ce65" table:formula="of:=IF([$'Young Data'.M93]=&quot;&quot;;&quot;&quot;;[$'Young Data'.M93])">
            <text:p/>
          </table:table-cell>
          <table:table-cell table:style-name="ce65" table:formula="of:=IF([$'Young Data'.N93]=&quot;&quot;;&quot;&quot;;[$'Young Data'.N93])">
            <text:p/>
          </table:table-cell>
          <table:table-cell table:style-name="ce65" table:formula="of:=IF([$'Young Data'.O93]=&quot;&quot;;&quot;&quot;;[$'Young Data'.O93])">
            <text:p/>
          </table:table-cell>
          <table:table-cell table:style-name="ce71" table:formula="of:=IF([$'Young Data'.P93]=&quot;&quot;;&quot;&quot;;[$'Young Data'.P93])">
            <text:p/>
          </table:table-cell>
          <table:table-cell table:style-name="ce76" table:formula="of:=IF([$'Young Data'.Q93]=&quot;&quot;;&quot;&quot;;[$'Young Data'.Q93])">
            <text:p/>
          </table:table-cell>
          <table:table-cell table:style-name="ce80" table:formula="of:=IF([$'Young Data'.R93]=&quot;&quot;;&quot;&quot;;[$'Young Data'.R93])">
            <text:p/>
          </table:table-cell>
          <table:table-cell table:style-name="ce80" table:formula="of:=IF([$'Young Data'.S93]=&quot;&quot;;&quot;&quot;;[$'Young Data'.S93])">
            <text:p/>
          </table:table-cell>
          <table:table-cell table:style-name="ce84" table:formula="of:=IF([$'Young Data'.T93]=&quot;&quot;;&quot;&quot;;[$'Young Data'.T93])">
            <text:p/>
          </table:table-cell>
          <table:table-cell table:style-name="ce84" table:formula="of:=IF([$'Young Data'.U93]=&quot;&quot;;&quot;&quot;;[$'Young Data'.U93])">
            <text:p/>
          </table:table-cell>
          <table:table-cell table:style-name="ce84" table:formula="of:=IF([$'Young Data'.V93]=&quot;&quot;;&quot;&quot;;[$'Young Data'.V93])">
            <text:p/>
          </table:table-cell>
          <table:table-cell table:style-name="ce84" table:formula="of:=IF([$'Young Data'.W93]=&quot;&quot;;&quot;&quot;;[$'Young Data'.W93])">
            <text:p/>
          </table:table-cell>
          <table:table-cell table:style-name="ce84" table:formula="of:=IF([$'Young Data'.X93]=&quot;&quot;;&quot;&quot;;[$'Young Data'.X9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4]=&quot;&quot;;&quot;&quot;;[$'Young Data'.A94])">
            <text:p/>
          </table:table-cell>
          <table:table-cell table:style-name="ce51" table:formula="of:=IF([$'Young Data'.B94]=&quot;&quot;;&quot;&quot;;[$'Young Data'.B94])">
            <text:p/>
          </table:table-cell>
          <table:table-cell table:style-name="ce51" table:formula="of:=IF([$'Young Data'.C94]=&quot;&quot;;&quot;&quot;;[$'Young Data'.C94])">
            <text:p/>
          </table:table-cell>
          <table:table-cell table:style-name="ce51" table:formula="of:=IF([$'Young Data'.D94]=&quot;&quot;;&quot;&quot;;[$'Young Data'.D94])">
            <text:p/>
          </table:table-cell>
          <table:table-cell table:style-name="ce55" table:formula="of:=IF([$'Young Data'.E94]=&quot;&quot;;&quot;&quot;;[$'Young Data'.E94])">
            <text:p/>
          </table:table-cell>
          <table:table-cell table:style-name="ce55" table:formula="of:=IF([$'Young Data'.F94]=&quot;&quot;;&quot;&quot;;[$'Young Data'.F94])">
            <text:p/>
          </table:table-cell>
          <table:table-cell table:style-name="ce55" table:formula="of:=IF([$'Young Data'.G94]=&quot;&quot;;&quot;&quot;;[$'Young Data'.G94])">
            <text:p/>
          </table:table-cell>
          <table:table-cell table:style-name="ce55" table:formula="of:=IF([$'Young Data'.H94]=&quot;&quot;;&quot;&quot;;[$'Young Data'.H94])">
            <text:p/>
          </table:table-cell>
          <table:table-cell table:style-name="ce55" table:formula="of:=IF([$'Young Data'.I94]=&quot;&quot;;&quot;&quot;;[$'Young Data'.I94])">
            <text:p/>
          </table:table-cell>
          <table:table-cell table:style-name="ce62" table:formula="of:=IF([$'Young Data'.J94]=&quot;&quot;;&quot;&quot;;[$'Young Data'.J94])">
            <text:p/>
          </table:table-cell>
          <table:table-cell table:style-name="ce65" table:formula="of:=IF([$'Young Data'.K94]=&quot;&quot;;&quot;&quot;;[$'Young Data'.K94])">
            <text:p/>
          </table:table-cell>
          <table:table-cell table:style-name="ce65" table:formula="of:=IF([$'Young Data'.L94]=&quot;&quot;;&quot;&quot;;[$'Young Data'.L94])">
            <text:p/>
          </table:table-cell>
          <table:table-cell table:style-name="ce65" table:formula="of:=IF([$'Young Data'.M94]=&quot;&quot;;&quot;&quot;;[$'Young Data'.M94])">
            <text:p/>
          </table:table-cell>
          <table:table-cell table:style-name="ce65" table:formula="of:=IF([$'Young Data'.N94]=&quot;&quot;;&quot;&quot;;[$'Young Data'.N94])">
            <text:p/>
          </table:table-cell>
          <table:table-cell table:style-name="ce65" table:formula="of:=IF([$'Young Data'.O94]=&quot;&quot;;&quot;&quot;;[$'Young Data'.O94])">
            <text:p/>
          </table:table-cell>
          <table:table-cell table:style-name="ce71" table:formula="of:=IF([$'Young Data'.P94]=&quot;&quot;;&quot;&quot;;[$'Young Data'.P94])">
            <text:p/>
          </table:table-cell>
          <table:table-cell table:style-name="ce76" table:formula="of:=IF([$'Young Data'.Q94]=&quot;&quot;;&quot;&quot;;[$'Young Data'.Q94])">
            <text:p/>
          </table:table-cell>
          <table:table-cell table:style-name="ce80" table:formula="of:=IF([$'Young Data'.R94]=&quot;&quot;;&quot;&quot;;[$'Young Data'.R94])">
            <text:p/>
          </table:table-cell>
          <table:table-cell table:style-name="ce80" table:formula="of:=IF([$'Young Data'.S94]=&quot;&quot;;&quot;&quot;;[$'Young Data'.S94])">
            <text:p/>
          </table:table-cell>
          <table:table-cell table:style-name="ce84" table:formula="of:=IF([$'Young Data'.T94]=&quot;&quot;;&quot;&quot;;[$'Young Data'.T94])">
            <text:p/>
          </table:table-cell>
          <table:table-cell table:style-name="ce84" table:formula="of:=IF([$'Young Data'.U94]=&quot;&quot;;&quot;&quot;;[$'Young Data'.U94])">
            <text:p/>
          </table:table-cell>
          <table:table-cell table:style-name="ce84" table:formula="of:=IF([$'Young Data'.V94]=&quot;&quot;;&quot;&quot;;[$'Young Data'.V94])">
            <text:p/>
          </table:table-cell>
          <table:table-cell table:style-name="ce84" table:formula="of:=IF([$'Young Data'.W94]=&quot;&quot;;&quot;&quot;;[$'Young Data'.W94])">
            <text:p/>
          </table:table-cell>
          <table:table-cell table:style-name="ce84" table:formula="of:=IF([$'Young Data'.X94]=&quot;&quot;;&quot;&quot;;[$'Young Data'.X9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5]=&quot;&quot;;&quot;&quot;;[$'Young Data'.A95])">
            <text:p/>
          </table:table-cell>
          <table:table-cell table:style-name="ce51" table:formula="of:=IF([$'Young Data'.B95]=&quot;&quot;;&quot;&quot;;[$'Young Data'.B95])">
            <text:p/>
          </table:table-cell>
          <table:table-cell table:style-name="ce51" table:formula="of:=IF([$'Young Data'.C95]=&quot;&quot;;&quot;&quot;;[$'Young Data'.C95])">
            <text:p/>
          </table:table-cell>
          <table:table-cell table:style-name="ce51" table:formula="of:=IF([$'Young Data'.D95]=&quot;&quot;;&quot;&quot;;[$'Young Data'.D95])">
            <text:p/>
          </table:table-cell>
          <table:table-cell table:style-name="ce55" table:formula="of:=IF([$'Young Data'.E95]=&quot;&quot;;&quot;&quot;;[$'Young Data'.E95])">
            <text:p/>
          </table:table-cell>
          <table:table-cell table:style-name="ce55" table:formula="of:=IF([$'Young Data'.F95]=&quot;&quot;;&quot;&quot;;[$'Young Data'.F95])">
            <text:p/>
          </table:table-cell>
          <table:table-cell table:style-name="ce55" table:formula="of:=IF([$'Young Data'.G95]=&quot;&quot;;&quot;&quot;;[$'Young Data'.G95])">
            <text:p/>
          </table:table-cell>
          <table:table-cell table:style-name="ce55" table:formula="of:=IF([$'Young Data'.H95]=&quot;&quot;;&quot;&quot;;[$'Young Data'.H95])">
            <text:p/>
          </table:table-cell>
          <table:table-cell table:style-name="ce55" table:formula="of:=IF([$'Young Data'.I95]=&quot;&quot;;&quot;&quot;;[$'Young Data'.I95])">
            <text:p/>
          </table:table-cell>
          <table:table-cell table:style-name="ce62" table:formula="of:=IF([$'Young Data'.J95]=&quot;&quot;;&quot;&quot;;[$'Young Data'.J95])">
            <text:p/>
          </table:table-cell>
          <table:table-cell table:style-name="ce65" table:formula="of:=IF([$'Young Data'.K95]=&quot;&quot;;&quot;&quot;;[$'Young Data'.K95])">
            <text:p/>
          </table:table-cell>
          <table:table-cell table:style-name="ce65" table:formula="of:=IF([$'Young Data'.L95]=&quot;&quot;;&quot;&quot;;[$'Young Data'.L95])">
            <text:p/>
          </table:table-cell>
          <table:table-cell table:style-name="ce65" table:formula="of:=IF([$'Young Data'.M95]=&quot;&quot;;&quot;&quot;;[$'Young Data'.M95])">
            <text:p/>
          </table:table-cell>
          <table:table-cell table:style-name="ce65" table:formula="of:=IF([$'Young Data'.N95]=&quot;&quot;;&quot;&quot;;[$'Young Data'.N95])">
            <text:p/>
          </table:table-cell>
          <table:table-cell table:style-name="ce65" table:formula="of:=IF([$'Young Data'.O95]=&quot;&quot;;&quot;&quot;;[$'Young Data'.O95])">
            <text:p/>
          </table:table-cell>
          <table:table-cell table:style-name="ce71" table:formula="of:=IF([$'Young Data'.P95]=&quot;&quot;;&quot;&quot;;[$'Young Data'.P95])">
            <text:p/>
          </table:table-cell>
          <table:table-cell table:style-name="ce76" table:formula="of:=IF([$'Young Data'.Q95]=&quot;&quot;;&quot;&quot;;[$'Young Data'.Q95])">
            <text:p/>
          </table:table-cell>
          <table:table-cell table:style-name="ce80" table:formula="of:=IF([$'Young Data'.R95]=&quot;&quot;;&quot;&quot;;[$'Young Data'.R95])">
            <text:p/>
          </table:table-cell>
          <table:table-cell table:style-name="ce80" table:formula="of:=IF([$'Young Data'.S95]=&quot;&quot;;&quot;&quot;;[$'Young Data'.S95])">
            <text:p/>
          </table:table-cell>
          <table:table-cell table:style-name="ce84" table:formula="of:=IF([$'Young Data'.T95]=&quot;&quot;;&quot;&quot;;[$'Young Data'.T95])">
            <text:p/>
          </table:table-cell>
          <table:table-cell table:style-name="ce84" table:formula="of:=IF([$'Young Data'.U95]=&quot;&quot;;&quot;&quot;;[$'Young Data'.U95])">
            <text:p/>
          </table:table-cell>
          <table:table-cell table:style-name="ce84" table:formula="of:=IF([$'Young Data'.V95]=&quot;&quot;;&quot;&quot;;[$'Young Data'.V95])">
            <text:p/>
          </table:table-cell>
          <table:table-cell table:style-name="ce84" table:formula="of:=IF([$'Young Data'.W95]=&quot;&quot;;&quot;&quot;;[$'Young Data'.W95])">
            <text:p/>
          </table:table-cell>
          <table:table-cell table:style-name="ce84" table:formula="of:=IF([$'Young Data'.X95]=&quot;&quot;;&quot;&quot;;[$'Young Data'.X9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6]=&quot;&quot;;&quot;&quot;;[$'Young Data'.A96])">
            <text:p/>
          </table:table-cell>
          <table:table-cell table:style-name="ce51" table:formula="of:=IF([$'Young Data'.B96]=&quot;&quot;;&quot;&quot;;[$'Young Data'.B96])">
            <text:p/>
          </table:table-cell>
          <table:table-cell table:style-name="ce51" table:formula="of:=IF([$'Young Data'.C96]=&quot;&quot;;&quot;&quot;;[$'Young Data'.C96])">
            <text:p/>
          </table:table-cell>
          <table:table-cell table:style-name="ce51" table:formula="of:=IF([$'Young Data'.D96]=&quot;&quot;;&quot;&quot;;[$'Young Data'.D96])">
            <text:p/>
          </table:table-cell>
          <table:table-cell table:style-name="ce55" table:formula="of:=IF([$'Young Data'.E96]=&quot;&quot;;&quot;&quot;;[$'Young Data'.E96])">
            <text:p/>
          </table:table-cell>
          <table:table-cell table:style-name="ce55" table:formula="of:=IF([$'Young Data'.F96]=&quot;&quot;;&quot;&quot;;[$'Young Data'.F96])">
            <text:p/>
          </table:table-cell>
          <table:table-cell table:style-name="ce55" table:formula="of:=IF([$'Young Data'.G96]=&quot;&quot;;&quot;&quot;;[$'Young Data'.G96])">
            <text:p/>
          </table:table-cell>
          <table:table-cell table:style-name="ce55" table:formula="of:=IF([$'Young Data'.H96]=&quot;&quot;;&quot;&quot;;[$'Young Data'.H96])">
            <text:p/>
          </table:table-cell>
          <table:table-cell table:style-name="ce55" table:formula="of:=IF([$'Young Data'.I96]=&quot;&quot;;&quot;&quot;;[$'Young Data'.I96])">
            <text:p/>
          </table:table-cell>
          <table:table-cell table:style-name="ce62" table:formula="of:=IF([$'Young Data'.J96]=&quot;&quot;;&quot;&quot;;[$'Young Data'.J96])">
            <text:p/>
          </table:table-cell>
          <table:table-cell table:style-name="ce65" table:formula="of:=IF([$'Young Data'.K96]=&quot;&quot;;&quot;&quot;;[$'Young Data'.K96])">
            <text:p/>
          </table:table-cell>
          <table:table-cell table:style-name="ce65" table:formula="of:=IF([$'Young Data'.L96]=&quot;&quot;;&quot;&quot;;[$'Young Data'.L96])">
            <text:p/>
          </table:table-cell>
          <table:table-cell table:style-name="ce65" table:formula="of:=IF([$'Young Data'.M96]=&quot;&quot;;&quot;&quot;;[$'Young Data'.M96])">
            <text:p/>
          </table:table-cell>
          <table:table-cell table:style-name="ce65" table:formula="of:=IF([$'Young Data'.N96]=&quot;&quot;;&quot;&quot;;[$'Young Data'.N96])">
            <text:p/>
          </table:table-cell>
          <table:table-cell table:style-name="ce65" table:formula="of:=IF([$'Young Data'.O96]=&quot;&quot;;&quot;&quot;;[$'Young Data'.O96])">
            <text:p/>
          </table:table-cell>
          <table:table-cell table:style-name="ce71" table:formula="of:=IF([$'Young Data'.P96]=&quot;&quot;;&quot;&quot;;[$'Young Data'.P96])">
            <text:p/>
          </table:table-cell>
          <table:table-cell table:style-name="ce76" table:formula="of:=IF([$'Young Data'.Q96]=&quot;&quot;;&quot;&quot;;[$'Young Data'.Q96])">
            <text:p/>
          </table:table-cell>
          <table:table-cell table:style-name="ce80" table:formula="of:=IF([$'Young Data'.R96]=&quot;&quot;;&quot;&quot;;[$'Young Data'.R96])">
            <text:p/>
          </table:table-cell>
          <table:table-cell table:style-name="ce80" table:formula="of:=IF([$'Young Data'.S96]=&quot;&quot;;&quot;&quot;;[$'Young Data'.S96])">
            <text:p/>
          </table:table-cell>
          <table:table-cell table:style-name="ce84" table:formula="of:=IF([$'Young Data'.T96]=&quot;&quot;;&quot;&quot;;[$'Young Data'.T96])">
            <text:p/>
          </table:table-cell>
          <table:table-cell table:style-name="ce84" table:formula="of:=IF([$'Young Data'.U96]=&quot;&quot;;&quot;&quot;;[$'Young Data'.U96])">
            <text:p/>
          </table:table-cell>
          <table:table-cell table:style-name="ce84" table:formula="of:=IF([$'Young Data'.V96]=&quot;&quot;;&quot;&quot;;[$'Young Data'.V96])">
            <text:p/>
          </table:table-cell>
          <table:table-cell table:style-name="ce84" table:formula="of:=IF([$'Young Data'.W96]=&quot;&quot;;&quot;&quot;;[$'Young Data'.W96])">
            <text:p/>
          </table:table-cell>
          <table:table-cell table:style-name="ce84" table:formula="of:=IF([$'Young Data'.X96]=&quot;&quot;;&quot;&quot;;[$'Young Data'.X9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7]=&quot;&quot;;&quot;&quot;;[$'Young Data'.A97])">
            <text:p/>
          </table:table-cell>
          <table:table-cell table:style-name="ce51" table:formula="of:=IF([$'Young Data'.B97]=&quot;&quot;;&quot;&quot;;[$'Young Data'.B97])">
            <text:p/>
          </table:table-cell>
          <table:table-cell table:style-name="ce51" table:formula="of:=IF([$'Young Data'.C97]=&quot;&quot;;&quot;&quot;;[$'Young Data'.C97])">
            <text:p/>
          </table:table-cell>
          <table:table-cell table:style-name="ce51" table:formula="of:=IF([$'Young Data'.D97]=&quot;&quot;;&quot;&quot;;[$'Young Data'.D97])">
            <text:p/>
          </table:table-cell>
          <table:table-cell table:style-name="ce55" table:formula="of:=IF([$'Young Data'.E97]=&quot;&quot;;&quot;&quot;;[$'Young Data'.E97])">
            <text:p/>
          </table:table-cell>
          <table:table-cell table:style-name="ce55" table:formula="of:=IF([$'Young Data'.F97]=&quot;&quot;;&quot;&quot;;[$'Young Data'.F97])">
            <text:p/>
          </table:table-cell>
          <table:table-cell table:style-name="ce55" table:formula="of:=IF([$'Young Data'.G97]=&quot;&quot;;&quot;&quot;;[$'Young Data'.G97])">
            <text:p/>
          </table:table-cell>
          <table:table-cell table:style-name="ce55" table:formula="of:=IF([$'Young Data'.H97]=&quot;&quot;;&quot;&quot;;[$'Young Data'.H97])">
            <text:p/>
          </table:table-cell>
          <table:table-cell table:style-name="ce55" table:formula="of:=IF([$'Young Data'.I97]=&quot;&quot;;&quot;&quot;;[$'Young Data'.I97])">
            <text:p/>
          </table:table-cell>
          <table:table-cell table:style-name="ce62" table:formula="of:=IF([$'Young Data'.J97]=&quot;&quot;;&quot;&quot;;[$'Young Data'.J97])">
            <text:p/>
          </table:table-cell>
          <table:table-cell table:style-name="ce65" table:formula="of:=IF([$'Young Data'.K97]=&quot;&quot;;&quot;&quot;;[$'Young Data'.K97])">
            <text:p/>
          </table:table-cell>
          <table:table-cell table:style-name="ce65" table:formula="of:=IF([$'Young Data'.L97]=&quot;&quot;;&quot;&quot;;[$'Young Data'.L97])">
            <text:p/>
          </table:table-cell>
          <table:table-cell table:style-name="ce65" table:formula="of:=IF([$'Young Data'.M97]=&quot;&quot;;&quot;&quot;;[$'Young Data'.M97])">
            <text:p/>
          </table:table-cell>
          <table:table-cell table:style-name="ce65" table:formula="of:=IF([$'Young Data'.N97]=&quot;&quot;;&quot;&quot;;[$'Young Data'.N97])">
            <text:p/>
          </table:table-cell>
          <table:table-cell table:style-name="ce65" table:formula="of:=IF([$'Young Data'.O97]=&quot;&quot;;&quot;&quot;;[$'Young Data'.O97])">
            <text:p/>
          </table:table-cell>
          <table:table-cell table:style-name="ce71" table:formula="of:=IF([$'Young Data'.P97]=&quot;&quot;;&quot;&quot;;[$'Young Data'.P97])">
            <text:p/>
          </table:table-cell>
          <table:table-cell table:style-name="ce76" table:formula="of:=IF([$'Young Data'.Q97]=&quot;&quot;;&quot;&quot;;[$'Young Data'.Q97])">
            <text:p/>
          </table:table-cell>
          <table:table-cell table:style-name="ce80" table:formula="of:=IF([$'Young Data'.R97]=&quot;&quot;;&quot;&quot;;[$'Young Data'.R97])">
            <text:p/>
          </table:table-cell>
          <table:table-cell table:style-name="ce80" table:formula="of:=IF([$'Young Data'.S97]=&quot;&quot;;&quot;&quot;;[$'Young Data'.S97])">
            <text:p/>
          </table:table-cell>
          <table:table-cell table:style-name="ce84" table:formula="of:=IF([$'Young Data'.T97]=&quot;&quot;;&quot;&quot;;[$'Young Data'.T97])">
            <text:p/>
          </table:table-cell>
          <table:table-cell table:style-name="ce84" table:formula="of:=IF([$'Young Data'.U97]=&quot;&quot;;&quot;&quot;;[$'Young Data'.U97])">
            <text:p/>
          </table:table-cell>
          <table:table-cell table:style-name="ce84" table:formula="of:=IF([$'Young Data'.V97]=&quot;&quot;;&quot;&quot;;[$'Young Data'.V97])">
            <text:p/>
          </table:table-cell>
          <table:table-cell table:style-name="ce84" table:formula="of:=IF([$'Young Data'.W97]=&quot;&quot;;&quot;&quot;;[$'Young Data'.W97])">
            <text:p/>
          </table:table-cell>
          <table:table-cell table:style-name="ce84" table:formula="of:=IF([$'Young Data'.X97]=&quot;&quot;;&quot;&quot;;[$'Young Data'.X9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8]=&quot;&quot;;&quot;&quot;;[$'Young Data'.A98])">
            <text:p/>
          </table:table-cell>
          <table:table-cell table:style-name="ce51" table:formula="of:=IF([$'Young Data'.B98]=&quot;&quot;;&quot;&quot;;[$'Young Data'.B98])">
            <text:p/>
          </table:table-cell>
          <table:table-cell table:style-name="ce51" table:formula="of:=IF([$'Young Data'.C98]=&quot;&quot;;&quot;&quot;;[$'Young Data'.C98])">
            <text:p/>
          </table:table-cell>
          <table:table-cell table:style-name="ce51" table:formula="of:=IF([$'Young Data'.D98]=&quot;&quot;;&quot;&quot;;[$'Young Data'.D98])">
            <text:p/>
          </table:table-cell>
          <table:table-cell table:style-name="ce55" table:formula="of:=IF([$'Young Data'.E98]=&quot;&quot;;&quot;&quot;;[$'Young Data'.E98])">
            <text:p/>
          </table:table-cell>
          <table:table-cell table:style-name="ce55" table:formula="of:=IF([$'Young Data'.F98]=&quot;&quot;;&quot;&quot;;[$'Young Data'.F98])">
            <text:p/>
          </table:table-cell>
          <table:table-cell table:style-name="ce55" table:formula="of:=IF([$'Young Data'.G98]=&quot;&quot;;&quot;&quot;;[$'Young Data'.G98])">
            <text:p/>
          </table:table-cell>
          <table:table-cell table:style-name="ce55" table:formula="of:=IF([$'Young Data'.H98]=&quot;&quot;;&quot;&quot;;[$'Young Data'.H98])">
            <text:p/>
          </table:table-cell>
          <table:table-cell table:style-name="ce55" table:formula="of:=IF([$'Young Data'.I98]=&quot;&quot;;&quot;&quot;;[$'Young Data'.I98])">
            <text:p/>
          </table:table-cell>
          <table:table-cell table:style-name="ce62" table:formula="of:=IF([$'Young Data'.J98]=&quot;&quot;;&quot;&quot;;[$'Young Data'.J98])">
            <text:p/>
          </table:table-cell>
          <table:table-cell table:style-name="ce65" table:formula="of:=IF([$'Young Data'.K98]=&quot;&quot;;&quot;&quot;;[$'Young Data'.K98])">
            <text:p/>
          </table:table-cell>
          <table:table-cell table:style-name="ce65" table:formula="of:=IF([$'Young Data'.L98]=&quot;&quot;;&quot;&quot;;[$'Young Data'.L98])">
            <text:p/>
          </table:table-cell>
          <table:table-cell table:style-name="ce65" table:formula="of:=IF([$'Young Data'.M98]=&quot;&quot;;&quot;&quot;;[$'Young Data'.M98])">
            <text:p/>
          </table:table-cell>
          <table:table-cell table:style-name="ce65" table:formula="of:=IF([$'Young Data'.N98]=&quot;&quot;;&quot;&quot;;[$'Young Data'.N98])">
            <text:p/>
          </table:table-cell>
          <table:table-cell table:style-name="ce65" table:formula="of:=IF([$'Young Data'.O98]=&quot;&quot;;&quot;&quot;;[$'Young Data'.O98])">
            <text:p/>
          </table:table-cell>
          <table:table-cell table:style-name="ce71" table:formula="of:=IF([$'Young Data'.P98]=&quot;&quot;;&quot;&quot;;[$'Young Data'.P98])">
            <text:p/>
          </table:table-cell>
          <table:table-cell table:style-name="ce76" table:formula="of:=IF([$'Young Data'.Q98]=&quot;&quot;;&quot;&quot;;[$'Young Data'.Q98])">
            <text:p/>
          </table:table-cell>
          <table:table-cell table:style-name="ce80" table:formula="of:=IF([$'Young Data'.R98]=&quot;&quot;;&quot;&quot;;[$'Young Data'.R98])">
            <text:p/>
          </table:table-cell>
          <table:table-cell table:style-name="ce80" table:formula="of:=IF([$'Young Data'.S98]=&quot;&quot;;&quot;&quot;;[$'Young Data'.S98])">
            <text:p/>
          </table:table-cell>
          <table:table-cell table:style-name="ce84" table:formula="of:=IF([$'Young Data'.T98]=&quot;&quot;;&quot;&quot;;[$'Young Data'.T98])">
            <text:p/>
          </table:table-cell>
          <table:table-cell table:style-name="ce84" table:formula="of:=IF([$'Young Data'.U98]=&quot;&quot;;&quot;&quot;;[$'Young Data'.U98])">
            <text:p/>
          </table:table-cell>
          <table:table-cell table:style-name="ce84" table:formula="of:=IF([$'Young Data'.V98]=&quot;&quot;;&quot;&quot;;[$'Young Data'.V98])">
            <text:p/>
          </table:table-cell>
          <table:table-cell table:style-name="ce84" table:formula="of:=IF([$'Young Data'.W98]=&quot;&quot;;&quot;&quot;;[$'Young Data'.W98])">
            <text:p/>
          </table:table-cell>
          <table:table-cell table:style-name="ce84" table:formula="of:=IF([$'Young Data'.X98]=&quot;&quot;;&quot;&quot;;[$'Young Data'.X9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99]=&quot;&quot;;&quot;&quot;;[$'Young Data'.A99])">
            <text:p/>
          </table:table-cell>
          <table:table-cell table:style-name="ce51" table:formula="of:=IF([$'Young Data'.B99]=&quot;&quot;;&quot;&quot;;[$'Young Data'.B99])">
            <text:p/>
          </table:table-cell>
          <table:table-cell table:style-name="ce51" table:formula="of:=IF([$'Young Data'.C99]=&quot;&quot;;&quot;&quot;;[$'Young Data'.C99])">
            <text:p/>
          </table:table-cell>
          <table:table-cell table:style-name="ce51" table:formula="of:=IF([$'Young Data'.D99]=&quot;&quot;;&quot;&quot;;[$'Young Data'.D99])">
            <text:p/>
          </table:table-cell>
          <table:table-cell table:style-name="ce55" table:formula="of:=IF([$'Young Data'.E99]=&quot;&quot;;&quot;&quot;;[$'Young Data'.E99])">
            <text:p/>
          </table:table-cell>
          <table:table-cell table:style-name="ce55" table:formula="of:=IF([$'Young Data'.F99]=&quot;&quot;;&quot;&quot;;[$'Young Data'.F99])">
            <text:p/>
          </table:table-cell>
          <table:table-cell table:style-name="ce55" table:formula="of:=IF([$'Young Data'.G99]=&quot;&quot;;&quot;&quot;;[$'Young Data'.G99])">
            <text:p/>
          </table:table-cell>
          <table:table-cell table:style-name="ce55" table:formula="of:=IF([$'Young Data'.H99]=&quot;&quot;;&quot;&quot;;[$'Young Data'.H99])">
            <text:p/>
          </table:table-cell>
          <table:table-cell table:style-name="ce55" table:formula="of:=IF([$'Young Data'.I99]=&quot;&quot;;&quot;&quot;;[$'Young Data'.I99])">
            <text:p/>
          </table:table-cell>
          <table:table-cell table:style-name="ce62" table:formula="of:=IF([$'Young Data'.J99]=&quot;&quot;;&quot;&quot;;[$'Young Data'.J99])">
            <text:p/>
          </table:table-cell>
          <table:table-cell table:style-name="ce65" table:formula="of:=IF([$'Young Data'.K99]=&quot;&quot;;&quot;&quot;;[$'Young Data'.K99])">
            <text:p/>
          </table:table-cell>
          <table:table-cell table:style-name="ce65" table:formula="of:=IF([$'Young Data'.L99]=&quot;&quot;;&quot;&quot;;[$'Young Data'.L99])">
            <text:p/>
          </table:table-cell>
          <table:table-cell table:style-name="ce65" table:formula="of:=IF([$'Young Data'.M99]=&quot;&quot;;&quot;&quot;;[$'Young Data'.M99])">
            <text:p/>
          </table:table-cell>
          <table:table-cell table:style-name="ce65" table:formula="of:=IF([$'Young Data'.N99]=&quot;&quot;;&quot;&quot;;[$'Young Data'.N99])">
            <text:p/>
          </table:table-cell>
          <table:table-cell table:style-name="ce65" table:formula="of:=IF([$'Young Data'.O99]=&quot;&quot;;&quot;&quot;;[$'Young Data'.O99])">
            <text:p/>
          </table:table-cell>
          <table:table-cell table:style-name="ce71" table:formula="of:=IF([$'Young Data'.P99]=&quot;&quot;;&quot;&quot;;[$'Young Data'.P99])">
            <text:p/>
          </table:table-cell>
          <table:table-cell table:style-name="ce76" table:formula="of:=IF([$'Young Data'.Q99]=&quot;&quot;;&quot;&quot;;[$'Young Data'.Q99])">
            <text:p/>
          </table:table-cell>
          <table:table-cell table:style-name="ce80" table:formula="of:=IF([$'Young Data'.R99]=&quot;&quot;;&quot;&quot;;[$'Young Data'.R99])">
            <text:p/>
          </table:table-cell>
          <table:table-cell table:style-name="ce80" table:formula="of:=IF([$'Young Data'.S99]=&quot;&quot;;&quot;&quot;;[$'Young Data'.S99])">
            <text:p/>
          </table:table-cell>
          <table:table-cell table:style-name="ce84" table:formula="of:=IF([$'Young Data'.T99]=&quot;&quot;;&quot;&quot;;[$'Young Data'.T99])">
            <text:p/>
          </table:table-cell>
          <table:table-cell table:style-name="ce84" table:formula="of:=IF([$'Young Data'.U99]=&quot;&quot;;&quot;&quot;;[$'Young Data'.U99])">
            <text:p/>
          </table:table-cell>
          <table:table-cell table:style-name="ce84" table:formula="of:=IF([$'Young Data'.V99]=&quot;&quot;;&quot;&quot;;[$'Young Data'.V99])">
            <text:p/>
          </table:table-cell>
          <table:table-cell table:style-name="ce84" table:formula="of:=IF([$'Young Data'.W99]=&quot;&quot;;&quot;&quot;;[$'Young Data'.W99])">
            <text:p/>
          </table:table-cell>
          <table:table-cell table:style-name="ce84" table:formula="of:=IF([$'Young Data'.X99]=&quot;&quot;;&quot;&quot;;[$'Young Data'.X9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0]=&quot;&quot;;&quot;&quot;;[$'Young Data'.A100])">
            <text:p/>
          </table:table-cell>
          <table:table-cell table:style-name="ce51" table:formula="of:=IF([$'Young Data'.B100]=&quot;&quot;;&quot;&quot;;[$'Young Data'.B100])">
            <text:p/>
          </table:table-cell>
          <table:table-cell table:style-name="ce51" table:formula="of:=IF([$'Young Data'.C100]=&quot;&quot;;&quot;&quot;;[$'Young Data'.C100])">
            <text:p/>
          </table:table-cell>
          <table:table-cell table:style-name="ce51" table:formula="of:=IF([$'Young Data'.D100]=&quot;&quot;;&quot;&quot;;[$'Young Data'.D100])">
            <text:p/>
          </table:table-cell>
          <table:table-cell table:style-name="ce55" table:formula="of:=IF([$'Young Data'.E100]=&quot;&quot;;&quot;&quot;;[$'Young Data'.E100])">
            <text:p/>
          </table:table-cell>
          <table:table-cell table:style-name="ce55" table:formula="of:=IF([$'Young Data'.F100]=&quot;&quot;;&quot;&quot;;[$'Young Data'.F100])">
            <text:p/>
          </table:table-cell>
          <table:table-cell table:style-name="ce55" table:formula="of:=IF([$'Young Data'.G100]=&quot;&quot;;&quot;&quot;;[$'Young Data'.G100])">
            <text:p/>
          </table:table-cell>
          <table:table-cell table:style-name="ce55" table:formula="of:=IF([$'Young Data'.H100]=&quot;&quot;;&quot;&quot;;[$'Young Data'.H100])">
            <text:p/>
          </table:table-cell>
          <table:table-cell table:style-name="ce55" table:formula="of:=IF([$'Young Data'.I100]=&quot;&quot;;&quot;&quot;;[$'Young Data'.I100])">
            <text:p/>
          </table:table-cell>
          <table:table-cell table:style-name="ce62" table:formula="of:=IF([$'Young Data'.J100]=&quot;&quot;;&quot;&quot;;[$'Young Data'.J100])">
            <text:p/>
          </table:table-cell>
          <table:table-cell table:style-name="ce65" table:formula="of:=IF([$'Young Data'.K100]=&quot;&quot;;&quot;&quot;;[$'Young Data'.K100])">
            <text:p/>
          </table:table-cell>
          <table:table-cell table:style-name="ce65" table:formula="of:=IF([$'Young Data'.L100]=&quot;&quot;;&quot;&quot;;[$'Young Data'.L100])">
            <text:p/>
          </table:table-cell>
          <table:table-cell table:style-name="ce65" table:formula="of:=IF([$'Young Data'.M100]=&quot;&quot;;&quot;&quot;;[$'Young Data'.M100])">
            <text:p/>
          </table:table-cell>
          <table:table-cell table:style-name="ce65" table:formula="of:=IF([$'Young Data'.N100]=&quot;&quot;;&quot;&quot;;[$'Young Data'.N100])">
            <text:p/>
          </table:table-cell>
          <table:table-cell table:style-name="ce65" table:formula="of:=IF([$'Young Data'.O100]=&quot;&quot;;&quot;&quot;;[$'Young Data'.O100])">
            <text:p/>
          </table:table-cell>
          <table:table-cell table:style-name="ce71" table:formula="of:=IF([$'Young Data'.P100]=&quot;&quot;;&quot;&quot;;[$'Young Data'.P100])">
            <text:p/>
          </table:table-cell>
          <table:table-cell table:style-name="ce76" table:formula="of:=IF([$'Young Data'.Q100]=&quot;&quot;;&quot;&quot;;[$'Young Data'.Q100])">
            <text:p/>
          </table:table-cell>
          <table:table-cell table:style-name="ce80" table:formula="of:=IF([$'Young Data'.R100]=&quot;&quot;;&quot;&quot;;[$'Young Data'.R100])">
            <text:p/>
          </table:table-cell>
          <table:table-cell table:style-name="ce80" table:formula="of:=IF([$'Young Data'.S100]=&quot;&quot;;&quot;&quot;;[$'Young Data'.S100])">
            <text:p/>
          </table:table-cell>
          <table:table-cell table:style-name="ce84" table:formula="of:=IF([$'Young Data'.T100]=&quot;&quot;;&quot;&quot;;[$'Young Data'.T100])">
            <text:p/>
          </table:table-cell>
          <table:table-cell table:style-name="ce84" table:formula="of:=IF([$'Young Data'.U100]=&quot;&quot;;&quot;&quot;;[$'Young Data'.U100])">
            <text:p/>
          </table:table-cell>
          <table:table-cell table:style-name="ce84" table:formula="of:=IF([$'Young Data'.V100]=&quot;&quot;;&quot;&quot;;[$'Young Data'.V100])">
            <text:p/>
          </table:table-cell>
          <table:table-cell table:style-name="ce84" table:formula="of:=IF([$'Young Data'.W100]=&quot;&quot;;&quot;&quot;;[$'Young Data'.W100])">
            <text:p/>
          </table:table-cell>
          <table:table-cell table:style-name="ce84" table:formula="of:=IF([$'Young Data'.X100]=&quot;&quot;;&quot;&quot;;[$'Young Data'.X10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1]=&quot;&quot;;&quot;&quot;;[$'Young Data'.A101])">
            <text:p/>
          </table:table-cell>
          <table:table-cell table:style-name="ce51" table:formula="of:=IF([$'Young Data'.B101]=&quot;&quot;;&quot;&quot;;[$'Young Data'.B101])">
            <text:p/>
          </table:table-cell>
          <table:table-cell table:style-name="ce51" table:formula="of:=IF([$'Young Data'.C101]=&quot;&quot;;&quot;&quot;;[$'Young Data'.C101])">
            <text:p/>
          </table:table-cell>
          <table:table-cell table:style-name="ce51" table:formula="of:=IF([$'Young Data'.D101]=&quot;&quot;;&quot;&quot;;[$'Young Data'.D101])">
            <text:p/>
          </table:table-cell>
          <table:table-cell table:style-name="ce55" table:formula="of:=IF([$'Young Data'.E101]=&quot;&quot;;&quot;&quot;;[$'Young Data'.E101])">
            <text:p/>
          </table:table-cell>
          <table:table-cell table:style-name="ce55" table:formula="of:=IF([$'Young Data'.F101]=&quot;&quot;;&quot;&quot;;[$'Young Data'.F101])">
            <text:p/>
          </table:table-cell>
          <table:table-cell table:style-name="ce55" table:formula="of:=IF([$'Young Data'.G101]=&quot;&quot;;&quot;&quot;;[$'Young Data'.G101])">
            <text:p/>
          </table:table-cell>
          <table:table-cell table:style-name="ce55" table:formula="of:=IF([$'Young Data'.H101]=&quot;&quot;;&quot;&quot;;[$'Young Data'.H101])">
            <text:p/>
          </table:table-cell>
          <table:table-cell table:style-name="ce55" table:formula="of:=IF([$'Young Data'.I101]=&quot;&quot;;&quot;&quot;;[$'Young Data'.I101])">
            <text:p/>
          </table:table-cell>
          <table:table-cell table:style-name="ce62" table:formula="of:=IF([$'Young Data'.J101]=&quot;&quot;;&quot;&quot;;[$'Young Data'.J101])">
            <text:p/>
          </table:table-cell>
          <table:table-cell table:style-name="ce65" table:formula="of:=IF([$'Young Data'.K101]=&quot;&quot;;&quot;&quot;;[$'Young Data'.K101])">
            <text:p/>
          </table:table-cell>
          <table:table-cell table:style-name="ce65" table:formula="of:=IF([$'Young Data'.L101]=&quot;&quot;;&quot;&quot;;[$'Young Data'.L101])">
            <text:p/>
          </table:table-cell>
          <table:table-cell table:style-name="ce65" table:formula="of:=IF([$'Young Data'.M101]=&quot;&quot;;&quot;&quot;;[$'Young Data'.M101])">
            <text:p/>
          </table:table-cell>
          <table:table-cell table:style-name="ce65" table:formula="of:=IF([$'Young Data'.N101]=&quot;&quot;;&quot;&quot;;[$'Young Data'.N101])">
            <text:p/>
          </table:table-cell>
          <table:table-cell table:style-name="ce65" table:formula="of:=IF([$'Young Data'.O101]=&quot;&quot;;&quot;&quot;;[$'Young Data'.O101])">
            <text:p/>
          </table:table-cell>
          <table:table-cell table:style-name="ce71" table:formula="of:=IF([$'Young Data'.P101]=&quot;&quot;;&quot;&quot;;[$'Young Data'.P101])">
            <text:p/>
          </table:table-cell>
          <table:table-cell table:style-name="ce76" table:formula="of:=IF([$'Young Data'.Q101]=&quot;&quot;;&quot;&quot;;[$'Young Data'.Q101])">
            <text:p/>
          </table:table-cell>
          <table:table-cell table:style-name="ce80" table:formula="of:=IF([$'Young Data'.R101]=&quot;&quot;;&quot;&quot;;[$'Young Data'.R101])">
            <text:p/>
          </table:table-cell>
          <table:table-cell table:style-name="ce80" table:formula="of:=IF([$'Young Data'.S101]=&quot;&quot;;&quot;&quot;;[$'Young Data'.S101])">
            <text:p/>
          </table:table-cell>
          <table:table-cell table:style-name="ce84" table:formula="of:=IF([$'Young Data'.T101]=&quot;&quot;;&quot;&quot;;[$'Young Data'.T101])">
            <text:p/>
          </table:table-cell>
          <table:table-cell table:style-name="ce84" table:formula="of:=IF([$'Young Data'.U101]=&quot;&quot;;&quot;&quot;;[$'Young Data'.U101])">
            <text:p/>
          </table:table-cell>
          <table:table-cell table:style-name="ce84" table:formula="of:=IF([$'Young Data'.V101]=&quot;&quot;;&quot;&quot;;[$'Young Data'.V101])">
            <text:p/>
          </table:table-cell>
          <table:table-cell table:style-name="ce84" table:formula="of:=IF([$'Young Data'.W101]=&quot;&quot;;&quot;&quot;;[$'Young Data'.W101])">
            <text:p/>
          </table:table-cell>
          <table:table-cell table:style-name="ce84" table:formula="of:=IF([$'Young Data'.X101]=&quot;&quot;;&quot;&quot;;[$'Young Data'.X10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2]=&quot;&quot;;&quot;&quot;;[$'Young Data'.A102])">
            <text:p/>
          </table:table-cell>
          <table:table-cell table:style-name="ce51" table:formula="of:=IF([$'Young Data'.B102]=&quot;&quot;;&quot;&quot;;[$'Young Data'.B102])">
            <text:p/>
          </table:table-cell>
          <table:table-cell table:style-name="ce51" table:formula="of:=IF([$'Young Data'.C102]=&quot;&quot;;&quot;&quot;;[$'Young Data'.C102])">
            <text:p/>
          </table:table-cell>
          <table:table-cell table:style-name="ce51" table:formula="of:=IF([$'Young Data'.D102]=&quot;&quot;;&quot;&quot;;[$'Young Data'.D102])">
            <text:p/>
          </table:table-cell>
          <table:table-cell table:style-name="ce55" table:formula="of:=IF([$'Young Data'.E102]=&quot;&quot;;&quot;&quot;;[$'Young Data'.E102])">
            <text:p/>
          </table:table-cell>
          <table:table-cell table:style-name="ce55" table:formula="of:=IF([$'Young Data'.F102]=&quot;&quot;;&quot;&quot;;[$'Young Data'.F102])">
            <text:p/>
          </table:table-cell>
          <table:table-cell table:style-name="ce55" table:formula="of:=IF([$'Young Data'.G102]=&quot;&quot;;&quot;&quot;;[$'Young Data'.G102])">
            <text:p/>
          </table:table-cell>
          <table:table-cell table:style-name="ce55" table:formula="of:=IF([$'Young Data'.H102]=&quot;&quot;;&quot;&quot;;[$'Young Data'.H102])">
            <text:p/>
          </table:table-cell>
          <table:table-cell table:style-name="ce55" table:formula="of:=IF([$'Young Data'.I102]=&quot;&quot;;&quot;&quot;;[$'Young Data'.I102])">
            <text:p/>
          </table:table-cell>
          <table:table-cell table:style-name="ce62" table:formula="of:=IF([$'Young Data'.J102]=&quot;&quot;;&quot;&quot;;[$'Young Data'.J102])">
            <text:p/>
          </table:table-cell>
          <table:table-cell table:style-name="ce65" table:formula="of:=IF([$'Young Data'.K102]=&quot;&quot;;&quot;&quot;;[$'Young Data'.K102])">
            <text:p/>
          </table:table-cell>
          <table:table-cell table:style-name="ce65" table:formula="of:=IF([$'Young Data'.L102]=&quot;&quot;;&quot;&quot;;[$'Young Data'.L102])">
            <text:p/>
          </table:table-cell>
          <table:table-cell table:style-name="ce65" table:formula="of:=IF([$'Young Data'.M102]=&quot;&quot;;&quot;&quot;;[$'Young Data'.M102])">
            <text:p/>
          </table:table-cell>
          <table:table-cell table:style-name="ce65" table:formula="of:=IF([$'Young Data'.N102]=&quot;&quot;;&quot;&quot;;[$'Young Data'.N102])">
            <text:p/>
          </table:table-cell>
          <table:table-cell table:style-name="ce65" table:formula="of:=IF([$'Young Data'.O102]=&quot;&quot;;&quot;&quot;;[$'Young Data'.O102])">
            <text:p/>
          </table:table-cell>
          <table:table-cell table:style-name="ce71" table:formula="of:=IF([$'Young Data'.P102]=&quot;&quot;;&quot;&quot;;[$'Young Data'.P102])">
            <text:p/>
          </table:table-cell>
          <table:table-cell table:style-name="ce76" table:formula="of:=IF([$'Young Data'.Q102]=&quot;&quot;;&quot;&quot;;[$'Young Data'.Q102])">
            <text:p/>
          </table:table-cell>
          <table:table-cell table:style-name="ce80" table:formula="of:=IF([$'Young Data'.R102]=&quot;&quot;;&quot;&quot;;[$'Young Data'.R102])">
            <text:p/>
          </table:table-cell>
          <table:table-cell table:style-name="ce80" table:formula="of:=IF([$'Young Data'.S102]=&quot;&quot;;&quot;&quot;;[$'Young Data'.S102])">
            <text:p/>
          </table:table-cell>
          <table:table-cell table:style-name="ce84" table:formula="of:=IF([$'Young Data'.T102]=&quot;&quot;;&quot;&quot;;[$'Young Data'.T102])">
            <text:p/>
          </table:table-cell>
          <table:table-cell table:style-name="ce84" table:formula="of:=IF([$'Young Data'.U102]=&quot;&quot;;&quot;&quot;;[$'Young Data'.U102])">
            <text:p/>
          </table:table-cell>
          <table:table-cell table:style-name="ce84" table:formula="of:=IF([$'Young Data'.V102]=&quot;&quot;;&quot;&quot;;[$'Young Data'.V102])">
            <text:p/>
          </table:table-cell>
          <table:table-cell table:style-name="ce84" table:formula="of:=IF([$'Young Data'.W102]=&quot;&quot;;&quot;&quot;;[$'Young Data'.W102])">
            <text:p/>
          </table:table-cell>
          <table:table-cell table:style-name="ce84" table:formula="of:=IF([$'Young Data'.X102]=&quot;&quot;;&quot;&quot;;[$'Young Data'.X10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3]=&quot;&quot;;&quot;&quot;;[$'Young Data'.A103])">
            <text:p/>
          </table:table-cell>
          <table:table-cell table:style-name="ce51" table:formula="of:=IF([$'Young Data'.B103]=&quot;&quot;;&quot;&quot;;[$'Young Data'.B103])">
            <text:p/>
          </table:table-cell>
          <table:table-cell table:style-name="ce51" table:formula="of:=IF([$'Young Data'.C103]=&quot;&quot;;&quot;&quot;;[$'Young Data'.C103])">
            <text:p/>
          </table:table-cell>
          <table:table-cell table:style-name="ce51" table:formula="of:=IF([$'Young Data'.D103]=&quot;&quot;;&quot;&quot;;[$'Young Data'.D103])">
            <text:p/>
          </table:table-cell>
          <table:table-cell table:style-name="ce55" table:formula="of:=IF([$'Young Data'.E103]=&quot;&quot;;&quot;&quot;;[$'Young Data'.E103])">
            <text:p/>
          </table:table-cell>
          <table:table-cell table:style-name="ce55" table:formula="of:=IF([$'Young Data'.F103]=&quot;&quot;;&quot;&quot;;[$'Young Data'.F103])">
            <text:p/>
          </table:table-cell>
          <table:table-cell table:style-name="ce55" table:formula="of:=IF([$'Young Data'.G103]=&quot;&quot;;&quot;&quot;;[$'Young Data'.G103])">
            <text:p/>
          </table:table-cell>
          <table:table-cell table:style-name="ce55" table:formula="of:=IF([$'Young Data'.H103]=&quot;&quot;;&quot;&quot;;[$'Young Data'.H103])">
            <text:p/>
          </table:table-cell>
          <table:table-cell table:style-name="ce55" table:formula="of:=IF([$'Young Data'.I103]=&quot;&quot;;&quot;&quot;;[$'Young Data'.I103])">
            <text:p/>
          </table:table-cell>
          <table:table-cell table:style-name="ce62" table:formula="of:=IF([$'Young Data'.J103]=&quot;&quot;;&quot;&quot;;[$'Young Data'.J103])">
            <text:p/>
          </table:table-cell>
          <table:table-cell table:style-name="ce65" table:formula="of:=IF([$'Young Data'.K103]=&quot;&quot;;&quot;&quot;;[$'Young Data'.K103])">
            <text:p/>
          </table:table-cell>
          <table:table-cell table:style-name="ce65" table:formula="of:=IF([$'Young Data'.L103]=&quot;&quot;;&quot;&quot;;[$'Young Data'.L103])">
            <text:p/>
          </table:table-cell>
          <table:table-cell table:style-name="ce65" table:formula="of:=IF([$'Young Data'.M103]=&quot;&quot;;&quot;&quot;;[$'Young Data'.M103])">
            <text:p/>
          </table:table-cell>
          <table:table-cell table:style-name="ce65" table:formula="of:=IF([$'Young Data'.N103]=&quot;&quot;;&quot;&quot;;[$'Young Data'.N103])">
            <text:p/>
          </table:table-cell>
          <table:table-cell table:style-name="ce65" table:formula="of:=IF([$'Young Data'.O103]=&quot;&quot;;&quot;&quot;;[$'Young Data'.O103])">
            <text:p/>
          </table:table-cell>
          <table:table-cell table:style-name="ce71" table:formula="of:=IF([$'Young Data'.P103]=&quot;&quot;;&quot;&quot;;[$'Young Data'.P103])">
            <text:p/>
          </table:table-cell>
          <table:table-cell table:style-name="ce76" table:formula="of:=IF([$'Young Data'.Q103]=&quot;&quot;;&quot;&quot;;[$'Young Data'.Q103])">
            <text:p/>
          </table:table-cell>
          <table:table-cell table:style-name="ce80" table:formula="of:=IF([$'Young Data'.R103]=&quot;&quot;;&quot;&quot;;[$'Young Data'.R103])">
            <text:p/>
          </table:table-cell>
          <table:table-cell table:style-name="ce80" table:formula="of:=IF([$'Young Data'.S103]=&quot;&quot;;&quot;&quot;;[$'Young Data'.S103])">
            <text:p/>
          </table:table-cell>
          <table:table-cell table:style-name="ce84" table:formula="of:=IF([$'Young Data'.T103]=&quot;&quot;;&quot;&quot;;[$'Young Data'.T103])">
            <text:p/>
          </table:table-cell>
          <table:table-cell table:style-name="ce84" table:formula="of:=IF([$'Young Data'.U103]=&quot;&quot;;&quot;&quot;;[$'Young Data'.U103])">
            <text:p/>
          </table:table-cell>
          <table:table-cell table:style-name="ce84" table:formula="of:=IF([$'Young Data'.V103]=&quot;&quot;;&quot;&quot;;[$'Young Data'.V103])">
            <text:p/>
          </table:table-cell>
          <table:table-cell table:style-name="ce84" table:formula="of:=IF([$'Young Data'.W103]=&quot;&quot;;&quot;&quot;;[$'Young Data'.W103])">
            <text:p/>
          </table:table-cell>
          <table:table-cell table:style-name="ce84" table:formula="of:=IF([$'Young Data'.X103]=&quot;&quot;;&quot;&quot;;[$'Young Data'.X10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4]=&quot;&quot;;&quot;&quot;;[$'Young Data'.A104])">
            <text:p/>
          </table:table-cell>
          <table:table-cell table:style-name="ce51" table:formula="of:=IF([$'Young Data'.B104]=&quot;&quot;;&quot;&quot;;[$'Young Data'.B104])">
            <text:p/>
          </table:table-cell>
          <table:table-cell table:style-name="ce51" table:formula="of:=IF([$'Young Data'.C104]=&quot;&quot;;&quot;&quot;;[$'Young Data'.C104])">
            <text:p/>
          </table:table-cell>
          <table:table-cell table:style-name="ce51" table:formula="of:=IF([$'Young Data'.D104]=&quot;&quot;;&quot;&quot;;[$'Young Data'.D104])">
            <text:p/>
          </table:table-cell>
          <table:table-cell table:style-name="ce55" table:formula="of:=IF([$'Young Data'.E104]=&quot;&quot;;&quot;&quot;;[$'Young Data'.E104])">
            <text:p/>
          </table:table-cell>
          <table:table-cell table:style-name="ce55" table:formula="of:=IF([$'Young Data'.F104]=&quot;&quot;;&quot;&quot;;[$'Young Data'.F104])">
            <text:p/>
          </table:table-cell>
          <table:table-cell table:style-name="ce55" table:formula="of:=IF([$'Young Data'.G104]=&quot;&quot;;&quot;&quot;;[$'Young Data'.G104])">
            <text:p/>
          </table:table-cell>
          <table:table-cell table:style-name="ce55" table:formula="of:=IF([$'Young Data'.H104]=&quot;&quot;;&quot;&quot;;[$'Young Data'.H104])">
            <text:p/>
          </table:table-cell>
          <table:table-cell table:style-name="ce55" table:formula="of:=IF([$'Young Data'.I104]=&quot;&quot;;&quot;&quot;;[$'Young Data'.I104])">
            <text:p/>
          </table:table-cell>
          <table:table-cell table:style-name="ce62" table:formula="of:=IF([$'Young Data'.J104]=&quot;&quot;;&quot;&quot;;[$'Young Data'.J104])">
            <text:p/>
          </table:table-cell>
          <table:table-cell table:style-name="ce65" table:formula="of:=IF([$'Young Data'.K104]=&quot;&quot;;&quot;&quot;;[$'Young Data'.K104])">
            <text:p/>
          </table:table-cell>
          <table:table-cell table:style-name="ce65" table:formula="of:=IF([$'Young Data'.L104]=&quot;&quot;;&quot;&quot;;[$'Young Data'.L104])">
            <text:p/>
          </table:table-cell>
          <table:table-cell table:style-name="ce65" table:formula="of:=IF([$'Young Data'.M104]=&quot;&quot;;&quot;&quot;;[$'Young Data'.M104])">
            <text:p/>
          </table:table-cell>
          <table:table-cell table:style-name="ce65" table:formula="of:=IF([$'Young Data'.N104]=&quot;&quot;;&quot;&quot;;[$'Young Data'.N104])">
            <text:p/>
          </table:table-cell>
          <table:table-cell table:style-name="ce65" table:formula="of:=IF([$'Young Data'.O104]=&quot;&quot;;&quot;&quot;;[$'Young Data'.O104])">
            <text:p/>
          </table:table-cell>
          <table:table-cell table:style-name="ce71" table:formula="of:=IF([$'Young Data'.P104]=&quot;&quot;;&quot;&quot;;[$'Young Data'.P104])">
            <text:p/>
          </table:table-cell>
          <table:table-cell table:style-name="ce76" table:formula="of:=IF([$'Young Data'.Q104]=&quot;&quot;;&quot;&quot;;[$'Young Data'.Q104])">
            <text:p/>
          </table:table-cell>
          <table:table-cell table:style-name="ce80" table:formula="of:=IF([$'Young Data'.R104]=&quot;&quot;;&quot;&quot;;[$'Young Data'.R104])">
            <text:p/>
          </table:table-cell>
          <table:table-cell table:style-name="ce80" table:formula="of:=IF([$'Young Data'.S104]=&quot;&quot;;&quot;&quot;;[$'Young Data'.S104])">
            <text:p/>
          </table:table-cell>
          <table:table-cell table:style-name="ce84" table:formula="of:=IF([$'Young Data'.T104]=&quot;&quot;;&quot;&quot;;[$'Young Data'.T104])">
            <text:p/>
          </table:table-cell>
          <table:table-cell table:style-name="ce84" table:formula="of:=IF([$'Young Data'.U104]=&quot;&quot;;&quot;&quot;;[$'Young Data'.U104])">
            <text:p/>
          </table:table-cell>
          <table:table-cell table:style-name="ce84" table:formula="of:=IF([$'Young Data'.V104]=&quot;&quot;;&quot;&quot;;[$'Young Data'.V104])">
            <text:p/>
          </table:table-cell>
          <table:table-cell table:style-name="ce84" table:formula="of:=IF([$'Young Data'.W104]=&quot;&quot;;&quot;&quot;;[$'Young Data'.W104])">
            <text:p/>
          </table:table-cell>
          <table:table-cell table:style-name="ce84" table:formula="of:=IF([$'Young Data'.X104]=&quot;&quot;;&quot;&quot;;[$'Young Data'.X10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5]=&quot;&quot;;&quot;&quot;;[$'Young Data'.A105])">
            <text:p/>
          </table:table-cell>
          <table:table-cell table:style-name="ce51" table:formula="of:=IF([$'Young Data'.B105]=&quot;&quot;;&quot;&quot;;[$'Young Data'.B105])">
            <text:p/>
          </table:table-cell>
          <table:table-cell table:style-name="ce51" table:formula="of:=IF([$'Young Data'.C105]=&quot;&quot;;&quot;&quot;;[$'Young Data'.C105])">
            <text:p/>
          </table:table-cell>
          <table:table-cell table:style-name="ce51" table:formula="of:=IF([$'Young Data'.D105]=&quot;&quot;;&quot;&quot;;[$'Young Data'.D105])">
            <text:p/>
          </table:table-cell>
          <table:table-cell table:style-name="ce55" table:formula="of:=IF([$'Young Data'.E105]=&quot;&quot;;&quot;&quot;;[$'Young Data'.E105])">
            <text:p/>
          </table:table-cell>
          <table:table-cell table:style-name="ce55" table:formula="of:=IF([$'Young Data'.F105]=&quot;&quot;;&quot;&quot;;[$'Young Data'.F105])">
            <text:p/>
          </table:table-cell>
          <table:table-cell table:style-name="ce55" table:formula="of:=IF([$'Young Data'.G105]=&quot;&quot;;&quot;&quot;;[$'Young Data'.G105])">
            <text:p/>
          </table:table-cell>
          <table:table-cell table:style-name="ce55" table:formula="of:=IF([$'Young Data'.H105]=&quot;&quot;;&quot;&quot;;[$'Young Data'.H105])">
            <text:p/>
          </table:table-cell>
          <table:table-cell table:style-name="ce55" table:formula="of:=IF([$'Young Data'.I105]=&quot;&quot;;&quot;&quot;;[$'Young Data'.I105])">
            <text:p/>
          </table:table-cell>
          <table:table-cell table:style-name="ce62" table:formula="of:=IF([$'Young Data'.J105]=&quot;&quot;;&quot;&quot;;[$'Young Data'.J105])">
            <text:p/>
          </table:table-cell>
          <table:table-cell table:style-name="ce65" table:formula="of:=IF([$'Young Data'.K105]=&quot;&quot;;&quot;&quot;;[$'Young Data'.K105])">
            <text:p/>
          </table:table-cell>
          <table:table-cell table:style-name="ce65" table:formula="of:=IF([$'Young Data'.L105]=&quot;&quot;;&quot;&quot;;[$'Young Data'.L105])">
            <text:p/>
          </table:table-cell>
          <table:table-cell table:style-name="ce65" table:formula="of:=IF([$'Young Data'.M105]=&quot;&quot;;&quot;&quot;;[$'Young Data'.M105])">
            <text:p/>
          </table:table-cell>
          <table:table-cell table:style-name="ce65" table:formula="of:=IF([$'Young Data'.N105]=&quot;&quot;;&quot;&quot;;[$'Young Data'.N105])">
            <text:p/>
          </table:table-cell>
          <table:table-cell table:style-name="ce65" table:formula="of:=IF([$'Young Data'.O105]=&quot;&quot;;&quot;&quot;;[$'Young Data'.O105])">
            <text:p/>
          </table:table-cell>
          <table:table-cell table:style-name="ce71" table:formula="of:=IF([$'Young Data'.P105]=&quot;&quot;;&quot;&quot;;[$'Young Data'.P105])">
            <text:p/>
          </table:table-cell>
          <table:table-cell table:style-name="ce76" table:formula="of:=IF([$'Young Data'.Q105]=&quot;&quot;;&quot;&quot;;[$'Young Data'.Q105])">
            <text:p/>
          </table:table-cell>
          <table:table-cell table:style-name="ce80" table:formula="of:=IF([$'Young Data'.R105]=&quot;&quot;;&quot;&quot;;[$'Young Data'.R105])">
            <text:p/>
          </table:table-cell>
          <table:table-cell table:style-name="ce80" table:formula="of:=IF([$'Young Data'.S105]=&quot;&quot;;&quot;&quot;;[$'Young Data'.S105])">
            <text:p/>
          </table:table-cell>
          <table:table-cell table:style-name="ce84" table:formula="of:=IF([$'Young Data'.T105]=&quot;&quot;;&quot;&quot;;[$'Young Data'.T105])">
            <text:p/>
          </table:table-cell>
          <table:table-cell table:style-name="ce84" table:formula="of:=IF([$'Young Data'.U105]=&quot;&quot;;&quot;&quot;;[$'Young Data'.U105])">
            <text:p/>
          </table:table-cell>
          <table:table-cell table:style-name="ce84" table:formula="of:=IF([$'Young Data'.V105]=&quot;&quot;;&quot;&quot;;[$'Young Data'.V105])">
            <text:p/>
          </table:table-cell>
          <table:table-cell table:style-name="ce84" table:formula="of:=IF([$'Young Data'.W105]=&quot;&quot;;&quot;&quot;;[$'Young Data'.W105])">
            <text:p/>
          </table:table-cell>
          <table:table-cell table:style-name="ce84" table:formula="of:=IF([$'Young Data'.X105]=&quot;&quot;;&quot;&quot;;[$'Young Data'.X10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6]=&quot;&quot;;&quot;&quot;;[$'Young Data'.A106])">
            <text:p/>
          </table:table-cell>
          <table:table-cell table:style-name="ce51" table:formula="of:=IF([$'Young Data'.B106]=&quot;&quot;;&quot;&quot;;[$'Young Data'.B106])">
            <text:p/>
          </table:table-cell>
          <table:table-cell table:style-name="ce51" table:formula="of:=IF([$'Young Data'.C106]=&quot;&quot;;&quot;&quot;;[$'Young Data'.C106])">
            <text:p/>
          </table:table-cell>
          <table:table-cell table:style-name="ce51" table:formula="of:=IF([$'Young Data'.D106]=&quot;&quot;;&quot;&quot;;[$'Young Data'.D106])">
            <text:p/>
          </table:table-cell>
          <table:table-cell table:style-name="ce55" table:formula="of:=IF([$'Young Data'.E106]=&quot;&quot;;&quot;&quot;;[$'Young Data'.E106])">
            <text:p/>
          </table:table-cell>
          <table:table-cell table:style-name="ce55" table:formula="of:=IF([$'Young Data'.F106]=&quot;&quot;;&quot;&quot;;[$'Young Data'.F106])">
            <text:p/>
          </table:table-cell>
          <table:table-cell table:style-name="ce55" table:formula="of:=IF([$'Young Data'.G106]=&quot;&quot;;&quot;&quot;;[$'Young Data'.G106])">
            <text:p/>
          </table:table-cell>
          <table:table-cell table:style-name="ce55" table:formula="of:=IF([$'Young Data'.H106]=&quot;&quot;;&quot;&quot;;[$'Young Data'.H106])">
            <text:p/>
          </table:table-cell>
          <table:table-cell table:style-name="ce55" table:formula="of:=IF([$'Young Data'.I106]=&quot;&quot;;&quot;&quot;;[$'Young Data'.I106])">
            <text:p/>
          </table:table-cell>
          <table:table-cell table:style-name="ce62" table:formula="of:=IF([$'Young Data'.J106]=&quot;&quot;;&quot;&quot;;[$'Young Data'.J106])">
            <text:p/>
          </table:table-cell>
          <table:table-cell table:style-name="ce65" table:formula="of:=IF([$'Young Data'.K106]=&quot;&quot;;&quot;&quot;;[$'Young Data'.K106])">
            <text:p/>
          </table:table-cell>
          <table:table-cell table:style-name="ce65" table:formula="of:=IF([$'Young Data'.L106]=&quot;&quot;;&quot;&quot;;[$'Young Data'.L106])">
            <text:p/>
          </table:table-cell>
          <table:table-cell table:style-name="ce65" table:formula="of:=IF([$'Young Data'.M106]=&quot;&quot;;&quot;&quot;;[$'Young Data'.M106])">
            <text:p/>
          </table:table-cell>
          <table:table-cell table:style-name="ce65" table:formula="of:=IF([$'Young Data'.N106]=&quot;&quot;;&quot;&quot;;[$'Young Data'.N106])">
            <text:p/>
          </table:table-cell>
          <table:table-cell table:style-name="ce65" table:formula="of:=IF([$'Young Data'.O106]=&quot;&quot;;&quot;&quot;;[$'Young Data'.O106])">
            <text:p/>
          </table:table-cell>
          <table:table-cell table:style-name="ce71" table:formula="of:=IF([$'Young Data'.P106]=&quot;&quot;;&quot;&quot;;[$'Young Data'.P106])">
            <text:p/>
          </table:table-cell>
          <table:table-cell table:style-name="ce76" table:formula="of:=IF([$'Young Data'.Q106]=&quot;&quot;;&quot;&quot;;[$'Young Data'.Q106])">
            <text:p/>
          </table:table-cell>
          <table:table-cell table:style-name="ce80" table:formula="of:=IF([$'Young Data'.R106]=&quot;&quot;;&quot;&quot;;[$'Young Data'.R106])">
            <text:p/>
          </table:table-cell>
          <table:table-cell table:style-name="ce80" table:formula="of:=IF([$'Young Data'.S106]=&quot;&quot;;&quot;&quot;;[$'Young Data'.S106])">
            <text:p/>
          </table:table-cell>
          <table:table-cell table:style-name="ce84" table:formula="of:=IF([$'Young Data'.T106]=&quot;&quot;;&quot;&quot;;[$'Young Data'.T106])">
            <text:p/>
          </table:table-cell>
          <table:table-cell table:style-name="ce84" table:formula="of:=IF([$'Young Data'.U106]=&quot;&quot;;&quot;&quot;;[$'Young Data'.U106])">
            <text:p/>
          </table:table-cell>
          <table:table-cell table:style-name="ce84" table:formula="of:=IF([$'Young Data'.V106]=&quot;&quot;;&quot;&quot;;[$'Young Data'.V106])">
            <text:p/>
          </table:table-cell>
          <table:table-cell table:style-name="ce84" table:formula="of:=IF([$'Young Data'.W106]=&quot;&quot;;&quot;&quot;;[$'Young Data'.W106])">
            <text:p/>
          </table:table-cell>
          <table:table-cell table:style-name="ce84" table:formula="of:=IF([$'Young Data'.X106]=&quot;&quot;;&quot;&quot;;[$'Young Data'.X10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7]=&quot;&quot;;&quot;&quot;;[$'Young Data'.A107])">
            <text:p/>
          </table:table-cell>
          <table:table-cell table:style-name="ce51" table:formula="of:=IF([$'Young Data'.B107]=&quot;&quot;;&quot;&quot;;[$'Young Data'.B107])">
            <text:p/>
          </table:table-cell>
          <table:table-cell table:style-name="ce51" table:formula="of:=IF([$'Young Data'.C107]=&quot;&quot;;&quot;&quot;;[$'Young Data'.C107])">
            <text:p/>
          </table:table-cell>
          <table:table-cell table:style-name="ce51" table:formula="of:=IF([$'Young Data'.D107]=&quot;&quot;;&quot;&quot;;[$'Young Data'.D107])">
            <text:p/>
          </table:table-cell>
          <table:table-cell table:style-name="ce55" table:formula="of:=IF([$'Young Data'.E107]=&quot;&quot;;&quot;&quot;;[$'Young Data'.E107])">
            <text:p/>
          </table:table-cell>
          <table:table-cell table:style-name="ce55" table:formula="of:=IF([$'Young Data'.F107]=&quot;&quot;;&quot;&quot;;[$'Young Data'.F107])">
            <text:p/>
          </table:table-cell>
          <table:table-cell table:style-name="ce55" table:formula="of:=IF([$'Young Data'.G107]=&quot;&quot;;&quot;&quot;;[$'Young Data'.G107])">
            <text:p/>
          </table:table-cell>
          <table:table-cell table:style-name="ce55" table:formula="of:=IF([$'Young Data'.H107]=&quot;&quot;;&quot;&quot;;[$'Young Data'.H107])">
            <text:p/>
          </table:table-cell>
          <table:table-cell table:style-name="ce55" table:formula="of:=IF([$'Young Data'.I107]=&quot;&quot;;&quot;&quot;;[$'Young Data'.I107])">
            <text:p/>
          </table:table-cell>
          <table:table-cell table:style-name="ce62" table:formula="of:=IF([$'Young Data'.J107]=&quot;&quot;;&quot;&quot;;[$'Young Data'.J107])">
            <text:p/>
          </table:table-cell>
          <table:table-cell table:style-name="ce65" table:formula="of:=IF([$'Young Data'.K107]=&quot;&quot;;&quot;&quot;;[$'Young Data'.K107])">
            <text:p/>
          </table:table-cell>
          <table:table-cell table:style-name="ce65" table:formula="of:=IF([$'Young Data'.L107]=&quot;&quot;;&quot;&quot;;[$'Young Data'.L107])">
            <text:p/>
          </table:table-cell>
          <table:table-cell table:style-name="ce65" table:formula="of:=IF([$'Young Data'.M107]=&quot;&quot;;&quot;&quot;;[$'Young Data'.M107])">
            <text:p/>
          </table:table-cell>
          <table:table-cell table:style-name="ce65" table:formula="of:=IF([$'Young Data'.N107]=&quot;&quot;;&quot;&quot;;[$'Young Data'.N107])">
            <text:p/>
          </table:table-cell>
          <table:table-cell table:style-name="ce65" table:formula="of:=IF([$'Young Data'.O107]=&quot;&quot;;&quot;&quot;;[$'Young Data'.O107])">
            <text:p/>
          </table:table-cell>
          <table:table-cell table:style-name="ce71" table:formula="of:=IF([$'Young Data'.P107]=&quot;&quot;;&quot;&quot;;[$'Young Data'.P107])">
            <text:p/>
          </table:table-cell>
          <table:table-cell table:style-name="ce76" table:formula="of:=IF([$'Young Data'.Q107]=&quot;&quot;;&quot;&quot;;[$'Young Data'.Q107])">
            <text:p/>
          </table:table-cell>
          <table:table-cell table:style-name="ce80" table:formula="of:=IF([$'Young Data'.R107]=&quot;&quot;;&quot;&quot;;[$'Young Data'.R107])">
            <text:p/>
          </table:table-cell>
          <table:table-cell table:style-name="ce80" table:formula="of:=IF([$'Young Data'.S107]=&quot;&quot;;&quot;&quot;;[$'Young Data'.S107])">
            <text:p/>
          </table:table-cell>
          <table:table-cell table:style-name="ce84" table:formula="of:=IF([$'Young Data'.T107]=&quot;&quot;;&quot;&quot;;[$'Young Data'.T107])">
            <text:p/>
          </table:table-cell>
          <table:table-cell table:style-name="ce84" table:formula="of:=IF([$'Young Data'.U107]=&quot;&quot;;&quot;&quot;;[$'Young Data'.U107])">
            <text:p/>
          </table:table-cell>
          <table:table-cell table:style-name="ce84" table:formula="of:=IF([$'Young Data'.V107]=&quot;&quot;;&quot;&quot;;[$'Young Data'.V107])">
            <text:p/>
          </table:table-cell>
          <table:table-cell table:style-name="ce84" table:formula="of:=IF([$'Young Data'.W107]=&quot;&quot;;&quot;&quot;;[$'Young Data'.W107])">
            <text:p/>
          </table:table-cell>
          <table:table-cell table:style-name="ce84" table:formula="of:=IF([$'Young Data'.X107]=&quot;&quot;;&quot;&quot;;[$'Young Data'.X10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8]=&quot;&quot;;&quot;&quot;;[$'Young Data'.A108])">
            <text:p/>
          </table:table-cell>
          <table:table-cell table:style-name="ce51" table:formula="of:=IF([$'Young Data'.B108]=&quot;&quot;;&quot;&quot;;[$'Young Data'.B108])">
            <text:p/>
          </table:table-cell>
          <table:table-cell table:style-name="ce51" table:formula="of:=IF([$'Young Data'.C108]=&quot;&quot;;&quot;&quot;;[$'Young Data'.C108])">
            <text:p/>
          </table:table-cell>
          <table:table-cell table:style-name="ce51" table:formula="of:=IF([$'Young Data'.D108]=&quot;&quot;;&quot;&quot;;[$'Young Data'.D108])">
            <text:p/>
          </table:table-cell>
          <table:table-cell table:style-name="ce55" table:formula="of:=IF([$'Young Data'.E108]=&quot;&quot;;&quot;&quot;;[$'Young Data'.E108])">
            <text:p/>
          </table:table-cell>
          <table:table-cell table:style-name="ce55" table:formula="of:=IF([$'Young Data'.F108]=&quot;&quot;;&quot;&quot;;[$'Young Data'.F108])">
            <text:p/>
          </table:table-cell>
          <table:table-cell table:style-name="ce55" table:formula="of:=IF([$'Young Data'.G108]=&quot;&quot;;&quot;&quot;;[$'Young Data'.G108])">
            <text:p/>
          </table:table-cell>
          <table:table-cell table:style-name="ce55" table:formula="of:=IF([$'Young Data'.H108]=&quot;&quot;;&quot;&quot;;[$'Young Data'.H108])">
            <text:p/>
          </table:table-cell>
          <table:table-cell table:style-name="ce55" table:formula="of:=IF([$'Young Data'.I108]=&quot;&quot;;&quot;&quot;;[$'Young Data'.I108])">
            <text:p/>
          </table:table-cell>
          <table:table-cell table:style-name="ce62" table:formula="of:=IF([$'Young Data'.J108]=&quot;&quot;;&quot;&quot;;[$'Young Data'.J108])">
            <text:p/>
          </table:table-cell>
          <table:table-cell table:style-name="ce65" table:formula="of:=IF([$'Young Data'.K108]=&quot;&quot;;&quot;&quot;;[$'Young Data'.K108])">
            <text:p/>
          </table:table-cell>
          <table:table-cell table:style-name="ce65" table:formula="of:=IF([$'Young Data'.L108]=&quot;&quot;;&quot;&quot;;[$'Young Data'.L108])">
            <text:p/>
          </table:table-cell>
          <table:table-cell table:style-name="ce65" table:formula="of:=IF([$'Young Data'.M108]=&quot;&quot;;&quot;&quot;;[$'Young Data'.M108])">
            <text:p/>
          </table:table-cell>
          <table:table-cell table:style-name="ce65" table:formula="of:=IF([$'Young Data'.N108]=&quot;&quot;;&quot;&quot;;[$'Young Data'.N108])">
            <text:p/>
          </table:table-cell>
          <table:table-cell table:style-name="ce65" table:formula="of:=IF([$'Young Data'.O108]=&quot;&quot;;&quot;&quot;;[$'Young Data'.O108])">
            <text:p/>
          </table:table-cell>
          <table:table-cell table:style-name="ce71" table:formula="of:=IF([$'Young Data'.P108]=&quot;&quot;;&quot;&quot;;[$'Young Data'.P108])">
            <text:p/>
          </table:table-cell>
          <table:table-cell table:style-name="ce76" table:formula="of:=IF([$'Young Data'.Q108]=&quot;&quot;;&quot;&quot;;[$'Young Data'.Q108])">
            <text:p/>
          </table:table-cell>
          <table:table-cell table:style-name="ce80" table:formula="of:=IF([$'Young Data'.R108]=&quot;&quot;;&quot;&quot;;[$'Young Data'.R108])">
            <text:p/>
          </table:table-cell>
          <table:table-cell table:style-name="ce80" table:formula="of:=IF([$'Young Data'.S108]=&quot;&quot;;&quot;&quot;;[$'Young Data'.S108])">
            <text:p/>
          </table:table-cell>
          <table:table-cell table:style-name="ce84" table:formula="of:=IF([$'Young Data'.T108]=&quot;&quot;;&quot;&quot;;[$'Young Data'.T108])">
            <text:p/>
          </table:table-cell>
          <table:table-cell table:style-name="ce84" table:formula="of:=IF([$'Young Data'.U108]=&quot;&quot;;&quot;&quot;;[$'Young Data'.U108])">
            <text:p/>
          </table:table-cell>
          <table:table-cell table:style-name="ce84" table:formula="of:=IF([$'Young Data'.V108]=&quot;&quot;;&quot;&quot;;[$'Young Data'.V108])">
            <text:p/>
          </table:table-cell>
          <table:table-cell table:style-name="ce84" table:formula="of:=IF([$'Young Data'.W108]=&quot;&quot;;&quot;&quot;;[$'Young Data'.W108])">
            <text:p/>
          </table:table-cell>
          <table:table-cell table:style-name="ce84" table:formula="of:=IF([$'Young Data'.X108]=&quot;&quot;;&quot;&quot;;[$'Young Data'.X10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09]=&quot;&quot;;&quot;&quot;;[$'Young Data'.A109])">
            <text:p/>
          </table:table-cell>
          <table:table-cell table:style-name="ce51" table:formula="of:=IF([$'Young Data'.B109]=&quot;&quot;;&quot;&quot;;[$'Young Data'.B109])">
            <text:p/>
          </table:table-cell>
          <table:table-cell table:style-name="ce51" table:formula="of:=IF([$'Young Data'.C109]=&quot;&quot;;&quot;&quot;;[$'Young Data'.C109])">
            <text:p/>
          </table:table-cell>
          <table:table-cell table:style-name="ce51" table:formula="of:=IF([$'Young Data'.D109]=&quot;&quot;;&quot;&quot;;[$'Young Data'.D109])">
            <text:p/>
          </table:table-cell>
          <table:table-cell table:style-name="ce55" table:formula="of:=IF([$'Young Data'.E109]=&quot;&quot;;&quot;&quot;;[$'Young Data'.E109])">
            <text:p/>
          </table:table-cell>
          <table:table-cell table:style-name="ce55" table:formula="of:=IF([$'Young Data'.F109]=&quot;&quot;;&quot;&quot;;[$'Young Data'.F109])">
            <text:p/>
          </table:table-cell>
          <table:table-cell table:style-name="ce55" table:formula="of:=IF([$'Young Data'.G109]=&quot;&quot;;&quot;&quot;;[$'Young Data'.G109])">
            <text:p/>
          </table:table-cell>
          <table:table-cell table:style-name="ce55" table:formula="of:=IF([$'Young Data'.H109]=&quot;&quot;;&quot;&quot;;[$'Young Data'.H109])">
            <text:p/>
          </table:table-cell>
          <table:table-cell table:style-name="ce55" table:formula="of:=IF([$'Young Data'.I109]=&quot;&quot;;&quot;&quot;;[$'Young Data'.I109])">
            <text:p/>
          </table:table-cell>
          <table:table-cell table:style-name="ce62" table:formula="of:=IF([$'Young Data'.J109]=&quot;&quot;;&quot;&quot;;[$'Young Data'.J109])">
            <text:p/>
          </table:table-cell>
          <table:table-cell table:style-name="ce65" table:formula="of:=IF([$'Young Data'.K109]=&quot;&quot;;&quot;&quot;;[$'Young Data'.K109])">
            <text:p/>
          </table:table-cell>
          <table:table-cell table:style-name="ce65" table:formula="of:=IF([$'Young Data'.L109]=&quot;&quot;;&quot;&quot;;[$'Young Data'.L109])">
            <text:p/>
          </table:table-cell>
          <table:table-cell table:style-name="ce65" table:formula="of:=IF([$'Young Data'.M109]=&quot;&quot;;&quot;&quot;;[$'Young Data'.M109])">
            <text:p/>
          </table:table-cell>
          <table:table-cell table:style-name="ce65" table:formula="of:=IF([$'Young Data'.N109]=&quot;&quot;;&quot;&quot;;[$'Young Data'.N109])">
            <text:p/>
          </table:table-cell>
          <table:table-cell table:style-name="ce65" table:formula="of:=IF([$'Young Data'.O109]=&quot;&quot;;&quot;&quot;;[$'Young Data'.O109])">
            <text:p/>
          </table:table-cell>
          <table:table-cell table:style-name="ce71" table:formula="of:=IF([$'Young Data'.P109]=&quot;&quot;;&quot;&quot;;[$'Young Data'.P109])">
            <text:p/>
          </table:table-cell>
          <table:table-cell table:style-name="ce76" table:formula="of:=IF([$'Young Data'.Q109]=&quot;&quot;;&quot;&quot;;[$'Young Data'.Q109])">
            <text:p/>
          </table:table-cell>
          <table:table-cell table:style-name="ce80" table:formula="of:=IF([$'Young Data'.R109]=&quot;&quot;;&quot;&quot;;[$'Young Data'.R109])">
            <text:p/>
          </table:table-cell>
          <table:table-cell table:style-name="ce80" table:formula="of:=IF([$'Young Data'.S109]=&quot;&quot;;&quot;&quot;;[$'Young Data'.S109])">
            <text:p/>
          </table:table-cell>
          <table:table-cell table:style-name="ce84" table:formula="of:=IF([$'Young Data'.T109]=&quot;&quot;;&quot;&quot;;[$'Young Data'.T109])">
            <text:p/>
          </table:table-cell>
          <table:table-cell table:style-name="ce84" table:formula="of:=IF([$'Young Data'.U109]=&quot;&quot;;&quot;&quot;;[$'Young Data'.U109])">
            <text:p/>
          </table:table-cell>
          <table:table-cell table:style-name="ce84" table:formula="of:=IF([$'Young Data'.V109]=&quot;&quot;;&quot;&quot;;[$'Young Data'.V109])">
            <text:p/>
          </table:table-cell>
          <table:table-cell table:style-name="ce84" table:formula="of:=IF([$'Young Data'.W109]=&quot;&quot;;&quot;&quot;;[$'Young Data'.W109])">
            <text:p/>
          </table:table-cell>
          <table:table-cell table:style-name="ce84" table:formula="of:=IF([$'Young Data'.X109]=&quot;&quot;;&quot;&quot;;[$'Young Data'.X10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0]=&quot;&quot;;&quot;&quot;;[$'Young Data'.A110])">
            <text:p/>
          </table:table-cell>
          <table:table-cell table:style-name="ce51" table:formula="of:=IF([$'Young Data'.B110]=&quot;&quot;;&quot;&quot;;[$'Young Data'.B110])">
            <text:p/>
          </table:table-cell>
          <table:table-cell table:style-name="ce51" table:formula="of:=IF([$'Young Data'.C110]=&quot;&quot;;&quot;&quot;;[$'Young Data'.C110])">
            <text:p/>
          </table:table-cell>
          <table:table-cell table:style-name="ce51" table:formula="of:=IF([$'Young Data'.D110]=&quot;&quot;;&quot;&quot;;[$'Young Data'.D110])">
            <text:p/>
          </table:table-cell>
          <table:table-cell table:style-name="ce55" table:formula="of:=IF([$'Young Data'.E110]=&quot;&quot;;&quot;&quot;;[$'Young Data'.E110])">
            <text:p/>
          </table:table-cell>
          <table:table-cell table:style-name="ce55" table:formula="of:=IF([$'Young Data'.F110]=&quot;&quot;;&quot;&quot;;[$'Young Data'.F110])">
            <text:p/>
          </table:table-cell>
          <table:table-cell table:style-name="ce55" table:formula="of:=IF([$'Young Data'.G110]=&quot;&quot;;&quot;&quot;;[$'Young Data'.G110])">
            <text:p/>
          </table:table-cell>
          <table:table-cell table:style-name="ce55" table:formula="of:=IF([$'Young Data'.H110]=&quot;&quot;;&quot;&quot;;[$'Young Data'.H110])">
            <text:p/>
          </table:table-cell>
          <table:table-cell table:style-name="ce55" table:formula="of:=IF([$'Young Data'.I110]=&quot;&quot;;&quot;&quot;;[$'Young Data'.I110])">
            <text:p/>
          </table:table-cell>
          <table:table-cell table:style-name="ce62" table:formula="of:=IF([$'Young Data'.J110]=&quot;&quot;;&quot;&quot;;[$'Young Data'.J110])">
            <text:p/>
          </table:table-cell>
          <table:table-cell table:style-name="ce65" table:formula="of:=IF([$'Young Data'.K110]=&quot;&quot;;&quot;&quot;;[$'Young Data'.K110])">
            <text:p/>
          </table:table-cell>
          <table:table-cell table:style-name="ce65" table:formula="of:=IF([$'Young Data'.L110]=&quot;&quot;;&quot;&quot;;[$'Young Data'.L110])">
            <text:p/>
          </table:table-cell>
          <table:table-cell table:style-name="ce65" table:formula="of:=IF([$'Young Data'.M110]=&quot;&quot;;&quot;&quot;;[$'Young Data'.M110])">
            <text:p/>
          </table:table-cell>
          <table:table-cell table:style-name="ce65" table:formula="of:=IF([$'Young Data'.N110]=&quot;&quot;;&quot;&quot;;[$'Young Data'.N110])">
            <text:p/>
          </table:table-cell>
          <table:table-cell table:style-name="ce65" table:formula="of:=IF([$'Young Data'.O110]=&quot;&quot;;&quot;&quot;;[$'Young Data'.O110])">
            <text:p/>
          </table:table-cell>
          <table:table-cell table:style-name="ce71" table:formula="of:=IF([$'Young Data'.P110]=&quot;&quot;;&quot;&quot;;[$'Young Data'.P110])">
            <text:p/>
          </table:table-cell>
          <table:table-cell table:style-name="ce76" table:formula="of:=IF([$'Young Data'.Q110]=&quot;&quot;;&quot;&quot;;[$'Young Data'.Q110])">
            <text:p/>
          </table:table-cell>
          <table:table-cell table:style-name="ce80" table:formula="of:=IF([$'Young Data'.R110]=&quot;&quot;;&quot;&quot;;[$'Young Data'.R110])">
            <text:p/>
          </table:table-cell>
          <table:table-cell table:style-name="ce80" table:formula="of:=IF([$'Young Data'.S110]=&quot;&quot;;&quot;&quot;;[$'Young Data'.S110])">
            <text:p/>
          </table:table-cell>
          <table:table-cell table:style-name="ce84" table:formula="of:=IF([$'Young Data'.T110]=&quot;&quot;;&quot;&quot;;[$'Young Data'.T110])">
            <text:p/>
          </table:table-cell>
          <table:table-cell table:style-name="ce84" table:formula="of:=IF([$'Young Data'.U110]=&quot;&quot;;&quot;&quot;;[$'Young Data'.U110])">
            <text:p/>
          </table:table-cell>
          <table:table-cell table:style-name="ce84" table:formula="of:=IF([$'Young Data'.V110]=&quot;&quot;;&quot;&quot;;[$'Young Data'.V110])">
            <text:p/>
          </table:table-cell>
          <table:table-cell table:style-name="ce84" table:formula="of:=IF([$'Young Data'.W110]=&quot;&quot;;&quot;&quot;;[$'Young Data'.W110])">
            <text:p/>
          </table:table-cell>
          <table:table-cell table:style-name="ce84" table:formula="of:=IF([$'Young Data'.X110]=&quot;&quot;;&quot;&quot;;[$'Young Data'.X11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1]=&quot;&quot;;&quot;&quot;;[$'Young Data'.A111])">
            <text:p/>
          </table:table-cell>
          <table:table-cell table:style-name="ce51" table:formula="of:=IF([$'Young Data'.B111]=&quot;&quot;;&quot;&quot;;[$'Young Data'.B111])">
            <text:p/>
          </table:table-cell>
          <table:table-cell table:style-name="ce51" table:formula="of:=IF([$'Young Data'.C111]=&quot;&quot;;&quot;&quot;;[$'Young Data'.C111])">
            <text:p/>
          </table:table-cell>
          <table:table-cell table:style-name="ce51" table:formula="of:=IF([$'Young Data'.D111]=&quot;&quot;;&quot;&quot;;[$'Young Data'.D111])">
            <text:p/>
          </table:table-cell>
          <table:table-cell table:style-name="ce55" table:formula="of:=IF([$'Young Data'.E111]=&quot;&quot;;&quot;&quot;;[$'Young Data'.E111])">
            <text:p/>
          </table:table-cell>
          <table:table-cell table:style-name="ce55" table:formula="of:=IF([$'Young Data'.F111]=&quot;&quot;;&quot;&quot;;[$'Young Data'.F111])">
            <text:p/>
          </table:table-cell>
          <table:table-cell table:style-name="ce55" table:formula="of:=IF([$'Young Data'.G111]=&quot;&quot;;&quot;&quot;;[$'Young Data'.G111])">
            <text:p/>
          </table:table-cell>
          <table:table-cell table:style-name="ce55" table:formula="of:=IF([$'Young Data'.H111]=&quot;&quot;;&quot;&quot;;[$'Young Data'.H111])">
            <text:p/>
          </table:table-cell>
          <table:table-cell table:style-name="ce55" table:formula="of:=IF([$'Young Data'.I111]=&quot;&quot;;&quot;&quot;;[$'Young Data'.I111])">
            <text:p/>
          </table:table-cell>
          <table:table-cell table:style-name="ce62" table:formula="of:=IF([$'Young Data'.J111]=&quot;&quot;;&quot;&quot;;[$'Young Data'.J111])">
            <text:p/>
          </table:table-cell>
          <table:table-cell table:style-name="ce65" table:formula="of:=IF([$'Young Data'.K111]=&quot;&quot;;&quot;&quot;;[$'Young Data'.K111])">
            <text:p/>
          </table:table-cell>
          <table:table-cell table:style-name="ce65" table:formula="of:=IF([$'Young Data'.L111]=&quot;&quot;;&quot;&quot;;[$'Young Data'.L111])">
            <text:p/>
          </table:table-cell>
          <table:table-cell table:style-name="ce65" table:formula="of:=IF([$'Young Data'.M111]=&quot;&quot;;&quot;&quot;;[$'Young Data'.M111])">
            <text:p/>
          </table:table-cell>
          <table:table-cell table:style-name="ce65" table:formula="of:=IF([$'Young Data'.N111]=&quot;&quot;;&quot;&quot;;[$'Young Data'.N111])">
            <text:p/>
          </table:table-cell>
          <table:table-cell table:style-name="ce65" table:formula="of:=IF([$'Young Data'.O111]=&quot;&quot;;&quot;&quot;;[$'Young Data'.O111])">
            <text:p/>
          </table:table-cell>
          <table:table-cell table:style-name="ce71" table:formula="of:=IF([$'Young Data'.P111]=&quot;&quot;;&quot;&quot;;[$'Young Data'.P111])">
            <text:p/>
          </table:table-cell>
          <table:table-cell table:style-name="ce76" table:formula="of:=IF([$'Young Data'.Q111]=&quot;&quot;;&quot;&quot;;[$'Young Data'.Q111])">
            <text:p/>
          </table:table-cell>
          <table:table-cell table:style-name="ce80" table:formula="of:=IF([$'Young Data'.R111]=&quot;&quot;;&quot;&quot;;[$'Young Data'.R111])">
            <text:p/>
          </table:table-cell>
          <table:table-cell table:style-name="ce80" table:formula="of:=IF([$'Young Data'.S111]=&quot;&quot;;&quot;&quot;;[$'Young Data'.S111])">
            <text:p/>
          </table:table-cell>
          <table:table-cell table:style-name="ce84" table:formula="of:=IF([$'Young Data'.T111]=&quot;&quot;;&quot;&quot;;[$'Young Data'.T111])">
            <text:p/>
          </table:table-cell>
          <table:table-cell table:style-name="ce84" table:formula="of:=IF([$'Young Data'.U111]=&quot;&quot;;&quot;&quot;;[$'Young Data'.U111])">
            <text:p/>
          </table:table-cell>
          <table:table-cell table:style-name="ce84" table:formula="of:=IF([$'Young Data'.V111]=&quot;&quot;;&quot;&quot;;[$'Young Data'.V111])">
            <text:p/>
          </table:table-cell>
          <table:table-cell table:style-name="ce84" table:formula="of:=IF([$'Young Data'.W111]=&quot;&quot;;&quot;&quot;;[$'Young Data'.W111])">
            <text:p/>
          </table:table-cell>
          <table:table-cell table:style-name="ce84" table:formula="of:=IF([$'Young Data'.X111]=&quot;&quot;;&quot;&quot;;[$'Young Data'.X11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2]=&quot;&quot;;&quot;&quot;;[$'Young Data'.A112])">
            <text:p/>
          </table:table-cell>
          <table:table-cell table:style-name="ce51" table:formula="of:=IF([$'Young Data'.B112]=&quot;&quot;;&quot;&quot;;[$'Young Data'.B112])">
            <text:p/>
          </table:table-cell>
          <table:table-cell table:style-name="ce51" table:formula="of:=IF([$'Young Data'.C112]=&quot;&quot;;&quot;&quot;;[$'Young Data'.C112])">
            <text:p/>
          </table:table-cell>
          <table:table-cell table:style-name="ce51" table:formula="of:=IF([$'Young Data'.D112]=&quot;&quot;;&quot;&quot;;[$'Young Data'.D112])">
            <text:p/>
          </table:table-cell>
          <table:table-cell table:style-name="ce55" table:formula="of:=IF([$'Young Data'.E112]=&quot;&quot;;&quot;&quot;;[$'Young Data'.E112])">
            <text:p/>
          </table:table-cell>
          <table:table-cell table:style-name="ce55" table:formula="of:=IF([$'Young Data'.F112]=&quot;&quot;;&quot;&quot;;[$'Young Data'.F112])">
            <text:p/>
          </table:table-cell>
          <table:table-cell table:style-name="ce55" table:formula="of:=IF([$'Young Data'.G112]=&quot;&quot;;&quot;&quot;;[$'Young Data'.G112])">
            <text:p/>
          </table:table-cell>
          <table:table-cell table:style-name="ce55" table:formula="of:=IF([$'Young Data'.H112]=&quot;&quot;;&quot;&quot;;[$'Young Data'.H112])">
            <text:p/>
          </table:table-cell>
          <table:table-cell table:style-name="ce55" table:formula="of:=IF([$'Young Data'.I112]=&quot;&quot;;&quot;&quot;;[$'Young Data'.I112])">
            <text:p/>
          </table:table-cell>
          <table:table-cell table:style-name="ce62" table:formula="of:=IF([$'Young Data'.J112]=&quot;&quot;;&quot;&quot;;[$'Young Data'.J112])">
            <text:p/>
          </table:table-cell>
          <table:table-cell table:style-name="ce65" table:formula="of:=IF([$'Young Data'.K112]=&quot;&quot;;&quot;&quot;;[$'Young Data'.K112])">
            <text:p/>
          </table:table-cell>
          <table:table-cell table:style-name="ce65" table:formula="of:=IF([$'Young Data'.L112]=&quot;&quot;;&quot;&quot;;[$'Young Data'.L112])">
            <text:p/>
          </table:table-cell>
          <table:table-cell table:style-name="ce65" table:formula="of:=IF([$'Young Data'.M112]=&quot;&quot;;&quot;&quot;;[$'Young Data'.M112])">
            <text:p/>
          </table:table-cell>
          <table:table-cell table:style-name="ce65" table:formula="of:=IF([$'Young Data'.N112]=&quot;&quot;;&quot;&quot;;[$'Young Data'.N112])">
            <text:p/>
          </table:table-cell>
          <table:table-cell table:style-name="ce65" table:formula="of:=IF([$'Young Data'.O112]=&quot;&quot;;&quot;&quot;;[$'Young Data'.O112])">
            <text:p/>
          </table:table-cell>
          <table:table-cell table:style-name="ce71" table:formula="of:=IF([$'Young Data'.P112]=&quot;&quot;;&quot;&quot;;[$'Young Data'.P112])">
            <text:p/>
          </table:table-cell>
          <table:table-cell table:style-name="ce76" table:formula="of:=IF([$'Young Data'.Q112]=&quot;&quot;;&quot;&quot;;[$'Young Data'.Q112])">
            <text:p/>
          </table:table-cell>
          <table:table-cell table:style-name="ce80" table:formula="of:=IF([$'Young Data'.R112]=&quot;&quot;;&quot;&quot;;[$'Young Data'.R112])">
            <text:p/>
          </table:table-cell>
          <table:table-cell table:style-name="ce80" table:formula="of:=IF([$'Young Data'.S112]=&quot;&quot;;&quot;&quot;;[$'Young Data'.S112])">
            <text:p/>
          </table:table-cell>
          <table:table-cell table:style-name="ce84" table:formula="of:=IF([$'Young Data'.T112]=&quot;&quot;;&quot;&quot;;[$'Young Data'.T112])">
            <text:p/>
          </table:table-cell>
          <table:table-cell table:style-name="ce84" table:formula="of:=IF([$'Young Data'.U112]=&quot;&quot;;&quot;&quot;;[$'Young Data'.U112])">
            <text:p/>
          </table:table-cell>
          <table:table-cell table:style-name="ce84" table:formula="of:=IF([$'Young Data'.V112]=&quot;&quot;;&quot;&quot;;[$'Young Data'.V112])">
            <text:p/>
          </table:table-cell>
          <table:table-cell table:style-name="ce84" table:formula="of:=IF([$'Young Data'.W112]=&quot;&quot;;&quot;&quot;;[$'Young Data'.W112])">
            <text:p/>
          </table:table-cell>
          <table:table-cell table:style-name="ce84" table:formula="of:=IF([$'Young Data'.X112]=&quot;&quot;;&quot;&quot;;[$'Young Data'.X11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3]=&quot;&quot;;&quot;&quot;;[$'Young Data'.A113])">
            <text:p/>
          </table:table-cell>
          <table:table-cell table:style-name="ce51" table:formula="of:=IF([$'Young Data'.B113]=&quot;&quot;;&quot;&quot;;[$'Young Data'.B113])">
            <text:p/>
          </table:table-cell>
          <table:table-cell table:style-name="ce51" table:formula="of:=IF([$'Young Data'.C113]=&quot;&quot;;&quot;&quot;;[$'Young Data'.C113])">
            <text:p/>
          </table:table-cell>
          <table:table-cell table:style-name="ce51" table:formula="of:=IF([$'Young Data'.D113]=&quot;&quot;;&quot;&quot;;[$'Young Data'.D113])">
            <text:p/>
          </table:table-cell>
          <table:table-cell table:style-name="ce55" table:formula="of:=IF([$'Young Data'.E113]=&quot;&quot;;&quot;&quot;;[$'Young Data'.E113])">
            <text:p/>
          </table:table-cell>
          <table:table-cell table:style-name="ce55" table:formula="of:=IF([$'Young Data'.F113]=&quot;&quot;;&quot;&quot;;[$'Young Data'.F113])">
            <text:p/>
          </table:table-cell>
          <table:table-cell table:style-name="ce55" table:formula="of:=IF([$'Young Data'.G113]=&quot;&quot;;&quot;&quot;;[$'Young Data'.G113])">
            <text:p/>
          </table:table-cell>
          <table:table-cell table:style-name="ce55" table:formula="of:=IF([$'Young Data'.H113]=&quot;&quot;;&quot;&quot;;[$'Young Data'.H113])">
            <text:p/>
          </table:table-cell>
          <table:table-cell table:style-name="ce55" table:formula="of:=IF([$'Young Data'.I113]=&quot;&quot;;&quot;&quot;;[$'Young Data'.I113])">
            <text:p/>
          </table:table-cell>
          <table:table-cell table:style-name="ce62" table:formula="of:=IF([$'Young Data'.J113]=&quot;&quot;;&quot;&quot;;[$'Young Data'.J113])">
            <text:p/>
          </table:table-cell>
          <table:table-cell table:style-name="ce65" table:formula="of:=IF([$'Young Data'.K113]=&quot;&quot;;&quot;&quot;;[$'Young Data'.K113])">
            <text:p/>
          </table:table-cell>
          <table:table-cell table:style-name="ce65" table:formula="of:=IF([$'Young Data'.L113]=&quot;&quot;;&quot;&quot;;[$'Young Data'.L113])">
            <text:p/>
          </table:table-cell>
          <table:table-cell table:style-name="ce65" table:formula="of:=IF([$'Young Data'.M113]=&quot;&quot;;&quot;&quot;;[$'Young Data'.M113])">
            <text:p/>
          </table:table-cell>
          <table:table-cell table:style-name="ce65" table:formula="of:=IF([$'Young Data'.N113]=&quot;&quot;;&quot;&quot;;[$'Young Data'.N113])">
            <text:p/>
          </table:table-cell>
          <table:table-cell table:style-name="ce65" table:formula="of:=IF([$'Young Data'.O113]=&quot;&quot;;&quot;&quot;;[$'Young Data'.O113])">
            <text:p/>
          </table:table-cell>
          <table:table-cell table:style-name="ce71" table:formula="of:=IF([$'Young Data'.P113]=&quot;&quot;;&quot;&quot;;[$'Young Data'.P113])">
            <text:p/>
          </table:table-cell>
          <table:table-cell table:style-name="ce76" table:formula="of:=IF([$'Young Data'.Q113]=&quot;&quot;;&quot;&quot;;[$'Young Data'.Q113])">
            <text:p/>
          </table:table-cell>
          <table:table-cell table:style-name="ce80" table:formula="of:=IF([$'Young Data'.R113]=&quot;&quot;;&quot;&quot;;[$'Young Data'.R113])">
            <text:p/>
          </table:table-cell>
          <table:table-cell table:style-name="ce80" table:formula="of:=IF([$'Young Data'.S113]=&quot;&quot;;&quot;&quot;;[$'Young Data'.S113])">
            <text:p/>
          </table:table-cell>
          <table:table-cell table:style-name="ce84" table:formula="of:=IF([$'Young Data'.T113]=&quot;&quot;;&quot;&quot;;[$'Young Data'.T113])">
            <text:p/>
          </table:table-cell>
          <table:table-cell table:style-name="ce84" table:formula="of:=IF([$'Young Data'.U113]=&quot;&quot;;&quot;&quot;;[$'Young Data'.U113])">
            <text:p/>
          </table:table-cell>
          <table:table-cell table:style-name="ce84" table:formula="of:=IF([$'Young Data'.V113]=&quot;&quot;;&quot;&quot;;[$'Young Data'.V113])">
            <text:p/>
          </table:table-cell>
          <table:table-cell table:style-name="ce84" table:formula="of:=IF([$'Young Data'.W113]=&quot;&quot;;&quot;&quot;;[$'Young Data'.W113])">
            <text:p/>
          </table:table-cell>
          <table:table-cell table:style-name="ce84" table:formula="of:=IF([$'Young Data'.X113]=&quot;&quot;;&quot;&quot;;[$'Young Data'.X11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4]=&quot;&quot;;&quot;&quot;;[$'Young Data'.A114])">
            <text:p/>
          </table:table-cell>
          <table:table-cell table:style-name="ce51" table:formula="of:=IF([$'Young Data'.B114]=&quot;&quot;;&quot;&quot;;[$'Young Data'.B114])">
            <text:p/>
          </table:table-cell>
          <table:table-cell table:style-name="ce51" table:formula="of:=IF([$'Young Data'.C114]=&quot;&quot;;&quot;&quot;;[$'Young Data'.C114])">
            <text:p/>
          </table:table-cell>
          <table:table-cell table:style-name="ce51" table:formula="of:=IF([$'Young Data'.D114]=&quot;&quot;;&quot;&quot;;[$'Young Data'.D114])">
            <text:p/>
          </table:table-cell>
          <table:table-cell table:style-name="ce55" table:formula="of:=IF([$'Young Data'.E114]=&quot;&quot;;&quot;&quot;;[$'Young Data'.E114])">
            <text:p/>
          </table:table-cell>
          <table:table-cell table:style-name="ce55" table:formula="of:=IF([$'Young Data'.F114]=&quot;&quot;;&quot;&quot;;[$'Young Data'.F114])">
            <text:p/>
          </table:table-cell>
          <table:table-cell table:style-name="ce55" table:formula="of:=IF([$'Young Data'.G114]=&quot;&quot;;&quot;&quot;;[$'Young Data'.G114])">
            <text:p/>
          </table:table-cell>
          <table:table-cell table:style-name="ce55" table:formula="of:=IF([$'Young Data'.H114]=&quot;&quot;;&quot;&quot;;[$'Young Data'.H114])">
            <text:p/>
          </table:table-cell>
          <table:table-cell table:style-name="ce55" table:formula="of:=IF([$'Young Data'.I114]=&quot;&quot;;&quot;&quot;;[$'Young Data'.I114])">
            <text:p/>
          </table:table-cell>
          <table:table-cell table:style-name="ce62" table:formula="of:=IF([$'Young Data'.J114]=&quot;&quot;;&quot;&quot;;[$'Young Data'.J114])">
            <text:p/>
          </table:table-cell>
          <table:table-cell table:style-name="ce65" table:formula="of:=IF([$'Young Data'.K114]=&quot;&quot;;&quot;&quot;;[$'Young Data'.K114])">
            <text:p/>
          </table:table-cell>
          <table:table-cell table:style-name="ce65" table:formula="of:=IF([$'Young Data'.L114]=&quot;&quot;;&quot;&quot;;[$'Young Data'.L114])">
            <text:p/>
          </table:table-cell>
          <table:table-cell table:style-name="ce65" table:formula="of:=IF([$'Young Data'.M114]=&quot;&quot;;&quot;&quot;;[$'Young Data'.M114])">
            <text:p/>
          </table:table-cell>
          <table:table-cell table:style-name="ce65" table:formula="of:=IF([$'Young Data'.N114]=&quot;&quot;;&quot;&quot;;[$'Young Data'.N114])">
            <text:p/>
          </table:table-cell>
          <table:table-cell table:style-name="ce65" table:formula="of:=IF([$'Young Data'.O114]=&quot;&quot;;&quot;&quot;;[$'Young Data'.O114])">
            <text:p/>
          </table:table-cell>
          <table:table-cell table:style-name="ce71" table:formula="of:=IF([$'Young Data'.P114]=&quot;&quot;;&quot;&quot;;[$'Young Data'.P114])">
            <text:p/>
          </table:table-cell>
          <table:table-cell table:style-name="ce76" table:formula="of:=IF([$'Young Data'.Q114]=&quot;&quot;;&quot;&quot;;[$'Young Data'.Q114])">
            <text:p/>
          </table:table-cell>
          <table:table-cell table:style-name="ce80" table:formula="of:=IF([$'Young Data'.R114]=&quot;&quot;;&quot;&quot;;[$'Young Data'.R114])">
            <text:p/>
          </table:table-cell>
          <table:table-cell table:style-name="ce80" table:formula="of:=IF([$'Young Data'.S114]=&quot;&quot;;&quot;&quot;;[$'Young Data'.S114])">
            <text:p/>
          </table:table-cell>
          <table:table-cell table:style-name="ce84" table:formula="of:=IF([$'Young Data'.T114]=&quot;&quot;;&quot;&quot;;[$'Young Data'.T114])">
            <text:p/>
          </table:table-cell>
          <table:table-cell table:style-name="ce84" table:formula="of:=IF([$'Young Data'.U114]=&quot;&quot;;&quot;&quot;;[$'Young Data'.U114])">
            <text:p/>
          </table:table-cell>
          <table:table-cell table:style-name="ce84" table:formula="of:=IF([$'Young Data'.V114]=&quot;&quot;;&quot;&quot;;[$'Young Data'.V114])">
            <text:p/>
          </table:table-cell>
          <table:table-cell table:style-name="ce84" table:formula="of:=IF([$'Young Data'.W114]=&quot;&quot;;&quot;&quot;;[$'Young Data'.W114])">
            <text:p/>
          </table:table-cell>
          <table:table-cell table:style-name="ce84" table:formula="of:=IF([$'Young Data'.X114]=&quot;&quot;;&quot;&quot;;[$'Young Data'.X11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5]=&quot;&quot;;&quot;&quot;;[$'Young Data'.A115])">
            <text:p/>
          </table:table-cell>
          <table:table-cell table:style-name="ce51" table:formula="of:=IF([$'Young Data'.B115]=&quot;&quot;;&quot;&quot;;[$'Young Data'.B115])">
            <text:p/>
          </table:table-cell>
          <table:table-cell table:style-name="ce51" table:formula="of:=IF([$'Young Data'.C115]=&quot;&quot;;&quot;&quot;;[$'Young Data'.C115])">
            <text:p/>
          </table:table-cell>
          <table:table-cell table:style-name="ce51" table:formula="of:=IF([$'Young Data'.D115]=&quot;&quot;;&quot;&quot;;[$'Young Data'.D115])">
            <text:p/>
          </table:table-cell>
          <table:table-cell table:style-name="ce55" table:formula="of:=IF([$'Young Data'.E115]=&quot;&quot;;&quot;&quot;;[$'Young Data'.E115])">
            <text:p/>
          </table:table-cell>
          <table:table-cell table:style-name="ce55" table:formula="of:=IF([$'Young Data'.F115]=&quot;&quot;;&quot;&quot;;[$'Young Data'.F115])">
            <text:p/>
          </table:table-cell>
          <table:table-cell table:style-name="ce55" table:formula="of:=IF([$'Young Data'.G115]=&quot;&quot;;&quot;&quot;;[$'Young Data'.G115])">
            <text:p/>
          </table:table-cell>
          <table:table-cell table:style-name="ce55" table:formula="of:=IF([$'Young Data'.H115]=&quot;&quot;;&quot;&quot;;[$'Young Data'.H115])">
            <text:p/>
          </table:table-cell>
          <table:table-cell table:style-name="ce55" table:formula="of:=IF([$'Young Data'.I115]=&quot;&quot;;&quot;&quot;;[$'Young Data'.I115])">
            <text:p/>
          </table:table-cell>
          <table:table-cell table:style-name="ce62" table:formula="of:=IF([$'Young Data'.J115]=&quot;&quot;;&quot;&quot;;[$'Young Data'.J115])">
            <text:p/>
          </table:table-cell>
          <table:table-cell table:style-name="ce65" table:formula="of:=IF([$'Young Data'.K115]=&quot;&quot;;&quot;&quot;;[$'Young Data'.K115])">
            <text:p/>
          </table:table-cell>
          <table:table-cell table:style-name="ce65" table:formula="of:=IF([$'Young Data'.L115]=&quot;&quot;;&quot;&quot;;[$'Young Data'.L115])">
            <text:p/>
          </table:table-cell>
          <table:table-cell table:style-name="ce65" table:formula="of:=IF([$'Young Data'.M115]=&quot;&quot;;&quot;&quot;;[$'Young Data'.M115])">
            <text:p/>
          </table:table-cell>
          <table:table-cell table:style-name="ce65" table:formula="of:=IF([$'Young Data'.N115]=&quot;&quot;;&quot;&quot;;[$'Young Data'.N115])">
            <text:p/>
          </table:table-cell>
          <table:table-cell table:style-name="ce65" table:formula="of:=IF([$'Young Data'.O115]=&quot;&quot;;&quot;&quot;;[$'Young Data'.O115])">
            <text:p/>
          </table:table-cell>
          <table:table-cell table:style-name="ce71" table:formula="of:=IF([$'Young Data'.P115]=&quot;&quot;;&quot;&quot;;[$'Young Data'.P115])">
            <text:p/>
          </table:table-cell>
          <table:table-cell table:style-name="ce76" table:formula="of:=IF([$'Young Data'.Q115]=&quot;&quot;;&quot;&quot;;[$'Young Data'.Q115])">
            <text:p/>
          </table:table-cell>
          <table:table-cell table:style-name="ce80" table:formula="of:=IF([$'Young Data'.R115]=&quot;&quot;;&quot;&quot;;[$'Young Data'.R115])">
            <text:p/>
          </table:table-cell>
          <table:table-cell table:style-name="ce80" table:formula="of:=IF([$'Young Data'.S115]=&quot;&quot;;&quot;&quot;;[$'Young Data'.S115])">
            <text:p/>
          </table:table-cell>
          <table:table-cell table:style-name="ce84" table:formula="of:=IF([$'Young Data'.T115]=&quot;&quot;;&quot;&quot;;[$'Young Data'.T115])">
            <text:p/>
          </table:table-cell>
          <table:table-cell table:style-name="ce84" table:formula="of:=IF([$'Young Data'.U115]=&quot;&quot;;&quot;&quot;;[$'Young Data'.U115])">
            <text:p/>
          </table:table-cell>
          <table:table-cell table:style-name="ce84" table:formula="of:=IF([$'Young Data'.V115]=&quot;&quot;;&quot;&quot;;[$'Young Data'.V115])">
            <text:p/>
          </table:table-cell>
          <table:table-cell table:style-name="ce84" table:formula="of:=IF([$'Young Data'.W115]=&quot;&quot;;&quot;&quot;;[$'Young Data'.W115])">
            <text:p/>
          </table:table-cell>
          <table:table-cell table:style-name="ce84" table:formula="of:=IF([$'Young Data'.X115]=&quot;&quot;;&quot;&quot;;[$'Young Data'.X11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6]=&quot;&quot;;&quot;&quot;;[$'Young Data'.A116])">
            <text:p/>
          </table:table-cell>
          <table:table-cell table:style-name="ce51" table:formula="of:=IF([$'Young Data'.B116]=&quot;&quot;;&quot;&quot;;[$'Young Data'.B116])">
            <text:p/>
          </table:table-cell>
          <table:table-cell table:style-name="ce51" table:formula="of:=IF([$'Young Data'.C116]=&quot;&quot;;&quot;&quot;;[$'Young Data'.C116])">
            <text:p/>
          </table:table-cell>
          <table:table-cell table:style-name="ce51" table:formula="of:=IF([$'Young Data'.D116]=&quot;&quot;;&quot;&quot;;[$'Young Data'.D116])">
            <text:p/>
          </table:table-cell>
          <table:table-cell table:style-name="ce55" table:formula="of:=IF([$'Young Data'.E116]=&quot;&quot;;&quot;&quot;;[$'Young Data'.E116])">
            <text:p/>
          </table:table-cell>
          <table:table-cell table:style-name="ce55" table:formula="of:=IF([$'Young Data'.F116]=&quot;&quot;;&quot;&quot;;[$'Young Data'.F116])">
            <text:p/>
          </table:table-cell>
          <table:table-cell table:style-name="ce55" table:formula="of:=IF([$'Young Data'.G116]=&quot;&quot;;&quot;&quot;;[$'Young Data'.G116])">
            <text:p/>
          </table:table-cell>
          <table:table-cell table:style-name="ce55" table:formula="of:=IF([$'Young Data'.H116]=&quot;&quot;;&quot;&quot;;[$'Young Data'.H116])">
            <text:p/>
          </table:table-cell>
          <table:table-cell table:style-name="ce55" table:formula="of:=IF([$'Young Data'.I116]=&quot;&quot;;&quot;&quot;;[$'Young Data'.I116])">
            <text:p/>
          </table:table-cell>
          <table:table-cell table:style-name="ce62" table:formula="of:=IF([$'Young Data'.J116]=&quot;&quot;;&quot;&quot;;[$'Young Data'.J116])">
            <text:p/>
          </table:table-cell>
          <table:table-cell table:style-name="ce65" table:formula="of:=IF([$'Young Data'.K116]=&quot;&quot;;&quot;&quot;;[$'Young Data'.K116])">
            <text:p/>
          </table:table-cell>
          <table:table-cell table:style-name="ce65" table:formula="of:=IF([$'Young Data'.L116]=&quot;&quot;;&quot;&quot;;[$'Young Data'.L116])">
            <text:p/>
          </table:table-cell>
          <table:table-cell table:style-name="ce65" table:formula="of:=IF([$'Young Data'.M116]=&quot;&quot;;&quot;&quot;;[$'Young Data'.M116])">
            <text:p/>
          </table:table-cell>
          <table:table-cell table:style-name="ce65" table:formula="of:=IF([$'Young Data'.N116]=&quot;&quot;;&quot;&quot;;[$'Young Data'.N116])">
            <text:p/>
          </table:table-cell>
          <table:table-cell table:style-name="ce65" table:formula="of:=IF([$'Young Data'.O116]=&quot;&quot;;&quot;&quot;;[$'Young Data'.O116])">
            <text:p/>
          </table:table-cell>
          <table:table-cell table:style-name="ce71" table:formula="of:=IF([$'Young Data'.P116]=&quot;&quot;;&quot;&quot;;[$'Young Data'.P116])">
            <text:p/>
          </table:table-cell>
          <table:table-cell table:style-name="ce76" table:formula="of:=IF([$'Young Data'.Q116]=&quot;&quot;;&quot;&quot;;[$'Young Data'.Q116])">
            <text:p/>
          </table:table-cell>
          <table:table-cell table:style-name="ce80" table:formula="of:=IF([$'Young Data'.R116]=&quot;&quot;;&quot;&quot;;[$'Young Data'.R116])">
            <text:p/>
          </table:table-cell>
          <table:table-cell table:style-name="ce80" table:formula="of:=IF([$'Young Data'.S116]=&quot;&quot;;&quot;&quot;;[$'Young Data'.S116])">
            <text:p/>
          </table:table-cell>
          <table:table-cell table:style-name="ce84" table:formula="of:=IF([$'Young Data'.T116]=&quot;&quot;;&quot;&quot;;[$'Young Data'.T116])">
            <text:p/>
          </table:table-cell>
          <table:table-cell table:style-name="ce84" table:formula="of:=IF([$'Young Data'.U116]=&quot;&quot;;&quot;&quot;;[$'Young Data'.U116])">
            <text:p/>
          </table:table-cell>
          <table:table-cell table:style-name="ce84" table:formula="of:=IF([$'Young Data'.V116]=&quot;&quot;;&quot;&quot;;[$'Young Data'.V116])">
            <text:p/>
          </table:table-cell>
          <table:table-cell table:style-name="ce84" table:formula="of:=IF([$'Young Data'.W116]=&quot;&quot;;&quot;&quot;;[$'Young Data'.W116])">
            <text:p/>
          </table:table-cell>
          <table:table-cell table:style-name="ce84" table:formula="of:=IF([$'Young Data'.X116]=&quot;&quot;;&quot;&quot;;[$'Young Data'.X11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7]=&quot;&quot;;&quot;&quot;;[$'Young Data'.A117])">
            <text:p/>
          </table:table-cell>
          <table:table-cell table:style-name="ce51" table:formula="of:=IF([$'Young Data'.B117]=&quot;&quot;;&quot;&quot;;[$'Young Data'.B117])">
            <text:p/>
          </table:table-cell>
          <table:table-cell table:style-name="ce51" table:formula="of:=IF([$'Young Data'.C117]=&quot;&quot;;&quot;&quot;;[$'Young Data'.C117])">
            <text:p/>
          </table:table-cell>
          <table:table-cell table:style-name="ce51" table:formula="of:=IF([$'Young Data'.D117]=&quot;&quot;;&quot;&quot;;[$'Young Data'.D117])">
            <text:p/>
          </table:table-cell>
          <table:table-cell table:style-name="ce55" table:formula="of:=IF([$'Young Data'.E117]=&quot;&quot;;&quot;&quot;;[$'Young Data'.E117])">
            <text:p/>
          </table:table-cell>
          <table:table-cell table:style-name="ce55" table:formula="of:=IF([$'Young Data'.F117]=&quot;&quot;;&quot;&quot;;[$'Young Data'.F117])">
            <text:p/>
          </table:table-cell>
          <table:table-cell table:style-name="ce55" table:formula="of:=IF([$'Young Data'.G117]=&quot;&quot;;&quot;&quot;;[$'Young Data'.G117])">
            <text:p/>
          </table:table-cell>
          <table:table-cell table:style-name="ce55" table:formula="of:=IF([$'Young Data'.H117]=&quot;&quot;;&quot;&quot;;[$'Young Data'.H117])">
            <text:p/>
          </table:table-cell>
          <table:table-cell table:style-name="ce55" table:formula="of:=IF([$'Young Data'.I117]=&quot;&quot;;&quot;&quot;;[$'Young Data'.I117])">
            <text:p/>
          </table:table-cell>
          <table:table-cell table:style-name="ce62" table:formula="of:=IF([$'Young Data'.J117]=&quot;&quot;;&quot;&quot;;[$'Young Data'.J117])">
            <text:p/>
          </table:table-cell>
          <table:table-cell table:style-name="ce65" table:formula="of:=IF([$'Young Data'.K117]=&quot;&quot;;&quot;&quot;;[$'Young Data'.K117])">
            <text:p/>
          </table:table-cell>
          <table:table-cell table:style-name="ce65" table:formula="of:=IF([$'Young Data'.L117]=&quot;&quot;;&quot;&quot;;[$'Young Data'.L117])">
            <text:p/>
          </table:table-cell>
          <table:table-cell table:style-name="ce65" table:formula="of:=IF([$'Young Data'.M117]=&quot;&quot;;&quot;&quot;;[$'Young Data'.M117])">
            <text:p/>
          </table:table-cell>
          <table:table-cell table:style-name="ce65" table:formula="of:=IF([$'Young Data'.N117]=&quot;&quot;;&quot;&quot;;[$'Young Data'.N117])">
            <text:p/>
          </table:table-cell>
          <table:table-cell table:style-name="ce65" table:formula="of:=IF([$'Young Data'.O117]=&quot;&quot;;&quot;&quot;;[$'Young Data'.O117])">
            <text:p/>
          </table:table-cell>
          <table:table-cell table:style-name="ce71" table:formula="of:=IF([$'Young Data'.P117]=&quot;&quot;;&quot;&quot;;[$'Young Data'.P117])">
            <text:p/>
          </table:table-cell>
          <table:table-cell table:style-name="ce76" table:formula="of:=IF([$'Young Data'.Q117]=&quot;&quot;;&quot;&quot;;[$'Young Data'.Q117])">
            <text:p/>
          </table:table-cell>
          <table:table-cell table:style-name="ce80" table:formula="of:=IF([$'Young Data'.R117]=&quot;&quot;;&quot;&quot;;[$'Young Data'.R117])">
            <text:p/>
          </table:table-cell>
          <table:table-cell table:style-name="ce80" table:formula="of:=IF([$'Young Data'.S117]=&quot;&quot;;&quot;&quot;;[$'Young Data'.S117])">
            <text:p/>
          </table:table-cell>
          <table:table-cell table:style-name="ce84" table:formula="of:=IF([$'Young Data'.T117]=&quot;&quot;;&quot;&quot;;[$'Young Data'.T117])">
            <text:p/>
          </table:table-cell>
          <table:table-cell table:style-name="ce84" table:formula="of:=IF([$'Young Data'.U117]=&quot;&quot;;&quot;&quot;;[$'Young Data'.U117])">
            <text:p/>
          </table:table-cell>
          <table:table-cell table:style-name="ce84" table:formula="of:=IF([$'Young Data'.V117]=&quot;&quot;;&quot;&quot;;[$'Young Data'.V117])">
            <text:p/>
          </table:table-cell>
          <table:table-cell table:style-name="ce84" table:formula="of:=IF([$'Young Data'.W117]=&quot;&quot;;&quot;&quot;;[$'Young Data'.W117])">
            <text:p/>
          </table:table-cell>
          <table:table-cell table:style-name="ce84" table:formula="of:=IF([$'Young Data'.X117]=&quot;&quot;;&quot;&quot;;[$'Young Data'.X11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8]=&quot;&quot;;&quot;&quot;;[$'Young Data'.A118])">
            <text:p/>
          </table:table-cell>
          <table:table-cell table:style-name="ce51" table:formula="of:=IF([$'Young Data'.B118]=&quot;&quot;;&quot;&quot;;[$'Young Data'.B118])">
            <text:p/>
          </table:table-cell>
          <table:table-cell table:style-name="ce51" table:formula="of:=IF([$'Young Data'.C118]=&quot;&quot;;&quot;&quot;;[$'Young Data'.C118])">
            <text:p/>
          </table:table-cell>
          <table:table-cell table:style-name="ce51" table:formula="of:=IF([$'Young Data'.D118]=&quot;&quot;;&quot;&quot;;[$'Young Data'.D118])">
            <text:p/>
          </table:table-cell>
          <table:table-cell table:style-name="ce55" table:formula="of:=IF([$'Young Data'.E118]=&quot;&quot;;&quot;&quot;;[$'Young Data'.E118])">
            <text:p/>
          </table:table-cell>
          <table:table-cell table:style-name="ce55" table:formula="of:=IF([$'Young Data'.F118]=&quot;&quot;;&quot;&quot;;[$'Young Data'.F118])">
            <text:p/>
          </table:table-cell>
          <table:table-cell table:style-name="ce55" table:formula="of:=IF([$'Young Data'.G118]=&quot;&quot;;&quot;&quot;;[$'Young Data'.G118])">
            <text:p/>
          </table:table-cell>
          <table:table-cell table:style-name="ce55" table:formula="of:=IF([$'Young Data'.H118]=&quot;&quot;;&quot;&quot;;[$'Young Data'.H118])">
            <text:p/>
          </table:table-cell>
          <table:table-cell table:style-name="ce55" table:formula="of:=IF([$'Young Data'.I118]=&quot;&quot;;&quot;&quot;;[$'Young Data'.I118])">
            <text:p/>
          </table:table-cell>
          <table:table-cell table:style-name="ce62" table:formula="of:=IF([$'Young Data'.J118]=&quot;&quot;;&quot;&quot;;[$'Young Data'.J118])">
            <text:p/>
          </table:table-cell>
          <table:table-cell table:style-name="ce65" table:formula="of:=IF([$'Young Data'.K118]=&quot;&quot;;&quot;&quot;;[$'Young Data'.K118])">
            <text:p/>
          </table:table-cell>
          <table:table-cell table:style-name="ce65" table:formula="of:=IF([$'Young Data'.L118]=&quot;&quot;;&quot;&quot;;[$'Young Data'.L118])">
            <text:p/>
          </table:table-cell>
          <table:table-cell table:style-name="ce65" table:formula="of:=IF([$'Young Data'.M118]=&quot;&quot;;&quot;&quot;;[$'Young Data'.M118])">
            <text:p/>
          </table:table-cell>
          <table:table-cell table:style-name="ce65" table:formula="of:=IF([$'Young Data'.N118]=&quot;&quot;;&quot;&quot;;[$'Young Data'.N118])">
            <text:p/>
          </table:table-cell>
          <table:table-cell table:style-name="ce65" table:formula="of:=IF([$'Young Data'.O118]=&quot;&quot;;&quot;&quot;;[$'Young Data'.O118])">
            <text:p/>
          </table:table-cell>
          <table:table-cell table:style-name="ce71" table:formula="of:=IF([$'Young Data'.P118]=&quot;&quot;;&quot;&quot;;[$'Young Data'.P118])">
            <text:p/>
          </table:table-cell>
          <table:table-cell table:style-name="ce76" table:formula="of:=IF([$'Young Data'.Q118]=&quot;&quot;;&quot;&quot;;[$'Young Data'.Q118])">
            <text:p/>
          </table:table-cell>
          <table:table-cell table:style-name="ce80" table:formula="of:=IF([$'Young Data'.R118]=&quot;&quot;;&quot;&quot;;[$'Young Data'.R118])">
            <text:p/>
          </table:table-cell>
          <table:table-cell table:style-name="ce80" table:formula="of:=IF([$'Young Data'.S118]=&quot;&quot;;&quot;&quot;;[$'Young Data'.S118])">
            <text:p/>
          </table:table-cell>
          <table:table-cell table:style-name="ce84" table:formula="of:=IF([$'Young Data'.T118]=&quot;&quot;;&quot;&quot;;[$'Young Data'.T118])">
            <text:p/>
          </table:table-cell>
          <table:table-cell table:style-name="ce84" table:formula="of:=IF([$'Young Data'.U118]=&quot;&quot;;&quot;&quot;;[$'Young Data'.U118])">
            <text:p/>
          </table:table-cell>
          <table:table-cell table:style-name="ce84" table:formula="of:=IF([$'Young Data'.V118]=&quot;&quot;;&quot;&quot;;[$'Young Data'.V118])">
            <text:p/>
          </table:table-cell>
          <table:table-cell table:style-name="ce84" table:formula="of:=IF([$'Young Data'.W118]=&quot;&quot;;&quot;&quot;;[$'Young Data'.W118])">
            <text:p/>
          </table:table-cell>
          <table:table-cell table:style-name="ce84" table:formula="of:=IF([$'Young Data'.X118]=&quot;&quot;;&quot;&quot;;[$'Young Data'.X11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19]=&quot;&quot;;&quot;&quot;;[$'Young Data'.A119])">
            <text:p/>
          </table:table-cell>
          <table:table-cell table:style-name="ce51" table:formula="of:=IF([$'Young Data'.B119]=&quot;&quot;;&quot;&quot;;[$'Young Data'.B119])">
            <text:p/>
          </table:table-cell>
          <table:table-cell table:style-name="ce51" table:formula="of:=IF([$'Young Data'.C119]=&quot;&quot;;&quot;&quot;;[$'Young Data'.C119])">
            <text:p/>
          </table:table-cell>
          <table:table-cell table:style-name="ce51" table:formula="of:=IF([$'Young Data'.D119]=&quot;&quot;;&quot;&quot;;[$'Young Data'.D119])">
            <text:p/>
          </table:table-cell>
          <table:table-cell table:style-name="ce55" table:formula="of:=IF([$'Young Data'.E119]=&quot;&quot;;&quot;&quot;;[$'Young Data'.E119])">
            <text:p/>
          </table:table-cell>
          <table:table-cell table:style-name="ce55" table:formula="of:=IF([$'Young Data'.F119]=&quot;&quot;;&quot;&quot;;[$'Young Data'.F119])">
            <text:p/>
          </table:table-cell>
          <table:table-cell table:style-name="ce55" table:formula="of:=IF([$'Young Data'.G119]=&quot;&quot;;&quot;&quot;;[$'Young Data'.G119])">
            <text:p/>
          </table:table-cell>
          <table:table-cell table:style-name="ce55" table:formula="of:=IF([$'Young Data'.H119]=&quot;&quot;;&quot;&quot;;[$'Young Data'.H119])">
            <text:p/>
          </table:table-cell>
          <table:table-cell table:style-name="ce55" table:formula="of:=IF([$'Young Data'.I119]=&quot;&quot;;&quot;&quot;;[$'Young Data'.I119])">
            <text:p/>
          </table:table-cell>
          <table:table-cell table:style-name="ce62" table:formula="of:=IF([$'Young Data'.J119]=&quot;&quot;;&quot;&quot;;[$'Young Data'.J119])">
            <text:p/>
          </table:table-cell>
          <table:table-cell table:style-name="ce65" table:formula="of:=IF([$'Young Data'.K119]=&quot;&quot;;&quot;&quot;;[$'Young Data'.K119])">
            <text:p/>
          </table:table-cell>
          <table:table-cell table:style-name="ce65" table:formula="of:=IF([$'Young Data'.L119]=&quot;&quot;;&quot;&quot;;[$'Young Data'.L119])">
            <text:p/>
          </table:table-cell>
          <table:table-cell table:style-name="ce65" table:formula="of:=IF([$'Young Data'.M119]=&quot;&quot;;&quot;&quot;;[$'Young Data'.M119])">
            <text:p/>
          </table:table-cell>
          <table:table-cell table:style-name="ce65" table:formula="of:=IF([$'Young Data'.N119]=&quot;&quot;;&quot;&quot;;[$'Young Data'.N119])">
            <text:p/>
          </table:table-cell>
          <table:table-cell table:style-name="ce65" table:formula="of:=IF([$'Young Data'.O119]=&quot;&quot;;&quot;&quot;;[$'Young Data'.O119])">
            <text:p/>
          </table:table-cell>
          <table:table-cell table:style-name="ce71" table:formula="of:=IF([$'Young Data'.P119]=&quot;&quot;;&quot;&quot;;[$'Young Data'.P119])">
            <text:p/>
          </table:table-cell>
          <table:table-cell table:style-name="ce76" table:formula="of:=IF([$'Young Data'.Q119]=&quot;&quot;;&quot;&quot;;[$'Young Data'.Q119])">
            <text:p/>
          </table:table-cell>
          <table:table-cell table:style-name="ce80" table:formula="of:=IF([$'Young Data'.R119]=&quot;&quot;;&quot;&quot;;[$'Young Data'.R119])">
            <text:p/>
          </table:table-cell>
          <table:table-cell table:style-name="ce80" table:formula="of:=IF([$'Young Data'.S119]=&quot;&quot;;&quot;&quot;;[$'Young Data'.S119])">
            <text:p/>
          </table:table-cell>
          <table:table-cell table:style-name="ce84" table:formula="of:=IF([$'Young Data'.T119]=&quot;&quot;;&quot;&quot;;[$'Young Data'.T119])">
            <text:p/>
          </table:table-cell>
          <table:table-cell table:style-name="ce84" table:formula="of:=IF([$'Young Data'.U119]=&quot;&quot;;&quot;&quot;;[$'Young Data'.U119])">
            <text:p/>
          </table:table-cell>
          <table:table-cell table:style-name="ce84" table:formula="of:=IF([$'Young Data'.V119]=&quot;&quot;;&quot;&quot;;[$'Young Data'.V119])">
            <text:p/>
          </table:table-cell>
          <table:table-cell table:style-name="ce84" table:formula="of:=IF([$'Young Data'.W119]=&quot;&quot;;&quot;&quot;;[$'Young Data'.W119])">
            <text:p/>
          </table:table-cell>
          <table:table-cell table:style-name="ce84" table:formula="of:=IF([$'Young Data'.X119]=&quot;&quot;;&quot;&quot;;[$'Young Data'.X11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0]=&quot;&quot;;&quot;&quot;;[$'Young Data'.A120])">
            <text:p/>
          </table:table-cell>
          <table:table-cell table:style-name="ce51" table:formula="of:=IF([$'Young Data'.B120]=&quot;&quot;;&quot;&quot;;[$'Young Data'.B120])">
            <text:p/>
          </table:table-cell>
          <table:table-cell table:style-name="ce51" table:formula="of:=IF([$'Young Data'.C120]=&quot;&quot;;&quot;&quot;;[$'Young Data'.C120])">
            <text:p/>
          </table:table-cell>
          <table:table-cell table:style-name="ce51" table:formula="of:=IF([$'Young Data'.D120]=&quot;&quot;;&quot;&quot;;[$'Young Data'.D120])">
            <text:p/>
          </table:table-cell>
          <table:table-cell table:style-name="ce55" table:formula="of:=IF([$'Young Data'.E120]=&quot;&quot;;&quot;&quot;;[$'Young Data'.E120])">
            <text:p/>
          </table:table-cell>
          <table:table-cell table:style-name="ce55" table:formula="of:=IF([$'Young Data'.F120]=&quot;&quot;;&quot;&quot;;[$'Young Data'.F120])">
            <text:p/>
          </table:table-cell>
          <table:table-cell table:style-name="ce55" table:formula="of:=IF([$'Young Data'.G120]=&quot;&quot;;&quot;&quot;;[$'Young Data'.G120])">
            <text:p/>
          </table:table-cell>
          <table:table-cell table:style-name="ce55" table:formula="of:=IF([$'Young Data'.H120]=&quot;&quot;;&quot;&quot;;[$'Young Data'.H120])">
            <text:p/>
          </table:table-cell>
          <table:table-cell table:style-name="ce55" table:formula="of:=IF([$'Young Data'.I120]=&quot;&quot;;&quot;&quot;;[$'Young Data'.I120])">
            <text:p/>
          </table:table-cell>
          <table:table-cell table:style-name="ce62" table:formula="of:=IF([$'Young Data'.J120]=&quot;&quot;;&quot;&quot;;[$'Young Data'.J120])">
            <text:p/>
          </table:table-cell>
          <table:table-cell table:style-name="ce65" table:formula="of:=IF([$'Young Data'.K120]=&quot;&quot;;&quot;&quot;;[$'Young Data'.K120])">
            <text:p/>
          </table:table-cell>
          <table:table-cell table:style-name="ce65" table:formula="of:=IF([$'Young Data'.L120]=&quot;&quot;;&quot;&quot;;[$'Young Data'.L120])">
            <text:p/>
          </table:table-cell>
          <table:table-cell table:style-name="ce65" table:formula="of:=IF([$'Young Data'.M120]=&quot;&quot;;&quot;&quot;;[$'Young Data'.M120])">
            <text:p/>
          </table:table-cell>
          <table:table-cell table:style-name="ce65" table:formula="of:=IF([$'Young Data'.N120]=&quot;&quot;;&quot;&quot;;[$'Young Data'.N120])">
            <text:p/>
          </table:table-cell>
          <table:table-cell table:style-name="ce65" table:formula="of:=IF([$'Young Data'.O120]=&quot;&quot;;&quot;&quot;;[$'Young Data'.O120])">
            <text:p/>
          </table:table-cell>
          <table:table-cell table:style-name="ce71" table:formula="of:=IF([$'Young Data'.P120]=&quot;&quot;;&quot;&quot;;[$'Young Data'.P120])">
            <text:p/>
          </table:table-cell>
          <table:table-cell table:style-name="ce76" table:formula="of:=IF([$'Young Data'.Q120]=&quot;&quot;;&quot;&quot;;[$'Young Data'.Q120])">
            <text:p/>
          </table:table-cell>
          <table:table-cell table:style-name="ce80" table:formula="of:=IF([$'Young Data'.R120]=&quot;&quot;;&quot;&quot;;[$'Young Data'.R120])">
            <text:p/>
          </table:table-cell>
          <table:table-cell table:style-name="ce80" table:formula="of:=IF([$'Young Data'.S120]=&quot;&quot;;&quot;&quot;;[$'Young Data'.S120])">
            <text:p/>
          </table:table-cell>
          <table:table-cell table:style-name="ce84" table:formula="of:=IF([$'Young Data'.T120]=&quot;&quot;;&quot;&quot;;[$'Young Data'.T120])">
            <text:p/>
          </table:table-cell>
          <table:table-cell table:style-name="ce84" table:formula="of:=IF([$'Young Data'.U120]=&quot;&quot;;&quot;&quot;;[$'Young Data'.U120])">
            <text:p/>
          </table:table-cell>
          <table:table-cell table:style-name="ce84" table:formula="of:=IF([$'Young Data'.V120]=&quot;&quot;;&quot;&quot;;[$'Young Data'.V120])">
            <text:p/>
          </table:table-cell>
          <table:table-cell table:style-name="ce84" table:formula="of:=IF([$'Young Data'.W120]=&quot;&quot;;&quot;&quot;;[$'Young Data'.W120])">
            <text:p/>
          </table:table-cell>
          <table:table-cell table:style-name="ce84" table:formula="of:=IF([$'Young Data'.X120]=&quot;&quot;;&quot;&quot;;[$'Young Data'.X12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1]=&quot;&quot;;&quot;&quot;;[$'Young Data'.A121])">
            <text:p/>
          </table:table-cell>
          <table:table-cell table:style-name="ce51" table:formula="of:=IF([$'Young Data'.B121]=&quot;&quot;;&quot;&quot;;[$'Young Data'.B121])">
            <text:p/>
          </table:table-cell>
          <table:table-cell table:style-name="ce51" table:formula="of:=IF([$'Young Data'.C121]=&quot;&quot;;&quot;&quot;;[$'Young Data'.C121])">
            <text:p/>
          </table:table-cell>
          <table:table-cell table:style-name="ce51" table:formula="of:=IF([$'Young Data'.D121]=&quot;&quot;;&quot;&quot;;[$'Young Data'.D121])">
            <text:p/>
          </table:table-cell>
          <table:table-cell table:style-name="ce55" table:formula="of:=IF([$'Young Data'.E121]=&quot;&quot;;&quot;&quot;;[$'Young Data'.E121])">
            <text:p/>
          </table:table-cell>
          <table:table-cell table:style-name="ce55" table:formula="of:=IF([$'Young Data'.F121]=&quot;&quot;;&quot;&quot;;[$'Young Data'.F121])">
            <text:p/>
          </table:table-cell>
          <table:table-cell table:style-name="ce55" table:formula="of:=IF([$'Young Data'.G121]=&quot;&quot;;&quot;&quot;;[$'Young Data'.G121])">
            <text:p/>
          </table:table-cell>
          <table:table-cell table:style-name="ce55" table:formula="of:=IF([$'Young Data'.H121]=&quot;&quot;;&quot;&quot;;[$'Young Data'.H121])">
            <text:p/>
          </table:table-cell>
          <table:table-cell table:style-name="ce55" table:formula="of:=IF([$'Young Data'.I121]=&quot;&quot;;&quot;&quot;;[$'Young Data'.I121])">
            <text:p/>
          </table:table-cell>
          <table:table-cell table:style-name="ce62" table:formula="of:=IF([$'Young Data'.J121]=&quot;&quot;;&quot;&quot;;[$'Young Data'.J121])">
            <text:p/>
          </table:table-cell>
          <table:table-cell table:style-name="ce65" table:formula="of:=IF([$'Young Data'.K121]=&quot;&quot;;&quot;&quot;;[$'Young Data'.K121])">
            <text:p/>
          </table:table-cell>
          <table:table-cell table:style-name="ce65" table:formula="of:=IF([$'Young Data'.L121]=&quot;&quot;;&quot;&quot;;[$'Young Data'.L121])">
            <text:p/>
          </table:table-cell>
          <table:table-cell table:style-name="ce65" table:formula="of:=IF([$'Young Data'.M121]=&quot;&quot;;&quot;&quot;;[$'Young Data'.M121])">
            <text:p/>
          </table:table-cell>
          <table:table-cell table:style-name="ce65" table:formula="of:=IF([$'Young Data'.N121]=&quot;&quot;;&quot;&quot;;[$'Young Data'.N121])">
            <text:p/>
          </table:table-cell>
          <table:table-cell table:style-name="ce65" table:formula="of:=IF([$'Young Data'.O121]=&quot;&quot;;&quot;&quot;;[$'Young Data'.O121])">
            <text:p/>
          </table:table-cell>
          <table:table-cell table:style-name="ce71" table:formula="of:=IF([$'Young Data'.P121]=&quot;&quot;;&quot;&quot;;[$'Young Data'.P121])">
            <text:p/>
          </table:table-cell>
          <table:table-cell table:style-name="ce76" table:formula="of:=IF([$'Young Data'.Q121]=&quot;&quot;;&quot;&quot;;[$'Young Data'.Q121])">
            <text:p/>
          </table:table-cell>
          <table:table-cell table:style-name="ce80" table:formula="of:=IF([$'Young Data'.R121]=&quot;&quot;;&quot;&quot;;[$'Young Data'.R121])">
            <text:p/>
          </table:table-cell>
          <table:table-cell table:style-name="ce80" table:formula="of:=IF([$'Young Data'.S121]=&quot;&quot;;&quot;&quot;;[$'Young Data'.S121])">
            <text:p/>
          </table:table-cell>
          <table:table-cell table:style-name="ce84" table:formula="of:=IF([$'Young Data'.T121]=&quot;&quot;;&quot;&quot;;[$'Young Data'.T121])">
            <text:p/>
          </table:table-cell>
          <table:table-cell table:style-name="ce84" table:formula="of:=IF([$'Young Data'.U121]=&quot;&quot;;&quot;&quot;;[$'Young Data'.U121])">
            <text:p/>
          </table:table-cell>
          <table:table-cell table:style-name="ce84" table:formula="of:=IF([$'Young Data'.V121]=&quot;&quot;;&quot;&quot;;[$'Young Data'.V121])">
            <text:p/>
          </table:table-cell>
          <table:table-cell table:style-name="ce84" table:formula="of:=IF([$'Young Data'.W121]=&quot;&quot;;&quot;&quot;;[$'Young Data'.W121])">
            <text:p/>
          </table:table-cell>
          <table:table-cell table:style-name="ce84" table:formula="of:=IF([$'Young Data'.X121]=&quot;&quot;;&quot;&quot;;[$'Young Data'.X12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2]=&quot;&quot;;&quot;&quot;;[$'Young Data'.A122])">
            <text:p/>
          </table:table-cell>
          <table:table-cell table:style-name="ce51" table:formula="of:=IF([$'Young Data'.B122]=&quot;&quot;;&quot;&quot;;[$'Young Data'.B122])">
            <text:p/>
          </table:table-cell>
          <table:table-cell table:style-name="ce51" table:formula="of:=IF([$'Young Data'.C122]=&quot;&quot;;&quot;&quot;;[$'Young Data'.C122])">
            <text:p/>
          </table:table-cell>
          <table:table-cell table:style-name="ce51" table:formula="of:=IF([$'Young Data'.D122]=&quot;&quot;;&quot;&quot;;[$'Young Data'.D122])">
            <text:p/>
          </table:table-cell>
          <table:table-cell table:style-name="ce55" table:formula="of:=IF([$'Young Data'.E122]=&quot;&quot;;&quot;&quot;;[$'Young Data'.E122])">
            <text:p/>
          </table:table-cell>
          <table:table-cell table:style-name="ce55" table:formula="of:=IF([$'Young Data'.F122]=&quot;&quot;;&quot;&quot;;[$'Young Data'.F122])">
            <text:p/>
          </table:table-cell>
          <table:table-cell table:style-name="ce55" table:formula="of:=IF([$'Young Data'.G122]=&quot;&quot;;&quot;&quot;;[$'Young Data'.G122])">
            <text:p/>
          </table:table-cell>
          <table:table-cell table:style-name="ce55" table:formula="of:=IF([$'Young Data'.H122]=&quot;&quot;;&quot;&quot;;[$'Young Data'.H122])">
            <text:p/>
          </table:table-cell>
          <table:table-cell table:style-name="ce55" table:formula="of:=IF([$'Young Data'.I122]=&quot;&quot;;&quot;&quot;;[$'Young Data'.I122])">
            <text:p/>
          </table:table-cell>
          <table:table-cell table:style-name="ce62" table:formula="of:=IF([$'Young Data'.J122]=&quot;&quot;;&quot;&quot;;[$'Young Data'.J122])">
            <text:p/>
          </table:table-cell>
          <table:table-cell table:style-name="ce65" table:formula="of:=IF([$'Young Data'.K122]=&quot;&quot;;&quot;&quot;;[$'Young Data'.K122])">
            <text:p/>
          </table:table-cell>
          <table:table-cell table:style-name="ce65" table:formula="of:=IF([$'Young Data'.L122]=&quot;&quot;;&quot;&quot;;[$'Young Data'.L122])">
            <text:p/>
          </table:table-cell>
          <table:table-cell table:style-name="ce65" table:formula="of:=IF([$'Young Data'.M122]=&quot;&quot;;&quot;&quot;;[$'Young Data'.M122])">
            <text:p/>
          </table:table-cell>
          <table:table-cell table:style-name="ce65" table:formula="of:=IF([$'Young Data'.N122]=&quot;&quot;;&quot;&quot;;[$'Young Data'.N122])">
            <text:p/>
          </table:table-cell>
          <table:table-cell table:style-name="ce65" table:formula="of:=IF([$'Young Data'.O122]=&quot;&quot;;&quot;&quot;;[$'Young Data'.O122])">
            <text:p/>
          </table:table-cell>
          <table:table-cell table:style-name="ce71" table:formula="of:=IF([$'Young Data'.P122]=&quot;&quot;;&quot;&quot;;[$'Young Data'.P122])">
            <text:p/>
          </table:table-cell>
          <table:table-cell table:style-name="ce76" table:formula="of:=IF([$'Young Data'.Q122]=&quot;&quot;;&quot;&quot;;[$'Young Data'.Q122])">
            <text:p/>
          </table:table-cell>
          <table:table-cell table:style-name="ce80" table:formula="of:=IF([$'Young Data'.R122]=&quot;&quot;;&quot;&quot;;[$'Young Data'.R122])">
            <text:p/>
          </table:table-cell>
          <table:table-cell table:style-name="ce80" table:formula="of:=IF([$'Young Data'.S122]=&quot;&quot;;&quot;&quot;;[$'Young Data'.S122])">
            <text:p/>
          </table:table-cell>
          <table:table-cell table:style-name="ce84" table:formula="of:=IF([$'Young Data'.T122]=&quot;&quot;;&quot;&quot;;[$'Young Data'.T122])">
            <text:p/>
          </table:table-cell>
          <table:table-cell table:style-name="ce84" table:formula="of:=IF([$'Young Data'.U122]=&quot;&quot;;&quot;&quot;;[$'Young Data'.U122])">
            <text:p/>
          </table:table-cell>
          <table:table-cell table:style-name="ce84" table:formula="of:=IF([$'Young Data'.V122]=&quot;&quot;;&quot;&quot;;[$'Young Data'.V122])">
            <text:p/>
          </table:table-cell>
          <table:table-cell table:style-name="ce84" table:formula="of:=IF([$'Young Data'.W122]=&quot;&quot;;&quot;&quot;;[$'Young Data'.W122])">
            <text:p/>
          </table:table-cell>
          <table:table-cell table:style-name="ce84" table:formula="of:=IF([$'Young Data'.X122]=&quot;&quot;;&quot;&quot;;[$'Young Data'.X12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3]=&quot;&quot;;&quot;&quot;;[$'Young Data'.A123])">
            <text:p/>
          </table:table-cell>
          <table:table-cell table:style-name="ce51" table:formula="of:=IF([$'Young Data'.B123]=&quot;&quot;;&quot;&quot;;[$'Young Data'.B123])">
            <text:p/>
          </table:table-cell>
          <table:table-cell table:style-name="ce51" table:formula="of:=IF([$'Young Data'.C123]=&quot;&quot;;&quot;&quot;;[$'Young Data'.C123])">
            <text:p/>
          </table:table-cell>
          <table:table-cell table:style-name="ce51" table:formula="of:=IF([$'Young Data'.D123]=&quot;&quot;;&quot;&quot;;[$'Young Data'.D123])">
            <text:p/>
          </table:table-cell>
          <table:table-cell table:style-name="ce55" table:formula="of:=IF([$'Young Data'.E123]=&quot;&quot;;&quot;&quot;;[$'Young Data'.E123])">
            <text:p/>
          </table:table-cell>
          <table:table-cell table:style-name="ce55" table:formula="of:=IF([$'Young Data'.F123]=&quot;&quot;;&quot;&quot;;[$'Young Data'.F123])">
            <text:p/>
          </table:table-cell>
          <table:table-cell table:style-name="ce55" table:formula="of:=IF([$'Young Data'.G123]=&quot;&quot;;&quot;&quot;;[$'Young Data'.G123])">
            <text:p/>
          </table:table-cell>
          <table:table-cell table:style-name="ce55" table:formula="of:=IF([$'Young Data'.H123]=&quot;&quot;;&quot;&quot;;[$'Young Data'.H123])">
            <text:p/>
          </table:table-cell>
          <table:table-cell table:style-name="ce55" table:formula="of:=IF([$'Young Data'.I123]=&quot;&quot;;&quot;&quot;;[$'Young Data'.I123])">
            <text:p/>
          </table:table-cell>
          <table:table-cell table:style-name="ce62" table:formula="of:=IF([$'Young Data'.J123]=&quot;&quot;;&quot;&quot;;[$'Young Data'.J123])">
            <text:p/>
          </table:table-cell>
          <table:table-cell table:style-name="ce65" table:formula="of:=IF([$'Young Data'.K123]=&quot;&quot;;&quot;&quot;;[$'Young Data'.K123])">
            <text:p/>
          </table:table-cell>
          <table:table-cell table:style-name="ce65" table:formula="of:=IF([$'Young Data'.L123]=&quot;&quot;;&quot;&quot;;[$'Young Data'.L123])">
            <text:p/>
          </table:table-cell>
          <table:table-cell table:style-name="ce65" table:formula="of:=IF([$'Young Data'.M123]=&quot;&quot;;&quot;&quot;;[$'Young Data'.M123])">
            <text:p/>
          </table:table-cell>
          <table:table-cell table:style-name="ce65" table:formula="of:=IF([$'Young Data'.N123]=&quot;&quot;;&quot;&quot;;[$'Young Data'.N123])">
            <text:p/>
          </table:table-cell>
          <table:table-cell table:style-name="ce65" table:formula="of:=IF([$'Young Data'.O123]=&quot;&quot;;&quot;&quot;;[$'Young Data'.O123])">
            <text:p/>
          </table:table-cell>
          <table:table-cell table:style-name="ce71" table:formula="of:=IF([$'Young Data'.P123]=&quot;&quot;;&quot;&quot;;[$'Young Data'.P123])">
            <text:p/>
          </table:table-cell>
          <table:table-cell table:style-name="ce76" table:formula="of:=IF([$'Young Data'.Q123]=&quot;&quot;;&quot;&quot;;[$'Young Data'.Q123])">
            <text:p/>
          </table:table-cell>
          <table:table-cell table:style-name="ce80" table:formula="of:=IF([$'Young Data'.R123]=&quot;&quot;;&quot;&quot;;[$'Young Data'.R123])">
            <text:p/>
          </table:table-cell>
          <table:table-cell table:style-name="ce80" table:formula="of:=IF([$'Young Data'.S123]=&quot;&quot;;&quot;&quot;;[$'Young Data'.S123])">
            <text:p/>
          </table:table-cell>
          <table:table-cell table:style-name="ce84" table:formula="of:=IF([$'Young Data'.T123]=&quot;&quot;;&quot;&quot;;[$'Young Data'.T123])">
            <text:p/>
          </table:table-cell>
          <table:table-cell table:style-name="ce84" table:formula="of:=IF([$'Young Data'.U123]=&quot;&quot;;&quot;&quot;;[$'Young Data'.U123])">
            <text:p/>
          </table:table-cell>
          <table:table-cell table:style-name="ce84" table:formula="of:=IF([$'Young Data'.V123]=&quot;&quot;;&quot;&quot;;[$'Young Data'.V123])">
            <text:p/>
          </table:table-cell>
          <table:table-cell table:style-name="ce84" table:formula="of:=IF([$'Young Data'.W123]=&quot;&quot;;&quot;&quot;;[$'Young Data'.W123])">
            <text:p/>
          </table:table-cell>
          <table:table-cell table:style-name="ce84" table:formula="of:=IF([$'Young Data'.X123]=&quot;&quot;;&quot;&quot;;[$'Young Data'.X12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4]=&quot;&quot;;&quot;&quot;;[$'Young Data'.A124])">
            <text:p/>
          </table:table-cell>
          <table:table-cell table:style-name="ce51" table:formula="of:=IF([$'Young Data'.B124]=&quot;&quot;;&quot;&quot;;[$'Young Data'.B124])">
            <text:p/>
          </table:table-cell>
          <table:table-cell table:style-name="ce51" table:formula="of:=IF([$'Young Data'.C124]=&quot;&quot;;&quot;&quot;;[$'Young Data'.C124])">
            <text:p/>
          </table:table-cell>
          <table:table-cell table:style-name="ce51" table:formula="of:=IF([$'Young Data'.D124]=&quot;&quot;;&quot;&quot;;[$'Young Data'.D124])">
            <text:p/>
          </table:table-cell>
          <table:table-cell table:style-name="ce55" table:formula="of:=IF([$'Young Data'.E124]=&quot;&quot;;&quot;&quot;;[$'Young Data'.E124])">
            <text:p/>
          </table:table-cell>
          <table:table-cell table:style-name="ce55" table:formula="of:=IF([$'Young Data'.F124]=&quot;&quot;;&quot;&quot;;[$'Young Data'.F124])">
            <text:p/>
          </table:table-cell>
          <table:table-cell table:style-name="ce55" table:formula="of:=IF([$'Young Data'.G124]=&quot;&quot;;&quot;&quot;;[$'Young Data'.G124])">
            <text:p/>
          </table:table-cell>
          <table:table-cell table:style-name="ce55" table:formula="of:=IF([$'Young Data'.H124]=&quot;&quot;;&quot;&quot;;[$'Young Data'.H124])">
            <text:p/>
          </table:table-cell>
          <table:table-cell table:style-name="ce55" table:formula="of:=IF([$'Young Data'.I124]=&quot;&quot;;&quot;&quot;;[$'Young Data'.I124])">
            <text:p/>
          </table:table-cell>
          <table:table-cell table:style-name="ce62" table:formula="of:=IF([$'Young Data'.J124]=&quot;&quot;;&quot;&quot;;[$'Young Data'.J124])">
            <text:p/>
          </table:table-cell>
          <table:table-cell table:style-name="ce65" table:formula="of:=IF([$'Young Data'.K124]=&quot;&quot;;&quot;&quot;;[$'Young Data'.K124])">
            <text:p/>
          </table:table-cell>
          <table:table-cell table:style-name="ce65" table:formula="of:=IF([$'Young Data'.L124]=&quot;&quot;;&quot;&quot;;[$'Young Data'.L124])">
            <text:p/>
          </table:table-cell>
          <table:table-cell table:style-name="ce65" table:formula="of:=IF([$'Young Data'.M124]=&quot;&quot;;&quot;&quot;;[$'Young Data'.M124])">
            <text:p/>
          </table:table-cell>
          <table:table-cell table:style-name="ce65" table:formula="of:=IF([$'Young Data'.N124]=&quot;&quot;;&quot;&quot;;[$'Young Data'.N124])">
            <text:p/>
          </table:table-cell>
          <table:table-cell table:style-name="ce65" table:formula="of:=IF([$'Young Data'.O124]=&quot;&quot;;&quot;&quot;;[$'Young Data'.O124])">
            <text:p/>
          </table:table-cell>
          <table:table-cell table:style-name="ce71" table:formula="of:=IF([$'Young Data'.P124]=&quot;&quot;;&quot;&quot;;[$'Young Data'.P124])">
            <text:p/>
          </table:table-cell>
          <table:table-cell table:style-name="ce76" table:formula="of:=IF([$'Young Data'.Q124]=&quot;&quot;;&quot;&quot;;[$'Young Data'.Q124])">
            <text:p/>
          </table:table-cell>
          <table:table-cell table:style-name="ce80" table:formula="of:=IF([$'Young Data'.R124]=&quot;&quot;;&quot;&quot;;[$'Young Data'.R124])">
            <text:p/>
          </table:table-cell>
          <table:table-cell table:style-name="ce80" table:formula="of:=IF([$'Young Data'.S124]=&quot;&quot;;&quot;&quot;;[$'Young Data'.S124])">
            <text:p/>
          </table:table-cell>
          <table:table-cell table:style-name="ce84" table:formula="of:=IF([$'Young Data'.T124]=&quot;&quot;;&quot;&quot;;[$'Young Data'.T124])">
            <text:p/>
          </table:table-cell>
          <table:table-cell table:style-name="ce84" table:formula="of:=IF([$'Young Data'.U124]=&quot;&quot;;&quot;&quot;;[$'Young Data'.U124])">
            <text:p/>
          </table:table-cell>
          <table:table-cell table:style-name="ce84" table:formula="of:=IF([$'Young Data'.V124]=&quot;&quot;;&quot;&quot;;[$'Young Data'.V124])">
            <text:p/>
          </table:table-cell>
          <table:table-cell table:style-name="ce84" table:formula="of:=IF([$'Young Data'.W124]=&quot;&quot;;&quot;&quot;;[$'Young Data'.W124])">
            <text:p/>
          </table:table-cell>
          <table:table-cell table:style-name="ce84" table:formula="of:=IF([$'Young Data'.X124]=&quot;&quot;;&quot;&quot;;[$'Young Data'.X12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5]=&quot;&quot;;&quot;&quot;;[$'Young Data'.A125])">
            <text:p/>
          </table:table-cell>
          <table:table-cell table:style-name="ce51" table:formula="of:=IF([$'Young Data'.B125]=&quot;&quot;;&quot;&quot;;[$'Young Data'.B125])">
            <text:p/>
          </table:table-cell>
          <table:table-cell table:style-name="ce51" table:formula="of:=IF([$'Young Data'.C125]=&quot;&quot;;&quot;&quot;;[$'Young Data'.C125])">
            <text:p/>
          </table:table-cell>
          <table:table-cell table:style-name="ce51" table:formula="of:=IF([$'Young Data'.D125]=&quot;&quot;;&quot;&quot;;[$'Young Data'.D125])">
            <text:p/>
          </table:table-cell>
          <table:table-cell table:style-name="ce55" table:formula="of:=IF([$'Young Data'.E125]=&quot;&quot;;&quot;&quot;;[$'Young Data'.E125])">
            <text:p/>
          </table:table-cell>
          <table:table-cell table:style-name="ce55" table:formula="of:=IF([$'Young Data'.F125]=&quot;&quot;;&quot;&quot;;[$'Young Data'.F125])">
            <text:p/>
          </table:table-cell>
          <table:table-cell table:style-name="ce55" table:formula="of:=IF([$'Young Data'.G125]=&quot;&quot;;&quot;&quot;;[$'Young Data'.G125])">
            <text:p/>
          </table:table-cell>
          <table:table-cell table:style-name="ce55" table:formula="of:=IF([$'Young Data'.H125]=&quot;&quot;;&quot;&quot;;[$'Young Data'.H125])">
            <text:p/>
          </table:table-cell>
          <table:table-cell table:style-name="ce55" table:formula="of:=IF([$'Young Data'.I125]=&quot;&quot;;&quot;&quot;;[$'Young Data'.I125])">
            <text:p/>
          </table:table-cell>
          <table:table-cell table:style-name="ce62" table:formula="of:=IF([$'Young Data'.J125]=&quot;&quot;;&quot;&quot;;[$'Young Data'.J125])">
            <text:p/>
          </table:table-cell>
          <table:table-cell table:style-name="ce65" table:formula="of:=IF([$'Young Data'.K125]=&quot;&quot;;&quot;&quot;;[$'Young Data'.K125])">
            <text:p/>
          </table:table-cell>
          <table:table-cell table:style-name="ce65" table:formula="of:=IF([$'Young Data'.L125]=&quot;&quot;;&quot;&quot;;[$'Young Data'.L125])">
            <text:p/>
          </table:table-cell>
          <table:table-cell table:style-name="ce65" table:formula="of:=IF([$'Young Data'.M125]=&quot;&quot;;&quot;&quot;;[$'Young Data'.M125])">
            <text:p/>
          </table:table-cell>
          <table:table-cell table:style-name="ce65" table:formula="of:=IF([$'Young Data'.N125]=&quot;&quot;;&quot;&quot;;[$'Young Data'.N125])">
            <text:p/>
          </table:table-cell>
          <table:table-cell table:style-name="ce65" table:formula="of:=IF([$'Young Data'.O125]=&quot;&quot;;&quot;&quot;;[$'Young Data'.O125])">
            <text:p/>
          </table:table-cell>
          <table:table-cell table:style-name="ce71" table:formula="of:=IF([$'Young Data'.P125]=&quot;&quot;;&quot;&quot;;[$'Young Data'.P125])">
            <text:p/>
          </table:table-cell>
          <table:table-cell table:style-name="ce76" table:formula="of:=IF([$'Young Data'.Q125]=&quot;&quot;;&quot;&quot;;[$'Young Data'.Q125])">
            <text:p/>
          </table:table-cell>
          <table:table-cell table:style-name="ce80" table:formula="of:=IF([$'Young Data'.R125]=&quot;&quot;;&quot;&quot;;[$'Young Data'.R125])">
            <text:p/>
          </table:table-cell>
          <table:table-cell table:style-name="ce80" table:formula="of:=IF([$'Young Data'.S125]=&quot;&quot;;&quot;&quot;;[$'Young Data'.S125])">
            <text:p/>
          </table:table-cell>
          <table:table-cell table:style-name="ce84" table:formula="of:=IF([$'Young Data'.T125]=&quot;&quot;;&quot;&quot;;[$'Young Data'.T125])">
            <text:p/>
          </table:table-cell>
          <table:table-cell table:style-name="ce84" table:formula="of:=IF([$'Young Data'.U125]=&quot;&quot;;&quot;&quot;;[$'Young Data'.U125])">
            <text:p/>
          </table:table-cell>
          <table:table-cell table:style-name="ce84" table:formula="of:=IF([$'Young Data'.V125]=&quot;&quot;;&quot;&quot;;[$'Young Data'.V125])">
            <text:p/>
          </table:table-cell>
          <table:table-cell table:style-name="ce84" table:formula="of:=IF([$'Young Data'.W125]=&quot;&quot;;&quot;&quot;;[$'Young Data'.W125])">
            <text:p/>
          </table:table-cell>
          <table:table-cell table:style-name="ce84" table:formula="of:=IF([$'Young Data'.X125]=&quot;&quot;;&quot;&quot;;[$'Young Data'.X12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6]=&quot;&quot;;&quot;&quot;;[$'Young Data'.A126])">
            <text:p/>
          </table:table-cell>
          <table:table-cell table:style-name="ce51" table:formula="of:=IF([$'Young Data'.B126]=&quot;&quot;;&quot;&quot;;[$'Young Data'.B126])">
            <text:p/>
          </table:table-cell>
          <table:table-cell table:style-name="ce51" table:formula="of:=IF([$'Young Data'.C126]=&quot;&quot;;&quot;&quot;;[$'Young Data'.C126])">
            <text:p/>
          </table:table-cell>
          <table:table-cell table:style-name="ce51" table:formula="of:=IF([$'Young Data'.D126]=&quot;&quot;;&quot;&quot;;[$'Young Data'.D126])">
            <text:p/>
          </table:table-cell>
          <table:table-cell table:style-name="ce55" table:formula="of:=IF([$'Young Data'.E126]=&quot;&quot;;&quot;&quot;;[$'Young Data'.E126])">
            <text:p/>
          </table:table-cell>
          <table:table-cell table:style-name="ce55" table:formula="of:=IF([$'Young Data'.F126]=&quot;&quot;;&quot;&quot;;[$'Young Data'.F126])">
            <text:p/>
          </table:table-cell>
          <table:table-cell table:style-name="ce55" table:formula="of:=IF([$'Young Data'.G126]=&quot;&quot;;&quot;&quot;;[$'Young Data'.G126])">
            <text:p/>
          </table:table-cell>
          <table:table-cell table:style-name="ce55" table:formula="of:=IF([$'Young Data'.H126]=&quot;&quot;;&quot;&quot;;[$'Young Data'.H126])">
            <text:p/>
          </table:table-cell>
          <table:table-cell table:style-name="ce55" table:formula="of:=IF([$'Young Data'.I126]=&quot;&quot;;&quot;&quot;;[$'Young Data'.I126])">
            <text:p/>
          </table:table-cell>
          <table:table-cell table:style-name="ce62" table:formula="of:=IF([$'Young Data'.J126]=&quot;&quot;;&quot;&quot;;[$'Young Data'.J126])">
            <text:p/>
          </table:table-cell>
          <table:table-cell table:style-name="ce65" table:formula="of:=IF([$'Young Data'.K126]=&quot;&quot;;&quot;&quot;;[$'Young Data'.K126])">
            <text:p/>
          </table:table-cell>
          <table:table-cell table:style-name="ce65" table:formula="of:=IF([$'Young Data'.L126]=&quot;&quot;;&quot;&quot;;[$'Young Data'.L126])">
            <text:p/>
          </table:table-cell>
          <table:table-cell table:style-name="ce65" table:formula="of:=IF([$'Young Data'.M126]=&quot;&quot;;&quot;&quot;;[$'Young Data'.M126])">
            <text:p/>
          </table:table-cell>
          <table:table-cell table:style-name="ce65" table:formula="of:=IF([$'Young Data'.N126]=&quot;&quot;;&quot;&quot;;[$'Young Data'.N126])">
            <text:p/>
          </table:table-cell>
          <table:table-cell table:style-name="ce65" table:formula="of:=IF([$'Young Data'.O126]=&quot;&quot;;&quot;&quot;;[$'Young Data'.O126])">
            <text:p/>
          </table:table-cell>
          <table:table-cell table:style-name="ce71" table:formula="of:=IF([$'Young Data'.P126]=&quot;&quot;;&quot;&quot;;[$'Young Data'.P126])">
            <text:p/>
          </table:table-cell>
          <table:table-cell table:style-name="ce76" table:formula="of:=IF([$'Young Data'.Q126]=&quot;&quot;;&quot;&quot;;[$'Young Data'.Q126])">
            <text:p/>
          </table:table-cell>
          <table:table-cell table:style-name="ce80" table:formula="of:=IF([$'Young Data'.R126]=&quot;&quot;;&quot;&quot;;[$'Young Data'.R126])">
            <text:p/>
          </table:table-cell>
          <table:table-cell table:style-name="ce80" table:formula="of:=IF([$'Young Data'.S126]=&quot;&quot;;&quot;&quot;;[$'Young Data'.S126])">
            <text:p/>
          </table:table-cell>
          <table:table-cell table:style-name="ce84" table:formula="of:=IF([$'Young Data'.T126]=&quot;&quot;;&quot;&quot;;[$'Young Data'.T126])">
            <text:p/>
          </table:table-cell>
          <table:table-cell table:style-name="ce84" table:formula="of:=IF([$'Young Data'.U126]=&quot;&quot;;&quot;&quot;;[$'Young Data'.U126])">
            <text:p/>
          </table:table-cell>
          <table:table-cell table:style-name="ce84" table:formula="of:=IF([$'Young Data'.V126]=&quot;&quot;;&quot;&quot;;[$'Young Data'.V126])">
            <text:p/>
          </table:table-cell>
          <table:table-cell table:style-name="ce84" table:formula="of:=IF([$'Young Data'.W126]=&quot;&quot;;&quot;&quot;;[$'Young Data'.W126])">
            <text:p/>
          </table:table-cell>
          <table:table-cell table:style-name="ce84" table:formula="of:=IF([$'Young Data'.X126]=&quot;&quot;;&quot;&quot;;[$'Young Data'.X12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7]=&quot;&quot;;&quot;&quot;;[$'Young Data'.A127])">
            <text:p/>
          </table:table-cell>
          <table:table-cell table:style-name="ce51" table:formula="of:=IF([$'Young Data'.B127]=&quot;&quot;;&quot;&quot;;[$'Young Data'.B127])">
            <text:p/>
          </table:table-cell>
          <table:table-cell table:style-name="ce51" table:formula="of:=IF([$'Young Data'.C127]=&quot;&quot;;&quot;&quot;;[$'Young Data'.C127])">
            <text:p/>
          </table:table-cell>
          <table:table-cell table:style-name="ce51" table:formula="of:=IF([$'Young Data'.D127]=&quot;&quot;;&quot;&quot;;[$'Young Data'.D127])">
            <text:p/>
          </table:table-cell>
          <table:table-cell table:style-name="ce55" table:formula="of:=IF([$'Young Data'.E127]=&quot;&quot;;&quot;&quot;;[$'Young Data'.E127])">
            <text:p/>
          </table:table-cell>
          <table:table-cell table:style-name="ce55" table:formula="of:=IF([$'Young Data'.F127]=&quot;&quot;;&quot;&quot;;[$'Young Data'.F127])">
            <text:p/>
          </table:table-cell>
          <table:table-cell table:style-name="ce55" table:formula="of:=IF([$'Young Data'.G127]=&quot;&quot;;&quot;&quot;;[$'Young Data'.G127])">
            <text:p/>
          </table:table-cell>
          <table:table-cell table:style-name="ce55" table:formula="of:=IF([$'Young Data'.H127]=&quot;&quot;;&quot;&quot;;[$'Young Data'.H127])">
            <text:p/>
          </table:table-cell>
          <table:table-cell table:style-name="ce55" table:formula="of:=IF([$'Young Data'.I127]=&quot;&quot;;&quot;&quot;;[$'Young Data'.I127])">
            <text:p/>
          </table:table-cell>
          <table:table-cell table:style-name="ce62" table:formula="of:=IF([$'Young Data'.J127]=&quot;&quot;;&quot;&quot;;[$'Young Data'.J127])">
            <text:p/>
          </table:table-cell>
          <table:table-cell table:style-name="ce65" table:formula="of:=IF([$'Young Data'.K127]=&quot;&quot;;&quot;&quot;;[$'Young Data'.K127])">
            <text:p/>
          </table:table-cell>
          <table:table-cell table:style-name="ce65" table:formula="of:=IF([$'Young Data'.L127]=&quot;&quot;;&quot;&quot;;[$'Young Data'.L127])">
            <text:p/>
          </table:table-cell>
          <table:table-cell table:style-name="ce65" table:formula="of:=IF([$'Young Data'.M127]=&quot;&quot;;&quot;&quot;;[$'Young Data'.M127])">
            <text:p/>
          </table:table-cell>
          <table:table-cell table:style-name="ce65" table:formula="of:=IF([$'Young Data'.N127]=&quot;&quot;;&quot;&quot;;[$'Young Data'.N127])">
            <text:p/>
          </table:table-cell>
          <table:table-cell table:style-name="ce65" table:formula="of:=IF([$'Young Data'.O127]=&quot;&quot;;&quot;&quot;;[$'Young Data'.O127])">
            <text:p/>
          </table:table-cell>
          <table:table-cell table:style-name="ce71" table:formula="of:=IF([$'Young Data'.P127]=&quot;&quot;;&quot;&quot;;[$'Young Data'.P127])">
            <text:p/>
          </table:table-cell>
          <table:table-cell table:style-name="ce76" table:formula="of:=IF([$'Young Data'.Q127]=&quot;&quot;;&quot;&quot;;[$'Young Data'.Q127])">
            <text:p/>
          </table:table-cell>
          <table:table-cell table:style-name="ce80" table:formula="of:=IF([$'Young Data'.R127]=&quot;&quot;;&quot;&quot;;[$'Young Data'.R127])">
            <text:p/>
          </table:table-cell>
          <table:table-cell table:style-name="ce80" table:formula="of:=IF([$'Young Data'.S127]=&quot;&quot;;&quot;&quot;;[$'Young Data'.S127])">
            <text:p/>
          </table:table-cell>
          <table:table-cell table:style-name="ce84" table:formula="of:=IF([$'Young Data'.T127]=&quot;&quot;;&quot;&quot;;[$'Young Data'.T127])">
            <text:p/>
          </table:table-cell>
          <table:table-cell table:style-name="ce84" table:formula="of:=IF([$'Young Data'.U127]=&quot;&quot;;&quot;&quot;;[$'Young Data'.U127])">
            <text:p/>
          </table:table-cell>
          <table:table-cell table:style-name="ce84" table:formula="of:=IF([$'Young Data'.V127]=&quot;&quot;;&quot;&quot;;[$'Young Data'.V127])">
            <text:p/>
          </table:table-cell>
          <table:table-cell table:style-name="ce84" table:formula="of:=IF([$'Young Data'.W127]=&quot;&quot;;&quot;&quot;;[$'Young Data'.W127])">
            <text:p/>
          </table:table-cell>
          <table:table-cell table:style-name="ce84" table:formula="of:=IF([$'Young Data'.X127]=&quot;&quot;;&quot;&quot;;[$'Young Data'.X12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8]=&quot;&quot;;&quot;&quot;;[$'Young Data'.A128])">
            <text:p/>
          </table:table-cell>
          <table:table-cell table:style-name="ce51" table:formula="of:=IF([$'Young Data'.B128]=&quot;&quot;;&quot;&quot;;[$'Young Data'.B128])">
            <text:p/>
          </table:table-cell>
          <table:table-cell table:style-name="ce51" table:formula="of:=IF([$'Young Data'.C128]=&quot;&quot;;&quot;&quot;;[$'Young Data'.C128])">
            <text:p/>
          </table:table-cell>
          <table:table-cell table:style-name="ce51" table:formula="of:=IF([$'Young Data'.D128]=&quot;&quot;;&quot;&quot;;[$'Young Data'.D128])">
            <text:p/>
          </table:table-cell>
          <table:table-cell table:style-name="ce55" table:formula="of:=IF([$'Young Data'.E128]=&quot;&quot;;&quot;&quot;;[$'Young Data'.E128])">
            <text:p/>
          </table:table-cell>
          <table:table-cell table:style-name="ce55" table:formula="of:=IF([$'Young Data'.F128]=&quot;&quot;;&quot;&quot;;[$'Young Data'.F128])">
            <text:p/>
          </table:table-cell>
          <table:table-cell table:style-name="ce55" table:formula="of:=IF([$'Young Data'.G128]=&quot;&quot;;&quot;&quot;;[$'Young Data'.G128])">
            <text:p/>
          </table:table-cell>
          <table:table-cell table:style-name="ce55" table:formula="of:=IF([$'Young Data'.H128]=&quot;&quot;;&quot;&quot;;[$'Young Data'.H128])">
            <text:p/>
          </table:table-cell>
          <table:table-cell table:style-name="ce55" table:formula="of:=IF([$'Young Data'.I128]=&quot;&quot;;&quot;&quot;;[$'Young Data'.I128])">
            <text:p/>
          </table:table-cell>
          <table:table-cell table:style-name="ce62" table:formula="of:=IF([$'Young Data'.J128]=&quot;&quot;;&quot;&quot;;[$'Young Data'.J128])">
            <text:p/>
          </table:table-cell>
          <table:table-cell table:style-name="ce65" table:formula="of:=IF([$'Young Data'.K128]=&quot;&quot;;&quot;&quot;;[$'Young Data'.K128])">
            <text:p/>
          </table:table-cell>
          <table:table-cell table:style-name="ce65" table:formula="of:=IF([$'Young Data'.L128]=&quot;&quot;;&quot;&quot;;[$'Young Data'.L128])">
            <text:p/>
          </table:table-cell>
          <table:table-cell table:style-name="ce65" table:formula="of:=IF([$'Young Data'.M128]=&quot;&quot;;&quot;&quot;;[$'Young Data'.M128])">
            <text:p/>
          </table:table-cell>
          <table:table-cell table:style-name="ce65" table:formula="of:=IF([$'Young Data'.N128]=&quot;&quot;;&quot;&quot;;[$'Young Data'.N128])">
            <text:p/>
          </table:table-cell>
          <table:table-cell table:style-name="ce65" table:formula="of:=IF([$'Young Data'.O128]=&quot;&quot;;&quot;&quot;;[$'Young Data'.O128])">
            <text:p/>
          </table:table-cell>
          <table:table-cell table:style-name="ce71" table:formula="of:=IF([$'Young Data'.P128]=&quot;&quot;;&quot;&quot;;[$'Young Data'.P128])">
            <text:p/>
          </table:table-cell>
          <table:table-cell table:style-name="ce76" table:formula="of:=IF([$'Young Data'.Q128]=&quot;&quot;;&quot;&quot;;[$'Young Data'.Q128])">
            <text:p/>
          </table:table-cell>
          <table:table-cell table:style-name="ce80" table:formula="of:=IF([$'Young Data'.R128]=&quot;&quot;;&quot;&quot;;[$'Young Data'.R128])">
            <text:p/>
          </table:table-cell>
          <table:table-cell table:style-name="ce80" table:formula="of:=IF([$'Young Data'.S128]=&quot;&quot;;&quot;&quot;;[$'Young Data'.S128])">
            <text:p/>
          </table:table-cell>
          <table:table-cell table:style-name="ce84" table:formula="of:=IF([$'Young Data'.T128]=&quot;&quot;;&quot;&quot;;[$'Young Data'.T128])">
            <text:p/>
          </table:table-cell>
          <table:table-cell table:style-name="ce84" table:formula="of:=IF([$'Young Data'.U128]=&quot;&quot;;&quot;&quot;;[$'Young Data'.U128])">
            <text:p/>
          </table:table-cell>
          <table:table-cell table:style-name="ce84" table:formula="of:=IF([$'Young Data'.V128]=&quot;&quot;;&quot;&quot;;[$'Young Data'.V128])">
            <text:p/>
          </table:table-cell>
          <table:table-cell table:style-name="ce84" table:formula="of:=IF([$'Young Data'.W128]=&quot;&quot;;&quot;&quot;;[$'Young Data'.W128])">
            <text:p/>
          </table:table-cell>
          <table:table-cell table:style-name="ce84" table:formula="of:=IF([$'Young Data'.X128]=&quot;&quot;;&quot;&quot;;[$'Young Data'.X12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29]=&quot;&quot;;&quot;&quot;;[$'Young Data'.A129])">
            <text:p/>
          </table:table-cell>
          <table:table-cell table:style-name="ce51" table:formula="of:=IF([$'Young Data'.B129]=&quot;&quot;;&quot;&quot;;[$'Young Data'.B129])">
            <text:p/>
          </table:table-cell>
          <table:table-cell table:style-name="ce51" table:formula="of:=IF([$'Young Data'.C129]=&quot;&quot;;&quot;&quot;;[$'Young Data'.C129])">
            <text:p/>
          </table:table-cell>
          <table:table-cell table:style-name="ce51" table:formula="of:=IF([$'Young Data'.D129]=&quot;&quot;;&quot;&quot;;[$'Young Data'.D129])">
            <text:p/>
          </table:table-cell>
          <table:table-cell table:style-name="ce55" table:formula="of:=IF([$'Young Data'.E129]=&quot;&quot;;&quot;&quot;;[$'Young Data'.E129])">
            <text:p/>
          </table:table-cell>
          <table:table-cell table:style-name="ce55" table:formula="of:=IF([$'Young Data'.F129]=&quot;&quot;;&quot;&quot;;[$'Young Data'.F129])">
            <text:p/>
          </table:table-cell>
          <table:table-cell table:style-name="ce55" table:formula="of:=IF([$'Young Data'.G129]=&quot;&quot;;&quot;&quot;;[$'Young Data'.G129])">
            <text:p/>
          </table:table-cell>
          <table:table-cell table:style-name="ce55" table:formula="of:=IF([$'Young Data'.H129]=&quot;&quot;;&quot;&quot;;[$'Young Data'.H129])">
            <text:p/>
          </table:table-cell>
          <table:table-cell table:style-name="ce55" table:formula="of:=IF([$'Young Data'.I129]=&quot;&quot;;&quot;&quot;;[$'Young Data'.I129])">
            <text:p/>
          </table:table-cell>
          <table:table-cell table:style-name="ce62" table:formula="of:=IF([$'Young Data'.J129]=&quot;&quot;;&quot;&quot;;[$'Young Data'.J129])">
            <text:p/>
          </table:table-cell>
          <table:table-cell table:style-name="ce65" table:formula="of:=IF([$'Young Data'.K129]=&quot;&quot;;&quot;&quot;;[$'Young Data'.K129])">
            <text:p/>
          </table:table-cell>
          <table:table-cell table:style-name="ce65" table:formula="of:=IF([$'Young Data'.L129]=&quot;&quot;;&quot;&quot;;[$'Young Data'.L129])">
            <text:p/>
          </table:table-cell>
          <table:table-cell table:style-name="ce65" table:formula="of:=IF([$'Young Data'.M129]=&quot;&quot;;&quot;&quot;;[$'Young Data'.M129])">
            <text:p/>
          </table:table-cell>
          <table:table-cell table:style-name="ce65" table:formula="of:=IF([$'Young Data'.N129]=&quot;&quot;;&quot;&quot;;[$'Young Data'.N129])">
            <text:p/>
          </table:table-cell>
          <table:table-cell table:style-name="ce65" table:formula="of:=IF([$'Young Data'.O129]=&quot;&quot;;&quot;&quot;;[$'Young Data'.O129])">
            <text:p/>
          </table:table-cell>
          <table:table-cell table:style-name="ce71" table:formula="of:=IF([$'Young Data'.P129]=&quot;&quot;;&quot;&quot;;[$'Young Data'.P129])">
            <text:p/>
          </table:table-cell>
          <table:table-cell table:style-name="ce76" table:formula="of:=IF([$'Young Data'.Q129]=&quot;&quot;;&quot;&quot;;[$'Young Data'.Q129])">
            <text:p/>
          </table:table-cell>
          <table:table-cell table:style-name="ce80" table:formula="of:=IF([$'Young Data'.R129]=&quot;&quot;;&quot;&quot;;[$'Young Data'.R129])">
            <text:p/>
          </table:table-cell>
          <table:table-cell table:style-name="ce80" table:formula="of:=IF([$'Young Data'.S129]=&quot;&quot;;&quot;&quot;;[$'Young Data'.S129])">
            <text:p/>
          </table:table-cell>
          <table:table-cell table:style-name="ce84" table:formula="of:=IF([$'Young Data'.T129]=&quot;&quot;;&quot;&quot;;[$'Young Data'.T129])">
            <text:p/>
          </table:table-cell>
          <table:table-cell table:style-name="ce84" table:formula="of:=IF([$'Young Data'.U129]=&quot;&quot;;&quot;&quot;;[$'Young Data'.U129])">
            <text:p/>
          </table:table-cell>
          <table:table-cell table:style-name="ce84" table:formula="of:=IF([$'Young Data'.V129]=&quot;&quot;;&quot;&quot;;[$'Young Data'.V129])">
            <text:p/>
          </table:table-cell>
          <table:table-cell table:style-name="ce84" table:formula="of:=IF([$'Young Data'.W129]=&quot;&quot;;&quot;&quot;;[$'Young Data'.W129])">
            <text:p/>
          </table:table-cell>
          <table:table-cell table:style-name="ce84" table:formula="of:=IF([$'Young Data'.X129]=&quot;&quot;;&quot;&quot;;[$'Young Data'.X12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0]=&quot;&quot;;&quot;&quot;;[$'Young Data'.A130])">
            <text:p/>
          </table:table-cell>
          <table:table-cell table:style-name="ce51" table:formula="of:=IF([$'Young Data'.B130]=&quot;&quot;;&quot;&quot;;[$'Young Data'.B130])">
            <text:p/>
          </table:table-cell>
          <table:table-cell table:style-name="ce51" table:formula="of:=IF([$'Young Data'.C130]=&quot;&quot;;&quot;&quot;;[$'Young Data'.C130])">
            <text:p/>
          </table:table-cell>
          <table:table-cell table:style-name="ce51" table:formula="of:=IF([$'Young Data'.D130]=&quot;&quot;;&quot;&quot;;[$'Young Data'.D130])">
            <text:p/>
          </table:table-cell>
          <table:table-cell table:style-name="ce55" table:formula="of:=IF([$'Young Data'.E130]=&quot;&quot;;&quot;&quot;;[$'Young Data'.E130])">
            <text:p/>
          </table:table-cell>
          <table:table-cell table:style-name="ce55" table:formula="of:=IF([$'Young Data'.F130]=&quot;&quot;;&quot;&quot;;[$'Young Data'.F130])">
            <text:p/>
          </table:table-cell>
          <table:table-cell table:style-name="ce55" table:formula="of:=IF([$'Young Data'.G130]=&quot;&quot;;&quot;&quot;;[$'Young Data'.G130])">
            <text:p/>
          </table:table-cell>
          <table:table-cell table:style-name="ce55" table:formula="of:=IF([$'Young Data'.H130]=&quot;&quot;;&quot;&quot;;[$'Young Data'.H130])">
            <text:p/>
          </table:table-cell>
          <table:table-cell table:style-name="ce55" table:formula="of:=IF([$'Young Data'.I130]=&quot;&quot;;&quot;&quot;;[$'Young Data'.I130])">
            <text:p/>
          </table:table-cell>
          <table:table-cell table:style-name="ce62" table:formula="of:=IF([$'Young Data'.J130]=&quot;&quot;;&quot;&quot;;[$'Young Data'.J130])">
            <text:p/>
          </table:table-cell>
          <table:table-cell table:style-name="ce65" table:formula="of:=IF([$'Young Data'.K130]=&quot;&quot;;&quot;&quot;;[$'Young Data'.K130])">
            <text:p/>
          </table:table-cell>
          <table:table-cell table:style-name="ce65" table:formula="of:=IF([$'Young Data'.L130]=&quot;&quot;;&quot;&quot;;[$'Young Data'.L130])">
            <text:p/>
          </table:table-cell>
          <table:table-cell table:style-name="ce65" table:formula="of:=IF([$'Young Data'.M130]=&quot;&quot;;&quot;&quot;;[$'Young Data'.M130])">
            <text:p/>
          </table:table-cell>
          <table:table-cell table:style-name="ce65" table:formula="of:=IF([$'Young Data'.N130]=&quot;&quot;;&quot;&quot;;[$'Young Data'.N130])">
            <text:p/>
          </table:table-cell>
          <table:table-cell table:style-name="ce65" table:formula="of:=IF([$'Young Data'.O130]=&quot;&quot;;&quot;&quot;;[$'Young Data'.O130])">
            <text:p/>
          </table:table-cell>
          <table:table-cell table:style-name="ce71" table:formula="of:=IF([$'Young Data'.P130]=&quot;&quot;;&quot;&quot;;[$'Young Data'.P130])">
            <text:p/>
          </table:table-cell>
          <table:table-cell table:style-name="ce51" table:formula="of:=IF([$'Young Data'.Q130]=&quot;&quot;;&quot;&quot;;[$'Young Data'.Q130])">
            <text:p/>
          </table:table-cell>
          <table:table-cell table:style-name="ce80" table:formula="of:=IF([$'Young Data'.R130]=&quot;&quot;;&quot;&quot;;[$'Young Data'.R130])">
            <text:p/>
          </table:table-cell>
          <table:table-cell table:style-name="ce80" table:formula="of:=IF([$'Young Data'.S130]=&quot;&quot;;&quot;&quot;;[$'Young Data'.S130])">
            <text:p/>
          </table:table-cell>
          <table:table-cell table:style-name="ce84" table:formula="of:=IF([$'Young Data'.T130]=&quot;&quot;;&quot;&quot;;[$'Young Data'.T130])">
            <text:p/>
          </table:table-cell>
          <table:table-cell table:style-name="ce84" table:formula="of:=IF([$'Young Data'.U130]=&quot;&quot;;&quot;&quot;;[$'Young Data'.U130])">
            <text:p/>
          </table:table-cell>
          <table:table-cell table:style-name="ce84" table:formula="of:=IF([$'Young Data'.V130]=&quot;&quot;;&quot;&quot;;[$'Young Data'.V130])">
            <text:p/>
          </table:table-cell>
          <table:table-cell table:style-name="ce84" table:formula="of:=IF([$'Young Data'.W130]=&quot;&quot;;&quot;&quot;;[$'Young Data'.W130])">
            <text:p/>
          </table:table-cell>
          <table:table-cell table:style-name="ce84" table:formula="of:=IF([$'Young Data'.X130]=&quot;&quot;;&quot;&quot;;[$'Young Data'.X13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1]=&quot;&quot;;&quot;&quot;;[$'Young Data'.A131])">
            <text:p/>
          </table:table-cell>
          <table:table-cell table:style-name="ce51" table:formula="of:=IF([$'Young Data'.B131]=&quot;&quot;;&quot;&quot;;[$'Young Data'.B131])">
            <text:p/>
          </table:table-cell>
          <table:table-cell table:style-name="ce51" table:formula="of:=IF([$'Young Data'.C131]=&quot;&quot;;&quot;&quot;;[$'Young Data'.C131])">
            <text:p/>
          </table:table-cell>
          <table:table-cell table:style-name="ce51" table:formula="of:=IF([$'Young Data'.D131]=&quot;&quot;;&quot;&quot;;[$'Young Data'.D131])">
            <text:p/>
          </table:table-cell>
          <table:table-cell table:style-name="ce55" table:formula="of:=IF([$'Young Data'.E131]=&quot;&quot;;&quot;&quot;;[$'Young Data'.E131])">
            <text:p/>
          </table:table-cell>
          <table:table-cell table:style-name="ce55" table:formula="of:=IF([$'Young Data'.F131]=&quot;&quot;;&quot;&quot;;[$'Young Data'.F131])">
            <text:p/>
          </table:table-cell>
          <table:table-cell table:style-name="ce55" table:formula="of:=IF([$'Young Data'.G131]=&quot;&quot;;&quot;&quot;;[$'Young Data'.G131])">
            <text:p/>
          </table:table-cell>
          <table:table-cell table:style-name="ce55" table:formula="of:=IF([$'Young Data'.H131]=&quot;&quot;;&quot;&quot;;[$'Young Data'.H131])">
            <text:p/>
          </table:table-cell>
          <table:table-cell table:style-name="ce55" table:formula="of:=IF([$'Young Data'.I131]=&quot;&quot;;&quot;&quot;;[$'Young Data'.I131])">
            <text:p/>
          </table:table-cell>
          <table:table-cell table:style-name="ce62" table:formula="of:=IF([$'Young Data'.J131]=&quot;&quot;;&quot;&quot;;[$'Young Data'.J131])">
            <text:p/>
          </table:table-cell>
          <table:table-cell table:style-name="ce65" table:formula="of:=IF([$'Young Data'.K131]=&quot;&quot;;&quot;&quot;;[$'Young Data'.K131])">
            <text:p/>
          </table:table-cell>
          <table:table-cell table:style-name="ce65" table:formula="of:=IF([$'Young Data'.L131]=&quot;&quot;;&quot;&quot;;[$'Young Data'.L131])">
            <text:p/>
          </table:table-cell>
          <table:table-cell table:style-name="ce65" table:formula="of:=IF([$'Young Data'.M131]=&quot;&quot;;&quot;&quot;;[$'Young Data'.M131])">
            <text:p/>
          </table:table-cell>
          <table:table-cell table:style-name="ce65" table:formula="of:=IF([$'Young Data'.N131]=&quot;&quot;;&quot;&quot;;[$'Young Data'.N131])">
            <text:p/>
          </table:table-cell>
          <table:table-cell table:style-name="ce65" table:formula="of:=IF([$'Young Data'.O131]=&quot;&quot;;&quot;&quot;;[$'Young Data'.O131])">
            <text:p/>
          </table:table-cell>
          <table:table-cell table:style-name="ce71" table:formula="of:=IF([$'Young Data'.P131]=&quot;&quot;;&quot;&quot;;[$'Young Data'.P131])">
            <text:p/>
          </table:table-cell>
          <table:table-cell table:style-name="ce51" table:formula="of:=IF([$'Young Data'.Q131]=&quot;&quot;;&quot;&quot;;[$'Young Data'.Q131])">
            <text:p/>
          </table:table-cell>
          <table:table-cell table:style-name="ce80" table:formula="of:=IF([$'Young Data'.R131]=&quot;&quot;;&quot;&quot;;[$'Young Data'.R131])">
            <text:p/>
          </table:table-cell>
          <table:table-cell table:style-name="ce80" table:formula="of:=IF([$'Young Data'.S131]=&quot;&quot;;&quot;&quot;;[$'Young Data'.S131])">
            <text:p/>
          </table:table-cell>
          <table:table-cell table:style-name="ce84" table:formula="of:=IF([$'Young Data'.T131]=&quot;&quot;;&quot;&quot;;[$'Young Data'.T131])">
            <text:p/>
          </table:table-cell>
          <table:table-cell table:style-name="ce84" table:formula="of:=IF([$'Young Data'.U131]=&quot;&quot;;&quot;&quot;;[$'Young Data'.U131])">
            <text:p/>
          </table:table-cell>
          <table:table-cell table:style-name="ce84" table:formula="of:=IF([$'Young Data'.V131]=&quot;&quot;;&quot;&quot;;[$'Young Data'.V131])">
            <text:p/>
          </table:table-cell>
          <table:table-cell table:style-name="ce84" table:formula="of:=IF([$'Young Data'.W131]=&quot;&quot;;&quot;&quot;;[$'Young Data'.W131])">
            <text:p/>
          </table:table-cell>
          <table:table-cell table:style-name="ce84" table:formula="of:=IF([$'Young Data'.X131]=&quot;&quot;;&quot;&quot;;[$'Young Data'.X13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2]=&quot;&quot;;&quot;&quot;;[$'Young Data'.A132])">
            <text:p/>
          </table:table-cell>
          <table:table-cell table:style-name="ce51" table:formula="of:=IF([$'Young Data'.B132]=&quot;&quot;;&quot;&quot;;[$'Young Data'.B132])">
            <text:p/>
          </table:table-cell>
          <table:table-cell table:style-name="ce51" table:formula="of:=IF([$'Young Data'.C132]=&quot;&quot;;&quot;&quot;;[$'Young Data'.C132])">
            <text:p/>
          </table:table-cell>
          <table:table-cell table:style-name="ce51" table:formula="of:=IF([$'Young Data'.D132]=&quot;&quot;;&quot;&quot;;[$'Young Data'.D132])">
            <text:p/>
          </table:table-cell>
          <table:table-cell table:style-name="ce55" table:formula="of:=IF([$'Young Data'.E132]=&quot;&quot;;&quot;&quot;;[$'Young Data'.E132])">
            <text:p/>
          </table:table-cell>
          <table:table-cell table:style-name="ce55" table:formula="of:=IF([$'Young Data'.F132]=&quot;&quot;;&quot;&quot;;[$'Young Data'.F132])">
            <text:p/>
          </table:table-cell>
          <table:table-cell table:style-name="ce55" table:formula="of:=IF([$'Young Data'.G132]=&quot;&quot;;&quot;&quot;;[$'Young Data'.G132])">
            <text:p/>
          </table:table-cell>
          <table:table-cell table:style-name="ce55" table:formula="of:=IF([$'Young Data'.H132]=&quot;&quot;;&quot;&quot;;[$'Young Data'.H132])">
            <text:p/>
          </table:table-cell>
          <table:table-cell table:style-name="ce55" table:formula="of:=IF([$'Young Data'.I132]=&quot;&quot;;&quot;&quot;;[$'Young Data'.I132])">
            <text:p/>
          </table:table-cell>
          <table:table-cell table:style-name="ce62" table:formula="of:=IF([$'Young Data'.J132]=&quot;&quot;;&quot;&quot;;[$'Young Data'.J132])">
            <text:p/>
          </table:table-cell>
          <table:table-cell table:style-name="ce65" table:formula="of:=IF([$'Young Data'.K132]=&quot;&quot;;&quot;&quot;;[$'Young Data'.K132])">
            <text:p/>
          </table:table-cell>
          <table:table-cell table:style-name="ce65" table:formula="of:=IF([$'Young Data'.L132]=&quot;&quot;;&quot;&quot;;[$'Young Data'.L132])">
            <text:p/>
          </table:table-cell>
          <table:table-cell table:style-name="ce65" table:formula="of:=IF([$'Young Data'.M132]=&quot;&quot;;&quot;&quot;;[$'Young Data'.M132])">
            <text:p/>
          </table:table-cell>
          <table:table-cell table:style-name="ce65" table:formula="of:=IF([$'Young Data'.N132]=&quot;&quot;;&quot;&quot;;[$'Young Data'.N132])">
            <text:p/>
          </table:table-cell>
          <table:table-cell table:style-name="ce65" table:formula="of:=IF([$'Young Data'.O132]=&quot;&quot;;&quot;&quot;;[$'Young Data'.O132])">
            <text:p/>
          </table:table-cell>
          <table:table-cell table:style-name="ce71" table:formula="of:=IF([$'Young Data'.P132]=&quot;&quot;;&quot;&quot;;[$'Young Data'.P132])">
            <text:p/>
          </table:table-cell>
          <table:table-cell table:style-name="ce51" table:formula="of:=IF([$'Young Data'.Q132]=&quot;&quot;;&quot;&quot;;[$'Young Data'.Q132])">
            <text:p/>
          </table:table-cell>
          <table:table-cell table:style-name="ce80" table:formula="of:=IF([$'Young Data'.R132]=&quot;&quot;;&quot;&quot;;[$'Young Data'.R132])">
            <text:p/>
          </table:table-cell>
          <table:table-cell table:style-name="ce80" table:formula="of:=IF([$'Young Data'.S132]=&quot;&quot;;&quot;&quot;;[$'Young Data'.S132])">
            <text:p/>
          </table:table-cell>
          <table:table-cell table:style-name="ce84" table:formula="of:=IF([$'Young Data'.T132]=&quot;&quot;;&quot;&quot;;[$'Young Data'.T132])">
            <text:p/>
          </table:table-cell>
          <table:table-cell table:style-name="ce84" table:formula="of:=IF([$'Young Data'.U132]=&quot;&quot;;&quot;&quot;;[$'Young Data'.U132])">
            <text:p/>
          </table:table-cell>
          <table:table-cell table:style-name="ce84" table:formula="of:=IF([$'Young Data'.V132]=&quot;&quot;;&quot;&quot;;[$'Young Data'.V132])">
            <text:p/>
          </table:table-cell>
          <table:table-cell table:style-name="ce84" table:formula="of:=IF([$'Young Data'.W132]=&quot;&quot;;&quot;&quot;;[$'Young Data'.W132])">
            <text:p/>
          </table:table-cell>
          <table:table-cell table:style-name="ce84" table:formula="of:=IF([$'Young Data'.X132]=&quot;&quot;;&quot;&quot;;[$'Young Data'.X13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3]=&quot;&quot;;&quot;&quot;;[$'Young Data'.A133])">
            <text:p/>
          </table:table-cell>
          <table:table-cell table:style-name="ce51" table:formula="of:=IF([$'Young Data'.B133]=&quot;&quot;;&quot;&quot;;[$'Young Data'.B133])">
            <text:p/>
          </table:table-cell>
          <table:table-cell table:style-name="ce51" table:formula="of:=IF([$'Young Data'.C133]=&quot;&quot;;&quot;&quot;;[$'Young Data'.C133])">
            <text:p/>
          </table:table-cell>
          <table:table-cell table:style-name="ce51" table:formula="of:=IF([$'Young Data'.D133]=&quot;&quot;;&quot;&quot;;[$'Young Data'.D133])">
            <text:p/>
          </table:table-cell>
          <table:table-cell table:style-name="ce55" table:formula="of:=IF([$'Young Data'.E133]=&quot;&quot;;&quot;&quot;;[$'Young Data'.E133])">
            <text:p/>
          </table:table-cell>
          <table:table-cell table:style-name="ce55" table:formula="of:=IF([$'Young Data'.F133]=&quot;&quot;;&quot;&quot;;[$'Young Data'.F133])">
            <text:p/>
          </table:table-cell>
          <table:table-cell table:style-name="ce55" table:formula="of:=IF([$'Young Data'.G133]=&quot;&quot;;&quot;&quot;;[$'Young Data'.G133])">
            <text:p/>
          </table:table-cell>
          <table:table-cell table:style-name="ce55" table:formula="of:=IF([$'Young Data'.H133]=&quot;&quot;;&quot;&quot;;[$'Young Data'.H133])">
            <text:p/>
          </table:table-cell>
          <table:table-cell table:style-name="ce55" table:formula="of:=IF([$'Young Data'.I133]=&quot;&quot;;&quot;&quot;;[$'Young Data'.I133])">
            <text:p/>
          </table:table-cell>
          <table:table-cell table:style-name="ce62" table:formula="of:=IF([$'Young Data'.J133]=&quot;&quot;;&quot;&quot;;[$'Young Data'.J133])">
            <text:p/>
          </table:table-cell>
          <table:table-cell table:style-name="ce65" table:formula="of:=IF([$'Young Data'.K133]=&quot;&quot;;&quot;&quot;;[$'Young Data'.K133])">
            <text:p/>
          </table:table-cell>
          <table:table-cell table:style-name="ce65" table:formula="of:=IF([$'Young Data'.L133]=&quot;&quot;;&quot;&quot;;[$'Young Data'.L133])">
            <text:p/>
          </table:table-cell>
          <table:table-cell table:style-name="ce65" table:formula="of:=IF([$'Young Data'.M133]=&quot;&quot;;&quot;&quot;;[$'Young Data'.M133])">
            <text:p/>
          </table:table-cell>
          <table:table-cell table:style-name="ce65" table:formula="of:=IF([$'Young Data'.N133]=&quot;&quot;;&quot;&quot;;[$'Young Data'.N133])">
            <text:p/>
          </table:table-cell>
          <table:table-cell table:style-name="ce65" table:formula="of:=IF([$'Young Data'.O133]=&quot;&quot;;&quot;&quot;;[$'Young Data'.O133])">
            <text:p/>
          </table:table-cell>
          <table:table-cell table:style-name="ce71" table:formula="of:=IF([$'Young Data'.P133]=&quot;&quot;;&quot;&quot;;[$'Young Data'.P133])">
            <text:p/>
          </table:table-cell>
          <table:table-cell table:style-name="ce51" table:formula="of:=IF([$'Young Data'.Q133]=&quot;&quot;;&quot;&quot;;[$'Young Data'.Q133])">
            <text:p/>
          </table:table-cell>
          <table:table-cell table:style-name="ce80" table:formula="of:=IF([$'Young Data'.R133]=&quot;&quot;;&quot;&quot;;[$'Young Data'.R133])">
            <text:p/>
          </table:table-cell>
          <table:table-cell table:style-name="ce80" table:formula="of:=IF([$'Young Data'.S133]=&quot;&quot;;&quot;&quot;;[$'Young Data'.S133])">
            <text:p/>
          </table:table-cell>
          <table:table-cell table:style-name="ce84" table:formula="of:=IF([$'Young Data'.T133]=&quot;&quot;;&quot;&quot;;[$'Young Data'.T133])">
            <text:p/>
          </table:table-cell>
          <table:table-cell table:style-name="ce84" table:formula="of:=IF([$'Young Data'.U133]=&quot;&quot;;&quot;&quot;;[$'Young Data'.U133])">
            <text:p/>
          </table:table-cell>
          <table:table-cell table:style-name="ce84" table:formula="of:=IF([$'Young Data'.V133]=&quot;&quot;;&quot;&quot;;[$'Young Data'.V133])">
            <text:p/>
          </table:table-cell>
          <table:table-cell table:style-name="ce84" table:formula="of:=IF([$'Young Data'.W133]=&quot;&quot;;&quot;&quot;;[$'Young Data'.W133])">
            <text:p/>
          </table:table-cell>
          <table:table-cell table:style-name="ce84" table:formula="of:=IF([$'Young Data'.X133]=&quot;&quot;;&quot;&quot;;[$'Young Data'.X13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4]=&quot;&quot;;&quot;&quot;;[$'Young Data'.A134])">
            <text:p/>
          </table:table-cell>
          <table:table-cell table:style-name="ce51" table:formula="of:=IF([$'Young Data'.B134]=&quot;&quot;;&quot;&quot;;[$'Young Data'.B134])">
            <text:p/>
          </table:table-cell>
          <table:table-cell table:style-name="ce51" table:formula="of:=IF([$'Young Data'.C134]=&quot;&quot;;&quot;&quot;;[$'Young Data'.C134])">
            <text:p/>
          </table:table-cell>
          <table:table-cell table:style-name="ce51" table:formula="of:=IF([$'Young Data'.D134]=&quot;&quot;;&quot;&quot;;[$'Young Data'.D134])">
            <text:p/>
          </table:table-cell>
          <table:table-cell table:style-name="ce55" table:formula="of:=IF([$'Young Data'.E134]=&quot;&quot;;&quot;&quot;;[$'Young Data'.E134])">
            <text:p/>
          </table:table-cell>
          <table:table-cell table:style-name="ce55" table:formula="of:=IF([$'Young Data'.F134]=&quot;&quot;;&quot;&quot;;[$'Young Data'.F134])">
            <text:p/>
          </table:table-cell>
          <table:table-cell table:style-name="ce55" table:formula="of:=IF([$'Young Data'.G134]=&quot;&quot;;&quot;&quot;;[$'Young Data'.G134])">
            <text:p/>
          </table:table-cell>
          <table:table-cell table:style-name="ce55" table:formula="of:=IF([$'Young Data'.H134]=&quot;&quot;;&quot;&quot;;[$'Young Data'.H134])">
            <text:p/>
          </table:table-cell>
          <table:table-cell table:style-name="ce55" table:formula="of:=IF([$'Young Data'.I134]=&quot;&quot;;&quot;&quot;;[$'Young Data'.I134])">
            <text:p/>
          </table:table-cell>
          <table:table-cell table:style-name="ce62" table:formula="of:=IF([$'Young Data'.J134]=&quot;&quot;;&quot;&quot;;[$'Young Data'.J134])">
            <text:p/>
          </table:table-cell>
          <table:table-cell table:style-name="ce65" table:formula="of:=IF([$'Young Data'.K134]=&quot;&quot;;&quot;&quot;;[$'Young Data'.K134])">
            <text:p/>
          </table:table-cell>
          <table:table-cell table:style-name="ce65" table:formula="of:=IF([$'Young Data'.L134]=&quot;&quot;;&quot;&quot;;[$'Young Data'.L134])">
            <text:p/>
          </table:table-cell>
          <table:table-cell table:style-name="ce65" table:formula="of:=IF([$'Young Data'.M134]=&quot;&quot;;&quot;&quot;;[$'Young Data'.M134])">
            <text:p/>
          </table:table-cell>
          <table:table-cell table:style-name="ce65" table:formula="of:=IF([$'Young Data'.N134]=&quot;&quot;;&quot;&quot;;[$'Young Data'.N134])">
            <text:p/>
          </table:table-cell>
          <table:table-cell table:style-name="ce65" table:formula="of:=IF([$'Young Data'.O134]=&quot;&quot;;&quot;&quot;;[$'Young Data'.O134])">
            <text:p/>
          </table:table-cell>
          <table:table-cell table:style-name="ce71" table:formula="of:=IF([$'Young Data'.P134]=&quot;&quot;;&quot;&quot;;[$'Young Data'.P134])">
            <text:p/>
          </table:table-cell>
          <table:table-cell table:style-name="ce51" table:formula="of:=IF([$'Young Data'.Q134]=&quot;&quot;;&quot;&quot;;[$'Young Data'.Q134])">
            <text:p/>
          </table:table-cell>
          <table:table-cell table:style-name="ce80" table:formula="of:=IF([$'Young Data'.R134]=&quot;&quot;;&quot;&quot;;[$'Young Data'.R134])">
            <text:p/>
          </table:table-cell>
          <table:table-cell table:style-name="ce80" table:formula="of:=IF([$'Young Data'.S134]=&quot;&quot;;&quot;&quot;;[$'Young Data'.S134])">
            <text:p/>
          </table:table-cell>
          <table:table-cell table:style-name="ce84" table:formula="of:=IF([$'Young Data'.T134]=&quot;&quot;;&quot;&quot;;[$'Young Data'.T134])">
            <text:p/>
          </table:table-cell>
          <table:table-cell table:style-name="ce84" table:formula="of:=IF([$'Young Data'.U134]=&quot;&quot;;&quot;&quot;;[$'Young Data'.U134])">
            <text:p/>
          </table:table-cell>
          <table:table-cell table:style-name="ce84" table:formula="of:=IF([$'Young Data'.V134]=&quot;&quot;;&quot;&quot;;[$'Young Data'.V134])">
            <text:p/>
          </table:table-cell>
          <table:table-cell table:style-name="ce84" table:formula="of:=IF([$'Young Data'.W134]=&quot;&quot;;&quot;&quot;;[$'Young Data'.W134])">
            <text:p/>
          </table:table-cell>
          <table:table-cell table:style-name="ce84" table:formula="of:=IF([$'Young Data'.X134]=&quot;&quot;;&quot;&quot;;[$'Young Data'.X13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5]=&quot;&quot;;&quot;&quot;;[$'Young Data'.A135])">
            <text:p/>
          </table:table-cell>
          <table:table-cell table:style-name="ce51" table:formula="of:=IF([$'Young Data'.B135]=&quot;&quot;;&quot;&quot;;[$'Young Data'.B135])">
            <text:p/>
          </table:table-cell>
          <table:table-cell table:style-name="ce51" table:formula="of:=IF([$'Young Data'.C135]=&quot;&quot;;&quot;&quot;;[$'Young Data'.C135])">
            <text:p/>
          </table:table-cell>
          <table:table-cell table:style-name="ce51" table:formula="of:=IF([$'Young Data'.D135]=&quot;&quot;;&quot;&quot;;[$'Young Data'.D135])">
            <text:p/>
          </table:table-cell>
          <table:table-cell table:style-name="ce55" table:formula="of:=IF([$'Young Data'.E135]=&quot;&quot;;&quot;&quot;;[$'Young Data'.E135])">
            <text:p/>
          </table:table-cell>
          <table:table-cell table:style-name="ce55" table:formula="of:=IF([$'Young Data'.F135]=&quot;&quot;;&quot;&quot;;[$'Young Data'.F135])">
            <text:p/>
          </table:table-cell>
          <table:table-cell table:style-name="ce55" table:formula="of:=IF([$'Young Data'.G135]=&quot;&quot;;&quot;&quot;;[$'Young Data'.G135])">
            <text:p/>
          </table:table-cell>
          <table:table-cell table:style-name="ce55" table:formula="of:=IF([$'Young Data'.H135]=&quot;&quot;;&quot;&quot;;[$'Young Data'.H135])">
            <text:p/>
          </table:table-cell>
          <table:table-cell table:style-name="ce55" table:formula="of:=IF([$'Young Data'.I135]=&quot;&quot;;&quot;&quot;;[$'Young Data'.I135])">
            <text:p/>
          </table:table-cell>
          <table:table-cell table:style-name="ce62" table:formula="of:=IF([$'Young Data'.J135]=&quot;&quot;;&quot;&quot;;[$'Young Data'.J135])">
            <text:p/>
          </table:table-cell>
          <table:table-cell table:style-name="ce65" table:formula="of:=IF([$'Young Data'.K135]=&quot;&quot;;&quot;&quot;;[$'Young Data'.K135])">
            <text:p/>
          </table:table-cell>
          <table:table-cell table:style-name="ce65" table:formula="of:=IF([$'Young Data'.L135]=&quot;&quot;;&quot;&quot;;[$'Young Data'.L135])">
            <text:p/>
          </table:table-cell>
          <table:table-cell table:style-name="ce65" table:formula="of:=IF([$'Young Data'.M135]=&quot;&quot;;&quot;&quot;;[$'Young Data'.M135])">
            <text:p/>
          </table:table-cell>
          <table:table-cell table:style-name="ce65" table:formula="of:=IF([$'Young Data'.N135]=&quot;&quot;;&quot;&quot;;[$'Young Data'.N135])">
            <text:p/>
          </table:table-cell>
          <table:table-cell table:style-name="ce65" table:formula="of:=IF([$'Young Data'.O135]=&quot;&quot;;&quot;&quot;;[$'Young Data'.O135])">
            <text:p/>
          </table:table-cell>
          <table:table-cell table:style-name="ce71" table:formula="of:=IF([$'Young Data'.P135]=&quot;&quot;;&quot;&quot;;[$'Young Data'.P135])">
            <text:p/>
          </table:table-cell>
          <table:table-cell table:style-name="ce51" table:formula="of:=IF([$'Young Data'.Q135]=&quot;&quot;;&quot;&quot;;[$'Young Data'.Q135])">
            <text:p/>
          </table:table-cell>
          <table:table-cell table:style-name="ce80" table:formula="of:=IF([$'Young Data'.R135]=&quot;&quot;;&quot;&quot;;[$'Young Data'.R135])">
            <text:p/>
          </table:table-cell>
          <table:table-cell table:style-name="ce80" table:formula="of:=IF([$'Young Data'.S135]=&quot;&quot;;&quot;&quot;;[$'Young Data'.S135])">
            <text:p/>
          </table:table-cell>
          <table:table-cell table:style-name="ce84" table:formula="of:=IF([$'Young Data'.T135]=&quot;&quot;;&quot;&quot;;[$'Young Data'.T135])">
            <text:p/>
          </table:table-cell>
          <table:table-cell table:style-name="ce84" table:formula="of:=IF([$'Young Data'.U135]=&quot;&quot;;&quot;&quot;;[$'Young Data'.U135])">
            <text:p/>
          </table:table-cell>
          <table:table-cell table:style-name="ce84" table:formula="of:=IF([$'Young Data'.V135]=&quot;&quot;;&quot;&quot;;[$'Young Data'.V135])">
            <text:p/>
          </table:table-cell>
          <table:table-cell table:style-name="ce84" table:formula="of:=IF([$'Young Data'.W135]=&quot;&quot;;&quot;&quot;;[$'Young Data'.W135])">
            <text:p/>
          </table:table-cell>
          <table:table-cell table:style-name="ce84" table:formula="of:=IF([$'Young Data'.X135]=&quot;&quot;;&quot;&quot;;[$'Young Data'.X13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6]=&quot;&quot;;&quot;&quot;;[$'Young Data'.A136])">
            <text:p/>
          </table:table-cell>
          <table:table-cell table:style-name="ce51" table:formula="of:=IF([$'Young Data'.B136]=&quot;&quot;;&quot;&quot;;[$'Young Data'.B136])">
            <text:p/>
          </table:table-cell>
          <table:table-cell table:style-name="ce51" table:formula="of:=IF([$'Young Data'.C136]=&quot;&quot;;&quot;&quot;;[$'Young Data'.C136])">
            <text:p/>
          </table:table-cell>
          <table:table-cell table:style-name="ce51" table:formula="of:=IF([$'Young Data'.D136]=&quot;&quot;;&quot;&quot;;[$'Young Data'.D136])">
            <text:p/>
          </table:table-cell>
          <table:table-cell table:style-name="ce55" table:formula="of:=IF([$'Young Data'.E136]=&quot;&quot;;&quot;&quot;;[$'Young Data'.E136])">
            <text:p/>
          </table:table-cell>
          <table:table-cell table:style-name="ce55" table:formula="of:=IF([$'Young Data'.F136]=&quot;&quot;;&quot;&quot;;[$'Young Data'.F136])">
            <text:p/>
          </table:table-cell>
          <table:table-cell table:style-name="ce55" table:formula="of:=IF([$'Young Data'.G136]=&quot;&quot;;&quot;&quot;;[$'Young Data'.G136])">
            <text:p/>
          </table:table-cell>
          <table:table-cell table:style-name="ce55" table:formula="of:=IF([$'Young Data'.H136]=&quot;&quot;;&quot;&quot;;[$'Young Data'.H136])">
            <text:p/>
          </table:table-cell>
          <table:table-cell table:style-name="ce55" table:formula="of:=IF([$'Young Data'.I136]=&quot;&quot;;&quot;&quot;;[$'Young Data'.I136])">
            <text:p/>
          </table:table-cell>
          <table:table-cell table:style-name="ce62" table:formula="of:=IF([$'Young Data'.J136]=&quot;&quot;;&quot;&quot;;[$'Young Data'.J136])">
            <text:p/>
          </table:table-cell>
          <table:table-cell table:style-name="ce65" table:formula="of:=IF([$'Young Data'.K136]=&quot;&quot;;&quot;&quot;;[$'Young Data'.K136])">
            <text:p/>
          </table:table-cell>
          <table:table-cell table:style-name="ce65" table:formula="of:=IF([$'Young Data'.L136]=&quot;&quot;;&quot;&quot;;[$'Young Data'.L136])">
            <text:p/>
          </table:table-cell>
          <table:table-cell table:style-name="ce65" table:formula="of:=IF([$'Young Data'.M136]=&quot;&quot;;&quot;&quot;;[$'Young Data'.M136])">
            <text:p/>
          </table:table-cell>
          <table:table-cell table:style-name="ce65" table:formula="of:=IF([$'Young Data'.N136]=&quot;&quot;;&quot;&quot;;[$'Young Data'.N136])">
            <text:p/>
          </table:table-cell>
          <table:table-cell table:style-name="ce65" table:formula="of:=IF([$'Young Data'.O136]=&quot;&quot;;&quot;&quot;;[$'Young Data'.O136])">
            <text:p/>
          </table:table-cell>
          <table:table-cell table:style-name="ce71" table:formula="of:=IF([$'Young Data'.P136]=&quot;&quot;;&quot;&quot;;[$'Young Data'.P136])">
            <text:p/>
          </table:table-cell>
          <table:table-cell table:style-name="ce51" table:formula="of:=IF([$'Young Data'.Q136]=&quot;&quot;;&quot;&quot;;[$'Young Data'.Q136])">
            <text:p/>
          </table:table-cell>
          <table:table-cell table:style-name="ce80" table:formula="of:=IF([$'Young Data'.R136]=&quot;&quot;;&quot;&quot;;[$'Young Data'.R136])">
            <text:p/>
          </table:table-cell>
          <table:table-cell table:style-name="ce80" table:formula="of:=IF([$'Young Data'.S136]=&quot;&quot;;&quot;&quot;;[$'Young Data'.S136])">
            <text:p/>
          </table:table-cell>
          <table:table-cell table:style-name="ce84" table:formula="of:=IF([$'Young Data'.T136]=&quot;&quot;;&quot;&quot;;[$'Young Data'.T136])">
            <text:p/>
          </table:table-cell>
          <table:table-cell table:style-name="ce84" table:formula="of:=IF([$'Young Data'.U136]=&quot;&quot;;&quot;&quot;;[$'Young Data'.U136])">
            <text:p/>
          </table:table-cell>
          <table:table-cell table:style-name="ce84" table:formula="of:=IF([$'Young Data'.V136]=&quot;&quot;;&quot;&quot;;[$'Young Data'.V136])">
            <text:p/>
          </table:table-cell>
          <table:table-cell table:style-name="ce84" table:formula="of:=IF([$'Young Data'.W136]=&quot;&quot;;&quot;&quot;;[$'Young Data'.W136])">
            <text:p/>
          </table:table-cell>
          <table:table-cell table:style-name="ce84" table:formula="of:=IF([$'Young Data'.X136]=&quot;&quot;;&quot;&quot;;[$'Young Data'.X13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7]=&quot;&quot;;&quot;&quot;;[$'Young Data'.A137])">
            <text:p/>
          </table:table-cell>
          <table:table-cell table:style-name="ce51" table:formula="of:=IF([$'Young Data'.B137]=&quot;&quot;;&quot;&quot;;[$'Young Data'.B137])">
            <text:p/>
          </table:table-cell>
          <table:table-cell table:style-name="ce51" table:formula="of:=IF([$'Young Data'.C137]=&quot;&quot;;&quot;&quot;;[$'Young Data'.C137])">
            <text:p/>
          </table:table-cell>
          <table:table-cell table:style-name="ce51" table:formula="of:=IF([$'Young Data'.D137]=&quot;&quot;;&quot;&quot;;[$'Young Data'.D137])">
            <text:p/>
          </table:table-cell>
          <table:table-cell table:style-name="ce55" table:formula="of:=IF([$'Young Data'.E137]=&quot;&quot;;&quot;&quot;;[$'Young Data'.E137])">
            <text:p/>
          </table:table-cell>
          <table:table-cell table:style-name="ce55" table:formula="of:=IF([$'Young Data'.F137]=&quot;&quot;;&quot;&quot;;[$'Young Data'.F137])">
            <text:p/>
          </table:table-cell>
          <table:table-cell table:style-name="ce55" table:formula="of:=IF([$'Young Data'.G137]=&quot;&quot;;&quot;&quot;;[$'Young Data'.G137])">
            <text:p/>
          </table:table-cell>
          <table:table-cell table:style-name="ce55" table:formula="of:=IF([$'Young Data'.H137]=&quot;&quot;;&quot;&quot;;[$'Young Data'.H137])">
            <text:p/>
          </table:table-cell>
          <table:table-cell table:style-name="ce55" table:formula="of:=IF([$'Young Data'.I137]=&quot;&quot;;&quot;&quot;;[$'Young Data'.I137])">
            <text:p/>
          </table:table-cell>
          <table:table-cell table:style-name="ce62" table:formula="of:=IF([$'Young Data'.J137]=&quot;&quot;;&quot;&quot;;[$'Young Data'.J137])">
            <text:p/>
          </table:table-cell>
          <table:table-cell table:style-name="ce65" table:formula="of:=IF([$'Young Data'.K137]=&quot;&quot;;&quot;&quot;;[$'Young Data'.K137])">
            <text:p/>
          </table:table-cell>
          <table:table-cell table:style-name="ce65" table:formula="of:=IF([$'Young Data'.L137]=&quot;&quot;;&quot;&quot;;[$'Young Data'.L137])">
            <text:p/>
          </table:table-cell>
          <table:table-cell table:style-name="ce65" table:formula="of:=IF([$'Young Data'.M137]=&quot;&quot;;&quot;&quot;;[$'Young Data'.M137])">
            <text:p/>
          </table:table-cell>
          <table:table-cell table:style-name="ce65" table:formula="of:=IF([$'Young Data'.N137]=&quot;&quot;;&quot;&quot;;[$'Young Data'.N137])">
            <text:p/>
          </table:table-cell>
          <table:table-cell table:style-name="ce65" table:formula="of:=IF([$'Young Data'.O137]=&quot;&quot;;&quot;&quot;;[$'Young Data'.O137])">
            <text:p/>
          </table:table-cell>
          <table:table-cell table:style-name="ce71" table:formula="of:=IF([$'Young Data'.P137]=&quot;&quot;;&quot;&quot;;[$'Young Data'.P137])">
            <text:p/>
          </table:table-cell>
          <table:table-cell table:style-name="ce51" table:formula="of:=IF([$'Young Data'.Q137]=&quot;&quot;;&quot;&quot;;[$'Young Data'.Q137])">
            <text:p/>
          </table:table-cell>
          <table:table-cell table:style-name="ce80" table:formula="of:=IF([$'Young Data'.R137]=&quot;&quot;;&quot;&quot;;[$'Young Data'.R137])">
            <text:p/>
          </table:table-cell>
          <table:table-cell table:style-name="ce80" table:formula="of:=IF([$'Young Data'.S137]=&quot;&quot;;&quot;&quot;;[$'Young Data'.S137])">
            <text:p/>
          </table:table-cell>
          <table:table-cell table:style-name="ce84" table:formula="of:=IF([$'Young Data'.T137]=&quot;&quot;;&quot;&quot;;[$'Young Data'.T137])">
            <text:p/>
          </table:table-cell>
          <table:table-cell table:style-name="ce84" table:formula="of:=IF([$'Young Data'.U137]=&quot;&quot;;&quot;&quot;;[$'Young Data'.U137])">
            <text:p/>
          </table:table-cell>
          <table:table-cell table:style-name="ce84" table:formula="of:=IF([$'Young Data'.V137]=&quot;&quot;;&quot;&quot;;[$'Young Data'.V137])">
            <text:p/>
          </table:table-cell>
          <table:table-cell table:style-name="ce84" table:formula="of:=IF([$'Young Data'.W137]=&quot;&quot;;&quot;&quot;;[$'Young Data'.W137])">
            <text:p/>
          </table:table-cell>
          <table:table-cell table:style-name="ce84" table:formula="of:=IF([$'Young Data'.X137]=&quot;&quot;;&quot;&quot;;[$'Young Data'.X13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8]=&quot;&quot;;&quot;&quot;;[$'Young Data'.A138])">
            <text:p/>
          </table:table-cell>
          <table:table-cell table:style-name="ce51" table:formula="of:=IF([$'Young Data'.B138]=&quot;&quot;;&quot;&quot;;[$'Young Data'.B138])">
            <text:p/>
          </table:table-cell>
          <table:table-cell table:style-name="ce51" table:formula="of:=IF([$'Young Data'.C138]=&quot;&quot;;&quot;&quot;;[$'Young Data'.C138])">
            <text:p/>
          </table:table-cell>
          <table:table-cell table:style-name="ce51" table:formula="of:=IF([$'Young Data'.D138]=&quot;&quot;;&quot;&quot;;[$'Young Data'.D138])">
            <text:p/>
          </table:table-cell>
          <table:table-cell table:style-name="ce55" table:formula="of:=IF([$'Young Data'.E138]=&quot;&quot;;&quot;&quot;;[$'Young Data'.E138])">
            <text:p/>
          </table:table-cell>
          <table:table-cell table:style-name="ce55" table:formula="of:=IF([$'Young Data'.F138]=&quot;&quot;;&quot;&quot;;[$'Young Data'.F138])">
            <text:p/>
          </table:table-cell>
          <table:table-cell table:style-name="ce55" table:formula="of:=IF([$'Young Data'.G138]=&quot;&quot;;&quot;&quot;;[$'Young Data'.G138])">
            <text:p/>
          </table:table-cell>
          <table:table-cell table:style-name="ce55" table:formula="of:=IF([$'Young Data'.H138]=&quot;&quot;;&quot;&quot;;[$'Young Data'.H138])">
            <text:p/>
          </table:table-cell>
          <table:table-cell table:style-name="ce55" table:formula="of:=IF([$'Young Data'.I138]=&quot;&quot;;&quot;&quot;;[$'Young Data'.I138])">
            <text:p/>
          </table:table-cell>
          <table:table-cell table:style-name="ce62" table:formula="of:=IF([$'Young Data'.J138]=&quot;&quot;;&quot;&quot;;[$'Young Data'.J138])">
            <text:p/>
          </table:table-cell>
          <table:table-cell table:style-name="ce65" table:formula="of:=IF([$'Young Data'.K138]=&quot;&quot;;&quot;&quot;;[$'Young Data'.K138])">
            <text:p/>
          </table:table-cell>
          <table:table-cell table:style-name="ce65" table:formula="of:=IF([$'Young Data'.L138]=&quot;&quot;;&quot;&quot;;[$'Young Data'.L138])">
            <text:p/>
          </table:table-cell>
          <table:table-cell table:style-name="ce65" table:formula="of:=IF([$'Young Data'.M138]=&quot;&quot;;&quot;&quot;;[$'Young Data'.M138])">
            <text:p/>
          </table:table-cell>
          <table:table-cell table:style-name="ce65" table:formula="of:=IF([$'Young Data'.N138]=&quot;&quot;;&quot;&quot;;[$'Young Data'.N138])">
            <text:p/>
          </table:table-cell>
          <table:table-cell table:style-name="ce65" table:formula="of:=IF([$'Young Data'.O138]=&quot;&quot;;&quot;&quot;;[$'Young Data'.O138])">
            <text:p/>
          </table:table-cell>
          <table:table-cell table:style-name="ce71" table:formula="of:=IF([$'Young Data'.P138]=&quot;&quot;;&quot;&quot;;[$'Young Data'.P138])">
            <text:p/>
          </table:table-cell>
          <table:table-cell table:style-name="ce51" table:formula="of:=IF([$'Young Data'.Q138]=&quot;&quot;;&quot;&quot;;[$'Young Data'.Q138])">
            <text:p/>
          </table:table-cell>
          <table:table-cell table:style-name="ce80" table:formula="of:=IF([$'Young Data'.R138]=&quot;&quot;;&quot;&quot;;[$'Young Data'.R138])">
            <text:p/>
          </table:table-cell>
          <table:table-cell table:style-name="ce80" table:formula="of:=IF([$'Young Data'.S138]=&quot;&quot;;&quot;&quot;;[$'Young Data'.S138])">
            <text:p/>
          </table:table-cell>
          <table:table-cell table:style-name="ce84" table:formula="of:=IF([$'Young Data'.T138]=&quot;&quot;;&quot;&quot;;[$'Young Data'.T138])">
            <text:p/>
          </table:table-cell>
          <table:table-cell table:style-name="ce84" table:formula="of:=IF([$'Young Data'.U138]=&quot;&quot;;&quot;&quot;;[$'Young Data'.U138])">
            <text:p/>
          </table:table-cell>
          <table:table-cell table:style-name="ce84" table:formula="of:=IF([$'Young Data'.V138]=&quot;&quot;;&quot;&quot;;[$'Young Data'.V138])">
            <text:p/>
          </table:table-cell>
          <table:table-cell table:style-name="ce84" table:formula="of:=IF([$'Young Data'.W138]=&quot;&quot;;&quot;&quot;;[$'Young Data'.W138])">
            <text:p/>
          </table:table-cell>
          <table:table-cell table:style-name="ce84" table:formula="of:=IF([$'Young Data'.X138]=&quot;&quot;;&quot;&quot;;[$'Young Data'.X13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39]=&quot;&quot;;&quot;&quot;;[$'Young Data'.A139])">
            <text:p/>
          </table:table-cell>
          <table:table-cell table:style-name="ce51" table:formula="of:=IF([$'Young Data'.B139]=&quot;&quot;;&quot;&quot;;[$'Young Data'.B139])">
            <text:p/>
          </table:table-cell>
          <table:table-cell table:style-name="ce51" table:formula="of:=IF([$'Young Data'.C139]=&quot;&quot;;&quot;&quot;;[$'Young Data'.C139])">
            <text:p/>
          </table:table-cell>
          <table:table-cell table:style-name="ce51" table:formula="of:=IF([$'Young Data'.D139]=&quot;&quot;;&quot;&quot;;[$'Young Data'.D139])">
            <text:p/>
          </table:table-cell>
          <table:table-cell table:style-name="ce55" table:formula="of:=IF([$'Young Data'.E139]=&quot;&quot;;&quot;&quot;;[$'Young Data'.E139])">
            <text:p/>
          </table:table-cell>
          <table:table-cell table:style-name="ce55" table:formula="of:=IF([$'Young Data'.F139]=&quot;&quot;;&quot;&quot;;[$'Young Data'.F139])">
            <text:p/>
          </table:table-cell>
          <table:table-cell table:style-name="ce55" table:formula="of:=IF([$'Young Data'.G139]=&quot;&quot;;&quot;&quot;;[$'Young Data'.G139])">
            <text:p/>
          </table:table-cell>
          <table:table-cell table:style-name="ce55" table:formula="of:=IF([$'Young Data'.H139]=&quot;&quot;;&quot;&quot;;[$'Young Data'.H139])">
            <text:p/>
          </table:table-cell>
          <table:table-cell table:style-name="ce55" table:formula="of:=IF([$'Young Data'.I139]=&quot;&quot;;&quot;&quot;;[$'Young Data'.I139])">
            <text:p/>
          </table:table-cell>
          <table:table-cell table:style-name="ce62" table:formula="of:=IF([$'Young Data'.J139]=&quot;&quot;;&quot;&quot;;[$'Young Data'.J139])">
            <text:p/>
          </table:table-cell>
          <table:table-cell table:style-name="ce65" table:formula="of:=IF([$'Young Data'.K139]=&quot;&quot;;&quot;&quot;;[$'Young Data'.K139])">
            <text:p/>
          </table:table-cell>
          <table:table-cell table:style-name="ce65" table:formula="of:=IF([$'Young Data'.L139]=&quot;&quot;;&quot;&quot;;[$'Young Data'.L139])">
            <text:p/>
          </table:table-cell>
          <table:table-cell table:style-name="ce65" table:formula="of:=IF([$'Young Data'.M139]=&quot;&quot;;&quot;&quot;;[$'Young Data'.M139])">
            <text:p/>
          </table:table-cell>
          <table:table-cell table:style-name="ce65" table:formula="of:=IF([$'Young Data'.N139]=&quot;&quot;;&quot;&quot;;[$'Young Data'.N139])">
            <text:p/>
          </table:table-cell>
          <table:table-cell table:style-name="ce65" table:formula="of:=IF([$'Young Data'.O139]=&quot;&quot;;&quot;&quot;;[$'Young Data'.O139])">
            <text:p/>
          </table:table-cell>
          <table:table-cell table:style-name="ce71" table:formula="of:=IF([$'Young Data'.P139]=&quot;&quot;;&quot;&quot;;[$'Young Data'.P139])">
            <text:p/>
          </table:table-cell>
          <table:table-cell table:style-name="ce51" table:formula="of:=IF([$'Young Data'.Q139]=&quot;&quot;;&quot;&quot;;[$'Young Data'.Q139])">
            <text:p/>
          </table:table-cell>
          <table:table-cell table:style-name="ce80" table:formula="of:=IF([$'Young Data'.R139]=&quot;&quot;;&quot;&quot;;[$'Young Data'.R139])">
            <text:p/>
          </table:table-cell>
          <table:table-cell table:style-name="ce80" table:formula="of:=IF([$'Young Data'.S139]=&quot;&quot;;&quot;&quot;;[$'Young Data'.S139])">
            <text:p/>
          </table:table-cell>
          <table:table-cell table:style-name="ce84" table:formula="of:=IF([$'Young Data'.T139]=&quot;&quot;;&quot;&quot;;[$'Young Data'.T139])">
            <text:p/>
          </table:table-cell>
          <table:table-cell table:style-name="ce84" table:formula="of:=IF([$'Young Data'.U139]=&quot;&quot;;&quot;&quot;;[$'Young Data'.U139])">
            <text:p/>
          </table:table-cell>
          <table:table-cell table:style-name="ce84" table:formula="of:=IF([$'Young Data'.V139]=&quot;&quot;;&quot;&quot;;[$'Young Data'.V139])">
            <text:p/>
          </table:table-cell>
          <table:table-cell table:style-name="ce84" table:formula="of:=IF([$'Young Data'.W139]=&quot;&quot;;&quot;&quot;;[$'Young Data'.W139])">
            <text:p/>
          </table:table-cell>
          <table:table-cell table:style-name="ce84" table:formula="of:=IF([$'Young Data'.X139]=&quot;&quot;;&quot;&quot;;[$'Young Data'.X13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0]=&quot;&quot;;&quot;&quot;;[$'Young Data'.A140])">
            <text:p/>
          </table:table-cell>
          <table:table-cell table:style-name="ce51" table:formula="of:=IF([$'Young Data'.B140]=&quot;&quot;;&quot;&quot;;[$'Young Data'.B140])">
            <text:p/>
          </table:table-cell>
          <table:table-cell table:style-name="ce51" table:formula="of:=IF([$'Young Data'.C140]=&quot;&quot;;&quot;&quot;;[$'Young Data'.C140])">
            <text:p/>
          </table:table-cell>
          <table:table-cell table:style-name="ce51" table:formula="of:=IF([$'Young Data'.D140]=&quot;&quot;;&quot;&quot;;[$'Young Data'.D140])">
            <text:p/>
          </table:table-cell>
          <table:table-cell table:style-name="ce55" table:formula="of:=IF([$'Young Data'.E140]=&quot;&quot;;&quot;&quot;;[$'Young Data'.E140])">
            <text:p/>
          </table:table-cell>
          <table:table-cell table:style-name="ce55" table:formula="of:=IF([$'Young Data'.F140]=&quot;&quot;;&quot;&quot;;[$'Young Data'.F140])">
            <text:p/>
          </table:table-cell>
          <table:table-cell table:style-name="ce55" table:formula="of:=IF([$'Young Data'.G140]=&quot;&quot;;&quot;&quot;;[$'Young Data'.G140])">
            <text:p/>
          </table:table-cell>
          <table:table-cell table:style-name="ce55" table:formula="of:=IF([$'Young Data'.H140]=&quot;&quot;;&quot;&quot;;[$'Young Data'.H140])">
            <text:p/>
          </table:table-cell>
          <table:table-cell table:style-name="ce55" table:formula="of:=IF([$'Young Data'.I140]=&quot;&quot;;&quot;&quot;;[$'Young Data'.I140])">
            <text:p/>
          </table:table-cell>
          <table:table-cell table:style-name="ce62" table:formula="of:=IF([$'Young Data'.J140]=&quot;&quot;;&quot;&quot;;[$'Young Data'.J140])">
            <text:p/>
          </table:table-cell>
          <table:table-cell table:style-name="ce65" table:formula="of:=IF([$'Young Data'.K140]=&quot;&quot;;&quot;&quot;;[$'Young Data'.K140])">
            <text:p/>
          </table:table-cell>
          <table:table-cell table:style-name="ce65" table:formula="of:=IF([$'Young Data'.L140]=&quot;&quot;;&quot;&quot;;[$'Young Data'.L140])">
            <text:p/>
          </table:table-cell>
          <table:table-cell table:style-name="ce65" table:formula="of:=IF([$'Young Data'.M140]=&quot;&quot;;&quot;&quot;;[$'Young Data'.M140])">
            <text:p/>
          </table:table-cell>
          <table:table-cell table:style-name="ce65" table:formula="of:=IF([$'Young Data'.N140]=&quot;&quot;;&quot;&quot;;[$'Young Data'.N140])">
            <text:p/>
          </table:table-cell>
          <table:table-cell table:style-name="ce65" table:formula="of:=IF([$'Young Data'.O140]=&quot;&quot;;&quot;&quot;;[$'Young Data'.O140])">
            <text:p/>
          </table:table-cell>
          <table:table-cell table:style-name="ce71" table:formula="of:=IF([$'Young Data'.P140]=&quot;&quot;;&quot;&quot;;[$'Young Data'.P140])">
            <text:p/>
          </table:table-cell>
          <table:table-cell table:style-name="ce51" table:formula="of:=IF([$'Young Data'.Q140]=&quot;&quot;;&quot;&quot;;[$'Young Data'.Q140])">
            <text:p/>
          </table:table-cell>
          <table:table-cell table:style-name="ce80" table:formula="of:=IF([$'Young Data'.R140]=&quot;&quot;;&quot;&quot;;[$'Young Data'.R140])">
            <text:p/>
          </table:table-cell>
          <table:table-cell table:style-name="ce80" table:formula="of:=IF([$'Young Data'.S140]=&quot;&quot;;&quot;&quot;;[$'Young Data'.S140])">
            <text:p/>
          </table:table-cell>
          <table:table-cell table:style-name="ce84" table:formula="of:=IF([$'Young Data'.T140]=&quot;&quot;;&quot;&quot;;[$'Young Data'.T140])">
            <text:p/>
          </table:table-cell>
          <table:table-cell table:style-name="ce84" table:formula="of:=IF([$'Young Data'.U140]=&quot;&quot;;&quot;&quot;;[$'Young Data'.U140])">
            <text:p/>
          </table:table-cell>
          <table:table-cell table:style-name="ce84" table:formula="of:=IF([$'Young Data'.V140]=&quot;&quot;;&quot;&quot;;[$'Young Data'.V140])">
            <text:p/>
          </table:table-cell>
          <table:table-cell table:style-name="ce84" table:formula="of:=IF([$'Young Data'.W140]=&quot;&quot;;&quot;&quot;;[$'Young Data'.W140])">
            <text:p/>
          </table:table-cell>
          <table:table-cell table:style-name="ce84" table:formula="of:=IF([$'Young Data'.X140]=&quot;&quot;;&quot;&quot;;[$'Young Data'.X14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1]=&quot;&quot;;&quot;&quot;;[$'Young Data'.A141])">
            <text:p/>
          </table:table-cell>
          <table:table-cell table:style-name="ce51" table:formula="of:=IF([$'Young Data'.B141]=&quot;&quot;;&quot;&quot;;[$'Young Data'.B141])">
            <text:p/>
          </table:table-cell>
          <table:table-cell table:style-name="ce51" table:formula="of:=IF([$'Young Data'.C141]=&quot;&quot;;&quot;&quot;;[$'Young Data'.C141])">
            <text:p/>
          </table:table-cell>
          <table:table-cell table:style-name="ce51" table:formula="of:=IF([$'Young Data'.D141]=&quot;&quot;;&quot;&quot;;[$'Young Data'.D141])">
            <text:p/>
          </table:table-cell>
          <table:table-cell table:style-name="ce55" table:formula="of:=IF([$'Young Data'.E141]=&quot;&quot;;&quot;&quot;;[$'Young Data'.E141])">
            <text:p/>
          </table:table-cell>
          <table:table-cell table:style-name="ce55" table:formula="of:=IF([$'Young Data'.F141]=&quot;&quot;;&quot;&quot;;[$'Young Data'.F141])">
            <text:p/>
          </table:table-cell>
          <table:table-cell table:style-name="ce55" table:formula="of:=IF([$'Young Data'.G141]=&quot;&quot;;&quot;&quot;;[$'Young Data'.G141])">
            <text:p/>
          </table:table-cell>
          <table:table-cell table:style-name="ce55" table:formula="of:=IF([$'Young Data'.H141]=&quot;&quot;;&quot;&quot;;[$'Young Data'.H141])">
            <text:p/>
          </table:table-cell>
          <table:table-cell table:style-name="ce55" table:formula="of:=IF([$'Young Data'.I141]=&quot;&quot;;&quot;&quot;;[$'Young Data'.I141])">
            <text:p/>
          </table:table-cell>
          <table:table-cell table:style-name="ce62" table:formula="of:=IF([$'Young Data'.J141]=&quot;&quot;;&quot;&quot;;[$'Young Data'.J141])">
            <text:p/>
          </table:table-cell>
          <table:table-cell table:style-name="ce65" table:formula="of:=IF([$'Young Data'.K141]=&quot;&quot;;&quot;&quot;;[$'Young Data'.K141])">
            <text:p/>
          </table:table-cell>
          <table:table-cell table:style-name="ce65" table:formula="of:=IF([$'Young Data'.L141]=&quot;&quot;;&quot;&quot;;[$'Young Data'.L141])">
            <text:p/>
          </table:table-cell>
          <table:table-cell table:style-name="ce65" table:formula="of:=IF([$'Young Data'.M141]=&quot;&quot;;&quot;&quot;;[$'Young Data'.M141])">
            <text:p/>
          </table:table-cell>
          <table:table-cell table:style-name="ce65" table:formula="of:=IF([$'Young Data'.N141]=&quot;&quot;;&quot;&quot;;[$'Young Data'.N141])">
            <text:p/>
          </table:table-cell>
          <table:table-cell table:style-name="ce65" table:formula="of:=IF([$'Young Data'.O141]=&quot;&quot;;&quot;&quot;;[$'Young Data'.O141])">
            <text:p/>
          </table:table-cell>
          <table:table-cell table:style-name="ce71" table:formula="of:=IF([$'Young Data'.P141]=&quot;&quot;;&quot;&quot;;[$'Young Data'.P141])">
            <text:p/>
          </table:table-cell>
          <table:table-cell table:style-name="ce51" table:formula="of:=IF([$'Young Data'.Q141]=&quot;&quot;;&quot;&quot;;[$'Young Data'.Q141])">
            <text:p/>
          </table:table-cell>
          <table:table-cell table:style-name="ce80" table:formula="of:=IF([$'Young Data'.R141]=&quot;&quot;;&quot;&quot;;[$'Young Data'.R141])">
            <text:p/>
          </table:table-cell>
          <table:table-cell table:style-name="ce80" table:formula="of:=IF([$'Young Data'.S141]=&quot;&quot;;&quot;&quot;;[$'Young Data'.S141])">
            <text:p/>
          </table:table-cell>
          <table:table-cell table:style-name="ce84" table:formula="of:=IF([$'Young Data'.T141]=&quot;&quot;;&quot;&quot;;[$'Young Data'.T141])">
            <text:p/>
          </table:table-cell>
          <table:table-cell table:style-name="ce84" table:formula="of:=IF([$'Young Data'.U141]=&quot;&quot;;&quot;&quot;;[$'Young Data'.U141])">
            <text:p/>
          </table:table-cell>
          <table:table-cell table:style-name="ce84" table:formula="of:=IF([$'Young Data'.V141]=&quot;&quot;;&quot;&quot;;[$'Young Data'.V141])">
            <text:p/>
          </table:table-cell>
          <table:table-cell table:style-name="ce84" table:formula="of:=IF([$'Young Data'.W141]=&quot;&quot;;&quot;&quot;;[$'Young Data'.W141])">
            <text:p/>
          </table:table-cell>
          <table:table-cell table:style-name="ce84" table:formula="of:=IF([$'Young Data'.X141]=&quot;&quot;;&quot;&quot;;[$'Young Data'.X14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2]=&quot;&quot;;&quot;&quot;;[$'Young Data'.A142])">
            <text:p/>
          </table:table-cell>
          <table:table-cell table:style-name="ce51" table:formula="of:=IF([$'Young Data'.B142]=&quot;&quot;;&quot;&quot;;[$'Young Data'.B142])">
            <text:p/>
          </table:table-cell>
          <table:table-cell table:style-name="ce51" table:formula="of:=IF([$'Young Data'.C142]=&quot;&quot;;&quot;&quot;;[$'Young Data'.C142])">
            <text:p/>
          </table:table-cell>
          <table:table-cell table:style-name="ce51" table:formula="of:=IF([$'Young Data'.D142]=&quot;&quot;;&quot;&quot;;[$'Young Data'.D142])">
            <text:p/>
          </table:table-cell>
          <table:table-cell table:style-name="ce55" table:formula="of:=IF([$'Young Data'.E142]=&quot;&quot;;&quot;&quot;;[$'Young Data'.E142])">
            <text:p/>
          </table:table-cell>
          <table:table-cell table:style-name="ce55" table:formula="of:=IF([$'Young Data'.F142]=&quot;&quot;;&quot;&quot;;[$'Young Data'.F142])">
            <text:p/>
          </table:table-cell>
          <table:table-cell table:style-name="ce55" table:formula="of:=IF([$'Young Data'.G142]=&quot;&quot;;&quot;&quot;;[$'Young Data'.G142])">
            <text:p/>
          </table:table-cell>
          <table:table-cell table:style-name="ce55" table:formula="of:=IF([$'Young Data'.H142]=&quot;&quot;;&quot;&quot;;[$'Young Data'.H142])">
            <text:p/>
          </table:table-cell>
          <table:table-cell table:style-name="ce55" table:formula="of:=IF([$'Young Data'.I142]=&quot;&quot;;&quot;&quot;;[$'Young Data'.I142])">
            <text:p/>
          </table:table-cell>
          <table:table-cell table:style-name="ce62" table:formula="of:=IF([$'Young Data'.J142]=&quot;&quot;;&quot;&quot;;[$'Young Data'.J142])">
            <text:p/>
          </table:table-cell>
          <table:table-cell table:style-name="ce65" table:formula="of:=IF([$'Young Data'.K142]=&quot;&quot;;&quot;&quot;;[$'Young Data'.K142])">
            <text:p/>
          </table:table-cell>
          <table:table-cell table:style-name="ce65" table:formula="of:=IF([$'Young Data'.L142]=&quot;&quot;;&quot;&quot;;[$'Young Data'.L142])">
            <text:p/>
          </table:table-cell>
          <table:table-cell table:style-name="ce65" table:formula="of:=IF([$'Young Data'.M142]=&quot;&quot;;&quot;&quot;;[$'Young Data'.M142])">
            <text:p/>
          </table:table-cell>
          <table:table-cell table:style-name="ce65" table:formula="of:=IF([$'Young Data'.N142]=&quot;&quot;;&quot;&quot;;[$'Young Data'.N142])">
            <text:p/>
          </table:table-cell>
          <table:table-cell table:style-name="ce65" table:formula="of:=IF([$'Young Data'.O142]=&quot;&quot;;&quot;&quot;;[$'Young Data'.O142])">
            <text:p/>
          </table:table-cell>
          <table:table-cell table:style-name="ce71" table:formula="of:=IF([$'Young Data'.P142]=&quot;&quot;;&quot;&quot;;[$'Young Data'.P142])">
            <text:p/>
          </table:table-cell>
          <table:table-cell table:style-name="ce51" table:formula="of:=IF([$'Young Data'.Q142]=&quot;&quot;;&quot;&quot;;[$'Young Data'.Q142])">
            <text:p/>
          </table:table-cell>
          <table:table-cell table:style-name="ce80" table:formula="of:=IF([$'Young Data'.R142]=&quot;&quot;;&quot;&quot;;[$'Young Data'.R142])">
            <text:p/>
          </table:table-cell>
          <table:table-cell table:style-name="ce80" table:formula="of:=IF([$'Young Data'.S142]=&quot;&quot;;&quot;&quot;;[$'Young Data'.S142])">
            <text:p/>
          </table:table-cell>
          <table:table-cell table:style-name="ce84" table:formula="of:=IF([$'Young Data'.T142]=&quot;&quot;;&quot;&quot;;[$'Young Data'.T142])">
            <text:p/>
          </table:table-cell>
          <table:table-cell table:style-name="ce84" table:formula="of:=IF([$'Young Data'.U142]=&quot;&quot;;&quot;&quot;;[$'Young Data'.U142])">
            <text:p/>
          </table:table-cell>
          <table:table-cell table:style-name="ce84" table:formula="of:=IF([$'Young Data'.V142]=&quot;&quot;;&quot;&quot;;[$'Young Data'.V142])">
            <text:p/>
          </table:table-cell>
          <table:table-cell table:style-name="ce84" table:formula="of:=IF([$'Young Data'.W142]=&quot;&quot;;&quot;&quot;;[$'Young Data'.W142])">
            <text:p/>
          </table:table-cell>
          <table:table-cell table:style-name="ce84" table:formula="of:=IF([$'Young Data'.X142]=&quot;&quot;;&quot;&quot;;[$'Young Data'.X14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3]=&quot;&quot;;&quot;&quot;;[$'Young Data'.A143])">
            <text:p/>
          </table:table-cell>
          <table:table-cell table:style-name="ce51" table:formula="of:=IF([$'Young Data'.B143]=&quot;&quot;;&quot;&quot;;[$'Young Data'.B143])">
            <text:p/>
          </table:table-cell>
          <table:table-cell table:style-name="ce51" table:formula="of:=IF([$'Young Data'.C143]=&quot;&quot;;&quot;&quot;;[$'Young Data'.C143])">
            <text:p/>
          </table:table-cell>
          <table:table-cell table:style-name="ce51" table:formula="of:=IF([$'Young Data'.D143]=&quot;&quot;;&quot;&quot;;[$'Young Data'.D143])">
            <text:p/>
          </table:table-cell>
          <table:table-cell table:style-name="ce55" table:formula="of:=IF([$'Young Data'.E143]=&quot;&quot;;&quot;&quot;;[$'Young Data'.E143])">
            <text:p/>
          </table:table-cell>
          <table:table-cell table:style-name="ce55" table:formula="of:=IF([$'Young Data'.F143]=&quot;&quot;;&quot;&quot;;[$'Young Data'.F143])">
            <text:p/>
          </table:table-cell>
          <table:table-cell table:style-name="ce55" table:formula="of:=IF([$'Young Data'.G143]=&quot;&quot;;&quot;&quot;;[$'Young Data'.G143])">
            <text:p/>
          </table:table-cell>
          <table:table-cell table:style-name="ce55" table:formula="of:=IF([$'Young Data'.H143]=&quot;&quot;;&quot;&quot;;[$'Young Data'.H143])">
            <text:p/>
          </table:table-cell>
          <table:table-cell table:style-name="ce55" table:formula="of:=IF([$'Young Data'.I143]=&quot;&quot;;&quot;&quot;;[$'Young Data'.I143])">
            <text:p/>
          </table:table-cell>
          <table:table-cell table:style-name="ce62" table:formula="of:=IF([$'Young Data'.J143]=&quot;&quot;;&quot;&quot;;[$'Young Data'.J143])">
            <text:p/>
          </table:table-cell>
          <table:table-cell table:style-name="ce65" table:formula="of:=IF([$'Young Data'.K143]=&quot;&quot;;&quot;&quot;;[$'Young Data'.K143])">
            <text:p/>
          </table:table-cell>
          <table:table-cell table:style-name="ce65" table:formula="of:=IF([$'Young Data'.L143]=&quot;&quot;;&quot;&quot;;[$'Young Data'.L143])">
            <text:p/>
          </table:table-cell>
          <table:table-cell table:style-name="ce65" table:formula="of:=IF([$'Young Data'.M143]=&quot;&quot;;&quot;&quot;;[$'Young Data'.M143])">
            <text:p/>
          </table:table-cell>
          <table:table-cell table:style-name="ce65" table:formula="of:=IF([$'Young Data'.N143]=&quot;&quot;;&quot;&quot;;[$'Young Data'.N143])">
            <text:p/>
          </table:table-cell>
          <table:table-cell table:style-name="ce65" table:formula="of:=IF([$'Young Data'.O143]=&quot;&quot;;&quot;&quot;;[$'Young Data'.O143])">
            <text:p/>
          </table:table-cell>
          <table:table-cell table:style-name="ce71" table:formula="of:=IF([$'Young Data'.P143]=&quot;&quot;;&quot;&quot;;[$'Young Data'.P143])">
            <text:p/>
          </table:table-cell>
          <table:table-cell table:style-name="ce51" table:formula="of:=IF([$'Young Data'.Q143]=&quot;&quot;;&quot;&quot;;[$'Young Data'.Q143])">
            <text:p/>
          </table:table-cell>
          <table:table-cell table:style-name="ce80" table:formula="of:=IF([$'Young Data'.R143]=&quot;&quot;;&quot;&quot;;[$'Young Data'.R143])">
            <text:p/>
          </table:table-cell>
          <table:table-cell table:style-name="ce80" table:formula="of:=IF([$'Young Data'.S143]=&quot;&quot;;&quot;&quot;;[$'Young Data'.S143])">
            <text:p/>
          </table:table-cell>
          <table:table-cell table:style-name="ce84" table:formula="of:=IF([$'Young Data'.T143]=&quot;&quot;;&quot;&quot;;[$'Young Data'.T143])">
            <text:p/>
          </table:table-cell>
          <table:table-cell table:style-name="ce84" table:formula="of:=IF([$'Young Data'.U143]=&quot;&quot;;&quot;&quot;;[$'Young Data'.U143])">
            <text:p/>
          </table:table-cell>
          <table:table-cell table:style-name="ce84" table:formula="of:=IF([$'Young Data'.V143]=&quot;&quot;;&quot;&quot;;[$'Young Data'.V143])">
            <text:p/>
          </table:table-cell>
          <table:table-cell table:style-name="ce84" table:formula="of:=IF([$'Young Data'.W143]=&quot;&quot;;&quot;&quot;;[$'Young Data'.W143])">
            <text:p/>
          </table:table-cell>
          <table:table-cell table:style-name="ce84" table:formula="of:=IF([$'Young Data'.X143]=&quot;&quot;;&quot;&quot;;[$'Young Data'.X14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4]=&quot;&quot;;&quot;&quot;;[$'Young Data'.A144])">
            <text:p/>
          </table:table-cell>
          <table:table-cell table:style-name="ce51" table:formula="of:=IF([$'Young Data'.B144]=&quot;&quot;;&quot;&quot;;[$'Young Data'.B144])">
            <text:p/>
          </table:table-cell>
          <table:table-cell table:style-name="ce51" table:formula="of:=IF([$'Young Data'.C144]=&quot;&quot;;&quot;&quot;;[$'Young Data'.C144])">
            <text:p/>
          </table:table-cell>
          <table:table-cell table:style-name="ce51" table:formula="of:=IF([$'Young Data'.D144]=&quot;&quot;;&quot;&quot;;[$'Young Data'.D144])">
            <text:p/>
          </table:table-cell>
          <table:table-cell table:style-name="ce55" table:formula="of:=IF([$'Young Data'.E144]=&quot;&quot;;&quot;&quot;;[$'Young Data'.E144])">
            <text:p/>
          </table:table-cell>
          <table:table-cell table:style-name="ce55" table:formula="of:=IF([$'Young Data'.F144]=&quot;&quot;;&quot;&quot;;[$'Young Data'.F144])">
            <text:p/>
          </table:table-cell>
          <table:table-cell table:style-name="ce55" table:formula="of:=IF([$'Young Data'.G144]=&quot;&quot;;&quot;&quot;;[$'Young Data'.G144])">
            <text:p/>
          </table:table-cell>
          <table:table-cell table:style-name="ce55" table:formula="of:=IF([$'Young Data'.H144]=&quot;&quot;;&quot;&quot;;[$'Young Data'.H144])">
            <text:p/>
          </table:table-cell>
          <table:table-cell table:style-name="ce55" table:formula="of:=IF([$'Young Data'.I144]=&quot;&quot;;&quot;&quot;;[$'Young Data'.I144])">
            <text:p/>
          </table:table-cell>
          <table:table-cell table:style-name="ce62" table:formula="of:=IF([$'Young Data'.J144]=&quot;&quot;;&quot;&quot;;[$'Young Data'.J144])">
            <text:p/>
          </table:table-cell>
          <table:table-cell table:style-name="ce65" table:formula="of:=IF([$'Young Data'.K144]=&quot;&quot;;&quot;&quot;;[$'Young Data'.K144])">
            <text:p/>
          </table:table-cell>
          <table:table-cell table:style-name="ce65" table:formula="of:=IF([$'Young Data'.L144]=&quot;&quot;;&quot;&quot;;[$'Young Data'.L144])">
            <text:p/>
          </table:table-cell>
          <table:table-cell table:style-name="ce65" table:formula="of:=IF([$'Young Data'.M144]=&quot;&quot;;&quot;&quot;;[$'Young Data'.M144])">
            <text:p/>
          </table:table-cell>
          <table:table-cell table:style-name="ce65" table:formula="of:=IF([$'Young Data'.N144]=&quot;&quot;;&quot;&quot;;[$'Young Data'.N144])">
            <text:p/>
          </table:table-cell>
          <table:table-cell table:style-name="ce65" table:formula="of:=IF([$'Young Data'.O144]=&quot;&quot;;&quot;&quot;;[$'Young Data'.O144])">
            <text:p/>
          </table:table-cell>
          <table:table-cell table:style-name="ce71" table:formula="of:=IF([$'Young Data'.P144]=&quot;&quot;;&quot;&quot;;[$'Young Data'.P144])">
            <text:p/>
          </table:table-cell>
          <table:table-cell table:style-name="ce51" table:formula="of:=IF([$'Young Data'.Q144]=&quot;&quot;;&quot;&quot;;[$'Young Data'.Q144])">
            <text:p/>
          </table:table-cell>
          <table:table-cell table:style-name="ce80" table:formula="of:=IF([$'Young Data'.R144]=&quot;&quot;;&quot;&quot;;[$'Young Data'.R144])">
            <text:p/>
          </table:table-cell>
          <table:table-cell table:style-name="ce80" table:formula="of:=IF([$'Young Data'.S144]=&quot;&quot;;&quot;&quot;;[$'Young Data'.S144])">
            <text:p/>
          </table:table-cell>
          <table:table-cell table:style-name="ce84" table:formula="of:=IF([$'Young Data'.T144]=&quot;&quot;;&quot;&quot;;[$'Young Data'.T144])">
            <text:p/>
          </table:table-cell>
          <table:table-cell table:style-name="ce84" table:formula="of:=IF([$'Young Data'.U144]=&quot;&quot;;&quot;&quot;;[$'Young Data'.U144])">
            <text:p/>
          </table:table-cell>
          <table:table-cell table:style-name="ce84" table:formula="of:=IF([$'Young Data'.V144]=&quot;&quot;;&quot;&quot;;[$'Young Data'.V144])">
            <text:p/>
          </table:table-cell>
          <table:table-cell table:style-name="ce84" table:formula="of:=IF([$'Young Data'.W144]=&quot;&quot;;&quot;&quot;;[$'Young Data'.W144])">
            <text:p/>
          </table:table-cell>
          <table:table-cell table:style-name="ce84" table:formula="of:=IF([$'Young Data'.X144]=&quot;&quot;;&quot;&quot;;[$'Young Data'.X14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5]=&quot;&quot;;&quot;&quot;;[$'Young Data'.A145])">
            <text:p/>
          </table:table-cell>
          <table:table-cell table:style-name="ce51" table:formula="of:=IF([$'Young Data'.B145]=&quot;&quot;;&quot;&quot;;[$'Young Data'.B145])">
            <text:p/>
          </table:table-cell>
          <table:table-cell table:style-name="ce51" table:formula="of:=IF([$'Young Data'.C145]=&quot;&quot;;&quot;&quot;;[$'Young Data'.C145])">
            <text:p/>
          </table:table-cell>
          <table:table-cell table:style-name="ce51" table:formula="of:=IF([$'Young Data'.D145]=&quot;&quot;;&quot;&quot;;[$'Young Data'.D145])">
            <text:p/>
          </table:table-cell>
          <table:table-cell table:style-name="ce55" table:formula="of:=IF([$'Young Data'.E145]=&quot;&quot;;&quot;&quot;;[$'Young Data'.E145])">
            <text:p/>
          </table:table-cell>
          <table:table-cell table:style-name="ce55" table:formula="of:=IF([$'Young Data'.F145]=&quot;&quot;;&quot;&quot;;[$'Young Data'.F145])">
            <text:p/>
          </table:table-cell>
          <table:table-cell table:style-name="ce55" table:formula="of:=IF([$'Young Data'.G145]=&quot;&quot;;&quot;&quot;;[$'Young Data'.G145])">
            <text:p/>
          </table:table-cell>
          <table:table-cell table:style-name="ce55" table:formula="of:=IF([$'Young Data'.H145]=&quot;&quot;;&quot;&quot;;[$'Young Data'.H145])">
            <text:p/>
          </table:table-cell>
          <table:table-cell table:style-name="ce55" table:formula="of:=IF([$'Young Data'.I145]=&quot;&quot;;&quot;&quot;;[$'Young Data'.I145])">
            <text:p/>
          </table:table-cell>
          <table:table-cell table:style-name="ce62" table:formula="of:=IF([$'Young Data'.J145]=&quot;&quot;;&quot;&quot;;[$'Young Data'.J145])">
            <text:p/>
          </table:table-cell>
          <table:table-cell table:style-name="ce65" table:formula="of:=IF([$'Young Data'.K145]=&quot;&quot;;&quot;&quot;;[$'Young Data'.K145])">
            <text:p/>
          </table:table-cell>
          <table:table-cell table:style-name="ce65" table:formula="of:=IF([$'Young Data'.L145]=&quot;&quot;;&quot;&quot;;[$'Young Data'.L145])">
            <text:p/>
          </table:table-cell>
          <table:table-cell table:style-name="ce65" table:formula="of:=IF([$'Young Data'.M145]=&quot;&quot;;&quot;&quot;;[$'Young Data'.M145])">
            <text:p/>
          </table:table-cell>
          <table:table-cell table:style-name="ce65" table:formula="of:=IF([$'Young Data'.N145]=&quot;&quot;;&quot;&quot;;[$'Young Data'.N145])">
            <text:p/>
          </table:table-cell>
          <table:table-cell table:style-name="ce65" table:formula="of:=IF([$'Young Data'.O145]=&quot;&quot;;&quot;&quot;;[$'Young Data'.O145])">
            <text:p/>
          </table:table-cell>
          <table:table-cell table:style-name="ce71" table:formula="of:=IF([$'Young Data'.P145]=&quot;&quot;;&quot;&quot;;[$'Young Data'.P145])">
            <text:p/>
          </table:table-cell>
          <table:table-cell table:style-name="ce51" table:formula="of:=IF([$'Young Data'.Q145]=&quot;&quot;;&quot;&quot;;[$'Young Data'.Q145])">
            <text:p/>
          </table:table-cell>
          <table:table-cell table:style-name="ce80" table:formula="of:=IF([$'Young Data'.R145]=&quot;&quot;;&quot;&quot;;[$'Young Data'.R145])">
            <text:p/>
          </table:table-cell>
          <table:table-cell table:style-name="ce80" table:formula="of:=IF([$'Young Data'.S145]=&quot;&quot;;&quot;&quot;;[$'Young Data'.S145])">
            <text:p/>
          </table:table-cell>
          <table:table-cell table:style-name="ce84" table:formula="of:=IF([$'Young Data'.T145]=&quot;&quot;;&quot;&quot;;[$'Young Data'.T145])">
            <text:p/>
          </table:table-cell>
          <table:table-cell table:style-name="ce84" table:formula="of:=IF([$'Young Data'.U145]=&quot;&quot;;&quot;&quot;;[$'Young Data'.U145])">
            <text:p/>
          </table:table-cell>
          <table:table-cell table:style-name="ce84" table:formula="of:=IF([$'Young Data'.V145]=&quot;&quot;;&quot;&quot;;[$'Young Data'.V145])">
            <text:p/>
          </table:table-cell>
          <table:table-cell table:style-name="ce84" table:formula="of:=IF([$'Young Data'.W145]=&quot;&quot;;&quot;&quot;;[$'Young Data'.W145])">
            <text:p/>
          </table:table-cell>
          <table:table-cell table:style-name="ce84" table:formula="of:=IF([$'Young Data'.X145]=&quot;&quot;;&quot;&quot;;[$'Young Data'.X14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6]=&quot;&quot;;&quot;&quot;;[$'Young Data'.A146])">
            <text:p/>
          </table:table-cell>
          <table:table-cell table:style-name="ce51" table:formula="of:=IF([$'Young Data'.B146]=&quot;&quot;;&quot;&quot;;[$'Young Data'.B146])">
            <text:p/>
          </table:table-cell>
          <table:table-cell table:style-name="ce51" table:formula="of:=IF([$'Young Data'.C146]=&quot;&quot;;&quot;&quot;;[$'Young Data'.C146])">
            <text:p/>
          </table:table-cell>
          <table:table-cell table:style-name="ce51" table:formula="of:=IF([$'Young Data'.D146]=&quot;&quot;;&quot;&quot;;[$'Young Data'.D146])">
            <text:p/>
          </table:table-cell>
          <table:table-cell table:style-name="ce55" table:formula="of:=IF([$'Young Data'.E146]=&quot;&quot;;&quot;&quot;;[$'Young Data'.E146])">
            <text:p/>
          </table:table-cell>
          <table:table-cell table:style-name="ce55" table:formula="of:=IF([$'Young Data'.F146]=&quot;&quot;;&quot;&quot;;[$'Young Data'.F146])">
            <text:p/>
          </table:table-cell>
          <table:table-cell table:style-name="ce55" table:formula="of:=IF([$'Young Data'.G146]=&quot;&quot;;&quot;&quot;;[$'Young Data'.G146])">
            <text:p/>
          </table:table-cell>
          <table:table-cell table:style-name="ce55" table:formula="of:=IF([$'Young Data'.H146]=&quot;&quot;;&quot;&quot;;[$'Young Data'.H146])">
            <text:p/>
          </table:table-cell>
          <table:table-cell table:style-name="ce55" table:formula="of:=IF([$'Young Data'.I146]=&quot;&quot;;&quot;&quot;;[$'Young Data'.I146])">
            <text:p/>
          </table:table-cell>
          <table:table-cell table:style-name="ce62" table:formula="of:=IF([$'Young Data'.J146]=&quot;&quot;;&quot;&quot;;[$'Young Data'.J146])">
            <text:p/>
          </table:table-cell>
          <table:table-cell table:style-name="ce65" table:formula="of:=IF([$'Young Data'.K146]=&quot;&quot;;&quot;&quot;;[$'Young Data'.K146])">
            <text:p/>
          </table:table-cell>
          <table:table-cell table:style-name="ce65" table:formula="of:=IF([$'Young Data'.L146]=&quot;&quot;;&quot;&quot;;[$'Young Data'.L146])">
            <text:p/>
          </table:table-cell>
          <table:table-cell table:style-name="ce65" table:formula="of:=IF([$'Young Data'.M146]=&quot;&quot;;&quot;&quot;;[$'Young Data'.M146])">
            <text:p/>
          </table:table-cell>
          <table:table-cell table:style-name="ce65" table:formula="of:=IF([$'Young Data'.N146]=&quot;&quot;;&quot;&quot;;[$'Young Data'.N146])">
            <text:p/>
          </table:table-cell>
          <table:table-cell table:style-name="ce65" table:formula="of:=IF([$'Young Data'.O146]=&quot;&quot;;&quot;&quot;;[$'Young Data'.O146])">
            <text:p/>
          </table:table-cell>
          <table:table-cell table:style-name="ce71" table:formula="of:=IF([$'Young Data'.P146]=&quot;&quot;;&quot;&quot;;[$'Young Data'.P146])">
            <text:p/>
          </table:table-cell>
          <table:table-cell table:style-name="ce51" table:formula="of:=IF([$'Young Data'.Q146]=&quot;&quot;;&quot;&quot;;[$'Young Data'.Q146])">
            <text:p/>
          </table:table-cell>
          <table:table-cell table:style-name="ce80" table:formula="of:=IF([$'Young Data'.R146]=&quot;&quot;;&quot;&quot;;[$'Young Data'.R146])">
            <text:p/>
          </table:table-cell>
          <table:table-cell table:style-name="ce80" table:formula="of:=IF([$'Young Data'.S146]=&quot;&quot;;&quot;&quot;;[$'Young Data'.S146])">
            <text:p/>
          </table:table-cell>
          <table:table-cell table:style-name="ce84" table:formula="of:=IF([$'Young Data'.T146]=&quot;&quot;;&quot;&quot;;[$'Young Data'.T146])">
            <text:p/>
          </table:table-cell>
          <table:table-cell table:style-name="ce84" table:formula="of:=IF([$'Young Data'.U146]=&quot;&quot;;&quot;&quot;;[$'Young Data'.U146])">
            <text:p/>
          </table:table-cell>
          <table:table-cell table:style-name="ce84" table:formula="of:=IF([$'Young Data'.V146]=&quot;&quot;;&quot;&quot;;[$'Young Data'.V146])">
            <text:p/>
          </table:table-cell>
          <table:table-cell table:style-name="ce84" table:formula="of:=IF([$'Young Data'.W146]=&quot;&quot;;&quot;&quot;;[$'Young Data'.W146])">
            <text:p/>
          </table:table-cell>
          <table:table-cell table:style-name="ce84" table:formula="of:=IF([$'Young Data'.X146]=&quot;&quot;;&quot;&quot;;[$'Young Data'.X14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7]=&quot;&quot;;&quot;&quot;;[$'Young Data'.A147])">
            <text:p/>
          </table:table-cell>
          <table:table-cell table:style-name="ce51" table:formula="of:=IF([$'Young Data'.B147]=&quot;&quot;;&quot;&quot;;[$'Young Data'.B147])">
            <text:p/>
          </table:table-cell>
          <table:table-cell table:style-name="ce51" table:formula="of:=IF([$'Young Data'.C147]=&quot;&quot;;&quot;&quot;;[$'Young Data'.C147])">
            <text:p/>
          </table:table-cell>
          <table:table-cell table:style-name="ce51" table:formula="of:=IF([$'Young Data'.D147]=&quot;&quot;;&quot;&quot;;[$'Young Data'.D147])">
            <text:p/>
          </table:table-cell>
          <table:table-cell table:style-name="ce55" table:formula="of:=IF([$'Young Data'.E147]=&quot;&quot;;&quot;&quot;;[$'Young Data'.E147])">
            <text:p/>
          </table:table-cell>
          <table:table-cell table:style-name="ce55" table:formula="of:=IF([$'Young Data'.F147]=&quot;&quot;;&quot;&quot;;[$'Young Data'.F147])">
            <text:p/>
          </table:table-cell>
          <table:table-cell table:style-name="ce55" table:formula="of:=IF([$'Young Data'.G147]=&quot;&quot;;&quot;&quot;;[$'Young Data'.G147])">
            <text:p/>
          </table:table-cell>
          <table:table-cell table:style-name="ce55" table:formula="of:=IF([$'Young Data'.H147]=&quot;&quot;;&quot;&quot;;[$'Young Data'.H147])">
            <text:p/>
          </table:table-cell>
          <table:table-cell table:style-name="ce55" table:formula="of:=IF([$'Young Data'.I147]=&quot;&quot;;&quot;&quot;;[$'Young Data'.I147])">
            <text:p/>
          </table:table-cell>
          <table:table-cell table:style-name="ce62" table:formula="of:=IF([$'Young Data'.J147]=&quot;&quot;;&quot;&quot;;[$'Young Data'.J147])">
            <text:p/>
          </table:table-cell>
          <table:table-cell table:style-name="ce65" table:formula="of:=IF([$'Young Data'.K147]=&quot;&quot;;&quot;&quot;;[$'Young Data'.K147])">
            <text:p/>
          </table:table-cell>
          <table:table-cell table:style-name="ce65" table:formula="of:=IF([$'Young Data'.L147]=&quot;&quot;;&quot;&quot;;[$'Young Data'.L147])">
            <text:p/>
          </table:table-cell>
          <table:table-cell table:style-name="ce65" table:formula="of:=IF([$'Young Data'.M147]=&quot;&quot;;&quot;&quot;;[$'Young Data'.M147])">
            <text:p/>
          </table:table-cell>
          <table:table-cell table:style-name="ce65" table:formula="of:=IF([$'Young Data'.N147]=&quot;&quot;;&quot;&quot;;[$'Young Data'.N147])">
            <text:p/>
          </table:table-cell>
          <table:table-cell table:style-name="ce65" table:formula="of:=IF([$'Young Data'.O147]=&quot;&quot;;&quot;&quot;;[$'Young Data'.O147])">
            <text:p/>
          </table:table-cell>
          <table:table-cell table:style-name="ce71" table:formula="of:=IF([$'Young Data'.P147]=&quot;&quot;;&quot;&quot;;[$'Young Data'.P147])">
            <text:p/>
          </table:table-cell>
          <table:table-cell table:style-name="ce51" table:formula="of:=IF([$'Young Data'.Q147]=&quot;&quot;;&quot;&quot;;[$'Young Data'.Q147])">
            <text:p/>
          </table:table-cell>
          <table:table-cell table:style-name="ce80" table:formula="of:=IF([$'Young Data'.R147]=&quot;&quot;;&quot;&quot;;[$'Young Data'.R147])">
            <text:p/>
          </table:table-cell>
          <table:table-cell table:style-name="ce80" table:formula="of:=IF([$'Young Data'.S147]=&quot;&quot;;&quot;&quot;;[$'Young Data'.S147])">
            <text:p/>
          </table:table-cell>
          <table:table-cell table:style-name="ce84" table:formula="of:=IF([$'Young Data'.T147]=&quot;&quot;;&quot;&quot;;[$'Young Data'.T147])">
            <text:p/>
          </table:table-cell>
          <table:table-cell table:style-name="ce84" table:formula="of:=IF([$'Young Data'.U147]=&quot;&quot;;&quot;&quot;;[$'Young Data'.U147])">
            <text:p/>
          </table:table-cell>
          <table:table-cell table:style-name="ce84" table:formula="of:=IF([$'Young Data'.V147]=&quot;&quot;;&quot;&quot;;[$'Young Data'.V147])">
            <text:p/>
          </table:table-cell>
          <table:table-cell table:style-name="ce84" table:formula="of:=IF([$'Young Data'.W147]=&quot;&quot;;&quot;&quot;;[$'Young Data'.W147])">
            <text:p/>
          </table:table-cell>
          <table:table-cell table:style-name="ce84" table:formula="of:=IF([$'Young Data'.X147]=&quot;&quot;;&quot;&quot;;[$'Young Data'.X14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8]=&quot;&quot;;&quot;&quot;;[$'Young Data'.A148])">
            <text:p/>
          </table:table-cell>
          <table:table-cell table:style-name="ce51" table:formula="of:=IF([$'Young Data'.B148]=&quot;&quot;;&quot;&quot;;[$'Young Data'.B148])">
            <text:p/>
          </table:table-cell>
          <table:table-cell table:style-name="ce51" table:formula="of:=IF([$'Young Data'.C148]=&quot;&quot;;&quot;&quot;;[$'Young Data'.C148])">
            <text:p/>
          </table:table-cell>
          <table:table-cell table:style-name="ce51" table:formula="of:=IF([$'Young Data'.D148]=&quot;&quot;;&quot;&quot;;[$'Young Data'.D148])">
            <text:p/>
          </table:table-cell>
          <table:table-cell table:style-name="ce55" table:formula="of:=IF([$'Young Data'.E148]=&quot;&quot;;&quot;&quot;;[$'Young Data'.E148])">
            <text:p/>
          </table:table-cell>
          <table:table-cell table:style-name="ce55" table:formula="of:=IF([$'Young Data'.F148]=&quot;&quot;;&quot;&quot;;[$'Young Data'.F148])">
            <text:p/>
          </table:table-cell>
          <table:table-cell table:style-name="ce55" table:formula="of:=IF([$'Young Data'.G148]=&quot;&quot;;&quot;&quot;;[$'Young Data'.G148])">
            <text:p/>
          </table:table-cell>
          <table:table-cell table:style-name="ce55" table:formula="of:=IF([$'Young Data'.H148]=&quot;&quot;;&quot;&quot;;[$'Young Data'.H148])">
            <text:p/>
          </table:table-cell>
          <table:table-cell table:style-name="ce55" table:formula="of:=IF([$'Young Data'.I148]=&quot;&quot;;&quot;&quot;;[$'Young Data'.I148])">
            <text:p/>
          </table:table-cell>
          <table:table-cell table:style-name="ce62" table:formula="of:=IF([$'Young Data'.J148]=&quot;&quot;;&quot;&quot;;[$'Young Data'.J148])">
            <text:p/>
          </table:table-cell>
          <table:table-cell table:style-name="ce65" table:formula="of:=IF([$'Young Data'.K148]=&quot;&quot;;&quot;&quot;;[$'Young Data'.K148])">
            <text:p/>
          </table:table-cell>
          <table:table-cell table:style-name="ce65" table:formula="of:=IF([$'Young Data'.L148]=&quot;&quot;;&quot;&quot;;[$'Young Data'.L148])">
            <text:p/>
          </table:table-cell>
          <table:table-cell table:style-name="ce65" table:formula="of:=IF([$'Young Data'.M148]=&quot;&quot;;&quot;&quot;;[$'Young Data'.M148])">
            <text:p/>
          </table:table-cell>
          <table:table-cell table:style-name="ce65" table:formula="of:=IF([$'Young Data'.N148]=&quot;&quot;;&quot;&quot;;[$'Young Data'.N148])">
            <text:p/>
          </table:table-cell>
          <table:table-cell table:style-name="ce65" table:formula="of:=IF([$'Young Data'.O148]=&quot;&quot;;&quot;&quot;;[$'Young Data'.O148])">
            <text:p/>
          </table:table-cell>
          <table:table-cell table:style-name="ce71" table:formula="of:=IF([$'Young Data'.P148]=&quot;&quot;;&quot;&quot;;[$'Young Data'.P148])">
            <text:p/>
          </table:table-cell>
          <table:table-cell table:style-name="ce51" table:formula="of:=IF([$'Young Data'.Q148]=&quot;&quot;;&quot;&quot;;[$'Young Data'.Q148])">
            <text:p/>
          </table:table-cell>
          <table:table-cell table:style-name="ce80" table:formula="of:=IF([$'Young Data'.R148]=&quot;&quot;;&quot;&quot;;[$'Young Data'.R148])">
            <text:p/>
          </table:table-cell>
          <table:table-cell table:style-name="ce80" table:formula="of:=IF([$'Young Data'.S148]=&quot;&quot;;&quot;&quot;;[$'Young Data'.S148])">
            <text:p/>
          </table:table-cell>
          <table:table-cell table:style-name="ce84" table:formula="of:=IF([$'Young Data'.T148]=&quot;&quot;;&quot;&quot;;[$'Young Data'.T148])">
            <text:p/>
          </table:table-cell>
          <table:table-cell table:style-name="ce84" table:formula="of:=IF([$'Young Data'.U148]=&quot;&quot;;&quot;&quot;;[$'Young Data'.U148])">
            <text:p/>
          </table:table-cell>
          <table:table-cell table:style-name="ce84" table:formula="of:=IF([$'Young Data'.V148]=&quot;&quot;;&quot;&quot;;[$'Young Data'.V148])">
            <text:p/>
          </table:table-cell>
          <table:table-cell table:style-name="ce84" table:formula="of:=IF([$'Young Data'.W148]=&quot;&quot;;&quot;&quot;;[$'Young Data'.W148])">
            <text:p/>
          </table:table-cell>
          <table:table-cell table:style-name="ce84" table:formula="of:=IF([$'Young Data'.X148]=&quot;&quot;;&quot;&quot;;[$'Young Data'.X14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49]=&quot;&quot;;&quot;&quot;;[$'Young Data'.A149])">
            <text:p/>
          </table:table-cell>
          <table:table-cell table:style-name="ce51" table:formula="of:=IF([$'Young Data'.B149]=&quot;&quot;;&quot;&quot;;[$'Young Data'.B149])">
            <text:p/>
          </table:table-cell>
          <table:table-cell table:style-name="ce51" table:formula="of:=IF([$'Young Data'.C149]=&quot;&quot;;&quot;&quot;;[$'Young Data'.C149])">
            <text:p/>
          </table:table-cell>
          <table:table-cell table:style-name="ce51" table:formula="of:=IF([$'Young Data'.D149]=&quot;&quot;;&quot;&quot;;[$'Young Data'.D149])">
            <text:p/>
          </table:table-cell>
          <table:table-cell table:style-name="ce55" table:formula="of:=IF([$'Young Data'.E149]=&quot;&quot;;&quot;&quot;;[$'Young Data'.E149])">
            <text:p/>
          </table:table-cell>
          <table:table-cell table:style-name="ce55" table:formula="of:=IF([$'Young Data'.F149]=&quot;&quot;;&quot;&quot;;[$'Young Data'.F149])">
            <text:p/>
          </table:table-cell>
          <table:table-cell table:style-name="ce55" table:formula="of:=IF([$'Young Data'.G149]=&quot;&quot;;&quot;&quot;;[$'Young Data'.G149])">
            <text:p/>
          </table:table-cell>
          <table:table-cell table:style-name="ce55" table:formula="of:=IF([$'Young Data'.H149]=&quot;&quot;;&quot;&quot;;[$'Young Data'.H149])">
            <text:p/>
          </table:table-cell>
          <table:table-cell table:style-name="ce55" table:formula="of:=IF([$'Young Data'.I149]=&quot;&quot;;&quot;&quot;;[$'Young Data'.I149])">
            <text:p/>
          </table:table-cell>
          <table:table-cell table:style-name="ce62" table:formula="of:=IF([$'Young Data'.J149]=&quot;&quot;;&quot;&quot;;[$'Young Data'.J149])">
            <text:p/>
          </table:table-cell>
          <table:table-cell table:style-name="ce65" table:formula="of:=IF([$'Young Data'.K149]=&quot;&quot;;&quot;&quot;;[$'Young Data'.K149])">
            <text:p/>
          </table:table-cell>
          <table:table-cell table:style-name="ce65" table:formula="of:=IF([$'Young Data'.L149]=&quot;&quot;;&quot;&quot;;[$'Young Data'.L149])">
            <text:p/>
          </table:table-cell>
          <table:table-cell table:style-name="ce65" table:formula="of:=IF([$'Young Data'.M149]=&quot;&quot;;&quot;&quot;;[$'Young Data'.M149])">
            <text:p/>
          </table:table-cell>
          <table:table-cell table:style-name="ce65" table:formula="of:=IF([$'Young Data'.N149]=&quot;&quot;;&quot;&quot;;[$'Young Data'.N149])">
            <text:p/>
          </table:table-cell>
          <table:table-cell table:style-name="ce65" table:formula="of:=IF([$'Young Data'.O149]=&quot;&quot;;&quot;&quot;;[$'Young Data'.O149])">
            <text:p/>
          </table:table-cell>
          <table:table-cell table:style-name="ce71" table:formula="of:=IF([$'Young Data'.P149]=&quot;&quot;;&quot;&quot;;[$'Young Data'.P149])">
            <text:p/>
          </table:table-cell>
          <table:table-cell table:style-name="ce51" table:formula="of:=IF([$'Young Data'.Q149]=&quot;&quot;;&quot;&quot;;[$'Young Data'.Q149])">
            <text:p/>
          </table:table-cell>
          <table:table-cell table:style-name="ce80" table:formula="of:=IF([$'Young Data'.R149]=&quot;&quot;;&quot;&quot;;[$'Young Data'.R149])">
            <text:p/>
          </table:table-cell>
          <table:table-cell table:style-name="ce80" table:formula="of:=IF([$'Young Data'.S149]=&quot;&quot;;&quot;&quot;;[$'Young Data'.S149])">
            <text:p/>
          </table:table-cell>
          <table:table-cell table:style-name="ce84" table:formula="of:=IF([$'Young Data'.T149]=&quot;&quot;;&quot;&quot;;[$'Young Data'.T149])">
            <text:p/>
          </table:table-cell>
          <table:table-cell table:style-name="ce84" table:formula="of:=IF([$'Young Data'.U149]=&quot;&quot;;&quot;&quot;;[$'Young Data'.U149])">
            <text:p/>
          </table:table-cell>
          <table:table-cell table:style-name="ce84" table:formula="of:=IF([$'Young Data'.V149]=&quot;&quot;;&quot;&quot;;[$'Young Data'.V149])">
            <text:p/>
          </table:table-cell>
          <table:table-cell table:style-name="ce84" table:formula="of:=IF([$'Young Data'.W149]=&quot;&quot;;&quot;&quot;;[$'Young Data'.W149])">
            <text:p/>
          </table:table-cell>
          <table:table-cell table:style-name="ce84" table:formula="of:=IF([$'Young Data'.X149]=&quot;&quot;;&quot;&quot;;[$'Young Data'.X14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0]=&quot;&quot;;&quot;&quot;;[$'Young Data'.A150])">
            <text:p/>
          </table:table-cell>
          <table:table-cell table:style-name="ce51" table:formula="of:=IF([$'Young Data'.B150]=&quot;&quot;;&quot;&quot;;[$'Young Data'.B150])">
            <text:p/>
          </table:table-cell>
          <table:table-cell table:style-name="ce51" table:formula="of:=IF([$'Young Data'.C150]=&quot;&quot;;&quot;&quot;;[$'Young Data'.C150])">
            <text:p/>
          </table:table-cell>
          <table:table-cell table:style-name="ce51" table:formula="of:=IF([$'Young Data'.D150]=&quot;&quot;;&quot;&quot;;[$'Young Data'.D150])">
            <text:p/>
          </table:table-cell>
          <table:table-cell table:style-name="ce55" table:formula="of:=IF([$'Young Data'.E150]=&quot;&quot;;&quot;&quot;;[$'Young Data'.E150])">
            <text:p/>
          </table:table-cell>
          <table:table-cell table:style-name="ce55" table:formula="of:=IF([$'Young Data'.F150]=&quot;&quot;;&quot;&quot;;[$'Young Data'.F150])">
            <text:p/>
          </table:table-cell>
          <table:table-cell table:style-name="ce55" table:formula="of:=IF([$'Young Data'.G150]=&quot;&quot;;&quot;&quot;;[$'Young Data'.G150])">
            <text:p/>
          </table:table-cell>
          <table:table-cell table:style-name="ce55" table:formula="of:=IF([$'Young Data'.H150]=&quot;&quot;;&quot;&quot;;[$'Young Data'.H150])">
            <text:p/>
          </table:table-cell>
          <table:table-cell table:style-name="ce55" table:formula="of:=IF([$'Young Data'.I150]=&quot;&quot;;&quot;&quot;;[$'Young Data'.I150])">
            <text:p/>
          </table:table-cell>
          <table:table-cell table:style-name="ce62" table:formula="of:=IF([$'Young Data'.J150]=&quot;&quot;;&quot;&quot;;[$'Young Data'.J150])">
            <text:p/>
          </table:table-cell>
          <table:table-cell table:style-name="ce65" table:formula="of:=IF([$'Young Data'.K150]=&quot;&quot;;&quot;&quot;;[$'Young Data'.K150])">
            <text:p/>
          </table:table-cell>
          <table:table-cell table:style-name="ce65" table:formula="of:=IF([$'Young Data'.L150]=&quot;&quot;;&quot;&quot;;[$'Young Data'.L150])">
            <text:p/>
          </table:table-cell>
          <table:table-cell table:style-name="ce65" table:formula="of:=IF([$'Young Data'.M150]=&quot;&quot;;&quot;&quot;;[$'Young Data'.M150])">
            <text:p/>
          </table:table-cell>
          <table:table-cell table:style-name="ce65" table:formula="of:=IF([$'Young Data'.N150]=&quot;&quot;;&quot;&quot;;[$'Young Data'.N150])">
            <text:p/>
          </table:table-cell>
          <table:table-cell table:style-name="ce65" table:formula="of:=IF([$'Young Data'.O150]=&quot;&quot;;&quot;&quot;;[$'Young Data'.O150])">
            <text:p/>
          </table:table-cell>
          <table:table-cell table:style-name="ce71" table:formula="of:=IF([$'Young Data'.P150]=&quot;&quot;;&quot;&quot;;[$'Young Data'.P150])">
            <text:p/>
          </table:table-cell>
          <table:table-cell table:style-name="ce51" table:formula="of:=IF([$'Young Data'.Q150]=&quot;&quot;;&quot;&quot;;[$'Young Data'.Q150])">
            <text:p/>
          </table:table-cell>
          <table:table-cell table:style-name="ce80" table:formula="of:=IF([$'Young Data'.R150]=&quot;&quot;;&quot;&quot;;[$'Young Data'.R150])">
            <text:p/>
          </table:table-cell>
          <table:table-cell table:style-name="ce80" table:formula="of:=IF([$'Young Data'.S150]=&quot;&quot;;&quot;&quot;;[$'Young Data'.S150])">
            <text:p/>
          </table:table-cell>
          <table:table-cell table:style-name="ce84" table:formula="of:=IF([$'Young Data'.T150]=&quot;&quot;;&quot;&quot;;[$'Young Data'.T150])">
            <text:p/>
          </table:table-cell>
          <table:table-cell table:style-name="ce84" table:formula="of:=IF([$'Young Data'.U150]=&quot;&quot;;&quot;&quot;;[$'Young Data'.U150])">
            <text:p/>
          </table:table-cell>
          <table:table-cell table:style-name="ce84" table:formula="of:=IF([$'Young Data'.V150]=&quot;&quot;;&quot;&quot;;[$'Young Data'.V150])">
            <text:p/>
          </table:table-cell>
          <table:table-cell table:style-name="ce84" table:formula="of:=IF([$'Young Data'.W150]=&quot;&quot;;&quot;&quot;;[$'Young Data'.W150])">
            <text:p/>
          </table:table-cell>
          <table:table-cell table:style-name="ce84" table:formula="of:=IF([$'Young Data'.X150]=&quot;&quot;;&quot;&quot;;[$'Young Data'.X15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1]=&quot;&quot;;&quot;&quot;;[$'Young Data'.A151])">
            <text:p/>
          </table:table-cell>
          <table:table-cell table:style-name="ce51" table:formula="of:=IF([$'Young Data'.B151]=&quot;&quot;;&quot;&quot;;[$'Young Data'.B151])">
            <text:p/>
          </table:table-cell>
          <table:table-cell table:style-name="ce51" table:formula="of:=IF([$'Young Data'.C151]=&quot;&quot;;&quot;&quot;;[$'Young Data'.C151])">
            <text:p/>
          </table:table-cell>
          <table:table-cell table:style-name="ce51" table:formula="of:=IF([$'Young Data'.D151]=&quot;&quot;;&quot;&quot;;[$'Young Data'.D151])">
            <text:p/>
          </table:table-cell>
          <table:table-cell table:style-name="ce55" table:formula="of:=IF([$'Young Data'.E151]=&quot;&quot;;&quot;&quot;;[$'Young Data'.E151])">
            <text:p/>
          </table:table-cell>
          <table:table-cell table:style-name="ce55" table:formula="of:=IF([$'Young Data'.F151]=&quot;&quot;;&quot;&quot;;[$'Young Data'.F151])">
            <text:p/>
          </table:table-cell>
          <table:table-cell table:style-name="ce55" table:formula="of:=IF([$'Young Data'.G151]=&quot;&quot;;&quot;&quot;;[$'Young Data'.G151])">
            <text:p/>
          </table:table-cell>
          <table:table-cell table:style-name="ce55" table:formula="of:=IF([$'Young Data'.H151]=&quot;&quot;;&quot;&quot;;[$'Young Data'.H151])">
            <text:p/>
          </table:table-cell>
          <table:table-cell table:style-name="ce55" table:formula="of:=IF([$'Young Data'.I151]=&quot;&quot;;&quot;&quot;;[$'Young Data'.I151])">
            <text:p/>
          </table:table-cell>
          <table:table-cell table:style-name="ce62" table:formula="of:=IF([$'Young Data'.J151]=&quot;&quot;;&quot;&quot;;[$'Young Data'.J151])">
            <text:p/>
          </table:table-cell>
          <table:table-cell table:style-name="ce65" table:formula="of:=IF([$'Young Data'.K151]=&quot;&quot;;&quot;&quot;;[$'Young Data'.K151])">
            <text:p/>
          </table:table-cell>
          <table:table-cell table:style-name="ce65" table:formula="of:=IF([$'Young Data'.L151]=&quot;&quot;;&quot;&quot;;[$'Young Data'.L151])">
            <text:p/>
          </table:table-cell>
          <table:table-cell table:style-name="ce65" table:formula="of:=IF([$'Young Data'.M151]=&quot;&quot;;&quot;&quot;;[$'Young Data'.M151])">
            <text:p/>
          </table:table-cell>
          <table:table-cell table:style-name="ce65" table:formula="of:=IF([$'Young Data'.N151]=&quot;&quot;;&quot;&quot;;[$'Young Data'.N151])">
            <text:p/>
          </table:table-cell>
          <table:table-cell table:style-name="ce65" table:formula="of:=IF([$'Young Data'.O151]=&quot;&quot;;&quot;&quot;;[$'Young Data'.O151])">
            <text:p/>
          </table:table-cell>
          <table:table-cell table:style-name="ce71" table:formula="of:=IF([$'Young Data'.P151]=&quot;&quot;;&quot;&quot;;[$'Young Data'.P151])">
            <text:p/>
          </table:table-cell>
          <table:table-cell table:style-name="ce51" table:formula="of:=IF([$'Young Data'.Q151]=&quot;&quot;;&quot;&quot;;[$'Young Data'.Q151])">
            <text:p/>
          </table:table-cell>
          <table:table-cell table:style-name="ce80" table:formula="of:=IF([$'Young Data'.R151]=&quot;&quot;;&quot;&quot;;[$'Young Data'.R151])">
            <text:p/>
          </table:table-cell>
          <table:table-cell table:style-name="ce80" table:formula="of:=IF([$'Young Data'.S151]=&quot;&quot;;&quot;&quot;;[$'Young Data'.S151])">
            <text:p/>
          </table:table-cell>
          <table:table-cell table:style-name="ce84" table:formula="of:=IF([$'Young Data'.T151]=&quot;&quot;;&quot;&quot;;[$'Young Data'.T151])">
            <text:p/>
          </table:table-cell>
          <table:table-cell table:style-name="ce84" table:formula="of:=IF([$'Young Data'.U151]=&quot;&quot;;&quot;&quot;;[$'Young Data'.U151])">
            <text:p/>
          </table:table-cell>
          <table:table-cell table:style-name="ce84" table:formula="of:=IF([$'Young Data'.V151]=&quot;&quot;;&quot;&quot;;[$'Young Data'.V151])">
            <text:p/>
          </table:table-cell>
          <table:table-cell table:style-name="ce84" table:formula="of:=IF([$'Young Data'.W151]=&quot;&quot;;&quot;&quot;;[$'Young Data'.W151])">
            <text:p/>
          </table:table-cell>
          <table:table-cell table:style-name="ce84" table:formula="of:=IF([$'Young Data'.X151]=&quot;&quot;;&quot;&quot;;[$'Young Data'.X15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2]=&quot;&quot;;&quot;&quot;;[$'Young Data'.A152])">
            <text:p/>
          </table:table-cell>
          <table:table-cell table:style-name="ce51" table:formula="of:=IF([$'Young Data'.B152]=&quot;&quot;;&quot;&quot;;[$'Young Data'.B152])">
            <text:p/>
          </table:table-cell>
          <table:table-cell table:style-name="ce51" table:formula="of:=IF([$'Young Data'.C152]=&quot;&quot;;&quot;&quot;;[$'Young Data'.C152])">
            <text:p/>
          </table:table-cell>
          <table:table-cell table:style-name="ce51" table:formula="of:=IF([$'Young Data'.D152]=&quot;&quot;;&quot;&quot;;[$'Young Data'.D152])">
            <text:p/>
          </table:table-cell>
          <table:table-cell table:style-name="ce55" table:formula="of:=IF([$'Young Data'.E152]=&quot;&quot;;&quot;&quot;;[$'Young Data'.E152])">
            <text:p/>
          </table:table-cell>
          <table:table-cell table:style-name="ce55" table:formula="of:=IF([$'Young Data'.F152]=&quot;&quot;;&quot;&quot;;[$'Young Data'.F152])">
            <text:p/>
          </table:table-cell>
          <table:table-cell table:style-name="ce55" table:formula="of:=IF([$'Young Data'.G152]=&quot;&quot;;&quot;&quot;;[$'Young Data'.G152])">
            <text:p/>
          </table:table-cell>
          <table:table-cell table:style-name="ce55" table:formula="of:=IF([$'Young Data'.H152]=&quot;&quot;;&quot;&quot;;[$'Young Data'.H152])">
            <text:p/>
          </table:table-cell>
          <table:table-cell table:style-name="ce55" table:formula="of:=IF([$'Young Data'.I152]=&quot;&quot;;&quot;&quot;;[$'Young Data'.I152])">
            <text:p/>
          </table:table-cell>
          <table:table-cell table:style-name="ce62" table:formula="of:=IF([$'Young Data'.J152]=&quot;&quot;;&quot;&quot;;[$'Young Data'.J152])">
            <text:p/>
          </table:table-cell>
          <table:table-cell table:style-name="ce65" table:formula="of:=IF([$'Young Data'.K152]=&quot;&quot;;&quot;&quot;;[$'Young Data'.K152])">
            <text:p/>
          </table:table-cell>
          <table:table-cell table:style-name="ce65" table:formula="of:=IF([$'Young Data'.L152]=&quot;&quot;;&quot;&quot;;[$'Young Data'.L152])">
            <text:p/>
          </table:table-cell>
          <table:table-cell table:style-name="ce65" table:formula="of:=IF([$'Young Data'.M152]=&quot;&quot;;&quot;&quot;;[$'Young Data'.M152])">
            <text:p/>
          </table:table-cell>
          <table:table-cell table:style-name="ce65" table:formula="of:=IF([$'Young Data'.N152]=&quot;&quot;;&quot;&quot;;[$'Young Data'.N152])">
            <text:p/>
          </table:table-cell>
          <table:table-cell table:style-name="ce65" table:formula="of:=IF([$'Young Data'.O152]=&quot;&quot;;&quot;&quot;;[$'Young Data'.O152])">
            <text:p/>
          </table:table-cell>
          <table:table-cell table:style-name="ce71" table:formula="of:=IF([$'Young Data'.P152]=&quot;&quot;;&quot;&quot;;[$'Young Data'.P152])">
            <text:p/>
          </table:table-cell>
          <table:table-cell table:style-name="ce51" table:formula="of:=IF([$'Young Data'.Q152]=&quot;&quot;;&quot;&quot;;[$'Young Data'.Q152])">
            <text:p/>
          </table:table-cell>
          <table:table-cell table:style-name="ce80" table:formula="of:=IF([$'Young Data'.R152]=&quot;&quot;;&quot;&quot;;[$'Young Data'.R152])">
            <text:p/>
          </table:table-cell>
          <table:table-cell table:style-name="ce80" table:formula="of:=IF([$'Young Data'.S152]=&quot;&quot;;&quot;&quot;;[$'Young Data'.S152])">
            <text:p/>
          </table:table-cell>
          <table:table-cell table:style-name="ce84" table:formula="of:=IF([$'Young Data'.T152]=&quot;&quot;;&quot;&quot;;[$'Young Data'.T152])">
            <text:p/>
          </table:table-cell>
          <table:table-cell table:style-name="ce84" table:formula="of:=IF([$'Young Data'.U152]=&quot;&quot;;&quot;&quot;;[$'Young Data'.U152])">
            <text:p/>
          </table:table-cell>
          <table:table-cell table:style-name="ce84" table:formula="of:=IF([$'Young Data'.V152]=&quot;&quot;;&quot;&quot;;[$'Young Data'.V152])">
            <text:p/>
          </table:table-cell>
          <table:table-cell table:style-name="ce84" table:formula="of:=IF([$'Young Data'.W152]=&quot;&quot;;&quot;&quot;;[$'Young Data'.W152])">
            <text:p/>
          </table:table-cell>
          <table:table-cell table:style-name="ce84" table:formula="of:=IF([$'Young Data'.X152]=&quot;&quot;;&quot;&quot;;[$'Young Data'.X15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3]=&quot;&quot;;&quot;&quot;;[$'Young Data'.A153])">
            <text:p/>
          </table:table-cell>
          <table:table-cell table:style-name="ce51" table:formula="of:=IF([$'Young Data'.B153]=&quot;&quot;;&quot;&quot;;[$'Young Data'.B153])">
            <text:p/>
          </table:table-cell>
          <table:table-cell table:style-name="ce51" table:formula="of:=IF([$'Young Data'.C153]=&quot;&quot;;&quot;&quot;;[$'Young Data'.C153])">
            <text:p/>
          </table:table-cell>
          <table:table-cell table:style-name="ce51" table:formula="of:=IF([$'Young Data'.D153]=&quot;&quot;;&quot;&quot;;[$'Young Data'.D153])">
            <text:p/>
          </table:table-cell>
          <table:table-cell table:style-name="ce55" table:formula="of:=IF([$'Young Data'.E153]=&quot;&quot;;&quot;&quot;;[$'Young Data'.E153])">
            <text:p/>
          </table:table-cell>
          <table:table-cell table:style-name="ce55" table:formula="of:=IF([$'Young Data'.F153]=&quot;&quot;;&quot;&quot;;[$'Young Data'.F153])">
            <text:p/>
          </table:table-cell>
          <table:table-cell table:style-name="ce55" table:formula="of:=IF([$'Young Data'.G153]=&quot;&quot;;&quot;&quot;;[$'Young Data'.G153])">
            <text:p/>
          </table:table-cell>
          <table:table-cell table:style-name="ce55" table:formula="of:=IF([$'Young Data'.H153]=&quot;&quot;;&quot;&quot;;[$'Young Data'.H153])">
            <text:p/>
          </table:table-cell>
          <table:table-cell table:style-name="ce55" table:formula="of:=IF([$'Young Data'.I153]=&quot;&quot;;&quot;&quot;;[$'Young Data'.I153])">
            <text:p/>
          </table:table-cell>
          <table:table-cell table:style-name="ce62" table:formula="of:=IF([$'Young Data'.J153]=&quot;&quot;;&quot;&quot;;[$'Young Data'.J153])">
            <text:p/>
          </table:table-cell>
          <table:table-cell table:style-name="ce65" table:formula="of:=IF([$'Young Data'.K153]=&quot;&quot;;&quot;&quot;;[$'Young Data'.K153])">
            <text:p/>
          </table:table-cell>
          <table:table-cell table:style-name="ce65" table:formula="of:=IF([$'Young Data'.L153]=&quot;&quot;;&quot;&quot;;[$'Young Data'.L153])">
            <text:p/>
          </table:table-cell>
          <table:table-cell table:style-name="ce65" table:formula="of:=IF([$'Young Data'.M153]=&quot;&quot;;&quot;&quot;;[$'Young Data'.M153])">
            <text:p/>
          </table:table-cell>
          <table:table-cell table:style-name="ce65" table:formula="of:=IF([$'Young Data'.N153]=&quot;&quot;;&quot;&quot;;[$'Young Data'.N153])">
            <text:p/>
          </table:table-cell>
          <table:table-cell table:style-name="ce65" table:formula="of:=IF([$'Young Data'.O153]=&quot;&quot;;&quot;&quot;;[$'Young Data'.O153])">
            <text:p/>
          </table:table-cell>
          <table:table-cell table:style-name="ce71" table:formula="of:=IF([$'Young Data'.P153]=&quot;&quot;;&quot;&quot;;[$'Young Data'.P153])">
            <text:p/>
          </table:table-cell>
          <table:table-cell table:style-name="ce51" table:formula="of:=IF([$'Young Data'.Q153]=&quot;&quot;;&quot;&quot;;[$'Young Data'.Q153])">
            <text:p/>
          </table:table-cell>
          <table:table-cell table:style-name="ce80" table:formula="of:=IF([$'Young Data'.R153]=&quot;&quot;;&quot;&quot;;[$'Young Data'.R153])">
            <text:p/>
          </table:table-cell>
          <table:table-cell table:style-name="ce80" table:formula="of:=IF([$'Young Data'.S153]=&quot;&quot;;&quot;&quot;;[$'Young Data'.S153])">
            <text:p/>
          </table:table-cell>
          <table:table-cell table:style-name="ce84" table:formula="of:=IF([$'Young Data'.T153]=&quot;&quot;;&quot;&quot;;[$'Young Data'.T153])">
            <text:p/>
          </table:table-cell>
          <table:table-cell table:style-name="ce84" table:formula="of:=IF([$'Young Data'.U153]=&quot;&quot;;&quot;&quot;;[$'Young Data'.U153])">
            <text:p/>
          </table:table-cell>
          <table:table-cell table:style-name="ce84" table:formula="of:=IF([$'Young Data'.V153]=&quot;&quot;;&quot;&quot;;[$'Young Data'.V153])">
            <text:p/>
          </table:table-cell>
          <table:table-cell table:style-name="ce84" table:formula="of:=IF([$'Young Data'.W153]=&quot;&quot;;&quot;&quot;;[$'Young Data'.W153])">
            <text:p/>
          </table:table-cell>
          <table:table-cell table:style-name="ce84" table:formula="of:=IF([$'Young Data'.X153]=&quot;&quot;;&quot;&quot;;[$'Young Data'.X15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4]=&quot;&quot;;&quot;&quot;;[$'Young Data'.A154])">
            <text:p/>
          </table:table-cell>
          <table:table-cell table:style-name="ce51" table:formula="of:=IF([$'Young Data'.B154]=&quot;&quot;;&quot;&quot;;[$'Young Data'.B154])">
            <text:p/>
          </table:table-cell>
          <table:table-cell table:style-name="ce51" table:formula="of:=IF([$'Young Data'.C154]=&quot;&quot;;&quot;&quot;;[$'Young Data'.C154])">
            <text:p/>
          </table:table-cell>
          <table:table-cell table:style-name="ce51" table:formula="of:=IF([$'Young Data'.D154]=&quot;&quot;;&quot;&quot;;[$'Young Data'.D154])">
            <text:p/>
          </table:table-cell>
          <table:table-cell table:style-name="ce55" table:formula="of:=IF([$'Young Data'.E154]=&quot;&quot;;&quot;&quot;;[$'Young Data'.E154])">
            <text:p/>
          </table:table-cell>
          <table:table-cell table:style-name="ce55" table:formula="of:=IF([$'Young Data'.F154]=&quot;&quot;;&quot;&quot;;[$'Young Data'.F154])">
            <text:p/>
          </table:table-cell>
          <table:table-cell table:style-name="ce55" table:formula="of:=IF([$'Young Data'.G154]=&quot;&quot;;&quot;&quot;;[$'Young Data'.G154])">
            <text:p/>
          </table:table-cell>
          <table:table-cell table:style-name="ce55" table:formula="of:=IF([$'Young Data'.H154]=&quot;&quot;;&quot;&quot;;[$'Young Data'.H154])">
            <text:p/>
          </table:table-cell>
          <table:table-cell table:style-name="ce55" table:formula="of:=IF([$'Young Data'.I154]=&quot;&quot;;&quot;&quot;;[$'Young Data'.I154])">
            <text:p/>
          </table:table-cell>
          <table:table-cell table:style-name="ce62" table:formula="of:=IF([$'Young Data'.J154]=&quot;&quot;;&quot;&quot;;[$'Young Data'.J154])">
            <text:p/>
          </table:table-cell>
          <table:table-cell table:style-name="ce65" table:formula="of:=IF([$'Young Data'.K154]=&quot;&quot;;&quot;&quot;;[$'Young Data'.K154])">
            <text:p/>
          </table:table-cell>
          <table:table-cell table:style-name="ce65" table:formula="of:=IF([$'Young Data'.L154]=&quot;&quot;;&quot;&quot;;[$'Young Data'.L154])">
            <text:p/>
          </table:table-cell>
          <table:table-cell table:style-name="ce65" table:formula="of:=IF([$'Young Data'.M154]=&quot;&quot;;&quot;&quot;;[$'Young Data'.M154])">
            <text:p/>
          </table:table-cell>
          <table:table-cell table:style-name="ce65" table:formula="of:=IF([$'Young Data'.N154]=&quot;&quot;;&quot;&quot;;[$'Young Data'.N154])">
            <text:p/>
          </table:table-cell>
          <table:table-cell table:style-name="ce65" table:formula="of:=IF([$'Young Data'.O154]=&quot;&quot;;&quot;&quot;;[$'Young Data'.O154])">
            <text:p/>
          </table:table-cell>
          <table:table-cell table:style-name="ce71" table:formula="of:=IF([$'Young Data'.P154]=&quot;&quot;;&quot;&quot;;[$'Young Data'.P154])">
            <text:p/>
          </table:table-cell>
          <table:table-cell table:style-name="ce51" table:formula="of:=IF([$'Young Data'.Q154]=&quot;&quot;;&quot;&quot;;[$'Young Data'.Q154])">
            <text:p/>
          </table:table-cell>
          <table:table-cell table:style-name="ce80" table:formula="of:=IF([$'Young Data'.R154]=&quot;&quot;;&quot;&quot;;[$'Young Data'.R154])">
            <text:p/>
          </table:table-cell>
          <table:table-cell table:style-name="ce80" table:formula="of:=IF([$'Young Data'.S154]=&quot;&quot;;&quot;&quot;;[$'Young Data'.S154])">
            <text:p/>
          </table:table-cell>
          <table:table-cell table:style-name="ce84" table:formula="of:=IF([$'Young Data'.T154]=&quot;&quot;;&quot;&quot;;[$'Young Data'.T154])">
            <text:p/>
          </table:table-cell>
          <table:table-cell table:style-name="ce84" table:formula="of:=IF([$'Young Data'.U154]=&quot;&quot;;&quot;&quot;;[$'Young Data'.U154])">
            <text:p/>
          </table:table-cell>
          <table:table-cell table:style-name="ce84" table:formula="of:=IF([$'Young Data'.V154]=&quot;&quot;;&quot;&quot;;[$'Young Data'.V154])">
            <text:p/>
          </table:table-cell>
          <table:table-cell table:style-name="ce84" table:formula="of:=IF([$'Young Data'.W154]=&quot;&quot;;&quot;&quot;;[$'Young Data'.W154])">
            <text:p/>
          </table:table-cell>
          <table:table-cell table:style-name="ce84" table:formula="of:=IF([$'Young Data'.X154]=&quot;&quot;;&quot;&quot;;[$'Young Data'.X15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5]=&quot;&quot;;&quot;&quot;;[$'Young Data'.A155])">
            <text:p/>
          </table:table-cell>
          <table:table-cell table:style-name="ce51" table:formula="of:=IF([$'Young Data'.B155]=&quot;&quot;;&quot;&quot;;[$'Young Data'.B155])">
            <text:p/>
          </table:table-cell>
          <table:table-cell table:style-name="ce51" table:formula="of:=IF([$'Young Data'.C155]=&quot;&quot;;&quot;&quot;;[$'Young Data'.C155])">
            <text:p/>
          </table:table-cell>
          <table:table-cell table:style-name="ce51" table:formula="of:=IF([$'Young Data'.D155]=&quot;&quot;;&quot;&quot;;[$'Young Data'.D155])">
            <text:p/>
          </table:table-cell>
          <table:table-cell table:style-name="ce55" table:formula="of:=IF([$'Young Data'.E155]=&quot;&quot;;&quot;&quot;;[$'Young Data'.E155])">
            <text:p/>
          </table:table-cell>
          <table:table-cell table:style-name="ce55" table:formula="of:=IF([$'Young Data'.F155]=&quot;&quot;;&quot;&quot;;[$'Young Data'.F155])">
            <text:p/>
          </table:table-cell>
          <table:table-cell table:style-name="ce55" table:formula="of:=IF([$'Young Data'.G155]=&quot;&quot;;&quot;&quot;;[$'Young Data'.G155])">
            <text:p/>
          </table:table-cell>
          <table:table-cell table:style-name="ce55" table:formula="of:=IF([$'Young Data'.H155]=&quot;&quot;;&quot;&quot;;[$'Young Data'.H155])">
            <text:p/>
          </table:table-cell>
          <table:table-cell table:style-name="ce55" table:formula="of:=IF([$'Young Data'.I155]=&quot;&quot;;&quot;&quot;;[$'Young Data'.I155])">
            <text:p/>
          </table:table-cell>
          <table:table-cell table:style-name="ce62" table:formula="of:=IF([$'Young Data'.J155]=&quot;&quot;;&quot;&quot;;[$'Young Data'.J155])">
            <text:p/>
          </table:table-cell>
          <table:table-cell table:style-name="ce65" table:formula="of:=IF([$'Young Data'.K155]=&quot;&quot;;&quot;&quot;;[$'Young Data'.K155])">
            <text:p/>
          </table:table-cell>
          <table:table-cell table:style-name="ce65" table:formula="of:=IF([$'Young Data'.L155]=&quot;&quot;;&quot;&quot;;[$'Young Data'.L155])">
            <text:p/>
          </table:table-cell>
          <table:table-cell table:style-name="ce65" table:formula="of:=IF([$'Young Data'.M155]=&quot;&quot;;&quot;&quot;;[$'Young Data'.M155])">
            <text:p/>
          </table:table-cell>
          <table:table-cell table:style-name="ce65" table:formula="of:=IF([$'Young Data'.N155]=&quot;&quot;;&quot;&quot;;[$'Young Data'.N155])">
            <text:p/>
          </table:table-cell>
          <table:table-cell table:style-name="ce65" table:formula="of:=IF([$'Young Data'.O155]=&quot;&quot;;&quot;&quot;;[$'Young Data'.O155])">
            <text:p/>
          </table:table-cell>
          <table:table-cell table:style-name="ce71" table:formula="of:=IF([$'Young Data'.P155]=&quot;&quot;;&quot;&quot;;[$'Young Data'.P155])">
            <text:p/>
          </table:table-cell>
          <table:table-cell table:style-name="ce51" table:formula="of:=IF([$'Young Data'.Q155]=&quot;&quot;;&quot;&quot;;[$'Young Data'.Q155])">
            <text:p/>
          </table:table-cell>
          <table:table-cell table:style-name="ce80" table:formula="of:=IF([$'Young Data'.R155]=&quot;&quot;;&quot;&quot;;[$'Young Data'.R155])">
            <text:p/>
          </table:table-cell>
          <table:table-cell table:style-name="ce80" table:formula="of:=IF([$'Young Data'.S155]=&quot;&quot;;&quot;&quot;;[$'Young Data'.S155])">
            <text:p/>
          </table:table-cell>
          <table:table-cell table:style-name="ce84" table:formula="of:=IF([$'Young Data'.T155]=&quot;&quot;;&quot;&quot;;[$'Young Data'.T155])">
            <text:p/>
          </table:table-cell>
          <table:table-cell table:style-name="ce84" table:formula="of:=IF([$'Young Data'.U155]=&quot;&quot;;&quot;&quot;;[$'Young Data'.U155])">
            <text:p/>
          </table:table-cell>
          <table:table-cell table:style-name="ce84" table:formula="of:=IF([$'Young Data'.V155]=&quot;&quot;;&quot;&quot;;[$'Young Data'.V155])">
            <text:p/>
          </table:table-cell>
          <table:table-cell table:style-name="ce84" table:formula="of:=IF([$'Young Data'.W155]=&quot;&quot;;&quot;&quot;;[$'Young Data'.W155])">
            <text:p/>
          </table:table-cell>
          <table:table-cell table:style-name="ce84" table:formula="of:=IF([$'Young Data'.X155]=&quot;&quot;;&quot;&quot;;[$'Young Data'.X15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6]=&quot;&quot;;&quot;&quot;;[$'Young Data'.A156])">
            <text:p/>
          </table:table-cell>
          <table:table-cell table:style-name="ce51" table:formula="of:=IF([$'Young Data'.B156]=&quot;&quot;;&quot;&quot;;[$'Young Data'.B156])">
            <text:p/>
          </table:table-cell>
          <table:table-cell table:style-name="ce51" table:formula="of:=IF([$'Young Data'.C156]=&quot;&quot;;&quot;&quot;;[$'Young Data'.C156])">
            <text:p/>
          </table:table-cell>
          <table:table-cell table:style-name="ce51" table:formula="of:=IF([$'Young Data'.D156]=&quot;&quot;;&quot;&quot;;[$'Young Data'.D156])">
            <text:p/>
          </table:table-cell>
          <table:table-cell table:style-name="ce55" table:formula="of:=IF([$'Young Data'.E156]=&quot;&quot;;&quot;&quot;;[$'Young Data'.E156])">
            <text:p/>
          </table:table-cell>
          <table:table-cell table:style-name="ce55" table:formula="of:=IF([$'Young Data'.F156]=&quot;&quot;;&quot;&quot;;[$'Young Data'.F156])">
            <text:p/>
          </table:table-cell>
          <table:table-cell table:style-name="ce55" table:formula="of:=IF([$'Young Data'.G156]=&quot;&quot;;&quot;&quot;;[$'Young Data'.G156])">
            <text:p/>
          </table:table-cell>
          <table:table-cell table:style-name="ce55" table:formula="of:=IF([$'Young Data'.H156]=&quot;&quot;;&quot;&quot;;[$'Young Data'.H156])">
            <text:p/>
          </table:table-cell>
          <table:table-cell table:style-name="ce55" table:formula="of:=IF([$'Young Data'.I156]=&quot;&quot;;&quot;&quot;;[$'Young Data'.I156])">
            <text:p/>
          </table:table-cell>
          <table:table-cell table:style-name="ce62" table:formula="of:=IF([$'Young Data'.J156]=&quot;&quot;;&quot;&quot;;[$'Young Data'.J156])">
            <text:p/>
          </table:table-cell>
          <table:table-cell table:style-name="ce65" table:formula="of:=IF([$'Young Data'.K156]=&quot;&quot;;&quot;&quot;;[$'Young Data'.K156])">
            <text:p/>
          </table:table-cell>
          <table:table-cell table:style-name="ce65" table:formula="of:=IF([$'Young Data'.L156]=&quot;&quot;;&quot;&quot;;[$'Young Data'.L156])">
            <text:p/>
          </table:table-cell>
          <table:table-cell table:style-name="ce65" table:formula="of:=IF([$'Young Data'.M156]=&quot;&quot;;&quot;&quot;;[$'Young Data'.M156])">
            <text:p/>
          </table:table-cell>
          <table:table-cell table:style-name="ce65" table:formula="of:=IF([$'Young Data'.N156]=&quot;&quot;;&quot;&quot;;[$'Young Data'.N156])">
            <text:p/>
          </table:table-cell>
          <table:table-cell table:style-name="ce65" table:formula="of:=IF([$'Young Data'.O156]=&quot;&quot;;&quot;&quot;;[$'Young Data'.O156])">
            <text:p/>
          </table:table-cell>
          <table:table-cell table:style-name="ce71" table:formula="of:=IF([$'Young Data'.P156]=&quot;&quot;;&quot;&quot;;[$'Young Data'.P156])">
            <text:p/>
          </table:table-cell>
          <table:table-cell table:style-name="ce51" table:formula="of:=IF([$'Young Data'.Q156]=&quot;&quot;;&quot;&quot;;[$'Young Data'.Q156])">
            <text:p/>
          </table:table-cell>
          <table:table-cell table:style-name="ce80" table:formula="of:=IF([$'Young Data'.R156]=&quot;&quot;;&quot;&quot;;[$'Young Data'.R156])">
            <text:p/>
          </table:table-cell>
          <table:table-cell table:style-name="ce80" table:formula="of:=IF([$'Young Data'.S156]=&quot;&quot;;&quot;&quot;;[$'Young Data'.S156])">
            <text:p/>
          </table:table-cell>
          <table:table-cell table:style-name="ce84" table:formula="of:=IF([$'Young Data'.T156]=&quot;&quot;;&quot;&quot;;[$'Young Data'.T156])">
            <text:p/>
          </table:table-cell>
          <table:table-cell table:style-name="ce84" table:formula="of:=IF([$'Young Data'.U156]=&quot;&quot;;&quot;&quot;;[$'Young Data'.U156])">
            <text:p/>
          </table:table-cell>
          <table:table-cell table:style-name="ce84" table:formula="of:=IF([$'Young Data'.V156]=&quot;&quot;;&quot;&quot;;[$'Young Data'.V156])">
            <text:p/>
          </table:table-cell>
          <table:table-cell table:style-name="ce84" table:formula="of:=IF([$'Young Data'.W156]=&quot;&quot;;&quot;&quot;;[$'Young Data'.W156])">
            <text:p/>
          </table:table-cell>
          <table:table-cell table:style-name="ce84" table:formula="of:=IF([$'Young Data'.X156]=&quot;&quot;;&quot;&quot;;[$'Young Data'.X15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7]=&quot;&quot;;&quot;&quot;;[$'Young Data'.A157])">
            <text:p/>
          </table:table-cell>
          <table:table-cell table:style-name="ce51" table:formula="of:=IF([$'Young Data'.B157]=&quot;&quot;;&quot;&quot;;[$'Young Data'.B157])">
            <text:p/>
          </table:table-cell>
          <table:table-cell table:style-name="ce51" table:formula="of:=IF([$'Young Data'.C157]=&quot;&quot;;&quot;&quot;;[$'Young Data'.C157])">
            <text:p/>
          </table:table-cell>
          <table:table-cell table:style-name="ce51" table:formula="of:=IF([$'Young Data'.D157]=&quot;&quot;;&quot;&quot;;[$'Young Data'.D157])">
            <text:p/>
          </table:table-cell>
          <table:table-cell table:style-name="ce55" table:formula="of:=IF([$'Young Data'.E157]=&quot;&quot;;&quot;&quot;;[$'Young Data'.E157])">
            <text:p/>
          </table:table-cell>
          <table:table-cell table:style-name="ce55" table:formula="of:=IF([$'Young Data'.F157]=&quot;&quot;;&quot;&quot;;[$'Young Data'.F157])">
            <text:p/>
          </table:table-cell>
          <table:table-cell table:style-name="ce55" table:formula="of:=IF([$'Young Data'.G157]=&quot;&quot;;&quot;&quot;;[$'Young Data'.G157])">
            <text:p/>
          </table:table-cell>
          <table:table-cell table:style-name="ce55" table:formula="of:=IF([$'Young Data'.H157]=&quot;&quot;;&quot;&quot;;[$'Young Data'.H157])">
            <text:p/>
          </table:table-cell>
          <table:table-cell table:style-name="ce55" table:formula="of:=IF([$'Young Data'.I157]=&quot;&quot;;&quot;&quot;;[$'Young Data'.I157])">
            <text:p/>
          </table:table-cell>
          <table:table-cell table:style-name="ce62" table:formula="of:=IF([$'Young Data'.J157]=&quot;&quot;;&quot;&quot;;[$'Young Data'.J157])">
            <text:p/>
          </table:table-cell>
          <table:table-cell table:style-name="ce65" table:formula="of:=IF([$'Young Data'.K157]=&quot;&quot;;&quot;&quot;;[$'Young Data'.K157])">
            <text:p/>
          </table:table-cell>
          <table:table-cell table:style-name="ce65" table:formula="of:=IF([$'Young Data'.L157]=&quot;&quot;;&quot;&quot;;[$'Young Data'.L157])">
            <text:p/>
          </table:table-cell>
          <table:table-cell table:style-name="ce65" table:formula="of:=IF([$'Young Data'.M157]=&quot;&quot;;&quot;&quot;;[$'Young Data'.M157])">
            <text:p/>
          </table:table-cell>
          <table:table-cell table:style-name="ce65" table:formula="of:=IF([$'Young Data'.N157]=&quot;&quot;;&quot;&quot;;[$'Young Data'.N157])">
            <text:p/>
          </table:table-cell>
          <table:table-cell table:style-name="ce65" table:formula="of:=IF([$'Young Data'.O157]=&quot;&quot;;&quot;&quot;;[$'Young Data'.O157])">
            <text:p/>
          </table:table-cell>
          <table:table-cell table:style-name="ce71" table:formula="of:=IF([$'Young Data'.P157]=&quot;&quot;;&quot;&quot;;[$'Young Data'.P157])">
            <text:p/>
          </table:table-cell>
          <table:table-cell table:style-name="ce51" table:formula="of:=IF([$'Young Data'.Q157]=&quot;&quot;;&quot;&quot;;[$'Young Data'.Q157])">
            <text:p/>
          </table:table-cell>
          <table:table-cell table:style-name="ce80" table:formula="of:=IF([$'Young Data'.R157]=&quot;&quot;;&quot;&quot;;[$'Young Data'.R157])">
            <text:p/>
          </table:table-cell>
          <table:table-cell table:style-name="ce80" table:formula="of:=IF([$'Young Data'.S157]=&quot;&quot;;&quot;&quot;;[$'Young Data'.S157])">
            <text:p/>
          </table:table-cell>
          <table:table-cell table:style-name="ce84" table:formula="of:=IF([$'Young Data'.T157]=&quot;&quot;;&quot;&quot;;[$'Young Data'.T157])">
            <text:p/>
          </table:table-cell>
          <table:table-cell table:style-name="ce84" table:formula="of:=IF([$'Young Data'.U157]=&quot;&quot;;&quot;&quot;;[$'Young Data'.U157])">
            <text:p/>
          </table:table-cell>
          <table:table-cell table:style-name="ce84" table:formula="of:=IF([$'Young Data'.V157]=&quot;&quot;;&quot;&quot;;[$'Young Data'.V157])">
            <text:p/>
          </table:table-cell>
          <table:table-cell table:style-name="ce84" table:formula="of:=IF([$'Young Data'.W157]=&quot;&quot;;&quot;&quot;;[$'Young Data'.W157])">
            <text:p/>
          </table:table-cell>
          <table:table-cell table:style-name="ce84" table:formula="of:=IF([$'Young Data'.X157]=&quot;&quot;;&quot;&quot;;[$'Young Data'.X15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8]=&quot;&quot;;&quot;&quot;;[$'Young Data'.A158])">
            <text:p/>
          </table:table-cell>
          <table:table-cell table:style-name="ce51" table:formula="of:=IF([$'Young Data'.B158]=&quot;&quot;;&quot;&quot;;[$'Young Data'.B158])">
            <text:p/>
          </table:table-cell>
          <table:table-cell table:style-name="ce51" table:formula="of:=IF([$'Young Data'.C158]=&quot;&quot;;&quot;&quot;;[$'Young Data'.C158])">
            <text:p/>
          </table:table-cell>
          <table:table-cell table:style-name="ce51" table:formula="of:=IF([$'Young Data'.D158]=&quot;&quot;;&quot;&quot;;[$'Young Data'.D158])">
            <text:p/>
          </table:table-cell>
          <table:table-cell table:style-name="ce55" table:formula="of:=IF([$'Young Data'.E158]=&quot;&quot;;&quot;&quot;;[$'Young Data'.E158])">
            <text:p/>
          </table:table-cell>
          <table:table-cell table:style-name="ce55" table:formula="of:=IF([$'Young Data'.F158]=&quot;&quot;;&quot;&quot;;[$'Young Data'.F158])">
            <text:p/>
          </table:table-cell>
          <table:table-cell table:style-name="ce55" table:formula="of:=IF([$'Young Data'.G158]=&quot;&quot;;&quot;&quot;;[$'Young Data'.G158])">
            <text:p/>
          </table:table-cell>
          <table:table-cell table:style-name="ce55" table:formula="of:=IF([$'Young Data'.H158]=&quot;&quot;;&quot;&quot;;[$'Young Data'.H158])">
            <text:p/>
          </table:table-cell>
          <table:table-cell table:style-name="ce55" table:formula="of:=IF([$'Young Data'.I158]=&quot;&quot;;&quot;&quot;;[$'Young Data'.I158])">
            <text:p/>
          </table:table-cell>
          <table:table-cell table:style-name="ce62" table:formula="of:=IF([$'Young Data'.J158]=&quot;&quot;;&quot;&quot;;[$'Young Data'.J158])">
            <text:p/>
          </table:table-cell>
          <table:table-cell table:style-name="ce65" table:formula="of:=IF([$'Young Data'.K158]=&quot;&quot;;&quot;&quot;;[$'Young Data'.K158])">
            <text:p/>
          </table:table-cell>
          <table:table-cell table:style-name="ce65" table:formula="of:=IF([$'Young Data'.L158]=&quot;&quot;;&quot;&quot;;[$'Young Data'.L158])">
            <text:p/>
          </table:table-cell>
          <table:table-cell table:style-name="ce65" table:formula="of:=IF([$'Young Data'.M158]=&quot;&quot;;&quot;&quot;;[$'Young Data'.M158])">
            <text:p/>
          </table:table-cell>
          <table:table-cell table:style-name="ce65" table:formula="of:=IF([$'Young Data'.N158]=&quot;&quot;;&quot;&quot;;[$'Young Data'.N158])">
            <text:p/>
          </table:table-cell>
          <table:table-cell table:style-name="ce65" table:formula="of:=IF([$'Young Data'.O158]=&quot;&quot;;&quot;&quot;;[$'Young Data'.O158])">
            <text:p/>
          </table:table-cell>
          <table:table-cell table:style-name="ce71" table:formula="of:=IF([$'Young Data'.P158]=&quot;&quot;;&quot;&quot;;[$'Young Data'.P158])">
            <text:p/>
          </table:table-cell>
          <table:table-cell table:style-name="ce51" table:formula="of:=IF([$'Young Data'.Q158]=&quot;&quot;;&quot;&quot;;[$'Young Data'.Q158])">
            <text:p/>
          </table:table-cell>
          <table:table-cell table:style-name="ce80" table:formula="of:=IF([$'Young Data'.R158]=&quot;&quot;;&quot;&quot;;[$'Young Data'.R158])">
            <text:p/>
          </table:table-cell>
          <table:table-cell table:style-name="ce80" table:formula="of:=IF([$'Young Data'.S158]=&quot;&quot;;&quot;&quot;;[$'Young Data'.S158])">
            <text:p/>
          </table:table-cell>
          <table:table-cell table:style-name="ce84" table:formula="of:=IF([$'Young Data'.T158]=&quot;&quot;;&quot;&quot;;[$'Young Data'.T158])">
            <text:p/>
          </table:table-cell>
          <table:table-cell table:style-name="ce84" table:formula="of:=IF([$'Young Data'.U158]=&quot;&quot;;&quot;&quot;;[$'Young Data'.U158])">
            <text:p/>
          </table:table-cell>
          <table:table-cell table:style-name="ce84" table:formula="of:=IF([$'Young Data'.V158]=&quot;&quot;;&quot;&quot;;[$'Young Data'.V158])">
            <text:p/>
          </table:table-cell>
          <table:table-cell table:style-name="ce84" table:formula="of:=IF([$'Young Data'.W158]=&quot;&quot;;&quot;&quot;;[$'Young Data'.W158])">
            <text:p/>
          </table:table-cell>
          <table:table-cell table:style-name="ce84" table:formula="of:=IF([$'Young Data'.X158]=&quot;&quot;;&quot;&quot;;[$'Young Data'.X15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59]=&quot;&quot;;&quot;&quot;;[$'Young Data'.A159])">
            <text:p/>
          </table:table-cell>
          <table:table-cell table:style-name="ce51" table:formula="of:=IF([$'Young Data'.B159]=&quot;&quot;;&quot;&quot;;[$'Young Data'.B159])">
            <text:p/>
          </table:table-cell>
          <table:table-cell table:style-name="ce51" table:formula="of:=IF([$'Young Data'.C159]=&quot;&quot;;&quot;&quot;;[$'Young Data'.C159])">
            <text:p/>
          </table:table-cell>
          <table:table-cell table:style-name="ce51" table:formula="of:=IF([$'Young Data'.D159]=&quot;&quot;;&quot;&quot;;[$'Young Data'.D159])">
            <text:p/>
          </table:table-cell>
          <table:table-cell table:style-name="ce55" table:formula="of:=IF([$'Young Data'.E159]=&quot;&quot;;&quot;&quot;;[$'Young Data'.E159])">
            <text:p/>
          </table:table-cell>
          <table:table-cell table:style-name="ce55" table:formula="of:=IF([$'Young Data'.F159]=&quot;&quot;;&quot;&quot;;[$'Young Data'.F159])">
            <text:p/>
          </table:table-cell>
          <table:table-cell table:style-name="ce55" table:formula="of:=IF([$'Young Data'.G159]=&quot;&quot;;&quot;&quot;;[$'Young Data'.G159])">
            <text:p/>
          </table:table-cell>
          <table:table-cell table:style-name="ce55" table:formula="of:=IF([$'Young Data'.H159]=&quot;&quot;;&quot;&quot;;[$'Young Data'.H159])">
            <text:p/>
          </table:table-cell>
          <table:table-cell table:style-name="ce55" table:formula="of:=IF([$'Young Data'.I159]=&quot;&quot;;&quot;&quot;;[$'Young Data'.I159])">
            <text:p/>
          </table:table-cell>
          <table:table-cell table:style-name="ce62" table:formula="of:=IF([$'Young Data'.J159]=&quot;&quot;;&quot;&quot;;[$'Young Data'.J159])">
            <text:p/>
          </table:table-cell>
          <table:table-cell table:style-name="ce65" table:formula="of:=IF([$'Young Data'.K159]=&quot;&quot;;&quot;&quot;;[$'Young Data'.K159])">
            <text:p/>
          </table:table-cell>
          <table:table-cell table:style-name="ce65" table:formula="of:=IF([$'Young Data'.L159]=&quot;&quot;;&quot;&quot;;[$'Young Data'.L159])">
            <text:p/>
          </table:table-cell>
          <table:table-cell table:style-name="ce65" table:formula="of:=IF([$'Young Data'.M159]=&quot;&quot;;&quot;&quot;;[$'Young Data'.M159])">
            <text:p/>
          </table:table-cell>
          <table:table-cell table:style-name="ce65" table:formula="of:=IF([$'Young Data'.N159]=&quot;&quot;;&quot;&quot;;[$'Young Data'.N159])">
            <text:p/>
          </table:table-cell>
          <table:table-cell table:style-name="ce65" table:formula="of:=IF([$'Young Data'.O159]=&quot;&quot;;&quot;&quot;;[$'Young Data'.O159])">
            <text:p/>
          </table:table-cell>
          <table:table-cell table:style-name="ce71" table:formula="of:=IF([$'Young Data'.P159]=&quot;&quot;;&quot;&quot;;[$'Young Data'.P159])">
            <text:p/>
          </table:table-cell>
          <table:table-cell table:style-name="ce51" table:formula="of:=IF([$'Young Data'.Q159]=&quot;&quot;;&quot;&quot;;[$'Young Data'.Q159])">
            <text:p/>
          </table:table-cell>
          <table:table-cell table:style-name="ce80" table:formula="of:=IF([$'Young Data'.R159]=&quot;&quot;;&quot;&quot;;[$'Young Data'.R159])">
            <text:p/>
          </table:table-cell>
          <table:table-cell table:style-name="ce80" table:formula="of:=IF([$'Young Data'.S159]=&quot;&quot;;&quot;&quot;;[$'Young Data'.S159])">
            <text:p/>
          </table:table-cell>
          <table:table-cell table:style-name="ce84" table:formula="of:=IF([$'Young Data'.T159]=&quot;&quot;;&quot;&quot;;[$'Young Data'.T159])">
            <text:p/>
          </table:table-cell>
          <table:table-cell table:style-name="ce84" table:formula="of:=IF([$'Young Data'.U159]=&quot;&quot;;&quot;&quot;;[$'Young Data'.U159])">
            <text:p/>
          </table:table-cell>
          <table:table-cell table:style-name="ce84" table:formula="of:=IF([$'Young Data'.V159]=&quot;&quot;;&quot;&quot;;[$'Young Data'.V159])">
            <text:p/>
          </table:table-cell>
          <table:table-cell table:style-name="ce84" table:formula="of:=IF([$'Young Data'.W159]=&quot;&quot;;&quot;&quot;;[$'Young Data'.W159])">
            <text:p/>
          </table:table-cell>
          <table:table-cell table:style-name="ce84" table:formula="of:=IF([$'Young Data'.X159]=&quot;&quot;;&quot;&quot;;[$'Young Data'.X15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0]=&quot;&quot;;&quot;&quot;;[$'Young Data'.A160])">
            <text:p/>
          </table:table-cell>
          <table:table-cell table:style-name="ce51" table:formula="of:=IF([$'Young Data'.B160]=&quot;&quot;;&quot;&quot;;[$'Young Data'.B160])">
            <text:p/>
          </table:table-cell>
          <table:table-cell table:style-name="ce51" table:formula="of:=IF([$'Young Data'.C160]=&quot;&quot;;&quot;&quot;;[$'Young Data'.C160])">
            <text:p/>
          </table:table-cell>
          <table:table-cell table:style-name="ce51" table:formula="of:=IF([$'Young Data'.D160]=&quot;&quot;;&quot;&quot;;[$'Young Data'.D160])">
            <text:p/>
          </table:table-cell>
          <table:table-cell table:style-name="ce55" table:formula="of:=IF([$'Young Data'.E160]=&quot;&quot;;&quot;&quot;;[$'Young Data'.E160])">
            <text:p/>
          </table:table-cell>
          <table:table-cell table:style-name="ce55" table:formula="of:=IF([$'Young Data'.F160]=&quot;&quot;;&quot;&quot;;[$'Young Data'.F160])">
            <text:p/>
          </table:table-cell>
          <table:table-cell table:style-name="ce55" table:formula="of:=IF([$'Young Data'.G160]=&quot;&quot;;&quot;&quot;;[$'Young Data'.G160])">
            <text:p/>
          </table:table-cell>
          <table:table-cell table:style-name="ce55" table:formula="of:=IF([$'Young Data'.H160]=&quot;&quot;;&quot;&quot;;[$'Young Data'.H160])">
            <text:p/>
          </table:table-cell>
          <table:table-cell table:style-name="ce55" table:formula="of:=IF([$'Young Data'.I160]=&quot;&quot;;&quot;&quot;;[$'Young Data'.I160])">
            <text:p/>
          </table:table-cell>
          <table:table-cell table:style-name="ce62" table:formula="of:=IF([$'Young Data'.J160]=&quot;&quot;;&quot;&quot;;[$'Young Data'.J160])">
            <text:p/>
          </table:table-cell>
          <table:table-cell table:style-name="ce65" table:formula="of:=IF([$'Young Data'.K160]=&quot;&quot;;&quot;&quot;;[$'Young Data'.K160])">
            <text:p/>
          </table:table-cell>
          <table:table-cell table:style-name="ce65" table:formula="of:=IF([$'Young Data'.L160]=&quot;&quot;;&quot;&quot;;[$'Young Data'.L160])">
            <text:p/>
          </table:table-cell>
          <table:table-cell table:style-name="ce65" table:formula="of:=IF([$'Young Data'.M160]=&quot;&quot;;&quot;&quot;;[$'Young Data'.M160])">
            <text:p/>
          </table:table-cell>
          <table:table-cell table:style-name="ce65" table:formula="of:=IF([$'Young Data'.N160]=&quot;&quot;;&quot;&quot;;[$'Young Data'.N160])">
            <text:p/>
          </table:table-cell>
          <table:table-cell table:style-name="ce65" table:formula="of:=IF([$'Young Data'.O160]=&quot;&quot;;&quot;&quot;;[$'Young Data'.O160])">
            <text:p/>
          </table:table-cell>
          <table:table-cell table:style-name="ce71" table:formula="of:=IF([$'Young Data'.P160]=&quot;&quot;;&quot;&quot;;[$'Young Data'.P160])">
            <text:p/>
          </table:table-cell>
          <table:table-cell table:style-name="ce51" table:formula="of:=IF([$'Young Data'.Q160]=&quot;&quot;;&quot;&quot;;[$'Young Data'.Q160])">
            <text:p/>
          </table:table-cell>
          <table:table-cell table:style-name="ce80" table:formula="of:=IF([$'Young Data'.R160]=&quot;&quot;;&quot;&quot;;[$'Young Data'.R160])">
            <text:p/>
          </table:table-cell>
          <table:table-cell table:style-name="ce80" table:formula="of:=IF([$'Young Data'.S160]=&quot;&quot;;&quot;&quot;;[$'Young Data'.S160])">
            <text:p/>
          </table:table-cell>
          <table:table-cell table:style-name="ce84" table:formula="of:=IF([$'Young Data'.T160]=&quot;&quot;;&quot;&quot;;[$'Young Data'.T160])">
            <text:p/>
          </table:table-cell>
          <table:table-cell table:style-name="ce84" table:formula="of:=IF([$'Young Data'.U160]=&quot;&quot;;&quot;&quot;;[$'Young Data'.U160])">
            <text:p/>
          </table:table-cell>
          <table:table-cell table:style-name="ce84" table:formula="of:=IF([$'Young Data'.V160]=&quot;&quot;;&quot;&quot;;[$'Young Data'.V160])">
            <text:p/>
          </table:table-cell>
          <table:table-cell table:style-name="ce84" table:formula="of:=IF([$'Young Data'.W160]=&quot;&quot;;&quot;&quot;;[$'Young Data'.W160])">
            <text:p/>
          </table:table-cell>
          <table:table-cell table:style-name="ce84" table:formula="of:=IF([$'Young Data'.X160]=&quot;&quot;;&quot;&quot;;[$'Young Data'.X16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1]=&quot;&quot;;&quot;&quot;;[$'Young Data'.A161])">
            <text:p/>
          </table:table-cell>
          <table:table-cell table:style-name="ce51" table:formula="of:=IF([$'Young Data'.B161]=&quot;&quot;;&quot;&quot;;[$'Young Data'.B161])">
            <text:p/>
          </table:table-cell>
          <table:table-cell table:style-name="ce51" table:formula="of:=IF([$'Young Data'.C161]=&quot;&quot;;&quot;&quot;;[$'Young Data'.C161])">
            <text:p/>
          </table:table-cell>
          <table:table-cell table:style-name="ce51" table:formula="of:=IF([$'Young Data'.D161]=&quot;&quot;;&quot;&quot;;[$'Young Data'.D161])">
            <text:p/>
          </table:table-cell>
          <table:table-cell table:style-name="ce55" table:formula="of:=IF([$'Young Data'.E161]=&quot;&quot;;&quot;&quot;;[$'Young Data'.E161])">
            <text:p/>
          </table:table-cell>
          <table:table-cell table:style-name="ce55" table:formula="of:=IF([$'Young Data'.F161]=&quot;&quot;;&quot;&quot;;[$'Young Data'.F161])">
            <text:p/>
          </table:table-cell>
          <table:table-cell table:style-name="ce55" table:formula="of:=IF([$'Young Data'.G161]=&quot;&quot;;&quot;&quot;;[$'Young Data'.G161])">
            <text:p/>
          </table:table-cell>
          <table:table-cell table:style-name="ce55" table:formula="of:=IF([$'Young Data'.H161]=&quot;&quot;;&quot;&quot;;[$'Young Data'.H161])">
            <text:p/>
          </table:table-cell>
          <table:table-cell table:style-name="ce55" table:formula="of:=IF([$'Young Data'.I161]=&quot;&quot;;&quot;&quot;;[$'Young Data'.I161])">
            <text:p/>
          </table:table-cell>
          <table:table-cell table:style-name="ce62" table:formula="of:=IF([$'Young Data'.J161]=&quot;&quot;;&quot;&quot;;[$'Young Data'.J161])">
            <text:p/>
          </table:table-cell>
          <table:table-cell table:style-name="ce65" table:formula="of:=IF([$'Young Data'.K161]=&quot;&quot;;&quot;&quot;;[$'Young Data'.K161])">
            <text:p/>
          </table:table-cell>
          <table:table-cell table:style-name="ce65" table:formula="of:=IF([$'Young Data'.L161]=&quot;&quot;;&quot;&quot;;[$'Young Data'.L161])">
            <text:p/>
          </table:table-cell>
          <table:table-cell table:style-name="ce65" table:formula="of:=IF([$'Young Data'.M161]=&quot;&quot;;&quot;&quot;;[$'Young Data'.M161])">
            <text:p/>
          </table:table-cell>
          <table:table-cell table:style-name="ce65" table:formula="of:=IF([$'Young Data'.N161]=&quot;&quot;;&quot;&quot;;[$'Young Data'.N161])">
            <text:p/>
          </table:table-cell>
          <table:table-cell table:style-name="ce65" table:formula="of:=IF([$'Young Data'.O161]=&quot;&quot;;&quot;&quot;;[$'Young Data'.O161])">
            <text:p/>
          </table:table-cell>
          <table:table-cell table:style-name="ce71" table:formula="of:=IF([$'Young Data'.P161]=&quot;&quot;;&quot;&quot;;[$'Young Data'.P161])">
            <text:p/>
          </table:table-cell>
          <table:table-cell table:style-name="ce51" table:formula="of:=IF([$'Young Data'.Q161]=&quot;&quot;;&quot;&quot;;[$'Young Data'.Q161])">
            <text:p/>
          </table:table-cell>
          <table:table-cell table:style-name="ce80" table:formula="of:=IF([$'Young Data'.R161]=&quot;&quot;;&quot;&quot;;[$'Young Data'.R161])">
            <text:p/>
          </table:table-cell>
          <table:table-cell table:style-name="ce80" table:formula="of:=IF([$'Young Data'.S161]=&quot;&quot;;&quot;&quot;;[$'Young Data'.S161])">
            <text:p/>
          </table:table-cell>
          <table:table-cell table:style-name="ce84" table:formula="of:=IF([$'Young Data'.T161]=&quot;&quot;;&quot;&quot;;[$'Young Data'.T161])">
            <text:p/>
          </table:table-cell>
          <table:table-cell table:style-name="ce84" table:formula="of:=IF([$'Young Data'.U161]=&quot;&quot;;&quot;&quot;;[$'Young Data'.U161])">
            <text:p/>
          </table:table-cell>
          <table:table-cell table:style-name="ce84" table:formula="of:=IF([$'Young Data'.V161]=&quot;&quot;;&quot;&quot;;[$'Young Data'.V161])">
            <text:p/>
          </table:table-cell>
          <table:table-cell table:style-name="ce84" table:formula="of:=IF([$'Young Data'.W161]=&quot;&quot;;&quot;&quot;;[$'Young Data'.W161])">
            <text:p/>
          </table:table-cell>
          <table:table-cell table:style-name="ce84" table:formula="of:=IF([$'Young Data'.X161]=&quot;&quot;;&quot;&quot;;[$'Young Data'.X16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2]=&quot;&quot;;&quot;&quot;;[$'Young Data'.A162])">
            <text:p/>
          </table:table-cell>
          <table:table-cell table:style-name="ce51" table:formula="of:=IF([$'Young Data'.B162]=&quot;&quot;;&quot;&quot;;[$'Young Data'.B162])">
            <text:p/>
          </table:table-cell>
          <table:table-cell table:style-name="ce51" table:formula="of:=IF([$'Young Data'.C162]=&quot;&quot;;&quot;&quot;;[$'Young Data'.C162])">
            <text:p/>
          </table:table-cell>
          <table:table-cell table:style-name="ce51" table:formula="of:=IF([$'Young Data'.D162]=&quot;&quot;;&quot;&quot;;[$'Young Data'.D162])">
            <text:p/>
          </table:table-cell>
          <table:table-cell table:style-name="ce55" table:formula="of:=IF([$'Young Data'.E162]=&quot;&quot;;&quot;&quot;;[$'Young Data'.E162])">
            <text:p/>
          </table:table-cell>
          <table:table-cell table:style-name="ce55" table:formula="of:=IF([$'Young Data'.F162]=&quot;&quot;;&quot;&quot;;[$'Young Data'.F162])">
            <text:p/>
          </table:table-cell>
          <table:table-cell table:style-name="ce55" table:formula="of:=IF([$'Young Data'.G162]=&quot;&quot;;&quot;&quot;;[$'Young Data'.G162])">
            <text:p/>
          </table:table-cell>
          <table:table-cell table:style-name="ce55" table:formula="of:=IF([$'Young Data'.H162]=&quot;&quot;;&quot;&quot;;[$'Young Data'.H162])">
            <text:p/>
          </table:table-cell>
          <table:table-cell table:style-name="ce55" table:formula="of:=IF([$'Young Data'.I162]=&quot;&quot;;&quot;&quot;;[$'Young Data'.I162])">
            <text:p/>
          </table:table-cell>
          <table:table-cell table:style-name="ce62" table:formula="of:=IF([$'Young Data'.J162]=&quot;&quot;;&quot;&quot;;[$'Young Data'.J162])">
            <text:p/>
          </table:table-cell>
          <table:table-cell table:style-name="ce65" table:formula="of:=IF([$'Young Data'.K162]=&quot;&quot;;&quot;&quot;;[$'Young Data'.K162])">
            <text:p/>
          </table:table-cell>
          <table:table-cell table:style-name="ce65" table:formula="of:=IF([$'Young Data'.L162]=&quot;&quot;;&quot;&quot;;[$'Young Data'.L162])">
            <text:p/>
          </table:table-cell>
          <table:table-cell table:style-name="ce65" table:formula="of:=IF([$'Young Data'.M162]=&quot;&quot;;&quot;&quot;;[$'Young Data'.M162])">
            <text:p/>
          </table:table-cell>
          <table:table-cell table:style-name="ce65" table:formula="of:=IF([$'Young Data'.N162]=&quot;&quot;;&quot;&quot;;[$'Young Data'.N162])">
            <text:p/>
          </table:table-cell>
          <table:table-cell table:style-name="ce65" table:formula="of:=IF([$'Young Data'.O162]=&quot;&quot;;&quot;&quot;;[$'Young Data'.O162])">
            <text:p/>
          </table:table-cell>
          <table:table-cell table:style-name="ce71" table:formula="of:=IF([$'Young Data'.P162]=&quot;&quot;;&quot;&quot;;[$'Young Data'.P162])">
            <text:p/>
          </table:table-cell>
          <table:table-cell table:style-name="ce51" table:formula="of:=IF([$'Young Data'.Q162]=&quot;&quot;;&quot;&quot;;[$'Young Data'.Q162])">
            <text:p/>
          </table:table-cell>
          <table:table-cell table:style-name="ce80" table:formula="of:=IF([$'Young Data'.R162]=&quot;&quot;;&quot;&quot;;[$'Young Data'.R162])">
            <text:p/>
          </table:table-cell>
          <table:table-cell table:style-name="ce80" table:formula="of:=IF([$'Young Data'.S162]=&quot;&quot;;&quot;&quot;;[$'Young Data'.S162])">
            <text:p/>
          </table:table-cell>
          <table:table-cell table:style-name="ce84" table:formula="of:=IF([$'Young Data'.T162]=&quot;&quot;;&quot;&quot;;[$'Young Data'.T162])">
            <text:p/>
          </table:table-cell>
          <table:table-cell table:style-name="ce84" table:formula="of:=IF([$'Young Data'.U162]=&quot;&quot;;&quot;&quot;;[$'Young Data'.U162])">
            <text:p/>
          </table:table-cell>
          <table:table-cell table:style-name="ce84" table:formula="of:=IF([$'Young Data'.V162]=&quot;&quot;;&quot;&quot;;[$'Young Data'.V162])">
            <text:p/>
          </table:table-cell>
          <table:table-cell table:style-name="ce84" table:formula="of:=IF([$'Young Data'.W162]=&quot;&quot;;&quot;&quot;;[$'Young Data'.W162])">
            <text:p/>
          </table:table-cell>
          <table:table-cell table:style-name="ce84" table:formula="of:=IF([$'Young Data'.X162]=&quot;&quot;;&quot;&quot;;[$'Young Data'.X16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3]=&quot;&quot;;&quot;&quot;;[$'Young Data'.A163])">
            <text:p/>
          </table:table-cell>
          <table:table-cell table:style-name="ce51" table:formula="of:=IF([$'Young Data'.B163]=&quot;&quot;;&quot;&quot;;[$'Young Data'.B163])">
            <text:p/>
          </table:table-cell>
          <table:table-cell table:style-name="ce51" table:formula="of:=IF([$'Young Data'.C163]=&quot;&quot;;&quot;&quot;;[$'Young Data'.C163])">
            <text:p/>
          </table:table-cell>
          <table:table-cell table:style-name="ce51" table:formula="of:=IF([$'Young Data'.D163]=&quot;&quot;;&quot;&quot;;[$'Young Data'.D163])">
            <text:p/>
          </table:table-cell>
          <table:table-cell table:style-name="ce55" table:formula="of:=IF([$'Young Data'.E163]=&quot;&quot;;&quot;&quot;;[$'Young Data'.E163])">
            <text:p/>
          </table:table-cell>
          <table:table-cell table:style-name="ce55" table:formula="of:=IF([$'Young Data'.F163]=&quot;&quot;;&quot;&quot;;[$'Young Data'.F163])">
            <text:p/>
          </table:table-cell>
          <table:table-cell table:style-name="ce55" table:formula="of:=IF([$'Young Data'.G163]=&quot;&quot;;&quot;&quot;;[$'Young Data'.G163])">
            <text:p/>
          </table:table-cell>
          <table:table-cell table:style-name="ce55" table:formula="of:=IF([$'Young Data'.H163]=&quot;&quot;;&quot;&quot;;[$'Young Data'.H163])">
            <text:p/>
          </table:table-cell>
          <table:table-cell table:style-name="ce55" table:formula="of:=IF([$'Young Data'.I163]=&quot;&quot;;&quot;&quot;;[$'Young Data'.I163])">
            <text:p/>
          </table:table-cell>
          <table:table-cell table:style-name="ce62" table:formula="of:=IF([$'Young Data'.J163]=&quot;&quot;;&quot;&quot;;[$'Young Data'.J163])">
            <text:p/>
          </table:table-cell>
          <table:table-cell table:style-name="ce65" table:formula="of:=IF([$'Young Data'.K163]=&quot;&quot;;&quot;&quot;;[$'Young Data'.K163])">
            <text:p/>
          </table:table-cell>
          <table:table-cell table:style-name="ce65" table:formula="of:=IF([$'Young Data'.L163]=&quot;&quot;;&quot;&quot;;[$'Young Data'.L163])">
            <text:p/>
          </table:table-cell>
          <table:table-cell table:style-name="ce65" table:formula="of:=IF([$'Young Data'.M163]=&quot;&quot;;&quot;&quot;;[$'Young Data'.M163])">
            <text:p/>
          </table:table-cell>
          <table:table-cell table:style-name="ce65" table:formula="of:=IF([$'Young Data'.N163]=&quot;&quot;;&quot;&quot;;[$'Young Data'.N163])">
            <text:p/>
          </table:table-cell>
          <table:table-cell table:style-name="ce65" table:formula="of:=IF([$'Young Data'.O163]=&quot;&quot;;&quot;&quot;;[$'Young Data'.O163])">
            <text:p/>
          </table:table-cell>
          <table:table-cell table:style-name="ce71" table:formula="of:=IF([$'Young Data'.P163]=&quot;&quot;;&quot;&quot;;[$'Young Data'.P163])">
            <text:p/>
          </table:table-cell>
          <table:table-cell table:style-name="ce51" table:formula="of:=IF([$'Young Data'.Q163]=&quot;&quot;;&quot;&quot;;[$'Young Data'.Q163])">
            <text:p/>
          </table:table-cell>
          <table:table-cell table:style-name="ce80" table:formula="of:=IF([$'Young Data'.R163]=&quot;&quot;;&quot;&quot;;[$'Young Data'.R163])">
            <text:p/>
          </table:table-cell>
          <table:table-cell table:style-name="ce80" table:formula="of:=IF([$'Young Data'.S163]=&quot;&quot;;&quot;&quot;;[$'Young Data'.S163])">
            <text:p/>
          </table:table-cell>
          <table:table-cell table:style-name="ce84" table:formula="of:=IF([$'Young Data'.T163]=&quot;&quot;;&quot;&quot;;[$'Young Data'.T163])">
            <text:p/>
          </table:table-cell>
          <table:table-cell table:style-name="ce84" table:formula="of:=IF([$'Young Data'.U163]=&quot;&quot;;&quot;&quot;;[$'Young Data'.U163])">
            <text:p/>
          </table:table-cell>
          <table:table-cell table:style-name="ce84" table:formula="of:=IF([$'Young Data'.V163]=&quot;&quot;;&quot;&quot;;[$'Young Data'.V163])">
            <text:p/>
          </table:table-cell>
          <table:table-cell table:style-name="ce84" table:formula="of:=IF([$'Young Data'.W163]=&quot;&quot;;&quot;&quot;;[$'Young Data'.W163])">
            <text:p/>
          </table:table-cell>
          <table:table-cell table:style-name="ce84" table:formula="of:=IF([$'Young Data'.X163]=&quot;&quot;;&quot;&quot;;[$'Young Data'.X16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4]=&quot;&quot;;&quot;&quot;;[$'Young Data'.A164])">
            <text:p/>
          </table:table-cell>
          <table:table-cell table:style-name="ce51" table:formula="of:=IF([$'Young Data'.B164]=&quot;&quot;;&quot;&quot;;[$'Young Data'.B164])">
            <text:p/>
          </table:table-cell>
          <table:table-cell table:style-name="ce51" table:formula="of:=IF([$'Young Data'.C164]=&quot;&quot;;&quot;&quot;;[$'Young Data'.C164])">
            <text:p/>
          </table:table-cell>
          <table:table-cell table:style-name="ce51" table:formula="of:=IF([$'Young Data'.D164]=&quot;&quot;;&quot;&quot;;[$'Young Data'.D164])">
            <text:p/>
          </table:table-cell>
          <table:table-cell table:style-name="ce55" table:formula="of:=IF([$'Young Data'.E164]=&quot;&quot;;&quot;&quot;;[$'Young Data'.E164])">
            <text:p/>
          </table:table-cell>
          <table:table-cell table:style-name="ce55" table:formula="of:=IF([$'Young Data'.F164]=&quot;&quot;;&quot;&quot;;[$'Young Data'.F164])">
            <text:p/>
          </table:table-cell>
          <table:table-cell table:style-name="ce55" table:formula="of:=IF([$'Young Data'.G164]=&quot;&quot;;&quot;&quot;;[$'Young Data'.G164])">
            <text:p/>
          </table:table-cell>
          <table:table-cell table:style-name="ce55" table:formula="of:=IF([$'Young Data'.H164]=&quot;&quot;;&quot;&quot;;[$'Young Data'.H164])">
            <text:p/>
          </table:table-cell>
          <table:table-cell table:style-name="ce55" table:formula="of:=IF([$'Young Data'.I164]=&quot;&quot;;&quot;&quot;;[$'Young Data'.I164])">
            <text:p/>
          </table:table-cell>
          <table:table-cell table:style-name="ce62" table:formula="of:=IF([$'Young Data'.J164]=&quot;&quot;;&quot;&quot;;[$'Young Data'.J164])">
            <text:p/>
          </table:table-cell>
          <table:table-cell table:style-name="ce65" table:formula="of:=IF([$'Young Data'.K164]=&quot;&quot;;&quot;&quot;;[$'Young Data'.K164])">
            <text:p/>
          </table:table-cell>
          <table:table-cell table:style-name="ce65" table:formula="of:=IF([$'Young Data'.L164]=&quot;&quot;;&quot;&quot;;[$'Young Data'.L164])">
            <text:p/>
          </table:table-cell>
          <table:table-cell table:style-name="ce65" table:formula="of:=IF([$'Young Data'.M164]=&quot;&quot;;&quot;&quot;;[$'Young Data'.M164])">
            <text:p/>
          </table:table-cell>
          <table:table-cell table:style-name="ce65" table:formula="of:=IF([$'Young Data'.N164]=&quot;&quot;;&quot;&quot;;[$'Young Data'.N164])">
            <text:p/>
          </table:table-cell>
          <table:table-cell table:style-name="ce65" table:formula="of:=IF([$'Young Data'.O164]=&quot;&quot;;&quot;&quot;;[$'Young Data'.O164])">
            <text:p/>
          </table:table-cell>
          <table:table-cell table:style-name="ce71" table:formula="of:=IF([$'Young Data'.P164]=&quot;&quot;;&quot;&quot;;[$'Young Data'.P164])">
            <text:p/>
          </table:table-cell>
          <table:table-cell table:style-name="ce51" table:formula="of:=IF([$'Young Data'.Q164]=&quot;&quot;;&quot;&quot;;[$'Young Data'.Q164])">
            <text:p/>
          </table:table-cell>
          <table:table-cell table:style-name="ce80" table:formula="of:=IF([$'Young Data'.R164]=&quot;&quot;;&quot;&quot;;[$'Young Data'.R164])">
            <text:p/>
          </table:table-cell>
          <table:table-cell table:style-name="ce80" table:formula="of:=IF([$'Young Data'.S164]=&quot;&quot;;&quot;&quot;;[$'Young Data'.S164])">
            <text:p/>
          </table:table-cell>
          <table:table-cell table:style-name="ce84" table:formula="of:=IF([$'Young Data'.T164]=&quot;&quot;;&quot;&quot;;[$'Young Data'.T164])">
            <text:p/>
          </table:table-cell>
          <table:table-cell table:style-name="ce84" table:formula="of:=IF([$'Young Data'.U164]=&quot;&quot;;&quot;&quot;;[$'Young Data'.U164])">
            <text:p/>
          </table:table-cell>
          <table:table-cell table:style-name="ce84" table:formula="of:=IF([$'Young Data'.V164]=&quot;&quot;;&quot;&quot;;[$'Young Data'.V164])">
            <text:p/>
          </table:table-cell>
          <table:table-cell table:style-name="ce84" table:formula="of:=IF([$'Young Data'.W164]=&quot;&quot;;&quot;&quot;;[$'Young Data'.W164])">
            <text:p/>
          </table:table-cell>
          <table:table-cell table:style-name="ce84" table:formula="of:=IF([$'Young Data'.X164]=&quot;&quot;;&quot;&quot;;[$'Young Data'.X16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5]=&quot;&quot;;&quot;&quot;;[$'Young Data'.A165])">
            <text:p/>
          </table:table-cell>
          <table:table-cell table:style-name="ce51" table:formula="of:=IF([$'Young Data'.B165]=&quot;&quot;;&quot;&quot;;[$'Young Data'.B165])">
            <text:p/>
          </table:table-cell>
          <table:table-cell table:style-name="ce51" table:formula="of:=IF([$'Young Data'.C165]=&quot;&quot;;&quot;&quot;;[$'Young Data'.C165])">
            <text:p/>
          </table:table-cell>
          <table:table-cell table:style-name="ce51" table:formula="of:=IF([$'Young Data'.D165]=&quot;&quot;;&quot;&quot;;[$'Young Data'.D165])">
            <text:p/>
          </table:table-cell>
          <table:table-cell table:style-name="ce55" table:formula="of:=IF([$'Young Data'.E165]=&quot;&quot;;&quot;&quot;;[$'Young Data'.E165])">
            <text:p/>
          </table:table-cell>
          <table:table-cell table:style-name="ce55" table:formula="of:=IF([$'Young Data'.F165]=&quot;&quot;;&quot;&quot;;[$'Young Data'.F165])">
            <text:p/>
          </table:table-cell>
          <table:table-cell table:style-name="ce55" table:formula="of:=IF([$'Young Data'.G165]=&quot;&quot;;&quot;&quot;;[$'Young Data'.G165])">
            <text:p/>
          </table:table-cell>
          <table:table-cell table:style-name="ce55" table:formula="of:=IF([$'Young Data'.H165]=&quot;&quot;;&quot;&quot;;[$'Young Data'.H165])">
            <text:p/>
          </table:table-cell>
          <table:table-cell table:style-name="ce55" table:formula="of:=IF([$'Young Data'.I165]=&quot;&quot;;&quot;&quot;;[$'Young Data'.I165])">
            <text:p/>
          </table:table-cell>
          <table:table-cell table:style-name="ce62" table:formula="of:=IF([$'Young Data'.J165]=&quot;&quot;;&quot;&quot;;[$'Young Data'.J165])">
            <text:p/>
          </table:table-cell>
          <table:table-cell table:style-name="ce65" table:formula="of:=IF([$'Young Data'.K165]=&quot;&quot;;&quot;&quot;;[$'Young Data'.K165])">
            <text:p/>
          </table:table-cell>
          <table:table-cell table:style-name="ce65" table:formula="of:=IF([$'Young Data'.L165]=&quot;&quot;;&quot;&quot;;[$'Young Data'.L165])">
            <text:p/>
          </table:table-cell>
          <table:table-cell table:style-name="ce65" table:formula="of:=IF([$'Young Data'.M165]=&quot;&quot;;&quot;&quot;;[$'Young Data'.M165])">
            <text:p/>
          </table:table-cell>
          <table:table-cell table:style-name="ce65" table:formula="of:=IF([$'Young Data'.N165]=&quot;&quot;;&quot;&quot;;[$'Young Data'.N165])">
            <text:p/>
          </table:table-cell>
          <table:table-cell table:style-name="ce65" table:formula="of:=IF([$'Young Data'.O165]=&quot;&quot;;&quot;&quot;;[$'Young Data'.O165])">
            <text:p/>
          </table:table-cell>
          <table:table-cell table:style-name="ce71" table:formula="of:=IF([$'Young Data'.P165]=&quot;&quot;;&quot;&quot;;[$'Young Data'.P165])">
            <text:p/>
          </table:table-cell>
          <table:table-cell table:style-name="ce51" table:formula="of:=IF([$'Young Data'.Q165]=&quot;&quot;;&quot;&quot;;[$'Young Data'.Q165])">
            <text:p/>
          </table:table-cell>
          <table:table-cell table:style-name="ce80" table:formula="of:=IF([$'Young Data'.R165]=&quot;&quot;;&quot;&quot;;[$'Young Data'.R165])">
            <text:p/>
          </table:table-cell>
          <table:table-cell table:style-name="ce80" table:formula="of:=IF([$'Young Data'.S165]=&quot;&quot;;&quot;&quot;;[$'Young Data'.S165])">
            <text:p/>
          </table:table-cell>
          <table:table-cell table:style-name="ce84" table:formula="of:=IF([$'Young Data'.T165]=&quot;&quot;;&quot;&quot;;[$'Young Data'.T165])">
            <text:p/>
          </table:table-cell>
          <table:table-cell table:style-name="ce84" table:formula="of:=IF([$'Young Data'.U165]=&quot;&quot;;&quot;&quot;;[$'Young Data'.U165])">
            <text:p/>
          </table:table-cell>
          <table:table-cell table:style-name="ce84" table:formula="of:=IF([$'Young Data'.V165]=&quot;&quot;;&quot;&quot;;[$'Young Data'.V165])">
            <text:p/>
          </table:table-cell>
          <table:table-cell table:style-name="ce84" table:formula="of:=IF([$'Young Data'.W165]=&quot;&quot;;&quot;&quot;;[$'Young Data'.W165])">
            <text:p/>
          </table:table-cell>
          <table:table-cell table:style-name="ce84" table:formula="of:=IF([$'Young Data'.X165]=&quot;&quot;;&quot;&quot;;[$'Young Data'.X16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6]=&quot;&quot;;&quot;&quot;;[$'Young Data'.A166])">
            <text:p/>
          </table:table-cell>
          <table:table-cell table:style-name="ce51" table:formula="of:=IF([$'Young Data'.B166]=&quot;&quot;;&quot;&quot;;[$'Young Data'.B166])">
            <text:p/>
          </table:table-cell>
          <table:table-cell table:style-name="ce51" table:formula="of:=IF([$'Young Data'.C166]=&quot;&quot;;&quot;&quot;;[$'Young Data'.C166])">
            <text:p/>
          </table:table-cell>
          <table:table-cell table:style-name="ce51" table:formula="of:=IF([$'Young Data'.D166]=&quot;&quot;;&quot;&quot;;[$'Young Data'.D166])">
            <text:p/>
          </table:table-cell>
          <table:table-cell table:style-name="ce55" table:formula="of:=IF([$'Young Data'.E166]=&quot;&quot;;&quot;&quot;;[$'Young Data'.E166])">
            <text:p/>
          </table:table-cell>
          <table:table-cell table:style-name="ce55" table:formula="of:=IF([$'Young Data'.F166]=&quot;&quot;;&quot;&quot;;[$'Young Data'.F166])">
            <text:p/>
          </table:table-cell>
          <table:table-cell table:style-name="ce55" table:formula="of:=IF([$'Young Data'.G166]=&quot;&quot;;&quot;&quot;;[$'Young Data'.G166])">
            <text:p/>
          </table:table-cell>
          <table:table-cell table:style-name="ce55" table:formula="of:=IF([$'Young Data'.H166]=&quot;&quot;;&quot;&quot;;[$'Young Data'.H166])">
            <text:p/>
          </table:table-cell>
          <table:table-cell table:style-name="ce55" table:formula="of:=IF([$'Young Data'.I166]=&quot;&quot;;&quot;&quot;;[$'Young Data'.I166])">
            <text:p/>
          </table:table-cell>
          <table:table-cell table:style-name="ce62" table:formula="of:=IF([$'Young Data'.J166]=&quot;&quot;;&quot;&quot;;[$'Young Data'.J166])">
            <text:p/>
          </table:table-cell>
          <table:table-cell table:style-name="ce65" table:formula="of:=IF([$'Young Data'.K166]=&quot;&quot;;&quot;&quot;;[$'Young Data'.K166])">
            <text:p/>
          </table:table-cell>
          <table:table-cell table:style-name="ce65" table:formula="of:=IF([$'Young Data'.L166]=&quot;&quot;;&quot;&quot;;[$'Young Data'.L166])">
            <text:p/>
          </table:table-cell>
          <table:table-cell table:style-name="ce65" table:formula="of:=IF([$'Young Data'.M166]=&quot;&quot;;&quot;&quot;;[$'Young Data'.M166])">
            <text:p/>
          </table:table-cell>
          <table:table-cell table:style-name="ce65" table:formula="of:=IF([$'Young Data'.N166]=&quot;&quot;;&quot;&quot;;[$'Young Data'.N166])">
            <text:p/>
          </table:table-cell>
          <table:table-cell table:style-name="ce65" table:formula="of:=IF([$'Young Data'.O166]=&quot;&quot;;&quot;&quot;;[$'Young Data'.O166])">
            <text:p/>
          </table:table-cell>
          <table:table-cell table:style-name="ce71" table:formula="of:=IF([$'Young Data'.P166]=&quot;&quot;;&quot;&quot;;[$'Young Data'.P166])">
            <text:p/>
          </table:table-cell>
          <table:table-cell table:style-name="ce51" table:formula="of:=IF([$'Young Data'.Q166]=&quot;&quot;;&quot;&quot;;[$'Young Data'.Q166])">
            <text:p/>
          </table:table-cell>
          <table:table-cell table:style-name="ce80" table:formula="of:=IF([$'Young Data'.R166]=&quot;&quot;;&quot;&quot;;[$'Young Data'.R166])">
            <text:p/>
          </table:table-cell>
          <table:table-cell table:style-name="ce80" table:formula="of:=IF([$'Young Data'.S166]=&quot;&quot;;&quot;&quot;;[$'Young Data'.S166])">
            <text:p/>
          </table:table-cell>
          <table:table-cell table:style-name="ce84" table:formula="of:=IF([$'Young Data'.T166]=&quot;&quot;;&quot;&quot;;[$'Young Data'.T166])">
            <text:p/>
          </table:table-cell>
          <table:table-cell table:style-name="ce84" table:formula="of:=IF([$'Young Data'.U166]=&quot;&quot;;&quot;&quot;;[$'Young Data'.U166])">
            <text:p/>
          </table:table-cell>
          <table:table-cell table:style-name="ce84" table:formula="of:=IF([$'Young Data'.V166]=&quot;&quot;;&quot;&quot;;[$'Young Data'.V166])">
            <text:p/>
          </table:table-cell>
          <table:table-cell table:style-name="ce84" table:formula="of:=IF([$'Young Data'.W166]=&quot;&quot;;&quot;&quot;;[$'Young Data'.W166])">
            <text:p/>
          </table:table-cell>
          <table:table-cell table:style-name="ce84" table:formula="of:=IF([$'Young Data'.X166]=&quot;&quot;;&quot;&quot;;[$'Young Data'.X16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7]=&quot;&quot;;&quot;&quot;;[$'Young Data'.A167])">
            <text:p/>
          </table:table-cell>
          <table:table-cell table:style-name="ce51" table:formula="of:=IF([$'Young Data'.B167]=&quot;&quot;;&quot;&quot;;[$'Young Data'.B167])">
            <text:p/>
          </table:table-cell>
          <table:table-cell table:style-name="ce51" table:formula="of:=IF([$'Young Data'.C167]=&quot;&quot;;&quot;&quot;;[$'Young Data'.C167])">
            <text:p/>
          </table:table-cell>
          <table:table-cell table:style-name="ce51" table:formula="of:=IF([$'Young Data'.D167]=&quot;&quot;;&quot;&quot;;[$'Young Data'.D167])">
            <text:p/>
          </table:table-cell>
          <table:table-cell table:style-name="ce55" table:formula="of:=IF([$'Young Data'.E167]=&quot;&quot;;&quot;&quot;;[$'Young Data'.E167])">
            <text:p/>
          </table:table-cell>
          <table:table-cell table:style-name="ce55" table:formula="of:=IF([$'Young Data'.F167]=&quot;&quot;;&quot;&quot;;[$'Young Data'.F167])">
            <text:p/>
          </table:table-cell>
          <table:table-cell table:style-name="ce55" table:formula="of:=IF([$'Young Data'.G167]=&quot;&quot;;&quot;&quot;;[$'Young Data'.G167])">
            <text:p/>
          </table:table-cell>
          <table:table-cell table:style-name="ce55" table:formula="of:=IF([$'Young Data'.H167]=&quot;&quot;;&quot;&quot;;[$'Young Data'.H167])">
            <text:p/>
          </table:table-cell>
          <table:table-cell table:style-name="ce55" table:formula="of:=IF([$'Young Data'.I167]=&quot;&quot;;&quot;&quot;;[$'Young Data'.I167])">
            <text:p/>
          </table:table-cell>
          <table:table-cell table:style-name="ce62" table:formula="of:=IF([$'Young Data'.J167]=&quot;&quot;;&quot;&quot;;[$'Young Data'.J167])">
            <text:p/>
          </table:table-cell>
          <table:table-cell table:style-name="ce65" table:formula="of:=IF([$'Young Data'.K167]=&quot;&quot;;&quot;&quot;;[$'Young Data'.K167])">
            <text:p/>
          </table:table-cell>
          <table:table-cell table:style-name="ce65" table:formula="of:=IF([$'Young Data'.L167]=&quot;&quot;;&quot;&quot;;[$'Young Data'.L167])">
            <text:p/>
          </table:table-cell>
          <table:table-cell table:style-name="ce65" table:formula="of:=IF([$'Young Data'.M167]=&quot;&quot;;&quot;&quot;;[$'Young Data'.M167])">
            <text:p/>
          </table:table-cell>
          <table:table-cell table:style-name="ce65" table:formula="of:=IF([$'Young Data'.N167]=&quot;&quot;;&quot;&quot;;[$'Young Data'.N167])">
            <text:p/>
          </table:table-cell>
          <table:table-cell table:style-name="ce65" table:formula="of:=IF([$'Young Data'.O167]=&quot;&quot;;&quot;&quot;;[$'Young Data'.O167])">
            <text:p/>
          </table:table-cell>
          <table:table-cell table:style-name="ce71" table:formula="of:=IF([$'Young Data'.P167]=&quot;&quot;;&quot;&quot;;[$'Young Data'.P167])">
            <text:p/>
          </table:table-cell>
          <table:table-cell table:style-name="ce51" table:formula="of:=IF([$'Young Data'.Q167]=&quot;&quot;;&quot;&quot;;[$'Young Data'.Q167])">
            <text:p/>
          </table:table-cell>
          <table:table-cell table:style-name="ce80" table:formula="of:=IF([$'Young Data'.R167]=&quot;&quot;;&quot;&quot;;[$'Young Data'.R167])">
            <text:p/>
          </table:table-cell>
          <table:table-cell table:style-name="ce80" table:formula="of:=IF([$'Young Data'.S167]=&quot;&quot;;&quot;&quot;;[$'Young Data'.S167])">
            <text:p/>
          </table:table-cell>
          <table:table-cell table:style-name="ce84" table:formula="of:=IF([$'Young Data'.T167]=&quot;&quot;;&quot;&quot;;[$'Young Data'.T167])">
            <text:p/>
          </table:table-cell>
          <table:table-cell table:style-name="ce84" table:formula="of:=IF([$'Young Data'.U167]=&quot;&quot;;&quot;&quot;;[$'Young Data'.U167])">
            <text:p/>
          </table:table-cell>
          <table:table-cell table:style-name="ce84" table:formula="of:=IF([$'Young Data'.V167]=&quot;&quot;;&quot;&quot;;[$'Young Data'.V167])">
            <text:p/>
          </table:table-cell>
          <table:table-cell table:style-name="ce84" table:formula="of:=IF([$'Young Data'.W167]=&quot;&quot;;&quot;&quot;;[$'Young Data'.W167])">
            <text:p/>
          </table:table-cell>
          <table:table-cell table:style-name="ce84" table:formula="of:=IF([$'Young Data'.X167]=&quot;&quot;;&quot;&quot;;[$'Young Data'.X16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8]=&quot;&quot;;&quot;&quot;;[$'Young Data'.A168])">
            <text:p/>
          </table:table-cell>
          <table:table-cell table:style-name="ce51" table:formula="of:=IF([$'Young Data'.B168]=&quot;&quot;;&quot;&quot;;[$'Young Data'.B168])">
            <text:p/>
          </table:table-cell>
          <table:table-cell table:style-name="ce51" table:formula="of:=IF([$'Young Data'.C168]=&quot;&quot;;&quot;&quot;;[$'Young Data'.C168])">
            <text:p/>
          </table:table-cell>
          <table:table-cell table:style-name="ce51" table:formula="of:=IF([$'Young Data'.D168]=&quot;&quot;;&quot;&quot;;[$'Young Data'.D168])">
            <text:p/>
          </table:table-cell>
          <table:table-cell table:style-name="ce55" table:formula="of:=IF([$'Young Data'.E168]=&quot;&quot;;&quot;&quot;;[$'Young Data'.E168])">
            <text:p/>
          </table:table-cell>
          <table:table-cell table:style-name="ce55" table:formula="of:=IF([$'Young Data'.F168]=&quot;&quot;;&quot;&quot;;[$'Young Data'.F168])">
            <text:p/>
          </table:table-cell>
          <table:table-cell table:style-name="ce55" table:formula="of:=IF([$'Young Data'.G168]=&quot;&quot;;&quot;&quot;;[$'Young Data'.G168])">
            <text:p/>
          </table:table-cell>
          <table:table-cell table:style-name="ce55" table:formula="of:=IF([$'Young Data'.H168]=&quot;&quot;;&quot;&quot;;[$'Young Data'.H168])">
            <text:p/>
          </table:table-cell>
          <table:table-cell table:style-name="ce55" table:formula="of:=IF([$'Young Data'.I168]=&quot;&quot;;&quot;&quot;;[$'Young Data'.I168])">
            <text:p/>
          </table:table-cell>
          <table:table-cell table:style-name="ce62" table:formula="of:=IF([$'Young Data'.J168]=&quot;&quot;;&quot;&quot;;[$'Young Data'.J168])">
            <text:p/>
          </table:table-cell>
          <table:table-cell table:style-name="ce65" table:formula="of:=IF([$'Young Data'.K168]=&quot;&quot;;&quot;&quot;;[$'Young Data'.K168])">
            <text:p/>
          </table:table-cell>
          <table:table-cell table:style-name="ce65" table:formula="of:=IF([$'Young Data'.L168]=&quot;&quot;;&quot;&quot;;[$'Young Data'.L168])">
            <text:p/>
          </table:table-cell>
          <table:table-cell table:style-name="ce65" table:formula="of:=IF([$'Young Data'.M168]=&quot;&quot;;&quot;&quot;;[$'Young Data'.M168])">
            <text:p/>
          </table:table-cell>
          <table:table-cell table:style-name="ce65" table:formula="of:=IF([$'Young Data'.N168]=&quot;&quot;;&quot;&quot;;[$'Young Data'.N168])">
            <text:p/>
          </table:table-cell>
          <table:table-cell table:style-name="ce65" table:formula="of:=IF([$'Young Data'.O168]=&quot;&quot;;&quot;&quot;;[$'Young Data'.O168])">
            <text:p/>
          </table:table-cell>
          <table:table-cell table:style-name="ce71" table:formula="of:=IF([$'Young Data'.P168]=&quot;&quot;;&quot;&quot;;[$'Young Data'.P168])">
            <text:p/>
          </table:table-cell>
          <table:table-cell table:style-name="ce51" table:formula="of:=IF([$'Young Data'.Q168]=&quot;&quot;;&quot;&quot;;[$'Young Data'.Q168])">
            <text:p/>
          </table:table-cell>
          <table:table-cell table:style-name="ce80" table:formula="of:=IF([$'Young Data'.R168]=&quot;&quot;;&quot;&quot;;[$'Young Data'.R168])">
            <text:p/>
          </table:table-cell>
          <table:table-cell table:style-name="ce80" table:formula="of:=IF([$'Young Data'.S168]=&quot;&quot;;&quot;&quot;;[$'Young Data'.S168])">
            <text:p/>
          </table:table-cell>
          <table:table-cell table:style-name="ce84" table:formula="of:=IF([$'Young Data'.T168]=&quot;&quot;;&quot;&quot;;[$'Young Data'.T168])">
            <text:p/>
          </table:table-cell>
          <table:table-cell table:style-name="ce84" table:formula="of:=IF([$'Young Data'.U168]=&quot;&quot;;&quot;&quot;;[$'Young Data'.U168])">
            <text:p/>
          </table:table-cell>
          <table:table-cell table:style-name="ce84" table:formula="of:=IF([$'Young Data'.V168]=&quot;&quot;;&quot;&quot;;[$'Young Data'.V168])">
            <text:p/>
          </table:table-cell>
          <table:table-cell table:style-name="ce84" table:formula="of:=IF([$'Young Data'.W168]=&quot;&quot;;&quot;&quot;;[$'Young Data'.W168])">
            <text:p/>
          </table:table-cell>
          <table:table-cell table:style-name="ce84" table:formula="of:=IF([$'Young Data'.X168]=&quot;&quot;;&quot;&quot;;[$'Young Data'.X16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69]=&quot;&quot;;&quot;&quot;;[$'Young Data'.A169])">
            <text:p/>
          </table:table-cell>
          <table:table-cell table:style-name="ce51" table:formula="of:=IF([$'Young Data'.B169]=&quot;&quot;;&quot;&quot;;[$'Young Data'.B169])">
            <text:p/>
          </table:table-cell>
          <table:table-cell table:style-name="ce51" table:formula="of:=IF([$'Young Data'.C169]=&quot;&quot;;&quot;&quot;;[$'Young Data'.C169])">
            <text:p/>
          </table:table-cell>
          <table:table-cell table:style-name="ce51" table:formula="of:=IF([$'Young Data'.D169]=&quot;&quot;;&quot;&quot;;[$'Young Data'.D169])">
            <text:p/>
          </table:table-cell>
          <table:table-cell table:style-name="ce55" table:formula="of:=IF([$'Young Data'.E169]=&quot;&quot;;&quot;&quot;;[$'Young Data'.E169])">
            <text:p/>
          </table:table-cell>
          <table:table-cell table:style-name="ce55" table:formula="of:=IF([$'Young Data'.F169]=&quot;&quot;;&quot;&quot;;[$'Young Data'.F169])">
            <text:p/>
          </table:table-cell>
          <table:table-cell table:style-name="ce55" table:formula="of:=IF([$'Young Data'.G169]=&quot;&quot;;&quot;&quot;;[$'Young Data'.G169])">
            <text:p/>
          </table:table-cell>
          <table:table-cell table:style-name="ce55" table:formula="of:=IF([$'Young Data'.H169]=&quot;&quot;;&quot;&quot;;[$'Young Data'.H169])">
            <text:p/>
          </table:table-cell>
          <table:table-cell table:style-name="ce55" table:formula="of:=IF([$'Young Data'.I169]=&quot;&quot;;&quot;&quot;;[$'Young Data'.I169])">
            <text:p/>
          </table:table-cell>
          <table:table-cell table:style-name="ce62" table:formula="of:=IF([$'Young Data'.J169]=&quot;&quot;;&quot;&quot;;[$'Young Data'.J169])">
            <text:p/>
          </table:table-cell>
          <table:table-cell table:style-name="ce65" table:formula="of:=IF([$'Young Data'.K169]=&quot;&quot;;&quot;&quot;;[$'Young Data'.K169])">
            <text:p/>
          </table:table-cell>
          <table:table-cell table:style-name="ce65" table:formula="of:=IF([$'Young Data'.L169]=&quot;&quot;;&quot;&quot;;[$'Young Data'.L169])">
            <text:p/>
          </table:table-cell>
          <table:table-cell table:style-name="ce65" table:formula="of:=IF([$'Young Data'.M169]=&quot;&quot;;&quot;&quot;;[$'Young Data'.M169])">
            <text:p/>
          </table:table-cell>
          <table:table-cell table:style-name="ce65" table:formula="of:=IF([$'Young Data'.N169]=&quot;&quot;;&quot;&quot;;[$'Young Data'.N169])">
            <text:p/>
          </table:table-cell>
          <table:table-cell table:style-name="ce65" table:formula="of:=IF([$'Young Data'.O169]=&quot;&quot;;&quot;&quot;;[$'Young Data'.O169])">
            <text:p/>
          </table:table-cell>
          <table:table-cell table:style-name="ce71" table:formula="of:=IF([$'Young Data'.P169]=&quot;&quot;;&quot;&quot;;[$'Young Data'.P169])">
            <text:p/>
          </table:table-cell>
          <table:table-cell table:style-name="ce51" table:formula="of:=IF([$'Young Data'.Q169]=&quot;&quot;;&quot;&quot;;[$'Young Data'.Q169])">
            <text:p/>
          </table:table-cell>
          <table:table-cell table:style-name="ce80" table:formula="of:=IF([$'Young Data'.R169]=&quot;&quot;;&quot;&quot;;[$'Young Data'.R169])">
            <text:p/>
          </table:table-cell>
          <table:table-cell table:style-name="ce80" table:formula="of:=IF([$'Young Data'.S169]=&quot;&quot;;&quot;&quot;;[$'Young Data'.S169])">
            <text:p/>
          </table:table-cell>
          <table:table-cell table:style-name="ce84" table:formula="of:=IF([$'Young Data'.T169]=&quot;&quot;;&quot;&quot;;[$'Young Data'.T169])">
            <text:p/>
          </table:table-cell>
          <table:table-cell table:style-name="ce84" table:formula="of:=IF([$'Young Data'.U169]=&quot;&quot;;&quot;&quot;;[$'Young Data'.U169])">
            <text:p/>
          </table:table-cell>
          <table:table-cell table:style-name="ce84" table:formula="of:=IF([$'Young Data'.V169]=&quot;&quot;;&quot;&quot;;[$'Young Data'.V169])">
            <text:p/>
          </table:table-cell>
          <table:table-cell table:style-name="ce84" table:formula="of:=IF([$'Young Data'.W169]=&quot;&quot;;&quot;&quot;;[$'Young Data'.W169])">
            <text:p/>
          </table:table-cell>
          <table:table-cell table:style-name="ce84" table:formula="of:=IF([$'Young Data'.X169]=&quot;&quot;;&quot;&quot;;[$'Young Data'.X16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0]=&quot;&quot;;&quot;&quot;;[$'Young Data'.A170])">
            <text:p/>
          </table:table-cell>
          <table:table-cell table:style-name="ce51" table:formula="of:=IF([$'Young Data'.B170]=&quot;&quot;;&quot;&quot;;[$'Young Data'.B170])">
            <text:p/>
          </table:table-cell>
          <table:table-cell table:style-name="ce51" table:formula="of:=IF([$'Young Data'.C170]=&quot;&quot;;&quot;&quot;;[$'Young Data'.C170])">
            <text:p/>
          </table:table-cell>
          <table:table-cell table:style-name="ce51" table:formula="of:=IF([$'Young Data'.D170]=&quot;&quot;;&quot;&quot;;[$'Young Data'.D170])">
            <text:p/>
          </table:table-cell>
          <table:table-cell table:style-name="ce55" table:formula="of:=IF([$'Young Data'.E170]=&quot;&quot;;&quot;&quot;;[$'Young Data'.E170])">
            <text:p/>
          </table:table-cell>
          <table:table-cell table:style-name="ce55" table:formula="of:=IF([$'Young Data'.F170]=&quot;&quot;;&quot;&quot;;[$'Young Data'.F170])">
            <text:p/>
          </table:table-cell>
          <table:table-cell table:style-name="ce55" table:formula="of:=IF([$'Young Data'.G170]=&quot;&quot;;&quot;&quot;;[$'Young Data'.G170])">
            <text:p/>
          </table:table-cell>
          <table:table-cell table:style-name="ce55" table:formula="of:=IF([$'Young Data'.H170]=&quot;&quot;;&quot;&quot;;[$'Young Data'.H170])">
            <text:p/>
          </table:table-cell>
          <table:table-cell table:style-name="ce55" table:formula="of:=IF([$'Young Data'.I170]=&quot;&quot;;&quot;&quot;;[$'Young Data'.I170])">
            <text:p/>
          </table:table-cell>
          <table:table-cell table:style-name="ce62" table:formula="of:=IF([$'Young Data'.J170]=&quot;&quot;;&quot;&quot;;[$'Young Data'.J170])">
            <text:p/>
          </table:table-cell>
          <table:table-cell table:style-name="ce65" table:formula="of:=IF([$'Young Data'.K170]=&quot;&quot;;&quot;&quot;;[$'Young Data'.K170])">
            <text:p/>
          </table:table-cell>
          <table:table-cell table:style-name="ce65" table:formula="of:=IF([$'Young Data'.L170]=&quot;&quot;;&quot;&quot;;[$'Young Data'.L170])">
            <text:p/>
          </table:table-cell>
          <table:table-cell table:style-name="ce65" table:formula="of:=IF([$'Young Data'.M170]=&quot;&quot;;&quot;&quot;;[$'Young Data'.M170])">
            <text:p/>
          </table:table-cell>
          <table:table-cell table:style-name="ce65" table:formula="of:=IF([$'Young Data'.N170]=&quot;&quot;;&quot;&quot;;[$'Young Data'.N170])">
            <text:p/>
          </table:table-cell>
          <table:table-cell table:style-name="ce65" table:formula="of:=IF([$'Young Data'.O170]=&quot;&quot;;&quot;&quot;;[$'Young Data'.O170])">
            <text:p/>
          </table:table-cell>
          <table:table-cell table:style-name="ce71" table:formula="of:=IF([$'Young Data'.P170]=&quot;&quot;;&quot;&quot;;[$'Young Data'.P170])">
            <text:p/>
          </table:table-cell>
          <table:table-cell table:style-name="ce51" table:formula="of:=IF([$'Young Data'.Q170]=&quot;&quot;;&quot;&quot;;[$'Young Data'.Q170])">
            <text:p/>
          </table:table-cell>
          <table:table-cell table:style-name="ce80" table:formula="of:=IF([$'Young Data'.R170]=&quot;&quot;;&quot;&quot;;[$'Young Data'.R170])">
            <text:p/>
          </table:table-cell>
          <table:table-cell table:style-name="ce80" table:formula="of:=IF([$'Young Data'.S170]=&quot;&quot;;&quot;&quot;;[$'Young Data'.S170])">
            <text:p/>
          </table:table-cell>
          <table:table-cell table:style-name="ce84" table:formula="of:=IF([$'Young Data'.T170]=&quot;&quot;;&quot;&quot;;[$'Young Data'.T170])">
            <text:p/>
          </table:table-cell>
          <table:table-cell table:style-name="ce84" table:formula="of:=IF([$'Young Data'.U170]=&quot;&quot;;&quot;&quot;;[$'Young Data'.U170])">
            <text:p/>
          </table:table-cell>
          <table:table-cell table:style-name="ce84" table:formula="of:=IF([$'Young Data'.V170]=&quot;&quot;;&quot;&quot;;[$'Young Data'.V170])">
            <text:p/>
          </table:table-cell>
          <table:table-cell table:style-name="ce84" table:formula="of:=IF([$'Young Data'.W170]=&quot;&quot;;&quot;&quot;;[$'Young Data'.W170])">
            <text:p/>
          </table:table-cell>
          <table:table-cell table:style-name="ce84" table:formula="of:=IF([$'Young Data'.X170]=&quot;&quot;;&quot;&quot;;[$'Young Data'.X17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1]=&quot;&quot;;&quot;&quot;;[$'Young Data'.A171])">
            <text:p/>
          </table:table-cell>
          <table:table-cell table:style-name="ce51" table:formula="of:=IF([$'Young Data'.B171]=&quot;&quot;;&quot;&quot;;[$'Young Data'.B171])">
            <text:p/>
          </table:table-cell>
          <table:table-cell table:style-name="ce51" table:formula="of:=IF([$'Young Data'.C171]=&quot;&quot;;&quot;&quot;;[$'Young Data'.C171])">
            <text:p/>
          </table:table-cell>
          <table:table-cell table:style-name="ce51" table:formula="of:=IF([$'Young Data'.D171]=&quot;&quot;;&quot;&quot;;[$'Young Data'.D171])">
            <text:p/>
          </table:table-cell>
          <table:table-cell table:style-name="ce55" table:formula="of:=IF([$'Young Data'.E171]=&quot;&quot;;&quot;&quot;;[$'Young Data'.E171])">
            <text:p/>
          </table:table-cell>
          <table:table-cell table:style-name="ce55" table:formula="of:=IF([$'Young Data'.F171]=&quot;&quot;;&quot;&quot;;[$'Young Data'.F171])">
            <text:p/>
          </table:table-cell>
          <table:table-cell table:style-name="ce55" table:formula="of:=IF([$'Young Data'.G171]=&quot;&quot;;&quot;&quot;;[$'Young Data'.G171])">
            <text:p/>
          </table:table-cell>
          <table:table-cell table:style-name="ce55" table:formula="of:=IF([$'Young Data'.H171]=&quot;&quot;;&quot;&quot;;[$'Young Data'.H171])">
            <text:p/>
          </table:table-cell>
          <table:table-cell table:style-name="ce55" table:formula="of:=IF([$'Young Data'.I171]=&quot;&quot;;&quot;&quot;;[$'Young Data'.I171])">
            <text:p/>
          </table:table-cell>
          <table:table-cell table:style-name="ce62" table:formula="of:=IF([$'Young Data'.J171]=&quot;&quot;;&quot;&quot;;[$'Young Data'.J171])">
            <text:p/>
          </table:table-cell>
          <table:table-cell table:style-name="ce65" table:formula="of:=IF([$'Young Data'.K171]=&quot;&quot;;&quot;&quot;;[$'Young Data'.K171])">
            <text:p/>
          </table:table-cell>
          <table:table-cell table:style-name="ce65" table:formula="of:=IF([$'Young Data'.L171]=&quot;&quot;;&quot;&quot;;[$'Young Data'.L171])">
            <text:p/>
          </table:table-cell>
          <table:table-cell table:style-name="ce65" table:formula="of:=IF([$'Young Data'.M171]=&quot;&quot;;&quot;&quot;;[$'Young Data'.M171])">
            <text:p/>
          </table:table-cell>
          <table:table-cell table:style-name="ce65" table:formula="of:=IF([$'Young Data'.N171]=&quot;&quot;;&quot;&quot;;[$'Young Data'.N171])">
            <text:p/>
          </table:table-cell>
          <table:table-cell table:style-name="ce65" table:formula="of:=IF([$'Young Data'.O171]=&quot;&quot;;&quot;&quot;;[$'Young Data'.O171])">
            <text:p/>
          </table:table-cell>
          <table:table-cell table:style-name="ce71" table:formula="of:=IF([$'Young Data'.P171]=&quot;&quot;;&quot;&quot;;[$'Young Data'.P171])">
            <text:p/>
          </table:table-cell>
          <table:table-cell table:style-name="ce51" table:formula="of:=IF([$'Young Data'.Q171]=&quot;&quot;;&quot;&quot;;[$'Young Data'.Q171])">
            <text:p/>
          </table:table-cell>
          <table:table-cell table:style-name="ce80" table:formula="of:=IF([$'Young Data'.R171]=&quot;&quot;;&quot;&quot;;[$'Young Data'.R171])">
            <text:p/>
          </table:table-cell>
          <table:table-cell table:style-name="ce80" table:formula="of:=IF([$'Young Data'.S171]=&quot;&quot;;&quot;&quot;;[$'Young Data'.S171])">
            <text:p/>
          </table:table-cell>
          <table:table-cell table:style-name="ce84" table:formula="of:=IF([$'Young Data'.T171]=&quot;&quot;;&quot;&quot;;[$'Young Data'.T171])">
            <text:p/>
          </table:table-cell>
          <table:table-cell table:style-name="ce84" table:formula="of:=IF([$'Young Data'.U171]=&quot;&quot;;&quot;&quot;;[$'Young Data'.U171])">
            <text:p/>
          </table:table-cell>
          <table:table-cell table:style-name="ce84" table:formula="of:=IF([$'Young Data'.V171]=&quot;&quot;;&quot;&quot;;[$'Young Data'.V171])">
            <text:p/>
          </table:table-cell>
          <table:table-cell table:style-name="ce84" table:formula="of:=IF([$'Young Data'.W171]=&quot;&quot;;&quot;&quot;;[$'Young Data'.W171])">
            <text:p/>
          </table:table-cell>
          <table:table-cell table:style-name="ce84" table:formula="of:=IF([$'Young Data'.X171]=&quot;&quot;;&quot;&quot;;[$'Young Data'.X17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2]=&quot;&quot;;&quot;&quot;;[$'Young Data'.A172])">
            <text:p/>
          </table:table-cell>
          <table:table-cell table:style-name="ce51" table:formula="of:=IF([$'Young Data'.B172]=&quot;&quot;;&quot;&quot;;[$'Young Data'.B172])">
            <text:p/>
          </table:table-cell>
          <table:table-cell table:style-name="ce51" table:formula="of:=IF([$'Young Data'.C172]=&quot;&quot;;&quot;&quot;;[$'Young Data'.C172])">
            <text:p/>
          </table:table-cell>
          <table:table-cell table:style-name="ce51" table:formula="of:=IF([$'Young Data'.D172]=&quot;&quot;;&quot;&quot;;[$'Young Data'.D172])">
            <text:p/>
          </table:table-cell>
          <table:table-cell table:style-name="ce55" table:formula="of:=IF([$'Young Data'.E172]=&quot;&quot;;&quot;&quot;;[$'Young Data'.E172])">
            <text:p/>
          </table:table-cell>
          <table:table-cell table:style-name="ce55" table:formula="of:=IF([$'Young Data'.F172]=&quot;&quot;;&quot;&quot;;[$'Young Data'.F172])">
            <text:p/>
          </table:table-cell>
          <table:table-cell table:style-name="ce55" table:formula="of:=IF([$'Young Data'.G172]=&quot;&quot;;&quot;&quot;;[$'Young Data'.G172])">
            <text:p/>
          </table:table-cell>
          <table:table-cell table:style-name="ce55" table:formula="of:=IF([$'Young Data'.H172]=&quot;&quot;;&quot;&quot;;[$'Young Data'.H172])">
            <text:p/>
          </table:table-cell>
          <table:table-cell table:style-name="ce55" table:formula="of:=IF([$'Young Data'.I172]=&quot;&quot;;&quot;&quot;;[$'Young Data'.I172])">
            <text:p/>
          </table:table-cell>
          <table:table-cell table:style-name="ce62" table:formula="of:=IF([$'Young Data'.J172]=&quot;&quot;;&quot;&quot;;[$'Young Data'.J172])">
            <text:p/>
          </table:table-cell>
          <table:table-cell table:style-name="ce65" table:formula="of:=IF([$'Young Data'.K172]=&quot;&quot;;&quot;&quot;;[$'Young Data'.K172])">
            <text:p/>
          </table:table-cell>
          <table:table-cell table:style-name="ce65" table:formula="of:=IF([$'Young Data'.L172]=&quot;&quot;;&quot;&quot;;[$'Young Data'.L172])">
            <text:p/>
          </table:table-cell>
          <table:table-cell table:style-name="ce65" table:formula="of:=IF([$'Young Data'.M172]=&quot;&quot;;&quot;&quot;;[$'Young Data'.M172])">
            <text:p/>
          </table:table-cell>
          <table:table-cell table:style-name="ce65" table:formula="of:=IF([$'Young Data'.N172]=&quot;&quot;;&quot;&quot;;[$'Young Data'.N172])">
            <text:p/>
          </table:table-cell>
          <table:table-cell table:style-name="ce65" table:formula="of:=IF([$'Young Data'.O172]=&quot;&quot;;&quot;&quot;;[$'Young Data'.O172])">
            <text:p/>
          </table:table-cell>
          <table:table-cell table:style-name="ce71" table:formula="of:=IF([$'Young Data'.P172]=&quot;&quot;;&quot;&quot;;[$'Young Data'.P172])">
            <text:p/>
          </table:table-cell>
          <table:table-cell table:style-name="ce51" table:formula="of:=IF([$'Young Data'.Q172]=&quot;&quot;;&quot;&quot;;[$'Young Data'.Q172])">
            <text:p/>
          </table:table-cell>
          <table:table-cell table:style-name="ce80" table:formula="of:=IF([$'Young Data'.R172]=&quot;&quot;;&quot;&quot;;[$'Young Data'.R172])">
            <text:p/>
          </table:table-cell>
          <table:table-cell table:style-name="ce80" table:formula="of:=IF([$'Young Data'.S172]=&quot;&quot;;&quot;&quot;;[$'Young Data'.S172])">
            <text:p/>
          </table:table-cell>
          <table:table-cell table:style-name="ce84" table:formula="of:=IF([$'Young Data'.T172]=&quot;&quot;;&quot;&quot;;[$'Young Data'.T172])">
            <text:p/>
          </table:table-cell>
          <table:table-cell table:style-name="ce84" table:formula="of:=IF([$'Young Data'.U172]=&quot;&quot;;&quot;&quot;;[$'Young Data'.U172])">
            <text:p/>
          </table:table-cell>
          <table:table-cell table:style-name="ce84" table:formula="of:=IF([$'Young Data'.V172]=&quot;&quot;;&quot;&quot;;[$'Young Data'.V172])">
            <text:p/>
          </table:table-cell>
          <table:table-cell table:style-name="ce84" table:formula="of:=IF([$'Young Data'.W172]=&quot;&quot;;&quot;&quot;;[$'Young Data'.W172])">
            <text:p/>
          </table:table-cell>
          <table:table-cell table:style-name="ce84" table:formula="of:=IF([$'Young Data'.X172]=&quot;&quot;;&quot;&quot;;[$'Young Data'.X17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3]=&quot;&quot;;&quot;&quot;;[$'Young Data'.A173])">
            <text:p/>
          </table:table-cell>
          <table:table-cell table:style-name="ce51" table:formula="of:=IF([$'Young Data'.B173]=&quot;&quot;;&quot;&quot;;[$'Young Data'.B173])">
            <text:p/>
          </table:table-cell>
          <table:table-cell table:style-name="ce51" table:formula="of:=IF([$'Young Data'.C173]=&quot;&quot;;&quot;&quot;;[$'Young Data'.C173])">
            <text:p/>
          </table:table-cell>
          <table:table-cell table:style-name="ce51" table:formula="of:=IF([$'Young Data'.D173]=&quot;&quot;;&quot;&quot;;[$'Young Data'.D173])">
            <text:p/>
          </table:table-cell>
          <table:table-cell table:style-name="ce55" table:formula="of:=IF([$'Young Data'.E173]=&quot;&quot;;&quot;&quot;;[$'Young Data'.E173])">
            <text:p/>
          </table:table-cell>
          <table:table-cell table:style-name="ce55" table:formula="of:=IF([$'Young Data'.F173]=&quot;&quot;;&quot;&quot;;[$'Young Data'.F173])">
            <text:p/>
          </table:table-cell>
          <table:table-cell table:style-name="ce55" table:formula="of:=IF([$'Young Data'.G173]=&quot;&quot;;&quot;&quot;;[$'Young Data'.G173])">
            <text:p/>
          </table:table-cell>
          <table:table-cell table:style-name="ce55" table:formula="of:=IF([$'Young Data'.H173]=&quot;&quot;;&quot;&quot;;[$'Young Data'.H173])">
            <text:p/>
          </table:table-cell>
          <table:table-cell table:style-name="ce55" table:formula="of:=IF([$'Young Data'.I173]=&quot;&quot;;&quot;&quot;;[$'Young Data'.I173])">
            <text:p/>
          </table:table-cell>
          <table:table-cell table:style-name="ce62" table:formula="of:=IF([$'Young Data'.J173]=&quot;&quot;;&quot;&quot;;[$'Young Data'.J173])">
            <text:p/>
          </table:table-cell>
          <table:table-cell table:style-name="ce65" table:formula="of:=IF([$'Young Data'.K173]=&quot;&quot;;&quot;&quot;;[$'Young Data'.K173])">
            <text:p/>
          </table:table-cell>
          <table:table-cell table:style-name="ce65" table:formula="of:=IF([$'Young Data'.L173]=&quot;&quot;;&quot;&quot;;[$'Young Data'.L173])">
            <text:p/>
          </table:table-cell>
          <table:table-cell table:style-name="ce65" table:formula="of:=IF([$'Young Data'.M173]=&quot;&quot;;&quot;&quot;;[$'Young Data'.M173])">
            <text:p/>
          </table:table-cell>
          <table:table-cell table:style-name="ce65" table:formula="of:=IF([$'Young Data'.N173]=&quot;&quot;;&quot;&quot;;[$'Young Data'.N173])">
            <text:p/>
          </table:table-cell>
          <table:table-cell table:style-name="ce65" table:formula="of:=IF([$'Young Data'.O173]=&quot;&quot;;&quot;&quot;;[$'Young Data'.O173])">
            <text:p/>
          </table:table-cell>
          <table:table-cell table:style-name="ce71" table:formula="of:=IF([$'Young Data'.P173]=&quot;&quot;;&quot;&quot;;[$'Young Data'.P173])">
            <text:p/>
          </table:table-cell>
          <table:table-cell table:style-name="ce51" table:formula="of:=IF([$'Young Data'.Q173]=&quot;&quot;;&quot;&quot;;[$'Young Data'.Q173])">
            <text:p/>
          </table:table-cell>
          <table:table-cell table:style-name="ce80" table:formula="of:=IF([$'Young Data'.R173]=&quot;&quot;;&quot;&quot;;[$'Young Data'.R173])">
            <text:p/>
          </table:table-cell>
          <table:table-cell table:style-name="ce80" table:formula="of:=IF([$'Young Data'.S173]=&quot;&quot;;&quot;&quot;;[$'Young Data'.S173])">
            <text:p/>
          </table:table-cell>
          <table:table-cell table:style-name="ce84" table:formula="of:=IF([$'Young Data'.T173]=&quot;&quot;;&quot;&quot;;[$'Young Data'.T173])">
            <text:p/>
          </table:table-cell>
          <table:table-cell table:style-name="ce84" table:formula="of:=IF([$'Young Data'.U173]=&quot;&quot;;&quot;&quot;;[$'Young Data'.U173])">
            <text:p/>
          </table:table-cell>
          <table:table-cell table:style-name="ce84" table:formula="of:=IF([$'Young Data'.V173]=&quot;&quot;;&quot;&quot;;[$'Young Data'.V173])">
            <text:p/>
          </table:table-cell>
          <table:table-cell table:style-name="ce84" table:formula="of:=IF([$'Young Data'.W173]=&quot;&quot;;&quot;&quot;;[$'Young Data'.W173])">
            <text:p/>
          </table:table-cell>
          <table:table-cell table:style-name="ce84" table:formula="of:=IF([$'Young Data'.X173]=&quot;&quot;;&quot;&quot;;[$'Young Data'.X17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4]=&quot;&quot;;&quot;&quot;;[$'Young Data'.A174])">
            <text:p/>
          </table:table-cell>
          <table:table-cell table:style-name="ce51" table:formula="of:=IF([$'Young Data'.B174]=&quot;&quot;;&quot;&quot;;[$'Young Data'.B174])">
            <text:p/>
          </table:table-cell>
          <table:table-cell table:style-name="ce51" table:formula="of:=IF([$'Young Data'.C174]=&quot;&quot;;&quot;&quot;;[$'Young Data'.C174])">
            <text:p/>
          </table:table-cell>
          <table:table-cell table:style-name="ce51" table:formula="of:=IF([$'Young Data'.D174]=&quot;&quot;;&quot;&quot;;[$'Young Data'.D174])">
            <text:p/>
          </table:table-cell>
          <table:table-cell table:style-name="ce55" table:formula="of:=IF([$'Young Data'.E174]=&quot;&quot;;&quot;&quot;;[$'Young Data'.E174])">
            <text:p/>
          </table:table-cell>
          <table:table-cell table:style-name="ce55" table:formula="of:=IF([$'Young Data'.F174]=&quot;&quot;;&quot;&quot;;[$'Young Data'.F174])">
            <text:p/>
          </table:table-cell>
          <table:table-cell table:style-name="ce55" table:formula="of:=IF([$'Young Data'.G174]=&quot;&quot;;&quot;&quot;;[$'Young Data'.G174])">
            <text:p/>
          </table:table-cell>
          <table:table-cell table:style-name="ce55" table:formula="of:=IF([$'Young Data'.H174]=&quot;&quot;;&quot;&quot;;[$'Young Data'.H174])">
            <text:p/>
          </table:table-cell>
          <table:table-cell table:style-name="ce55" table:formula="of:=IF([$'Young Data'.I174]=&quot;&quot;;&quot;&quot;;[$'Young Data'.I174])">
            <text:p/>
          </table:table-cell>
          <table:table-cell table:style-name="ce62" table:formula="of:=IF([$'Young Data'.J174]=&quot;&quot;;&quot;&quot;;[$'Young Data'.J174])">
            <text:p/>
          </table:table-cell>
          <table:table-cell table:style-name="ce65" table:formula="of:=IF([$'Young Data'.K174]=&quot;&quot;;&quot;&quot;;[$'Young Data'.K174])">
            <text:p/>
          </table:table-cell>
          <table:table-cell table:style-name="ce65" table:formula="of:=IF([$'Young Data'.L174]=&quot;&quot;;&quot;&quot;;[$'Young Data'.L174])">
            <text:p/>
          </table:table-cell>
          <table:table-cell table:style-name="ce65" table:formula="of:=IF([$'Young Data'.M174]=&quot;&quot;;&quot;&quot;;[$'Young Data'.M174])">
            <text:p/>
          </table:table-cell>
          <table:table-cell table:style-name="ce65" table:formula="of:=IF([$'Young Data'.N174]=&quot;&quot;;&quot;&quot;;[$'Young Data'.N174])">
            <text:p/>
          </table:table-cell>
          <table:table-cell table:style-name="ce65" table:formula="of:=IF([$'Young Data'.O174]=&quot;&quot;;&quot;&quot;;[$'Young Data'.O174])">
            <text:p/>
          </table:table-cell>
          <table:table-cell table:style-name="ce71" table:formula="of:=IF([$'Young Data'.P174]=&quot;&quot;;&quot;&quot;;[$'Young Data'.P174])">
            <text:p/>
          </table:table-cell>
          <table:table-cell table:style-name="ce51" table:formula="of:=IF([$'Young Data'.Q174]=&quot;&quot;;&quot;&quot;;[$'Young Data'.Q174])">
            <text:p/>
          </table:table-cell>
          <table:table-cell table:style-name="ce80" table:formula="of:=IF([$'Young Data'.R174]=&quot;&quot;;&quot;&quot;;[$'Young Data'.R174])">
            <text:p/>
          </table:table-cell>
          <table:table-cell table:style-name="ce80" table:formula="of:=IF([$'Young Data'.S174]=&quot;&quot;;&quot;&quot;;[$'Young Data'.S174])">
            <text:p/>
          </table:table-cell>
          <table:table-cell table:style-name="ce84" table:formula="of:=IF([$'Young Data'.T174]=&quot;&quot;;&quot;&quot;;[$'Young Data'.T174])">
            <text:p/>
          </table:table-cell>
          <table:table-cell table:style-name="ce84" table:formula="of:=IF([$'Young Data'.U174]=&quot;&quot;;&quot;&quot;;[$'Young Data'.U174])">
            <text:p/>
          </table:table-cell>
          <table:table-cell table:style-name="ce84" table:formula="of:=IF([$'Young Data'.V174]=&quot;&quot;;&quot;&quot;;[$'Young Data'.V174])">
            <text:p/>
          </table:table-cell>
          <table:table-cell table:style-name="ce84" table:formula="of:=IF([$'Young Data'.W174]=&quot;&quot;;&quot;&quot;;[$'Young Data'.W174])">
            <text:p/>
          </table:table-cell>
          <table:table-cell table:style-name="ce84" table:formula="of:=IF([$'Young Data'.X174]=&quot;&quot;;&quot;&quot;;[$'Young Data'.X17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5]=&quot;&quot;;&quot;&quot;;[$'Young Data'.A175])">
            <text:p/>
          </table:table-cell>
          <table:table-cell table:style-name="ce51" table:formula="of:=IF([$'Young Data'.B175]=&quot;&quot;;&quot;&quot;;[$'Young Data'.B175])">
            <text:p/>
          </table:table-cell>
          <table:table-cell table:style-name="ce51" table:formula="of:=IF([$'Young Data'.C175]=&quot;&quot;;&quot;&quot;;[$'Young Data'.C175])">
            <text:p/>
          </table:table-cell>
          <table:table-cell table:style-name="ce51" table:formula="of:=IF([$'Young Data'.D175]=&quot;&quot;;&quot;&quot;;[$'Young Data'.D175])">
            <text:p/>
          </table:table-cell>
          <table:table-cell table:style-name="ce55" table:formula="of:=IF([$'Young Data'.E175]=&quot;&quot;;&quot;&quot;;[$'Young Data'.E175])">
            <text:p/>
          </table:table-cell>
          <table:table-cell table:style-name="ce55" table:formula="of:=IF([$'Young Data'.F175]=&quot;&quot;;&quot;&quot;;[$'Young Data'.F175])">
            <text:p/>
          </table:table-cell>
          <table:table-cell table:style-name="ce55" table:formula="of:=IF([$'Young Data'.G175]=&quot;&quot;;&quot;&quot;;[$'Young Data'.G175])">
            <text:p/>
          </table:table-cell>
          <table:table-cell table:style-name="ce55" table:formula="of:=IF([$'Young Data'.H175]=&quot;&quot;;&quot;&quot;;[$'Young Data'.H175])">
            <text:p/>
          </table:table-cell>
          <table:table-cell table:style-name="ce55" table:formula="of:=IF([$'Young Data'.I175]=&quot;&quot;;&quot;&quot;;[$'Young Data'.I175])">
            <text:p/>
          </table:table-cell>
          <table:table-cell table:style-name="ce62" table:formula="of:=IF([$'Young Data'.J175]=&quot;&quot;;&quot;&quot;;[$'Young Data'.J175])">
            <text:p/>
          </table:table-cell>
          <table:table-cell table:style-name="ce65" table:formula="of:=IF([$'Young Data'.K175]=&quot;&quot;;&quot;&quot;;[$'Young Data'.K175])">
            <text:p/>
          </table:table-cell>
          <table:table-cell table:style-name="ce65" table:formula="of:=IF([$'Young Data'.L175]=&quot;&quot;;&quot;&quot;;[$'Young Data'.L175])">
            <text:p/>
          </table:table-cell>
          <table:table-cell table:style-name="ce65" table:formula="of:=IF([$'Young Data'.M175]=&quot;&quot;;&quot;&quot;;[$'Young Data'.M175])">
            <text:p/>
          </table:table-cell>
          <table:table-cell table:style-name="ce65" table:formula="of:=IF([$'Young Data'.N175]=&quot;&quot;;&quot;&quot;;[$'Young Data'.N175])">
            <text:p/>
          </table:table-cell>
          <table:table-cell table:style-name="ce65" table:formula="of:=IF([$'Young Data'.O175]=&quot;&quot;;&quot;&quot;;[$'Young Data'.O175])">
            <text:p/>
          </table:table-cell>
          <table:table-cell table:style-name="ce71" table:formula="of:=IF([$'Young Data'.P175]=&quot;&quot;;&quot;&quot;;[$'Young Data'.P175])">
            <text:p/>
          </table:table-cell>
          <table:table-cell table:style-name="ce51" table:formula="of:=IF([$'Young Data'.Q175]=&quot;&quot;;&quot;&quot;;[$'Young Data'.Q175])">
            <text:p/>
          </table:table-cell>
          <table:table-cell table:style-name="ce80" table:formula="of:=IF([$'Young Data'.R175]=&quot;&quot;;&quot;&quot;;[$'Young Data'.R175])">
            <text:p/>
          </table:table-cell>
          <table:table-cell table:style-name="ce80" table:formula="of:=IF([$'Young Data'.S175]=&quot;&quot;;&quot;&quot;;[$'Young Data'.S175])">
            <text:p/>
          </table:table-cell>
          <table:table-cell table:style-name="ce84" table:formula="of:=IF([$'Young Data'.T175]=&quot;&quot;;&quot;&quot;;[$'Young Data'.T175])">
            <text:p/>
          </table:table-cell>
          <table:table-cell table:style-name="ce84" table:formula="of:=IF([$'Young Data'.U175]=&quot;&quot;;&quot;&quot;;[$'Young Data'.U175])">
            <text:p/>
          </table:table-cell>
          <table:table-cell table:style-name="ce84" table:formula="of:=IF([$'Young Data'.V175]=&quot;&quot;;&quot;&quot;;[$'Young Data'.V175])">
            <text:p/>
          </table:table-cell>
          <table:table-cell table:style-name="ce84" table:formula="of:=IF([$'Young Data'.W175]=&quot;&quot;;&quot;&quot;;[$'Young Data'.W175])">
            <text:p/>
          </table:table-cell>
          <table:table-cell table:style-name="ce84" table:formula="of:=IF([$'Young Data'.X175]=&quot;&quot;;&quot;&quot;;[$'Young Data'.X17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6]=&quot;&quot;;&quot;&quot;;[$'Young Data'.A176])">
            <text:p/>
          </table:table-cell>
          <table:table-cell table:style-name="ce51" table:formula="of:=IF([$'Young Data'.B176]=&quot;&quot;;&quot;&quot;;[$'Young Data'.B176])">
            <text:p/>
          </table:table-cell>
          <table:table-cell table:style-name="ce51" table:formula="of:=IF([$'Young Data'.C176]=&quot;&quot;;&quot;&quot;;[$'Young Data'.C176])">
            <text:p/>
          </table:table-cell>
          <table:table-cell table:style-name="ce51" table:formula="of:=IF([$'Young Data'.D176]=&quot;&quot;;&quot;&quot;;[$'Young Data'.D176])">
            <text:p/>
          </table:table-cell>
          <table:table-cell table:style-name="ce55" table:formula="of:=IF([$'Young Data'.E176]=&quot;&quot;;&quot;&quot;;[$'Young Data'.E176])">
            <text:p/>
          </table:table-cell>
          <table:table-cell table:style-name="ce55" table:formula="of:=IF([$'Young Data'.F176]=&quot;&quot;;&quot;&quot;;[$'Young Data'.F176])">
            <text:p/>
          </table:table-cell>
          <table:table-cell table:style-name="ce55" table:formula="of:=IF([$'Young Data'.G176]=&quot;&quot;;&quot;&quot;;[$'Young Data'.G176])">
            <text:p/>
          </table:table-cell>
          <table:table-cell table:style-name="ce55" table:formula="of:=IF([$'Young Data'.H176]=&quot;&quot;;&quot;&quot;;[$'Young Data'.H176])">
            <text:p/>
          </table:table-cell>
          <table:table-cell table:style-name="ce55" table:formula="of:=IF([$'Young Data'.I176]=&quot;&quot;;&quot;&quot;;[$'Young Data'.I176])">
            <text:p/>
          </table:table-cell>
          <table:table-cell table:style-name="ce62" table:formula="of:=IF([$'Young Data'.J176]=&quot;&quot;;&quot;&quot;;[$'Young Data'.J176])">
            <text:p/>
          </table:table-cell>
          <table:table-cell table:style-name="ce65" table:formula="of:=IF([$'Young Data'.K176]=&quot;&quot;;&quot;&quot;;[$'Young Data'.K176])">
            <text:p/>
          </table:table-cell>
          <table:table-cell table:style-name="ce65" table:formula="of:=IF([$'Young Data'.L176]=&quot;&quot;;&quot;&quot;;[$'Young Data'.L176])">
            <text:p/>
          </table:table-cell>
          <table:table-cell table:style-name="ce65" table:formula="of:=IF([$'Young Data'.M176]=&quot;&quot;;&quot;&quot;;[$'Young Data'.M176])">
            <text:p/>
          </table:table-cell>
          <table:table-cell table:style-name="ce65" table:formula="of:=IF([$'Young Data'.N176]=&quot;&quot;;&quot;&quot;;[$'Young Data'.N176])">
            <text:p/>
          </table:table-cell>
          <table:table-cell table:style-name="ce65" table:formula="of:=IF([$'Young Data'.O176]=&quot;&quot;;&quot;&quot;;[$'Young Data'.O176])">
            <text:p/>
          </table:table-cell>
          <table:table-cell table:style-name="ce71" table:formula="of:=IF([$'Young Data'.P176]=&quot;&quot;;&quot;&quot;;[$'Young Data'.P176])">
            <text:p/>
          </table:table-cell>
          <table:table-cell table:style-name="ce51" table:formula="of:=IF([$'Young Data'.Q176]=&quot;&quot;;&quot;&quot;;[$'Young Data'.Q176])">
            <text:p/>
          </table:table-cell>
          <table:table-cell table:style-name="ce80" table:formula="of:=IF([$'Young Data'.R176]=&quot;&quot;;&quot;&quot;;[$'Young Data'.R176])">
            <text:p/>
          </table:table-cell>
          <table:table-cell table:style-name="ce80" table:formula="of:=IF([$'Young Data'.S176]=&quot;&quot;;&quot;&quot;;[$'Young Data'.S176])">
            <text:p/>
          </table:table-cell>
          <table:table-cell table:style-name="ce84" table:formula="of:=IF([$'Young Data'.T176]=&quot;&quot;;&quot;&quot;;[$'Young Data'.T176])">
            <text:p/>
          </table:table-cell>
          <table:table-cell table:style-name="ce84" table:formula="of:=IF([$'Young Data'.U176]=&quot;&quot;;&quot;&quot;;[$'Young Data'.U176])">
            <text:p/>
          </table:table-cell>
          <table:table-cell table:style-name="ce84" table:formula="of:=IF([$'Young Data'.V176]=&quot;&quot;;&quot;&quot;;[$'Young Data'.V176])">
            <text:p/>
          </table:table-cell>
          <table:table-cell table:style-name="ce84" table:formula="of:=IF([$'Young Data'.W176]=&quot;&quot;;&quot;&quot;;[$'Young Data'.W176])">
            <text:p/>
          </table:table-cell>
          <table:table-cell table:style-name="ce84" table:formula="of:=IF([$'Young Data'.X176]=&quot;&quot;;&quot;&quot;;[$'Young Data'.X17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7]=&quot;&quot;;&quot;&quot;;[$'Young Data'.A177])">
            <text:p/>
          </table:table-cell>
          <table:table-cell table:style-name="ce51" table:formula="of:=IF([$'Young Data'.B177]=&quot;&quot;;&quot;&quot;;[$'Young Data'.B177])">
            <text:p/>
          </table:table-cell>
          <table:table-cell table:style-name="ce51" table:formula="of:=IF([$'Young Data'.C177]=&quot;&quot;;&quot;&quot;;[$'Young Data'.C177])">
            <text:p/>
          </table:table-cell>
          <table:table-cell table:style-name="ce51" table:formula="of:=IF([$'Young Data'.D177]=&quot;&quot;;&quot;&quot;;[$'Young Data'.D177])">
            <text:p/>
          </table:table-cell>
          <table:table-cell table:style-name="ce55" table:formula="of:=IF([$'Young Data'.E177]=&quot;&quot;;&quot;&quot;;[$'Young Data'.E177])">
            <text:p/>
          </table:table-cell>
          <table:table-cell table:style-name="ce55" table:formula="of:=IF([$'Young Data'.F177]=&quot;&quot;;&quot;&quot;;[$'Young Data'.F177])">
            <text:p/>
          </table:table-cell>
          <table:table-cell table:style-name="ce55" table:formula="of:=IF([$'Young Data'.G177]=&quot;&quot;;&quot;&quot;;[$'Young Data'.G177])">
            <text:p/>
          </table:table-cell>
          <table:table-cell table:style-name="ce55" table:formula="of:=IF([$'Young Data'.H177]=&quot;&quot;;&quot;&quot;;[$'Young Data'.H177])">
            <text:p/>
          </table:table-cell>
          <table:table-cell table:style-name="ce55" table:formula="of:=IF([$'Young Data'.I177]=&quot;&quot;;&quot;&quot;;[$'Young Data'.I177])">
            <text:p/>
          </table:table-cell>
          <table:table-cell table:style-name="ce62" table:formula="of:=IF([$'Young Data'.J177]=&quot;&quot;;&quot;&quot;;[$'Young Data'.J177])">
            <text:p/>
          </table:table-cell>
          <table:table-cell table:style-name="ce65" table:formula="of:=IF([$'Young Data'.K177]=&quot;&quot;;&quot;&quot;;[$'Young Data'.K177])">
            <text:p/>
          </table:table-cell>
          <table:table-cell table:style-name="ce65" table:formula="of:=IF([$'Young Data'.L177]=&quot;&quot;;&quot;&quot;;[$'Young Data'.L177])">
            <text:p/>
          </table:table-cell>
          <table:table-cell table:style-name="ce65" table:formula="of:=IF([$'Young Data'.M177]=&quot;&quot;;&quot;&quot;;[$'Young Data'.M177])">
            <text:p/>
          </table:table-cell>
          <table:table-cell table:style-name="ce65" table:formula="of:=IF([$'Young Data'.N177]=&quot;&quot;;&quot;&quot;;[$'Young Data'.N177])">
            <text:p/>
          </table:table-cell>
          <table:table-cell table:style-name="ce65" table:formula="of:=IF([$'Young Data'.O177]=&quot;&quot;;&quot;&quot;;[$'Young Data'.O177])">
            <text:p/>
          </table:table-cell>
          <table:table-cell table:style-name="ce71" table:formula="of:=IF([$'Young Data'.P177]=&quot;&quot;;&quot;&quot;;[$'Young Data'.P177])">
            <text:p/>
          </table:table-cell>
          <table:table-cell table:style-name="ce51" table:formula="of:=IF([$'Young Data'.Q177]=&quot;&quot;;&quot;&quot;;[$'Young Data'.Q177])">
            <text:p/>
          </table:table-cell>
          <table:table-cell table:style-name="ce80" table:formula="of:=IF([$'Young Data'.R177]=&quot;&quot;;&quot;&quot;;[$'Young Data'.R177])">
            <text:p/>
          </table:table-cell>
          <table:table-cell table:style-name="ce80" table:formula="of:=IF([$'Young Data'.S177]=&quot;&quot;;&quot;&quot;;[$'Young Data'.S177])">
            <text:p/>
          </table:table-cell>
          <table:table-cell table:style-name="ce84" table:formula="of:=IF([$'Young Data'.T177]=&quot;&quot;;&quot;&quot;;[$'Young Data'.T177])">
            <text:p/>
          </table:table-cell>
          <table:table-cell table:style-name="ce84" table:formula="of:=IF([$'Young Data'.U177]=&quot;&quot;;&quot;&quot;;[$'Young Data'.U177])">
            <text:p/>
          </table:table-cell>
          <table:table-cell table:style-name="ce84" table:formula="of:=IF([$'Young Data'.V177]=&quot;&quot;;&quot;&quot;;[$'Young Data'.V177])">
            <text:p/>
          </table:table-cell>
          <table:table-cell table:style-name="ce84" table:formula="of:=IF([$'Young Data'.W177]=&quot;&quot;;&quot;&quot;;[$'Young Data'.W177])">
            <text:p/>
          </table:table-cell>
          <table:table-cell table:style-name="ce84" table:formula="of:=IF([$'Young Data'.X177]=&quot;&quot;;&quot;&quot;;[$'Young Data'.X17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8]=&quot;&quot;;&quot;&quot;;[$'Young Data'.A178])">
            <text:p/>
          </table:table-cell>
          <table:table-cell table:style-name="ce51" table:formula="of:=IF([$'Young Data'.B178]=&quot;&quot;;&quot;&quot;;[$'Young Data'.B178])">
            <text:p/>
          </table:table-cell>
          <table:table-cell table:style-name="ce51" table:formula="of:=IF([$'Young Data'.C178]=&quot;&quot;;&quot;&quot;;[$'Young Data'.C178])">
            <text:p/>
          </table:table-cell>
          <table:table-cell table:style-name="ce51" table:formula="of:=IF([$'Young Data'.D178]=&quot;&quot;;&quot;&quot;;[$'Young Data'.D178])">
            <text:p/>
          </table:table-cell>
          <table:table-cell table:style-name="ce55" table:formula="of:=IF([$'Young Data'.E178]=&quot;&quot;;&quot;&quot;;[$'Young Data'.E178])">
            <text:p/>
          </table:table-cell>
          <table:table-cell table:style-name="ce55" table:formula="of:=IF([$'Young Data'.F178]=&quot;&quot;;&quot;&quot;;[$'Young Data'.F178])">
            <text:p/>
          </table:table-cell>
          <table:table-cell table:style-name="ce55" table:formula="of:=IF([$'Young Data'.G178]=&quot;&quot;;&quot;&quot;;[$'Young Data'.G178])">
            <text:p/>
          </table:table-cell>
          <table:table-cell table:style-name="ce55" table:formula="of:=IF([$'Young Data'.H178]=&quot;&quot;;&quot;&quot;;[$'Young Data'.H178])">
            <text:p/>
          </table:table-cell>
          <table:table-cell table:style-name="ce55" table:formula="of:=IF([$'Young Data'.I178]=&quot;&quot;;&quot;&quot;;[$'Young Data'.I178])">
            <text:p/>
          </table:table-cell>
          <table:table-cell table:style-name="ce62" table:formula="of:=IF([$'Young Data'.J178]=&quot;&quot;;&quot;&quot;;[$'Young Data'.J178])">
            <text:p/>
          </table:table-cell>
          <table:table-cell table:style-name="ce65" table:formula="of:=IF([$'Young Data'.K178]=&quot;&quot;;&quot;&quot;;[$'Young Data'.K178])">
            <text:p/>
          </table:table-cell>
          <table:table-cell table:style-name="ce65" table:formula="of:=IF([$'Young Data'.L178]=&quot;&quot;;&quot;&quot;;[$'Young Data'.L178])">
            <text:p/>
          </table:table-cell>
          <table:table-cell table:style-name="ce65" table:formula="of:=IF([$'Young Data'.M178]=&quot;&quot;;&quot;&quot;;[$'Young Data'.M178])">
            <text:p/>
          </table:table-cell>
          <table:table-cell table:style-name="ce65" table:formula="of:=IF([$'Young Data'.N178]=&quot;&quot;;&quot;&quot;;[$'Young Data'.N178])">
            <text:p/>
          </table:table-cell>
          <table:table-cell table:style-name="ce65" table:formula="of:=IF([$'Young Data'.O178]=&quot;&quot;;&quot;&quot;;[$'Young Data'.O178])">
            <text:p/>
          </table:table-cell>
          <table:table-cell table:style-name="ce71" table:formula="of:=IF([$'Young Data'.P178]=&quot;&quot;;&quot;&quot;;[$'Young Data'.P178])">
            <text:p/>
          </table:table-cell>
          <table:table-cell table:style-name="ce51" table:formula="of:=IF([$'Young Data'.Q178]=&quot;&quot;;&quot;&quot;;[$'Young Data'.Q178])">
            <text:p/>
          </table:table-cell>
          <table:table-cell table:style-name="ce80" table:formula="of:=IF([$'Young Data'.R178]=&quot;&quot;;&quot;&quot;;[$'Young Data'.R178])">
            <text:p/>
          </table:table-cell>
          <table:table-cell table:style-name="ce80" table:formula="of:=IF([$'Young Data'.S178]=&quot;&quot;;&quot;&quot;;[$'Young Data'.S178])">
            <text:p/>
          </table:table-cell>
          <table:table-cell table:style-name="ce84" table:formula="of:=IF([$'Young Data'.T178]=&quot;&quot;;&quot;&quot;;[$'Young Data'.T178])">
            <text:p/>
          </table:table-cell>
          <table:table-cell table:style-name="ce84" table:formula="of:=IF([$'Young Data'.U178]=&quot;&quot;;&quot;&quot;;[$'Young Data'.U178])">
            <text:p/>
          </table:table-cell>
          <table:table-cell table:style-name="ce84" table:formula="of:=IF([$'Young Data'.V178]=&quot;&quot;;&quot;&quot;;[$'Young Data'.V178])">
            <text:p/>
          </table:table-cell>
          <table:table-cell table:style-name="ce84" table:formula="of:=IF([$'Young Data'.W178]=&quot;&quot;;&quot;&quot;;[$'Young Data'.W178])">
            <text:p/>
          </table:table-cell>
          <table:table-cell table:style-name="ce84" table:formula="of:=IF([$'Young Data'.X178]=&quot;&quot;;&quot;&quot;;[$'Young Data'.X17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79]=&quot;&quot;;&quot;&quot;;[$'Young Data'.A179])">
            <text:p/>
          </table:table-cell>
          <table:table-cell table:style-name="ce51" table:formula="of:=IF([$'Young Data'.B179]=&quot;&quot;;&quot;&quot;;[$'Young Data'.B179])">
            <text:p/>
          </table:table-cell>
          <table:table-cell table:style-name="ce51" table:formula="of:=IF([$'Young Data'.C179]=&quot;&quot;;&quot;&quot;;[$'Young Data'.C179])">
            <text:p/>
          </table:table-cell>
          <table:table-cell table:style-name="ce51" table:formula="of:=IF([$'Young Data'.D179]=&quot;&quot;;&quot;&quot;;[$'Young Data'.D179])">
            <text:p/>
          </table:table-cell>
          <table:table-cell table:style-name="ce55" table:formula="of:=IF([$'Young Data'.E179]=&quot;&quot;;&quot;&quot;;[$'Young Data'.E179])">
            <text:p/>
          </table:table-cell>
          <table:table-cell table:style-name="ce55" table:formula="of:=IF([$'Young Data'.F179]=&quot;&quot;;&quot;&quot;;[$'Young Data'.F179])">
            <text:p/>
          </table:table-cell>
          <table:table-cell table:style-name="ce55" table:formula="of:=IF([$'Young Data'.G179]=&quot;&quot;;&quot;&quot;;[$'Young Data'.G179])">
            <text:p/>
          </table:table-cell>
          <table:table-cell table:style-name="ce55" table:formula="of:=IF([$'Young Data'.H179]=&quot;&quot;;&quot;&quot;;[$'Young Data'.H179])">
            <text:p/>
          </table:table-cell>
          <table:table-cell table:style-name="ce55" table:formula="of:=IF([$'Young Data'.I179]=&quot;&quot;;&quot;&quot;;[$'Young Data'.I179])">
            <text:p/>
          </table:table-cell>
          <table:table-cell table:style-name="ce62" table:formula="of:=IF([$'Young Data'.J179]=&quot;&quot;;&quot;&quot;;[$'Young Data'.J179])">
            <text:p/>
          </table:table-cell>
          <table:table-cell table:style-name="ce65" table:formula="of:=IF([$'Young Data'.K179]=&quot;&quot;;&quot;&quot;;[$'Young Data'.K179])">
            <text:p/>
          </table:table-cell>
          <table:table-cell table:style-name="ce65" table:formula="of:=IF([$'Young Data'.L179]=&quot;&quot;;&quot;&quot;;[$'Young Data'.L179])">
            <text:p/>
          </table:table-cell>
          <table:table-cell table:style-name="ce65" table:formula="of:=IF([$'Young Data'.M179]=&quot;&quot;;&quot;&quot;;[$'Young Data'.M179])">
            <text:p/>
          </table:table-cell>
          <table:table-cell table:style-name="ce65" table:formula="of:=IF([$'Young Data'.N179]=&quot;&quot;;&quot;&quot;;[$'Young Data'.N179])">
            <text:p/>
          </table:table-cell>
          <table:table-cell table:style-name="ce65" table:formula="of:=IF([$'Young Data'.O179]=&quot;&quot;;&quot;&quot;;[$'Young Data'.O179])">
            <text:p/>
          </table:table-cell>
          <table:table-cell table:style-name="ce71" table:formula="of:=IF([$'Young Data'.P179]=&quot;&quot;;&quot;&quot;;[$'Young Data'.P179])">
            <text:p/>
          </table:table-cell>
          <table:table-cell table:style-name="ce51" table:formula="of:=IF([$'Young Data'.Q179]=&quot;&quot;;&quot;&quot;;[$'Young Data'.Q179])">
            <text:p/>
          </table:table-cell>
          <table:table-cell table:style-name="ce80" table:formula="of:=IF([$'Young Data'.R179]=&quot;&quot;;&quot;&quot;;[$'Young Data'.R179])">
            <text:p/>
          </table:table-cell>
          <table:table-cell table:style-name="ce80" table:formula="of:=IF([$'Young Data'.S179]=&quot;&quot;;&quot;&quot;;[$'Young Data'.S179])">
            <text:p/>
          </table:table-cell>
          <table:table-cell table:style-name="ce84" table:formula="of:=IF([$'Young Data'.T179]=&quot;&quot;;&quot;&quot;;[$'Young Data'.T179])">
            <text:p/>
          </table:table-cell>
          <table:table-cell table:style-name="ce84" table:formula="of:=IF([$'Young Data'.U179]=&quot;&quot;;&quot;&quot;;[$'Young Data'.U179])">
            <text:p/>
          </table:table-cell>
          <table:table-cell table:style-name="ce84" table:formula="of:=IF([$'Young Data'.V179]=&quot;&quot;;&quot;&quot;;[$'Young Data'.V179])">
            <text:p/>
          </table:table-cell>
          <table:table-cell table:style-name="ce84" table:formula="of:=IF([$'Young Data'.W179]=&quot;&quot;;&quot;&quot;;[$'Young Data'.W179])">
            <text:p/>
          </table:table-cell>
          <table:table-cell table:style-name="ce84" table:formula="of:=IF([$'Young Data'.X179]=&quot;&quot;;&quot;&quot;;[$'Young Data'.X17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0]=&quot;&quot;;&quot;&quot;;[$'Young Data'.A180])">
            <text:p/>
          </table:table-cell>
          <table:table-cell table:style-name="ce51" table:formula="of:=IF([$'Young Data'.B180]=&quot;&quot;;&quot;&quot;;[$'Young Data'.B180])">
            <text:p/>
          </table:table-cell>
          <table:table-cell table:style-name="ce51" table:formula="of:=IF([$'Young Data'.C180]=&quot;&quot;;&quot;&quot;;[$'Young Data'.C180])">
            <text:p/>
          </table:table-cell>
          <table:table-cell table:style-name="ce51" table:formula="of:=IF([$'Young Data'.D180]=&quot;&quot;;&quot;&quot;;[$'Young Data'.D180])">
            <text:p/>
          </table:table-cell>
          <table:table-cell table:style-name="ce55" table:formula="of:=IF([$'Young Data'.E180]=&quot;&quot;;&quot;&quot;;[$'Young Data'.E180])">
            <text:p/>
          </table:table-cell>
          <table:table-cell table:style-name="ce55" table:formula="of:=IF([$'Young Data'.F180]=&quot;&quot;;&quot;&quot;;[$'Young Data'.F180])">
            <text:p/>
          </table:table-cell>
          <table:table-cell table:style-name="ce55" table:formula="of:=IF([$'Young Data'.G180]=&quot;&quot;;&quot;&quot;;[$'Young Data'.G180])">
            <text:p/>
          </table:table-cell>
          <table:table-cell table:style-name="ce55" table:formula="of:=IF([$'Young Data'.H180]=&quot;&quot;;&quot;&quot;;[$'Young Data'.H180])">
            <text:p/>
          </table:table-cell>
          <table:table-cell table:style-name="ce55" table:formula="of:=IF([$'Young Data'.I180]=&quot;&quot;;&quot;&quot;;[$'Young Data'.I180])">
            <text:p/>
          </table:table-cell>
          <table:table-cell table:style-name="ce62" table:formula="of:=IF([$'Young Data'.J180]=&quot;&quot;;&quot;&quot;;[$'Young Data'.J180])">
            <text:p/>
          </table:table-cell>
          <table:table-cell table:style-name="ce65" table:formula="of:=IF([$'Young Data'.K180]=&quot;&quot;;&quot;&quot;;[$'Young Data'.K180])">
            <text:p/>
          </table:table-cell>
          <table:table-cell table:style-name="ce65" table:formula="of:=IF([$'Young Data'.L180]=&quot;&quot;;&quot;&quot;;[$'Young Data'.L180])">
            <text:p/>
          </table:table-cell>
          <table:table-cell table:style-name="ce65" table:formula="of:=IF([$'Young Data'.M180]=&quot;&quot;;&quot;&quot;;[$'Young Data'.M180])">
            <text:p/>
          </table:table-cell>
          <table:table-cell table:style-name="ce65" table:formula="of:=IF([$'Young Data'.N180]=&quot;&quot;;&quot;&quot;;[$'Young Data'.N180])">
            <text:p/>
          </table:table-cell>
          <table:table-cell table:style-name="ce65" table:formula="of:=IF([$'Young Data'.O180]=&quot;&quot;;&quot;&quot;;[$'Young Data'.O180])">
            <text:p/>
          </table:table-cell>
          <table:table-cell table:style-name="ce71" table:formula="of:=IF([$'Young Data'.P180]=&quot;&quot;;&quot;&quot;;[$'Young Data'.P180])">
            <text:p/>
          </table:table-cell>
          <table:table-cell table:style-name="ce51" table:formula="of:=IF([$'Young Data'.Q180]=&quot;&quot;;&quot;&quot;;[$'Young Data'.Q180])">
            <text:p/>
          </table:table-cell>
          <table:table-cell table:style-name="ce80" table:formula="of:=IF([$'Young Data'.R180]=&quot;&quot;;&quot;&quot;;[$'Young Data'.R180])">
            <text:p/>
          </table:table-cell>
          <table:table-cell table:style-name="ce80" table:formula="of:=IF([$'Young Data'.S180]=&quot;&quot;;&quot;&quot;;[$'Young Data'.S180])">
            <text:p/>
          </table:table-cell>
          <table:table-cell table:style-name="ce84" table:formula="of:=IF([$'Young Data'.T180]=&quot;&quot;;&quot;&quot;;[$'Young Data'.T180])">
            <text:p/>
          </table:table-cell>
          <table:table-cell table:style-name="ce84" table:formula="of:=IF([$'Young Data'.U180]=&quot;&quot;;&quot;&quot;;[$'Young Data'.U180])">
            <text:p/>
          </table:table-cell>
          <table:table-cell table:style-name="ce84" table:formula="of:=IF([$'Young Data'.V180]=&quot;&quot;;&quot;&quot;;[$'Young Data'.V180])">
            <text:p/>
          </table:table-cell>
          <table:table-cell table:style-name="ce84" table:formula="of:=IF([$'Young Data'.W180]=&quot;&quot;;&quot;&quot;;[$'Young Data'.W180])">
            <text:p/>
          </table:table-cell>
          <table:table-cell table:style-name="ce84" table:formula="of:=IF([$'Young Data'.X180]=&quot;&quot;;&quot;&quot;;[$'Young Data'.X18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1]=&quot;&quot;;&quot;&quot;;[$'Young Data'.A181])">
            <text:p/>
          </table:table-cell>
          <table:table-cell table:style-name="ce51" table:formula="of:=IF([$'Young Data'.B181]=&quot;&quot;;&quot;&quot;;[$'Young Data'.B181])">
            <text:p/>
          </table:table-cell>
          <table:table-cell table:style-name="ce51" table:formula="of:=IF([$'Young Data'.C181]=&quot;&quot;;&quot;&quot;;[$'Young Data'.C181])">
            <text:p/>
          </table:table-cell>
          <table:table-cell table:style-name="ce51" table:formula="of:=IF([$'Young Data'.D181]=&quot;&quot;;&quot;&quot;;[$'Young Data'.D181])">
            <text:p/>
          </table:table-cell>
          <table:table-cell table:style-name="ce55" table:formula="of:=IF([$'Young Data'.E181]=&quot;&quot;;&quot;&quot;;[$'Young Data'.E181])">
            <text:p/>
          </table:table-cell>
          <table:table-cell table:style-name="ce55" table:formula="of:=IF([$'Young Data'.F181]=&quot;&quot;;&quot;&quot;;[$'Young Data'.F181])">
            <text:p/>
          </table:table-cell>
          <table:table-cell table:style-name="ce55" table:formula="of:=IF([$'Young Data'.G181]=&quot;&quot;;&quot;&quot;;[$'Young Data'.G181])">
            <text:p/>
          </table:table-cell>
          <table:table-cell table:style-name="ce55" table:formula="of:=IF([$'Young Data'.H181]=&quot;&quot;;&quot;&quot;;[$'Young Data'.H181])">
            <text:p/>
          </table:table-cell>
          <table:table-cell table:style-name="ce55" table:formula="of:=IF([$'Young Data'.I181]=&quot;&quot;;&quot;&quot;;[$'Young Data'.I181])">
            <text:p/>
          </table:table-cell>
          <table:table-cell table:style-name="ce62" table:formula="of:=IF([$'Young Data'.J181]=&quot;&quot;;&quot;&quot;;[$'Young Data'.J181])">
            <text:p/>
          </table:table-cell>
          <table:table-cell table:style-name="ce65" table:formula="of:=IF([$'Young Data'.K181]=&quot;&quot;;&quot;&quot;;[$'Young Data'.K181])">
            <text:p/>
          </table:table-cell>
          <table:table-cell table:style-name="ce65" table:formula="of:=IF([$'Young Data'.L181]=&quot;&quot;;&quot;&quot;;[$'Young Data'.L181])">
            <text:p/>
          </table:table-cell>
          <table:table-cell table:style-name="ce65" table:formula="of:=IF([$'Young Data'.M181]=&quot;&quot;;&quot;&quot;;[$'Young Data'.M181])">
            <text:p/>
          </table:table-cell>
          <table:table-cell table:style-name="ce65" table:formula="of:=IF([$'Young Data'.N181]=&quot;&quot;;&quot;&quot;;[$'Young Data'.N181])">
            <text:p/>
          </table:table-cell>
          <table:table-cell table:style-name="ce65" table:formula="of:=IF([$'Young Data'.O181]=&quot;&quot;;&quot;&quot;;[$'Young Data'.O181])">
            <text:p/>
          </table:table-cell>
          <table:table-cell table:style-name="ce71" table:formula="of:=IF([$'Young Data'.P181]=&quot;&quot;;&quot;&quot;;[$'Young Data'.P181])">
            <text:p/>
          </table:table-cell>
          <table:table-cell table:style-name="ce51" table:formula="of:=IF([$'Young Data'.Q181]=&quot;&quot;;&quot;&quot;;[$'Young Data'.Q181])">
            <text:p/>
          </table:table-cell>
          <table:table-cell table:style-name="ce80" table:formula="of:=IF([$'Young Data'.R181]=&quot;&quot;;&quot;&quot;;[$'Young Data'.R181])">
            <text:p/>
          </table:table-cell>
          <table:table-cell table:style-name="ce80" table:formula="of:=IF([$'Young Data'.S181]=&quot;&quot;;&quot;&quot;;[$'Young Data'.S181])">
            <text:p/>
          </table:table-cell>
          <table:table-cell table:style-name="ce84" table:formula="of:=IF([$'Young Data'.T181]=&quot;&quot;;&quot;&quot;;[$'Young Data'.T181])">
            <text:p/>
          </table:table-cell>
          <table:table-cell table:style-name="ce84" table:formula="of:=IF([$'Young Data'.U181]=&quot;&quot;;&quot;&quot;;[$'Young Data'.U181])">
            <text:p/>
          </table:table-cell>
          <table:table-cell table:style-name="ce84" table:formula="of:=IF([$'Young Data'.V181]=&quot;&quot;;&quot;&quot;;[$'Young Data'.V181])">
            <text:p/>
          </table:table-cell>
          <table:table-cell table:style-name="ce84" table:formula="of:=IF([$'Young Data'.W181]=&quot;&quot;;&quot;&quot;;[$'Young Data'.W181])">
            <text:p/>
          </table:table-cell>
          <table:table-cell table:style-name="ce84" table:formula="of:=IF([$'Young Data'.X181]=&quot;&quot;;&quot;&quot;;[$'Young Data'.X18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2]=&quot;&quot;;&quot;&quot;;[$'Young Data'.A182])">
            <text:p/>
          </table:table-cell>
          <table:table-cell table:style-name="ce51" table:formula="of:=IF([$'Young Data'.B182]=&quot;&quot;;&quot;&quot;;[$'Young Data'.B182])">
            <text:p/>
          </table:table-cell>
          <table:table-cell table:style-name="ce51" table:formula="of:=IF([$'Young Data'.C182]=&quot;&quot;;&quot;&quot;;[$'Young Data'.C182])">
            <text:p/>
          </table:table-cell>
          <table:table-cell table:style-name="ce51" table:formula="of:=IF([$'Young Data'.D182]=&quot;&quot;;&quot;&quot;;[$'Young Data'.D182])">
            <text:p/>
          </table:table-cell>
          <table:table-cell table:style-name="ce55" table:formula="of:=IF([$'Young Data'.E182]=&quot;&quot;;&quot;&quot;;[$'Young Data'.E182])">
            <text:p/>
          </table:table-cell>
          <table:table-cell table:style-name="ce55" table:formula="of:=IF([$'Young Data'.F182]=&quot;&quot;;&quot;&quot;;[$'Young Data'.F182])">
            <text:p/>
          </table:table-cell>
          <table:table-cell table:style-name="ce55" table:formula="of:=IF([$'Young Data'.G182]=&quot;&quot;;&quot;&quot;;[$'Young Data'.G182])">
            <text:p/>
          </table:table-cell>
          <table:table-cell table:style-name="ce55" table:formula="of:=IF([$'Young Data'.H182]=&quot;&quot;;&quot;&quot;;[$'Young Data'.H182])">
            <text:p/>
          </table:table-cell>
          <table:table-cell table:style-name="ce55" table:formula="of:=IF([$'Young Data'.I182]=&quot;&quot;;&quot;&quot;;[$'Young Data'.I182])">
            <text:p/>
          </table:table-cell>
          <table:table-cell table:style-name="ce62" table:formula="of:=IF([$'Young Data'.J182]=&quot;&quot;;&quot;&quot;;[$'Young Data'.J182])">
            <text:p/>
          </table:table-cell>
          <table:table-cell table:style-name="ce65" table:formula="of:=IF([$'Young Data'.K182]=&quot;&quot;;&quot;&quot;;[$'Young Data'.K182])">
            <text:p/>
          </table:table-cell>
          <table:table-cell table:style-name="ce65" table:formula="of:=IF([$'Young Data'.L182]=&quot;&quot;;&quot;&quot;;[$'Young Data'.L182])">
            <text:p/>
          </table:table-cell>
          <table:table-cell table:style-name="ce65" table:formula="of:=IF([$'Young Data'.M182]=&quot;&quot;;&quot;&quot;;[$'Young Data'.M182])">
            <text:p/>
          </table:table-cell>
          <table:table-cell table:style-name="ce65" table:formula="of:=IF([$'Young Data'.N182]=&quot;&quot;;&quot;&quot;;[$'Young Data'.N182])">
            <text:p/>
          </table:table-cell>
          <table:table-cell table:style-name="ce65" table:formula="of:=IF([$'Young Data'.O182]=&quot;&quot;;&quot;&quot;;[$'Young Data'.O182])">
            <text:p/>
          </table:table-cell>
          <table:table-cell table:style-name="ce71" table:formula="of:=IF([$'Young Data'.P182]=&quot;&quot;;&quot;&quot;;[$'Young Data'.P182])">
            <text:p/>
          </table:table-cell>
          <table:table-cell table:style-name="ce51" table:formula="of:=IF([$'Young Data'.Q182]=&quot;&quot;;&quot;&quot;;[$'Young Data'.Q182])">
            <text:p/>
          </table:table-cell>
          <table:table-cell table:style-name="ce80" table:formula="of:=IF([$'Young Data'.R182]=&quot;&quot;;&quot;&quot;;[$'Young Data'.R182])">
            <text:p/>
          </table:table-cell>
          <table:table-cell table:style-name="ce80" table:formula="of:=IF([$'Young Data'.S182]=&quot;&quot;;&quot;&quot;;[$'Young Data'.S182])">
            <text:p/>
          </table:table-cell>
          <table:table-cell table:style-name="ce84" table:formula="of:=IF([$'Young Data'.T182]=&quot;&quot;;&quot;&quot;;[$'Young Data'.T182])">
            <text:p/>
          </table:table-cell>
          <table:table-cell table:style-name="ce84" table:formula="of:=IF([$'Young Data'.U182]=&quot;&quot;;&quot;&quot;;[$'Young Data'.U182])">
            <text:p/>
          </table:table-cell>
          <table:table-cell table:style-name="ce84" table:formula="of:=IF([$'Young Data'.V182]=&quot;&quot;;&quot;&quot;;[$'Young Data'.V182])">
            <text:p/>
          </table:table-cell>
          <table:table-cell table:style-name="ce84" table:formula="of:=IF([$'Young Data'.W182]=&quot;&quot;;&quot;&quot;;[$'Young Data'.W182])">
            <text:p/>
          </table:table-cell>
          <table:table-cell table:style-name="ce84" table:formula="of:=IF([$'Young Data'.X182]=&quot;&quot;;&quot;&quot;;[$'Young Data'.X18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3]=&quot;&quot;;&quot;&quot;;[$'Young Data'.A183])">
            <text:p/>
          </table:table-cell>
          <table:table-cell table:style-name="ce51" table:formula="of:=IF([$'Young Data'.B183]=&quot;&quot;;&quot;&quot;;[$'Young Data'.B183])">
            <text:p/>
          </table:table-cell>
          <table:table-cell table:style-name="ce51" table:formula="of:=IF([$'Young Data'.C183]=&quot;&quot;;&quot;&quot;;[$'Young Data'.C183])">
            <text:p/>
          </table:table-cell>
          <table:table-cell table:style-name="ce51" table:formula="of:=IF([$'Young Data'.D183]=&quot;&quot;;&quot;&quot;;[$'Young Data'.D183])">
            <text:p/>
          </table:table-cell>
          <table:table-cell table:style-name="ce55" table:formula="of:=IF([$'Young Data'.E183]=&quot;&quot;;&quot;&quot;;[$'Young Data'.E183])">
            <text:p/>
          </table:table-cell>
          <table:table-cell table:style-name="ce55" table:formula="of:=IF([$'Young Data'.F183]=&quot;&quot;;&quot;&quot;;[$'Young Data'.F183])">
            <text:p/>
          </table:table-cell>
          <table:table-cell table:style-name="ce55" table:formula="of:=IF([$'Young Data'.G183]=&quot;&quot;;&quot;&quot;;[$'Young Data'.G183])">
            <text:p/>
          </table:table-cell>
          <table:table-cell table:style-name="ce55" table:formula="of:=IF([$'Young Data'.H183]=&quot;&quot;;&quot;&quot;;[$'Young Data'.H183])">
            <text:p/>
          </table:table-cell>
          <table:table-cell table:style-name="ce55" table:formula="of:=IF([$'Young Data'.I183]=&quot;&quot;;&quot;&quot;;[$'Young Data'.I183])">
            <text:p/>
          </table:table-cell>
          <table:table-cell table:style-name="ce62" table:formula="of:=IF([$'Young Data'.J183]=&quot;&quot;;&quot;&quot;;[$'Young Data'.J183])">
            <text:p/>
          </table:table-cell>
          <table:table-cell table:style-name="ce65" table:formula="of:=IF([$'Young Data'.K183]=&quot;&quot;;&quot;&quot;;[$'Young Data'.K183])">
            <text:p/>
          </table:table-cell>
          <table:table-cell table:style-name="ce65" table:formula="of:=IF([$'Young Data'.L183]=&quot;&quot;;&quot;&quot;;[$'Young Data'.L183])">
            <text:p/>
          </table:table-cell>
          <table:table-cell table:style-name="ce65" table:formula="of:=IF([$'Young Data'.M183]=&quot;&quot;;&quot;&quot;;[$'Young Data'.M183])">
            <text:p/>
          </table:table-cell>
          <table:table-cell table:style-name="ce65" table:formula="of:=IF([$'Young Data'.N183]=&quot;&quot;;&quot;&quot;;[$'Young Data'.N183])">
            <text:p/>
          </table:table-cell>
          <table:table-cell table:style-name="ce65" table:formula="of:=IF([$'Young Data'.O183]=&quot;&quot;;&quot;&quot;;[$'Young Data'.O183])">
            <text:p/>
          </table:table-cell>
          <table:table-cell table:style-name="ce71" table:formula="of:=IF([$'Young Data'.P183]=&quot;&quot;;&quot;&quot;;[$'Young Data'.P183])">
            <text:p/>
          </table:table-cell>
          <table:table-cell table:style-name="ce51" table:formula="of:=IF([$'Young Data'.Q183]=&quot;&quot;;&quot;&quot;;[$'Young Data'.Q183])">
            <text:p/>
          </table:table-cell>
          <table:table-cell table:style-name="ce80" table:formula="of:=IF([$'Young Data'.R183]=&quot;&quot;;&quot;&quot;;[$'Young Data'.R183])">
            <text:p/>
          </table:table-cell>
          <table:table-cell table:style-name="ce80" table:formula="of:=IF([$'Young Data'.S183]=&quot;&quot;;&quot;&quot;;[$'Young Data'.S183])">
            <text:p/>
          </table:table-cell>
          <table:table-cell table:style-name="ce84" table:formula="of:=IF([$'Young Data'.T183]=&quot;&quot;;&quot;&quot;;[$'Young Data'.T183])">
            <text:p/>
          </table:table-cell>
          <table:table-cell table:style-name="ce84" table:formula="of:=IF([$'Young Data'.U183]=&quot;&quot;;&quot;&quot;;[$'Young Data'.U183])">
            <text:p/>
          </table:table-cell>
          <table:table-cell table:style-name="ce84" table:formula="of:=IF([$'Young Data'.V183]=&quot;&quot;;&quot;&quot;;[$'Young Data'.V183])">
            <text:p/>
          </table:table-cell>
          <table:table-cell table:style-name="ce84" table:formula="of:=IF([$'Young Data'.W183]=&quot;&quot;;&quot;&quot;;[$'Young Data'.W183])">
            <text:p/>
          </table:table-cell>
          <table:table-cell table:style-name="ce84" table:formula="of:=IF([$'Young Data'.X183]=&quot;&quot;;&quot;&quot;;[$'Young Data'.X18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4]=&quot;&quot;;&quot;&quot;;[$'Young Data'.A184])">
            <text:p/>
          </table:table-cell>
          <table:table-cell table:style-name="ce51" table:formula="of:=IF([$'Young Data'.B184]=&quot;&quot;;&quot;&quot;;[$'Young Data'.B184])">
            <text:p/>
          </table:table-cell>
          <table:table-cell table:style-name="ce51" table:formula="of:=IF([$'Young Data'.C184]=&quot;&quot;;&quot;&quot;;[$'Young Data'.C184])">
            <text:p/>
          </table:table-cell>
          <table:table-cell table:style-name="ce51" table:formula="of:=IF([$'Young Data'.D184]=&quot;&quot;;&quot;&quot;;[$'Young Data'.D184])">
            <text:p/>
          </table:table-cell>
          <table:table-cell table:style-name="ce55" table:formula="of:=IF([$'Young Data'.E184]=&quot;&quot;;&quot;&quot;;[$'Young Data'.E184])">
            <text:p/>
          </table:table-cell>
          <table:table-cell table:style-name="ce55" table:formula="of:=IF([$'Young Data'.F184]=&quot;&quot;;&quot;&quot;;[$'Young Data'.F184])">
            <text:p/>
          </table:table-cell>
          <table:table-cell table:style-name="ce55" table:formula="of:=IF([$'Young Data'.G184]=&quot;&quot;;&quot;&quot;;[$'Young Data'.G184])">
            <text:p/>
          </table:table-cell>
          <table:table-cell table:style-name="ce55" table:formula="of:=IF([$'Young Data'.H184]=&quot;&quot;;&quot;&quot;;[$'Young Data'.H184])">
            <text:p/>
          </table:table-cell>
          <table:table-cell table:style-name="ce55" table:formula="of:=IF([$'Young Data'.I184]=&quot;&quot;;&quot;&quot;;[$'Young Data'.I184])">
            <text:p/>
          </table:table-cell>
          <table:table-cell table:style-name="ce62" table:formula="of:=IF([$'Young Data'.J184]=&quot;&quot;;&quot;&quot;;[$'Young Data'.J184])">
            <text:p/>
          </table:table-cell>
          <table:table-cell table:style-name="ce65" table:formula="of:=IF([$'Young Data'.K184]=&quot;&quot;;&quot;&quot;;[$'Young Data'.K184])">
            <text:p/>
          </table:table-cell>
          <table:table-cell table:style-name="ce65" table:formula="of:=IF([$'Young Data'.L184]=&quot;&quot;;&quot;&quot;;[$'Young Data'.L184])">
            <text:p/>
          </table:table-cell>
          <table:table-cell table:style-name="ce65" table:formula="of:=IF([$'Young Data'.M184]=&quot;&quot;;&quot;&quot;;[$'Young Data'.M184])">
            <text:p/>
          </table:table-cell>
          <table:table-cell table:style-name="ce65" table:formula="of:=IF([$'Young Data'.N184]=&quot;&quot;;&quot;&quot;;[$'Young Data'.N184])">
            <text:p/>
          </table:table-cell>
          <table:table-cell table:style-name="ce65" table:formula="of:=IF([$'Young Data'.O184]=&quot;&quot;;&quot;&quot;;[$'Young Data'.O184])">
            <text:p/>
          </table:table-cell>
          <table:table-cell table:style-name="ce71" table:formula="of:=IF([$'Young Data'.P184]=&quot;&quot;;&quot;&quot;;[$'Young Data'.P184])">
            <text:p/>
          </table:table-cell>
          <table:table-cell table:style-name="ce51" table:formula="of:=IF([$'Young Data'.Q184]=&quot;&quot;;&quot;&quot;;[$'Young Data'.Q184])">
            <text:p/>
          </table:table-cell>
          <table:table-cell table:style-name="ce80" table:formula="of:=IF([$'Young Data'.R184]=&quot;&quot;;&quot;&quot;;[$'Young Data'.R184])">
            <text:p/>
          </table:table-cell>
          <table:table-cell table:style-name="ce80" table:formula="of:=IF([$'Young Data'.S184]=&quot;&quot;;&quot;&quot;;[$'Young Data'.S184])">
            <text:p/>
          </table:table-cell>
          <table:table-cell table:style-name="ce84" table:formula="of:=IF([$'Young Data'.T184]=&quot;&quot;;&quot;&quot;;[$'Young Data'.T184])">
            <text:p/>
          </table:table-cell>
          <table:table-cell table:style-name="ce84" table:formula="of:=IF([$'Young Data'.U184]=&quot;&quot;;&quot;&quot;;[$'Young Data'.U184])">
            <text:p/>
          </table:table-cell>
          <table:table-cell table:style-name="ce84" table:formula="of:=IF([$'Young Data'.V184]=&quot;&quot;;&quot;&quot;;[$'Young Data'.V184])">
            <text:p/>
          </table:table-cell>
          <table:table-cell table:style-name="ce84" table:formula="of:=IF([$'Young Data'.W184]=&quot;&quot;;&quot;&quot;;[$'Young Data'.W184])">
            <text:p/>
          </table:table-cell>
          <table:table-cell table:style-name="ce84" table:formula="of:=IF([$'Young Data'.X184]=&quot;&quot;;&quot;&quot;;[$'Young Data'.X18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5]=&quot;&quot;;&quot;&quot;;[$'Young Data'.A185])">
            <text:p/>
          </table:table-cell>
          <table:table-cell table:style-name="ce51" table:formula="of:=IF([$'Young Data'.B185]=&quot;&quot;;&quot;&quot;;[$'Young Data'.B185])">
            <text:p/>
          </table:table-cell>
          <table:table-cell table:style-name="ce51" table:formula="of:=IF([$'Young Data'.C185]=&quot;&quot;;&quot;&quot;;[$'Young Data'.C185])">
            <text:p/>
          </table:table-cell>
          <table:table-cell table:style-name="ce51" table:formula="of:=IF([$'Young Data'.D185]=&quot;&quot;;&quot;&quot;;[$'Young Data'.D185])">
            <text:p/>
          </table:table-cell>
          <table:table-cell table:style-name="ce55" table:formula="of:=IF([$'Young Data'.E185]=&quot;&quot;;&quot;&quot;;[$'Young Data'.E185])">
            <text:p/>
          </table:table-cell>
          <table:table-cell table:style-name="ce55" table:formula="of:=IF([$'Young Data'.F185]=&quot;&quot;;&quot;&quot;;[$'Young Data'.F185])">
            <text:p/>
          </table:table-cell>
          <table:table-cell table:style-name="ce55" table:formula="of:=IF([$'Young Data'.G185]=&quot;&quot;;&quot;&quot;;[$'Young Data'.G185])">
            <text:p/>
          </table:table-cell>
          <table:table-cell table:style-name="ce55" table:formula="of:=IF([$'Young Data'.H185]=&quot;&quot;;&quot;&quot;;[$'Young Data'.H185])">
            <text:p/>
          </table:table-cell>
          <table:table-cell table:style-name="ce55" table:formula="of:=IF([$'Young Data'.I185]=&quot;&quot;;&quot;&quot;;[$'Young Data'.I185])">
            <text:p/>
          </table:table-cell>
          <table:table-cell table:style-name="ce62" table:formula="of:=IF([$'Young Data'.J185]=&quot;&quot;;&quot;&quot;;[$'Young Data'.J185])">
            <text:p/>
          </table:table-cell>
          <table:table-cell table:style-name="ce65" table:formula="of:=IF([$'Young Data'.K185]=&quot;&quot;;&quot;&quot;;[$'Young Data'.K185])">
            <text:p/>
          </table:table-cell>
          <table:table-cell table:style-name="ce65" table:formula="of:=IF([$'Young Data'.L185]=&quot;&quot;;&quot;&quot;;[$'Young Data'.L185])">
            <text:p/>
          </table:table-cell>
          <table:table-cell table:style-name="ce65" table:formula="of:=IF([$'Young Data'.M185]=&quot;&quot;;&quot;&quot;;[$'Young Data'.M185])">
            <text:p/>
          </table:table-cell>
          <table:table-cell table:style-name="ce65" table:formula="of:=IF([$'Young Data'.N185]=&quot;&quot;;&quot;&quot;;[$'Young Data'.N185])">
            <text:p/>
          </table:table-cell>
          <table:table-cell table:style-name="ce65" table:formula="of:=IF([$'Young Data'.O185]=&quot;&quot;;&quot;&quot;;[$'Young Data'.O185])">
            <text:p/>
          </table:table-cell>
          <table:table-cell table:style-name="ce71" table:formula="of:=IF([$'Young Data'.P185]=&quot;&quot;;&quot;&quot;;[$'Young Data'.P185])">
            <text:p/>
          </table:table-cell>
          <table:table-cell table:style-name="ce51" table:formula="of:=IF([$'Young Data'.Q185]=&quot;&quot;;&quot;&quot;;[$'Young Data'.Q185])">
            <text:p/>
          </table:table-cell>
          <table:table-cell table:style-name="ce80" table:formula="of:=IF([$'Young Data'.R185]=&quot;&quot;;&quot;&quot;;[$'Young Data'.R185])">
            <text:p/>
          </table:table-cell>
          <table:table-cell table:style-name="ce80" table:formula="of:=IF([$'Young Data'.S185]=&quot;&quot;;&quot;&quot;;[$'Young Data'.S185])">
            <text:p/>
          </table:table-cell>
          <table:table-cell table:style-name="ce84" table:formula="of:=IF([$'Young Data'.T185]=&quot;&quot;;&quot;&quot;;[$'Young Data'.T185])">
            <text:p/>
          </table:table-cell>
          <table:table-cell table:style-name="ce84" table:formula="of:=IF([$'Young Data'.U185]=&quot;&quot;;&quot;&quot;;[$'Young Data'.U185])">
            <text:p/>
          </table:table-cell>
          <table:table-cell table:style-name="ce84" table:formula="of:=IF([$'Young Data'.V185]=&quot;&quot;;&quot;&quot;;[$'Young Data'.V185])">
            <text:p/>
          </table:table-cell>
          <table:table-cell table:style-name="ce84" table:formula="of:=IF([$'Young Data'.W185]=&quot;&quot;;&quot;&quot;;[$'Young Data'.W185])">
            <text:p/>
          </table:table-cell>
          <table:table-cell table:style-name="ce84" table:formula="of:=IF([$'Young Data'.X185]=&quot;&quot;;&quot;&quot;;[$'Young Data'.X18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6]=&quot;&quot;;&quot;&quot;;[$'Young Data'.A186])">
            <text:p/>
          </table:table-cell>
          <table:table-cell table:style-name="ce51" table:formula="of:=IF([$'Young Data'.B186]=&quot;&quot;;&quot;&quot;;[$'Young Data'.B186])">
            <text:p/>
          </table:table-cell>
          <table:table-cell table:style-name="ce51" table:formula="of:=IF([$'Young Data'.C186]=&quot;&quot;;&quot;&quot;;[$'Young Data'.C186])">
            <text:p/>
          </table:table-cell>
          <table:table-cell table:style-name="ce51" table:formula="of:=IF([$'Young Data'.D186]=&quot;&quot;;&quot;&quot;;[$'Young Data'.D186])">
            <text:p/>
          </table:table-cell>
          <table:table-cell table:style-name="ce55" table:formula="of:=IF([$'Young Data'.E186]=&quot;&quot;;&quot;&quot;;[$'Young Data'.E186])">
            <text:p/>
          </table:table-cell>
          <table:table-cell table:style-name="ce55" table:formula="of:=IF([$'Young Data'.F186]=&quot;&quot;;&quot;&quot;;[$'Young Data'.F186])">
            <text:p/>
          </table:table-cell>
          <table:table-cell table:style-name="ce55" table:formula="of:=IF([$'Young Data'.G186]=&quot;&quot;;&quot;&quot;;[$'Young Data'.G186])">
            <text:p/>
          </table:table-cell>
          <table:table-cell table:style-name="ce55" table:formula="of:=IF([$'Young Data'.H186]=&quot;&quot;;&quot;&quot;;[$'Young Data'.H186])">
            <text:p/>
          </table:table-cell>
          <table:table-cell table:style-name="ce55" table:formula="of:=IF([$'Young Data'.I186]=&quot;&quot;;&quot;&quot;;[$'Young Data'.I186])">
            <text:p/>
          </table:table-cell>
          <table:table-cell table:style-name="ce62" table:formula="of:=IF([$'Young Data'.J186]=&quot;&quot;;&quot;&quot;;[$'Young Data'.J186])">
            <text:p/>
          </table:table-cell>
          <table:table-cell table:style-name="ce65" table:formula="of:=IF([$'Young Data'.K186]=&quot;&quot;;&quot;&quot;;[$'Young Data'.K186])">
            <text:p/>
          </table:table-cell>
          <table:table-cell table:style-name="ce65" table:formula="of:=IF([$'Young Data'.L186]=&quot;&quot;;&quot;&quot;;[$'Young Data'.L186])">
            <text:p/>
          </table:table-cell>
          <table:table-cell table:style-name="ce65" table:formula="of:=IF([$'Young Data'.M186]=&quot;&quot;;&quot;&quot;;[$'Young Data'.M186])">
            <text:p/>
          </table:table-cell>
          <table:table-cell table:style-name="ce65" table:formula="of:=IF([$'Young Data'.N186]=&quot;&quot;;&quot;&quot;;[$'Young Data'.N186])">
            <text:p/>
          </table:table-cell>
          <table:table-cell table:style-name="ce65" table:formula="of:=IF([$'Young Data'.O186]=&quot;&quot;;&quot;&quot;;[$'Young Data'.O186])">
            <text:p/>
          </table:table-cell>
          <table:table-cell table:style-name="ce71" table:formula="of:=IF([$'Young Data'.P186]=&quot;&quot;;&quot;&quot;;[$'Young Data'.P186])">
            <text:p/>
          </table:table-cell>
          <table:table-cell table:style-name="ce51" table:formula="of:=IF([$'Young Data'.Q186]=&quot;&quot;;&quot;&quot;;[$'Young Data'.Q186])">
            <text:p/>
          </table:table-cell>
          <table:table-cell table:style-name="ce80" table:formula="of:=IF([$'Young Data'.R186]=&quot;&quot;;&quot;&quot;;[$'Young Data'.R186])">
            <text:p/>
          </table:table-cell>
          <table:table-cell table:style-name="ce80" table:formula="of:=IF([$'Young Data'.S186]=&quot;&quot;;&quot;&quot;;[$'Young Data'.S186])">
            <text:p/>
          </table:table-cell>
          <table:table-cell table:style-name="ce84" table:formula="of:=IF([$'Young Data'.T186]=&quot;&quot;;&quot;&quot;;[$'Young Data'.T186])">
            <text:p/>
          </table:table-cell>
          <table:table-cell table:style-name="ce84" table:formula="of:=IF([$'Young Data'.U186]=&quot;&quot;;&quot;&quot;;[$'Young Data'.U186])">
            <text:p/>
          </table:table-cell>
          <table:table-cell table:style-name="ce84" table:formula="of:=IF([$'Young Data'.V186]=&quot;&quot;;&quot;&quot;;[$'Young Data'.V186])">
            <text:p/>
          </table:table-cell>
          <table:table-cell table:style-name="ce84" table:formula="of:=IF([$'Young Data'.W186]=&quot;&quot;;&quot;&quot;;[$'Young Data'.W186])">
            <text:p/>
          </table:table-cell>
          <table:table-cell table:style-name="ce84" table:formula="of:=IF([$'Young Data'.X186]=&quot;&quot;;&quot;&quot;;[$'Young Data'.X18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7]=&quot;&quot;;&quot;&quot;;[$'Young Data'.A187])">
            <text:p/>
          </table:table-cell>
          <table:table-cell table:style-name="ce51" table:formula="of:=IF([$'Young Data'.B187]=&quot;&quot;;&quot;&quot;;[$'Young Data'.B187])">
            <text:p/>
          </table:table-cell>
          <table:table-cell table:style-name="ce51" table:formula="of:=IF([$'Young Data'.C187]=&quot;&quot;;&quot;&quot;;[$'Young Data'.C187])">
            <text:p/>
          </table:table-cell>
          <table:table-cell table:style-name="ce51" table:formula="of:=IF([$'Young Data'.D187]=&quot;&quot;;&quot;&quot;;[$'Young Data'.D187])">
            <text:p/>
          </table:table-cell>
          <table:table-cell table:style-name="ce55" table:formula="of:=IF([$'Young Data'.E187]=&quot;&quot;;&quot;&quot;;[$'Young Data'.E187])">
            <text:p/>
          </table:table-cell>
          <table:table-cell table:style-name="ce55" table:formula="of:=IF([$'Young Data'.F187]=&quot;&quot;;&quot;&quot;;[$'Young Data'.F187])">
            <text:p/>
          </table:table-cell>
          <table:table-cell table:style-name="ce55" table:formula="of:=IF([$'Young Data'.G187]=&quot;&quot;;&quot;&quot;;[$'Young Data'.G187])">
            <text:p/>
          </table:table-cell>
          <table:table-cell table:style-name="ce55" table:formula="of:=IF([$'Young Data'.H187]=&quot;&quot;;&quot;&quot;;[$'Young Data'.H187])">
            <text:p/>
          </table:table-cell>
          <table:table-cell table:style-name="ce55" table:formula="of:=IF([$'Young Data'.I187]=&quot;&quot;;&quot;&quot;;[$'Young Data'.I187])">
            <text:p/>
          </table:table-cell>
          <table:table-cell table:style-name="ce62" table:formula="of:=IF([$'Young Data'.J187]=&quot;&quot;;&quot;&quot;;[$'Young Data'.J187])">
            <text:p/>
          </table:table-cell>
          <table:table-cell table:style-name="ce65" table:formula="of:=IF([$'Young Data'.K187]=&quot;&quot;;&quot;&quot;;[$'Young Data'.K187])">
            <text:p/>
          </table:table-cell>
          <table:table-cell table:style-name="ce65" table:formula="of:=IF([$'Young Data'.L187]=&quot;&quot;;&quot;&quot;;[$'Young Data'.L187])">
            <text:p/>
          </table:table-cell>
          <table:table-cell table:style-name="ce65" table:formula="of:=IF([$'Young Data'.M187]=&quot;&quot;;&quot;&quot;;[$'Young Data'.M187])">
            <text:p/>
          </table:table-cell>
          <table:table-cell table:style-name="ce65" table:formula="of:=IF([$'Young Data'.N187]=&quot;&quot;;&quot;&quot;;[$'Young Data'.N187])">
            <text:p/>
          </table:table-cell>
          <table:table-cell table:style-name="ce65" table:formula="of:=IF([$'Young Data'.O187]=&quot;&quot;;&quot;&quot;;[$'Young Data'.O187])">
            <text:p/>
          </table:table-cell>
          <table:table-cell table:style-name="ce71" table:formula="of:=IF([$'Young Data'.P187]=&quot;&quot;;&quot;&quot;;[$'Young Data'.P187])">
            <text:p/>
          </table:table-cell>
          <table:table-cell table:style-name="ce51" table:formula="of:=IF([$'Young Data'.Q187]=&quot;&quot;;&quot;&quot;;[$'Young Data'.Q187])">
            <text:p/>
          </table:table-cell>
          <table:table-cell table:style-name="ce80" table:formula="of:=IF([$'Young Data'.R187]=&quot;&quot;;&quot;&quot;;[$'Young Data'.R187])">
            <text:p/>
          </table:table-cell>
          <table:table-cell table:style-name="ce80" table:formula="of:=IF([$'Young Data'.S187]=&quot;&quot;;&quot;&quot;;[$'Young Data'.S187])">
            <text:p/>
          </table:table-cell>
          <table:table-cell table:style-name="ce84" table:formula="of:=IF([$'Young Data'.T187]=&quot;&quot;;&quot;&quot;;[$'Young Data'.T187])">
            <text:p/>
          </table:table-cell>
          <table:table-cell table:style-name="ce84" table:formula="of:=IF([$'Young Data'.U187]=&quot;&quot;;&quot;&quot;;[$'Young Data'.U187])">
            <text:p/>
          </table:table-cell>
          <table:table-cell table:style-name="ce84" table:formula="of:=IF([$'Young Data'.V187]=&quot;&quot;;&quot;&quot;;[$'Young Data'.V187])">
            <text:p/>
          </table:table-cell>
          <table:table-cell table:style-name="ce84" table:formula="of:=IF([$'Young Data'.W187]=&quot;&quot;;&quot;&quot;;[$'Young Data'.W187])">
            <text:p/>
          </table:table-cell>
          <table:table-cell table:style-name="ce84" table:formula="of:=IF([$'Young Data'.X187]=&quot;&quot;;&quot;&quot;;[$'Young Data'.X18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8]=&quot;&quot;;&quot;&quot;;[$'Young Data'.A188])">
            <text:p/>
          </table:table-cell>
          <table:table-cell table:style-name="ce51" table:formula="of:=IF([$'Young Data'.B188]=&quot;&quot;;&quot;&quot;;[$'Young Data'.B188])">
            <text:p/>
          </table:table-cell>
          <table:table-cell table:style-name="ce51" table:formula="of:=IF([$'Young Data'.C188]=&quot;&quot;;&quot;&quot;;[$'Young Data'.C188])">
            <text:p/>
          </table:table-cell>
          <table:table-cell table:style-name="ce51" table:formula="of:=IF([$'Young Data'.D188]=&quot;&quot;;&quot;&quot;;[$'Young Data'.D188])">
            <text:p/>
          </table:table-cell>
          <table:table-cell table:style-name="ce55" table:formula="of:=IF([$'Young Data'.E188]=&quot;&quot;;&quot;&quot;;[$'Young Data'.E188])">
            <text:p/>
          </table:table-cell>
          <table:table-cell table:style-name="ce55" table:formula="of:=IF([$'Young Data'.F188]=&quot;&quot;;&quot;&quot;;[$'Young Data'.F188])">
            <text:p/>
          </table:table-cell>
          <table:table-cell table:style-name="ce55" table:formula="of:=IF([$'Young Data'.G188]=&quot;&quot;;&quot;&quot;;[$'Young Data'.G188])">
            <text:p/>
          </table:table-cell>
          <table:table-cell table:style-name="ce55" table:formula="of:=IF([$'Young Data'.H188]=&quot;&quot;;&quot;&quot;;[$'Young Data'.H188])">
            <text:p/>
          </table:table-cell>
          <table:table-cell table:style-name="ce55" table:formula="of:=IF([$'Young Data'.I188]=&quot;&quot;;&quot;&quot;;[$'Young Data'.I188])">
            <text:p/>
          </table:table-cell>
          <table:table-cell table:style-name="ce62" table:formula="of:=IF([$'Young Data'.J188]=&quot;&quot;;&quot;&quot;;[$'Young Data'.J188])">
            <text:p/>
          </table:table-cell>
          <table:table-cell table:style-name="ce65" table:formula="of:=IF([$'Young Data'.K188]=&quot;&quot;;&quot;&quot;;[$'Young Data'.K188])">
            <text:p/>
          </table:table-cell>
          <table:table-cell table:style-name="ce65" table:formula="of:=IF([$'Young Data'.L188]=&quot;&quot;;&quot;&quot;;[$'Young Data'.L188])">
            <text:p/>
          </table:table-cell>
          <table:table-cell table:style-name="ce65" table:formula="of:=IF([$'Young Data'.M188]=&quot;&quot;;&quot;&quot;;[$'Young Data'.M188])">
            <text:p/>
          </table:table-cell>
          <table:table-cell table:style-name="ce65" table:formula="of:=IF([$'Young Data'.N188]=&quot;&quot;;&quot;&quot;;[$'Young Data'.N188])">
            <text:p/>
          </table:table-cell>
          <table:table-cell table:style-name="ce65" table:formula="of:=IF([$'Young Data'.O188]=&quot;&quot;;&quot;&quot;;[$'Young Data'.O188])">
            <text:p/>
          </table:table-cell>
          <table:table-cell table:style-name="ce71" table:formula="of:=IF([$'Young Data'.P188]=&quot;&quot;;&quot;&quot;;[$'Young Data'.P188])">
            <text:p/>
          </table:table-cell>
          <table:table-cell table:style-name="ce51" table:formula="of:=IF([$'Young Data'.Q188]=&quot;&quot;;&quot;&quot;;[$'Young Data'.Q188])">
            <text:p/>
          </table:table-cell>
          <table:table-cell table:style-name="ce80" table:formula="of:=IF([$'Young Data'.R188]=&quot;&quot;;&quot;&quot;;[$'Young Data'.R188])">
            <text:p/>
          </table:table-cell>
          <table:table-cell table:style-name="ce80" table:formula="of:=IF([$'Young Data'.S188]=&quot;&quot;;&quot;&quot;;[$'Young Data'.S188])">
            <text:p/>
          </table:table-cell>
          <table:table-cell table:style-name="ce84" table:formula="of:=IF([$'Young Data'.T188]=&quot;&quot;;&quot;&quot;;[$'Young Data'.T188])">
            <text:p/>
          </table:table-cell>
          <table:table-cell table:style-name="ce84" table:formula="of:=IF([$'Young Data'.U188]=&quot;&quot;;&quot;&quot;;[$'Young Data'.U188])">
            <text:p/>
          </table:table-cell>
          <table:table-cell table:style-name="ce84" table:formula="of:=IF([$'Young Data'.V188]=&quot;&quot;;&quot;&quot;;[$'Young Data'.V188])">
            <text:p/>
          </table:table-cell>
          <table:table-cell table:style-name="ce84" table:formula="of:=IF([$'Young Data'.W188]=&quot;&quot;;&quot;&quot;;[$'Young Data'.W188])">
            <text:p/>
          </table:table-cell>
          <table:table-cell table:style-name="ce84" table:formula="of:=IF([$'Young Data'.X188]=&quot;&quot;;&quot;&quot;;[$'Young Data'.X18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89]=&quot;&quot;;&quot;&quot;;[$'Young Data'.A189])">
            <text:p/>
          </table:table-cell>
          <table:table-cell table:style-name="ce51" table:formula="of:=IF([$'Young Data'.B189]=&quot;&quot;;&quot;&quot;;[$'Young Data'.B189])">
            <text:p/>
          </table:table-cell>
          <table:table-cell table:style-name="ce51" table:formula="of:=IF([$'Young Data'.C189]=&quot;&quot;;&quot;&quot;;[$'Young Data'.C189])">
            <text:p/>
          </table:table-cell>
          <table:table-cell table:style-name="ce51" table:formula="of:=IF([$'Young Data'.D189]=&quot;&quot;;&quot;&quot;;[$'Young Data'.D189])">
            <text:p/>
          </table:table-cell>
          <table:table-cell table:style-name="ce56" table:formula="of:=IF([$'Young Data'.E189]=&quot;&quot;;&quot;&quot;;[$'Young Data'.E189])">
            <text:p/>
          </table:table-cell>
          <table:table-cell table:style-name="ce56" table:formula="of:=IF([$'Young Data'.F189]=&quot;&quot;;&quot;&quot;;[$'Young Data'.F189])">
            <text:p/>
          </table:table-cell>
          <table:table-cell table:style-name="ce56" table:formula="of:=IF([$'Young Data'.G189]=&quot;&quot;;&quot;&quot;;[$'Young Data'.G189])">
            <text:p/>
          </table:table-cell>
          <table:table-cell table:style-name="ce56" table:formula="of:=IF([$'Young Data'.H189]=&quot;&quot;;&quot;&quot;;[$'Young Data'.H189])">
            <text:p/>
          </table:table-cell>
          <table:table-cell table:style-name="ce56" table:formula="of:=IF([$'Young Data'.I189]=&quot;&quot;;&quot;&quot;;[$'Young Data'.I189])">
            <text:p/>
          </table:table-cell>
          <table:table-cell table:style-name="ce51" table:formula="of:=IF([$'Young Data'.J189]=&quot;&quot;;&quot;&quot;;[$'Young Data'.J189])">
            <text:p/>
          </table:table-cell>
          <table:table-cell table:style-name="ce65" table:formula="of:=IF([$'Young Data'.K189]=&quot;&quot;;&quot;&quot;;[$'Young Data'.K189])">
            <text:p/>
          </table:table-cell>
          <table:table-cell table:style-name="ce65" table:formula="of:=IF([$'Young Data'.L189]=&quot;&quot;;&quot;&quot;;[$'Young Data'.L189])">
            <text:p/>
          </table:table-cell>
          <table:table-cell table:style-name="ce65" table:formula="of:=IF([$'Young Data'.M189]=&quot;&quot;;&quot;&quot;;[$'Young Data'.M189])">
            <text:p/>
          </table:table-cell>
          <table:table-cell table:style-name="ce65" table:formula="of:=IF([$'Young Data'.N189]=&quot;&quot;;&quot;&quot;;[$'Young Data'.N189])">
            <text:p/>
          </table:table-cell>
          <table:table-cell table:style-name="ce65" table:formula="of:=IF([$'Young Data'.O189]=&quot;&quot;;&quot;&quot;;[$'Young Data'.O189])">
            <text:p/>
          </table:table-cell>
          <table:table-cell table:style-name="ce71" table:formula="of:=IF([$'Young Data'.P189]=&quot;&quot;;&quot;&quot;;[$'Young Data'.P189])">
            <text:p/>
          </table:table-cell>
          <table:table-cell table:style-name="ce51" table:formula="of:=IF([$'Young Data'.Q189]=&quot;&quot;;&quot;&quot;;[$'Young Data'.Q189])">
            <text:p/>
          </table:table-cell>
          <table:table-cell table:style-name="ce80" table:formula="of:=IF([$'Young Data'.R189]=&quot;&quot;;&quot;&quot;;[$'Young Data'.R189])">
            <text:p/>
          </table:table-cell>
          <table:table-cell table:style-name="ce80" table:formula="of:=IF([$'Young Data'.S189]=&quot;&quot;;&quot;&quot;;[$'Young Data'.S189])">
            <text:p/>
          </table:table-cell>
          <table:table-cell table:style-name="ce84" table:formula="of:=IF([$'Young Data'.T189]=&quot;&quot;;&quot;&quot;;[$'Young Data'.T189])">
            <text:p/>
          </table:table-cell>
          <table:table-cell table:style-name="ce84" table:formula="of:=IF([$'Young Data'.U189]=&quot;&quot;;&quot;&quot;;[$'Young Data'.U189])">
            <text:p/>
          </table:table-cell>
          <table:table-cell table:style-name="ce84" table:formula="of:=IF([$'Young Data'.V189]=&quot;&quot;;&quot;&quot;;[$'Young Data'.V189])">
            <text:p/>
          </table:table-cell>
          <table:table-cell table:style-name="ce84" table:formula="of:=IF([$'Young Data'.W189]=&quot;&quot;;&quot;&quot;;[$'Young Data'.W189])">
            <text:p/>
          </table:table-cell>
          <table:table-cell table:style-name="ce84" table:formula="of:=IF([$'Young Data'.X189]=&quot;&quot;;&quot;&quot;;[$'Young Data'.X18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0]=&quot;&quot;;&quot;&quot;;[$'Young Data'.A190])">
            <text:p/>
          </table:table-cell>
          <table:table-cell table:style-name="ce51" table:formula="of:=IF([$'Young Data'.B190]=&quot;&quot;;&quot;&quot;;[$'Young Data'.B190])">
            <text:p/>
          </table:table-cell>
          <table:table-cell table:style-name="ce51" table:formula="of:=IF([$'Young Data'.C190]=&quot;&quot;;&quot;&quot;;[$'Young Data'.C190])">
            <text:p/>
          </table:table-cell>
          <table:table-cell table:style-name="ce51" table:formula="of:=IF([$'Young Data'.D190]=&quot;&quot;;&quot;&quot;;[$'Young Data'.D190])">
            <text:p/>
          </table:table-cell>
          <table:table-cell table:style-name="ce56" table:formula="of:=IF([$'Young Data'.E190]=&quot;&quot;;&quot;&quot;;[$'Young Data'.E190])">
            <text:p/>
          </table:table-cell>
          <table:table-cell table:style-name="ce56" table:formula="of:=IF([$'Young Data'.F190]=&quot;&quot;;&quot;&quot;;[$'Young Data'.F190])">
            <text:p/>
          </table:table-cell>
          <table:table-cell table:style-name="ce56" table:formula="of:=IF([$'Young Data'.G190]=&quot;&quot;;&quot;&quot;;[$'Young Data'.G190])">
            <text:p/>
          </table:table-cell>
          <table:table-cell table:style-name="ce56" table:formula="of:=IF([$'Young Data'.H190]=&quot;&quot;;&quot;&quot;;[$'Young Data'.H190])">
            <text:p/>
          </table:table-cell>
          <table:table-cell table:style-name="ce56" table:formula="of:=IF([$'Young Data'.I190]=&quot;&quot;;&quot;&quot;;[$'Young Data'.I190])">
            <text:p/>
          </table:table-cell>
          <table:table-cell table:style-name="ce51" table:formula="of:=IF([$'Young Data'.J190]=&quot;&quot;;&quot;&quot;;[$'Young Data'.J190])">
            <text:p/>
          </table:table-cell>
          <table:table-cell table:style-name="ce65" table:formula="of:=IF([$'Young Data'.K190]=&quot;&quot;;&quot;&quot;;[$'Young Data'.K190])">
            <text:p/>
          </table:table-cell>
          <table:table-cell table:style-name="ce65" table:formula="of:=IF([$'Young Data'.L190]=&quot;&quot;;&quot;&quot;;[$'Young Data'.L190])">
            <text:p/>
          </table:table-cell>
          <table:table-cell table:style-name="ce65" table:formula="of:=IF([$'Young Data'.M190]=&quot;&quot;;&quot;&quot;;[$'Young Data'.M190])">
            <text:p/>
          </table:table-cell>
          <table:table-cell table:style-name="ce65" table:formula="of:=IF([$'Young Data'.N190]=&quot;&quot;;&quot;&quot;;[$'Young Data'.N190])">
            <text:p/>
          </table:table-cell>
          <table:table-cell table:style-name="ce65" table:formula="of:=IF([$'Young Data'.O190]=&quot;&quot;;&quot;&quot;;[$'Young Data'.O190])">
            <text:p/>
          </table:table-cell>
          <table:table-cell table:style-name="ce71" table:formula="of:=IF([$'Young Data'.P190]=&quot;&quot;;&quot;&quot;;[$'Young Data'.P190])">
            <text:p/>
          </table:table-cell>
          <table:table-cell table:style-name="ce51" table:formula="of:=IF([$'Young Data'.Q190]=&quot;&quot;;&quot;&quot;;[$'Young Data'.Q190])">
            <text:p/>
          </table:table-cell>
          <table:table-cell table:style-name="ce80" table:formula="of:=IF([$'Young Data'.R190]=&quot;&quot;;&quot;&quot;;[$'Young Data'.R190])">
            <text:p/>
          </table:table-cell>
          <table:table-cell table:style-name="ce80" table:formula="of:=IF([$'Young Data'.S190]=&quot;&quot;;&quot;&quot;;[$'Young Data'.S190])">
            <text:p/>
          </table:table-cell>
          <table:table-cell table:style-name="ce84" table:formula="of:=IF([$'Young Data'.T190]=&quot;&quot;;&quot;&quot;;[$'Young Data'.T190])">
            <text:p/>
          </table:table-cell>
          <table:table-cell table:style-name="ce84" table:formula="of:=IF([$'Young Data'.U190]=&quot;&quot;;&quot;&quot;;[$'Young Data'.U190])">
            <text:p/>
          </table:table-cell>
          <table:table-cell table:style-name="ce84" table:formula="of:=IF([$'Young Data'.V190]=&quot;&quot;;&quot;&quot;;[$'Young Data'.V190])">
            <text:p/>
          </table:table-cell>
          <table:table-cell table:style-name="ce84" table:formula="of:=IF([$'Young Data'.W190]=&quot;&quot;;&quot;&quot;;[$'Young Data'.W190])">
            <text:p/>
          </table:table-cell>
          <table:table-cell table:style-name="ce84" table:formula="of:=IF([$'Young Data'.X190]=&quot;&quot;;&quot;&quot;;[$'Young Data'.X190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1]=&quot;&quot;;&quot;&quot;;[$'Young Data'.A191])">
            <text:p/>
          </table:table-cell>
          <table:table-cell table:style-name="ce51" table:formula="of:=IF([$'Young Data'.B191]=&quot;&quot;;&quot;&quot;;[$'Young Data'.B191])">
            <text:p/>
          </table:table-cell>
          <table:table-cell table:style-name="ce51" table:formula="of:=IF([$'Young Data'.C191]=&quot;&quot;;&quot;&quot;;[$'Young Data'.C191])">
            <text:p/>
          </table:table-cell>
          <table:table-cell table:style-name="ce51" table:formula="of:=IF([$'Young Data'.D191]=&quot;&quot;;&quot;&quot;;[$'Young Data'.D191])">
            <text:p/>
          </table:table-cell>
          <table:table-cell table:style-name="ce56" table:formula="of:=IF([$'Young Data'.E191]=&quot;&quot;;&quot;&quot;;[$'Young Data'.E191])">
            <text:p/>
          </table:table-cell>
          <table:table-cell table:style-name="ce56" table:formula="of:=IF([$'Young Data'.F191]=&quot;&quot;;&quot;&quot;;[$'Young Data'.F191])">
            <text:p/>
          </table:table-cell>
          <table:table-cell table:style-name="ce56" table:formula="of:=IF([$'Young Data'.G191]=&quot;&quot;;&quot;&quot;;[$'Young Data'.G191])">
            <text:p/>
          </table:table-cell>
          <table:table-cell table:style-name="ce56" table:formula="of:=IF([$'Young Data'.H191]=&quot;&quot;;&quot;&quot;;[$'Young Data'.H191])">
            <text:p/>
          </table:table-cell>
          <table:table-cell table:style-name="ce56" table:formula="of:=IF([$'Young Data'.I191]=&quot;&quot;;&quot;&quot;;[$'Young Data'.I191])">
            <text:p/>
          </table:table-cell>
          <table:table-cell table:style-name="ce51" table:formula="of:=IF([$'Young Data'.J191]=&quot;&quot;;&quot;&quot;;[$'Young Data'.J191])">
            <text:p/>
          </table:table-cell>
          <table:table-cell table:style-name="ce65" table:formula="of:=IF([$'Young Data'.K191]=&quot;&quot;;&quot;&quot;;[$'Young Data'.K191])">
            <text:p/>
          </table:table-cell>
          <table:table-cell table:style-name="ce65" table:formula="of:=IF([$'Young Data'.L191]=&quot;&quot;;&quot;&quot;;[$'Young Data'.L191])">
            <text:p/>
          </table:table-cell>
          <table:table-cell table:style-name="ce65" table:formula="of:=IF([$'Young Data'.M191]=&quot;&quot;;&quot;&quot;;[$'Young Data'.M191])">
            <text:p/>
          </table:table-cell>
          <table:table-cell table:style-name="ce65" table:formula="of:=IF([$'Young Data'.N191]=&quot;&quot;;&quot;&quot;;[$'Young Data'.N191])">
            <text:p/>
          </table:table-cell>
          <table:table-cell table:style-name="ce65" table:formula="of:=IF([$'Young Data'.O191]=&quot;&quot;;&quot;&quot;;[$'Young Data'.O191])">
            <text:p/>
          </table:table-cell>
          <table:table-cell table:style-name="ce71" table:formula="of:=IF([$'Young Data'.P191]=&quot;&quot;;&quot;&quot;;[$'Young Data'.P191])">
            <text:p/>
          </table:table-cell>
          <table:table-cell table:style-name="ce51" table:formula="of:=IF([$'Young Data'.Q191]=&quot;&quot;;&quot;&quot;;[$'Young Data'.Q191])">
            <text:p/>
          </table:table-cell>
          <table:table-cell table:style-name="ce80" table:formula="of:=IF([$'Young Data'.R191]=&quot;&quot;;&quot;&quot;;[$'Young Data'.R191])">
            <text:p/>
          </table:table-cell>
          <table:table-cell table:style-name="ce80" table:formula="of:=IF([$'Young Data'.S191]=&quot;&quot;;&quot;&quot;;[$'Young Data'.S191])">
            <text:p/>
          </table:table-cell>
          <table:table-cell table:style-name="ce84" table:formula="of:=IF([$'Young Data'.T191]=&quot;&quot;;&quot;&quot;;[$'Young Data'.T191])">
            <text:p/>
          </table:table-cell>
          <table:table-cell table:style-name="ce84" table:formula="of:=IF([$'Young Data'.U191]=&quot;&quot;;&quot;&quot;;[$'Young Data'.U191])">
            <text:p/>
          </table:table-cell>
          <table:table-cell table:style-name="ce84" table:formula="of:=IF([$'Young Data'.V191]=&quot;&quot;;&quot;&quot;;[$'Young Data'.V191])">
            <text:p/>
          </table:table-cell>
          <table:table-cell table:style-name="ce84" table:formula="of:=IF([$'Young Data'.W191]=&quot;&quot;;&quot;&quot;;[$'Young Data'.W191])">
            <text:p/>
          </table:table-cell>
          <table:table-cell table:style-name="ce84" table:formula="of:=IF([$'Young Data'.X191]=&quot;&quot;;&quot;&quot;;[$'Young Data'.X191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2]=&quot;&quot;;&quot;&quot;;[$'Young Data'.A192])">
            <text:p/>
          </table:table-cell>
          <table:table-cell table:style-name="ce51" table:formula="of:=IF([$'Young Data'.B192]=&quot;&quot;;&quot;&quot;;[$'Young Data'.B192])">
            <text:p/>
          </table:table-cell>
          <table:table-cell table:style-name="ce51" table:formula="of:=IF([$'Young Data'.C192]=&quot;&quot;;&quot;&quot;;[$'Young Data'.C192])">
            <text:p/>
          </table:table-cell>
          <table:table-cell table:style-name="ce51" table:formula="of:=IF([$'Young Data'.D192]=&quot;&quot;;&quot;&quot;;[$'Young Data'.D192])">
            <text:p/>
          </table:table-cell>
          <table:table-cell table:style-name="ce56" table:formula="of:=IF([$'Young Data'.E192]=&quot;&quot;;&quot;&quot;;[$'Young Data'.E192])">
            <text:p/>
          </table:table-cell>
          <table:table-cell table:style-name="ce56" table:formula="of:=IF([$'Young Data'.F192]=&quot;&quot;;&quot;&quot;;[$'Young Data'.F192])">
            <text:p/>
          </table:table-cell>
          <table:table-cell table:style-name="ce56" table:formula="of:=IF([$'Young Data'.G192]=&quot;&quot;;&quot;&quot;;[$'Young Data'.G192])">
            <text:p/>
          </table:table-cell>
          <table:table-cell table:style-name="ce56" table:formula="of:=IF([$'Young Data'.H192]=&quot;&quot;;&quot;&quot;;[$'Young Data'.H192])">
            <text:p/>
          </table:table-cell>
          <table:table-cell table:style-name="ce56" table:formula="of:=IF([$'Young Data'.I192]=&quot;&quot;;&quot;&quot;;[$'Young Data'.I192])">
            <text:p/>
          </table:table-cell>
          <table:table-cell table:style-name="ce51" table:formula="of:=IF([$'Young Data'.J192]=&quot;&quot;;&quot;&quot;;[$'Young Data'.J192])">
            <text:p/>
          </table:table-cell>
          <table:table-cell table:style-name="ce65" table:formula="of:=IF([$'Young Data'.K192]=&quot;&quot;;&quot;&quot;;[$'Young Data'.K192])">
            <text:p/>
          </table:table-cell>
          <table:table-cell table:style-name="ce65" table:formula="of:=IF([$'Young Data'.L192]=&quot;&quot;;&quot;&quot;;[$'Young Data'.L192])">
            <text:p/>
          </table:table-cell>
          <table:table-cell table:style-name="ce65" table:formula="of:=IF([$'Young Data'.M192]=&quot;&quot;;&quot;&quot;;[$'Young Data'.M192])">
            <text:p/>
          </table:table-cell>
          <table:table-cell table:style-name="ce65" table:formula="of:=IF([$'Young Data'.N192]=&quot;&quot;;&quot;&quot;;[$'Young Data'.N192])">
            <text:p/>
          </table:table-cell>
          <table:table-cell table:style-name="ce65" table:formula="of:=IF([$'Young Data'.O192]=&quot;&quot;;&quot;&quot;;[$'Young Data'.O192])">
            <text:p/>
          </table:table-cell>
          <table:table-cell table:style-name="ce71" table:formula="of:=IF([$'Young Data'.P192]=&quot;&quot;;&quot;&quot;;[$'Young Data'.P192])">
            <text:p/>
          </table:table-cell>
          <table:table-cell table:style-name="ce51" table:formula="of:=IF([$'Young Data'.Q192]=&quot;&quot;;&quot;&quot;;[$'Young Data'.Q192])">
            <text:p/>
          </table:table-cell>
          <table:table-cell table:style-name="ce80" table:formula="of:=IF([$'Young Data'.R192]=&quot;&quot;;&quot;&quot;;[$'Young Data'.R192])">
            <text:p/>
          </table:table-cell>
          <table:table-cell table:style-name="ce80" table:formula="of:=IF([$'Young Data'.S192]=&quot;&quot;;&quot;&quot;;[$'Young Data'.S192])">
            <text:p/>
          </table:table-cell>
          <table:table-cell table:style-name="ce84" table:formula="of:=IF([$'Young Data'.T192]=&quot;&quot;;&quot;&quot;;[$'Young Data'.T192])">
            <text:p/>
          </table:table-cell>
          <table:table-cell table:style-name="ce84" table:formula="of:=IF([$'Young Data'.U192]=&quot;&quot;;&quot;&quot;;[$'Young Data'.U192])">
            <text:p/>
          </table:table-cell>
          <table:table-cell table:style-name="ce84" table:formula="of:=IF([$'Young Data'.V192]=&quot;&quot;;&quot;&quot;;[$'Young Data'.V192])">
            <text:p/>
          </table:table-cell>
          <table:table-cell table:style-name="ce84" table:formula="of:=IF([$'Young Data'.W192]=&quot;&quot;;&quot;&quot;;[$'Young Data'.W192])">
            <text:p/>
          </table:table-cell>
          <table:table-cell table:style-name="ce84" table:formula="of:=IF([$'Young Data'.X192]=&quot;&quot;;&quot;&quot;;[$'Young Data'.X192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3]=&quot;&quot;;&quot;&quot;;[$'Young Data'.A193])">
            <text:p/>
          </table:table-cell>
          <table:table-cell table:style-name="ce51" table:formula="of:=IF([$'Young Data'.B193]=&quot;&quot;;&quot;&quot;;[$'Young Data'.B193])">
            <text:p/>
          </table:table-cell>
          <table:table-cell table:style-name="ce51" table:formula="of:=IF([$'Young Data'.C193]=&quot;&quot;;&quot;&quot;;[$'Young Data'.C193])">
            <text:p/>
          </table:table-cell>
          <table:table-cell table:style-name="ce51" table:formula="of:=IF([$'Young Data'.D193]=&quot;&quot;;&quot;&quot;;[$'Young Data'.D193])">
            <text:p/>
          </table:table-cell>
          <table:table-cell table:style-name="ce56" table:formula="of:=IF([$'Young Data'.E193]=&quot;&quot;;&quot;&quot;;[$'Young Data'.E193])">
            <text:p/>
          </table:table-cell>
          <table:table-cell table:style-name="ce56" table:formula="of:=IF([$'Young Data'.F193]=&quot;&quot;;&quot;&quot;;[$'Young Data'.F193])">
            <text:p/>
          </table:table-cell>
          <table:table-cell table:style-name="ce56" table:formula="of:=IF([$'Young Data'.G193]=&quot;&quot;;&quot;&quot;;[$'Young Data'.G193])">
            <text:p/>
          </table:table-cell>
          <table:table-cell table:style-name="ce56" table:formula="of:=IF([$'Young Data'.H193]=&quot;&quot;;&quot;&quot;;[$'Young Data'.H193])">
            <text:p/>
          </table:table-cell>
          <table:table-cell table:style-name="ce56" table:formula="of:=IF([$'Young Data'.I193]=&quot;&quot;;&quot;&quot;;[$'Young Data'.I193])">
            <text:p/>
          </table:table-cell>
          <table:table-cell table:style-name="ce51" table:formula="of:=IF([$'Young Data'.J193]=&quot;&quot;;&quot;&quot;;[$'Young Data'.J193])">
            <text:p/>
          </table:table-cell>
          <table:table-cell table:style-name="ce65" table:formula="of:=IF([$'Young Data'.K193]=&quot;&quot;;&quot;&quot;;[$'Young Data'.K193])">
            <text:p/>
          </table:table-cell>
          <table:table-cell table:style-name="ce65" table:formula="of:=IF([$'Young Data'.L193]=&quot;&quot;;&quot;&quot;;[$'Young Data'.L193])">
            <text:p/>
          </table:table-cell>
          <table:table-cell table:style-name="ce65" table:formula="of:=IF([$'Young Data'.M193]=&quot;&quot;;&quot;&quot;;[$'Young Data'.M193])">
            <text:p/>
          </table:table-cell>
          <table:table-cell table:style-name="ce65" table:formula="of:=IF([$'Young Data'.N193]=&quot;&quot;;&quot;&quot;;[$'Young Data'.N193])">
            <text:p/>
          </table:table-cell>
          <table:table-cell table:style-name="ce65" table:formula="of:=IF([$'Young Data'.O193]=&quot;&quot;;&quot;&quot;;[$'Young Data'.O193])">
            <text:p/>
          </table:table-cell>
          <table:table-cell table:style-name="ce71" table:formula="of:=IF([$'Young Data'.P193]=&quot;&quot;;&quot;&quot;;[$'Young Data'.P193])">
            <text:p/>
          </table:table-cell>
          <table:table-cell table:style-name="ce51" table:formula="of:=IF([$'Young Data'.Q193]=&quot;&quot;;&quot;&quot;;[$'Young Data'.Q193])">
            <text:p/>
          </table:table-cell>
          <table:table-cell table:style-name="ce80" table:formula="of:=IF([$'Young Data'.R193]=&quot;&quot;;&quot;&quot;;[$'Young Data'.R193])">
            <text:p/>
          </table:table-cell>
          <table:table-cell table:style-name="ce80" table:formula="of:=IF([$'Young Data'.S193]=&quot;&quot;;&quot;&quot;;[$'Young Data'.S193])">
            <text:p/>
          </table:table-cell>
          <table:table-cell table:style-name="ce84" table:formula="of:=IF([$'Young Data'.T193]=&quot;&quot;;&quot;&quot;;[$'Young Data'.T193])">
            <text:p/>
          </table:table-cell>
          <table:table-cell table:style-name="ce84" table:formula="of:=IF([$'Young Data'.U193]=&quot;&quot;;&quot;&quot;;[$'Young Data'.U193])">
            <text:p/>
          </table:table-cell>
          <table:table-cell table:style-name="ce84" table:formula="of:=IF([$'Young Data'.V193]=&quot;&quot;;&quot;&quot;;[$'Young Data'.V193])">
            <text:p/>
          </table:table-cell>
          <table:table-cell table:style-name="ce84" table:formula="of:=IF([$'Young Data'.W193]=&quot;&quot;;&quot;&quot;;[$'Young Data'.W193])">
            <text:p/>
          </table:table-cell>
          <table:table-cell table:style-name="ce84" table:formula="of:=IF([$'Young Data'.X193]=&quot;&quot;;&quot;&quot;;[$'Young Data'.X193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4]=&quot;&quot;;&quot;&quot;;[$'Young Data'.A194])">
            <text:p/>
          </table:table-cell>
          <table:table-cell table:style-name="ce51" table:formula="of:=IF([$'Young Data'.B194]=&quot;&quot;;&quot;&quot;;[$'Young Data'.B194])">
            <text:p/>
          </table:table-cell>
          <table:table-cell table:style-name="ce51" table:formula="of:=IF([$'Young Data'.C194]=&quot;&quot;;&quot;&quot;;[$'Young Data'.C194])">
            <text:p/>
          </table:table-cell>
          <table:table-cell table:style-name="ce51" table:formula="of:=IF([$'Young Data'.D194]=&quot;&quot;;&quot;&quot;;[$'Young Data'.D194])">
            <text:p/>
          </table:table-cell>
          <table:table-cell table:style-name="ce56" table:formula="of:=IF([$'Young Data'.E194]=&quot;&quot;;&quot;&quot;;[$'Young Data'.E194])">
            <text:p/>
          </table:table-cell>
          <table:table-cell table:style-name="ce56" table:formula="of:=IF([$'Young Data'.F194]=&quot;&quot;;&quot;&quot;;[$'Young Data'.F194])">
            <text:p/>
          </table:table-cell>
          <table:table-cell table:style-name="ce56" table:formula="of:=IF([$'Young Data'.G194]=&quot;&quot;;&quot;&quot;;[$'Young Data'.G194])">
            <text:p/>
          </table:table-cell>
          <table:table-cell table:style-name="ce56" table:formula="of:=IF([$'Young Data'.H194]=&quot;&quot;;&quot;&quot;;[$'Young Data'.H194])">
            <text:p/>
          </table:table-cell>
          <table:table-cell table:style-name="ce56" table:formula="of:=IF([$'Young Data'.I194]=&quot;&quot;;&quot;&quot;;[$'Young Data'.I194])">
            <text:p/>
          </table:table-cell>
          <table:table-cell table:style-name="ce51" table:formula="of:=IF([$'Young Data'.J194]=&quot;&quot;;&quot;&quot;;[$'Young Data'.J194])">
            <text:p/>
          </table:table-cell>
          <table:table-cell table:style-name="ce65" table:formula="of:=IF([$'Young Data'.K194]=&quot;&quot;;&quot;&quot;;[$'Young Data'.K194])">
            <text:p/>
          </table:table-cell>
          <table:table-cell table:style-name="ce65" table:formula="of:=IF([$'Young Data'.L194]=&quot;&quot;;&quot;&quot;;[$'Young Data'.L194])">
            <text:p/>
          </table:table-cell>
          <table:table-cell table:style-name="ce65" table:formula="of:=IF([$'Young Data'.M194]=&quot;&quot;;&quot;&quot;;[$'Young Data'.M194])">
            <text:p/>
          </table:table-cell>
          <table:table-cell table:style-name="ce65" table:formula="of:=IF([$'Young Data'.N194]=&quot;&quot;;&quot;&quot;;[$'Young Data'.N194])">
            <text:p/>
          </table:table-cell>
          <table:table-cell table:style-name="ce65" table:formula="of:=IF([$'Young Data'.O194]=&quot;&quot;;&quot;&quot;;[$'Young Data'.O194])">
            <text:p/>
          </table:table-cell>
          <table:table-cell table:style-name="ce71" table:formula="of:=IF([$'Young Data'.P194]=&quot;&quot;;&quot;&quot;;[$'Young Data'.P194])">
            <text:p/>
          </table:table-cell>
          <table:table-cell table:style-name="ce51" table:formula="of:=IF([$'Young Data'.Q194]=&quot;&quot;;&quot;&quot;;[$'Young Data'.Q194])">
            <text:p/>
          </table:table-cell>
          <table:table-cell table:style-name="ce80" table:formula="of:=IF([$'Young Data'.R194]=&quot;&quot;;&quot;&quot;;[$'Young Data'.R194])">
            <text:p/>
          </table:table-cell>
          <table:table-cell table:style-name="ce80" table:formula="of:=IF([$'Young Data'.S194]=&quot;&quot;;&quot;&quot;;[$'Young Data'.S194])">
            <text:p/>
          </table:table-cell>
          <table:table-cell table:style-name="ce84" table:formula="of:=IF([$'Young Data'.T194]=&quot;&quot;;&quot;&quot;;[$'Young Data'.T194])">
            <text:p/>
          </table:table-cell>
          <table:table-cell table:style-name="ce84" table:formula="of:=IF([$'Young Data'.U194]=&quot;&quot;;&quot;&quot;;[$'Young Data'.U194])">
            <text:p/>
          </table:table-cell>
          <table:table-cell table:style-name="ce84" table:formula="of:=IF([$'Young Data'.V194]=&quot;&quot;;&quot;&quot;;[$'Young Data'.V194])">
            <text:p/>
          </table:table-cell>
          <table:table-cell table:style-name="ce84" table:formula="of:=IF([$'Young Data'.W194]=&quot;&quot;;&quot;&quot;;[$'Young Data'.W194])">
            <text:p/>
          </table:table-cell>
          <table:table-cell table:style-name="ce84" table:formula="of:=IF([$'Young Data'.X194]=&quot;&quot;;&quot;&quot;;[$'Young Data'.X194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5]=&quot;&quot;;&quot;&quot;;[$'Young Data'.A195])">
            <text:p/>
          </table:table-cell>
          <table:table-cell table:style-name="ce51" table:formula="of:=IF([$'Young Data'.B195]=&quot;&quot;;&quot;&quot;;[$'Young Data'.B195])">
            <text:p/>
          </table:table-cell>
          <table:table-cell table:style-name="ce51" table:formula="of:=IF([$'Young Data'.C195]=&quot;&quot;;&quot;&quot;;[$'Young Data'.C195])">
            <text:p/>
          </table:table-cell>
          <table:table-cell table:style-name="ce51" table:formula="of:=IF([$'Young Data'.D195]=&quot;&quot;;&quot;&quot;;[$'Young Data'.D195])">
            <text:p/>
          </table:table-cell>
          <table:table-cell table:style-name="ce56" table:formula="of:=IF([$'Young Data'.E195]=&quot;&quot;;&quot;&quot;;[$'Young Data'.E195])">
            <text:p/>
          </table:table-cell>
          <table:table-cell table:style-name="ce56" table:formula="of:=IF([$'Young Data'.F195]=&quot;&quot;;&quot;&quot;;[$'Young Data'.F195])">
            <text:p/>
          </table:table-cell>
          <table:table-cell table:style-name="ce56" table:formula="of:=IF([$'Young Data'.G195]=&quot;&quot;;&quot;&quot;;[$'Young Data'.G195])">
            <text:p/>
          </table:table-cell>
          <table:table-cell table:style-name="ce56" table:formula="of:=IF([$'Young Data'.H195]=&quot;&quot;;&quot;&quot;;[$'Young Data'.H195])">
            <text:p/>
          </table:table-cell>
          <table:table-cell table:style-name="ce56" table:formula="of:=IF([$'Young Data'.I195]=&quot;&quot;;&quot;&quot;;[$'Young Data'.I195])">
            <text:p/>
          </table:table-cell>
          <table:table-cell table:style-name="ce51" table:formula="of:=IF([$'Young Data'.J195]=&quot;&quot;;&quot;&quot;;[$'Young Data'.J195])">
            <text:p/>
          </table:table-cell>
          <table:table-cell table:style-name="ce65" table:formula="of:=IF([$'Young Data'.K195]=&quot;&quot;;&quot;&quot;;[$'Young Data'.K195])">
            <text:p/>
          </table:table-cell>
          <table:table-cell table:style-name="ce65" table:formula="of:=IF([$'Young Data'.L195]=&quot;&quot;;&quot;&quot;;[$'Young Data'.L195])">
            <text:p/>
          </table:table-cell>
          <table:table-cell table:style-name="ce65" table:formula="of:=IF([$'Young Data'.M195]=&quot;&quot;;&quot;&quot;;[$'Young Data'.M195])">
            <text:p/>
          </table:table-cell>
          <table:table-cell table:style-name="ce65" table:formula="of:=IF([$'Young Data'.N195]=&quot;&quot;;&quot;&quot;;[$'Young Data'.N195])">
            <text:p/>
          </table:table-cell>
          <table:table-cell table:style-name="ce65" table:formula="of:=IF([$'Young Data'.O195]=&quot;&quot;;&quot;&quot;;[$'Young Data'.O195])">
            <text:p/>
          </table:table-cell>
          <table:table-cell table:style-name="ce71" table:formula="of:=IF([$'Young Data'.P195]=&quot;&quot;;&quot;&quot;;[$'Young Data'.P195])">
            <text:p/>
          </table:table-cell>
          <table:table-cell table:style-name="ce51" table:formula="of:=IF([$'Young Data'.Q195]=&quot;&quot;;&quot;&quot;;[$'Young Data'.Q195])">
            <text:p/>
          </table:table-cell>
          <table:table-cell table:style-name="ce80" table:formula="of:=IF([$'Young Data'.R195]=&quot;&quot;;&quot;&quot;;[$'Young Data'.R195])">
            <text:p/>
          </table:table-cell>
          <table:table-cell table:style-name="ce80" table:formula="of:=IF([$'Young Data'.S195]=&quot;&quot;;&quot;&quot;;[$'Young Data'.S195])">
            <text:p/>
          </table:table-cell>
          <table:table-cell table:style-name="ce84" table:formula="of:=IF([$'Young Data'.T195]=&quot;&quot;;&quot;&quot;;[$'Young Data'.T195])">
            <text:p/>
          </table:table-cell>
          <table:table-cell table:style-name="ce84" table:formula="of:=IF([$'Young Data'.U195]=&quot;&quot;;&quot;&quot;;[$'Young Data'.U195])">
            <text:p/>
          </table:table-cell>
          <table:table-cell table:style-name="ce84" table:formula="of:=IF([$'Young Data'.V195]=&quot;&quot;;&quot;&quot;;[$'Young Data'.V195])">
            <text:p/>
          </table:table-cell>
          <table:table-cell table:style-name="ce84" table:formula="of:=IF([$'Young Data'.W195]=&quot;&quot;;&quot;&quot;;[$'Young Data'.W195])">
            <text:p/>
          </table:table-cell>
          <table:table-cell table:style-name="ce84" table:formula="of:=IF([$'Young Data'.X195]=&quot;&quot;;&quot;&quot;;[$'Young Data'.X195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6]=&quot;&quot;;&quot;&quot;;[$'Young Data'.A196])">
            <text:p/>
          </table:table-cell>
          <table:table-cell table:style-name="ce51" table:formula="of:=IF([$'Young Data'.B196]=&quot;&quot;;&quot;&quot;;[$'Young Data'.B196])">
            <text:p/>
          </table:table-cell>
          <table:table-cell table:style-name="ce51" table:formula="of:=IF([$'Young Data'.C196]=&quot;&quot;;&quot;&quot;;[$'Young Data'.C196])">
            <text:p/>
          </table:table-cell>
          <table:table-cell table:style-name="ce51" table:formula="of:=IF([$'Young Data'.D196]=&quot;&quot;;&quot;&quot;;[$'Young Data'.D196])">
            <text:p/>
          </table:table-cell>
          <table:table-cell table:style-name="ce56" table:formula="of:=IF([$'Young Data'.E196]=&quot;&quot;;&quot;&quot;;[$'Young Data'.E196])">
            <text:p/>
          </table:table-cell>
          <table:table-cell table:style-name="ce56" table:formula="of:=IF([$'Young Data'.F196]=&quot;&quot;;&quot;&quot;;[$'Young Data'.F196])">
            <text:p/>
          </table:table-cell>
          <table:table-cell table:style-name="ce56" table:formula="of:=IF([$'Young Data'.G196]=&quot;&quot;;&quot;&quot;;[$'Young Data'.G196])">
            <text:p/>
          </table:table-cell>
          <table:table-cell table:style-name="ce56" table:formula="of:=IF([$'Young Data'.H196]=&quot;&quot;;&quot;&quot;;[$'Young Data'.H196])">
            <text:p/>
          </table:table-cell>
          <table:table-cell table:style-name="ce56" table:formula="of:=IF([$'Young Data'.I196]=&quot;&quot;;&quot;&quot;;[$'Young Data'.I196])">
            <text:p/>
          </table:table-cell>
          <table:table-cell table:style-name="ce51" table:formula="of:=IF([$'Young Data'.J196]=&quot;&quot;;&quot;&quot;;[$'Young Data'.J196])">
            <text:p/>
          </table:table-cell>
          <table:table-cell table:style-name="ce65" table:formula="of:=IF([$'Young Data'.K196]=&quot;&quot;;&quot;&quot;;[$'Young Data'.K196])">
            <text:p/>
          </table:table-cell>
          <table:table-cell table:style-name="ce65" table:formula="of:=IF([$'Young Data'.L196]=&quot;&quot;;&quot;&quot;;[$'Young Data'.L196])">
            <text:p/>
          </table:table-cell>
          <table:table-cell table:style-name="ce65" table:formula="of:=IF([$'Young Data'.M196]=&quot;&quot;;&quot;&quot;;[$'Young Data'.M196])">
            <text:p/>
          </table:table-cell>
          <table:table-cell table:style-name="ce65" table:formula="of:=IF([$'Young Data'.N196]=&quot;&quot;;&quot;&quot;;[$'Young Data'.N196])">
            <text:p/>
          </table:table-cell>
          <table:table-cell table:style-name="ce65" table:formula="of:=IF([$'Young Data'.O196]=&quot;&quot;;&quot;&quot;;[$'Young Data'.O196])">
            <text:p/>
          </table:table-cell>
          <table:table-cell table:style-name="ce71" table:formula="of:=IF([$'Young Data'.P196]=&quot;&quot;;&quot;&quot;;[$'Young Data'.P196])">
            <text:p/>
          </table:table-cell>
          <table:table-cell table:style-name="ce51" table:formula="of:=IF([$'Young Data'.Q196]=&quot;&quot;;&quot;&quot;;[$'Young Data'.Q196])">
            <text:p/>
          </table:table-cell>
          <table:table-cell table:style-name="ce80" table:formula="of:=IF([$'Young Data'.R196]=&quot;&quot;;&quot;&quot;;[$'Young Data'.R196])">
            <text:p/>
          </table:table-cell>
          <table:table-cell table:style-name="ce80" table:formula="of:=IF([$'Young Data'.S196]=&quot;&quot;;&quot;&quot;;[$'Young Data'.S196])">
            <text:p/>
          </table:table-cell>
          <table:table-cell table:style-name="ce84" table:formula="of:=IF([$'Young Data'.T196]=&quot;&quot;;&quot;&quot;;[$'Young Data'.T196])">
            <text:p/>
          </table:table-cell>
          <table:table-cell table:style-name="ce84" table:formula="of:=IF([$'Young Data'.U196]=&quot;&quot;;&quot;&quot;;[$'Young Data'.U196])">
            <text:p/>
          </table:table-cell>
          <table:table-cell table:style-name="ce84" table:formula="of:=IF([$'Young Data'.V196]=&quot;&quot;;&quot;&quot;;[$'Young Data'.V196])">
            <text:p/>
          </table:table-cell>
          <table:table-cell table:style-name="ce84" table:formula="of:=IF([$'Young Data'.W196]=&quot;&quot;;&quot;&quot;;[$'Young Data'.W196])">
            <text:p/>
          </table:table-cell>
          <table:table-cell table:style-name="ce84" table:formula="of:=IF([$'Young Data'.X196]=&quot;&quot;;&quot;&quot;;[$'Young Data'.X196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7]=&quot;&quot;;&quot;&quot;;[$'Young Data'.A197])">
            <text:p/>
          </table:table-cell>
          <table:table-cell table:style-name="ce51" table:formula="of:=IF([$'Young Data'.B197]=&quot;&quot;;&quot;&quot;;[$'Young Data'.B197])">
            <text:p/>
          </table:table-cell>
          <table:table-cell table:style-name="ce51" table:formula="of:=IF([$'Young Data'.C197]=&quot;&quot;;&quot;&quot;;[$'Young Data'.C197])">
            <text:p/>
          </table:table-cell>
          <table:table-cell table:style-name="ce51" table:formula="of:=IF([$'Young Data'.D197]=&quot;&quot;;&quot;&quot;;[$'Young Data'.D197])">
            <text:p/>
          </table:table-cell>
          <table:table-cell table:style-name="ce56" table:formula="of:=IF([$'Young Data'.E197]=&quot;&quot;;&quot;&quot;;[$'Young Data'.E197])">
            <text:p/>
          </table:table-cell>
          <table:table-cell table:style-name="ce56" table:formula="of:=IF([$'Young Data'.F197]=&quot;&quot;;&quot;&quot;;[$'Young Data'.F197])">
            <text:p/>
          </table:table-cell>
          <table:table-cell table:style-name="ce56" table:formula="of:=IF([$'Young Data'.G197]=&quot;&quot;;&quot;&quot;;[$'Young Data'.G197])">
            <text:p/>
          </table:table-cell>
          <table:table-cell table:style-name="ce56" table:formula="of:=IF([$'Young Data'.H197]=&quot;&quot;;&quot;&quot;;[$'Young Data'.H197])">
            <text:p/>
          </table:table-cell>
          <table:table-cell table:style-name="ce56" table:formula="of:=IF([$'Young Data'.I197]=&quot;&quot;;&quot;&quot;;[$'Young Data'.I197])">
            <text:p/>
          </table:table-cell>
          <table:table-cell table:style-name="ce51" table:formula="of:=IF([$'Young Data'.J197]=&quot;&quot;;&quot;&quot;;[$'Young Data'.J197])">
            <text:p/>
          </table:table-cell>
          <table:table-cell table:style-name="ce65" table:formula="of:=IF([$'Young Data'.K197]=&quot;&quot;;&quot;&quot;;[$'Young Data'.K197])">
            <text:p/>
          </table:table-cell>
          <table:table-cell table:style-name="ce65" table:formula="of:=IF([$'Young Data'.L197]=&quot;&quot;;&quot;&quot;;[$'Young Data'.L197])">
            <text:p/>
          </table:table-cell>
          <table:table-cell table:style-name="ce65" table:formula="of:=IF([$'Young Data'.M197]=&quot;&quot;;&quot;&quot;;[$'Young Data'.M197])">
            <text:p/>
          </table:table-cell>
          <table:table-cell table:style-name="ce65" table:formula="of:=IF([$'Young Data'.N197]=&quot;&quot;;&quot;&quot;;[$'Young Data'.N197])">
            <text:p/>
          </table:table-cell>
          <table:table-cell table:style-name="ce65" table:formula="of:=IF([$'Young Data'.O197]=&quot;&quot;;&quot;&quot;;[$'Young Data'.O197])">
            <text:p/>
          </table:table-cell>
          <table:table-cell table:style-name="ce71" table:formula="of:=IF([$'Young Data'.P197]=&quot;&quot;;&quot;&quot;;[$'Young Data'.P197])">
            <text:p/>
          </table:table-cell>
          <table:table-cell table:style-name="ce51" table:formula="of:=IF([$'Young Data'.Q197]=&quot;&quot;;&quot;&quot;;[$'Young Data'.Q197])">
            <text:p/>
          </table:table-cell>
          <table:table-cell table:style-name="ce80" table:formula="of:=IF([$'Young Data'.R197]=&quot;&quot;;&quot;&quot;;[$'Young Data'.R197])">
            <text:p/>
          </table:table-cell>
          <table:table-cell table:style-name="ce80" table:formula="of:=IF([$'Young Data'.S197]=&quot;&quot;;&quot;&quot;;[$'Young Data'.S197])">
            <text:p/>
          </table:table-cell>
          <table:table-cell table:style-name="ce84" table:formula="of:=IF([$'Young Data'.T197]=&quot;&quot;;&quot;&quot;;[$'Young Data'.T197])">
            <text:p/>
          </table:table-cell>
          <table:table-cell table:style-name="ce84" table:formula="of:=IF([$'Young Data'.U197]=&quot;&quot;;&quot;&quot;;[$'Young Data'.U197])">
            <text:p/>
          </table:table-cell>
          <table:table-cell table:style-name="ce84" table:formula="of:=IF([$'Young Data'.V197]=&quot;&quot;;&quot;&quot;;[$'Young Data'.V197])">
            <text:p/>
          </table:table-cell>
          <table:table-cell table:style-name="ce84" table:formula="of:=IF([$'Young Data'.W197]=&quot;&quot;;&quot;&quot;;[$'Young Data'.W197])">
            <text:p/>
          </table:table-cell>
          <table:table-cell table:style-name="ce84" table:formula="of:=IF([$'Young Data'.X197]=&quot;&quot;;&quot;&quot;;[$'Young Data'.X197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8]=&quot;&quot;;&quot;&quot;;[$'Young Data'.A198])">
            <text:p/>
          </table:table-cell>
          <table:table-cell table:style-name="ce51" table:formula="of:=IF([$'Young Data'.B198]=&quot;&quot;;&quot;&quot;;[$'Young Data'.B198])">
            <text:p/>
          </table:table-cell>
          <table:table-cell table:style-name="ce51" table:formula="of:=IF([$'Young Data'.C198]=&quot;&quot;;&quot;&quot;;[$'Young Data'.C198])">
            <text:p/>
          </table:table-cell>
          <table:table-cell table:style-name="ce51" table:formula="of:=IF([$'Young Data'.D198]=&quot;&quot;;&quot;&quot;;[$'Young Data'.D198])">
            <text:p/>
          </table:table-cell>
          <table:table-cell table:style-name="ce56" table:formula="of:=IF([$'Young Data'.E198]=&quot;&quot;;&quot;&quot;;[$'Young Data'.E198])">
            <text:p/>
          </table:table-cell>
          <table:table-cell table:style-name="ce56" table:formula="of:=IF([$'Young Data'.F198]=&quot;&quot;;&quot;&quot;;[$'Young Data'.F198])">
            <text:p/>
          </table:table-cell>
          <table:table-cell table:style-name="ce56" table:formula="of:=IF([$'Young Data'.G198]=&quot;&quot;;&quot;&quot;;[$'Young Data'.G198])">
            <text:p/>
          </table:table-cell>
          <table:table-cell table:style-name="ce56" table:formula="of:=IF([$'Young Data'.H198]=&quot;&quot;;&quot;&quot;;[$'Young Data'.H198])">
            <text:p/>
          </table:table-cell>
          <table:table-cell table:style-name="ce56" table:formula="of:=IF([$'Young Data'.I198]=&quot;&quot;;&quot;&quot;;[$'Young Data'.I198])">
            <text:p/>
          </table:table-cell>
          <table:table-cell table:style-name="ce51" table:formula="of:=IF([$'Young Data'.J198]=&quot;&quot;;&quot;&quot;;[$'Young Data'.J198])">
            <text:p/>
          </table:table-cell>
          <table:table-cell table:style-name="ce65" table:formula="of:=IF([$'Young Data'.K198]=&quot;&quot;;&quot;&quot;;[$'Young Data'.K198])">
            <text:p/>
          </table:table-cell>
          <table:table-cell table:style-name="ce65" table:formula="of:=IF([$'Young Data'.L198]=&quot;&quot;;&quot;&quot;;[$'Young Data'.L198])">
            <text:p/>
          </table:table-cell>
          <table:table-cell table:style-name="ce65" table:formula="of:=IF([$'Young Data'.M198]=&quot;&quot;;&quot;&quot;;[$'Young Data'.M198])">
            <text:p/>
          </table:table-cell>
          <table:table-cell table:style-name="ce65" table:formula="of:=IF([$'Young Data'.N198]=&quot;&quot;;&quot;&quot;;[$'Young Data'.N198])">
            <text:p/>
          </table:table-cell>
          <table:table-cell table:style-name="ce65" table:formula="of:=IF([$'Young Data'.O198]=&quot;&quot;;&quot;&quot;;[$'Young Data'.O198])">
            <text:p/>
          </table:table-cell>
          <table:table-cell table:style-name="ce71" table:formula="of:=IF([$'Young Data'.P198]=&quot;&quot;;&quot;&quot;;[$'Young Data'.P198])">
            <text:p/>
          </table:table-cell>
          <table:table-cell table:style-name="ce51" table:formula="of:=IF([$'Young Data'.Q198]=&quot;&quot;;&quot;&quot;;[$'Young Data'.Q198])">
            <text:p/>
          </table:table-cell>
          <table:table-cell table:style-name="ce80" table:formula="of:=IF([$'Young Data'.R198]=&quot;&quot;;&quot;&quot;;[$'Young Data'.R198])">
            <text:p/>
          </table:table-cell>
          <table:table-cell table:style-name="ce80" table:formula="of:=IF([$'Young Data'.S198]=&quot;&quot;;&quot;&quot;;[$'Young Data'.S198])">
            <text:p/>
          </table:table-cell>
          <table:table-cell table:style-name="ce84" table:formula="of:=IF([$'Young Data'.T198]=&quot;&quot;;&quot;&quot;;[$'Young Data'.T198])">
            <text:p/>
          </table:table-cell>
          <table:table-cell table:style-name="ce84" table:formula="of:=IF([$'Young Data'.U198]=&quot;&quot;;&quot;&quot;;[$'Young Data'.U198])">
            <text:p/>
          </table:table-cell>
          <table:table-cell table:style-name="ce84" table:formula="of:=IF([$'Young Data'.V198]=&quot;&quot;;&quot;&quot;;[$'Young Data'.V198])">
            <text:p/>
          </table:table-cell>
          <table:table-cell table:style-name="ce84" table:formula="of:=IF([$'Young Data'.W198]=&quot;&quot;;&quot;&quot;;[$'Young Data'.W198])">
            <text:p/>
          </table:table-cell>
          <table:table-cell table:style-name="ce84" table:formula="of:=IF([$'Young Data'.X198]=&quot;&quot;;&quot;&quot;;[$'Young Data'.X198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199]=&quot;&quot;;&quot;&quot;;[$'Young Data'.A199])">
            <text:p/>
          </table:table-cell>
          <table:table-cell table:style-name="ce51" table:formula="of:=IF([$'Young Data'.B199]=&quot;&quot;;&quot;&quot;;[$'Young Data'.B199])">
            <text:p/>
          </table:table-cell>
          <table:table-cell table:style-name="ce51" table:formula="of:=IF([$'Young Data'.C199]=&quot;&quot;;&quot;&quot;;[$'Young Data'.C199])">
            <text:p/>
          </table:table-cell>
          <table:table-cell table:style-name="ce51" table:formula="of:=IF([$'Young Data'.D199]=&quot;&quot;;&quot;&quot;;[$'Young Data'.D199])">
            <text:p/>
          </table:table-cell>
          <table:table-cell table:style-name="ce56" table:formula="of:=IF([$'Young Data'.E199]=&quot;&quot;;&quot;&quot;;[$'Young Data'.E199])">
            <text:p/>
          </table:table-cell>
          <table:table-cell table:style-name="ce56" table:formula="of:=IF([$'Young Data'.F199]=&quot;&quot;;&quot;&quot;;[$'Young Data'.F199])">
            <text:p/>
          </table:table-cell>
          <table:table-cell table:style-name="ce56" table:formula="of:=IF([$'Young Data'.G199]=&quot;&quot;;&quot;&quot;;[$'Young Data'.G199])">
            <text:p/>
          </table:table-cell>
          <table:table-cell table:style-name="ce56" table:formula="of:=IF([$'Young Data'.H199]=&quot;&quot;;&quot;&quot;;[$'Young Data'.H199])">
            <text:p/>
          </table:table-cell>
          <table:table-cell table:style-name="ce56" table:formula="of:=IF([$'Young Data'.I199]=&quot;&quot;;&quot;&quot;;[$'Young Data'.I199])">
            <text:p/>
          </table:table-cell>
          <table:table-cell table:style-name="ce51" table:formula="of:=IF([$'Young Data'.J199]=&quot;&quot;;&quot;&quot;;[$'Young Data'.J199])">
            <text:p/>
          </table:table-cell>
          <table:table-cell table:style-name="ce65" table:formula="of:=IF([$'Young Data'.K199]=&quot;&quot;;&quot;&quot;;[$'Young Data'.K199])">
            <text:p/>
          </table:table-cell>
          <table:table-cell table:style-name="ce65" table:formula="of:=IF([$'Young Data'.L199]=&quot;&quot;;&quot;&quot;;[$'Young Data'.L199])">
            <text:p/>
          </table:table-cell>
          <table:table-cell table:style-name="ce65" table:formula="of:=IF([$'Young Data'.M199]=&quot;&quot;;&quot;&quot;;[$'Young Data'.M199])">
            <text:p/>
          </table:table-cell>
          <table:table-cell table:style-name="ce65" table:formula="of:=IF([$'Young Data'.N199]=&quot;&quot;;&quot;&quot;;[$'Young Data'.N199])">
            <text:p/>
          </table:table-cell>
          <table:table-cell table:style-name="ce65" table:formula="of:=IF([$'Young Data'.O199]=&quot;&quot;;&quot;&quot;;[$'Young Data'.O199])">
            <text:p/>
          </table:table-cell>
          <table:table-cell table:style-name="ce71" table:formula="of:=IF([$'Young Data'.P199]=&quot;&quot;;&quot;&quot;;[$'Young Data'.P199])">
            <text:p/>
          </table:table-cell>
          <table:table-cell table:style-name="ce51" table:formula="of:=IF([$'Young Data'.Q199]=&quot;&quot;;&quot;&quot;;[$'Young Data'.Q199])">
            <text:p/>
          </table:table-cell>
          <table:table-cell table:style-name="ce80" table:formula="of:=IF([$'Young Data'.R199]=&quot;&quot;;&quot;&quot;;[$'Young Data'.R199])">
            <text:p/>
          </table:table-cell>
          <table:table-cell table:style-name="ce80" table:formula="of:=IF([$'Young Data'.S199]=&quot;&quot;;&quot;&quot;;[$'Young Data'.S199])">
            <text:p/>
          </table:table-cell>
          <table:table-cell table:style-name="ce84" table:formula="of:=IF([$'Young Data'.T199]=&quot;&quot;;&quot;&quot;;[$'Young Data'.T199])">
            <text:p/>
          </table:table-cell>
          <table:table-cell table:style-name="ce84" table:formula="of:=IF([$'Young Data'.U199]=&quot;&quot;;&quot;&quot;;[$'Young Data'.U199])">
            <text:p/>
          </table:table-cell>
          <table:table-cell table:style-name="ce84" table:formula="of:=IF([$'Young Data'.V199]=&quot;&quot;;&quot;&quot;;[$'Young Data'.V199])">
            <text:p/>
          </table:table-cell>
          <table:table-cell table:style-name="ce84" table:formula="of:=IF([$'Young Data'.W199]=&quot;&quot;;&quot;&quot;;[$'Young Data'.W199])">
            <text:p/>
          </table:table-cell>
          <table:table-cell table:style-name="ce84" table:formula="of:=IF([$'Young Data'.X199]=&quot;&quot;;&quot;&quot;;[$'Young Data'.X199])">
            <text:p/>
          </table:table-cell>
          <table:table-cell table:number-columns-repeated="1000"/>
        </table:table-row>
        <table:table-row table:style-name="ro10">
          <table:table-cell table:style-name="ce51" table:formula="of:=IF([$'Young Data'.A200]=&quot;&quot;;&quot;&quot;;[$'Young Data'.A200])">
            <text:p/>
          </table:table-cell>
          <table:table-cell table:style-name="ce51" table:formula="of:=IF([$'Young Data'.B200]=&quot;&quot;;&quot;&quot;;[$'Young Data'.B200])">
            <text:p/>
          </table:table-cell>
          <table:table-cell table:style-name="ce51" table:formula="of:=IF([$'Young Data'.C200]=&quot;&quot;;&quot;&quot;;[$'Young Data'.C200])">
            <text:p/>
          </table:table-cell>
          <table:table-cell table:style-name="ce51" table:formula="of:=IF([$'Young Data'.D200]=&quot;&quot;;&quot;&quot;;[$'Young Data'.D200])">
            <text:p/>
          </table:table-cell>
          <table:table-cell table:style-name="ce56" table:formula="of:=IF([$'Young Data'.E200]=&quot;&quot;;&quot;&quot;;[$'Young Data'.E200])">
            <text:p/>
          </table:table-cell>
          <table:table-cell table:style-name="ce56" table:formula="of:=IF([$'Young Data'.F200]=&quot;&quot;;&quot;&quot;;[$'Young Data'.F200])">
            <text:p/>
          </table:table-cell>
          <table:table-cell table:style-name="ce56" table:formula="of:=IF([$'Young Data'.G200]=&quot;&quot;;&quot;&quot;;[$'Young Data'.G200])">
            <text:p/>
          </table:table-cell>
          <table:table-cell table:style-name="ce56" table:formula="of:=IF([$'Young Data'.H200]=&quot;&quot;;&quot;&quot;;[$'Young Data'.H200])">
            <text:p/>
          </table:table-cell>
          <table:table-cell table:style-name="ce56" table:formula="of:=IF([$'Young Data'.I200]=&quot;&quot;;&quot;&quot;;[$'Young Data'.I200])">
            <text:p/>
          </table:table-cell>
          <table:table-cell table:style-name="ce51" table:formula="of:=IF([$'Young Data'.J200]=&quot;&quot;;&quot;&quot;;[$'Young Data'.J200])">
            <text:p/>
          </table:table-cell>
          <table:table-cell table:style-name="ce65" table:formula="of:=IF([$'Young Data'.K200]=&quot;&quot;;&quot;&quot;;[$'Young Data'.K200])">
            <text:p/>
          </table:table-cell>
          <table:table-cell table:style-name="ce65" table:formula="of:=IF([$'Young Data'.L200]=&quot;&quot;;&quot;&quot;;[$'Young Data'.L200])">
            <text:p/>
          </table:table-cell>
          <table:table-cell table:style-name="ce65" table:formula="of:=IF([$'Young Data'.M200]=&quot;&quot;;&quot;&quot;;[$'Young Data'.M200])">
            <text:p/>
          </table:table-cell>
          <table:table-cell table:style-name="ce65" table:formula="of:=IF([$'Young Data'.N200]=&quot;&quot;;&quot;&quot;;[$'Young Data'.N200])">
            <text:p/>
          </table:table-cell>
          <table:table-cell table:style-name="ce65" table:formula="of:=IF([$'Young Data'.O200]=&quot;&quot;;&quot;&quot;;[$'Young Data'.O200])">
            <text:p/>
          </table:table-cell>
          <table:table-cell table:style-name="ce71" table:formula="of:=IF([$'Young Data'.P200]=&quot;&quot;;&quot;&quot;;[$'Young Data'.P200])">
            <text:p/>
          </table:table-cell>
          <table:table-cell table:style-name="ce51" table:formula="of:=IF([$'Young Data'.Q200]=&quot;&quot;;&quot;&quot;;[$'Young Data'.Q200])">
            <text:p/>
          </table:table-cell>
          <table:table-cell table:style-name="ce80" table:formula="of:=IF([$'Young Data'.R200]=&quot;&quot;;&quot;&quot;;[$'Young Data'.R200])">
            <text:p/>
          </table:table-cell>
          <table:table-cell table:style-name="ce80" table:formula="of:=IF([$'Young Data'.S200]=&quot;&quot;;&quot;&quot;;[$'Young Data'.S200])">
            <text:p/>
          </table:table-cell>
          <table:table-cell table:style-name="ce84" table:formula="of:=IF([$'Young Data'.T200]=&quot;&quot;;&quot;&quot;;[$'Young Data'.T200])">
            <text:p/>
          </table:table-cell>
          <table:table-cell table:style-name="ce84" table:formula="of:=IF([$'Young Data'.U200]=&quot;&quot;;&quot;&quot;;[$'Young Data'.U200])">
            <text:p/>
          </table:table-cell>
          <table:table-cell table:style-name="ce84" table:formula="of:=IF([$'Young Data'.V200]=&quot;&quot;;&quot;&quot;;[$'Young Data'.V200])">
            <text:p/>
          </table:table-cell>
          <table:table-cell table:style-name="ce84" table:formula="of:=IF([$'Young Data'.W200]=&quot;&quot;;&quot;&quot;;[$'Young Data'.W200])">
            <text:p/>
          </table:table-cell>
          <table:table-cell table:style-name="ce84" table:formula="of:=IF([$'Young Data'.X200]=&quot;&quot;;&quot;&quot;;[$'Young Data'.X200])">
            <text:p/>
          </table:table-cell>
          <table:table-cell table:number-columns-repeated="1000"/>
        </table:table-row>
        <table:table-row table:style-name="ro10" table:number-rows-repeated="11">
          <table:table-cell table:number-columns-repeated="10"/>
          <table:table-cell table:style-name="ce66" table:number-columns-repeated="5"/>
          <table:table-cell table:style-name="ce72"/>
          <table:table-cell/>
          <table:table-cell table:style-name="ce81" table:number-columns-repeated="2"/>
          <table:table-cell table:style-name="ce85" table:number-columns-repeated="5"/>
          <table:table-cell table:number-columns-repeated="1000"/>
        </table:table-row>
        <table:table-row table:style-name="ro10" table:number-rows-repeated="23">
          <table:table-cell table:number-columns-repeated="10"/>
          <table:table-cell table:style-name="ce66" table:number-columns-repeated="5"/>
          <table:table-cell table:number-columns-repeated="2"/>
          <table:table-cell table:style-name="ce81" table:number-columns-repeated="2"/>
          <table:table-cell table:style-name="ce85" table:number-columns-repeated="5"/>
          <table:table-cell table:number-columns-repeated="1000"/>
        </table:table-row>
        <table:table-row table:style-name="ro10">
          <table:table-cell table:number-columns-repeated="10"/>
          <table:table-cell table:style-name="ce67" table:number-columns-repeated="5"/>
          <table:table-cell table:number-columns-repeated="2"/>
          <table:table-cell table:style-name="ce81" table:number-columns-repeated="2"/>
          <table:table-cell table:style-name="ce85" table:number-columns-repeated="5"/>
          <table:table-cell table:number-columns-repeated="1000"/>
        </table:table-row>
        <table:table-row table:style-name="ro10" table:number-rows-repeated="45">
          <table:table-cell table:number-columns-repeated="10"/>
          <table:table-cell table:style-name="ce67" table:number-columns-repeated="5"/>
          <table:table-cell table:number-columns-repeated="4"/>
          <table:table-cell table:style-name="ce85" table:number-columns-repeated="5"/>
          <table:table-cell table:number-columns-repeated="1000"/>
        </table:table-row>
        <table:table-row table:style-name="ro10" table:number-rows-repeated="28">
          <table:table-cell table:number-columns-repeated="10"/>
          <table:table-cell table:style-name="ce67" table:number-columns-repeated="5"/>
          <table:table-cell table:number-columns-repeated="1009"/>
        </table:table-row>
        <table:table-row table:style-name="ro10" table:number-rows-repeated="39">
          <table:table-cell table:number-columns-repeated="1024"/>
        </table:table-row>
        <table:table-row table:style-name="ro11" table:number-rows-repeated="104822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Young Report'.E8:'Young Report'.I188">
            <calcext:condition calcext:apply-style-name="ConditionalStyle_1" calcext:value="between(3,100)" calcext:base-cell-address="'Young Report'.E8"/>
          </calcext:conditional-format>
          <calcext:conditional-format calcext:target-range-address="'Young Report'.J8:'Young Report'.J188">
            <calcext:condition calcext:apply-style-name="ConditionalStyle_2" calcext:value="between(10,200)" calcext:base-cell-address="'Young Report'.J8"/>
          </calcext:conditional-format>
          <calcext:conditional-format calcext:target-range-address="'Young Report'.K235:'Young Report'.O308">
            <calcext:condition calcext:apply-style-name="ConditionalStyle_1" calcext:value="between(3,100)" calcext:base-cell-address="'Young Report'.K235"/>
          </calcext:conditional-format>
          <calcext:conditional-format calcext:target-range-address="'Young Report'.P8:'Young Report'.P211">
            <calcext:condition calcext:apply-style-name="ConditionalStyle_2" calcext:value="between(20,200)" calcext:base-cell-address="'Young Report'.P8"/>
          </calcext:conditional-format>
          <calcext:conditional-format calcext:target-range-address="'Young Report'.K8:'Young Report'.O234">
            <calcext:condition calcext:apply-style-name="ConditionalStyle_1" calcext:value="between(10,100)" calcext:base-cell-address="'Young Report'.K8"/>
          </calcext:conditional-format>
          <calcext:conditional-format calcext:target-range-address="'Young Report'.Q8:'Young Report'.Q129">
            <calcext:condition calcext:apply-style-name="ConditionalStyle_2" calcext:value="between(15,100)" calcext:base-cell-address="'Young Report'.Q8"/>
          </calcext:conditional-format>
          <calcext:conditional-format calcext:target-range-address="'Young Report'.R8:'Young Report'.S235">
            <calcext:condition calcext:apply-style-name="ConditionalStyle_2" calcext:value="between(11,100)" calcext:base-cell-address="'Young Report'.R8"/>
          </calcext:conditional-format>
          <calcext:conditional-format calcext:target-range-address="'Young Report'.T8:'Young Report'.X280">
            <calcext:condition calcext:apply-style-name="ConditionalStyle_5" calcext:value="contains-text(&quot;medium&quot;)" calcext:base-cell-address="'Young Report'.T8"/>
            <calcext:condition calcext:apply-style-name="ConditionalStyle_2" calcext:value="contains-text(&quot;high&quot;)" calcext:base-cell-address="'Young Report'.T8"/>
          </calcext:conditional-format>
          <calcext:conditional-format calcext:target-range-address="'Young Report'.A8:'Young Report'.X200">
            <calcext:condition calcext:apply-style-name="ConditionalStyle_4" calcext:value="formula-is(NOT([.$A8]=&quot;&quot;))" calcext:base-cell-address="'Young Report'.A8"/>
          </calcext:conditional-format>
        </calcext:conditional-formats>
      </table:table>
      <table:table table:name="Mature Graph" table:style-name="ta3">
        <table:table-column table:style-name="co15" table:default-cell-style-name="ce3"/>
        <table:table-column table:style-name="co9" table:number-columns-repeated="1023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ACP Adults</text:p>
          </table:table-cell>
          <table:table-cell office:value-type="string" calcext:value-type="string">
            <text:p>ACP Nymphs</text:p>
          </table:table-cell>
          <table:table-cell office:value-type="string" calcext:value-type="string">
            <text:p>ACP Tapped</text:p>
          </table:table-cell>
          <table:table-cell/>
          <table:table-cell>
            <draw:frame table:end-cell-address="'Mature Graph'.K14" table:end-x="23.67pt" table:end-y="4.59pt" draw:z-index="0" draw:name="Chart 1" draw:style-name="gr1" draw:text-style-name="P1" svg:width="425.17pt" svg:height="212.57pt" svg:x="0pt" svg:y="0pt">
              <loext:p draw:notify-on-update-of-ranges="'Mature Graph'.A2:'Mature Graph'.A189 'Mature Graph'.B1:'Mature Graph'.B1 'Mature Graph'.B2:'Mature Graph'.B189 'Mature Graph'.C1:'Mature Graph'.C1 'Mature Graph'.C2:'Mature Graph'.C189 'Mature Graph'.D1:'Mature Graph'.D1 'Mature Graph'.D2:'Mature Graph'.D18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7">
          <table:table-cell table:style-name="ce88" office:value-type="date" office:date-value="2015-01-30" calcext:value-type="date">
            <text:p>01/30/15</text:p>
          </table:table-cell>
          <table:table-cell table:style-name="ce89" office:value-type="float" office:value="0.984848484848485" calcext:value-type="float">
            <text:p>0.98</text:p>
          </table:table-cell>
          <table:table-cell table:style-name="ce89" office:value-type="float" office:value="1.72727272727273" calcext:value-type="float">
            <text:p>1.73</text:p>
          </table:table-cell>
          <table:table-cell table:style-name="ce89" office:value-type="float" office:value="0.227272727272727" calcext:value-type="float">
            <text:p>0.23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2-13" calcext:value-type="date">
            <text:p>02/13/15</text:p>
          </table:table-cell>
          <table:table-cell table:style-name="ce89" office:value-type="float" office:value="0.772727272727273" calcext:value-type="float">
            <text:p>0.77</text:p>
          </table:table-cell>
          <table:table-cell table:style-name="ce89" office:value-type="float" office:value="1.45454545454546" calcext:value-type="float">
            <text:p>1.45</text:p>
          </table:table-cell>
          <table:table-cell table:style-name="ce89" office:value-type="float" office:value="0.0909090909090909" calcext:value-type="float">
            <text:p>0.09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2-27" calcext:value-type="date">
            <text:p>02/27/15</text:p>
          </table:table-cell>
          <table:table-cell table:style-name="ce89" office:value-type="float" office:value="0.0303030303030303" calcext:value-type="float">
            <text:p>0.03</text:p>
          </table:table-cell>
          <table:table-cell table:style-name="ce89" office:value-type="float" office:value="1.65151515151515" calcext:value-type="float">
            <text:p>1.65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3-13" calcext:value-type="date">
            <text:p>03/13/15</text:p>
          </table:table-cell>
          <table:table-cell table:style-name="ce89" office:value-type="float" office:value="0" calcext:value-type="float">
            <text:p>0.00</text:p>
          </table:table-cell>
          <table:table-cell table:style-name="ce89" office:value-type="float" office:value="0.242424242424242" calcext:value-type="float">
            <text:p>0.24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3-27" calcext:value-type="date">
            <text:p>03/27/15</text:p>
          </table:table-cell>
          <table:table-cell table:style-name="ce89" office:value-type="float" office:value="0.106060606060606" calcext:value-type="float">
            <text:p>0.11</text:p>
          </table:table-cell>
          <table:table-cell table:style-name="ce89" office:value-type="float" office:value="0.46969696969697" calcext:value-type="float">
            <text:p>0.47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4-10" calcext:value-type="date">
            <text:p>04/10/15</text:p>
          </table:table-cell>
          <table:table-cell table:style-name="ce89" office:value-type="float" office:value="0.515151515151515" calcext:value-type="float">
            <text:p>0.52</text:p>
          </table:table-cell>
          <table:table-cell table:style-name="ce89" office:value-type="float" office:value="1.83333333333333" calcext:value-type="float">
            <text:p>1.83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4-24" calcext:value-type="date">
            <text:p>04/24/15</text:p>
          </table:table-cell>
          <table:table-cell table:style-name="ce89" office:value-type="float" office:value="0.560606060606061" calcext:value-type="float">
            <text:p>0.56</text:p>
          </table:table-cell>
          <table:table-cell table:style-name="ce89" office:value-type="float" office:value="2.78787878787879" calcext:value-type="float">
            <text:p>2.79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5-08" calcext:value-type="date">
            <text:p>05/08/15</text:p>
          </table:table-cell>
          <table:table-cell table:style-name="ce89" office:value-type="float" office:value="0.196969696969697" calcext:value-type="float">
            <text:p>0.20</text:p>
          </table:table-cell>
          <table:table-cell table:style-name="ce89" office:value-type="float" office:value="0.681818181818182" calcext:value-type="float">
            <text:p>0.68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5-22" calcext:value-type="date">
            <text:p>05/22/15</text:p>
          </table:table-cell>
          <table:table-cell table:style-name="ce89" office:value-type="float" office:value="0.212121212121212" calcext:value-type="float">
            <text:p>0.21</text:p>
          </table:table-cell>
          <table:table-cell table:style-name="ce89" office:value-type="float" office:value="1.56060606060606" calcext:value-type="float">
            <text:p>1.56</text:p>
          </table:table-cell>
          <table:table-cell table:style-name="ce89" office:value-type="float" office:value="0.0151515151515152" calcext:value-type="float">
            <text:p>0.02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6-05" calcext:value-type="date">
            <text:p>06/05/15</text:p>
          </table:table-cell>
          <table:table-cell table:style-name="ce89" office:value-type="float" office:value="0.878787878787879" calcext:value-type="float">
            <text:p>0.88</text:p>
          </table:table-cell>
          <table:table-cell table:style-name="ce89" office:value-type="float" office:value="1" calcext:value-type="float">
            <text:p>1.00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6-19" calcext:value-type="date">
            <text:p>06/19/15</text:p>
          </table:table-cell>
          <table:table-cell table:style-name="ce89" office:value-type="float" office:value="0.354838709677419" calcext:value-type="float">
            <text:p>0.35</text:p>
          </table:table-cell>
          <table:table-cell table:style-name="ce89" office:value-type="float" office:value="3.58064516129032" calcext:value-type="float">
            <text:p>3.58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7-03" calcext:value-type="date">
            <text:p>07/03/15</text:p>
          </table:table-cell>
          <table:table-cell table:style-name="ce89" office:value-type="float" office:value="0.892307692307692" calcext:value-type="float">
            <text:p>0.89</text:p>
          </table:table-cell>
          <table:table-cell table:style-name="ce89" office:value-type="float" office:value="5.78461538461538" calcext:value-type="float">
            <text:p>5.78</text:p>
          </table:table-cell>
          <table:table-cell table:style-name="ce89" office:value-type="float" office:value="0.0153846153846154" calcext:value-type="float">
            <text:p>0.02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7-17" calcext:value-type="date">
            <text:p>07/17/15</text:p>
          </table:table-cell>
          <table:table-cell table:style-name="ce89" office:value-type="float" office:value="5.16" calcext:value-type="float">
            <text:p>5.16</text:p>
          </table:table-cell>
          <table:table-cell table:style-name="ce89" office:value-type="float" office:value="12.7" calcext:value-type="float">
            <text:p>12.70</text:p>
          </table:table-cell>
          <table:table-cell table:style-name="ce89" office:value-type="float" office:value="0.08" calcext:value-type="float">
            <text:p>0.08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7-31" calcext:value-type="date">
            <text:p>07/31/15</text:p>
          </table:table-cell>
          <table:table-cell table:style-name="ce89" office:value-type="float" office:value="4.26923076923077" calcext:value-type="float">
            <text:p>4.27</text:p>
          </table:table-cell>
          <table:table-cell table:style-name="ce89" office:value-type="float" office:value="14.7115384615385" calcext:value-type="float">
            <text:p>14.71</text:p>
          </table:table-cell>
          <table:table-cell table:style-name="ce89" office:value-type="float" office:value="0.365384615384615" calcext:value-type="float">
            <text:p>0.37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8-14" calcext:value-type="date">
            <text:p>08/14/15</text:p>
          </table:table-cell>
          <table:table-cell table:style-name="ce89" office:value-type="float" office:value="0.568627450980392" calcext:value-type="float">
            <text:p>0.57</text:p>
          </table:table-cell>
          <table:table-cell table:style-name="ce89" office:value-type="float" office:value="9.11764705882353" calcext:value-type="float">
            <text:p>9.12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8-28" calcext:value-type="date">
            <text:p>08/28/15</text:p>
          </table:table-cell>
          <table:table-cell table:style-name="ce89" office:value-type="float" office:value="1.59649122807018" calcext:value-type="float">
            <text:p>1.60</text:p>
          </table:table-cell>
          <table:table-cell table:style-name="ce89" office:value-type="float" office:value="5.96491228070175" calcext:value-type="float">
            <text:p>5.96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9-11" calcext:value-type="date">
            <text:p>09/11/15</text:p>
          </table:table-cell>
          <table:table-cell table:style-name="ce89" office:value-type="float" office:value="3.4375" calcext:value-type="float">
            <text:p>3.44</text:p>
          </table:table-cell>
          <table:table-cell table:style-name="ce89" office:value-type="float" office:value="15.5833333333333" calcext:value-type="float">
            <text:p>15.58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09-25" calcext:value-type="date">
            <text:p>09/25/15</text:p>
          </table:table-cell>
          <table:table-cell table:style-name="ce89" office:value-type="float" office:value="2.67857142857143" calcext:value-type="float">
            <text:p>2.68</text:p>
          </table:table-cell>
          <table:table-cell table:style-name="ce89" office:value-type="float" office:value="7.66071428571429" calcext:value-type="float">
            <text:p>7.66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10-09" calcext:value-type="date">
            <text:p>10/09/15</text:p>
          </table:table-cell>
          <table:table-cell table:style-name="ce89" office:value-type="float" office:value="0.953125" calcext:value-type="float">
            <text:p>0.95</text:p>
          </table:table-cell>
          <table:table-cell table:style-name="ce89" office:value-type="float" office:value="4.546875" calcext:value-type="float">
            <text:p>4.55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10-23" calcext:value-type="date">
            <text:p>10/23/15</text:p>
          </table:table-cell>
          <table:table-cell table:style-name="ce89" office:value-type="float" office:value="1.42647058823529" calcext:value-type="float">
            <text:p>1.43</text:p>
          </table:table-cell>
          <table:table-cell table:style-name="ce89" office:value-type="float" office:value="4.41176470588235" calcext:value-type="float">
            <text:p>4.41</text:p>
          </table:table-cell>
          <table:table-cell table:style-name="ce89" office:value-type="float" office:value="0.0294117647058823" calcext:value-type="float">
            <text:p>0.03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11-06" calcext:value-type="date">
            <text:p>11/06/15</text:p>
          </table:table-cell>
          <table:table-cell table:style-name="ce89" office:value-type="float" office:value="0.956521739130435" calcext:value-type="float">
            <text:p>0.96</text:p>
          </table:table-cell>
          <table:table-cell table:style-name="ce89" office:value-type="float" office:value="4.31884057971014" calcext:value-type="float">
            <text:p>4.32</text:p>
          </table:table-cell>
          <table:table-cell table:style-name="ce89" office:value-type="float" office:value="0.0144927536231884" calcext:value-type="float">
            <text:p>0.01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11-20" calcext:value-type="date">
            <text:p>11/20/15</text:p>
          </table:table-cell>
          <table:table-cell table:style-name="ce89" office:value-type="float" office:value="0.555555555555556" calcext:value-type="float">
            <text:p>0.56</text:p>
          </table:table-cell>
          <table:table-cell table:style-name="ce89" office:value-type="float" office:value="4.45833333333333" calcext:value-type="float">
            <text:p>4.46</text:p>
          </table:table-cell>
          <table:table-cell table:style-name="ce89" office:value-type="float" office:value="0.0277777777777778" calcext:value-type="float">
            <text:p>0.03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5-12-04" calcext:value-type="date">
            <text:p>12/04/15</text:p>
          </table:table-cell>
          <table:table-cell table:style-name="ce89" office:value-type="float" office:value="2.01612903225806" calcext:value-type="float">
            <text:p>2.02</text:p>
          </table:table-cell>
          <table:table-cell table:style-name="ce89" office:value-type="float" office:value="7.2258064516129" calcext:value-type="float">
            <text:p>7.23</text:p>
          </table:table-cell>
          <table:table-cell table:style-name="ce89" office:value-type="float" office:value="0.0161290322580645" calcext:value-type="float">
            <text:p>0.02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1-08" calcext:value-type="date">
            <text:p>01/08/16</text:p>
          </table:table-cell>
          <table:table-cell table:style-name="ce89" office:value-type="float" office:value="2.04081632653061" calcext:value-type="float">
            <text:p>2.04</text:p>
          </table:table-cell>
          <table:table-cell table:style-name="ce89" office:value-type="float" office:value="7.71428571428571" calcext:value-type="float">
            <text:p>7.71</text:p>
          </table:table-cell>
          <table:table-cell table:style-name="ce89" office:value-type="float" office:value="0.306122448979592" calcext:value-type="float">
            <text:p>0.31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1-29" calcext:value-type="date">
            <text:p>01/29/16</text:p>
          </table:table-cell>
          <table:table-cell table:style-name="ce89" office:value-type="float" office:value="0.108108108108108" calcext:value-type="float">
            <text:p>0.11</text:p>
          </table:table-cell>
          <table:table-cell table:style-name="ce89" office:value-type="float" office:value="3.37837837837838" calcext:value-type="float">
            <text:p>3.38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2-12" calcext:value-type="date">
            <text:p>02/12/16</text:p>
          </table:table-cell>
          <table:table-cell table:style-name="ce89" office:value-type="float" office:value="0.25" calcext:value-type="float">
            <text:p>0.25</text:p>
          </table:table-cell>
          <table:table-cell table:style-name="ce89" office:value-type="float" office:value="2.94230769230769" calcext:value-type="float">
            <text:p>2.94</text:p>
          </table:table-cell>
          <table:table-cell table:style-name="ce89" office:value-type="float" office:value="0.0384615384615385" calcext:value-type="float">
            <text:p>0.04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2-26" calcext:value-type="date">
            <text:p>02/26/16</text:p>
          </table:table-cell>
          <table:table-cell table:style-name="ce90" office:value-type="float" office:value="0.111111111111111" calcext:value-type="float">
            <text:p>0.11</text:p>
          </table:table-cell>
          <table:table-cell table:style-name="ce90" office:value-type="float" office:value="3.18518518518519" calcext:value-type="float">
            <text:p>3.19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3-11" calcext:value-type="date">
            <text:p>03/11/16</text:p>
          </table:table-cell>
          <table:table-cell table:style-name="ce90" office:value-type="float" office:value="0.037037037037037" calcext:value-type="float">
            <text:p>0.04</text:p>
          </table:table-cell>
          <table:table-cell table:style-name="ce90" office:value-type="float" office:value="4.46296296296296" calcext:value-type="float">
            <text:p>4.46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4-01" calcext:value-type="date">
            <text:p>04/01/16</text:p>
          </table:table-cell>
          <table:table-cell table:style-name="ce90" office:value-type="float" office:value="1.18518518518519" calcext:value-type="float">
            <text:p>1.19</text:p>
          </table:table-cell>
          <table:table-cell table:style-name="ce90" office:value-type="float" office:value="3.7037037037037" calcext:value-type="float">
            <text:p>3.70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4-08" calcext:value-type="date">
            <text:p>04/08/16</text:p>
          </table:table-cell>
          <table:table-cell table:style-name="ce90" office:value-type="float" office:value="2.47222222222222" calcext:value-type="float">
            <text:p>2.47</text:p>
          </table:table-cell>
          <table:table-cell table:style-name="ce90" office:value-type="float" office:value="12.3888888888889" calcext:value-type="float">
            <text:p>12.39</text:p>
          </table:table-cell>
          <table:table-cell table:style-name="ce90" office:value-type="float" office:value="0.194444444444444" calcext:value-type="float">
            <text:p>0.19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4-22" calcext:value-type="date">
            <text:p>04/22/16</text:p>
          </table:table-cell>
          <table:table-cell table:style-name="ce90" office:value-type="float" office:value="3.31111111111111" calcext:value-type="float">
            <text:p>3.31</text:p>
          </table:table-cell>
          <table:table-cell table:style-name="ce90" office:value-type="float" office:value="22.7111111111111" calcext:value-type="float">
            <text:p>22.71</text:p>
          </table:table-cell>
          <table:table-cell table:style-name="ce90" office:value-type="float" office:value="0.233333333333333" calcext:value-type="float">
            <text:p>0.23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5-13" calcext:value-type="date">
            <text:p>05/13/16</text:p>
          </table:table-cell>
          <table:table-cell table:style-name="ce90" office:value-type="float" office:value="0.140845070422535" calcext:value-type="float">
            <text:p>0.14</text:p>
          </table:table-cell>
          <table:table-cell table:style-name="ce90" office:value-type="float" office:value="12.2112676056338" calcext:value-type="float">
            <text:p>12.21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5-27" calcext:value-type="date">
            <text:p>05/27/16</text:p>
          </table:table-cell>
          <table:table-cell table:style-name="ce90" office:value-type="float" office:value="0.455696202531646" calcext:value-type="float">
            <text:p>0.46</text:p>
          </table:table-cell>
          <table:table-cell table:style-name="ce90" office:value-type="float" office:value="7.13924050632911" calcext:value-type="float">
            <text:p>7.14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6-10" calcext:value-type="date">
            <text:p>06/10/16</text:p>
          </table:table-cell>
          <table:table-cell table:style-name="ce90" office:value-type="float" office:value="2.46551724137931" calcext:value-type="float">
            <text:p>2.47</text:p>
          </table:table-cell>
          <table:table-cell table:style-name="ce90" office:value-type="float" office:value="12.1034482758621" calcext:value-type="float">
            <text:p>12.10</text:p>
          </table:table-cell>
          <table:table-cell table:style-name="ce90" office:value-type="float" office:value="0.0172413793103448" calcext:value-type="float">
            <text:p>0.02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6-17" calcext:value-type="date">
            <text:p>06/17/16</text:p>
          </table:table-cell>
          <table:table-cell table:style-name="ce90" office:value-type="float" office:value="1.98039215686275" calcext:value-type="float">
            <text:p>1.98</text:p>
          </table:table-cell>
          <table:table-cell table:style-name="ce90" office:value-type="float" office:value="14.9607843137255" calcext:value-type="float">
            <text:p>14.96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7-01" calcext:value-type="date">
            <text:p>07/01/16</text:p>
          </table:table-cell>
          <table:table-cell table:style-name="ce90" office:value-type="float" office:value="0.944444444444444" calcext:value-type="float">
            <text:p>0.94</text:p>
          </table:table-cell>
          <table:table-cell table:style-name="ce90" office:value-type="float" office:value="7.08888888888889" calcext:value-type="float">
            <text:p>7.09</text:p>
          </table:table-cell>
          <table:table-cell table:style-name="ce90" office:value-type="float" office:value="0.0222222222222222" calcext:value-type="float">
            <text:p>0.02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7-08" calcext:value-type="date">
            <text:p>07/08/16</text:p>
          </table:table-cell>
          <table:table-cell table:style-name="ce91" office:value-type="float" office:value="4.27450980392157" calcext:value-type="float">
            <text:p>4.27</text:p>
          </table:table-cell>
          <table:table-cell table:style-name="ce91" office:value-type="float" office:value="13.3529411764706" calcext:value-type="float">
            <text:p>13.35</text:p>
          </table:table-cell>
          <table:table-cell table:style-name="ce91" office:value-type="float" office:value="0.0784313725490196" calcext:value-type="float">
            <text:p>0.08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7-15" calcext:value-type="date">
            <text:p>07/15/16</text:p>
          </table:table-cell>
          <table:table-cell table:style-name="ce90" office:value-type="float" office:value="1.72222222222222" calcext:value-type="float">
            <text:p>1.72</text:p>
          </table:table-cell>
          <table:table-cell table:style-name="ce90" office:value-type="float" office:value="15.7222222222222" calcext:value-type="float">
            <text:p>15.72</text:p>
          </table:table-cell>
          <table:table-cell table:style-name="ce90" office:value-type="float" office:value="0.111111111111111" calcext:value-type="float">
            <text:p>0.11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7-22" calcext:value-type="date">
            <text:p>07/22/16</text:p>
          </table:table-cell>
          <table:table-cell table:style-name="ce90" office:value-type="float" office:value="5.24074074074074" calcext:value-type="float">
            <text:p>5.24</text:p>
          </table:table-cell>
          <table:table-cell table:style-name="ce90" office:value-type="float" office:value="16.7777777777778" calcext:value-type="float">
            <text:p>16.78</text:p>
          </table:table-cell>
          <table:table-cell table:style-name="ce90" office:value-type="float" office:value="0.111111111111111" calcext:value-type="float">
            <text:p>0.11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7-29" calcext:value-type="date">
            <text:p>07/29/16</text:p>
          </table:table-cell>
          <table:table-cell table:style-name="ce90" office:value-type="float" office:value="5.11538461538462" calcext:value-type="float">
            <text:p>5.12</text:p>
          </table:table-cell>
          <table:table-cell table:style-name="ce90" office:value-type="float" office:value="16.0769230769231" calcext:value-type="float">
            <text:p>16.08</text:p>
          </table:table-cell>
          <table:table-cell table:style-name="ce90" office:value-type="float" office:value="0.128205128205128" calcext:value-type="float">
            <text:p>0.13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8-05" calcext:value-type="date">
            <text:p>08/05/16</text:p>
          </table:table-cell>
          <table:table-cell table:style-name="ce90" office:value-type="float" office:value="1.63333333333333" calcext:value-type="float">
            <text:p>1.63</text:p>
          </table:table-cell>
          <table:table-cell table:style-name="ce90" office:value-type="float" office:value="17.4666666666667" calcext:value-type="float">
            <text:p>17.47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8-12" calcext:value-type="date">
            <text:p>08/12/16</text:p>
          </table:table-cell>
          <table:table-cell table:style-name="ce90" office:value-type="float" office:value="1.58208955223881" calcext:value-type="float">
            <text:p>1.58</text:p>
          </table:table-cell>
          <table:table-cell table:style-name="ce90" office:value-type="float" office:value="13.3880597014925" calcext:value-type="float">
            <text:p>13.39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8-19" calcext:value-type="date">
            <text:p>08/19/16</text:p>
          </table:table-cell>
          <table:table-cell table:style-name="ce90" office:value-type="float" office:value="0.456140350877193" calcext:value-type="float">
            <text:p>0.46</text:p>
          </table:table-cell>
          <table:table-cell table:style-name="ce90" office:value-type="float" office:value="8.49122807017544" calcext:value-type="float">
            <text:p>8.49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8-26" calcext:value-type="date">
            <text:p>08/26/16</text:p>
          </table:table-cell>
          <table:table-cell table:style-name="ce90" office:value-type="float" office:value="0.179245283018868" calcext:value-type="float">
            <text:p>0.18</text:p>
          </table:table-cell>
          <table:table-cell table:style-name="ce90" office:value-type="float" office:value="3.24528301886793" calcext:value-type="float">
            <text:p>3.25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9-02" calcext:value-type="date">
            <text:p>09/02/16</text:p>
          </table:table-cell>
          <table:table-cell table:style-name="ce90" office:value-type="float" office:value="0.482142857142857" calcext:value-type="float">
            <text:p>0.48</text:p>
          </table:table-cell>
          <table:table-cell table:style-name="ce90" office:value-type="float" office:value="2.67857142857143" calcext:value-type="float">
            <text:p>2.68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9-09" calcext:value-type="date">
            <text:p>09/09/16</text:p>
          </table:table-cell>
          <table:table-cell table:style-name="ce90" office:value-type="float" office:value="1.04587155963303" calcext:value-type="float">
            <text:p>1.05</text:p>
          </table:table-cell>
          <table:table-cell table:style-name="ce90" office:value-type="float" office:value="5.14678899082569" calcext:value-type="float">
            <text:p>5.15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9-16" calcext:value-type="date">
            <text:p>09/16/16</text:p>
          </table:table-cell>
          <table:table-cell table:style-name="ce90" office:value-type="float" office:value="1.38461538461539" calcext:value-type="float">
            <text:p>1.38</text:p>
          </table:table-cell>
          <table:table-cell table:style-name="ce90" office:value-type="float" office:value="10.3076923076923" calcext:value-type="float">
            <text:p>10.31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9-23" calcext:value-type="date">
            <text:p>09/23/16</text:p>
          </table:table-cell>
          <table:table-cell table:style-name="ce90" office:value-type="float" office:value="1.84070796460177" calcext:value-type="float">
            <text:p>1.84</text:p>
          </table:table-cell>
          <table:table-cell table:style-name="ce90" office:value-type="float" office:value="10.7964601769912" calcext:value-type="float">
            <text:p>10.80</text:p>
          </table:table-cell>
          <table:table-cell table:style-name="ce90" office:value-type="float" office:value="0" calcext:value-type="float">
            <text:p>0.00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09-30" calcext:value-type="date">
            <text:p>09/30/16</text:p>
          </table:table-cell>
          <table:table-cell office:value-type="float" office:value="2.23728813559322" calcext:value-type="float">
            <text:p>2.23728813559322</text:p>
          </table:table-cell>
          <table:table-cell office:value-type="float" office:value="11.7457627118644" calcext:value-type="float">
            <text:p>11.7457627118644</text:p>
          </table:table-cell>
          <table:table-cell office:value-type="float" office:value="0.0169491525423729" calcext:value-type="float">
            <text:p>0.016949152542373</text:p>
          </table:table-cell>
          <table:table-cell table:number-columns-repeated="1020"/>
        </table:table-row>
        <table:table-row table:style-name="ro7">
          <table:table-cell table:style-name="ce88" office:value-type="date" office:date-value="2016-10-07" calcext:value-type="date">
            <text:p>10/07/16</text:p>
          </table:table-cell>
          <table:table-cell table:style-name="ce92" office:value-type="float" office:value="0.229166666666667" calcext:value-type="float">
            <text:p>0.23</text:p>
          </table:table-cell>
          <table:table-cell table:style-name="ce92" office:value-type="float" office:value="3.70833333333333" calcext:value-type="float">
            <text:p>3.71</text:p>
          </table:table-cell>
          <table:table-cell table:style-name="ce92" office:value-type="float" office:value="0" calcext:value-type="float">
            <text:p>0.00</text:p>
          </table:table-cell>
          <table:table-cell table:number-columns-repeated="1020"/>
        </table:table-row>
        <table:table-row table:style-name="ro7" table:number-rows-repeated="138">
          <table:table-cell table:style-name="ce88"/>
          <table:table-cell table:number-columns-repeated="1023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ture Data" table:style-name="ta4">
        <table:table-column table:style-name="co9" table:number-columns-repeated="1024" table:default-cell-style-name="Default"/>
        <table:table-row table:style-name="ro4">
          <table:table-cell table:style-name="ce93" office:value-type="string" calcext:value-type="string">
            <text:p>Psyllid Scouting Report</text:p>
          </table:table-cell>
          <table:table-cell table:style-name="ce93" table:number-columns-repeated="2"/>
          <table:table-cell table:style-name="ce96"/>
          <table:table-cell table:style-name="ce93" table:number-columns-repeated="11"/>
          <table:table-cell table:number-columns-repeated="1009"/>
        </table:table-row>
        <table:table-row table:style-name="ro2">
          <table:table-cell table:style-name="ce94" office:value-type="string" calcext:value-type="string">
            <text:p>WE:</text:p>
          </table:table-cell>
          <table:table-cell table:style-name="ce95" table:number-columns-repeated="2"/>
          <table:table-cell table:style-name="ce97"/>
          <table:table-cell table:style-name="ce98" office:value-type="string" calcext:value-type="string">
            <text:p>Total number of mature blocks:</text:p>
          </table:table-cell>
          <table:table-cell table:style-name="ce98" table:number-columns-repeated="3"/>
          <table:table-cell table:style-name="ce99"/>
          <table:table-cell table:style-name="ce100" table:formula="of:=COUNTA([.A7:.A221])" office:value-type="float" office:value="119" calcext:value-type="float">
            <text:p>119</text:p>
          </table:table-cell>
          <table:table-cell table:style-name="ce98"/>
          <table:table-cell table:style-name="ce98" office:value-type="string" calcext:value-type="string">
            <text:p>Blocks scouted:</text:p>
          </table:table-cell>
          <table:table-cell table:style-name="ce98" table:number-columns-repeated="2"/>
          <table:table-cell table:style-name="ce101" table:formula="of:=COUNTA([.D7:.D126])" office:value-type="float" office:value="58" calcext:value-type="float">
            <text:p>58</text:p>
          </table:table-cell>
          <table:table-cell table:number-columns-repeated="100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office:value-type="string" calcext:value-type="string">
            <text:p>Adults</text:p>
          </table:table-cell>
          <table:table-cell table:number-columns-repeated="5"/>
          <table:table-cell office:value-type="string" calcext:value-type="string">
            <text:p>Eggs/Nymphs</text:p>
          </table:table-cell>
          <table:table-cell table:number-columns-repeated="5"/>
          <table:table-cell office:value-type="string" calcext:value-type="string">
            <text:p>Tapped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table:number-columns-repeated="5"/>
          <table:table-cell office:value-type="string" calcext:value-type="string">
            <text:p>LM</text:p>
          </table:table-cell>
          <table:table-cell table:number-columns-repeated="5"/>
          <table:table-cell office:value-type="string" calcext:value-type="string">
            <text:p>OD</text:p>
          </table:table-cell>
          <table:table-cell table:number-columns-repeated="5"/>
          <table:table-cell office:value-type="string" calcext:value-type="string">
            <text:p>SM</text:p>
          </table:table-cell>
          <table:table-cell table:number-columns-repeated="983"/>
        </table:table-row>
        <table:table-row table:style-name="ro7">
          <table:table-cell office:value-type="string" calcext:value-type="string">
            <text:p>Block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pray Date</text:p>
          </table:table-cell>
          <table:table-cell office:value-type="string" calcext:value-type="string">
            <text:p>Scout Dat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1 B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2 A</text:p>
          </table:table-cell>
          <table:table-cell office:value-type="string" calcext:value-type="string">
            <text:p>Valencia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2 B H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2 B V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3 South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04 A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04 B H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4 B P</text:p>
          </table:table-cell>
          <table:table-cell office:value-type="string" calcext:value-type="string">
            <text:p>Pineapple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5 A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05 B </text:p>
          </table:table-cell>
          <table:table-cell office:value-type="string" calcext:value-type="string">
            <text:p>Pineappl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05 C</text:p>
          </table:table-cell>
          <table:table-cell office:value-type="string" calcext:value-type="string">
            <text:p>Pineappl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05 D</text:p>
          </table:table-cell>
          <table:table-cell office:value-type="string" calcext:value-type="string">
            <text:p>Ruby Red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3 C West 1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3 C West 2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3 D 1 (West)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53 D 2 (East)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3 E 1 (West)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53 E 2 (East)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53 F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53 G</text:p>
          </table:table-cell>
          <table:table-cell office:value-type="string" calcext:value-type="string">
            <text:p>Hamlin/Valencia</text:p>
          </table:table-cell>
          <table:table-cell/>
          <table:table-cell office:value-type="string" calcext:value-type="string">
            <text:p>2017-04-0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53 C east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3 D east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3 E ea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3 F ea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3 G ea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9250 A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9250 B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9250 C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9250 G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O3 P</text:p>
          </table:table-cell>
          <table:table-cell office:value-type="string" calcext:value-type="string">
            <text:p>Pineapple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O3V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LL 1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L 2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 81</text:p>
          </table:table-cell>
          <table:table-cell office:value-type="string" calcext:value-type="string">
            <text:p>Pineapple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QS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 12 North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 12 South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 80</text:p>
          </table:table-cell>
          <table:table-cell office:value-type="string" calcext:value-type="string">
            <text:p>Pineapple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1 C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3 B West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3 B East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3 C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4 C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5A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6 A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6 B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6 C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6 W 2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7 A</text:p>
          </table:table-cell>
          <table:table-cell office:value-type="string" calcext:value-type="string">
            <text:p>Pineappl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7 C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8 B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U8 C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8 W</text:p>
          </table:table-cell>
          <table:table-cell office:value-type="string" calcext:value-type="string">
            <text:p>Midsweet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20 A Ea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20 A We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20 B East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20 B West 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20 C East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20 D East</text:p>
          </table:table-cell>
          <table:table-cell office:value-type="string" calcext:value-type="string">
            <text:p>Vernia</text:p>
          </table:table-cell>
          <table:table-cell/>
          <table:table-cell office:value-type="string" calcext:value-type="string">
            <text:p>2017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20 D West</text:p>
          </table:table-cell>
          <table:table-cell office:value-type="string" calcext:value-type="string">
            <text:p>Midsweet</text:p>
          </table:table-cell>
          <table:table-cell/>
          <table:table-cell office:value-type="string" calcext:value-type="string">
            <text:p>2017-04-0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20 E East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20 G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56 A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6 B</text:p>
          </table:table-cell>
          <table:table-cell office:value-type="string" calcext:value-type="string">
            <text:p>Hamlin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56 D Ea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6 D West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6 E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6 F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6 G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56 H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A Ea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A We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B </text:p>
          </table:table-cell>
          <table:table-cell office:value-type="string" calcext:value-type="string">
            <text:p>Hamlin/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C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D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C East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E D East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E E MS</text:p>
          </table:table-cell>
          <table:table-cell office:value-type="string" calcext:value-type="string">
            <text:p>Honey Tangerin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E H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E East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E F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G HAM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E G VAL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E H</text:p>
          </table:table-cell>
          <table:table-cell office:value-type="string" calcext:value-type="string">
            <text:p>Hamlin/Valencia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E I H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I V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E J</text:p>
          </table:table-cell>
          <table:table-cell office:value-type="string" calcext:value-type="string">
            <text:p>Midswee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 K</text:p>
          </table:table-cell>
          <table:table-cell office:value-type="string" calcext:value-type="string">
            <text:p>Midsweet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C 1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D 2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D 3</text:p>
          </table:table-cell>
          <table:table-cell office:value-type="string" calcext:value-type="string">
            <text:p>Ray Red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E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I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J VAL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J HAM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K VAL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K HAM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K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L 1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L 2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L 3</text:p>
          </table:table-cell>
          <table:table-cell office:value-type="string" calcext:value-type="string">
            <text:p>Pineapple</text:p>
          </table:table-cell>
          <table:table-cell/>
          <table:table-cell office:value-type="string" calcext:value-type="string">
            <text:p>2017-04-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M 1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M 2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M 3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N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P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Q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NW R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7 NRS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5"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07 NRS West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number-columns-repeated="5"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18A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18B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18C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18D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18E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18F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18G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>
          <table:table-cell office:value-type="string" calcext:value-type="string">
            <text:p>120C Reds</text:p>
          </table:table-cell>
          <table:table-cell office:value-type="string" calcext:value-type="string">
            <text:p>Ray Red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107 Li/Le</text:p>
          </table:table-cell>
          <table:table-cell office:value-type="string" calcext:value-type="string">
            <text:p>Lime/Lemon</text:p>
          </table:table-cell>
          <table:table-cell/>
          <table:table-cell office:value-type="string" calcext:value-type="string">
            <text:p>2017-04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79"/>
        </table:table-row>
        <table:table-row table:style-name="ro7" table:number-rows-repeated="10484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oung Data" table:style-name="ta5">
        <table:table-column table:style-name="co9" table:number-columns-repeated="21" table:default-cell-style-name="Default"/>
        <table:table-column table:style-name="co16" table:default-cell-style-name="ce3"/>
        <table:table-column table:style-name="co9" table:number-columns-repeated="1002" table:default-cell-style-name="Default"/>
        <table:table-row table:style-name="ro4">
          <table:table-cell table:style-name="ce4" office:value-type="string" calcext:value-type="string">
            <text:p>Psyllid Scouting Report</text:p>
          </table:table-cell>
          <table:table-cell table:style-name="ce4" table:number-columns-repeated="4"/>
          <table:table-cell table:number-columns-repeated="3"/>
          <table:table-cell table:style-name="ce4" table:number-columns-repeated="13"/>
          <table:table-cell table:number-columns-repeated="2"/>
          <table:table-cell table:style-name="ce37" table:number-columns-repeated="4"/>
          <table:table-cell table:style-name="ce40" office:value-type="string" calcext:value-type="string">
            <text:p>CYCLE:</text:p>
          </table:table-cell>
          <table:table-cell table:style-name="ce48" table:formula="of:=WEEKNUM([.C2];1)"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table:style-name="ce2" office:value-type="string" calcext:value-type="string">
            <text:p>WE:</text:p>
          </table:table-cell>
          <table:table-cell table:style-name="ce102" table:number-columns-spanned="2" table:number-rows-spanned="1"/>
          <table:covered-table-cell/>
          <table:table-cell table:number-columns-repeated="2"/>
          <table:table-cell table:style-name="ce13" office:value-type="string" calcext:value-type="string">
            <text:p>Total number of Young blocks: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103" table:formula="of:=COUNTA([.A8:.A174])" office:value-type="float" office:value="13" calcext:value-type="float">
            <text:p>13</text:p>
          </table:table-cell>
          <table:table-cell table:style-name="ce13" table:number-columns-repeated="3"/>
          <table:table-cell table:style-name="ce13" office:value-type="string" calcext:value-type="string">
            <text:p>Blocks Scouted:</text:p>
          </table:table-cell>
          <table:table-cell table:style-name="ce13" table:number-columns-repeated="3"/>
          <table:table-cell/>
          <table:table-cell table:style-name="ce104" table:formula="of:=COUNTA([.D8:.D21])" office:value-type="float" office:value="7" calcext:value-type="float">
            <text:p>7</text:p>
          </table:table-cell>
          <table:table-cell table:number-columns-repeated="4"/>
          <table:table-cell table:style-name="ce39" table:number-columns-repeated="3"/>
          <table:table-cell table:number-columns-repeated="995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Young Trees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4"/>
          <table:table-cell office:value-type="string" calcext:value-type="string">
            <text:p>Adults</text:p>
          </table:table-cell>
          <table:table-cell table:number-columns-repeated="5"/>
          <table:table-cell office:value-type="string" calcext:value-type="string">
            <text:p>Eggs/Nymphs</text:p>
          </table:table-cell>
          <table:table-cell table:number-columns-repeated="5"/>
          <table:table-cell office:value-type="string" calcext:value-type="string">
            <text:p>Leafminer</text:p>
          </table:table-cell>
          <table:table-cell table:number-columns-repeated="5"/>
          <table:table-cell office:value-type="string" calcext:value-type="string">
            <text:p>OD Eggs</text:p>
          </table:table-cell>
          <table:table-cell table:number-columns-repeated="5"/>
          <table:table-cell office:value-type="string" calcext:value-type="string">
            <text:p>OD Larva</text:p>
          </table:table-cell>
          <table:table-cell table:number-columns-repeated="5"/>
          <table:table-cell office:value-type="string" calcext:value-type="string">
            <text:p>Spidermites</text:p>
          </table:table-cell>
          <table:table-cell table:number-columns-repeated="989"/>
        </table:table-row>
        <table:table-row table:style-name="ro7">
          <table:table-cell office:value-type="string" calcext:value-type="string">
            <text:p>Block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pray Date</text:p>
          </table:table-cell>
          <table:table-cell office:value-type="string" calcext:value-type="string">
            <text:p>Scout Dat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W</text:p>
          </table:table-cell>
          <table:table-cell table:number-columns-repeated="985"/>
        </table:table-row>
        <table:table-row table:style-name="ro7">
          <table:table-cell office:value-type="string" calcext:value-type="string">
            <text:p>NW C 2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D 1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E West</text:p>
          </table:table-cell>
          <table:table-cell office:value-type="string" calcext:value-type="string">
            <text:p>Valenci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E East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F VAL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string" calcext:value-type="string">
            <text:p>0</text:p>
          </table:table-cell>
          <table:table-cell/>
          <table:table-cell table:number-columns-repeated="5" office:value-type="string" calcext:value-type="string">
            <text:p>none</text:p>
          </table:table-cell>
          <table:table-cell table:number-columns-repeated="985"/>
        </table:table-row>
        <table:table-row table:style-name="ro7">
          <table:table-cell office:value-type="string" calcext:value-type="string">
            <text:p>NW F HAM</text:p>
          </table:table-cell>
          <table:table-cell office:value-type="string" calcext:value-type="string">
            <text:p>Hamlin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string" calcext:value-type="string">
            <text:p>0</text:p>
          </table:table-cell>
          <table:table-cell/>
          <table:table-cell table:number-columns-repeated="5" office:value-type="string" calcext:value-type="string">
            <text:p>none</text:p>
          </table:table-cell>
          <table:table-cell table:number-columns-repeated="985"/>
        </table:table-row>
        <table:table-row table:style-name="ro7">
          <table:table-cell office:value-type="string" calcext:value-type="string">
            <text:p>NW G VAL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string" calcext:value-type="string">
            <text:p>0</text:p>
          </table:table-cell>
          <table:table-cell/>
          <table:table-cell table:number-columns-repeated="5" office:value-type="string" calcext:value-type="string">
            <text:p>none</text:p>
          </table:table-cell>
          <table:table-cell table:number-columns-repeated="985"/>
        </table:table-row>
        <table:table-row table:style-name="ro7">
          <table:table-cell office:value-type="string" calcext:value-type="string">
            <text:p>NW G HAM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W H VAL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string" calcext:value-type="string">
            <text:p>0</text:p>
          </table:table-cell>
          <table:table-cell/>
          <table:table-cell table:number-columns-repeated="5" office:value-type="string" calcext:value-type="string">
            <text:p>none</text:p>
          </table:table-cell>
          <table:table-cell table:number-columns-repeated="985"/>
        </table:table-row>
        <table:table-row table:style-name="ro7">
          <table:table-cell office:value-type="string" calcext:value-type="string">
            <text:p>NW H HAM</text:p>
          </table:table-cell>
          <table:table-cell office:value-type="string" calcext:value-type="string">
            <text:p>Hamli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81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string" calcext:value-type="string">
            <text:p>0</text:p>
          </table:table-cell>
          <table:table-cell/>
          <table:table-cell table:number-columns-repeated="5" office:value-type="string" calcext:value-type="string">
            <text:p>none</text:p>
          </table:table-cell>
          <table:table-cell table:number-columns-repeated="985"/>
        </table:table-row>
        <table:table-row table:style-name="ro7">
          <table:table-cell office:value-type="string" calcext:value-type="string">
            <text:p>U5B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017-04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985"/>
        </table:table-row>
        <table:table-row table:style-name="ro7">
          <table:table-cell office:value-type="string" calcext:value-type="string">
            <text:p>120 D Young</text:p>
          </table:table-cell>
          <table:table-cell table:number-columns-repeated="2"/>
          <table:table-cell office:value-type="string" calcext:value-type="string">
            <text:p>2017-04-0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string" calcext:value-type="string">
            <text:p>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8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month number:style="long"/>
      <number:text>/</number:text>
      <number:day number:style="long"/>
      <number:text>/</number:text>
      <number:year/>
    </number:date-style>
    <number:text-style style:name="N125">
      <number:text-content/>
      <style:map style:condition="value()&lt;=1.79769313486232E+308" style:apply-style-name="N125P0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000000" style:diagonal-bl-tr="none" style:diagonal-tl-br="none" fo:border="0.74pt solid #000000"/>
      <style:text-properties style:use-window-font-color="true"/>
    </style:style>
    <style:style style:name="ConditionalStyle_5f_5" style:display-name="ConditionalStyle_5" style:family="table-cell" style:parent-style-name="Default">
      <style:table-cell-properties fo:background-color="#ffd966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ture_20_Report" style:display-name="PageStyle_Mature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oung_20_Report" style:display-name="PageStyle_Young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ure_20_Graph" style:display-name="PageStyle_Mature 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ure_20_Data" style:display-name="PageStyle_Matur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oung_20_Data" style:display-name="PageStyle_Young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12-07T13:04:52</meta:creation-date>
    <dc:date>2017-08-10T10:26:04.209932249</dc:date>
    <meta:generator>LibreOffice/5.2.5.1$Linux_X86_64 LibreOffice_project/20m0$Build-1</meta:generator>
    <meta:editing-duration>PT6M18S</meta:editing-duration>
    <meta:editing-cycles>1</meta:editing-cycles>
    <meta:document-statistic meta:table-count="5" meta:cell-count="12852" meta:object-count="1"/>
    <meta:user-defined meta:name="AppVersion">2.4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125P0" style:volatile="true">
      <number:month number:style="long"/>
      <number:text>/</number:text>
      <number:day number:style="long"/>
      <number:text>/</number:text>
      <number:year/>
    </number:date-style>
    <number:text-style style:name="N125">
      <number:text-content/>
      <style:map style:condition="value()&lt;=1.79769313486232E+308" style:apply-style-name="N125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8b8b8b"/>
    </style:style>
    <style:style style:name="ch8" style:family="chart" style:data-style-name="N2">
      <style:chart-properties chart:symbol-type="named-symbol" chart:symbol-name="square" chart:symbol-width="0.176cm" chart:symbol-height="0.176cm" chart:link-data-style-to-source="true"/>
      <style:graphic-properties svg:stroke-width="0.088cm" svg:stroke-color="#c46728" draw:fill-color="#c46728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176cm" chart:symbol-height="0.176cm" chart:link-data-style-to-source="true"/>
      <style:graphic-properties svg:stroke-width="0.088cm" svg:stroke-color="#ed7d31" draw:fill-color="#ed7d3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76cm" chart:symbol-height="0.176cm" chart:link-data-style-to-source="true"/>
      <style:graphic-properties svg:stroke-width="0.088cm" svg:stroke-color="#f3b8a4" draw:fill-color="#f3b8a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cm" svg:height="7.5cm" xlink:href=".." xlink:type="simple" chart:class="chart:line" chart:style-name="ch1">
        <chart:legend chart:legend-position="end" svg:x="11.46cm" svg:y="2.953cm" style:legend-expansion="high" chart:style-name="ch2"/>
        <chart:plot-area chart:style-name="ch3" table:cell-range-address="'Mature Graph'.A1:'Mature Graph'.D189" chart:data-source-has-labels="both" svg:x="1.36cm" svg:y="0.15cm" svg:width="9.8cm" svg:height="5.724cm">
          <chartooo:coordinate-region svg:x="1.36cm" svg:y="0.15cm" svg:width="9.8cm" svg:height="5.724cm"/>
          <chart:axis chart:dimension="x" chart:name="primary-x" chart:style-name="ch4" chartooo:axis-type="date">
            <chartooo:date-scale chart:major-interval-value="1" chart:major-interval-unit="days"/>
            <chart:title svg:x="5.956cm" svg:y="7.079cm" chart:style-name="ch5">
              <text:p>Date</text:p>
            </chart:title>
            <chart:categories table:cell-range-address="'Mature Graph'.A2:'Mature Graph'.A189"/>
          </chart:axis>
          <chart:axis chart:dimension="y" chart:name="primary-y" chart:style-name="ch6">
            <chart:title svg:x="0.451cm" svg:y="3.791cm" chart:style-name="ch5">
              <text:p>Psyllids</text:p>
            </chart:title>
            <chart:grid chart:style-name="ch7" chart:class="major"/>
          </chart:axis>
          <chart:series chart:style-name="ch8" chart:values-cell-range-address="'Mature Graph'.B2:'Mature Graph'.B189" chart:label-cell-address="'Mature Graph'.B1:'Mature Graph'.B1" chart:class="chart:line">
            <chart:data-point chart:repeated="188"/>
          </chart:series>
          <chart:series chart:style-name="ch9" chart:values-cell-range-address="'Mature Graph'.C2:'Mature Graph'.C189" chart:label-cell-address="'Mature Graph'.C1:'Mature Graph'.C1" chart:class="chart:line">
            <chart:data-point chart:repeated="188"/>
          </chart:series>
          <chart:series chart:style-name="ch10" chart:values-cell-range-address="'Mature Graph'.D2:'Mature Graph'.D189" chart:label-cell-address="'Mature Graph'.D1:'Mature Graph'.D1" chart:class="chart:line">
            <chart:data-point chart:repeated="1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P Adults</text:p>
                <draw:g>
                  <svg:desc>'Mature Graph'.B1:'Mature Graph'.B1</svg:desc>
                </draw:g>
              </table:table-cell>
              <table:table-cell office:value-type="string">
                <text:p>ACP Nymphs</text:p>
                <draw:g>
                  <svg:desc>'Mature Graph'.C1:'Mature Graph'.C1</svg:desc>
                </draw:g>
              </table:table-cell>
              <table:table-cell office:value-type="string">
                <text:p>ACP Tapped</text:p>
                <draw:g>
                  <svg:desc>'Mature Graph'.D1:'Mature Graph'.D1</svg:desc>
                </draw:g>
              </table:table-cell>
            </table:table-row>
          </table:table-header-rows>
          <table:table-rows>
            <table:table-row>
              <table:table-cell office:value-type="float" office:value="42034">
                <text:p>42034</text:p>
                <draw:g>
                  <svg:desc>'Mature Graph'.A2:'Mature Graph'.A189</svg:desc>
                </draw:g>
              </table:table-cell>
              <table:table-cell office:value-type="float" office:value="0.984848484848485">
                <text:p>0.984848484848485</text:p>
                <draw:g>
                  <svg:desc>'Mature Graph'.B2:'Mature Graph'.B189</svg:desc>
                </draw:g>
              </table:table-cell>
              <table:table-cell office:value-type="float" office:value="1.72727272727273">
                <text:p>1.72727272727273</text:p>
                <draw:g>
                  <svg:desc>'Mature Graph'.C2:'Mature Graph'.C189</svg:desc>
                </draw:g>
              </table:table-cell>
              <table:table-cell office:value-type="float" office:value="0.227272727272727">
                <text:p>0.227272727272727</text:p>
                <draw:g>
                  <svg:desc>'Mature Graph'.D2:'Mature Graph'.D189</svg:desc>
                </draw:g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.45454545454546">
                <text:p>1.45454545454546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.65151515151515">
                <text:p>1.6515151515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0">
                <text:p>0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46969696969697">
                <text:p>0.46969696969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0.560606060606061">
                <text:p>0.560606060606061</text:p>
              </table:table-cell>
              <table:table-cell office:value-type="float" office:value="2.78787878787879">
                <text:p>2.78787878787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1.56060606060606">
                <text:p>1.56060606060606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3.58064516129032">
                <text:p>3.5806451612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5.78461538461538">
                <text:p>5.78461538461538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5.16">
                <text:p>5.16</text:p>
              </table:table-cell>
              <table:table-cell office:value-type="float" office:value="12.7">
                <text:p>12.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4.26923076923077">
                <text:p>4.26923076923077</text:p>
              </table:table-cell>
              <table:table-cell office:value-type="float" office:value="14.7115384615385">
                <text:p>14.7115384615385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0.568627450980392">
                <text:p>0.568627450980392</text:p>
              </table:table-cell>
              <table:table-cell office:value-type="float" office:value="9.11764705882353">
                <text:p>9.1176470588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5.96491228070175">
                <text:p>5.9649122807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3.4375">
                <text:p>3.4375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2.67857142857143">
                <text:p>2.67857142857143</text:p>
              </table:table-cell>
              <table:table-cell office:value-type="float" office:value="7.66071428571429">
                <text:p>7.660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0.953125">
                <text:p>0.953125</text:p>
              </table:table-cell>
              <table:table-cell office:value-type="float" office:value="4.546875">
                <text:p>4.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.42647058823529">
                <text:p>1.42647058823529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4.31884057971014">
                <text:p>4.31884057971014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4.45833333333333">
                <text:p>4.45833333333333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2.01612903225806">
                <text:p>2.01612903225806</text:p>
              </table:table-cell>
              <table:table-cell office:value-type="float" office:value="7.2258064516129">
                <text:p>7.2258064516129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0.306122448979592">
                <text:p>0.306122448979592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0.25">
                <text:p>0.25</text:p>
              </table:table-cell>
              <table:table-cell office:value-type="float" office:value="2.94230769230769">
                <text:p>2.94230769230769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.18518518518519">
                <text:p>3.1851851851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4.46296296296296">
                <text:p>4.46296296296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2.47222222222222">
                <text:p>2.47222222222222</text:p>
              </table:table-cell>
              <table:table-cell office:value-type="float" office:value="12.3888888888889">
                <text:p>12.3888888888889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3.31111111111111">
                <text:p>3.31111111111111</text:p>
              </table:table-cell>
              <table:table-cell office:value-type="float" office:value="22.7111111111111">
                <text:p>22.711111111111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12.2112676056338">
                <text:p>12.211267605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0.455696202531646">
                <text:p>0.455696202531646</text:p>
              </table:table-cell>
              <table:table-cell office:value-type="float" office:value="7.13924050632911">
                <text:p>7.1392405063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2.46551724137931">
                <text:p>2.46551724137931</text:p>
              </table:table-cell>
              <table:table-cell office:value-type="float" office:value="12.1034482758621">
                <text:p>12.1034482758621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1.98039215686275">
                <text:p>1.98039215686275</text:p>
              </table:table-cell>
              <table:table-cell office:value-type="float" office:value="14.9607843137255">
                <text:p>14.9607843137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7.08888888888889">
                <text:p>7.08888888888889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4.27450980392157">
                <text:p>4.27450980392157</text:p>
              </table:table-cell>
              <table:table-cell office:value-type="float" office:value="13.3529411764706">
                <text:p>13.3529411764706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5.7222222222222">
                <text:p>15.722222222222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5.24074074074074">
                <text:p>5.24074074074074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5.11538461538462">
                <text:p>5.11538461538462</text:p>
              </table:table-cell>
              <table:table-cell office:value-type="float" office:value="16.0769230769231">
                <text:p>16.0769230769231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7.4666666666667">
                <text:p>17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1.58208955223881">
                <text:p>1.58208955223881</text:p>
              </table:table-cell>
              <table:table-cell office:value-type="float" office:value="13.3880597014925">
                <text:p>13.3880597014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0.456140350877193">
                <text:p>0.456140350877193</text:p>
              </table:table-cell>
              <table:table-cell office:value-type="float" office:value="8.49122807017544">
                <text:p>8.49122807017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0.179245283018868">
                <text:p>0.179245283018868</text:p>
              </table:table-cell>
              <table:table-cell office:value-type="float" office:value="3.24528301886793">
                <text:p>3.24528301886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0.482142857142857">
                <text:p>0.482142857142857</text:p>
              </table:table-cell>
              <table:table-cell office:value-type="float" office:value="2.67857142857143">
                <text:p>2.67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1.04587155963303">
                <text:p>1.04587155963303</text:p>
              </table:table-cell>
              <table:table-cell office:value-type="float" office:value="5.14678899082569">
                <text:p>5.1467889908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1.38461538461539">
                <text:p>1.38461538461539</text:p>
              </table:table-cell>
              <table:table-cell office:value-type="float" office:value="10.3076923076923">
                <text:p>10.30769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.84070796460177">
                <text:p>1.84070796460177</text:p>
              </table:table-cell>
              <table:table-cell office:value-type="float" office:value="10.7964601769912">
                <text:p>10.7964601769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2.23728813559322">
                <text:p>2.23728813559322</text:p>
              </table:table-cell>
              <table:table-cell office:value-type="float" office:value="11.7457627118644">
                <text:p>11.7457627118644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3.70833333333333">
                <text:p>3.7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